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223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37">
      <style:table-cell-properties fo:background-color="transparent"/>
    </style:style>
    <style:style style:name="ce4" style:family="table-cell" style:parent-style-name="Default" style:data-style-name="N118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number-columns-repeated="2" table:default-cell-style-name="ce2"/>
        <table:table-column table:style-name="co1" table:number-columns-repeated="1008" table:default-cell-style-name="ce2"/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542 &lt;br&gt; Longitude : <text:s text:c="6"/>26.258&lt;br&gt;Date Acquired : 2022-07-04 &lt;br&gt;Time: 01:2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763000, <text:s/>50.54176000&lt;/coordinates&gt;&lt;/Point&gt;&lt;/Placemark&gt;</text:p>
          </table:table-cell>
          <table:table-cell office:value-type="float" office:value="1754">
            <text:p>1754</text:p>
          </table:table-cell>
          <table:table-cell table:formula="of:=IF([.D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];162;10)" office:value-type="string" office:string-value="2022-07-04">
            <text:p>2022-07-04</text:p>
          </table:table-cell>
          <table:table-cell table:style-name="ce3" table:formula="of:=MID([.A1];183;9)" office:value-type="string" office:string-value="01:24 UTC">
            <text:p>01:24 UTC</text:p>
          </table:table-cell>
          <table:table-cell table:formula="of:=RIGHT([.A1];LEN([.A1])-FIND(&quot;&lt;/description&gt;&quot;;[.A1])+1)" office:value-type="string" office:string-value="&lt;/description&gt;&lt;Point&gt;&lt;coordinates&gt;  26.25763000,  50.54176000&lt;/coordinates&gt;&lt;/Point&gt;&lt;/Placemark&gt;">
            <text:p>&lt;/description&gt;&lt;Point&gt;&lt;coordinates&gt; <text:s/>26.25763000, <text:s/>50.54176000&lt;/coordinates&gt;&lt;/Point&gt;&lt;/Placemark&gt;</text:p>
          </table:table-cell>
          <table:table-cell office:value-type="float" office:value="1754">
            <text:p>1754</text:p>
          </table:table-cell>
          <table:table-cell table:style-name="ce4" table:formula="of:=VALUE(LEFT(MID([.A1];FIND(&quot;&lt;coordinates&gt;&quot;;[.A1])+15;26);11))" office:value-type="float" office:value="26.25763">
            <text:p>26.25763000</text:p>
          </table:table-cell>
          <table:table-cell table:style-name="ce4" table:formula="of:=VALUE(RIGHT(MID([.A1];FIND(&quot;&lt;coordinates&gt;&quot;;[.A1])+14;26);11))" office:value-type="float" office:value="50.54176">
            <text:p>50.54176000</text:p>
          </table:table-cell>
          <table:table-cell/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table:number-columns-repeated="2"/>
          <table:table-cell table:style-name="Default"/>
          <table:table-cell table:style-name="ce5" office:value-type="float" office:value="-2.295216711439">
            <text:p>-2.2952167114</text:p>
          </table:table-cell>
          <table:table-cell table:style-name="ce5" office:value-type="float" office:value="154.01657738463">
            <text:p>154.0165773846</text:p>
          </table:table-cell>
          <table:table-cell table:number-columns-repeated="1000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56 &lt;br&gt; Longitude : <text:s text:c="6"/>26.489&lt;br&gt;Date Acquired : 2022-07-04 &lt;br&gt;Time: 11:13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48946000, <text:s/>48.45609000&lt;/coordinates&gt;&lt;/Point&gt;&lt;/Placemark&gt;</text:p>
          </table:table-cell>
          <table:table-cell office:value-type="float" office:value="1127">
            <text:p>1127</text:p>
          </table:table-cell>
          <table:table-cell table:formula="of:=IF([.D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];162;10)" office:value-type="string" office:string-value="2022-07-04">
            <text:p>2022-07-04</text:p>
          </table:table-cell>
          <table:table-cell table:style-name="ce3" table:formula="of:=MID([.A2];183;9)" office:value-type="string" office:string-value="11:13 UTC">
            <text:p>11:13 UTC</text:p>
          </table:table-cell>
          <table:table-cell table:formula="of:=RIGHT([.A2];LEN([.A2])-FIND(&quot;&lt;/description&gt;&quot;;[.A2])+1)" office:value-type="string" office:string-value="&lt;/description&gt;&lt;Point&gt;&lt;coordinates&gt;  26.48946000,  48.45609000&lt;/coordinates&gt;&lt;/Point&gt;&lt;/Placemark&gt;">
            <text:p>&lt;/description&gt;&lt;Point&gt;&lt;coordinates&gt; <text:s/>26.48946000, <text:s/>48.45609000&lt;/coordinates&gt;&lt;/Point&gt;&lt;/Placemark&gt;</text:p>
          </table:table-cell>
          <table:table-cell office:value-type="float" office:value="1127">
            <text:p>1127</text:p>
          </table:table-cell>
          <table:table-cell table:style-name="ce4" table:formula="of:=VALUE(LEFT(MID([.A2];FIND(&quot;&lt;coordinates&gt;&quot;;[.A2])+15;26);11))" office:value-type="float" office:value="26.48946">
            <text:p>26.48946000</text:p>
          </table:table-cell>
          <table:table-cell table:style-name="ce4" table:formula="of:=VALUE(RIGHT(MID([.A2];FIND(&quot;&lt;coordinates&gt;&quot;;[.A2])+14;26);11))" office:value-type="float" office:value="48.45609">
            <text:p>48.45609000</text:p>
          </table:table-cell>
          <table:table-cell table:formula="of:=SQRT(([.H2]-[.H1])*([.H2]-[.H1])+([.I2]-[.I1])*([.I2]-[.I1]))" office:value-type="float" office:value="2.09851483144627">
            <text:p>2.0985148314</text:p>
          </table:table-cell>
          <table:table-cell office:value-type="float" office:value="1">
            <text:p>1</text:p>
          </table:table-cell>
          <table:table-cell table:formula="of:=IF([.$J2]&lt;0.006;0;1)" office:value-type="float" office:value="1">
            <text:p>1</text:p>
          </table:table-cell>
          <table:table-cell table:formula="of:=IF(#REF!2&lt;0.006;0;1)" office:value-type="float" office:value="0">
            <text:p>#NAME?</text:p>
          </table:table-cell>
          <table:table-cell/>
          <table:table-cell table:style-name="Default"/>
          <table:table-cell table:number-columns-repeated="1002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42 &lt;br&gt; Longitude : <text:s text:c="6"/>26.564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56353000, <text:s/>48.94151000&lt;/coordinates&gt;&lt;/Point&gt;&lt;/Placemark&gt;</text:p>
          </table:table-cell>
          <table:table-cell office:value-type="float" office:value="1364">
            <text:p>1364</text:p>
          </table:table-cell>
          <table:table-cell table:formula="of:=IF([.D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];162;10)" office:value-type="string" office:string-value="2022-07-04">
            <text:p>2022-07-04</text:p>
          </table:table-cell>
          <table:table-cell table:style-name="ce3" table:formula="of:=MID([.A3];183;9)" office:value-type="string" office:string-value="10:21 UTC">
            <text:p>10:21 UTC</text:p>
          </table:table-cell>
          <table:table-cell table:formula="of:=RIGHT([.A3];LEN([.A3])-FIND(&quot;&lt;/description&gt;&quot;;[.A3])+1)" office:value-type="string" office:string-value="&lt;/description&gt;&lt;Point&gt;&lt;coordinates&gt;  26.56353000,  48.94151000&lt;/coordinates&gt;&lt;/Point&gt;&lt;/Placemark&gt;">
            <text:p>&lt;/description&gt;&lt;Point&gt;&lt;coordinates&gt; <text:s/>26.56353000, <text:s/>48.94151000&lt;/coordinates&gt;&lt;/Point&gt;&lt;/Placemark&gt;</text:p>
          </table:table-cell>
          <table:table-cell office:value-type="float" office:value="1364">
            <text:p>1364</text:p>
          </table:table-cell>
          <table:table-cell table:style-name="ce4" table:formula="of:=VALUE(LEFT(MID([.A3];FIND(&quot;&lt;coordinates&gt;&quot;;[.A3])+15;26);11))" office:value-type="float" office:value="26.56353">
            <text:p>26.56353000</text:p>
          </table:table-cell>
          <table:table-cell table:style-name="ce4" table:formula="of:=VALUE(RIGHT(MID([.A3];FIND(&quot;&lt;coordinates&gt;&quot;;[.A3])+14;26);11))" office:value-type="float" office:value="48.94151">
            <text:p>48.94151000</text:p>
          </table:table-cell>
          <table:table-cell table:formula="of:=SQRT(([.H3]-[.H2])*([.H3]-[.H2])+([.I3]-[.I2])*([.I3]-[.I2]))" office:value-type="float" office:value="0.491038635241666">
            <text:p>0.491038635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02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49 &lt;br&gt; Longitude : <text:s text:c="6"/>26.603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339000, <text:s/>48.74927000&lt;/coordinates&gt;&lt;/Point&gt;&lt;/Placemark&gt;</text:p>
          </table:table-cell>
          <table:table-cell office:value-type="float" office:value="1270">
            <text:p>1270</text:p>
          </table:table-cell>
          <table:table-cell table:formula="of:=IF([.D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];162;10)" office:value-type="string" office:string-value="2022-07-04">
            <text:p>2022-07-04</text:p>
          </table:table-cell>
          <table:table-cell table:style-name="ce3" table:formula="of:=MID([.A4];183;9)" office:value-type="string" office:string-value="00:35 UTC">
            <text:p>00:35 UTC</text:p>
          </table:table-cell>
          <table:table-cell table:formula="of:=RIGHT([.A4];LEN([.A4])-FIND(&quot;&lt;/description&gt;&quot;;[.A4])+1)" office:value-type="string" office:string-value="&lt;/description&gt;&lt;Point&gt;&lt;coordinates&gt;  26.60339000,  48.74927000&lt;/coordinates&gt;&lt;/Point&gt;&lt;/Placemark&gt;">
            <text:p>&lt;/description&gt;&lt;Point&gt;&lt;coordinates&gt; <text:s/>26.60339000, <text:s/>48.74927000&lt;/coordinates&gt;&lt;/Point&gt;&lt;/Placemark&gt;</text:p>
          </table:table-cell>
          <table:table-cell office:value-type="float" office:value="1270">
            <text:p>1270</text:p>
          </table:table-cell>
          <table:table-cell table:style-name="ce4" table:formula="of:=VALUE(LEFT(MID([.A4];FIND(&quot;&lt;coordinates&gt;&quot;;[.A4])+15;26);11))" office:value-type="float" office:value="26.60339">
            <text:p>26.60339000</text:p>
          </table:table-cell>
          <table:table-cell table:style-name="ce4" table:formula="of:=VALUE(RIGHT(MID([.A4];FIND(&quot;&lt;coordinates&gt;&quot;;[.A4])+14;26);11))" office:value-type="float" office:value="48.74927">
            <text:p>48.74927000</text:p>
          </table:table-cell>
          <table:table-cell table:formula="of:=SQRT(([.H4]-[.H3])*([.H4]-[.H3])+([.I4]-[.I3])*([.I4]-[.I3]))" office:value-type="float" office:value="0.196328900572482">
            <text:p>0.196328900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31 &lt;br&gt; Longitude : <text:s text:c="6"/>27.213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21301000, <text:s/>47.43063000&lt;/coordinates&gt;&lt;/Point&gt;&lt;/Placemark&gt;</text:p>
          </table:table-cell>
          <table:table-cell office:value-type="float" office:value="746">
            <text:p>746</text:p>
          </table:table-cell>
          <table:table-cell table:formula="of:=IF([.D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];162;10)" office:value-type="string" office:string-value="2022-07-04">
            <text:p>2022-07-04</text:p>
          </table:table-cell>
          <table:table-cell table:style-name="ce3" table:formula="of:=MID([.A5];183;9)" office:value-type="string" office:string-value="11:10 UTC">
            <text:p>11:10 UTC</text:p>
          </table:table-cell>
          <table:table-cell table:formula="of:=RIGHT([.A5];LEN([.A5])-FIND(&quot;&lt;/description&gt;&quot;;[.A5])+1)" office:value-type="string" office:string-value="&lt;/description&gt;&lt;Point&gt;&lt;coordinates&gt;  27.21301000,  47.43063000&lt;/coordinates&gt;&lt;/Point&gt;&lt;/Placemark&gt;">
            <text:p>&lt;/description&gt;&lt;Point&gt;&lt;coordinates&gt; <text:s/>27.21301000, <text:s/>47.43063000&lt;/coordinates&gt;&lt;/Point&gt;&lt;/Placemark&gt;</text:p>
          </table:table-cell>
          <table:table-cell office:value-type="float" office:value="746">
            <text:p>746</text:p>
          </table:table-cell>
          <table:table-cell table:style-name="ce4" table:formula="of:=VALUE(LEFT(MID([.A5];FIND(&quot;&lt;coordinates&gt;&quot;;[.A5])+15;26);11))" office:value-type="float" office:value="27.21301">
            <text:p>27.21301000</text:p>
          </table:table-cell>
          <table:table-cell table:style-name="ce4" table:formula="of:=VALUE(RIGHT(MID([.A5];FIND(&quot;&lt;coordinates&gt;&quot;;[.A5])+14;26);11))" office:value-type="float" office:value="47.43063">
            <text:p>47.43063000</text:p>
          </table:table-cell>
          <table:table-cell table:formula="of:=SQRT(([.H5]-[.H4])*([.H5]-[.H4])+([.I5]-[.I4])*([.I5]-[.I4]))" office:value-type="float" office:value="1.4527381023433">
            <text:p>1.45273810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606 &lt;br&gt; Longitude : <text:s text:c="6"/>27.343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34329000, <text:s/>51.60625000&lt;/coordinates&gt;&lt;/Point&gt;&lt;/Placemark&gt;</text:p>
          </table:table-cell>
          <table:table-cell office:value-type="float" office:value="1880">
            <text:p>1880</text:p>
          </table:table-cell>
          <table:table-cell table:formula="of:=IF([.D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];162;10)" office:value-type="string" office:string-value="2022-07-04">
            <text:p>2022-07-04</text:p>
          </table:table-cell>
          <table:table-cell table:style-name="ce3" table:formula="of:=MID([.A6];183;9)" office:value-type="string" office:string-value="00:35 UTC">
            <text:p>00:35 UTC</text:p>
          </table:table-cell>
          <table:table-cell table:formula="of:=RIGHT([.A6];LEN([.A6])-FIND(&quot;&lt;/description&gt;&quot;;[.A6])+1)" office:value-type="string" office:string-value="&lt;/description&gt;&lt;Point&gt;&lt;coordinates&gt;  27.34329000,  51.60625000&lt;/coordinates&gt;&lt;/Point&gt;&lt;/Placemark&gt;">
            <text:p>&lt;/description&gt;&lt;Point&gt;&lt;coordinates&gt; <text:s/>27.34329000, <text:s/>51.60625000&lt;/coordinates&gt;&lt;/Point&gt;&lt;/Placemark&gt;</text:p>
          </table:table-cell>
          <table:table-cell office:value-type="float" office:value="1880">
            <text:p>1880</text:p>
          </table:table-cell>
          <table:table-cell table:style-name="ce4" table:formula="of:=VALUE(LEFT(MID([.A6];FIND(&quot;&lt;coordinates&gt;&quot;;[.A6])+15;26);11))" office:value-type="float" office:value="27.34329">
            <text:p>27.34329000</text:p>
          </table:table-cell>
          <table:table-cell table:style-name="ce4" table:formula="of:=VALUE(RIGHT(MID([.A6];FIND(&quot;&lt;coordinates&gt;&quot;;[.A6])+14;26);11))" office:value-type="float" office:value="51.60625">
            <text:p>51.60625000</text:p>
          </table:table-cell>
          <table:table-cell table:formula="of:=SQRT(([.H6]-[.H5])*([.H6]-[.H5])+([.I6]-[.I5])*([.I6]-[.I5]))" office:value-type="float" office:value="4.1776518838697">
            <text:p>4.17765188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077 &lt;br&gt; Longitude : <text:s text:c="6"/>27.729&lt;br&gt;Date Acquired : 2022-07-04 &lt;br&gt;Time: 12:0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72917000, <text:s/>52.07663000&lt;/coordinates&gt;&lt;/Point&gt;&lt;/Placemark&gt;</text:p>
          </table:table-cell>
          <table:table-cell office:value-type="float" office:value="1902">
            <text:p>1902</text:p>
          </table:table-cell>
          <table:table-cell table:formula="of:=IF([.D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];162;10)" office:value-type="string" office:string-value="2022-07-04">
            <text:p>2022-07-04</text:p>
          </table:table-cell>
          <table:table-cell table:style-name="ce3" table:formula="of:=MID([.A7];183;9)" office:value-type="string" office:string-value="12:02 UTC">
            <text:p>12:02 UTC</text:p>
          </table:table-cell>
          <table:table-cell table:formula="of:=RIGHT([.A7];LEN([.A7])-FIND(&quot;&lt;/description&gt;&quot;;[.A7])+1)" office:value-type="string" office:string-value="&lt;/description&gt;&lt;Point&gt;&lt;coordinates&gt;  27.72917000,  52.07663000&lt;/coordinates&gt;&lt;/Point&gt;&lt;/Placemark&gt;">
            <text:p>&lt;/description&gt;&lt;Point&gt;&lt;coordinates&gt; <text:s/>27.72917000, <text:s/>52.07663000&lt;/coordinates&gt;&lt;/Point&gt;&lt;/Placemark&gt;</text:p>
          </table:table-cell>
          <table:table-cell office:value-type="float" office:value="1902">
            <text:p>1902</text:p>
          </table:table-cell>
          <table:table-cell table:style-name="ce4" table:formula="of:=VALUE(LEFT(MID([.A7];FIND(&quot;&lt;coordinates&gt;&quot;;[.A7])+15;26);11))" office:value-type="float" office:value="27.72917">
            <text:p>27.72917000</text:p>
          </table:table-cell>
          <table:table-cell table:style-name="ce4" table:formula="of:=VALUE(RIGHT(MID([.A7];FIND(&quot;&lt;coordinates&gt;&quot;;[.A7])+14;26);11))" office:value-type="float" office:value="52.07663">
            <text:p>52.07663000</text:p>
          </table:table-cell>
          <table:table-cell table:formula="of:=SQRT(([.H7]-[.H6])*([.H7]-[.H6])+([.I7]-[.I6])*([.I7]-[.I6]))" office:value-type="float" office:value="0.608408348726412">
            <text:p>0.608408348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36 &lt;br&gt; Longitude : <text:s text:c="6"/>27.929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92918000, <text:s/>47.53640000&lt;/coordinates&gt;&lt;/Point&gt;&lt;/Placemark&gt;</text:p>
          </table:table-cell>
          <table:table-cell office:value-type="float" office:value="834">
            <text:p>834</text:p>
          </table:table-cell>
          <table:table-cell table:formula="of:=IF([.D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];162;10)" office:value-type="string" office:string-value="2022-07-04">
            <text:p>2022-07-04</text:p>
          </table:table-cell>
          <table:table-cell table:style-name="ce3" table:formula="of:=MID([.A8];183;9)" office:value-type="string" office:string-value="11:10 UTC">
            <text:p>11:10 UTC</text:p>
          </table:table-cell>
          <table:table-cell table:formula="of:=RIGHT([.A8];LEN([.A8])-FIND(&quot;&lt;/description&gt;&quot;;[.A8])+1)" office:value-type="string" office:string-value="&lt;/description&gt;&lt;Point&gt;&lt;coordinates&gt;  27.92918000,  47.53640000&lt;/coordinates&gt;&lt;/Point&gt;&lt;/Placemark&gt;">
            <text:p>&lt;/description&gt;&lt;Point&gt;&lt;coordinates&gt; <text:s/>27.92918000, <text:s/>47.53640000&lt;/coordinates&gt;&lt;/Point&gt;&lt;/Placemark&gt;</text:p>
          </table:table-cell>
          <table:table-cell office:value-type="float" office:value="834">
            <text:p>834</text:p>
          </table:table-cell>
          <table:table-cell table:style-name="ce4" table:formula="of:=VALUE(LEFT(MID([.A8];FIND(&quot;&lt;coordinates&gt;&quot;;[.A8])+15;26);11))" office:value-type="float" office:value="27.92918">
            <text:p>27.92918000</text:p>
          </table:table-cell>
          <table:table-cell table:style-name="ce4" table:formula="of:=VALUE(RIGHT(MID([.A8];FIND(&quot;&lt;coordinates&gt;&quot;;[.A8])+14;26);11))" office:value-type="float" office:value="47.5364">
            <text:p>47.53640000</text:p>
          </table:table-cell>
          <table:table-cell table:formula="of:=SQRT(([.H8]-[.H7])*([.H8]-[.H7])+([.I8]-[.I7])*([.I8]-[.I7]))" office:value-type="float" office:value="4.54463336838078">
            <text:p>4.54463336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963 &lt;br&gt; Longitude : <text:s text:c="6"/>28.070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07034000, <text:s/>49.96320000&lt;/coordinates&gt;&lt;/Point&gt;&lt;/Placemark&gt;</text:p>
          </table:table-cell>
          <table:table-cell office:value-type="float" office:value="1706">
            <text:p>1706</text:p>
          </table:table-cell>
          <table:table-cell table:formula="of:=IF([.D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];162;10)" office:value-type="string" office:string-value="2022-07-04">
            <text:p>2022-07-04</text:p>
          </table:table-cell>
          <table:table-cell table:style-name="ce3" table:formula="of:=MID([.A9];183;9)" office:value-type="string" office:string-value="10:21 UTC">
            <text:p>10:21 UTC</text:p>
          </table:table-cell>
          <table:table-cell table:formula="of:=RIGHT([.A9];LEN([.A9])-FIND(&quot;&lt;/description&gt;&quot;;[.A9])+1)" office:value-type="string" office:string-value="&lt;/description&gt;&lt;Point&gt;&lt;coordinates&gt;  28.07034000,  49.96320000&lt;/coordinates&gt;&lt;/Point&gt;&lt;/Placemark&gt;">
            <text:p>&lt;/description&gt;&lt;Point&gt;&lt;coordinates&gt; <text:s/>28.07034000, <text:s/>49.96320000&lt;/coordinates&gt;&lt;/Point&gt;&lt;/Placemark&gt;</text:p>
          </table:table-cell>
          <table:table-cell office:value-type="float" office:value="1706">
            <text:p>1706</text:p>
          </table:table-cell>
          <table:table-cell table:style-name="ce4" table:formula="of:=VALUE(LEFT(MID([.A9];FIND(&quot;&lt;coordinates&gt;&quot;;[.A9])+15;26);11))" office:value-type="float" office:value="28.07034">
            <text:p>28.07034000</text:p>
          </table:table-cell>
          <table:table-cell table:style-name="ce4" table:formula="of:=VALUE(RIGHT(MID([.A9];FIND(&quot;&lt;coordinates&gt;&quot;;[.A9])+14;26);11))" office:value-type="float" office:value="49.9632">
            <text:p>49.96320000</text:p>
          </table:table-cell>
          <table:table-cell table:formula="of:=SQRT(([.H9]-[.H8])*([.H9]-[.H8])+([.I9]-[.I8])*([.I9]-[.I8]))" office:value-type="float" office:value="2.4309019695578">
            <text:p>2.430901969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61 &lt;br&gt; Longitude : <text:s text:c="6"/>28.073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07341000, <text:s/>48.56110000&lt;/coordinates&gt;&lt;/Point&gt;&lt;/Placemark&gt;</text:p>
          </table:table-cell>
          <table:table-cell office:value-type="float" office:value="1217">
            <text:p>1217</text:p>
          </table:table-cell>
          <table:table-cell table:formula="of:=IF([.D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];162;10)" office:value-type="string" office:string-value="2022-07-04">
            <text:p>2022-07-04</text:p>
          </table:table-cell>
          <table:table-cell table:style-name="ce3" table:formula="of:=MID([.A10];183;9)" office:value-type="string" office:string-value="10:21 UTC">
            <text:p>10:21 UTC</text:p>
          </table:table-cell>
          <table:table-cell table:formula="of:=RIGHT([.A10];LEN([.A10])-FIND(&quot;&lt;/description&gt;&quot;;[.A10])+1)" office:value-type="string" office:string-value="&lt;/description&gt;&lt;Point&gt;&lt;coordinates&gt;  28.07341000,  48.56110000&lt;/coordinates&gt;&lt;/Point&gt;&lt;/Placemark&gt;">
            <text:p>&lt;/description&gt;&lt;Point&gt;&lt;coordinates&gt; <text:s/>28.07341000, <text:s/>48.56110000&lt;/coordinates&gt;&lt;/Point&gt;&lt;/Placemark&gt;</text:p>
          </table:table-cell>
          <table:table-cell office:value-type="float" office:value="1217">
            <text:p>1217</text:p>
          </table:table-cell>
          <table:table-cell table:style-name="ce4" table:formula="of:=VALUE(LEFT(MID([.A10];FIND(&quot;&lt;coordinates&gt;&quot;;[.A10])+15;26);11))" office:value-type="float" office:value="28.07341">
            <text:p>28.07341000</text:p>
          </table:table-cell>
          <table:table-cell table:style-name="ce4" table:formula="of:=VALUE(RIGHT(MID([.A10];FIND(&quot;&lt;coordinates&gt;&quot;;[.A10])+14;26);11))" office:value-type="float" office:value="48.5611">
            <text:p>48.56110000</text:p>
          </table:table-cell>
          <table:table-cell table:formula="of:=SQRT(([.H10]-[.H9])*([.H10]-[.H9])+([.I10]-[.I9])*([.I10]-[.I9]))" office:value-type="float" office:value="1.40210336099019">
            <text:p>1.40210336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80 &lt;br&gt; Longitude : <text:s text:c="6"/>28.348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34815000, <text:s/>47.88042000&lt;/coordinates&gt;&lt;/Point&gt;&lt;/Placemark&gt;</text:p>
          </table:table-cell>
          <table:table-cell office:value-type="float" office:value="977">
            <text:p>977</text:p>
          </table:table-cell>
          <table:table-cell table:formula="of:=IF([.D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];162;10)" office:value-type="string" office:string-value="2022-07-04">
            <text:p>2022-07-04</text:p>
          </table:table-cell>
          <table:table-cell table:style-name="ce3" table:formula="of:=MID([.A11];183;9)" office:value-type="string" office:string-value="10:21 UTC">
            <text:p>10:21 UTC</text:p>
          </table:table-cell>
          <table:table-cell table:formula="of:=RIGHT([.A11];LEN([.A11])-FIND(&quot;&lt;/description&gt;&quot;;[.A11])+1)" office:value-type="string" office:string-value="&lt;/description&gt;&lt;Point&gt;&lt;coordinates&gt;  28.34815000,  47.88042000&lt;/coordinates&gt;&lt;/Point&gt;&lt;/Placemark&gt;">
            <text:p>&lt;/description&gt;&lt;Point&gt;&lt;coordinates&gt; <text:s/>28.34815000, <text:s/>47.88042000&lt;/coordinates&gt;&lt;/Point&gt;&lt;/Placemark&gt;</text:p>
          </table:table-cell>
          <table:table-cell office:value-type="float" office:value="977">
            <text:p>977</text:p>
          </table:table-cell>
          <table:table-cell table:style-name="ce4" table:formula="of:=VALUE(LEFT(MID([.A11];FIND(&quot;&lt;coordinates&gt;&quot;;[.A11])+15;26);11))" office:value-type="float" office:value="28.34815">
            <text:p>28.34815000</text:p>
          </table:table-cell>
          <table:table-cell table:style-name="ce4" table:formula="of:=VALUE(RIGHT(MID([.A11];FIND(&quot;&lt;coordinates&gt;&quot;;[.A11])+14;26);11))" office:value-type="float" office:value="47.88042">
            <text:p>47.88042000</text:p>
          </table:table-cell>
          <table:table-cell table:formula="of:=SQRT(([.H11]-[.H10])*([.H11]-[.H10])+([.I11]-[.I10])*([.I11]-[.I10]))" office:value-type="float" office:value="0.734034965107252">
            <text:p>0.73403496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64 &lt;br&gt; Longitude : <text:s text:c="6"/>28.384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38409000, <text:s/>48.06433000&lt;/coordinates&gt;&lt;/Point&gt;&lt;/Placemark&gt;</text:p>
          </table:table-cell>
          <table:table-cell office:value-type="float" office:value="1028">
            <text:p>1028</text:p>
          </table:table-cell>
          <table:table-cell table:formula="of:=IF([.D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];162;10)" office:value-type="string" office:string-value="2022-07-04">
            <text:p>2022-07-04</text:p>
          </table:table-cell>
          <table:table-cell table:style-name="ce3" table:formula="of:=MID([.A12];183;9)" office:value-type="string" office:string-value="11:10 UTC">
            <text:p>11:10 UTC</text:p>
          </table:table-cell>
          <table:table-cell table:formula="of:=RIGHT([.A12];LEN([.A12])-FIND(&quot;&lt;/description&gt;&quot;;[.A12])+1)" office:value-type="string" office:string-value="&lt;/description&gt;&lt;Point&gt;&lt;coordinates&gt;  28.38409000,  48.06433000&lt;/coordinates&gt;&lt;/Point&gt;&lt;/Placemark&gt;">
            <text:p>&lt;/description&gt;&lt;Point&gt;&lt;coordinates&gt; <text:s/>28.38409000, <text:s/>48.06433000&lt;/coordinates&gt;&lt;/Point&gt;&lt;/Placemark&gt;</text:p>
          </table:table-cell>
          <table:table-cell office:value-type="float" office:value="1028">
            <text:p>1028</text:p>
          </table:table-cell>
          <table:table-cell table:style-name="ce4" table:formula="of:=VALUE(LEFT(MID([.A12];FIND(&quot;&lt;coordinates&gt;&quot;;[.A12])+15;26);11))" office:value-type="float" office:value="28.38409">
            <text:p>28.38409000</text:p>
          </table:table-cell>
          <table:table-cell table:style-name="ce4" table:formula="of:=VALUE(RIGHT(MID([.A12];FIND(&quot;&lt;coordinates&gt;&quot;;[.A12])+14;26);11))" office:value-type="float" office:value="48.06433">
            <text:p>48.06433000</text:p>
          </table:table-cell>
          <table:table-cell table:formula="of:=SQRT(([.H12]-[.H11])*([.H12]-[.H11])+([.I12]-[.I11])*([.I12]-[.I11]))" office:value-type="float" office:value="0.187388824906927">
            <text:p>0.18738882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4 &lt;br&gt; Longitude : <text:s text:c="6"/>28.629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62856000, <text:s/>47.15445000&lt;/coordinates&gt;&lt;/Point&gt;&lt;/Placemark&gt;</text:p>
          </table:table-cell>
          <table:table-cell office:value-type="float" office:value="500">
            <text:p>500</text:p>
          </table:table-cell>
          <table:table-cell table:formula="of:=IF([.D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];162;10)" office:value-type="string" office:string-value="2022-07-04">
            <text:p>2022-07-04</text:p>
          </table:table-cell>
          <table:table-cell table:style-name="ce3" table:formula="of:=MID([.A13];183;9)" office:value-type="string" office:string-value="10:19 UTC">
            <text:p>10:19 UTC</text:p>
          </table:table-cell>
          <table:table-cell table:formula="of:=RIGHT([.A13];LEN([.A13])-FIND(&quot;&lt;/description&gt;&quot;;[.A13])+1)" office:value-type="string" office:string-value="&lt;/description&gt;&lt;Point&gt;&lt;coordinates&gt;  28.62856000,  47.15445000&lt;/coordinates&gt;&lt;/Point&gt;&lt;/Placemark&gt;">
            <text:p>&lt;/description&gt;&lt;Point&gt;&lt;coordinates&gt; <text:s/>28.62856000, <text:s/>47.15445000&lt;/coordinates&gt;&lt;/Point&gt;&lt;/Placemark&gt;</text:p>
          </table:table-cell>
          <table:table-cell office:value-type="float" office:value="500">
            <text:p>500</text:p>
          </table:table-cell>
          <table:table-cell table:style-name="ce4" table:formula="of:=VALUE(LEFT(MID([.A13];FIND(&quot;&lt;coordinates&gt;&quot;;[.A13])+15;26);11))" office:value-type="float" office:value="28.62856">
            <text:p>28.62856000</text:p>
          </table:table-cell>
          <table:table-cell table:style-name="ce4" table:formula="of:=VALUE(RIGHT(MID([.A13];FIND(&quot;&lt;coordinates&gt;&quot;;[.A13])+14;26);11))" office:value-type="float" office:value="47.15445">
            <text:p>47.15445000</text:p>
          </table:table-cell>
          <table:table-cell table:formula="of:=SQRT(([.H13]-[.H12])*([.H13]-[.H12])+([.I13]-[.I12])*([.I13]-[.I12]))" office:value-type="float" office:value="0.942150303985517">
            <text:p>0.94215030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081 &lt;br&gt; Longitude : <text:s text:c="6"/>28.649&lt;br&gt;Date Acquired : 2022-07-04 &lt;br&gt;Time: 09:07 UTC&lt;br&gt;Confidence [0-100] : 71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64926000, <text:s/>46.08137000&lt;/coordinates&gt;&lt;/Point&gt;&lt;/Placemark&gt;</text:p>
          </table:table-cell>
          <table:table-cell office:value-type="float" office:value="1577">
            <text:p>1577</text:p>
          </table:table-cell>
          <table:table-cell table:formula="of:=IF([.D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];162;10)" office:value-type="string" office:string-value="2022-07-04">
            <text:p>2022-07-04</text:p>
          </table:table-cell>
          <table:table-cell table:style-name="ce3" table:formula="of:=MID([.A14];183;9)" office:value-type="string" office:string-value="09:07 UTC">
            <text:p>09:07 UTC</text:p>
          </table:table-cell>
          <table:table-cell table:formula="of:=RIGHT([.A14];LEN([.A14])-FIND(&quot;&lt;/description&gt;&quot;;[.A14])+1)" office:value-type="string" office:string-value="&lt;/description&gt;&lt;Point&gt;&lt;coordinates&gt;  28.64926000,  46.08137000&lt;/coordinates&gt;&lt;/Point&gt;&lt;/Placemark&gt;">
            <text:p>&lt;/description&gt;&lt;Point&gt;&lt;coordinates&gt; <text:s/>28.64926000, <text:s/>46.08137000&lt;/coordinates&gt;&lt;/Point&gt;&lt;/Placemark&gt;</text:p>
          </table:table-cell>
          <table:table-cell office:value-type="float" office:value="1577">
            <text:p>1577</text:p>
          </table:table-cell>
          <table:table-cell table:style-name="ce4" table:formula="of:=VALUE(LEFT(MID([.A14];FIND(&quot;&lt;coordinates&gt;&quot;;[.A14])+15;26);11))" office:value-type="float" office:value="28.64926">
            <text:p>28.64926000</text:p>
          </table:table-cell>
          <table:table-cell table:style-name="ce4" table:formula="of:=VALUE(RIGHT(MID([.A14];FIND(&quot;&lt;coordinates&gt;&quot;;[.A14])+14;26);11))" office:value-type="float" office:value="46.08137">
            <text:p>46.08137000</text:p>
          </table:table-cell>
          <table:table-cell table:formula="of:=SQRT(([.H14]-[.H13])*([.H14]-[.H13])+([.I14]-[.I13])*([.I14]-[.I13]))" office:value-type="float" office:value="1.07327963569612">
            <text:p>1.07327963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5.948 &lt;br&gt; Longitude : <text:s text:c="6"/>28.938&lt;br&gt;Date Acquired : 2022-07-04 &lt;br&gt;Time: 00:37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3834000, <text:s/>45.94756000&lt;/coordinates&gt;&lt;/Point&gt;&lt;/Placemark&gt;</text:p>
          </table:table-cell>
          <table:table-cell office:value-type="float" office:value="195">
            <text:p>195</text:p>
          </table:table-cell>
          <table:table-cell table:formula="of:=IF([.D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];162;10)" office:value-type="string" office:string-value="2022-07-04">
            <text:p>2022-07-04</text:p>
          </table:table-cell>
          <table:table-cell table:style-name="ce3" table:formula="of:=MID([.A15];183;9)" office:value-type="string" office:string-value="00:37 UTC">
            <text:p>00:37 UTC</text:p>
          </table:table-cell>
          <table:table-cell table:formula="of:=RIGHT([.A15];LEN([.A15])-FIND(&quot;&lt;/description&gt;&quot;;[.A15])+1)" office:value-type="string" office:string-value="&lt;/description&gt;&lt;Point&gt;&lt;coordinates&gt;  28.93834000,  45.94756000&lt;/coordinates&gt;&lt;/Point&gt;&lt;/Placemark&gt;">
            <text:p>&lt;/description&gt;&lt;Point&gt;&lt;coordinates&gt; <text:s/>28.93834000, <text:s/>45.94756000&lt;/coordinates&gt;&lt;/Point&gt;&lt;/Placemark&gt;</text:p>
          </table:table-cell>
          <table:table-cell office:value-type="float" office:value="195">
            <text:p>195</text:p>
          </table:table-cell>
          <table:table-cell table:style-name="ce4" table:formula="of:=VALUE(LEFT(MID([.A15];FIND(&quot;&lt;coordinates&gt;&quot;;[.A15])+15;26);11))" office:value-type="float" office:value="28.93834">
            <text:p>28.93834000</text:p>
          </table:table-cell>
          <table:table-cell table:style-name="ce4" table:formula="of:=VALUE(RIGHT(MID([.A15];FIND(&quot;&lt;coordinates&gt;&quot;;[.A15])+14;26);11))" office:value-type="float" office:value="45.94756">
            <text:p>45.94756000</text:p>
          </table:table-cell>
          <table:table-cell table:formula="of:=SQRT(([.H15]-[.H14])*([.H15]-[.H14])+([.I15]-[.I14])*([.I15]-[.I14]))" office:value-type="float" office:value="0.318547268862877">
            <text:p>0.31854726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890 &lt;br&gt; Longitude : <text:s text:c="6"/>29.340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956000, <text:s/>51.89040000&lt;/coordinates&gt;&lt;/Point&gt;&lt;/Placemark&gt;</text:p>
          </table:table-cell>
          <table:table-cell office:value-type="float" office:value="1888">
            <text:p>1888</text:p>
          </table:table-cell>
          <table:table-cell table:formula="of:=IF([.D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];162;10)" office:value-type="string" office:string-value="2022-07-04">
            <text:p>2022-07-04</text:p>
          </table:table-cell>
          <table:table-cell table:style-name="ce3" table:formula="of:=MID([.A16];183;9)" office:value-type="string" office:string-value="00:35 UTC">
            <text:p>00:35 UTC</text:p>
          </table:table-cell>
          <table:table-cell table:formula="of:=RIGHT([.A16];LEN([.A16])-FIND(&quot;&lt;/description&gt;&quot;;[.A16])+1)" office:value-type="string" office:string-value="&lt;/description&gt;&lt;Point&gt;&lt;coordinates&gt;  29.33956000,  51.89040000&lt;/coordinates&gt;&lt;/Point&gt;&lt;/Placemark&gt;">
            <text:p>&lt;/description&gt;&lt;Point&gt;&lt;coordinates&gt; <text:s/>29.33956000, <text:s/>51.89040000&lt;/coordinates&gt;&lt;/Point&gt;&lt;/Placemark&gt;</text:p>
          </table:table-cell>
          <table:table-cell office:value-type="float" office:value="1888">
            <text:p>1888</text:p>
          </table:table-cell>
          <table:table-cell table:style-name="ce4" table:formula="of:=VALUE(LEFT(MID([.A16];FIND(&quot;&lt;coordinates&gt;&quot;;[.A16])+15;26);11))" office:value-type="float" office:value="29.33956">
            <text:p>29.33956000</text:p>
          </table:table-cell>
          <table:table-cell table:style-name="ce4" table:formula="of:=VALUE(RIGHT(MID([.A16];FIND(&quot;&lt;coordinates&gt;&quot;;[.A16])+14;26);11))" office:value-type="float" office:value="51.8904">
            <text:p>51.89040000</text:p>
          </table:table-cell>
          <table:table-cell table:formula="of:=SQRT(([.H16]-[.H15])*([.H16]-[.H15])+([.I16]-[.I15])*([.I16]-[.I15]))" office:value-type="float" office:value="5.95636841993508">
            <text:p>5.956368419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1.395 &lt;br&gt; Longitude : <text:s text:c="6"/>29.422&lt;br&gt;Date Acquired : 2022-07-04 &lt;br&gt;Time: 20:17 UTC&lt;br&gt;Confidence [0-100] : 23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42224000, <text:s/>51.39535000&lt;/coordinates&gt;&lt;/Point&gt;&lt;/Placemark&gt;</text:p>
          </table:table-cell>
          <table:table-cell office:value-type="float" office:value="176">
            <text:p>176</text:p>
          </table:table-cell>
          <table:table-cell table:formula="of:=IF([.D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];162;10)" office:value-type="string" office:string-value="2022-07-04">
            <text:p>2022-07-04</text:p>
          </table:table-cell>
          <table:table-cell table:style-name="ce3" table:formula="of:=MID([.A17];183;9)" office:value-type="string" office:string-value="20:17 UTC">
            <text:p>20:17 UTC</text:p>
          </table:table-cell>
          <table:table-cell table:formula="of:=RIGHT([.A17];LEN([.A17])-FIND(&quot;&lt;/description&gt;&quot;;[.A17])+1)" office:value-type="string" office:string-value="&lt;/description&gt;&lt;Point&gt;&lt;coordinates&gt;  29.42224000,  51.39535000&lt;/coordinates&gt;&lt;/Point&gt;&lt;/Placemark&gt;">
            <text:p>&lt;/description&gt;&lt;Point&gt;&lt;coordinates&gt; <text:s/>29.42224000, <text:s/>51.39535000&lt;/coordinates&gt;&lt;/Point&gt;&lt;/Placemark&gt;</text:p>
          </table:table-cell>
          <table:table-cell office:value-type="float" office:value="176">
            <text:p>176</text:p>
          </table:table-cell>
          <table:table-cell table:style-name="ce4" table:formula="of:=VALUE(LEFT(MID([.A17];FIND(&quot;&lt;coordinates&gt;&quot;;[.A17])+15;26);11))" office:value-type="float" office:value="29.42224">
            <text:p>29.42224000</text:p>
          </table:table-cell>
          <table:table-cell table:style-name="ce4" table:formula="of:=VALUE(RIGHT(MID([.A17];FIND(&quot;&lt;coordinates&gt;&quot;;[.A17])+14;26);11))" office:value-type="float" office:value="51.39535">
            <text:p>51.39535000</text:p>
          </table:table-cell>
          <table:table-cell table:formula="of:=SQRT(([.H17]-[.H16])*([.H17]-[.H16])+([.I17]-[.I16])*([.I17]-[.I16]))" office:value-type="float" office:value="0.501906848827548">
            <text:p>0.501906848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396 &lt;br&gt; Longitude : <text:s text:c="6"/>29.432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43167000, <text:s/>51.39642000&lt;/coordinates&gt;&lt;/Point&gt;&lt;/Placemark&gt;</text:p>
          </table:table-cell>
          <table:table-cell office:value-type="float" office:value="1832">
            <text:p>1832</text:p>
          </table:table-cell>
          <table:table-cell table:formula="of:=IF([.D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];162;10)" office:value-type="string" office:string-value="2022-07-04">
            <text:p>2022-07-04</text:p>
          </table:table-cell>
          <table:table-cell table:style-name="ce3" table:formula="of:=MID([.A18];183;9)" office:value-type="string" office:string-value="10:21 UTC">
            <text:p>10:21 UTC</text:p>
          </table:table-cell>
          <table:table-cell table:formula="of:=RIGHT([.A18];LEN([.A18])-FIND(&quot;&lt;/description&gt;&quot;;[.A18])+1)" office:value-type="string" office:string-value="&lt;/description&gt;&lt;Point&gt;&lt;coordinates&gt;  29.43167000,  51.39642000&lt;/coordinates&gt;&lt;/Point&gt;&lt;/Placemark&gt;">
            <text:p>&lt;/description&gt;&lt;Point&gt;&lt;coordinates&gt; <text:s/>29.43167000, <text:s/>51.39642000&lt;/coordinates&gt;&lt;/Point&gt;&lt;/Placemark&gt;</text:p>
          </table:table-cell>
          <table:table-cell office:value-type="float" office:value="1832">
            <text:p>1832</text:p>
          </table:table-cell>
          <table:table-cell table:style-name="ce4" table:formula="of:=VALUE(LEFT(MID([.A18];FIND(&quot;&lt;coordinates&gt;&quot;;[.A18])+15;26);11))" office:value-type="float" office:value="29.43167">
            <text:p>29.43167000</text:p>
          </table:table-cell>
          <table:table-cell table:style-name="ce4" table:formula="of:=VALUE(RIGHT(MID([.A18];FIND(&quot;&lt;coordinates&gt;&quot;;[.A18])+14;26);11))" office:value-type="float" office:value="51.39642">
            <text:p>51.39642000</text:p>
          </table:table-cell>
          <table:table-cell table:formula="of:=SQRT(([.H18]-[.H17])*([.H18]-[.H17])+([.I18]-[.I17])*([.I18]-[.I17]))" office:value-type="float" office:value="0.00949051105051943">
            <text:p>0.009490511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398 &lt;br&gt; Longitude : <text:s text:c="6"/>29.446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44595000, <text:s/>51.39814000&lt;/coordinates&gt;&lt;/Point&gt;&lt;/Placemark&gt;</text:p>
          </table:table-cell>
          <table:table-cell office:value-type="float" office:value="1843">
            <text:p>1843</text:p>
          </table:table-cell>
          <table:table-cell table:formula="of:=IF([.D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];162;10)" office:value-type="string" office:string-value="2022-07-04">
            <text:p>2022-07-04</text:p>
          </table:table-cell>
          <table:table-cell table:style-name="ce3" table:formula="of:=MID([.A19];183;9)" office:value-type="string" office:string-value="00:35 UTC">
            <text:p>00:35 UTC</text:p>
          </table:table-cell>
          <table:table-cell table:formula="of:=RIGHT([.A19];LEN([.A19])-FIND(&quot;&lt;/description&gt;&quot;;[.A19])+1)" office:value-type="string" office:string-value="&lt;/description&gt;&lt;Point&gt;&lt;coordinates&gt;  29.44595000,  51.39814000&lt;/coordinates&gt;&lt;/Point&gt;&lt;/Placemark&gt;">
            <text:p>&lt;/description&gt;&lt;Point&gt;&lt;coordinates&gt; <text:s/>29.44595000, <text:s/>51.39814000&lt;/coordinates&gt;&lt;/Point&gt;&lt;/Placemark&gt;</text:p>
          </table:table-cell>
          <table:table-cell office:value-type="float" office:value="1843">
            <text:p>1843</text:p>
          </table:table-cell>
          <table:table-cell table:style-name="ce4" table:formula="of:=VALUE(LEFT(MID([.A19];FIND(&quot;&lt;coordinates&gt;&quot;;[.A19])+15;26);11))" office:value-type="float" office:value="29.44595">
            <text:p>29.44595000</text:p>
          </table:table-cell>
          <table:table-cell table:style-name="ce4" table:formula="of:=VALUE(RIGHT(MID([.A19];FIND(&quot;&lt;coordinates&gt;&quot;;[.A19])+14;26);11))" office:value-type="float" office:value="51.39814">
            <text:p>51.39814000</text:p>
          </table:table-cell>
          <table:table-cell table:formula="of:=SQRT(([.H19]-[.H18])*([.H19]-[.H18])+([.I19]-[.I18])*([.I19]-[.I18]))" office:value-type="float" office:value="0.0143832124367256">
            <text:p>0.014383212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402 &lt;br&gt; Longitude : <text:s text:c="6"/>29.463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46292000, <text:s/>51.40240000&lt;/coordinates&gt;&lt;/Point&gt;&lt;/Placemark&gt;</text:p>
          </table:table-cell>
          <table:table-cell office:value-type="float" office:value="1863">
            <text:p>1863</text:p>
          </table:table-cell>
          <table:table-cell table:formula="of:=IF([.D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];162;10)" office:value-type="string" office:string-value="2022-07-04">
            <text:p>2022-07-04</text:p>
          </table:table-cell>
          <table:table-cell table:style-name="ce3" table:formula="of:=MID([.A20];183;9)" office:value-type="string" office:string-value="00:35 UTC">
            <text:p>00:35 UTC</text:p>
          </table:table-cell>
          <table:table-cell table:formula="of:=RIGHT([.A20];LEN([.A20])-FIND(&quot;&lt;/description&gt;&quot;;[.A20])+1)" office:value-type="string" office:string-value="&lt;/description&gt;&lt;Point&gt;&lt;coordinates&gt;  29.46292000,  51.40240000&lt;/coordinates&gt;&lt;/Point&gt;&lt;/Placemark&gt;">
            <text:p>&lt;/description&gt;&lt;Point&gt;&lt;coordinates&gt; <text:s/>29.46292000, <text:s/>51.40240000&lt;/coordinates&gt;&lt;/Point&gt;&lt;/Placemark&gt;</text:p>
          </table:table-cell>
          <table:table-cell office:value-type="float" office:value="1863">
            <text:p>1863</text:p>
          </table:table-cell>
          <table:table-cell table:style-name="ce4" table:formula="of:=VALUE(LEFT(MID([.A20];FIND(&quot;&lt;coordinates&gt;&quot;;[.A20])+15;26);11))" office:value-type="float" office:value="29.46292">
            <text:p>29.46292000</text:p>
          </table:table-cell>
          <table:table-cell table:style-name="ce4" table:formula="of:=VALUE(RIGHT(MID([.A20];FIND(&quot;&lt;coordinates&gt;&quot;;[.A20])+14;26);11))" office:value-type="float" office:value="51.4024">
            <text:p>51.40240000</text:p>
          </table:table-cell>
          <table:table-cell table:formula="of:=SQRT(([.H20]-[.H19])*([.H20]-[.H19])+([.I20]-[.I19])*([.I20]-[.I19]))" office:value-type="float" office:value="0.0174965282270523">
            <text:p>0.01749652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886 &lt;br&gt; Longitude : <text:s text:c="6"/>29.556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55569000, <text:s/>50.88643000&lt;/coordinates&gt;&lt;/Point&gt;&lt;/Placemark&gt;</text:p>
          </table:table-cell>
          <table:table-cell office:value-type="float" office:value="1776">
            <text:p>1776</text:p>
          </table:table-cell>
          <table:table-cell table:formula="of:=IF([.D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];162;10)" office:value-type="string" office:string-value="2022-07-04">
            <text:p>2022-07-04</text:p>
          </table:table-cell>
          <table:table-cell table:style-name="ce3" table:formula="of:=MID([.A21];183;9)" office:value-type="string" office:string-value="10:21 UTC">
            <text:p>10:21 UTC</text:p>
          </table:table-cell>
          <table:table-cell table:formula="of:=RIGHT([.A21];LEN([.A21])-FIND(&quot;&lt;/description&gt;&quot;;[.A21])+1)" office:value-type="string" office:string-value="&lt;/description&gt;&lt;Point&gt;&lt;coordinates&gt;  29.55569000,  50.88643000&lt;/coordinates&gt;&lt;/Point&gt;&lt;/Placemark&gt;">
            <text:p>&lt;/description&gt;&lt;Point&gt;&lt;coordinates&gt; <text:s/>29.55569000, <text:s/>50.88643000&lt;/coordinates&gt;&lt;/Point&gt;&lt;/Placemark&gt;</text:p>
          </table:table-cell>
          <table:table-cell office:value-type="float" office:value="1776">
            <text:p>1776</text:p>
          </table:table-cell>
          <table:table-cell table:style-name="ce4" table:formula="of:=VALUE(LEFT(MID([.A21];FIND(&quot;&lt;coordinates&gt;&quot;;[.A21])+15;26);11))" office:value-type="float" office:value="29.55569">
            <text:p>29.55569000</text:p>
          </table:table-cell>
          <table:table-cell table:style-name="ce4" table:formula="of:=VALUE(RIGHT(MID([.A21];FIND(&quot;&lt;coordinates&gt;&quot;;[.A21])+14;26);11))" office:value-type="float" office:value="50.88643">
            <text:p>50.88643000</text:p>
          </table:table-cell>
          <table:table-cell table:formula="of:=SQRT(([.H21]-[.H20])*([.H21]-[.H20])+([.I21]-[.I20])*([.I21]-[.I20]))" office:value-type="float" office:value="0.524243563432116">
            <text:p>0.52424356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499 &lt;br&gt; Longitude : <text:s text:c="6"/>29.590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59012000, <text:s/>49.49921000&lt;/coordinates&gt;&lt;/Point&gt;&lt;/Placemark&gt;</text:p>
          </table:table-cell>
          <table:table-cell office:value-type="float" office:value="1700">
            <text:p>1700</text:p>
          </table:table-cell>
          <table:table-cell table:formula="of:=IF([.D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];162;10)" office:value-type="string" office:string-value="2022-07-04">
            <text:p>2022-07-04</text:p>
          </table:table-cell>
          <table:table-cell table:style-name="ce3" table:formula="of:=MID([.A22];183;9)" office:value-type="string" office:string-value="11:13 UTC">
            <text:p>11:13 UTC</text:p>
          </table:table-cell>
          <table:table-cell table:formula="of:=RIGHT([.A22];LEN([.A22])-FIND(&quot;&lt;/description&gt;&quot;;[.A22])+1)" office:value-type="string" office:string-value="&lt;/description&gt;&lt;Point&gt;&lt;coordinates&gt;  29.59012000,  49.49921000&lt;/coordinates&gt;&lt;/Point&gt;&lt;/Placemark&gt;">
            <text:p>&lt;/description&gt;&lt;Point&gt;&lt;coordinates&gt; <text:s/>29.59012000, <text:s/>49.49921000&lt;/coordinates&gt;&lt;/Point&gt;&lt;/Placemark&gt;</text:p>
          </table:table-cell>
          <table:table-cell office:value-type="float" office:value="1700">
            <text:p>1700</text:p>
          </table:table-cell>
          <table:table-cell table:style-name="ce4" table:formula="of:=VALUE(LEFT(MID([.A22];FIND(&quot;&lt;coordinates&gt;&quot;;[.A22])+15;26);11))" office:value-type="float" office:value="29.59012">
            <text:p>29.59012000</text:p>
          </table:table-cell>
          <table:table-cell table:style-name="ce4" table:formula="of:=VALUE(RIGHT(MID([.A22];FIND(&quot;&lt;coordinates&gt;&quot;;[.A22])+14;26);11))" office:value-type="float" office:value="49.49921">
            <text:p>49.49921000</text:p>
          </table:table-cell>
          <table:table-cell table:formula="of:=SQRT(([.H22]-[.H21])*([.H22]-[.H21])+([.I22]-[.I21])*([.I22]-[.I21]))" office:value-type="float" office:value="1.3876472005881">
            <text:p>1.387647200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24 &lt;br&gt; Longitude : <text:s text:c="6"/>29.630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63037000, <text:s/>49.22399000&lt;/coordinates&gt;&lt;/Point&gt;&lt;/Placemark&gt;</text:p>
          </table:table-cell>
          <table:table-cell office:value-type="float" office:value="1623">
            <text:p>1623</text:p>
          </table:table-cell>
          <table:table-cell table:formula="of:=IF([.D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];162;10)" office:value-type="string" office:string-value="2022-07-04">
            <text:p>2022-07-04</text:p>
          </table:table-cell>
          <table:table-cell table:style-name="ce3" table:formula="of:=MID([.A23];183;9)" office:value-type="string" office:string-value="10:21 UTC">
            <text:p>10:21 UTC</text:p>
          </table:table-cell>
          <table:table-cell table:formula="of:=RIGHT([.A23];LEN([.A23])-FIND(&quot;&lt;/description&gt;&quot;;[.A23])+1)" office:value-type="string" office:string-value="&lt;/description&gt;&lt;Point&gt;&lt;coordinates&gt;  29.63037000,  49.22399000&lt;/coordinates&gt;&lt;/Point&gt;&lt;/Placemark&gt;">
            <text:p>&lt;/description&gt;&lt;Point&gt;&lt;coordinates&gt; <text:s/>29.63037000, <text:s/>49.22399000&lt;/coordinates&gt;&lt;/Point&gt;&lt;/Placemark&gt;</text:p>
          </table:table-cell>
          <table:table-cell office:value-type="float" office:value="1623">
            <text:p>1623</text:p>
          </table:table-cell>
          <table:table-cell table:style-name="ce4" table:formula="of:=VALUE(LEFT(MID([.A23];FIND(&quot;&lt;coordinates&gt;&quot;;[.A23])+15;26);11))" office:value-type="float" office:value="29.63037">
            <text:p>29.63037000</text:p>
          </table:table-cell>
          <table:table-cell table:style-name="ce4" table:formula="of:=VALUE(RIGHT(MID([.A23];FIND(&quot;&lt;coordinates&gt;&quot;;[.A23])+14;26);11))" office:value-type="float" office:value="49.22399">
            <text:p>49.22399000</text:p>
          </table:table-cell>
          <table:table-cell table:formula="of:=SQRT(([.H23]-[.H22])*([.H23]-[.H22])+([.I23]-[.I22])*([.I23]-[.I22]))" office:value-type="float" office:value="0.278147642269351">
            <text:p>0.27814764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240 &lt;br&gt; Longitude : <text:s text:c="6"/>30.816&lt;br&gt;Date Acquired : 2022-07-04 &lt;br&gt;Time: 09:3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81598000, <text:s/>51.23985000&lt;/coordinates&gt;&lt;/Point&gt;&lt;/Placemark&gt;</text:p>
          </table:table-cell>
          <table:table-cell office:value-type="float" office:value="1807">
            <text:p>1807</text:p>
          </table:table-cell>
          <table:table-cell table:formula="of:=IF([.D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];162;10)" office:value-type="string" office:string-value="2022-07-04">
            <text:p>2022-07-04</text:p>
          </table:table-cell>
          <table:table-cell table:style-name="ce3" table:formula="of:=MID([.A24];183;9)" office:value-type="string" office:string-value="09:32 UTC">
            <text:p>09:32 UTC</text:p>
          </table:table-cell>
          <table:table-cell table:formula="of:=RIGHT([.A24];LEN([.A24])-FIND(&quot;&lt;/description&gt;&quot;;[.A24])+1)" office:value-type="string" office:string-value="&lt;/description&gt;&lt;Point&gt;&lt;coordinates&gt;  30.81598000,  51.23985000&lt;/coordinates&gt;&lt;/Point&gt;&lt;/Placemark&gt;">
            <text:p>&lt;/description&gt;&lt;Point&gt;&lt;coordinates&gt; <text:s/>30.81598000, <text:s/>51.23985000&lt;/coordinates&gt;&lt;/Point&gt;&lt;/Placemark&gt;</text:p>
          </table:table-cell>
          <table:table-cell office:value-type="float" office:value="1807">
            <text:p>1807</text:p>
          </table:table-cell>
          <table:table-cell table:style-name="ce4" table:formula="of:=VALUE(LEFT(MID([.A24];FIND(&quot;&lt;coordinates&gt;&quot;;[.A24])+15;26);11))" office:value-type="float" office:value="30.81598">
            <text:p>30.81598000</text:p>
          </table:table-cell>
          <table:table-cell table:style-name="ce4" table:formula="of:=VALUE(RIGHT(MID([.A24];FIND(&quot;&lt;coordinates&gt;&quot;;[.A24])+14;26);11))" office:value-type="float" office:value="51.23985">
            <text:p>51.23985000</text:p>
          </table:table-cell>
          <table:table-cell table:formula="of:=SQRT(([.H24]-[.H23])*([.H24]-[.H23])+([.I24]-[.I23])*([.I24]-[.I23]))" office:value-type="float" office:value="2.33866684495676">
            <text:p>2.3386668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71 &lt;br&gt; Longitude : <text:s text:c="6"/>31.618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61814000, <text:s/>47.07113000&lt;/coordinates&gt;&lt;/Point&gt;&lt;/Placemark&gt;</text:p>
          </table:table-cell>
          <table:table-cell office:value-type="float" office:value="374">
            <text:p>374</text:p>
          </table:table-cell>
          <table:table-cell table:formula="of:=IF([.D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];162;10)" office:value-type="string" office:string-value="2022-07-04">
            <text:p>2022-07-04</text:p>
          </table:table-cell>
          <table:table-cell table:style-name="ce3" table:formula="of:=MID([.A25];183;9)" office:value-type="string" office:string-value="09:30 UTC">
            <text:p>09:30 UTC</text:p>
          </table:table-cell>
          <table:table-cell table:formula="of:=RIGHT([.A25];LEN([.A25])-FIND(&quot;&lt;/description&gt;&quot;;[.A25])+1)" office:value-type="string" office:string-value="&lt;/description&gt;&lt;Point&gt;&lt;coordinates&gt;  31.61814000,  47.07113000&lt;/coordinates&gt;&lt;/Point&gt;&lt;/Placemark&gt;">
            <text:p>&lt;/description&gt;&lt;Point&gt;&lt;coordinates&gt; <text:s/>31.61814000, <text:s/>47.07113000&lt;/coordinates&gt;&lt;/Point&gt;&lt;/Placemark&gt;</text:p>
          </table:table-cell>
          <table:table-cell office:value-type="float" office:value="374">
            <text:p>374</text:p>
          </table:table-cell>
          <table:table-cell table:style-name="ce4" table:formula="of:=VALUE(LEFT(MID([.A25];FIND(&quot;&lt;coordinates&gt;&quot;;[.A25])+15;26);11))" office:value-type="float" office:value="31.61814">
            <text:p>31.61814000</text:p>
          </table:table-cell>
          <table:table-cell table:style-name="ce4" table:formula="of:=VALUE(RIGHT(MID([.A25];FIND(&quot;&lt;coordinates&gt;&quot;;[.A25])+14;26);11))" office:value-type="float" office:value="47.07113">
            <text:p>47.07113000</text:p>
          </table:table-cell>
          <table:table-cell table:formula="of:=SQRT(([.H25]-[.H24])*([.H25]-[.H24])+([.I25]-[.I24])*([.I25]-[.I24]))" office:value-type="float" office:value="4.2451957674529">
            <text:p>4.24519576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73 &lt;br&gt; Longitude : <text:s text:c="6"/>31.625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62471000, <text:s/>47.07331000&lt;/coordinates&gt;&lt;/Point&gt;&lt;/Placemark&gt;</text:p>
          </table:table-cell>
          <table:table-cell office:value-type="float" office:value="375">
            <text:p>375</text:p>
          </table:table-cell>
          <table:table-cell table:formula="of:=IF([.D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];162;10)" office:value-type="string" office:string-value="2022-07-04">
            <text:p>2022-07-04</text:p>
          </table:table-cell>
          <table:table-cell table:style-name="ce3" table:formula="of:=MID([.A26];183;9)" office:value-type="string" office:string-value="09:30 UTC">
            <text:p>09:30 UTC</text:p>
          </table:table-cell>
          <table:table-cell table:formula="of:=RIGHT([.A26];LEN([.A26])-FIND(&quot;&lt;/description&gt;&quot;;[.A26])+1)" office:value-type="string" office:string-value="&lt;/description&gt;&lt;Point&gt;&lt;coordinates&gt;  31.62471000,  47.07331000&lt;/coordinates&gt;&lt;/Point&gt;&lt;/Placemark&gt;">
            <text:p>&lt;/description&gt;&lt;Point&gt;&lt;coordinates&gt; <text:s/>31.62471000, <text:s/>47.07331000&lt;/coordinates&gt;&lt;/Point&gt;&lt;/Placemark&gt;</text:p>
          </table:table-cell>
          <table:table-cell office:value-type="float" office:value="375">
            <text:p>375</text:p>
          </table:table-cell>
          <table:table-cell table:style-name="ce4" table:formula="of:=VALUE(LEFT(MID([.A26];FIND(&quot;&lt;coordinates&gt;&quot;;[.A26])+15;26);11))" office:value-type="float" office:value="31.62471">
            <text:p>31.62471000</text:p>
          </table:table-cell>
          <table:table-cell table:style-name="ce4" table:formula="of:=VALUE(RIGHT(MID([.A26];FIND(&quot;&lt;coordinates&gt;&quot;;[.A26])+14;26);11))" office:value-type="float" office:value="47.07331">
            <text:p>47.07331000</text:p>
          </table:table-cell>
          <table:table-cell table:formula="of:=SQRT(([.H26]-[.H25])*([.H26]-[.H25])+([.I26]-[.I25])*([.I26]-[.I25]))" office:value-type="float" office:value="0.00692223229890557">
            <text:p>0.00692223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463 &lt;br&gt; Longitude : <text:s text:c="6"/>31.896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9640000, <text:s/>46.46321000&lt;/coordinates&gt;&lt;/Point&gt;&lt;/Placemark&gt;</text:p>
          </table:table-cell>
          <table:table-cell office:value-type="float" office:value="205">
            <text:p>205</text:p>
          </table:table-cell>
          <table:table-cell table:formula="of:=IF([.D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];162;10)" office:value-type="string" office:string-value="2022-07-04">
            <text:p>2022-07-04</text:p>
          </table:table-cell>
          <table:table-cell table:style-name="ce3" table:formula="of:=MID([.A27];183;9)" office:value-type="string" office:string-value="11:10 UTC">
            <text:p>11:10 UTC</text:p>
          </table:table-cell>
          <table:table-cell table:formula="of:=RIGHT([.A27];LEN([.A27])-FIND(&quot;&lt;/description&gt;&quot;;[.A27])+1)" office:value-type="string" office:string-value="&lt;/description&gt;&lt;Point&gt;&lt;coordinates&gt;  31.89640000,  46.46321000&lt;/coordinates&gt;&lt;/Point&gt;&lt;/Placemark&gt;">
            <text:p>&lt;/description&gt;&lt;Point&gt;&lt;coordinates&gt; <text:s/>31.89640000, <text:s/>46.46321000&lt;/coordinates&gt;&lt;/Point&gt;&lt;/Placemark&gt;</text:p>
          </table:table-cell>
          <table:table-cell office:value-type="float" office:value="205">
            <text:p>205</text:p>
          </table:table-cell>
          <table:table-cell table:style-name="ce4" table:formula="of:=VALUE(LEFT(MID([.A27];FIND(&quot;&lt;coordinates&gt;&quot;;[.A27])+15;26);11))" office:value-type="float" office:value="31.8964">
            <text:p>31.89640000</text:p>
          </table:table-cell>
          <table:table-cell table:style-name="ce4" table:formula="of:=VALUE(RIGHT(MID([.A27];FIND(&quot;&lt;coordinates&gt;&quot;;[.A27])+14;26);11))" office:value-type="float" office:value="46.46321">
            <text:p>46.46321000</text:p>
          </table:table-cell>
          <table:table-cell table:formula="of:=SQRT(([.H27]-[.H26])*([.H27]-[.H26])+([.I27]-[.I26])*([.I27]-[.I26]))" office:value-type="float" office:value="0.667860364222944">
            <text:p>0.667860364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16 &lt;br&gt; Longitude : <text:s text:c="6"/>32.020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2039000, <text:s/>46.71635000&lt;/coordinates&gt;&lt;/Point&gt;&lt;/Placemark&gt;</text:p>
          </table:table-cell>
          <table:table-cell office:value-type="float" office:value="277">
            <text:p>277</text:p>
          </table:table-cell>
          <table:table-cell table:formula="of:=IF([.D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];162;10)" office:value-type="string" office:string-value="2022-07-04">
            <text:p>2022-07-04</text:p>
          </table:table-cell>
          <table:table-cell table:style-name="ce3" table:formula="of:=MID([.A28];183;9)" office:value-type="string" office:string-value="11:10 UTC">
            <text:p>11:10 UTC</text:p>
          </table:table-cell>
          <table:table-cell table:formula="of:=RIGHT([.A28];LEN([.A28])-FIND(&quot;&lt;/description&gt;&quot;;[.A28])+1)" office:value-type="string" office:string-value="&lt;/description&gt;&lt;Point&gt;&lt;coordinates&gt;  32.02039000,  46.71635000&lt;/coordinates&gt;&lt;/Point&gt;&lt;/Placemark&gt;">
            <text:p>&lt;/description&gt;&lt;Point&gt;&lt;coordinates&gt; <text:s/>32.02039000, <text:s/>46.71635000&lt;/coordinates&gt;&lt;/Point&gt;&lt;/Placemark&gt;</text:p>
          </table:table-cell>
          <table:table-cell office:value-type="float" office:value="277">
            <text:p>277</text:p>
          </table:table-cell>
          <table:table-cell table:style-name="ce4" table:formula="of:=VALUE(LEFT(MID([.A28];FIND(&quot;&lt;coordinates&gt;&quot;;[.A28])+15;26);11))" office:value-type="float" office:value="32.02039">
            <text:p>32.02039000</text:p>
          </table:table-cell>
          <table:table-cell table:style-name="ce4" table:formula="of:=VALUE(RIGHT(MID([.A28];FIND(&quot;&lt;coordinates&gt;&quot;;[.A28])+14;26);11))" office:value-type="float" office:value="46.71635">
            <text:p>46.71635000</text:p>
          </table:table-cell>
          <table:table-cell table:formula="of:=SQRT(([.H28]-[.H27])*([.H28]-[.H27])+([.I28]-[.I27])*([.I28]-[.I27]))" office:value-type="float" office:value="0.281874758891251">
            <text:p>0.28187475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500 &lt;br&gt; Longitude : <text:s text:c="6"/>32.085&lt;br&gt;Date Acquired : 2022-07-04 &lt;br&gt;Time: 01:2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8549000, <text:s/>51.50047000&lt;/coordinates&gt;&lt;/Point&gt;&lt;/Placemark&gt;</text:p>
          </table:table-cell>
          <table:table-cell office:value-type="float" office:value="1876">
            <text:p>1876</text:p>
          </table:table-cell>
          <table:table-cell table:formula="of:=IF([.D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];162;10)" office:value-type="string" office:string-value="2022-07-04">
            <text:p>2022-07-04</text:p>
          </table:table-cell>
          <table:table-cell table:style-name="ce3" table:formula="of:=MID([.A29];183;9)" office:value-type="string" office:string-value="01:24 UTC">
            <text:p>01:24 UTC</text:p>
          </table:table-cell>
          <table:table-cell table:formula="of:=RIGHT([.A29];LEN([.A29])-FIND(&quot;&lt;/description&gt;&quot;;[.A29])+1)" office:value-type="string" office:string-value="&lt;/description&gt;&lt;Point&gt;&lt;coordinates&gt;  32.08549000,  51.50047000&lt;/coordinates&gt;&lt;/Point&gt;&lt;/Placemark&gt;">
            <text:p>&lt;/description&gt;&lt;Point&gt;&lt;coordinates&gt; <text:s/>32.08549000, <text:s/>51.50047000&lt;/coordinates&gt;&lt;/Point&gt;&lt;/Placemark&gt;</text:p>
          </table:table-cell>
          <table:table-cell office:value-type="float" office:value="1876">
            <text:p>1876</text:p>
          </table:table-cell>
          <table:table-cell table:style-name="ce4" table:formula="of:=VALUE(LEFT(MID([.A29];FIND(&quot;&lt;coordinates&gt;&quot;;[.A29])+15;26);11))" office:value-type="float" office:value="32.08549">
            <text:p>32.08549000</text:p>
          </table:table-cell>
          <table:table-cell table:style-name="ce4" table:formula="of:=VALUE(RIGHT(MID([.A29];FIND(&quot;&lt;coordinates&gt;&quot;;[.A29])+14;26);11))" office:value-type="float" office:value="51.50047">
            <text:p>51.50047000</text:p>
          </table:table-cell>
          <table:table-cell table:formula="of:=SQRT(([.H29]-[.H28])*([.H29]-[.H28])+([.I29]-[.I28])*([.I29]-[.I28]))" office:value-type="float" office:value="4.78456290421602">
            <text:p>4.784562904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1.495 &lt;br&gt; Longitude : <text:s text:c="6"/>32.089&lt;br&gt;Date Acquired : 2022-07-04 &lt;br&gt;Time: 09:07 UTC&lt;br&gt;Confidence [0-100] : 71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8944000, <text:s/>51.49462000&lt;/coordinates&gt;&lt;/Point&gt;&lt;/Placemark&gt;</text:p>
          </table:table-cell>
          <table:table-cell office:value-type="float" office:value="184">
            <text:p>184</text:p>
          </table:table-cell>
          <table:table-cell table:formula="of:=IF([.D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];162;10)" office:value-type="string" office:string-value="2022-07-04">
            <text:p>2022-07-04</text:p>
          </table:table-cell>
          <table:table-cell table:style-name="ce3" table:formula="of:=MID([.A30];183;9)" office:value-type="string" office:string-value="09:07 UTC">
            <text:p>09:07 UTC</text:p>
          </table:table-cell>
          <table:table-cell table:formula="of:=RIGHT([.A30];LEN([.A30])-FIND(&quot;&lt;/description&gt;&quot;;[.A30])+1)" office:value-type="string" office:string-value="&lt;/description&gt;&lt;Point&gt;&lt;coordinates&gt;  32.08944000,  51.49462000&lt;/coordinates&gt;&lt;/Point&gt;&lt;/Placemark&gt;">
            <text:p>&lt;/description&gt;&lt;Point&gt;&lt;coordinates&gt; <text:s/>32.08944000, <text:s/>51.49462000&lt;/coordinates&gt;&lt;/Point&gt;&lt;/Placemark&gt;</text:p>
          </table:table-cell>
          <table:table-cell office:value-type="float" office:value="184">
            <text:p>184</text:p>
          </table:table-cell>
          <table:table-cell table:style-name="ce4" table:formula="of:=VALUE(LEFT(MID([.A30];FIND(&quot;&lt;coordinates&gt;&quot;;[.A30])+15;26);11))" office:value-type="float" office:value="32.08944">
            <text:p>32.08944000</text:p>
          </table:table-cell>
          <table:table-cell table:style-name="ce4" table:formula="of:=VALUE(RIGHT(MID([.A30];FIND(&quot;&lt;coordinates&gt;&quot;;[.A30])+14;26);11))" office:value-type="float" office:value="51.49462">
            <text:p>51.49462000</text:p>
          </table:table-cell>
          <table:table-cell table:formula="of:=SQRT(([.H30]-[.H29])*([.H30]-[.H29])+([.I30]-[.I29])*([.I30]-[.I29]))" office:value-type="float" office:value="0.00705868259663608">
            <text:p>0.00705868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23 &lt;br&gt; Longitude : <text:s text:c="6"/>32.097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9670000, <text:s/>46.72280000&lt;/coordinates&gt;&lt;/Point&gt;&lt;/Placemark&gt;</text:p>
          </table:table-cell>
          <table:table-cell office:value-type="float" office:value="285">
            <text:p>285</text:p>
          </table:table-cell>
          <table:table-cell table:formula="of:=IF([.D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];162;10)" office:value-type="string" office:string-value="2022-07-04">
            <text:p>2022-07-04</text:p>
          </table:table-cell>
          <table:table-cell table:style-name="ce3" table:formula="of:=MID([.A31];183;9)" office:value-type="string" office:string-value="11:10 UTC">
            <text:p>11:10 UTC</text:p>
          </table:table-cell>
          <table:table-cell table:formula="of:=RIGHT([.A31];LEN([.A31])-FIND(&quot;&lt;/description&gt;&quot;;[.A31])+1)" office:value-type="string" office:string-value="&lt;/description&gt;&lt;Point&gt;&lt;coordinates&gt;  32.09670000,  46.72280000&lt;/coordinates&gt;&lt;/Point&gt;&lt;/Placemark&gt;">
            <text:p>&lt;/description&gt;&lt;Point&gt;&lt;coordinates&gt; <text:s/>32.09670000, <text:s/>46.72280000&lt;/coordinates&gt;&lt;/Point&gt;&lt;/Placemark&gt;</text:p>
          </table:table-cell>
          <table:table-cell office:value-type="float" office:value="285">
            <text:p>285</text:p>
          </table:table-cell>
          <table:table-cell table:style-name="ce4" table:formula="of:=VALUE(LEFT(MID([.A31];FIND(&quot;&lt;coordinates&gt;&quot;;[.A31])+15;26);11))" office:value-type="float" office:value="32.0967">
            <text:p>32.09670000</text:p>
          </table:table-cell>
          <table:table-cell table:style-name="ce4" table:formula="of:=VALUE(RIGHT(MID([.A31];FIND(&quot;&lt;coordinates&gt;&quot;;[.A31])+14;26);11))" office:value-type="float" office:value="46.7228">
            <text:p>46.72280000</text:p>
          </table:table-cell>
          <table:table-cell table:formula="of:=SQRT(([.H31]-[.H30])*([.H31]-[.H30])+([.I31]-[.I30])*([.I31]-[.I30]))" office:value-type="float" office:value="4.77182552279523">
            <text:p>4.77182552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75 &lt;br&gt; Longitude : <text:s text:c="6"/>32.150&lt;br&gt;Date Acquired : 2022-07-04 &lt;br&gt;Time: 10:47 UTC&lt;br&gt;Confidence [0-100] : 48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4954000, <text:s/>46.67548000&lt;/coordinates&gt;&lt;/Point&gt;&lt;/Placemark&gt;</text:p>
          </table:table-cell>
          <table:table-cell office:value-type="float" office:value="1">
            <text:p>1</text:p>
          </table:table-cell>
          <table:table-cell table:formula="of:=IF([.D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];162;10)" office:value-type="string" office:string-value="2022-07-04">
            <text:p>2022-07-04</text:p>
          </table:table-cell>
          <table:table-cell table:style-name="ce3" table:formula="of:=MID([.A32];183;9)" office:value-type="string" office:string-value="10:47 UTC">
            <text:p>10:47 UTC</text:p>
          </table:table-cell>
          <table:table-cell table:formula="of:=RIGHT([.A32];LEN([.A32])-FIND(&quot;&lt;/description&gt;&quot;;[.A32])+1)" office:value-type="string" office:string-value="&lt;/description&gt;&lt;Point&gt;&lt;coordinates&gt;  32.14954000,  46.67548000&lt;/coordinates&gt;&lt;/Point&gt;&lt;/Placemark&gt;">
            <text:p>&lt;/description&gt;&lt;Point&gt;&lt;coordinates&gt; <text:s/>32.14954000, <text:s/>46.67548000&lt;/coordinates&gt;&lt;/Point&gt;&lt;/Placemark&gt;</text:p>
          </table:table-cell>
          <table:table-cell office:value-type="float" office:value="1">
            <text:p>1</text:p>
          </table:table-cell>
          <table:table-cell table:style-name="ce4" table:formula="of:=VALUE(LEFT(MID([.A32];FIND(&quot;&lt;coordinates&gt;&quot;;[.A32])+15;26);11))" office:value-type="float" office:value="32.14954">
            <text:p>32.14954000</text:p>
          </table:table-cell>
          <table:table-cell table:style-name="ce4" table:formula="of:=VALUE(RIGHT(MID([.A32];FIND(&quot;&lt;coordinates&gt;&quot;;[.A32])+14;26);11))" office:value-type="float" office:value="46.67548">
            <text:p>46.67548000</text:p>
          </table:table-cell>
          <table:table-cell table:formula="of:=SQRT(([.H32]-[.H31])*([.H32]-[.H31])+([.I32]-[.I31])*([.I32]-[.I31]))" office:value-type="float" office:value="0.0709312906974085">
            <text:p>0.07093129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81 &lt;br&gt; Longitude : <text:s text:c="6"/>32.154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5403000, <text:s/>46.68104000&lt;/coordinates&gt;&lt;/Point&gt;&lt;/Placemark&gt;</text:p>
          </table:table-cell>
          <table:table-cell office:value-type="float" office:value="264">
            <text:p>264</text:p>
          </table:table-cell>
          <table:table-cell table:formula="of:=IF([.D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3];162;10)" office:value-type="string" office:string-value="2022-07-04">
            <text:p>2022-07-04</text:p>
          </table:table-cell>
          <table:table-cell table:style-name="ce3" table:formula="of:=MID([.A33];183;9)" office:value-type="string" office:string-value="11:10 UTC">
            <text:p>11:10 UTC</text:p>
          </table:table-cell>
          <table:table-cell table:formula="of:=RIGHT([.A33];LEN([.A33])-FIND(&quot;&lt;/description&gt;&quot;;[.A33])+1)" office:value-type="string" office:string-value="&lt;/description&gt;&lt;Point&gt;&lt;coordinates&gt;  32.15403000,  46.68104000&lt;/coordinates&gt;&lt;/Point&gt;&lt;/Placemark&gt;">
            <text:p>&lt;/description&gt;&lt;Point&gt;&lt;coordinates&gt; <text:s/>32.15403000, <text:s/>46.68104000&lt;/coordinates&gt;&lt;/Point&gt;&lt;/Placemark&gt;</text:p>
          </table:table-cell>
          <table:table-cell office:value-type="float" office:value="264">
            <text:p>264</text:p>
          </table:table-cell>
          <table:table-cell table:style-name="ce4" table:formula="of:=VALUE(LEFT(MID([.A33];FIND(&quot;&lt;coordinates&gt;&quot;;[.A33])+15;26);11))" office:value-type="float" office:value="32.15403">
            <text:p>32.15403000</text:p>
          </table:table-cell>
          <table:table-cell table:style-name="ce4" table:formula="of:=VALUE(RIGHT(MID([.A33];FIND(&quot;&lt;coordinates&gt;&quot;;[.A33])+14;26);11))" office:value-type="float" office:value="46.68104">
            <text:p>46.68104000</text:p>
          </table:table-cell>
          <table:table-cell table:formula="of:=SQRT(([.H33]-[.H32])*([.H33]-[.H32])+([.I33]-[.I32])*([.I33]-[.I32]))" office:value-type="float" office:value="0.00714658659781037">
            <text:p>0.00714658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78 &lt;br&gt; Longitude : <text:s text:c="6"/>32.163&lt;br&gt;Date Acquired : 2022-07-04 &lt;br&gt;Time: 10:47 UTC&lt;br&gt;Confidence [0-100] : 10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6291000, <text:s/>46.67766000&lt;/coordinates&gt;&lt;/Point&gt;&lt;/Placemark&gt;</text:p>
          </table:table-cell>
          <table:table-cell office:value-type="float" office:value="3">
            <text:p>3</text:p>
          </table:table-cell>
          <table:table-cell table:formula="of:=IF([.D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4];162;10)" office:value-type="string" office:string-value="2022-07-04">
            <text:p>2022-07-04</text:p>
          </table:table-cell>
          <table:table-cell table:style-name="ce3" table:formula="of:=MID([.A34];183;9)" office:value-type="string" office:string-value="10:47 UTC">
            <text:p>10:47 UTC</text:p>
          </table:table-cell>
          <table:table-cell table:formula="of:=RIGHT([.A34];LEN([.A34])-FIND(&quot;&lt;/description&gt;&quot;;[.A34])+1)" office:value-type="string" office:string-value="&lt;/description&gt;&lt;Point&gt;&lt;coordinates&gt;  32.16291000,  46.67766000&lt;/coordinates&gt;&lt;/Point&gt;&lt;/Placemark&gt;">
            <text:p>&lt;/description&gt;&lt;Point&gt;&lt;coordinates&gt; <text:s/>32.16291000, <text:s/>46.67766000&lt;/coordinates&gt;&lt;/Point&gt;&lt;/Placemark&gt;</text:p>
          </table:table-cell>
          <table:table-cell office:value-type="float" office:value="3">
            <text:p>3</text:p>
          </table:table-cell>
          <table:table-cell table:style-name="ce4" table:formula="of:=VALUE(LEFT(MID([.A34];FIND(&quot;&lt;coordinates&gt;&quot;;[.A34])+15;26);11))" office:value-type="float" office:value="32.16291">
            <text:p>32.16291000</text:p>
          </table:table-cell>
          <table:table-cell table:style-name="ce4" table:formula="of:=VALUE(RIGHT(MID([.A34];FIND(&quot;&lt;coordinates&gt;&quot;;[.A34])+14;26);11))" office:value-type="float" office:value="46.67766">
            <text:p>46.67766000</text:p>
          </table:table-cell>
          <table:table-cell table:formula="of:=SQRT(([.H34]-[.H33])*([.H34]-[.H33])+([.I34]-[.I33])*([.I34]-[.I33]))" office:value-type="float" office:value="0.00950151566856363">
            <text:p>0.00950151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58 &lt;br&gt; Longitude : <text:s text:c="6"/>32.192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9237000, <text:s/>46.65810000&lt;/coordinates&gt;&lt;/Point&gt;&lt;/Placemark&gt;</text:p>
          </table:table-cell>
          <table:table-cell office:value-type="float" office:value="241">
            <text:p>241</text:p>
          </table:table-cell>
          <table:table-cell table:formula="of:=IF([.D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5];162;10)" office:value-type="string" office:string-value="2022-07-04">
            <text:p>2022-07-04</text:p>
          </table:table-cell>
          <table:table-cell table:style-name="ce3" table:formula="of:=MID([.A35];183;9)" office:value-type="string" office:string-value="11:10 UTC">
            <text:p>11:10 UTC</text:p>
          </table:table-cell>
          <table:table-cell table:formula="of:=RIGHT([.A35];LEN([.A35])-FIND(&quot;&lt;/description&gt;&quot;;[.A35])+1)" office:value-type="string" office:string-value="&lt;/description&gt;&lt;Point&gt;&lt;coordinates&gt;  32.19237000,  46.65810000&lt;/coordinates&gt;&lt;/Point&gt;&lt;/Placemark&gt;">
            <text:p>&lt;/description&gt;&lt;Point&gt;&lt;coordinates&gt; <text:s/>32.19237000, <text:s/>46.65810000&lt;/coordinates&gt;&lt;/Point&gt;&lt;/Placemark&gt;</text:p>
          </table:table-cell>
          <table:table-cell office:value-type="float" office:value="241">
            <text:p>241</text:p>
          </table:table-cell>
          <table:table-cell table:style-name="ce4" table:formula="of:=VALUE(LEFT(MID([.A35];FIND(&quot;&lt;coordinates&gt;&quot;;[.A35])+15;26);11))" office:value-type="float" office:value="32.19237">
            <text:p>32.19237000</text:p>
          </table:table-cell>
          <table:table-cell table:style-name="ce4" table:formula="of:=VALUE(RIGHT(MID([.A35];FIND(&quot;&lt;coordinates&gt;&quot;;[.A35])+14;26);11))" office:value-type="float" office:value="46.6581">
            <text:p>46.65810000</text:p>
          </table:table-cell>
          <table:table-cell table:formula="of:=SQRT(([.H35]-[.H34])*([.H35]-[.H34])+([.I35]-[.I34])*([.I35]-[.I34]))" office:value-type="float" office:value="0.0353622001577989">
            <text:p>0.03536220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47 &lt;br&gt; Longitude : <text:s text:c="6"/>32.204&lt;br&gt;Date Acquired : 2022-07-04 &lt;br&gt;Time: 09:07 UTC&lt;br&gt;Confidence [0-100] : 5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0356000, <text:s/>46.64708000&lt;/coordinates&gt;&lt;/Point&gt;&lt;/Placemark&gt;</text:p>
          </table:table-cell>
          <table:table-cell office:value-type="float" office:value="1695">
            <text:p>1695</text:p>
          </table:table-cell>
          <table:table-cell table:formula="of:=IF([.D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6];162;10)" office:value-type="string" office:string-value="2022-07-04">
            <text:p>2022-07-04</text:p>
          </table:table-cell>
          <table:table-cell table:style-name="ce3" table:formula="of:=MID([.A36];183;9)" office:value-type="string" office:string-value="09:07 UTC">
            <text:p>09:07 UTC</text:p>
          </table:table-cell>
          <table:table-cell table:formula="of:=RIGHT([.A36];LEN([.A36])-FIND(&quot;&lt;/description&gt;&quot;;[.A36])+1)" office:value-type="string" office:string-value="&lt;/description&gt;&lt;Point&gt;&lt;coordinates&gt;  32.20356000,  46.64708000&lt;/coordinates&gt;&lt;/Point&gt;&lt;/Placemark&gt;">
            <text:p>&lt;/description&gt;&lt;Point&gt;&lt;coordinates&gt; <text:s/>32.20356000, <text:s/>46.64708000&lt;/coordinates&gt;&lt;/Point&gt;&lt;/Placemark&gt;</text:p>
          </table:table-cell>
          <table:table-cell office:value-type="float" office:value="1695">
            <text:p>1695</text:p>
          </table:table-cell>
          <table:table-cell table:style-name="ce4" table:formula="of:=VALUE(LEFT(MID([.A36];FIND(&quot;&lt;coordinates&gt;&quot;;[.A36])+15;26);11))" office:value-type="float" office:value="32.20356">
            <text:p>32.20356000</text:p>
          </table:table-cell>
          <table:table-cell table:style-name="ce4" table:formula="of:=VALUE(RIGHT(MID([.A36];FIND(&quot;&lt;coordinates&gt;&quot;;[.A36])+14;26);11))" office:value-type="float" office:value="46.64708">
            <text:p>46.64708000</text:p>
          </table:table-cell>
          <table:table-cell table:formula="of:=SQRT(([.H36]-[.H35])*([.H36]-[.H35])+([.I36]-[.I35])*([.I36]-[.I35]))" office:value-type="float" office:value="0.0157053016526276">
            <text:p>0.01570530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50 &lt;br&gt; Longitude : <text:s text:c="6"/>32.211&lt;br&gt;Date Acquired : 2022-07-04 &lt;br&gt;Time: 09:07 UTC&lt;br&gt;Confidence [0-100] : 6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1131000, <text:s/>46.64978000&lt;/coordinates&gt;&lt;/Point&gt;&lt;/Placemark&gt;</text:p>
          </table:table-cell>
          <table:table-cell office:value-type="float" office:value="1529">
            <text:p>1529</text:p>
          </table:table-cell>
          <table:table-cell table:formula="of:=IF([.D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7];162;10)" office:value-type="string" office:string-value="2022-07-04">
            <text:p>2022-07-04</text:p>
          </table:table-cell>
          <table:table-cell table:style-name="ce3" table:formula="of:=MID([.A37];183;9)" office:value-type="string" office:string-value="09:07 UTC">
            <text:p>09:07 UTC</text:p>
          </table:table-cell>
          <table:table-cell table:formula="of:=RIGHT([.A37];LEN([.A37])-FIND(&quot;&lt;/description&gt;&quot;;[.A37])+1)" office:value-type="string" office:string-value="&lt;/description&gt;&lt;Point&gt;&lt;coordinates&gt;  32.21131000,  46.64978000&lt;/coordinates&gt;&lt;/Point&gt;&lt;/Placemark&gt;">
            <text:p>&lt;/description&gt;&lt;Point&gt;&lt;coordinates&gt; <text:s/>32.21131000, <text:s/>46.64978000&lt;/coordinates&gt;&lt;/Point&gt;&lt;/Placemark&gt;</text:p>
          </table:table-cell>
          <table:table-cell office:value-type="float" office:value="1529">
            <text:p>1529</text:p>
          </table:table-cell>
          <table:table-cell table:style-name="ce4" table:formula="of:=VALUE(LEFT(MID([.A37];FIND(&quot;&lt;coordinates&gt;&quot;;[.A37])+15;26);11))" office:value-type="float" office:value="32.21131">
            <text:p>32.21131000</text:p>
          </table:table-cell>
          <table:table-cell table:style-name="ce4" table:formula="of:=VALUE(RIGHT(MID([.A37];FIND(&quot;&lt;coordinates&gt;&quot;;[.A37])+14;26);11))" office:value-type="float" office:value="46.64978">
            <text:p>46.64978000</text:p>
          </table:table-cell>
          <table:table-cell table:formula="of:=SQRT(([.H37]-[.H36])*([.H37]-[.H36])+([.I37]-[.I36])*([.I37]-[.I36]))" office:value-type="float" office:value="0.00820685688920539">
            <text:p>0.00820685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34 &lt;br&gt; Longitude : <text:s text:c="6"/>32.213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1324000, <text:s/>46.63442000&lt;/coordinates&gt;&lt;/Point&gt;&lt;/Placemark&gt;</text:p>
          </table:table-cell>
          <table:table-cell office:value-type="float" office:value="225">
            <text:p>225</text:p>
          </table:table-cell>
          <table:table-cell table:formula="of:=IF([.D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8];162;10)" office:value-type="string" office:string-value="2022-07-04">
            <text:p>2022-07-04</text:p>
          </table:table-cell>
          <table:table-cell table:style-name="ce3" table:formula="of:=MID([.A38];183;9)" office:value-type="string" office:string-value="11:10 UTC">
            <text:p>11:10 UTC</text:p>
          </table:table-cell>
          <table:table-cell table:formula="of:=RIGHT([.A38];LEN([.A38])-FIND(&quot;&lt;/description&gt;&quot;;[.A38])+1)" office:value-type="string" office:string-value="&lt;/description&gt;&lt;Point&gt;&lt;coordinates&gt;  32.21324000,  46.63442000&lt;/coordinates&gt;&lt;/Point&gt;&lt;/Placemark&gt;">
            <text:p>&lt;/description&gt;&lt;Point&gt;&lt;coordinates&gt; <text:s/>32.21324000, <text:s/>46.63442000&lt;/coordinates&gt;&lt;/Point&gt;&lt;/Placemark&gt;</text:p>
          </table:table-cell>
          <table:table-cell office:value-type="float" office:value="225">
            <text:p>225</text:p>
          </table:table-cell>
          <table:table-cell table:style-name="ce4" table:formula="of:=VALUE(LEFT(MID([.A38];FIND(&quot;&lt;coordinates&gt;&quot;;[.A38])+15;26);11))" office:value-type="float" office:value="32.21324">
            <text:p>32.21324000</text:p>
          </table:table-cell>
          <table:table-cell table:style-name="ce4" table:formula="of:=VALUE(RIGHT(MID([.A38];FIND(&quot;&lt;coordinates&gt;&quot;;[.A38])+14;26);11))" office:value-type="float" office:value="46.63442">
            <text:p>46.63442000</text:p>
          </table:table-cell>
          <table:table-cell table:formula="of:=SQRT(([.H38]-[.H37])*([.H38]-[.H37])+([.I38]-[.I37])*([.I38]-[.I37]))" office:value-type="float" office:value="0.0154807784042031">
            <text:p>0.01548077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51 &lt;br&gt; Longitude : <text:s text:c="6"/>32.220&lt;br&gt;Date Acquired : 2022-07-04 &lt;br&gt;Time: 10:47 UTC&lt;br&gt;Confidence [0-100] : 61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1983000, <text:s/>46.65113000&lt;/coordinates&gt;&lt;/Point&gt;&lt;/Placemark&gt;</text:p>
          </table:table-cell>
          <table:table-cell office:value-type="float" office:value="872">
            <text:p>872</text:p>
          </table:table-cell>
          <table:table-cell table:formula="of:=IF([.D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9];162;10)" office:value-type="string" office:string-value="2022-07-04">
            <text:p>2022-07-04</text:p>
          </table:table-cell>
          <table:table-cell table:style-name="ce3" table:formula="of:=MID([.A39];183;9)" office:value-type="string" office:string-value="10:47 UTC">
            <text:p>10:47 UTC</text:p>
          </table:table-cell>
          <table:table-cell table:formula="of:=RIGHT([.A39];LEN([.A39])-FIND(&quot;&lt;/description&gt;&quot;;[.A39])+1)" office:value-type="string" office:string-value="&lt;/description&gt;&lt;Point&gt;&lt;coordinates&gt;  32.21983000,  46.65113000&lt;/coordinates&gt;&lt;/Point&gt;&lt;/Placemark&gt;">
            <text:p>&lt;/description&gt;&lt;Point&gt;&lt;coordinates&gt; <text:s/>32.21983000, <text:s/>46.65113000&lt;/coordinates&gt;&lt;/Point&gt;&lt;/Placemark&gt;</text:p>
          </table:table-cell>
          <table:table-cell office:value-type="float" office:value="872">
            <text:p>872</text:p>
          </table:table-cell>
          <table:table-cell table:style-name="ce4" table:formula="of:=VALUE(LEFT(MID([.A39];FIND(&quot;&lt;coordinates&gt;&quot;;[.A39])+15;26);11))" office:value-type="float" office:value="32.21983">
            <text:p>32.21983000</text:p>
          </table:table-cell>
          <table:table-cell table:style-name="ce4" table:formula="of:=VALUE(RIGHT(MID([.A39];FIND(&quot;&lt;coordinates&gt;&quot;;[.A39])+14;26);11))" office:value-type="float" office:value="46.65113">
            <text:p>46.65113000</text:p>
          </table:table-cell>
          <table:table-cell table:formula="of:=SQRT(([.H39]-[.H38])*([.H39]-[.H38])+([.I39]-[.I38])*([.I39]-[.I38]))" office:value-type="float" office:value="0.0179625220946321">
            <text:p>0.017962522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53 &lt;br&gt; Longitude : <text:s text:c="6"/>32.227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2691000, <text:s/>46.65255000&lt;/coordinates&gt;&lt;/Point&gt;&lt;/Placemark&gt;</text:p>
          </table:table-cell>
          <table:table-cell office:value-type="float" office:value="233">
            <text:p>233</text:p>
          </table:table-cell>
          <table:table-cell table:formula="of:=IF([.D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0];162;10)" office:value-type="string" office:string-value="2022-07-04">
            <text:p>2022-07-04</text:p>
          </table:table-cell>
          <table:table-cell table:style-name="ce3" table:formula="of:=MID([.A40];183;9)" office:value-type="string" office:string-value="11:10 UTC">
            <text:p>11:10 UTC</text:p>
          </table:table-cell>
          <table:table-cell table:formula="of:=RIGHT([.A40];LEN([.A40])-FIND(&quot;&lt;/description&gt;&quot;;[.A40])+1)" office:value-type="string" office:string-value="&lt;/description&gt;&lt;Point&gt;&lt;coordinates&gt;  32.22691000,  46.65255000&lt;/coordinates&gt;&lt;/Point&gt;&lt;/Placemark&gt;">
            <text:p>&lt;/description&gt;&lt;Point&gt;&lt;coordinates&gt; <text:s/>32.22691000, <text:s/>46.65255000&lt;/coordinates&gt;&lt;/Point&gt;&lt;/Placemark&gt;</text:p>
          </table:table-cell>
          <table:table-cell office:value-type="float" office:value="233">
            <text:p>233</text:p>
          </table:table-cell>
          <table:table-cell table:style-name="ce4" table:formula="of:=VALUE(LEFT(MID([.A40];FIND(&quot;&lt;coordinates&gt;&quot;;[.A40])+15;26);11))" office:value-type="float" office:value="32.22691">
            <text:p>32.22691000</text:p>
          </table:table-cell>
          <table:table-cell table:style-name="ce4" table:formula="of:=VALUE(RIGHT(MID([.A40];FIND(&quot;&lt;coordinates&gt;&quot;;[.A40])+14;26);11))" office:value-type="float" office:value="46.65255">
            <text:p>46.65255000</text:p>
          </table:table-cell>
          <table:table-cell table:formula="of:=SQRT(([.H40]-[.H39])*([.H40]-[.H39])+([.I40]-[.I39])*([.I40]-[.I39]))" office:value-type="float" office:value="0.00722099716105164">
            <text:p>0.007220997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23 &lt;br&gt; Longitude : <text:s text:c="6"/>32.231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3074000, <text:s/>46.62270000&lt;/coordinates&gt;&lt;/Point&gt;&lt;/Placemark&gt;</text:p>
          </table:table-cell>
          <table:table-cell office:value-type="float" office:value="222">
            <text:p>222</text:p>
          </table:table-cell>
          <table:table-cell table:formula="of:=IF([.D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1];162;10)" office:value-type="string" office:string-value="2022-07-04">
            <text:p>2022-07-04</text:p>
          </table:table-cell>
          <table:table-cell table:style-name="ce3" table:formula="of:=MID([.A41];183;9)" office:value-type="string" office:string-value="10:19 UTC">
            <text:p>10:19 UTC</text:p>
          </table:table-cell>
          <table:table-cell table:formula="of:=RIGHT([.A41];LEN([.A41])-FIND(&quot;&lt;/description&gt;&quot;;[.A41])+1)" office:value-type="string" office:string-value="&lt;/description&gt;&lt;Point&gt;&lt;coordinates&gt;  32.23074000,  46.62270000&lt;/coordinates&gt;&lt;/Point&gt;&lt;/Placemark&gt;">
            <text:p>&lt;/description&gt;&lt;Point&gt;&lt;coordinates&gt; <text:s/>32.23074000, <text:s/>46.62270000&lt;/coordinates&gt;&lt;/Point&gt;&lt;/Placemark&gt;</text:p>
          </table:table-cell>
          <table:table-cell office:value-type="float" office:value="222">
            <text:p>222</text:p>
          </table:table-cell>
          <table:table-cell table:style-name="ce4" table:formula="of:=VALUE(LEFT(MID([.A41];FIND(&quot;&lt;coordinates&gt;&quot;;[.A41])+15;26);11))" office:value-type="float" office:value="32.23074">
            <text:p>32.23074000</text:p>
          </table:table-cell>
          <table:table-cell table:style-name="ce4" table:formula="of:=VALUE(RIGHT(MID([.A41];FIND(&quot;&lt;coordinates&gt;&quot;;[.A41])+14;26);11))" office:value-type="float" office:value="46.6227">
            <text:p>46.62270000</text:p>
          </table:table-cell>
          <table:table-cell table:formula="of:=SQRT(([.H41]-[.H40])*([.H41]-[.H40])+([.I41]-[.I40])*([.I41]-[.I40]))" office:value-type="float" office:value="0.0300947071758437">
            <text:p>0.030094707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29 &lt;br&gt; Longitude : <text:s text:c="6"/>32.236&lt;br&gt;Date Acquired : 2022-07-04 &lt;br&gt;Time: 09:07 UTC&lt;br&gt;Confidence [0-100] : 52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3623000, <text:s/>46.62926000&lt;/coordinates&gt;&lt;/Point&gt;&lt;/Placemark&gt;</text:p>
          </table:table-cell>
          <table:table-cell office:value-type="float" office:value="128">
            <text:p>128</text:p>
          </table:table-cell>
          <table:table-cell table:formula="of:=IF([.D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2];162;10)" office:value-type="string" office:string-value="2022-07-04">
            <text:p>2022-07-04</text:p>
          </table:table-cell>
          <table:table-cell table:style-name="ce3" table:formula="of:=MID([.A42];183;9)" office:value-type="string" office:string-value="09:07 UTC">
            <text:p>09:07 UTC</text:p>
          </table:table-cell>
          <table:table-cell table:formula="of:=RIGHT([.A42];LEN([.A42])-FIND(&quot;&lt;/description&gt;&quot;;[.A42])+1)" office:value-type="string" office:string-value="&lt;/description&gt;&lt;Point&gt;&lt;coordinates&gt;  32.23623000,  46.62926000&lt;/coordinates&gt;&lt;/Point&gt;&lt;/Placemark&gt;">
            <text:p>&lt;/description&gt;&lt;Point&gt;&lt;coordinates&gt; <text:s/>32.23623000, <text:s/>46.62926000&lt;/coordinates&gt;&lt;/Point&gt;&lt;/Placemark&gt;</text:p>
          </table:table-cell>
          <table:table-cell office:value-type="float" office:value="128">
            <text:p>128</text:p>
          </table:table-cell>
          <table:table-cell table:style-name="ce4" table:formula="of:=VALUE(LEFT(MID([.A42];FIND(&quot;&lt;coordinates&gt;&quot;;[.A42])+15;26);11))" office:value-type="float" office:value="32.23623">
            <text:p>32.23623000</text:p>
          </table:table-cell>
          <table:table-cell table:style-name="ce4" table:formula="of:=VALUE(RIGHT(MID([.A42];FIND(&quot;&lt;coordinates&gt;&quot;;[.A42])+14;26);11))" office:value-type="float" office:value="46.62926">
            <text:p>46.62926000</text:p>
          </table:table-cell>
          <table:table-cell table:formula="of:=SQRT(([.H42]-[.H41])*([.H42]-[.H41])+([.I42]-[.I41])*([.I42]-[.I41]))" office:value-type="float" office:value="0.00855416272933967">
            <text:p>0.00855416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286 &lt;br&gt; Longitude : <text:s text:c="6"/>32.344&lt;br&gt;Date Acquired : 2022-07-04 &lt;br&gt;Time: 10:49 UTC&lt;br&gt;Confidence [0-100] : 77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4426000, <text:s/>49.28586000&lt;/coordinates&gt;&lt;/Point&gt;&lt;/Placemark&gt;</text:p>
          </table:table-cell>
          <table:table-cell office:value-type="float" office:value="167">
            <text:p>167</text:p>
          </table:table-cell>
          <table:table-cell table:formula="of:=IF([.D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3];162;10)" office:value-type="string" office:string-value="2022-07-04">
            <text:p>2022-07-04</text:p>
          </table:table-cell>
          <table:table-cell table:style-name="ce3" table:formula="of:=MID([.A43];183;9)" office:value-type="string" office:string-value="10:49 UTC">
            <text:p>10:49 UTC</text:p>
          </table:table-cell>
          <table:table-cell table:formula="of:=RIGHT([.A43];LEN([.A43])-FIND(&quot;&lt;/description&gt;&quot;;[.A43])+1)" office:value-type="string" office:string-value="&lt;/description&gt;&lt;Point&gt;&lt;coordinates&gt;  32.34426000,  49.28586000&lt;/coordinates&gt;&lt;/Point&gt;&lt;/Placemark&gt;">
            <text:p>&lt;/description&gt;&lt;Point&gt;&lt;coordinates&gt; <text:s/>32.34426000, <text:s/>49.28586000&lt;/coordinates&gt;&lt;/Point&gt;&lt;/Placemark&gt;</text:p>
          </table:table-cell>
          <table:table-cell office:value-type="float" office:value="167">
            <text:p>167</text:p>
          </table:table-cell>
          <table:table-cell table:style-name="ce4" table:formula="of:=VALUE(LEFT(MID([.A43];FIND(&quot;&lt;coordinates&gt;&quot;;[.A43])+15;26);11))" office:value-type="float" office:value="32.34426">
            <text:p>32.34426000</text:p>
          </table:table-cell>
          <table:table-cell table:style-name="ce4" table:formula="of:=VALUE(RIGHT(MID([.A43];FIND(&quot;&lt;coordinates&gt;&quot;;[.A43])+14;26);11))" office:value-type="float" office:value="49.28586">
            <text:p>49.28586000</text:p>
          </table:table-cell>
          <table:table-cell table:formula="of:=SQRT(([.H43]-[.H42])*([.H43]-[.H42])+([.I43]-[.I42])*([.I43]-[.I42]))" office:value-type="float" office:value="2.65879559968418">
            <text:p>2.658795599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0.988 &lt;br&gt; Longitude : <text:s text:c="6"/>32.353&lt;br&gt;Date Acquired : 2022-07-04 &lt;br&gt;Time: 10:49 UTC&lt;br&gt;Confidence [0-100] : 2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5262000, <text:s/>50.98844000&lt;/coordinates&gt;&lt;/Point&gt;&lt;/Placemark&gt;</text:p>
          </table:table-cell>
          <table:table-cell office:value-type="float" office:value="172">
            <text:p>172</text:p>
          </table:table-cell>
          <table:table-cell table:formula="of:=IF([.D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4];162;10)" office:value-type="string" office:string-value="2022-07-04">
            <text:p>2022-07-04</text:p>
          </table:table-cell>
          <table:table-cell table:style-name="ce3" table:formula="of:=MID([.A44];183;9)" office:value-type="string" office:string-value="10:49 UTC">
            <text:p>10:49 UTC</text:p>
          </table:table-cell>
          <table:table-cell table:formula="of:=RIGHT([.A44];LEN([.A44])-FIND(&quot;&lt;/description&gt;&quot;;[.A44])+1)" office:value-type="string" office:string-value="&lt;/description&gt;&lt;Point&gt;&lt;coordinates&gt;  32.35262000,  50.98844000&lt;/coordinates&gt;&lt;/Point&gt;&lt;/Placemark&gt;">
            <text:p>&lt;/description&gt;&lt;Point&gt;&lt;coordinates&gt; <text:s/>32.35262000, <text:s/>50.98844000&lt;/coordinates&gt;&lt;/Point&gt;&lt;/Placemark&gt;</text:p>
          </table:table-cell>
          <table:table-cell office:value-type="float" office:value="172">
            <text:p>172</text:p>
          </table:table-cell>
          <table:table-cell table:style-name="ce4" table:formula="of:=VALUE(LEFT(MID([.A44];FIND(&quot;&lt;coordinates&gt;&quot;;[.A44])+15;26);11))" office:value-type="float" office:value="32.35262">
            <text:p>32.35262000</text:p>
          </table:table-cell>
          <table:table-cell table:style-name="ce4" table:formula="of:=VALUE(RIGHT(MID([.A44];FIND(&quot;&lt;coordinates&gt;&quot;;[.A44])+14;26);11))" office:value-type="float" office:value="50.98844">
            <text:p>50.98844000</text:p>
          </table:table-cell>
          <table:table-cell table:formula="of:=SQRT(([.H44]-[.H43])*([.H44]-[.H43])+([.I44]-[.I43])*([.I44]-[.I43]))" office:value-type="float" office:value="1.70260052449187">
            <text:p>1.70260052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27 &lt;br&gt; Longitude : <text:s text:c="6"/>32.425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2465000, <text:s/>47.02698000&lt;/coordinates&gt;&lt;/Point&gt;&lt;/Placemark&gt;</text:p>
          </table:table-cell>
          <table:table-cell office:value-type="float" office:value="355">
            <text:p>355</text:p>
          </table:table-cell>
          <table:table-cell table:formula="of:=IF([.D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5];162;10)" office:value-type="string" office:string-value="2022-07-04">
            <text:p>2022-07-04</text:p>
          </table:table-cell>
          <table:table-cell table:style-name="ce3" table:formula="of:=MID([.A45];183;9)" office:value-type="string" office:string-value="11:10 UTC">
            <text:p>11:10 UTC</text:p>
          </table:table-cell>
          <table:table-cell table:formula="of:=RIGHT([.A45];LEN([.A45])-FIND(&quot;&lt;/description&gt;&quot;;[.A45])+1)" office:value-type="string" office:string-value="&lt;/description&gt;&lt;Point&gt;&lt;coordinates&gt;  32.42465000,  47.02698000&lt;/coordinates&gt;&lt;/Point&gt;&lt;/Placemark&gt;">
            <text:p>&lt;/description&gt;&lt;Point&gt;&lt;coordinates&gt; <text:s/>32.42465000, <text:s/>47.02698000&lt;/coordinates&gt;&lt;/Point&gt;&lt;/Placemark&gt;</text:p>
          </table:table-cell>
          <table:table-cell office:value-type="float" office:value="355">
            <text:p>355</text:p>
          </table:table-cell>
          <table:table-cell table:style-name="ce4" table:formula="of:=VALUE(LEFT(MID([.A45];FIND(&quot;&lt;coordinates&gt;&quot;;[.A45])+15;26);11))" office:value-type="float" office:value="32.42465">
            <text:p>32.42465000</text:p>
          </table:table-cell>
          <table:table-cell table:style-name="ce4" table:formula="of:=VALUE(RIGHT(MID([.A45];FIND(&quot;&lt;coordinates&gt;&quot;;[.A45])+14;26);11))" office:value-type="float" office:value="47.02698">
            <text:p>47.02698000</text:p>
          </table:table-cell>
          <table:table-cell table:formula="of:=SQRT(([.H45]-[.H44])*([.H45]-[.H44])+([.I45]-[.I44])*([.I45]-[.I44]))" office:value-type="float" office:value="3.96211479547223">
            <text:p>3.96211479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60 &lt;br&gt; Longitude : <text:s text:c="6"/>32.446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4639000, <text:s/>46.76025000&lt;/coordinates&gt;&lt;/Point&gt;&lt;/Placemark&gt;</text:p>
          </table:table-cell>
          <table:table-cell office:value-type="float" office:value="298">
            <text:p>298</text:p>
          </table:table-cell>
          <table:table-cell table:formula="of:=IF([.D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6];162;10)" office:value-type="string" office:string-value="2022-07-04">
            <text:p>2022-07-04</text:p>
          </table:table-cell>
          <table:table-cell table:style-name="ce3" table:formula="of:=MID([.A46];183;9)" office:value-type="string" office:string-value="11:10 UTC">
            <text:p>11:10 UTC</text:p>
          </table:table-cell>
          <table:table-cell table:formula="of:=RIGHT([.A46];LEN([.A46])-FIND(&quot;&lt;/description&gt;&quot;;[.A46])+1)" office:value-type="string" office:string-value="&lt;/description&gt;&lt;Point&gt;&lt;coordinates&gt;  32.44639000,  46.76025000&lt;/coordinates&gt;&lt;/Point&gt;&lt;/Placemark&gt;">
            <text:p>&lt;/description&gt;&lt;Point&gt;&lt;coordinates&gt; <text:s/>32.44639000, <text:s/>46.76025000&lt;/coordinates&gt;&lt;/Point&gt;&lt;/Placemark&gt;</text:p>
          </table:table-cell>
          <table:table-cell office:value-type="float" office:value="298">
            <text:p>298</text:p>
          </table:table-cell>
          <table:table-cell table:style-name="ce4" table:formula="of:=VALUE(LEFT(MID([.A46];FIND(&quot;&lt;coordinates&gt;&quot;;[.A46])+15;26);11))" office:value-type="float" office:value="32.44639">
            <text:p>32.44639000</text:p>
          </table:table-cell>
          <table:table-cell table:style-name="ce4" table:formula="of:=VALUE(RIGHT(MID([.A46];FIND(&quot;&lt;coordinates&gt;&quot;;[.A46])+14;26);11))" office:value-type="float" office:value="46.76025">
            <text:p>46.76025000</text:p>
          </table:table-cell>
          <table:table-cell table:formula="of:=SQRT(([.H46]-[.H45])*([.H46]-[.H45])+([.I46]-[.I45])*([.I46]-[.I45]))" office:value-type="float" office:value="0.267614499794016">
            <text:p>0.267614499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66 &lt;br&gt; Longitude : <text:s text:c="6"/>32.463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6276000, <text:s/>46.76588000&lt;/coordinates&gt;&lt;/Point&gt;&lt;/Placemark&gt;</text:p>
          </table:table-cell>
          <table:table-cell office:value-type="float" office:value="303">
            <text:p>303</text:p>
          </table:table-cell>
          <table:table-cell table:formula="of:=IF([.D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7];162;10)" office:value-type="string" office:string-value="2022-07-04">
            <text:p>2022-07-04</text:p>
          </table:table-cell>
          <table:table-cell table:style-name="ce3" table:formula="of:=MID([.A47];183;9)" office:value-type="string" office:string-value="11:10 UTC">
            <text:p>11:10 UTC</text:p>
          </table:table-cell>
          <table:table-cell table:formula="of:=RIGHT([.A47];LEN([.A47])-FIND(&quot;&lt;/description&gt;&quot;;[.A47])+1)" office:value-type="string" office:string-value="&lt;/description&gt;&lt;Point&gt;&lt;coordinates&gt;  32.46276000,  46.76588000&lt;/coordinates&gt;&lt;/Point&gt;&lt;/Placemark&gt;">
            <text:p>&lt;/description&gt;&lt;Point&gt;&lt;coordinates&gt; <text:s/>32.46276000, <text:s/>46.76588000&lt;/coordinates&gt;&lt;/Point&gt;&lt;/Placemark&gt;</text:p>
          </table:table-cell>
          <table:table-cell office:value-type="float" office:value="303">
            <text:p>303</text:p>
          </table:table-cell>
          <table:table-cell table:style-name="ce4" table:formula="of:=VALUE(LEFT(MID([.A47];FIND(&quot;&lt;coordinates&gt;&quot;;[.A47])+15;26);11))" office:value-type="float" office:value="32.46276">
            <text:p>32.46276000</text:p>
          </table:table-cell>
          <table:table-cell table:style-name="ce4" table:formula="of:=VALUE(RIGHT(MID([.A47];FIND(&quot;&lt;coordinates&gt;&quot;;[.A47])+14;26);11))" office:value-type="float" office:value="46.76588">
            <text:p>46.76588000</text:p>
          </table:table-cell>
          <table:table-cell table:formula="of:=SQRT(([.H47]-[.H46])*([.H47]-[.H46])+([.I47]-[.I46])*([.I47]-[.I46]))" office:value-type="float" office:value="0.0173110889316676">
            <text:p>0.01731108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72 &lt;br&gt; Longitude : <text:s text:c="6"/>32.736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3581000, <text:s/>47.17227000&lt;/coordinates&gt;&lt;/Point&gt;&lt;/Placemark&gt;</text:p>
          </table:table-cell>
          <table:table-cell office:value-type="float" office:value="537">
            <text:p>537</text:p>
          </table:table-cell>
          <table:table-cell table:formula="of:=IF([.D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8];162;10)" office:value-type="string" office:string-value="2022-07-04">
            <text:p>2022-07-04</text:p>
          </table:table-cell>
          <table:table-cell table:style-name="ce3" table:formula="of:=MID([.A48];183;9)" office:value-type="string" office:string-value="11:10 UTC">
            <text:p>11:10 UTC</text:p>
          </table:table-cell>
          <table:table-cell table:formula="of:=RIGHT([.A48];LEN([.A48])-FIND(&quot;&lt;/description&gt;&quot;;[.A48])+1)" office:value-type="string" office:string-value="&lt;/description&gt;&lt;Point&gt;&lt;coordinates&gt;  32.73581000,  47.17227000&lt;/coordinates&gt;&lt;/Point&gt;&lt;/Placemark&gt;">
            <text:p>&lt;/description&gt;&lt;Point&gt;&lt;coordinates&gt; <text:s/>32.73581000, <text:s/>47.17227000&lt;/coordinates&gt;&lt;/Point&gt;&lt;/Placemark&gt;</text:p>
          </table:table-cell>
          <table:table-cell office:value-type="float" office:value="537">
            <text:p>537</text:p>
          </table:table-cell>
          <table:table-cell table:style-name="ce4" table:formula="of:=VALUE(LEFT(MID([.A48];FIND(&quot;&lt;coordinates&gt;&quot;;[.A48])+15;26);11))" office:value-type="float" office:value="32.73581">
            <text:p>32.73581000</text:p>
          </table:table-cell>
          <table:table-cell table:style-name="ce4" table:formula="of:=VALUE(RIGHT(MID([.A48];FIND(&quot;&lt;coordinates&gt;&quot;;[.A48])+14;26);11))" office:value-type="float" office:value="47.17227">
            <text:p>47.17227000</text:p>
          </table:table-cell>
          <table:table-cell table:formula="of:=SQRT(([.H48]-[.H47])*([.H48]-[.H47])+([.I48]-[.I47])*([.I48]-[.I47]))" office:value-type="float" office:value="0.48960099530127">
            <text:p>0.489600995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99 &lt;br&gt; Longitude : <text:s text:c="6"/>32.795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9545000, <text:s/>46.79885000&lt;/coordinates&gt;&lt;/Point&gt;&lt;/Placemark&gt;</text:p>
          </table:table-cell>
          <table:table-cell office:value-type="float" office:value="309">
            <text:p>309</text:p>
          </table:table-cell>
          <table:table-cell table:formula="of:=IF([.D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49];162;10)" office:value-type="string" office:string-value="2022-07-04">
            <text:p>2022-07-04</text:p>
          </table:table-cell>
          <table:table-cell table:style-name="ce3" table:formula="of:=MID([.A49];183;9)" office:value-type="string" office:string-value="09:30 UTC">
            <text:p>09:30 UTC</text:p>
          </table:table-cell>
          <table:table-cell table:formula="of:=RIGHT([.A49];LEN([.A49])-FIND(&quot;&lt;/description&gt;&quot;;[.A49])+1)" office:value-type="string" office:string-value="&lt;/description&gt;&lt;Point&gt;&lt;coordinates&gt;  32.79545000,  46.79885000&lt;/coordinates&gt;&lt;/Point&gt;&lt;/Placemark&gt;">
            <text:p>&lt;/description&gt;&lt;Point&gt;&lt;coordinates&gt; <text:s/>32.79545000, <text:s/>46.79885000&lt;/coordinates&gt;&lt;/Point&gt;&lt;/Placemark&gt;</text:p>
          </table:table-cell>
          <table:table-cell office:value-type="float" office:value="309">
            <text:p>309</text:p>
          </table:table-cell>
          <table:table-cell table:style-name="ce4" table:formula="of:=VALUE(LEFT(MID([.A49];FIND(&quot;&lt;coordinates&gt;&quot;;[.A49])+15;26);11))" office:value-type="float" office:value="32.79545">
            <text:p>32.79545000</text:p>
          </table:table-cell>
          <table:table-cell table:style-name="ce4" table:formula="of:=VALUE(RIGHT(MID([.A49];FIND(&quot;&lt;coordinates&gt;&quot;;[.A49])+14;26);11))" office:value-type="float" office:value="46.79885">
            <text:p>46.79885000</text:p>
          </table:table-cell>
          <table:table-cell table:formula="of:=SQRT(([.H49]-[.H48])*([.H49]-[.H48])+([.I49]-[.I48])*([.I49]-[.I48]))" office:value-type="float" office:value="0.37815264907177">
            <text:p>0.378152649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58 &lt;br&gt; Longitude : <text:s text:c="6"/>32.810&lt;br&gt;Date Acquired : 2022-07-04 &lt;br&gt;Time: 09:07 UTC&lt;br&gt;Confidence [0-100] : 7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0986000, <text:s/>47.05757000&lt;/coordinates&gt;&lt;/Point&gt;&lt;/Placemark&gt;</text:p>
          </table:table-cell>
          <table:table-cell office:value-type="float" office:value="27">
            <text:p>27</text:p>
          </table:table-cell>
          <table:table-cell table:formula="of:=IF([.D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0];162;10)" office:value-type="string" office:string-value="2022-07-04">
            <text:p>2022-07-04</text:p>
          </table:table-cell>
          <table:table-cell table:style-name="ce3" table:formula="of:=MID([.A50];183;9)" office:value-type="string" office:string-value="09:07 UTC">
            <text:p>09:07 UTC</text:p>
          </table:table-cell>
          <table:table-cell table:formula="of:=RIGHT([.A50];LEN([.A50])-FIND(&quot;&lt;/description&gt;&quot;;[.A50])+1)" office:value-type="string" office:string-value="&lt;/description&gt;&lt;Point&gt;&lt;coordinates&gt;  32.80986000,  47.05757000&lt;/coordinates&gt;&lt;/Point&gt;&lt;/Placemark&gt;">
            <text:p>&lt;/description&gt;&lt;Point&gt;&lt;coordinates&gt; <text:s/>32.80986000, <text:s/>47.05757000&lt;/coordinates&gt;&lt;/Point&gt;&lt;/Placemark&gt;</text:p>
          </table:table-cell>
          <table:table-cell office:value-type="float" office:value="27">
            <text:p>27</text:p>
          </table:table-cell>
          <table:table-cell table:style-name="ce4" table:formula="of:=VALUE(LEFT(MID([.A50];FIND(&quot;&lt;coordinates&gt;&quot;;[.A50])+15;26);11))" office:value-type="float" office:value="32.80986">
            <text:p>32.80986000</text:p>
          </table:table-cell>
          <table:table-cell table:style-name="ce4" table:formula="of:=VALUE(RIGHT(MID([.A50];FIND(&quot;&lt;coordinates&gt;&quot;;[.A50])+14;26);11))" office:value-type="float" office:value="47.05757">
            <text:p>47.05757000</text:p>
          </table:table-cell>
          <table:table-cell table:formula="of:=SQRT(([.H50]-[.H49])*([.H50]-[.H49])+([.I50]-[.I49])*([.I50]-[.I49]))" office:value-type="float" office:value="0.25912098815032">
            <text:p>0.25912098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96 &lt;br&gt; Longitude : <text:s text:c="6"/>32.851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5125000, <text:s/>47.09642000&lt;/coordinates&gt;&lt;/Point&gt;&lt;/Placemark&gt;</text:p>
          </table:table-cell>
          <table:table-cell office:value-type="float" office:value="402">
            <text:p>402</text:p>
          </table:table-cell>
          <table:table-cell table:formula="of:=IF([.D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1];162;10)" office:value-type="string" office:string-value="2022-07-04">
            <text:p>2022-07-04</text:p>
          </table:table-cell>
          <table:table-cell table:style-name="ce3" table:formula="of:=MID([.A51];183;9)" office:value-type="string" office:string-value="09:30 UTC">
            <text:p>09:30 UTC</text:p>
          </table:table-cell>
          <table:table-cell table:formula="of:=RIGHT([.A51];LEN([.A51])-FIND(&quot;&lt;/description&gt;&quot;;[.A51])+1)" office:value-type="string" office:string-value="&lt;/description&gt;&lt;Point&gt;&lt;coordinates&gt;  32.85125000,  47.09642000&lt;/coordinates&gt;&lt;/Point&gt;&lt;/Placemark&gt;">
            <text:p>&lt;/description&gt;&lt;Point&gt;&lt;coordinates&gt; <text:s/>32.85125000, <text:s/>47.09642000&lt;/coordinates&gt;&lt;/Point&gt;&lt;/Placemark&gt;</text:p>
          </table:table-cell>
          <table:table-cell office:value-type="float" office:value="402">
            <text:p>402</text:p>
          </table:table-cell>
          <table:table-cell table:style-name="ce4" table:formula="of:=VALUE(LEFT(MID([.A51];FIND(&quot;&lt;coordinates&gt;&quot;;[.A51])+15;26);11))" office:value-type="float" office:value="32.85125">
            <text:p>32.85125000</text:p>
          </table:table-cell>
          <table:table-cell table:style-name="ce4" table:formula="of:=VALUE(RIGHT(MID([.A51];FIND(&quot;&lt;coordinates&gt;&quot;;[.A51])+14;26);11))" office:value-type="float" office:value="47.09642">
            <text:p>47.09642000</text:p>
          </table:table-cell>
          <table:table-cell table:formula="of:=SQRT(([.H51]-[.H50])*([.H51]-[.H50])+([.I51]-[.I50])*([.I51]-[.I50]))" office:value-type="float" office:value="0.0567666680368001">
            <text:p>0.0567666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98 &lt;br&gt; Longitude : <text:s text:c="6"/>32.857&lt;br&gt;Date Acquired : 2022-07-04 &lt;br&gt;Time: 09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5720000, <text:s/>47.09833000&lt;/coordinates&gt;&lt;/Point&gt;&lt;/Placemark&gt;</text:p>
          </table:table-cell>
          <table:table-cell office:value-type="float" office:value="405">
            <text:p>405</text:p>
          </table:table-cell>
          <table:table-cell table:formula="of:=IF([.D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2];162;10)" office:value-type="string" office:string-value="2022-07-04">
            <text:p>2022-07-04</text:p>
          </table:table-cell>
          <table:table-cell table:style-name="ce3" table:formula="of:=MID([.A52];183;9)" office:value-type="string" office:string-value="09:30 UTC">
            <text:p>09:30 UTC</text:p>
          </table:table-cell>
          <table:table-cell table:formula="of:=RIGHT([.A52];LEN([.A52])-FIND(&quot;&lt;/description&gt;&quot;;[.A52])+1)" office:value-type="string" office:string-value="&lt;/description&gt;&lt;Point&gt;&lt;coordinates&gt;  32.85720000,  47.09833000&lt;/coordinates&gt;&lt;/Point&gt;&lt;/Placemark&gt;">
            <text:p>&lt;/description&gt;&lt;Point&gt;&lt;coordinates&gt; <text:s/>32.85720000, <text:s/>47.09833000&lt;/coordinates&gt;&lt;/Point&gt;&lt;/Placemark&gt;</text:p>
          </table:table-cell>
          <table:table-cell office:value-type="float" office:value="405">
            <text:p>405</text:p>
          </table:table-cell>
          <table:table-cell table:style-name="ce4" table:formula="of:=VALUE(LEFT(MID([.A52];FIND(&quot;&lt;coordinates&gt;&quot;;[.A52])+15;26);11))" office:value-type="float" office:value="32.8572">
            <text:p>32.85720000</text:p>
          </table:table-cell>
          <table:table-cell table:style-name="ce4" table:formula="of:=VALUE(RIGHT(MID([.A52];FIND(&quot;&lt;coordinates&gt;&quot;;[.A52])+14;26);11))" office:value-type="float" office:value="47.09833">
            <text:p>47.09833000</text:p>
          </table:table-cell>
          <table:table-cell table:formula="of:=SQRT(([.H52]-[.H51])*([.H52]-[.H51])+([.I52]-[.I51])*([.I52]-[.I51]))" office:value-type="float" office:value="0.0062490479274818">
            <text:p>0.00624904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02 &lt;br&gt; Longitude : <text:s text:c="6"/>32.862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6229000, <text:s/>47.10239000&lt;/coordinates&gt;&lt;/Point&gt;&lt;/Placemark&gt;</text:p>
          </table:table-cell>
          <table:table-cell office:value-type="float" office:value="407">
            <text:p>407</text:p>
          </table:table-cell>
          <table:table-cell table:formula="of:=IF([.D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3];162;10)" office:value-type="string" office:string-value="2022-07-04">
            <text:p>2022-07-04</text:p>
          </table:table-cell>
          <table:table-cell table:style-name="ce3" table:formula="of:=MID([.A53];183;9)" office:value-type="string" office:string-value="11:10 UTC">
            <text:p>11:10 UTC</text:p>
          </table:table-cell>
          <table:table-cell table:formula="of:=RIGHT([.A53];LEN([.A53])-FIND(&quot;&lt;/description&gt;&quot;;[.A53])+1)" office:value-type="string" office:string-value="&lt;/description&gt;&lt;Point&gt;&lt;coordinates&gt;  32.86229000,  47.10239000&lt;/coordinates&gt;&lt;/Point&gt;&lt;/Placemark&gt;">
            <text:p>&lt;/description&gt;&lt;Point&gt;&lt;coordinates&gt; <text:s/>32.86229000, <text:s/>47.10239000&lt;/coordinates&gt;&lt;/Point&gt;&lt;/Placemark&gt;</text:p>
          </table:table-cell>
          <table:table-cell office:value-type="float" office:value="407">
            <text:p>407</text:p>
          </table:table-cell>
          <table:table-cell table:style-name="ce4" table:formula="of:=VALUE(LEFT(MID([.A53];FIND(&quot;&lt;coordinates&gt;&quot;;[.A53])+15;26);11))" office:value-type="float" office:value="32.86229">
            <text:p>32.86229000</text:p>
          </table:table-cell>
          <table:table-cell table:style-name="ce4" table:formula="of:=VALUE(RIGHT(MID([.A53];FIND(&quot;&lt;coordinates&gt;&quot;;[.A53])+14;26);11))" office:value-type="float" office:value="47.10239">
            <text:p>47.10239000</text:p>
          </table:table-cell>
          <table:table-cell table:formula="of:=SQRT(([.H53]-[.H52])*([.H53]-[.H52])+([.I53]-[.I52])*([.I53]-[.I52]))" office:value-type="float" office:value="0.00651089087606671">
            <text:p>0.00651089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78 &lt;br&gt; Longitude : <text:s text:c="6"/>32.885&lt;br&gt;Date Acquired : 2022-07-04 &lt;br&gt;Time: 11:1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8493000, <text:s/>47.07775000&lt;/coordinates&gt;&lt;/Point&gt;&lt;/Placemark&gt;</text:p>
          </table:table-cell>
          <table:table-cell office:value-type="float" office:value="382">
            <text:p>382</text:p>
          </table:table-cell>
          <table:table-cell table:formula="of:=IF([.D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4];162;10)" office:value-type="string" office:string-value="2022-07-04">
            <text:p>2022-07-04</text:p>
          </table:table-cell>
          <table:table-cell table:style-name="ce3" table:formula="of:=MID([.A54];183;9)" office:value-type="string" office:string-value="11:10 UTC">
            <text:p>11:10 UTC</text:p>
          </table:table-cell>
          <table:table-cell table:formula="of:=RIGHT([.A54];LEN([.A54])-FIND(&quot;&lt;/description&gt;&quot;;[.A54])+1)" office:value-type="string" office:string-value="&lt;/description&gt;&lt;Point&gt;&lt;coordinates&gt;  32.88493000,  47.07775000&lt;/coordinates&gt;&lt;/Point&gt;&lt;/Placemark&gt;">
            <text:p>&lt;/description&gt;&lt;Point&gt;&lt;coordinates&gt; <text:s/>32.88493000, <text:s/>47.07775000&lt;/coordinates&gt;&lt;/Point&gt;&lt;/Placemark&gt;</text:p>
          </table:table-cell>
          <table:table-cell office:value-type="float" office:value="382">
            <text:p>382</text:p>
          </table:table-cell>
          <table:table-cell table:style-name="ce4" table:formula="of:=VALUE(LEFT(MID([.A54];FIND(&quot;&lt;coordinates&gt;&quot;;[.A54])+15;26);11))" office:value-type="float" office:value="32.88493">
            <text:p>32.88493000</text:p>
          </table:table-cell>
          <table:table-cell table:style-name="ce4" table:formula="of:=VALUE(RIGHT(MID([.A54];FIND(&quot;&lt;coordinates&gt;&quot;;[.A54])+14;26);11))" office:value-type="float" office:value="47.07775">
            <text:p>47.07775000</text:p>
          </table:table-cell>
          <table:table-cell table:formula="of:=SQRT(([.H54]-[.H53])*([.H54]-[.H53])+([.I54]-[.I53])*([.I54]-[.I53]))" office:value-type="float" office:value="0.0334619067000029">
            <text:p>0.03346190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9 &lt;br&gt; Longitude : <text:s text:c="6"/>32.922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92241000, <text:s/>47.15948000&lt;/coordinates&gt;&lt;/Point&gt;&lt;/Placemark&gt;</text:p>
          </table:table-cell>
          <table:table-cell office:value-type="float" office:value="513">
            <text:p>513</text:p>
          </table:table-cell>
          <table:table-cell table:formula="of:=IF([.D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5];162;10)" office:value-type="string" office:string-value="2022-07-04">
            <text:p>2022-07-04</text:p>
          </table:table-cell>
          <table:table-cell table:style-name="ce3" table:formula="of:=MID([.A55];183;9)" office:value-type="string" office:string-value="10:19 UTC">
            <text:p>10:19 UTC</text:p>
          </table:table-cell>
          <table:table-cell table:formula="of:=RIGHT([.A55];LEN([.A55])-FIND(&quot;&lt;/description&gt;&quot;;[.A55])+1)" office:value-type="string" office:string-value="&lt;/description&gt;&lt;Point&gt;&lt;coordinates&gt;  32.92241000,  47.15948000&lt;/coordinates&gt;&lt;/Point&gt;&lt;/Placemark&gt;">
            <text:p>&lt;/description&gt;&lt;Point&gt;&lt;coordinates&gt; <text:s/>32.92241000, <text:s/>47.15948000&lt;/coordinates&gt;&lt;/Point&gt;&lt;/Placemark&gt;</text:p>
          </table:table-cell>
          <table:table-cell office:value-type="float" office:value="513">
            <text:p>513</text:p>
          </table:table-cell>
          <table:table-cell table:style-name="ce4" table:formula="of:=VALUE(LEFT(MID([.A55];FIND(&quot;&lt;coordinates&gt;&quot;;[.A55])+15;26);11))" office:value-type="float" office:value="32.92241">
            <text:p>32.92241000</text:p>
          </table:table-cell>
          <table:table-cell table:style-name="ce4" table:formula="of:=VALUE(RIGHT(MID([.A55];FIND(&quot;&lt;coordinates&gt;&quot;;[.A55])+14;26);11))" office:value-type="float" office:value="47.15948">
            <text:p>47.15948000</text:p>
          </table:table-cell>
          <table:table-cell table:formula="of:=SQRT(([.H55]-[.H54])*([.H55]-[.H54])+([.I55]-[.I54])*([.I55]-[.I54]))" office:value-type="float" office:value="0.0899140884400227">
            <text:p>0.08991408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46 &lt;br&gt; Longitude : <text:s text:c="6"/>32.999&lt;br&gt;Date Acquired : 2022-07-04 &lt;br&gt;Time: 10:47 UTC&lt;br&gt;Confidence [0-100] : 75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99875000, <text:s/>47.14574000&lt;/coordinates&gt;&lt;/Point&gt;&lt;/Placemark&gt;</text:p>
          </table:table-cell>
          <table:table-cell office:value-type="float" office:value="44">
            <text:p>44</text:p>
          </table:table-cell>
          <table:table-cell table:formula="of:=IF([.D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6];162;10)" office:value-type="string" office:string-value="2022-07-04">
            <text:p>2022-07-04</text:p>
          </table:table-cell>
          <table:table-cell table:style-name="ce3" table:formula="of:=MID([.A56];183;9)" office:value-type="string" office:string-value="10:47 UTC">
            <text:p>10:47 UTC</text:p>
          </table:table-cell>
          <table:table-cell table:formula="of:=RIGHT([.A56];LEN([.A56])-FIND(&quot;&lt;/description&gt;&quot;;[.A56])+1)" office:value-type="string" office:string-value="&lt;/description&gt;&lt;Point&gt;&lt;coordinates&gt;  32.99875000,  47.14574000&lt;/coordinates&gt;&lt;/Point&gt;&lt;/Placemark&gt;">
            <text:p>&lt;/description&gt;&lt;Point&gt;&lt;coordinates&gt; <text:s/>32.99875000, <text:s/>47.14574000&lt;/coordinates&gt;&lt;/Point&gt;&lt;/Placemark&gt;</text:p>
          </table:table-cell>
          <table:table-cell office:value-type="float" office:value="44">
            <text:p>44</text:p>
          </table:table-cell>
          <table:table-cell table:style-name="ce4" table:formula="of:=VALUE(LEFT(MID([.A56];FIND(&quot;&lt;coordinates&gt;&quot;;[.A56])+15;26);11))" office:value-type="float" office:value="32.99875">
            <text:p>32.99875000</text:p>
          </table:table-cell>
          <table:table-cell table:style-name="ce4" table:formula="of:=VALUE(RIGHT(MID([.A56];FIND(&quot;&lt;coordinates&gt;&quot;;[.A56])+14;26);11))" office:value-type="float" office:value="47.14574">
            <text:p>47.14574000</text:p>
          </table:table-cell>
          <table:table-cell table:formula="of:=SQRT(([.H56]-[.H55])*([.H56]-[.H55])+([.I56]-[.I55])*([.I56]-[.I55]))" office:value-type="float" office:value="0.0775666371579962">
            <text:p>0.077566637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3 &lt;br&gt; Longitude : <text:s text:c="6"/>33.008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0806000, <text:s/>47.15321000&lt;/coordinates&gt;&lt;/Point&gt;&lt;/Placemark&gt;</text:p>
          </table:table-cell>
          <table:table-cell office:value-type="float" office:value="498">
            <text:p>498</text:p>
          </table:table-cell>
          <table:table-cell table:formula="of:=IF([.D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7];162;10)" office:value-type="string" office:string-value="2022-07-04">
            <text:p>2022-07-04</text:p>
          </table:table-cell>
          <table:table-cell table:style-name="ce3" table:formula="of:=MID([.A57];183;9)" office:value-type="string" office:string-value="11:10 UTC">
            <text:p>11:10 UTC</text:p>
          </table:table-cell>
          <table:table-cell table:formula="of:=RIGHT([.A57];LEN([.A57])-FIND(&quot;&lt;/description&gt;&quot;;[.A57])+1)" office:value-type="string" office:string-value="&lt;/description&gt;&lt;Point&gt;&lt;coordinates&gt;  33.00806000,  47.15321000&lt;/coordinates&gt;&lt;/Point&gt;&lt;/Placemark&gt;">
            <text:p>&lt;/description&gt;&lt;Point&gt;&lt;coordinates&gt; <text:s/>33.00806000, <text:s/>47.15321000&lt;/coordinates&gt;&lt;/Point&gt;&lt;/Placemark&gt;</text:p>
          </table:table-cell>
          <table:table-cell office:value-type="float" office:value="498">
            <text:p>498</text:p>
          </table:table-cell>
          <table:table-cell table:style-name="ce4" table:formula="of:=VALUE(LEFT(MID([.A57];FIND(&quot;&lt;coordinates&gt;&quot;;[.A57])+15;26);11))" office:value-type="float" office:value="33.00806">
            <text:p>33.00806000</text:p>
          </table:table-cell>
          <table:table-cell table:style-name="ce4" table:formula="of:=VALUE(RIGHT(MID([.A57];FIND(&quot;&lt;coordinates&gt;&quot;;[.A57])+14;26);11))" office:value-type="float" office:value="47.15321">
            <text:p>47.15321000</text:p>
          </table:table-cell>
          <table:table-cell table:formula="of:=SQRT(([.H57]-[.H56])*([.H57]-[.H56])+([.I57]-[.I56])*([.I57]-[.I56]))" office:value-type="float" office:value="0.0119363729834466">
            <text:p>0.01193637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27 &lt;br&gt; Longitude : <text:s text:c="6"/>33.009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0904000, <text:s/>47.12695000&lt;/coordinates&gt;&lt;/Point&gt;&lt;/Placemark&gt;</text:p>
          </table:table-cell>
          <table:table-cell office:value-type="float" office:value="441">
            <text:p>441</text:p>
          </table:table-cell>
          <table:table-cell table:formula="of:=IF([.D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8];162;10)" office:value-type="string" office:string-value="2022-07-04">
            <text:p>2022-07-04</text:p>
          </table:table-cell>
          <table:table-cell table:style-name="ce3" table:formula="of:=MID([.A58];183;9)" office:value-type="string" office:string-value="10:19 UTC">
            <text:p>10:19 UTC</text:p>
          </table:table-cell>
          <table:table-cell table:formula="of:=RIGHT([.A58];LEN([.A58])-FIND(&quot;&lt;/description&gt;&quot;;[.A58])+1)" office:value-type="string" office:string-value="&lt;/description&gt;&lt;Point&gt;&lt;coordinates&gt;  33.00904000,  47.12695000&lt;/coordinates&gt;&lt;/Point&gt;&lt;/Placemark&gt;">
            <text:p>&lt;/description&gt;&lt;Point&gt;&lt;coordinates&gt; <text:s/>33.00904000, <text:s/>47.12695000&lt;/coordinates&gt;&lt;/Point&gt;&lt;/Placemark&gt;</text:p>
          </table:table-cell>
          <table:table-cell office:value-type="float" office:value="441">
            <text:p>441</text:p>
          </table:table-cell>
          <table:table-cell table:style-name="ce4" table:formula="of:=VALUE(LEFT(MID([.A58];FIND(&quot;&lt;coordinates&gt;&quot;;[.A58])+15;26);11))" office:value-type="float" office:value="33.00904">
            <text:p>33.00904000</text:p>
          </table:table-cell>
          <table:table-cell table:style-name="ce4" table:formula="of:=VALUE(RIGHT(MID([.A58];FIND(&quot;&lt;coordinates&gt;&quot;;[.A58])+14;26);11))" office:value-type="float" office:value="47.12695">
            <text:p>47.12695000</text:p>
          </table:table-cell>
          <table:table-cell table:formula="of:=SQRT(([.H58]-[.H57])*([.H58]-[.H57])+([.I58]-[.I57])*([.I58]-[.I57]))" office:value-type="float" office:value="0.0262782800045975">
            <text:p>0.026278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48 &lt;br&gt; Longitude : <text:s text:c="6"/>33.012&lt;br&gt;Date Acquired : 2022-07-04 &lt;br&gt;Time: 10:47 UTC&lt;br&gt;Confidence [0-100] : 10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1184000, <text:s/>47.14774000&lt;/coordinates&gt;&lt;/Point&gt;&lt;/Placemark&gt;</text:p>
          </table:table-cell>
          <table:table-cell office:value-type="float" office:value="45">
            <text:p>45</text:p>
          </table:table-cell>
          <table:table-cell table:formula="of:=IF([.D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59];162;10)" office:value-type="string" office:string-value="2022-07-04">
            <text:p>2022-07-04</text:p>
          </table:table-cell>
          <table:table-cell table:style-name="ce3" table:formula="of:=MID([.A59];183;9)" office:value-type="string" office:string-value="10:47 UTC">
            <text:p>10:47 UTC</text:p>
          </table:table-cell>
          <table:table-cell table:formula="of:=RIGHT([.A59];LEN([.A59])-FIND(&quot;&lt;/description&gt;&quot;;[.A59])+1)" office:value-type="string" office:string-value="&lt;/description&gt;&lt;Point&gt;&lt;coordinates&gt;  33.01184000,  47.14774000&lt;/coordinates&gt;&lt;/Point&gt;&lt;/Placemark&gt;">
            <text:p>&lt;/description&gt;&lt;Point&gt;&lt;coordinates&gt; <text:s/>33.01184000, <text:s/>47.14774000&lt;/coordinates&gt;&lt;/Point&gt;&lt;/Placemark&gt;</text:p>
          </table:table-cell>
          <table:table-cell office:value-type="float" office:value="45">
            <text:p>45</text:p>
          </table:table-cell>
          <table:table-cell table:style-name="ce4" table:formula="of:=VALUE(LEFT(MID([.A59];FIND(&quot;&lt;coordinates&gt;&quot;;[.A59])+15;26);11))" office:value-type="float" office:value="33.01184">
            <text:p>33.01184000</text:p>
          </table:table-cell>
          <table:table-cell table:style-name="ce4" table:formula="of:=VALUE(RIGHT(MID([.A59];FIND(&quot;&lt;coordinates&gt;&quot;;[.A59])+14;26);11))" office:value-type="float" office:value="47.14774">
            <text:p>47.14774000</text:p>
          </table:table-cell>
          <table:table-cell table:formula="of:=SQRT(([.H59]-[.H58])*([.H59]-[.H58])+([.I59]-[.I58])*([.I59]-[.I58]))" office:value-type="float" office:value="0.0209777048315569">
            <text:p>0.02097770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25 &lt;br&gt; Longitude : <text:s text:c="6"/>33.040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3954000, <text:s/>47.22537000&lt;/coordinates&gt;&lt;/Point&gt;&lt;/Placemark&gt;</text:p>
          </table:table-cell>
          <table:table-cell office:value-type="float" office:value="617">
            <text:p>617</text:p>
          </table:table-cell>
          <table:table-cell table:formula="of:=IF([.D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0];162;10)" office:value-type="string" office:string-value="2022-07-04">
            <text:p>2022-07-04</text:p>
          </table:table-cell>
          <table:table-cell table:style-name="ce3" table:formula="of:=MID([.A60];183;9)" office:value-type="string" office:string-value="10:19 UTC">
            <text:p>10:19 UTC</text:p>
          </table:table-cell>
          <table:table-cell table:formula="of:=RIGHT([.A60];LEN([.A60])-FIND(&quot;&lt;/description&gt;&quot;;[.A60])+1)" office:value-type="string" office:string-value="&lt;/description&gt;&lt;Point&gt;&lt;coordinates&gt;  33.03954000,  47.22537000&lt;/coordinates&gt;&lt;/Point&gt;&lt;/Placemark&gt;">
            <text:p>&lt;/description&gt;&lt;Point&gt;&lt;coordinates&gt; <text:s/>33.03954000, <text:s/>47.22537000&lt;/coordinates&gt;&lt;/Point&gt;&lt;/Placemark&gt;</text:p>
          </table:table-cell>
          <table:table-cell office:value-type="float" office:value="617">
            <text:p>617</text:p>
          </table:table-cell>
          <table:table-cell table:style-name="ce4" table:formula="of:=VALUE(LEFT(MID([.A60];FIND(&quot;&lt;coordinates&gt;&quot;;[.A60])+15;26);11))" office:value-type="float" office:value="33.03954">
            <text:p>33.03954000</text:p>
          </table:table-cell>
          <table:table-cell table:style-name="ce4" table:formula="of:=VALUE(RIGHT(MID([.A60];FIND(&quot;&lt;coordinates&gt;&quot;;[.A60])+14;26);11))" office:value-type="float" office:value="47.22537">
            <text:p>47.22537000</text:p>
          </table:table-cell>
          <table:table-cell table:formula="of:=SQRT(([.H60]-[.H59])*([.H60]-[.H59])+([.I60]-[.I59])*([.I60]-[.I59]))" office:value-type="float" office:value="0.0824239461564419">
            <text:p>0.08242394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31 &lt;br&gt; Longitude : <text:s text:c="6"/>33.049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4919000, <text:s/>47.23082000&lt;/coordinates&gt;&lt;/Point&gt;&lt;/Placemark&gt;</text:p>
          </table:table-cell>
          <table:table-cell office:value-type="float" office:value="618">
            <text:p>618</text:p>
          </table:table-cell>
          <table:table-cell table:formula="of:=IF([.D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1];162;10)" office:value-type="string" office:string-value="2022-07-04">
            <text:p>2022-07-04</text:p>
          </table:table-cell>
          <table:table-cell table:style-name="ce3" table:formula="of:=MID([.A61];183;9)" office:value-type="string" office:string-value="10:19 UTC">
            <text:p>10:19 UTC</text:p>
          </table:table-cell>
          <table:table-cell table:formula="of:=RIGHT([.A61];LEN([.A61])-FIND(&quot;&lt;/description&gt;&quot;;[.A61])+1)" office:value-type="string" office:string-value="&lt;/description&gt;&lt;Point&gt;&lt;coordinates&gt;  33.04919000,  47.23082000&lt;/coordinates&gt;&lt;/Point&gt;&lt;/Placemark&gt;">
            <text:p>&lt;/description&gt;&lt;Point&gt;&lt;coordinates&gt; <text:s/>33.04919000, <text:s/>47.23082000&lt;/coordinates&gt;&lt;/Point&gt;&lt;/Placemark&gt;</text:p>
          </table:table-cell>
          <table:table-cell office:value-type="float" office:value="618">
            <text:p>618</text:p>
          </table:table-cell>
          <table:table-cell table:style-name="ce4" table:formula="of:=VALUE(LEFT(MID([.A61];FIND(&quot;&lt;coordinates&gt;&quot;;[.A61])+15;26);11))" office:value-type="float" office:value="33.04919">
            <text:p>33.04919000</text:p>
          </table:table-cell>
          <table:table-cell table:style-name="ce4" table:formula="of:=VALUE(RIGHT(MID([.A61];FIND(&quot;&lt;coordinates&gt;&quot;;[.A61])+14;26);11))" office:value-type="float" office:value="47.23082">
            <text:p>47.23082000</text:p>
          </table:table-cell>
          <table:table-cell table:formula="of:=SQRT(([.H61]-[.H60])*([.H61]-[.H60])+([.I61]-[.I60])*([.I61]-[.I60]))" office:value-type="float" office:value="0.0110826440888466">
            <text:p>0.011082644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38 &lt;br&gt; Longitude : <text:s text:c="6"/>33.056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5590000, <text:s/>47.23845000&lt;/coordinates&gt;&lt;/Point&gt;&lt;/Placemark&gt;</text:p>
          </table:table-cell>
          <table:table-cell office:value-type="float" office:value="628">
            <text:p>628</text:p>
          </table:table-cell>
          <table:table-cell table:formula="of:=IF([.D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2];162;10)" office:value-type="string" office:string-value="2022-07-04">
            <text:p>2022-07-04</text:p>
          </table:table-cell>
          <table:table-cell table:style-name="ce3" table:formula="of:=MID([.A62];183;9)" office:value-type="string" office:string-value="09:30 UTC">
            <text:p>09:30 UTC</text:p>
          </table:table-cell>
          <table:table-cell table:formula="of:=RIGHT([.A62];LEN([.A62])-FIND(&quot;&lt;/description&gt;&quot;;[.A62])+1)" office:value-type="string" office:string-value="&lt;/description&gt;&lt;Point&gt;&lt;coordinates&gt;  33.05590000,  47.23845000&lt;/coordinates&gt;&lt;/Point&gt;&lt;/Placemark&gt;">
            <text:p>&lt;/description&gt;&lt;Point&gt;&lt;coordinates&gt; <text:s/>33.05590000, <text:s/>47.23845000&lt;/coordinates&gt;&lt;/Point&gt;&lt;/Placemark&gt;</text:p>
          </table:table-cell>
          <table:table-cell office:value-type="float" office:value="628">
            <text:p>628</text:p>
          </table:table-cell>
          <table:table-cell table:style-name="ce4" table:formula="of:=VALUE(LEFT(MID([.A62];FIND(&quot;&lt;coordinates&gt;&quot;;[.A62])+15;26);11))" office:value-type="float" office:value="33.0559">
            <text:p>33.05590000</text:p>
          </table:table-cell>
          <table:table-cell table:style-name="ce4" table:formula="of:=VALUE(RIGHT(MID([.A62];FIND(&quot;&lt;coordinates&gt;&quot;;[.A62])+14;26);11))" office:value-type="float" office:value="47.23845">
            <text:p>47.23845000</text:p>
          </table:table-cell>
          <table:table-cell table:formula="of:=SQRT(([.H62]-[.H61])*([.H62]-[.H61])+([.I62]-[.I61])*([.I62]-[.I61]))" office:value-type="float" office:value="0.0101607578457495">
            <text:p>0.010160757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59 &lt;br&gt; Longitude : <text:s text:c="6"/>33.060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6040000, <text:s/>47.25852000&lt;/coordinates&gt;&lt;/Point&gt;&lt;/Placemark&gt;</text:p>
          </table:table-cell>
          <table:table-cell office:value-type="float" office:value="644">
            <text:p>644</text:p>
          </table:table-cell>
          <table:table-cell table:formula="of:=IF([.D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3];162;10)" office:value-type="string" office:string-value="2022-07-04">
            <text:p>2022-07-04</text:p>
          </table:table-cell>
          <table:table-cell table:style-name="ce3" table:formula="of:=MID([.A63];183;9)" office:value-type="string" office:string-value="11:10 UTC">
            <text:p>11:10 UTC</text:p>
          </table:table-cell>
          <table:table-cell table:formula="of:=RIGHT([.A63];LEN([.A63])-FIND(&quot;&lt;/description&gt;&quot;;[.A63])+1)" office:value-type="string" office:string-value="&lt;/description&gt;&lt;Point&gt;&lt;coordinates&gt;  33.06040000,  47.25852000&lt;/coordinates&gt;&lt;/Point&gt;&lt;/Placemark&gt;">
            <text:p>&lt;/description&gt;&lt;Point&gt;&lt;coordinates&gt; <text:s/>33.06040000, <text:s/>47.25852000&lt;/coordinates&gt;&lt;/Point&gt;&lt;/Placemark&gt;</text:p>
          </table:table-cell>
          <table:table-cell office:value-type="float" office:value="644">
            <text:p>644</text:p>
          </table:table-cell>
          <table:table-cell table:style-name="ce4" table:formula="of:=VALUE(LEFT(MID([.A63];FIND(&quot;&lt;coordinates&gt;&quot;;[.A63])+15;26);11))" office:value-type="float" office:value="33.0604">
            <text:p>33.06040000</text:p>
          </table:table-cell>
          <table:table-cell table:style-name="ce4" table:formula="of:=VALUE(RIGHT(MID([.A63];FIND(&quot;&lt;coordinates&gt;&quot;;[.A63])+14;26);11))" office:value-type="float" office:value="47.25852">
            <text:p>47.25852000</text:p>
          </table:table-cell>
          <table:table-cell table:formula="of:=SQRT(([.H63]-[.H62])*([.H63]-[.H62])+([.I63]-[.I62])*([.I63]-[.I62]))" office:value-type="float" office:value="0.0205682984225696">
            <text:p>0.02056829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51 &lt;br&gt; Longitude : <text:s text:c="6"/>33.077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7691000, <text:s/>47.25056000&lt;/coordinates&gt;&lt;/Point&gt;&lt;/Placemark&gt;</text:p>
          </table:table-cell>
          <table:table-cell office:value-type="float" office:value="637">
            <text:p>637</text:p>
          </table:table-cell>
          <table:table-cell table:formula="of:=IF([.D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4];162;10)" office:value-type="string" office:string-value="2022-07-04">
            <text:p>2022-07-04</text:p>
          </table:table-cell>
          <table:table-cell table:style-name="ce3" table:formula="of:=MID([.A64];183;9)" office:value-type="string" office:string-value="10:19 UTC">
            <text:p>10:19 UTC</text:p>
          </table:table-cell>
          <table:table-cell table:formula="of:=RIGHT([.A64];LEN([.A64])-FIND(&quot;&lt;/description&gt;&quot;;[.A64])+1)" office:value-type="string" office:string-value="&lt;/description&gt;&lt;Point&gt;&lt;coordinates&gt;  33.07691000,  47.25056000&lt;/coordinates&gt;&lt;/Point&gt;&lt;/Placemark&gt;">
            <text:p>&lt;/description&gt;&lt;Point&gt;&lt;coordinates&gt; <text:s/>33.07691000, <text:s/>47.25056000&lt;/coordinates&gt;&lt;/Point&gt;&lt;/Placemark&gt;</text:p>
          </table:table-cell>
          <table:table-cell office:value-type="float" office:value="637">
            <text:p>637</text:p>
          </table:table-cell>
          <table:table-cell table:style-name="ce4" table:formula="of:=VALUE(LEFT(MID([.A64];FIND(&quot;&lt;coordinates&gt;&quot;;[.A64])+15;26);11))" office:value-type="float" office:value="33.07691">
            <text:p>33.07691000</text:p>
          </table:table-cell>
          <table:table-cell table:style-name="ce4" table:formula="of:=VALUE(RIGHT(MID([.A64];FIND(&quot;&lt;coordinates&gt;&quot;;[.A64])+14;26);11))" office:value-type="float" office:value="47.25056">
            <text:p>47.25056000</text:p>
          </table:table-cell>
          <table:table-cell table:formula="of:=SQRT(([.H64]-[.H63])*([.H64]-[.H63])+([.I64]-[.I63])*([.I64]-[.I63]))" office:value-type="float" office:value="0.0183287124479556">
            <text:p>0.018328712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72 &lt;br&gt; Longitude : <text:s text:c="6"/>33.079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7949000, <text:s/>47.17199000&lt;/coordinates&gt;&lt;/Point&gt;&lt;/Placemark&gt;</text:p>
          </table:table-cell>
          <table:table-cell office:value-type="float" office:value="538">
            <text:p>538</text:p>
          </table:table-cell>
          <table:table-cell table:formula="of:=IF([.D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5];162;10)" office:value-type="string" office:string-value="2022-07-04">
            <text:p>2022-07-04</text:p>
          </table:table-cell>
          <table:table-cell table:style-name="ce3" table:formula="of:=MID([.A65];183;9)" office:value-type="string" office:string-value="11:10 UTC">
            <text:p>11:10 UTC</text:p>
          </table:table-cell>
          <table:table-cell table:formula="of:=RIGHT([.A65];LEN([.A65])-FIND(&quot;&lt;/description&gt;&quot;;[.A65])+1)" office:value-type="string" office:string-value="&lt;/description&gt;&lt;Point&gt;&lt;coordinates&gt;  33.07949000,  47.17199000&lt;/coordinates&gt;&lt;/Point&gt;&lt;/Placemark&gt;">
            <text:p>&lt;/description&gt;&lt;Point&gt;&lt;coordinates&gt; <text:s/>33.07949000, <text:s/>47.17199000&lt;/coordinates&gt;&lt;/Point&gt;&lt;/Placemark&gt;</text:p>
          </table:table-cell>
          <table:table-cell office:value-type="float" office:value="538">
            <text:p>538</text:p>
          </table:table-cell>
          <table:table-cell table:style-name="ce4" table:formula="of:=VALUE(LEFT(MID([.A65];FIND(&quot;&lt;coordinates&gt;&quot;;[.A65])+15;26);11))" office:value-type="float" office:value="33.07949">
            <text:p>33.07949000</text:p>
          </table:table-cell>
          <table:table-cell table:style-name="ce4" table:formula="of:=VALUE(RIGHT(MID([.A65];FIND(&quot;&lt;coordinates&gt;&quot;;[.A65])+14;26);11))" office:value-type="float" office:value="47.17199">
            <text:p>47.17199000</text:p>
          </table:table-cell>
          <table:table-cell table:formula="of:=SQRT(([.H65]-[.H64])*([.H65]-[.H64])+([.I65]-[.I64])*([.I65]-[.I64]))" office:value-type="float" office:value="0.0786123482666678">
            <text:p>0.07861234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44 &lt;br&gt; Longitude : <text:s text:c="6"/>33.080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7961000, <text:s/>47.24377000&lt;/coordinates&gt;&lt;/Point&gt;&lt;/Placemark&gt;</text:p>
          </table:table-cell>
          <table:table-cell office:value-type="float" office:value="632">
            <text:p>632</text:p>
          </table:table-cell>
          <table:table-cell table:formula="of:=IF([.D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6];162;10)" office:value-type="string" office:string-value="2022-07-04">
            <text:p>2022-07-04</text:p>
          </table:table-cell>
          <table:table-cell table:style-name="ce3" table:formula="of:=MID([.A66];183;9)" office:value-type="string" office:string-value="10:19 UTC">
            <text:p>10:19 UTC</text:p>
          </table:table-cell>
          <table:table-cell table:formula="of:=RIGHT([.A66];LEN([.A66])-FIND(&quot;&lt;/description&gt;&quot;;[.A66])+1)" office:value-type="string" office:string-value="&lt;/description&gt;&lt;Point&gt;&lt;coordinates&gt;  33.07961000,  47.24377000&lt;/coordinates&gt;&lt;/Point&gt;&lt;/Placemark&gt;">
            <text:p>&lt;/description&gt;&lt;Point&gt;&lt;coordinates&gt; <text:s/>33.07961000, <text:s/>47.24377000&lt;/coordinates&gt;&lt;/Point&gt;&lt;/Placemark&gt;</text:p>
          </table:table-cell>
          <table:table-cell office:value-type="float" office:value="632">
            <text:p>632</text:p>
          </table:table-cell>
          <table:table-cell table:style-name="ce4" table:formula="of:=VALUE(LEFT(MID([.A66];FIND(&quot;&lt;coordinates&gt;&quot;;[.A66])+15;26);11))" office:value-type="float" office:value="33.07961">
            <text:p>33.07961000</text:p>
          </table:table-cell>
          <table:table-cell table:style-name="ce4" table:formula="of:=VALUE(RIGHT(MID([.A66];FIND(&quot;&lt;coordinates&gt;&quot;;[.A66])+14;26);11))" office:value-type="float" office:value="47.24377">
            <text:p>47.24377000</text:p>
          </table:table-cell>
          <table:table-cell table:formula="of:=SQRT(([.H66]-[.H65])*([.H66]-[.H65])+([.I66]-[.I65])*([.I66]-[.I65]))" office:value-type="float" office:value="0.0717801003064188">
            <text:p>0.07178010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51 &lt;br&gt; Longitude : <text:s text:c="6"/>33.081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8054000, <text:s/>47.25116000&lt;/coordinates&gt;&lt;/Point&gt;&lt;/Placemark&gt;</text:p>
          </table:table-cell>
          <table:table-cell office:value-type="float" office:value="638">
            <text:p>638</text:p>
          </table:table-cell>
          <table:table-cell table:formula="of:=IF([.D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7];162;10)" office:value-type="string" office:string-value="2022-07-04">
            <text:p>2022-07-04</text:p>
          </table:table-cell>
          <table:table-cell table:style-name="ce3" table:formula="of:=MID([.A67];183;9)" office:value-type="string" office:string-value="11:10 UTC">
            <text:p>11:10 UTC</text:p>
          </table:table-cell>
          <table:table-cell table:formula="of:=RIGHT([.A67];LEN([.A67])-FIND(&quot;&lt;/description&gt;&quot;;[.A67])+1)" office:value-type="string" office:string-value="&lt;/description&gt;&lt;Point&gt;&lt;coordinates&gt;  33.08054000,  47.25116000&lt;/coordinates&gt;&lt;/Point&gt;&lt;/Placemark&gt;">
            <text:p>&lt;/description&gt;&lt;Point&gt;&lt;coordinates&gt; <text:s/>33.08054000, <text:s/>47.25116000&lt;/coordinates&gt;&lt;/Point&gt;&lt;/Placemark&gt;</text:p>
          </table:table-cell>
          <table:table-cell office:value-type="float" office:value="638">
            <text:p>638</text:p>
          </table:table-cell>
          <table:table-cell table:style-name="ce4" table:formula="of:=VALUE(LEFT(MID([.A67];FIND(&quot;&lt;coordinates&gt;&quot;;[.A67])+15;26);11))" office:value-type="float" office:value="33.08054">
            <text:p>33.08054000</text:p>
          </table:table-cell>
          <table:table-cell table:style-name="ce4" table:formula="of:=VALUE(RIGHT(MID([.A67];FIND(&quot;&lt;coordinates&gt;&quot;;[.A67])+14;26);11))" office:value-type="float" office:value="47.25116">
            <text:p>47.25116000</text:p>
          </table:table-cell>
          <table:table-cell table:formula="of:=SQRT(([.H67]-[.H66])*([.H67]-[.H66])+([.I67]-[.I66])*([.I67]-[.I66]))" office:value-type="float" office:value="0.00744828839398739">
            <text:p>0.00744828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67 &lt;br&gt; Longitude : <text:s text:c="6"/>33.082&lt;br&gt;Date Acquired : 2022-07-04 &lt;br&gt;Time: 10:47 UTC&lt;br&gt;Confidence [0-100] : 84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8213000, <text:s/>47.16713000&lt;/coordinates&gt;&lt;/Point&gt;&lt;/Placemark&gt;</text:p>
          </table:table-cell>
          <table:table-cell office:value-type="float" office:value="47">
            <text:p>47</text:p>
          </table:table-cell>
          <table:table-cell table:formula="of:=IF([.D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8];162;10)" office:value-type="string" office:string-value="2022-07-04">
            <text:p>2022-07-04</text:p>
          </table:table-cell>
          <table:table-cell table:style-name="ce3" table:formula="of:=MID([.A68];183;9)" office:value-type="string" office:string-value="10:47 UTC">
            <text:p>10:47 UTC</text:p>
          </table:table-cell>
          <table:table-cell table:formula="of:=RIGHT([.A68];LEN([.A68])-FIND(&quot;&lt;/description&gt;&quot;;[.A68])+1)" office:value-type="string" office:string-value="&lt;/description&gt;&lt;Point&gt;&lt;coordinates&gt;  33.08213000,  47.16713000&lt;/coordinates&gt;&lt;/Point&gt;&lt;/Placemark&gt;">
            <text:p>&lt;/description&gt;&lt;Point&gt;&lt;coordinates&gt; <text:s/>33.08213000, <text:s/>47.16713000&lt;/coordinates&gt;&lt;/Point&gt;&lt;/Placemark&gt;</text:p>
          </table:table-cell>
          <table:table-cell office:value-type="float" office:value="47">
            <text:p>47</text:p>
          </table:table-cell>
          <table:table-cell table:style-name="ce4" table:formula="of:=VALUE(LEFT(MID([.A68];FIND(&quot;&lt;coordinates&gt;&quot;;[.A68])+15;26);11))" office:value-type="float" office:value="33.08213">
            <text:p>33.08213000</text:p>
          </table:table-cell>
          <table:table-cell table:style-name="ce4" table:formula="of:=VALUE(RIGHT(MID([.A68];FIND(&quot;&lt;coordinates&gt;&quot;;[.A68])+14;26);11))" office:value-type="float" office:value="47.16713">
            <text:p>47.16713000</text:p>
          </table:table-cell>
          <table:table-cell table:formula="of:=SQRT(([.H68]-[.H67])*([.H68]-[.H67])+([.I68]-[.I67])*([.I68]-[.I67]))" office:value-type="float" office:value="0.0840450414956156">
            <text:p>0.08404504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2 &lt;br&gt; Longitude : <text:s text:c="6"/>33.088&lt;br&gt;Date Acquired : 2022-07-04 &lt;br&gt;Time: 09:3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8755000, <text:s/>47.15219000&lt;/coordinates&gt;&lt;/Point&gt;&lt;/Placemark&gt;</text:p>
          </table:table-cell>
          <table:table-cell office:value-type="float" office:value="496">
            <text:p>496</text:p>
          </table:table-cell>
          <table:table-cell table:formula="of:=IF([.D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69];162;10)" office:value-type="string" office:string-value="2022-07-04">
            <text:p>2022-07-04</text:p>
          </table:table-cell>
          <table:table-cell table:style-name="ce3" table:formula="of:=MID([.A69];183;9)" office:value-type="string" office:string-value="09:30 UTC">
            <text:p>09:30 UTC</text:p>
          </table:table-cell>
          <table:table-cell table:formula="of:=RIGHT([.A69];LEN([.A69])-FIND(&quot;&lt;/description&gt;&quot;;[.A69])+1)" office:value-type="string" office:string-value="&lt;/description&gt;&lt;Point&gt;&lt;coordinates&gt;  33.08755000,  47.15219000&lt;/coordinates&gt;&lt;/Point&gt;&lt;/Placemark&gt;">
            <text:p>&lt;/description&gt;&lt;Point&gt;&lt;coordinates&gt; <text:s/>33.08755000, <text:s/>47.15219000&lt;/coordinates&gt;&lt;/Point&gt;&lt;/Placemark&gt;</text:p>
          </table:table-cell>
          <table:table-cell office:value-type="float" office:value="496">
            <text:p>496</text:p>
          </table:table-cell>
          <table:table-cell table:style-name="ce4" table:formula="of:=VALUE(LEFT(MID([.A69];FIND(&quot;&lt;coordinates&gt;&quot;;[.A69])+15;26);11))" office:value-type="float" office:value="33.08755">
            <text:p>33.08755000</text:p>
          </table:table-cell>
          <table:table-cell table:style-name="ce4" table:formula="of:=VALUE(RIGHT(MID([.A69];FIND(&quot;&lt;coordinates&gt;&quot;;[.A69])+14;26);11))" office:value-type="float" office:value="47.15219">
            <text:p>47.15219000</text:p>
          </table:table-cell>
          <table:table-cell table:formula="of:=SQRT(([.H69]-[.H68])*([.H69]-[.H68])+([.I69]-[.I68])*([.I69]-[.I68]))" office:value-type="float" office:value="0.0158927656498199">
            <text:p>0.01589276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73 &lt;br&gt; Longitude : <text:s text:c="6"/>33.090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9046000, <text:s/>47.17284000&lt;/coordinates&gt;&lt;/Point&gt;&lt;/Placemark&gt;</text:p>
          </table:table-cell>
          <table:table-cell office:value-type="float" office:value="542">
            <text:p>542</text:p>
          </table:table-cell>
          <table:table-cell table:formula="of:=IF([.D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0];162;10)" office:value-type="string" office:string-value="2022-07-04">
            <text:p>2022-07-04</text:p>
          </table:table-cell>
          <table:table-cell table:style-name="ce3" table:formula="of:=MID([.A70];183;9)" office:value-type="string" office:string-value="10:19 UTC">
            <text:p>10:19 UTC</text:p>
          </table:table-cell>
          <table:table-cell table:formula="of:=RIGHT([.A70];LEN([.A70])-FIND(&quot;&lt;/description&gt;&quot;;[.A70])+1)" office:value-type="string" office:string-value="&lt;/description&gt;&lt;Point&gt;&lt;coordinates&gt;  33.09046000,  47.17284000&lt;/coordinates&gt;&lt;/Point&gt;&lt;/Placemark&gt;">
            <text:p>&lt;/description&gt;&lt;Point&gt;&lt;coordinates&gt; <text:s/>33.09046000, <text:s/>47.17284000&lt;/coordinates&gt;&lt;/Point&gt;&lt;/Placemark&gt;</text:p>
          </table:table-cell>
          <table:table-cell office:value-type="float" office:value="542">
            <text:p>542</text:p>
          </table:table-cell>
          <table:table-cell table:style-name="ce4" table:formula="of:=VALUE(LEFT(MID([.A70];FIND(&quot;&lt;coordinates&gt;&quot;;[.A70])+15;26);11))" office:value-type="float" office:value="33.09046">
            <text:p>33.09046000</text:p>
          </table:table-cell>
          <table:table-cell table:style-name="ce4" table:formula="of:=VALUE(RIGHT(MID([.A70];FIND(&quot;&lt;coordinates&gt;&quot;;[.A70])+14;26);11))" office:value-type="float" office:value="47.17284">
            <text:p>47.17284000</text:p>
          </table:table-cell>
          <table:table-cell table:formula="of:=SQRT(([.H70]-[.H69])*([.H70]-[.H69])+([.I70]-[.I69])*([.I70]-[.I69]))" office:value-type="float" office:value="0.0208540307854414">
            <text:p>0.020854030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47 &lt;br&gt; Longitude : <text:s text:c="6"/>33.091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9124000, <text:s/>47.14679000&lt;/coordinates&gt;&lt;/Point&gt;&lt;/Placemark&gt;</text:p>
          </table:table-cell>
          <table:table-cell office:value-type="float" office:value="484">
            <text:p>484</text:p>
          </table:table-cell>
          <table:table-cell table:formula="of:=IF([.D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1];162;10)" office:value-type="string" office:string-value="2022-07-04">
            <text:p>2022-07-04</text:p>
          </table:table-cell>
          <table:table-cell table:style-name="ce3" table:formula="of:=MID([.A71];183;9)" office:value-type="string" office:string-value="09:30 UTC">
            <text:p>09:30 UTC</text:p>
          </table:table-cell>
          <table:table-cell table:formula="of:=RIGHT([.A71];LEN([.A71])-FIND(&quot;&lt;/description&gt;&quot;;[.A71])+1)" office:value-type="string" office:string-value="&lt;/description&gt;&lt;Point&gt;&lt;coordinates&gt;  33.09124000,  47.14679000&lt;/coordinates&gt;&lt;/Point&gt;&lt;/Placemark&gt;">
            <text:p>&lt;/description&gt;&lt;Point&gt;&lt;coordinates&gt; <text:s/>33.09124000, <text:s/>47.14679000&lt;/coordinates&gt;&lt;/Point&gt;&lt;/Placemark&gt;</text:p>
          </table:table-cell>
          <table:table-cell office:value-type="float" office:value="484">
            <text:p>484</text:p>
          </table:table-cell>
          <table:table-cell table:style-name="ce4" table:formula="of:=VALUE(LEFT(MID([.A71];FIND(&quot;&lt;coordinates&gt;&quot;;[.A71])+15;26);11))" office:value-type="float" office:value="33.09124">
            <text:p>33.09124000</text:p>
          </table:table-cell>
          <table:table-cell table:style-name="ce4" table:formula="of:=VALUE(RIGHT(MID([.A71];FIND(&quot;&lt;coordinates&gt;&quot;;[.A71])+14;26);11))" office:value-type="float" office:value="47.14679">
            <text:p>47.14679000</text:p>
          </table:table-cell>
          <table:table-cell table:formula="of:=SQRT(([.H71]-[.H70])*([.H71]-[.H70])+([.I71]-[.I70])*([.I71]-[.I70]))" office:value-type="float" office:value="0.026061674926986">
            <text:p>0.02606167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4 &lt;br&gt; Longitude : <text:s text:c="6"/>33.093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9325000, <text:s/>47.15401000&lt;/coordinates&gt;&lt;/Point&gt;&lt;/Placemark&gt;</text:p>
          </table:table-cell>
          <table:table-cell office:value-type="float" office:value="502">
            <text:p>502</text:p>
          </table:table-cell>
          <table:table-cell table:formula="of:=IF([.D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2];162;10)" office:value-type="string" office:string-value="2022-07-04">
            <text:p>2022-07-04</text:p>
          </table:table-cell>
          <table:table-cell table:style-name="ce3" table:formula="of:=MID([.A72];183;9)" office:value-type="string" office:string-value="09:30 UTC">
            <text:p>09:30 UTC</text:p>
          </table:table-cell>
          <table:table-cell table:formula="of:=RIGHT([.A72];LEN([.A72])-FIND(&quot;&lt;/description&gt;&quot;;[.A72])+1)" office:value-type="string" office:string-value="&lt;/description&gt;&lt;Point&gt;&lt;coordinates&gt;  33.09325000,  47.15401000&lt;/coordinates&gt;&lt;/Point&gt;&lt;/Placemark&gt;">
            <text:p>&lt;/description&gt;&lt;Point&gt;&lt;coordinates&gt; <text:s/>33.09325000, <text:s/>47.15401000&lt;/coordinates&gt;&lt;/Point&gt;&lt;/Placemark&gt;</text:p>
          </table:table-cell>
          <table:table-cell office:value-type="float" office:value="502">
            <text:p>502</text:p>
          </table:table-cell>
          <table:table-cell table:style-name="ce4" table:formula="of:=VALUE(LEFT(MID([.A72];FIND(&quot;&lt;coordinates&gt;&quot;;[.A72])+15;26);11))" office:value-type="float" office:value="33.09325">
            <text:p>33.09325000</text:p>
          </table:table-cell>
          <table:table-cell table:style-name="ce4" table:formula="of:=VALUE(RIGHT(MID([.A72];FIND(&quot;&lt;coordinates&gt;&quot;;[.A72])+14;26);11))" office:value-type="float" office:value="47.15401">
            <text:p>47.15401000</text:p>
          </table:table-cell>
          <table:table-cell table:formula="of:=SQRT(([.H72]-[.H71])*([.H72]-[.H71])+([.I72]-[.I71])*([.I72]-[.I71]))" office:value-type="float" office:value="0.00749456469716194">
            <text:p>0.007494564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41 &lt;br&gt; Longitude : <text:s text:c="6"/>33.095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9494000, <text:s/>47.14138000&lt;/coordinates&gt;&lt;/Point&gt;&lt;/Placemark&gt;</text:p>
          </table:table-cell>
          <table:table-cell office:value-type="float" office:value="475">
            <text:p>475</text:p>
          </table:table-cell>
          <table:table-cell table:formula="of:=IF([.D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3];162;10)" office:value-type="string" office:string-value="2022-07-04">
            <text:p>2022-07-04</text:p>
          </table:table-cell>
          <table:table-cell table:style-name="ce3" table:formula="of:=MID([.A73];183;9)" office:value-type="string" office:string-value="09:30 UTC">
            <text:p>09:30 UTC</text:p>
          </table:table-cell>
          <table:table-cell table:formula="of:=RIGHT([.A73];LEN([.A73])-FIND(&quot;&lt;/description&gt;&quot;;[.A73])+1)" office:value-type="string" office:string-value="&lt;/description&gt;&lt;Point&gt;&lt;coordinates&gt;  33.09494000,  47.14138000&lt;/coordinates&gt;&lt;/Point&gt;&lt;/Placemark&gt;">
            <text:p>&lt;/description&gt;&lt;Point&gt;&lt;coordinates&gt; <text:s/>33.09494000, <text:s/>47.14138000&lt;/coordinates&gt;&lt;/Point&gt;&lt;/Placemark&gt;</text:p>
          </table:table-cell>
          <table:table-cell office:value-type="float" office:value="475">
            <text:p>475</text:p>
          </table:table-cell>
          <table:table-cell table:style-name="ce4" table:formula="of:=VALUE(LEFT(MID([.A73];FIND(&quot;&lt;coordinates&gt;&quot;;[.A73])+15;26);11))" office:value-type="float" office:value="33.09494">
            <text:p>33.09494000</text:p>
          </table:table-cell>
          <table:table-cell table:style-name="ce4" table:formula="of:=VALUE(RIGHT(MID([.A73];FIND(&quot;&lt;coordinates&gt;&quot;;[.A73])+14;26);11))" office:value-type="float" office:value="47.14138">
            <text:p>47.14138000</text:p>
          </table:table-cell>
          <table:table-cell table:formula="of:=SQRT(([.H73]-[.H72])*([.H73]-[.H72])+([.I73]-[.I72])*([.I73]-[.I72]))" office:value-type="float" office:value="0.0127425664604917">
            <text:p>0.01274256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69 &lt;br&gt; Longitude : <text:s text:c="6"/>33.095&lt;br&gt;Date Acquired : 2022-07-04 &lt;br&gt;Time: 10:47 UTC&lt;br&gt;Confidence [0-100] : 32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9516000, <text:s/>47.16913000&lt;/coordinates&gt;&lt;/Point&gt;&lt;/Placemark&gt;</text:p>
          </table:table-cell>
          <table:table-cell office:value-type="float" office:value="48">
            <text:p>48</text:p>
          </table:table-cell>
          <table:table-cell table:formula="of:=IF([.D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4];162;10)" office:value-type="string" office:string-value="2022-07-04">
            <text:p>2022-07-04</text:p>
          </table:table-cell>
          <table:table-cell table:style-name="ce3" table:formula="of:=MID([.A74];183;9)" office:value-type="string" office:string-value="10:47 UTC">
            <text:p>10:47 UTC</text:p>
          </table:table-cell>
          <table:table-cell table:formula="of:=RIGHT([.A74];LEN([.A74])-FIND(&quot;&lt;/description&gt;&quot;;[.A74])+1)" office:value-type="string" office:string-value="&lt;/description&gt;&lt;Point&gt;&lt;coordinates&gt;  33.09516000,  47.16913000&lt;/coordinates&gt;&lt;/Point&gt;&lt;/Placemark&gt;">
            <text:p>&lt;/description&gt;&lt;Point&gt;&lt;coordinates&gt; <text:s/>33.09516000, <text:s/>47.16913000&lt;/coordinates&gt;&lt;/Point&gt;&lt;/Placemark&gt;</text:p>
          </table:table-cell>
          <table:table-cell office:value-type="float" office:value="48">
            <text:p>48</text:p>
          </table:table-cell>
          <table:table-cell table:style-name="ce4" table:formula="of:=VALUE(LEFT(MID([.A74];FIND(&quot;&lt;coordinates&gt;&quot;;[.A74])+15;26);11))" office:value-type="float" office:value="33.09516">
            <text:p>33.09516000</text:p>
          </table:table-cell>
          <table:table-cell table:style-name="ce4" table:formula="of:=VALUE(RIGHT(MID([.A74];FIND(&quot;&lt;coordinates&gt;&quot;;[.A74])+14;26);11))" office:value-type="float" office:value="47.16913">
            <text:p>47.16913000</text:p>
          </table:table-cell>
          <table:table-cell table:formula="of:=SQRT(([.H74]-[.H73])*([.H74]-[.H73])+([.I74]-[.I73])*([.I74]-[.I73]))" office:value-type="float" office:value="0.0277508720583742">
            <text:p>0.027750872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49 &lt;br&gt; Longitude : <text:s text:c="6"/>33.097&lt;br&gt;Date Acquired : 2022-07-04 &lt;br&gt;Time: 09:3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9696000, <text:s/>47.14861000&lt;/coordinates&gt;&lt;/Point&gt;&lt;/Placemark&gt;</text:p>
          </table:table-cell>
          <table:table-cell office:value-type="float" office:value="490">
            <text:p>490</text:p>
          </table:table-cell>
          <table:table-cell table:formula="of:=IF([.D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5];162;10)" office:value-type="string" office:string-value="2022-07-04">
            <text:p>2022-07-04</text:p>
          </table:table-cell>
          <table:table-cell table:style-name="ce3" table:formula="of:=MID([.A75];183;9)" office:value-type="string" office:string-value="09:30 UTC">
            <text:p>09:30 UTC</text:p>
          </table:table-cell>
          <table:table-cell table:formula="of:=RIGHT([.A75];LEN([.A75])-FIND(&quot;&lt;/description&gt;&quot;;[.A75])+1)" office:value-type="string" office:string-value="&lt;/description&gt;&lt;Point&gt;&lt;coordinates&gt;  33.09696000,  47.14861000&lt;/coordinates&gt;&lt;/Point&gt;&lt;/Placemark&gt;">
            <text:p>&lt;/description&gt;&lt;Point&gt;&lt;coordinates&gt; <text:s/>33.09696000, <text:s/>47.14861000&lt;/coordinates&gt;&lt;/Point&gt;&lt;/Placemark&gt;</text:p>
          </table:table-cell>
          <table:table-cell office:value-type="float" office:value="490">
            <text:p>490</text:p>
          </table:table-cell>
          <table:table-cell table:style-name="ce4" table:formula="of:=VALUE(LEFT(MID([.A75];FIND(&quot;&lt;coordinates&gt;&quot;;[.A75])+15;26);11))" office:value-type="float" office:value="33.09696">
            <text:p>33.09696000</text:p>
          </table:table-cell>
          <table:table-cell table:style-name="ce4" table:formula="of:=VALUE(RIGHT(MID([.A75];FIND(&quot;&lt;coordinates&gt;&quot;;[.A75])+14;26);11))" office:value-type="float" office:value="47.14861">
            <text:p>47.14861000</text:p>
          </table:table-cell>
          <table:table-cell table:formula="of:=SQRT(([.H75]-[.H74])*([.H75]-[.H74])+([.I75]-[.I74])*([.I75]-[.I74]))" office:value-type="float" office:value="0.0205987960813297">
            <text:p>0.020598796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38 &lt;br&gt; Longitude : <text:s text:c="6"/>33.097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9736000, <text:s/>47.13763000&lt;/coordinates&gt;&lt;/Point&gt;&lt;/Placemark&gt;</text:p>
          </table:table-cell>
          <table:table-cell office:value-type="float" office:value="470">
            <text:p>470</text:p>
          </table:table-cell>
          <table:table-cell table:formula="of:=IF([.D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6];162;10)" office:value-type="string" office:string-value="2022-07-04">
            <text:p>2022-07-04</text:p>
          </table:table-cell>
          <table:table-cell table:style-name="ce3" table:formula="of:=MID([.A76];183;9)" office:value-type="string" office:string-value="09:30 UTC">
            <text:p>09:30 UTC</text:p>
          </table:table-cell>
          <table:table-cell table:formula="of:=RIGHT([.A76];LEN([.A76])-FIND(&quot;&lt;/description&gt;&quot;;[.A76])+1)" office:value-type="string" office:string-value="&lt;/description&gt;&lt;Point&gt;&lt;coordinates&gt;  33.09736000,  47.13763000&lt;/coordinates&gt;&lt;/Point&gt;&lt;/Placemark&gt;">
            <text:p>&lt;/description&gt;&lt;Point&gt;&lt;coordinates&gt; <text:s/>33.09736000, <text:s/>47.13763000&lt;/coordinates&gt;&lt;/Point&gt;&lt;/Placemark&gt;</text:p>
          </table:table-cell>
          <table:table-cell office:value-type="float" office:value="470">
            <text:p>470</text:p>
          </table:table-cell>
          <table:table-cell table:style-name="ce4" table:formula="of:=VALUE(LEFT(MID([.A76];FIND(&quot;&lt;coordinates&gt;&quot;;[.A76])+15;26);11))" office:value-type="float" office:value="33.09736">
            <text:p>33.09736000</text:p>
          </table:table-cell>
          <table:table-cell table:style-name="ce4" table:formula="of:=VALUE(RIGHT(MID([.A76];FIND(&quot;&lt;coordinates&gt;&quot;;[.A76])+14;26);11))" office:value-type="float" office:value="47.13763">
            <text:p>47.13763000</text:p>
          </table:table-cell>
          <table:table-cell table:formula="of:=SQRT(([.H76]-[.H75])*([.H76]-[.H75])+([.I76]-[.I75])*([.I76]-[.I75]))" office:value-type="float" office:value="0.0109872835587292">
            <text:p>0.01098728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14 &lt;br&gt; Longitude : <text:s text:c="6"/>33.099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9945000, <text:s/>47.31372000&lt;/coordinates&gt;&lt;/Point&gt;&lt;/Placemark&gt;</text:p>
          </table:table-cell>
          <table:table-cell office:value-type="float" office:value="687">
            <text:p>687</text:p>
          </table:table-cell>
          <table:table-cell table:formula="of:=IF([.D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7];162;10)" office:value-type="string" office:string-value="2022-07-04">
            <text:p>2022-07-04</text:p>
          </table:table-cell>
          <table:table-cell table:style-name="ce3" table:formula="of:=MID([.A77];183;9)" office:value-type="string" office:string-value="11:10 UTC">
            <text:p>11:10 UTC</text:p>
          </table:table-cell>
          <table:table-cell table:formula="of:=RIGHT([.A77];LEN([.A77])-FIND(&quot;&lt;/description&gt;&quot;;[.A77])+1)" office:value-type="string" office:string-value="&lt;/description&gt;&lt;Point&gt;&lt;coordinates&gt;  33.09945000,  47.31372000&lt;/coordinates&gt;&lt;/Point&gt;&lt;/Placemark&gt;">
            <text:p>&lt;/description&gt;&lt;Point&gt;&lt;coordinates&gt; <text:s/>33.09945000, <text:s/>47.31372000&lt;/coordinates&gt;&lt;/Point&gt;&lt;/Placemark&gt;</text:p>
          </table:table-cell>
          <table:table-cell office:value-type="float" office:value="687">
            <text:p>687</text:p>
          </table:table-cell>
          <table:table-cell table:style-name="ce4" table:formula="of:=VALUE(LEFT(MID([.A77];FIND(&quot;&lt;coordinates&gt;&quot;;[.A77])+15;26);11))" office:value-type="float" office:value="33.09945">
            <text:p>33.09945000</text:p>
          </table:table-cell>
          <table:table-cell table:style-name="ce4" table:formula="of:=VALUE(RIGHT(MID([.A77];FIND(&quot;&lt;coordinates&gt;&quot;;[.A77])+14;26);11))" office:value-type="float" office:value="47.31372">
            <text:p>47.31372000</text:p>
          </table:table-cell>
          <table:table-cell table:formula="of:=SQRT(([.H77]-[.H76])*([.H77]-[.H76])+([.I77]-[.I76])*([.I77]-[.I76]))" office:value-type="float" office:value="0.176102402595764">
            <text:p>0.17610240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43 &lt;br&gt; Longitude : <text:s text:c="6"/>33.103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287000, <text:s/>47.14268000&lt;/coordinates&gt;&lt;/Point&gt;&lt;/Placemark&gt;</text:p>
          </table:table-cell>
          <table:table-cell office:value-type="float" office:value="480">
            <text:p>480</text:p>
          </table:table-cell>
          <table:table-cell table:formula="of:=IF([.D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8];162;10)" office:value-type="string" office:string-value="2022-07-04">
            <text:p>2022-07-04</text:p>
          </table:table-cell>
          <table:table-cell table:style-name="ce3" table:formula="of:=MID([.A78];183;9)" office:value-type="string" office:string-value="11:10 UTC">
            <text:p>11:10 UTC</text:p>
          </table:table-cell>
          <table:table-cell table:formula="of:=RIGHT([.A78];LEN([.A78])-FIND(&quot;&lt;/description&gt;&quot;;[.A78])+1)" office:value-type="string" office:string-value="&lt;/description&gt;&lt;Point&gt;&lt;coordinates&gt;  33.10287000,  47.14268000&lt;/coordinates&gt;&lt;/Point&gt;&lt;/Placemark&gt;">
            <text:p>&lt;/description&gt;&lt;Point&gt;&lt;coordinates&gt; <text:s/>33.10287000, <text:s/>47.14268000&lt;/coordinates&gt;&lt;/Point&gt;&lt;/Placemark&gt;</text:p>
          </table:table-cell>
          <table:table-cell office:value-type="float" office:value="480">
            <text:p>480</text:p>
          </table:table-cell>
          <table:table-cell table:style-name="ce4" table:formula="of:=VALUE(LEFT(MID([.A78];FIND(&quot;&lt;coordinates&gt;&quot;;[.A78])+15;26);11))" office:value-type="float" office:value="33.10287">
            <text:p>33.10287000</text:p>
          </table:table-cell>
          <table:table-cell table:style-name="ce4" table:formula="of:=VALUE(RIGHT(MID([.A78];FIND(&quot;&lt;coordinates&gt;&quot;;[.A78])+14;26);11))" office:value-type="float" office:value="47.14268">
            <text:p>47.14268000</text:p>
          </table:table-cell>
          <table:table-cell table:formula="of:=SQRT(([.H78]-[.H77])*([.H78]-[.H77])+([.I78]-[.I77])*([.I78]-[.I77]))" office:value-type="float" office:value="0.171074188584958">
            <text:p>0.17107418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3 &lt;br&gt; Longitude : <text:s text:c="6"/>33.103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291000, <text:s/>47.18267000&lt;/coordinates&gt;&lt;/Point&gt;&lt;/Placemark&gt;</text:p>
          </table:table-cell>
          <table:table-cell office:value-type="float" office:value="571">
            <text:p>571</text:p>
          </table:table-cell>
          <table:table-cell table:formula="of:=IF([.D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79];162;10)" office:value-type="string" office:string-value="2022-07-04">
            <text:p>2022-07-04</text:p>
          </table:table-cell>
          <table:table-cell table:style-name="ce3" table:formula="of:=MID([.A79];183;9)" office:value-type="string" office:string-value="11:10 UTC">
            <text:p>11:10 UTC</text:p>
          </table:table-cell>
          <table:table-cell table:formula="of:=RIGHT([.A79];LEN([.A79])-FIND(&quot;&lt;/description&gt;&quot;;[.A79])+1)" office:value-type="string" office:string-value="&lt;/description&gt;&lt;Point&gt;&lt;coordinates&gt;  33.10291000,  47.18267000&lt;/coordinates&gt;&lt;/Point&gt;&lt;/Placemark&gt;">
            <text:p>&lt;/description&gt;&lt;Point&gt;&lt;coordinates&gt; <text:s/>33.10291000, <text:s/>47.18267000&lt;/coordinates&gt;&lt;/Point&gt;&lt;/Placemark&gt;</text:p>
          </table:table-cell>
          <table:table-cell office:value-type="float" office:value="571">
            <text:p>571</text:p>
          </table:table-cell>
          <table:table-cell table:style-name="ce4" table:formula="of:=VALUE(LEFT(MID([.A79];FIND(&quot;&lt;coordinates&gt;&quot;;[.A79])+15;26);11))" office:value-type="float" office:value="33.10291">
            <text:p>33.10291000</text:p>
          </table:table-cell>
          <table:table-cell table:style-name="ce4" table:formula="of:=VALUE(RIGHT(MID([.A79];FIND(&quot;&lt;coordinates&gt;&quot;;[.A79])+14;26);11))" office:value-type="float" office:value="47.18267">
            <text:p>47.18267000</text:p>
          </table:table-cell>
          <table:table-cell table:formula="of:=SQRT(([.H79]-[.H78])*([.H79]-[.H78])+([.I79]-[.I78])*([.I79]-[.I78]))" office:value-type="float" office:value="0.0399900200049993">
            <text:p>0.039990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38 &lt;br&gt; Longitude : <text:s text:c="6"/>33.104&lt;br&gt;Date Acquired : 2022-07-04 &lt;br&gt;Time: 09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427000, <text:s/>47.13779000&lt;/coordinates&gt;&lt;/Point&gt;&lt;/Placemark&gt;</text:p>
          </table:table-cell>
          <table:table-cell office:value-type="float" office:value="471">
            <text:p>471</text:p>
          </table:table-cell>
          <table:table-cell table:formula="of:=IF([.D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0];162;10)" office:value-type="string" office:string-value="2022-07-04">
            <text:p>2022-07-04</text:p>
          </table:table-cell>
          <table:table-cell table:style-name="ce3" table:formula="of:=MID([.A80];183;9)" office:value-type="string" office:string-value="09:30 UTC">
            <text:p>09:30 UTC</text:p>
          </table:table-cell>
          <table:table-cell table:formula="of:=RIGHT([.A80];LEN([.A80])-FIND(&quot;&lt;/description&gt;&quot;;[.A80])+1)" office:value-type="string" office:string-value="&lt;/description&gt;&lt;Point&gt;&lt;coordinates&gt;  33.10427000,  47.13779000&lt;/coordinates&gt;&lt;/Point&gt;&lt;/Placemark&gt;">
            <text:p>&lt;/description&gt;&lt;Point&gt;&lt;coordinates&gt; <text:s/>33.10427000, <text:s/>47.13779000&lt;/coordinates&gt;&lt;/Point&gt;&lt;/Placemark&gt;</text:p>
          </table:table-cell>
          <table:table-cell office:value-type="float" office:value="471">
            <text:p>471</text:p>
          </table:table-cell>
          <table:table-cell table:style-name="ce4" table:formula="of:=VALUE(LEFT(MID([.A80];FIND(&quot;&lt;coordinates&gt;&quot;;[.A80])+15;26);11))" office:value-type="float" office:value="33.10427">
            <text:p>33.10427000</text:p>
          </table:table-cell>
          <table:table-cell table:style-name="ce4" table:formula="of:=VALUE(RIGHT(MID([.A80];FIND(&quot;&lt;coordinates&gt;&quot;;[.A80])+14;26);11))" office:value-type="float" office:value="47.13779">
            <text:p>47.13779000</text:p>
          </table:table-cell>
          <table:table-cell table:formula="of:=SQRT(([.H80]-[.H79])*([.H80]-[.H79])+([.I80]-[.I79])*([.I80]-[.I79]))" office:value-type="float" office:value="0.0449006013322753">
            <text:p>0.04490060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10 &lt;br&gt; Longitude : <text:s text:c="6"/>33.106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637000, <text:s/>47.30978000&lt;/coordinates&gt;&lt;/Point&gt;&lt;/Placemark&gt;</text:p>
          </table:table-cell>
          <table:table-cell office:value-type="float" office:value="680">
            <text:p>680</text:p>
          </table:table-cell>
          <table:table-cell table:formula="of:=IF([.D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1];162;10)" office:value-type="string" office:string-value="2022-07-04">
            <text:p>2022-07-04</text:p>
          </table:table-cell>
          <table:table-cell table:style-name="ce3" table:formula="of:=MID([.A81];183;9)" office:value-type="string" office:string-value="11:10 UTC">
            <text:p>11:10 UTC</text:p>
          </table:table-cell>
          <table:table-cell table:formula="of:=RIGHT([.A81];LEN([.A81])-FIND(&quot;&lt;/description&gt;&quot;;[.A81])+1)" office:value-type="string" office:string-value="&lt;/description&gt;&lt;Point&gt;&lt;coordinates&gt;  33.10637000,  47.30978000&lt;/coordinates&gt;&lt;/Point&gt;&lt;/Placemark&gt;">
            <text:p>&lt;/description&gt;&lt;Point&gt;&lt;coordinates&gt; <text:s/>33.10637000, <text:s/>47.30978000&lt;/coordinates&gt;&lt;/Point&gt;&lt;/Placemark&gt;</text:p>
          </table:table-cell>
          <table:table-cell office:value-type="float" office:value="680">
            <text:p>680</text:p>
          </table:table-cell>
          <table:table-cell table:style-name="ce4" table:formula="of:=VALUE(LEFT(MID([.A81];FIND(&quot;&lt;coordinates&gt;&quot;;[.A81])+15;26);11))" office:value-type="float" office:value="33.10637">
            <text:p>33.10637000</text:p>
          </table:table-cell>
          <table:table-cell table:style-name="ce4" table:formula="of:=VALUE(RIGHT(MID([.A81];FIND(&quot;&lt;coordinates&gt;&quot;;[.A81])+14;26);11))" office:value-type="float" office:value="47.30978">
            <text:p>47.30978000</text:p>
          </table:table-cell>
          <table:table-cell table:formula="of:=SQRT(([.H81]-[.H80])*([.H81]-[.H80])+([.I81]-[.I80])*([.I81]-[.I80]))" office:value-type="float" office:value="0.172002820035022">
            <text:p>0.172002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76 &lt;br&gt; Longitude : <text:s text:c="6"/>33.107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701000, <text:s/>47.17595000&lt;/coordinates&gt;&lt;/Point&gt;&lt;/Placemark&gt;</text:p>
          </table:table-cell>
          <table:table-cell office:value-type="float" office:value="546">
            <text:p>546</text:p>
          </table:table-cell>
          <table:table-cell table:formula="of:=IF([.D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2];162;10)" office:value-type="string" office:string-value="2022-07-04">
            <text:p>2022-07-04</text:p>
          </table:table-cell>
          <table:table-cell table:style-name="ce3" table:formula="of:=MID([.A82];183;9)" office:value-type="string" office:string-value="10:19 UTC">
            <text:p>10:19 UTC</text:p>
          </table:table-cell>
          <table:table-cell table:formula="of:=RIGHT([.A82];LEN([.A82])-FIND(&quot;&lt;/description&gt;&quot;;[.A82])+1)" office:value-type="string" office:string-value="&lt;/description&gt;&lt;Point&gt;&lt;coordinates&gt;  33.10701000,  47.17595000&lt;/coordinates&gt;&lt;/Point&gt;&lt;/Placemark&gt;">
            <text:p>&lt;/description&gt;&lt;Point&gt;&lt;coordinates&gt; <text:s/>33.10701000, <text:s/>47.17595000&lt;/coordinates&gt;&lt;/Point&gt;&lt;/Placemark&gt;</text:p>
          </table:table-cell>
          <table:table-cell office:value-type="float" office:value="546">
            <text:p>546</text:p>
          </table:table-cell>
          <table:table-cell table:style-name="ce4" table:formula="of:=VALUE(LEFT(MID([.A82];FIND(&quot;&lt;coordinates&gt;&quot;;[.A82])+15;26);11))" office:value-type="float" office:value="33.10701">
            <text:p>33.10701000</text:p>
          </table:table-cell>
          <table:table-cell table:style-name="ce4" table:formula="of:=VALUE(RIGHT(MID([.A82];FIND(&quot;&lt;coordinates&gt;&quot;;[.A82])+14;26);11))" office:value-type="float" office:value="47.17595">
            <text:p>47.17595000</text:p>
          </table:table-cell>
          <table:table-cell table:formula="of:=SQRT(([.H82]-[.H81])*([.H82]-[.H81])+([.I82]-[.I81])*([.I82]-[.I81]))" office:value-type="float" office:value="0.133831530290888">
            <text:p>0.13383153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48 &lt;br&gt; Longitude : <text:s text:c="6"/>33.108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838000, <text:s/>47.14754000&lt;/coordinates&gt;&lt;/Point&gt;&lt;/Placemark&gt;</text:p>
          </table:table-cell>
          <table:table-cell office:value-type="float" office:value="487">
            <text:p>487</text:p>
          </table:table-cell>
          <table:table-cell table:formula="of:=IF([.D8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3];162;10)" office:value-type="string" office:string-value="2022-07-04">
            <text:p>2022-07-04</text:p>
          </table:table-cell>
          <table:table-cell table:style-name="ce3" table:formula="of:=MID([.A83];183;9)" office:value-type="string" office:string-value="11:10 UTC">
            <text:p>11:10 UTC</text:p>
          </table:table-cell>
          <table:table-cell table:formula="of:=RIGHT([.A83];LEN([.A83])-FIND(&quot;&lt;/description&gt;&quot;;[.A83])+1)" office:value-type="string" office:string-value="&lt;/description&gt;&lt;Point&gt;&lt;coordinates&gt;  33.10838000,  47.14754000&lt;/coordinates&gt;&lt;/Point&gt;&lt;/Placemark&gt;">
            <text:p>&lt;/description&gt;&lt;Point&gt;&lt;coordinates&gt; <text:s/>33.10838000, <text:s/>47.14754000&lt;/coordinates&gt;&lt;/Point&gt;&lt;/Placemark&gt;</text:p>
          </table:table-cell>
          <table:table-cell office:value-type="float" office:value="487">
            <text:p>487</text:p>
          </table:table-cell>
          <table:table-cell table:style-name="ce4" table:formula="of:=VALUE(LEFT(MID([.A83];FIND(&quot;&lt;coordinates&gt;&quot;;[.A83])+15;26);11))" office:value-type="float" office:value="33.10838">
            <text:p>33.10838000</text:p>
          </table:table-cell>
          <table:table-cell table:style-name="ce4" table:formula="of:=VALUE(RIGHT(MID([.A83];FIND(&quot;&lt;coordinates&gt;&quot;;[.A83])+14;26);11))" office:value-type="float" office:value="47.14754">
            <text:p>47.14754000</text:p>
          </table:table-cell>
          <table:table-cell table:formula="of:=SQRT(([.H83]-[.H82])*([.H83]-[.H82])+([.I83]-[.I82])*([.I83]-[.I82]))" office:value-type="float" office:value="0.0284430132018399">
            <text:p>0.028443013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7 &lt;br&gt; Longitude : <text:s text:c="6"/>33.108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844000, <text:s/>47.18716000&lt;/coordinates&gt;&lt;/Point&gt;&lt;/Placemark&gt;</text:p>
          </table:table-cell>
          <table:table-cell office:value-type="float" office:value="586">
            <text:p>586</text:p>
          </table:table-cell>
          <table:table-cell table:formula="of:=IF([.D8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4];162;10)" office:value-type="string" office:string-value="2022-07-04">
            <text:p>2022-07-04</text:p>
          </table:table-cell>
          <table:table-cell table:style-name="ce3" table:formula="of:=MID([.A84];183;9)" office:value-type="string" office:string-value="10:19 UTC">
            <text:p>10:19 UTC</text:p>
          </table:table-cell>
          <table:table-cell table:formula="of:=RIGHT([.A84];LEN([.A84])-FIND(&quot;&lt;/description&gt;&quot;;[.A84])+1)" office:value-type="string" office:string-value="&lt;/description&gt;&lt;Point&gt;&lt;coordinates&gt;  33.10844000,  47.18716000&lt;/coordinates&gt;&lt;/Point&gt;&lt;/Placemark&gt;">
            <text:p>&lt;/description&gt;&lt;Point&gt;&lt;coordinates&gt; <text:s/>33.10844000, <text:s/>47.18716000&lt;/coordinates&gt;&lt;/Point&gt;&lt;/Placemark&gt;</text:p>
          </table:table-cell>
          <table:table-cell office:value-type="float" office:value="586">
            <text:p>586</text:p>
          </table:table-cell>
          <table:table-cell table:style-name="ce4" table:formula="of:=VALUE(LEFT(MID([.A84];FIND(&quot;&lt;coordinates&gt;&quot;;[.A84])+15;26);11))" office:value-type="float" office:value="33.10844">
            <text:p>33.10844000</text:p>
          </table:table-cell>
          <table:table-cell table:style-name="ce4" table:formula="of:=VALUE(RIGHT(MID([.A84];FIND(&quot;&lt;coordinates&gt;&quot;;[.A84])+14;26);11))" office:value-type="float" office:value="47.18716">
            <text:p>47.18716000</text:p>
          </table:table-cell>
          <table:table-cell table:formula="of:=SQRT(([.H84]-[.H83])*([.H84]-[.H83])+([.I84]-[.I83])*([.I84]-[.I83]))" office:value-type="float" office:value="0.0396200454315735">
            <text:p>0.039620045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4 &lt;br&gt; Longitude : <text:s text:c="6"/>33.115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1530000, <text:s/>47.18363000&lt;/coordinates&gt;&lt;/Point&gt;&lt;/Placemark&gt;</text:p>
          </table:table-cell>
          <table:table-cell office:value-type="float" office:value="576">
            <text:p>576</text:p>
          </table:table-cell>
          <table:table-cell table:formula="of:=IF([.D8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5];162;10)" office:value-type="string" office:string-value="2022-07-04">
            <text:p>2022-07-04</text:p>
          </table:table-cell>
          <table:table-cell table:style-name="ce3" table:formula="of:=MID([.A85];183;9)" office:value-type="string" office:string-value="11:10 UTC">
            <text:p>11:10 UTC</text:p>
          </table:table-cell>
          <table:table-cell table:formula="of:=RIGHT([.A85];LEN([.A85])-FIND(&quot;&lt;/description&gt;&quot;;[.A85])+1)" office:value-type="string" office:string-value="&lt;/description&gt;&lt;Point&gt;&lt;coordinates&gt;  33.11530000,  47.18363000&lt;/coordinates&gt;&lt;/Point&gt;&lt;/Placemark&gt;">
            <text:p>&lt;/description&gt;&lt;Point&gt;&lt;coordinates&gt; <text:s/>33.11530000, <text:s/>47.18363000&lt;/coordinates&gt;&lt;/Point&gt;&lt;/Placemark&gt;</text:p>
          </table:table-cell>
          <table:table-cell office:value-type="float" office:value="576">
            <text:p>576</text:p>
          </table:table-cell>
          <table:table-cell table:style-name="ce4" table:formula="of:=VALUE(LEFT(MID([.A85];FIND(&quot;&lt;coordinates&gt;&quot;;[.A85])+15;26);11))" office:value-type="float" office:value="33.1153">
            <text:p>33.11530000</text:p>
          </table:table-cell>
          <table:table-cell table:style-name="ce4" table:formula="of:=VALUE(RIGHT(MID([.A85];FIND(&quot;&lt;coordinates&gt;&quot;;[.A85])+14;26);11))" office:value-type="float" office:value="47.18363">
            <text:p>47.18363000</text:p>
          </table:table-cell>
          <table:table-cell table:formula="of:=SQRT(([.H85]-[.H84])*([.H85]-[.H84])+([.I85]-[.I84])*([.I85]-[.I84]))" office:value-type="float" office:value="0.00771495301346229">
            <text:p>0.00771495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25 &lt;br&gt; Longitude : <text:s text:c="6"/>33.136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3560000, <text:s/>47.32526000&lt;/coordinates&gt;&lt;/Point&gt;&lt;/Placemark&gt;</text:p>
          </table:table-cell>
          <table:table-cell office:value-type="float" office:value="694">
            <text:p>694</text:p>
          </table:table-cell>
          <table:table-cell table:formula="of:=IF([.D8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6];162;10)" office:value-type="string" office:string-value="2022-07-04">
            <text:p>2022-07-04</text:p>
          </table:table-cell>
          <table:table-cell table:style-name="ce3" table:formula="of:=MID([.A86];183;9)" office:value-type="string" office:string-value="11:10 UTC">
            <text:p>11:10 UTC</text:p>
          </table:table-cell>
          <table:table-cell table:formula="of:=RIGHT([.A86];LEN([.A86])-FIND(&quot;&lt;/description&gt;&quot;;[.A86])+1)" office:value-type="string" office:string-value="&lt;/description&gt;&lt;Point&gt;&lt;coordinates&gt;  33.13560000,  47.32526000&lt;/coordinates&gt;&lt;/Point&gt;&lt;/Placemark&gt;">
            <text:p>&lt;/description&gt;&lt;Point&gt;&lt;coordinates&gt; <text:s/>33.13560000, <text:s/>47.32526000&lt;/coordinates&gt;&lt;/Point&gt;&lt;/Placemark&gt;</text:p>
          </table:table-cell>
          <table:table-cell office:value-type="float" office:value="694">
            <text:p>694</text:p>
          </table:table-cell>
          <table:table-cell table:style-name="ce4" table:formula="of:=VALUE(LEFT(MID([.A86];FIND(&quot;&lt;coordinates&gt;&quot;;[.A86])+15;26);11))" office:value-type="float" office:value="33.1356">
            <text:p>33.13560000</text:p>
          </table:table-cell>
          <table:table-cell table:style-name="ce4" table:formula="of:=VALUE(RIGHT(MID([.A86];FIND(&quot;&lt;coordinates&gt;&quot;;[.A86])+14;26);11))" office:value-type="float" office:value="47.32526">
            <text:p>47.32526000</text:p>
          </table:table-cell>
          <table:table-cell table:formula="of:=SQRT(([.H86]-[.H85])*([.H86]-[.H85])+([.I86]-[.I85])*([.I86]-[.I85]))" office:value-type="float" office:value="0.143077415758042">
            <text:p>0.14307741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07 &lt;br&gt; Longitude : <text:s text:c="6"/>33.136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3585000, <text:s/>47.20686000&lt;/coordinates&gt;&lt;/Point&gt;&lt;/Placemark&gt;</text:p>
          </table:table-cell>
          <table:table-cell office:value-type="float" office:value="610">
            <text:p>610</text:p>
          </table:table-cell>
          <table:table-cell table:formula="of:=IF([.D8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7];162;10)" office:value-type="string" office:string-value="2022-07-04">
            <text:p>2022-07-04</text:p>
          </table:table-cell>
          <table:table-cell table:style-name="ce3" table:formula="of:=MID([.A87];183;9)" office:value-type="string" office:string-value="10:19 UTC">
            <text:p>10:19 UTC</text:p>
          </table:table-cell>
          <table:table-cell table:formula="of:=RIGHT([.A87];LEN([.A87])-FIND(&quot;&lt;/description&gt;&quot;;[.A87])+1)" office:value-type="string" office:string-value="&lt;/description&gt;&lt;Point&gt;&lt;coordinates&gt;  33.13585000,  47.20686000&lt;/coordinates&gt;&lt;/Point&gt;&lt;/Placemark&gt;">
            <text:p>&lt;/description&gt;&lt;Point&gt;&lt;coordinates&gt; <text:s/>33.13585000, <text:s/>47.20686000&lt;/coordinates&gt;&lt;/Point&gt;&lt;/Placemark&gt;</text:p>
          </table:table-cell>
          <table:table-cell office:value-type="float" office:value="610">
            <text:p>610</text:p>
          </table:table-cell>
          <table:table-cell table:style-name="ce4" table:formula="of:=VALUE(LEFT(MID([.A87];FIND(&quot;&lt;coordinates&gt;&quot;;[.A87])+15;26);11))" office:value-type="float" office:value="33.13585">
            <text:p>33.13585000</text:p>
          </table:table-cell>
          <table:table-cell table:style-name="ce4" table:formula="of:=VALUE(RIGHT(MID([.A87];FIND(&quot;&lt;coordinates&gt;&quot;;[.A87])+14;26);11))" office:value-type="float" office:value="47.20686">
            <text:p>47.20686000</text:p>
          </table:table-cell>
          <table:table-cell table:formula="of:=SQRT(([.H87]-[.H86])*([.H87]-[.H86])+([.I87]-[.I86])*([.I87]-[.I86]))" office:value-type="float" office:value="0.118400263935518">
            <text:p>0.11840026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35 &lt;br&gt; Longitude : <text:s text:c="6"/>33.140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4049000, <text:s/>47.33453000&lt;/coordinates&gt;&lt;/Point&gt;&lt;/Placemark&gt;</text:p>
          </table:table-cell>
          <table:table-cell office:value-type="float" office:value="697">
            <text:p>697</text:p>
          </table:table-cell>
          <table:table-cell table:formula="of:=IF([.D8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8];162;10)" office:value-type="string" office:string-value="2022-07-04">
            <text:p>2022-07-04</text:p>
          </table:table-cell>
          <table:table-cell table:style-name="ce3" table:formula="of:=MID([.A88];183;9)" office:value-type="string" office:string-value="11:10 UTC">
            <text:p>11:10 UTC</text:p>
          </table:table-cell>
          <table:table-cell table:formula="of:=RIGHT([.A88];LEN([.A88])-FIND(&quot;&lt;/description&gt;&quot;;[.A88])+1)" office:value-type="string" office:string-value="&lt;/description&gt;&lt;Point&gt;&lt;coordinates&gt;  33.14049000,  47.33453000&lt;/coordinates&gt;&lt;/Point&gt;&lt;/Placemark&gt;">
            <text:p>&lt;/description&gt;&lt;Point&gt;&lt;coordinates&gt; <text:s/>33.14049000, <text:s/>47.33453000&lt;/coordinates&gt;&lt;/Point&gt;&lt;/Placemark&gt;</text:p>
          </table:table-cell>
          <table:table-cell office:value-type="float" office:value="697">
            <text:p>697</text:p>
          </table:table-cell>
          <table:table-cell table:style-name="ce4" table:formula="of:=VALUE(LEFT(MID([.A88];FIND(&quot;&lt;coordinates&gt;&quot;;[.A88])+15;26);11))" office:value-type="float" office:value="33.14049">
            <text:p>33.14049000</text:p>
          </table:table-cell>
          <table:table-cell table:style-name="ce4" table:formula="of:=VALUE(RIGHT(MID([.A88];FIND(&quot;&lt;coordinates&gt;&quot;;[.A88])+14;26);11))" office:value-type="float" office:value="47.33453">
            <text:p>47.33453000</text:p>
          </table:table-cell>
          <table:table-cell table:formula="of:=SQRT(([.H88]-[.H87])*([.H88]-[.H87])+([.I88]-[.I87])*([.I88]-[.I87]))" office:value-type="float" office:value="0.127754289556165">
            <text:p>0.127754289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50 &lt;br&gt; Longitude : <text:s text:c="6"/>33.190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8964000, <text:s/>47.24958000&lt;/coordinates&gt;&lt;/Point&gt;&lt;/Placemark&gt;</text:p>
          </table:table-cell>
          <table:table-cell office:value-type="float" office:value="636">
            <text:p>636</text:p>
          </table:table-cell>
          <table:table-cell table:formula="of:=IF([.D8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89];162;10)" office:value-type="string" office:string-value="2022-07-04">
            <text:p>2022-07-04</text:p>
          </table:table-cell>
          <table:table-cell table:style-name="ce3" table:formula="of:=MID([.A89];183;9)" office:value-type="string" office:string-value="10:19 UTC">
            <text:p>10:19 UTC</text:p>
          </table:table-cell>
          <table:table-cell table:formula="of:=RIGHT([.A89];LEN([.A89])-FIND(&quot;&lt;/description&gt;&quot;;[.A89])+1)" office:value-type="string" office:string-value="&lt;/description&gt;&lt;Point&gt;&lt;coordinates&gt;  33.18964000,  47.24958000&lt;/coordinates&gt;&lt;/Point&gt;&lt;/Placemark&gt;">
            <text:p>&lt;/description&gt;&lt;Point&gt;&lt;coordinates&gt; <text:s/>33.18964000, <text:s/>47.24958000&lt;/coordinates&gt;&lt;/Point&gt;&lt;/Placemark&gt;</text:p>
          </table:table-cell>
          <table:table-cell office:value-type="float" office:value="636">
            <text:p>636</text:p>
          </table:table-cell>
          <table:table-cell table:style-name="ce4" table:formula="of:=VALUE(LEFT(MID([.A89];FIND(&quot;&lt;coordinates&gt;&quot;;[.A89])+15;26);11))" office:value-type="float" office:value="33.18964">
            <text:p>33.18964000</text:p>
          </table:table-cell>
          <table:table-cell table:style-name="ce4" table:formula="of:=VALUE(RIGHT(MID([.A89];FIND(&quot;&lt;coordinates&gt;&quot;;[.A89])+14;26);11))" office:value-type="float" office:value="47.24958">
            <text:p>47.24958000</text:p>
          </table:table-cell>
          <table:table-cell table:formula="of:=SQRT(([.H89]-[.H88])*([.H89]-[.H88])+([.I89]-[.I88])*([.I89]-[.I88]))" office:value-type="float" office:value="0.0981438994538102">
            <text:p>0.09814389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55 &lt;br&gt; Longitude : <text:s text:c="6"/>33.194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9405000, <text:s/>47.25517000&lt;/coordinates&gt;&lt;/Point&gt;&lt;/Placemark&gt;</text:p>
          </table:table-cell>
          <table:table-cell office:value-type="float" office:value="643">
            <text:p>643</text:p>
          </table:table-cell>
          <table:table-cell table:formula="of:=IF([.D9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0];162;10)" office:value-type="string" office:string-value="2022-07-04">
            <text:p>2022-07-04</text:p>
          </table:table-cell>
          <table:table-cell table:style-name="ce3" table:formula="of:=MID([.A90];183;9)" office:value-type="string" office:string-value="11:10 UTC">
            <text:p>11:10 UTC</text:p>
          </table:table-cell>
          <table:table-cell table:formula="of:=RIGHT([.A90];LEN([.A90])-FIND(&quot;&lt;/description&gt;&quot;;[.A90])+1)" office:value-type="string" office:string-value="&lt;/description&gt;&lt;Point&gt;&lt;coordinates&gt;  33.19405000,  47.25517000&lt;/coordinates&gt;&lt;/Point&gt;&lt;/Placemark&gt;">
            <text:p>&lt;/description&gt;&lt;Point&gt;&lt;coordinates&gt; <text:s/>33.19405000, <text:s/>47.25517000&lt;/coordinates&gt;&lt;/Point&gt;&lt;/Placemark&gt;</text:p>
          </table:table-cell>
          <table:table-cell office:value-type="float" office:value="643">
            <text:p>643</text:p>
          </table:table-cell>
          <table:table-cell table:style-name="ce4" table:formula="of:=VALUE(LEFT(MID([.A90];FIND(&quot;&lt;coordinates&gt;&quot;;[.A90])+15;26);11))" office:value-type="float" office:value="33.19405">
            <text:p>33.19405000</text:p>
          </table:table-cell>
          <table:table-cell table:style-name="ce4" table:formula="of:=VALUE(RIGHT(MID([.A90];FIND(&quot;&lt;coordinates&gt;&quot;;[.A90])+14;26);11))" office:value-type="float" office:value="47.25517">
            <text:p>47.25517000</text:p>
          </table:table-cell>
          <table:table-cell table:formula="of:=SQRT(([.H90]-[.H89])*([.H90]-[.H89])+([.I90]-[.I89])*([.I90]-[.I89]))" office:value-type="float" office:value="0.00712012640337078">
            <text:p>0.00712012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240 &lt;br&gt; Longitude : <text:s text:c="6"/>33.195&lt;br&gt;Date Acquired : 2022-07-04 &lt;br&gt;Time: 10:47 UTC&lt;br&gt;Confidence [0-100] : 4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9479000, <text:s/>47.23999000&lt;/coordinates&gt;&lt;/Point&gt;&lt;/Placemark&gt;</text:p>
          </table:table-cell>
          <table:table-cell office:value-type="float" office:value="60">
            <text:p>60</text:p>
          </table:table-cell>
          <table:table-cell table:formula="of:=IF([.D9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1];162;10)" office:value-type="string" office:string-value="2022-07-04">
            <text:p>2022-07-04</text:p>
          </table:table-cell>
          <table:table-cell table:style-name="ce3" table:formula="of:=MID([.A91];183;9)" office:value-type="string" office:string-value="10:47 UTC">
            <text:p>10:47 UTC</text:p>
          </table:table-cell>
          <table:table-cell table:formula="of:=RIGHT([.A91];LEN([.A91])-FIND(&quot;&lt;/description&gt;&quot;;[.A91])+1)" office:value-type="string" office:string-value="&lt;/description&gt;&lt;Point&gt;&lt;coordinates&gt;  33.19479000,  47.23999000&lt;/coordinates&gt;&lt;/Point&gt;&lt;/Placemark&gt;">
            <text:p>&lt;/description&gt;&lt;Point&gt;&lt;coordinates&gt; <text:s/>33.19479000, <text:s/>47.23999000&lt;/coordinates&gt;&lt;/Point&gt;&lt;/Placemark&gt;</text:p>
          </table:table-cell>
          <table:table-cell office:value-type="float" office:value="60">
            <text:p>60</text:p>
          </table:table-cell>
          <table:table-cell table:style-name="ce4" table:formula="of:=VALUE(LEFT(MID([.A91];FIND(&quot;&lt;coordinates&gt;&quot;;[.A91])+15;26);11))" office:value-type="float" office:value="33.19479">
            <text:p>33.19479000</text:p>
          </table:table-cell>
          <table:table-cell table:style-name="ce4" table:formula="of:=VALUE(RIGHT(MID([.A91];FIND(&quot;&lt;coordinates&gt;&quot;;[.A91])+14;26);11))" office:value-type="float" office:value="47.23999">
            <text:p>47.23999000</text:p>
          </table:table-cell>
          <table:table-cell table:formula="of:=SQRT(([.H91]-[.H90])*([.H91]-[.H90])+([.I91]-[.I90])*([.I91]-[.I90]))" office:value-type="float" office:value="0.0151980261876346">
            <text:p>0.01519802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51 &lt;br&gt; Longitude : <text:s text:c="6"/>33.195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9479000, <text:s/>47.25076000&lt;/coordinates&gt;&lt;/Point&gt;&lt;/Placemark&gt;</text:p>
          </table:table-cell>
          <table:table-cell office:value-type="float" office:value="640">
            <text:p>640</text:p>
          </table:table-cell>
          <table:table-cell table:formula="of:=IF([.D9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2];162;10)" office:value-type="string" office:string-value="2022-07-04">
            <text:p>2022-07-04</text:p>
          </table:table-cell>
          <table:table-cell table:style-name="ce3" table:formula="of:=MID([.A92];183;9)" office:value-type="string" office:string-value="11:10 UTC">
            <text:p>11:10 UTC</text:p>
          </table:table-cell>
          <table:table-cell table:formula="of:=RIGHT([.A92];LEN([.A92])-FIND(&quot;&lt;/description&gt;&quot;;[.A92])+1)" office:value-type="string" office:string-value="&lt;/description&gt;&lt;Point&gt;&lt;coordinates&gt;  33.19479000,  47.25076000&lt;/coordinates&gt;&lt;/Point&gt;&lt;/Placemark&gt;">
            <text:p>&lt;/description&gt;&lt;Point&gt;&lt;coordinates&gt; <text:s/>33.19479000, <text:s/>47.25076000&lt;/coordinates&gt;&lt;/Point&gt;&lt;/Placemark&gt;</text:p>
          </table:table-cell>
          <table:table-cell office:value-type="float" office:value="640">
            <text:p>640</text:p>
          </table:table-cell>
          <table:table-cell table:style-name="ce4" table:formula="of:=VALUE(LEFT(MID([.A92];FIND(&quot;&lt;coordinates&gt;&quot;;[.A92])+15;26);11))" office:value-type="float" office:value="33.19479">
            <text:p>33.19479000</text:p>
          </table:table-cell>
          <table:table-cell table:style-name="ce4" table:formula="of:=VALUE(RIGHT(MID([.A92];FIND(&quot;&lt;coordinates&gt;&quot;;[.A92])+14;26);11))" office:value-type="float" office:value="47.25076">
            <text:p>47.25076000</text:p>
          </table:table-cell>
          <table:table-cell table:formula="of:=SQRT(([.H92]-[.H91])*([.H92]-[.H91])+([.I92]-[.I91])*([.I92]-[.I91]))" office:value-type="float" office:value="0.0107700000000008">
            <text:p>0.0107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42 &lt;br&gt; Longitude : <text:s text:c="6"/>33.202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0221000, <text:s/>47.24237000&lt;/coordinates&gt;&lt;/Point&gt;&lt;/Placemark&gt;</text:p>
          </table:table-cell>
          <table:table-cell office:value-type="float" office:value="631">
            <text:p>631</text:p>
          </table:table-cell>
          <table:table-cell table:formula="of:=IF([.D9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3];162;10)" office:value-type="string" office:string-value="2022-07-04">
            <text:p>2022-07-04</text:p>
          </table:table-cell>
          <table:table-cell table:style-name="ce3" table:formula="of:=MID([.A93];183;9)" office:value-type="string" office:string-value="11:10 UTC">
            <text:p>11:10 UTC</text:p>
          </table:table-cell>
          <table:table-cell table:formula="of:=RIGHT([.A93];LEN([.A93])-FIND(&quot;&lt;/description&gt;&quot;;[.A93])+1)" office:value-type="string" office:string-value="&lt;/description&gt;&lt;Point&gt;&lt;coordinates&gt;  33.20221000,  47.24237000&lt;/coordinates&gt;&lt;/Point&gt;&lt;/Placemark&gt;">
            <text:p>&lt;/description&gt;&lt;Point&gt;&lt;coordinates&gt; <text:s/>33.20221000, <text:s/>47.24237000&lt;/coordinates&gt;&lt;/Point&gt;&lt;/Placemark&gt;</text:p>
          </table:table-cell>
          <table:table-cell office:value-type="float" office:value="631">
            <text:p>631</text:p>
          </table:table-cell>
          <table:table-cell table:style-name="ce4" table:formula="of:=VALUE(LEFT(MID([.A93];FIND(&quot;&lt;coordinates&gt;&quot;;[.A93])+15;26);11))" office:value-type="float" office:value="33.20221">
            <text:p>33.20221000</text:p>
          </table:table-cell>
          <table:table-cell table:style-name="ce4" table:formula="of:=VALUE(RIGHT(MID([.A93];FIND(&quot;&lt;coordinates&gt;&quot;;[.A93])+14;26);11))" office:value-type="float" office:value="47.24237">
            <text:p>47.24237000</text:p>
          </table:table-cell>
          <table:table-cell table:formula="of:=SQRT(([.H93]-[.H92])*([.H93]-[.H92])+([.I93]-[.I92])*([.I93]-[.I92]))" office:value-type="float" office:value="0.0112003794578588">
            <text:p>0.01120037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28 &lt;br&gt; Longitude : <text:s text:c="6"/>33.211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1062000, <text:s/>47.12794000&lt;/coordinates&gt;&lt;/Point&gt;&lt;/Placemark&gt;</text:p>
          </table:table-cell>
          <table:table-cell office:value-type="float" office:value="444">
            <text:p>444</text:p>
          </table:table-cell>
          <table:table-cell table:formula="of:=IF([.D9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4];162;10)" office:value-type="string" office:string-value="2022-07-04">
            <text:p>2022-07-04</text:p>
          </table:table-cell>
          <table:table-cell table:style-name="ce3" table:formula="of:=MID([.A94];183;9)" office:value-type="string" office:string-value="10:19 UTC">
            <text:p>10:19 UTC</text:p>
          </table:table-cell>
          <table:table-cell table:formula="of:=RIGHT([.A94];LEN([.A94])-FIND(&quot;&lt;/description&gt;&quot;;[.A94])+1)" office:value-type="string" office:string-value="&lt;/description&gt;&lt;Point&gt;&lt;coordinates&gt;  33.21062000,  47.12794000&lt;/coordinates&gt;&lt;/Point&gt;&lt;/Placemark&gt;">
            <text:p>&lt;/description&gt;&lt;Point&gt;&lt;coordinates&gt; <text:s/>33.21062000, <text:s/>47.12794000&lt;/coordinates&gt;&lt;/Point&gt;&lt;/Placemark&gt;</text:p>
          </table:table-cell>
          <table:table-cell office:value-type="float" office:value="444">
            <text:p>444</text:p>
          </table:table-cell>
          <table:table-cell table:style-name="ce4" table:formula="of:=VALUE(LEFT(MID([.A94];FIND(&quot;&lt;coordinates&gt;&quot;;[.A94])+15;26);11))" office:value-type="float" office:value="33.21062">
            <text:p>33.21062000</text:p>
          </table:table-cell>
          <table:table-cell table:style-name="ce4" table:formula="of:=VALUE(RIGHT(MID([.A94];FIND(&quot;&lt;coordinates&gt;&quot;;[.A94])+14;26);11))" office:value-type="float" office:value="47.12794">
            <text:p>47.12794000</text:p>
          </table:table-cell>
          <table:table-cell table:formula="of:=SQRT(([.H94]-[.H93])*([.H94]-[.H93])+([.I94]-[.I93])*([.I94]-[.I93]))" office:value-type="float" office:value="0.114738629066238">
            <text:p>0.114738629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84 &lt;br&gt; Longitude : <text:s text:c="6"/>33.215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1506000, <text:s/>47.28355000&lt;/coordinates&gt;&lt;/Point&gt;&lt;/Placemark&gt;</text:p>
          </table:table-cell>
          <table:table-cell office:value-type="float" office:value="651">
            <text:p>651</text:p>
          </table:table-cell>
          <table:table-cell table:formula="of:=IF([.D9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5];162;10)" office:value-type="string" office:string-value="2022-07-04">
            <text:p>2022-07-04</text:p>
          </table:table-cell>
          <table:table-cell table:style-name="ce3" table:formula="of:=MID([.A95];183;9)" office:value-type="string" office:string-value="11:10 UTC">
            <text:p>11:10 UTC</text:p>
          </table:table-cell>
          <table:table-cell table:formula="of:=RIGHT([.A95];LEN([.A95])-FIND(&quot;&lt;/description&gt;&quot;;[.A95])+1)" office:value-type="string" office:string-value="&lt;/description&gt;&lt;Point&gt;&lt;coordinates&gt;  33.21506000,  47.28355000&lt;/coordinates&gt;&lt;/Point&gt;&lt;/Placemark&gt;">
            <text:p>&lt;/description&gt;&lt;Point&gt;&lt;coordinates&gt; <text:s/>33.21506000, <text:s/>47.28355000&lt;/coordinates&gt;&lt;/Point&gt;&lt;/Placemark&gt;</text:p>
          </table:table-cell>
          <table:table-cell office:value-type="float" office:value="651">
            <text:p>651</text:p>
          </table:table-cell>
          <table:table-cell table:style-name="ce4" table:formula="of:=VALUE(LEFT(MID([.A95];FIND(&quot;&lt;coordinates&gt;&quot;;[.A95])+15;26);11))" office:value-type="float" office:value="33.21506">
            <text:p>33.21506000</text:p>
          </table:table-cell>
          <table:table-cell table:style-name="ce4" table:formula="of:=VALUE(RIGHT(MID([.A95];FIND(&quot;&lt;coordinates&gt;&quot;;[.A95])+14;26);11))" office:value-type="float" office:value="47.28355">
            <text:p>47.28355000</text:p>
          </table:table-cell>
          <table:table-cell table:formula="of:=SQRT(([.H95]-[.H94])*([.H95]-[.H94])+([.I95]-[.I94])*([.I95]-[.I94]))" office:value-type="float" office:value="0.155673330085788">
            <text:p>0.15567333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26 &lt;br&gt; Longitude : <text:s text:c="6"/>33.217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1747000, <text:s/>47.12558000&lt;/coordinates&gt;&lt;/Point&gt;&lt;/Placemark&gt;</text:p>
          </table:table-cell>
          <table:table-cell office:value-type="float" office:value="440">
            <text:p>440</text:p>
          </table:table-cell>
          <table:table-cell table:formula="of:=IF([.D9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6];162;10)" office:value-type="string" office:string-value="2022-07-04">
            <text:p>2022-07-04</text:p>
          </table:table-cell>
          <table:table-cell table:style-name="ce3" table:formula="of:=MID([.A96];183;9)" office:value-type="string" office:string-value="10:19 UTC">
            <text:p>10:19 UTC</text:p>
          </table:table-cell>
          <table:table-cell table:formula="of:=RIGHT([.A96];LEN([.A96])-FIND(&quot;&lt;/description&gt;&quot;;[.A96])+1)" office:value-type="string" office:string-value="&lt;/description&gt;&lt;Point&gt;&lt;coordinates&gt;  33.21747000,  47.12558000&lt;/coordinates&gt;&lt;/Point&gt;&lt;/Placemark&gt;">
            <text:p>&lt;/description&gt;&lt;Point&gt;&lt;coordinates&gt; <text:s/>33.21747000, <text:s/>47.12558000&lt;/coordinates&gt;&lt;/Point&gt;&lt;/Placemark&gt;</text:p>
          </table:table-cell>
          <table:table-cell office:value-type="float" office:value="440">
            <text:p>440</text:p>
          </table:table-cell>
          <table:table-cell table:style-name="ce4" table:formula="of:=VALUE(LEFT(MID([.A96];FIND(&quot;&lt;coordinates&gt;&quot;;[.A96])+15;26);11))" office:value-type="float" office:value="33.21747">
            <text:p>33.21747000</text:p>
          </table:table-cell>
          <table:table-cell table:style-name="ce4" table:formula="of:=VALUE(RIGHT(MID([.A96];FIND(&quot;&lt;coordinates&gt;&quot;;[.A96])+14;26);11))" office:value-type="float" office:value="47.12558">
            <text:p>47.12558000</text:p>
          </table:table-cell>
          <table:table-cell table:formula="of:=SQRT(([.H96]-[.H95])*([.H96]-[.H95])+([.I96]-[.I95])*([.I96]-[.I95]))" office:value-type="float" office:value="0.157988382484281">
            <text:p>0.15798838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292 &lt;br&gt; Longitude : <text:s text:c="6"/>33.226&lt;br&gt;Date Acquired : 2022-07-04 &lt;br&gt;Time: 10:47 UTC&lt;br&gt;Confidence [0-100] : 84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2578000, <text:s/>47.29171000&lt;/coordinates&gt;&lt;/Point&gt;&lt;/Placemark&gt;</text:p>
          </table:table-cell>
          <table:table-cell office:value-type="float" office:value="63">
            <text:p>63</text:p>
          </table:table-cell>
          <table:table-cell table:formula="of:=IF([.D9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7];162;10)" office:value-type="string" office:string-value="2022-07-04">
            <text:p>2022-07-04</text:p>
          </table:table-cell>
          <table:table-cell table:style-name="ce3" table:formula="of:=MID([.A97];183;9)" office:value-type="string" office:string-value="10:47 UTC">
            <text:p>10:47 UTC</text:p>
          </table:table-cell>
          <table:table-cell table:formula="of:=RIGHT([.A97];LEN([.A97])-FIND(&quot;&lt;/description&gt;&quot;;[.A97])+1)" office:value-type="string" office:string-value="&lt;/description&gt;&lt;Point&gt;&lt;coordinates&gt;  33.22578000,  47.29171000&lt;/coordinates&gt;&lt;/Point&gt;&lt;/Placemark&gt;">
            <text:p>&lt;/description&gt;&lt;Point&gt;&lt;coordinates&gt; <text:s/>33.22578000, <text:s/>47.29171000&lt;/coordinates&gt;&lt;/Point&gt;&lt;/Placemark&gt;</text:p>
          </table:table-cell>
          <table:table-cell office:value-type="float" office:value="63">
            <text:p>63</text:p>
          </table:table-cell>
          <table:table-cell table:style-name="ce4" table:formula="of:=VALUE(LEFT(MID([.A97];FIND(&quot;&lt;coordinates&gt;&quot;;[.A97])+15;26);11))" office:value-type="float" office:value="33.22578">
            <text:p>33.22578000</text:p>
          </table:table-cell>
          <table:table-cell table:style-name="ce4" table:formula="of:=VALUE(RIGHT(MID([.A97];FIND(&quot;&lt;coordinates&gt;&quot;;[.A97])+14;26);11))" office:value-type="float" office:value="47.29171">
            <text:p>47.29171000</text:p>
          </table:table-cell>
          <table:table-cell table:formula="of:=SQRT(([.H97]-[.H96])*([.H97]-[.H96])+([.I97]-[.I96])*([.I97]-[.I96]))" office:value-type="float" office:value="0.166337707691314">
            <text:p>0.166337707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09 &lt;br&gt; Longitude : <text:s text:c="6"/>33.234&lt;br&gt;Date Acquired : 2022-07-04 &lt;br&gt;Time: 09:07 UTC&lt;br&gt;Confidence [0-100] : 67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3443000, <text:s/>47.40866000&lt;/coordinates&gt;&lt;/Point&gt;&lt;/Placemark&gt;</text:p>
          </table:table-cell>
          <table:table-cell office:value-type="float" office:value="68">
            <text:p>68</text:p>
          </table:table-cell>
          <table:table-cell table:formula="of:=IF([.D9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8];162;10)" office:value-type="string" office:string-value="2022-07-04">
            <text:p>2022-07-04</text:p>
          </table:table-cell>
          <table:table-cell table:style-name="ce3" table:formula="of:=MID([.A98];183;9)" office:value-type="string" office:string-value="09:07 UTC">
            <text:p>09:07 UTC</text:p>
          </table:table-cell>
          <table:table-cell table:formula="of:=RIGHT([.A98];LEN([.A98])-FIND(&quot;&lt;/description&gt;&quot;;[.A98])+1)" office:value-type="string" office:string-value="&lt;/description&gt;&lt;Point&gt;&lt;coordinates&gt;  33.23443000,  47.40866000&lt;/coordinates&gt;&lt;/Point&gt;&lt;/Placemark&gt;">
            <text:p>&lt;/description&gt;&lt;Point&gt;&lt;coordinates&gt; <text:s/>33.23443000, <text:s/>47.40866000&lt;/coordinates&gt;&lt;/Point&gt;&lt;/Placemark&gt;</text:p>
          </table:table-cell>
          <table:table-cell office:value-type="float" office:value="68">
            <text:p>68</text:p>
          </table:table-cell>
          <table:table-cell table:style-name="ce4" table:formula="of:=VALUE(LEFT(MID([.A98];FIND(&quot;&lt;coordinates&gt;&quot;;[.A98])+15;26);11))" office:value-type="float" office:value="33.23443">
            <text:p>33.23443000</text:p>
          </table:table-cell>
          <table:table-cell table:style-name="ce4" table:formula="of:=VALUE(RIGHT(MID([.A98];FIND(&quot;&lt;coordinates&gt;&quot;;[.A98])+14;26);11))" office:value-type="float" office:value="47.40866">
            <text:p>47.40866000</text:p>
          </table:table-cell>
          <table:table-cell table:formula="of:=SQRT(([.H98]-[.H97])*([.H98]-[.H97])+([.I98]-[.I97])*([.I98]-[.I97]))" office:value-type="float" office:value="0.117269454675969">
            <text:p>0.117269454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289 &lt;br&gt; Longitude : <text:s text:c="6"/>33.235&lt;br&gt;Date Acquired : 2022-07-04 &lt;br&gt;Time: 09:07 UTC&lt;br&gt;Confidence [0-100] : 58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3452000, <text:s/>47.28917000&lt;/coordinates&gt;&lt;/Point&gt;&lt;/Placemark&gt;</text:p>
          </table:table-cell>
          <table:table-cell office:value-type="float" office:value="62">
            <text:p>62</text:p>
          </table:table-cell>
          <table:table-cell table:formula="of:=IF([.D9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99];162;10)" office:value-type="string" office:string-value="2022-07-04">
            <text:p>2022-07-04</text:p>
          </table:table-cell>
          <table:table-cell table:style-name="ce3" table:formula="of:=MID([.A99];183;9)" office:value-type="string" office:string-value="09:07 UTC">
            <text:p>09:07 UTC</text:p>
          </table:table-cell>
          <table:table-cell table:formula="of:=RIGHT([.A99];LEN([.A99])-FIND(&quot;&lt;/description&gt;&quot;;[.A99])+1)" office:value-type="string" office:string-value="&lt;/description&gt;&lt;Point&gt;&lt;coordinates&gt;  33.23452000,  47.28917000&lt;/coordinates&gt;&lt;/Point&gt;&lt;/Placemark&gt;">
            <text:p>&lt;/description&gt;&lt;Point&gt;&lt;coordinates&gt; <text:s/>33.23452000, <text:s/>47.28917000&lt;/coordinates&gt;&lt;/Point&gt;&lt;/Placemark&gt;</text:p>
          </table:table-cell>
          <table:table-cell office:value-type="float" office:value="62">
            <text:p>62</text:p>
          </table:table-cell>
          <table:table-cell table:style-name="ce4" table:formula="of:=VALUE(LEFT(MID([.A99];FIND(&quot;&lt;coordinates&gt;&quot;;[.A99])+15;26);11))" office:value-type="float" office:value="33.23452">
            <text:p>33.23452000</text:p>
          </table:table-cell>
          <table:table-cell table:style-name="ce4" table:formula="of:=VALUE(RIGHT(MID([.A99];FIND(&quot;&lt;coordinates&gt;&quot;;[.A99])+14;26);11))" office:value-type="float" office:value="47.28917">
            <text:p>47.28917000</text:p>
          </table:table-cell>
          <table:table-cell table:formula="of:=SQRT(([.H99]-[.H98])*([.H99]-[.H98])+([.I99]-[.I98])*([.I99]-[.I98]))" office:value-type="float" office:value="0.119490033894044">
            <text:p>0.11949003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93 &lt;br&gt; Longitude : <text:s text:c="6"/>33.235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3508000, <text:s/>47.29259000&lt;/coordinates&gt;&lt;/Point&gt;&lt;/Placemark&gt;</text:p>
          </table:table-cell>
          <table:table-cell office:value-type="float" office:value="655">
            <text:p>655</text:p>
          </table:table-cell>
          <table:table-cell table:formula="of:=IF([.D10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0];162;10)" office:value-type="string" office:string-value="2022-07-04">
            <text:p>2022-07-04</text:p>
          </table:table-cell>
          <table:table-cell table:style-name="ce3" table:formula="of:=MID([.A100];183;9)" office:value-type="string" office:string-value="10:19 UTC">
            <text:p>10:19 UTC</text:p>
          </table:table-cell>
          <table:table-cell table:formula="of:=RIGHT([.A100];LEN([.A100])-FIND(&quot;&lt;/description&gt;&quot;;[.A100])+1)" office:value-type="string" office:string-value="&lt;/description&gt;&lt;Point&gt;&lt;coordinates&gt;  33.23508000,  47.29259000&lt;/coordinates&gt;&lt;/Point&gt;&lt;/Placemark&gt;">
            <text:p>&lt;/description&gt;&lt;Point&gt;&lt;coordinates&gt; <text:s/>33.23508000, <text:s/>47.29259000&lt;/coordinates&gt;&lt;/Point&gt;&lt;/Placemark&gt;</text:p>
          </table:table-cell>
          <table:table-cell office:value-type="float" office:value="655">
            <text:p>655</text:p>
          </table:table-cell>
          <table:table-cell table:style-name="ce4" table:formula="of:=VALUE(LEFT(MID([.A100];FIND(&quot;&lt;coordinates&gt;&quot;;[.A100])+15;26);11))" office:value-type="float" office:value="33.23508">
            <text:p>33.23508000</text:p>
          </table:table-cell>
          <table:table-cell table:style-name="ce4" table:formula="of:=VALUE(RIGHT(MID([.A100];FIND(&quot;&lt;coordinates&gt;&quot;;[.A100])+14;26);11))" office:value-type="float" office:value="47.29259">
            <text:p>47.29259000</text:p>
          </table:table-cell>
          <table:table-cell table:formula="of:=SQRT(([.H100]-[.H99])*([.H100]-[.H99])+([.I100]-[.I99])*([.I100]-[.I99]))" office:value-type="float" office:value="0.00346554469023116">
            <text:p>0.003465544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18 &lt;br&gt; Longitude : <text:s text:c="6"/>33.236&lt;br&gt;Date Acquired : 2022-07-04 &lt;br&gt;Time: 10:19 UTC&lt;br&gt;Confidence [0-100] : high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3627000, <text:s/>47.41837000&lt;/coordinates&gt;&lt;/Point&gt;&lt;/Placemark&gt;</text:p>
          </table:table-cell>
          <table:table-cell office:value-type="float" office:value="732">
            <text:p>732</text:p>
          </table:table-cell>
          <table:table-cell table:formula="of:=IF([.D10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1];162;10)" office:value-type="string" office:string-value="2022-07-04">
            <text:p>2022-07-04</text:p>
          </table:table-cell>
          <table:table-cell table:style-name="ce3" table:formula="of:=MID([.A101];183;9)" office:value-type="string" office:string-value="10:19 UTC">
            <text:p>10:19 UTC</text:p>
          </table:table-cell>
          <table:table-cell table:formula="of:=RIGHT([.A101];LEN([.A101])-FIND(&quot;&lt;/description&gt;&quot;;[.A101])+1)" office:value-type="string" office:string-value="&lt;/description&gt;&lt;Point&gt;&lt;coordinates&gt;  33.23627000,  47.41837000&lt;/coordinates&gt;&lt;/Point&gt;&lt;/Placemark&gt;">
            <text:p>&lt;/description&gt;&lt;Point&gt;&lt;coordinates&gt; <text:s/>33.23627000, <text:s/>47.41837000&lt;/coordinates&gt;&lt;/Point&gt;&lt;/Placemark&gt;</text:p>
          </table:table-cell>
          <table:table-cell office:value-type="float" office:value="732">
            <text:p>732</text:p>
          </table:table-cell>
          <table:table-cell table:style-name="ce4" table:formula="of:=VALUE(LEFT(MID([.A101];FIND(&quot;&lt;coordinates&gt;&quot;;[.A101])+15;26);11))" office:value-type="float" office:value="33.23627">
            <text:p>33.23627000</text:p>
          </table:table-cell>
          <table:table-cell table:style-name="ce4" table:formula="of:=VALUE(RIGHT(MID([.A101];FIND(&quot;&lt;coordinates&gt;&quot;;[.A101])+14;26);11))" office:value-type="float" office:value="47.41837">
            <text:p>47.41837000</text:p>
          </table:table-cell>
          <table:table-cell table:formula="of:=SQRT(([.H101]-[.H100])*([.H101]-[.H100])+([.I101]-[.I100])*([.I101]-[.I100]))" office:value-type="float" office:value="0.125785629147377">
            <text:p>0.125785629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99 &lt;br&gt; Longitude : <text:s text:c="6"/>33.241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4124000, <text:s/>47.29871000&lt;/coordinates&gt;&lt;/Point&gt;&lt;/Placemark&gt;</text:p>
          </table:table-cell>
          <table:table-cell office:value-type="float" office:value="673">
            <text:p>673</text:p>
          </table:table-cell>
          <table:table-cell table:formula="of:=IF([.D10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2];162;10)" office:value-type="string" office:string-value="2022-07-04">
            <text:p>2022-07-04</text:p>
          </table:table-cell>
          <table:table-cell table:style-name="ce3" table:formula="of:=MID([.A102];183;9)" office:value-type="string" office:string-value="09:30 UTC">
            <text:p>09:30 UTC</text:p>
          </table:table-cell>
          <table:table-cell table:formula="of:=RIGHT([.A102];LEN([.A102])-FIND(&quot;&lt;/description&gt;&quot;;[.A102])+1)" office:value-type="string" office:string-value="&lt;/description&gt;&lt;Point&gt;&lt;coordinates&gt;  33.24124000,  47.29871000&lt;/coordinates&gt;&lt;/Point&gt;&lt;/Placemark&gt;">
            <text:p>&lt;/description&gt;&lt;Point&gt;&lt;coordinates&gt; <text:s/>33.24124000, <text:s/>47.29871000&lt;/coordinates&gt;&lt;/Point&gt;&lt;/Placemark&gt;</text:p>
          </table:table-cell>
          <table:table-cell office:value-type="float" office:value="673">
            <text:p>673</text:p>
          </table:table-cell>
          <table:table-cell table:style-name="ce4" table:formula="of:=VALUE(LEFT(MID([.A102];FIND(&quot;&lt;coordinates&gt;&quot;;[.A102])+15;26);11))" office:value-type="float" office:value="33.24124">
            <text:p>33.24124000</text:p>
          </table:table-cell>
          <table:table-cell table:style-name="ce4" table:formula="of:=VALUE(RIGHT(MID([.A102];FIND(&quot;&lt;coordinates&gt;&quot;;[.A102])+14;26);11))" office:value-type="float" office:value="47.29871">
            <text:p>47.29871000</text:p>
          </table:table-cell>
          <table:table-cell table:formula="of:=SQRT(([.H102]-[.H101])*([.H102]-[.H101])+([.I102]-[.I101])*([.I102]-[.I101]))" office:value-type="float" office:value="0.119763168378265">
            <text:p>0.11976316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16 &lt;br&gt; Longitude : <text:s text:c="6"/>33.243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4308000, <text:s/>47.41601000&lt;/coordinates&gt;&lt;/Point&gt;&lt;/Placemark&gt;</text:p>
          </table:table-cell>
          <table:table-cell office:value-type="float" office:value="727">
            <text:p>727</text:p>
          </table:table-cell>
          <table:table-cell table:formula="of:=IF([.D10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3];162;10)" office:value-type="string" office:string-value="2022-07-04">
            <text:p>2022-07-04</text:p>
          </table:table-cell>
          <table:table-cell table:style-name="ce3" table:formula="of:=MID([.A103];183;9)" office:value-type="string" office:string-value="10:19 UTC">
            <text:p>10:19 UTC</text:p>
          </table:table-cell>
          <table:table-cell table:formula="of:=RIGHT([.A103];LEN([.A103])-FIND(&quot;&lt;/description&gt;&quot;;[.A103])+1)" office:value-type="string" office:string-value="&lt;/description&gt;&lt;Point&gt;&lt;coordinates&gt;  33.24308000,  47.41601000&lt;/coordinates&gt;&lt;/Point&gt;&lt;/Placemark&gt;">
            <text:p>&lt;/description&gt;&lt;Point&gt;&lt;coordinates&gt; <text:s/>33.24308000, <text:s/>47.41601000&lt;/coordinates&gt;&lt;/Point&gt;&lt;/Placemark&gt;</text:p>
          </table:table-cell>
          <table:table-cell office:value-type="float" office:value="727">
            <text:p>727</text:p>
          </table:table-cell>
          <table:table-cell table:style-name="ce4" table:formula="of:=VALUE(LEFT(MID([.A103];FIND(&quot;&lt;coordinates&gt;&quot;;[.A103])+15;26);11))" office:value-type="float" office:value="33.24308">
            <text:p>33.24308000</text:p>
          </table:table-cell>
          <table:table-cell table:style-name="ce4" table:formula="of:=VALUE(RIGHT(MID([.A103];FIND(&quot;&lt;coordinates&gt;&quot;;[.A103])+14;26);11))" office:value-type="float" office:value="47.41601">
            <text:p>47.41601000</text:p>
          </table:table-cell>
          <table:table-cell table:formula="of:=SQRT(([.H103]-[.H102])*([.H103]-[.H102])+([.I103]-[.I102])*([.I103]-[.I102]))" office:value-type="float" office:value="0.117314430484915">
            <text:p>0.117314430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92 &lt;br&gt; Longitude : <text:s text:c="6"/>33.243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4337000, <text:s/>47.29213000&lt;/coordinates&gt;&lt;/Point&gt;&lt;/Placemark&gt;</text:p>
          </table:table-cell>
          <table:table-cell office:value-type="float" office:value="654">
            <text:p>654</text:p>
          </table:table-cell>
          <table:table-cell table:formula="of:=IF([.D10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4];162;10)" office:value-type="string" office:string-value="2022-07-04">
            <text:p>2022-07-04</text:p>
          </table:table-cell>
          <table:table-cell table:style-name="ce3" table:formula="of:=MID([.A104];183;9)" office:value-type="string" office:string-value="10:19 UTC">
            <text:p>10:19 UTC</text:p>
          </table:table-cell>
          <table:table-cell table:formula="of:=RIGHT([.A104];LEN([.A104])-FIND(&quot;&lt;/description&gt;&quot;;[.A104])+1)" office:value-type="string" office:string-value="&lt;/description&gt;&lt;Point&gt;&lt;coordinates&gt;  33.24337000,  47.29213000&lt;/coordinates&gt;&lt;/Point&gt;&lt;/Placemark&gt;">
            <text:p>&lt;/description&gt;&lt;Point&gt;&lt;coordinates&gt; <text:s/>33.24337000, <text:s/>47.29213000&lt;/coordinates&gt;&lt;/Point&gt;&lt;/Placemark&gt;</text:p>
          </table:table-cell>
          <table:table-cell office:value-type="float" office:value="654">
            <text:p>654</text:p>
          </table:table-cell>
          <table:table-cell table:style-name="ce4" table:formula="of:=VALUE(LEFT(MID([.A104];FIND(&quot;&lt;coordinates&gt;&quot;;[.A104])+15;26);11))" office:value-type="float" office:value="33.24337">
            <text:p>33.24337000</text:p>
          </table:table-cell>
          <table:table-cell table:style-name="ce4" table:formula="of:=VALUE(RIGHT(MID([.A104];FIND(&quot;&lt;coordinates&gt;&quot;;[.A104])+14;26);11))" office:value-type="float" office:value="47.29213">
            <text:p>47.29213000</text:p>
          </table:table-cell>
          <table:table-cell table:formula="of:=SQRT(([.H104]-[.H103])*([.H104]-[.H103])+([.I104]-[.I103])*([.I104]-[.I103]))" office:value-type="float" office:value="0.12388033944093">
            <text:p>0.12388033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15 &lt;br&gt; Longitude : <text:s text:c="6"/>33.248&lt;br&gt;Date Acquired : 2022-07-04 &lt;br&gt;Time: 10:47 UTC&lt;br&gt;Confidence [0-100] : 48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4798000, <text:s/>47.41513000&lt;/coordinates&gt;&lt;/Point&gt;&lt;/Placemark&gt;</text:p>
          </table:table-cell>
          <table:table-cell office:value-type="float" office:value="71">
            <text:p>71</text:p>
          </table:table-cell>
          <table:table-cell table:formula="of:=IF([.D10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5];162;10)" office:value-type="string" office:string-value="2022-07-04">
            <text:p>2022-07-04</text:p>
          </table:table-cell>
          <table:table-cell table:style-name="ce3" table:formula="of:=MID([.A105];183;9)" office:value-type="string" office:string-value="10:47 UTC">
            <text:p>10:47 UTC</text:p>
          </table:table-cell>
          <table:table-cell table:formula="of:=RIGHT([.A105];LEN([.A105])-FIND(&quot;&lt;/description&gt;&quot;;[.A105])+1)" office:value-type="string" office:string-value="&lt;/description&gt;&lt;Point&gt;&lt;coordinates&gt;  33.24798000,  47.41513000&lt;/coordinates&gt;&lt;/Point&gt;&lt;/Placemark&gt;">
            <text:p>&lt;/description&gt;&lt;Point&gt;&lt;coordinates&gt; <text:s/>33.24798000, <text:s/>47.41513000&lt;/coordinates&gt;&lt;/Point&gt;&lt;/Placemark&gt;</text:p>
          </table:table-cell>
          <table:table-cell office:value-type="float" office:value="71">
            <text:p>71</text:p>
          </table:table-cell>
          <table:table-cell table:style-name="ce4" table:formula="of:=VALUE(LEFT(MID([.A105];FIND(&quot;&lt;coordinates&gt;&quot;;[.A105])+15;26);11))" office:value-type="float" office:value="33.24798">
            <text:p>33.24798000</text:p>
          </table:table-cell>
          <table:table-cell table:style-name="ce4" table:formula="of:=VALUE(RIGHT(MID([.A105];FIND(&quot;&lt;coordinates&gt;&quot;;[.A105])+14;26);11))" office:value-type="float" office:value="47.41513">
            <text:p>47.41513000</text:p>
          </table:table-cell>
          <table:table-cell table:formula="of:=SQRT(([.H105]-[.H104])*([.H105]-[.H104])+([.I105]-[.I104])*([.I105]-[.I104]))" office:value-type="float" office:value="0.123086360332896">
            <text:p>0.12308636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83 &lt;br&gt; Longitude : <text:s text:c="6"/>33.254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5427000, <text:s/>47.38313000&lt;/coordinates&gt;&lt;/Point&gt;&lt;/Placemark&gt;</text:p>
          </table:table-cell>
          <table:table-cell office:value-type="float" office:value="706">
            <text:p>706</text:p>
          </table:table-cell>
          <table:table-cell table:formula="of:=IF([.D10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6];162;10)" office:value-type="string" office:string-value="2022-07-04">
            <text:p>2022-07-04</text:p>
          </table:table-cell>
          <table:table-cell table:style-name="ce3" table:formula="of:=MID([.A106];183;9)" office:value-type="string" office:string-value="11:10 UTC">
            <text:p>11:10 UTC</text:p>
          </table:table-cell>
          <table:table-cell table:formula="of:=RIGHT([.A106];LEN([.A106])-FIND(&quot;&lt;/description&gt;&quot;;[.A106])+1)" office:value-type="string" office:string-value="&lt;/description&gt;&lt;Point&gt;&lt;coordinates&gt;  33.25427000,  47.38313000&lt;/coordinates&gt;&lt;/Point&gt;&lt;/Placemark&gt;">
            <text:p>&lt;/description&gt;&lt;Point&gt;&lt;coordinates&gt; <text:s/>33.25427000, <text:s/>47.38313000&lt;/coordinates&gt;&lt;/Point&gt;&lt;/Placemark&gt;</text:p>
          </table:table-cell>
          <table:table-cell office:value-type="float" office:value="706">
            <text:p>706</text:p>
          </table:table-cell>
          <table:table-cell table:style-name="ce4" table:formula="of:=VALUE(LEFT(MID([.A106];FIND(&quot;&lt;coordinates&gt;&quot;;[.A106])+15;26);11))" office:value-type="float" office:value="33.25427">
            <text:p>33.25427000</text:p>
          </table:table-cell>
          <table:table-cell table:style-name="ce4" table:formula="of:=VALUE(RIGHT(MID([.A106];FIND(&quot;&lt;coordinates&gt;&quot;;[.A106])+14;26);11))" office:value-type="float" office:value="47.38313">
            <text:p>47.38313000</text:p>
          </table:table-cell>
          <table:table-cell table:formula="of:=SQRT(([.H106]-[.H105])*([.H106]-[.H105])+([.I106]-[.I105])*([.I106]-[.I105]))" office:value-type="float" office:value="0.0326123304901654">
            <text:p>0.032612330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00 &lt;br&gt; Longitude : <text:s text:c="6"/>33.256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5558000, <text:s/>47.30004000&lt;/coordinates&gt;&lt;/Point&gt;&lt;/Placemark&gt;</text:p>
          </table:table-cell>
          <table:table-cell office:value-type="float" office:value="675">
            <text:p>675</text:p>
          </table:table-cell>
          <table:table-cell table:formula="of:=IF([.D10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7];162;10)" office:value-type="string" office:string-value="2022-07-04">
            <text:p>2022-07-04</text:p>
          </table:table-cell>
          <table:table-cell table:style-name="ce3" table:formula="of:=MID([.A107];183;9)" office:value-type="string" office:string-value="10:19 UTC">
            <text:p>10:19 UTC</text:p>
          </table:table-cell>
          <table:table-cell table:formula="of:=RIGHT([.A107];LEN([.A107])-FIND(&quot;&lt;/description&gt;&quot;;[.A107])+1)" office:value-type="string" office:string-value="&lt;/description&gt;&lt;Point&gt;&lt;coordinates&gt;  33.25558000,  47.30004000&lt;/coordinates&gt;&lt;/Point&gt;&lt;/Placemark&gt;">
            <text:p>&lt;/description&gt;&lt;Point&gt;&lt;coordinates&gt; <text:s/>33.25558000, <text:s/>47.30004000&lt;/coordinates&gt;&lt;/Point&gt;&lt;/Placemark&gt;</text:p>
          </table:table-cell>
          <table:table-cell office:value-type="float" office:value="675">
            <text:p>675</text:p>
          </table:table-cell>
          <table:table-cell table:style-name="ce4" table:formula="of:=VALUE(LEFT(MID([.A107];FIND(&quot;&lt;coordinates&gt;&quot;;[.A107])+15;26);11))" office:value-type="float" office:value="33.25558">
            <text:p>33.25558000</text:p>
          </table:table-cell>
          <table:table-cell table:style-name="ce4" table:formula="of:=VALUE(RIGHT(MID([.A107];FIND(&quot;&lt;coordinates&gt;&quot;;[.A107])+14;26);11))" office:value-type="float" office:value="47.30004">
            <text:p>47.30004000</text:p>
          </table:table-cell>
          <table:table-cell table:formula="of:=SQRT(([.H107]-[.H106])*([.H107]-[.H106])+([.I107]-[.I106])*([.I107]-[.I106]))" office:value-type="float" office:value="0.0831003261124754">
            <text:p>0.083100326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15 &lt;br&gt; Longitude : <text:s text:c="6"/>33.259&lt;br&gt;Date Acquired : 2022-07-04 &lt;br&gt;Time: 09:07 UTC&lt;br&gt;Confidence [0-100] : 52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5929000, <text:s/>47.41514000&lt;/coordinates&gt;&lt;/Point&gt;&lt;/Placemark&gt;</text:p>
          </table:table-cell>
          <table:table-cell office:value-type="float" office:value="72">
            <text:p>72</text:p>
          </table:table-cell>
          <table:table-cell table:formula="of:=IF([.D10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8];162;10)" office:value-type="string" office:string-value="2022-07-04">
            <text:p>2022-07-04</text:p>
          </table:table-cell>
          <table:table-cell table:style-name="ce3" table:formula="of:=MID([.A108];183;9)" office:value-type="string" office:string-value="09:07 UTC">
            <text:p>09:07 UTC</text:p>
          </table:table-cell>
          <table:table-cell table:formula="of:=RIGHT([.A108];LEN([.A108])-FIND(&quot;&lt;/description&gt;&quot;;[.A108])+1)" office:value-type="string" office:string-value="&lt;/description&gt;&lt;Point&gt;&lt;coordinates&gt;  33.25929000,  47.41514000&lt;/coordinates&gt;&lt;/Point&gt;&lt;/Placemark&gt;">
            <text:p>&lt;/description&gt;&lt;Point&gt;&lt;coordinates&gt; <text:s/>33.25929000, <text:s/>47.41514000&lt;/coordinates&gt;&lt;/Point&gt;&lt;/Placemark&gt;</text:p>
          </table:table-cell>
          <table:table-cell office:value-type="float" office:value="72">
            <text:p>72</text:p>
          </table:table-cell>
          <table:table-cell table:style-name="ce4" table:formula="of:=VALUE(LEFT(MID([.A108];FIND(&quot;&lt;coordinates&gt;&quot;;[.A108])+15;26);11))" office:value-type="float" office:value="33.25929">
            <text:p>33.25929000</text:p>
          </table:table-cell>
          <table:table-cell table:style-name="ce4" table:formula="of:=VALUE(RIGHT(MID([.A108];FIND(&quot;&lt;coordinates&gt;&quot;;[.A108])+14;26);11))" office:value-type="float" office:value="47.41514">
            <text:p>47.41514000</text:p>
          </table:table-cell>
          <table:table-cell table:formula="of:=SQRT(([.H108]-[.H107])*([.H108]-[.H107])+([.I108]-[.I107])*([.I108]-[.I107]))" office:value-type="float" office:value="0.115159776397836">
            <text:p>0.11515977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380 &lt;br&gt; Longitude : <text:s text:c="6"/>33.260&lt;br&gt;Date Acquired : 2022-07-04 &lt;br&gt;Time: 10:47 UTC&lt;br&gt;Confidence [0-100] : 87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5963000, <text:s/>47.37980000&lt;/coordinates&gt;&lt;/Point&gt;&lt;/Placemark&gt;</text:p>
          </table:table-cell>
          <table:table-cell office:value-type="float" office:value="65">
            <text:p>65</text:p>
          </table:table-cell>
          <table:table-cell table:formula="of:=IF([.D10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09];162;10)" office:value-type="string" office:string-value="2022-07-04">
            <text:p>2022-07-04</text:p>
          </table:table-cell>
          <table:table-cell table:style-name="ce3" table:formula="of:=MID([.A109];183;9)" office:value-type="string" office:string-value="10:47 UTC">
            <text:p>10:47 UTC</text:p>
          </table:table-cell>
          <table:table-cell table:formula="of:=RIGHT([.A109];LEN([.A109])-FIND(&quot;&lt;/description&gt;&quot;;[.A109])+1)" office:value-type="string" office:string-value="&lt;/description&gt;&lt;Point&gt;&lt;coordinates&gt;  33.25963000,  47.37980000&lt;/coordinates&gt;&lt;/Point&gt;&lt;/Placemark&gt;">
            <text:p>&lt;/description&gt;&lt;Point&gt;&lt;coordinates&gt; <text:s/>33.25963000, <text:s/>47.37980000&lt;/coordinates&gt;&lt;/Point&gt;&lt;/Placemark&gt;</text:p>
          </table:table-cell>
          <table:table-cell office:value-type="float" office:value="65">
            <text:p>65</text:p>
          </table:table-cell>
          <table:table-cell table:style-name="ce4" table:formula="of:=VALUE(LEFT(MID([.A109];FIND(&quot;&lt;coordinates&gt;&quot;;[.A109])+15;26);11))" office:value-type="float" office:value="33.25963">
            <text:p>33.25963000</text:p>
          </table:table-cell>
          <table:table-cell table:style-name="ce4" table:formula="of:=VALUE(RIGHT(MID([.A109];FIND(&quot;&lt;coordinates&gt;&quot;;[.A109])+14;26);11))" office:value-type="float" office:value="47.3798">
            <text:p>47.37980000</text:p>
          </table:table-cell>
          <table:table-cell table:formula="of:=SQRT(([.H109]-[.H108])*([.H109]-[.H108])+([.I109]-[.I108])*([.I109]-[.I108]))" office:value-type="float" office:value="0.0353416355026172">
            <text:p>0.03534163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88 &lt;br&gt; Longitude : <text:s text:c="6"/>33.260&lt;br&gt;Date Acquired : 2022-07-04 &lt;br&gt;Time: 11:1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5996000, <text:s/>47.38803000&lt;/coordinates&gt;&lt;/Point&gt;&lt;/Placemark&gt;</text:p>
          </table:table-cell>
          <table:table-cell office:value-type="float" office:value="710">
            <text:p>710</text:p>
          </table:table-cell>
          <table:table-cell table:formula="of:=IF([.D1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0];162;10)" office:value-type="string" office:string-value="2022-07-04">
            <text:p>2022-07-04</text:p>
          </table:table-cell>
          <table:table-cell table:style-name="ce3" table:formula="of:=MID([.A110];183;9)" office:value-type="string" office:string-value="11:10 UTC">
            <text:p>11:10 UTC</text:p>
          </table:table-cell>
          <table:table-cell table:formula="of:=RIGHT([.A110];LEN([.A110])-FIND(&quot;&lt;/description&gt;&quot;;[.A110])+1)" office:value-type="string" office:string-value="&lt;/description&gt;&lt;Point&gt;&lt;coordinates&gt;  33.25996000,  47.38803000&lt;/coordinates&gt;&lt;/Point&gt;&lt;/Placemark&gt;">
            <text:p>&lt;/description&gt;&lt;Point&gt;&lt;coordinates&gt; <text:s/>33.25996000, <text:s/>47.38803000&lt;/coordinates&gt;&lt;/Point&gt;&lt;/Placemark&gt;</text:p>
          </table:table-cell>
          <table:table-cell office:value-type="float" office:value="710">
            <text:p>710</text:p>
          </table:table-cell>
          <table:table-cell table:style-name="ce4" table:formula="of:=VALUE(LEFT(MID([.A110];FIND(&quot;&lt;coordinates&gt;&quot;;[.A110])+15;26);11))" office:value-type="float" office:value="33.25996">
            <text:p>33.25996000</text:p>
          </table:table-cell>
          <table:table-cell table:style-name="ce4" table:formula="of:=VALUE(RIGHT(MID([.A110];FIND(&quot;&lt;coordinates&gt;&quot;;[.A110])+14;26);11))" office:value-type="float" office:value="47.38803">
            <text:p>47.38803000</text:p>
          </table:table-cell>
          <table:table-cell table:formula="of:=SQRT(([.H110]-[.H109])*([.H110]-[.H109])+([.I110]-[.I109])*([.I110]-[.I109]))" office:value-type="float" office:value="0.00823661338172176">
            <text:p>0.00823661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86 &lt;br&gt; Longitude : <text:s text:c="6"/>33.269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6852000, <text:s/>47.38573000&lt;/coordinates&gt;&lt;/Point&gt;&lt;/Placemark&gt;</text:p>
          </table:table-cell>
          <table:table-cell office:value-type="float" office:value="709">
            <text:p>709</text:p>
          </table:table-cell>
          <table:table-cell table:formula="of:=IF([.D1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1];162;10)" office:value-type="string" office:string-value="2022-07-04">
            <text:p>2022-07-04</text:p>
          </table:table-cell>
          <table:table-cell table:style-name="ce3" table:formula="of:=MID([.A111];183;9)" office:value-type="string" office:string-value="10:19 UTC">
            <text:p>10:19 UTC</text:p>
          </table:table-cell>
          <table:table-cell table:formula="of:=RIGHT([.A111];LEN([.A111])-FIND(&quot;&lt;/description&gt;&quot;;[.A111])+1)" office:value-type="string" office:string-value="&lt;/description&gt;&lt;Point&gt;&lt;coordinates&gt;  33.26852000,  47.38573000&lt;/coordinates&gt;&lt;/Point&gt;&lt;/Placemark&gt;">
            <text:p>&lt;/description&gt;&lt;Point&gt;&lt;coordinates&gt; <text:s/>33.26852000, <text:s/>47.38573000&lt;/coordinates&gt;&lt;/Point&gt;&lt;/Placemark&gt;</text:p>
          </table:table-cell>
          <table:table-cell office:value-type="float" office:value="709">
            <text:p>709</text:p>
          </table:table-cell>
          <table:table-cell table:style-name="ce4" table:formula="of:=VALUE(LEFT(MID([.A111];FIND(&quot;&lt;coordinates&gt;&quot;;[.A111])+15;26);11))" office:value-type="float" office:value="33.26852">
            <text:p>33.26852000</text:p>
          </table:table-cell>
          <table:table-cell table:style-name="ce4" table:formula="of:=VALUE(RIGHT(MID([.A111];FIND(&quot;&lt;coordinates&gt;&quot;;[.A111])+14;26);11))" office:value-type="float" office:value="47.38573">
            <text:p>47.38573000</text:p>
          </table:table-cell>
          <table:table-cell table:formula="of:=SQRT(([.H111]-[.H110])*([.H111]-[.H110])+([.I111]-[.I110])*([.I111]-[.I110]))" office:value-type="float" office:value="0.00886361100229694">
            <text:p>0.00886361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12 &lt;br&gt; Longitude : <text:s text:c="6"/>33.304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0429000, <text:s/>47.31163000&lt;/coordinates&gt;&lt;/Point&gt;&lt;/Placemark&gt;</text:p>
          </table:table-cell>
          <table:table-cell office:value-type="float" office:value="683">
            <text:p>683</text:p>
          </table:table-cell>
          <table:table-cell table:formula="of:=IF([.D1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2];162;10)" office:value-type="string" office:string-value="2022-07-04">
            <text:p>2022-07-04</text:p>
          </table:table-cell>
          <table:table-cell table:style-name="ce3" table:formula="of:=MID([.A112];183;9)" office:value-type="string" office:string-value="00:35 UTC">
            <text:p>00:35 UTC</text:p>
          </table:table-cell>
          <table:table-cell table:formula="of:=RIGHT([.A112];LEN([.A112])-FIND(&quot;&lt;/description&gt;&quot;;[.A112])+1)" office:value-type="string" office:string-value="&lt;/description&gt;&lt;Point&gt;&lt;coordinates&gt;  33.30429000,  47.31163000&lt;/coordinates&gt;&lt;/Point&gt;&lt;/Placemark&gt;">
            <text:p>&lt;/description&gt;&lt;Point&gt;&lt;coordinates&gt; <text:s/>33.30429000, <text:s/>47.31163000&lt;/coordinates&gt;&lt;/Point&gt;&lt;/Placemark&gt;</text:p>
          </table:table-cell>
          <table:table-cell office:value-type="float" office:value="683">
            <text:p>683</text:p>
          </table:table-cell>
          <table:table-cell table:style-name="ce4" table:formula="of:=VALUE(LEFT(MID([.A112];FIND(&quot;&lt;coordinates&gt;&quot;;[.A112])+15;26);11))" office:value-type="float" office:value="33.30429">
            <text:p>33.30429000</text:p>
          </table:table-cell>
          <table:table-cell table:style-name="ce4" table:formula="of:=VALUE(RIGHT(MID([.A112];FIND(&quot;&lt;coordinates&gt;&quot;;[.A112])+14;26);11))" office:value-type="float" office:value="47.31163">
            <text:p>47.31163000</text:p>
          </table:table-cell>
          <table:table-cell table:formula="of:=SQRT(([.H112]-[.H111])*([.H112]-[.H111])+([.I112]-[.I111])*([.I112]-[.I111]))" office:value-type="float" office:value="0.0822818503681107">
            <text:p>0.082281850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57 &lt;br&gt; Longitude : <text:s text:c="6"/>33.309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0917000, <text:s/>47.35703000&lt;/coordinates&gt;&lt;/Point&gt;&lt;/Placemark&gt;</text:p>
          </table:table-cell>
          <table:table-cell office:value-type="float" office:value="701">
            <text:p>701</text:p>
          </table:table-cell>
          <table:table-cell table:formula="of:=IF([.D1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3];162;10)" office:value-type="string" office:string-value="2022-07-04">
            <text:p>2022-07-04</text:p>
          </table:table-cell>
          <table:table-cell table:style-name="ce3" table:formula="of:=MID([.A113];183;9)" office:value-type="string" office:string-value="10:19 UTC">
            <text:p>10:19 UTC</text:p>
          </table:table-cell>
          <table:table-cell table:formula="of:=RIGHT([.A113];LEN([.A113])-FIND(&quot;&lt;/description&gt;&quot;;[.A113])+1)" office:value-type="string" office:string-value="&lt;/description&gt;&lt;Point&gt;&lt;coordinates&gt;  33.30917000,  47.35703000&lt;/coordinates&gt;&lt;/Point&gt;&lt;/Placemark&gt;">
            <text:p>&lt;/description&gt;&lt;Point&gt;&lt;coordinates&gt; <text:s/>33.30917000, <text:s/>47.35703000&lt;/coordinates&gt;&lt;/Point&gt;&lt;/Placemark&gt;</text:p>
          </table:table-cell>
          <table:table-cell office:value-type="float" office:value="701">
            <text:p>701</text:p>
          </table:table-cell>
          <table:table-cell table:style-name="ce4" table:formula="of:=VALUE(LEFT(MID([.A113];FIND(&quot;&lt;coordinates&gt;&quot;;[.A113])+15;26);11))" office:value-type="float" office:value="33.30917">
            <text:p>33.30917000</text:p>
          </table:table-cell>
          <table:table-cell table:style-name="ce4" table:formula="of:=VALUE(RIGHT(MID([.A113];FIND(&quot;&lt;coordinates&gt;&quot;;[.A113])+14;26);11))" office:value-type="float" office:value="47.35703">
            <text:p>47.35703000</text:p>
          </table:table-cell>
          <table:table-cell table:formula="of:=SQRT(([.H113]-[.H112])*([.H113]-[.H112])+([.I113]-[.I112])*([.I113]-[.I112]))" office:value-type="float" office:value="0.0456615199046207">
            <text:p>0.045661519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16 &lt;br&gt; Longitude : <text:s text:c="6"/>33.316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1606000, <text:s/>47.31576000&lt;/coordinates&gt;&lt;/Point&gt;&lt;/Placemark&gt;</text:p>
          </table:table-cell>
          <table:table-cell office:value-type="float" office:value="692">
            <text:p>692</text:p>
          </table:table-cell>
          <table:table-cell table:formula="of:=IF([.D1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4];162;10)" office:value-type="string" office:string-value="2022-07-04">
            <text:p>2022-07-04</text:p>
          </table:table-cell>
          <table:table-cell table:style-name="ce3" table:formula="of:=MID([.A114];183;9)" office:value-type="string" office:string-value="11:10 UTC">
            <text:p>11:10 UTC</text:p>
          </table:table-cell>
          <table:table-cell table:formula="of:=RIGHT([.A114];LEN([.A114])-FIND(&quot;&lt;/description&gt;&quot;;[.A114])+1)" office:value-type="string" office:string-value="&lt;/description&gt;&lt;Point&gt;&lt;coordinates&gt;  33.31606000,  47.31576000&lt;/coordinates&gt;&lt;/Point&gt;&lt;/Placemark&gt;">
            <text:p>&lt;/description&gt;&lt;Point&gt;&lt;coordinates&gt; <text:s/>33.31606000, <text:s/>47.31576000&lt;/coordinates&gt;&lt;/Point&gt;&lt;/Placemark&gt;</text:p>
          </table:table-cell>
          <table:table-cell office:value-type="float" office:value="692">
            <text:p>692</text:p>
          </table:table-cell>
          <table:table-cell table:style-name="ce4" table:formula="of:=VALUE(LEFT(MID([.A114];FIND(&quot;&lt;coordinates&gt;&quot;;[.A114])+15;26);11))" office:value-type="float" office:value="33.31606">
            <text:p>33.31606000</text:p>
          </table:table-cell>
          <table:table-cell table:style-name="ce4" table:formula="of:=VALUE(RIGHT(MID([.A114];FIND(&quot;&lt;coordinates&gt;&quot;;[.A114])+14;26);11))" office:value-type="float" office:value="47.31576">
            <text:p>47.31576000</text:p>
          </table:table-cell>
          <table:table-cell table:formula="of:=SQRT(([.H114]-[.H113])*([.H114]-[.H113])+([.I114]-[.I113])*([.I114]-[.I113]))" office:value-type="float" office:value="0.0418411878416512">
            <text:p>0.041841187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56 &lt;br&gt; Longitude : <text:s text:c="6"/>33.353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5308000, <text:s/>47.45555000&lt;/coordinates&gt;&lt;/Point&gt;&lt;/Placemark&gt;</text:p>
          </table:table-cell>
          <table:table-cell office:value-type="float" office:value="771">
            <text:p>771</text:p>
          </table:table-cell>
          <table:table-cell table:formula="of:=IF([.D1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5];162;10)" office:value-type="string" office:string-value="2022-07-04">
            <text:p>2022-07-04</text:p>
          </table:table-cell>
          <table:table-cell table:style-name="ce3" table:formula="of:=MID([.A115];183;9)" office:value-type="string" office:string-value="11:10 UTC">
            <text:p>11:10 UTC</text:p>
          </table:table-cell>
          <table:table-cell table:formula="of:=RIGHT([.A115];LEN([.A115])-FIND(&quot;&lt;/description&gt;&quot;;[.A115])+1)" office:value-type="string" office:string-value="&lt;/description&gt;&lt;Point&gt;&lt;coordinates&gt;  33.35308000,  47.45555000&lt;/coordinates&gt;&lt;/Point&gt;&lt;/Placemark&gt;">
            <text:p>&lt;/description&gt;&lt;Point&gt;&lt;coordinates&gt; <text:s/>33.35308000, <text:s/>47.45555000&lt;/coordinates&gt;&lt;/Point&gt;&lt;/Placemark&gt;</text:p>
          </table:table-cell>
          <table:table-cell office:value-type="float" office:value="771">
            <text:p>771</text:p>
          </table:table-cell>
          <table:table-cell table:style-name="ce4" table:formula="of:=VALUE(LEFT(MID([.A115];FIND(&quot;&lt;coordinates&gt;&quot;;[.A115])+15;26);11))" office:value-type="float" office:value="33.35308">
            <text:p>33.35308000</text:p>
          </table:table-cell>
          <table:table-cell table:style-name="ce4" table:formula="of:=VALUE(RIGHT(MID([.A115];FIND(&quot;&lt;coordinates&gt;&quot;;[.A115])+14;26);11))" office:value-type="float" office:value="47.45555">
            <text:p>47.45555000</text:p>
          </table:table-cell>
          <table:table-cell table:formula="of:=SQRT(([.H115]-[.H114])*([.H115]-[.H114])+([.I115]-[.I114])*([.I115]-[.I114]))" office:value-type="float" office:value="0.144608867293819">
            <text:p>0.144608867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48 &lt;br&gt; Longitude : <text:s text:c="6"/>33.367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6716000, <text:s/>47.44754000&lt;/coordinates&gt;&lt;/Point&gt;&lt;/Placemark&gt;</text:p>
          </table:table-cell>
          <table:table-cell office:value-type="float" office:value="762">
            <text:p>762</text:p>
          </table:table-cell>
          <table:table-cell table:formula="of:=IF([.D1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6];162;10)" office:value-type="string" office:string-value="2022-07-04">
            <text:p>2022-07-04</text:p>
          </table:table-cell>
          <table:table-cell table:style-name="ce3" table:formula="of:=MID([.A116];183;9)" office:value-type="string" office:string-value="11:10 UTC">
            <text:p>11:10 UTC</text:p>
          </table:table-cell>
          <table:table-cell table:formula="of:=RIGHT([.A116];LEN([.A116])-FIND(&quot;&lt;/description&gt;&quot;;[.A116])+1)" office:value-type="string" office:string-value="&lt;/description&gt;&lt;Point&gt;&lt;coordinates&gt;  33.36716000,  47.44754000&lt;/coordinates&gt;&lt;/Point&gt;&lt;/Placemark&gt;">
            <text:p>&lt;/description&gt;&lt;Point&gt;&lt;coordinates&gt; <text:s/>33.36716000, <text:s/>47.44754000&lt;/coordinates&gt;&lt;/Point&gt;&lt;/Placemark&gt;</text:p>
          </table:table-cell>
          <table:table-cell office:value-type="float" office:value="762">
            <text:p>762</text:p>
          </table:table-cell>
          <table:table-cell table:style-name="ce4" table:formula="of:=VALUE(LEFT(MID([.A116];FIND(&quot;&lt;coordinates&gt;&quot;;[.A116])+15;26);11))" office:value-type="float" office:value="33.36716">
            <text:p>33.36716000</text:p>
          </table:table-cell>
          <table:table-cell table:style-name="ce4" table:formula="of:=VALUE(RIGHT(MID([.A116];FIND(&quot;&lt;coordinates&gt;&quot;;[.A116])+14;26);11))" office:value-type="float" office:value="47.44754">
            <text:p>47.44754000</text:p>
          </table:table-cell>
          <table:table-cell table:formula="of:=SQRT(([.H116]-[.H115])*([.H116]-[.H115])+([.I116]-[.I115])*([.I116]-[.I115]))" office:value-type="float" office:value="0.0161989660163879">
            <text:p>0.0161989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46 &lt;br&gt; Longitude : <text:s text:c="6"/>33.457&lt;br&gt;Date Acquired : 2022-07-04 &lt;br&gt;Time: 10:47 UTC&lt;br&gt;Confidence [0-100] : 10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5657000, <text:s/>47.44625000&lt;/coordinates&gt;&lt;/Point&gt;&lt;/Placemark&gt;</text:p>
          </table:table-cell>
          <table:table-cell office:value-type="float" office:value="81">
            <text:p>81</text:p>
          </table:table-cell>
          <table:table-cell table:formula="of:=IF([.D1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7];162;10)" office:value-type="string" office:string-value="2022-07-04">
            <text:p>2022-07-04</text:p>
          </table:table-cell>
          <table:table-cell table:style-name="ce3" table:formula="of:=MID([.A117];183;9)" office:value-type="string" office:string-value="10:47 UTC">
            <text:p>10:47 UTC</text:p>
          </table:table-cell>
          <table:table-cell table:formula="of:=RIGHT([.A117];LEN([.A117])-FIND(&quot;&lt;/description&gt;&quot;;[.A117])+1)" office:value-type="string" office:string-value="&lt;/description&gt;&lt;Point&gt;&lt;coordinates&gt;  33.45657000,  47.44625000&lt;/coordinates&gt;&lt;/Point&gt;&lt;/Placemark&gt;">
            <text:p>&lt;/description&gt;&lt;Point&gt;&lt;coordinates&gt; <text:s/>33.45657000, <text:s/>47.44625000&lt;/coordinates&gt;&lt;/Point&gt;&lt;/Placemark&gt;</text:p>
          </table:table-cell>
          <table:table-cell office:value-type="float" office:value="81">
            <text:p>81</text:p>
          </table:table-cell>
          <table:table-cell table:style-name="ce4" table:formula="of:=VALUE(LEFT(MID([.A117];FIND(&quot;&lt;coordinates&gt;&quot;;[.A117])+15;26);11))" office:value-type="float" office:value="33.45657">
            <text:p>33.45657000</text:p>
          </table:table-cell>
          <table:table-cell table:style-name="ce4" table:formula="of:=VALUE(RIGHT(MID([.A117];FIND(&quot;&lt;coordinates&gt;&quot;;[.A117])+14;26);11))" office:value-type="float" office:value="47.44625">
            <text:p>47.44625000</text:p>
          </table:table-cell>
          <table:table-cell table:formula="of:=SQRT(([.H117]-[.H116])*([.H117]-[.H116])+([.I117]-[.I116])*([.I117]-[.I116]))" office:value-type="float" office:value="0.0894193055217952">
            <text:p>0.08941930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37 &lt;br&gt; Longitude : <text:s text:c="6"/>33.459&lt;br&gt;Date Acquired : 2022-07-04 &lt;br&gt;Time: 10:47 UTC&lt;br&gt;Confidence [0-100] : 8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5945000, <text:s/>47.43743000&lt;/coordinates&gt;&lt;/Point&gt;&lt;/Placemark&gt;</text:p>
          </table:table-cell>
          <table:table-cell office:value-type="float" office:value="79">
            <text:p>79</text:p>
          </table:table-cell>
          <table:table-cell table:formula="of:=IF([.D1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8];162;10)" office:value-type="string" office:string-value="2022-07-04">
            <text:p>2022-07-04</text:p>
          </table:table-cell>
          <table:table-cell table:style-name="ce3" table:formula="of:=MID([.A118];183;9)" office:value-type="string" office:string-value="10:47 UTC">
            <text:p>10:47 UTC</text:p>
          </table:table-cell>
          <table:table-cell table:formula="of:=RIGHT([.A118];LEN([.A118])-FIND(&quot;&lt;/description&gt;&quot;;[.A118])+1)" office:value-type="string" office:string-value="&lt;/description&gt;&lt;Point&gt;&lt;coordinates&gt;  33.45945000,  47.43743000&lt;/coordinates&gt;&lt;/Point&gt;&lt;/Placemark&gt;">
            <text:p>&lt;/description&gt;&lt;Point&gt;&lt;coordinates&gt; <text:s/>33.45945000, <text:s/>47.43743000&lt;/coordinates&gt;&lt;/Point&gt;&lt;/Placemark&gt;</text:p>
          </table:table-cell>
          <table:table-cell office:value-type="float" office:value="79">
            <text:p>79</text:p>
          </table:table-cell>
          <table:table-cell table:style-name="ce4" table:formula="of:=VALUE(LEFT(MID([.A118];FIND(&quot;&lt;coordinates&gt;&quot;;[.A118])+15;26);11))" office:value-type="float" office:value="33.45945">
            <text:p>33.45945000</text:p>
          </table:table-cell>
          <table:table-cell table:style-name="ce4" table:formula="of:=VALUE(RIGHT(MID([.A118];FIND(&quot;&lt;coordinates&gt;&quot;;[.A118])+14;26);11))" office:value-type="float" office:value="47.43743">
            <text:p>47.43743000</text:p>
          </table:table-cell>
          <table:table-cell table:formula="of:=SQRT(([.H118]-[.H117])*([.H118]-[.H117])+([.I118]-[.I117])*([.I118]-[.I117]))" office:value-type="float" office:value="0.0092782972575784">
            <text:p>0.009278297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46 &lt;br&gt; Longitude : <text:s text:c="6"/>33.465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6450000, <text:s/>47.44605000&lt;/coordinates&gt;&lt;/Point&gt;&lt;/Placemark&gt;</text:p>
          </table:table-cell>
          <table:table-cell office:value-type="float" office:value="756">
            <text:p>756</text:p>
          </table:table-cell>
          <table:table-cell table:formula="of:=IF([.D1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19];162;10)" office:value-type="string" office:string-value="2022-07-04">
            <text:p>2022-07-04</text:p>
          </table:table-cell>
          <table:table-cell table:style-name="ce3" table:formula="of:=MID([.A119];183;9)" office:value-type="string" office:string-value="10:19 UTC">
            <text:p>10:19 UTC</text:p>
          </table:table-cell>
          <table:table-cell table:formula="of:=RIGHT([.A119];LEN([.A119])-FIND(&quot;&lt;/description&gt;&quot;;[.A119])+1)" office:value-type="string" office:string-value="&lt;/description&gt;&lt;Point&gt;&lt;coordinates&gt;  33.46450000,  47.44605000&lt;/coordinates&gt;&lt;/Point&gt;&lt;/Placemark&gt;">
            <text:p>&lt;/description&gt;&lt;Point&gt;&lt;coordinates&gt; <text:s/>33.46450000, <text:s/>47.44605000&lt;/coordinates&gt;&lt;/Point&gt;&lt;/Placemark&gt;</text:p>
          </table:table-cell>
          <table:table-cell office:value-type="float" office:value="756">
            <text:p>756</text:p>
          </table:table-cell>
          <table:table-cell table:style-name="ce4" table:formula="of:=VALUE(LEFT(MID([.A119];FIND(&quot;&lt;coordinates&gt;&quot;;[.A119])+15;26);11))" office:value-type="float" office:value="33.4645">
            <text:p>33.46450000</text:p>
          </table:table-cell>
          <table:table-cell table:style-name="ce4" table:formula="of:=VALUE(RIGHT(MID([.A119];FIND(&quot;&lt;coordinates&gt;&quot;;[.A119])+14;26);11))" office:value-type="float" office:value="47.44605">
            <text:p>47.44605000</text:p>
          </table:table-cell>
          <table:table-cell table:formula="of:=SQRT(([.H119]-[.H118])*([.H119]-[.H118])+([.I119]-[.I118])*([.I119]-[.I118]))" office:value-type="float" office:value="0.00999034033454574">
            <text:p>0.00999034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63 &lt;br&gt; Longitude : <text:s text:c="6"/>33.481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8148000, <text:s/>47.36341000&lt;/coordinates&gt;&lt;/Point&gt;&lt;/Placemark&gt;</text:p>
          </table:table-cell>
          <table:table-cell office:value-type="float" office:value="702">
            <text:p>702</text:p>
          </table:table-cell>
          <table:table-cell table:formula="of:=IF([.D1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0];162;10)" office:value-type="string" office:string-value="2022-07-04">
            <text:p>2022-07-04</text:p>
          </table:table-cell>
          <table:table-cell table:style-name="ce3" table:formula="of:=MID([.A120];183;9)" office:value-type="string" office:string-value="10:19 UTC">
            <text:p>10:19 UTC</text:p>
          </table:table-cell>
          <table:table-cell table:formula="of:=RIGHT([.A120];LEN([.A120])-FIND(&quot;&lt;/description&gt;&quot;;[.A120])+1)" office:value-type="string" office:string-value="&lt;/description&gt;&lt;Point&gt;&lt;coordinates&gt;  33.48148000,  47.36341000&lt;/coordinates&gt;&lt;/Point&gt;&lt;/Placemark&gt;">
            <text:p>&lt;/description&gt;&lt;Point&gt;&lt;coordinates&gt; <text:s/>33.48148000, <text:s/>47.36341000&lt;/coordinates&gt;&lt;/Point&gt;&lt;/Placemark&gt;</text:p>
          </table:table-cell>
          <table:table-cell office:value-type="float" office:value="702">
            <text:p>702</text:p>
          </table:table-cell>
          <table:table-cell table:style-name="ce4" table:formula="of:=VALUE(LEFT(MID([.A120];FIND(&quot;&lt;coordinates&gt;&quot;;[.A120])+15;26);11))" office:value-type="float" office:value="33.48148">
            <text:p>33.48148000</text:p>
          </table:table-cell>
          <table:table-cell table:style-name="ce4" table:formula="of:=VALUE(RIGHT(MID([.A120];FIND(&quot;&lt;coordinates&gt;&quot;;[.A120])+14;26);11))" office:value-type="float" office:value="47.36341">
            <text:p>47.36341000</text:p>
          </table:table-cell>
          <table:table-cell table:formula="of:=SQRT(([.H120]-[.H119])*([.H120]-[.H119])+([.I120]-[.I119])*([.I120]-[.I119]))" office:value-type="float" office:value="0.0843664032657522">
            <text:p>0.08436640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2 &lt;br&gt; Longitude : <text:s text:c="6"/>33.487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8725000, <text:s/>47.18249000&lt;/coordinates&gt;&lt;/Point&gt;&lt;/Placemark&gt;</text:p>
          </table:table-cell>
          <table:table-cell office:value-type="float" office:value="566">
            <text:p>566</text:p>
          </table:table-cell>
          <table:table-cell table:formula="of:=IF([.D1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1];162;10)" office:value-type="string" office:string-value="2022-07-04">
            <text:p>2022-07-04</text:p>
          </table:table-cell>
          <table:table-cell table:style-name="ce3" table:formula="of:=MID([.A121];183;9)" office:value-type="string" office:string-value="10:19 UTC">
            <text:p>10:19 UTC</text:p>
          </table:table-cell>
          <table:table-cell table:formula="of:=RIGHT([.A121];LEN([.A121])-FIND(&quot;&lt;/description&gt;&quot;;[.A121])+1)" office:value-type="string" office:string-value="&lt;/description&gt;&lt;Point&gt;&lt;coordinates&gt;  33.48725000,  47.18249000&lt;/coordinates&gt;&lt;/Point&gt;&lt;/Placemark&gt;">
            <text:p>&lt;/description&gt;&lt;Point&gt;&lt;coordinates&gt; <text:s/>33.48725000, <text:s/>47.18249000&lt;/coordinates&gt;&lt;/Point&gt;&lt;/Placemark&gt;</text:p>
          </table:table-cell>
          <table:table-cell office:value-type="float" office:value="566">
            <text:p>566</text:p>
          </table:table-cell>
          <table:table-cell table:style-name="ce4" table:formula="of:=VALUE(LEFT(MID([.A121];FIND(&quot;&lt;coordinates&gt;&quot;;[.A121])+15;26);11))" office:value-type="float" office:value="33.48725">
            <text:p>33.48725000</text:p>
          </table:table-cell>
          <table:table-cell table:style-name="ce4" table:formula="of:=VALUE(RIGHT(MID([.A121];FIND(&quot;&lt;coordinates&gt;&quot;;[.A121])+14;26);11))" office:value-type="float" office:value="47.18249">
            <text:p>47.18249000</text:p>
          </table:table-cell>
          <table:table-cell table:formula="of:=SQRT(([.H121]-[.H120])*([.H121]-[.H120])+([.I121]-[.I120])*([.I121]-[.I120]))" office:value-type="float" office:value="0.181011986619672">
            <text:p>0.18101198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64 &lt;br&gt; Longitude : <text:s text:c="6"/>33.490&lt;br&gt;Date Acquired : 2022-07-04 &lt;br&gt;Time: 09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9041000, <text:s/>47.36352000&lt;/coordinates&gt;&lt;/Point&gt;&lt;/Placemark&gt;</text:p>
          </table:table-cell>
          <table:table-cell office:value-type="float" office:value="703">
            <text:p>703</text:p>
          </table:table-cell>
          <table:table-cell table:formula="of:=IF([.D1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2];162;10)" office:value-type="string" office:string-value="2022-07-04">
            <text:p>2022-07-04</text:p>
          </table:table-cell>
          <table:table-cell table:style-name="ce3" table:formula="of:=MID([.A122];183;9)" office:value-type="string" office:string-value="09:30 UTC">
            <text:p>09:30 UTC</text:p>
          </table:table-cell>
          <table:table-cell table:formula="of:=RIGHT([.A122];LEN([.A122])-FIND(&quot;&lt;/description&gt;&quot;;[.A122])+1)" office:value-type="string" office:string-value="&lt;/description&gt;&lt;Point&gt;&lt;coordinates&gt;  33.49041000,  47.36352000&lt;/coordinates&gt;&lt;/Point&gt;&lt;/Placemark&gt;">
            <text:p>&lt;/description&gt;&lt;Point&gt;&lt;coordinates&gt; <text:s/>33.49041000, <text:s/>47.36352000&lt;/coordinates&gt;&lt;/Point&gt;&lt;/Placemark&gt;</text:p>
          </table:table-cell>
          <table:table-cell office:value-type="float" office:value="703">
            <text:p>703</text:p>
          </table:table-cell>
          <table:table-cell table:style-name="ce4" table:formula="of:=VALUE(LEFT(MID([.A122];FIND(&quot;&lt;coordinates&gt;&quot;;[.A122])+15;26);11))" office:value-type="float" office:value="33.49041">
            <text:p>33.49041000</text:p>
          </table:table-cell>
          <table:table-cell table:style-name="ce4" table:formula="of:=VALUE(RIGHT(MID([.A122];FIND(&quot;&lt;coordinates&gt;&quot;;[.A122])+14;26);11))" office:value-type="float" office:value="47.36352">
            <text:p>47.36352000</text:p>
          </table:table-cell>
          <table:table-cell table:formula="of:=SQRT(([.H122]-[.H121])*([.H122]-[.H121])+([.I122]-[.I121])*([.I122]-[.I121]))" office:value-type="float" office:value="0.181057577858536">
            <text:p>0.18105757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94 &lt;br&gt; Longitude : <text:s text:c="6"/>33.571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57088000, <text:s/>47.49354000&lt;/coordinates&gt;&lt;/Point&gt;&lt;/Placemark&gt;</text:p>
          </table:table-cell>
          <table:table-cell office:value-type="float" office:value="782">
            <text:p>782</text:p>
          </table:table-cell>
          <table:table-cell table:formula="of:=IF([.D1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3];162;10)" office:value-type="string" office:string-value="2022-07-04">
            <text:p>2022-07-04</text:p>
          </table:table-cell>
          <table:table-cell table:style-name="ce3" table:formula="of:=MID([.A123];183;9)" office:value-type="string" office:string-value="11:10 UTC">
            <text:p>11:10 UTC</text:p>
          </table:table-cell>
          <table:table-cell table:formula="of:=RIGHT([.A123];LEN([.A123])-FIND(&quot;&lt;/description&gt;&quot;;[.A123])+1)" office:value-type="string" office:string-value="&lt;/description&gt;&lt;Point&gt;&lt;coordinates&gt;  33.57088000,  47.49354000&lt;/coordinates&gt;&lt;/Point&gt;&lt;/Placemark&gt;">
            <text:p>&lt;/description&gt;&lt;Point&gt;&lt;coordinates&gt; <text:s/>33.57088000, <text:s/>47.49354000&lt;/coordinates&gt;&lt;/Point&gt;&lt;/Placemark&gt;</text:p>
          </table:table-cell>
          <table:table-cell office:value-type="float" office:value="782">
            <text:p>782</text:p>
          </table:table-cell>
          <table:table-cell table:style-name="ce4" table:formula="of:=VALUE(LEFT(MID([.A123];FIND(&quot;&lt;coordinates&gt;&quot;;[.A123])+15;26);11))" office:value-type="float" office:value="33.57088">
            <text:p>33.57088000</text:p>
          </table:table-cell>
          <table:table-cell table:style-name="ce4" table:formula="of:=VALUE(RIGHT(MID([.A123];FIND(&quot;&lt;coordinates&gt;&quot;;[.A123])+14;26);11))" office:value-type="float" office:value="47.49354">
            <text:p>47.49354000</text:p>
          </table:table-cell>
          <table:table-cell table:formula="of:=SQRT(([.H123]-[.H122])*([.H123]-[.H122])+([.I123]-[.I122])*([.I123]-[.I122]))" office:value-type="float" office:value="0.152907231025878">
            <text:p>0.1529072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57 &lt;br&gt; Longitude : <text:s text:c="6"/>33.623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62338000, <text:s/>47.45734000&lt;/coordinates&gt;&lt;/Point&gt;&lt;/Placemark&gt;</text:p>
          </table:table-cell>
          <table:table-cell office:value-type="float" office:value="774">
            <text:p>774</text:p>
          </table:table-cell>
          <table:table-cell table:formula="of:=IF([.D1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4];162;10)" office:value-type="string" office:string-value="2022-07-04">
            <text:p>2022-07-04</text:p>
          </table:table-cell>
          <table:table-cell table:style-name="ce3" table:formula="of:=MID([.A124];183;9)" office:value-type="string" office:string-value="10:19 UTC">
            <text:p>10:19 UTC</text:p>
          </table:table-cell>
          <table:table-cell table:formula="of:=RIGHT([.A124];LEN([.A124])-FIND(&quot;&lt;/description&gt;&quot;;[.A124])+1)" office:value-type="string" office:string-value="&lt;/description&gt;&lt;Point&gt;&lt;coordinates&gt;  33.62338000,  47.45734000&lt;/coordinates&gt;&lt;/Point&gt;&lt;/Placemark&gt;">
            <text:p>&lt;/description&gt;&lt;Point&gt;&lt;coordinates&gt; <text:s/>33.62338000, <text:s/>47.45734000&lt;/coordinates&gt;&lt;/Point&gt;&lt;/Placemark&gt;</text:p>
          </table:table-cell>
          <table:table-cell office:value-type="float" office:value="774">
            <text:p>774</text:p>
          </table:table-cell>
          <table:table-cell table:style-name="ce4" table:formula="of:=VALUE(LEFT(MID([.A124];FIND(&quot;&lt;coordinates&gt;&quot;;[.A124])+15;26);11))" office:value-type="float" office:value="33.62338">
            <text:p>33.62338000</text:p>
          </table:table-cell>
          <table:table-cell table:style-name="ce4" table:formula="of:=VALUE(RIGHT(MID([.A124];FIND(&quot;&lt;coordinates&gt;&quot;;[.A124])+14;26);11))" office:value-type="float" office:value="47.45734">
            <text:p>47.45734000</text:p>
          </table:table-cell>
          <table:table-cell table:formula="of:=SQRT(([.H124]-[.H123])*([.H124]-[.H123])+([.I124]-[.I123])*([.I124]-[.I123]))" office:value-type="float" office:value="0.0637706045133612">
            <text:p>0.06377060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114 &lt;br&gt; Longitude : <text:s text:c="6"/>33.640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63976000, <text:s/>46.11387000&lt;/coordinates&gt;&lt;/Point&gt;&lt;/Placemark&gt;</text:p>
          </table:table-cell>
          <table:table-cell office:value-type="float" office:value="198">
            <text:p>198</text:p>
          </table:table-cell>
          <table:table-cell table:formula="of:=IF([.D1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5];162;10)" office:value-type="string" office:string-value="2022-07-04">
            <text:p>2022-07-04</text:p>
          </table:table-cell>
          <table:table-cell table:style-name="ce3" table:formula="of:=MID([.A125];183;9)" office:value-type="string" office:string-value="10:19 UTC">
            <text:p>10:19 UTC</text:p>
          </table:table-cell>
          <table:table-cell table:formula="of:=RIGHT([.A125];LEN([.A125])-FIND(&quot;&lt;/description&gt;&quot;;[.A125])+1)" office:value-type="string" office:string-value="&lt;/description&gt;&lt;Point&gt;&lt;coordinates&gt;  33.63976000,  46.11387000&lt;/coordinates&gt;&lt;/Point&gt;&lt;/Placemark&gt;">
            <text:p>&lt;/description&gt;&lt;Point&gt;&lt;coordinates&gt; <text:s/>33.63976000, <text:s/>46.11387000&lt;/coordinates&gt;&lt;/Point&gt;&lt;/Placemark&gt;</text:p>
          </table:table-cell>
          <table:table-cell office:value-type="float" office:value="198">
            <text:p>198</text:p>
          </table:table-cell>
          <table:table-cell table:style-name="ce4" table:formula="of:=VALUE(LEFT(MID([.A125];FIND(&quot;&lt;coordinates&gt;&quot;;[.A125])+15;26);11))" office:value-type="float" office:value="33.63976">
            <text:p>33.63976000</text:p>
          </table:table-cell>
          <table:table-cell table:style-name="ce4" table:formula="of:=VALUE(RIGHT(MID([.A125];FIND(&quot;&lt;coordinates&gt;&quot;;[.A125])+14;26);11))" office:value-type="float" office:value="46.11387">
            <text:p>46.11387000</text:p>
          </table:table-cell>
          <table:table-cell table:formula="of:=SQRT(([.H125]-[.H124])*([.H125]-[.H124])+([.I125]-[.I124])*([.I125]-[.I124]))" office:value-type="float" office:value="1.3435698512917">
            <text:p>1.34356985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51 &lt;br&gt; Longitude : <text:s text:c="6"/>33.685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68455000, <text:s/>47.45108000&lt;/coordinates&gt;&lt;/Point&gt;&lt;/Placemark&gt;</text:p>
          </table:table-cell>
          <table:table-cell office:value-type="float" office:value="769">
            <text:p>769</text:p>
          </table:table-cell>
          <table:table-cell table:formula="of:=IF([.D1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6];162;10)" office:value-type="string" office:string-value="2022-07-04">
            <text:p>2022-07-04</text:p>
          </table:table-cell>
          <table:table-cell table:style-name="ce3" table:formula="of:=MID([.A126];183;9)" office:value-type="string" office:string-value="11:10 UTC">
            <text:p>11:10 UTC</text:p>
          </table:table-cell>
          <table:table-cell table:formula="of:=RIGHT([.A126];LEN([.A126])-FIND(&quot;&lt;/description&gt;&quot;;[.A126])+1)" office:value-type="string" office:string-value="&lt;/description&gt;&lt;Point&gt;&lt;coordinates&gt;  33.68455000,  47.45108000&lt;/coordinates&gt;&lt;/Point&gt;&lt;/Placemark&gt;">
            <text:p>&lt;/description&gt;&lt;Point&gt;&lt;coordinates&gt; <text:s/>33.68455000, <text:s/>47.45108000&lt;/coordinates&gt;&lt;/Point&gt;&lt;/Placemark&gt;</text:p>
          </table:table-cell>
          <table:table-cell office:value-type="float" office:value="769">
            <text:p>769</text:p>
          </table:table-cell>
          <table:table-cell table:style-name="ce4" table:formula="of:=VALUE(LEFT(MID([.A126];FIND(&quot;&lt;coordinates&gt;&quot;;[.A126])+15;26);11))" office:value-type="float" office:value="33.68455">
            <text:p>33.68455000</text:p>
          </table:table-cell>
          <table:table-cell table:style-name="ce4" table:formula="of:=VALUE(RIGHT(MID([.A126];FIND(&quot;&lt;coordinates&gt;&quot;;[.A126])+14;26);11))" office:value-type="float" office:value="47.45108">
            <text:p>47.45108000</text:p>
          </table:table-cell>
          <table:table-cell table:formula="of:=SQRT(([.H126]-[.H125])*([.H126]-[.H125])+([.I126]-[.I125])*([.I126]-[.I125]))" office:value-type="float" office:value="1.33795991277766">
            <text:p>1.33795991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39 &lt;br&gt; Longitude : <text:s text:c="6"/>33.699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69948000, <text:s/>47.43883000&lt;/coordinates&gt;&lt;/Point&gt;&lt;/Placemark&gt;</text:p>
          </table:table-cell>
          <table:table-cell office:value-type="float" office:value="753">
            <text:p>753</text:p>
          </table:table-cell>
          <table:table-cell table:formula="of:=IF([.D1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7];162;10)" office:value-type="string" office:string-value="2022-07-04">
            <text:p>2022-07-04</text:p>
          </table:table-cell>
          <table:table-cell table:style-name="ce3" table:formula="of:=MID([.A127];183;9)" office:value-type="string" office:string-value="10:19 UTC">
            <text:p>10:19 UTC</text:p>
          </table:table-cell>
          <table:table-cell table:formula="of:=RIGHT([.A127];LEN([.A127])-FIND(&quot;&lt;/description&gt;&quot;;[.A127])+1)" office:value-type="string" office:string-value="&lt;/description&gt;&lt;Point&gt;&lt;coordinates&gt;  33.69948000,  47.43883000&lt;/coordinates&gt;&lt;/Point&gt;&lt;/Placemark&gt;">
            <text:p>&lt;/description&gt;&lt;Point&gt;&lt;coordinates&gt; <text:s/>33.69948000, <text:s/>47.43883000&lt;/coordinates&gt;&lt;/Point&gt;&lt;/Placemark&gt;</text:p>
          </table:table-cell>
          <table:table-cell office:value-type="float" office:value="753">
            <text:p>753</text:p>
          </table:table-cell>
          <table:table-cell table:style-name="ce4" table:formula="of:=VALUE(LEFT(MID([.A127];FIND(&quot;&lt;coordinates&gt;&quot;;[.A127])+15;26);11))" office:value-type="float" office:value="33.69948">
            <text:p>33.69948000</text:p>
          </table:table-cell>
          <table:table-cell table:style-name="ce4" table:formula="of:=VALUE(RIGHT(MID([.A127];FIND(&quot;&lt;coordinates&gt;&quot;;[.A127])+14;26);11))" office:value-type="float" office:value="47.43883">
            <text:p>47.43883000</text:p>
          </table:table-cell>
          <table:table-cell table:formula="of:=SQRT(([.H127]-[.H126])*([.H127]-[.H126])+([.I127]-[.I126])*([.I127]-[.I126]))" office:value-type="float" office:value="0.0193123639153744">
            <text:p>0.01931236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47 &lt;br&gt; Longitude : <text:s text:c="6"/>33.752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75197000, <text:s/>47.54742000&lt;/coordinates&gt;&lt;/Point&gt;&lt;/Placemark&gt;</text:p>
          </table:table-cell>
          <table:table-cell office:value-type="float" office:value="841">
            <text:p>841</text:p>
          </table:table-cell>
          <table:table-cell table:formula="of:=IF([.D1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8];162;10)" office:value-type="string" office:string-value="2022-07-04">
            <text:p>2022-07-04</text:p>
          </table:table-cell>
          <table:table-cell table:style-name="ce3" table:formula="of:=MID([.A128];183;9)" office:value-type="string" office:string-value="11:10 UTC">
            <text:p>11:10 UTC</text:p>
          </table:table-cell>
          <table:table-cell table:formula="of:=RIGHT([.A128];LEN([.A128])-FIND(&quot;&lt;/description&gt;&quot;;[.A128])+1)" office:value-type="string" office:string-value="&lt;/description&gt;&lt;Point&gt;&lt;coordinates&gt;  33.75197000,  47.54742000&lt;/coordinates&gt;&lt;/Point&gt;&lt;/Placemark&gt;">
            <text:p>&lt;/description&gt;&lt;Point&gt;&lt;coordinates&gt; <text:s/>33.75197000, <text:s/>47.54742000&lt;/coordinates&gt;&lt;/Point&gt;&lt;/Placemark&gt;</text:p>
          </table:table-cell>
          <table:table-cell office:value-type="float" office:value="841">
            <text:p>841</text:p>
          </table:table-cell>
          <table:table-cell table:style-name="ce4" table:formula="of:=VALUE(LEFT(MID([.A128];FIND(&quot;&lt;coordinates&gt;&quot;;[.A128])+15;26);11))" office:value-type="float" office:value="33.75197">
            <text:p>33.75197000</text:p>
          </table:table-cell>
          <table:table-cell table:style-name="ce4" table:formula="of:=VALUE(RIGHT(MID([.A128];FIND(&quot;&lt;coordinates&gt;&quot;;[.A128])+14;26);11))" office:value-type="float" office:value="47.54742">
            <text:p>47.54742000</text:p>
          </table:table-cell>
          <table:table-cell table:formula="of:=SQRT(([.H128]-[.H127])*([.H128]-[.H127])+([.I128]-[.I127])*([.I128]-[.I127]))" office:value-type="float" office:value="0.12061089585937">
            <text:p>0.12061089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26 &lt;br&gt; Longitude : <text:s text:c="6"/>33.885&lt;br&gt;Date Acquired : 2022-07-04 &lt;br&gt;Time: 09:07 UTC&lt;br&gt;Confidence [0-100] : 4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88450000, <text:s/>47.42562000&lt;/coordinates&gt;&lt;/Point&gt;&lt;/Placemark&gt;</text:p>
          </table:table-cell>
          <table:table-cell office:value-type="float" office:value="74">
            <text:p>74</text:p>
          </table:table-cell>
          <table:table-cell table:formula="of:=IF([.D1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29];162;10)" office:value-type="string" office:string-value="2022-07-04">
            <text:p>2022-07-04</text:p>
          </table:table-cell>
          <table:table-cell table:style-name="ce3" table:formula="of:=MID([.A129];183;9)" office:value-type="string" office:string-value="09:07 UTC">
            <text:p>09:07 UTC</text:p>
          </table:table-cell>
          <table:table-cell table:formula="of:=RIGHT([.A129];LEN([.A129])-FIND(&quot;&lt;/description&gt;&quot;;[.A129])+1)" office:value-type="string" office:string-value="&lt;/description&gt;&lt;Point&gt;&lt;coordinates&gt;  33.88450000,  47.42562000&lt;/coordinates&gt;&lt;/Point&gt;&lt;/Placemark&gt;">
            <text:p>&lt;/description&gt;&lt;Point&gt;&lt;coordinates&gt; <text:s/>33.88450000, <text:s/>47.42562000&lt;/coordinates&gt;&lt;/Point&gt;&lt;/Placemark&gt;</text:p>
          </table:table-cell>
          <table:table-cell office:value-type="float" office:value="74">
            <text:p>74</text:p>
          </table:table-cell>
          <table:table-cell table:style-name="ce4" table:formula="of:=VALUE(LEFT(MID([.A129];FIND(&quot;&lt;coordinates&gt;&quot;;[.A129])+15;26);11))" office:value-type="float" office:value="33.8845">
            <text:p>33.88450000</text:p>
          </table:table-cell>
          <table:table-cell table:style-name="ce4" table:formula="of:=VALUE(RIGHT(MID([.A129];FIND(&quot;&lt;coordinates&gt;&quot;;[.A129])+14;26);11))" office:value-type="float" office:value="47.42562">
            <text:p>47.42562000</text:p>
          </table:table-cell>
          <table:table-cell table:formula="of:=SQRT(([.H129]-[.H128])*([.H129]-[.H128])+([.I129]-[.I128])*([.I129]-[.I128]))" office:value-type="float" office:value="0.179998446937747">
            <text:p>0.17999844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210 &lt;br&gt; Longitude : <text:s text:c="6"/>34.168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16780000, <text:s/>46.21003000&lt;/coordinates&gt;&lt;/Point&gt;&lt;/Placemark&gt;</text:p>
          </table:table-cell>
          <table:table-cell office:value-type="float" office:value="202">
            <text:p>202</text:p>
          </table:table-cell>
          <table:table-cell table:formula="of:=IF([.D1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0];162;10)" office:value-type="string" office:string-value="2022-07-04">
            <text:p>2022-07-04</text:p>
          </table:table-cell>
          <table:table-cell table:style-name="ce3" table:formula="of:=MID([.A130];183;9)" office:value-type="string" office:string-value="10:19 UTC">
            <text:p>10:19 UTC</text:p>
          </table:table-cell>
          <table:table-cell table:formula="of:=RIGHT([.A130];LEN([.A130])-FIND(&quot;&lt;/description&gt;&quot;;[.A130])+1)" office:value-type="string" office:string-value="&lt;/description&gt;&lt;Point&gt;&lt;coordinates&gt;  34.16780000,  46.21003000&lt;/coordinates&gt;&lt;/Point&gt;&lt;/Placemark&gt;">
            <text:p>&lt;/description&gt;&lt;Point&gt;&lt;coordinates&gt; <text:s/>34.16780000, <text:s/>46.21003000&lt;/coordinates&gt;&lt;/Point&gt;&lt;/Placemark&gt;</text:p>
          </table:table-cell>
          <table:table-cell office:value-type="float" office:value="202">
            <text:p>202</text:p>
          </table:table-cell>
          <table:table-cell table:style-name="ce4" table:formula="of:=VALUE(LEFT(MID([.A130];FIND(&quot;&lt;coordinates&gt;&quot;;[.A130])+15;26);11))" office:value-type="float" office:value="34.1678">
            <text:p>34.16780000</text:p>
          </table:table-cell>
          <table:table-cell table:style-name="ce4" table:formula="of:=VALUE(RIGHT(MID([.A130];FIND(&quot;&lt;coordinates&gt;&quot;;[.A130])+14;26);11))" office:value-type="float" office:value="46.21003">
            <text:p>46.21003000</text:p>
          </table:table-cell>
          <table:table-cell table:formula="of:=SQRT(([.H130]-[.H129])*([.H130]-[.H129])+([.I130]-[.I129])*([.I130]-[.I129]))" office:value-type="float" office:value="1.24816582956753">
            <text:p>1.248165829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629 &lt;br&gt; Longitude : <text:s text:c="6"/>34.328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831000, <text:s/>47.62948000&lt;/coordinates&gt;&lt;/Point&gt;&lt;/Placemark&gt;</text:p>
          </table:table-cell>
          <table:table-cell office:value-type="float" office:value="860">
            <text:p>860</text:p>
          </table:table-cell>
          <table:table-cell table:formula="of:=IF([.D1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1];162;10)" office:value-type="string" office:string-value="2022-07-04">
            <text:p>2022-07-04</text:p>
          </table:table-cell>
          <table:table-cell table:style-name="ce3" table:formula="of:=MID([.A131];183;9)" office:value-type="string" office:string-value="09:30 UTC">
            <text:p>09:30 UTC</text:p>
          </table:table-cell>
          <table:table-cell table:formula="of:=RIGHT([.A131];LEN([.A131])-FIND(&quot;&lt;/description&gt;&quot;;[.A131])+1)" office:value-type="string" office:string-value="&lt;/description&gt;&lt;Point&gt;&lt;coordinates&gt;  34.32831000,  47.62948000&lt;/coordinates&gt;&lt;/Point&gt;&lt;/Placemark&gt;">
            <text:p>&lt;/description&gt;&lt;Point&gt;&lt;coordinates&gt; <text:s/>34.32831000, <text:s/>47.62948000&lt;/coordinates&gt;&lt;/Point&gt;&lt;/Placemark&gt;</text:p>
          </table:table-cell>
          <table:table-cell office:value-type="float" office:value="860">
            <text:p>860</text:p>
          </table:table-cell>
          <table:table-cell table:style-name="ce4" table:formula="of:=VALUE(LEFT(MID([.A131];FIND(&quot;&lt;coordinates&gt;&quot;;[.A131])+15;26);11))" office:value-type="float" office:value="34.32831">
            <text:p>34.32831000</text:p>
          </table:table-cell>
          <table:table-cell table:style-name="ce4" table:formula="of:=VALUE(RIGHT(MID([.A131];FIND(&quot;&lt;coordinates&gt;&quot;;[.A131])+14;26);11))" office:value-type="float" office:value="47.62948">
            <text:p>47.62948000</text:p>
          </table:table-cell>
          <table:table-cell table:formula="of:=SQRT(([.H131]-[.H130])*([.H131]-[.H130])+([.I131]-[.I130])*([.I131]-[.I130]))" office:value-type="float" office:value="1.42849632922174">
            <text:p>1.42849632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638 &lt;br&gt; Longitude : <text:s text:c="6"/>34.449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44904000, <text:s/>47.63777000&lt;/coordinates&gt;&lt;/Point&gt;&lt;/Placemark&gt;</text:p>
          </table:table-cell>
          <table:table-cell office:value-type="float" office:value="870">
            <text:p>870</text:p>
          </table:table-cell>
          <table:table-cell table:formula="of:=IF([.D1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2];162;10)" office:value-type="string" office:string-value="2022-07-04">
            <text:p>2022-07-04</text:p>
          </table:table-cell>
          <table:table-cell table:style-name="ce3" table:formula="of:=MID([.A132];183;9)" office:value-type="string" office:string-value="00:35 UTC">
            <text:p>00:35 UTC</text:p>
          </table:table-cell>
          <table:table-cell table:formula="of:=RIGHT([.A132];LEN([.A132])-FIND(&quot;&lt;/description&gt;&quot;;[.A132])+1)" office:value-type="string" office:string-value="&lt;/description&gt;&lt;Point&gt;&lt;coordinates&gt;  34.44904000,  47.63777000&lt;/coordinates&gt;&lt;/Point&gt;&lt;/Placemark&gt;">
            <text:p>&lt;/description&gt;&lt;Point&gt;&lt;coordinates&gt; <text:s/>34.44904000, <text:s/>47.63777000&lt;/coordinates&gt;&lt;/Point&gt;&lt;/Placemark&gt;</text:p>
          </table:table-cell>
          <table:table-cell office:value-type="float" office:value="870">
            <text:p>870</text:p>
          </table:table-cell>
          <table:table-cell table:style-name="ce4" table:formula="of:=VALUE(LEFT(MID([.A132];FIND(&quot;&lt;coordinates&gt;&quot;;[.A132])+15;26);11))" office:value-type="float" office:value="34.44904">
            <text:p>34.44904000</text:p>
          </table:table-cell>
          <table:table-cell table:style-name="ce4" table:formula="of:=VALUE(RIGHT(MID([.A132];FIND(&quot;&lt;coordinates&gt;&quot;;[.A132])+14;26);11))" office:value-type="float" office:value="47.63777">
            <text:p>47.63777000</text:p>
          </table:table-cell>
          <table:table-cell table:formula="of:=SQRT(([.H132]-[.H131])*([.H132]-[.H131])+([.I132]-[.I131])*([.I132]-[.I131]))" office:value-type="float" office:value="0.121014284280818">
            <text:p>0.12101428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288 &lt;br&gt; Longitude : <text:s text:c="6"/>34.589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58868000, <text:s/>46.28826000&lt;/coordinates&gt;&lt;/Point&gt;&lt;/Placemark&gt;</text:p>
          </table:table-cell>
          <table:table-cell office:value-type="float" office:value="203">
            <text:p>203</text:p>
          </table:table-cell>
          <table:table-cell table:formula="of:=IF([.D1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3];162;10)" office:value-type="string" office:string-value="2022-07-04">
            <text:p>2022-07-04</text:p>
          </table:table-cell>
          <table:table-cell table:style-name="ce3" table:formula="of:=MID([.A133];183;9)" office:value-type="string" office:string-value="10:19 UTC">
            <text:p>10:19 UTC</text:p>
          </table:table-cell>
          <table:table-cell table:formula="of:=RIGHT([.A133];LEN([.A133])-FIND(&quot;&lt;/description&gt;&quot;;[.A133])+1)" office:value-type="string" office:string-value="&lt;/description&gt;&lt;Point&gt;&lt;coordinates&gt;  34.58868000,  46.28826000&lt;/coordinates&gt;&lt;/Point&gt;&lt;/Placemark&gt;">
            <text:p>&lt;/description&gt;&lt;Point&gt;&lt;coordinates&gt; <text:s/>34.58868000, <text:s/>46.28826000&lt;/coordinates&gt;&lt;/Point&gt;&lt;/Placemark&gt;</text:p>
          </table:table-cell>
          <table:table-cell office:value-type="float" office:value="203">
            <text:p>203</text:p>
          </table:table-cell>
          <table:table-cell table:style-name="ce4" table:formula="of:=VALUE(LEFT(MID([.A133];FIND(&quot;&lt;coordinates&gt;&quot;;[.A133])+15;26);11))" office:value-type="float" office:value="34.58868">
            <text:p>34.58868000</text:p>
          </table:table-cell>
          <table:table-cell table:style-name="ce4" table:formula="of:=VALUE(RIGHT(MID([.A133];FIND(&quot;&lt;coordinates&gt;&quot;;[.A133])+14;26);11))" office:value-type="float" office:value="46.28826">
            <text:p>46.28826000</text:p>
          </table:table-cell>
          <table:table-cell table:formula="of:=SQRT(([.H133]-[.H132])*([.H133]-[.H132])+([.I133]-[.I132])*([.I133]-[.I132]))" office:value-type="float" office:value="1.35671536060443">
            <text:p>1.356715360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74 &lt;br&gt; Longitude : <text:s text:c="6"/>34.628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2814000, <text:s/>48.47401000&lt;/coordinates&gt;&lt;/Point&gt;&lt;/Placemark&gt;</text:p>
          </table:table-cell>
          <table:table-cell office:value-type="float" office:value="1166">
            <text:p>1166</text:p>
          </table:table-cell>
          <table:table-cell table:formula="of:=IF([.D1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4];162;10)" office:value-type="string" office:string-value="2022-07-04">
            <text:p>2022-07-04</text:p>
          </table:table-cell>
          <table:table-cell table:style-name="ce3" table:formula="of:=MID([.A134];183;9)" office:value-type="string" office:string-value="00:35 UTC">
            <text:p>00:35 UTC</text:p>
          </table:table-cell>
          <table:table-cell table:formula="of:=RIGHT([.A134];LEN([.A134])-FIND(&quot;&lt;/description&gt;&quot;;[.A134])+1)" office:value-type="string" office:string-value="&lt;/description&gt;&lt;Point&gt;&lt;coordinates&gt;  34.62814000,  48.47401000&lt;/coordinates&gt;&lt;/Point&gt;&lt;/Placemark&gt;">
            <text:p>&lt;/description&gt;&lt;Point&gt;&lt;coordinates&gt; <text:s/>34.62814000, <text:s/>48.47401000&lt;/coordinates&gt;&lt;/Point&gt;&lt;/Placemark&gt;</text:p>
          </table:table-cell>
          <table:table-cell office:value-type="float" office:value="1166">
            <text:p>1166</text:p>
          </table:table-cell>
          <table:table-cell table:style-name="ce4" table:formula="of:=VALUE(LEFT(MID([.A134];FIND(&quot;&lt;coordinates&gt;&quot;;[.A134])+15;26);11))" office:value-type="float" office:value="34.62814">
            <text:p>34.62814000</text:p>
          </table:table-cell>
          <table:table-cell table:style-name="ce4" table:formula="of:=VALUE(RIGHT(MID([.A134];FIND(&quot;&lt;coordinates&gt;&quot;;[.A134])+14;26);11))" office:value-type="float" office:value="48.47401">
            <text:p>48.47401000</text:p>
          </table:table-cell>
          <table:table-cell table:formula="of:=SQRT(([.H134]-[.H133])*([.H134]-[.H133])+([.I134]-[.I133])*([.I134]-[.I133]))" office:value-type="float" office:value="2.1861061625868">
            <text:p>2.18610616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938 &lt;br&gt; Longitude : <text:s text:c="6"/>34.687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8689000, <text:s/>50.93783000&lt;/coordinates&gt;&lt;/Point&gt;&lt;/Placemark&gt;</text:p>
          </table:table-cell>
          <table:table-cell office:value-type="float" office:value="1777">
            <text:p>1777</text:p>
          </table:table-cell>
          <table:table-cell table:formula="of:=IF([.D1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5];162;10)" office:value-type="string" office:string-value="2022-07-04">
            <text:p>2022-07-04</text:p>
          </table:table-cell>
          <table:table-cell table:style-name="ce3" table:formula="of:=MID([.A135];183;9)" office:value-type="string" office:string-value="10:21 UTC">
            <text:p>10:21 UTC</text:p>
          </table:table-cell>
          <table:table-cell table:formula="of:=RIGHT([.A135];LEN([.A135])-FIND(&quot;&lt;/description&gt;&quot;;[.A135])+1)" office:value-type="string" office:string-value="&lt;/description&gt;&lt;Point&gt;&lt;coordinates&gt;  34.68689000,  50.93783000&lt;/coordinates&gt;&lt;/Point&gt;&lt;/Placemark&gt;">
            <text:p>&lt;/description&gt;&lt;Point&gt;&lt;coordinates&gt; <text:s/>34.68689000, <text:s/>50.93783000&lt;/coordinates&gt;&lt;/Point&gt;&lt;/Placemark&gt;</text:p>
          </table:table-cell>
          <table:table-cell office:value-type="float" office:value="1777">
            <text:p>1777</text:p>
          </table:table-cell>
          <table:table-cell table:style-name="ce4" table:formula="of:=VALUE(LEFT(MID([.A135];FIND(&quot;&lt;coordinates&gt;&quot;;[.A135])+15;26);11))" office:value-type="float" office:value="34.68689">
            <text:p>34.68689000</text:p>
          </table:table-cell>
          <table:table-cell table:style-name="ce4" table:formula="of:=VALUE(RIGHT(MID([.A135];FIND(&quot;&lt;coordinates&gt;&quot;;[.A135])+14;26);11))" office:value-type="float" office:value="50.93783">
            <text:p>50.93783000</text:p>
          </table:table-cell>
          <table:table-cell table:formula="of:=SQRT(([.H135]-[.H134])*([.H135]-[.H134])+([.I135]-[.I134])*([.I135]-[.I134]))" office:value-type="float" office:value="2.46452034986526">
            <text:p>2.464520349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001 &lt;br&gt; Longitude : <text:s text:c="6"/>34.763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76268000, <text:s/>51.00136000&lt;/coordinates&gt;&lt;/Point&gt;&lt;/Placemark&gt;</text:p>
          </table:table-cell>
          <table:table-cell office:value-type="float" office:value="1780">
            <text:p>1780</text:p>
          </table:table-cell>
          <table:table-cell table:formula="of:=IF([.D1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6];162;10)" office:value-type="string" office:string-value="2022-07-04">
            <text:p>2022-07-04</text:p>
          </table:table-cell>
          <table:table-cell table:style-name="ce3" table:formula="of:=MID([.A136];183;9)" office:value-type="string" office:string-value="10:21 UTC">
            <text:p>10:21 UTC</text:p>
          </table:table-cell>
          <table:table-cell table:formula="of:=RIGHT([.A136];LEN([.A136])-FIND(&quot;&lt;/description&gt;&quot;;[.A136])+1)" office:value-type="string" office:string-value="&lt;/description&gt;&lt;Point&gt;&lt;coordinates&gt;  34.76268000,  51.00136000&lt;/coordinates&gt;&lt;/Point&gt;&lt;/Placemark&gt;">
            <text:p>&lt;/description&gt;&lt;Point&gt;&lt;coordinates&gt; <text:s/>34.76268000, <text:s/>51.00136000&lt;/coordinates&gt;&lt;/Point&gt;&lt;/Placemark&gt;</text:p>
          </table:table-cell>
          <table:table-cell office:value-type="float" office:value="1780">
            <text:p>1780</text:p>
          </table:table-cell>
          <table:table-cell table:style-name="ce4" table:formula="of:=VALUE(LEFT(MID([.A136];FIND(&quot;&lt;coordinates&gt;&quot;;[.A136])+15;26);11))" office:value-type="float" office:value="34.76268">
            <text:p>34.76268000</text:p>
          </table:table-cell>
          <table:table-cell table:style-name="ce4" table:formula="of:=VALUE(RIGHT(MID([.A136];FIND(&quot;&lt;coordinates&gt;&quot;;[.A136])+14;26);11))" office:value-type="float" office:value="51.00136">
            <text:p>51.00136000</text:p>
          </table:table-cell>
          <table:table-cell table:formula="of:=SQRT(([.H136]-[.H135])*([.H136]-[.H135])+([.I136]-[.I135])*([.I136]-[.I135]))" office:value-type="float" office:value="0.0988948178622154">
            <text:p>0.09889481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1.619 &lt;br&gt; Longitude : <text:s text:c="6"/>34.914&lt;br&gt;Date Acquired : 2022-07-04 &lt;br&gt;Time: 09:07 UTC&lt;br&gt;Confidence [0-100] : 41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91393000, <text:s/>51.61875000&lt;/coordinates&gt;&lt;/Point&gt;&lt;/Placemark&gt;</text:p>
          </table:table-cell>
          <table:table-cell office:value-type="float" office:value="187">
            <text:p>187</text:p>
          </table:table-cell>
          <table:table-cell table:formula="of:=IF([.D1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7];162;10)" office:value-type="string" office:string-value="2022-07-04">
            <text:p>2022-07-04</text:p>
          </table:table-cell>
          <table:table-cell table:style-name="ce3" table:formula="of:=MID([.A137];183;9)" office:value-type="string" office:string-value="09:07 UTC">
            <text:p>09:07 UTC</text:p>
          </table:table-cell>
          <table:table-cell table:formula="of:=RIGHT([.A137];LEN([.A137])-FIND(&quot;&lt;/description&gt;&quot;;[.A137])+1)" office:value-type="string" office:string-value="&lt;/description&gt;&lt;Point&gt;&lt;coordinates&gt;  34.91393000,  51.61875000&lt;/coordinates&gt;&lt;/Point&gt;&lt;/Placemark&gt;">
            <text:p>&lt;/description&gt;&lt;Point&gt;&lt;coordinates&gt; <text:s/>34.91393000, <text:s/>51.61875000&lt;/coordinates&gt;&lt;/Point&gt;&lt;/Placemark&gt;</text:p>
          </table:table-cell>
          <table:table-cell office:value-type="float" office:value="187">
            <text:p>187</text:p>
          </table:table-cell>
          <table:table-cell table:style-name="ce4" table:formula="of:=VALUE(LEFT(MID([.A137];FIND(&quot;&lt;coordinates&gt;&quot;;[.A137])+15;26);11))" office:value-type="float" office:value="34.91393">
            <text:p>34.91393000</text:p>
          </table:table-cell>
          <table:table-cell table:style-name="ce4" table:formula="of:=VALUE(RIGHT(MID([.A137];FIND(&quot;&lt;coordinates&gt;&quot;;[.A137])+14;26);11))" office:value-type="float" office:value="51.61875">
            <text:p>51.61875000</text:p>
          </table:table-cell>
          <table:table-cell table:formula="of:=SQRT(([.H137]-[.H136])*([.H137]-[.H136])+([.I137]-[.I136])*([.I137]-[.I136]))" office:value-type="float" office:value="0.635646894588497">
            <text:p>0.635646894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61 &lt;br&gt; Longitude : <text:s text:c="6"/>35.144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447000, <text:s/>47.86082000&lt;/coordinates&gt;&lt;/Point&gt;&lt;/Placemark&gt;</text:p>
          </table:table-cell>
          <table:table-cell office:value-type="float" office:value="954">
            <text:p>954</text:p>
          </table:table-cell>
          <table:table-cell table:formula="of:=IF([.D1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8];162;10)" office:value-type="string" office:string-value="2022-07-04">
            <text:p>2022-07-04</text:p>
          </table:table-cell>
          <table:table-cell table:style-name="ce3" table:formula="of:=MID([.A138];183;9)" office:value-type="string" office:string-value="00:35 UTC">
            <text:p>00:35 UTC</text:p>
          </table:table-cell>
          <table:table-cell table:formula="of:=RIGHT([.A138];LEN([.A138])-FIND(&quot;&lt;/description&gt;&quot;;[.A138])+1)" office:value-type="string" office:string-value="&lt;/description&gt;&lt;Point&gt;&lt;coordinates&gt;  35.14447000,  47.86082000&lt;/coordinates&gt;&lt;/Point&gt;&lt;/Placemark&gt;">
            <text:p>&lt;/description&gt;&lt;Point&gt;&lt;coordinates&gt; <text:s/>35.14447000, <text:s/>47.86082000&lt;/coordinates&gt;&lt;/Point&gt;&lt;/Placemark&gt;</text:p>
          </table:table-cell>
          <table:table-cell office:value-type="float" office:value="954">
            <text:p>954</text:p>
          </table:table-cell>
          <table:table-cell table:style-name="ce4" table:formula="of:=VALUE(LEFT(MID([.A138];FIND(&quot;&lt;coordinates&gt;&quot;;[.A138])+15;26);11))" office:value-type="float" office:value="35.14447">
            <text:p>35.14447000</text:p>
          </table:table-cell>
          <table:table-cell table:style-name="ce4" table:formula="of:=VALUE(RIGHT(MID([.A138];FIND(&quot;&lt;coordinates&gt;&quot;;[.A138])+14;26);11))" office:value-type="float" office:value="47.86082">
            <text:p>47.86082000</text:p>
          </table:table-cell>
          <table:table-cell table:formula="of:=SQRT(([.H138]-[.H137])*([.H138]-[.H137])+([.I138]-[.I137])*([.I138]-[.I137]))" office:value-type="float" office:value="3.7649948972741">
            <text:p>3.764994897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78 &lt;br&gt; Longitude : <text:s text:c="6"/>35.160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6037000, <text:s/>47.87847000&lt;/coordinates&gt;&lt;/Point&gt;&lt;/Placemark&gt;</text:p>
          </table:table-cell>
          <table:table-cell office:value-type="float" office:value="973">
            <text:p>973</text:p>
          </table:table-cell>
          <table:table-cell table:formula="of:=IF([.D1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39];162;10)" office:value-type="string" office:string-value="2022-07-04">
            <text:p>2022-07-04</text:p>
          </table:table-cell>
          <table:table-cell table:style-name="ce3" table:formula="of:=MID([.A139];183;9)" office:value-type="string" office:string-value="00:35 UTC">
            <text:p>00:35 UTC</text:p>
          </table:table-cell>
          <table:table-cell table:formula="of:=RIGHT([.A139];LEN([.A139])-FIND(&quot;&lt;/description&gt;&quot;;[.A139])+1)" office:value-type="string" office:string-value="&lt;/description&gt;&lt;Point&gt;&lt;coordinates&gt;  35.16037000,  47.87847000&lt;/coordinates&gt;&lt;/Point&gt;&lt;/Placemark&gt;">
            <text:p>&lt;/description&gt;&lt;Point&gt;&lt;coordinates&gt; <text:s/>35.16037000, <text:s/>47.87847000&lt;/coordinates&gt;&lt;/Point&gt;&lt;/Placemark&gt;</text:p>
          </table:table-cell>
          <table:table-cell office:value-type="float" office:value="973">
            <text:p>973</text:p>
          </table:table-cell>
          <table:table-cell table:style-name="ce4" table:formula="of:=VALUE(LEFT(MID([.A139];FIND(&quot;&lt;coordinates&gt;&quot;;[.A139])+15;26);11))" office:value-type="float" office:value="35.16037">
            <text:p>35.16037000</text:p>
          </table:table-cell>
          <table:table-cell table:style-name="ce4" table:formula="of:=VALUE(RIGHT(MID([.A139];FIND(&quot;&lt;coordinates&gt;&quot;;[.A139])+14;26);11))" office:value-type="float" office:value="47.87847">
            <text:p>47.87847000</text:p>
          </table:table-cell>
          <table:table-cell table:formula="of:=SQRT(([.H139]-[.H138])*([.H139]-[.H138])+([.I139]-[.I138])*([.I139]-[.I138]))" office:value-type="float" office:value="0.0237556835304771">
            <text:p>0.023755683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81 &lt;br&gt; Longitude : <text:s text:c="6"/>35.191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9067000, <text:s/>47.88095000&lt;/coordinates&gt;&lt;/Point&gt;&lt;/Placemark&gt;</text:p>
          </table:table-cell>
          <table:table-cell office:value-type="float" office:value="981">
            <text:p>981</text:p>
          </table:table-cell>
          <table:table-cell table:formula="of:=IF([.D1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0];162;10)" office:value-type="string" office:string-value="2022-07-04">
            <text:p>2022-07-04</text:p>
          </table:table-cell>
          <table:table-cell table:style-name="ce3" table:formula="of:=MID([.A140];183;9)" office:value-type="string" office:string-value="00:35 UTC">
            <text:p>00:35 UTC</text:p>
          </table:table-cell>
          <table:table-cell table:formula="of:=RIGHT([.A140];LEN([.A140])-FIND(&quot;&lt;/description&gt;&quot;;[.A140])+1)" office:value-type="string" office:string-value="&lt;/description&gt;&lt;Point&gt;&lt;coordinates&gt;  35.19067000,  47.88095000&lt;/coordinates&gt;&lt;/Point&gt;&lt;/Placemark&gt;">
            <text:p>&lt;/description&gt;&lt;Point&gt;&lt;coordinates&gt; <text:s/>35.19067000, <text:s/>47.88095000&lt;/coordinates&gt;&lt;/Point&gt;&lt;/Placemark&gt;</text:p>
          </table:table-cell>
          <table:table-cell office:value-type="float" office:value="981">
            <text:p>981</text:p>
          </table:table-cell>
          <table:table-cell table:style-name="ce4" table:formula="of:=VALUE(LEFT(MID([.A140];FIND(&quot;&lt;coordinates&gt;&quot;;[.A140])+15;26);11))" office:value-type="float" office:value="35.19067">
            <text:p>35.19067000</text:p>
          </table:table-cell>
          <table:table-cell table:style-name="ce4" table:formula="of:=VALUE(RIGHT(MID([.A140];FIND(&quot;&lt;coordinates&gt;&quot;;[.A140])+14;26);11))" office:value-type="float" office:value="47.88095">
            <text:p>47.88095000</text:p>
          </table:table-cell>
          <table:table-cell table:formula="of:=SQRT(([.H140]-[.H139])*([.H140]-[.H139])+([.I140]-[.I139])*([.I140]-[.I139]))" office:value-type="float" office:value="0.0304013223396582">
            <text:p>0.03040132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1.835 &lt;br&gt; Longitude : <text:s text:c="6"/>35.253&lt;br&gt;Date Acquired : 2022-07-04 &lt;br&gt;Time: 09:07 UTC&lt;br&gt;Confidence [0-100] : 6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25290000, <text:s/>51.83458000&lt;/coordinates&gt;&lt;/Point&gt;&lt;/Placemark&gt;</text:p>
          </table:table-cell>
          <table:table-cell office:value-type="float" office:value="188">
            <text:p>188</text:p>
          </table:table-cell>
          <table:table-cell table:formula="of:=IF([.D1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1];162;10)" office:value-type="string" office:string-value="2022-07-04">
            <text:p>2022-07-04</text:p>
          </table:table-cell>
          <table:table-cell table:style-name="ce3" table:formula="of:=MID([.A141];183;9)" office:value-type="string" office:string-value="09:07 UTC">
            <text:p>09:07 UTC</text:p>
          </table:table-cell>
          <table:table-cell table:formula="of:=RIGHT([.A141];LEN([.A141])-FIND(&quot;&lt;/description&gt;&quot;;[.A141])+1)" office:value-type="string" office:string-value="&lt;/description&gt;&lt;Point&gt;&lt;coordinates&gt;  35.25290000,  51.83458000&lt;/coordinates&gt;&lt;/Point&gt;&lt;/Placemark&gt;">
            <text:p>&lt;/description&gt;&lt;Point&gt;&lt;coordinates&gt; <text:s/>35.25290000, <text:s/>51.83458000&lt;/coordinates&gt;&lt;/Point&gt;&lt;/Placemark&gt;</text:p>
          </table:table-cell>
          <table:table-cell office:value-type="float" office:value="188">
            <text:p>188</text:p>
          </table:table-cell>
          <table:table-cell table:style-name="ce4" table:formula="of:=VALUE(LEFT(MID([.A141];FIND(&quot;&lt;coordinates&gt;&quot;;[.A141])+15;26);11))" office:value-type="float" office:value="35.2529">
            <text:p>35.25290000</text:p>
          </table:table-cell>
          <table:table-cell table:style-name="ce4" table:formula="of:=VALUE(RIGHT(MID([.A141];FIND(&quot;&lt;coordinates&gt;&quot;;[.A141])+14;26);11))" office:value-type="float" office:value="51.83458">
            <text:p>51.83458000</text:p>
          </table:table-cell>
          <table:table-cell table:formula="of:=SQRT(([.H141]-[.H140])*([.H141]-[.H140])+([.I141]-[.I140])*([.I141]-[.I140]))" office:value-type="float" office:value="3.95411971869847">
            <text:p>3.954119718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95 &lt;br&gt; Longitude : <text:s text:c="6"/>35.356&lt;br&gt;Date Acquired : 2022-07-04 &lt;br&gt;Time: 11:1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35642000, <text:s/>47.39466000&lt;/coordinates&gt;&lt;/Point&gt;&lt;/Placemark&gt;</text:p>
          </table:table-cell>
          <table:table-cell office:value-type="float" office:value="712">
            <text:p>712</text:p>
          </table:table-cell>
          <table:table-cell table:formula="of:=IF([.D1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2];162;10)" office:value-type="string" office:string-value="2022-07-04">
            <text:p>2022-07-04</text:p>
          </table:table-cell>
          <table:table-cell table:style-name="ce3" table:formula="of:=MID([.A142];183;9)" office:value-type="string" office:string-value="11:10 UTC">
            <text:p>11:10 UTC</text:p>
          </table:table-cell>
          <table:table-cell table:formula="of:=RIGHT([.A142];LEN([.A142])-FIND(&quot;&lt;/description&gt;&quot;;[.A142])+1)" office:value-type="string" office:string-value="&lt;/description&gt;&lt;Point&gt;&lt;coordinates&gt;  35.35642000,  47.39466000&lt;/coordinates&gt;&lt;/Point&gt;&lt;/Placemark&gt;">
            <text:p>&lt;/description&gt;&lt;Point&gt;&lt;coordinates&gt; <text:s/>35.35642000, <text:s/>47.39466000&lt;/coordinates&gt;&lt;/Point&gt;&lt;/Placemark&gt;</text:p>
          </table:table-cell>
          <table:table-cell office:value-type="float" office:value="712">
            <text:p>712</text:p>
          </table:table-cell>
          <table:table-cell table:style-name="ce4" table:formula="of:=VALUE(LEFT(MID([.A142];FIND(&quot;&lt;coordinates&gt;&quot;;[.A142])+15;26);11))" office:value-type="float" office:value="35.35642">
            <text:p>35.35642000</text:p>
          </table:table-cell>
          <table:table-cell table:style-name="ce4" table:formula="of:=VALUE(RIGHT(MID([.A142];FIND(&quot;&lt;coordinates&gt;&quot;;[.A142])+14;26);11))" office:value-type="float" office:value="47.39466">
            <text:p>47.39466000</text:p>
          </table:table-cell>
          <table:table-cell table:formula="of:=SQRT(([.H142]-[.H141])*([.H142]-[.H141])+([.I142]-[.I141])*([.I142]-[.I141]))" office:value-type="float" office:value="4.44112665849557">
            <text:p>4.441126658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40 &lt;br&gt; Longitude : <text:s text:c="6"/>35.431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3116000, <text:s/>48.63986000&lt;/coordinates&gt;&lt;/Point&gt;&lt;/Placemark&gt;</text:p>
          </table:table-cell>
          <table:table-cell office:value-type="float" office:value="1240">
            <text:p>1240</text:p>
          </table:table-cell>
          <table:table-cell table:formula="of:=IF([.D1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3];162;10)" office:value-type="string" office:string-value="2022-07-04">
            <text:p>2022-07-04</text:p>
          </table:table-cell>
          <table:table-cell table:style-name="ce3" table:formula="of:=MID([.A143];183;9)" office:value-type="string" office:string-value="00:35 UTC">
            <text:p>00:35 UTC</text:p>
          </table:table-cell>
          <table:table-cell table:formula="of:=RIGHT([.A143];LEN([.A143])-FIND(&quot;&lt;/description&gt;&quot;;[.A143])+1)" office:value-type="string" office:string-value="&lt;/description&gt;&lt;Point&gt;&lt;coordinates&gt;  35.43116000,  48.63986000&lt;/coordinates&gt;&lt;/Point&gt;&lt;/Placemark&gt;">
            <text:p>&lt;/description&gt;&lt;Point&gt;&lt;coordinates&gt; <text:s/>35.43116000, <text:s/>48.63986000&lt;/coordinates&gt;&lt;/Point&gt;&lt;/Placemark&gt;</text:p>
          </table:table-cell>
          <table:table-cell office:value-type="float" office:value="1240">
            <text:p>1240</text:p>
          </table:table-cell>
          <table:table-cell table:style-name="ce4" table:formula="of:=VALUE(LEFT(MID([.A143];FIND(&quot;&lt;coordinates&gt;&quot;;[.A143])+15;26);11))" office:value-type="float" office:value="35.43116">
            <text:p>35.43116000</text:p>
          </table:table-cell>
          <table:table-cell table:style-name="ce4" table:formula="of:=VALUE(RIGHT(MID([.A143];FIND(&quot;&lt;coordinates&gt;&quot;;[.A143])+14;26);11))" office:value-type="float" office:value="48.63986">
            <text:p>48.63986000</text:p>
          </table:table-cell>
          <table:table-cell table:formula="of:=SQRT(([.H143]-[.H142])*([.H143]-[.H142])+([.I143]-[.I142])*([.I143]-[.I142]))" office:value-type="float" office:value="1.24744102369611">
            <text:p>1.247441023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12 &lt;br&gt; Longitude : <text:s text:c="6"/>35.443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4290000, <text:s/>48.71245000&lt;/coordinates&gt;&lt;/Point&gt;&lt;/Placemark&gt;</text:p>
          </table:table-cell>
          <table:table-cell office:value-type="float" office:value="1261">
            <text:p>1261</text:p>
          </table:table-cell>
          <table:table-cell table:formula="of:=IF([.D1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4];162;10)" office:value-type="string" office:string-value="2022-07-04">
            <text:p>2022-07-04</text:p>
          </table:table-cell>
          <table:table-cell table:style-name="ce3" table:formula="of:=MID([.A144];183;9)" office:value-type="string" office:string-value="09:30 UTC">
            <text:p>09:30 UTC</text:p>
          </table:table-cell>
          <table:table-cell table:formula="of:=RIGHT([.A144];LEN([.A144])-FIND(&quot;&lt;/description&gt;&quot;;[.A144])+1)" office:value-type="string" office:string-value="&lt;/description&gt;&lt;Point&gt;&lt;coordinates&gt;  35.44290000,  48.71245000&lt;/coordinates&gt;&lt;/Point&gt;&lt;/Placemark&gt;">
            <text:p>&lt;/description&gt;&lt;Point&gt;&lt;coordinates&gt; <text:s/>35.44290000, <text:s/>48.71245000&lt;/coordinates&gt;&lt;/Point&gt;&lt;/Placemark&gt;</text:p>
          </table:table-cell>
          <table:table-cell office:value-type="float" office:value="1261">
            <text:p>1261</text:p>
          </table:table-cell>
          <table:table-cell table:style-name="ce4" table:formula="of:=VALUE(LEFT(MID([.A144];FIND(&quot;&lt;coordinates&gt;&quot;;[.A144])+15;26);11))" office:value-type="float" office:value="35.4429">
            <text:p>35.44290000</text:p>
          </table:table-cell>
          <table:table-cell table:style-name="ce4" table:formula="of:=VALUE(RIGHT(MID([.A144];FIND(&quot;&lt;coordinates&gt;&quot;;[.A144])+14;26);11))" office:value-type="float" office:value="48.71245">
            <text:p>48.71245000</text:p>
          </table:table-cell>
          <table:table-cell table:formula="of:=SQRT(([.H144]-[.H143])*([.H144]-[.H143])+([.I144]-[.I143])*([.I144]-[.I143]))" office:value-type="float" office:value="0.0735332285432906">
            <text:p>0.073533228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35 &lt;br&gt; Longitude : <text:s text:c="6"/>35.470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6979000, <text:s/>47.53548000&lt;/coordinates&gt;&lt;/Point&gt;&lt;/Placemark&gt;</text:p>
          </table:table-cell>
          <table:table-cell office:value-type="float" office:value="832">
            <text:p>832</text:p>
          </table:table-cell>
          <table:table-cell table:formula="of:=IF([.D1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5];162;10)" office:value-type="string" office:string-value="2022-07-04">
            <text:p>2022-07-04</text:p>
          </table:table-cell>
          <table:table-cell table:style-name="ce3" table:formula="of:=MID([.A145];183;9)" office:value-type="string" office:string-value="11:10 UTC">
            <text:p>11:10 UTC</text:p>
          </table:table-cell>
          <table:table-cell table:formula="of:=RIGHT([.A145];LEN([.A145])-FIND(&quot;&lt;/description&gt;&quot;;[.A145])+1)" office:value-type="string" office:string-value="&lt;/description&gt;&lt;Point&gt;&lt;coordinates&gt;  35.46979000,  47.53548000&lt;/coordinates&gt;&lt;/Point&gt;&lt;/Placemark&gt;">
            <text:p>&lt;/description&gt;&lt;Point&gt;&lt;coordinates&gt; <text:s/>35.46979000, <text:s/>47.53548000&lt;/coordinates&gt;&lt;/Point&gt;&lt;/Placemark&gt;</text:p>
          </table:table-cell>
          <table:table-cell office:value-type="float" office:value="832">
            <text:p>832</text:p>
          </table:table-cell>
          <table:table-cell table:style-name="ce4" table:formula="of:=VALUE(LEFT(MID([.A145];FIND(&quot;&lt;coordinates&gt;&quot;;[.A145])+15;26);11))" office:value-type="float" office:value="35.46979">
            <text:p>35.46979000</text:p>
          </table:table-cell>
          <table:table-cell table:style-name="ce4" table:formula="of:=VALUE(RIGHT(MID([.A145];FIND(&quot;&lt;coordinates&gt;&quot;;[.A145])+14;26);11))" office:value-type="float" office:value="47.53548">
            <text:p>47.53548000</text:p>
          </table:table-cell>
          <table:table-cell table:formula="of:=SQRT(([.H145]-[.H144])*([.H145]-[.H144])+([.I145]-[.I144])*([.I145]-[.I144]))" office:value-type="float" office:value="1.17727713517251">
            <text:p>1.17727713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239 &lt;br&gt; Longitude : <text:s text:c="6"/>35.792&lt;br&gt;Date Acquired : 2022-07-04 &lt;br&gt;Time: 10:2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79209000, <text:s/>52.23883000&lt;/coordinates&gt;&lt;/Point&gt;&lt;/Placemark&gt;</text:p>
          </table:table-cell>
          <table:table-cell office:value-type="float" office:value="1905">
            <text:p>1905</text:p>
          </table:table-cell>
          <table:table-cell table:formula="of:=IF([.D1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6];162;10)" office:value-type="string" office:string-value="2022-07-04">
            <text:p>2022-07-04</text:p>
          </table:table-cell>
          <table:table-cell table:style-name="ce3" table:formula="of:=MID([.A146];183;9)" office:value-type="string" office:string-value="10:21 UTC">
            <text:p>10:21 UTC</text:p>
          </table:table-cell>
          <table:table-cell table:formula="of:=RIGHT([.A146];LEN([.A146])-FIND(&quot;&lt;/description&gt;&quot;;[.A146])+1)" office:value-type="string" office:string-value="&lt;/description&gt;&lt;Point&gt;&lt;coordinates&gt;  35.79209000,  52.23883000&lt;/coordinates&gt;&lt;/Point&gt;&lt;/Placemark&gt;">
            <text:p>&lt;/description&gt;&lt;Point&gt;&lt;coordinates&gt; <text:s/>35.79209000, <text:s/>52.23883000&lt;/coordinates&gt;&lt;/Point&gt;&lt;/Placemark&gt;</text:p>
          </table:table-cell>
          <table:table-cell office:value-type="float" office:value="1905">
            <text:p>1905</text:p>
          </table:table-cell>
          <table:table-cell table:style-name="ce4" table:formula="of:=VALUE(LEFT(MID([.A146];FIND(&quot;&lt;coordinates&gt;&quot;;[.A146])+15;26);11))" office:value-type="float" office:value="35.79209">
            <text:p>35.79209000</text:p>
          </table:table-cell>
          <table:table-cell table:style-name="ce4" table:formula="of:=VALUE(RIGHT(MID([.A146];FIND(&quot;&lt;coordinates&gt;&quot;;[.A146])+14;26);11))" office:value-type="float" office:value="52.23883">
            <text:p>52.23883000</text:p>
          </table:table-cell>
          <table:table-cell table:formula="of:=SQRT(([.H146]-[.H145])*([.H146]-[.H145])+([.I146]-[.I145])*([.I146]-[.I145]))" office:value-type="float" office:value="4.7143799711627">
            <text:p>4.714379971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715 &lt;br&gt; Longitude : <text:s text:c="6"/>35.996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99557000, <text:s/>49.71470000&lt;/coordinates&gt;&lt;/Point&gt;&lt;/Placemark&gt;</text:p>
          </table:table-cell>
          <table:table-cell office:value-type="float" office:value="1705">
            <text:p>1705</text:p>
          </table:table-cell>
          <table:table-cell table:formula="of:=IF([.D1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7];162;10)" office:value-type="string" office:string-value="2022-07-04">
            <text:p>2022-07-04</text:p>
          </table:table-cell>
          <table:table-cell table:style-name="ce3" table:formula="of:=MID([.A147];183;9)" office:value-type="string" office:string-value="10:21 UTC">
            <text:p>10:21 UTC</text:p>
          </table:table-cell>
          <table:table-cell table:formula="of:=RIGHT([.A147];LEN([.A147])-FIND(&quot;&lt;/description&gt;&quot;;[.A147])+1)" office:value-type="string" office:string-value="&lt;/description&gt;&lt;Point&gt;&lt;coordinates&gt;  35.99557000,  49.71470000&lt;/coordinates&gt;&lt;/Point&gt;&lt;/Placemark&gt;">
            <text:p>&lt;/description&gt;&lt;Point&gt;&lt;coordinates&gt; <text:s/>35.99557000, <text:s/>49.71470000&lt;/coordinates&gt;&lt;/Point&gt;&lt;/Placemark&gt;</text:p>
          </table:table-cell>
          <table:table-cell office:value-type="float" office:value="1705">
            <text:p>1705</text:p>
          </table:table-cell>
          <table:table-cell table:style-name="ce4" table:formula="of:=VALUE(LEFT(MID([.A147];FIND(&quot;&lt;coordinates&gt;&quot;;[.A147])+15;26);11))" office:value-type="float" office:value="35.99557">
            <text:p>35.99557000</text:p>
          </table:table-cell>
          <table:table-cell table:style-name="ce4" table:formula="of:=VALUE(RIGHT(MID([.A147];FIND(&quot;&lt;coordinates&gt;&quot;;[.A147])+14;26);11))" office:value-type="float" office:value="49.7147">
            <text:p>49.71470000</text:p>
          </table:table-cell>
          <table:table-cell table:formula="of:=SQRT(([.H147]-[.H146])*([.H147]-[.H146])+([.I147]-[.I146])*([.I147]-[.I146]))" office:value-type="float" office:value="2.53231837794934">
            <text:p>2.53231837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328 &lt;br&gt; Longitude : <text:s text:c="6"/>36.068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06797000, <text:s/>50.32812000&lt;/coordinates&gt;&lt;/Point&gt;&lt;/Placemark&gt;</text:p>
          </table:table-cell>
          <table:table-cell office:value-type="float" office:value="1738">
            <text:p>1738</text:p>
          </table:table-cell>
          <table:table-cell table:formula="of:=IF([.D1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8];162;10)" office:value-type="string" office:string-value="2022-07-04">
            <text:p>2022-07-04</text:p>
          </table:table-cell>
          <table:table-cell table:style-name="ce3" table:formula="of:=MID([.A148];183;9)" office:value-type="string" office:string-value="10:21 UTC">
            <text:p>10:21 UTC</text:p>
          </table:table-cell>
          <table:table-cell table:formula="of:=RIGHT([.A148];LEN([.A148])-FIND(&quot;&lt;/description&gt;&quot;;[.A148])+1)" office:value-type="string" office:string-value="&lt;/description&gt;&lt;Point&gt;&lt;coordinates&gt;  36.06797000,  50.32812000&lt;/coordinates&gt;&lt;/Point&gt;&lt;/Placemark&gt;">
            <text:p>&lt;/description&gt;&lt;Point&gt;&lt;coordinates&gt; <text:s/>36.06797000, <text:s/>50.32812000&lt;/coordinates&gt;&lt;/Point&gt;&lt;/Placemark&gt;</text:p>
          </table:table-cell>
          <table:table-cell office:value-type="float" office:value="1738">
            <text:p>1738</text:p>
          </table:table-cell>
          <table:table-cell table:style-name="ce4" table:formula="of:=VALUE(LEFT(MID([.A148];FIND(&quot;&lt;coordinates&gt;&quot;;[.A148])+15;26);11))" office:value-type="float" office:value="36.06797">
            <text:p>36.06797000</text:p>
          </table:table-cell>
          <table:table-cell table:style-name="ce4" table:formula="of:=VALUE(RIGHT(MID([.A148];FIND(&quot;&lt;coordinates&gt;&quot;;[.A148])+14;26);11))" office:value-type="float" office:value="50.32812">
            <text:p>50.32812000</text:p>
          </table:table-cell>
          <table:table-cell table:formula="of:=SQRT(([.H148]-[.H147])*([.H148]-[.H147])+([.I148]-[.I147])*([.I148]-[.I147]))" office:value-type="float" office:value="0.617677793351839">
            <text:p>0.61767779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357 &lt;br&gt; Longitude : <text:s text:c="6"/>36.125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12505000, <text:s/>50.35710000&lt;/coordinates&gt;&lt;/Point&gt;&lt;/Placemark&gt;</text:p>
          </table:table-cell>
          <table:table-cell office:value-type="float" office:value="1746">
            <text:p>1746</text:p>
          </table:table-cell>
          <table:table-cell table:formula="of:=IF([.D1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49];162;10)" office:value-type="string" office:string-value="2022-07-04">
            <text:p>2022-07-04</text:p>
          </table:table-cell>
          <table:table-cell table:style-name="ce3" table:formula="of:=MID([.A149];183;9)" office:value-type="string" office:string-value="10:21 UTC">
            <text:p>10:21 UTC</text:p>
          </table:table-cell>
          <table:table-cell table:formula="of:=RIGHT([.A149];LEN([.A149])-FIND(&quot;&lt;/description&gt;&quot;;[.A149])+1)" office:value-type="string" office:string-value="&lt;/description&gt;&lt;Point&gt;&lt;coordinates&gt;  36.12505000,  50.35710000&lt;/coordinates&gt;&lt;/Point&gt;&lt;/Placemark&gt;">
            <text:p>&lt;/description&gt;&lt;Point&gt;&lt;coordinates&gt; <text:s/>36.12505000, <text:s/>50.35710000&lt;/coordinates&gt;&lt;/Point&gt;&lt;/Placemark&gt;</text:p>
          </table:table-cell>
          <table:table-cell office:value-type="float" office:value="1746">
            <text:p>1746</text:p>
          </table:table-cell>
          <table:table-cell table:style-name="ce4" table:formula="of:=VALUE(LEFT(MID([.A149];FIND(&quot;&lt;coordinates&gt;&quot;;[.A149])+15;26);11))" office:value-type="float" office:value="36.12505">
            <text:p>36.12505000</text:p>
          </table:table-cell>
          <table:table-cell table:style-name="ce4" table:formula="of:=VALUE(RIGHT(MID([.A149];FIND(&quot;&lt;coordinates&gt;&quot;;[.A149])+14;26);11))" office:value-type="float" office:value="50.3571">
            <text:p>50.35710000</text:p>
          </table:table-cell>
          <table:table-cell table:formula="of:=SQRT(([.H149]-[.H148])*([.H149]-[.H148])+([.I149]-[.I148])*([.I149]-[.I148]))" office:value-type="float" office:value="0.0640153637808936">
            <text:p>0.06401536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83 &lt;br&gt; Longitude : <text:s text:c="6"/>36.179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17910000, <text:s/>47.58328000&lt;/coordinates&gt;&lt;/Point&gt;&lt;/Placemark&gt;</text:p>
          </table:table-cell>
          <table:table-cell office:value-type="float" office:value="849">
            <text:p>849</text:p>
          </table:table-cell>
          <table:table-cell table:formula="of:=IF([.D1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0];162;10)" office:value-type="string" office:string-value="2022-07-04">
            <text:p>2022-07-04</text:p>
          </table:table-cell>
          <table:table-cell table:style-name="ce3" table:formula="of:=MID([.A150];183;9)" office:value-type="string" office:string-value="09:30 UTC">
            <text:p>09:30 UTC</text:p>
          </table:table-cell>
          <table:table-cell table:formula="of:=RIGHT([.A150];LEN([.A150])-FIND(&quot;&lt;/description&gt;&quot;;[.A150])+1)" office:value-type="string" office:string-value="&lt;/description&gt;&lt;Point&gt;&lt;coordinates&gt;  36.17910000,  47.58328000&lt;/coordinates&gt;&lt;/Point&gt;&lt;/Placemark&gt;">
            <text:p>&lt;/description&gt;&lt;Point&gt;&lt;coordinates&gt; <text:s/>36.17910000, <text:s/>47.58328000&lt;/coordinates&gt;&lt;/Point&gt;&lt;/Placemark&gt;</text:p>
          </table:table-cell>
          <table:table-cell office:value-type="float" office:value="849">
            <text:p>849</text:p>
          </table:table-cell>
          <table:table-cell table:style-name="ce4" table:formula="of:=VALUE(LEFT(MID([.A150];FIND(&quot;&lt;coordinates&gt;&quot;;[.A150])+15;26);11))" office:value-type="float" office:value="36.1791">
            <text:p>36.17910000</text:p>
          </table:table-cell>
          <table:table-cell table:style-name="ce4" table:formula="of:=VALUE(RIGHT(MID([.A150];FIND(&quot;&lt;coordinates&gt;&quot;;[.A150])+14;26);11))" office:value-type="float" office:value="47.58328">
            <text:p>47.58328000</text:p>
          </table:table-cell>
          <table:table-cell table:formula="of:=SQRT(([.H150]-[.H149])*([.H150]-[.H149])+([.I150]-[.I149])*([.I150]-[.I149]))" office:value-type="float" office:value="2.77434655277599">
            <text:p>2.77434655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238 &lt;br&gt; Longitude : <text:s text:c="6"/>36.226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2556000, <text:s/>50.23820000&lt;/coordinates&gt;&lt;/Point&gt;&lt;/Placemark&gt;</text:p>
          </table:table-cell>
          <table:table-cell office:value-type="float" office:value="1737">
            <text:p>1737</text:p>
          </table:table-cell>
          <table:table-cell table:formula="of:=IF([.D1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1];162;10)" office:value-type="string" office:string-value="2022-07-04">
            <text:p>2022-07-04</text:p>
          </table:table-cell>
          <table:table-cell table:style-name="ce3" table:formula="of:=MID([.A151];183;9)" office:value-type="string" office:string-value="10:21 UTC">
            <text:p>10:21 UTC</text:p>
          </table:table-cell>
          <table:table-cell table:formula="of:=RIGHT([.A151];LEN([.A151])-FIND(&quot;&lt;/description&gt;&quot;;[.A151])+1)" office:value-type="string" office:string-value="&lt;/description&gt;&lt;Point&gt;&lt;coordinates&gt;  36.22556000,  50.23820000&lt;/coordinates&gt;&lt;/Point&gt;&lt;/Placemark&gt;">
            <text:p>&lt;/description&gt;&lt;Point&gt;&lt;coordinates&gt; <text:s/>36.22556000, <text:s/>50.23820000&lt;/coordinates&gt;&lt;/Point&gt;&lt;/Placemark&gt;</text:p>
          </table:table-cell>
          <table:table-cell office:value-type="float" office:value="1737">
            <text:p>1737</text:p>
          </table:table-cell>
          <table:table-cell table:style-name="ce4" table:formula="of:=VALUE(LEFT(MID([.A151];FIND(&quot;&lt;coordinates&gt;&quot;;[.A151])+15;26);11))" office:value-type="float" office:value="36.22556">
            <text:p>36.22556000</text:p>
          </table:table-cell>
          <table:table-cell table:style-name="ce4" table:formula="of:=VALUE(RIGHT(MID([.A151];FIND(&quot;&lt;coordinates&gt;&quot;;[.A151])+14;26);11))" office:value-type="float" office:value="50.2382">
            <text:p>50.23820000</text:p>
          </table:table-cell>
          <table:table-cell table:formula="of:=SQRT(([.H151]-[.H150])*([.H151]-[.H150])+([.I151]-[.I150])*([.I151]-[.I150]))" office:value-type="float" office:value="2.65532648425763">
            <text:p>2.65532648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232 &lt;br&gt; Longitude : <text:s text:c="6"/>36.233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3322000, <text:s/>50.23245000&lt;/coordinates&gt;&lt;/Point&gt;&lt;/Placemark&gt;</text:p>
          </table:table-cell>
          <table:table-cell office:value-type="float" office:value="1735">
            <text:p>1735</text:p>
          </table:table-cell>
          <table:table-cell table:formula="of:=IF([.D1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2];162;10)" office:value-type="string" office:string-value="2022-07-04">
            <text:p>2022-07-04</text:p>
          </table:table-cell>
          <table:table-cell table:style-name="ce3" table:formula="of:=MID([.A152];183;9)" office:value-type="string" office:string-value="10:21 UTC">
            <text:p>10:21 UTC</text:p>
          </table:table-cell>
          <table:table-cell table:formula="of:=RIGHT([.A152];LEN([.A152])-FIND(&quot;&lt;/description&gt;&quot;;[.A152])+1)" office:value-type="string" office:string-value="&lt;/description&gt;&lt;Point&gt;&lt;coordinates&gt;  36.23322000,  50.23245000&lt;/coordinates&gt;&lt;/Point&gt;&lt;/Placemark&gt;">
            <text:p>&lt;/description&gt;&lt;Point&gt;&lt;coordinates&gt; <text:s/>36.23322000, <text:s/>50.23245000&lt;/coordinates&gt;&lt;/Point&gt;&lt;/Placemark&gt;</text:p>
          </table:table-cell>
          <table:table-cell office:value-type="float" office:value="1735">
            <text:p>1735</text:p>
          </table:table-cell>
          <table:table-cell table:style-name="ce4" table:formula="of:=VALUE(LEFT(MID([.A152];FIND(&quot;&lt;coordinates&gt;&quot;;[.A152])+15;26);11))" office:value-type="float" office:value="36.23322">
            <text:p>36.23322000</text:p>
          </table:table-cell>
          <table:table-cell table:style-name="ce4" table:formula="of:=VALUE(RIGHT(MID([.A152];FIND(&quot;&lt;coordinates&gt;&quot;;[.A152])+14;26);11))" office:value-type="float" office:value="50.23245">
            <text:p>50.23245000</text:p>
          </table:table-cell>
          <table:table-cell table:formula="of:=SQRT(([.H152]-[.H151])*([.H152]-[.H151])+([.I152]-[.I151])*([.I152]-[.I151]))" office:value-type="float" office:value="0.00957800083524789">
            <text:p>0.009578000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665 &lt;br&gt; Longitude : <text:s text:c="6"/>36.255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5517000, <text:s/>47.66472000&lt;/coordinates&gt;&lt;/Point&gt;&lt;/Placemark&gt;</text:p>
          </table:table-cell>
          <table:table-cell office:value-type="float" office:value="872">
            <text:p>872</text:p>
          </table:table-cell>
          <table:table-cell table:formula="of:=IF([.D1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3];162;10)" office:value-type="string" office:string-value="2022-07-04">
            <text:p>2022-07-04</text:p>
          </table:table-cell>
          <table:table-cell table:style-name="ce3" table:formula="of:=MID([.A153];183;9)" office:value-type="string" office:string-value="00:35 UTC">
            <text:p>00:35 UTC</text:p>
          </table:table-cell>
          <table:table-cell table:formula="of:=RIGHT([.A153];LEN([.A153])-FIND(&quot;&lt;/description&gt;&quot;;[.A153])+1)" office:value-type="string" office:string-value="&lt;/description&gt;&lt;Point&gt;&lt;coordinates&gt;  36.25517000,  47.66472000&lt;/coordinates&gt;&lt;/Point&gt;&lt;/Placemark&gt;">
            <text:p>&lt;/description&gt;&lt;Point&gt;&lt;coordinates&gt; <text:s/>36.25517000, <text:s/>47.66472000&lt;/coordinates&gt;&lt;/Point&gt;&lt;/Placemark&gt;</text:p>
          </table:table-cell>
          <table:table-cell office:value-type="float" office:value="872">
            <text:p>872</text:p>
          </table:table-cell>
          <table:table-cell table:style-name="ce4" table:formula="of:=VALUE(LEFT(MID([.A153];FIND(&quot;&lt;coordinates&gt;&quot;;[.A153])+15;26);11))" office:value-type="float" office:value="36.25517">
            <text:p>36.25517000</text:p>
          </table:table-cell>
          <table:table-cell table:style-name="ce4" table:formula="of:=VALUE(RIGHT(MID([.A153];FIND(&quot;&lt;coordinates&gt;&quot;;[.A153])+14;26);11))" office:value-type="float" office:value="47.66472">
            <text:p>47.66472000</text:p>
          </table:table-cell>
          <table:table-cell table:formula="of:=SQRT(([.H153]-[.H152])*([.H153]-[.H152])+([.I153]-[.I152])*([.I153]-[.I152]))" office:value-type="float" office:value="2.5678238170482">
            <text:p>2.5678238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143 &lt;br&gt; Longitude : <text:s text:c="6"/>36.274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7401000, <text:s/>50.14275000&lt;/coordinates&gt;&lt;/Point&gt;&lt;/Placemark&gt;</text:p>
          </table:table-cell>
          <table:table-cell office:value-type="float" office:value="1720">
            <text:p>1720</text:p>
          </table:table-cell>
          <table:table-cell table:formula="of:=IF([.D1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4];162;10)" office:value-type="string" office:string-value="2022-07-04">
            <text:p>2022-07-04</text:p>
          </table:table-cell>
          <table:table-cell table:style-name="ce3" table:formula="of:=MID([.A154];183;9)" office:value-type="string" office:string-value="10:21 UTC">
            <text:p>10:21 UTC</text:p>
          </table:table-cell>
          <table:table-cell table:formula="of:=RIGHT([.A154];LEN([.A154])-FIND(&quot;&lt;/description&gt;&quot;;[.A154])+1)" office:value-type="string" office:string-value="&lt;/description&gt;&lt;Point&gt;&lt;coordinates&gt;  36.27401000,  50.14275000&lt;/coordinates&gt;&lt;/Point&gt;&lt;/Placemark&gt;">
            <text:p>&lt;/description&gt;&lt;Point&gt;&lt;coordinates&gt; <text:s/>36.27401000, <text:s/>50.14275000&lt;/coordinates&gt;&lt;/Point&gt;&lt;/Placemark&gt;</text:p>
          </table:table-cell>
          <table:table-cell office:value-type="float" office:value="1720">
            <text:p>1720</text:p>
          </table:table-cell>
          <table:table-cell table:style-name="ce4" table:formula="of:=VALUE(LEFT(MID([.A154];FIND(&quot;&lt;coordinates&gt;&quot;;[.A154])+15;26);11))" office:value-type="float" office:value="36.27401">
            <text:p>36.27401000</text:p>
          </table:table-cell>
          <table:table-cell table:style-name="ce4" table:formula="of:=VALUE(RIGHT(MID([.A154];FIND(&quot;&lt;coordinates&gt;&quot;;[.A154])+14;26);11))" office:value-type="float" office:value="50.14275">
            <text:p>50.14275000</text:p>
          </table:table-cell>
          <table:table-cell table:formula="of:=SQRT(([.H154]-[.H153])*([.H154]-[.H153])+([.I154]-[.I153])*([.I154]-[.I153]))" office:value-type="float" office:value="2.4781016174685">
            <text:p>2.47810161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148 &lt;br&gt; Longitude : <text:s text:c="6"/>36.283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8350000, <text:s/>50.14757000&lt;/coordinates&gt;&lt;/Point&gt;&lt;/Placemark&gt;</text:p>
          </table:table-cell>
          <table:table-cell office:value-type="float" office:value="1722">
            <text:p>1722</text:p>
          </table:table-cell>
          <table:table-cell table:formula="of:=IF([.D1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5];162;10)" office:value-type="string" office:string-value="2022-07-04">
            <text:p>2022-07-04</text:p>
          </table:table-cell>
          <table:table-cell table:style-name="ce3" table:formula="of:=MID([.A155];183;9)" office:value-type="string" office:string-value="10:21 UTC">
            <text:p>10:21 UTC</text:p>
          </table:table-cell>
          <table:table-cell table:formula="of:=RIGHT([.A155];LEN([.A155])-FIND(&quot;&lt;/description&gt;&quot;;[.A155])+1)" office:value-type="string" office:string-value="&lt;/description&gt;&lt;Point&gt;&lt;coordinates&gt;  36.28350000,  50.14757000&lt;/coordinates&gt;&lt;/Point&gt;&lt;/Placemark&gt;">
            <text:p>&lt;/description&gt;&lt;Point&gt;&lt;coordinates&gt; <text:s/>36.28350000, <text:s/>50.14757000&lt;/coordinates&gt;&lt;/Point&gt;&lt;/Placemark&gt;</text:p>
          </table:table-cell>
          <table:table-cell office:value-type="float" office:value="1722">
            <text:p>1722</text:p>
          </table:table-cell>
          <table:table-cell table:style-name="ce4" table:formula="of:=VALUE(LEFT(MID([.A155];FIND(&quot;&lt;coordinates&gt;&quot;;[.A155])+15;26);11))" office:value-type="float" office:value="36.2835">
            <text:p>36.28350000</text:p>
          </table:table-cell>
          <table:table-cell table:style-name="ce4" table:formula="of:=VALUE(RIGHT(MID([.A155];FIND(&quot;&lt;coordinates&gt;&quot;;[.A155])+14;26);11))" office:value-type="float" office:value="50.14757">
            <text:p>50.14757000</text:p>
          </table:table-cell>
          <table:table-cell table:formula="of:=SQRT(([.H155]-[.H154])*([.H155]-[.H154])+([.I155]-[.I154])*([.I155]-[.I154]))" office:value-type="float" office:value="0.0106438949637815">
            <text:p>0.0106438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705 &lt;br&gt; Longitude : <text:s text:c="6"/>36.334&lt;br&gt;Date Acquired : 2022-07-04 &lt;br&gt;Time: 10:2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3358000, <text:s/>50.70536000&lt;/coordinates&gt;&lt;/Point&gt;&lt;/Placemark&gt;</text:p>
          </table:table-cell>
          <table:table-cell office:value-type="float" office:value="1772">
            <text:p>1772</text:p>
          </table:table-cell>
          <table:table-cell table:formula="of:=IF([.D1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6];162;10)" office:value-type="string" office:string-value="2022-07-04">
            <text:p>2022-07-04</text:p>
          </table:table-cell>
          <table:table-cell table:style-name="ce3" table:formula="of:=MID([.A156];183;9)" office:value-type="string" office:string-value="10:21 UTC">
            <text:p>10:21 UTC</text:p>
          </table:table-cell>
          <table:table-cell table:formula="of:=RIGHT([.A156];LEN([.A156])-FIND(&quot;&lt;/description&gt;&quot;;[.A156])+1)" office:value-type="string" office:string-value="&lt;/description&gt;&lt;Point&gt;&lt;coordinates&gt;  36.33358000,  50.70536000&lt;/coordinates&gt;&lt;/Point&gt;&lt;/Placemark&gt;">
            <text:p>&lt;/description&gt;&lt;Point&gt;&lt;coordinates&gt; <text:s/>36.33358000, <text:s/>50.70536000&lt;/coordinates&gt;&lt;/Point&gt;&lt;/Placemark&gt;</text:p>
          </table:table-cell>
          <table:table-cell office:value-type="float" office:value="1772">
            <text:p>1772</text:p>
          </table:table-cell>
          <table:table-cell table:style-name="ce4" table:formula="of:=VALUE(LEFT(MID([.A156];FIND(&quot;&lt;coordinates&gt;&quot;;[.A156])+15;26);11))" office:value-type="float" office:value="36.33358">
            <text:p>36.33358000</text:p>
          </table:table-cell>
          <table:table-cell table:style-name="ce4" table:formula="of:=VALUE(RIGHT(MID([.A156];FIND(&quot;&lt;coordinates&gt;&quot;;[.A156])+14;26);11))" office:value-type="float" office:value="50.70536">
            <text:p>50.70536000</text:p>
          </table:table-cell>
          <table:table-cell table:formula="of:=SQRT(([.H156]-[.H155])*([.H156]-[.H155])+([.I156]-[.I155])*([.I156]-[.I155]))" office:value-type="float" office:value="0.560033651221065">
            <text:p>0.560033651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2.128 &lt;br&gt; Longitude : <text:s text:c="6"/>36.369&lt;br&gt;Date Acquired : 2022-07-04 &lt;br&gt;Time: 10:49 UTC&lt;br&gt;Confidence [0-100] : 54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6899000, <text:s/>52.12769000&lt;/coordinates&gt;&lt;/Point&gt;&lt;/Placemark&gt;</text:p>
          </table:table-cell>
          <table:table-cell office:value-type="float" office:value="192">
            <text:p>192</text:p>
          </table:table-cell>
          <table:table-cell table:formula="of:=IF([.D1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7];162;10)" office:value-type="string" office:string-value="2022-07-04">
            <text:p>2022-07-04</text:p>
          </table:table-cell>
          <table:table-cell table:style-name="ce3" table:formula="of:=MID([.A157];183;9)" office:value-type="string" office:string-value="10:49 UTC">
            <text:p>10:49 UTC</text:p>
          </table:table-cell>
          <table:table-cell table:formula="of:=RIGHT([.A157];LEN([.A157])-FIND(&quot;&lt;/description&gt;&quot;;[.A157])+1)" office:value-type="string" office:string-value="&lt;/description&gt;&lt;Point&gt;&lt;coordinates&gt;  36.36899000,  52.12769000&lt;/coordinates&gt;&lt;/Point&gt;&lt;/Placemark&gt;">
            <text:p>&lt;/description&gt;&lt;Point&gt;&lt;coordinates&gt; <text:s/>36.36899000, <text:s/>52.12769000&lt;/coordinates&gt;&lt;/Point&gt;&lt;/Placemark&gt;</text:p>
          </table:table-cell>
          <table:table-cell office:value-type="float" office:value="192">
            <text:p>192</text:p>
          </table:table-cell>
          <table:table-cell table:style-name="ce4" table:formula="of:=VALUE(LEFT(MID([.A157];FIND(&quot;&lt;coordinates&gt;&quot;;[.A157])+15;26);11))" office:value-type="float" office:value="36.36899">
            <text:p>36.36899000</text:p>
          </table:table-cell>
          <table:table-cell table:style-name="ce4" table:formula="of:=VALUE(RIGHT(MID([.A157];FIND(&quot;&lt;coordinates&gt;&quot;;[.A157])+14;26);11))" office:value-type="float" office:value="52.12769">
            <text:p>52.12769000</text:p>
          </table:table-cell>
          <table:table-cell table:formula="of:=SQRT(([.H157]-[.H156])*([.H157]-[.H156])+([.I157]-[.I156])*([.I157]-[.I156]))" office:value-type="float" office:value="1.42277071132351">
            <text:p>1.42277071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23 &lt;br&gt; Longitude : <text:s text:c="6"/>36.483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48259000, <text:s/>47.72316000&lt;/coordinates&gt;&lt;/Point&gt;&lt;/Placemark&gt;</text:p>
          </table:table-cell>
          <table:table-cell office:value-type="float" office:value="882">
            <text:p>882</text:p>
          </table:table-cell>
          <table:table-cell table:formula="of:=IF([.D1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8];162;10)" office:value-type="string" office:string-value="2022-07-04">
            <text:p>2022-07-04</text:p>
          </table:table-cell>
          <table:table-cell table:style-name="ce3" table:formula="of:=MID([.A158];183;9)" office:value-type="string" office:string-value="11:10 UTC">
            <text:p>11:10 UTC</text:p>
          </table:table-cell>
          <table:table-cell table:formula="of:=RIGHT([.A158];LEN([.A158])-FIND(&quot;&lt;/description&gt;&quot;;[.A158])+1)" office:value-type="string" office:string-value="&lt;/description&gt;&lt;Point&gt;&lt;coordinates&gt;  36.48259000,  47.72316000&lt;/coordinates&gt;&lt;/Point&gt;&lt;/Placemark&gt;">
            <text:p>&lt;/description&gt;&lt;Point&gt;&lt;coordinates&gt; <text:s/>36.48259000, <text:s/>47.72316000&lt;/coordinates&gt;&lt;/Point&gt;&lt;/Placemark&gt;</text:p>
          </table:table-cell>
          <table:table-cell office:value-type="float" office:value="882">
            <text:p>882</text:p>
          </table:table-cell>
          <table:table-cell table:style-name="ce4" table:formula="of:=VALUE(LEFT(MID([.A158];FIND(&quot;&lt;coordinates&gt;&quot;;[.A158])+15;26);11))" office:value-type="float" office:value="36.48259">
            <text:p>36.48259000</text:p>
          </table:table-cell>
          <table:table-cell table:style-name="ce4" table:formula="of:=VALUE(RIGHT(MID([.A158];FIND(&quot;&lt;coordinates&gt;&quot;;[.A158])+14;26);11))" office:value-type="float" office:value="47.72316">
            <text:p>47.72316000</text:p>
          </table:table-cell>
          <table:table-cell table:formula="of:=SQRT(([.H158]-[.H157])*([.H158]-[.H157])+([.I158]-[.I157])*([.I158]-[.I157]))" office:value-type="float" office:value="4.4059947209342">
            <text:p>4.40599472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611 &lt;br&gt; Longitude : <text:s text:c="6"/>36.552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5223000, <text:s/>50.61095000&lt;/coordinates&gt;&lt;/Point&gt;&lt;/Placemark&gt;</text:p>
          </table:table-cell>
          <table:table-cell office:value-type="float" office:value="1764">
            <text:p>1764</text:p>
          </table:table-cell>
          <table:table-cell table:formula="of:=IF([.D1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59];162;10)" office:value-type="string" office:string-value="2022-07-04">
            <text:p>2022-07-04</text:p>
          </table:table-cell>
          <table:table-cell table:style-name="ce3" table:formula="of:=MID([.A159];183;9)" office:value-type="string" office:string-value="00:35 UTC">
            <text:p>00:35 UTC</text:p>
          </table:table-cell>
          <table:table-cell table:formula="of:=RIGHT([.A159];LEN([.A159])-FIND(&quot;&lt;/description&gt;&quot;;[.A159])+1)" office:value-type="string" office:string-value="&lt;/description&gt;&lt;Point&gt;&lt;coordinates&gt;  36.55223000,  50.61095000&lt;/coordinates&gt;&lt;/Point&gt;&lt;/Placemark&gt;">
            <text:p>&lt;/description&gt;&lt;Point&gt;&lt;coordinates&gt; <text:s/>36.55223000, <text:s/>50.61095000&lt;/coordinates&gt;&lt;/Point&gt;&lt;/Placemark&gt;</text:p>
          </table:table-cell>
          <table:table-cell office:value-type="float" office:value="1764">
            <text:p>1764</text:p>
          </table:table-cell>
          <table:table-cell table:style-name="ce4" table:formula="of:=VALUE(LEFT(MID([.A159];FIND(&quot;&lt;coordinates&gt;&quot;;[.A159])+15;26);11))" office:value-type="float" office:value="36.55223">
            <text:p>36.55223000</text:p>
          </table:table-cell>
          <table:table-cell table:style-name="ce4" table:formula="of:=VALUE(RIGHT(MID([.A159];FIND(&quot;&lt;coordinates&gt;&quot;;[.A159])+14;26);11))" office:value-type="float" office:value="50.61095">
            <text:p>50.61095000</text:p>
          </table:table-cell>
          <table:table-cell table:formula="of:=SQRT(([.H159]-[.H158])*([.H159]-[.H158])+([.I159]-[.I158])*([.I159]-[.I158]))" office:value-type="float" office:value="2.88862957363869">
            <text:p>2.88862957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23 &lt;br&gt; Longitude : <text:s text:c="6"/>36.556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5551000, <text:s/>47.82343000&lt;/coordinates&gt;&lt;/Point&gt;&lt;/Placemark&gt;</text:p>
          </table:table-cell>
          <table:table-cell office:value-type="float" office:value="948">
            <text:p>948</text:p>
          </table:table-cell>
          <table:table-cell table:formula="of:=IF([.D1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0];162;10)" office:value-type="string" office:string-value="2022-07-04">
            <text:p>2022-07-04</text:p>
          </table:table-cell>
          <table:table-cell table:style-name="ce3" table:formula="of:=MID([.A160];183;9)" office:value-type="string" office:string-value="10:19 UTC">
            <text:p>10:19 UTC</text:p>
          </table:table-cell>
          <table:table-cell table:formula="of:=RIGHT([.A160];LEN([.A160])-FIND(&quot;&lt;/description&gt;&quot;;[.A160])+1)" office:value-type="string" office:string-value="&lt;/description&gt;&lt;Point&gt;&lt;coordinates&gt;  36.55551000,  47.82343000&lt;/coordinates&gt;&lt;/Point&gt;&lt;/Placemark&gt;">
            <text:p>&lt;/description&gt;&lt;Point&gt;&lt;coordinates&gt; <text:s/>36.55551000, <text:s/>47.82343000&lt;/coordinates&gt;&lt;/Point&gt;&lt;/Placemark&gt;</text:p>
          </table:table-cell>
          <table:table-cell office:value-type="float" office:value="948">
            <text:p>948</text:p>
          </table:table-cell>
          <table:table-cell table:style-name="ce4" table:formula="of:=VALUE(LEFT(MID([.A160];FIND(&quot;&lt;coordinates&gt;&quot;;[.A160])+15;26);11))" office:value-type="float" office:value="36.55551">
            <text:p>36.55551000</text:p>
          </table:table-cell>
          <table:table-cell table:style-name="ce4" table:formula="of:=VALUE(RIGHT(MID([.A160];FIND(&quot;&lt;coordinates&gt;&quot;;[.A160])+14;26);11))" office:value-type="float" office:value="47.82343">
            <text:p>47.82343000</text:p>
          </table:table-cell>
          <table:table-cell table:formula="of:=SQRT(([.H160]-[.H159])*([.H160]-[.H159])+([.I160]-[.I159])*([.I160]-[.I159]))" office:value-type="float" office:value="2.78752192974333">
            <text:p>2.787521929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808 &lt;br&gt; Longitude : <text:s text:c="6"/>36.560&lt;br&gt;Date Acquired : 2022-07-04 &lt;br&gt;Time: 10:47 UTC&lt;br&gt;Confidence [0-100] : 7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5995000, <text:s/>47.80779000&lt;/coordinates&gt;&lt;/Point&gt;&lt;/Placemark&gt;</text:p>
          </table:table-cell>
          <table:table-cell office:value-type="float" office:value="104">
            <text:p>104</text:p>
          </table:table-cell>
          <table:table-cell table:formula="of:=IF([.D1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1];162;10)" office:value-type="string" office:string-value="2022-07-04">
            <text:p>2022-07-04</text:p>
          </table:table-cell>
          <table:table-cell table:style-name="ce3" table:formula="of:=MID([.A161];183;9)" office:value-type="string" office:string-value="10:47 UTC">
            <text:p>10:47 UTC</text:p>
          </table:table-cell>
          <table:table-cell table:formula="of:=RIGHT([.A161];LEN([.A161])-FIND(&quot;&lt;/description&gt;&quot;;[.A161])+1)" office:value-type="string" office:string-value="&lt;/description&gt;&lt;Point&gt;&lt;coordinates&gt;  36.55995000,  47.80779000&lt;/coordinates&gt;&lt;/Point&gt;&lt;/Placemark&gt;">
            <text:p>&lt;/description&gt;&lt;Point&gt;&lt;coordinates&gt; <text:s/>36.55995000, <text:s/>47.80779000&lt;/coordinates&gt;&lt;/Point&gt;&lt;/Placemark&gt;</text:p>
          </table:table-cell>
          <table:table-cell office:value-type="float" office:value="104">
            <text:p>104</text:p>
          </table:table-cell>
          <table:table-cell table:style-name="ce4" table:formula="of:=VALUE(LEFT(MID([.A161];FIND(&quot;&lt;coordinates&gt;&quot;;[.A161])+15;26);11))" office:value-type="float" office:value="36.55995">
            <text:p>36.55995000</text:p>
          </table:table-cell>
          <table:table-cell table:style-name="ce4" table:formula="of:=VALUE(RIGHT(MID([.A161];FIND(&quot;&lt;coordinates&gt;&quot;;[.A161])+14;26);11))" office:value-type="float" office:value="47.80779">
            <text:p>47.80779000</text:p>
          </table:table-cell>
          <table:table-cell table:formula="of:=SQRT(([.H161]-[.H160])*([.H161]-[.H160])+([.I161]-[.I160])*([.I161]-[.I160]))" office:value-type="float" office:value="0.0162580195595949">
            <text:p>0.016258019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792 &lt;br&gt; Longitude : <text:s text:c="6"/>36.561&lt;br&gt;Date Acquired : 2022-07-04 &lt;br&gt;Time: 09:07 UTC&lt;br&gt;Confidence [0-100] : 83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6114000, <text:s/>47.79245000&lt;/coordinates&gt;&lt;/Point&gt;&lt;/Placemark&gt;</text:p>
          </table:table-cell>
          <table:table-cell office:value-type="float" office:value="98">
            <text:p>98</text:p>
          </table:table-cell>
          <table:table-cell table:formula="of:=IF([.D1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2];162;10)" office:value-type="string" office:string-value="2022-07-04">
            <text:p>2022-07-04</text:p>
          </table:table-cell>
          <table:table-cell table:style-name="ce3" table:formula="of:=MID([.A162];183;9)" office:value-type="string" office:string-value="09:07 UTC">
            <text:p>09:07 UTC</text:p>
          </table:table-cell>
          <table:table-cell table:formula="of:=RIGHT([.A162];LEN([.A162])-FIND(&quot;&lt;/description&gt;&quot;;[.A162])+1)" office:value-type="string" office:string-value="&lt;/description&gt;&lt;Point&gt;&lt;coordinates&gt;  36.56114000,  47.79245000&lt;/coordinates&gt;&lt;/Point&gt;&lt;/Placemark&gt;">
            <text:p>&lt;/description&gt;&lt;Point&gt;&lt;coordinates&gt; <text:s/>36.56114000, <text:s/>47.79245000&lt;/coordinates&gt;&lt;/Point&gt;&lt;/Placemark&gt;</text:p>
          </table:table-cell>
          <table:table-cell office:value-type="float" office:value="98">
            <text:p>98</text:p>
          </table:table-cell>
          <table:table-cell table:style-name="ce4" table:formula="of:=VALUE(LEFT(MID([.A162];FIND(&quot;&lt;coordinates&gt;&quot;;[.A162])+15;26);11))" office:value-type="float" office:value="36.56114">
            <text:p>36.56114000</text:p>
          </table:table-cell>
          <table:table-cell table:style-name="ce4" table:formula="of:=VALUE(RIGHT(MID([.A162];FIND(&quot;&lt;coordinates&gt;&quot;;[.A162])+14;26);11))" office:value-type="float" office:value="47.79245">
            <text:p>47.79245000</text:p>
          </table:table-cell>
          <table:table-cell table:formula="of:=SQRT(([.H162]-[.H161])*([.H162]-[.H161])+([.I162]-[.I161])*([.I162]-[.I161]))" office:value-type="float" office:value="0.0153860878718355">
            <text:p>0.01538608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15 &lt;br&gt; Longitude : <text:s text:c="6"/>36.561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6135000, <text:s/>47.81538000&lt;/coordinates&gt;&lt;/Point&gt;&lt;/Placemark&gt;</text:p>
          </table:table-cell>
          <table:table-cell office:value-type="float" office:value="943">
            <text:p>943</text:p>
          </table:table-cell>
          <table:table-cell table:formula="of:=IF([.D1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3];162;10)" office:value-type="string" office:string-value="2022-07-04">
            <text:p>2022-07-04</text:p>
          </table:table-cell>
          <table:table-cell table:style-name="ce3" table:formula="of:=MID([.A163];183;9)" office:value-type="string" office:string-value="11:10 UTC">
            <text:p>11:10 UTC</text:p>
          </table:table-cell>
          <table:table-cell table:formula="of:=RIGHT([.A163];LEN([.A163])-FIND(&quot;&lt;/description&gt;&quot;;[.A163])+1)" office:value-type="string" office:string-value="&lt;/description&gt;&lt;Point&gt;&lt;coordinates&gt;  36.56135000,  47.81538000&lt;/coordinates&gt;&lt;/Point&gt;&lt;/Placemark&gt;">
            <text:p>&lt;/description&gt;&lt;Point&gt;&lt;coordinates&gt; <text:s/>36.56135000, <text:s/>47.81538000&lt;/coordinates&gt;&lt;/Point&gt;&lt;/Placemark&gt;</text:p>
          </table:table-cell>
          <table:table-cell office:value-type="float" office:value="943">
            <text:p>943</text:p>
          </table:table-cell>
          <table:table-cell table:style-name="ce4" table:formula="of:=VALUE(LEFT(MID([.A163];FIND(&quot;&lt;coordinates&gt;&quot;;[.A163])+15;26);11))" office:value-type="float" office:value="36.56135">
            <text:p>36.56135000</text:p>
          </table:table-cell>
          <table:table-cell table:style-name="ce4" table:formula="of:=VALUE(RIGHT(MID([.A163];FIND(&quot;&lt;coordinates&gt;&quot;;[.A163])+14;26);11))" office:value-type="float" office:value="47.81538">
            <text:p>47.81538000</text:p>
          </table:table-cell>
          <table:table-cell table:formula="of:=SQRT(([.H163]-[.H162])*([.H163]-[.H162])+([.I163]-[.I162])*([.I163]-[.I162]))" office:value-type="float" office:value="0.0229309616021609">
            <text:p>0.022930961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790 &lt;br&gt; Longitude : <text:s text:c="6"/>36.567&lt;br&gt;Date Acquired : 2022-07-04 &lt;br&gt;Time: 09:07 UTC&lt;br&gt;Confidence [0-100] : 88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6665000, <text:s/>47.78968000&lt;/coordinates&gt;&lt;/Point&gt;&lt;/Placemark&gt;</text:p>
          </table:table-cell>
          <table:table-cell office:value-type="float" office:value="97">
            <text:p>97</text:p>
          </table:table-cell>
          <table:table-cell table:formula="of:=IF([.D1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4];162;10)" office:value-type="string" office:string-value="2022-07-04">
            <text:p>2022-07-04</text:p>
          </table:table-cell>
          <table:table-cell table:style-name="ce3" table:formula="of:=MID([.A164];183;9)" office:value-type="string" office:string-value="09:07 UTC">
            <text:p>09:07 UTC</text:p>
          </table:table-cell>
          <table:table-cell table:formula="of:=RIGHT([.A164];LEN([.A164])-FIND(&quot;&lt;/description&gt;&quot;;[.A164])+1)" office:value-type="string" office:string-value="&lt;/description&gt;&lt;Point&gt;&lt;coordinates&gt;  36.56665000,  47.78968000&lt;/coordinates&gt;&lt;/Point&gt;&lt;/Placemark&gt;">
            <text:p>&lt;/description&gt;&lt;Point&gt;&lt;coordinates&gt; <text:s/>36.56665000, <text:s/>47.78968000&lt;/coordinates&gt;&lt;/Point&gt;&lt;/Placemark&gt;</text:p>
          </table:table-cell>
          <table:table-cell office:value-type="float" office:value="97">
            <text:p>97</text:p>
          </table:table-cell>
          <table:table-cell table:style-name="ce4" table:formula="of:=VALUE(LEFT(MID([.A164];FIND(&quot;&lt;coordinates&gt;&quot;;[.A164])+15;26);11))" office:value-type="float" office:value="36.56665">
            <text:p>36.56665000</text:p>
          </table:table-cell>
          <table:table-cell table:style-name="ce4" table:formula="of:=VALUE(RIGHT(MID([.A164];FIND(&quot;&lt;coordinates&gt;&quot;;[.A164])+14;26);11))" office:value-type="float" office:value="47.78968">
            <text:p>47.78968000</text:p>
          </table:table-cell>
          <table:table-cell table:formula="of:=SQRT(([.H164]-[.H163])*([.H164]-[.H163])+([.I164]-[.I163])*([.I164]-[.I163]))" office:value-type="float" office:value="0.0262408079143932">
            <text:p>0.02624080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15 &lt;br&gt; Longitude : <text:s text:c="6"/>36.569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6889000, <text:s/>47.81520000&lt;/coordinates&gt;&lt;/Point&gt;&lt;/Placemark&gt;</text:p>
          </table:table-cell>
          <table:table-cell office:value-type="float" office:value="944">
            <text:p>944</text:p>
          </table:table-cell>
          <table:table-cell table:formula="of:=IF([.D1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5];162;10)" office:value-type="string" office:string-value="2022-07-04">
            <text:p>2022-07-04</text:p>
          </table:table-cell>
          <table:table-cell table:style-name="ce3" table:formula="of:=MID([.A165];183;9)" office:value-type="string" office:string-value="10:19 UTC">
            <text:p>10:19 UTC</text:p>
          </table:table-cell>
          <table:table-cell table:formula="of:=RIGHT([.A165];LEN([.A165])-FIND(&quot;&lt;/description&gt;&quot;;[.A165])+1)" office:value-type="string" office:string-value="&lt;/description&gt;&lt;Point&gt;&lt;coordinates&gt;  36.56889000,  47.81520000&lt;/coordinates&gt;&lt;/Point&gt;&lt;/Placemark&gt;">
            <text:p>&lt;/description&gt;&lt;Point&gt;&lt;coordinates&gt; <text:s/>36.56889000, <text:s/>47.81520000&lt;/coordinates&gt;&lt;/Point&gt;&lt;/Placemark&gt;</text:p>
          </table:table-cell>
          <table:table-cell office:value-type="float" office:value="944">
            <text:p>944</text:p>
          </table:table-cell>
          <table:table-cell table:style-name="ce4" table:formula="of:=VALUE(LEFT(MID([.A165];FIND(&quot;&lt;coordinates&gt;&quot;;[.A165])+15;26);11))" office:value-type="float" office:value="36.56889">
            <text:p>36.56889000</text:p>
          </table:table-cell>
          <table:table-cell table:style-name="ce4" table:formula="of:=VALUE(RIGHT(MID([.A165];FIND(&quot;&lt;coordinates&gt;&quot;;[.A165])+14;26);11))" office:value-type="float" office:value="47.8152">
            <text:p>47.81520000</text:p>
          </table:table-cell>
          <table:table-cell table:formula="of:=SQRT(([.H165]-[.H164])*([.H165]-[.H164])+([.I165]-[.I164])*([.I165]-[.I164]))" office:value-type="float" office:value="0.0256181185882182">
            <text:p>0.02561811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802 &lt;br&gt; Longitude : <text:s text:c="6"/>36.573&lt;br&gt;Date Acquired : 2022-07-04 &lt;br&gt;Time: 09:07 UTC&lt;br&gt;Confidence [0-100] : 7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7295000, <text:s/>47.80210000&lt;/coordinates&gt;&lt;/Point&gt;&lt;/Placemark&gt;</text:p>
          </table:table-cell>
          <table:table-cell office:value-type="float" office:value="102">
            <text:p>102</text:p>
          </table:table-cell>
          <table:table-cell table:formula="of:=IF([.D1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6];162;10)" office:value-type="string" office:string-value="2022-07-04">
            <text:p>2022-07-04</text:p>
          </table:table-cell>
          <table:table-cell table:style-name="ce3" table:formula="of:=MID([.A166];183;9)" office:value-type="string" office:string-value="09:07 UTC">
            <text:p>09:07 UTC</text:p>
          </table:table-cell>
          <table:table-cell table:formula="of:=RIGHT([.A166];LEN([.A166])-FIND(&quot;&lt;/description&gt;&quot;;[.A166])+1)" office:value-type="string" office:string-value="&lt;/description&gt;&lt;Point&gt;&lt;coordinates&gt;  36.57295000,  47.80210000&lt;/coordinates&gt;&lt;/Point&gt;&lt;/Placemark&gt;">
            <text:p>&lt;/description&gt;&lt;Point&gt;&lt;coordinates&gt; <text:s/>36.57295000, <text:s/>47.80210000&lt;/coordinates&gt;&lt;/Point&gt;&lt;/Placemark&gt;</text:p>
          </table:table-cell>
          <table:table-cell office:value-type="float" office:value="102">
            <text:p>102</text:p>
          </table:table-cell>
          <table:table-cell table:style-name="ce4" table:formula="of:=VALUE(LEFT(MID([.A166];FIND(&quot;&lt;coordinates&gt;&quot;;[.A166])+15;26);11))" office:value-type="float" office:value="36.57295">
            <text:p>36.57295000</text:p>
          </table:table-cell>
          <table:table-cell table:style-name="ce4" table:formula="of:=VALUE(RIGHT(MID([.A166];FIND(&quot;&lt;coordinates&gt;&quot;;[.A166])+14;26);11))" office:value-type="float" office:value="47.8021">
            <text:p>47.80210000</text:p>
          </table:table-cell>
          <table:table-cell table:formula="of:=SQRT(([.H166]-[.H165])*([.H166]-[.H165])+([.I166]-[.I165])*([.I166]-[.I165]))" office:value-type="float" office:value="0.0137147220168626">
            <text:p>0.01371472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14 &lt;br&gt; Longitude : <text:s text:c="6"/>36.654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65413000, <text:s/>47.81445000&lt;/coordinates&gt;&lt;/Point&gt;&lt;/Placemark&gt;</text:p>
          </table:table-cell>
          <table:table-cell office:value-type="float" office:value="941">
            <text:p>941</text:p>
          </table:table-cell>
          <table:table-cell table:formula="of:=IF([.D1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7];162;10)" office:value-type="string" office:string-value="2022-07-04">
            <text:p>2022-07-04</text:p>
          </table:table-cell>
          <table:table-cell table:style-name="ce3" table:formula="of:=MID([.A167];183;9)" office:value-type="string" office:string-value="10:19 UTC">
            <text:p>10:19 UTC</text:p>
          </table:table-cell>
          <table:table-cell table:formula="of:=RIGHT([.A167];LEN([.A167])-FIND(&quot;&lt;/description&gt;&quot;;[.A167])+1)" office:value-type="string" office:string-value="&lt;/description&gt;&lt;Point&gt;&lt;coordinates&gt;  36.65413000,  47.81445000&lt;/coordinates&gt;&lt;/Point&gt;&lt;/Placemark&gt;">
            <text:p>&lt;/description&gt;&lt;Point&gt;&lt;coordinates&gt; <text:s/>36.65413000, <text:s/>47.81445000&lt;/coordinates&gt;&lt;/Point&gt;&lt;/Placemark&gt;</text:p>
          </table:table-cell>
          <table:table-cell office:value-type="float" office:value="941">
            <text:p>941</text:p>
          </table:table-cell>
          <table:table-cell table:style-name="ce4" table:formula="of:=VALUE(LEFT(MID([.A167];FIND(&quot;&lt;coordinates&gt;&quot;;[.A167])+15;26);11))" office:value-type="float" office:value="36.65413">
            <text:p>36.65413000</text:p>
          </table:table-cell>
          <table:table-cell table:style-name="ce4" table:formula="of:=VALUE(RIGHT(MID([.A167];FIND(&quot;&lt;coordinates&gt;&quot;;[.A167])+14;26);11))" office:value-type="float" office:value="47.81445">
            <text:p>47.81445000</text:p>
          </table:table-cell>
          <table:table-cell table:formula="of:=SQRT(([.H167]-[.H166])*([.H167]-[.H166])+([.I167]-[.I166])*([.I167]-[.I166]))" office:value-type="float" office:value="0.0821140359500158">
            <text:p>0.0821140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668 &lt;br&gt; Longitude : <text:s text:c="6"/>36.663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66277000, <text:s/>47.66783000&lt;/coordinates&gt;&lt;/Point&gt;&lt;/Placemark&gt;</text:p>
          </table:table-cell>
          <table:table-cell office:value-type="float" office:value="873">
            <text:p>873</text:p>
          </table:table-cell>
          <table:table-cell table:formula="of:=IF([.D1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8];162;10)" office:value-type="string" office:string-value="2022-07-04">
            <text:p>2022-07-04</text:p>
          </table:table-cell>
          <table:table-cell table:style-name="ce3" table:formula="of:=MID([.A168];183;9)" office:value-type="string" office:string-value="09:30 UTC">
            <text:p>09:30 UTC</text:p>
          </table:table-cell>
          <table:table-cell table:formula="of:=RIGHT([.A168];LEN([.A168])-FIND(&quot;&lt;/description&gt;&quot;;[.A168])+1)" office:value-type="string" office:string-value="&lt;/description&gt;&lt;Point&gt;&lt;coordinates&gt;  36.66277000,  47.66783000&lt;/coordinates&gt;&lt;/Point&gt;&lt;/Placemark&gt;">
            <text:p>&lt;/description&gt;&lt;Point&gt;&lt;coordinates&gt; <text:s/>36.66277000, <text:s/>47.66783000&lt;/coordinates&gt;&lt;/Point&gt;&lt;/Placemark&gt;</text:p>
          </table:table-cell>
          <table:table-cell office:value-type="float" office:value="873">
            <text:p>873</text:p>
          </table:table-cell>
          <table:table-cell table:style-name="ce4" table:formula="of:=VALUE(LEFT(MID([.A168];FIND(&quot;&lt;coordinates&gt;&quot;;[.A168])+15;26);11))" office:value-type="float" office:value="36.66277">
            <text:p>36.66277000</text:p>
          </table:table-cell>
          <table:table-cell table:style-name="ce4" table:formula="of:=VALUE(RIGHT(MID([.A168];FIND(&quot;&lt;coordinates&gt;&quot;;[.A168])+14;26);11))" office:value-type="float" office:value="47.66783">
            <text:p>47.66783000</text:p>
          </table:table-cell>
          <table:table-cell table:formula="of:=SQRT(([.H168]-[.H167])*([.H168]-[.H167])+([.I168]-[.I167])*([.I168]-[.I167]))" office:value-type="float" office:value="0.146874347658124">
            <text:p>0.146874347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660 &lt;br&gt; Longitude : <text:s text:c="6"/>36.666&lt;br&gt;Date Acquired : 2022-07-04 &lt;br&gt;Time: 10:47 UTC&lt;br&gt;Confidence [0-100] : 35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66582000, <text:s/>47.66048000&lt;/coordinates&gt;&lt;/Point&gt;&lt;/Placemark&gt;</text:p>
          </table:table-cell>
          <table:table-cell office:value-type="float" office:value="91">
            <text:p>91</text:p>
          </table:table-cell>
          <table:table-cell table:formula="of:=IF([.D1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69];162;10)" office:value-type="string" office:string-value="2022-07-04">
            <text:p>2022-07-04</text:p>
          </table:table-cell>
          <table:table-cell table:style-name="ce3" table:formula="of:=MID([.A169];183;9)" office:value-type="string" office:string-value="10:47 UTC">
            <text:p>10:47 UTC</text:p>
          </table:table-cell>
          <table:table-cell table:formula="of:=RIGHT([.A169];LEN([.A169])-FIND(&quot;&lt;/description&gt;&quot;;[.A169])+1)" office:value-type="string" office:string-value="&lt;/description&gt;&lt;Point&gt;&lt;coordinates&gt;  36.66582000,  47.66048000&lt;/coordinates&gt;&lt;/Point&gt;&lt;/Placemark&gt;">
            <text:p>&lt;/description&gt;&lt;Point&gt;&lt;coordinates&gt; <text:s/>36.66582000, <text:s/>47.66048000&lt;/coordinates&gt;&lt;/Point&gt;&lt;/Placemark&gt;</text:p>
          </table:table-cell>
          <table:table-cell office:value-type="float" office:value="91">
            <text:p>91</text:p>
          </table:table-cell>
          <table:table-cell table:style-name="ce4" table:formula="of:=VALUE(LEFT(MID([.A169];FIND(&quot;&lt;coordinates&gt;&quot;;[.A169])+15;26);11))" office:value-type="float" office:value="36.66582">
            <text:p>36.66582000</text:p>
          </table:table-cell>
          <table:table-cell table:style-name="ce4" table:formula="of:=VALUE(RIGHT(MID([.A169];FIND(&quot;&lt;coordinates&gt;&quot;;[.A169])+14;26);11))" office:value-type="float" office:value="47.66048">
            <text:p>47.66048000</text:p>
          </table:table-cell>
          <table:table-cell table:formula="of:=SQRT(([.H169]-[.H168])*([.H169]-[.H168])+([.I169]-[.I168])*([.I169]-[.I168]))" office:value-type="float" office:value="0.00795770067293329">
            <text:p>0.00795770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21 &lt;br&gt; Longitude : <text:s text:c="6"/>36.674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67418000, <text:s/>47.82069000&lt;/coordinates&gt;&lt;/Point&gt;&lt;/Placemark&gt;</text:p>
          </table:table-cell>
          <table:table-cell office:value-type="float" office:value="947">
            <text:p>947</text:p>
          </table:table-cell>
          <table:table-cell table:formula="of:=IF([.D1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0];162;10)" office:value-type="string" office:string-value="2022-07-04">
            <text:p>2022-07-04</text:p>
          </table:table-cell>
          <table:table-cell table:style-name="ce3" table:formula="of:=MID([.A170];183;9)" office:value-type="string" office:string-value="11:10 UTC">
            <text:p>11:10 UTC</text:p>
          </table:table-cell>
          <table:table-cell table:formula="of:=RIGHT([.A170];LEN([.A170])-FIND(&quot;&lt;/description&gt;&quot;;[.A170])+1)" office:value-type="string" office:string-value="&lt;/description&gt;&lt;Point&gt;&lt;coordinates&gt;  36.67418000,  47.82069000&lt;/coordinates&gt;&lt;/Point&gt;&lt;/Placemark&gt;">
            <text:p>&lt;/description&gt;&lt;Point&gt;&lt;coordinates&gt; <text:s/>36.67418000, <text:s/>47.82069000&lt;/coordinates&gt;&lt;/Point&gt;&lt;/Placemark&gt;</text:p>
          </table:table-cell>
          <table:table-cell office:value-type="float" office:value="947">
            <text:p>947</text:p>
          </table:table-cell>
          <table:table-cell table:style-name="ce4" table:formula="of:=VALUE(LEFT(MID([.A170];FIND(&quot;&lt;coordinates&gt;&quot;;[.A170])+15;26);11))" office:value-type="float" office:value="36.67418">
            <text:p>36.67418000</text:p>
          </table:table-cell>
          <table:table-cell table:style-name="ce4" table:formula="of:=VALUE(RIGHT(MID([.A170];FIND(&quot;&lt;coordinates&gt;&quot;;[.A170])+14;26);11))" office:value-type="float" office:value="47.82069">
            <text:p>47.82069000</text:p>
          </table:table-cell>
          <table:table-cell table:formula="of:=SQRT(([.H170]-[.H169])*([.H170]-[.H169])+([.I170]-[.I169])*([.I170]-[.I169]))" office:value-type="float" office:value="0.160427970441566">
            <text:p>0.160427970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86 &lt;br&gt; Longitude : <text:s text:c="6"/>36.754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5445000, <text:s/>49.08564000&lt;/coordinates&gt;&lt;/Point&gt;&lt;/Placemark&gt;</text:p>
          </table:table-cell>
          <table:table-cell office:value-type="float" office:value="1455">
            <text:p>1455</text:p>
          </table:table-cell>
          <table:table-cell table:formula="of:=IF([.D1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1];162;10)" office:value-type="string" office:string-value="2022-07-04">
            <text:p>2022-07-04</text:p>
          </table:table-cell>
          <table:table-cell table:style-name="ce3" table:formula="of:=MID([.A171];183;9)" office:value-type="string" office:string-value="09:30 UTC">
            <text:p>09:30 UTC</text:p>
          </table:table-cell>
          <table:table-cell table:formula="of:=RIGHT([.A171];LEN([.A171])-FIND(&quot;&lt;/description&gt;&quot;;[.A171])+1)" office:value-type="string" office:string-value="&lt;/description&gt;&lt;Point&gt;&lt;coordinates&gt;  36.75445000,  49.08564000&lt;/coordinates&gt;&lt;/Point&gt;&lt;/Placemark&gt;">
            <text:p>&lt;/description&gt;&lt;Point&gt;&lt;coordinates&gt; <text:s/>36.75445000, <text:s/>49.08564000&lt;/coordinates&gt;&lt;/Point&gt;&lt;/Placemark&gt;</text:p>
          </table:table-cell>
          <table:table-cell office:value-type="float" office:value="1455">
            <text:p>1455</text:p>
          </table:table-cell>
          <table:table-cell table:style-name="ce4" table:formula="of:=VALUE(LEFT(MID([.A171];FIND(&quot;&lt;coordinates&gt;&quot;;[.A171])+15;26);11))" office:value-type="float" office:value="36.75445">
            <text:p>36.75445000</text:p>
          </table:table-cell>
          <table:table-cell table:style-name="ce4" table:formula="of:=VALUE(RIGHT(MID([.A171];FIND(&quot;&lt;coordinates&gt;&quot;;[.A171])+14;26);11))" office:value-type="float" office:value="49.08564">
            <text:p>49.08564000</text:p>
          </table:table-cell>
          <table:table-cell table:formula="of:=SQRT(([.H171]-[.H170])*([.H171]-[.H170])+([.I171]-[.I170])*([.I171]-[.I170]))" office:value-type="float" office:value="1.26749429008576">
            <text:p>1.26749429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230 &lt;br&gt; Longitude : <text:s text:c="6"/>36.757&lt;br&gt;Date Acquired : 2022-07-04 &lt;br&gt;Time: 10:47 UTC&lt;br&gt;Confidence [0-100] : 4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5722000, <text:s/>49.23025000&lt;/coordinates&gt;&lt;/Point&gt;&lt;/Placemark&gt;</text:p>
          </table:table-cell>
          <table:table-cell office:value-type="float" office:value="165">
            <text:p>165</text:p>
          </table:table-cell>
          <table:table-cell table:formula="of:=IF([.D1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2];162;10)" office:value-type="string" office:string-value="2022-07-04">
            <text:p>2022-07-04</text:p>
          </table:table-cell>
          <table:table-cell table:style-name="ce3" table:formula="of:=MID([.A172];183;9)" office:value-type="string" office:string-value="10:47 UTC">
            <text:p>10:47 UTC</text:p>
          </table:table-cell>
          <table:table-cell table:formula="of:=RIGHT([.A172];LEN([.A172])-FIND(&quot;&lt;/description&gt;&quot;;[.A172])+1)" office:value-type="string" office:string-value="&lt;/description&gt;&lt;Point&gt;&lt;coordinates&gt;  36.75722000,  49.23025000&lt;/coordinates&gt;&lt;/Point&gt;&lt;/Placemark&gt;">
            <text:p>&lt;/description&gt;&lt;Point&gt;&lt;coordinates&gt; <text:s/>36.75722000, <text:s/>49.23025000&lt;/coordinates&gt;&lt;/Point&gt;&lt;/Placemark&gt;</text:p>
          </table:table-cell>
          <table:table-cell office:value-type="float" office:value="165">
            <text:p>165</text:p>
          </table:table-cell>
          <table:table-cell table:style-name="ce4" table:formula="of:=VALUE(LEFT(MID([.A172];FIND(&quot;&lt;coordinates&gt;&quot;;[.A172])+15;26);11))" office:value-type="float" office:value="36.75722">
            <text:p>36.75722000</text:p>
          </table:table-cell>
          <table:table-cell table:style-name="ce4" table:formula="of:=VALUE(RIGHT(MID([.A172];FIND(&quot;&lt;coordinates&gt;&quot;;[.A172])+14;26);11))" office:value-type="float" office:value="49.23025">
            <text:p>49.23025000</text:p>
          </table:table-cell>
          <table:table-cell table:formula="of:=SQRT(([.H172]-[.H171])*([.H172]-[.H171])+([.I172]-[.I171])*([.I172]-[.I171]))" office:value-type="float" office:value="0.144636527198353">
            <text:p>0.144636527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526 &lt;br&gt; Longitude : <text:s text:c="6"/>36.758&lt;br&gt;Date Acquired : 2022-07-04 &lt;br&gt;Time: 10:2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5842000, <text:s/>49.52568000&lt;/coordinates&gt;&lt;/Point&gt;&lt;/Placemark&gt;</text:p>
          </table:table-cell>
          <table:table-cell office:value-type="float" office:value="1701">
            <text:p>1701</text:p>
          </table:table-cell>
          <table:table-cell table:formula="of:=IF([.D1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3];162;10)" office:value-type="string" office:string-value="2022-07-04">
            <text:p>2022-07-04</text:p>
          </table:table-cell>
          <table:table-cell table:style-name="ce3" table:formula="of:=MID([.A173];183;9)" office:value-type="string" office:string-value="10:21 UTC">
            <text:p>10:21 UTC</text:p>
          </table:table-cell>
          <table:table-cell table:formula="of:=RIGHT([.A173];LEN([.A173])-FIND(&quot;&lt;/description&gt;&quot;;[.A173])+1)" office:value-type="string" office:string-value="&lt;/description&gt;&lt;Point&gt;&lt;coordinates&gt;  36.75842000,  49.52568000&lt;/coordinates&gt;&lt;/Point&gt;&lt;/Placemark&gt;">
            <text:p>&lt;/description&gt;&lt;Point&gt;&lt;coordinates&gt; <text:s/>36.75842000, <text:s/>49.52568000&lt;/coordinates&gt;&lt;/Point&gt;&lt;/Placemark&gt;</text:p>
          </table:table-cell>
          <table:table-cell office:value-type="float" office:value="1701">
            <text:p>1701</text:p>
          </table:table-cell>
          <table:table-cell table:style-name="ce4" table:formula="of:=VALUE(LEFT(MID([.A173];FIND(&quot;&lt;coordinates&gt;&quot;;[.A173])+15;26);11))" office:value-type="float" office:value="36.75842">
            <text:p>36.75842000</text:p>
          </table:table-cell>
          <table:table-cell table:style-name="ce4" table:formula="of:=VALUE(RIGHT(MID([.A173];FIND(&quot;&lt;coordinates&gt;&quot;;[.A173])+14;26);11))" office:value-type="float" office:value="49.52568">
            <text:p>49.52568000</text:p>
          </table:table-cell>
          <table:table-cell table:formula="of:=SQRT(([.H173]-[.H172])*([.H173]-[.H172])+([.I173]-[.I172])*([.I173]-[.I172]))" office:value-type="float" office:value="0.295432437115497">
            <text:p>0.29543243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29 &lt;br&gt; Longitude : <text:s text:c="6"/>36.762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6245000, <text:s/>49.32892000&lt;/coordinates&gt;&lt;/Point&gt;&lt;/Placemark&gt;</text:p>
          </table:table-cell>
          <table:table-cell office:value-type="float" office:value="1684">
            <text:p>1684</text:p>
          </table:table-cell>
          <table:table-cell table:formula="of:=IF([.D1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4];162;10)" office:value-type="string" office:string-value="2022-07-04">
            <text:p>2022-07-04</text:p>
          </table:table-cell>
          <table:table-cell table:style-name="ce3" table:formula="of:=MID([.A174];183;9)" office:value-type="string" office:string-value="11:13 UTC">
            <text:p>11:13 UTC</text:p>
          </table:table-cell>
          <table:table-cell table:formula="of:=RIGHT([.A174];LEN([.A174])-FIND(&quot;&lt;/description&gt;&quot;;[.A174])+1)" office:value-type="string" office:string-value="&lt;/description&gt;&lt;Point&gt;&lt;coordinates&gt;  36.76245000,  49.32892000&lt;/coordinates&gt;&lt;/Point&gt;&lt;/Placemark&gt;">
            <text:p>&lt;/description&gt;&lt;Point&gt;&lt;coordinates&gt; <text:s/>36.76245000, <text:s/>49.32892000&lt;/coordinates&gt;&lt;/Point&gt;&lt;/Placemark&gt;</text:p>
          </table:table-cell>
          <table:table-cell office:value-type="float" office:value="1684">
            <text:p>1684</text:p>
          </table:table-cell>
          <table:table-cell table:style-name="ce4" table:formula="of:=VALUE(LEFT(MID([.A174];FIND(&quot;&lt;coordinates&gt;&quot;;[.A174])+15;26);11))" office:value-type="float" office:value="36.76245">
            <text:p>36.76245000</text:p>
          </table:table-cell>
          <table:table-cell table:style-name="ce4" table:formula="of:=VALUE(RIGHT(MID([.A174];FIND(&quot;&lt;coordinates&gt;&quot;;[.A174])+14;26);11))" office:value-type="float" office:value="49.32892">
            <text:p>49.32892000</text:p>
          </table:table-cell>
          <table:table-cell table:formula="of:=SQRT(([.H174]-[.H173])*([.H174]-[.H173])+([.I174]-[.I173])*([.I174]-[.I173]))" office:value-type="float" office:value="0.196801266510157">
            <text:p>0.19680126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27 &lt;br&gt; Longitude : <text:s text:c="6"/>36.780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7959000, <text:s/>49.02658000&lt;/coordinates&gt;&lt;/Point&gt;&lt;/Placemark&gt;</text:p>
          </table:table-cell>
          <table:table-cell office:value-type="float" office:value="1406">
            <text:p>1406</text:p>
          </table:table-cell>
          <table:table-cell table:formula="of:=IF([.D1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5];162;10)" office:value-type="string" office:string-value="2022-07-04">
            <text:p>2022-07-04</text:p>
          </table:table-cell>
          <table:table-cell table:style-name="ce3" table:formula="of:=MID([.A175];183;9)" office:value-type="string" office:string-value="10:19 UTC">
            <text:p>10:19 UTC</text:p>
          </table:table-cell>
          <table:table-cell table:formula="of:=RIGHT([.A175];LEN([.A175])-FIND(&quot;&lt;/description&gt;&quot;;[.A175])+1)" office:value-type="string" office:string-value="&lt;/description&gt;&lt;Point&gt;&lt;coordinates&gt;  36.77959000,  49.02658000&lt;/coordinates&gt;&lt;/Point&gt;&lt;/Placemark&gt;">
            <text:p>&lt;/description&gt;&lt;Point&gt;&lt;coordinates&gt; <text:s/>36.77959000, <text:s/>49.02658000&lt;/coordinates&gt;&lt;/Point&gt;&lt;/Placemark&gt;</text:p>
          </table:table-cell>
          <table:table-cell office:value-type="float" office:value="1406">
            <text:p>1406</text:p>
          </table:table-cell>
          <table:table-cell table:style-name="ce4" table:formula="of:=VALUE(LEFT(MID([.A175];FIND(&quot;&lt;coordinates&gt;&quot;;[.A175])+15;26);11))" office:value-type="float" office:value="36.77959">
            <text:p>36.77959000</text:p>
          </table:table-cell>
          <table:table-cell table:style-name="ce4" table:formula="of:=VALUE(RIGHT(MID([.A175];FIND(&quot;&lt;coordinates&gt;&quot;;[.A175])+14;26);11))" office:value-type="float" office:value="49.02658">
            <text:p>49.02658000</text:p>
          </table:table-cell>
          <table:table-cell table:formula="of:=SQRT(([.H175]-[.H174])*([.H175]-[.H174])+([.I175]-[.I174])*([.I175]-[.I174]))" office:value-type="float" office:value="0.302825453355553">
            <text:p>0.30282545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760 &lt;br&gt; Longitude : <text:s text:c="6"/>36.813&lt;br&gt;Date Acquired : 2022-07-04 &lt;br&gt;Time: 10:47 UTC&lt;br&gt;Confidence [0-100] : 54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81316000, <text:s/>46.76006000&lt;/coordinates&gt;&lt;/Point&gt;&lt;/Placemark&gt;</text:p>
          </table:table-cell>
          <table:table-cell office:value-type="float" office:value="10">
            <text:p>10</text:p>
          </table:table-cell>
          <table:table-cell table:formula="of:=IF([.D1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6];162;10)" office:value-type="string" office:string-value="2022-07-04">
            <text:p>2022-07-04</text:p>
          </table:table-cell>
          <table:table-cell table:style-name="ce3" table:formula="of:=MID([.A176];183;9)" office:value-type="string" office:string-value="10:47 UTC">
            <text:p>10:47 UTC</text:p>
          </table:table-cell>
          <table:table-cell table:formula="of:=RIGHT([.A176];LEN([.A176])-FIND(&quot;&lt;/description&gt;&quot;;[.A176])+1)" office:value-type="string" office:string-value="&lt;/description&gt;&lt;Point&gt;&lt;coordinates&gt;  36.81316000,  46.76006000&lt;/coordinates&gt;&lt;/Point&gt;&lt;/Placemark&gt;">
            <text:p>&lt;/description&gt;&lt;Point&gt;&lt;coordinates&gt; <text:s/>36.81316000, <text:s/>46.76006000&lt;/coordinates&gt;&lt;/Point&gt;&lt;/Placemark&gt;</text:p>
          </table:table-cell>
          <table:table-cell office:value-type="float" office:value="10">
            <text:p>10</text:p>
          </table:table-cell>
          <table:table-cell table:style-name="ce4" table:formula="of:=VALUE(LEFT(MID([.A176];FIND(&quot;&lt;coordinates&gt;&quot;;[.A176])+15;26);11))" office:value-type="float" office:value="36.81316">
            <text:p>36.81316000</text:p>
          </table:table-cell>
          <table:table-cell table:style-name="ce4" table:formula="of:=VALUE(RIGHT(MID([.A176];FIND(&quot;&lt;coordinates&gt;&quot;;[.A176])+14;26);11))" office:value-type="float" office:value="46.76006">
            <text:p>46.76006000</text:p>
          </table:table-cell>
          <table:table-cell table:formula="of:=SQRT(([.H176]-[.H175])*([.H176]-[.H175])+([.I176]-[.I175])*([.I176]-[.I175]))" office:value-type="float" office:value="2.26676859324017">
            <text:p>2.266768593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099 &lt;br&gt; Longitude : <text:s text:c="6"/>36.825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82517000, <text:s/>50.09870000&lt;/coordinates&gt;&lt;/Point&gt;&lt;/Placemark&gt;</text:p>
          </table:table-cell>
          <table:table-cell office:value-type="float" office:value="1713">
            <text:p>1713</text:p>
          </table:table-cell>
          <table:table-cell table:formula="of:=IF([.D1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7];162;10)" office:value-type="string" office:string-value="2022-07-04">
            <text:p>2022-07-04</text:p>
          </table:table-cell>
          <table:table-cell table:style-name="ce3" table:formula="of:=MID([.A177];183;9)" office:value-type="string" office:string-value="10:21 UTC">
            <text:p>10:21 UTC</text:p>
          </table:table-cell>
          <table:table-cell table:formula="of:=RIGHT([.A177];LEN([.A177])-FIND(&quot;&lt;/description&gt;&quot;;[.A177])+1)" office:value-type="string" office:string-value="&lt;/description&gt;&lt;Point&gt;&lt;coordinates&gt;  36.82517000,  50.09870000&lt;/coordinates&gt;&lt;/Point&gt;&lt;/Placemark&gt;">
            <text:p>&lt;/description&gt;&lt;Point&gt;&lt;coordinates&gt; <text:s/>36.82517000, <text:s/>50.09870000&lt;/coordinates&gt;&lt;/Point&gt;&lt;/Placemark&gt;</text:p>
          </table:table-cell>
          <table:table-cell office:value-type="float" office:value="1713">
            <text:p>1713</text:p>
          </table:table-cell>
          <table:table-cell table:style-name="ce4" table:formula="of:=VALUE(LEFT(MID([.A177];FIND(&quot;&lt;coordinates&gt;&quot;;[.A177])+15;26);11))" office:value-type="float" office:value="36.82517">
            <text:p>36.82517000</text:p>
          </table:table-cell>
          <table:table-cell table:style-name="ce4" table:formula="of:=VALUE(RIGHT(MID([.A177];FIND(&quot;&lt;coordinates&gt;&quot;;[.A177])+14;26);11))" office:value-type="float" office:value="50.0987">
            <text:p>50.09870000</text:p>
          </table:table-cell>
          <table:table-cell table:formula="of:=SQRT(([.H177]-[.H176])*([.H177]-[.H176])+([.I177]-[.I176])*([.I177]-[.I176]))" office:value-type="float" office:value="3.33866160155533">
            <text:p>3.338661601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403 &lt;br&gt; Longitude : <text:s text:c="6"/>36.829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82927000, <text:s/>49.40314000&lt;/coordinates&gt;&lt;/Point&gt;&lt;/Placemark&gt;</text:p>
          </table:table-cell>
          <table:table-cell office:value-type="float" office:value="1688">
            <text:p>1688</text:p>
          </table:table-cell>
          <table:table-cell table:formula="of:=IF([.D1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8];162;10)" office:value-type="string" office:string-value="2022-07-04">
            <text:p>2022-07-04</text:p>
          </table:table-cell>
          <table:table-cell table:style-name="ce3" table:formula="of:=MID([.A178];183;9)" office:value-type="string" office:string-value="11:13 UTC">
            <text:p>11:13 UTC</text:p>
          </table:table-cell>
          <table:table-cell table:formula="of:=RIGHT([.A178];LEN([.A178])-FIND(&quot;&lt;/description&gt;&quot;;[.A178])+1)" office:value-type="string" office:string-value="&lt;/description&gt;&lt;Point&gt;&lt;coordinates&gt;  36.82927000,  49.40314000&lt;/coordinates&gt;&lt;/Point&gt;&lt;/Placemark&gt;">
            <text:p>&lt;/description&gt;&lt;Point&gt;&lt;coordinates&gt; <text:s/>36.82927000, <text:s/>49.40314000&lt;/coordinates&gt;&lt;/Point&gt;&lt;/Placemark&gt;</text:p>
          </table:table-cell>
          <table:table-cell office:value-type="float" office:value="1688">
            <text:p>1688</text:p>
          </table:table-cell>
          <table:table-cell table:style-name="ce4" table:formula="of:=VALUE(LEFT(MID([.A178];FIND(&quot;&lt;coordinates&gt;&quot;;[.A178])+15;26);11))" office:value-type="float" office:value="36.82927">
            <text:p>36.82927000</text:p>
          </table:table-cell>
          <table:table-cell table:style-name="ce4" table:formula="of:=VALUE(RIGHT(MID([.A178];FIND(&quot;&lt;coordinates&gt;&quot;;[.A178])+14;26);11))" office:value-type="float" office:value="49.40314">
            <text:p>49.40314000</text:p>
          </table:table-cell>
          <table:table-cell table:formula="of:=SQRT(([.H178]-[.H177])*([.H178]-[.H177])+([.I178]-[.I177])*([.I178]-[.I177]))" office:value-type="float" office:value="0.69557208368364">
            <text:p>0.695572083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097 &lt;br&gt; Longitude : <text:s text:c="6"/>36.837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83705000, <text:s/>50.09694000&lt;/coordinates&gt;&lt;/Point&gt;&lt;/Placemark&gt;</text:p>
          </table:table-cell>
          <table:table-cell office:value-type="float" office:value="1711">
            <text:p>1711</text:p>
          </table:table-cell>
          <table:table-cell table:formula="of:=IF([.D1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79];162;10)" office:value-type="string" office:string-value="2022-07-04">
            <text:p>2022-07-04</text:p>
          </table:table-cell>
          <table:table-cell table:style-name="ce3" table:formula="of:=MID([.A179];183;9)" office:value-type="string" office:string-value="10:21 UTC">
            <text:p>10:21 UTC</text:p>
          </table:table-cell>
          <table:table-cell table:formula="of:=RIGHT([.A179];LEN([.A179])-FIND(&quot;&lt;/description&gt;&quot;;[.A179])+1)" office:value-type="string" office:string-value="&lt;/description&gt;&lt;Point&gt;&lt;coordinates&gt;  36.83705000,  50.09694000&lt;/coordinates&gt;&lt;/Point&gt;&lt;/Placemark&gt;">
            <text:p>&lt;/description&gt;&lt;Point&gt;&lt;coordinates&gt; <text:s/>36.83705000, <text:s/>50.09694000&lt;/coordinates&gt;&lt;/Point&gt;&lt;/Placemark&gt;</text:p>
          </table:table-cell>
          <table:table-cell office:value-type="float" office:value="1711">
            <text:p>1711</text:p>
          </table:table-cell>
          <table:table-cell table:style-name="ce4" table:formula="of:=VALUE(LEFT(MID([.A179];FIND(&quot;&lt;coordinates&gt;&quot;;[.A179])+15;26);11))" office:value-type="float" office:value="36.83705">
            <text:p>36.83705000</text:p>
          </table:table-cell>
          <table:table-cell table:style-name="ce4" table:formula="of:=VALUE(RIGHT(MID([.A179];FIND(&quot;&lt;coordinates&gt;&quot;;[.A179])+14;26);11))" office:value-type="float" office:value="50.09694">
            <text:p>50.09694000</text:p>
          </table:table-cell>
          <table:table-cell table:formula="of:=SQRT(([.H179]-[.H178])*([.H179]-[.H178])+([.I179]-[.I178])*([.I179]-[.I178]))" office:value-type="float" office:value="0.693843619557025">
            <text:p>0.693843619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322 &lt;br&gt; Longitude : <text:s text:c="6"/>36.963&lt;br&gt;Date Acquired : 2022-07-04 &lt;br&gt;Time: 10:47 UTC&lt;br&gt;Confidence [0-100] : 5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6339000, <text:s/>49.32248000&lt;/coordinates&gt;&lt;/Point&gt;&lt;/Placemark&gt;</text:p>
          </table:table-cell>
          <table:table-cell office:value-type="float" office:value="168">
            <text:p>168</text:p>
          </table:table-cell>
          <table:table-cell table:formula="of:=IF([.D1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0];162;10)" office:value-type="string" office:string-value="2022-07-04">
            <text:p>2022-07-04</text:p>
          </table:table-cell>
          <table:table-cell table:style-name="ce3" table:formula="of:=MID([.A180];183;9)" office:value-type="string" office:string-value="10:47 UTC">
            <text:p>10:47 UTC</text:p>
          </table:table-cell>
          <table:table-cell table:formula="of:=RIGHT([.A180];LEN([.A180])-FIND(&quot;&lt;/description&gt;&quot;;[.A180])+1)" office:value-type="string" office:string-value="&lt;/description&gt;&lt;Point&gt;&lt;coordinates&gt;  36.96339000,  49.32248000&lt;/coordinates&gt;&lt;/Point&gt;&lt;/Placemark&gt;">
            <text:p>&lt;/description&gt;&lt;Point&gt;&lt;coordinates&gt; <text:s/>36.96339000, <text:s/>49.32248000&lt;/coordinates&gt;&lt;/Point&gt;&lt;/Placemark&gt;</text:p>
          </table:table-cell>
          <table:table-cell office:value-type="float" office:value="168">
            <text:p>168</text:p>
          </table:table-cell>
          <table:table-cell table:style-name="ce4" table:formula="of:=VALUE(LEFT(MID([.A180];FIND(&quot;&lt;coordinates&gt;&quot;;[.A180])+15;26);11))" office:value-type="float" office:value="36.96339">
            <text:p>36.96339000</text:p>
          </table:table-cell>
          <table:table-cell table:style-name="ce4" table:formula="of:=VALUE(RIGHT(MID([.A180];FIND(&quot;&lt;coordinates&gt;&quot;;[.A180])+14;26);11))" office:value-type="float" office:value="49.32248">
            <text:p>49.32248000</text:p>
          </table:table-cell>
          <table:table-cell table:formula="of:=SQRT(([.H180]-[.H179])*([.H180]-[.H179])+([.I180]-[.I179])*([.I180]-[.I179]))" office:value-type="float" office:value="0.784697449466988">
            <text:p>0.78469744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95 &lt;br&gt; Longitude : <text:s text:c="6"/>36.995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9529000, <text:s/>49.19472000&lt;/coordinates&gt;&lt;/Point&gt;&lt;/Placemark&gt;</text:p>
          </table:table-cell>
          <table:table-cell office:value-type="float" office:value="1619">
            <text:p>1619</text:p>
          </table:table-cell>
          <table:table-cell table:formula="of:=IF([.D1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1];162;10)" office:value-type="string" office:string-value="2022-07-04">
            <text:p>2022-07-04</text:p>
          </table:table-cell>
          <table:table-cell table:style-name="ce3" table:formula="of:=MID([.A181];183;9)" office:value-type="string" office:string-value="00:35 UTC">
            <text:p>00:35 UTC</text:p>
          </table:table-cell>
          <table:table-cell table:formula="of:=RIGHT([.A181];LEN([.A181])-FIND(&quot;&lt;/description&gt;&quot;;[.A181])+1)" office:value-type="string" office:string-value="&lt;/description&gt;&lt;Point&gt;&lt;coordinates&gt;  36.99529000,  49.19472000&lt;/coordinates&gt;&lt;/Point&gt;&lt;/Placemark&gt;">
            <text:p>&lt;/description&gt;&lt;Point&gt;&lt;coordinates&gt; <text:s/>36.99529000, <text:s/>49.19472000&lt;/coordinates&gt;&lt;/Point&gt;&lt;/Placemark&gt;</text:p>
          </table:table-cell>
          <table:table-cell office:value-type="float" office:value="1619">
            <text:p>1619</text:p>
          </table:table-cell>
          <table:table-cell table:style-name="ce4" table:formula="of:=VALUE(LEFT(MID([.A181];FIND(&quot;&lt;coordinates&gt;&quot;;[.A181])+15;26);11))" office:value-type="float" office:value="36.99529">
            <text:p>36.99529000</text:p>
          </table:table-cell>
          <table:table-cell table:style-name="ce4" table:formula="of:=VALUE(RIGHT(MID([.A181];FIND(&quot;&lt;coordinates&gt;&quot;;[.A181])+14;26);11))" office:value-type="float" office:value="49.19472">
            <text:p>49.19472000</text:p>
          </table:table-cell>
          <table:table-cell table:formula="of:=SQRT(([.H181]-[.H180])*([.H181]-[.H180])+([.I181]-[.I180])*([.I181]-[.I180]))" office:value-type="float" office:value="0.131682297975091">
            <text:p>0.13168229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95 &lt;br&gt; Longitude : <text:s text:c="6"/>37.002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0202000, <text:s/>49.19538000&lt;/coordinates&gt;&lt;/Point&gt;&lt;/Placemark&gt;</text:p>
          </table:table-cell>
          <table:table-cell office:value-type="float" office:value="1620">
            <text:p>1620</text:p>
          </table:table-cell>
          <table:table-cell table:formula="of:=IF([.D1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2];162;10)" office:value-type="string" office:string-value="2022-07-04">
            <text:p>2022-07-04</text:p>
          </table:table-cell>
          <table:table-cell table:style-name="ce3" table:formula="of:=MID([.A182];183;9)" office:value-type="string" office:string-value="11:13 UTC">
            <text:p>11:13 UTC</text:p>
          </table:table-cell>
          <table:table-cell table:formula="of:=RIGHT([.A182];LEN([.A182])-FIND(&quot;&lt;/description&gt;&quot;;[.A182])+1)" office:value-type="string" office:string-value="&lt;/description&gt;&lt;Point&gt;&lt;coordinates&gt;  37.00202000,  49.19538000&lt;/coordinates&gt;&lt;/Point&gt;&lt;/Placemark&gt;">
            <text:p>&lt;/description&gt;&lt;Point&gt;&lt;coordinates&gt; <text:s/>37.00202000, <text:s/>49.19538000&lt;/coordinates&gt;&lt;/Point&gt;&lt;/Placemark&gt;</text:p>
          </table:table-cell>
          <table:table-cell office:value-type="float" office:value="1620">
            <text:p>1620</text:p>
          </table:table-cell>
          <table:table-cell table:style-name="ce4" table:formula="of:=VALUE(LEFT(MID([.A182];FIND(&quot;&lt;coordinates&gt;&quot;;[.A182])+15;26);11))" office:value-type="float" office:value="37.00202">
            <text:p>37.00202000</text:p>
          </table:table-cell>
          <table:table-cell table:style-name="ce4" table:formula="of:=VALUE(RIGHT(MID([.A182];FIND(&quot;&lt;coordinates&gt;&quot;;[.A182])+14;26);11))" office:value-type="float" office:value="49.19538">
            <text:p>49.19538000</text:p>
          </table:table-cell>
          <table:table-cell table:formula="of:=SQRT(([.H182]-[.H181])*([.H182]-[.H181])+([.I182]-[.I181])*([.I182]-[.I181]))" office:value-type="float" office:value="0.00676228511673872">
            <text:p>0.00676228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2.049 &lt;br&gt; Longitude : <text:s text:c="6"/>37.017&lt;br&gt;Date Acquired : 2022-07-04 &lt;br&gt;Time: 09:07 UTC&lt;br&gt;Confidence [0-100] : 51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1719000, <text:s/>52.04873000&lt;/coordinates&gt;&lt;/Point&gt;&lt;/Placemark&gt;</text:p>
          </table:table-cell>
          <table:table-cell office:value-type="float" office:value="191">
            <text:p>191</text:p>
          </table:table-cell>
          <table:table-cell table:formula="of:=IF([.D18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3];162;10)" office:value-type="string" office:string-value="2022-07-04">
            <text:p>2022-07-04</text:p>
          </table:table-cell>
          <table:table-cell table:style-name="ce3" table:formula="of:=MID([.A183];183;9)" office:value-type="string" office:string-value="09:07 UTC">
            <text:p>09:07 UTC</text:p>
          </table:table-cell>
          <table:table-cell table:formula="of:=RIGHT([.A183];LEN([.A183])-FIND(&quot;&lt;/description&gt;&quot;;[.A183])+1)" office:value-type="string" office:string-value="&lt;/description&gt;&lt;Point&gt;&lt;coordinates&gt;  37.01719000,  52.04873000&lt;/coordinates&gt;&lt;/Point&gt;&lt;/Placemark&gt;">
            <text:p>&lt;/description&gt;&lt;Point&gt;&lt;coordinates&gt; <text:s/>37.01719000, <text:s/>52.04873000&lt;/coordinates&gt;&lt;/Point&gt;&lt;/Placemark&gt;</text:p>
          </table:table-cell>
          <table:table-cell office:value-type="float" office:value="191">
            <text:p>191</text:p>
          </table:table-cell>
          <table:table-cell table:style-name="ce4" table:formula="of:=VALUE(LEFT(MID([.A183];FIND(&quot;&lt;coordinates&gt;&quot;;[.A183])+15;26);11))" office:value-type="float" office:value="37.01719">
            <text:p>37.01719000</text:p>
          </table:table-cell>
          <table:table-cell table:style-name="ce4" table:formula="of:=VALUE(RIGHT(MID([.A183];FIND(&quot;&lt;coordinates&gt;&quot;;[.A183])+14;26);11))" office:value-type="float" office:value="52.04873">
            <text:p>52.04873000</text:p>
          </table:table-cell>
          <table:table-cell table:formula="of:=SQRT(([.H183]-[.H182])*([.H183]-[.H182])+([.I183]-[.I182])*([.I183]-[.I182]))" office:value-type="float" office:value="2.85339032580543">
            <text:p>2.85339032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23 &lt;br&gt; Longitude : <text:s text:c="6"/>37.084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8386000, <text:s/>48.92337000&lt;/coordinates&gt;&lt;/Point&gt;&lt;/Placemark&gt;</text:p>
          </table:table-cell>
          <table:table-cell office:value-type="float" office:value="1359">
            <text:p>1359</text:p>
          </table:table-cell>
          <table:table-cell table:formula="of:=IF([.D18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4];162;10)" office:value-type="string" office:string-value="2022-07-04">
            <text:p>2022-07-04</text:p>
          </table:table-cell>
          <table:table-cell table:style-name="ce3" table:formula="of:=MID([.A184];183;9)" office:value-type="string" office:string-value="09:30 UTC">
            <text:p>09:30 UTC</text:p>
          </table:table-cell>
          <table:table-cell table:formula="of:=RIGHT([.A184];LEN([.A184])-FIND(&quot;&lt;/description&gt;&quot;;[.A184])+1)" office:value-type="string" office:string-value="&lt;/description&gt;&lt;Point&gt;&lt;coordinates&gt;  37.08386000,  48.92337000&lt;/coordinates&gt;&lt;/Point&gt;&lt;/Placemark&gt;">
            <text:p>&lt;/description&gt;&lt;Point&gt;&lt;coordinates&gt; <text:s/>37.08386000, <text:s/>48.92337000&lt;/coordinates&gt;&lt;/Point&gt;&lt;/Placemark&gt;</text:p>
          </table:table-cell>
          <table:table-cell office:value-type="float" office:value="1359">
            <text:p>1359</text:p>
          </table:table-cell>
          <table:table-cell table:style-name="ce4" table:formula="of:=VALUE(LEFT(MID([.A184];FIND(&quot;&lt;coordinates&gt;&quot;;[.A184])+15;26);11))" office:value-type="float" office:value="37.08386">
            <text:p>37.08386000</text:p>
          </table:table-cell>
          <table:table-cell table:style-name="ce4" table:formula="of:=VALUE(RIGHT(MID([.A184];FIND(&quot;&lt;coordinates&gt;&quot;;[.A184])+14;26);11))" office:value-type="float" office:value="48.92337">
            <text:p>48.92337000</text:p>
          </table:table-cell>
          <table:table-cell table:formula="of:=SQRT(([.H184]-[.H183])*([.H184]-[.H183])+([.I184]-[.I183])*([.I184]-[.I183]))" office:value-type="float" office:value="3.12607101942678">
            <text:p>3.12607101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90 &lt;br&gt; Longitude : <text:s text:c="6"/>37.093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9321000, <text:s/>49.29029000&lt;/coordinates&gt;&lt;/Point&gt;&lt;/Placemark&gt;</text:p>
          </table:table-cell>
          <table:table-cell office:value-type="float" office:value="1657">
            <text:p>1657</text:p>
          </table:table-cell>
          <table:table-cell table:formula="of:=IF([.D18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5];162;10)" office:value-type="string" office:string-value="2022-07-04">
            <text:p>2022-07-04</text:p>
          </table:table-cell>
          <table:table-cell table:style-name="ce3" table:formula="of:=MID([.A185];183;9)" office:value-type="string" office:string-value="10:19 UTC">
            <text:p>10:19 UTC</text:p>
          </table:table-cell>
          <table:table-cell table:formula="of:=RIGHT([.A185];LEN([.A185])-FIND(&quot;&lt;/description&gt;&quot;;[.A185])+1)" office:value-type="string" office:string-value="&lt;/description&gt;&lt;Point&gt;&lt;coordinates&gt;  37.09321000,  49.29029000&lt;/coordinates&gt;&lt;/Point&gt;&lt;/Placemark&gt;">
            <text:p>&lt;/description&gt;&lt;Point&gt;&lt;coordinates&gt; <text:s/>37.09321000, <text:s/>49.29029000&lt;/coordinates&gt;&lt;/Point&gt;&lt;/Placemark&gt;</text:p>
          </table:table-cell>
          <table:table-cell office:value-type="float" office:value="1657">
            <text:p>1657</text:p>
          </table:table-cell>
          <table:table-cell table:style-name="ce4" table:formula="of:=VALUE(LEFT(MID([.A185];FIND(&quot;&lt;coordinates&gt;&quot;;[.A185])+15;26);11))" office:value-type="float" office:value="37.09321">
            <text:p>37.09321000</text:p>
          </table:table-cell>
          <table:table-cell table:style-name="ce4" table:formula="of:=VALUE(RIGHT(MID([.A185];FIND(&quot;&lt;coordinates&gt;&quot;;[.A185])+14;26);11))" office:value-type="float" office:value="49.29029">
            <text:p>49.29029000</text:p>
          </table:table-cell>
          <table:table-cell table:formula="of:=SQRT(([.H185]-[.H184])*([.H185]-[.H184])+([.I185]-[.I184])*([.I185]-[.I184]))" office:value-type="float" office:value="0.367039110858775">
            <text:p>0.36703911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60 &lt;br&gt; Longitude : <text:s text:c="6"/>37.098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9762000, <text:s/>49.25997000&lt;/coordinates&gt;&lt;/Point&gt;&lt;/Placemark&gt;</text:p>
          </table:table-cell>
          <table:table-cell office:value-type="float" office:value="1643">
            <text:p>1643</text:p>
          </table:table-cell>
          <table:table-cell table:formula="of:=IF([.D18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6];162;10)" office:value-type="string" office:string-value="2022-07-04">
            <text:p>2022-07-04</text:p>
          </table:table-cell>
          <table:table-cell table:style-name="ce3" table:formula="of:=MID([.A186];183;9)" office:value-type="string" office:string-value="10:19 UTC">
            <text:p>10:19 UTC</text:p>
          </table:table-cell>
          <table:table-cell table:formula="of:=RIGHT([.A186];LEN([.A186])-FIND(&quot;&lt;/description&gt;&quot;;[.A186])+1)" office:value-type="string" office:string-value="&lt;/description&gt;&lt;Point&gt;&lt;coordinates&gt;  37.09762000,  49.25997000&lt;/coordinates&gt;&lt;/Point&gt;&lt;/Placemark&gt;">
            <text:p>&lt;/description&gt;&lt;Point&gt;&lt;coordinates&gt; <text:s/>37.09762000, <text:s/>49.25997000&lt;/coordinates&gt;&lt;/Point&gt;&lt;/Placemark&gt;</text:p>
          </table:table-cell>
          <table:table-cell office:value-type="float" office:value="1643">
            <text:p>1643</text:p>
          </table:table-cell>
          <table:table-cell table:style-name="ce4" table:formula="of:=VALUE(LEFT(MID([.A186];FIND(&quot;&lt;coordinates&gt;&quot;;[.A186])+15;26);11))" office:value-type="float" office:value="37.09762">
            <text:p>37.09762000</text:p>
          </table:table-cell>
          <table:table-cell table:style-name="ce4" table:formula="of:=VALUE(RIGHT(MID([.A186];FIND(&quot;&lt;coordinates&gt;&quot;;[.A186])+14;26);11))" office:value-type="float" office:value="49.25997">
            <text:p>49.25997000</text:p>
          </table:table-cell>
          <table:table-cell table:formula="of:=SQRT(([.H186]-[.H185])*([.H186]-[.H185])+([.I186]-[.I185])*([.I186]-[.I185]))" office:value-type="float" office:value="0.0306390355592301">
            <text:p>0.03063903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62 &lt;br&gt; Longitude : <text:s text:c="6"/>37.100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0032000, <text:s/>49.36235000&lt;/coordinates&gt;&lt;/Point&gt;&lt;/Placemark&gt;</text:p>
          </table:table-cell>
          <table:table-cell office:value-type="float" office:value="1686">
            <text:p>1686</text:p>
          </table:table-cell>
          <table:table-cell table:formula="of:=IF([.D18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7];162;10)" office:value-type="string" office:string-value="2022-07-04">
            <text:p>2022-07-04</text:p>
          </table:table-cell>
          <table:table-cell table:style-name="ce3" table:formula="of:=MID([.A187];183;9)" office:value-type="string" office:string-value="11:13 UTC">
            <text:p>11:13 UTC</text:p>
          </table:table-cell>
          <table:table-cell table:formula="of:=RIGHT([.A187];LEN([.A187])-FIND(&quot;&lt;/description&gt;&quot;;[.A187])+1)" office:value-type="string" office:string-value="&lt;/description&gt;&lt;Point&gt;&lt;coordinates&gt;  37.10032000,  49.36235000&lt;/coordinates&gt;&lt;/Point&gt;&lt;/Placemark&gt;">
            <text:p>&lt;/description&gt;&lt;Point&gt;&lt;coordinates&gt; <text:s/>37.10032000, <text:s/>49.36235000&lt;/coordinates&gt;&lt;/Point&gt;&lt;/Placemark&gt;</text:p>
          </table:table-cell>
          <table:table-cell office:value-type="float" office:value="1686">
            <text:p>1686</text:p>
          </table:table-cell>
          <table:table-cell table:style-name="ce4" table:formula="of:=VALUE(LEFT(MID([.A187];FIND(&quot;&lt;coordinates&gt;&quot;;[.A187])+15;26);11))" office:value-type="float" office:value="37.10032">
            <text:p>37.10032000</text:p>
          </table:table-cell>
          <table:table-cell table:style-name="ce4" table:formula="of:=VALUE(RIGHT(MID([.A187];FIND(&quot;&lt;coordinates&gt;&quot;;[.A187])+14;26);11))" office:value-type="float" office:value="49.36235">
            <text:p>49.36235000</text:p>
          </table:table-cell>
          <table:table-cell table:formula="of:=SQRT(([.H187]-[.H186])*([.H187]-[.H186])+([.I187]-[.I186])*([.I187]-[.I186]))" office:value-type="float" office:value="0.102415596468503">
            <text:p>0.10241559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95 &lt;br&gt; Longitude : <text:s text:c="6"/>37.109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0922000, <text:s/>49.29519000&lt;/coordinates&gt;&lt;/Point&gt;&lt;/Placemark&gt;</text:p>
          </table:table-cell>
          <table:table-cell office:value-type="float" office:value="1658">
            <text:p>1658</text:p>
          </table:table-cell>
          <table:table-cell table:formula="of:=IF([.D18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8];162;10)" office:value-type="string" office:string-value="2022-07-04">
            <text:p>2022-07-04</text:p>
          </table:table-cell>
          <table:table-cell table:style-name="ce3" table:formula="of:=MID([.A188];183;9)" office:value-type="string" office:string-value="09:30 UTC">
            <text:p>09:30 UTC</text:p>
          </table:table-cell>
          <table:table-cell table:formula="of:=RIGHT([.A188];LEN([.A188])-FIND(&quot;&lt;/description&gt;&quot;;[.A188])+1)" office:value-type="string" office:string-value="&lt;/description&gt;&lt;Point&gt;&lt;coordinates&gt;  37.10922000,  49.29519000&lt;/coordinates&gt;&lt;/Point&gt;&lt;/Placemark&gt;">
            <text:p>&lt;/description&gt;&lt;Point&gt;&lt;coordinates&gt; <text:s/>37.10922000, <text:s/>49.29519000&lt;/coordinates&gt;&lt;/Point&gt;&lt;/Placemark&gt;</text:p>
          </table:table-cell>
          <table:table-cell office:value-type="float" office:value="1658">
            <text:p>1658</text:p>
          </table:table-cell>
          <table:table-cell table:style-name="ce4" table:formula="of:=VALUE(LEFT(MID([.A188];FIND(&quot;&lt;coordinates&gt;&quot;;[.A188])+15;26);11))" office:value-type="float" office:value="37.10922">
            <text:p>37.10922000</text:p>
          </table:table-cell>
          <table:table-cell table:style-name="ce4" table:formula="of:=VALUE(RIGHT(MID([.A188];FIND(&quot;&lt;coordinates&gt;&quot;;[.A188])+14;26);11))" office:value-type="float" office:value="49.29519">
            <text:p>49.29519000</text:p>
          </table:table-cell>
          <table:table-cell table:formula="of:=SQRT(([.H188]-[.H187])*([.H188]-[.H187])+([.I188]-[.I187])*([.I188]-[.I187]))" office:value-type="float" office:value="0.0677471445892748">
            <text:p>0.067747144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51 &lt;br&gt; Longitude : <text:s text:c="6"/>37.109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0948000, <text:s/>48.95105000&lt;/coordinates&gt;&lt;/Point&gt;&lt;/Placemark&gt;</text:p>
          </table:table-cell>
          <table:table-cell office:value-type="float" office:value="1365">
            <text:p>1365</text:p>
          </table:table-cell>
          <table:table-cell table:formula="of:=IF([.D18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89];162;10)" office:value-type="string" office:string-value="2022-07-04">
            <text:p>2022-07-04</text:p>
          </table:table-cell>
          <table:table-cell table:style-name="ce3" table:formula="of:=MID([.A189];183;9)" office:value-type="string" office:string-value="11:13 UTC">
            <text:p>11:13 UTC</text:p>
          </table:table-cell>
          <table:table-cell table:formula="of:=RIGHT([.A189];LEN([.A189])-FIND(&quot;&lt;/description&gt;&quot;;[.A189])+1)" office:value-type="string" office:string-value="&lt;/description&gt;&lt;Point&gt;&lt;coordinates&gt;  37.10948000,  48.95105000&lt;/coordinates&gt;&lt;/Point&gt;&lt;/Placemark&gt;">
            <text:p>&lt;/description&gt;&lt;Point&gt;&lt;coordinates&gt; <text:s/>37.10948000, <text:s/>48.95105000&lt;/coordinates&gt;&lt;/Point&gt;&lt;/Placemark&gt;</text:p>
          </table:table-cell>
          <table:table-cell office:value-type="float" office:value="1365">
            <text:p>1365</text:p>
          </table:table-cell>
          <table:table-cell table:style-name="ce4" table:formula="of:=VALUE(LEFT(MID([.A189];FIND(&quot;&lt;coordinates&gt;&quot;;[.A189])+15;26);11))" office:value-type="float" office:value="37.10948">
            <text:p>37.10948000</text:p>
          </table:table-cell>
          <table:table-cell table:style-name="ce4" table:formula="of:=VALUE(RIGHT(MID([.A189];FIND(&quot;&lt;coordinates&gt;&quot;;[.A189])+14;26);11))" office:value-type="float" office:value="48.95105">
            <text:p>48.95105000</text:p>
          </table:table-cell>
          <table:table-cell table:formula="of:=SQRT(([.H189]-[.H188])*([.H189]-[.H188])+([.I189]-[.I188])*([.I189]-[.I188]))" office:value-type="float" office:value="0.344140098215824">
            <text:p>0.34414009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21 &lt;br&gt; Longitude : <text:s text:c="6"/>37.113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1291000, <text:s/>49.22066000&lt;/coordinates&gt;&lt;/Point&gt;&lt;/Placemark&gt;</text:p>
          </table:table-cell>
          <table:table-cell office:value-type="float" office:value="1622">
            <text:p>1622</text:p>
          </table:table-cell>
          <table:table-cell table:formula="of:=IF([.D19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0];162;10)" office:value-type="string" office:string-value="2022-07-04">
            <text:p>2022-07-04</text:p>
          </table:table-cell>
          <table:table-cell table:style-name="ce3" table:formula="of:=MID([.A190];183;9)" office:value-type="string" office:string-value="11:13 UTC">
            <text:p>11:13 UTC</text:p>
          </table:table-cell>
          <table:table-cell table:formula="of:=RIGHT([.A190];LEN([.A190])-FIND(&quot;&lt;/description&gt;&quot;;[.A190])+1)" office:value-type="string" office:string-value="&lt;/description&gt;&lt;Point&gt;&lt;coordinates&gt;  37.11291000,  49.22066000&lt;/coordinates&gt;&lt;/Point&gt;&lt;/Placemark&gt;">
            <text:p>&lt;/description&gt;&lt;Point&gt;&lt;coordinates&gt; <text:s/>37.11291000, <text:s/>49.22066000&lt;/coordinates&gt;&lt;/Point&gt;&lt;/Placemark&gt;</text:p>
          </table:table-cell>
          <table:table-cell office:value-type="float" office:value="1622">
            <text:p>1622</text:p>
          </table:table-cell>
          <table:table-cell table:style-name="ce4" table:formula="of:=VALUE(LEFT(MID([.A190];FIND(&quot;&lt;coordinates&gt;&quot;;[.A190])+15;26);11))" office:value-type="float" office:value="37.11291">
            <text:p>37.11291000</text:p>
          </table:table-cell>
          <table:table-cell table:style-name="ce4" table:formula="of:=VALUE(RIGHT(MID([.A190];FIND(&quot;&lt;coordinates&gt;&quot;;[.A190])+14;26);11))" office:value-type="float" office:value="49.22066">
            <text:p>49.22066000</text:p>
          </table:table-cell>
          <table:table-cell table:formula="of:=SQRT(([.H190]-[.H189])*([.H190]-[.H189])+([.I190]-[.I189])*([.I190]-[.I189]))" office:value-type="float" office:value="0.26963181748451">
            <text:p>0.26963181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43 &lt;br&gt; Longitude : <text:s text:c="6"/>37.129&lt;br&gt;Date Acquired : 2022-07-04 &lt;br&gt;Time: 11:1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2940000, <text:s/>47.74327000&lt;/coordinates&gt;&lt;/Point&gt;&lt;/Placemark&gt;</text:p>
          </table:table-cell>
          <table:table-cell office:value-type="float" office:value="901">
            <text:p>901</text:p>
          </table:table-cell>
          <table:table-cell table:formula="of:=IF([.D19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1];162;10)" office:value-type="string" office:string-value="2022-07-04">
            <text:p>2022-07-04</text:p>
          </table:table-cell>
          <table:table-cell table:style-name="ce3" table:formula="of:=MID([.A191];183;9)" office:value-type="string" office:string-value="11:10 UTC">
            <text:p>11:10 UTC</text:p>
          </table:table-cell>
          <table:table-cell table:formula="of:=RIGHT([.A191];LEN([.A191])-FIND(&quot;&lt;/description&gt;&quot;;[.A191])+1)" office:value-type="string" office:string-value="&lt;/description&gt;&lt;Point&gt;&lt;coordinates&gt;  37.12940000,  47.74327000&lt;/coordinates&gt;&lt;/Point&gt;&lt;/Placemark&gt;">
            <text:p>&lt;/description&gt;&lt;Point&gt;&lt;coordinates&gt; <text:s/>37.12940000, <text:s/>47.74327000&lt;/coordinates&gt;&lt;/Point&gt;&lt;/Placemark&gt;</text:p>
          </table:table-cell>
          <table:table-cell office:value-type="float" office:value="901">
            <text:p>901</text:p>
          </table:table-cell>
          <table:table-cell table:style-name="ce4" table:formula="of:=VALUE(LEFT(MID([.A191];FIND(&quot;&lt;coordinates&gt;&quot;;[.A191])+15;26);11))" office:value-type="float" office:value="37.1294">
            <text:p>37.12940000</text:p>
          </table:table-cell>
          <table:table-cell table:style-name="ce4" table:formula="of:=VALUE(RIGHT(MID([.A191];FIND(&quot;&lt;coordinates&gt;&quot;;[.A191])+14;26);11))" office:value-type="float" office:value="47.74327">
            <text:p>47.74327000</text:p>
          </table:table-cell>
          <table:table-cell table:formula="of:=SQRT(([.H191]-[.H190])*([.H191]-[.H190])+([.I191]-[.I190])*([.I191]-[.I190]))" office:value-type="float" office:value="1.47748202432382">
            <text:p>1.47748202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01 &lt;br&gt; Longitude : <text:s text:c="6"/>37.130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3023000, <text:s/>49.30072000&lt;/coordinates&gt;&lt;/Point&gt;&lt;/Placemark&gt;</text:p>
          </table:table-cell>
          <table:table-cell office:value-type="float" office:value="1663">
            <text:p>1663</text:p>
          </table:table-cell>
          <table:table-cell table:formula="of:=IF([.D19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2];162;10)" office:value-type="string" office:string-value="2022-07-04">
            <text:p>2022-07-04</text:p>
          </table:table-cell>
          <table:table-cell table:style-name="ce3" table:formula="of:=MID([.A192];183;9)" office:value-type="string" office:string-value="09:30 UTC">
            <text:p>09:30 UTC</text:p>
          </table:table-cell>
          <table:table-cell table:formula="of:=RIGHT([.A192];LEN([.A192])-FIND(&quot;&lt;/description&gt;&quot;;[.A192])+1)" office:value-type="string" office:string-value="&lt;/description&gt;&lt;Point&gt;&lt;coordinates&gt;  37.13023000,  49.30072000&lt;/coordinates&gt;&lt;/Point&gt;&lt;/Placemark&gt;">
            <text:p>&lt;/description&gt;&lt;Point&gt;&lt;coordinates&gt; <text:s/>37.13023000, <text:s/>49.30072000&lt;/coordinates&gt;&lt;/Point&gt;&lt;/Placemark&gt;</text:p>
          </table:table-cell>
          <table:table-cell office:value-type="float" office:value="1663">
            <text:p>1663</text:p>
          </table:table-cell>
          <table:table-cell table:style-name="ce4" table:formula="of:=VALUE(LEFT(MID([.A192];FIND(&quot;&lt;coordinates&gt;&quot;;[.A192])+15;26);11))" office:value-type="float" office:value="37.13023">
            <text:p>37.13023000</text:p>
          </table:table-cell>
          <table:table-cell table:style-name="ce4" table:formula="of:=VALUE(RIGHT(MID([.A192];FIND(&quot;&lt;coordinates&gt;&quot;;[.A192])+14;26);11))" office:value-type="float" office:value="49.30072">
            <text:p>49.30072000</text:p>
          </table:table-cell>
          <table:table-cell table:formula="of:=SQRT(([.H192]-[.H191])*([.H192]-[.H191])+([.I192]-[.I191])*([.I192]-[.I191]))" office:value-type="float" office:value="1.55745022116278">
            <text:p>1.557450221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16 &lt;br&gt; Longitude : <text:s text:c="6"/>37.157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5662000, <text:s/>49.31648000&lt;/coordinates&gt;&lt;/Point&gt;&lt;/Placemark&gt;</text:p>
          </table:table-cell>
          <table:table-cell office:value-type="float" office:value="1678">
            <text:p>1678</text:p>
          </table:table-cell>
          <table:table-cell table:formula="of:=IF([.D19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3];162;10)" office:value-type="string" office:string-value="2022-07-04">
            <text:p>2022-07-04</text:p>
          </table:table-cell>
          <table:table-cell table:style-name="ce3" table:formula="of:=MID([.A193];183;9)" office:value-type="string" office:string-value="10:19 UTC">
            <text:p>10:19 UTC</text:p>
          </table:table-cell>
          <table:table-cell table:formula="of:=RIGHT([.A193];LEN([.A193])-FIND(&quot;&lt;/description&gt;&quot;;[.A193])+1)" office:value-type="string" office:string-value="&lt;/description&gt;&lt;Point&gt;&lt;coordinates&gt;  37.15662000,  49.31648000&lt;/coordinates&gt;&lt;/Point&gt;&lt;/Placemark&gt;">
            <text:p>&lt;/description&gt;&lt;Point&gt;&lt;coordinates&gt; <text:s/>37.15662000, <text:s/>49.31648000&lt;/coordinates&gt;&lt;/Point&gt;&lt;/Placemark&gt;</text:p>
          </table:table-cell>
          <table:table-cell office:value-type="float" office:value="1678">
            <text:p>1678</text:p>
          </table:table-cell>
          <table:table-cell table:style-name="ce4" table:formula="of:=VALUE(LEFT(MID([.A193];FIND(&quot;&lt;coordinates&gt;&quot;;[.A193])+15;26);11))" office:value-type="float" office:value="37.15662">
            <text:p>37.15662000</text:p>
          </table:table-cell>
          <table:table-cell table:style-name="ce4" table:formula="of:=VALUE(RIGHT(MID([.A193];FIND(&quot;&lt;coordinates&gt;&quot;;[.A193])+14;26);11))" office:value-type="float" office:value="49.31648">
            <text:p>49.31648000</text:p>
          </table:table-cell>
          <table:table-cell table:formula="of:=SQRT(([.H193]-[.H192])*([.H193]-[.H192])+([.I193]-[.I192])*([.I193]-[.I192]))" office:value-type="float" office:value="0.0307377569123052">
            <text:p>0.03073775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14 &lt;br&gt; Longitude : <text:s text:c="6"/>37.163&lt;br&gt;Date Acquired : 2022-07-04 &lt;br&gt;Time: 09:3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6285000, <text:s/>49.31439000&lt;/coordinates&gt;&lt;/Point&gt;&lt;/Placemark&gt;</text:p>
          </table:table-cell>
          <table:table-cell office:value-type="float" office:value="1675">
            <text:p>1675</text:p>
          </table:table-cell>
          <table:table-cell table:formula="of:=IF([.D19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4];162;10)" office:value-type="string" office:string-value="2022-07-04">
            <text:p>2022-07-04</text:p>
          </table:table-cell>
          <table:table-cell table:style-name="ce3" table:formula="of:=MID([.A194];183;9)" office:value-type="string" office:string-value="09:30 UTC">
            <text:p>09:30 UTC</text:p>
          </table:table-cell>
          <table:table-cell table:formula="of:=RIGHT([.A194];LEN([.A194])-FIND(&quot;&lt;/description&gt;&quot;;[.A194])+1)" office:value-type="string" office:string-value="&lt;/description&gt;&lt;Point&gt;&lt;coordinates&gt;  37.16285000,  49.31439000&lt;/coordinates&gt;&lt;/Point&gt;&lt;/Placemark&gt;">
            <text:p>&lt;/description&gt;&lt;Point&gt;&lt;coordinates&gt; <text:s/>37.16285000, <text:s/>49.31439000&lt;/coordinates&gt;&lt;/Point&gt;&lt;/Placemark&gt;</text:p>
          </table:table-cell>
          <table:table-cell office:value-type="float" office:value="1675">
            <text:p>1675</text:p>
          </table:table-cell>
          <table:table-cell table:style-name="ce4" table:formula="of:=VALUE(LEFT(MID([.A194];FIND(&quot;&lt;coordinates&gt;&quot;;[.A194])+15;26);11))" office:value-type="float" office:value="37.16285">
            <text:p>37.16285000</text:p>
          </table:table-cell>
          <table:table-cell table:style-name="ce4" table:formula="of:=VALUE(RIGHT(MID([.A194];FIND(&quot;&lt;coordinates&gt;&quot;;[.A194])+14;26);11))" office:value-type="float" office:value="49.31439">
            <text:p>49.31439000</text:p>
          </table:table-cell>
          <table:table-cell table:formula="of:=SQRT(([.H194]-[.H193])*([.H194]-[.H193])+([.I194]-[.I193])*([.I194]-[.I193]))" office:value-type="float" office:value="0.0065712251521317">
            <text:p>0.00657122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34 &lt;br&gt; Longitude : <text:s text:c="6"/>37.185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8464000, <text:s/>47.73449000&lt;/coordinates&gt;&lt;/Point&gt;&lt;/Placemark&gt;</text:p>
          </table:table-cell>
          <table:table-cell office:value-type="float" office:value="894">
            <text:p>894</text:p>
          </table:table-cell>
          <table:table-cell table:formula="of:=IF([.D19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5];162;10)" office:value-type="string" office:string-value="2022-07-04">
            <text:p>2022-07-04</text:p>
          </table:table-cell>
          <table:table-cell table:style-name="ce3" table:formula="of:=MID([.A195];183;9)" office:value-type="string" office:string-value="11:10 UTC">
            <text:p>11:10 UTC</text:p>
          </table:table-cell>
          <table:table-cell table:formula="of:=RIGHT([.A195];LEN([.A195])-FIND(&quot;&lt;/description&gt;&quot;;[.A195])+1)" office:value-type="string" office:string-value="&lt;/description&gt;&lt;Point&gt;&lt;coordinates&gt;  37.18464000,  47.73449000&lt;/coordinates&gt;&lt;/Point&gt;&lt;/Placemark&gt;">
            <text:p>&lt;/description&gt;&lt;Point&gt;&lt;coordinates&gt; <text:s/>37.18464000, <text:s/>47.73449000&lt;/coordinates&gt;&lt;/Point&gt;&lt;/Placemark&gt;</text:p>
          </table:table-cell>
          <table:table-cell office:value-type="float" office:value="894">
            <text:p>894</text:p>
          </table:table-cell>
          <table:table-cell table:style-name="ce4" table:formula="of:=VALUE(LEFT(MID([.A195];FIND(&quot;&lt;coordinates&gt;&quot;;[.A195])+15;26);11))" office:value-type="float" office:value="37.18464">
            <text:p>37.18464000</text:p>
          </table:table-cell>
          <table:table-cell table:style-name="ce4" table:formula="of:=VALUE(RIGHT(MID([.A195];FIND(&quot;&lt;coordinates&gt;&quot;;[.A195])+14;26);11))" office:value-type="float" office:value="47.73449">
            <text:p>47.73449000</text:p>
          </table:table-cell>
          <table:table-cell table:formula="of:=SQRT(([.H195]-[.H194])*([.H195]-[.H194])+([.I195]-[.I194])*([.I195]-[.I194]))" office:value-type="float" office:value="1.5800502568273">
            <text:p>1.58005025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17 &lt;br&gt; Longitude : <text:s text:c="6"/>37.198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9770000, <text:s/>49.11688000&lt;/coordinates&gt;&lt;/Point&gt;&lt;/Placemark&gt;</text:p>
          </table:table-cell>
          <table:table-cell office:value-type="float" office:value="1474">
            <text:p>1474</text:p>
          </table:table-cell>
          <table:table-cell table:formula="of:=IF([.D19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6];162;10)" office:value-type="string" office:string-value="2022-07-04">
            <text:p>2022-07-04</text:p>
          </table:table-cell>
          <table:table-cell table:style-name="ce3" table:formula="of:=MID([.A196];183;9)" office:value-type="string" office:string-value="00:35 UTC">
            <text:p>00:35 UTC</text:p>
          </table:table-cell>
          <table:table-cell table:formula="of:=RIGHT([.A196];LEN([.A196])-FIND(&quot;&lt;/description&gt;&quot;;[.A196])+1)" office:value-type="string" office:string-value="&lt;/description&gt;&lt;Point&gt;&lt;coordinates&gt;  37.19770000,  49.11688000&lt;/coordinates&gt;&lt;/Point&gt;&lt;/Placemark&gt;">
            <text:p>&lt;/description&gt;&lt;Point&gt;&lt;coordinates&gt; <text:s/>37.19770000, <text:s/>49.11688000&lt;/coordinates&gt;&lt;/Point&gt;&lt;/Placemark&gt;</text:p>
          </table:table-cell>
          <table:table-cell office:value-type="float" office:value="1474">
            <text:p>1474</text:p>
          </table:table-cell>
          <table:table-cell table:style-name="ce4" table:formula="of:=VALUE(LEFT(MID([.A196];FIND(&quot;&lt;coordinates&gt;&quot;;[.A196])+15;26);11))" office:value-type="float" office:value="37.1977">
            <text:p>37.19770000</text:p>
          </table:table-cell>
          <table:table-cell table:style-name="ce4" table:formula="of:=VALUE(RIGHT(MID([.A196];FIND(&quot;&lt;coordinates&gt;&quot;;[.A196])+14;26);11))" office:value-type="float" office:value="49.11688">
            <text:p>49.11688000</text:p>
          </table:table-cell>
          <table:table-cell table:formula="of:=SQRT(([.H196]-[.H195])*([.H196]-[.H195])+([.I196]-[.I195])*([.I196]-[.I195]))" office:value-type="float" office:value="1.38245169018668">
            <text:p>1.38245169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47 &lt;br&gt; Longitude : <text:s text:c="6"/>37.212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1169000, <text:s/>49.04744000&lt;/coordinates&gt;&lt;/Point&gt;&lt;/Placemark&gt;</text:p>
          </table:table-cell>
          <table:table-cell office:value-type="float" office:value="1432">
            <text:p>1432</text:p>
          </table:table-cell>
          <table:table-cell table:formula="of:=IF([.D19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7];162;10)" office:value-type="string" office:string-value="2022-07-04">
            <text:p>2022-07-04</text:p>
          </table:table-cell>
          <table:table-cell table:style-name="ce3" table:formula="of:=MID([.A197];183;9)" office:value-type="string" office:string-value="10:19 UTC">
            <text:p>10:19 UTC</text:p>
          </table:table-cell>
          <table:table-cell table:formula="of:=RIGHT([.A197];LEN([.A197])-FIND(&quot;&lt;/description&gt;&quot;;[.A197])+1)" office:value-type="string" office:string-value="&lt;/description&gt;&lt;Point&gt;&lt;coordinates&gt;  37.21169000,  49.04744000&lt;/coordinates&gt;&lt;/Point&gt;&lt;/Placemark&gt;">
            <text:p>&lt;/description&gt;&lt;Point&gt;&lt;coordinates&gt; <text:s/>37.21169000, <text:s/>49.04744000&lt;/coordinates&gt;&lt;/Point&gt;&lt;/Placemark&gt;</text:p>
          </table:table-cell>
          <table:table-cell office:value-type="float" office:value="1432">
            <text:p>1432</text:p>
          </table:table-cell>
          <table:table-cell table:style-name="ce4" table:formula="of:=VALUE(LEFT(MID([.A197];FIND(&quot;&lt;coordinates&gt;&quot;;[.A197])+15;26);11))" office:value-type="float" office:value="37.21169">
            <text:p>37.21169000</text:p>
          </table:table-cell>
          <table:table-cell table:style-name="ce4" table:formula="of:=VALUE(RIGHT(MID([.A197];FIND(&quot;&lt;coordinates&gt;&quot;;[.A197])+14;26);11))" office:value-type="float" office:value="49.04744">
            <text:p>49.04744000</text:p>
          </table:table-cell>
          <table:table-cell table:formula="of:=SQRT(([.H197]-[.H196])*([.H197]-[.H196])+([.I197]-[.I196])*([.I197]-[.I196]))" office:value-type="float" office:value="0.0708352574640625">
            <text:p>0.07083525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87 &lt;br&gt; Longitude : <text:s text:c="6"/>37.217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1730000, <text:s/>48.98728000&lt;/coordinates&gt;&lt;/Point&gt;&lt;/Placemark&gt;</text:p>
          </table:table-cell>
          <table:table-cell office:value-type="float" office:value="1382">
            <text:p>1382</text:p>
          </table:table-cell>
          <table:table-cell table:formula="of:=IF([.D19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8];162;10)" office:value-type="string" office:string-value="2022-07-04">
            <text:p>2022-07-04</text:p>
          </table:table-cell>
          <table:table-cell table:style-name="ce3" table:formula="of:=MID([.A198];183;9)" office:value-type="string" office:string-value="10:19 UTC">
            <text:p>10:19 UTC</text:p>
          </table:table-cell>
          <table:table-cell table:formula="of:=RIGHT([.A198];LEN([.A198])-FIND(&quot;&lt;/description&gt;&quot;;[.A198])+1)" office:value-type="string" office:string-value="&lt;/description&gt;&lt;Point&gt;&lt;coordinates&gt;  37.21730000,  48.98728000&lt;/coordinates&gt;&lt;/Point&gt;&lt;/Placemark&gt;">
            <text:p>&lt;/description&gt;&lt;Point&gt;&lt;coordinates&gt; <text:s/>37.21730000, <text:s/>48.98728000&lt;/coordinates&gt;&lt;/Point&gt;&lt;/Placemark&gt;</text:p>
          </table:table-cell>
          <table:table-cell office:value-type="float" office:value="1382">
            <text:p>1382</text:p>
          </table:table-cell>
          <table:table-cell table:style-name="ce4" table:formula="of:=VALUE(LEFT(MID([.A198];FIND(&quot;&lt;coordinates&gt;&quot;;[.A198])+15;26);11))" office:value-type="float" office:value="37.2173">
            <text:p>37.21730000</text:p>
          </table:table-cell>
          <table:table-cell table:style-name="ce4" table:formula="of:=VALUE(RIGHT(MID([.A198];FIND(&quot;&lt;coordinates&gt;&quot;;[.A198])+14;26);11))" office:value-type="float" office:value="48.98728">
            <text:p>48.98728000</text:p>
          </table:table-cell>
          <table:table-cell table:formula="of:=SQRT(([.H198]-[.H197])*([.H198]-[.H197])+([.I198]-[.I197])*([.I198]-[.I197]))" office:value-type="float" office:value="0.0604210037983518">
            <text:p>0.06042100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33 &lt;br&gt; Longitude : <text:s text:c="6"/>37.228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2766000, <text:s/>47.73251000&lt;/coordinates&gt;&lt;/Point&gt;&lt;/Placemark&gt;</text:p>
          </table:table-cell>
          <table:table-cell office:value-type="float" office:value="892">
            <text:p>892</text:p>
          </table:table-cell>
          <table:table-cell table:formula="of:=IF([.D19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199];162;10)" office:value-type="string" office:string-value="2022-07-04">
            <text:p>2022-07-04</text:p>
          </table:table-cell>
          <table:table-cell table:style-name="ce3" table:formula="of:=MID([.A199];183;9)" office:value-type="string" office:string-value="10:19 UTC">
            <text:p>10:19 UTC</text:p>
          </table:table-cell>
          <table:table-cell table:formula="of:=RIGHT([.A199];LEN([.A199])-FIND(&quot;&lt;/description&gt;&quot;;[.A199])+1)" office:value-type="string" office:string-value="&lt;/description&gt;&lt;Point&gt;&lt;coordinates&gt;  37.22766000,  47.73251000&lt;/coordinates&gt;&lt;/Point&gt;&lt;/Placemark&gt;">
            <text:p>&lt;/description&gt;&lt;Point&gt;&lt;coordinates&gt; <text:s/>37.22766000, <text:s/>47.73251000&lt;/coordinates&gt;&lt;/Point&gt;&lt;/Placemark&gt;</text:p>
          </table:table-cell>
          <table:table-cell office:value-type="float" office:value="892">
            <text:p>892</text:p>
          </table:table-cell>
          <table:table-cell table:style-name="ce4" table:formula="of:=VALUE(LEFT(MID([.A199];FIND(&quot;&lt;coordinates&gt;&quot;;[.A199])+15;26);11))" office:value-type="float" office:value="37.22766">
            <text:p>37.22766000</text:p>
          </table:table-cell>
          <table:table-cell table:style-name="ce4" table:formula="of:=VALUE(RIGHT(MID([.A199];FIND(&quot;&lt;coordinates&gt;&quot;;[.A199])+14;26);11))" office:value-type="float" office:value="47.73251">
            <text:p>47.73251000</text:p>
          </table:table-cell>
          <table:table-cell table:formula="of:=SQRT(([.H199]-[.H198])*([.H199]-[.H198])+([.I199]-[.I198])*([.I199]-[.I198]))" office:value-type="float" office:value="1.25481276790603">
            <text:p>1.25481276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30 &lt;br&gt; Longitude : <text:s text:c="6"/>37.234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3380000, <text:s/>47.72999000&lt;/coordinates&gt;&lt;/Point&gt;&lt;/Placemark&gt;</text:p>
          </table:table-cell>
          <table:table-cell office:value-type="float" office:value="889">
            <text:p>889</text:p>
          </table:table-cell>
          <table:table-cell table:formula="of:=IF([.D20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0];162;10)" office:value-type="string" office:string-value="2022-07-04">
            <text:p>2022-07-04</text:p>
          </table:table-cell>
          <table:table-cell table:style-name="ce3" table:formula="of:=MID([.A200];183;9)" office:value-type="string" office:string-value="10:19 UTC">
            <text:p>10:19 UTC</text:p>
          </table:table-cell>
          <table:table-cell table:formula="of:=RIGHT([.A200];LEN([.A200])-FIND(&quot;&lt;/description&gt;&quot;;[.A200])+1)" office:value-type="string" office:string-value="&lt;/description&gt;&lt;Point&gt;&lt;coordinates&gt;  37.23380000,  47.72999000&lt;/coordinates&gt;&lt;/Point&gt;&lt;/Placemark&gt;">
            <text:p>&lt;/description&gt;&lt;Point&gt;&lt;coordinates&gt; <text:s/>37.23380000, <text:s/>47.72999000&lt;/coordinates&gt;&lt;/Point&gt;&lt;/Placemark&gt;</text:p>
          </table:table-cell>
          <table:table-cell office:value-type="float" office:value="889">
            <text:p>889</text:p>
          </table:table-cell>
          <table:table-cell table:style-name="ce4" table:formula="of:=VALUE(LEFT(MID([.A200];FIND(&quot;&lt;coordinates&gt;&quot;;[.A200])+15;26);11))" office:value-type="float" office:value="37.2338">
            <text:p>37.23380000</text:p>
          </table:table-cell>
          <table:table-cell table:style-name="ce4" table:formula="of:=VALUE(RIGHT(MID([.A200];FIND(&quot;&lt;coordinates&gt;&quot;;[.A200])+14;26);11))" office:value-type="float" office:value="47.72999">
            <text:p>47.72999000</text:p>
          </table:table-cell>
          <table:table-cell table:formula="of:=SQRT(([.H200]-[.H199])*([.H200]-[.H199])+([.I200]-[.I199])*([.I200]-[.I199]))" office:value-type="float" office:value="0.00663701740241878">
            <text:p>0.00663701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55 &lt;br&gt; Longitude : <text:s text:c="6"/>37.263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6251000, <text:s/>48.95547000&lt;/coordinates&gt;&lt;/Point&gt;&lt;/Placemark&gt;</text:p>
          </table:table-cell>
          <table:table-cell office:value-type="float" office:value="1368">
            <text:p>1368</text:p>
          </table:table-cell>
          <table:table-cell table:formula="of:=IF([.D20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1];162;10)" office:value-type="string" office:string-value="2022-07-04">
            <text:p>2022-07-04</text:p>
          </table:table-cell>
          <table:table-cell table:style-name="ce3" table:formula="of:=MID([.A201];183;9)" office:value-type="string" office:string-value="09:30 UTC">
            <text:p>09:30 UTC</text:p>
          </table:table-cell>
          <table:table-cell table:formula="of:=RIGHT([.A201];LEN([.A201])-FIND(&quot;&lt;/description&gt;&quot;;[.A201])+1)" office:value-type="string" office:string-value="&lt;/description&gt;&lt;Point&gt;&lt;coordinates&gt;  37.26251000,  48.95547000&lt;/coordinates&gt;&lt;/Point&gt;&lt;/Placemark&gt;">
            <text:p>&lt;/description&gt;&lt;Point&gt;&lt;coordinates&gt; <text:s/>37.26251000, <text:s/>48.95547000&lt;/coordinates&gt;&lt;/Point&gt;&lt;/Placemark&gt;</text:p>
          </table:table-cell>
          <table:table-cell office:value-type="float" office:value="1368">
            <text:p>1368</text:p>
          </table:table-cell>
          <table:table-cell table:style-name="ce4" table:formula="of:=VALUE(LEFT(MID([.A201];FIND(&quot;&lt;coordinates&gt;&quot;;[.A201])+15;26);11))" office:value-type="float" office:value="37.26251">
            <text:p>37.26251000</text:p>
          </table:table-cell>
          <table:table-cell table:style-name="ce4" table:formula="of:=VALUE(RIGHT(MID([.A201];FIND(&quot;&lt;coordinates&gt;&quot;;[.A201])+14;26);11))" office:value-type="float" office:value="48.95547">
            <text:p>48.95547000</text:p>
          </table:table-cell>
          <table:table-cell table:formula="of:=SQRT(([.H201]-[.H200])*([.H201]-[.H200])+([.I201]-[.I200])*([.I201]-[.I200]))" office:value-type="float" office:value="1.22581625641855">
            <text:p>1.22581625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122 &lt;br&gt; Longitude : <text:s text:c="6"/>37.292&lt;br&gt;Date Acquired : 2022-07-04 &lt;br&gt;Time: 18:38 UTC&lt;br&gt;Confidence [0-100] : 21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9164000, <text:s/>49.12234000&lt;/coordinates&gt;&lt;/Point&gt;&lt;/Placemark&gt;</text:p>
          </table:table-cell>
          <table:table-cell office:value-type="float" office:value="152">
            <text:p>152</text:p>
          </table:table-cell>
          <table:table-cell table:formula="of:=IF([.D20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2];162;10)" office:value-type="string" office:string-value="2022-07-04">
            <text:p>2022-07-04</text:p>
          </table:table-cell>
          <table:table-cell table:style-name="ce3" table:formula="of:=MID([.A202];183;9)" office:value-type="string" office:string-value="18:38 UTC">
            <text:p>18:38 UTC</text:p>
          </table:table-cell>
          <table:table-cell table:formula="of:=RIGHT([.A202];LEN([.A202])-FIND(&quot;&lt;/description&gt;&quot;;[.A202])+1)" office:value-type="string" office:string-value="&lt;/description&gt;&lt;Point&gt;&lt;coordinates&gt;  37.29164000,  49.12234000&lt;/coordinates&gt;&lt;/Point&gt;&lt;/Placemark&gt;">
            <text:p>&lt;/description&gt;&lt;Point&gt;&lt;coordinates&gt; <text:s/>37.29164000, <text:s/>49.12234000&lt;/coordinates&gt;&lt;/Point&gt;&lt;/Placemark&gt;</text:p>
          </table:table-cell>
          <table:table-cell office:value-type="float" office:value="152">
            <text:p>152</text:p>
          </table:table-cell>
          <table:table-cell table:style-name="ce4" table:formula="of:=VALUE(LEFT(MID([.A202];FIND(&quot;&lt;coordinates&gt;&quot;;[.A202])+15;26);11))" office:value-type="float" office:value="37.29164">
            <text:p>37.29164000</text:p>
          </table:table-cell>
          <table:table-cell table:style-name="ce4" table:formula="of:=VALUE(RIGHT(MID([.A202];FIND(&quot;&lt;coordinates&gt;&quot;;[.A202])+14;26);11))" office:value-type="float" office:value="49.12234">
            <text:p>49.12234000</text:p>
          </table:table-cell>
          <table:table-cell table:formula="of:=SQRT(([.H202]-[.H201])*([.H202]-[.H201])+([.I202]-[.I201])*([.I202]-[.I201]))" office:value-type="float" office:value="0.169393488068465">
            <text:p>0.169393488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27 &lt;br&gt; Longitude : <text:s text:c="6"/>37.304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0439000, <text:s/>47.02717000&lt;/coordinates&gt;&lt;/Point&gt;&lt;/Placemark&gt;</text:p>
          </table:table-cell>
          <table:table-cell office:value-type="float" office:value="357">
            <text:p>357</text:p>
          </table:table-cell>
          <table:table-cell table:formula="of:=IF([.D20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3];162;10)" office:value-type="string" office:string-value="2022-07-04">
            <text:p>2022-07-04</text:p>
          </table:table-cell>
          <table:table-cell table:style-name="ce3" table:formula="of:=MID([.A203];183;9)" office:value-type="string" office:string-value="00:35 UTC">
            <text:p>00:35 UTC</text:p>
          </table:table-cell>
          <table:table-cell table:formula="of:=RIGHT([.A203];LEN([.A203])-FIND(&quot;&lt;/description&gt;&quot;;[.A203])+1)" office:value-type="string" office:string-value="&lt;/description&gt;&lt;Point&gt;&lt;coordinates&gt;  37.30439000,  47.02717000&lt;/coordinates&gt;&lt;/Point&gt;&lt;/Placemark&gt;">
            <text:p>&lt;/description&gt;&lt;Point&gt;&lt;coordinates&gt; <text:s/>37.30439000, <text:s/>47.02717000&lt;/coordinates&gt;&lt;/Point&gt;&lt;/Placemark&gt;</text:p>
          </table:table-cell>
          <table:table-cell office:value-type="float" office:value="357">
            <text:p>357</text:p>
          </table:table-cell>
          <table:table-cell table:style-name="ce4" table:formula="of:=VALUE(LEFT(MID([.A203];FIND(&quot;&lt;coordinates&gt;&quot;;[.A203])+15;26);11))" office:value-type="float" office:value="37.30439">
            <text:p>37.30439000</text:p>
          </table:table-cell>
          <table:table-cell table:style-name="ce4" table:formula="of:=VALUE(RIGHT(MID([.A203];FIND(&quot;&lt;coordinates&gt;&quot;;[.A203])+14;26);11))" office:value-type="float" office:value="47.02717">
            <text:p>47.02717000</text:p>
          </table:table-cell>
          <table:table-cell table:formula="of:=SQRT(([.H203]-[.H202])*([.H203]-[.H202])+([.I203]-[.I202])*([.I203]-[.I202]))" office:value-type="float" office:value="2.09520879422553">
            <text:p>2.095208794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2 &lt;br&gt; Longitude : <text:s text:c="6"/>37.336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3640000, <text:s/>49.16236000&lt;/coordinates&gt;&lt;/Point&gt;&lt;/Placemark&gt;</text:p>
          </table:table-cell>
          <table:table-cell office:value-type="float" office:value="1581">
            <text:p>1581</text:p>
          </table:table-cell>
          <table:table-cell table:formula="of:=IF([.D20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4];162;10)" office:value-type="string" office:string-value="2022-07-04">
            <text:p>2022-07-04</text:p>
          </table:table-cell>
          <table:table-cell table:style-name="ce3" table:formula="of:=MID([.A204];183;9)" office:value-type="string" office:string-value="11:13 UTC">
            <text:p>11:13 UTC</text:p>
          </table:table-cell>
          <table:table-cell table:formula="of:=RIGHT([.A204];LEN([.A204])-FIND(&quot;&lt;/description&gt;&quot;;[.A204])+1)" office:value-type="string" office:string-value="&lt;/description&gt;&lt;Point&gt;&lt;coordinates&gt;  37.33640000,  49.16236000&lt;/coordinates&gt;&lt;/Point&gt;&lt;/Placemark&gt;">
            <text:p>&lt;/description&gt;&lt;Point&gt;&lt;coordinates&gt; <text:s/>37.33640000, <text:s/>49.16236000&lt;/coordinates&gt;&lt;/Point&gt;&lt;/Placemark&gt;</text:p>
          </table:table-cell>
          <table:table-cell office:value-type="float" office:value="1581">
            <text:p>1581</text:p>
          </table:table-cell>
          <table:table-cell table:style-name="ce4" table:formula="of:=VALUE(LEFT(MID([.A204];FIND(&quot;&lt;coordinates&gt;&quot;;[.A204])+15;26);11))" office:value-type="float" office:value="37.3364">
            <text:p>37.33640000</text:p>
          </table:table-cell>
          <table:table-cell table:style-name="ce4" table:formula="of:=VALUE(RIGHT(MID([.A204];FIND(&quot;&lt;coordinates&gt;&quot;;[.A204])+14;26);11))" office:value-type="float" office:value="49.16236">
            <text:p>49.16236000</text:p>
          </table:table-cell>
          <table:table-cell table:formula="of:=SQRT(([.H204]-[.H203])*([.H204]-[.H203])+([.I204]-[.I203])*([.I204]-[.I203]))" office:value-type="float" office:value="2.13542992771948">
            <text:p>2.135429927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7 &lt;br&gt; Longitude : <text:s text:c="6"/>37.342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4205000, <text:s/>49.15706000&lt;/coordinates&gt;&lt;/Point&gt;&lt;/Placemark&gt;</text:p>
          </table:table-cell>
          <table:table-cell office:value-type="float" office:value="1549">
            <text:p>1549</text:p>
          </table:table-cell>
          <table:table-cell table:formula="of:=IF([.D20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5];162;10)" office:value-type="string" office:string-value="2022-07-04">
            <text:p>2022-07-04</text:p>
          </table:table-cell>
          <table:table-cell table:style-name="ce3" table:formula="of:=MID([.A205];183;9)" office:value-type="string" office:string-value="11:13 UTC">
            <text:p>11:13 UTC</text:p>
          </table:table-cell>
          <table:table-cell table:formula="of:=RIGHT([.A205];LEN([.A205])-FIND(&quot;&lt;/description&gt;&quot;;[.A205])+1)" office:value-type="string" office:string-value="&lt;/description&gt;&lt;Point&gt;&lt;coordinates&gt;  37.34205000,  49.15706000&lt;/coordinates&gt;&lt;/Point&gt;&lt;/Placemark&gt;">
            <text:p>&lt;/description&gt;&lt;Point&gt;&lt;coordinates&gt; <text:s/>37.34205000, <text:s/>49.15706000&lt;/coordinates&gt;&lt;/Point&gt;&lt;/Placemark&gt;</text:p>
          </table:table-cell>
          <table:table-cell office:value-type="float" office:value="1549">
            <text:p>1549</text:p>
          </table:table-cell>
          <table:table-cell table:style-name="ce4" table:formula="of:=VALUE(LEFT(MID([.A205];FIND(&quot;&lt;coordinates&gt;&quot;;[.A205])+15;26);11))" office:value-type="float" office:value="37.34205">
            <text:p>37.34205000</text:p>
          </table:table-cell>
          <table:table-cell table:style-name="ce4" table:formula="of:=VALUE(RIGHT(MID([.A205];FIND(&quot;&lt;coordinates&gt;&quot;;[.A205])+14;26);11))" office:value-type="float" office:value="49.15706">
            <text:p>49.15706000</text:p>
          </table:table-cell>
          <table:table-cell table:formula="of:=SQRT(([.H205]-[.H204])*([.H205]-[.H204])+([.I205]-[.I204])*([.I205]-[.I204]))" office:value-type="float" office:value="0.00774677352192601">
            <text:p>0.007746773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172 &lt;br&gt; Longitude : <text:s text:c="6"/>37.350&lt;br&gt;Date Acquired : 2022-07-04 &lt;br&gt;Time: 10:47 UTC&lt;br&gt;Confidence [0-100] : 35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5003000, <text:s/>49.17210000&lt;/coordinates&gt;&lt;/Point&gt;&lt;/Placemark&gt;</text:p>
          </table:table-cell>
          <table:table-cell office:value-type="float" office:value="162">
            <text:p>162</text:p>
          </table:table-cell>
          <table:table-cell table:formula="of:=IF([.D20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6];162;10)" office:value-type="string" office:string-value="2022-07-04">
            <text:p>2022-07-04</text:p>
          </table:table-cell>
          <table:table-cell table:style-name="ce3" table:formula="of:=MID([.A206];183;9)" office:value-type="string" office:string-value="10:47 UTC">
            <text:p>10:47 UTC</text:p>
          </table:table-cell>
          <table:table-cell table:formula="of:=RIGHT([.A206];LEN([.A206])-FIND(&quot;&lt;/description&gt;&quot;;[.A206])+1)" office:value-type="string" office:string-value="&lt;/description&gt;&lt;Point&gt;&lt;coordinates&gt;  37.35003000,  49.17210000&lt;/coordinates&gt;&lt;/Point&gt;&lt;/Placemark&gt;">
            <text:p>&lt;/description&gt;&lt;Point&gt;&lt;coordinates&gt; <text:s/>37.35003000, <text:s/>49.17210000&lt;/coordinates&gt;&lt;/Point&gt;&lt;/Placemark&gt;</text:p>
          </table:table-cell>
          <table:table-cell office:value-type="float" office:value="162">
            <text:p>162</text:p>
          </table:table-cell>
          <table:table-cell table:style-name="ce4" table:formula="of:=VALUE(LEFT(MID([.A206];FIND(&quot;&lt;coordinates&gt;&quot;;[.A206])+15;26);11))" office:value-type="float" office:value="37.35003">
            <text:p>37.35003000</text:p>
          </table:table-cell>
          <table:table-cell table:style-name="ce4" table:formula="of:=VALUE(RIGHT(MID([.A206];FIND(&quot;&lt;coordinates&gt;&quot;;[.A206])+14;26);11))" office:value-type="float" office:value="49.1721">
            <text:p>49.17210000</text:p>
          </table:table-cell>
          <table:table-cell table:formula="of:=SQRT(([.H206]-[.H205])*([.H206]-[.H205])+([.I206]-[.I205])*([.I206]-[.I205]))" office:value-type="float" office:value="0.0170259214141236">
            <text:p>0.017025921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76 &lt;br&gt; Longitude : <text:s text:c="6"/>37.374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7386000, <text:s/>49.17575000&lt;/coordinates&gt;&lt;/Point&gt;&lt;/Placemark&gt;</text:p>
          </table:table-cell>
          <table:table-cell office:value-type="float" office:value="1610">
            <text:p>1610</text:p>
          </table:table-cell>
          <table:table-cell table:formula="of:=IF([.D20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7];162;10)" office:value-type="string" office:string-value="2022-07-04">
            <text:p>2022-07-04</text:p>
          </table:table-cell>
          <table:table-cell table:style-name="ce3" table:formula="of:=MID([.A207];183;9)" office:value-type="string" office:string-value="00:35 UTC">
            <text:p>00:35 UTC</text:p>
          </table:table-cell>
          <table:table-cell table:formula="of:=RIGHT([.A207];LEN([.A207])-FIND(&quot;&lt;/description&gt;&quot;;[.A207])+1)" office:value-type="string" office:string-value="&lt;/description&gt;&lt;Point&gt;&lt;coordinates&gt;  37.37386000,  49.17575000&lt;/coordinates&gt;&lt;/Point&gt;&lt;/Placemark&gt;">
            <text:p>&lt;/description&gt;&lt;Point&gt;&lt;coordinates&gt; <text:s/>37.37386000, <text:s/>49.17575000&lt;/coordinates&gt;&lt;/Point&gt;&lt;/Placemark&gt;</text:p>
          </table:table-cell>
          <table:table-cell office:value-type="float" office:value="1610">
            <text:p>1610</text:p>
          </table:table-cell>
          <table:table-cell table:style-name="ce4" table:formula="of:=VALUE(LEFT(MID([.A207];FIND(&quot;&lt;coordinates&gt;&quot;;[.A207])+15;26);11))" office:value-type="float" office:value="37.37386">
            <text:p>37.37386000</text:p>
          </table:table-cell>
          <table:table-cell table:style-name="ce4" table:formula="of:=VALUE(RIGHT(MID([.A207];FIND(&quot;&lt;coordinates&gt;&quot;;[.A207])+14;26);11))" office:value-type="float" office:value="49.17575">
            <text:p>49.17575000</text:p>
          </table:table-cell>
          <table:table-cell table:formula="of:=SQRT(([.H207]-[.H206])*([.H207]-[.H206])+([.I207]-[.I206])*([.I207]-[.I206]))" office:value-type="float" office:value="0.0241079115644674">
            <text:p>0.024107911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2.238 &lt;br&gt; Longitude : <text:s text:c="6"/>37.402&lt;br&gt;Date Acquired : 2022-07-04 &lt;br&gt;Time: 09:07 UTC&lt;br&gt;Confidence [0-100] : 34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0155000, <text:s/>52.23818000&lt;/coordinates&gt;&lt;/Point&gt;&lt;/Placemark&gt;</text:p>
          </table:table-cell>
          <table:table-cell office:value-type="float" office:value="193">
            <text:p>193</text:p>
          </table:table-cell>
          <table:table-cell table:formula="of:=IF([.D20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8];162;10)" office:value-type="string" office:string-value="2022-07-04">
            <text:p>2022-07-04</text:p>
          </table:table-cell>
          <table:table-cell table:style-name="ce3" table:formula="of:=MID([.A208];183;9)" office:value-type="string" office:string-value="09:07 UTC">
            <text:p>09:07 UTC</text:p>
          </table:table-cell>
          <table:table-cell table:formula="of:=RIGHT([.A208];LEN([.A208])-FIND(&quot;&lt;/description&gt;&quot;;[.A208])+1)" office:value-type="string" office:string-value="&lt;/description&gt;&lt;Point&gt;&lt;coordinates&gt;  37.40155000,  52.23818000&lt;/coordinates&gt;&lt;/Point&gt;&lt;/Placemark&gt;">
            <text:p>&lt;/description&gt;&lt;Point&gt;&lt;coordinates&gt; <text:s/>37.40155000, <text:s/>52.23818000&lt;/coordinates&gt;&lt;/Point&gt;&lt;/Placemark&gt;</text:p>
          </table:table-cell>
          <table:table-cell office:value-type="float" office:value="193">
            <text:p>193</text:p>
          </table:table-cell>
          <table:table-cell table:style-name="ce4" table:formula="of:=VALUE(LEFT(MID([.A208];FIND(&quot;&lt;coordinates&gt;&quot;;[.A208])+15;26);11))" office:value-type="float" office:value="37.40155">
            <text:p>37.40155000</text:p>
          </table:table-cell>
          <table:table-cell table:style-name="ce4" table:formula="of:=VALUE(RIGHT(MID([.A208];FIND(&quot;&lt;coordinates&gt;&quot;;[.A208])+14;26);11))" office:value-type="float" office:value="52.23818">
            <text:p>52.23818000</text:p>
          </table:table-cell>
          <table:table-cell table:formula="of:=SQRT(([.H208]-[.H207])*([.H208]-[.H207])+([.I208]-[.I207])*([.I208]-[.I207]))" office:value-type="float" office:value="3.06255518170693">
            <text:p>3.06255518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984 &lt;br&gt; Longitude : <text:s text:c="6"/>37.403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0283000, <text:s/>47.98392000&lt;/coordinates&gt;&lt;/Point&gt;&lt;/Placemark&gt;</text:p>
          </table:table-cell>
          <table:table-cell office:value-type="float" office:value="1010">
            <text:p>1010</text:p>
          </table:table-cell>
          <table:table-cell table:formula="of:=IF([.D20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09];162;10)" office:value-type="string" office:string-value="2022-07-04">
            <text:p>2022-07-04</text:p>
          </table:table-cell>
          <table:table-cell table:style-name="ce3" table:formula="of:=MID([.A209];183;9)" office:value-type="string" office:string-value="09:30 UTC">
            <text:p>09:30 UTC</text:p>
          </table:table-cell>
          <table:table-cell table:formula="of:=RIGHT([.A209];LEN([.A209])-FIND(&quot;&lt;/description&gt;&quot;;[.A209])+1)" office:value-type="string" office:string-value="&lt;/description&gt;&lt;Point&gt;&lt;coordinates&gt;  37.40283000,  47.98392000&lt;/coordinates&gt;&lt;/Point&gt;&lt;/Placemark&gt;">
            <text:p>&lt;/description&gt;&lt;Point&gt;&lt;coordinates&gt; <text:s/>37.40283000, <text:s/>47.98392000&lt;/coordinates&gt;&lt;/Point&gt;&lt;/Placemark&gt;</text:p>
          </table:table-cell>
          <table:table-cell office:value-type="float" office:value="1010">
            <text:p>1010</text:p>
          </table:table-cell>
          <table:table-cell table:style-name="ce4" table:formula="of:=VALUE(LEFT(MID([.A209];FIND(&quot;&lt;coordinates&gt;&quot;;[.A209])+15;26);11))" office:value-type="float" office:value="37.40283">
            <text:p>37.40283000</text:p>
          </table:table-cell>
          <table:table-cell table:style-name="ce4" table:formula="of:=VALUE(RIGHT(MID([.A209];FIND(&quot;&lt;coordinates&gt;&quot;;[.A209])+14;26);11))" office:value-type="float" office:value="47.98392">
            <text:p>47.98392000</text:p>
          </table:table-cell>
          <table:table-cell table:formula="of:=SQRT(([.H209]-[.H208])*([.H209]-[.H208])+([.I209]-[.I208])*([.I209]-[.I208]))" office:value-type="float" office:value="4.25426019255993">
            <text:p>4.25426019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2 &lt;br&gt; Longitude : <text:s text:c="6"/>37.416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1563000, <text:s/>49.15187000&lt;/coordinates&gt;&lt;/Point&gt;&lt;/Placemark&gt;</text:p>
          </table:table-cell>
          <table:table-cell office:value-type="float" office:value="1522">
            <text:p>1522</text:p>
          </table:table-cell>
          <table:table-cell table:formula="of:=IF([.D2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0];162;10)" office:value-type="string" office:string-value="2022-07-04">
            <text:p>2022-07-04</text:p>
          </table:table-cell>
          <table:table-cell table:style-name="ce3" table:formula="of:=MID([.A210];183;9)" office:value-type="string" office:string-value="10:19 UTC">
            <text:p>10:19 UTC</text:p>
          </table:table-cell>
          <table:table-cell table:formula="of:=RIGHT([.A210];LEN([.A210])-FIND(&quot;&lt;/description&gt;&quot;;[.A210])+1)" office:value-type="string" office:string-value="&lt;/description&gt;&lt;Point&gt;&lt;coordinates&gt;  37.41563000,  49.15187000&lt;/coordinates&gt;&lt;/Point&gt;&lt;/Placemark&gt;">
            <text:p>&lt;/description&gt;&lt;Point&gt;&lt;coordinates&gt; <text:s/>37.41563000, <text:s/>49.15187000&lt;/coordinates&gt;&lt;/Point&gt;&lt;/Placemark&gt;</text:p>
          </table:table-cell>
          <table:table-cell office:value-type="float" office:value="1522">
            <text:p>1522</text:p>
          </table:table-cell>
          <table:table-cell table:style-name="ce4" table:formula="of:=VALUE(LEFT(MID([.A210];FIND(&quot;&lt;coordinates&gt;&quot;;[.A210])+15;26);11))" office:value-type="float" office:value="37.41563">
            <text:p>37.41563000</text:p>
          </table:table-cell>
          <table:table-cell table:style-name="ce4" table:formula="of:=VALUE(RIGHT(MID([.A210];FIND(&quot;&lt;coordinates&gt;&quot;;[.A210])+14;26);11))" office:value-type="float" office:value="49.15187">
            <text:p>49.15187000</text:p>
          </table:table-cell>
          <table:table-cell table:formula="of:=SQRT(([.H210]-[.H209])*([.H210]-[.H209])+([.I210]-[.I209])*([.I210]-[.I209]))" office:value-type="float" office:value="1.16802013788291">
            <text:p>1.16802013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0 &lt;br&gt; Longitude : <text:s text:c="6"/>37.424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2411000, <text:s/>49.15995000&lt;/coordinates&gt;&lt;/Point&gt;&lt;/Placemark&gt;</text:p>
          </table:table-cell>
          <table:table-cell office:value-type="float" office:value="1576">
            <text:p>1576</text:p>
          </table:table-cell>
          <table:table-cell table:formula="of:=IF([.D2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1];162;10)" office:value-type="string" office:string-value="2022-07-04">
            <text:p>2022-07-04</text:p>
          </table:table-cell>
          <table:table-cell table:style-name="ce3" table:formula="of:=MID([.A211];183;9)" office:value-type="string" office:string-value="10:19 UTC">
            <text:p>10:19 UTC</text:p>
          </table:table-cell>
          <table:table-cell table:formula="of:=RIGHT([.A211];LEN([.A211])-FIND(&quot;&lt;/description&gt;&quot;;[.A211])+1)" office:value-type="string" office:string-value="&lt;/description&gt;&lt;Point&gt;&lt;coordinates&gt;  37.42411000,  49.15995000&lt;/coordinates&gt;&lt;/Point&gt;&lt;/Placemark&gt;">
            <text:p>&lt;/description&gt;&lt;Point&gt;&lt;coordinates&gt; <text:s/>37.42411000, <text:s/>49.15995000&lt;/coordinates&gt;&lt;/Point&gt;&lt;/Placemark&gt;</text:p>
          </table:table-cell>
          <table:table-cell office:value-type="float" office:value="1576">
            <text:p>1576</text:p>
          </table:table-cell>
          <table:table-cell table:style-name="ce4" table:formula="of:=VALUE(LEFT(MID([.A211];FIND(&quot;&lt;coordinates&gt;&quot;;[.A211])+15;26);11))" office:value-type="float" office:value="37.42411">
            <text:p>37.42411000</text:p>
          </table:table-cell>
          <table:table-cell table:style-name="ce4" table:formula="of:=VALUE(RIGHT(MID([.A211];FIND(&quot;&lt;coordinates&gt;&quot;;[.A211])+14;26);11))" office:value-type="float" office:value="49.15995">
            <text:p>49.15995000</text:p>
          </table:table-cell>
          <table:table-cell table:formula="of:=SQRT(([.H211]-[.H210])*([.H211]-[.H210])+([.I211]-[.I210])*([.I211]-[.I210]))" office:value-type="float" office:value="0.011713103773124">
            <text:p>0.01171310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013 &lt;br&gt; Longitude : <text:s text:c="6"/>37.435&lt;br&gt;Date Acquired : 2022-07-04 &lt;br&gt;Time: 18:38 UTC&lt;br&gt;Confidence [0-100] : 4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3504000, <text:s/>48.01339000&lt;/coordinates&gt;&lt;/Point&gt;&lt;/Placemark&gt;</text:p>
          </table:table-cell>
          <table:table-cell office:value-type="float" office:value="109">
            <text:p>109</text:p>
          </table:table-cell>
          <table:table-cell table:formula="of:=IF([.D2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2];162;10)" office:value-type="string" office:string-value="2022-07-04">
            <text:p>2022-07-04</text:p>
          </table:table-cell>
          <table:table-cell table:style-name="ce3" table:formula="of:=MID([.A212];183;9)" office:value-type="string" office:string-value="18:38 UTC">
            <text:p>18:38 UTC</text:p>
          </table:table-cell>
          <table:table-cell table:formula="of:=RIGHT([.A212];LEN([.A212])-FIND(&quot;&lt;/description&gt;&quot;;[.A212])+1)" office:value-type="string" office:string-value="&lt;/description&gt;&lt;Point&gt;&lt;coordinates&gt;  37.43504000,  48.01339000&lt;/coordinates&gt;&lt;/Point&gt;&lt;/Placemark&gt;">
            <text:p>&lt;/description&gt;&lt;Point&gt;&lt;coordinates&gt; <text:s/>37.43504000, <text:s/>48.01339000&lt;/coordinates&gt;&lt;/Point&gt;&lt;/Placemark&gt;</text:p>
          </table:table-cell>
          <table:table-cell office:value-type="float" office:value="109">
            <text:p>109</text:p>
          </table:table-cell>
          <table:table-cell table:style-name="ce4" table:formula="of:=VALUE(LEFT(MID([.A212];FIND(&quot;&lt;coordinates&gt;&quot;;[.A212])+15;26);11))" office:value-type="float" office:value="37.43504">
            <text:p>37.43504000</text:p>
          </table:table-cell>
          <table:table-cell table:style-name="ce4" table:formula="of:=VALUE(RIGHT(MID([.A212];FIND(&quot;&lt;coordinates&gt;&quot;;[.A212])+14;26);11))" office:value-type="float" office:value="48.01339">
            <text:p>48.01339000</text:p>
          </table:table-cell>
          <table:table-cell table:formula="of:=SQRT(([.H212]-[.H211])*([.H212]-[.H211])+([.I212]-[.I211])*([.I212]-[.I211]))" office:value-type="float" office:value="1.14661209591562">
            <text:p>1.14661209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94 &lt;br&gt; Longitude : <text:s text:c="6"/>37.436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3588000, <text:s/>48.99401000&lt;/coordinates&gt;&lt;/Point&gt;&lt;/Placemark&gt;</text:p>
          </table:table-cell>
          <table:table-cell office:value-type="float" office:value="1389">
            <text:p>1389</text:p>
          </table:table-cell>
          <table:table-cell table:formula="of:=IF([.D2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3];162;10)" office:value-type="string" office:string-value="2022-07-04">
            <text:p>2022-07-04</text:p>
          </table:table-cell>
          <table:table-cell table:style-name="ce3" table:formula="of:=MID([.A213];183;9)" office:value-type="string" office:string-value="10:19 UTC">
            <text:p>10:19 UTC</text:p>
          </table:table-cell>
          <table:table-cell table:formula="of:=RIGHT([.A213];LEN([.A213])-FIND(&quot;&lt;/description&gt;&quot;;[.A213])+1)" office:value-type="string" office:string-value="&lt;/description&gt;&lt;Point&gt;&lt;coordinates&gt;  37.43588000,  48.99401000&lt;/coordinates&gt;&lt;/Point&gt;&lt;/Placemark&gt;">
            <text:p>&lt;/description&gt;&lt;Point&gt;&lt;coordinates&gt; <text:s/>37.43588000, <text:s/>48.99401000&lt;/coordinates&gt;&lt;/Point&gt;&lt;/Placemark&gt;</text:p>
          </table:table-cell>
          <table:table-cell office:value-type="float" office:value="1389">
            <text:p>1389</text:p>
          </table:table-cell>
          <table:table-cell table:style-name="ce4" table:formula="of:=VALUE(LEFT(MID([.A213];FIND(&quot;&lt;coordinates&gt;&quot;;[.A213])+15;26);11))" office:value-type="float" office:value="37.43588">
            <text:p>37.43588000</text:p>
          </table:table-cell>
          <table:table-cell table:style-name="ce4" table:formula="of:=VALUE(RIGHT(MID([.A213];FIND(&quot;&lt;coordinates&gt;&quot;;[.A213])+14;26);11))" office:value-type="float" office:value="48.99401">
            <text:p>48.99401000</text:p>
          </table:table-cell>
          <table:table-cell table:formula="of:=SQRT(([.H213]-[.H212])*([.H213]-[.H212])+([.I213]-[.I212])*([.I213]-[.I212]))" office:value-type="float" office:value="0.980620359772325">
            <text:p>0.980620359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7 &lt;br&gt; Longitude : <text:s text:c="6"/>37.436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3599000, <text:s/>49.15724000&lt;/coordinates&gt;&lt;/Point&gt;&lt;/Placemark&gt;</text:p>
          </table:table-cell>
          <table:table-cell office:value-type="float" office:value="1557">
            <text:p>1557</text:p>
          </table:table-cell>
          <table:table-cell table:formula="of:=IF([.D2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4];162;10)" office:value-type="string" office:string-value="2022-07-04">
            <text:p>2022-07-04</text:p>
          </table:table-cell>
          <table:table-cell table:style-name="ce3" table:formula="of:=MID([.A214];183;9)" office:value-type="string" office:string-value="00:35 UTC">
            <text:p>00:35 UTC</text:p>
          </table:table-cell>
          <table:table-cell table:formula="of:=RIGHT([.A214];LEN([.A214])-FIND(&quot;&lt;/description&gt;&quot;;[.A214])+1)" office:value-type="string" office:string-value="&lt;/description&gt;&lt;Point&gt;&lt;coordinates&gt;  37.43599000,  49.15724000&lt;/coordinates&gt;&lt;/Point&gt;&lt;/Placemark&gt;">
            <text:p>&lt;/description&gt;&lt;Point&gt;&lt;coordinates&gt; <text:s/>37.43599000, <text:s/>49.15724000&lt;/coordinates&gt;&lt;/Point&gt;&lt;/Placemark&gt;</text:p>
          </table:table-cell>
          <table:table-cell office:value-type="float" office:value="1557">
            <text:p>1557</text:p>
          </table:table-cell>
          <table:table-cell table:style-name="ce4" table:formula="of:=VALUE(LEFT(MID([.A214];FIND(&quot;&lt;coordinates&gt;&quot;;[.A214])+15;26);11))" office:value-type="float" office:value="37.43599">
            <text:p>37.43599000</text:p>
          </table:table-cell>
          <table:table-cell table:style-name="ce4" table:formula="of:=VALUE(RIGHT(MID([.A214];FIND(&quot;&lt;coordinates&gt;&quot;;[.A214])+14;26);11))" office:value-type="float" office:value="49.15724">
            <text:p>49.15724000</text:p>
          </table:table-cell>
          <table:table-cell table:formula="of:=SQRT(([.H214]-[.H213])*([.H214]-[.H213])+([.I214]-[.I213])*([.I214]-[.I213]))" office:value-type="float" office:value="0.16323003706426">
            <text:p>0.16323003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43 &lt;br&gt; Longitude : <text:s text:c="6"/>37.442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4200000, <text:s/>49.04309000&lt;/coordinates&gt;&lt;/Point&gt;&lt;/Placemark&gt;</text:p>
          </table:table-cell>
          <table:table-cell office:value-type="float" office:value="1428">
            <text:p>1428</text:p>
          </table:table-cell>
          <table:table-cell table:formula="of:=IF([.D2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5];162;10)" office:value-type="string" office:string-value="2022-07-04">
            <text:p>2022-07-04</text:p>
          </table:table-cell>
          <table:table-cell table:style-name="ce3" table:formula="of:=MID([.A215];183;9)" office:value-type="string" office:string-value="10:19 UTC">
            <text:p>10:19 UTC</text:p>
          </table:table-cell>
          <table:table-cell table:formula="of:=RIGHT([.A215];LEN([.A215])-FIND(&quot;&lt;/description&gt;&quot;;[.A215])+1)" office:value-type="string" office:string-value="&lt;/description&gt;&lt;Point&gt;&lt;coordinates&gt;  37.44200000,  49.04309000&lt;/coordinates&gt;&lt;/Point&gt;&lt;/Placemark&gt;">
            <text:p>&lt;/description&gt;&lt;Point&gt;&lt;coordinates&gt; <text:s/>37.44200000, <text:s/>49.04309000&lt;/coordinates&gt;&lt;/Point&gt;&lt;/Placemark&gt;</text:p>
          </table:table-cell>
          <table:table-cell office:value-type="float" office:value="1428">
            <text:p>1428</text:p>
          </table:table-cell>
          <table:table-cell table:style-name="ce4" table:formula="of:=VALUE(LEFT(MID([.A215];FIND(&quot;&lt;coordinates&gt;&quot;;[.A215])+15;26);11))" office:value-type="float" office:value="37.442">
            <text:p>37.44200000</text:p>
          </table:table-cell>
          <table:table-cell table:style-name="ce4" table:formula="of:=VALUE(RIGHT(MID([.A215];FIND(&quot;&lt;coordinates&gt;&quot;;[.A215])+14;26);11))" office:value-type="float" office:value="49.04309">
            <text:p>49.04309000</text:p>
          </table:table-cell>
          <table:table-cell table:formula="of:=SQRT(([.H215]-[.H214])*([.H215]-[.H214])+([.I215]-[.I214])*([.I215]-[.I214]))" office:value-type="float" office:value="0.114308103824709">
            <text:p>0.11430810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6 &lt;br&gt; Longitude : <text:s text:c="6"/>37.442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4218000, <text:s/>49.15559000&lt;/coordinates&gt;&lt;/Point&gt;&lt;/Placemark&gt;</text:p>
          </table:table-cell>
          <table:table-cell office:value-type="float" office:value="1548">
            <text:p>1548</text:p>
          </table:table-cell>
          <table:table-cell table:formula="of:=IF([.D2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6];162;10)" office:value-type="string" office:string-value="2022-07-04">
            <text:p>2022-07-04</text:p>
          </table:table-cell>
          <table:table-cell table:style-name="ce3" table:formula="of:=MID([.A216];183;9)" office:value-type="string" office:string-value="10:19 UTC">
            <text:p>10:19 UTC</text:p>
          </table:table-cell>
          <table:table-cell table:formula="of:=RIGHT([.A216];LEN([.A216])-FIND(&quot;&lt;/description&gt;&quot;;[.A216])+1)" office:value-type="string" office:string-value="&lt;/description&gt;&lt;Point&gt;&lt;coordinates&gt;  37.44218000,  49.15559000&lt;/coordinates&gt;&lt;/Point&gt;&lt;/Placemark&gt;">
            <text:p>&lt;/description&gt;&lt;Point&gt;&lt;coordinates&gt; <text:s/>37.44218000, <text:s/>49.15559000&lt;/coordinates&gt;&lt;/Point&gt;&lt;/Placemark&gt;</text:p>
          </table:table-cell>
          <table:table-cell office:value-type="float" office:value="1548">
            <text:p>1548</text:p>
          </table:table-cell>
          <table:table-cell table:style-name="ce4" table:formula="of:=VALUE(LEFT(MID([.A216];FIND(&quot;&lt;coordinates&gt;&quot;;[.A216])+15;26);11))" office:value-type="float" office:value="37.44218">
            <text:p>37.44218000</text:p>
          </table:table-cell>
          <table:table-cell table:style-name="ce4" table:formula="of:=VALUE(RIGHT(MID([.A216];FIND(&quot;&lt;coordinates&gt;&quot;;[.A216])+14;26);11))" office:value-type="float" office:value="49.15559">
            <text:p>49.15559000</text:p>
          </table:table-cell>
          <table:table-cell table:formula="of:=SQRT(([.H216]-[.H215])*([.H216]-[.H215])+([.I216]-[.I215])*([.I216]-[.I215]))" office:value-type="float" office:value="0.112500143999905">
            <text:p>0.11250014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90 &lt;br&gt; Longitude : <text:s text:c="6"/>37.450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4995000, <text:s/>48.08953000&lt;/coordinates&gt;&lt;/Point&gt;&lt;/Placemark&gt;</text:p>
          </table:table-cell>
          <table:table-cell office:value-type="float" office:value="1043">
            <text:p>1043</text:p>
          </table:table-cell>
          <table:table-cell table:formula="of:=IF([.D2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7];162;10)" office:value-type="string" office:string-value="2022-07-04">
            <text:p>2022-07-04</text:p>
          </table:table-cell>
          <table:table-cell table:style-name="ce3" table:formula="of:=MID([.A217];183;9)" office:value-type="string" office:string-value="09:30 UTC">
            <text:p>09:30 UTC</text:p>
          </table:table-cell>
          <table:table-cell table:formula="of:=RIGHT([.A217];LEN([.A217])-FIND(&quot;&lt;/description&gt;&quot;;[.A217])+1)" office:value-type="string" office:string-value="&lt;/description&gt;&lt;Point&gt;&lt;coordinates&gt;  37.44995000,  48.08953000&lt;/coordinates&gt;&lt;/Point&gt;&lt;/Placemark&gt;">
            <text:p>&lt;/description&gt;&lt;Point&gt;&lt;coordinates&gt; <text:s/>37.44995000, <text:s/>48.08953000&lt;/coordinates&gt;&lt;/Point&gt;&lt;/Placemark&gt;</text:p>
          </table:table-cell>
          <table:table-cell office:value-type="float" office:value="1043">
            <text:p>1043</text:p>
          </table:table-cell>
          <table:table-cell table:style-name="ce4" table:formula="of:=VALUE(LEFT(MID([.A217];FIND(&quot;&lt;coordinates&gt;&quot;;[.A217])+15;26);11))" office:value-type="float" office:value="37.44995">
            <text:p>37.44995000</text:p>
          </table:table-cell>
          <table:table-cell table:style-name="ce4" table:formula="of:=VALUE(RIGHT(MID([.A217];FIND(&quot;&lt;coordinates&gt;&quot;;[.A217])+14;26);11))" office:value-type="float" office:value="48.08953">
            <text:p>48.08953000</text:p>
          </table:table-cell>
          <table:table-cell table:formula="of:=SQRT(([.H217]-[.H216])*([.H217]-[.H216])+([.I217]-[.I216])*([.I217]-[.I216]))" office:value-type="float" office:value="1.06608831552549">
            <text:p>1.06608831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03 &lt;br&gt; Longitude : <text:s text:c="6"/>37.487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8705000, <text:s/>48.00256000&lt;/coordinates&gt;&lt;/Point&gt;&lt;/Placemark&gt;</text:p>
          </table:table-cell>
          <table:table-cell office:value-type="float" office:value="1012">
            <text:p>1012</text:p>
          </table:table-cell>
          <table:table-cell table:formula="of:=IF([.D2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8];162;10)" office:value-type="string" office:string-value="2022-07-04">
            <text:p>2022-07-04</text:p>
          </table:table-cell>
          <table:table-cell table:style-name="ce3" table:formula="of:=MID([.A218];183;9)" office:value-type="string" office:string-value="11:10 UTC">
            <text:p>11:10 UTC</text:p>
          </table:table-cell>
          <table:table-cell table:formula="of:=RIGHT([.A218];LEN([.A218])-FIND(&quot;&lt;/description&gt;&quot;;[.A218])+1)" office:value-type="string" office:string-value="&lt;/description&gt;&lt;Point&gt;&lt;coordinates&gt;  37.48705000,  48.00256000&lt;/coordinates&gt;&lt;/Point&gt;&lt;/Placemark&gt;">
            <text:p>&lt;/description&gt;&lt;Point&gt;&lt;coordinates&gt; <text:s/>37.48705000, <text:s/>48.00256000&lt;/coordinates&gt;&lt;/Point&gt;&lt;/Placemark&gt;</text:p>
          </table:table-cell>
          <table:table-cell office:value-type="float" office:value="1012">
            <text:p>1012</text:p>
          </table:table-cell>
          <table:table-cell table:style-name="ce4" table:formula="of:=VALUE(LEFT(MID([.A218];FIND(&quot;&lt;coordinates&gt;&quot;;[.A218])+15;26);11))" office:value-type="float" office:value="37.48705">
            <text:p>37.48705000</text:p>
          </table:table-cell>
          <table:table-cell table:style-name="ce4" table:formula="of:=VALUE(RIGHT(MID([.A218];FIND(&quot;&lt;coordinates&gt;&quot;;[.A218])+14;26);11))" office:value-type="float" office:value="48.00256">
            <text:p>48.00256000</text:p>
          </table:table-cell>
          <table:table-cell table:formula="of:=SQRT(([.H218]-[.H217])*([.H218]-[.H217])+([.I218]-[.I217])*([.I218]-[.I217]))" office:value-type="float" office:value="0.0945525827251683">
            <text:p>0.09455258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02 &lt;br&gt; Longitude : <text:s text:c="6"/>37.494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9411000, <text:s/>49.00213000&lt;/coordinates&gt;&lt;/Point&gt;&lt;/Placemark&gt;</text:p>
          </table:table-cell>
          <table:table-cell office:value-type="float" office:value="1390">
            <text:p>1390</text:p>
          </table:table-cell>
          <table:table-cell table:formula="of:=IF([.D2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19];162;10)" office:value-type="string" office:string-value="2022-07-04">
            <text:p>2022-07-04</text:p>
          </table:table-cell>
          <table:table-cell table:style-name="ce3" table:formula="of:=MID([.A219];183;9)" office:value-type="string" office:string-value="10:19 UTC">
            <text:p>10:19 UTC</text:p>
          </table:table-cell>
          <table:table-cell table:formula="of:=RIGHT([.A219];LEN([.A219])-FIND(&quot;&lt;/description&gt;&quot;;[.A219])+1)" office:value-type="string" office:string-value="&lt;/description&gt;&lt;Point&gt;&lt;coordinates&gt;  37.49411000,  49.00213000&lt;/coordinates&gt;&lt;/Point&gt;&lt;/Placemark&gt;">
            <text:p>&lt;/description&gt;&lt;Point&gt;&lt;coordinates&gt; <text:s/>37.49411000, <text:s/>49.00213000&lt;/coordinates&gt;&lt;/Point&gt;&lt;/Placemark&gt;</text:p>
          </table:table-cell>
          <table:table-cell office:value-type="float" office:value="1390">
            <text:p>1390</text:p>
          </table:table-cell>
          <table:table-cell table:style-name="ce4" table:formula="of:=VALUE(LEFT(MID([.A219];FIND(&quot;&lt;coordinates&gt;&quot;;[.A219])+15;26);11))" office:value-type="float" office:value="37.49411">
            <text:p>37.49411000</text:p>
          </table:table-cell>
          <table:table-cell table:style-name="ce4" table:formula="of:=VALUE(RIGHT(MID([.A219];FIND(&quot;&lt;coordinates&gt;&quot;;[.A219])+14;26);11))" office:value-type="float" office:value="49.00213">
            <text:p>49.00213000</text:p>
          </table:table-cell>
          <table:table-cell table:formula="of:=SQRT(([.H219]-[.H218])*([.H219]-[.H218])+([.I219]-[.I218])*([.I219]-[.I218]))" office:value-type="float" office:value="0.999594932210041">
            <text:p>0.999594932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04 &lt;br&gt; Longitude : <text:s text:c="6"/>37.503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0342000, <text:s/>48.90376000&lt;/coordinates&gt;&lt;/Point&gt;&lt;/Placemark&gt;</text:p>
          </table:table-cell>
          <table:table-cell office:value-type="float" office:value="1351">
            <text:p>1351</text:p>
          </table:table-cell>
          <table:table-cell table:formula="of:=IF([.D2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0];162;10)" office:value-type="string" office:string-value="2022-07-04">
            <text:p>2022-07-04</text:p>
          </table:table-cell>
          <table:table-cell table:style-name="ce3" table:formula="of:=MID([.A220];183;9)" office:value-type="string" office:string-value="11:13 UTC">
            <text:p>11:13 UTC</text:p>
          </table:table-cell>
          <table:table-cell table:formula="of:=RIGHT([.A220];LEN([.A220])-FIND(&quot;&lt;/description&gt;&quot;;[.A220])+1)" office:value-type="string" office:string-value="&lt;/description&gt;&lt;Point&gt;&lt;coordinates&gt;  37.50342000,  48.90376000&lt;/coordinates&gt;&lt;/Point&gt;&lt;/Placemark&gt;">
            <text:p>&lt;/description&gt;&lt;Point&gt;&lt;coordinates&gt; <text:s/>37.50342000, <text:s/>48.90376000&lt;/coordinates&gt;&lt;/Point&gt;&lt;/Placemark&gt;</text:p>
          </table:table-cell>
          <table:table-cell office:value-type="float" office:value="1351">
            <text:p>1351</text:p>
          </table:table-cell>
          <table:table-cell table:style-name="ce4" table:formula="of:=VALUE(LEFT(MID([.A220];FIND(&quot;&lt;coordinates&gt;&quot;;[.A220])+15;26);11))" office:value-type="float" office:value="37.50342">
            <text:p>37.50342000</text:p>
          </table:table-cell>
          <table:table-cell table:style-name="ce4" table:formula="of:=VALUE(RIGHT(MID([.A220];FIND(&quot;&lt;coordinates&gt;&quot;;[.A220])+14;26);11))" office:value-type="float" office:value="48.90376">
            <text:p>48.90376000</text:p>
          </table:table-cell>
          <table:table-cell table:formula="of:=SQRT(([.H220]-[.H219])*([.H220]-[.H219])+([.I220]-[.I219])*([.I220]-[.I219]))" office:value-type="float" office:value="0.0988095794951103">
            <text:p>0.09880957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34 &lt;br&gt; Longitude : <text:s text:c="6"/>37.510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1024000, <text:s/>49.13404000&lt;/coordinates&gt;&lt;/Point&gt;&lt;/Placemark&gt;</text:p>
          </table:table-cell>
          <table:table-cell office:value-type="float" office:value="1519">
            <text:p>1519</text:p>
          </table:table-cell>
          <table:table-cell table:formula="of:=IF([.D2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1];162;10)" office:value-type="string" office:string-value="2022-07-04">
            <text:p>2022-07-04</text:p>
          </table:table-cell>
          <table:table-cell table:style-name="ce3" table:formula="of:=MID([.A221];183;9)" office:value-type="string" office:string-value="10:19 UTC">
            <text:p>10:19 UTC</text:p>
          </table:table-cell>
          <table:table-cell table:formula="of:=RIGHT([.A221];LEN([.A221])-FIND(&quot;&lt;/description&gt;&quot;;[.A221])+1)" office:value-type="string" office:string-value="&lt;/description&gt;&lt;Point&gt;&lt;coordinates&gt;  37.51024000,  49.13404000&lt;/coordinates&gt;&lt;/Point&gt;&lt;/Placemark&gt;">
            <text:p>&lt;/description&gt;&lt;Point&gt;&lt;coordinates&gt; <text:s/>37.51024000, <text:s/>49.13404000&lt;/coordinates&gt;&lt;/Point&gt;&lt;/Placemark&gt;</text:p>
          </table:table-cell>
          <table:table-cell office:value-type="float" office:value="1519">
            <text:p>1519</text:p>
          </table:table-cell>
          <table:table-cell table:style-name="ce4" table:formula="of:=VALUE(LEFT(MID([.A221];FIND(&quot;&lt;coordinates&gt;&quot;;[.A221])+15;26);11))" office:value-type="float" office:value="37.51024">
            <text:p>37.51024000</text:p>
          </table:table-cell>
          <table:table-cell table:style-name="ce4" table:formula="of:=VALUE(RIGHT(MID([.A221];FIND(&quot;&lt;coordinates&gt;&quot;;[.A221])+14;26);11))" office:value-type="float" office:value="49.13404">
            <text:p>49.13404000</text:p>
          </table:table-cell>
          <table:table-cell table:formula="of:=SQRT(([.H221]-[.H220])*([.H221]-[.H220])+([.I221]-[.I220])*([.I221]-[.I220]))" office:value-type="float" office:value="0.230380968832064">
            <text:p>0.230380968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23 &lt;br&gt; Longitude : <text:s text:c="6"/>37.554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5420000, <text:s/>49.12284000&lt;/coordinates&gt;&lt;/Point&gt;&lt;/Placemark&gt;</text:p>
          </table:table-cell>
          <table:table-cell office:value-type="float" office:value="1491">
            <text:p>1491</text:p>
          </table:table-cell>
          <table:table-cell table:formula="of:=IF([.D2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2];162;10)" office:value-type="string" office:string-value="2022-07-04">
            <text:p>2022-07-04</text:p>
          </table:table-cell>
          <table:table-cell table:style-name="ce3" table:formula="of:=MID([.A222];183;9)" office:value-type="string" office:string-value="09:30 UTC">
            <text:p>09:30 UTC</text:p>
          </table:table-cell>
          <table:table-cell table:formula="of:=RIGHT([.A222];LEN([.A222])-FIND(&quot;&lt;/description&gt;&quot;;[.A222])+1)" office:value-type="string" office:string-value="&lt;/description&gt;&lt;Point&gt;&lt;coordinates&gt;  37.55420000,  49.12284000&lt;/coordinates&gt;&lt;/Point&gt;&lt;/Placemark&gt;">
            <text:p>&lt;/description&gt;&lt;Point&gt;&lt;coordinates&gt; <text:s/>37.55420000, <text:s/>49.12284000&lt;/coordinates&gt;&lt;/Point&gt;&lt;/Placemark&gt;</text:p>
          </table:table-cell>
          <table:table-cell office:value-type="float" office:value="1491">
            <text:p>1491</text:p>
          </table:table-cell>
          <table:table-cell table:style-name="ce4" table:formula="of:=VALUE(LEFT(MID([.A222];FIND(&quot;&lt;coordinates&gt;&quot;;[.A222])+15;26);11))" office:value-type="float" office:value="37.5542">
            <text:p>37.55420000</text:p>
          </table:table-cell>
          <table:table-cell table:style-name="ce4" table:formula="of:=VALUE(RIGHT(MID([.A222];FIND(&quot;&lt;coordinates&gt;&quot;;[.A222])+14;26);11))" office:value-type="float" office:value="49.12284">
            <text:p>49.12284000</text:p>
          </table:table-cell>
          <table:table-cell table:formula="of:=SQRT(([.H222]-[.H221])*([.H222]-[.H221])+([.I222]-[.I221])*([.I222]-[.I221]))" office:value-type="float" office:value="0.0453643207818646">
            <text:p>0.045364320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054 &lt;br&gt; Longitude : <text:s text:c="6"/>37.568&lt;br&gt;Date Acquired : 2022-07-04 &lt;br&gt;Time: 18:38 UTC&lt;br&gt;Confidence [0-100] : 63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6829000, <text:s/>49.05383000&lt;/coordinates&gt;&lt;/Point&gt;&lt;/Placemark&gt;</text:p>
          </table:table-cell>
          <table:table-cell office:value-type="float" office:value="146">
            <text:p>146</text:p>
          </table:table-cell>
          <table:table-cell table:formula="of:=IF([.D2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3];162;10)" office:value-type="string" office:string-value="2022-07-04">
            <text:p>2022-07-04</text:p>
          </table:table-cell>
          <table:table-cell table:style-name="ce3" table:formula="of:=MID([.A223];183;9)" office:value-type="string" office:string-value="18:38 UTC">
            <text:p>18:38 UTC</text:p>
          </table:table-cell>
          <table:table-cell table:formula="of:=RIGHT([.A223];LEN([.A223])-FIND(&quot;&lt;/description&gt;&quot;;[.A223])+1)" office:value-type="string" office:string-value="&lt;/description&gt;&lt;Point&gt;&lt;coordinates&gt;  37.56829000,  49.05383000&lt;/coordinates&gt;&lt;/Point&gt;&lt;/Placemark&gt;">
            <text:p>&lt;/description&gt;&lt;Point&gt;&lt;coordinates&gt; <text:s/>37.56829000, <text:s/>49.05383000&lt;/coordinates&gt;&lt;/Point&gt;&lt;/Placemark&gt;</text:p>
          </table:table-cell>
          <table:table-cell office:value-type="float" office:value="146">
            <text:p>146</text:p>
          </table:table-cell>
          <table:table-cell table:style-name="ce4" table:formula="of:=VALUE(LEFT(MID([.A223];FIND(&quot;&lt;coordinates&gt;&quot;;[.A223])+15;26);11))" office:value-type="float" office:value="37.56829">
            <text:p>37.56829000</text:p>
          </table:table-cell>
          <table:table-cell table:style-name="ce4" table:formula="of:=VALUE(RIGHT(MID([.A223];FIND(&quot;&lt;coordinates&gt;&quot;;[.A223])+14;26);11))" office:value-type="float" office:value="49.05383">
            <text:p>49.05383000</text:p>
          </table:table-cell>
          <table:table-cell table:formula="of:=SQRT(([.H223]-[.H222])*([.H223]-[.H222])+([.I223]-[.I222])*([.I223]-[.I222]))" office:value-type="float" office:value="0.070433714938229">
            <text:p>0.07043371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48 &lt;br&gt; Longitude : <text:s text:c="6"/>37.574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7389000, <text:s/>49.04771000&lt;/coordinates&gt;&lt;/Point&gt;&lt;/Placemark&gt;</text:p>
          </table:table-cell>
          <table:table-cell office:value-type="float" office:value="1434">
            <text:p>1434</text:p>
          </table:table-cell>
          <table:table-cell table:formula="of:=IF([.D2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4];162;10)" office:value-type="string" office:string-value="2022-07-04">
            <text:p>2022-07-04</text:p>
          </table:table-cell>
          <table:table-cell table:style-name="ce3" table:formula="of:=MID([.A224];183;9)" office:value-type="string" office:string-value="10:19 UTC">
            <text:p>10:19 UTC</text:p>
          </table:table-cell>
          <table:table-cell table:formula="of:=RIGHT([.A224];LEN([.A224])-FIND(&quot;&lt;/description&gt;&quot;;[.A224])+1)" office:value-type="string" office:string-value="&lt;/description&gt;&lt;Point&gt;&lt;coordinates&gt;  37.57389000,  49.04771000&lt;/coordinates&gt;&lt;/Point&gt;&lt;/Placemark&gt;">
            <text:p>&lt;/description&gt;&lt;Point&gt;&lt;coordinates&gt; <text:s/>37.57389000, <text:s/>49.04771000&lt;/coordinates&gt;&lt;/Point&gt;&lt;/Placemark&gt;</text:p>
          </table:table-cell>
          <table:table-cell office:value-type="float" office:value="1434">
            <text:p>1434</text:p>
          </table:table-cell>
          <table:table-cell table:style-name="ce4" table:formula="of:=VALUE(LEFT(MID([.A224];FIND(&quot;&lt;coordinates&gt;&quot;;[.A224])+15;26);11))" office:value-type="float" office:value="37.57389">
            <text:p>37.57389000</text:p>
          </table:table-cell>
          <table:table-cell table:style-name="ce4" table:formula="of:=VALUE(RIGHT(MID([.A224];FIND(&quot;&lt;coordinates&gt;&quot;;[.A224])+14;26);11))" office:value-type="float" office:value="49.04771">
            <text:p>49.04771000</text:p>
          </table:table-cell>
          <table:table-cell table:formula="of:=SQRT(([.H224]-[.H223])*([.H224]-[.H223])+([.I224]-[.I223])*([.I224]-[.I223]))" office:value-type="float" office:value="0.0082954445329928">
            <text:p>0.00829544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77 &lt;br&gt; Longitude : <text:s text:c="6"/>37.578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7750000, <text:s/>48.07745000&lt;/coordinates&gt;&lt;/Point&gt;&lt;/Placemark&gt;</text:p>
          </table:table-cell>
          <table:table-cell office:value-type="float" office:value="1035">
            <text:p>1035</text:p>
          </table:table-cell>
          <table:table-cell table:formula="of:=IF([.D2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5];162;10)" office:value-type="string" office:string-value="2022-07-04">
            <text:p>2022-07-04</text:p>
          </table:table-cell>
          <table:table-cell table:style-name="ce3" table:formula="of:=MID([.A225];183;9)" office:value-type="string" office:string-value="11:10 UTC">
            <text:p>11:10 UTC</text:p>
          </table:table-cell>
          <table:table-cell table:formula="of:=RIGHT([.A225];LEN([.A225])-FIND(&quot;&lt;/description&gt;&quot;;[.A225])+1)" office:value-type="string" office:string-value="&lt;/description&gt;&lt;Point&gt;&lt;coordinates&gt;  37.57750000,  48.07745000&lt;/coordinates&gt;&lt;/Point&gt;&lt;/Placemark&gt;">
            <text:p>&lt;/description&gt;&lt;Point&gt;&lt;coordinates&gt; <text:s/>37.57750000, <text:s/>48.07745000&lt;/coordinates&gt;&lt;/Point&gt;&lt;/Placemark&gt;</text:p>
          </table:table-cell>
          <table:table-cell office:value-type="float" office:value="1035">
            <text:p>1035</text:p>
          </table:table-cell>
          <table:table-cell table:style-name="ce4" table:formula="of:=VALUE(LEFT(MID([.A225];FIND(&quot;&lt;coordinates&gt;&quot;;[.A225])+15;26);11))" office:value-type="float" office:value="37.5775">
            <text:p>37.57750000</text:p>
          </table:table-cell>
          <table:table-cell table:style-name="ce4" table:formula="of:=VALUE(RIGHT(MID([.A225];FIND(&quot;&lt;coordinates&gt;&quot;;[.A225])+14;26);11))" office:value-type="float" office:value="48.07745">
            <text:p>48.07745000</text:p>
          </table:table-cell>
          <table:table-cell table:formula="of:=SQRT(([.H225]-[.H224])*([.H225]-[.H224])+([.I225]-[.I224])*([.I225]-[.I224]))" office:value-type="float" office:value="0.970266715753976">
            <text:p>0.97026671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946 &lt;br&gt; Longitude : <text:s text:c="6"/>37.583&lt;br&gt;Date Acquired : 2022-07-04 &lt;br&gt;Time: 11:1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8313000, <text:s/>47.94564000&lt;/coordinates&gt;&lt;/Point&gt;&lt;/Placemark&gt;</text:p>
          </table:table-cell>
          <table:table-cell office:value-type="float" office:value="996">
            <text:p>996</text:p>
          </table:table-cell>
          <table:table-cell table:formula="of:=IF([.D2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6];162;10)" office:value-type="string" office:string-value="2022-07-04">
            <text:p>2022-07-04</text:p>
          </table:table-cell>
          <table:table-cell table:style-name="ce3" table:formula="of:=MID([.A226];183;9)" office:value-type="string" office:string-value="11:10 UTC">
            <text:p>11:10 UTC</text:p>
          </table:table-cell>
          <table:table-cell table:formula="of:=RIGHT([.A226];LEN([.A226])-FIND(&quot;&lt;/description&gt;&quot;;[.A226])+1)" office:value-type="string" office:string-value="&lt;/description&gt;&lt;Point&gt;&lt;coordinates&gt;  37.58313000,  47.94564000&lt;/coordinates&gt;&lt;/Point&gt;&lt;/Placemark&gt;">
            <text:p>&lt;/description&gt;&lt;Point&gt;&lt;coordinates&gt; <text:s/>37.58313000, <text:s/>47.94564000&lt;/coordinates&gt;&lt;/Point&gt;&lt;/Placemark&gt;</text:p>
          </table:table-cell>
          <table:table-cell office:value-type="float" office:value="996">
            <text:p>996</text:p>
          </table:table-cell>
          <table:table-cell table:style-name="ce4" table:formula="of:=VALUE(LEFT(MID([.A226];FIND(&quot;&lt;coordinates&gt;&quot;;[.A226])+15;26);11))" office:value-type="float" office:value="37.58313">
            <text:p>37.58313000</text:p>
          </table:table-cell>
          <table:table-cell table:style-name="ce4" table:formula="of:=VALUE(RIGHT(MID([.A226];FIND(&quot;&lt;coordinates&gt;&quot;;[.A226])+14;26);11))" office:value-type="float" office:value="47.94564">
            <text:p>47.94564000</text:p>
          </table:table-cell>
          <table:table-cell table:formula="of:=SQRT(([.H226]-[.H225])*([.H226]-[.H225])+([.I226]-[.I225])*([.I226]-[.I225]))" office:value-type="float" office:value="0.131930182293516">
            <text:p>0.13193018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4 &lt;br&gt; Longitude : <text:s text:c="6"/>37.601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0058000, <text:s/>49.15408000&lt;/coordinates&gt;&lt;/Point&gt;&lt;/Placemark&gt;</text:p>
          </table:table-cell>
          <table:table-cell office:value-type="float" office:value="1533">
            <text:p>1533</text:p>
          </table:table-cell>
          <table:table-cell table:formula="of:=IF([.D2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7];162;10)" office:value-type="string" office:string-value="2022-07-04">
            <text:p>2022-07-04</text:p>
          </table:table-cell>
          <table:table-cell table:style-name="ce3" table:formula="of:=MID([.A227];183;9)" office:value-type="string" office:string-value="11:13 UTC">
            <text:p>11:13 UTC</text:p>
          </table:table-cell>
          <table:table-cell table:formula="of:=RIGHT([.A227];LEN([.A227])-FIND(&quot;&lt;/description&gt;&quot;;[.A227])+1)" office:value-type="string" office:string-value="&lt;/description&gt;&lt;Point&gt;&lt;coordinates&gt;  37.60058000,  49.15408000&lt;/coordinates&gt;&lt;/Point&gt;&lt;/Placemark&gt;">
            <text:p>&lt;/description&gt;&lt;Point&gt;&lt;coordinates&gt; <text:s/>37.60058000, <text:s/>49.15408000&lt;/coordinates&gt;&lt;/Point&gt;&lt;/Placemark&gt;</text:p>
          </table:table-cell>
          <table:table-cell office:value-type="float" office:value="1533">
            <text:p>1533</text:p>
          </table:table-cell>
          <table:table-cell table:style-name="ce4" table:formula="of:=VALUE(LEFT(MID([.A227];FIND(&quot;&lt;coordinates&gt;&quot;;[.A227])+15;26);11))" office:value-type="float" office:value="37.60058">
            <text:p>37.60058000</text:p>
          </table:table-cell>
          <table:table-cell table:style-name="ce4" table:formula="of:=VALUE(RIGHT(MID([.A227];FIND(&quot;&lt;coordinates&gt;&quot;;[.A227])+14;26);11))" office:value-type="float" office:value="49.15408">
            <text:p>49.15408000</text:p>
          </table:table-cell>
          <table:table-cell table:formula="of:=SQRT(([.H227]-[.H226])*([.H227]-[.H226])+([.I227]-[.I226])*([.I227]-[.I226]))" office:value-type="float" office:value="1.20856598334555">
            <text:p>1.20856598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98 &lt;br&gt; Longitude : <text:s text:c="6"/>37.617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1703000, <text:s/>48.19818000&lt;/coordinates&gt;&lt;/Point&gt;&lt;/Placemark&gt;</text:p>
          </table:table-cell>
          <table:table-cell office:value-type="float" office:value="1065">
            <text:p>1065</text:p>
          </table:table-cell>
          <table:table-cell table:formula="of:=IF([.D2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8];162;10)" office:value-type="string" office:string-value="2022-07-04">
            <text:p>2022-07-04</text:p>
          </table:table-cell>
          <table:table-cell table:style-name="ce3" table:formula="of:=MID([.A228];183;9)" office:value-type="string" office:string-value="10:19 UTC">
            <text:p>10:19 UTC</text:p>
          </table:table-cell>
          <table:table-cell table:formula="of:=RIGHT([.A228];LEN([.A228])-FIND(&quot;&lt;/description&gt;&quot;;[.A228])+1)" office:value-type="string" office:string-value="&lt;/description&gt;&lt;Point&gt;&lt;coordinates&gt;  37.61703000,  48.19818000&lt;/coordinates&gt;&lt;/Point&gt;&lt;/Placemark&gt;">
            <text:p>&lt;/description&gt;&lt;Point&gt;&lt;coordinates&gt; <text:s/>37.61703000, <text:s/>48.19818000&lt;/coordinates&gt;&lt;/Point&gt;&lt;/Placemark&gt;</text:p>
          </table:table-cell>
          <table:table-cell office:value-type="float" office:value="1065">
            <text:p>1065</text:p>
          </table:table-cell>
          <table:table-cell table:style-name="ce4" table:formula="of:=VALUE(LEFT(MID([.A228];FIND(&quot;&lt;coordinates&gt;&quot;;[.A228])+15;26);11))" office:value-type="float" office:value="37.61703">
            <text:p>37.61703000</text:p>
          </table:table-cell>
          <table:table-cell table:style-name="ce4" table:formula="of:=VALUE(RIGHT(MID([.A228];FIND(&quot;&lt;coordinates&gt;&quot;;[.A228])+14;26);11))" office:value-type="float" office:value="48.19818">
            <text:p>48.19818000</text:p>
          </table:table-cell>
          <table:table-cell table:formula="of:=SQRT(([.H228]-[.H227])*([.H228]-[.H227])+([.I228]-[.I227])*([.I228]-[.I227]))" office:value-type="float" office:value="0.956041532832125">
            <text:p>0.95604153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02 &lt;br&gt; Longitude : <text:s text:c="6"/>37.686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8605000, <text:s/>47.20172000&lt;/coordinates&gt;&lt;/Point&gt;&lt;/Placemark&gt;</text:p>
          </table:table-cell>
          <table:table-cell office:value-type="float" office:value="606">
            <text:p>606</text:p>
          </table:table-cell>
          <table:table-cell table:formula="of:=IF([.D2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29];162;10)" office:value-type="string" office:string-value="2022-07-04">
            <text:p>2022-07-04</text:p>
          </table:table-cell>
          <table:table-cell table:style-name="ce3" table:formula="of:=MID([.A229];183;9)" office:value-type="string" office:string-value="09:30 UTC">
            <text:p>09:30 UTC</text:p>
          </table:table-cell>
          <table:table-cell table:formula="of:=RIGHT([.A229];LEN([.A229])-FIND(&quot;&lt;/description&gt;&quot;;[.A229])+1)" office:value-type="string" office:string-value="&lt;/description&gt;&lt;Point&gt;&lt;coordinates&gt;  37.68605000,  47.20172000&lt;/coordinates&gt;&lt;/Point&gt;&lt;/Placemark&gt;">
            <text:p>&lt;/description&gt;&lt;Point&gt;&lt;coordinates&gt; <text:s/>37.68605000, <text:s/>47.20172000&lt;/coordinates&gt;&lt;/Point&gt;&lt;/Placemark&gt;</text:p>
          </table:table-cell>
          <table:table-cell office:value-type="float" office:value="606">
            <text:p>606</text:p>
          </table:table-cell>
          <table:table-cell table:style-name="ce4" table:formula="of:=VALUE(LEFT(MID([.A229];FIND(&quot;&lt;coordinates&gt;&quot;;[.A229])+15;26);11))" office:value-type="float" office:value="37.68605">
            <text:p>37.68605000</text:p>
          </table:table-cell>
          <table:table-cell table:style-name="ce4" table:formula="of:=VALUE(RIGHT(MID([.A229];FIND(&quot;&lt;coordinates&gt;&quot;;[.A229])+14;26);11))" office:value-type="float" office:value="47.20172">
            <text:p>47.20172000</text:p>
          </table:table-cell>
          <table:table-cell table:formula="of:=SQRT(([.H229]-[.H228])*([.H229]-[.H228])+([.I229]-[.I228])*([.I229]-[.I228]))" office:value-type="float" office:value="0.998847481850957">
            <text:p>0.998847481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98 &lt;br&gt; Longitude : <text:s text:c="6"/>37.689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8897000, <text:s/>48.89796000&lt;/coordinates&gt;&lt;/Point&gt;&lt;/Placemark&gt;</text:p>
          </table:table-cell>
          <table:table-cell office:value-type="float" office:value="1349">
            <text:p>1349</text:p>
          </table:table-cell>
          <table:table-cell table:formula="of:=IF([.D2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0];162;10)" office:value-type="string" office:string-value="2022-07-04">
            <text:p>2022-07-04</text:p>
          </table:table-cell>
          <table:table-cell table:style-name="ce3" table:formula="of:=MID([.A230];183;9)" office:value-type="string" office:string-value="11:13 UTC">
            <text:p>11:13 UTC</text:p>
          </table:table-cell>
          <table:table-cell table:formula="of:=RIGHT([.A230];LEN([.A230])-FIND(&quot;&lt;/description&gt;&quot;;[.A230])+1)" office:value-type="string" office:string-value="&lt;/description&gt;&lt;Point&gt;&lt;coordinates&gt;  37.68897000,  48.89796000&lt;/coordinates&gt;&lt;/Point&gt;&lt;/Placemark&gt;">
            <text:p>&lt;/description&gt;&lt;Point&gt;&lt;coordinates&gt; <text:s/>37.68897000, <text:s/>48.89796000&lt;/coordinates&gt;&lt;/Point&gt;&lt;/Placemark&gt;</text:p>
          </table:table-cell>
          <table:table-cell office:value-type="float" office:value="1349">
            <text:p>1349</text:p>
          </table:table-cell>
          <table:table-cell table:style-name="ce4" table:formula="of:=VALUE(LEFT(MID([.A230];FIND(&quot;&lt;coordinates&gt;&quot;;[.A230])+15;26);11))" office:value-type="float" office:value="37.68897">
            <text:p>37.68897000</text:p>
          </table:table-cell>
          <table:table-cell table:style-name="ce4" table:formula="of:=VALUE(RIGHT(MID([.A230];FIND(&quot;&lt;coordinates&gt;&quot;;[.A230])+14;26);11))" office:value-type="float" office:value="48.89796">
            <text:p>48.89796000</text:p>
          </table:table-cell>
          <table:table-cell table:formula="of:=SQRT(([.H230]-[.H229])*([.H230]-[.H229])+([.I230]-[.I229])*([.I230]-[.I229]))" office:value-type="float" office:value="1.69624251332172">
            <text:p>1.69624251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395 &lt;br&gt; Longitude : <text:s text:c="6"/>37.734&lt;br&gt;Date Acquired : 2022-07-04 &lt;br&gt;Time: 09:3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3425000, <text:s/>52.39491000&lt;/coordinates&gt;&lt;/Point&gt;&lt;/Placemark&gt;</text:p>
          </table:table-cell>
          <table:table-cell office:value-type="float" office:value="1911">
            <text:p>1911</text:p>
          </table:table-cell>
          <table:table-cell table:formula="of:=IF([.D2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1];162;10)" office:value-type="string" office:string-value="2022-07-04">
            <text:p>2022-07-04</text:p>
          </table:table-cell>
          <table:table-cell table:style-name="ce3" table:formula="of:=MID([.A231];183;9)" office:value-type="string" office:string-value="09:32 UTC">
            <text:p>09:32 UTC</text:p>
          </table:table-cell>
          <table:table-cell table:formula="of:=RIGHT([.A231];LEN([.A231])-FIND(&quot;&lt;/description&gt;&quot;;[.A231])+1)" office:value-type="string" office:string-value="&lt;/description&gt;&lt;Point&gt;&lt;coordinates&gt;  37.73425000,  52.39491000&lt;/coordinates&gt;&lt;/Point&gt;&lt;/Placemark&gt;">
            <text:p>&lt;/description&gt;&lt;Point&gt;&lt;coordinates&gt; <text:s/>37.73425000, <text:s/>52.39491000&lt;/coordinates&gt;&lt;/Point&gt;&lt;/Placemark&gt;</text:p>
          </table:table-cell>
          <table:table-cell office:value-type="float" office:value="1911">
            <text:p>1911</text:p>
          </table:table-cell>
          <table:table-cell table:style-name="ce4" table:formula="of:=VALUE(LEFT(MID([.A231];FIND(&quot;&lt;coordinates&gt;&quot;;[.A231])+15;26);11))" office:value-type="float" office:value="37.73425">
            <text:p>37.73425000</text:p>
          </table:table-cell>
          <table:table-cell table:style-name="ce4" table:formula="of:=VALUE(RIGHT(MID([.A231];FIND(&quot;&lt;coordinates&gt;&quot;;[.A231])+14;26);11))" office:value-type="float" office:value="52.39491">
            <text:p>52.39491000</text:p>
          </table:table-cell>
          <table:table-cell table:formula="of:=SQRT(([.H231]-[.H230])*([.H231]-[.H230])+([.I231]-[.I230])*([.I231]-[.I230]))" office:value-type="float" office:value="3.49724314008907">
            <text:p>3.49724314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042 &lt;br&gt; Longitude : <text:s text:c="6"/>37.737&lt;br&gt;Date Acquired : 2022-07-04 &lt;br&gt;Time: 18:38 UTC&lt;br&gt;Confidence [0-100] : 74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3741000, <text:s/>48.04162000&lt;/coordinates&gt;&lt;/Point&gt;&lt;/Placemark&gt;</text:p>
          </table:table-cell>
          <table:table-cell office:value-type="float" office:value="110">
            <text:p>110</text:p>
          </table:table-cell>
          <table:table-cell table:formula="of:=IF([.D2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2];162;10)" office:value-type="string" office:string-value="2022-07-04">
            <text:p>2022-07-04</text:p>
          </table:table-cell>
          <table:table-cell table:style-name="ce3" table:formula="of:=MID([.A232];183;9)" office:value-type="string" office:string-value="18:38 UTC">
            <text:p>18:38 UTC</text:p>
          </table:table-cell>
          <table:table-cell table:formula="of:=RIGHT([.A232];LEN([.A232])-FIND(&quot;&lt;/description&gt;&quot;;[.A232])+1)" office:value-type="string" office:string-value="&lt;/description&gt;&lt;Point&gt;&lt;coordinates&gt;  37.73741000,  48.04162000&lt;/coordinates&gt;&lt;/Point&gt;&lt;/Placemark&gt;">
            <text:p>&lt;/description&gt;&lt;Point&gt;&lt;coordinates&gt; <text:s/>37.73741000, <text:s/>48.04162000&lt;/coordinates&gt;&lt;/Point&gt;&lt;/Placemark&gt;</text:p>
          </table:table-cell>
          <table:table-cell office:value-type="float" office:value="110">
            <text:p>110</text:p>
          </table:table-cell>
          <table:table-cell table:style-name="ce4" table:formula="of:=VALUE(LEFT(MID([.A232];FIND(&quot;&lt;coordinates&gt;&quot;;[.A232])+15;26);11))" office:value-type="float" office:value="37.73741">
            <text:p>37.73741000</text:p>
          </table:table-cell>
          <table:table-cell table:style-name="ce4" table:formula="of:=VALUE(RIGHT(MID([.A232];FIND(&quot;&lt;coordinates&gt;&quot;;[.A232])+14;26);11))" office:value-type="float" office:value="48.04162">
            <text:p>48.04162000</text:p>
          </table:table-cell>
          <table:table-cell table:formula="of:=SQRT(([.H232]-[.H231])*([.H232]-[.H231])+([.I232]-[.I231])*([.I232]-[.I231]))" office:value-type="float" office:value="4.35329114690254">
            <text:p>4.35329114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73 &lt;br&gt; Longitude : <text:s text:c="6"/>37.744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4389000, <text:s/>48.97279000&lt;/coordinates&gt;&lt;/Point&gt;&lt;/Placemark&gt;</text:p>
          </table:table-cell>
          <table:table-cell office:value-type="float" office:value="1375">
            <text:p>1375</text:p>
          </table:table-cell>
          <table:table-cell table:formula="of:=IF([.D2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3];162;10)" office:value-type="string" office:string-value="2022-07-04">
            <text:p>2022-07-04</text:p>
          </table:table-cell>
          <table:table-cell table:style-name="ce3" table:formula="of:=MID([.A233];183;9)" office:value-type="string" office:string-value="09:30 UTC">
            <text:p>09:30 UTC</text:p>
          </table:table-cell>
          <table:table-cell table:formula="of:=RIGHT([.A233];LEN([.A233])-FIND(&quot;&lt;/description&gt;&quot;;[.A233])+1)" office:value-type="string" office:string-value="&lt;/description&gt;&lt;Point&gt;&lt;coordinates&gt;  37.74389000,  48.97279000&lt;/coordinates&gt;&lt;/Point&gt;&lt;/Placemark&gt;">
            <text:p>&lt;/description&gt;&lt;Point&gt;&lt;coordinates&gt; <text:s/>37.74389000, <text:s/>48.97279000&lt;/coordinates&gt;&lt;/Point&gt;&lt;/Placemark&gt;</text:p>
          </table:table-cell>
          <table:table-cell office:value-type="float" office:value="1375">
            <text:p>1375</text:p>
          </table:table-cell>
          <table:table-cell table:style-name="ce4" table:formula="of:=VALUE(LEFT(MID([.A233];FIND(&quot;&lt;coordinates&gt;&quot;;[.A233])+15;26);11))" office:value-type="float" office:value="37.74389">
            <text:p>37.74389000</text:p>
          </table:table-cell>
          <table:table-cell table:style-name="ce4" table:formula="of:=VALUE(RIGHT(MID([.A233];FIND(&quot;&lt;coordinates&gt;&quot;;[.A233])+14;26);11))" office:value-type="float" office:value="48.97279">
            <text:p>48.97279000</text:p>
          </table:table-cell>
          <table:table-cell table:formula="of:=SQRT(([.H233]-[.H232])*([.H233]-[.H232])+([.I233]-[.I232])*([.I233]-[.I232]))" office:value-type="float" office:value="0.931192546845175">
            <text:p>0.93119254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01 &lt;br&gt; Longitude : <text:s text:c="6"/>37.753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5252000, <text:s/>48.10124000&lt;/coordinates&gt;&lt;/Point&gt;&lt;/Placemark&gt;</text:p>
          </table:table-cell>
          <table:table-cell office:value-type="float" office:value="1053">
            <text:p>1053</text:p>
          </table:table-cell>
          <table:table-cell table:formula="of:=IF([.D2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4];162;10)" office:value-type="string" office:string-value="2022-07-04">
            <text:p>2022-07-04</text:p>
          </table:table-cell>
          <table:table-cell table:style-name="ce3" table:formula="of:=MID([.A234];183;9)" office:value-type="string" office:string-value="10:19 UTC">
            <text:p>10:19 UTC</text:p>
          </table:table-cell>
          <table:table-cell table:formula="of:=RIGHT([.A234];LEN([.A234])-FIND(&quot;&lt;/description&gt;&quot;;[.A234])+1)" office:value-type="string" office:string-value="&lt;/description&gt;&lt;Point&gt;&lt;coordinates&gt;  37.75252000,  48.10124000&lt;/coordinates&gt;&lt;/Point&gt;&lt;/Placemark&gt;">
            <text:p>&lt;/description&gt;&lt;Point&gt;&lt;coordinates&gt; <text:s/>37.75252000, <text:s/>48.10124000&lt;/coordinates&gt;&lt;/Point&gt;&lt;/Placemark&gt;</text:p>
          </table:table-cell>
          <table:table-cell office:value-type="float" office:value="1053">
            <text:p>1053</text:p>
          </table:table-cell>
          <table:table-cell table:style-name="ce4" table:formula="of:=VALUE(LEFT(MID([.A234];FIND(&quot;&lt;coordinates&gt;&quot;;[.A234])+15;26);11))" office:value-type="float" office:value="37.75252">
            <text:p>37.75252000</text:p>
          </table:table-cell>
          <table:table-cell table:style-name="ce4" table:formula="of:=VALUE(RIGHT(MID([.A234];FIND(&quot;&lt;coordinates&gt;&quot;;[.A234])+14;26);11))" office:value-type="float" office:value="48.10124">
            <text:p>48.10124000</text:p>
          </table:table-cell>
          <table:table-cell table:formula="of:=SQRT(([.H234]-[.H233])*([.H234]-[.H233])+([.I234]-[.I233])*([.I234]-[.I233]))" office:value-type="float" office:value="0.871592725646566">
            <text:p>0.87159272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259 &lt;br&gt; Longitude : <text:s text:c="6"/>37.764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6374000, <text:s/>51.25886000&lt;/coordinates&gt;&lt;/Point&gt;&lt;/Placemark&gt;</text:p>
          </table:table-cell>
          <table:table-cell office:value-type="float" office:value="1814">
            <text:p>1814</text:p>
          </table:table-cell>
          <table:table-cell table:formula="of:=IF([.D2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5];162;10)" office:value-type="string" office:string-value="2022-07-04">
            <text:p>2022-07-04</text:p>
          </table:table-cell>
          <table:table-cell table:style-name="ce3" table:formula="of:=MID([.A235];183;9)" office:value-type="string" office:string-value="10:21 UTC">
            <text:p>10:21 UTC</text:p>
          </table:table-cell>
          <table:table-cell table:formula="of:=RIGHT([.A235];LEN([.A235])-FIND(&quot;&lt;/description&gt;&quot;;[.A235])+1)" office:value-type="string" office:string-value="&lt;/description&gt;&lt;Point&gt;&lt;coordinates&gt;  37.76374000,  51.25886000&lt;/coordinates&gt;&lt;/Point&gt;&lt;/Placemark&gt;">
            <text:p>&lt;/description&gt;&lt;Point&gt;&lt;coordinates&gt; <text:s/>37.76374000, <text:s/>51.25886000&lt;/coordinates&gt;&lt;/Point&gt;&lt;/Placemark&gt;</text:p>
          </table:table-cell>
          <table:table-cell office:value-type="float" office:value="1814">
            <text:p>1814</text:p>
          </table:table-cell>
          <table:table-cell table:style-name="ce4" table:formula="of:=VALUE(LEFT(MID([.A235];FIND(&quot;&lt;coordinates&gt;&quot;;[.A235])+15;26);11))" office:value-type="float" office:value="37.76374">
            <text:p>37.76374000</text:p>
          </table:table-cell>
          <table:table-cell table:style-name="ce4" table:formula="of:=VALUE(RIGHT(MID([.A235];FIND(&quot;&lt;coordinates&gt;&quot;;[.A235])+14;26);11))" office:value-type="float" office:value="51.25886">
            <text:p>51.25886000</text:p>
          </table:table-cell>
          <table:table-cell table:formula="of:=SQRT(([.H235]-[.H234])*([.H235]-[.H234])+([.I235]-[.I234])*([.I235]-[.I234]))" office:value-type="float" office:value="3.15763993400134">
            <text:p>3.1576399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79 &lt;br&gt; Longitude : <text:s text:c="6"/>37.800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9989000, <text:s/>48.07873000&lt;/coordinates&gt;&lt;/Point&gt;&lt;/Placemark&gt;</text:p>
          </table:table-cell>
          <table:table-cell office:value-type="float" office:value="1038">
            <text:p>1038</text:p>
          </table:table-cell>
          <table:table-cell table:formula="of:=IF([.D2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6];162;10)" office:value-type="string" office:string-value="2022-07-04">
            <text:p>2022-07-04</text:p>
          </table:table-cell>
          <table:table-cell table:style-name="ce3" table:formula="of:=MID([.A236];183;9)" office:value-type="string" office:string-value="11:10 UTC">
            <text:p>11:10 UTC</text:p>
          </table:table-cell>
          <table:table-cell table:formula="of:=RIGHT([.A236];LEN([.A236])-FIND(&quot;&lt;/description&gt;&quot;;[.A236])+1)" office:value-type="string" office:string-value="&lt;/description&gt;&lt;Point&gt;&lt;coordinates&gt;  37.79989000,  48.07873000&lt;/coordinates&gt;&lt;/Point&gt;&lt;/Placemark&gt;">
            <text:p>&lt;/description&gt;&lt;Point&gt;&lt;coordinates&gt; <text:s/>37.79989000, <text:s/>48.07873000&lt;/coordinates&gt;&lt;/Point&gt;&lt;/Placemark&gt;</text:p>
          </table:table-cell>
          <table:table-cell office:value-type="float" office:value="1038">
            <text:p>1038</text:p>
          </table:table-cell>
          <table:table-cell table:style-name="ce4" table:formula="of:=VALUE(LEFT(MID([.A236];FIND(&quot;&lt;coordinates&gt;&quot;;[.A236])+15;26);11))" office:value-type="float" office:value="37.79989">
            <text:p>37.79989000</text:p>
          </table:table-cell>
          <table:table-cell table:style-name="ce4" table:formula="of:=VALUE(RIGHT(MID([.A236];FIND(&quot;&lt;coordinates&gt;&quot;;[.A236])+14;26);11))" office:value-type="float" office:value="48.07873">
            <text:p>48.07873000</text:p>
          </table:table-cell>
          <table:table-cell table:formula="of:=SQRT(([.H236]-[.H235])*([.H236]-[.H235])+([.I236]-[.I235])*([.I236]-[.I235]))" office:value-type="float" office:value="3.18033546019913">
            <text:p>3.18033546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140 &lt;br&gt; Longitude : <text:s text:c="6"/>37.925&lt;br&gt;Date Acquired : 2022-07-04 &lt;br&gt;Time: 11:13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2526000, <text:s/>51.13966000&lt;/coordinates&gt;&lt;/Point&gt;&lt;/Placemark&gt;</text:p>
          </table:table-cell>
          <table:table-cell office:value-type="float" office:value="1788">
            <text:p>1788</text:p>
          </table:table-cell>
          <table:table-cell table:formula="of:=IF([.D2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7];162;10)" office:value-type="string" office:string-value="2022-07-04">
            <text:p>2022-07-04</text:p>
          </table:table-cell>
          <table:table-cell table:style-name="ce3" table:formula="of:=MID([.A237];183;9)" office:value-type="string" office:string-value="11:13 UTC">
            <text:p>11:13 UTC</text:p>
          </table:table-cell>
          <table:table-cell table:formula="of:=RIGHT([.A237];LEN([.A237])-FIND(&quot;&lt;/description&gt;&quot;;[.A237])+1)" office:value-type="string" office:string-value="&lt;/description&gt;&lt;Point&gt;&lt;coordinates&gt;  37.92526000,  51.13966000&lt;/coordinates&gt;&lt;/Point&gt;&lt;/Placemark&gt;">
            <text:p>&lt;/description&gt;&lt;Point&gt;&lt;coordinates&gt; <text:s/>37.92526000, <text:s/>51.13966000&lt;/coordinates&gt;&lt;/Point&gt;&lt;/Placemark&gt;</text:p>
          </table:table-cell>
          <table:table-cell office:value-type="float" office:value="1788">
            <text:p>1788</text:p>
          </table:table-cell>
          <table:table-cell table:style-name="ce4" table:formula="of:=VALUE(LEFT(MID([.A237];FIND(&quot;&lt;coordinates&gt;&quot;;[.A237])+15;26);11))" office:value-type="float" office:value="37.92526">
            <text:p>37.92526000</text:p>
          </table:table-cell>
          <table:table-cell table:style-name="ce4" table:formula="of:=VALUE(RIGHT(MID([.A237];FIND(&quot;&lt;coordinates&gt;&quot;;[.A237])+14;26);11))" office:value-type="float" office:value="51.13966">
            <text:p>51.13966000</text:p>
          </table:table-cell>
          <table:table-cell table:formula="of:=SQRT(([.H237]-[.H236])*([.H237]-[.H236])+([.I237]-[.I236])*([.I237]-[.I236]))" office:value-type="float" office:value="3.06349638514557">
            <text:p>3.06349638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155 &lt;br&gt; Longitude : <text:s text:c="6"/>37.943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4289000, <text:s/>51.15538000&lt;/coordinates&gt;&lt;/Point&gt;&lt;/Placemark&gt;</text:p>
          </table:table-cell>
          <table:table-cell office:value-type="float" office:value="1799">
            <text:p>1799</text:p>
          </table:table-cell>
          <table:table-cell table:formula="of:=IF([.D2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8];162;10)" office:value-type="string" office:string-value="2022-07-04">
            <text:p>2022-07-04</text:p>
          </table:table-cell>
          <table:table-cell table:style-name="ce3" table:formula="of:=MID([.A238];183;9)" office:value-type="string" office:string-value="00:35 UTC">
            <text:p>00:35 UTC</text:p>
          </table:table-cell>
          <table:table-cell table:formula="of:=RIGHT([.A238];LEN([.A238])-FIND(&quot;&lt;/description&gt;&quot;;[.A238])+1)" office:value-type="string" office:string-value="&lt;/description&gt;&lt;Point&gt;&lt;coordinates&gt;  37.94289000,  51.15538000&lt;/coordinates&gt;&lt;/Point&gt;&lt;/Placemark&gt;">
            <text:p>&lt;/description&gt;&lt;Point&gt;&lt;coordinates&gt; <text:s/>37.94289000, <text:s/>51.15538000&lt;/coordinates&gt;&lt;/Point&gt;&lt;/Placemark&gt;</text:p>
          </table:table-cell>
          <table:table-cell office:value-type="float" office:value="1799">
            <text:p>1799</text:p>
          </table:table-cell>
          <table:table-cell table:style-name="ce4" table:formula="of:=VALUE(LEFT(MID([.A238];FIND(&quot;&lt;coordinates&gt;&quot;;[.A238])+15;26);11))" office:value-type="float" office:value="37.94289">
            <text:p>37.94289000</text:p>
          </table:table-cell>
          <table:table-cell table:style-name="ce4" table:formula="of:=VALUE(RIGHT(MID([.A238];FIND(&quot;&lt;coordinates&gt;&quot;;[.A238])+14;26);11))" office:value-type="float" office:value="51.15538">
            <text:p>51.15538000</text:p>
          </table:table-cell>
          <table:table-cell table:formula="of:=SQRT(([.H238]-[.H237])*([.H238]-[.H237])+([.I238]-[.I237])*([.I238]-[.I237]))" office:value-type="float" office:value="0.0236206540976313">
            <text:p>0.023620654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12 &lt;br&gt; Longitude : <text:s text:c="6"/>37.948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4847000, <text:s/>48.61151000&lt;/coordinates&gt;&lt;/Point&gt;&lt;/Placemark&gt;</text:p>
          </table:table-cell>
          <table:table-cell office:value-type="float" office:value="1230">
            <text:p>1230</text:p>
          </table:table-cell>
          <table:table-cell table:formula="of:=IF([.D2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39];162;10)" office:value-type="string" office:string-value="2022-07-04">
            <text:p>2022-07-04</text:p>
          </table:table-cell>
          <table:table-cell table:style-name="ce3" table:formula="of:=MID([.A239];183;9)" office:value-type="string" office:string-value="10:19 UTC">
            <text:p>10:19 UTC</text:p>
          </table:table-cell>
          <table:table-cell table:formula="of:=RIGHT([.A239];LEN([.A239])-FIND(&quot;&lt;/description&gt;&quot;;[.A239])+1)" office:value-type="string" office:string-value="&lt;/description&gt;&lt;Point&gt;&lt;coordinates&gt;  37.94847000,  48.61151000&lt;/coordinates&gt;&lt;/Point&gt;&lt;/Placemark&gt;">
            <text:p>&lt;/description&gt;&lt;Point&gt;&lt;coordinates&gt; <text:s/>37.94847000, <text:s/>48.61151000&lt;/coordinates&gt;&lt;/Point&gt;&lt;/Placemark&gt;</text:p>
          </table:table-cell>
          <table:table-cell office:value-type="float" office:value="1230">
            <text:p>1230</text:p>
          </table:table-cell>
          <table:table-cell table:style-name="ce4" table:formula="of:=VALUE(LEFT(MID([.A239];FIND(&quot;&lt;coordinates&gt;&quot;;[.A239])+15;26);11))" office:value-type="float" office:value="37.94847">
            <text:p>37.94847000</text:p>
          </table:table-cell>
          <table:table-cell table:style-name="ce4" table:formula="of:=VALUE(RIGHT(MID([.A239];FIND(&quot;&lt;coordinates&gt;&quot;;[.A239])+14;26);11))" office:value-type="float" office:value="48.61151">
            <text:p>48.61151000</text:p>
          </table:table-cell>
          <table:table-cell table:formula="of:=SQRT(([.H239]-[.H238])*([.H239]-[.H238])+([.I239]-[.I238])*([.I239]-[.I238]))" office:value-type="float" office:value="2.54387611988084">
            <text:p>2.543876119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48 &lt;br&gt; Longitude : <text:s text:c="6"/>37.992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9250000, <text:s/>48.44800000&lt;/coordinates&gt;&lt;/Point&gt;&lt;/Placemark&gt;</text:p>
          </table:table-cell>
          <table:table-cell office:value-type="float" office:value="1122">
            <text:p>1122</text:p>
          </table:table-cell>
          <table:table-cell table:formula="of:=IF([.D2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0];162;10)" office:value-type="string" office:string-value="2022-07-04">
            <text:p>2022-07-04</text:p>
          </table:table-cell>
          <table:table-cell table:style-name="ce3" table:formula="of:=MID([.A240];183;9)" office:value-type="string" office:string-value="10:19 UTC">
            <text:p>10:19 UTC</text:p>
          </table:table-cell>
          <table:table-cell table:formula="of:=RIGHT([.A240];LEN([.A240])-FIND(&quot;&lt;/description&gt;&quot;;[.A240])+1)" office:value-type="string" office:string-value="&lt;/description&gt;&lt;Point&gt;&lt;coordinates&gt;  37.99250000,  48.44800000&lt;/coordinates&gt;&lt;/Point&gt;&lt;/Placemark&gt;">
            <text:p>&lt;/description&gt;&lt;Point&gt;&lt;coordinates&gt; <text:s/>37.99250000, <text:s/>48.44800000&lt;/coordinates&gt;&lt;/Point&gt;&lt;/Placemark&gt;</text:p>
          </table:table-cell>
          <table:table-cell office:value-type="float" office:value="1122">
            <text:p>1122</text:p>
          </table:table-cell>
          <table:table-cell table:style-name="ce4" table:formula="of:=VALUE(LEFT(MID([.A240];FIND(&quot;&lt;coordinates&gt;&quot;;[.A240])+15;26);11))" office:value-type="float" office:value="37.9925">
            <text:p>37.99250000</text:p>
          </table:table-cell>
          <table:table-cell table:style-name="ce4" table:formula="of:=VALUE(RIGHT(MID([.A240];FIND(&quot;&lt;coordinates&gt;&quot;;[.A240])+14;26);11))" office:value-type="float" office:value="48.448">
            <text:p>48.44800000</text:p>
          </table:table-cell>
          <table:table-cell table:formula="of:=SQRT(([.H240]-[.H239])*([.H240]-[.H239])+([.I240]-[.I239])*([.I240]-[.I239]))" office:value-type="float" office:value="0.169334464891234">
            <text:p>0.16933446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122 &lt;br&gt; Longitude : <text:s text:c="6"/>37.998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9822000, <text:s/>51.12167000&lt;/coordinates&gt;&lt;/Point&gt;&lt;/Placemark&gt;</text:p>
          </table:table-cell>
          <table:table-cell office:value-type="float" office:value="1782">
            <text:p>1782</text:p>
          </table:table-cell>
          <table:table-cell table:formula="of:=IF([.D2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1];162;10)" office:value-type="string" office:string-value="2022-07-04">
            <text:p>2022-07-04</text:p>
          </table:table-cell>
          <table:table-cell table:style-name="ce3" table:formula="of:=MID([.A241];183;9)" office:value-type="string" office:string-value="00:35 UTC">
            <text:p>00:35 UTC</text:p>
          </table:table-cell>
          <table:table-cell table:formula="of:=RIGHT([.A241];LEN([.A241])-FIND(&quot;&lt;/description&gt;&quot;;[.A241])+1)" office:value-type="string" office:string-value="&lt;/description&gt;&lt;Point&gt;&lt;coordinates&gt;  37.99822000,  51.12167000&lt;/coordinates&gt;&lt;/Point&gt;&lt;/Placemark&gt;">
            <text:p>&lt;/description&gt;&lt;Point&gt;&lt;coordinates&gt; <text:s/>37.99822000, <text:s/>51.12167000&lt;/coordinates&gt;&lt;/Point&gt;&lt;/Placemark&gt;</text:p>
          </table:table-cell>
          <table:table-cell office:value-type="float" office:value="1782">
            <text:p>1782</text:p>
          </table:table-cell>
          <table:table-cell table:style-name="ce4" table:formula="of:=VALUE(LEFT(MID([.A241];FIND(&quot;&lt;coordinates&gt;&quot;;[.A241])+15;26);11))" office:value-type="float" office:value="37.99822">
            <text:p>37.99822000</text:p>
          </table:table-cell>
          <table:table-cell table:style-name="ce4" table:formula="of:=VALUE(RIGHT(MID([.A241];FIND(&quot;&lt;coordinates&gt;&quot;;[.A241])+14;26);11))" office:value-type="float" office:value="51.12167">
            <text:p>51.12167000</text:p>
          </table:table-cell>
          <table:table-cell table:formula="of:=SQRT(([.H241]-[.H240])*([.H241]-[.H240])+([.I241]-[.I240])*([.I241]-[.I240]))" office:value-type="float" office:value="2.67367611862395">
            <text:p>2.67367611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54 &lt;br&gt; Longitude : <text:s text:c="6"/>38.024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2378000, <text:s/>48.55425000&lt;/coordinates&gt;&lt;/Point&gt;&lt;/Placemark&gt;</text:p>
          </table:table-cell>
          <table:table-cell office:value-type="float" office:value="1215">
            <text:p>1215</text:p>
          </table:table-cell>
          <table:table-cell table:formula="of:=IF([.D2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2];162;10)" office:value-type="string" office:string-value="2022-07-04">
            <text:p>2022-07-04</text:p>
          </table:table-cell>
          <table:table-cell table:style-name="ce3" table:formula="of:=MID([.A242];183;9)" office:value-type="string" office:string-value="10:19 UTC">
            <text:p>10:19 UTC</text:p>
          </table:table-cell>
          <table:table-cell table:formula="of:=RIGHT([.A242];LEN([.A242])-FIND(&quot;&lt;/description&gt;&quot;;[.A242])+1)" office:value-type="string" office:string-value="&lt;/description&gt;&lt;Point&gt;&lt;coordinates&gt;  38.02378000,  48.55425000&lt;/coordinates&gt;&lt;/Point&gt;&lt;/Placemark&gt;">
            <text:p>&lt;/description&gt;&lt;Point&gt;&lt;coordinates&gt; <text:s/>38.02378000, <text:s/>48.55425000&lt;/coordinates&gt;&lt;/Point&gt;&lt;/Placemark&gt;</text:p>
          </table:table-cell>
          <table:table-cell office:value-type="float" office:value="1215">
            <text:p>1215</text:p>
          </table:table-cell>
          <table:table-cell table:style-name="ce4" table:formula="of:=VALUE(LEFT(MID([.A242];FIND(&quot;&lt;coordinates&gt;&quot;;[.A242])+15;26);11))" office:value-type="float" office:value="38.02378">
            <text:p>38.02378000</text:p>
          </table:table-cell>
          <table:table-cell table:style-name="ce4" table:formula="of:=VALUE(RIGHT(MID([.A242];FIND(&quot;&lt;coordinates&gt;&quot;;[.A242])+14;26);11))" office:value-type="float" office:value="48.55425">
            <text:p>48.55425000</text:p>
          </table:table-cell>
          <table:table-cell table:formula="of:=SQRT(([.H242]-[.H241])*([.H242]-[.H241])+([.I242]-[.I241])*([.I242]-[.I241]))" office:value-type="float" office:value="2.56754722838743">
            <text:p>2.56754722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53 &lt;br&gt; Longitude : <text:s text:c="6"/>38.041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4070000, <text:s/>48.55310000&lt;/coordinates&gt;&lt;/Point&gt;&lt;/Placemark&gt;</text:p>
          </table:table-cell>
          <table:table-cell office:value-type="float" office:value="1213">
            <text:p>1213</text:p>
          </table:table-cell>
          <table:table-cell table:formula="of:=IF([.D2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3];162;10)" office:value-type="string" office:string-value="2022-07-04">
            <text:p>2022-07-04</text:p>
          </table:table-cell>
          <table:table-cell table:style-name="ce3" table:formula="of:=MID([.A243];183;9)" office:value-type="string" office:string-value="10:19 UTC">
            <text:p>10:19 UTC</text:p>
          </table:table-cell>
          <table:table-cell table:formula="of:=RIGHT([.A243];LEN([.A243])-FIND(&quot;&lt;/description&gt;&quot;;[.A243])+1)" office:value-type="string" office:string-value="&lt;/description&gt;&lt;Point&gt;&lt;coordinates&gt;  38.04070000,  48.55310000&lt;/coordinates&gt;&lt;/Point&gt;&lt;/Placemark&gt;">
            <text:p>&lt;/description&gt;&lt;Point&gt;&lt;coordinates&gt; <text:s/>38.04070000, <text:s/>48.55310000&lt;/coordinates&gt;&lt;/Point&gt;&lt;/Placemark&gt;</text:p>
          </table:table-cell>
          <table:table-cell office:value-type="float" office:value="1213">
            <text:p>1213</text:p>
          </table:table-cell>
          <table:table-cell table:style-name="ce4" table:formula="of:=VALUE(LEFT(MID([.A243];FIND(&quot;&lt;coordinates&gt;&quot;;[.A243])+15;26);11))" office:value-type="float" office:value="38.0407">
            <text:p>38.04070000</text:p>
          </table:table-cell>
          <table:table-cell table:style-name="ce4" table:formula="of:=VALUE(RIGHT(MID([.A243];FIND(&quot;&lt;coordinates&gt;&quot;;[.A243])+14;26);11))" office:value-type="float" office:value="48.5531">
            <text:p>48.55310000</text:p>
          </table:table-cell>
          <table:table-cell table:formula="of:=SQRT(([.H243]-[.H242])*([.H243]-[.H242])+([.I243]-[.I242])*([.I243]-[.I242]))" office:value-type="float" office:value="0.0169590359395801">
            <text:p>0.01695903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330 &lt;br&gt; Longitude : <text:s text:c="6"/>38.045&lt;br&gt;Date Acquired : 2022-07-04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4531000, <text:s/>51.33021000&lt;/coordinates&gt;&lt;/Point&gt;&lt;/Placemark&gt;</text:p>
          </table:table-cell>
          <table:table-cell office:value-type="float" office:value="1822">
            <text:p>1822</text:p>
          </table:table-cell>
          <table:table-cell table:formula="of:=IF([.D2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4];162;10)" office:value-type="string" office:string-value="2022-07-04">
            <text:p>2022-07-04</text:p>
          </table:table-cell>
          <table:table-cell table:style-name="ce3" table:formula="of:=MID([.A244];183;9)" office:value-type="string" office:string-value="10:21 UTC">
            <text:p>10:21 UTC</text:p>
          </table:table-cell>
          <table:table-cell table:formula="of:=RIGHT([.A244];LEN([.A244])-FIND(&quot;&lt;/description&gt;&quot;;[.A244])+1)" office:value-type="string" office:string-value="&lt;/description&gt;&lt;Point&gt;&lt;coordinates&gt;  38.04531000,  51.33021000&lt;/coordinates&gt;&lt;/Point&gt;&lt;/Placemark&gt;">
            <text:p>&lt;/description&gt;&lt;Point&gt;&lt;coordinates&gt; <text:s/>38.04531000, <text:s/>51.33021000&lt;/coordinates&gt;&lt;/Point&gt;&lt;/Placemark&gt;</text:p>
          </table:table-cell>
          <table:table-cell office:value-type="float" office:value="1822">
            <text:p>1822</text:p>
          </table:table-cell>
          <table:table-cell table:style-name="ce4" table:formula="of:=VALUE(LEFT(MID([.A244];FIND(&quot;&lt;coordinates&gt;&quot;;[.A244])+15;26);11))" office:value-type="float" office:value="38.04531">
            <text:p>38.04531000</text:p>
          </table:table-cell>
          <table:table-cell table:style-name="ce4" table:formula="of:=VALUE(RIGHT(MID([.A244];FIND(&quot;&lt;coordinates&gt;&quot;;[.A244])+14;26);11))" office:value-type="float" office:value="51.33021">
            <text:p>51.33021000</text:p>
          </table:table-cell>
          <table:table-cell table:formula="of:=SQRT(([.H244]-[.H243])*([.H244]-[.H243])+([.I244]-[.I243])*([.I244]-[.I243]))" office:value-type="float" office:value="2.77711382629521">
            <text:p>2.77711382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50 &lt;br&gt; Longitude : <text:s text:c="6"/>38.047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4704000, <text:s/>48.55050000&lt;/coordinates&gt;&lt;/Point&gt;&lt;/Placemark&gt;</text:p>
          </table:table-cell>
          <table:table-cell office:value-type="float" office:value="1210">
            <text:p>1210</text:p>
          </table:table-cell>
          <table:table-cell table:formula="of:=IF([.D2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5];162;10)" office:value-type="string" office:string-value="2022-07-04">
            <text:p>2022-07-04</text:p>
          </table:table-cell>
          <table:table-cell table:style-name="ce3" table:formula="of:=MID([.A245];183;9)" office:value-type="string" office:string-value="10:19 UTC">
            <text:p>10:19 UTC</text:p>
          </table:table-cell>
          <table:table-cell table:formula="of:=RIGHT([.A245];LEN([.A245])-FIND(&quot;&lt;/description&gt;&quot;;[.A245])+1)" office:value-type="string" office:string-value="&lt;/description&gt;&lt;Point&gt;&lt;coordinates&gt;  38.04704000,  48.55050000&lt;/coordinates&gt;&lt;/Point&gt;&lt;/Placemark&gt;">
            <text:p>&lt;/description&gt;&lt;Point&gt;&lt;coordinates&gt; <text:s/>38.04704000, <text:s/>48.55050000&lt;/coordinates&gt;&lt;/Point&gt;&lt;/Placemark&gt;</text:p>
          </table:table-cell>
          <table:table-cell office:value-type="float" office:value="1210">
            <text:p>1210</text:p>
          </table:table-cell>
          <table:table-cell table:style-name="ce4" table:formula="of:=VALUE(LEFT(MID([.A245];FIND(&quot;&lt;coordinates&gt;&quot;;[.A245])+15;26);11))" office:value-type="float" office:value="38.04704">
            <text:p>38.04704000</text:p>
          </table:table-cell>
          <table:table-cell table:style-name="ce4" table:formula="of:=VALUE(RIGHT(MID([.A245];FIND(&quot;&lt;coordinates&gt;&quot;;[.A245])+14;26);11))" office:value-type="float" office:value="48.5505">
            <text:p>48.55050000</text:p>
          </table:table-cell>
          <table:table-cell table:formula="of:=SQRT(([.H245]-[.H244])*([.H245]-[.H244])+([.I245]-[.I244])*([.I245]-[.I244]))" office:value-type="float" office:value="2.77971053834747">
            <text:p>2.77971053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28 &lt;br&gt; Longitude : <text:s text:c="6"/>38.057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5653000, <text:s/>48.52750000&lt;/coordinates&gt;&lt;/Point&gt;&lt;/Placemark&gt;</text:p>
          </table:table-cell>
          <table:table-cell office:value-type="float" office:value="1202">
            <text:p>1202</text:p>
          </table:table-cell>
          <table:table-cell table:formula="of:=IF([.D2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6];162;10)" office:value-type="string" office:string-value="2022-07-04">
            <text:p>2022-07-04</text:p>
          </table:table-cell>
          <table:table-cell table:style-name="ce3" table:formula="of:=MID([.A246];183;9)" office:value-type="string" office:string-value="09:30 UTC">
            <text:p>09:30 UTC</text:p>
          </table:table-cell>
          <table:table-cell table:formula="of:=RIGHT([.A246];LEN([.A246])-FIND(&quot;&lt;/description&gt;&quot;;[.A246])+1)" office:value-type="string" office:string-value="&lt;/description&gt;&lt;Point&gt;&lt;coordinates&gt;  38.05653000,  48.52750000&lt;/coordinates&gt;&lt;/Point&gt;&lt;/Placemark&gt;">
            <text:p>&lt;/description&gt;&lt;Point&gt;&lt;coordinates&gt; <text:s/>38.05653000, <text:s/>48.52750000&lt;/coordinates&gt;&lt;/Point&gt;&lt;/Placemark&gt;</text:p>
          </table:table-cell>
          <table:table-cell office:value-type="float" office:value="1202">
            <text:p>1202</text:p>
          </table:table-cell>
          <table:table-cell table:style-name="ce4" table:formula="of:=VALUE(LEFT(MID([.A246];FIND(&quot;&lt;coordinates&gt;&quot;;[.A246])+15;26);11))" office:value-type="float" office:value="38.05653">
            <text:p>38.05653000</text:p>
          </table:table-cell>
          <table:table-cell table:style-name="ce4" table:formula="of:=VALUE(RIGHT(MID([.A246];FIND(&quot;&lt;coordinates&gt;&quot;;[.A246])+14;26);11))" office:value-type="float" office:value="48.5275">
            <text:p>48.52750000</text:p>
          </table:table-cell>
          <table:table-cell table:formula="of:=SQRT(([.H246]-[.H245])*([.H246]-[.H245])+([.I246]-[.I245])*([.I246]-[.I245]))" office:value-type="float" office:value="0.0248809183914062">
            <text:p>0.02488091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32 &lt;br&gt; Longitude : <text:s text:c="6"/>38.070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7045000, <text:s/>48.43176000&lt;/coordinates&gt;&lt;/Point&gt;&lt;/Placemark&gt;</text:p>
          </table:table-cell>
          <table:table-cell office:value-type="float" office:value="1113">
            <text:p>1113</text:p>
          </table:table-cell>
          <table:table-cell table:formula="of:=IF([.D2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7];162;10)" office:value-type="string" office:string-value="2022-07-04">
            <text:p>2022-07-04</text:p>
          </table:table-cell>
          <table:table-cell table:style-name="ce3" table:formula="of:=MID([.A247];183;9)" office:value-type="string" office:string-value="11:10 UTC">
            <text:p>11:10 UTC</text:p>
          </table:table-cell>
          <table:table-cell table:formula="of:=RIGHT([.A247];LEN([.A247])-FIND(&quot;&lt;/description&gt;&quot;;[.A247])+1)" office:value-type="string" office:string-value="&lt;/description&gt;&lt;Point&gt;&lt;coordinates&gt;  38.07045000,  48.43176000&lt;/coordinates&gt;&lt;/Point&gt;&lt;/Placemark&gt;">
            <text:p>&lt;/description&gt;&lt;Point&gt;&lt;coordinates&gt; <text:s/>38.07045000, <text:s/>48.43176000&lt;/coordinates&gt;&lt;/Point&gt;&lt;/Placemark&gt;</text:p>
          </table:table-cell>
          <table:table-cell office:value-type="float" office:value="1113">
            <text:p>1113</text:p>
          </table:table-cell>
          <table:table-cell table:style-name="ce4" table:formula="of:=VALUE(LEFT(MID([.A247];FIND(&quot;&lt;coordinates&gt;&quot;;[.A247])+15;26);11))" office:value-type="float" office:value="38.07045">
            <text:p>38.07045000</text:p>
          </table:table-cell>
          <table:table-cell table:style-name="ce4" table:formula="of:=VALUE(RIGHT(MID([.A247];FIND(&quot;&lt;coordinates&gt;&quot;;[.A247])+14;26);11))" office:value-type="float" office:value="48.43176">
            <text:p>48.43176000</text:p>
          </table:table-cell>
          <table:table-cell table:formula="of:=SQRT(([.H247]-[.H246])*([.H247]-[.H246])+([.I247]-[.I246])*([.I247]-[.I246]))" office:value-type="float" office:value="0.0967466485207689">
            <text:p>0.096746648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85 &lt;br&gt; Longitude : <text:s text:c="6"/>38.088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8773000, <text:s/>48.98460000&lt;/coordinates&gt;&lt;/Point&gt;&lt;/Placemark&gt;</text:p>
          </table:table-cell>
          <table:table-cell office:value-type="float" office:value="1379">
            <text:p>1379</text:p>
          </table:table-cell>
          <table:table-cell table:formula="of:=IF([.D2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8];162;10)" office:value-type="string" office:string-value="2022-07-04">
            <text:p>2022-07-04</text:p>
          </table:table-cell>
          <table:table-cell table:style-name="ce3" table:formula="of:=MID([.A248];183;9)" office:value-type="string" office:string-value="10:19 UTC">
            <text:p>10:19 UTC</text:p>
          </table:table-cell>
          <table:table-cell table:formula="of:=RIGHT([.A248];LEN([.A248])-FIND(&quot;&lt;/description&gt;&quot;;[.A248])+1)" office:value-type="string" office:string-value="&lt;/description&gt;&lt;Point&gt;&lt;coordinates&gt;  38.08773000,  48.98460000&lt;/coordinates&gt;&lt;/Point&gt;&lt;/Placemark&gt;">
            <text:p>&lt;/description&gt;&lt;Point&gt;&lt;coordinates&gt; <text:s/>38.08773000, <text:s/>48.98460000&lt;/coordinates&gt;&lt;/Point&gt;&lt;/Placemark&gt;</text:p>
          </table:table-cell>
          <table:table-cell office:value-type="float" office:value="1379">
            <text:p>1379</text:p>
          </table:table-cell>
          <table:table-cell table:style-name="ce4" table:formula="of:=VALUE(LEFT(MID([.A248];FIND(&quot;&lt;coordinates&gt;&quot;;[.A248])+15;26);11))" office:value-type="float" office:value="38.08773">
            <text:p>38.08773000</text:p>
          </table:table-cell>
          <table:table-cell table:style-name="ce4" table:formula="of:=VALUE(RIGHT(MID([.A248];FIND(&quot;&lt;coordinates&gt;&quot;;[.A248])+14;26);11))" office:value-type="float" office:value="48.9846">
            <text:p>48.98460000</text:p>
          </table:table-cell>
          <table:table-cell table:formula="of:=SQRT(([.H248]-[.H247])*([.H248]-[.H247])+([.I248]-[.I247])*([.I248]-[.I247]))" office:value-type="float" office:value="0.553109992677771">
            <text:p>0.55310999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286 &lt;br&gt; Longitude : <text:s text:c="6"/>38.089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8852000, <text:s/>48.28576000&lt;/coordinates&gt;&lt;/Point&gt;&lt;/Placemark&gt;</text:p>
          </table:table-cell>
          <table:table-cell office:value-type="float" office:value="1075">
            <text:p>1075</text:p>
          </table:table-cell>
          <table:table-cell table:formula="of:=IF([.D2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49];162;10)" office:value-type="string" office:string-value="2022-07-04">
            <text:p>2022-07-04</text:p>
          </table:table-cell>
          <table:table-cell table:style-name="ce3" table:formula="of:=MID([.A249];183;9)" office:value-type="string" office:string-value="00:35 UTC">
            <text:p>00:35 UTC</text:p>
          </table:table-cell>
          <table:table-cell table:formula="of:=RIGHT([.A249];LEN([.A249])-FIND(&quot;&lt;/description&gt;&quot;;[.A249])+1)" office:value-type="string" office:string-value="&lt;/description&gt;&lt;Point&gt;&lt;coordinates&gt;  38.08852000,  48.28576000&lt;/coordinates&gt;&lt;/Point&gt;&lt;/Placemark&gt;">
            <text:p>&lt;/description&gt;&lt;Point&gt;&lt;coordinates&gt; <text:s/>38.08852000, <text:s/>48.28576000&lt;/coordinates&gt;&lt;/Point&gt;&lt;/Placemark&gt;</text:p>
          </table:table-cell>
          <table:table-cell office:value-type="float" office:value="1075">
            <text:p>1075</text:p>
          </table:table-cell>
          <table:table-cell table:style-name="ce4" table:formula="of:=VALUE(LEFT(MID([.A249];FIND(&quot;&lt;coordinates&gt;&quot;;[.A249])+15;26);11))" office:value-type="float" office:value="38.08852">
            <text:p>38.08852000</text:p>
          </table:table-cell>
          <table:table-cell table:style-name="ce4" table:formula="of:=VALUE(RIGHT(MID([.A249];FIND(&quot;&lt;coordinates&gt;&quot;;[.A249])+14;26);11))" office:value-type="float" office:value="48.28576">
            <text:p>48.28576000</text:p>
          </table:table-cell>
          <table:table-cell table:formula="of:=SQRT(([.H249]-[.H248])*([.H249]-[.H248])+([.I249]-[.I248])*([.I249]-[.I248]))" office:value-type="float" office:value="0.698840446525525">
            <text:p>0.69884044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22 &lt;br&gt; Longitude : <text:s text:c="6"/>38.117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1676000, <text:s/>48.52189000&lt;/coordinates&gt;&lt;/Point&gt;&lt;/Placemark&gt;</text:p>
          </table:table-cell>
          <table:table-cell office:value-type="float" office:value="1196">
            <text:p>1196</text:p>
          </table:table-cell>
          <table:table-cell table:formula="of:=IF([.D2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0];162;10)" office:value-type="string" office:string-value="2022-07-04">
            <text:p>2022-07-04</text:p>
          </table:table-cell>
          <table:table-cell table:style-name="ce3" table:formula="of:=MID([.A250];183;9)" office:value-type="string" office:string-value="10:19 UTC">
            <text:p>10:19 UTC</text:p>
          </table:table-cell>
          <table:table-cell table:formula="of:=RIGHT([.A250];LEN([.A250])-FIND(&quot;&lt;/description&gt;&quot;;[.A250])+1)" office:value-type="string" office:string-value="&lt;/description&gt;&lt;Point&gt;&lt;coordinates&gt;  38.11676000,  48.52189000&lt;/coordinates&gt;&lt;/Point&gt;&lt;/Placemark&gt;">
            <text:p>&lt;/description&gt;&lt;Point&gt;&lt;coordinates&gt; <text:s/>38.11676000, <text:s/>48.52189000&lt;/coordinates&gt;&lt;/Point&gt;&lt;/Placemark&gt;</text:p>
          </table:table-cell>
          <table:table-cell office:value-type="float" office:value="1196">
            <text:p>1196</text:p>
          </table:table-cell>
          <table:table-cell table:style-name="ce4" table:formula="of:=VALUE(LEFT(MID([.A250];FIND(&quot;&lt;coordinates&gt;&quot;;[.A250])+15;26);11))" office:value-type="float" office:value="38.11676">
            <text:p>38.11676000</text:p>
          </table:table-cell>
          <table:table-cell table:style-name="ce4" table:formula="of:=VALUE(RIGHT(MID([.A250];FIND(&quot;&lt;coordinates&gt;&quot;;[.A250])+14;26);11))" office:value-type="float" office:value="48.52189">
            <text:p>48.52189000</text:p>
          </table:table-cell>
          <table:table-cell table:formula="of:=SQRT(([.H250]-[.H249])*([.H250]-[.H249])+([.I250]-[.I249])*([.I250]-[.I249]))" office:value-type="float" office:value="0.237812687844862">
            <text:p>0.237812687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441 &lt;br&gt; Longitude : <text:s text:c="6"/>38.119&lt;br&gt;Date Acquired : 2022-07-04 &lt;br&gt;Time: 10:47 UTC&lt;br&gt;Confidence [0-100] : 81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1909000, <text:s/>48.44103000&lt;/coordinates&gt;&lt;/Point&gt;&lt;/Placemark&gt;</text:p>
          </table:table-cell>
          <table:table-cell office:value-type="float" office:value="117">
            <text:p>117</text:p>
          </table:table-cell>
          <table:table-cell table:formula="of:=IF([.D2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1];162;10)" office:value-type="string" office:string-value="2022-07-04">
            <text:p>2022-07-04</text:p>
          </table:table-cell>
          <table:table-cell table:style-name="ce3" table:formula="of:=MID([.A251];183;9)" office:value-type="string" office:string-value="10:47 UTC">
            <text:p>10:47 UTC</text:p>
          </table:table-cell>
          <table:table-cell table:formula="of:=RIGHT([.A251];LEN([.A251])-FIND(&quot;&lt;/description&gt;&quot;;[.A251])+1)" office:value-type="string" office:string-value="&lt;/description&gt;&lt;Point&gt;&lt;coordinates&gt;  38.11909000,  48.44103000&lt;/coordinates&gt;&lt;/Point&gt;&lt;/Placemark&gt;">
            <text:p>&lt;/description&gt;&lt;Point&gt;&lt;coordinates&gt; <text:s/>38.11909000, <text:s/>48.44103000&lt;/coordinates&gt;&lt;/Point&gt;&lt;/Placemark&gt;</text:p>
          </table:table-cell>
          <table:table-cell office:value-type="float" office:value="117">
            <text:p>117</text:p>
          </table:table-cell>
          <table:table-cell table:style-name="ce4" table:formula="of:=VALUE(LEFT(MID([.A251];FIND(&quot;&lt;coordinates&gt;&quot;;[.A251])+15;26);11))" office:value-type="float" office:value="38.11909">
            <text:p>38.11909000</text:p>
          </table:table-cell>
          <table:table-cell table:style-name="ce4" table:formula="of:=VALUE(RIGHT(MID([.A251];FIND(&quot;&lt;coordinates&gt;&quot;;[.A251])+14;26);11))" office:value-type="float" office:value="48.44103">
            <text:p>48.44103000</text:p>
          </table:table-cell>
          <table:table-cell table:formula="of:=SQRT(([.H251]-[.H250])*([.H251]-[.H250])+([.I251]-[.I250])*([.I251]-[.I250]))" office:value-type="float" office:value="0.0808935627846877">
            <text:p>0.08089356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85 &lt;br&gt; Longitude : <text:s text:c="6"/>38.125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2507000, <text:s/>48.58534000&lt;/coordinates&gt;&lt;/Point&gt;&lt;/Placemark&gt;</text:p>
          </table:table-cell>
          <table:table-cell office:value-type="float" office:value="1227">
            <text:p>1227</text:p>
          </table:table-cell>
          <table:table-cell table:formula="of:=IF([.D2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2];162;10)" office:value-type="string" office:string-value="2022-07-04">
            <text:p>2022-07-04</text:p>
          </table:table-cell>
          <table:table-cell table:style-name="ce3" table:formula="of:=MID([.A252];183;9)" office:value-type="string" office:string-value="10:19 UTC">
            <text:p>10:19 UTC</text:p>
          </table:table-cell>
          <table:table-cell table:formula="of:=RIGHT([.A252];LEN([.A252])-FIND(&quot;&lt;/description&gt;&quot;;[.A252])+1)" office:value-type="string" office:string-value="&lt;/description&gt;&lt;Point&gt;&lt;coordinates&gt;  38.12507000,  48.58534000&lt;/coordinates&gt;&lt;/Point&gt;&lt;/Placemark&gt;">
            <text:p>&lt;/description&gt;&lt;Point&gt;&lt;coordinates&gt; <text:s/>38.12507000, <text:s/>48.58534000&lt;/coordinates&gt;&lt;/Point&gt;&lt;/Placemark&gt;</text:p>
          </table:table-cell>
          <table:table-cell office:value-type="float" office:value="1227">
            <text:p>1227</text:p>
          </table:table-cell>
          <table:table-cell table:style-name="ce4" table:formula="of:=VALUE(LEFT(MID([.A252];FIND(&quot;&lt;coordinates&gt;&quot;;[.A252])+15;26);11))" office:value-type="float" office:value="38.12507">
            <text:p>38.12507000</text:p>
          </table:table-cell>
          <table:table-cell table:style-name="ce4" table:formula="of:=VALUE(RIGHT(MID([.A252];FIND(&quot;&lt;coordinates&gt;&quot;;[.A252])+14;26);11))" office:value-type="float" office:value="48.58534">
            <text:p>48.58534000</text:p>
          </table:table-cell>
          <table:table-cell table:formula="of:=SQRT(([.H252]-[.H251])*([.H252]-[.H251])+([.I252]-[.I251])*([.I252]-[.I251]))" office:value-type="float" office:value="0.144433848179716">
            <text:p>0.14443384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35 &lt;br&gt; Longitude : <text:s text:c="6"/>38.134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3437000, <text:s/>48.83495000&lt;/coordinates&gt;&lt;/Point&gt;&lt;/Placemark&gt;</text:p>
          </table:table-cell>
          <table:table-cell office:value-type="float" office:value="1320">
            <text:p>1320</text:p>
          </table:table-cell>
          <table:table-cell table:formula="of:=IF([.D2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3];162;10)" office:value-type="string" office:string-value="2022-07-04">
            <text:p>2022-07-04</text:p>
          </table:table-cell>
          <table:table-cell table:style-name="ce3" table:formula="of:=MID([.A253];183;9)" office:value-type="string" office:string-value="09:30 UTC">
            <text:p>09:30 UTC</text:p>
          </table:table-cell>
          <table:table-cell table:formula="of:=RIGHT([.A253];LEN([.A253])-FIND(&quot;&lt;/description&gt;&quot;;[.A253])+1)" office:value-type="string" office:string-value="&lt;/description&gt;&lt;Point&gt;&lt;coordinates&gt;  38.13437000,  48.83495000&lt;/coordinates&gt;&lt;/Point&gt;&lt;/Placemark&gt;">
            <text:p>&lt;/description&gt;&lt;Point&gt;&lt;coordinates&gt; <text:s/>38.13437000, <text:s/>48.83495000&lt;/coordinates&gt;&lt;/Point&gt;&lt;/Placemark&gt;</text:p>
          </table:table-cell>
          <table:table-cell office:value-type="float" office:value="1320">
            <text:p>1320</text:p>
          </table:table-cell>
          <table:table-cell table:style-name="ce4" table:formula="of:=VALUE(LEFT(MID([.A253];FIND(&quot;&lt;coordinates&gt;&quot;;[.A253])+15;26);11))" office:value-type="float" office:value="38.13437">
            <text:p>38.13437000</text:p>
          </table:table-cell>
          <table:table-cell table:style-name="ce4" table:formula="of:=VALUE(RIGHT(MID([.A253];FIND(&quot;&lt;coordinates&gt;&quot;;[.A253])+14;26);11))" office:value-type="float" office:value="48.83495">
            <text:p>48.83495000</text:p>
          </table:table-cell>
          <table:table-cell table:formula="of:=SQRT(([.H253]-[.H252])*([.H253]-[.H252])+([.I253]-[.I252])*([.I253]-[.I252]))" office:value-type="float" office:value="0.249783190187007">
            <text:p>0.24978319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33 &lt;br&gt; Longitude : <text:s text:c="6"/>38.135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3491000, <text:s/>49.03260000&lt;/coordinates&gt;&lt;/Point&gt;&lt;/Placemark&gt;</text:p>
          </table:table-cell>
          <table:table-cell office:value-type="float" office:value="1410">
            <text:p>1410</text:p>
          </table:table-cell>
          <table:table-cell table:formula="of:=IF([.D2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4];162;10)" office:value-type="string" office:string-value="2022-07-04">
            <text:p>2022-07-04</text:p>
          </table:table-cell>
          <table:table-cell table:style-name="ce3" table:formula="of:=MID([.A254];183;9)" office:value-type="string" office:string-value="10:19 UTC">
            <text:p>10:19 UTC</text:p>
          </table:table-cell>
          <table:table-cell table:formula="of:=RIGHT([.A254];LEN([.A254])-FIND(&quot;&lt;/description&gt;&quot;;[.A254])+1)" office:value-type="string" office:string-value="&lt;/description&gt;&lt;Point&gt;&lt;coordinates&gt;  38.13491000,  49.03260000&lt;/coordinates&gt;&lt;/Point&gt;&lt;/Placemark&gt;">
            <text:p>&lt;/description&gt;&lt;Point&gt;&lt;coordinates&gt; <text:s/>38.13491000, <text:s/>49.03260000&lt;/coordinates&gt;&lt;/Point&gt;&lt;/Placemark&gt;</text:p>
          </table:table-cell>
          <table:table-cell office:value-type="float" office:value="1410">
            <text:p>1410</text:p>
          </table:table-cell>
          <table:table-cell table:style-name="ce4" table:formula="of:=VALUE(LEFT(MID([.A254];FIND(&quot;&lt;coordinates&gt;&quot;;[.A254])+15;26);11))" office:value-type="float" office:value="38.13491">
            <text:p>38.13491000</text:p>
          </table:table-cell>
          <table:table-cell table:style-name="ce4" table:formula="of:=VALUE(RIGHT(MID([.A254];FIND(&quot;&lt;coordinates&gt;&quot;;[.A254])+14;26);11))" office:value-type="float" office:value="49.0326">
            <text:p>49.03260000</text:p>
          </table:table-cell>
          <table:table-cell table:formula="of:=SQRT(([.H254]-[.H253])*([.H254]-[.H253])+([.I254]-[.I253])*([.I254]-[.I253]))" office:value-type="float" office:value="0.197650737666221">
            <text:p>0.197650737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00 &lt;br&gt; Longitude : <text:s text:c="6"/>38.138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3811000, <text:s/>48.69957000&lt;/coordinates&gt;&lt;/Point&gt;&lt;/Placemark&gt;</text:p>
          </table:table-cell>
          <table:table-cell office:value-type="float" office:value="1260">
            <text:p>1260</text:p>
          </table:table-cell>
          <table:table-cell table:formula="of:=IF([.D2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5];162;10)" office:value-type="string" office:string-value="2022-07-04">
            <text:p>2022-07-04</text:p>
          </table:table-cell>
          <table:table-cell table:style-name="ce3" table:formula="of:=MID([.A255];183;9)" office:value-type="string" office:string-value="10:19 UTC">
            <text:p>10:19 UTC</text:p>
          </table:table-cell>
          <table:table-cell table:formula="of:=RIGHT([.A255];LEN([.A255])-FIND(&quot;&lt;/description&gt;&quot;;[.A255])+1)" office:value-type="string" office:string-value="&lt;/description&gt;&lt;Point&gt;&lt;coordinates&gt;  38.13811000,  48.69957000&lt;/coordinates&gt;&lt;/Point&gt;&lt;/Placemark&gt;">
            <text:p>&lt;/description&gt;&lt;Point&gt;&lt;coordinates&gt; <text:s/>38.13811000, <text:s/>48.69957000&lt;/coordinates&gt;&lt;/Point&gt;&lt;/Placemark&gt;</text:p>
          </table:table-cell>
          <table:table-cell office:value-type="float" office:value="1260">
            <text:p>1260</text:p>
          </table:table-cell>
          <table:table-cell table:style-name="ce4" table:formula="of:=VALUE(LEFT(MID([.A255];FIND(&quot;&lt;coordinates&gt;&quot;;[.A255])+15;26);11))" office:value-type="float" office:value="38.13811">
            <text:p>38.13811000</text:p>
          </table:table-cell>
          <table:table-cell table:style-name="ce4" table:formula="of:=VALUE(RIGHT(MID([.A255];FIND(&quot;&lt;coordinates&gt;&quot;;[.A255])+14;26);11))" office:value-type="float" office:value="48.69957">
            <text:p>48.69957000</text:p>
          </table:table-cell>
          <table:table-cell table:formula="of:=SQRT(([.H255]-[.H254])*([.H255]-[.H254])+([.I255]-[.I254])*([.I255]-[.I254]))" office:value-type="float" office:value="0.333045373635486">
            <text:p>0.33304537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80 &lt;br&gt; Longitude : <text:s text:c="6"/>38.141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4069000, <text:s/>48.77988000&lt;/coordinates&gt;&lt;/Point&gt;&lt;/Placemark&gt;</text:p>
          </table:table-cell>
          <table:table-cell office:value-type="float" office:value="1274">
            <text:p>1274</text:p>
          </table:table-cell>
          <table:table-cell table:formula="of:=IF([.D2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6];162;10)" office:value-type="string" office:string-value="2022-07-04">
            <text:p>2022-07-04</text:p>
          </table:table-cell>
          <table:table-cell table:style-name="ce3" table:formula="of:=MID([.A256];183;9)" office:value-type="string" office:string-value="11:10 UTC">
            <text:p>11:10 UTC</text:p>
          </table:table-cell>
          <table:table-cell table:formula="of:=RIGHT([.A256];LEN([.A256])-FIND(&quot;&lt;/description&gt;&quot;;[.A256])+1)" office:value-type="string" office:string-value="&lt;/description&gt;&lt;Point&gt;&lt;coordinates&gt;  38.14069000,  48.77988000&lt;/coordinates&gt;&lt;/Point&gt;&lt;/Placemark&gt;">
            <text:p>&lt;/description&gt;&lt;Point&gt;&lt;coordinates&gt; <text:s/>38.14069000, <text:s/>48.77988000&lt;/coordinates&gt;&lt;/Point&gt;&lt;/Placemark&gt;</text:p>
          </table:table-cell>
          <table:table-cell office:value-type="float" office:value="1274">
            <text:p>1274</text:p>
          </table:table-cell>
          <table:table-cell table:style-name="ce4" table:formula="of:=VALUE(LEFT(MID([.A256];FIND(&quot;&lt;coordinates&gt;&quot;;[.A256])+15;26);11))" office:value-type="float" office:value="38.14069">
            <text:p>38.14069000</text:p>
          </table:table-cell>
          <table:table-cell table:style-name="ce4" table:formula="of:=VALUE(RIGHT(MID([.A256];FIND(&quot;&lt;coordinates&gt;&quot;;[.A256])+14;26);11))" office:value-type="float" office:value="48.77988">
            <text:p>48.77988000</text:p>
          </table:table-cell>
          <table:table-cell table:formula="of:=SQRT(([.H256]-[.H255])*([.H256]-[.H255])+([.I256]-[.I255])*([.I256]-[.I255]))" office:value-type="float" office:value="0.0803514312255828">
            <text:p>0.080351431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24 &lt;br&gt; Longitude : <text:s text:c="6"/>38.148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4819000, <text:s/>48.72394000&lt;/coordinates&gt;&lt;/Point&gt;&lt;/Placemark&gt;</text:p>
          </table:table-cell>
          <table:table-cell office:value-type="float" office:value="1264">
            <text:p>1264</text:p>
          </table:table-cell>
          <table:table-cell table:formula="of:=IF([.D2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7];162;10)" office:value-type="string" office:string-value="2022-07-04">
            <text:p>2022-07-04</text:p>
          </table:table-cell>
          <table:table-cell table:style-name="ce3" table:formula="of:=MID([.A257];183;9)" office:value-type="string" office:string-value="09:30 UTC">
            <text:p>09:30 UTC</text:p>
          </table:table-cell>
          <table:table-cell table:formula="of:=RIGHT([.A257];LEN([.A257])-FIND(&quot;&lt;/description&gt;&quot;;[.A257])+1)" office:value-type="string" office:string-value="&lt;/description&gt;&lt;Point&gt;&lt;coordinates&gt;  38.14819000,  48.72394000&lt;/coordinates&gt;&lt;/Point&gt;&lt;/Placemark&gt;">
            <text:p>&lt;/description&gt;&lt;Point&gt;&lt;coordinates&gt; <text:s/>38.14819000, <text:s/>48.72394000&lt;/coordinates&gt;&lt;/Point&gt;&lt;/Placemark&gt;</text:p>
          </table:table-cell>
          <table:table-cell office:value-type="float" office:value="1264">
            <text:p>1264</text:p>
          </table:table-cell>
          <table:table-cell table:style-name="ce4" table:formula="of:=VALUE(LEFT(MID([.A257];FIND(&quot;&lt;coordinates&gt;&quot;;[.A257])+15;26);11))" office:value-type="float" office:value="38.14819">
            <text:p>38.14819000</text:p>
          </table:table-cell>
          <table:table-cell table:style-name="ce4" table:formula="of:=VALUE(RIGHT(MID([.A257];FIND(&quot;&lt;coordinates&gt;&quot;;[.A257])+14;26);11))" office:value-type="float" office:value="48.72394">
            <text:p>48.72394000</text:p>
          </table:table-cell>
          <table:table-cell table:formula="of:=SQRT(([.H257]-[.H256])*([.H257]-[.H256])+([.I257]-[.I256])*([.I257]-[.I256]))" office:value-type="float" office:value="0.0564405315354131">
            <text:p>0.05644053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82 &lt;br&gt; Longitude : <text:s text:c="6"/>38.150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4952000, <text:s/>48.78214000&lt;/coordinates&gt;&lt;/Point&gt;&lt;/Placemark&gt;</text:p>
          </table:table-cell>
          <table:table-cell office:value-type="float" office:value="1275">
            <text:p>1275</text:p>
          </table:table-cell>
          <table:table-cell table:formula="of:=IF([.D2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8];162;10)" office:value-type="string" office:string-value="2022-07-04">
            <text:p>2022-07-04</text:p>
          </table:table-cell>
          <table:table-cell table:style-name="ce3" table:formula="of:=MID([.A258];183;9)" office:value-type="string" office:string-value="10:19 UTC">
            <text:p>10:19 UTC</text:p>
          </table:table-cell>
          <table:table-cell table:formula="of:=RIGHT([.A258];LEN([.A258])-FIND(&quot;&lt;/description&gt;&quot;;[.A258])+1)" office:value-type="string" office:string-value="&lt;/description&gt;&lt;Point&gt;&lt;coordinates&gt;  38.14952000,  48.78214000&lt;/coordinates&gt;&lt;/Point&gt;&lt;/Placemark&gt;">
            <text:p>&lt;/description&gt;&lt;Point&gt;&lt;coordinates&gt; <text:s/>38.14952000, <text:s/>48.78214000&lt;/coordinates&gt;&lt;/Point&gt;&lt;/Placemark&gt;</text:p>
          </table:table-cell>
          <table:table-cell office:value-type="float" office:value="1275">
            <text:p>1275</text:p>
          </table:table-cell>
          <table:table-cell table:style-name="ce4" table:formula="of:=VALUE(LEFT(MID([.A258];FIND(&quot;&lt;coordinates&gt;&quot;;[.A258])+15;26);11))" office:value-type="float" office:value="38.14952">
            <text:p>38.14952000</text:p>
          </table:table-cell>
          <table:table-cell table:style-name="ce4" table:formula="of:=VALUE(RIGHT(MID([.A258];FIND(&quot;&lt;coordinates&gt;&quot;;[.A258])+14;26);11))" office:value-type="float" office:value="48.78214">
            <text:p>48.78214000</text:p>
          </table:table-cell>
          <table:table-cell table:formula="of:=SQRT(([.H258]-[.H257])*([.H258]-[.H257])+([.I258]-[.I257])*([.I258]-[.I257]))" office:value-type="float" office:value="0.0582151947518853">
            <text:p>0.05821519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35 &lt;br&gt; Longitude : <text:s text:c="6"/>38.151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5119000, <text:s/>49.03479000&lt;/coordinates&gt;&lt;/Point&gt;&lt;/Placemark&gt;</text:p>
          </table:table-cell>
          <table:table-cell office:value-type="float" office:value="1416">
            <text:p>1416</text:p>
          </table:table-cell>
          <table:table-cell table:formula="of:=IF([.D2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59];162;10)" office:value-type="string" office:string-value="2022-07-04">
            <text:p>2022-07-04</text:p>
          </table:table-cell>
          <table:table-cell table:style-name="ce3" table:formula="of:=MID([.A259];183;9)" office:value-type="string" office:string-value="10:19 UTC">
            <text:p>10:19 UTC</text:p>
          </table:table-cell>
          <table:table-cell table:formula="of:=RIGHT([.A259];LEN([.A259])-FIND(&quot;&lt;/description&gt;&quot;;[.A259])+1)" office:value-type="string" office:string-value="&lt;/description&gt;&lt;Point&gt;&lt;coordinates&gt;  38.15119000,  49.03479000&lt;/coordinates&gt;&lt;/Point&gt;&lt;/Placemark&gt;">
            <text:p>&lt;/description&gt;&lt;Point&gt;&lt;coordinates&gt; <text:s/>38.15119000, <text:s/>49.03479000&lt;/coordinates&gt;&lt;/Point&gt;&lt;/Placemark&gt;</text:p>
          </table:table-cell>
          <table:table-cell office:value-type="float" office:value="1416">
            <text:p>1416</text:p>
          </table:table-cell>
          <table:table-cell table:style-name="ce4" table:formula="of:=VALUE(LEFT(MID([.A259];FIND(&quot;&lt;coordinates&gt;&quot;;[.A259])+15;26);11))" office:value-type="float" office:value="38.15119">
            <text:p>38.15119000</text:p>
          </table:table-cell>
          <table:table-cell table:style-name="ce4" table:formula="of:=VALUE(RIGHT(MID([.A259];FIND(&quot;&lt;coordinates&gt;&quot;;[.A259])+14;26);11))" office:value-type="float" office:value="49.03479">
            <text:p>49.03479000</text:p>
          </table:table-cell>
          <table:table-cell table:formula="of:=SQRT(([.H259]-[.H258])*([.H259]-[.H258])+([.I259]-[.I258])*([.I259]-[.I258]))" office:value-type="float" office:value="0.252655519235186">
            <text:p>0.25265551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20 &lt;br&gt; Longitude : <text:s text:c="6"/>38.153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5339000, <text:s/>48.62038000&lt;/coordinates&gt;&lt;/Point&gt;&lt;/Placemark&gt;</text:p>
          </table:table-cell>
          <table:table-cell office:value-type="float" office:value="1232">
            <text:p>1232</text:p>
          </table:table-cell>
          <table:table-cell table:formula="of:=IF([.D2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0];162;10)" office:value-type="string" office:string-value="2022-07-04">
            <text:p>2022-07-04</text:p>
          </table:table-cell>
          <table:table-cell table:style-name="ce3" table:formula="of:=MID([.A260];183;9)" office:value-type="string" office:string-value="10:19 UTC">
            <text:p>10:19 UTC</text:p>
          </table:table-cell>
          <table:table-cell table:formula="of:=RIGHT([.A260];LEN([.A260])-FIND(&quot;&lt;/description&gt;&quot;;[.A260])+1)" office:value-type="string" office:string-value="&lt;/description&gt;&lt;Point&gt;&lt;coordinates&gt;  38.15339000,  48.62038000&lt;/coordinates&gt;&lt;/Point&gt;&lt;/Placemark&gt;">
            <text:p>&lt;/description&gt;&lt;Point&gt;&lt;coordinates&gt; <text:s/>38.15339000, <text:s/>48.62038000&lt;/coordinates&gt;&lt;/Point&gt;&lt;/Placemark&gt;</text:p>
          </table:table-cell>
          <table:table-cell office:value-type="float" office:value="1232">
            <text:p>1232</text:p>
          </table:table-cell>
          <table:table-cell table:style-name="ce4" table:formula="of:=VALUE(LEFT(MID([.A260];FIND(&quot;&lt;coordinates&gt;&quot;;[.A260])+15;26);11))" office:value-type="float" office:value="38.15339">
            <text:p>38.15339000</text:p>
          </table:table-cell>
          <table:table-cell table:style-name="ce4" table:formula="of:=VALUE(RIGHT(MID([.A260];FIND(&quot;&lt;coordinates&gt;&quot;;[.A260])+14;26);11))" office:value-type="float" office:value="48.62038">
            <text:p>48.62038000</text:p>
          </table:table-cell>
          <table:table-cell table:formula="of:=SQRT(([.H260]-[.H259])*([.H260]-[.H259])+([.I260]-[.I259])*([.I260]-[.I259]))" office:value-type="float" office:value="0.414415839586282">
            <text:p>0.414415839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82 &lt;br&gt; Longitude : <text:s text:c="6"/>38.182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8234000, <text:s/>48.88164000&lt;/coordinates&gt;&lt;/Point&gt;&lt;/Placemark&gt;</text:p>
          </table:table-cell>
          <table:table-cell office:value-type="float" office:value="1344">
            <text:p>1344</text:p>
          </table:table-cell>
          <table:table-cell table:formula="of:=IF([.D2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1];162;10)" office:value-type="string" office:string-value="2022-07-04">
            <text:p>2022-07-04</text:p>
          </table:table-cell>
          <table:table-cell table:style-name="ce3" table:formula="of:=MID([.A261];183;9)" office:value-type="string" office:string-value="09:30 UTC">
            <text:p>09:30 UTC</text:p>
          </table:table-cell>
          <table:table-cell table:formula="of:=RIGHT([.A261];LEN([.A261])-FIND(&quot;&lt;/description&gt;&quot;;[.A261])+1)" office:value-type="string" office:string-value="&lt;/description&gt;&lt;Point&gt;&lt;coordinates&gt;  38.18234000,  48.88164000&lt;/coordinates&gt;&lt;/Point&gt;&lt;/Placemark&gt;">
            <text:p>&lt;/description&gt;&lt;Point&gt;&lt;coordinates&gt; <text:s/>38.18234000, <text:s/>48.88164000&lt;/coordinates&gt;&lt;/Point&gt;&lt;/Placemark&gt;</text:p>
          </table:table-cell>
          <table:table-cell office:value-type="float" office:value="1344">
            <text:p>1344</text:p>
          </table:table-cell>
          <table:table-cell table:style-name="ce4" table:formula="of:=VALUE(LEFT(MID([.A261];FIND(&quot;&lt;coordinates&gt;&quot;;[.A261])+15;26);11))" office:value-type="float" office:value="38.18234">
            <text:p>38.18234000</text:p>
          </table:table-cell>
          <table:table-cell table:style-name="ce4" table:formula="of:=VALUE(RIGHT(MID([.A261];FIND(&quot;&lt;coordinates&gt;&quot;;[.A261])+14;26);11))" office:value-type="float" office:value="48.88164">
            <text:p>48.88164000</text:p>
          </table:table-cell>
          <table:table-cell table:formula="of:=SQRT(([.H261]-[.H260])*([.H261]-[.H260])+([.I261]-[.I260])*([.I261]-[.I260]))" office:value-type="float" office:value="0.262859068894341">
            <text:p>0.26285906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70 &lt;br&gt; Longitude : <text:s text:c="6"/>38.202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0184000, <text:s/>48.46960000&lt;/coordinates&gt;&lt;/Point&gt;&lt;/Placemark&gt;</text:p>
          </table:table-cell>
          <table:table-cell office:value-type="float" office:value="1155">
            <text:p>1155</text:p>
          </table:table-cell>
          <table:table-cell table:formula="of:=IF([.D2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2];162;10)" office:value-type="string" office:string-value="2022-07-04">
            <text:p>2022-07-04</text:p>
          </table:table-cell>
          <table:table-cell table:style-name="ce3" table:formula="of:=MID([.A262];183;9)" office:value-type="string" office:string-value="10:19 UTC">
            <text:p>10:19 UTC</text:p>
          </table:table-cell>
          <table:table-cell table:formula="of:=RIGHT([.A262];LEN([.A262])-FIND(&quot;&lt;/description&gt;&quot;;[.A262])+1)" office:value-type="string" office:string-value="&lt;/description&gt;&lt;Point&gt;&lt;coordinates&gt;  38.20184000,  48.46960000&lt;/coordinates&gt;&lt;/Point&gt;&lt;/Placemark&gt;">
            <text:p>&lt;/description&gt;&lt;Point&gt;&lt;coordinates&gt; <text:s/>38.20184000, <text:s/>48.46960000&lt;/coordinates&gt;&lt;/Point&gt;&lt;/Placemark&gt;</text:p>
          </table:table-cell>
          <table:table-cell office:value-type="float" office:value="1155">
            <text:p>1155</text:p>
          </table:table-cell>
          <table:table-cell table:style-name="ce4" table:formula="of:=VALUE(LEFT(MID([.A262];FIND(&quot;&lt;coordinates&gt;&quot;;[.A262])+15;26);11))" office:value-type="float" office:value="38.20184">
            <text:p>38.20184000</text:p>
          </table:table-cell>
          <table:table-cell table:style-name="ce4" table:formula="of:=VALUE(RIGHT(MID([.A262];FIND(&quot;&lt;coordinates&gt;&quot;;[.A262])+14;26);11))" office:value-type="float" office:value="48.4696">
            <text:p>48.46960000</text:p>
          </table:table-cell>
          <table:table-cell table:formula="of:=SQRT(([.H262]-[.H261])*([.H262]-[.H261])+([.I262]-[.I261])*([.I262]-[.I261]))" office:value-type="float" office:value="0.412501165574108">
            <text:p>0.41250116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505 &lt;br&gt; Longitude : <text:s text:c="6"/>38.203&lt;br&gt;Date Acquired : 2022-07-04 &lt;br&gt;Time: 09:07 UTC&lt;br&gt;Confidence [0-100] : 78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0272000, <text:s/>48.50453000&lt;/coordinates&gt;&lt;/Point&gt;&lt;/Placemark&gt;</text:p>
          </table:table-cell>
          <table:table-cell office:value-type="float" office:value="125">
            <text:p>125</text:p>
          </table:table-cell>
          <table:table-cell table:formula="of:=IF([.D2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3];162;10)" office:value-type="string" office:string-value="2022-07-04">
            <text:p>2022-07-04</text:p>
          </table:table-cell>
          <table:table-cell table:style-name="ce3" table:formula="of:=MID([.A263];183;9)" office:value-type="string" office:string-value="09:07 UTC">
            <text:p>09:07 UTC</text:p>
          </table:table-cell>
          <table:table-cell table:formula="of:=RIGHT([.A263];LEN([.A263])-FIND(&quot;&lt;/description&gt;&quot;;[.A263])+1)" office:value-type="string" office:string-value="&lt;/description&gt;&lt;Point&gt;&lt;coordinates&gt;  38.20272000,  48.50453000&lt;/coordinates&gt;&lt;/Point&gt;&lt;/Placemark&gt;">
            <text:p>&lt;/description&gt;&lt;Point&gt;&lt;coordinates&gt; <text:s/>38.20272000, <text:s/>48.50453000&lt;/coordinates&gt;&lt;/Point&gt;&lt;/Placemark&gt;</text:p>
          </table:table-cell>
          <table:table-cell office:value-type="float" office:value="125">
            <text:p>125</text:p>
          </table:table-cell>
          <table:table-cell table:style-name="ce4" table:formula="of:=VALUE(LEFT(MID([.A263];FIND(&quot;&lt;coordinates&gt;&quot;;[.A263])+15;26);11))" office:value-type="float" office:value="38.20272">
            <text:p>38.20272000</text:p>
          </table:table-cell>
          <table:table-cell table:style-name="ce4" table:formula="of:=VALUE(RIGHT(MID([.A263];FIND(&quot;&lt;coordinates&gt;&quot;;[.A263])+14;26);11))" office:value-type="float" office:value="48.50453">
            <text:p>48.50453000</text:p>
          </table:table-cell>
          <table:table-cell table:formula="of:=SQRT(([.H263]-[.H262])*([.H263]-[.H262])+([.I263]-[.I262])*([.I263]-[.I262]))" office:value-type="float" office:value="0.0349410832688427">
            <text:p>0.03494108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97 &lt;br&gt; Longitude : <text:s text:c="6"/>38.204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0362000, <text:s/>48.79718000&lt;/coordinates&gt;&lt;/Point&gt;&lt;/Placemark&gt;</text:p>
          </table:table-cell>
          <table:table-cell office:value-type="float" office:value="1285">
            <text:p>1285</text:p>
          </table:table-cell>
          <table:table-cell table:formula="of:=IF([.D2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4];162;10)" office:value-type="string" office:string-value="2022-07-04">
            <text:p>2022-07-04</text:p>
          </table:table-cell>
          <table:table-cell table:style-name="ce3" table:formula="of:=MID([.A264];183;9)" office:value-type="string" office:string-value="09:30 UTC">
            <text:p>09:30 UTC</text:p>
          </table:table-cell>
          <table:table-cell table:formula="of:=RIGHT([.A264];LEN([.A264])-FIND(&quot;&lt;/description&gt;&quot;;[.A264])+1)" office:value-type="string" office:string-value="&lt;/description&gt;&lt;Point&gt;&lt;coordinates&gt;  38.20362000,  48.79718000&lt;/coordinates&gt;&lt;/Point&gt;&lt;/Placemark&gt;">
            <text:p>&lt;/description&gt;&lt;Point&gt;&lt;coordinates&gt; <text:s/>38.20362000, <text:s/>48.79718000&lt;/coordinates&gt;&lt;/Point&gt;&lt;/Placemark&gt;</text:p>
          </table:table-cell>
          <table:table-cell office:value-type="float" office:value="1285">
            <text:p>1285</text:p>
          </table:table-cell>
          <table:table-cell table:style-name="ce4" table:formula="of:=VALUE(LEFT(MID([.A264];FIND(&quot;&lt;coordinates&gt;&quot;;[.A264])+15;26);11))" office:value-type="float" office:value="38.20362">
            <text:p>38.20362000</text:p>
          </table:table-cell>
          <table:table-cell table:style-name="ce4" table:formula="of:=VALUE(RIGHT(MID([.A264];FIND(&quot;&lt;coordinates&gt;&quot;;[.A264])+14;26);11))" office:value-type="float" office:value="48.79718">
            <text:p>48.79718000</text:p>
          </table:table-cell>
          <table:table-cell table:formula="of:=SQRT(([.H264]-[.H263])*([.H264]-[.H263])+([.I264]-[.I263])*([.I264]-[.I263]))" office:value-type="float" office:value="0.292651383902412">
            <text:p>0.29265138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5 &lt;br&gt; Longitude : <text:s text:c="6"/>38.208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0773000, <text:s/>48.46456000&lt;/coordinates&gt;&lt;/Point&gt;&lt;/Placemark&gt;</text:p>
          </table:table-cell>
          <table:table-cell office:value-type="float" office:value="1139">
            <text:p>1139</text:p>
          </table:table-cell>
          <table:table-cell table:formula="of:=IF([.D2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5];162;10)" office:value-type="string" office:string-value="2022-07-04">
            <text:p>2022-07-04</text:p>
          </table:table-cell>
          <table:table-cell table:style-name="ce3" table:formula="of:=MID([.A265];183;9)" office:value-type="string" office:string-value="00:35 UTC">
            <text:p>00:35 UTC</text:p>
          </table:table-cell>
          <table:table-cell table:formula="of:=RIGHT([.A265];LEN([.A265])-FIND(&quot;&lt;/description&gt;&quot;;[.A265])+1)" office:value-type="string" office:string-value="&lt;/description&gt;&lt;Point&gt;&lt;coordinates&gt;  38.20773000,  48.46456000&lt;/coordinates&gt;&lt;/Point&gt;&lt;/Placemark&gt;">
            <text:p>&lt;/description&gt;&lt;Point&gt;&lt;coordinates&gt; <text:s/>38.20773000, <text:s/>48.46456000&lt;/coordinates&gt;&lt;/Point&gt;&lt;/Placemark&gt;</text:p>
          </table:table-cell>
          <table:table-cell office:value-type="float" office:value="1139">
            <text:p>1139</text:p>
          </table:table-cell>
          <table:table-cell table:style-name="ce4" table:formula="of:=VALUE(LEFT(MID([.A265];FIND(&quot;&lt;coordinates&gt;&quot;;[.A265])+15;26);11))" office:value-type="float" office:value="38.20773">
            <text:p>38.20773000</text:p>
          </table:table-cell>
          <table:table-cell table:style-name="ce4" table:formula="of:=VALUE(RIGHT(MID([.A265];FIND(&quot;&lt;coordinates&gt;&quot;;[.A265])+14;26);11))" office:value-type="float" office:value="48.46456">
            <text:p>48.46456000</text:p>
          </table:table-cell>
          <table:table-cell table:formula="of:=SQRT(([.H265]-[.H264])*([.H265]-[.H264])+([.I265]-[.I264])*([.I265]-[.I264]))" office:value-type="float" office:value="0.332645391520759">
            <text:p>0.33264539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90 &lt;br&gt; Longitude : <text:s text:c="6"/>38.209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0876000, <text:s/>48.79009000&lt;/coordinates&gt;&lt;/Point&gt;&lt;/Placemark&gt;</text:p>
          </table:table-cell>
          <table:table-cell office:value-type="float" office:value="1277">
            <text:p>1277</text:p>
          </table:table-cell>
          <table:table-cell table:formula="of:=IF([.D2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6];162;10)" office:value-type="string" office:string-value="2022-07-04">
            <text:p>2022-07-04</text:p>
          </table:table-cell>
          <table:table-cell table:style-name="ce3" table:formula="of:=MID([.A266];183;9)" office:value-type="string" office:string-value="10:19 UTC">
            <text:p>10:19 UTC</text:p>
          </table:table-cell>
          <table:table-cell table:formula="of:=RIGHT([.A266];LEN([.A266])-FIND(&quot;&lt;/description&gt;&quot;;[.A266])+1)" office:value-type="string" office:string-value="&lt;/description&gt;&lt;Point&gt;&lt;coordinates&gt;  38.20876000,  48.79009000&lt;/coordinates&gt;&lt;/Point&gt;&lt;/Placemark&gt;">
            <text:p>&lt;/description&gt;&lt;Point&gt;&lt;coordinates&gt; <text:s/>38.20876000, <text:s/>48.79009000&lt;/coordinates&gt;&lt;/Point&gt;&lt;/Placemark&gt;</text:p>
          </table:table-cell>
          <table:table-cell office:value-type="float" office:value="1277">
            <text:p>1277</text:p>
          </table:table-cell>
          <table:table-cell table:style-name="ce4" table:formula="of:=VALUE(LEFT(MID([.A266];FIND(&quot;&lt;coordinates&gt;&quot;;[.A266])+15;26);11))" office:value-type="float" office:value="38.20876">
            <text:p>38.20876000</text:p>
          </table:table-cell>
          <table:table-cell table:style-name="ce4" table:formula="of:=VALUE(RIGHT(MID([.A266];FIND(&quot;&lt;coordinates&gt;&quot;;[.A266])+14;26);11))" office:value-type="float" office:value="48.79009">
            <text:p>48.79009000</text:p>
          </table:table-cell>
          <table:table-cell table:formula="of:=SQRT(([.H266]-[.H265])*([.H266]-[.H265])+([.I266]-[.I265])*([.I266]-[.I265]))" office:value-type="float" office:value="0.325531629492436">
            <text:p>0.32553162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70 &lt;br&gt; Longitude : <text:s text:c="6"/>38.211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120000, <text:s/>48.46976000&lt;/coordinates&gt;&lt;/Point&gt;&lt;/Placemark&gt;</text:p>
          </table:table-cell>
          <table:table-cell office:value-type="float" office:value="1156">
            <text:p>1156</text:p>
          </table:table-cell>
          <table:table-cell table:formula="of:=IF([.D2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7];162;10)" office:value-type="string" office:string-value="2022-07-04">
            <text:p>2022-07-04</text:p>
          </table:table-cell>
          <table:table-cell table:style-name="ce3" table:formula="of:=MID([.A267];183;9)" office:value-type="string" office:string-value="00:35 UTC">
            <text:p>00:35 UTC</text:p>
          </table:table-cell>
          <table:table-cell table:formula="of:=RIGHT([.A267];LEN([.A267])-FIND(&quot;&lt;/description&gt;&quot;;[.A267])+1)" office:value-type="string" office:string-value="&lt;/description&gt;&lt;Point&gt;&lt;coordinates&gt;  38.21120000,  48.46976000&lt;/coordinates&gt;&lt;/Point&gt;&lt;/Placemark&gt;">
            <text:p>&lt;/description&gt;&lt;Point&gt;&lt;coordinates&gt; <text:s/>38.21120000, <text:s/>48.46976000&lt;/coordinates&gt;&lt;/Point&gt;&lt;/Placemark&gt;</text:p>
          </table:table-cell>
          <table:table-cell office:value-type="float" office:value="1156">
            <text:p>1156</text:p>
          </table:table-cell>
          <table:table-cell table:style-name="ce4" table:formula="of:=VALUE(LEFT(MID([.A267];FIND(&quot;&lt;coordinates&gt;&quot;;[.A267])+15;26);11))" office:value-type="float" office:value="38.2112">
            <text:p>38.21120000</text:p>
          </table:table-cell>
          <table:table-cell table:style-name="ce4" table:formula="of:=VALUE(RIGHT(MID([.A267];FIND(&quot;&lt;coordinates&gt;&quot;;[.A267])+14;26);11))" office:value-type="float" office:value="48.46976">
            <text:p>48.46976000</text:p>
          </table:table-cell>
          <table:table-cell table:formula="of:=SQRT(([.H267]-[.H266])*([.H267]-[.H266])+([.I267]-[.I266])*([.I267]-[.I266]))" office:value-type="float" office:value="0.320339292781886">
            <text:p>0.32033929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08 &lt;br&gt; Longitude : <text:s text:c="6"/>38.214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379000, <text:s/>48.50837000&lt;/coordinates&gt;&lt;/Point&gt;&lt;/Placemark&gt;</text:p>
          </table:table-cell>
          <table:table-cell office:value-type="float" office:value="1185">
            <text:p>1185</text:p>
          </table:table-cell>
          <table:table-cell table:formula="of:=IF([.D2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8];162;10)" office:value-type="string" office:string-value="2022-07-04">
            <text:p>2022-07-04</text:p>
          </table:table-cell>
          <table:table-cell table:style-name="ce3" table:formula="of:=MID([.A268];183;9)" office:value-type="string" office:string-value="09:30 UTC">
            <text:p>09:30 UTC</text:p>
          </table:table-cell>
          <table:table-cell table:formula="of:=RIGHT([.A268];LEN([.A268])-FIND(&quot;&lt;/description&gt;&quot;;[.A268])+1)" office:value-type="string" office:string-value="&lt;/description&gt;&lt;Point&gt;&lt;coordinates&gt;  38.21379000,  48.50837000&lt;/coordinates&gt;&lt;/Point&gt;&lt;/Placemark&gt;">
            <text:p>&lt;/description&gt;&lt;Point&gt;&lt;coordinates&gt; <text:s/>38.21379000, <text:s/>48.50837000&lt;/coordinates&gt;&lt;/Point&gt;&lt;/Placemark&gt;</text:p>
          </table:table-cell>
          <table:table-cell office:value-type="float" office:value="1185">
            <text:p>1185</text:p>
          </table:table-cell>
          <table:table-cell table:style-name="ce4" table:formula="of:=VALUE(LEFT(MID([.A268];FIND(&quot;&lt;coordinates&gt;&quot;;[.A268])+15;26);11))" office:value-type="float" office:value="38.21379">
            <text:p>38.21379000</text:p>
          </table:table-cell>
          <table:table-cell table:style-name="ce4" table:formula="of:=VALUE(RIGHT(MID([.A268];FIND(&quot;&lt;coordinates&gt;&quot;;[.A268])+14;26);11))" office:value-type="float" office:value="48.50837">
            <text:p>48.50837000</text:p>
          </table:table-cell>
          <table:table-cell table:formula="of:=SQRT(([.H268]-[.H267])*([.H268]-[.H267])+([.I268]-[.I267])*([.I268]-[.I267]))" office:value-type="float" office:value="0.0386967724752325">
            <text:p>0.03869677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43 &lt;br&gt; Longitude : <text:s text:c="6"/>38.214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418000, <text:s/>48.64307000&lt;/coordinates&gt;&lt;/Point&gt;&lt;/Placemark&gt;</text:p>
          </table:table-cell>
          <table:table-cell office:value-type="float" office:value="1243">
            <text:p>1243</text:p>
          </table:table-cell>
          <table:table-cell table:formula="of:=IF([.D2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69];162;10)" office:value-type="string" office:string-value="2022-07-04">
            <text:p>2022-07-04</text:p>
          </table:table-cell>
          <table:table-cell table:style-name="ce3" table:formula="of:=MID([.A269];183;9)" office:value-type="string" office:string-value="11:10 UTC">
            <text:p>11:10 UTC</text:p>
          </table:table-cell>
          <table:table-cell table:formula="of:=RIGHT([.A269];LEN([.A269])-FIND(&quot;&lt;/description&gt;&quot;;[.A269])+1)" office:value-type="string" office:string-value="&lt;/description&gt;&lt;Point&gt;&lt;coordinates&gt;  38.21418000,  48.64307000&lt;/coordinates&gt;&lt;/Point&gt;&lt;/Placemark&gt;">
            <text:p>&lt;/description&gt;&lt;Point&gt;&lt;coordinates&gt; <text:s/>38.21418000, <text:s/>48.64307000&lt;/coordinates&gt;&lt;/Point&gt;&lt;/Placemark&gt;</text:p>
          </table:table-cell>
          <table:table-cell office:value-type="float" office:value="1243">
            <text:p>1243</text:p>
          </table:table-cell>
          <table:table-cell table:style-name="ce4" table:formula="of:=VALUE(LEFT(MID([.A269];FIND(&quot;&lt;coordinates&gt;&quot;;[.A269])+15;26);11))" office:value-type="float" office:value="38.21418">
            <text:p>38.21418000</text:p>
          </table:table-cell>
          <table:table-cell table:style-name="ce4" table:formula="of:=VALUE(RIGHT(MID([.A269];FIND(&quot;&lt;coordinates&gt;&quot;;[.A269])+14;26);11))" office:value-type="float" office:value="48.64307">
            <text:p>48.64307000</text:p>
          </table:table-cell>
          <table:table-cell table:formula="of:=SQRT(([.H269]-[.H268])*([.H269]-[.H268])+([.I269]-[.I268])*([.I269]-[.I268]))" office:value-type="float" office:value="0.134700564586792">
            <text:p>0.134700564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14 &lt;br&gt; Longitude : <text:s text:c="6"/>38.215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488000, <text:s/>48.91439000&lt;/coordinates&gt;&lt;/Point&gt;&lt;/Placemark&gt;</text:p>
          </table:table-cell>
          <table:table-cell office:value-type="float" office:value="1356">
            <text:p>1356</text:p>
          </table:table-cell>
          <table:table-cell table:formula="of:=IF([.D2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0];162;10)" office:value-type="string" office:string-value="2022-07-04">
            <text:p>2022-07-04</text:p>
          </table:table-cell>
          <table:table-cell table:style-name="ce3" table:formula="of:=MID([.A270];183;9)" office:value-type="string" office:string-value="09:30 UTC">
            <text:p>09:30 UTC</text:p>
          </table:table-cell>
          <table:table-cell table:formula="of:=RIGHT([.A270];LEN([.A270])-FIND(&quot;&lt;/description&gt;&quot;;[.A270])+1)" office:value-type="string" office:string-value="&lt;/description&gt;&lt;Point&gt;&lt;coordinates&gt;  38.21488000,  48.91439000&lt;/coordinates&gt;&lt;/Point&gt;&lt;/Placemark&gt;">
            <text:p>&lt;/description&gt;&lt;Point&gt;&lt;coordinates&gt; <text:s/>38.21488000, <text:s/>48.91439000&lt;/coordinates&gt;&lt;/Point&gt;&lt;/Placemark&gt;</text:p>
          </table:table-cell>
          <table:table-cell office:value-type="float" office:value="1356">
            <text:p>1356</text:p>
          </table:table-cell>
          <table:table-cell table:style-name="ce4" table:formula="of:=VALUE(LEFT(MID([.A270];FIND(&quot;&lt;coordinates&gt;&quot;;[.A270])+15;26);11))" office:value-type="float" office:value="38.21488">
            <text:p>38.21488000</text:p>
          </table:table-cell>
          <table:table-cell table:style-name="ce4" table:formula="of:=VALUE(RIGHT(MID([.A270];FIND(&quot;&lt;coordinates&gt;&quot;;[.A270])+14;26);11))" office:value-type="float" office:value="48.91439">
            <text:p>48.91439000</text:p>
          </table:table-cell>
          <table:table-cell table:formula="of:=SQRT(([.H270]-[.H269])*([.H270]-[.H269])+([.I270]-[.I269])*([.I270]-[.I269]))" office:value-type="float" office:value="0.271320902991269">
            <text:p>0.2713209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13 &lt;br&gt; Longitude : <text:s text:c="6"/>38.216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629000, <text:s/>48.51315000&lt;/coordinates&gt;&lt;/Point&gt;&lt;/Placemark&gt;</text:p>
          </table:table-cell>
          <table:table-cell office:value-type="float" office:value="1189">
            <text:p>1189</text:p>
          </table:table-cell>
          <table:table-cell table:formula="of:=IF([.D2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1];162;10)" office:value-type="string" office:string-value="2022-07-04">
            <text:p>2022-07-04</text:p>
          </table:table-cell>
          <table:table-cell table:style-name="ce3" table:formula="of:=MID([.A271];183;9)" office:value-type="string" office:string-value="10:19 UTC">
            <text:p>10:19 UTC</text:p>
          </table:table-cell>
          <table:table-cell table:formula="of:=RIGHT([.A271];LEN([.A271])-FIND(&quot;&lt;/description&gt;&quot;;[.A271])+1)" office:value-type="string" office:string-value="&lt;/description&gt;&lt;Point&gt;&lt;coordinates&gt;  38.21629000,  48.51315000&lt;/coordinates&gt;&lt;/Point&gt;&lt;/Placemark&gt;">
            <text:p>&lt;/description&gt;&lt;Point&gt;&lt;coordinates&gt; <text:s/>38.21629000, <text:s/>48.51315000&lt;/coordinates&gt;&lt;/Point&gt;&lt;/Placemark&gt;</text:p>
          </table:table-cell>
          <table:table-cell office:value-type="float" office:value="1189">
            <text:p>1189</text:p>
          </table:table-cell>
          <table:table-cell table:style-name="ce4" table:formula="of:=VALUE(LEFT(MID([.A271];FIND(&quot;&lt;coordinates&gt;&quot;;[.A271])+15;26);11))" office:value-type="float" office:value="38.21629">
            <text:p>38.21629000</text:p>
          </table:table-cell>
          <table:table-cell table:style-name="ce4" table:formula="of:=VALUE(RIGHT(MID([.A271];FIND(&quot;&lt;coordinates&gt;&quot;;[.A271])+14;26);11))" office:value-type="float" office:value="48.51315">
            <text:p>48.51315000</text:p>
          </table:table-cell>
          <table:table-cell table:formula="of:=SQRT(([.H271]-[.H270])*([.H271]-[.H270])+([.I271]-[.I270])*([.I271]-[.I270]))" office:value-type="float" office:value="0.401242477437267">
            <text:p>0.40124247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38 &lt;br&gt; Longitude : <text:s text:c="6"/>38.223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2294000, <text:s/>48.83808000&lt;/coordinates&gt;&lt;/Point&gt;&lt;/Placemark&gt;</text:p>
          </table:table-cell>
          <table:table-cell office:value-type="float" office:value="1326">
            <text:p>1326</text:p>
          </table:table-cell>
          <table:table-cell table:formula="of:=IF([.D2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2];162;10)" office:value-type="string" office:string-value="2022-07-04">
            <text:p>2022-07-04</text:p>
          </table:table-cell>
          <table:table-cell table:style-name="ce3" table:formula="of:=MID([.A272];183;9)" office:value-type="string" office:string-value="09:30 UTC">
            <text:p>09:30 UTC</text:p>
          </table:table-cell>
          <table:table-cell table:formula="of:=RIGHT([.A272];LEN([.A272])-FIND(&quot;&lt;/description&gt;&quot;;[.A272])+1)" office:value-type="string" office:string-value="&lt;/description&gt;&lt;Point&gt;&lt;coordinates&gt;  38.22294000,  48.83808000&lt;/coordinates&gt;&lt;/Point&gt;&lt;/Placemark&gt;">
            <text:p>&lt;/description&gt;&lt;Point&gt;&lt;coordinates&gt; <text:s/>38.22294000, <text:s/>48.83808000&lt;/coordinates&gt;&lt;/Point&gt;&lt;/Placemark&gt;</text:p>
          </table:table-cell>
          <table:table-cell office:value-type="float" office:value="1326">
            <text:p>1326</text:p>
          </table:table-cell>
          <table:table-cell table:style-name="ce4" table:formula="of:=VALUE(LEFT(MID([.A272];FIND(&quot;&lt;coordinates&gt;&quot;;[.A272])+15;26);11))" office:value-type="float" office:value="38.22294">
            <text:p>38.22294000</text:p>
          </table:table-cell>
          <table:table-cell table:style-name="ce4" table:formula="of:=VALUE(RIGHT(MID([.A272];FIND(&quot;&lt;coordinates&gt;&quot;;[.A272])+14;26);11))" office:value-type="float" office:value="48.83808">
            <text:p>48.83808000</text:p>
          </table:table-cell>
          <table:table-cell table:formula="of:=SQRT(([.H272]-[.H271])*([.H272]-[.H271])+([.I272]-[.I271])*([.I272]-[.I271]))" office:value-type="float" office:value="0.324998042147944">
            <text:p>0.324998042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10 &lt;br&gt; Longitude : <text:s text:c="6"/>38.229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2913000, <text:s/>48.60984000&lt;/coordinates&gt;&lt;/Point&gt;&lt;/Placemark&gt;</text:p>
          </table:table-cell>
          <table:table-cell office:value-type="float" office:value="1229">
            <text:p>1229</text:p>
          </table:table-cell>
          <table:table-cell table:formula="of:=IF([.D2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3];162;10)" office:value-type="string" office:string-value="2022-07-04">
            <text:p>2022-07-04</text:p>
          </table:table-cell>
          <table:table-cell table:style-name="ce3" table:formula="of:=MID([.A273];183;9)" office:value-type="string" office:string-value="10:19 UTC">
            <text:p>10:19 UTC</text:p>
          </table:table-cell>
          <table:table-cell table:formula="of:=RIGHT([.A273];LEN([.A273])-FIND(&quot;&lt;/description&gt;&quot;;[.A273])+1)" office:value-type="string" office:string-value="&lt;/description&gt;&lt;Point&gt;&lt;coordinates&gt;  38.22913000,  48.60984000&lt;/coordinates&gt;&lt;/Point&gt;&lt;/Placemark&gt;">
            <text:p>&lt;/description&gt;&lt;Point&gt;&lt;coordinates&gt; <text:s/>38.22913000, <text:s/>48.60984000&lt;/coordinates&gt;&lt;/Point&gt;&lt;/Placemark&gt;</text:p>
          </table:table-cell>
          <table:table-cell office:value-type="float" office:value="1229">
            <text:p>1229</text:p>
          </table:table-cell>
          <table:table-cell table:style-name="ce4" table:formula="of:=VALUE(LEFT(MID([.A273];FIND(&quot;&lt;coordinates&gt;&quot;;[.A273])+15;26);11))" office:value-type="float" office:value="38.22913">
            <text:p>38.22913000</text:p>
          </table:table-cell>
          <table:table-cell table:style-name="ce4" table:formula="of:=VALUE(RIGHT(MID([.A273];FIND(&quot;&lt;coordinates&gt;&quot;;[.A273])+14;26);11))" office:value-type="float" office:value="48.60984">
            <text:p>48.60984000</text:p>
          </table:table-cell>
          <table:table-cell table:formula="of:=SQRT(([.H273]-[.H272])*([.H273]-[.H272])+([.I273]-[.I272])*([.I273]-[.I272]))" office:value-type="float" office:value="0.228323922750113">
            <text:p>0.22832392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68 &lt;br&gt; Longitude : <text:s text:c="6"/>38.231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3056000, <text:s/>48.56840000&lt;/coordinates&gt;&lt;/Point&gt;&lt;/Placemark&gt;</text:p>
          </table:table-cell>
          <table:table-cell office:value-type="float" office:value="1223">
            <text:p>1223</text:p>
          </table:table-cell>
          <table:table-cell table:formula="of:=IF([.D2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4];162;10)" office:value-type="string" office:string-value="2022-07-04">
            <text:p>2022-07-04</text:p>
          </table:table-cell>
          <table:table-cell table:style-name="ce3" table:formula="of:=MID([.A274];183;9)" office:value-type="string" office:string-value="10:19 UTC">
            <text:p>10:19 UTC</text:p>
          </table:table-cell>
          <table:table-cell table:formula="of:=RIGHT([.A274];LEN([.A274])-FIND(&quot;&lt;/description&gt;&quot;;[.A274])+1)" office:value-type="string" office:string-value="&lt;/description&gt;&lt;Point&gt;&lt;coordinates&gt;  38.23056000,  48.56840000&lt;/coordinates&gt;&lt;/Point&gt;&lt;/Placemark&gt;">
            <text:p>&lt;/description&gt;&lt;Point&gt;&lt;coordinates&gt; <text:s/>38.23056000, <text:s/>48.56840000&lt;/coordinates&gt;&lt;/Point&gt;&lt;/Placemark&gt;</text:p>
          </table:table-cell>
          <table:table-cell office:value-type="float" office:value="1223">
            <text:p>1223</text:p>
          </table:table-cell>
          <table:table-cell table:style-name="ce4" table:formula="of:=VALUE(LEFT(MID([.A274];FIND(&quot;&lt;coordinates&gt;&quot;;[.A274])+15;26);11))" office:value-type="float" office:value="38.23056">
            <text:p>38.23056000</text:p>
          </table:table-cell>
          <table:table-cell table:style-name="ce4" table:formula="of:=VALUE(RIGHT(MID([.A274];FIND(&quot;&lt;coordinates&gt;&quot;;[.A274])+14;26);11))" office:value-type="float" office:value="48.5684">
            <text:p>48.56840000</text:p>
          </table:table-cell>
          <table:table-cell table:formula="of:=SQRT(([.H274]-[.H273])*([.H274]-[.H273])+([.I274]-[.I273])*([.I274]-[.I273]))" office:value-type="float" office:value="0.0414646656805541">
            <text:p>0.04146466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39 &lt;br&gt; Longitude : <text:s text:c="6"/>38.232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3169000, <text:s/>48.83857000&lt;/coordinates&gt;&lt;/Point&gt;&lt;/Placemark&gt;</text:p>
          </table:table-cell>
          <table:table-cell office:value-type="float" office:value="1327">
            <text:p>1327</text:p>
          </table:table-cell>
          <table:table-cell table:formula="of:=IF([.D2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5];162;10)" office:value-type="string" office:string-value="2022-07-04">
            <text:p>2022-07-04</text:p>
          </table:table-cell>
          <table:table-cell table:style-name="ce3" table:formula="of:=MID([.A275];183;9)" office:value-type="string" office:string-value="09:30 UTC">
            <text:p>09:30 UTC</text:p>
          </table:table-cell>
          <table:table-cell table:formula="of:=RIGHT([.A275];LEN([.A275])-FIND(&quot;&lt;/description&gt;&quot;;[.A275])+1)" office:value-type="string" office:string-value="&lt;/description&gt;&lt;Point&gt;&lt;coordinates&gt;  38.23169000,  48.83857000&lt;/coordinates&gt;&lt;/Point&gt;&lt;/Placemark&gt;">
            <text:p>&lt;/description&gt;&lt;Point&gt;&lt;coordinates&gt; <text:s/>38.23169000, <text:s/>48.83857000&lt;/coordinates&gt;&lt;/Point&gt;&lt;/Placemark&gt;</text:p>
          </table:table-cell>
          <table:table-cell office:value-type="float" office:value="1327">
            <text:p>1327</text:p>
          </table:table-cell>
          <table:table-cell table:style-name="ce4" table:formula="of:=VALUE(LEFT(MID([.A275];FIND(&quot;&lt;coordinates&gt;&quot;;[.A275])+15;26);11))" office:value-type="float" office:value="38.23169">
            <text:p>38.23169000</text:p>
          </table:table-cell>
          <table:table-cell table:style-name="ce4" table:formula="of:=VALUE(RIGHT(MID([.A275];FIND(&quot;&lt;coordinates&gt;&quot;;[.A275])+14;26);11))" office:value-type="float" office:value="48.83857">
            <text:p>48.83857000</text:p>
          </table:table-cell>
          <table:table-cell table:formula="of:=SQRT(([.H275]-[.H274])*([.H275]-[.H274])+([.I275]-[.I274])*([.I275]-[.I274]))" office:value-type="float" office:value="0.270172363131391">
            <text:p>0.27017236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496 &lt;br&gt; Longitude : <text:s text:c="6"/>38.236&lt;br&gt;Date Acquired : 2022-07-04 &lt;br&gt;Time: 09:07 UTC&lt;br&gt;Confidence [0-100] : 67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3581000, <text:s/>48.49617000&lt;/coordinates&gt;&lt;/Point&gt;&lt;/Placemark&gt;</text:p>
          </table:table-cell>
          <table:table-cell office:value-type="float" office:value="123">
            <text:p>123</text:p>
          </table:table-cell>
          <table:table-cell table:formula="of:=IF([.D2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6];162;10)" office:value-type="string" office:string-value="2022-07-04">
            <text:p>2022-07-04</text:p>
          </table:table-cell>
          <table:table-cell table:style-name="ce3" table:formula="of:=MID([.A276];183;9)" office:value-type="string" office:string-value="09:07 UTC">
            <text:p>09:07 UTC</text:p>
          </table:table-cell>
          <table:table-cell table:formula="of:=RIGHT([.A276];LEN([.A276])-FIND(&quot;&lt;/description&gt;&quot;;[.A276])+1)" office:value-type="string" office:string-value="&lt;/description&gt;&lt;Point&gt;&lt;coordinates&gt;  38.23581000,  48.49617000&lt;/coordinates&gt;&lt;/Point&gt;&lt;/Placemark&gt;">
            <text:p>&lt;/description&gt;&lt;Point&gt;&lt;coordinates&gt; <text:s/>38.23581000, <text:s/>48.49617000&lt;/coordinates&gt;&lt;/Point&gt;&lt;/Placemark&gt;</text:p>
          </table:table-cell>
          <table:table-cell office:value-type="float" office:value="123">
            <text:p>123</text:p>
          </table:table-cell>
          <table:table-cell table:style-name="ce4" table:formula="of:=VALUE(LEFT(MID([.A276];FIND(&quot;&lt;coordinates&gt;&quot;;[.A276])+15;26);11))" office:value-type="float" office:value="38.23581">
            <text:p>38.23581000</text:p>
          </table:table-cell>
          <table:table-cell table:style-name="ce4" table:formula="of:=VALUE(RIGHT(MID([.A276];FIND(&quot;&lt;coordinates&gt;&quot;;[.A276])+14;26);11))" office:value-type="float" office:value="48.49617">
            <text:p>48.49617000</text:p>
          </table:table-cell>
          <table:table-cell table:formula="of:=SQRT(([.H276]-[.H275])*([.H276]-[.H275])+([.I276]-[.I275])*([.I276]-[.I275]))" office:value-type="float" office:value="0.342424786486023">
            <text:p>0.34242478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215 &lt;br&gt; Longitude : <text:s text:c="6"/>38.243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339000, <text:s/>48.21483000&lt;/coordinates&gt;&lt;/Point&gt;&lt;/Placemark&gt;</text:p>
          </table:table-cell>
          <table:table-cell office:value-type="float" office:value="1068">
            <text:p>1068</text:p>
          </table:table-cell>
          <table:table-cell table:formula="of:=IF([.D2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7];162;10)" office:value-type="string" office:string-value="2022-07-04">
            <text:p>2022-07-04</text:p>
          </table:table-cell>
          <table:table-cell table:style-name="ce3" table:formula="of:=MID([.A277];183;9)" office:value-type="string" office:string-value="00:35 UTC">
            <text:p>00:35 UTC</text:p>
          </table:table-cell>
          <table:table-cell table:formula="of:=RIGHT([.A277];LEN([.A277])-FIND(&quot;&lt;/description&gt;&quot;;[.A277])+1)" office:value-type="string" office:string-value="&lt;/description&gt;&lt;Point&gt;&lt;coordinates&gt;  38.24339000,  48.21483000&lt;/coordinates&gt;&lt;/Point&gt;&lt;/Placemark&gt;">
            <text:p>&lt;/description&gt;&lt;Point&gt;&lt;coordinates&gt; <text:s/>38.24339000, <text:s/>48.21483000&lt;/coordinates&gt;&lt;/Point&gt;&lt;/Placemark&gt;</text:p>
          </table:table-cell>
          <table:table-cell office:value-type="float" office:value="1068">
            <text:p>1068</text:p>
          </table:table-cell>
          <table:table-cell table:style-name="ce4" table:formula="of:=VALUE(LEFT(MID([.A277];FIND(&quot;&lt;coordinates&gt;&quot;;[.A277])+15;26);11))" office:value-type="float" office:value="38.24339">
            <text:p>38.24339000</text:p>
          </table:table-cell>
          <table:table-cell table:style-name="ce4" table:formula="of:=VALUE(RIGHT(MID([.A277];FIND(&quot;&lt;coordinates&gt;&quot;;[.A277])+14;26);11))" office:value-type="float" office:value="48.21483">
            <text:p>48.21483000</text:p>
          </table:table-cell>
          <table:table-cell table:formula="of:=SQRT(([.H277]-[.H276])*([.H277]-[.H276])+([.I277]-[.I276])*([.I277]-[.I276]))" office:value-type="float" office:value="0.281442093511259">
            <text:p>0.281442093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25 &lt;br&gt; Longitude : <text:s text:c="6"/>38.244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394000, <text:s/>48.92455000&lt;/coordinates&gt;&lt;/Point&gt;&lt;/Placemark&gt;</text:p>
          </table:table-cell>
          <table:table-cell office:value-type="float" office:value="1360">
            <text:p>1360</text:p>
          </table:table-cell>
          <table:table-cell table:formula="of:=IF([.D2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8];162;10)" office:value-type="string" office:string-value="2022-07-04">
            <text:p>2022-07-04</text:p>
          </table:table-cell>
          <table:table-cell table:style-name="ce3" table:formula="of:=MID([.A278];183;9)" office:value-type="string" office:string-value="10:19 UTC">
            <text:p>10:19 UTC</text:p>
          </table:table-cell>
          <table:table-cell table:formula="of:=RIGHT([.A278];LEN([.A278])-FIND(&quot;&lt;/description&gt;&quot;;[.A278])+1)" office:value-type="string" office:string-value="&lt;/description&gt;&lt;Point&gt;&lt;coordinates&gt;  38.24394000,  48.92455000&lt;/coordinates&gt;&lt;/Point&gt;&lt;/Placemark&gt;">
            <text:p>&lt;/description&gt;&lt;Point&gt;&lt;coordinates&gt; <text:s/>38.24394000, <text:s/>48.92455000&lt;/coordinates&gt;&lt;/Point&gt;&lt;/Placemark&gt;</text:p>
          </table:table-cell>
          <table:table-cell office:value-type="float" office:value="1360">
            <text:p>1360</text:p>
          </table:table-cell>
          <table:table-cell table:style-name="ce4" table:formula="of:=VALUE(LEFT(MID([.A278];FIND(&quot;&lt;coordinates&gt;&quot;;[.A278])+15;26);11))" office:value-type="float" office:value="38.24394">
            <text:p>38.24394000</text:p>
          </table:table-cell>
          <table:table-cell table:style-name="ce4" table:formula="of:=VALUE(RIGHT(MID([.A278];FIND(&quot;&lt;coordinates&gt;&quot;;[.A278])+14;26);11))" office:value-type="float" office:value="48.92455">
            <text:p>48.92455000</text:p>
          </table:table-cell>
          <table:table-cell table:formula="of:=SQRT(([.H278]-[.H277])*([.H278]-[.H277])+([.I278]-[.I277])*([.I278]-[.I277]))" office:value-type="float" office:value="0.709720213112179">
            <text:p>0.70972021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7 &lt;br&gt; Longitude : <text:s text:c="6"/>38.246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573000, <text:s/>48.46746000&lt;/coordinates&gt;&lt;/Point&gt;&lt;/Placemark&gt;</text:p>
          </table:table-cell>
          <table:table-cell office:value-type="float" office:value="1146">
            <text:p>1146</text:p>
          </table:table-cell>
          <table:table-cell table:formula="of:=IF([.D2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79];162;10)" office:value-type="string" office:string-value="2022-07-04">
            <text:p>2022-07-04</text:p>
          </table:table-cell>
          <table:table-cell table:style-name="ce3" table:formula="of:=MID([.A279];183;9)" office:value-type="string" office:string-value="09:30 UTC">
            <text:p>09:30 UTC</text:p>
          </table:table-cell>
          <table:table-cell table:formula="of:=RIGHT([.A279];LEN([.A279])-FIND(&quot;&lt;/description&gt;&quot;;[.A279])+1)" office:value-type="string" office:string-value="&lt;/description&gt;&lt;Point&gt;&lt;coordinates&gt;  38.24573000,  48.46746000&lt;/coordinates&gt;&lt;/Point&gt;&lt;/Placemark&gt;">
            <text:p>&lt;/description&gt;&lt;Point&gt;&lt;coordinates&gt; <text:s/>38.24573000, <text:s/>48.46746000&lt;/coordinates&gt;&lt;/Point&gt;&lt;/Placemark&gt;</text:p>
          </table:table-cell>
          <table:table-cell office:value-type="float" office:value="1146">
            <text:p>1146</text:p>
          </table:table-cell>
          <table:table-cell table:style-name="ce4" table:formula="of:=VALUE(LEFT(MID([.A279];FIND(&quot;&lt;coordinates&gt;&quot;;[.A279])+15;26);11))" office:value-type="float" office:value="38.24573">
            <text:p>38.24573000</text:p>
          </table:table-cell>
          <table:table-cell table:style-name="ce4" table:formula="of:=VALUE(RIGHT(MID([.A279];FIND(&quot;&lt;coordinates&gt;&quot;;[.A279])+14;26);11))" office:value-type="float" office:value="48.46746">
            <text:p>48.46746000</text:p>
          </table:table-cell>
          <table:table-cell table:formula="of:=SQRT(([.H279]-[.H278])*([.H279]-[.H278])+([.I279]-[.I278])*([.I279]-[.I278]))" office:value-type="float" office:value="0.457093504876184">
            <text:p>0.45709350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12 &lt;br&gt; Longitude : <text:s text:c="6"/>38.246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639000, <text:s/>48.51167000&lt;/coordinates&gt;&lt;/Point&gt;&lt;/Placemark&gt;</text:p>
          </table:table-cell>
          <table:table-cell office:value-type="float" office:value="1186">
            <text:p>1186</text:p>
          </table:table-cell>
          <table:table-cell table:formula="of:=IF([.D2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0];162;10)" office:value-type="string" office:string-value="2022-07-04">
            <text:p>2022-07-04</text:p>
          </table:table-cell>
          <table:table-cell table:style-name="ce3" table:formula="of:=MID([.A280];183;9)" office:value-type="string" office:string-value="11:10 UTC">
            <text:p>11:10 UTC</text:p>
          </table:table-cell>
          <table:table-cell table:formula="of:=RIGHT([.A280];LEN([.A280])-FIND(&quot;&lt;/description&gt;&quot;;[.A280])+1)" office:value-type="string" office:string-value="&lt;/description&gt;&lt;Point&gt;&lt;coordinates&gt;  38.24639000,  48.51167000&lt;/coordinates&gt;&lt;/Point&gt;&lt;/Placemark&gt;">
            <text:p>&lt;/description&gt;&lt;Point&gt;&lt;coordinates&gt; <text:s/>38.24639000, <text:s/>48.51167000&lt;/coordinates&gt;&lt;/Point&gt;&lt;/Placemark&gt;</text:p>
          </table:table-cell>
          <table:table-cell office:value-type="float" office:value="1186">
            <text:p>1186</text:p>
          </table:table-cell>
          <table:table-cell table:style-name="ce4" table:formula="of:=VALUE(LEFT(MID([.A280];FIND(&quot;&lt;coordinates&gt;&quot;;[.A280])+15;26);11))" office:value-type="float" office:value="38.24639">
            <text:p>38.24639000</text:p>
          </table:table-cell>
          <table:table-cell table:style-name="ce4" table:formula="of:=VALUE(RIGHT(MID([.A280];FIND(&quot;&lt;coordinates&gt;&quot;;[.A280])+14;26);11))" office:value-type="float" office:value="48.51167">
            <text:p>48.51167000</text:p>
          </table:table-cell>
          <table:table-cell table:formula="of:=SQRT(([.H280]-[.H279])*([.H280]-[.H279])+([.I280]-[.I279])*([.I280]-[.I279]))" office:value-type="float" office:value="0.0442149262127617">
            <text:p>0.04421492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94 &lt;br&gt; Longitude : <text:s text:c="6"/>38.249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917000, <text:s/>48.79420000&lt;/coordinates&gt;&lt;/Point&gt;&lt;/Placemark&gt;</text:p>
          </table:table-cell>
          <table:table-cell office:value-type="float" office:value="1282">
            <text:p>1282</text:p>
          </table:table-cell>
          <table:table-cell table:formula="of:=IF([.D2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1];162;10)" office:value-type="string" office:string-value="2022-07-04">
            <text:p>2022-07-04</text:p>
          </table:table-cell>
          <table:table-cell table:style-name="ce3" table:formula="of:=MID([.A281];183;9)" office:value-type="string" office:string-value="11:10 UTC">
            <text:p>11:10 UTC</text:p>
          </table:table-cell>
          <table:table-cell table:formula="of:=RIGHT([.A281];LEN([.A281])-FIND(&quot;&lt;/description&gt;&quot;;[.A281])+1)" office:value-type="string" office:string-value="&lt;/description&gt;&lt;Point&gt;&lt;coordinates&gt;  38.24917000,  48.79420000&lt;/coordinates&gt;&lt;/Point&gt;&lt;/Placemark&gt;">
            <text:p>&lt;/description&gt;&lt;Point&gt;&lt;coordinates&gt; <text:s/>38.24917000, <text:s/>48.79420000&lt;/coordinates&gt;&lt;/Point&gt;&lt;/Placemark&gt;</text:p>
          </table:table-cell>
          <table:table-cell office:value-type="float" office:value="1282">
            <text:p>1282</text:p>
          </table:table-cell>
          <table:table-cell table:style-name="ce4" table:formula="of:=VALUE(LEFT(MID([.A281];FIND(&quot;&lt;coordinates&gt;&quot;;[.A281])+15;26);11))" office:value-type="float" office:value="38.24917">
            <text:p>38.24917000</text:p>
          </table:table-cell>
          <table:table-cell table:style-name="ce4" table:formula="of:=VALUE(RIGHT(MID([.A281];FIND(&quot;&lt;coordinates&gt;&quot;;[.A281])+14;26);11))" office:value-type="float" office:value="48.7942">
            <text:p>48.79420000</text:p>
          </table:table-cell>
          <table:table-cell table:formula="of:=SQRT(([.H281]-[.H280])*([.H281]-[.H280])+([.I281]-[.I280])*([.I281]-[.I280]))" office:value-type="float" office:value="0.282543676800598">
            <text:p>0.28254367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83 &lt;br&gt; Longitude : <text:s text:c="6"/>38.253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331000, <text:s/>48.48348000&lt;/coordinates&gt;&lt;/Point&gt;&lt;/Placemark&gt;</text:p>
          </table:table-cell>
          <table:table-cell office:value-type="float" office:value="1173">
            <text:p>1173</text:p>
          </table:table-cell>
          <table:table-cell table:formula="of:=IF([.D2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2];162;10)" office:value-type="string" office:string-value="2022-07-04">
            <text:p>2022-07-04</text:p>
          </table:table-cell>
          <table:table-cell table:style-name="ce3" table:formula="of:=MID([.A282];183;9)" office:value-type="string" office:string-value="10:19 UTC">
            <text:p>10:19 UTC</text:p>
          </table:table-cell>
          <table:table-cell table:formula="of:=RIGHT([.A282];LEN([.A282])-FIND(&quot;&lt;/description&gt;&quot;;[.A282])+1)" office:value-type="string" office:string-value="&lt;/description&gt;&lt;Point&gt;&lt;coordinates&gt;  38.25331000,  48.48348000&lt;/coordinates&gt;&lt;/Point&gt;&lt;/Placemark&gt;">
            <text:p>&lt;/description&gt;&lt;Point&gt;&lt;coordinates&gt; <text:s/>38.25331000, <text:s/>48.48348000&lt;/coordinates&gt;&lt;/Point&gt;&lt;/Placemark&gt;</text:p>
          </table:table-cell>
          <table:table-cell office:value-type="float" office:value="1173">
            <text:p>1173</text:p>
          </table:table-cell>
          <table:table-cell table:style-name="ce4" table:formula="of:=VALUE(LEFT(MID([.A282];FIND(&quot;&lt;coordinates&gt;&quot;;[.A282])+15;26);11))" office:value-type="float" office:value="38.25331">
            <text:p>38.25331000</text:p>
          </table:table-cell>
          <table:table-cell table:style-name="ce4" table:formula="of:=VALUE(RIGHT(MID([.A282];FIND(&quot;&lt;coordinates&gt;&quot;;[.A282])+14;26);11))" office:value-type="float" office:value="48.48348">
            <text:p>48.48348000</text:p>
          </table:table-cell>
          <table:table-cell table:formula="of:=SQRT(([.H282]-[.H281])*([.H282]-[.H281])+([.I282]-[.I281])*([.I282]-[.I281]))" office:value-type="float" office:value="0.31074757923434">
            <text:p>0.31074757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516 &lt;br&gt; Longitude : <text:s text:c="6"/>38.253&lt;br&gt;Date Acquired : 2022-07-04 &lt;br&gt;Time: 10:47 UTC&lt;br&gt;Confidence [0-100] : 49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331000, <text:s/>48.51616000&lt;/coordinates&gt;&lt;/Point&gt;&lt;/Placemark&gt;</text:p>
          </table:table-cell>
          <table:table-cell office:value-type="float" office:value="127">
            <text:p>127</text:p>
          </table:table-cell>
          <table:table-cell table:formula="of:=IF([.D28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3];162;10)" office:value-type="string" office:string-value="2022-07-04">
            <text:p>2022-07-04</text:p>
          </table:table-cell>
          <table:table-cell table:style-name="ce3" table:formula="of:=MID([.A283];183;9)" office:value-type="string" office:string-value="10:47 UTC">
            <text:p>10:47 UTC</text:p>
          </table:table-cell>
          <table:table-cell table:formula="of:=RIGHT([.A283];LEN([.A283])-FIND(&quot;&lt;/description&gt;&quot;;[.A283])+1)" office:value-type="string" office:string-value="&lt;/description&gt;&lt;Point&gt;&lt;coordinates&gt;  38.25331000,  48.51616000&lt;/coordinates&gt;&lt;/Point&gt;&lt;/Placemark&gt;">
            <text:p>&lt;/description&gt;&lt;Point&gt;&lt;coordinates&gt; <text:s/>38.25331000, <text:s/>48.51616000&lt;/coordinates&gt;&lt;/Point&gt;&lt;/Placemark&gt;</text:p>
          </table:table-cell>
          <table:table-cell office:value-type="float" office:value="127">
            <text:p>127</text:p>
          </table:table-cell>
          <table:table-cell table:style-name="ce4" table:formula="of:=VALUE(LEFT(MID([.A283];FIND(&quot;&lt;coordinates&gt;&quot;;[.A283])+15;26);11))" office:value-type="float" office:value="38.25331">
            <text:p>38.25331000</text:p>
          </table:table-cell>
          <table:table-cell table:style-name="ce4" table:formula="of:=VALUE(RIGHT(MID([.A283];FIND(&quot;&lt;coordinates&gt;&quot;;[.A283])+14;26);11))" office:value-type="float" office:value="48.51616">
            <text:p>48.51616000</text:p>
          </table:table-cell>
          <table:table-cell table:formula="of:=SQRT(([.H283]-[.H282])*([.H283]-[.H282])+([.I283]-[.I282])*([.I283]-[.I282]))" office:value-type="float" office:value="0.0326799999999992">
            <text:p>0.032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03 &lt;br&gt; Longitude : <text:s text:c="6"/>38.255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534000, <text:s/>48.80326000&lt;/coordinates&gt;&lt;/Point&gt;&lt;/Placemark&gt;</text:p>
          </table:table-cell>
          <table:table-cell office:value-type="float" office:value="1297">
            <text:p>1297</text:p>
          </table:table-cell>
          <table:table-cell table:formula="of:=IF([.D28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4];162;10)" office:value-type="string" office:string-value="2022-07-04">
            <text:p>2022-07-04</text:p>
          </table:table-cell>
          <table:table-cell table:style-name="ce3" table:formula="of:=MID([.A284];183;9)" office:value-type="string" office:string-value="10:19 UTC">
            <text:p>10:19 UTC</text:p>
          </table:table-cell>
          <table:table-cell table:formula="of:=RIGHT([.A284];LEN([.A284])-FIND(&quot;&lt;/description&gt;&quot;;[.A284])+1)" office:value-type="string" office:string-value="&lt;/description&gt;&lt;Point&gt;&lt;coordinates&gt;  38.25534000,  48.80326000&lt;/coordinates&gt;&lt;/Point&gt;&lt;/Placemark&gt;">
            <text:p>&lt;/description&gt;&lt;Point&gt;&lt;coordinates&gt; <text:s/>38.25534000, <text:s/>48.80326000&lt;/coordinates&gt;&lt;/Point&gt;&lt;/Placemark&gt;</text:p>
          </table:table-cell>
          <table:table-cell office:value-type="float" office:value="1297">
            <text:p>1297</text:p>
          </table:table-cell>
          <table:table-cell table:style-name="ce4" table:formula="of:=VALUE(LEFT(MID([.A284];FIND(&quot;&lt;coordinates&gt;&quot;;[.A284])+15;26);11))" office:value-type="float" office:value="38.25534">
            <text:p>38.25534000</text:p>
          </table:table-cell>
          <table:table-cell table:style-name="ce4" table:formula="of:=VALUE(RIGHT(MID([.A284];FIND(&quot;&lt;coordinates&gt;&quot;;[.A284])+14;26);11))" office:value-type="float" office:value="48.80326">
            <text:p>48.80326000</text:p>
          </table:table-cell>
          <table:table-cell table:formula="of:=SQRT(([.H284]-[.H283])*([.H284]-[.H283])+([.I284]-[.I283])*([.I284]-[.I283]))" office:value-type="float" office:value="0.287107176677981">
            <text:p>0.28710717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506 &lt;br&gt; Longitude : <text:s text:c="6"/>38.256&lt;br&gt;Date Acquired : 2022-07-04 &lt;br&gt;Time: 10:47 UTC&lt;br&gt;Confidence [0-100] : 89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568000, <text:s/>48.50608000&lt;/coordinates&gt;&lt;/Point&gt;&lt;/Placemark&gt;</text:p>
          </table:table-cell>
          <table:table-cell office:value-type="float" office:value="126">
            <text:p>126</text:p>
          </table:table-cell>
          <table:table-cell table:formula="of:=IF([.D28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5];162;10)" office:value-type="string" office:string-value="2022-07-04">
            <text:p>2022-07-04</text:p>
          </table:table-cell>
          <table:table-cell table:style-name="ce3" table:formula="of:=MID([.A285];183;9)" office:value-type="string" office:string-value="10:47 UTC">
            <text:p>10:47 UTC</text:p>
          </table:table-cell>
          <table:table-cell table:formula="of:=RIGHT([.A285];LEN([.A285])-FIND(&quot;&lt;/description&gt;&quot;;[.A285])+1)" office:value-type="string" office:string-value="&lt;/description&gt;&lt;Point&gt;&lt;coordinates&gt;  38.25568000,  48.50608000&lt;/coordinates&gt;&lt;/Point&gt;&lt;/Placemark&gt;">
            <text:p>&lt;/description&gt;&lt;Point&gt;&lt;coordinates&gt; <text:s/>38.25568000, <text:s/>48.50608000&lt;/coordinates&gt;&lt;/Point&gt;&lt;/Placemark&gt;</text:p>
          </table:table-cell>
          <table:table-cell office:value-type="float" office:value="126">
            <text:p>126</text:p>
          </table:table-cell>
          <table:table-cell table:style-name="ce4" table:formula="of:=VALUE(LEFT(MID([.A285];FIND(&quot;&lt;coordinates&gt;&quot;;[.A285])+15;26);11))" office:value-type="float" office:value="38.25568">
            <text:p>38.25568000</text:p>
          </table:table-cell>
          <table:table-cell table:style-name="ce4" table:formula="of:=VALUE(RIGHT(MID([.A285];FIND(&quot;&lt;coordinates&gt;&quot;;[.A285])+14;26);11))" office:value-type="float" office:value="48.50608">
            <text:p>48.50608000</text:p>
          </table:table-cell>
          <table:table-cell table:formula="of:=SQRT(([.H285]-[.H284])*([.H285]-[.H284])+([.I285]-[.I284])*([.I285]-[.I284]))" office:value-type="float" office:value="0.29718019449486">
            <text:p>0.29718019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31 &lt;br&gt; Longitude : <text:s text:c="6"/>38.258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796000, <text:s/>48.83142000&lt;/coordinates&gt;&lt;/Point&gt;&lt;/Placemark&gt;</text:p>
          </table:table-cell>
          <table:table-cell office:value-type="float" office:value="1316">
            <text:p>1316</text:p>
          </table:table-cell>
          <table:table-cell table:formula="of:=IF([.D28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6];162;10)" office:value-type="string" office:string-value="2022-07-04">
            <text:p>2022-07-04</text:p>
          </table:table-cell>
          <table:table-cell table:style-name="ce3" table:formula="of:=MID([.A286];183;9)" office:value-type="string" office:string-value="10:19 UTC">
            <text:p>10:19 UTC</text:p>
          </table:table-cell>
          <table:table-cell table:formula="of:=RIGHT([.A286];LEN([.A286])-FIND(&quot;&lt;/description&gt;&quot;;[.A286])+1)" office:value-type="string" office:string-value="&lt;/description&gt;&lt;Point&gt;&lt;coordinates&gt;  38.25796000,  48.83142000&lt;/coordinates&gt;&lt;/Point&gt;&lt;/Placemark&gt;">
            <text:p>&lt;/description&gt;&lt;Point&gt;&lt;coordinates&gt; <text:s/>38.25796000, <text:s/>48.83142000&lt;/coordinates&gt;&lt;/Point&gt;&lt;/Placemark&gt;</text:p>
          </table:table-cell>
          <table:table-cell office:value-type="float" office:value="1316">
            <text:p>1316</text:p>
          </table:table-cell>
          <table:table-cell table:style-name="ce4" table:formula="of:=VALUE(LEFT(MID([.A286];FIND(&quot;&lt;coordinates&gt;&quot;;[.A286])+15;26);11))" office:value-type="float" office:value="38.25796">
            <text:p>38.25796000</text:p>
          </table:table-cell>
          <table:table-cell table:style-name="ce4" table:formula="of:=VALUE(RIGHT(MID([.A286];FIND(&quot;&lt;coordinates&gt;&quot;;[.A286])+14;26);11))" office:value-type="float" office:value="48.83142">
            <text:p>48.83142000</text:p>
          </table:table-cell>
          <table:table-cell table:formula="of:=SQRT(([.H286]-[.H285])*([.H286]-[.H285])+([.I286]-[.I285])*([.I286]-[.I285]))" office:value-type="float" office:value="0.325347989082463">
            <text:p>0.325347989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16 &lt;br&gt; Longitude : <text:s text:c="6"/>38.260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012000, <text:s/>48.51562000&lt;/coordinates&gt;&lt;/Point&gt;&lt;/Placemark&gt;</text:p>
          </table:table-cell>
          <table:table-cell office:value-type="float" office:value="1191">
            <text:p>1191</text:p>
          </table:table-cell>
          <table:table-cell table:formula="of:=IF([.D28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7];162;10)" office:value-type="string" office:string-value="2022-07-04">
            <text:p>2022-07-04</text:p>
          </table:table-cell>
          <table:table-cell table:style-name="ce3" table:formula="of:=MID([.A287];183;9)" office:value-type="string" office:string-value="10:19 UTC">
            <text:p>10:19 UTC</text:p>
          </table:table-cell>
          <table:table-cell table:formula="of:=RIGHT([.A287];LEN([.A287])-FIND(&quot;&lt;/description&gt;&quot;;[.A287])+1)" office:value-type="string" office:string-value="&lt;/description&gt;&lt;Point&gt;&lt;coordinates&gt;  38.26012000,  48.51562000&lt;/coordinates&gt;&lt;/Point&gt;&lt;/Placemark&gt;">
            <text:p>&lt;/description&gt;&lt;Point&gt;&lt;coordinates&gt; <text:s/>38.26012000, <text:s/>48.51562000&lt;/coordinates&gt;&lt;/Point&gt;&lt;/Placemark&gt;</text:p>
          </table:table-cell>
          <table:table-cell office:value-type="float" office:value="1191">
            <text:p>1191</text:p>
          </table:table-cell>
          <table:table-cell table:style-name="ce4" table:formula="of:=VALUE(LEFT(MID([.A287];FIND(&quot;&lt;coordinates&gt;&quot;;[.A287])+15;26);11))" office:value-type="float" office:value="38.26012">
            <text:p>38.26012000</text:p>
          </table:table-cell>
          <table:table-cell table:style-name="ce4" table:formula="of:=VALUE(RIGHT(MID([.A287];FIND(&quot;&lt;coordinates&gt;&quot;;[.A287])+14;26);11))" office:value-type="float" office:value="48.51562">
            <text:p>48.51562000</text:p>
          </table:table-cell>
          <table:table-cell table:formula="of:=SQRT(([.H287]-[.H286])*([.H287]-[.H286])+([.I287]-[.I286])*([.I287]-[.I286]))" office:value-type="float" office:value="0.315807386867378">
            <text:p>0.31580738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95 &lt;br&gt; Longitude : <text:s text:c="6"/>38.261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053000, <text:s/>48.79451000&lt;/coordinates&gt;&lt;/Point&gt;&lt;/Placemark&gt;</text:p>
          </table:table-cell>
          <table:table-cell office:value-type="float" office:value="1283">
            <text:p>1283</text:p>
          </table:table-cell>
          <table:table-cell table:formula="of:=IF([.D28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8];162;10)" office:value-type="string" office:string-value="2022-07-04">
            <text:p>2022-07-04</text:p>
          </table:table-cell>
          <table:table-cell table:style-name="ce3" table:formula="of:=MID([.A288];183;9)" office:value-type="string" office:string-value="11:10 UTC">
            <text:p>11:10 UTC</text:p>
          </table:table-cell>
          <table:table-cell table:formula="of:=RIGHT([.A288];LEN([.A288])-FIND(&quot;&lt;/description&gt;&quot;;[.A288])+1)" office:value-type="string" office:string-value="&lt;/description&gt;&lt;Point&gt;&lt;coordinates&gt;  38.26053000,  48.79451000&lt;/coordinates&gt;&lt;/Point&gt;&lt;/Placemark&gt;">
            <text:p>&lt;/description&gt;&lt;Point&gt;&lt;coordinates&gt; <text:s/>38.26053000, <text:s/>48.79451000&lt;/coordinates&gt;&lt;/Point&gt;&lt;/Placemark&gt;</text:p>
          </table:table-cell>
          <table:table-cell office:value-type="float" office:value="1283">
            <text:p>1283</text:p>
          </table:table-cell>
          <table:table-cell table:style-name="ce4" table:formula="of:=VALUE(LEFT(MID([.A288];FIND(&quot;&lt;coordinates&gt;&quot;;[.A288])+15;26);11))" office:value-type="float" office:value="38.26053">
            <text:p>38.26053000</text:p>
          </table:table-cell>
          <table:table-cell table:style-name="ce4" table:formula="of:=VALUE(RIGHT(MID([.A288];FIND(&quot;&lt;coordinates&gt;&quot;;[.A288])+14;26);11))" office:value-type="float" office:value="48.79451">
            <text:p>48.79451000</text:p>
          </table:table-cell>
          <table:table-cell table:formula="of:=SQRT(([.H288]-[.H287])*([.H288]-[.H287])+([.I288]-[.I287])*([.I288]-[.I287]))" office:value-type="float" office:value="0.278890301373143">
            <text:p>0.278890301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95 &lt;br&gt; Longitude : <text:s text:c="6"/>38.264&lt;br&gt;Date Acquired : 2022-07-04 &lt;br&gt;Time: 11:1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425000, <text:s/>48.89519000&lt;/coordinates&gt;&lt;/Point&gt;&lt;/Placemark&gt;</text:p>
          </table:table-cell>
          <table:table-cell office:value-type="float" office:value="1347">
            <text:p>1347</text:p>
          </table:table-cell>
          <table:table-cell table:formula="of:=IF([.D28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89];162;10)" office:value-type="string" office:string-value="2022-07-04">
            <text:p>2022-07-04</text:p>
          </table:table-cell>
          <table:table-cell table:style-name="ce3" table:formula="of:=MID([.A289];183;9)" office:value-type="string" office:string-value="11:13 UTC">
            <text:p>11:13 UTC</text:p>
          </table:table-cell>
          <table:table-cell table:formula="of:=RIGHT([.A289];LEN([.A289])-FIND(&quot;&lt;/description&gt;&quot;;[.A289])+1)" office:value-type="string" office:string-value="&lt;/description&gt;&lt;Point&gt;&lt;coordinates&gt;  38.26425000,  48.89519000&lt;/coordinates&gt;&lt;/Point&gt;&lt;/Placemark&gt;">
            <text:p>&lt;/description&gt;&lt;Point&gt;&lt;coordinates&gt; <text:s/>38.26425000, <text:s/>48.89519000&lt;/coordinates&gt;&lt;/Point&gt;&lt;/Placemark&gt;</text:p>
          </table:table-cell>
          <table:table-cell office:value-type="float" office:value="1347">
            <text:p>1347</text:p>
          </table:table-cell>
          <table:table-cell table:style-name="ce4" table:formula="of:=VALUE(LEFT(MID([.A289];FIND(&quot;&lt;coordinates&gt;&quot;;[.A289])+15;26);11))" office:value-type="float" office:value="38.26425">
            <text:p>38.26425000</text:p>
          </table:table-cell>
          <table:table-cell table:style-name="ce4" table:formula="of:=VALUE(RIGHT(MID([.A289];FIND(&quot;&lt;coordinates&gt;&quot;;[.A289])+14;26);11))" office:value-type="float" office:value="48.89519">
            <text:p>48.89519000</text:p>
          </table:table-cell>
          <table:table-cell table:formula="of:=SQRT(([.H289]-[.H288])*([.H289]-[.H288])+([.I289]-[.I288])*([.I289]-[.I288]))" office:value-type="float" office:value="0.10074870123232">
            <text:p>0.100748701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96 &lt;br&gt; Longitude : <text:s text:c="6"/>38.266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623000, <text:s/>48.49563000&lt;/coordinates&gt;&lt;/Point&gt;&lt;/Placemark&gt;</text:p>
          </table:table-cell>
          <table:table-cell office:value-type="float" office:value="1178">
            <text:p>1178</text:p>
          </table:table-cell>
          <table:table-cell table:formula="of:=IF([.D29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0];162;10)" office:value-type="string" office:string-value="2022-07-04">
            <text:p>2022-07-04</text:p>
          </table:table-cell>
          <table:table-cell table:style-name="ce3" table:formula="of:=MID([.A290];183;9)" office:value-type="string" office:string-value="10:19 UTC">
            <text:p>10:19 UTC</text:p>
          </table:table-cell>
          <table:table-cell table:formula="of:=RIGHT([.A290];LEN([.A290])-FIND(&quot;&lt;/description&gt;&quot;;[.A290])+1)" office:value-type="string" office:string-value="&lt;/description&gt;&lt;Point&gt;&lt;coordinates&gt;  38.26623000,  48.49563000&lt;/coordinates&gt;&lt;/Point&gt;&lt;/Placemark&gt;">
            <text:p>&lt;/description&gt;&lt;Point&gt;&lt;coordinates&gt; <text:s/>38.26623000, <text:s/>48.49563000&lt;/coordinates&gt;&lt;/Point&gt;&lt;/Placemark&gt;</text:p>
          </table:table-cell>
          <table:table-cell office:value-type="float" office:value="1178">
            <text:p>1178</text:p>
          </table:table-cell>
          <table:table-cell table:style-name="ce4" table:formula="of:=VALUE(LEFT(MID([.A290];FIND(&quot;&lt;coordinates&gt;&quot;;[.A290])+15;26);11))" office:value-type="float" office:value="38.26623">
            <text:p>38.26623000</text:p>
          </table:table-cell>
          <table:table-cell table:style-name="ce4" table:formula="of:=VALUE(RIGHT(MID([.A290];FIND(&quot;&lt;coordinates&gt;&quot;;[.A290])+14;26);11))" office:value-type="float" office:value="48.49563">
            <text:p>48.49563000</text:p>
          </table:table-cell>
          <table:table-cell table:formula="of:=SQRT(([.H290]-[.H289])*([.H290]-[.H289])+([.I290]-[.I289])*([.I290]-[.I289]))" office:value-type="float" office:value="0.39956490586637">
            <text:p>0.39956490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10 &lt;br&gt; Longitude : <text:s text:c="6"/>38.269&lt;br&gt;Date Acquired : 2022-07-04 &lt;br&gt;Time: 11:13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885000, <text:s/>48.90996000&lt;/coordinates&gt;&lt;/Point&gt;&lt;/Placemark&gt;</text:p>
          </table:table-cell>
          <table:table-cell office:value-type="float" office:value="1354">
            <text:p>1354</text:p>
          </table:table-cell>
          <table:table-cell table:formula="of:=IF([.D29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1];162;10)" office:value-type="string" office:string-value="2022-07-04">
            <text:p>2022-07-04</text:p>
          </table:table-cell>
          <table:table-cell table:style-name="ce3" table:formula="of:=MID([.A291];183;9)" office:value-type="string" office:string-value="11:13 UTC">
            <text:p>11:13 UTC</text:p>
          </table:table-cell>
          <table:table-cell table:formula="of:=RIGHT([.A291];LEN([.A291])-FIND(&quot;&lt;/description&gt;&quot;;[.A291])+1)" office:value-type="string" office:string-value="&lt;/description&gt;&lt;Point&gt;&lt;coordinates&gt;  38.26885000,  48.90996000&lt;/coordinates&gt;&lt;/Point&gt;&lt;/Placemark&gt;">
            <text:p>&lt;/description&gt;&lt;Point&gt;&lt;coordinates&gt; <text:s/>38.26885000, <text:s/>48.90996000&lt;/coordinates&gt;&lt;/Point&gt;&lt;/Placemark&gt;</text:p>
          </table:table-cell>
          <table:table-cell office:value-type="float" office:value="1354">
            <text:p>1354</text:p>
          </table:table-cell>
          <table:table-cell table:style-name="ce4" table:formula="of:=VALUE(LEFT(MID([.A291];FIND(&quot;&lt;coordinates&gt;&quot;;[.A291])+15;26);11))" office:value-type="float" office:value="38.26885">
            <text:p>38.26885000</text:p>
          </table:table-cell>
          <table:table-cell table:style-name="ce4" table:formula="of:=VALUE(RIGHT(MID([.A291];FIND(&quot;&lt;coordinates&gt;&quot;;[.A291])+14;26);11))" office:value-type="float" office:value="48.90996">
            <text:p>48.90996000</text:p>
          </table:table-cell>
          <table:table-cell table:formula="of:=SQRT(([.H291]-[.H290])*([.H291]-[.H290])+([.I291]-[.I290])*([.I291]-[.I290]))" office:value-type="float" office:value="0.41433828365238">
            <text:p>0.414338283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96 &lt;br&gt; Longitude : <text:s text:c="6"/>38.280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7993000, <text:s/>48.79612000&lt;/coordinates&gt;&lt;/Point&gt;&lt;/Placemark&gt;</text:p>
          </table:table-cell>
          <table:table-cell office:value-type="float" office:value="1284">
            <text:p>1284</text:p>
          </table:table-cell>
          <table:table-cell table:formula="of:=IF([.D29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2];162;10)" office:value-type="string" office:string-value="2022-07-04">
            <text:p>2022-07-04</text:p>
          </table:table-cell>
          <table:table-cell table:style-name="ce3" table:formula="of:=MID([.A292];183;9)" office:value-type="string" office:string-value="10:19 UTC">
            <text:p>10:19 UTC</text:p>
          </table:table-cell>
          <table:table-cell table:formula="of:=RIGHT([.A292];LEN([.A292])-FIND(&quot;&lt;/description&gt;&quot;;[.A292])+1)" office:value-type="string" office:string-value="&lt;/description&gt;&lt;Point&gt;&lt;coordinates&gt;  38.27993000,  48.79612000&lt;/coordinates&gt;&lt;/Point&gt;&lt;/Placemark&gt;">
            <text:p>&lt;/description&gt;&lt;Point&gt;&lt;coordinates&gt; <text:s/>38.27993000, <text:s/>48.79612000&lt;/coordinates&gt;&lt;/Point&gt;&lt;/Placemark&gt;</text:p>
          </table:table-cell>
          <table:table-cell office:value-type="float" office:value="1284">
            <text:p>1284</text:p>
          </table:table-cell>
          <table:table-cell table:style-name="ce4" table:formula="of:=VALUE(LEFT(MID([.A292];FIND(&quot;&lt;coordinates&gt;&quot;;[.A292])+15;26);11))" office:value-type="float" office:value="38.27993">
            <text:p>38.27993000</text:p>
          </table:table-cell>
          <table:table-cell table:style-name="ce4" table:formula="of:=VALUE(RIGHT(MID([.A292];FIND(&quot;&lt;coordinates&gt;&quot;;[.A292])+14;26);11))" office:value-type="float" office:value="48.79612">
            <text:p>48.79612000</text:p>
          </table:table-cell>
          <table:table-cell table:formula="of:=SQRT(([.H292]-[.H291])*([.H292]-[.H291])+([.I292]-[.I291])*([.I292]-[.I291]))" office:value-type="float" office:value="0.114377934935018">
            <text:p>0.11437793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06 &lt;br&gt; Longitude : <text:s text:c="6"/>38.291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9105000, <text:s/>48.50591000&lt;/coordinates&gt;&lt;/Point&gt;&lt;/Placemark&gt;</text:p>
          </table:table-cell>
          <table:table-cell office:value-type="float" office:value="1184">
            <text:p>1184</text:p>
          </table:table-cell>
          <table:table-cell table:formula="of:=IF([.D29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3];162;10)" office:value-type="string" office:string-value="2022-07-04">
            <text:p>2022-07-04</text:p>
          </table:table-cell>
          <table:table-cell table:style-name="ce3" table:formula="of:=MID([.A293];183;9)" office:value-type="string" office:string-value="10:19 UTC">
            <text:p>10:19 UTC</text:p>
          </table:table-cell>
          <table:table-cell table:formula="of:=RIGHT([.A293];LEN([.A293])-FIND(&quot;&lt;/description&gt;&quot;;[.A293])+1)" office:value-type="string" office:string-value="&lt;/description&gt;&lt;Point&gt;&lt;coordinates&gt;  38.29105000,  48.50591000&lt;/coordinates&gt;&lt;/Point&gt;&lt;/Placemark&gt;">
            <text:p>&lt;/description&gt;&lt;Point&gt;&lt;coordinates&gt; <text:s/>38.29105000, <text:s/>48.50591000&lt;/coordinates&gt;&lt;/Point&gt;&lt;/Placemark&gt;</text:p>
          </table:table-cell>
          <table:table-cell office:value-type="float" office:value="1184">
            <text:p>1184</text:p>
          </table:table-cell>
          <table:table-cell table:style-name="ce4" table:formula="of:=VALUE(LEFT(MID([.A293];FIND(&quot;&lt;coordinates&gt;&quot;;[.A293])+15;26);11))" office:value-type="float" office:value="38.29105">
            <text:p>38.29105000</text:p>
          </table:table-cell>
          <table:table-cell table:style-name="ce4" table:formula="of:=VALUE(RIGHT(MID([.A293];FIND(&quot;&lt;coordinates&gt;&quot;;[.A293])+14;26);11))" office:value-type="float" office:value="48.50591">
            <text:p>48.50591000</text:p>
          </table:table-cell>
          <table:table-cell table:formula="of:=SQRT(([.H293]-[.H292])*([.H293]-[.H292])+([.I293]-[.I292])*([.I293]-[.I292]))" office:value-type="float" office:value="0.290422964828887">
            <text:p>0.29042296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18 &lt;br&gt; Longitude : <text:s text:c="6"/>38.300&lt;br&gt;Date Acquired : 2022-07-04 &lt;br&gt;Time: 11:1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9961000, <text:s/>48.81839000&lt;/coordinates&gt;&lt;/Point&gt;&lt;/Placemark&gt;</text:p>
          </table:table-cell>
          <table:table-cell office:value-type="float" office:value="1307">
            <text:p>1307</text:p>
          </table:table-cell>
          <table:table-cell table:formula="of:=IF([.D29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4];162;10)" office:value-type="string" office:string-value="2022-07-04">
            <text:p>2022-07-04</text:p>
          </table:table-cell>
          <table:table-cell table:style-name="ce3" table:formula="of:=MID([.A294];183;9)" office:value-type="string" office:string-value="11:10 UTC">
            <text:p>11:10 UTC</text:p>
          </table:table-cell>
          <table:table-cell table:formula="of:=RIGHT([.A294];LEN([.A294])-FIND(&quot;&lt;/description&gt;&quot;;[.A294])+1)" office:value-type="string" office:string-value="&lt;/description&gt;&lt;Point&gt;&lt;coordinates&gt;  38.29961000,  48.81839000&lt;/coordinates&gt;&lt;/Point&gt;&lt;/Placemark&gt;">
            <text:p>&lt;/description&gt;&lt;Point&gt;&lt;coordinates&gt; <text:s/>38.29961000, <text:s/>48.81839000&lt;/coordinates&gt;&lt;/Point&gt;&lt;/Placemark&gt;</text:p>
          </table:table-cell>
          <table:table-cell office:value-type="float" office:value="1307">
            <text:p>1307</text:p>
          </table:table-cell>
          <table:table-cell table:style-name="ce4" table:formula="of:=VALUE(LEFT(MID([.A294];FIND(&quot;&lt;coordinates&gt;&quot;;[.A294])+15;26);11))" office:value-type="float" office:value="38.29961">
            <text:p>38.29961000</text:p>
          </table:table-cell>
          <table:table-cell table:style-name="ce4" table:formula="of:=VALUE(RIGHT(MID([.A294];FIND(&quot;&lt;coordinates&gt;&quot;;[.A294])+14;26);11))" office:value-type="float" office:value="48.81839">
            <text:p>48.81839000</text:p>
          </table:table-cell>
          <table:table-cell table:formula="of:=SQRT(([.H294]-[.H293])*([.H294]-[.H293])+([.I294]-[.I293])*([.I294]-[.I293]))" office:value-type="float" office:value="0.312597223276216">
            <text:p>0.31259722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32 &lt;br&gt; Longitude : <text:s text:c="6"/>38.309&lt;br&gt;Date Acquired : 2022-07-04 &lt;br&gt;Time: 11:1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0907000, <text:s/>48.43242000&lt;/coordinates&gt;&lt;/Point&gt;&lt;/Placemark&gt;</text:p>
          </table:table-cell>
          <table:table-cell office:value-type="float" office:value="1116">
            <text:p>1116</text:p>
          </table:table-cell>
          <table:table-cell table:formula="of:=IF([.D29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5];162;10)" office:value-type="string" office:string-value="2022-07-04">
            <text:p>2022-07-04</text:p>
          </table:table-cell>
          <table:table-cell table:style-name="ce3" table:formula="of:=MID([.A295];183;9)" office:value-type="string" office:string-value="11:10 UTC">
            <text:p>11:10 UTC</text:p>
          </table:table-cell>
          <table:table-cell table:formula="of:=RIGHT([.A295];LEN([.A295])-FIND(&quot;&lt;/description&gt;&quot;;[.A295])+1)" office:value-type="string" office:string-value="&lt;/description&gt;&lt;Point&gt;&lt;coordinates&gt;  38.30907000,  48.43242000&lt;/coordinates&gt;&lt;/Point&gt;&lt;/Placemark&gt;">
            <text:p>&lt;/description&gt;&lt;Point&gt;&lt;coordinates&gt; <text:s/>38.30907000, <text:s/>48.43242000&lt;/coordinates&gt;&lt;/Point&gt;&lt;/Placemark&gt;</text:p>
          </table:table-cell>
          <table:table-cell office:value-type="float" office:value="1116">
            <text:p>1116</text:p>
          </table:table-cell>
          <table:table-cell table:style-name="ce4" table:formula="of:=VALUE(LEFT(MID([.A295];FIND(&quot;&lt;coordinates&gt;&quot;;[.A295])+15;26);11))" office:value-type="float" office:value="38.30907">
            <text:p>38.30907000</text:p>
          </table:table-cell>
          <table:table-cell table:style-name="ce4" table:formula="of:=VALUE(RIGHT(MID([.A295];FIND(&quot;&lt;coordinates&gt;&quot;;[.A295])+14;26);11))" office:value-type="float" office:value="48.43242">
            <text:p>48.43242000</text:p>
          </table:table-cell>
          <table:table-cell table:formula="of:=SQRT(([.H295]-[.H294])*([.H295]-[.H294])+([.I295]-[.I294])*([.I295]-[.I294]))" office:value-type="float" office:value="0.386085913366443">
            <text:p>0.38608591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17 &lt;br&gt; Longitude : <text:s text:c="6"/>38.320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2021000, <text:s/>48.41735000&lt;/coordinates&gt;&lt;/Point&gt;&lt;/Placemark&gt;</text:p>
          </table:table-cell>
          <table:table-cell office:value-type="float" office:value="1092">
            <text:p>1092</text:p>
          </table:table-cell>
          <table:table-cell table:formula="of:=IF([.D29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6];162;10)" office:value-type="string" office:string-value="2022-07-04">
            <text:p>2022-07-04</text:p>
          </table:table-cell>
          <table:table-cell table:style-name="ce3" table:formula="of:=MID([.A296];183;9)" office:value-type="string" office:string-value="09:30 UTC">
            <text:p>09:30 UTC</text:p>
          </table:table-cell>
          <table:table-cell table:formula="of:=RIGHT([.A296];LEN([.A296])-FIND(&quot;&lt;/description&gt;&quot;;[.A296])+1)" office:value-type="string" office:string-value="&lt;/description&gt;&lt;Point&gt;&lt;coordinates&gt;  38.32021000,  48.41735000&lt;/coordinates&gt;&lt;/Point&gt;&lt;/Placemark&gt;">
            <text:p>&lt;/description&gt;&lt;Point&gt;&lt;coordinates&gt; <text:s/>38.32021000, <text:s/>48.41735000&lt;/coordinates&gt;&lt;/Point&gt;&lt;/Placemark&gt;</text:p>
          </table:table-cell>
          <table:table-cell office:value-type="float" office:value="1092">
            <text:p>1092</text:p>
          </table:table-cell>
          <table:table-cell table:style-name="ce4" table:formula="of:=VALUE(LEFT(MID([.A296];FIND(&quot;&lt;coordinates&gt;&quot;;[.A296])+15;26);11))" office:value-type="float" office:value="38.32021">
            <text:p>38.32021000</text:p>
          </table:table-cell>
          <table:table-cell table:style-name="ce4" table:formula="of:=VALUE(RIGHT(MID([.A296];FIND(&quot;&lt;coordinates&gt;&quot;;[.A296])+14;26);11))" office:value-type="float" office:value="48.41735">
            <text:p>48.41735000</text:p>
          </table:table-cell>
          <table:table-cell table:formula="of:=SQRT(([.H296]-[.H295])*([.H296]-[.H295])+([.I296]-[.I295])*([.I296]-[.I295]))" office:value-type="float" office:value="0.0187404509017298">
            <text:p>0.01874045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23 &lt;br&gt; Longitude : <text:s text:c="6"/>38.329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2919000, <text:s/>48.42292000&lt;/coordinates&gt;&lt;/Point&gt;&lt;/Placemark&gt;</text:p>
          </table:table-cell>
          <table:table-cell office:value-type="float" office:value="1101">
            <text:p>1101</text:p>
          </table:table-cell>
          <table:table-cell table:formula="of:=IF([.D29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7];162;10)" office:value-type="string" office:string-value="2022-07-04">
            <text:p>2022-07-04</text:p>
          </table:table-cell>
          <table:table-cell table:style-name="ce3" table:formula="of:=MID([.A297];183;9)" office:value-type="string" office:string-value="10:19 UTC">
            <text:p>10:19 UTC</text:p>
          </table:table-cell>
          <table:table-cell table:formula="of:=RIGHT([.A297];LEN([.A297])-FIND(&quot;&lt;/description&gt;&quot;;[.A297])+1)" office:value-type="string" office:string-value="&lt;/description&gt;&lt;Point&gt;&lt;coordinates&gt;  38.32919000,  48.42292000&lt;/coordinates&gt;&lt;/Point&gt;&lt;/Placemark&gt;">
            <text:p>&lt;/description&gt;&lt;Point&gt;&lt;coordinates&gt; <text:s/>38.32919000, <text:s/>48.42292000&lt;/coordinates&gt;&lt;/Point&gt;&lt;/Placemark&gt;</text:p>
          </table:table-cell>
          <table:table-cell office:value-type="float" office:value="1101">
            <text:p>1101</text:p>
          </table:table-cell>
          <table:table-cell table:style-name="ce4" table:formula="of:=VALUE(LEFT(MID([.A297];FIND(&quot;&lt;coordinates&gt;&quot;;[.A297])+15;26);11))" office:value-type="float" office:value="38.32919">
            <text:p>38.32919000</text:p>
          </table:table-cell>
          <table:table-cell table:style-name="ce4" table:formula="of:=VALUE(RIGHT(MID([.A297];FIND(&quot;&lt;coordinates&gt;&quot;;[.A297])+14;26);11))" office:value-type="float" office:value="48.42292">
            <text:p>48.42292000</text:p>
          </table:table-cell>
          <table:table-cell table:formula="of:=SQRT(([.H297]-[.H296])*([.H297]-[.H296])+([.I297]-[.I296])*([.I297]-[.I296]))" office:value-type="float" office:value="0.0105671803239974">
            <text:p>0.01056718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31 &lt;br&gt; Longitude : <text:s text:c="6"/>38.335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3462000, <text:s/>48.43093000&lt;/coordinates&gt;&lt;/Point&gt;&lt;/Placemark&gt;</text:p>
          </table:table-cell>
          <table:table-cell office:value-type="float" office:value="1112">
            <text:p>1112</text:p>
          </table:table-cell>
          <table:table-cell table:formula="of:=IF([.D29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8];162;10)" office:value-type="string" office:string-value="2022-07-04">
            <text:p>2022-07-04</text:p>
          </table:table-cell>
          <table:table-cell table:style-name="ce3" table:formula="of:=MID([.A298];183;9)" office:value-type="string" office:string-value="09:30 UTC">
            <text:p>09:30 UTC</text:p>
          </table:table-cell>
          <table:table-cell table:formula="of:=RIGHT([.A298];LEN([.A298])-FIND(&quot;&lt;/description&gt;&quot;;[.A298])+1)" office:value-type="string" office:string-value="&lt;/description&gt;&lt;Point&gt;&lt;coordinates&gt;  38.33462000,  48.43093000&lt;/coordinates&gt;&lt;/Point&gt;&lt;/Placemark&gt;">
            <text:p>&lt;/description&gt;&lt;Point&gt;&lt;coordinates&gt; <text:s/>38.33462000, <text:s/>48.43093000&lt;/coordinates&gt;&lt;/Point&gt;&lt;/Placemark&gt;</text:p>
          </table:table-cell>
          <table:table-cell office:value-type="float" office:value="1112">
            <text:p>1112</text:p>
          </table:table-cell>
          <table:table-cell table:style-name="ce4" table:formula="of:=VALUE(LEFT(MID([.A298];FIND(&quot;&lt;coordinates&gt;&quot;;[.A298])+15;26);11))" office:value-type="float" office:value="38.33462">
            <text:p>38.33462000</text:p>
          </table:table-cell>
          <table:table-cell table:style-name="ce4" table:formula="of:=VALUE(RIGHT(MID([.A298];FIND(&quot;&lt;coordinates&gt;&quot;;[.A298])+14;26);11))" office:value-type="float" office:value="48.43093">
            <text:p>48.43093000</text:p>
          </table:table-cell>
          <table:table-cell table:formula="of:=SQRT(([.H298]-[.H297])*([.H298]-[.H297])+([.I298]-[.I297])*([.I298]-[.I297]))" office:value-type="float" office:value="0.0096770346697807">
            <text:p>0.009677034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24 &lt;br&gt; Longitude : <text:s text:c="6"/>38.336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3643000, <text:s/>48.62426000&lt;/coordinates&gt;&lt;/Point&gt;&lt;/Placemark&gt;</text:p>
          </table:table-cell>
          <table:table-cell office:value-type="float" office:value="1235">
            <text:p>1235</text:p>
          </table:table-cell>
          <table:table-cell table:formula="of:=IF([.D29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299];162;10)" office:value-type="string" office:string-value="2022-07-04">
            <text:p>2022-07-04</text:p>
          </table:table-cell>
          <table:table-cell table:style-name="ce3" table:formula="of:=MID([.A299];183;9)" office:value-type="string" office:string-value="10:19 UTC">
            <text:p>10:19 UTC</text:p>
          </table:table-cell>
          <table:table-cell table:formula="of:=RIGHT([.A299];LEN([.A299])-FIND(&quot;&lt;/description&gt;&quot;;[.A299])+1)" office:value-type="string" office:string-value="&lt;/description&gt;&lt;Point&gt;&lt;coordinates&gt;  38.33643000,  48.62426000&lt;/coordinates&gt;&lt;/Point&gt;&lt;/Placemark&gt;">
            <text:p>&lt;/description&gt;&lt;Point&gt;&lt;coordinates&gt; <text:s/>38.33643000, <text:s/>48.62426000&lt;/coordinates&gt;&lt;/Point&gt;&lt;/Placemark&gt;</text:p>
          </table:table-cell>
          <table:table-cell office:value-type="float" office:value="1235">
            <text:p>1235</text:p>
          </table:table-cell>
          <table:table-cell table:style-name="ce4" table:formula="of:=VALUE(LEFT(MID([.A299];FIND(&quot;&lt;coordinates&gt;&quot;;[.A299])+15;26);11))" office:value-type="float" office:value="38.33643">
            <text:p>38.33643000</text:p>
          </table:table-cell>
          <table:table-cell table:style-name="ce4" table:formula="of:=VALUE(RIGHT(MID([.A299];FIND(&quot;&lt;coordinates&gt;&quot;;[.A299])+14;26);11))" office:value-type="float" office:value="48.62426">
            <text:p>48.62426000</text:p>
          </table:table-cell>
          <table:table-cell table:formula="of:=SQRT(([.H299]-[.H298])*([.H299]-[.H298])+([.I299]-[.I298])*([.I299]-[.I298]))" office:value-type="float" office:value="0.193338472632837">
            <text:p>0.19333847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27 &lt;br&gt; Longitude : <text:s text:c="6"/>38.337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3712000, <text:s/>48.42664000&lt;/coordinates&gt;&lt;/Point&gt;&lt;/Placemark&gt;</text:p>
          </table:table-cell>
          <table:table-cell office:value-type="float" office:value="1107">
            <text:p>1107</text:p>
          </table:table-cell>
          <table:table-cell table:formula="of:=IF([.D30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0];162;10)" office:value-type="string" office:string-value="2022-07-04">
            <text:p>2022-07-04</text:p>
          </table:table-cell>
          <table:table-cell table:style-name="ce3" table:formula="of:=MID([.A300];183;9)" office:value-type="string" office:string-value="09:30 UTC">
            <text:p>09:30 UTC</text:p>
          </table:table-cell>
          <table:table-cell table:formula="of:=RIGHT([.A300];LEN([.A300])-FIND(&quot;&lt;/description&gt;&quot;;[.A300])+1)" office:value-type="string" office:string-value="&lt;/description&gt;&lt;Point&gt;&lt;coordinates&gt;  38.33712000,  48.42664000&lt;/coordinates&gt;&lt;/Point&gt;&lt;/Placemark&gt;">
            <text:p>&lt;/description&gt;&lt;Point&gt;&lt;coordinates&gt; <text:s/>38.33712000, <text:s/>48.42664000&lt;/coordinates&gt;&lt;/Point&gt;&lt;/Placemark&gt;</text:p>
          </table:table-cell>
          <table:table-cell office:value-type="float" office:value="1107">
            <text:p>1107</text:p>
          </table:table-cell>
          <table:table-cell table:style-name="ce4" table:formula="of:=VALUE(LEFT(MID([.A300];FIND(&quot;&lt;coordinates&gt;&quot;;[.A300])+15;26);11))" office:value-type="float" office:value="38.33712">
            <text:p>38.33712000</text:p>
          </table:table-cell>
          <table:table-cell table:style-name="ce4" table:formula="of:=VALUE(RIGHT(MID([.A300];FIND(&quot;&lt;coordinates&gt;&quot;;[.A300])+14;26);11))" office:value-type="float" office:value="48.42664">
            <text:p>48.42664000</text:p>
          </table:table-cell>
          <table:table-cell table:formula="of:=SQRT(([.H300]-[.H299])*([.H300]-[.H299])+([.I300]-[.I299])*([.I300]-[.I299]))" office:value-type="float" office:value="0.197621204580886">
            <text:p>0.197621204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10 &lt;br&gt; Longitude : <text:s text:c="6"/>38.338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3840000, <text:s/>48.41034000&lt;/coordinates&gt;&lt;/Point&gt;&lt;/Placemark&gt;</text:p>
          </table:table-cell>
          <table:table-cell office:value-type="float" office:value="1082">
            <text:p>1082</text:p>
          </table:table-cell>
          <table:table-cell table:formula="of:=IF([.D30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1];162;10)" office:value-type="string" office:string-value="2022-07-04">
            <text:p>2022-07-04</text:p>
          </table:table-cell>
          <table:table-cell table:style-name="ce3" table:formula="of:=MID([.A301];183;9)" office:value-type="string" office:string-value="11:10 UTC">
            <text:p>11:10 UTC</text:p>
          </table:table-cell>
          <table:table-cell table:formula="of:=RIGHT([.A301];LEN([.A301])-FIND(&quot;&lt;/description&gt;&quot;;[.A301])+1)" office:value-type="string" office:string-value="&lt;/description&gt;&lt;Point&gt;&lt;coordinates&gt;  38.33840000,  48.41034000&lt;/coordinates&gt;&lt;/Point&gt;&lt;/Placemark&gt;">
            <text:p>&lt;/description&gt;&lt;Point&gt;&lt;coordinates&gt; <text:s/>38.33840000, <text:s/>48.41034000&lt;/coordinates&gt;&lt;/Point&gt;&lt;/Placemark&gt;</text:p>
          </table:table-cell>
          <table:table-cell office:value-type="float" office:value="1082">
            <text:p>1082</text:p>
          </table:table-cell>
          <table:table-cell table:style-name="ce4" table:formula="of:=VALUE(LEFT(MID([.A301];FIND(&quot;&lt;coordinates&gt;&quot;;[.A301])+15;26);11))" office:value-type="float" office:value="38.3384">
            <text:p>38.33840000</text:p>
          </table:table-cell>
          <table:table-cell table:style-name="ce4" table:formula="of:=VALUE(RIGHT(MID([.A301];FIND(&quot;&lt;coordinates&gt;&quot;;[.A301])+14;26);11))" office:value-type="float" office:value="48.41034">
            <text:p>48.41034000</text:p>
          </table:table-cell>
          <table:table-cell table:formula="of:=SQRT(([.H301]-[.H300])*([.H301]-[.H300])+([.I301]-[.I300])*([.I301]-[.I300]))" office:value-type="float" office:value="0.0163501804271402">
            <text:p>0.016350180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16 &lt;br&gt; Longitude : <text:s text:c="6"/>38.344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4386000, <text:s/>48.41618000&lt;/coordinates&gt;&lt;/Point&gt;&lt;/Placemark&gt;</text:p>
          </table:table-cell>
          <table:table-cell office:value-type="float" office:value="1091">
            <text:p>1091</text:p>
          </table:table-cell>
          <table:table-cell table:formula="of:=IF([.D30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2];162;10)" office:value-type="string" office:string-value="2022-07-04">
            <text:p>2022-07-04</text:p>
          </table:table-cell>
          <table:table-cell table:style-name="ce3" table:formula="of:=MID([.A302];183;9)" office:value-type="string" office:string-value="11:10 UTC">
            <text:p>11:10 UTC</text:p>
          </table:table-cell>
          <table:table-cell table:formula="of:=RIGHT([.A302];LEN([.A302])-FIND(&quot;&lt;/description&gt;&quot;;[.A302])+1)" office:value-type="string" office:string-value="&lt;/description&gt;&lt;Point&gt;&lt;coordinates&gt;  38.34386000,  48.41618000&lt;/coordinates&gt;&lt;/Point&gt;&lt;/Placemark&gt;">
            <text:p>&lt;/description&gt;&lt;Point&gt;&lt;coordinates&gt; <text:s/>38.34386000, <text:s/>48.41618000&lt;/coordinates&gt;&lt;/Point&gt;&lt;/Placemark&gt;</text:p>
          </table:table-cell>
          <table:table-cell office:value-type="float" office:value="1091">
            <text:p>1091</text:p>
          </table:table-cell>
          <table:table-cell table:style-name="ce4" table:formula="of:=VALUE(LEFT(MID([.A302];FIND(&quot;&lt;coordinates&gt;&quot;;[.A302])+15;26);11))" office:value-type="float" office:value="38.34386">
            <text:p>38.34386000</text:p>
          </table:table-cell>
          <table:table-cell table:style-name="ce4" table:formula="of:=VALUE(RIGHT(MID([.A302];FIND(&quot;&lt;coordinates&gt;&quot;;[.A302])+14;26);11))" office:value-type="float" office:value="48.41618">
            <text:p>48.41618000</text:p>
          </table:table-cell>
          <table:table-cell table:formula="of:=SQRT(([.H302]-[.H301])*([.H302]-[.H301])+([.I302]-[.I301])*([.I302]-[.I301]))" office:value-type="float" office:value="0.00799482332512629">
            <text:p>0.00799482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08 &lt;br&gt; Longitude : <text:s text:c="6"/>38.345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4489000, <text:s/>48.40768000&lt;/coordinates&gt;&lt;/Point&gt;&lt;/Placemark&gt;</text:p>
          </table:table-cell>
          <table:table-cell office:value-type="float" office:value="1081">
            <text:p>1081</text:p>
          </table:table-cell>
          <table:table-cell table:formula="of:=IF([.D30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3];162;10)" office:value-type="string" office:string-value="2022-07-04">
            <text:p>2022-07-04</text:p>
          </table:table-cell>
          <table:table-cell table:style-name="ce3" table:formula="of:=MID([.A303];183;9)" office:value-type="string" office:string-value="10:19 UTC">
            <text:p>10:19 UTC</text:p>
          </table:table-cell>
          <table:table-cell table:formula="of:=RIGHT([.A303];LEN([.A303])-FIND(&quot;&lt;/description&gt;&quot;;[.A303])+1)" office:value-type="string" office:string-value="&lt;/description&gt;&lt;Point&gt;&lt;coordinates&gt;  38.34489000,  48.40768000&lt;/coordinates&gt;&lt;/Point&gt;&lt;/Placemark&gt;">
            <text:p>&lt;/description&gt;&lt;Point&gt;&lt;coordinates&gt; <text:s/>38.34489000, <text:s/>48.40768000&lt;/coordinates&gt;&lt;/Point&gt;&lt;/Placemark&gt;</text:p>
          </table:table-cell>
          <table:table-cell office:value-type="float" office:value="1081">
            <text:p>1081</text:p>
          </table:table-cell>
          <table:table-cell table:style-name="ce4" table:formula="of:=VALUE(LEFT(MID([.A303];FIND(&quot;&lt;coordinates&gt;&quot;;[.A303])+15;26);11))" office:value-type="float" office:value="38.34489">
            <text:p>38.34489000</text:p>
          </table:table-cell>
          <table:table-cell table:style-name="ce4" table:formula="of:=VALUE(RIGHT(MID([.A303];FIND(&quot;&lt;coordinates&gt;&quot;;[.A303])+14;26);11))" office:value-type="float" office:value="48.40768">
            <text:p>48.40768000</text:p>
          </table:table-cell>
          <table:table-cell table:formula="of:=SQRT(([.H303]-[.H302])*([.H303]-[.H302])+([.I303]-[.I302])*([.I303]-[.I302]))" office:value-type="float" office:value="0.00856217846111405">
            <text:p>0.008562178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28 &lt;br&gt; Longitude : <text:s text:c="6"/>38.349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4882000, <text:s/>48.42771000&lt;/coordinates&gt;&lt;/Point&gt;&lt;/Placemark&gt;</text:p>
          </table:table-cell>
          <table:table-cell office:value-type="float" office:value="1110">
            <text:p>1110</text:p>
          </table:table-cell>
          <table:table-cell table:formula="of:=IF([.D30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4];162;10)" office:value-type="string" office:string-value="2022-07-04">
            <text:p>2022-07-04</text:p>
          </table:table-cell>
          <table:table-cell table:style-name="ce3" table:formula="of:=MID([.A304];183;9)" office:value-type="string" office:string-value="11:10 UTC">
            <text:p>11:10 UTC</text:p>
          </table:table-cell>
          <table:table-cell table:formula="of:=RIGHT([.A304];LEN([.A304])-FIND(&quot;&lt;/description&gt;&quot;;[.A304])+1)" office:value-type="string" office:string-value="&lt;/description&gt;&lt;Point&gt;&lt;coordinates&gt;  38.34882000,  48.42771000&lt;/coordinates&gt;&lt;/Point&gt;&lt;/Placemark&gt;">
            <text:p>&lt;/description&gt;&lt;Point&gt;&lt;coordinates&gt; <text:s/>38.34882000, <text:s/>48.42771000&lt;/coordinates&gt;&lt;/Point&gt;&lt;/Placemark&gt;</text:p>
          </table:table-cell>
          <table:table-cell office:value-type="float" office:value="1110">
            <text:p>1110</text:p>
          </table:table-cell>
          <table:table-cell table:style-name="ce4" table:formula="of:=VALUE(LEFT(MID([.A304];FIND(&quot;&lt;coordinates&gt;&quot;;[.A304])+15;26);11))" office:value-type="float" office:value="38.34882">
            <text:p>38.34882000</text:p>
          </table:table-cell>
          <table:table-cell table:style-name="ce4" table:formula="of:=VALUE(RIGHT(MID([.A304];FIND(&quot;&lt;coordinates&gt;&quot;;[.A304])+14;26);11))" office:value-type="float" office:value="48.42771">
            <text:p>48.42771000</text:p>
          </table:table-cell>
          <table:table-cell table:formula="of:=SQRT(([.H304]-[.H303])*([.H304]-[.H303])+([.I304]-[.I303])*([.I304]-[.I303]))" office:value-type="float" office:value="0.0204119033899333">
            <text:p>0.02041190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05 &lt;br&gt; Longitude : <text:s text:c="6"/>38.351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125000, <text:s/>48.40507000&lt;/coordinates&gt;&lt;/Point&gt;&lt;/Placemark&gt;</text:p>
          </table:table-cell>
          <table:table-cell office:value-type="float" office:value="1080">
            <text:p>1080</text:p>
          </table:table-cell>
          <table:table-cell table:formula="of:=IF([.D30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5];162;10)" office:value-type="string" office:string-value="2022-07-04">
            <text:p>2022-07-04</text:p>
          </table:table-cell>
          <table:table-cell table:style-name="ce3" table:formula="of:=MID([.A305];183;9)" office:value-type="string" office:string-value="10:19 UTC">
            <text:p>10:19 UTC</text:p>
          </table:table-cell>
          <table:table-cell table:formula="of:=RIGHT([.A305];LEN([.A305])-FIND(&quot;&lt;/description&gt;&quot;;[.A305])+1)" office:value-type="string" office:string-value="&lt;/description&gt;&lt;Point&gt;&lt;coordinates&gt;  38.35125000,  48.40507000&lt;/coordinates&gt;&lt;/Point&gt;&lt;/Placemark&gt;">
            <text:p>&lt;/description&gt;&lt;Point&gt;&lt;coordinates&gt; <text:s/>38.35125000, <text:s/>48.40507000&lt;/coordinates&gt;&lt;/Point&gt;&lt;/Placemark&gt;</text:p>
          </table:table-cell>
          <table:table-cell office:value-type="float" office:value="1080">
            <text:p>1080</text:p>
          </table:table-cell>
          <table:table-cell table:style-name="ce4" table:formula="of:=VALUE(LEFT(MID([.A305];FIND(&quot;&lt;coordinates&gt;&quot;;[.A305])+15;26);11))" office:value-type="float" office:value="38.35125">
            <text:p>38.35125000</text:p>
          </table:table-cell>
          <table:table-cell table:style-name="ce4" table:formula="of:=VALUE(RIGHT(MID([.A305];FIND(&quot;&lt;coordinates&gt;&quot;;[.A305])+14;26);11))" office:value-type="float" office:value="48.40507">
            <text:p>48.40507000</text:p>
          </table:table-cell>
          <table:table-cell table:formula="of:=SQRT(([.H305]-[.H304])*([.H305]-[.H304])+([.I305]-[.I304])*([.I305]-[.I304]))" office:value-type="float" office:value="0.0227700351339163">
            <text:p>0.02277003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15 &lt;br&gt; Longitude : <text:s text:c="6"/>38.351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130000, <text:s/>48.41549000&lt;/coordinates&gt;&lt;/Point&gt;&lt;/Placemark&gt;</text:p>
          </table:table-cell>
          <table:table-cell office:value-type="float" office:value="1089">
            <text:p>1089</text:p>
          </table:table-cell>
          <table:table-cell table:formula="of:=IF([.D30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6];162;10)" office:value-type="string" office:string-value="2022-07-04">
            <text:p>2022-07-04</text:p>
          </table:table-cell>
          <table:table-cell table:style-name="ce3" table:formula="of:=MID([.A306];183;9)" office:value-type="string" office:string-value="09:30 UTC">
            <text:p>09:30 UTC</text:p>
          </table:table-cell>
          <table:table-cell table:formula="of:=RIGHT([.A306];LEN([.A306])-FIND(&quot;&lt;/description&gt;&quot;;[.A306])+1)" office:value-type="string" office:string-value="&lt;/description&gt;&lt;Point&gt;&lt;coordinates&gt;  38.35130000,  48.41549000&lt;/coordinates&gt;&lt;/Point&gt;&lt;/Placemark&gt;">
            <text:p>&lt;/description&gt;&lt;Point&gt;&lt;coordinates&gt; <text:s/>38.35130000, <text:s/>48.41549000&lt;/coordinates&gt;&lt;/Point&gt;&lt;/Placemark&gt;</text:p>
          </table:table-cell>
          <table:table-cell office:value-type="float" office:value="1089">
            <text:p>1089</text:p>
          </table:table-cell>
          <table:table-cell table:style-name="ce4" table:formula="of:=VALUE(LEFT(MID([.A306];FIND(&quot;&lt;coordinates&gt;&quot;;[.A306])+15;26);11))" office:value-type="float" office:value="38.3513">
            <text:p>38.35130000</text:p>
          </table:table-cell>
          <table:table-cell table:style-name="ce4" table:formula="of:=VALUE(RIGHT(MID([.A306];FIND(&quot;&lt;coordinates&gt;&quot;;[.A306])+14;26);11))" office:value-type="float" office:value="48.41549">
            <text:p>48.41549000</text:p>
          </table:table-cell>
          <table:table-cell table:formula="of:=SQRT(([.H306]-[.H305])*([.H306]-[.H305])+([.I306]-[.I305])*([.I306]-[.I305]))" office:value-type="float" office:value="0.0104201199609181">
            <text:p>0.0104201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26 &lt;br&gt; Longitude : <text:s text:c="6"/>38.353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295000, <text:s/>48.42578000&lt;/coordinates&gt;&lt;/Point&gt;&lt;/Placemark&gt;</text:p>
          </table:table-cell>
          <table:table-cell office:value-type="float" office:value="1106">
            <text:p>1106</text:p>
          </table:table-cell>
          <table:table-cell table:formula="of:=IF([.D30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7];162;10)" office:value-type="string" office:string-value="2022-07-04">
            <text:p>2022-07-04</text:p>
          </table:table-cell>
          <table:table-cell table:style-name="ce3" table:formula="of:=MID([.A307];183;9)" office:value-type="string" office:string-value="09:30 UTC">
            <text:p>09:30 UTC</text:p>
          </table:table-cell>
          <table:table-cell table:formula="of:=RIGHT([.A307];LEN([.A307])-FIND(&quot;&lt;/description&gt;&quot;;[.A307])+1)" office:value-type="string" office:string-value="&lt;/description&gt;&lt;Point&gt;&lt;coordinates&gt;  38.35295000,  48.42578000&lt;/coordinates&gt;&lt;/Point&gt;&lt;/Placemark&gt;">
            <text:p>&lt;/description&gt;&lt;Point&gt;&lt;coordinates&gt; <text:s/>38.35295000, <text:s/>48.42578000&lt;/coordinates&gt;&lt;/Point&gt;&lt;/Placemark&gt;</text:p>
          </table:table-cell>
          <table:table-cell office:value-type="float" office:value="1106">
            <text:p>1106</text:p>
          </table:table-cell>
          <table:table-cell table:style-name="ce4" table:formula="of:=VALUE(LEFT(MID([.A307];FIND(&quot;&lt;coordinates&gt;&quot;;[.A307])+15;26);11))" office:value-type="float" office:value="38.35295">
            <text:p>38.35295000</text:p>
          </table:table-cell>
          <table:table-cell table:style-name="ce4" table:formula="of:=VALUE(RIGHT(MID([.A307];FIND(&quot;&lt;coordinates&gt;&quot;;[.A307])+14;26);11))" office:value-type="float" office:value="48.42578">
            <text:p>48.42578000</text:p>
          </table:table-cell>
          <table:table-cell table:formula="of:=SQRT(([.H307]-[.H306])*([.H307]-[.H306])+([.I307]-[.I306])*([.I307]-[.I306]))" office:value-type="float" office:value="0.0104214490355273">
            <text:p>0.0104214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17 &lt;br&gt; Longitude : <text:s text:c="6"/>38.358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798000, <text:s/>48.41722000&lt;/coordinates&gt;&lt;/Point&gt;&lt;/Placemark&gt;</text:p>
          </table:table-cell>
          <table:table-cell office:value-type="float" office:value="1093">
            <text:p>1093</text:p>
          </table:table-cell>
          <table:table-cell table:formula="of:=IF([.D30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8];162;10)" office:value-type="string" office:string-value="2022-07-04">
            <text:p>2022-07-04</text:p>
          </table:table-cell>
          <table:table-cell table:style-name="ce3" table:formula="of:=MID([.A308];183;9)" office:value-type="string" office:string-value="09:30 UTC">
            <text:p>09:30 UTC</text:p>
          </table:table-cell>
          <table:table-cell table:formula="of:=RIGHT([.A308];LEN([.A308])-FIND(&quot;&lt;/description&gt;&quot;;[.A308])+1)" office:value-type="string" office:string-value="&lt;/description&gt;&lt;Point&gt;&lt;coordinates&gt;  38.35798000,  48.41722000&lt;/coordinates&gt;&lt;/Point&gt;&lt;/Placemark&gt;">
            <text:p>&lt;/description&gt;&lt;Point&gt;&lt;coordinates&gt; <text:s/>38.35798000, <text:s/>48.41722000&lt;/coordinates&gt;&lt;/Point&gt;&lt;/Placemark&gt;</text:p>
          </table:table-cell>
          <table:table-cell office:value-type="float" office:value="1093">
            <text:p>1093</text:p>
          </table:table-cell>
          <table:table-cell table:style-name="ce4" table:formula="of:=VALUE(LEFT(MID([.A308];FIND(&quot;&lt;coordinates&gt;&quot;;[.A308])+15;26);11))" office:value-type="float" office:value="38.35798">
            <text:p>38.35798000</text:p>
          </table:table-cell>
          <table:table-cell table:style-name="ce4" table:formula="of:=VALUE(RIGHT(MID([.A308];FIND(&quot;&lt;coordinates&gt;&quot;;[.A308])+14;26);11))" office:value-type="float" office:value="48.41722">
            <text:p>48.41722000</text:p>
          </table:table-cell>
          <table:table-cell table:formula="of:=SQRT(([.H308]-[.H307])*([.H308]-[.H307])+([.I308]-[.I307])*([.I308]-[.I307]))" office:value-type="float" office:value="0.00992846916699781">
            <text:p>0.00992846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402 &lt;br&gt; Longitude : <text:s text:c="6"/>38.371&lt;br&gt;Date Acquired : 2022-07-04 &lt;br&gt;Time: 09:07 UTC&lt;br&gt;Confidence [0-100] : 61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7051000, <text:s/>48.40163000&lt;/coordinates&gt;&lt;/Point&gt;&lt;/Placemark&gt;</text:p>
          </table:table-cell>
          <table:table-cell office:value-type="float" office:value="114">
            <text:p>114</text:p>
          </table:table-cell>
          <table:table-cell table:formula="of:=IF([.D30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09];162;10)" office:value-type="string" office:string-value="2022-07-04">
            <text:p>2022-07-04</text:p>
          </table:table-cell>
          <table:table-cell table:style-name="ce3" table:formula="of:=MID([.A309];183;9)" office:value-type="string" office:string-value="09:07 UTC">
            <text:p>09:07 UTC</text:p>
          </table:table-cell>
          <table:table-cell table:formula="of:=RIGHT([.A309];LEN([.A309])-FIND(&quot;&lt;/description&gt;&quot;;[.A309])+1)" office:value-type="string" office:string-value="&lt;/description&gt;&lt;Point&gt;&lt;coordinates&gt;  38.37051000,  48.40163000&lt;/coordinates&gt;&lt;/Point&gt;&lt;/Placemark&gt;">
            <text:p>&lt;/description&gt;&lt;Point&gt;&lt;coordinates&gt; <text:s/>38.37051000, <text:s/>48.40163000&lt;/coordinates&gt;&lt;/Point&gt;&lt;/Placemark&gt;</text:p>
          </table:table-cell>
          <table:table-cell office:value-type="float" office:value="114">
            <text:p>114</text:p>
          </table:table-cell>
          <table:table-cell table:style-name="ce4" table:formula="of:=VALUE(LEFT(MID([.A309];FIND(&quot;&lt;coordinates&gt;&quot;;[.A309])+15;26);11))" office:value-type="float" office:value="38.37051">
            <text:p>38.37051000</text:p>
          </table:table-cell>
          <table:table-cell table:style-name="ce4" table:formula="of:=VALUE(RIGHT(MID([.A309];FIND(&quot;&lt;coordinates&gt;&quot;;[.A309])+14;26);11))" office:value-type="float" office:value="48.40163">
            <text:p>48.40163000</text:p>
          </table:table-cell>
          <table:table-cell table:formula="of:=SQRT(([.H309]-[.H308])*([.H309]-[.H308])+([.I309]-[.I308])*([.I309]-[.I308]))" office:value-type="float" office:value="0.0200012249624924">
            <text:p>0.0200012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50 &lt;br&gt; Longitude : <text:s text:c="6"/>38.394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9375000, <text:s/>48.85008000&lt;/coordinates&gt;&lt;/Point&gt;&lt;/Placemark&gt;</text:p>
          </table:table-cell>
          <table:table-cell office:value-type="float" office:value="1330">
            <text:p>1330</text:p>
          </table:table-cell>
          <table:table-cell table:formula="of:=IF([.D3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0];162;10)" office:value-type="string" office:string-value="2022-07-04">
            <text:p>2022-07-04</text:p>
          </table:table-cell>
          <table:table-cell table:style-name="ce3" table:formula="of:=MID([.A310];183;9)" office:value-type="string" office:string-value="09:30 UTC">
            <text:p>09:30 UTC</text:p>
          </table:table-cell>
          <table:table-cell table:formula="of:=RIGHT([.A310];LEN([.A310])-FIND(&quot;&lt;/description&gt;&quot;;[.A310])+1)" office:value-type="string" office:string-value="&lt;/description&gt;&lt;Point&gt;&lt;coordinates&gt;  38.39375000,  48.85008000&lt;/coordinates&gt;&lt;/Point&gt;&lt;/Placemark&gt;">
            <text:p>&lt;/description&gt;&lt;Point&gt;&lt;coordinates&gt; <text:s/>38.39375000, <text:s/>48.85008000&lt;/coordinates&gt;&lt;/Point&gt;&lt;/Placemark&gt;</text:p>
          </table:table-cell>
          <table:table-cell office:value-type="float" office:value="1330">
            <text:p>1330</text:p>
          </table:table-cell>
          <table:table-cell table:style-name="ce4" table:formula="of:=VALUE(LEFT(MID([.A310];FIND(&quot;&lt;coordinates&gt;&quot;;[.A310])+15;26);11))" office:value-type="float" office:value="38.39375">
            <text:p>38.39375000</text:p>
          </table:table-cell>
          <table:table-cell table:style-name="ce4" table:formula="of:=VALUE(RIGHT(MID([.A310];FIND(&quot;&lt;coordinates&gt;&quot;;[.A310])+14;26);11))" office:value-type="float" office:value="48.85008">
            <text:p>48.85008000</text:p>
          </table:table-cell>
          <table:table-cell table:formula="of:=SQRT(([.H310]-[.H309])*([.H310]-[.H309])+([.I310]-[.I309])*([.I310]-[.I309]))" office:value-type="float" office:value="0.449051778862973">
            <text:p>0.44905177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20 &lt;br&gt; Longitude : <text:s text:c="6"/>38.406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0567000, <text:s/>49.01979000&lt;/coordinates&gt;&lt;/Point&gt;&lt;/Placemark&gt;</text:p>
          </table:table-cell>
          <table:table-cell office:value-type="float" office:value="1401">
            <text:p>1401</text:p>
          </table:table-cell>
          <table:table-cell table:formula="of:=IF([.D3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1];162;10)" office:value-type="string" office:string-value="2022-07-04">
            <text:p>2022-07-04</text:p>
          </table:table-cell>
          <table:table-cell table:style-name="ce3" table:formula="of:=MID([.A311];183;9)" office:value-type="string" office:string-value="10:19 UTC">
            <text:p>10:19 UTC</text:p>
          </table:table-cell>
          <table:table-cell table:formula="of:=RIGHT([.A311];LEN([.A311])-FIND(&quot;&lt;/description&gt;&quot;;[.A311])+1)" office:value-type="string" office:string-value="&lt;/description&gt;&lt;Point&gt;&lt;coordinates&gt;  38.40567000,  49.01979000&lt;/coordinates&gt;&lt;/Point&gt;&lt;/Placemark&gt;">
            <text:p>&lt;/description&gt;&lt;Point&gt;&lt;coordinates&gt; <text:s/>38.40567000, <text:s/>49.01979000&lt;/coordinates&gt;&lt;/Point&gt;&lt;/Placemark&gt;</text:p>
          </table:table-cell>
          <table:table-cell office:value-type="float" office:value="1401">
            <text:p>1401</text:p>
          </table:table-cell>
          <table:table-cell table:style-name="ce4" table:formula="of:=VALUE(LEFT(MID([.A311];FIND(&quot;&lt;coordinates&gt;&quot;;[.A311])+15;26);11))" office:value-type="float" office:value="38.40567">
            <text:p>38.40567000</text:p>
          </table:table-cell>
          <table:table-cell table:style-name="ce4" table:formula="of:=VALUE(RIGHT(MID([.A311];FIND(&quot;&lt;coordinates&gt;&quot;;[.A311])+14;26);11))" office:value-type="float" office:value="49.01979">
            <text:p>49.01979000</text:p>
          </table:table-cell>
          <table:table-cell table:formula="of:=SQRT(([.H311]-[.H310])*([.H311]-[.H310])+([.I311]-[.I310])*([.I311]-[.I310]))" office:value-type="float" office:value="0.170128100265655">
            <text:p>0.17012810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970 &lt;br&gt; Longitude : <text:s text:c="6"/>38.576&lt;br&gt;Date Acquired : 2022-07-04 &lt;br&gt;Time: 10:47 UTC&lt;br&gt;Confidence [0-100] : 4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7647000, <text:s/>47.97042000&lt;/coordinates&gt;&lt;/Point&gt;&lt;/Placemark&gt;</text:p>
          </table:table-cell>
          <table:table-cell office:value-type="float" office:value="108">
            <text:p>108</text:p>
          </table:table-cell>
          <table:table-cell table:formula="of:=IF([.D3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2];162;10)" office:value-type="string" office:string-value="2022-07-04">
            <text:p>2022-07-04</text:p>
          </table:table-cell>
          <table:table-cell table:style-name="ce3" table:formula="of:=MID([.A312];183;9)" office:value-type="string" office:string-value="10:47 UTC">
            <text:p>10:47 UTC</text:p>
          </table:table-cell>
          <table:table-cell table:formula="of:=RIGHT([.A312];LEN([.A312])-FIND(&quot;&lt;/description&gt;&quot;;[.A312])+1)" office:value-type="string" office:string-value="&lt;/description&gt;&lt;Point&gt;&lt;coordinates&gt;  38.57647000,  47.97042000&lt;/coordinates&gt;&lt;/Point&gt;&lt;/Placemark&gt;">
            <text:p>&lt;/description&gt;&lt;Point&gt;&lt;coordinates&gt; <text:s/>38.57647000, <text:s/>47.97042000&lt;/coordinates&gt;&lt;/Point&gt;&lt;/Placemark&gt;</text:p>
          </table:table-cell>
          <table:table-cell office:value-type="float" office:value="108">
            <text:p>108</text:p>
          </table:table-cell>
          <table:table-cell table:style-name="ce4" table:formula="of:=VALUE(LEFT(MID([.A312];FIND(&quot;&lt;coordinates&gt;&quot;;[.A312])+15;26);11))" office:value-type="float" office:value="38.57647">
            <text:p>38.57647000</text:p>
          </table:table-cell>
          <table:table-cell table:style-name="ce4" table:formula="of:=VALUE(RIGHT(MID([.A312];FIND(&quot;&lt;coordinates&gt;&quot;;[.A312])+14;26);11))" office:value-type="float" office:value="47.97042">
            <text:p>47.97042000</text:p>
          </table:table-cell>
          <table:table-cell table:formula="of:=SQRT(([.H312]-[.H311])*([.H312]-[.H311])+([.I312]-[.I311])*([.I312]-[.I311]))" office:value-type="float" office:value="1.06317921203342">
            <text:p>1.06317921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970 &lt;br&gt; Longitude : <text:s text:c="6"/>38.585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8533000, <text:s/>47.96997000&lt;/coordinates&gt;&lt;/Point&gt;&lt;/Placemark&gt;</text:p>
          </table:table-cell>
          <table:table-cell office:value-type="float" office:value="1000">
            <text:p>1000</text:p>
          </table:table-cell>
          <table:table-cell table:formula="of:=IF([.D3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3];162;10)" office:value-type="string" office:string-value="2022-07-04">
            <text:p>2022-07-04</text:p>
          </table:table-cell>
          <table:table-cell table:style-name="ce3" table:formula="of:=MID([.A313];183;9)" office:value-type="string" office:string-value="10:19 UTC">
            <text:p>10:19 UTC</text:p>
          </table:table-cell>
          <table:table-cell table:formula="of:=RIGHT([.A313];LEN([.A313])-FIND(&quot;&lt;/description&gt;&quot;;[.A313])+1)" office:value-type="string" office:string-value="&lt;/description&gt;&lt;Point&gt;&lt;coordinates&gt;  38.58533000,  47.96997000&lt;/coordinates&gt;&lt;/Point&gt;&lt;/Placemark&gt;">
            <text:p>&lt;/description&gt;&lt;Point&gt;&lt;coordinates&gt; <text:s/>38.58533000, <text:s/>47.96997000&lt;/coordinates&gt;&lt;/Point&gt;&lt;/Placemark&gt;</text:p>
          </table:table-cell>
          <table:table-cell office:value-type="float" office:value="1000">
            <text:p>1000</text:p>
          </table:table-cell>
          <table:table-cell table:style-name="ce4" table:formula="of:=VALUE(LEFT(MID([.A313];FIND(&quot;&lt;coordinates&gt;&quot;;[.A313])+15;26);11))" office:value-type="float" office:value="38.58533">
            <text:p>38.58533000</text:p>
          </table:table-cell>
          <table:table-cell table:style-name="ce4" table:formula="of:=VALUE(RIGHT(MID([.A313];FIND(&quot;&lt;coordinates&gt;&quot;;[.A313])+14;26);11))" office:value-type="float" office:value="47.96997">
            <text:p>47.96997000</text:p>
          </table:table-cell>
          <table:table-cell table:formula="of:=SQRT(([.H313]-[.H312])*([.H313]-[.H312])+([.I313]-[.I312])*([.I313]-[.I312]))" office:value-type="float" office:value="0.00887142040487138">
            <text:p>0.008871420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977 &lt;br&gt; Longitude : <text:s text:c="6"/>38.588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8795000, <text:s/>47.97726000&lt;/coordinates&gt;&lt;/Point&gt;&lt;/Placemark&gt;</text:p>
          </table:table-cell>
          <table:table-cell office:value-type="float" office:value="1002">
            <text:p>1002</text:p>
          </table:table-cell>
          <table:table-cell table:formula="of:=IF([.D3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4];162;10)" office:value-type="string" office:string-value="2022-07-04">
            <text:p>2022-07-04</text:p>
          </table:table-cell>
          <table:table-cell table:style-name="ce3" table:formula="of:=MID([.A314];183;9)" office:value-type="string" office:string-value="11:10 UTC">
            <text:p>11:10 UTC</text:p>
          </table:table-cell>
          <table:table-cell table:formula="of:=RIGHT([.A314];LEN([.A314])-FIND(&quot;&lt;/description&gt;&quot;;[.A314])+1)" office:value-type="string" office:string-value="&lt;/description&gt;&lt;Point&gt;&lt;coordinates&gt;  38.58795000,  47.97726000&lt;/coordinates&gt;&lt;/Point&gt;&lt;/Placemark&gt;">
            <text:p>&lt;/description&gt;&lt;Point&gt;&lt;coordinates&gt; <text:s/>38.58795000, <text:s/>47.97726000&lt;/coordinates&gt;&lt;/Point&gt;&lt;/Placemark&gt;</text:p>
          </table:table-cell>
          <table:table-cell office:value-type="float" office:value="1002">
            <text:p>1002</text:p>
          </table:table-cell>
          <table:table-cell table:style-name="ce4" table:formula="of:=VALUE(LEFT(MID([.A314];FIND(&quot;&lt;coordinates&gt;&quot;;[.A314])+15;26);11))" office:value-type="float" office:value="38.58795">
            <text:p>38.58795000</text:p>
          </table:table-cell>
          <table:table-cell table:style-name="ce4" table:formula="of:=VALUE(RIGHT(MID([.A314];FIND(&quot;&lt;coordinates&gt;&quot;;[.A314])+14;26);11))" office:value-type="float" office:value="47.97726">
            <text:p>47.97726000</text:p>
          </table:table-cell>
          <table:table-cell table:formula="of:=SQRT(([.H314]-[.H313])*([.H314]-[.H313])+([.I314]-[.I313])*([.I314]-[.I313]))" office:value-type="float" office:value="0.00774651534562258">
            <text:p>0.007746515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40 &lt;br&gt; Longitude : <text:s text:c="6"/>38.623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2333000, <text:s/>48.53972000&lt;/coordinates&gt;&lt;/Point&gt;&lt;/Placemark&gt;</text:p>
          </table:table-cell>
          <table:table-cell office:value-type="float" office:value="1207">
            <text:p>1207</text:p>
          </table:table-cell>
          <table:table-cell table:formula="of:=IF([.D3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5];162;10)" office:value-type="string" office:string-value="2022-07-04">
            <text:p>2022-07-04</text:p>
          </table:table-cell>
          <table:table-cell table:style-name="ce3" table:formula="of:=MID([.A315];183;9)" office:value-type="string" office:string-value="10:19 UTC">
            <text:p>10:19 UTC</text:p>
          </table:table-cell>
          <table:table-cell table:formula="of:=RIGHT([.A315];LEN([.A315])-FIND(&quot;&lt;/description&gt;&quot;;[.A315])+1)" office:value-type="string" office:string-value="&lt;/description&gt;&lt;Point&gt;&lt;coordinates&gt;  38.62333000,  48.53972000&lt;/coordinates&gt;&lt;/Point&gt;&lt;/Placemark&gt;">
            <text:p>&lt;/description&gt;&lt;Point&gt;&lt;coordinates&gt; <text:s/>38.62333000, <text:s/>48.53972000&lt;/coordinates&gt;&lt;/Point&gt;&lt;/Placemark&gt;</text:p>
          </table:table-cell>
          <table:table-cell office:value-type="float" office:value="1207">
            <text:p>1207</text:p>
          </table:table-cell>
          <table:table-cell table:style-name="ce4" table:formula="of:=VALUE(LEFT(MID([.A315];FIND(&quot;&lt;coordinates&gt;&quot;;[.A315])+15;26);11))" office:value-type="float" office:value="38.62333">
            <text:p>38.62333000</text:p>
          </table:table-cell>
          <table:table-cell table:style-name="ce4" table:formula="of:=VALUE(RIGHT(MID([.A315];FIND(&quot;&lt;coordinates&gt;&quot;;[.A315])+14;26);11))" office:value-type="float" office:value="48.53972">
            <text:p>48.53972000</text:p>
          </table:table-cell>
          <table:table-cell table:formula="of:=SQRT(([.H315]-[.H314])*([.H315]-[.H314])+([.I315]-[.I314])*([.I315]-[.I314]))" office:value-type="float" office:value="0.563571642295815">
            <text:p>0.56357164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02 &lt;br&gt; Longitude : <text:s text:c="6"/>38.701&lt;br&gt;Date Acquired : 2022-07-04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0095000, <text:s/>48.80231000&lt;/coordinates&gt;&lt;/Point&gt;&lt;/Placemark&gt;</text:p>
          </table:table-cell>
          <table:table-cell office:value-type="float" office:value="1294">
            <text:p>1294</text:p>
          </table:table-cell>
          <table:table-cell table:formula="of:=IF([.D3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6];162;10)" office:value-type="string" office:string-value="2022-07-04">
            <text:p>2022-07-04</text:p>
          </table:table-cell>
          <table:table-cell table:style-name="ce3" table:formula="of:=MID([.A316];183;9)" office:value-type="string" office:string-value="10:19 UTC">
            <text:p>10:19 UTC</text:p>
          </table:table-cell>
          <table:table-cell table:formula="of:=RIGHT([.A316];LEN([.A316])-FIND(&quot;&lt;/description&gt;&quot;;[.A316])+1)" office:value-type="string" office:string-value="&lt;/description&gt;&lt;Point&gt;&lt;coordinates&gt;  38.70095000,  48.80231000&lt;/coordinates&gt;&lt;/Point&gt;&lt;/Placemark&gt;">
            <text:p>&lt;/description&gt;&lt;Point&gt;&lt;coordinates&gt; <text:s/>38.70095000, <text:s/>48.80231000&lt;/coordinates&gt;&lt;/Point&gt;&lt;/Placemark&gt;</text:p>
          </table:table-cell>
          <table:table-cell office:value-type="float" office:value="1294">
            <text:p>1294</text:p>
          </table:table-cell>
          <table:table-cell table:style-name="ce4" table:formula="of:=VALUE(LEFT(MID([.A316];FIND(&quot;&lt;coordinates&gt;&quot;;[.A316])+15;26);11))" office:value-type="float" office:value="38.70095">
            <text:p>38.70095000</text:p>
          </table:table-cell>
          <table:table-cell table:style-name="ce4" table:formula="of:=VALUE(RIGHT(MID([.A316];FIND(&quot;&lt;coordinates&gt;&quot;;[.A316])+14;26);11))" office:value-type="float" office:value="48.80231">
            <text:p>48.80231000</text:p>
          </table:table-cell>
          <table:table-cell table:formula="of:=SQRT(([.H316]-[.H315])*([.H316]-[.H315])+([.I316]-[.I315])*([.I316]-[.I315]))" office:value-type="float" office:value="0.273821789673498">
            <text:p>0.273821789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54 &lt;br&gt; Longitude : <text:s text:c="6"/>38.754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420000, <text:s/>48.05441000&lt;/coordinates&gt;&lt;/Point&gt;&lt;/Placemark&gt;</text:p>
          </table:table-cell>
          <table:table-cell office:value-type="float" office:value="1016">
            <text:p>1016</text:p>
          </table:table-cell>
          <table:table-cell table:formula="of:=IF([.D3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7];162;10)" office:value-type="string" office:string-value="2022-07-04">
            <text:p>2022-07-04</text:p>
          </table:table-cell>
          <table:table-cell table:style-name="ce3" table:formula="of:=MID([.A317];183;9)" office:value-type="string" office:string-value="00:35 UTC">
            <text:p>00:35 UTC</text:p>
          </table:table-cell>
          <table:table-cell table:formula="of:=RIGHT([.A317];LEN([.A317])-FIND(&quot;&lt;/description&gt;&quot;;[.A317])+1)" office:value-type="string" office:string-value="&lt;/description&gt;&lt;Point&gt;&lt;coordinates&gt;  38.75420000,  48.05441000&lt;/coordinates&gt;&lt;/Point&gt;&lt;/Placemark&gt;">
            <text:p>&lt;/description&gt;&lt;Point&gt;&lt;coordinates&gt; <text:s/>38.75420000, <text:s/>48.05441000&lt;/coordinates&gt;&lt;/Point&gt;&lt;/Placemark&gt;</text:p>
          </table:table-cell>
          <table:table-cell office:value-type="float" office:value="1016">
            <text:p>1016</text:p>
          </table:table-cell>
          <table:table-cell table:style-name="ce4" table:formula="of:=VALUE(LEFT(MID([.A317];FIND(&quot;&lt;coordinates&gt;&quot;;[.A317])+15;26);11))" office:value-type="float" office:value="38.7542">
            <text:p>38.75420000</text:p>
          </table:table-cell>
          <table:table-cell table:style-name="ce4" table:formula="of:=VALUE(RIGHT(MID([.A317];FIND(&quot;&lt;coordinates&gt;&quot;;[.A317])+14;26);11))" office:value-type="float" office:value="48.05441">
            <text:p>48.05441000</text:p>
          </table:table-cell>
          <table:table-cell table:formula="of:=SQRT(([.H317]-[.H316])*([.H317]-[.H316])+([.I317]-[.I316])*([.I317]-[.I316]))" office:value-type="float" office:value="0.749793286513024">
            <text:p>0.74979328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6 &lt;br&gt; Longitude : <text:s text:c="6"/>38.760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986000, <text:s/>48.46629000&lt;/coordinates&gt;&lt;/Point&gt;&lt;/Placemark&gt;</text:p>
          </table:table-cell>
          <table:table-cell office:value-type="float" office:value="1142">
            <text:p>1142</text:p>
          </table:table-cell>
          <table:table-cell table:formula="of:=IF([.D3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8];162;10)" office:value-type="string" office:string-value="2022-07-04">
            <text:p>2022-07-04</text:p>
          </table:table-cell>
          <table:table-cell table:style-name="ce3" table:formula="of:=MID([.A318];183;9)" office:value-type="string" office:string-value="10:19 UTC">
            <text:p>10:19 UTC</text:p>
          </table:table-cell>
          <table:table-cell table:formula="of:=RIGHT([.A318];LEN([.A318])-FIND(&quot;&lt;/description&gt;&quot;;[.A318])+1)" office:value-type="string" office:string-value="&lt;/description&gt;&lt;Point&gt;&lt;coordinates&gt;  38.75986000,  48.46629000&lt;/coordinates&gt;&lt;/Point&gt;&lt;/Placemark&gt;">
            <text:p>&lt;/description&gt;&lt;Point&gt;&lt;coordinates&gt; <text:s/>38.75986000, <text:s/>48.46629000&lt;/coordinates&gt;&lt;/Point&gt;&lt;/Placemark&gt;</text:p>
          </table:table-cell>
          <table:table-cell office:value-type="float" office:value="1142">
            <text:p>1142</text:p>
          </table:table-cell>
          <table:table-cell table:style-name="ce4" table:formula="of:=VALUE(LEFT(MID([.A318];FIND(&quot;&lt;coordinates&gt;&quot;;[.A318])+15;26);11))" office:value-type="float" office:value="38.75986">
            <text:p>38.75986000</text:p>
          </table:table-cell>
          <table:table-cell table:style-name="ce4" table:formula="of:=VALUE(RIGHT(MID([.A318];FIND(&quot;&lt;coordinates&gt;&quot;;[.A318])+14;26);11))" office:value-type="float" office:value="48.46629">
            <text:p>48.46629000</text:p>
          </table:table-cell>
          <table:table-cell table:formula="of:=SQRT(([.H318]-[.H317])*([.H318]-[.H317])+([.I318]-[.I317])*([.I318]-[.I317]))" office:value-type="float" office:value="0.411918887646589">
            <text:p>0.411918887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59 &lt;br&gt; Longitude : <text:s text:c="6"/>38.760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029000, <text:s/>48.05887000&lt;/coordinates&gt;&lt;/Point&gt;&lt;/Placemark&gt;</text:p>
          </table:table-cell>
          <table:table-cell office:value-type="float" office:value="1023">
            <text:p>1023</text:p>
          </table:table-cell>
          <table:table-cell table:formula="of:=IF([.D3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19];162;10)" office:value-type="string" office:string-value="2022-07-04">
            <text:p>2022-07-04</text:p>
          </table:table-cell>
          <table:table-cell table:style-name="ce3" table:formula="of:=MID([.A319];183;9)" office:value-type="string" office:string-value="00:35 UTC">
            <text:p>00:35 UTC</text:p>
          </table:table-cell>
          <table:table-cell table:formula="of:=RIGHT([.A319];LEN([.A319])-FIND(&quot;&lt;/description&gt;&quot;;[.A319])+1)" office:value-type="string" office:string-value="&lt;/description&gt;&lt;Point&gt;&lt;coordinates&gt;  38.76029000,  48.05887000&lt;/coordinates&gt;&lt;/Point&gt;&lt;/Placemark&gt;">
            <text:p>&lt;/description&gt;&lt;Point&gt;&lt;coordinates&gt; <text:s/>38.76029000, <text:s/>48.05887000&lt;/coordinates&gt;&lt;/Point&gt;&lt;/Placemark&gt;</text:p>
          </table:table-cell>
          <table:table-cell office:value-type="float" office:value="1023">
            <text:p>1023</text:p>
          </table:table-cell>
          <table:table-cell table:style-name="ce4" table:formula="of:=VALUE(LEFT(MID([.A319];FIND(&quot;&lt;coordinates&gt;&quot;;[.A319])+15;26);11))" office:value-type="float" office:value="38.76029">
            <text:p>38.76029000</text:p>
          </table:table-cell>
          <table:table-cell table:style-name="ce4" table:formula="of:=VALUE(RIGHT(MID([.A319];FIND(&quot;&lt;coordinates&gt;&quot;;[.A319])+14;26);11))" office:value-type="float" office:value="48.05887">
            <text:p>48.05887000</text:p>
          </table:table-cell>
          <table:table-cell table:formula="of:=SQRT(([.H319]-[.H318])*([.H319]-[.H318])+([.I319]-[.I318])*([.I319]-[.I318]))" office:value-type="float" office:value="0.407420226915652">
            <text:p>0.40742022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455 &lt;br&gt; Longitude : <text:s text:c="6"/>38.767&lt;br&gt;Date Acquired : 2022-07-04 &lt;br&gt;Time: 10:47 UTC&lt;br&gt;Confidence [0-100] : 78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681000, <text:s/>48.45461000&lt;/coordinates&gt;&lt;/Point&gt;&lt;/Placemark&gt;</text:p>
          </table:table-cell>
          <table:table-cell office:value-type="float" office:value="119">
            <text:p>119</text:p>
          </table:table-cell>
          <table:table-cell table:formula="of:=IF([.D3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0];162;10)" office:value-type="string" office:string-value="2022-07-04">
            <text:p>2022-07-04</text:p>
          </table:table-cell>
          <table:table-cell table:style-name="ce3" table:formula="of:=MID([.A320];183;9)" office:value-type="string" office:string-value="10:47 UTC">
            <text:p>10:47 UTC</text:p>
          </table:table-cell>
          <table:table-cell table:formula="of:=RIGHT([.A320];LEN([.A320])-FIND(&quot;&lt;/description&gt;&quot;;[.A320])+1)" office:value-type="string" office:string-value="&lt;/description&gt;&lt;Point&gt;&lt;coordinates&gt;  38.76681000,  48.45461000&lt;/coordinates&gt;&lt;/Point&gt;&lt;/Placemark&gt;">
            <text:p>&lt;/description&gt;&lt;Point&gt;&lt;coordinates&gt; <text:s/>38.76681000, <text:s/>48.45461000&lt;/coordinates&gt;&lt;/Point&gt;&lt;/Placemark&gt;</text:p>
          </table:table-cell>
          <table:table-cell office:value-type="float" office:value="119">
            <text:p>119</text:p>
          </table:table-cell>
          <table:table-cell table:style-name="ce4" table:formula="of:=VALUE(LEFT(MID([.A320];FIND(&quot;&lt;coordinates&gt;&quot;;[.A320])+15;26);11))" office:value-type="float" office:value="38.76681">
            <text:p>38.76681000</text:p>
          </table:table-cell>
          <table:table-cell table:style-name="ce4" table:formula="of:=VALUE(RIGHT(MID([.A320];FIND(&quot;&lt;coordinates&gt;&quot;;[.A320])+14;26);11))" office:value-type="float" office:value="48.45461">
            <text:p>48.45461000</text:p>
          </table:table-cell>
          <table:table-cell table:formula="of:=SQRT(([.H320]-[.H319])*([.H320]-[.H319])+([.I320]-[.I319])*([.I320]-[.I319]))" office:value-type="float" office:value="0.395793706367348">
            <text:p>0.39579370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1 &lt;br&gt; Longitude : <text:s text:c="6"/>38.773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304000, <text:s/>48.46069000&lt;/coordinates&gt;&lt;/Point&gt;&lt;/Placemark&gt;</text:p>
          </table:table-cell>
          <table:table-cell office:value-type="float" office:value="1129">
            <text:p>1129</text:p>
          </table:table-cell>
          <table:table-cell table:formula="of:=IF([.D3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1];162;10)" office:value-type="string" office:string-value="2022-07-04">
            <text:p>2022-07-04</text:p>
          </table:table-cell>
          <table:table-cell table:style-name="ce3" table:formula="of:=MID([.A321];183;9)" office:value-type="string" office:string-value="11:10 UTC">
            <text:p>11:10 UTC</text:p>
          </table:table-cell>
          <table:table-cell table:formula="of:=RIGHT([.A321];LEN([.A321])-FIND(&quot;&lt;/description&gt;&quot;;[.A321])+1)" office:value-type="string" office:string-value="&lt;/description&gt;&lt;Point&gt;&lt;coordinates&gt;  38.77304000,  48.46069000&lt;/coordinates&gt;&lt;/Point&gt;&lt;/Placemark&gt;">
            <text:p>&lt;/description&gt;&lt;Point&gt;&lt;coordinates&gt; <text:s/>38.77304000, <text:s/>48.46069000&lt;/coordinates&gt;&lt;/Point&gt;&lt;/Placemark&gt;</text:p>
          </table:table-cell>
          <table:table-cell office:value-type="float" office:value="1129">
            <text:p>1129</text:p>
          </table:table-cell>
          <table:table-cell table:style-name="ce4" table:formula="of:=VALUE(LEFT(MID([.A321];FIND(&quot;&lt;coordinates&gt;&quot;;[.A321])+15;26);11))" office:value-type="float" office:value="38.77304">
            <text:p>38.77304000</text:p>
          </table:table-cell>
          <table:table-cell table:style-name="ce4" table:formula="of:=VALUE(RIGHT(MID([.A321];FIND(&quot;&lt;coordinates&gt;&quot;;[.A321])+14;26);11))" office:value-type="float" office:value="48.46069">
            <text:p>48.46069000</text:p>
          </table:table-cell>
          <table:table-cell table:formula="of:=SQRT(([.H321]-[.H320])*([.H321]-[.H320])+([.I321]-[.I320])*([.I321]-[.I320]))" office:value-type="float" office:value="0.00870513067104642">
            <text:p>0.00870513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456 &lt;br&gt; Longitude : <text:s text:c="6"/>38.785&lt;br&gt;Date Acquired : 2022-07-04 &lt;br&gt;Time: 10:47 UTC&lt;br&gt;Confidence [0-100] : 5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8519000, <text:s/>48.45639000&lt;/coordinates&gt;&lt;/Point&gt;&lt;/Placemark&gt;</text:p>
          </table:table-cell>
          <table:table-cell office:value-type="float" office:value="120">
            <text:p>120</text:p>
          </table:table-cell>
          <table:table-cell table:formula="of:=IF([.D3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2];162;10)" office:value-type="string" office:string-value="2022-07-04">
            <text:p>2022-07-04</text:p>
          </table:table-cell>
          <table:table-cell table:style-name="ce3" table:formula="of:=MID([.A322];183;9)" office:value-type="string" office:string-value="10:47 UTC">
            <text:p>10:47 UTC</text:p>
          </table:table-cell>
          <table:table-cell table:formula="of:=RIGHT([.A322];LEN([.A322])-FIND(&quot;&lt;/description&gt;&quot;;[.A322])+1)" office:value-type="string" office:string-value="&lt;/description&gt;&lt;Point&gt;&lt;coordinates&gt;  38.78519000,  48.45639000&lt;/coordinates&gt;&lt;/Point&gt;&lt;/Placemark&gt;">
            <text:p>&lt;/description&gt;&lt;Point&gt;&lt;coordinates&gt; <text:s/>38.78519000, <text:s/>48.45639000&lt;/coordinates&gt;&lt;/Point&gt;&lt;/Placemark&gt;</text:p>
          </table:table-cell>
          <table:table-cell office:value-type="float" office:value="120">
            <text:p>120</text:p>
          </table:table-cell>
          <table:table-cell table:style-name="ce4" table:formula="of:=VALUE(LEFT(MID([.A322];FIND(&quot;&lt;coordinates&gt;&quot;;[.A322])+15;26);11))" office:value-type="float" office:value="38.78519">
            <text:p>38.78519000</text:p>
          </table:table-cell>
          <table:table-cell table:style-name="ce4" table:formula="of:=VALUE(RIGHT(MID([.A322];FIND(&quot;&lt;coordinates&gt;&quot;;[.A322])+14;26);11))" office:value-type="float" office:value="48.45639">
            <text:p>48.45639000</text:p>
          </table:table-cell>
          <table:table-cell table:formula="of:=SQRT(([.H322]-[.H321])*([.H322]-[.H321])+([.I322]-[.I321])*([.I322]-[.I321]))" office:value-type="float" office:value="0.012888463833986">
            <text:p>0.01288846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66 &lt;br&gt; Longitude : <text:s text:c="6"/>38.870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6964000, <text:s/>47.26587000&lt;/coordinates&gt;&lt;/Point&gt;&lt;/Placemark&gt;</text:p>
          </table:table-cell>
          <table:table-cell office:value-type="float" office:value="650">
            <text:p>650</text:p>
          </table:table-cell>
          <table:table-cell table:formula="of:=IF([.D3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3];162;10)" office:value-type="string" office:string-value="2022-07-04">
            <text:p>2022-07-04</text:p>
          </table:table-cell>
          <table:table-cell table:style-name="ce3" table:formula="of:=MID([.A323];183;9)" office:value-type="string" office:string-value="00:35 UTC">
            <text:p>00:35 UTC</text:p>
          </table:table-cell>
          <table:table-cell table:formula="of:=RIGHT([.A323];LEN([.A323])-FIND(&quot;&lt;/description&gt;&quot;;[.A323])+1)" office:value-type="string" office:string-value="&lt;/description&gt;&lt;Point&gt;&lt;coordinates&gt;  38.86964000,  47.26587000&lt;/coordinates&gt;&lt;/Point&gt;&lt;/Placemark&gt;">
            <text:p>&lt;/description&gt;&lt;Point&gt;&lt;coordinates&gt; <text:s/>38.86964000, <text:s/>47.26587000&lt;/coordinates&gt;&lt;/Point&gt;&lt;/Placemark&gt;</text:p>
          </table:table-cell>
          <table:table-cell office:value-type="float" office:value="650">
            <text:p>650</text:p>
          </table:table-cell>
          <table:table-cell table:style-name="ce4" table:formula="of:=VALUE(LEFT(MID([.A323];FIND(&quot;&lt;coordinates&gt;&quot;;[.A323])+15;26);11))" office:value-type="float" office:value="38.86964">
            <text:p>38.86964000</text:p>
          </table:table-cell>
          <table:table-cell table:style-name="ce4" table:formula="of:=VALUE(RIGHT(MID([.A323];FIND(&quot;&lt;coordinates&gt;&quot;;[.A323])+14;26);11))" office:value-type="float" office:value="47.26587">
            <text:p>47.26587000</text:p>
          </table:table-cell>
          <table:table-cell table:formula="of:=SQRT(([.H323]-[.H322])*([.H323]-[.H322])+([.I323]-[.I322])*([.I323]-[.I322]))" office:value-type="float" office:value="1.19351148838208">
            <text:p>1.19351148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13 &lt;br&gt; Longitude : <text:s text:c="6"/>38.952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95185000, <text:s/>48.11281000&lt;/coordinates&gt;&lt;/Point&gt;&lt;/Placemark&gt;</text:p>
          </table:table-cell>
          <table:table-cell office:value-type="float" office:value="1056">
            <text:p>1056</text:p>
          </table:table-cell>
          <table:table-cell table:formula="of:=IF([.D3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4];162;10)" office:value-type="string" office:string-value="2022-07-04">
            <text:p>2022-07-04</text:p>
          </table:table-cell>
          <table:table-cell table:style-name="ce3" table:formula="of:=MID([.A324];183;9)" office:value-type="string" office:string-value="11:10 UTC">
            <text:p>11:10 UTC</text:p>
          </table:table-cell>
          <table:table-cell table:formula="of:=RIGHT([.A324];LEN([.A324])-FIND(&quot;&lt;/description&gt;&quot;;[.A324])+1)" office:value-type="string" office:string-value="&lt;/description&gt;&lt;Point&gt;&lt;coordinates&gt;  38.95185000,  48.11281000&lt;/coordinates&gt;&lt;/Point&gt;&lt;/Placemark&gt;">
            <text:p>&lt;/description&gt;&lt;Point&gt;&lt;coordinates&gt; <text:s/>38.95185000, <text:s/>48.11281000&lt;/coordinates&gt;&lt;/Point&gt;&lt;/Placemark&gt;</text:p>
          </table:table-cell>
          <table:table-cell office:value-type="float" office:value="1056">
            <text:p>1056</text:p>
          </table:table-cell>
          <table:table-cell table:style-name="ce4" table:formula="of:=VALUE(LEFT(MID([.A324];FIND(&quot;&lt;coordinates&gt;&quot;;[.A324])+15;26);11))" office:value-type="float" office:value="38.95185">
            <text:p>38.95185000</text:p>
          </table:table-cell>
          <table:table-cell table:style-name="ce4" table:formula="of:=VALUE(RIGHT(MID([.A324];FIND(&quot;&lt;coordinates&gt;&quot;;[.A324])+14;26);11))" office:value-type="float" office:value="48.11281">
            <text:p>48.11281000</text:p>
          </table:table-cell>
          <table:table-cell table:formula="of:=SQRT(([.H324]-[.H323])*([.H324]-[.H323])+([.I324]-[.I323])*([.I324]-[.I323]))" office:value-type="float" office:value="0.850920588362984">
            <text:p>0.85092058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13 &lt;br&gt; Longitude : <text:s text:c="6"/>38.958&lt;br&gt;Date Acquired : 2022-07-04 &lt;br&gt;Time: 11:1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95789000, <text:s/>48.11293000&lt;/coordinates&gt;&lt;/Point&gt;&lt;/Placemark&gt;</text:p>
          </table:table-cell>
          <table:table-cell office:value-type="float" office:value="1057">
            <text:p>1057</text:p>
          </table:table-cell>
          <table:table-cell table:formula="of:=IF([.D3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5];162;10)" office:value-type="string" office:string-value="2022-07-04">
            <text:p>2022-07-04</text:p>
          </table:table-cell>
          <table:table-cell table:style-name="ce3" table:formula="of:=MID([.A325];183;9)" office:value-type="string" office:string-value="11:10 UTC">
            <text:p>11:10 UTC</text:p>
          </table:table-cell>
          <table:table-cell table:formula="of:=RIGHT([.A325];LEN([.A325])-FIND(&quot;&lt;/description&gt;&quot;;[.A325])+1)" office:value-type="string" office:string-value="&lt;/description&gt;&lt;Point&gt;&lt;coordinates&gt;  38.95789000,  48.11293000&lt;/coordinates&gt;&lt;/Point&gt;&lt;/Placemark&gt;">
            <text:p>&lt;/description&gt;&lt;Point&gt;&lt;coordinates&gt; <text:s/>38.95789000, <text:s/>48.11293000&lt;/coordinates&gt;&lt;/Point&gt;&lt;/Placemark&gt;</text:p>
          </table:table-cell>
          <table:table-cell office:value-type="float" office:value="1057">
            <text:p>1057</text:p>
          </table:table-cell>
          <table:table-cell table:style-name="ce4" table:formula="of:=VALUE(LEFT(MID([.A325];FIND(&quot;&lt;coordinates&gt;&quot;;[.A325])+15;26);11))" office:value-type="float" office:value="38.95789">
            <text:p>38.95789000</text:p>
          </table:table-cell>
          <table:table-cell table:style-name="ce4" table:formula="of:=VALUE(RIGHT(MID([.A325];FIND(&quot;&lt;coordinates&gt;&quot;;[.A325])+14;26);11))" office:value-type="float" office:value="48.11293">
            <text:p>48.11293000</text:p>
          </table:table-cell>
          <table:table-cell table:formula="of:=SQRT(([.H325]-[.H324])*([.H325]-[.H324])+([.I325]-[.I324])*([.I325]-[.I324]))" office:value-type="float" office:value="0.00604119193537032">
            <text:p>0.006041191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692 &lt;br&gt; Longitude : <text:s text:c="6"/>39.060&lt;br&gt;Date Acquired : 2022-07-04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06044000, <text:s/>49.69229000&lt;/coordinates&gt;&lt;/Point&gt;&lt;/Placemark&gt;</text:p>
          </table:table-cell>
          <table:table-cell office:value-type="float" office:value="1704">
            <text:p>1704</text:p>
          </table:table-cell>
          <table:table-cell table:formula="of:=IF([.D3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6];162;10)" office:value-type="string" office:string-value="2022-07-04">
            <text:p>2022-07-04</text:p>
          </table:table-cell>
          <table:table-cell table:style-name="ce3" table:formula="of:=MID([.A326];183;9)" office:value-type="string" office:string-value="09:30 UTC">
            <text:p>09:30 UTC</text:p>
          </table:table-cell>
          <table:table-cell table:formula="of:=RIGHT([.A326];LEN([.A326])-FIND(&quot;&lt;/description&gt;&quot;;[.A326])+1)" office:value-type="string" office:string-value="&lt;/description&gt;&lt;Point&gt;&lt;coordinates&gt;  39.06044000,  49.69229000&lt;/coordinates&gt;&lt;/Point&gt;&lt;/Placemark&gt;">
            <text:p>&lt;/description&gt;&lt;Point&gt;&lt;coordinates&gt; <text:s/>39.06044000, <text:s/>49.69229000&lt;/coordinates&gt;&lt;/Point&gt;&lt;/Placemark&gt;</text:p>
          </table:table-cell>
          <table:table-cell office:value-type="float" office:value="1704">
            <text:p>1704</text:p>
          </table:table-cell>
          <table:table-cell table:style-name="ce4" table:formula="of:=VALUE(LEFT(MID([.A326];FIND(&quot;&lt;coordinates&gt;&quot;;[.A326])+15;26);11))" office:value-type="float" office:value="39.06044">
            <text:p>39.06044000</text:p>
          </table:table-cell>
          <table:table-cell table:style-name="ce4" table:formula="of:=VALUE(RIGHT(MID([.A326];FIND(&quot;&lt;coordinates&gt;&quot;;[.A326])+14;26);11))" office:value-type="float" office:value="49.69229">
            <text:p>49.69229000</text:p>
          </table:table-cell>
          <table:table-cell table:formula="of:=SQRT(([.H326]-[.H325])*([.H326]-[.H325])+([.I326]-[.I325])*([.I326]-[.I325]))" office:value-type="float" office:value="1.58268585388889">
            <text:p>1.58268585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038 &lt;br&gt; Longitude : <text:s text:c="6"/>39.427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42668000, <text:s/>52.03750000&lt;/coordinates&gt;&lt;/Point&gt;&lt;/Placemark&gt;</text:p>
          </table:table-cell>
          <table:table-cell office:value-type="float" office:value="1894">
            <text:p>1894</text:p>
          </table:table-cell>
          <table:table-cell table:formula="of:=IF([.D3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7];162;10)" office:value-type="string" office:string-value="2022-07-04">
            <text:p>2022-07-04</text:p>
          </table:table-cell>
          <table:table-cell table:style-name="ce3" table:formula="of:=MID([.A327];183;9)" office:value-type="string" office:string-value="11:10 UTC">
            <text:p>11:10 UTC</text:p>
          </table:table-cell>
          <table:table-cell table:formula="of:=RIGHT([.A327];LEN([.A327])-FIND(&quot;&lt;/description&gt;&quot;;[.A327])+1)" office:value-type="string" office:string-value="&lt;/description&gt;&lt;Point&gt;&lt;coordinates&gt;  39.42668000,  52.03750000&lt;/coordinates&gt;&lt;/Point&gt;&lt;/Placemark&gt;">
            <text:p>&lt;/description&gt;&lt;Point&gt;&lt;coordinates&gt; <text:s/>39.42668000, <text:s/>52.03750000&lt;/coordinates&gt;&lt;/Point&gt;&lt;/Placemark&gt;</text:p>
          </table:table-cell>
          <table:table-cell office:value-type="float" office:value="1894">
            <text:p>1894</text:p>
          </table:table-cell>
          <table:table-cell table:style-name="ce4" table:formula="of:=VALUE(LEFT(MID([.A327];FIND(&quot;&lt;coordinates&gt;&quot;;[.A327])+15;26);11))" office:value-type="float" office:value="39.42668">
            <text:p>39.42668000</text:p>
          </table:table-cell>
          <table:table-cell table:style-name="ce4" table:formula="of:=VALUE(RIGHT(MID([.A327];FIND(&quot;&lt;coordinates&gt;&quot;;[.A327])+14;26);11))" office:value-type="float" office:value="52.0375">
            <text:p>52.03750000</text:p>
          </table:table-cell>
          <table:table-cell table:formula="of:=SQRT(([.H327]-[.H326])*([.H327]-[.H326])+([.I327]-[.I326])*([.I327]-[.I326]))" office:value-type="float" office:value="2.37363469845299">
            <text:p>2.373634698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031 &lt;br&gt; Longitude : <text:s text:c="6"/>39.434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43394000, <text:s/>52.03149000&lt;/coordinates&gt;&lt;/Point&gt;&lt;/Placemark&gt;</text:p>
          </table:table-cell>
          <table:table-cell office:value-type="float" office:value="1891">
            <text:p>1891</text:p>
          </table:table-cell>
          <table:table-cell table:formula="of:=IF([.D3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8];162;10)" office:value-type="string" office:string-value="2022-07-04">
            <text:p>2022-07-04</text:p>
          </table:table-cell>
          <table:table-cell table:style-name="ce3" table:formula="of:=MID([.A328];183;9)" office:value-type="string" office:string-value="11:10 UTC">
            <text:p>11:10 UTC</text:p>
          </table:table-cell>
          <table:table-cell table:formula="of:=RIGHT([.A328];LEN([.A328])-FIND(&quot;&lt;/description&gt;&quot;;[.A328])+1)" office:value-type="string" office:string-value="&lt;/description&gt;&lt;Point&gt;&lt;coordinates&gt;  39.43394000,  52.03149000&lt;/coordinates&gt;&lt;/Point&gt;&lt;/Placemark&gt;">
            <text:p>&lt;/description&gt;&lt;Point&gt;&lt;coordinates&gt; <text:s/>39.43394000, <text:s/>52.03149000&lt;/coordinates&gt;&lt;/Point&gt;&lt;/Placemark&gt;</text:p>
          </table:table-cell>
          <table:table-cell office:value-type="float" office:value="1891">
            <text:p>1891</text:p>
          </table:table-cell>
          <table:table-cell table:style-name="ce4" table:formula="of:=VALUE(LEFT(MID([.A328];FIND(&quot;&lt;coordinates&gt;&quot;;[.A328])+15;26);11))" office:value-type="float" office:value="39.43394">
            <text:p>39.43394000</text:p>
          </table:table-cell>
          <table:table-cell table:style-name="ce4" table:formula="of:=VALUE(RIGHT(MID([.A328];FIND(&quot;&lt;coordinates&gt;&quot;;[.A328])+14;26);11))" office:value-type="float" office:value="52.03149">
            <text:p>52.03149000</text:p>
          </table:table-cell>
          <table:table-cell table:formula="of:=SQRT(([.H328]-[.H327])*([.H328]-[.H327])+([.I328]-[.I327])*([.I328]-[.I327]))" office:value-type="float" office:value="0.00942484482631273">
            <text:p>0.00942484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038 &lt;br&gt; Longitude : <text:s text:c="6"/>39.441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44114000, <text:s/>52.03762000&lt;/coordinates&gt;&lt;/Point&gt;&lt;/Placemark&gt;</text:p>
          </table:table-cell>
          <table:table-cell office:value-type="float" office:value="1898">
            <text:p>1898</text:p>
          </table:table-cell>
          <table:table-cell table:formula="of:=IF([.D3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29];162;10)" office:value-type="string" office:string-value="2022-07-04">
            <text:p>2022-07-04</text:p>
          </table:table-cell>
          <table:table-cell table:style-name="ce3" table:formula="of:=MID([.A329];183;9)" office:value-type="string" office:string-value="11:10 UTC">
            <text:p>11:10 UTC</text:p>
          </table:table-cell>
          <table:table-cell table:formula="of:=RIGHT([.A329];LEN([.A329])-FIND(&quot;&lt;/description&gt;&quot;;[.A329])+1)" office:value-type="string" office:string-value="&lt;/description&gt;&lt;Point&gt;&lt;coordinates&gt;  39.44114000,  52.03762000&lt;/coordinates&gt;&lt;/Point&gt;&lt;/Placemark&gt;">
            <text:p>&lt;/description&gt;&lt;Point&gt;&lt;coordinates&gt; <text:s/>39.44114000, <text:s/>52.03762000&lt;/coordinates&gt;&lt;/Point&gt;&lt;/Placemark&gt;</text:p>
          </table:table-cell>
          <table:table-cell office:value-type="float" office:value="1898">
            <text:p>1898</text:p>
          </table:table-cell>
          <table:table-cell table:style-name="ce4" table:formula="of:=VALUE(LEFT(MID([.A329];FIND(&quot;&lt;coordinates&gt;&quot;;[.A329])+15;26);11))" office:value-type="float" office:value="39.44114">
            <text:p>39.44114000</text:p>
          </table:table-cell>
          <table:table-cell table:style-name="ce4" table:formula="of:=VALUE(RIGHT(MID([.A329];FIND(&quot;&lt;coordinates&gt;&quot;;[.A329])+14;26);11))" office:value-type="float" office:value="52.03762">
            <text:p>52.03762000</text:p>
          </table:table-cell>
          <table:table-cell table:formula="of:=SQRT(([.H329]-[.H328])*([.H329]-[.H328])+([.I329]-[.I328])*([.I329]-[.I328]))" office:value-type="float" office:value="0.00945605097278716">
            <text:p>0.0094560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032 &lt;br&gt; Longitude : <text:s text:c="6"/>39.441&lt;br&gt;Date Acquired : 2022-07-04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44120000, <text:s/>52.03154000&lt;/coordinates&gt;&lt;/Point&gt;&lt;/Placemark&gt;</text:p>
          </table:table-cell>
          <table:table-cell office:value-type="float" office:value="1893">
            <text:p>1893</text:p>
          </table:table-cell>
          <table:table-cell table:formula="of:=IF([.D3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30];162;10)" office:value-type="string" office:string-value="2022-07-04">
            <text:p>2022-07-04</text:p>
          </table:table-cell>
          <table:table-cell table:style-name="ce3" table:formula="of:=MID([.A330];183;9)" office:value-type="string" office:string-value="11:10 UTC">
            <text:p>11:10 UTC</text:p>
          </table:table-cell>
          <table:table-cell table:formula="of:=RIGHT([.A330];LEN([.A330])-FIND(&quot;&lt;/description&gt;&quot;;[.A330])+1)" office:value-type="string" office:string-value="&lt;/description&gt;&lt;Point&gt;&lt;coordinates&gt;  39.44120000,  52.03154000&lt;/coordinates&gt;&lt;/Point&gt;&lt;/Placemark&gt;">
            <text:p>&lt;/description&gt;&lt;Point&gt;&lt;coordinates&gt; <text:s/>39.44120000, <text:s/>52.03154000&lt;/coordinates&gt;&lt;/Point&gt;&lt;/Placemark&gt;</text:p>
          </table:table-cell>
          <table:table-cell office:value-type="float" office:value="1893">
            <text:p>1893</text:p>
          </table:table-cell>
          <table:table-cell table:style-name="ce4" table:formula="of:=VALUE(LEFT(MID([.A330];FIND(&quot;&lt;coordinates&gt;&quot;;[.A330])+15;26);11))" office:value-type="float" office:value="39.4412">
            <text:p>39.44120000</text:p>
          </table:table-cell>
          <table:table-cell table:style-name="ce4" table:formula="of:=VALUE(RIGHT(MID([.A330];FIND(&quot;&lt;coordinates&gt;&quot;;[.A330])+14;26);11))" office:value-type="float" office:value="52.03154">
            <text:p>52.03154000</text:p>
          </table:table-cell>
          <table:table-cell table:formula="of:=SQRT(([.H330]-[.H329])*([.H330]-[.H329])+([.I330]-[.I329])*([.I330]-[.I329]))" office:value-type="float" office:value="0.00608029604542135">
            <text:p>0.00608029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378 &lt;br&gt; Longitude : <text:s text:c="6"/>39.634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3365000, <text:s/>50.37844000&lt;/coordinates&gt;&lt;/Point&gt;&lt;/Placemark&gt;</text:p>
          </table:table-cell>
          <table:table-cell office:value-type="float" office:value="1749">
            <text:p>1749</text:p>
          </table:table-cell>
          <table:table-cell table:formula="of:=IF([.D3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31];162;10)" office:value-type="string" office:string-value="2022-07-04">
            <text:p>2022-07-04</text:p>
          </table:table-cell>
          <table:table-cell table:style-name="ce3" table:formula="of:=MID([.A331];183;9)" office:value-type="string" office:string-value="00:35 UTC">
            <text:p>00:35 UTC</text:p>
          </table:table-cell>
          <table:table-cell table:formula="of:=RIGHT([.A331];LEN([.A331])-FIND(&quot;&lt;/description&gt;&quot;;[.A331])+1)" office:value-type="string" office:string-value="&lt;/description&gt;&lt;Point&gt;&lt;coordinates&gt;  39.63365000,  50.37844000&lt;/coordinates&gt;&lt;/Point&gt;&lt;/Placemark&gt;">
            <text:p>&lt;/description&gt;&lt;Point&gt;&lt;coordinates&gt; <text:s/>39.63365000, <text:s/>50.37844000&lt;/coordinates&gt;&lt;/Point&gt;&lt;/Placemark&gt;</text:p>
          </table:table-cell>
          <table:table-cell office:value-type="float" office:value="1749">
            <text:p>1749</text:p>
          </table:table-cell>
          <table:table-cell table:style-name="ce4" table:formula="of:=VALUE(LEFT(MID([.A331];FIND(&quot;&lt;coordinates&gt;&quot;;[.A331])+15;26);11))" office:value-type="float" office:value="39.63365">
            <text:p>39.63365000</text:p>
          </table:table-cell>
          <table:table-cell table:style-name="ce4" table:formula="of:=VALUE(RIGHT(MID([.A331];FIND(&quot;&lt;coordinates&gt;&quot;;[.A331])+14;26);11))" office:value-type="float" office:value="50.37844">
            <text:p>50.37844000</text:p>
          </table:table-cell>
          <table:table-cell table:formula="of:=SQRT(([.H331]-[.H330])*([.H331]-[.H330])+([.I331]-[.I330])*([.I331]-[.I330]))" office:value-type="float" office:value="1.664264586086">
            <text:p>1.664264586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148 &lt;br&gt; Longitude : <text:s text:c="6"/>39.686&lt;br&gt;Date Acquired : 2022-07-04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8583000, <text:s/>50.14772000&lt;/coordinates&gt;&lt;/Point&gt;&lt;/Placemark&gt;</text:p>
          </table:table-cell>
          <table:table-cell office:value-type="float" office:value="1723">
            <text:p>1723</text:p>
          </table:table-cell>
          <table:table-cell table:formula="of:=IF([.D3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32];162;10)" office:value-type="string" office:string-value="2022-07-04">
            <text:p>2022-07-04</text:p>
          </table:table-cell>
          <table:table-cell table:style-name="ce3" table:formula="of:=MID([.A332];183;9)" office:value-type="string" office:string-value="00:35 UTC">
            <text:p>00:35 UTC</text:p>
          </table:table-cell>
          <table:table-cell table:formula="of:=RIGHT([.A332];LEN([.A332])-FIND(&quot;&lt;/description&gt;&quot;;[.A332])+1)" office:value-type="string" office:string-value="&lt;/description&gt;&lt;Point&gt;&lt;coordinates&gt;  39.68583000,  50.14772000&lt;/coordinates&gt;&lt;/Point&gt;&lt;/Placemark&gt;">
            <text:p>&lt;/description&gt;&lt;Point&gt;&lt;coordinates&gt; <text:s/>39.68583000, <text:s/>50.14772000&lt;/coordinates&gt;&lt;/Point&gt;&lt;/Placemark&gt;</text:p>
          </table:table-cell>
          <table:table-cell office:value-type="float" office:value="1723">
            <text:p>1723</text:p>
          </table:table-cell>
          <table:table-cell table:style-name="ce4" table:formula="of:=VALUE(LEFT(MID([.A332];FIND(&quot;&lt;coordinates&gt;&quot;;[.A332])+15;26);11))" office:value-type="float" office:value="39.68583">
            <text:p>39.68583000</text:p>
          </table:table-cell>
          <table:table-cell table:style-name="ce4" table:formula="of:=VALUE(RIGHT(MID([.A332];FIND(&quot;&lt;coordinates&gt;&quot;;[.A332])+14;26);11))" office:value-type="float" office:value="50.14772">
            <text:p>50.14772000</text:p>
          </table:table-cell>
          <table:table-cell table:formula="of:=SQRT(([.H332]-[.H331])*([.H332]-[.H331])+([.I332]-[.I331])*([.I332]-[.I331]))" office:value-type="float" office:value="0.236546973770537">
            <text:p>0.23654697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310 &lt;br&gt; Longitude : <text:s text:c="6"/>39.748&lt;br&gt;Date Acquired : 2022-07-04 &lt;br&gt;Time: 08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74817000, <text:s/>52.30975000&lt;/coordinates&gt;&lt;/Point&gt;&lt;/Placemark&gt;</text:p>
          </table:table-cell>
          <table:table-cell office:value-type="float" office:value="1909">
            <text:p>1909</text:p>
          </table:table-cell>
          <table:table-cell table:formula="of:=IF([.D3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33];162;10)" office:value-type="string" office:string-value="2022-07-04">
            <text:p>2022-07-04</text:p>
          </table:table-cell>
          <table:table-cell table:style-name="ce3" table:formula="of:=MID([.A333];183;9)" office:value-type="string" office:string-value="08:41 UTC">
            <text:p>08:41 UTC</text:p>
          </table:table-cell>
          <table:table-cell table:formula="of:=RIGHT([.A333];LEN([.A333])-FIND(&quot;&lt;/description&gt;&quot;;[.A333])+1)" office:value-type="string" office:string-value="&lt;/description&gt;&lt;Point&gt;&lt;coordinates&gt;  39.74817000,  52.30975000&lt;/coordinates&gt;&lt;/Point&gt;&lt;/Placemark&gt;">
            <text:p>&lt;/description&gt;&lt;Point&gt;&lt;coordinates&gt; <text:s/>39.74817000, <text:s/>52.30975000&lt;/coordinates&gt;&lt;/Point&gt;&lt;/Placemark&gt;</text:p>
          </table:table-cell>
          <table:table-cell office:value-type="float" office:value="1909">
            <text:p>1909</text:p>
          </table:table-cell>
          <table:table-cell table:style-name="ce4" table:formula="of:=VALUE(LEFT(MID([.A333];FIND(&quot;&lt;coordinates&gt;&quot;;[.A333])+15;26);11))" office:value-type="float" office:value="39.74817">
            <text:p>39.74817000</text:p>
          </table:table-cell>
          <table:table-cell table:style-name="ce4" table:formula="of:=VALUE(RIGHT(MID([.A333];FIND(&quot;&lt;coordinates&gt;&quot;;[.A333])+14;26);11))" office:value-type="float" office:value="52.30975">
            <text:p>52.30975000</text:p>
          </table:table-cell>
          <table:table-cell table:formula="of:=SQRT(([.H333]-[.H332])*([.H333]-[.H332])+([.I333]-[.I332])*([.I333]-[.I332]))" office:value-type="float" office:value="2.16292856944006">
            <text:p>2.16292856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32 &lt;br&gt; Longitude : <text:s text:c="6"/>40.162&lt;br&gt;Date Acquired : 2022-07-04 &lt;br&gt;Time: 10:1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40.16199000, <text:s/>47.73244000&lt;/coordinates&gt;&lt;/Point&gt;&lt;/Placemark&gt;</text:p>
          </table:table-cell>
          <table:table-cell office:value-type="float" office:value="891">
            <text:p>891</text:p>
          </table:table-cell>
          <table:table-cell table:formula="of:=IF([.D3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style-name="ce3" table:formula="of:=MID([.A334];162;10)" office:value-type="string" office:string-value="2022-07-04">
            <text:p>2022-07-04</text:p>
          </table:table-cell>
          <table:table-cell table:style-name="ce3" table:formula="of:=MID([.A334];183;9)" office:value-type="string" office:string-value="10:19 UTC">
            <text:p>10:19 UTC</text:p>
          </table:table-cell>
          <table:table-cell table:formula="of:=RIGHT([.A334];LEN([.A334])-FIND(&quot;&lt;/description&gt;&quot;;[.A334])+1)" office:value-type="string" office:string-value="&lt;/description&gt;&lt;Point&gt;&lt;coordinates&gt;  40.16199000,  47.73244000&lt;/coordinates&gt;&lt;/Point&gt;&lt;/Placemark&gt;">
            <text:p>&lt;/description&gt;&lt;Point&gt;&lt;coordinates&gt; <text:s/>40.16199000, <text:s/>47.73244000&lt;/coordinates&gt;&lt;/Point&gt;&lt;/Placemark&gt;</text:p>
          </table:table-cell>
          <table:table-cell office:value-type="float" office:value="891">
            <text:p>891</text:p>
          </table:table-cell>
          <table:table-cell table:style-name="ce4" table:formula="of:=VALUE(LEFT(MID([.A334];FIND(&quot;&lt;coordinates&gt;&quot;;[.A334])+15;26);11))" office:value-type="float" office:value="40.16199">
            <text:p>40.16199000</text:p>
          </table:table-cell>
          <table:table-cell table:style-name="ce4" table:formula="of:=VALUE(RIGHT(MID([.A334];FIND(&quot;&lt;coordinates&gt;&quot;;[.A334])+14;26);11))" office:value-type="float" office:value="47.73244">
            <text:p>47.73244000</text:p>
          </table:table-cell>
          <table:table-cell table:formula="of:=SQRT(([.H334]-[.H333])*([.H334]-[.H333])+([.I334]-[.I333])*([.I334]-[.I333]))" office:value-type="float" office:value="4.59597800565887">
            <text:p>4.59597800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545 &lt;br&gt; Longitude : <text:s text:c="6"/>26.259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894000, <text:s/>50.54456000&lt;/coordinates&gt;&lt;/Point&gt;&lt;/Placemark&gt;</text:p>
          </table:table-cell>
          <table:table-cell office:value-type="float" office:value="1756">
            <text:p>1756</text:p>
          </table:table-cell>
          <table:table-cell table:formula="of:=IF([.D3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35];162;10)" office:value-type="string" office:string-value="2022-07-03">
            <text:p>2022-07-03</text:p>
          </table:table-cell>
          <table:table-cell table:style-name="ce3" table:formula="of:=MID([.A335];183;9)" office:value-type="string" office:string-value="23:44 UTC">
            <text:p>23:44 UTC</text:p>
          </table:table-cell>
          <table:table-cell table:formula="of:=RIGHT([.A335];LEN([.A335])-FIND(&quot;&lt;/description&gt;&quot;;[.A335])+1)" office:value-type="string" office:string-value="&lt;/description&gt;&lt;Point&gt;&lt;coordinates&gt;  26.25894000,  50.54456000&lt;/coordinates&gt;&lt;/Point&gt;&lt;/Placemark&gt;">
            <text:p>&lt;/description&gt;&lt;Point&gt;&lt;coordinates&gt; <text:s/>26.25894000, <text:s/>50.54456000&lt;/coordinates&gt;&lt;/Point&gt;&lt;/Placemark&gt;</text:p>
          </table:table-cell>
          <table:table-cell office:value-type="float" office:value="1756">
            <text:p>1756</text:p>
          </table:table-cell>
          <table:table-cell table:style-name="ce4" table:formula="of:=VALUE(LEFT(MID([.A335];FIND(&quot;&lt;coordinates&gt;&quot;;[.A335])+15;26);11))" office:value-type="float" office:value="26.25894">
            <text:p>26.25894000</text:p>
          </table:table-cell>
          <table:table-cell table:style-name="ce4" table:formula="of:=VALUE(RIGHT(MID([.A335];FIND(&quot;&lt;coordinates&gt;&quot;;[.A335])+14;26);11))" office:value-type="float" office:value="50.54456">
            <text:p>50.54456000</text:p>
          </table:table-cell>
          <table:table-cell table:formula="of:=SQRT(([.H335]-[.H334])*([.H335]-[.H334])+([.I335]-[.I334])*([.I335]-[.I334]))" office:value-type="float" office:value="14.1845979215803">
            <text:p>14.184597921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49 &lt;br&gt; Longitude : <text:s text:c="6"/>26.601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141000, <text:s/>48.74864000&lt;/coordinates&gt;&lt;/Point&gt;&lt;/Placemark&gt;</text:p>
          </table:table-cell>
          <table:table-cell office:value-type="float" office:value="1269">
            <text:p>1269</text:p>
          </table:table-cell>
          <table:table-cell table:formula="of:=IF([.D3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36];162;10)" office:value-type="string" office:string-value="2022-07-03">
            <text:p>2022-07-03</text:p>
          </table:table-cell>
          <table:table-cell table:style-name="ce3" table:formula="of:=MID([.A336];183;9)" office:value-type="string" office:string-value="23:44 UTC">
            <text:p>23:44 UTC</text:p>
          </table:table-cell>
          <table:table-cell table:formula="of:=RIGHT([.A336];LEN([.A336])-FIND(&quot;&lt;/description&gt;&quot;;[.A336])+1)" office:value-type="string" office:string-value="&lt;/description&gt;&lt;Point&gt;&lt;coordinates&gt;  26.60141000,  48.74864000&lt;/coordinates&gt;&lt;/Point&gt;&lt;/Placemark&gt;">
            <text:p>&lt;/description&gt;&lt;Point&gt;&lt;coordinates&gt; <text:s/>26.60141000, <text:s/>48.74864000&lt;/coordinates&gt;&lt;/Point&gt;&lt;/Placemark&gt;</text:p>
          </table:table-cell>
          <table:table-cell office:value-type="float" office:value="1269">
            <text:p>1269</text:p>
          </table:table-cell>
          <table:table-cell table:style-name="ce4" table:formula="of:=VALUE(LEFT(MID([.A336];FIND(&quot;&lt;coordinates&gt;&quot;;[.A336])+15;26);11))" office:value-type="float" office:value="26.60141">
            <text:p>26.60141000</text:p>
          </table:table-cell>
          <table:table-cell table:style-name="ce4" table:formula="of:=VALUE(RIGHT(MID([.A336];FIND(&quot;&lt;coordinates&gt;&quot;;[.A336])+14;26);11))" office:value-type="float" office:value="48.74864">
            <text:p>48.74864000</text:p>
          </table:table-cell>
          <table:table-cell table:formula="of:=SQRT(([.H336]-[.H335])*([.H336]-[.H335])+([.I336]-[.I335])*([.I336]-[.I335]))" office:value-type="float" office:value="1.82828180193864">
            <text:p>1.828281801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607 &lt;br&gt; Longitude : <text:s text:c="6"/>27.342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34213000, <text:s/>51.60739000&lt;/coordinates&gt;&lt;/Point&gt;&lt;/Placemark&gt;</text:p>
          </table:table-cell>
          <table:table-cell office:value-type="float" office:value="1881">
            <text:p>1881</text:p>
          </table:table-cell>
          <table:table-cell table:formula="of:=IF([.D3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37];162;10)" office:value-type="string" office:string-value="2022-07-03">
            <text:p>2022-07-03</text:p>
          </table:table-cell>
          <table:table-cell table:style-name="ce3" table:formula="of:=MID([.A337];183;9)" office:value-type="string" office:string-value="23:44 UTC">
            <text:p>23:44 UTC</text:p>
          </table:table-cell>
          <table:table-cell table:formula="of:=RIGHT([.A337];LEN([.A337])-FIND(&quot;&lt;/description&gt;&quot;;[.A337])+1)" office:value-type="string" office:string-value="&lt;/description&gt;&lt;Point&gt;&lt;coordinates&gt;  27.34213000,  51.60739000&lt;/coordinates&gt;&lt;/Point&gt;&lt;/Placemark&gt;">
            <text:p>&lt;/description&gt;&lt;Point&gt;&lt;coordinates&gt; <text:s/>27.34213000, <text:s/>51.60739000&lt;/coordinates&gt;&lt;/Point&gt;&lt;/Placemark&gt;</text:p>
          </table:table-cell>
          <table:table-cell office:value-type="float" office:value="1881">
            <text:p>1881</text:p>
          </table:table-cell>
          <table:table-cell table:style-name="ce4" table:formula="of:=VALUE(LEFT(MID([.A337];FIND(&quot;&lt;coordinates&gt;&quot;;[.A337])+15;26);11))" office:value-type="float" office:value="27.34213">
            <text:p>27.34213000</text:p>
          </table:table-cell>
          <table:table-cell table:style-name="ce4" table:formula="of:=VALUE(RIGHT(MID([.A337];FIND(&quot;&lt;coordinates&gt;&quot;;[.A337])+14;26);11))" office:value-type="float" office:value="51.60739">
            <text:p>51.60739000</text:p>
          </table:table-cell>
          <table:table-cell table:formula="of:=SQRT(([.H337]-[.H336])*([.H337]-[.H336])+([.I337]-[.I336])*([.I337]-[.I336]))" office:value-type="float" office:value="2.95315385323894">
            <text:p>2.953153853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060 &lt;br&gt; Longitude : <text:s text:c="6"/>28.148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14811000, <text:s/>50.06002000&lt;/coordinates&gt;&lt;/Point&gt;&lt;/Placemark&gt;</text:p>
          </table:table-cell>
          <table:table-cell office:value-type="float" office:value="1707">
            <text:p>1707</text:p>
          </table:table-cell>
          <table:table-cell table:formula="of:=IF([.D3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38];162;10)" office:value-type="string" office:string-value="2022-07-03">
            <text:p>2022-07-03</text:p>
          </table:table-cell>
          <table:table-cell table:style-name="ce3" table:formula="of:=MID([.A338];183;9)" office:value-type="string" office:string-value="23:44 UTC">
            <text:p>23:44 UTC</text:p>
          </table:table-cell>
          <table:table-cell table:formula="of:=RIGHT([.A338];LEN([.A338])-FIND(&quot;&lt;/description&gt;&quot;;[.A338])+1)" office:value-type="string" office:string-value="&lt;/description&gt;&lt;Point&gt;&lt;coordinates&gt;  28.14811000,  50.06002000&lt;/coordinates&gt;&lt;/Point&gt;&lt;/Placemark&gt;">
            <text:p>&lt;/description&gt;&lt;Point&gt;&lt;coordinates&gt; <text:s/>28.14811000, <text:s/>50.06002000&lt;/coordinates&gt;&lt;/Point&gt;&lt;/Placemark&gt;</text:p>
          </table:table-cell>
          <table:table-cell office:value-type="float" office:value="1707">
            <text:p>1707</text:p>
          </table:table-cell>
          <table:table-cell table:style-name="ce4" table:formula="of:=VALUE(LEFT(MID([.A338];FIND(&quot;&lt;coordinates&gt;&quot;;[.A338])+15;26);11))" office:value-type="float" office:value="28.14811">
            <text:p>28.14811000</text:p>
          </table:table-cell>
          <table:table-cell table:style-name="ce4" table:formula="of:=VALUE(RIGHT(MID([.A338];FIND(&quot;&lt;coordinates&gt;&quot;;[.A338])+14;26);11))" office:value-type="float" office:value="50.06002">
            <text:p>50.06002000</text:p>
          </table:table-cell>
          <table:table-cell table:formula="of:=SQRT(([.H338]-[.H337])*([.H338]-[.H337])+([.I338]-[.I337])*([.I338]-[.I337]))" office:value-type="float" office:value="1.7446941500733">
            <text:p>1.74469415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85 &lt;br&gt; Longitude : <text:s text:c="6"/>28.607&lt;br&gt;Date Acquired : 2022-07-03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60701000, <text:s/>46.88541000&lt;/coordinates&gt;&lt;/Point&gt;&lt;/Placemark&gt;</text:p>
          </table:table-cell>
          <table:table-cell office:value-type="float" office:value="333">
            <text:p>333</text:p>
          </table:table-cell>
          <table:table-cell table:formula="of:=IF([.D3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39];162;10)" office:value-type="string" office:string-value="2022-07-03">
            <text:p>2022-07-03</text:p>
          </table:table-cell>
          <table:table-cell table:style-name="ce3" table:formula="of:=MID([.A339];183;9)" office:value-type="string" office:string-value="00:03 UTC">
            <text:p>00:03 UTC</text:p>
          </table:table-cell>
          <table:table-cell table:formula="of:=RIGHT([.A339];LEN([.A339])-FIND(&quot;&lt;/description&gt;&quot;;[.A339])+1)" office:value-type="string" office:string-value="&lt;/description&gt;&lt;Point&gt;&lt;coordinates&gt;  28.60701000,  46.88541000&lt;/coordinates&gt;&lt;/Point&gt;&lt;/Placemark&gt;">
            <text:p>&lt;/description&gt;&lt;Point&gt;&lt;coordinates&gt; <text:s/>28.60701000, <text:s/>46.88541000&lt;/coordinates&gt;&lt;/Point&gt;&lt;/Placemark&gt;</text:p>
          </table:table-cell>
          <table:table-cell office:value-type="float" office:value="333">
            <text:p>333</text:p>
          </table:table-cell>
          <table:table-cell table:style-name="ce4" table:formula="of:=VALUE(LEFT(MID([.A339];FIND(&quot;&lt;coordinates&gt;&quot;;[.A339])+15;26);11))" office:value-type="float" office:value="28.60701">
            <text:p>28.60701000</text:p>
          </table:table-cell>
          <table:table-cell table:style-name="ce4" table:formula="of:=VALUE(RIGHT(MID([.A339];FIND(&quot;&lt;coordinates&gt;&quot;;[.A339])+14;26);11))" office:value-type="float" office:value="46.88541">
            <text:p>46.88541000</text:p>
          </table:table-cell>
          <table:table-cell table:formula="of:=SQRT(([.H339]-[.H338])*([.H339]-[.H338])+([.I339]-[.I338])*([.I339]-[.I338]))" office:value-type="float" office:value="3.20760625110066">
            <text:p>3.207606251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822 &lt;br&gt; Longitude : <text:s text:c="6"/>28.662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66173000, <text:s/>50.82177000&lt;/coordinates&gt;&lt;/Point&gt;&lt;/Placemark&gt;</text:p>
          </table:table-cell>
          <table:table-cell office:value-type="float" office:value="1773">
            <text:p>1773</text:p>
          </table:table-cell>
          <table:table-cell table:formula="of:=IF([.D3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0];162;10)" office:value-type="string" office:string-value="2022-07-03">
            <text:p>2022-07-03</text:p>
          </table:table-cell>
          <table:table-cell table:style-name="ce3" table:formula="of:=MID([.A340];183;9)" office:value-type="string" office:string-value="00:01 UTC">
            <text:p>00:01 UTC</text:p>
          </table:table-cell>
          <table:table-cell table:formula="of:=RIGHT([.A340];LEN([.A340])-FIND(&quot;&lt;/description&gt;&quot;;[.A340])+1)" office:value-type="string" office:string-value="&lt;/description&gt;&lt;Point&gt;&lt;coordinates&gt;  28.66173000,  50.82177000&lt;/coordinates&gt;&lt;/Point&gt;&lt;/Placemark&gt;">
            <text:p>&lt;/description&gt;&lt;Point&gt;&lt;coordinates&gt; <text:s/>28.66173000, <text:s/>50.82177000&lt;/coordinates&gt;&lt;/Point&gt;&lt;/Placemark&gt;</text:p>
          </table:table-cell>
          <table:table-cell office:value-type="float" office:value="1773">
            <text:p>1773</text:p>
          </table:table-cell>
          <table:table-cell table:style-name="ce4" table:formula="of:=VALUE(LEFT(MID([.A340];FIND(&quot;&lt;coordinates&gt;&quot;;[.A340])+15;26);11))" office:value-type="float" office:value="28.66173">
            <text:p>28.66173000</text:p>
          </table:table-cell>
          <table:table-cell table:style-name="ce4" table:formula="of:=VALUE(RIGHT(MID([.A340];FIND(&quot;&lt;coordinates&gt;&quot;;[.A340])+14;26);11))" office:value-type="float" office:value="50.82177">
            <text:p>50.82177000</text:p>
          </table:table-cell>
          <table:table-cell table:formula="of:=SQRT(([.H340]-[.H339])*([.H340]-[.H339])+([.I340]-[.I339])*([.I340]-[.I339]))" office:value-type="float" office:value="3.9367403175724">
            <text:p>3.936740317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5.948 &lt;br&gt; Longitude : <text:s text:c="6"/>28.939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3917000, <text:s/>45.94838000&lt;/coordinates&gt;&lt;/Point&gt;&lt;/Placemark&gt;</text:p>
          </table:table-cell>
          <table:table-cell office:value-type="float" office:value="196">
            <text:p>196</text:p>
          </table:table-cell>
          <table:table-cell table:formula="of:=IF([.D3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1];162;10)" office:value-type="string" office:string-value="2022-07-03">
            <text:p>2022-07-03</text:p>
          </table:table-cell>
          <table:table-cell table:style-name="ce3" table:formula="of:=MID([.A341];183;9)" office:value-type="string" office:string-value="23:44 UTC">
            <text:p>23:44 UTC</text:p>
          </table:table-cell>
          <table:table-cell table:formula="of:=RIGHT([.A341];LEN([.A341])-FIND(&quot;&lt;/description&gt;&quot;;[.A341])+1)" office:value-type="string" office:string-value="&lt;/description&gt;&lt;Point&gt;&lt;coordinates&gt;  28.93917000,  45.94838000&lt;/coordinates&gt;&lt;/Point&gt;&lt;/Placemark&gt;">
            <text:p>&lt;/description&gt;&lt;Point&gt;&lt;coordinates&gt; <text:s/>28.93917000, <text:s/>45.94838000&lt;/coordinates&gt;&lt;/Point&gt;&lt;/Placemark&gt;</text:p>
          </table:table-cell>
          <table:table-cell office:value-type="float" office:value="196">
            <text:p>196</text:p>
          </table:table-cell>
          <table:table-cell table:style-name="ce4" table:formula="of:=VALUE(LEFT(MID([.A341];FIND(&quot;&lt;coordinates&gt;&quot;;[.A341])+15;26);11))" office:value-type="float" office:value="28.93917">
            <text:p>28.93917000</text:p>
          </table:table-cell>
          <table:table-cell table:style-name="ce4" table:formula="of:=VALUE(RIGHT(MID([.A341];FIND(&quot;&lt;coordinates&gt;&quot;;[.A341])+14;26);11))" office:value-type="float" office:value="45.94838">
            <text:p>45.94838000</text:p>
          </table:table-cell>
          <table:table-cell table:formula="of:=SQRT(([.H341]-[.H340])*([.H341]-[.H340])+([.I341]-[.I340])*([.I341]-[.I340]))" office:value-type="float" office:value="4.88128088166416">
            <text:p>4.88128088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90 &lt;br&gt; Longitude : <text:s text:c="6"/>28.953&lt;br&gt;Date Acquired : 2022-07-03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5250000, <text:s/>47.78953000&lt;/coordinates&gt;&lt;/Point&gt;&lt;/Placemark&gt;</text:p>
          </table:table-cell>
          <table:table-cell office:value-type="float" office:value="912">
            <text:p>912</text:p>
          </table:table-cell>
          <table:table-cell table:formula="of:=IF([.D3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2];162;10)" office:value-type="string" office:string-value="2022-07-03">
            <text:p>2022-07-03</text:p>
          </table:table-cell>
          <table:table-cell table:style-name="ce3" table:formula="of:=MID([.A342];183;9)" office:value-type="string" office:string-value="00:54 UTC">
            <text:p>00:54 UTC</text:p>
          </table:table-cell>
          <table:table-cell table:formula="of:=RIGHT([.A342];LEN([.A342])-FIND(&quot;&lt;/description&gt;&quot;;[.A342])+1)" office:value-type="string" office:string-value="&lt;/description&gt;&lt;Point&gt;&lt;coordinates&gt;  28.95250000,  47.78953000&lt;/coordinates&gt;&lt;/Point&gt;&lt;/Placemark&gt;">
            <text:p>&lt;/description&gt;&lt;Point&gt;&lt;coordinates&gt; <text:s/>28.95250000, <text:s/>47.78953000&lt;/coordinates&gt;&lt;/Point&gt;&lt;/Placemark&gt;</text:p>
          </table:table-cell>
          <table:table-cell office:value-type="float" office:value="912">
            <text:p>912</text:p>
          </table:table-cell>
          <table:table-cell table:style-name="ce4" table:formula="of:=VALUE(LEFT(MID([.A342];FIND(&quot;&lt;coordinates&gt;&quot;;[.A342])+15;26);11))" office:value-type="float" office:value="28.9525">
            <text:p>28.95250000</text:p>
          </table:table-cell>
          <table:table-cell table:style-name="ce4" table:formula="of:=VALUE(RIGHT(MID([.A342];FIND(&quot;&lt;coordinates&gt;&quot;;[.A342])+14;26);11))" office:value-type="float" office:value="47.78953">
            <text:p>47.78953000</text:p>
          </table:table-cell>
          <table:table-cell table:formula="of:=SQRT(([.H342]-[.H341])*([.H342]-[.H341])+([.I342]-[.I341])*([.I342]-[.I341]))" office:value-type="float" office:value="1.84119825423554">
            <text:p>1.841198254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86 &lt;br&gt; Longitude : <text:s text:c="6"/>29.017&lt;br&gt;Date Acquired : 2022-07-03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01743000, <text:s/>47.78555000&lt;/coordinates&gt;&lt;/Point&gt;&lt;/Placemark&gt;</text:p>
          </table:table-cell>
          <table:table-cell office:value-type="float" office:value="905">
            <text:p>905</text:p>
          </table:table-cell>
          <table:table-cell table:formula="of:=IF([.D3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3];162;10)" office:value-type="string" office:string-value="2022-07-03">
            <text:p>2022-07-03</text:p>
          </table:table-cell>
          <table:table-cell table:style-name="ce3" table:formula="of:=MID([.A343];183;9)" office:value-type="string" office:string-value="00:03 UTC">
            <text:p>00:03 UTC</text:p>
          </table:table-cell>
          <table:table-cell table:formula="of:=RIGHT([.A343];LEN([.A343])-FIND(&quot;&lt;/description&gt;&quot;;[.A343])+1)" office:value-type="string" office:string-value="&lt;/description&gt;&lt;Point&gt;&lt;coordinates&gt;  29.01743000,  47.78555000&lt;/coordinates&gt;&lt;/Point&gt;&lt;/Placemark&gt;">
            <text:p>&lt;/description&gt;&lt;Point&gt;&lt;coordinates&gt; <text:s/>29.01743000, <text:s/>47.78555000&lt;/coordinates&gt;&lt;/Point&gt;&lt;/Placemark&gt;</text:p>
          </table:table-cell>
          <table:table-cell office:value-type="float" office:value="905">
            <text:p>905</text:p>
          </table:table-cell>
          <table:table-cell table:style-name="ce4" table:formula="of:=VALUE(LEFT(MID([.A343];FIND(&quot;&lt;coordinates&gt;&quot;;[.A343])+15;26);11))" office:value-type="float" office:value="29.01743">
            <text:p>29.01743000</text:p>
          </table:table-cell>
          <table:table-cell table:style-name="ce4" table:formula="of:=VALUE(RIGHT(MID([.A343];FIND(&quot;&lt;coordinates&gt;&quot;;[.A343])+14;26);11))" office:value-type="float" office:value="47.78555">
            <text:p>47.78555000</text:p>
          </table:table-cell>
          <table:table-cell table:formula="of:=SQRT(([.H343]-[.H342])*([.H343]-[.H342])+([.I343]-[.I342])*([.I343]-[.I342]))" office:value-type="float" office:value="0.0650518662299556">
            <text:p>0.06505186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891 &lt;br&gt; Longitude : <text:s text:c="6"/>29.337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726000, <text:s/>51.89090000&lt;/coordinates&gt;&lt;/Point&gt;&lt;/Placemark&gt;</text:p>
          </table:table-cell>
          <table:table-cell office:value-type="float" office:value="1889">
            <text:p>1889</text:p>
          </table:table-cell>
          <table:table-cell table:formula="of:=IF([.D3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4];162;10)" office:value-type="string" office:string-value="2022-07-03">
            <text:p>2022-07-03</text:p>
          </table:table-cell>
          <table:table-cell table:style-name="ce3" table:formula="of:=MID([.A344];183;9)" office:value-type="string" office:string-value="00:01 UTC">
            <text:p>00:01 UTC</text:p>
          </table:table-cell>
          <table:table-cell table:formula="of:=RIGHT([.A344];LEN([.A344])-FIND(&quot;&lt;/description&gt;&quot;;[.A344])+1)" office:value-type="string" office:string-value="&lt;/description&gt;&lt;Point&gt;&lt;coordinates&gt;  29.33726000,  51.89090000&lt;/coordinates&gt;&lt;/Point&gt;&lt;/Placemark&gt;">
            <text:p>&lt;/description&gt;&lt;Point&gt;&lt;coordinates&gt; <text:s/>29.33726000, <text:s/>51.89090000&lt;/coordinates&gt;&lt;/Point&gt;&lt;/Placemark&gt;</text:p>
          </table:table-cell>
          <table:table-cell office:value-type="float" office:value="1889">
            <text:p>1889</text:p>
          </table:table-cell>
          <table:table-cell table:style-name="ce4" table:formula="of:=VALUE(LEFT(MID([.A344];FIND(&quot;&lt;coordinates&gt;&quot;;[.A344])+15;26);11))" office:value-type="float" office:value="29.33726">
            <text:p>29.33726000</text:p>
          </table:table-cell>
          <table:table-cell table:style-name="ce4" table:formula="of:=VALUE(RIGHT(MID([.A344];FIND(&quot;&lt;coordinates&gt;&quot;;[.A344])+14;26);11))" office:value-type="float" office:value="51.8909">
            <text:p>51.89090000</text:p>
          </table:table-cell>
          <table:table-cell table:formula="of:=SQRT(([.H344]-[.H343])*([.H344]-[.H343])+([.I344]-[.I343])*([.I344]-[.I343]))" office:value-type="float" office:value="4.11778943747735">
            <text:p>4.11778943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1.394 &lt;br&gt; Longitude : <text:s text:c="6"/>29.436&lt;br&gt;Date Acquired : 2022-07-03 &lt;br&gt;Time: 19:34 UTC&lt;br&gt;Confidence [0-100] : 6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43622000, <text:s/>51.39380000&lt;/coordinates&gt;&lt;/Point&gt;&lt;/Placemark&gt;</text:p>
          </table:table-cell>
          <table:table-cell office:value-type="float" office:value="175">
            <text:p>175</text:p>
          </table:table-cell>
          <table:table-cell table:formula="of:=IF([.D3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5];162;10)" office:value-type="string" office:string-value="2022-07-03">
            <text:p>2022-07-03</text:p>
          </table:table-cell>
          <table:table-cell table:style-name="ce3" table:formula="of:=MID([.A345];183;9)" office:value-type="string" office:string-value="19:34 UTC">
            <text:p>19:34 UTC</text:p>
          </table:table-cell>
          <table:table-cell table:formula="of:=RIGHT([.A345];LEN([.A345])-FIND(&quot;&lt;/description&gt;&quot;;[.A345])+1)" office:value-type="string" office:string-value="&lt;/description&gt;&lt;Point&gt;&lt;coordinates&gt;  29.43622000,  51.39380000&lt;/coordinates&gt;&lt;/Point&gt;&lt;/Placemark&gt;">
            <text:p>&lt;/description&gt;&lt;Point&gt;&lt;coordinates&gt; <text:s/>29.43622000, <text:s/>51.39380000&lt;/coordinates&gt;&lt;/Point&gt;&lt;/Placemark&gt;</text:p>
          </table:table-cell>
          <table:table-cell office:value-type="float" office:value="175">
            <text:p>175</text:p>
          </table:table-cell>
          <table:table-cell table:style-name="ce4" table:formula="of:=VALUE(LEFT(MID([.A345];FIND(&quot;&lt;coordinates&gt;&quot;;[.A345])+15;26);11))" office:value-type="float" office:value="29.43622">
            <text:p>29.43622000</text:p>
          </table:table-cell>
          <table:table-cell table:style-name="ce4" table:formula="of:=VALUE(RIGHT(MID([.A345];FIND(&quot;&lt;coordinates&gt;&quot;;[.A345])+14;26);11))" office:value-type="float" office:value="51.3938">
            <text:p>51.39380000</text:p>
          </table:table-cell>
          <table:table-cell table:formula="of:=SQRT(([.H345]-[.H344])*([.H345]-[.H344])+([.I345]-[.I344])*([.I345]-[.I344]))" office:value-type="float" office:value="0.506854507329276">
            <text:p>0.506854507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400 &lt;br&gt; Longitude : <text:s text:c="6"/>29.457&lt;br&gt;Date Acquired : 2022-07-03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45687000, <text:s/>51.40023000&lt;/coordinates&gt;&lt;/Point&gt;&lt;/Placemark&gt;</text:p>
          </table:table-cell>
          <table:table-cell office:value-type="float" office:value="1853">
            <text:p>1853</text:p>
          </table:table-cell>
          <table:table-cell table:formula="of:=IF([.D3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6];162;10)" office:value-type="string" office:string-value="2022-07-03">
            <text:p>2022-07-03</text:p>
          </table:table-cell>
          <table:table-cell table:style-name="ce3" table:formula="of:=MID([.A346];183;9)" office:value-type="string" office:string-value="00:52 UTC">
            <text:p>00:52 UTC</text:p>
          </table:table-cell>
          <table:table-cell table:formula="of:=RIGHT([.A346];LEN([.A346])-FIND(&quot;&lt;/description&gt;&quot;;[.A346])+1)" office:value-type="string" office:string-value="&lt;/description&gt;&lt;Point&gt;&lt;coordinates&gt;  29.45687000,  51.40023000&lt;/coordinates&gt;&lt;/Point&gt;&lt;/Placemark&gt;">
            <text:p>&lt;/description&gt;&lt;Point&gt;&lt;coordinates&gt; <text:s/>29.45687000, <text:s/>51.40023000&lt;/coordinates&gt;&lt;/Point&gt;&lt;/Placemark&gt;</text:p>
          </table:table-cell>
          <table:table-cell office:value-type="float" office:value="1853">
            <text:p>1853</text:p>
          </table:table-cell>
          <table:table-cell table:style-name="ce4" table:formula="of:=VALUE(LEFT(MID([.A346];FIND(&quot;&lt;coordinates&gt;&quot;;[.A346])+15;26);11))" office:value-type="float" office:value="29.45687">
            <text:p>29.45687000</text:p>
          </table:table-cell>
          <table:table-cell table:style-name="ce4" table:formula="of:=VALUE(RIGHT(MID([.A346];FIND(&quot;&lt;coordinates&gt;&quot;;[.A346])+14;26);11))" office:value-type="float" office:value="51.40023">
            <text:p>51.40023000</text:p>
          </table:table-cell>
          <table:table-cell table:formula="of:=SQRT(([.H346]-[.H345])*([.H346]-[.H345])+([.I346]-[.I345])*([.I346]-[.I345]))" office:value-type="float" office:value="0.0216279310152408">
            <text:p>0.0216279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400 &lt;br&gt; Longitude : <text:s text:c="6"/>29.464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46391000, <text:s/>51.40019000&lt;/coordinates&gt;&lt;/Point&gt;&lt;/Placemark&gt;</text:p>
          </table:table-cell>
          <table:table-cell office:value-type="float" office:value="1854">
            <text:p>1854</text:p>
          </table:table-cell>
          <table:table-cell table:formula="of:=IF([.D3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7];162;10)" office:value-type="string" office:string-value="2022-07-03">
            <text:p>2022-07-03</text:p>
          </table:table-cell>
          <table:table-cell table:style-name="ce3" table:formula="of:=MID([.A347];183;9)" office:value-type="string" office:string-value="00:01 UTC">
            <text:p>00:01 UTC</text:p>
          </table:table-cell>
          <table:table-cell table:formula="of:=RIGHT([.A347];LEN([.A347])-FIND(&quot;&lt;/description&gt;&quot;;[.A347])+1)" office:value-type="string" office:string-value="&lt;/description&gt;&lt;Point&gt;&lt;coordinates&gt;  29.46391000,  51.40019000&lt;/coordinates&gt;&lt;/Point&gt;&lt;/Placemark&gt;">
            <text:p>&lt;/description&gt;&lt;Point&gt;&lt;coordinates&gt; <text:s/>29.46391000, <text:s/>51.40019000&lt;/coordinates&gt;&lt;/Point&gt;&lt;/Placemark&gt;</text:p>
          </table:table-cell>
          <table:table-cell office:value-type="float" office:value="1854">
            <text:p>1854</text:p>
          </table:table-cell>
          <table:table-cell table:style-name="ce4" table:formula="of:=VALUE(LEFT(MID([.A347];FIND(&quot;&lt;coordinates&gt;&quot;;[.A347])+15;26);11))" office:value-type="float" office:value="29.46391">
            <text:p>29.46391000</text:p>
          </table:table-cell>
          <table:table-cell table:style-name="ce4" table:formula="of:=VALUE(RIGHT(MID([.A347];FIND(&quot;&lt;coordinates&gt;&quot;;[.A347])+14;26);11))" office:value-type="float" office:value="51.40019">
            <text:p>51.40019000</text:p>
          </table:table-cell>
          <table:table-cell table:formula="of:=SQRT(([.H347]-[.H346])*([.H347]-[.H346])+([.I347]-[.I346])*([.I347]-[.I346]))" office:value-type="float" office:value="0.00704011363544645">
            <text:p>0.00704011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78 &lt;br&gt; Longitude : <text:s text:c="6"/>29.476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47572000, <text:s/>46.87839000&lt;/coordinates&gt;&lt;/Point&gt;&lt;/Placemark&gt;</text:p>
          </table:table-cell>
          <table:table-cell office:value-type="float" office:value="328">
            <text:p>328</text:p>
          </table:table-cell>
          <table:table-cell table:formula="of:=IF([.D3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8];162;10)" office:value-type="string" office:string-value="2022-07-03">
            <text:p>2022-07-03</text:p>
          </table:table-cell>
          <table:table-cell table:style-name="ce3" table:formula="of:=MID([.A348];183;9)" office:value-type="string" office:string-value="10:41 UTC">
            <text:p>10:41 UTC</text:p>
          </table:table-cell>
          <table:table-cell table:formula="of:=RIGHT([.A348];LEN([.A348])-FIND(&quot;&lt;/description&gt;&quot;;[.A348])+1)" office:value-type="string" office:string-value="&lt;/description&gt;&lt;Point&gt;&lt;coordinates&gt;  29.47572000,  46.87839000&lt;/coordinates&gt;&lt;/Point&gt;&lt;/Placemark&gt;">
            <text:p>&lt;/description&gt;&lt;Point&gt;&lt;coordinates&gt; <text:s/>29.47572000, <text:s/>46.87839000&lt;/coordinates&gt;&lt;/Point&gt;&lt;/Placemark&gt;</text:p>
          </table:table-cell>
          <table:table-cell office:value-type="float" office:value="328">
            <text:p>328</text:p>
          </table:table-cell>
          <table:table-cell table:style-name="ce4" table:formula="of:=VALUE(LEFT(MID([.A348];FIND(&quot;&lt;coordinates&gt;&quot;;[.A348])+15;26);11))" office:value-type="float" office:value="29.47572">
            <text:p>29.47572000</text:p>
          </table:table-cell>
          <table:table-cell table:style-name="ce4" table:formula="of:=VALUE(RIGHT(MID([.A348];FIND(&quot;&lt;coordinates&gt;&quot;;[.A348])+14;26);11))" office:value-type="float" office:value="46.87839">
            <text:p>46.87839000</text:p>
          </table:table-cell>
          <table:table-cell table:formula="of:=SQRT(([.H348]-[.H347])*([.H348]-[.H347])+([.I348]-[.I347])*([.I348]-[.I347]))" office:value-type="float" office:value="4.52181542260407">
            <text:p>4.52181542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855 &lt;br&gt; Longitude : <text:s text:c="6"/>30.399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39876000, <text:s/>50.85521000&lt;/coordinates&gt;&lt;/Point&gt;&lt;/Placemark&gt;</text:p>
          </table:table-cell>
          <table:table-cell office:value-type="float" office:value="1774">
            <text:p>1774</text:p>
          </table:table-cell>
          <table:table-cell table:formula="of:=IF([.D3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49];162;10)" office:value-type="string" office:string-value="2022-07-03">
            <text:p>2022-07-03</text:p>
          </table:table-cell>
          <table:table-cell table:style-name="ce3" table:formula="of:=MID([.A349];183;9)" office:value-type="string" office:string-value="00:01 UTC">
            <text:p>00:01 UTC</text:p>
          </table:table-cell>
          <table:table-cell table:formula="of:=RIGHT([.A349];LEN([.A349])-FIND(&quot;&lt;/description&gt;&quot;;[.A349])+1)" office:value-type="string" office:string-value="&lt;/description&gt;&lt;Point&gt;&lt;coordinates&gt;  30.39876000,  50.85521000&lt;/coordinates&gt;&lt;/Point&gt;&lt;/Placemark&gt;">
            <text:p>&lt;/description&gt;&lt;Point&gt;&lt;coordinates&gt; <text:s/>30.39876000, <text:s/>50.85521000&lt;/coordinates&gt;&lt;/Point&gt;&lt;/Placemark&gt;</text:p>
          </table:table-cell>
          <table:table-cell office:value-type="float" office:value="1774">
            <text:p>1774</text:p>
          </table:table-cell>
          <table:table-cell table:style-name="ce4" table:formula="of:=VALUE(LEFT(MID([.A349];FIND(&quot;&lt;coordinates&gt;&quot;;[.A349])+15;26);11))" office:value-type="float" office:value="30.39876">
            <text:p>30.39876000</text:p>
          </table:table-cell>
          <table:table-cell table:style-name="ce4" table:formula="of:=VALUE(RIGHT(MID([.A349];FIND(&quot;&lt;coordinates&gt;&quot;;[.A349])+14;26);11))" office:value-type="float" office:value="50.85521">
            <text:p>50.85521000</text:p>
          </table:table-cell>
          <table:table-cell table:formula="of:=SQRT(([.H349]-[.H348])*([.H349]-[.H348])+([.I349]-[.I348])*([.I349]-[.I348]))" office:value-type="float" office:value="4.08253599543225">
            <text:p>4.082535995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64 &lt;br&gt; Longitude : <text:s text:c="6"/>30.613&lt;br&gt;Date Acquired : 2022-07-03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61270000, <text:s/>48.16411000&lt;/coordinates&gt;&lt;/Point&gt;&lt;/Placemark&gt;</text:p>
          </table:table-cell>
          <table:table-cell office:value-type="float" office:value="1059">
            <text:p>1059</text:p>
          </table:table-cell>
          <table:table-cell table:formula="of:=IF([.D3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0];162;10)" office:value-type="string" office:string-value="2022-07-03">
            <text:p>2022-07-03</text:p>
          </table:table-cell>
          <table:table-cell table:style-name="ce3" table:formula="of:=MID([.A350];183;9)" office:value-type="string" office:string-value="00:03 UTC">
            <text:p>00:03 UTC</text:p>
          </table:table-cell>
          <table:table-cell table:formula="of:=RIGHT([.A350];LEN([.A350])-FIND(&quot;&lt;/description&gt;&quot;;[.A350])+1)" office:value-type="string" office:string-value="&lt;/description&gt;&lt;Point&gt;&lt;coordinates&gt;  30.61270000,  48.16411000&lt;/coordinates&gt;&lt;/Point&gt;&lt;/Placemark&gt;">
            <text:p>&lt;/description&gt;&lt;Point&gt;&lt;coordinates&gt; <text:s/>30.61270000, <text:s/>48.16411000&lt;/coordinates&gt;&lt;/Point&gt;&lt;/Placemark&gt;</text:p>
          </table:table-cell>
          <table:table-cell office:value-type="float" office:value="1059">
            <text:p>1059</text:p>
          </table:table-cell>
          <table:table-cell table:style-name="ce4" table:formula="of:=VALUE(LEFT(MID([.A350];FIND(&quot;&lt;coordinates&gt;&quot;;[.A350])+15;26);11))" office:value-type="float" office:value="30.6127">
            <text:p>30.61270000</text:p>
          </table:table-cell>
          <table:table-cell table:style-name="ce4" table:formula="of:=VALUE(RIGHT(MID([.A350];FIND(&quot;&lt;coordinates&gt;&quot;;[.A350])+14;26);11))" office:value-type="float" office:value="48.16411">
            <text:p>48.16411000</text:p>
          </table:table-cell>
          <table:table-cell table:formula="of:=SQRT(([.H350]-[.H349])*([.H350]-[.H349])+([.I350]-[.I349])*([.I350]-[.I349]))" office:value-type="float" office:value="2.69959062333532">
            <text:p>2.69959062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561 &lt;br&gt; Longitude : <text:s text:c="6"/>30.718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71750000, <text:s/>46.56068000&lt;/coordinates&gt;&lt;/Point&gt;&lt;/Placemark&gt;</text:p>
          </table:table-cell>
          <table:table-cell office:value-type="float" office:value="219">
            <text:p>219</text:p>
          </table:table-cell>
          <table:table-cell table:formula="of:=IF([.D3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1];162;10)" office:value-type="string" office:string-value="2022-07-03">
            <text:p>2022-07-03</text:p>
          </table:table-cell>
          <table:table-cell table:style-name="ce3" table:formula="of:=MID([.A351];183;9)" office:value-type="string" office:string-value="10:41 UTC">
            <text:p>10:41 UTC</text:p>
          </table:table-cell>
          <table:table-cell table:formula="of:=RIGHT([.A351];LEN([.A351])-FIND(&quot;&lt;/description&gt;&quot;;[.A351])+1)" office:value-type="string" office:string-value="&lt;/description&gt;&lt;Point&gt;&lt;coordinates&gt;  30.71750000,  46.56068000&lt;/coordinates&gt;&lt;/Point&gt;&lt;/Placemark&gt;">
            <text:p>&lt;/description&gt;&lt;Point&gt;&lt;coordinates&gt; <text:s/>30.71750000, <text:s/>46.56068000&lt;/coordinates&gt;&lt;/Point&gt;&lt;/Placemark&gt;</text:p>
          </table:table-cell>
          <table:table-cell office:value-type="float" office:value="219">
            <text:p>219</text:p>
          </table:table-cell>
          <table:table-cell table:style-name="ce4" table:formula="of:=VALUE(LEFT(MID([.A351];FIND(&quot;&lt;coordinates&gt;&quot;;[.A351])+15;26);11))" office:value-type="float" office:value="30.7175">
            <text:p>30.71750000</text:p>
          </table:table-cell>
          <table:table-cell table:style-name="ce4" table:formula="of:=VALUE(RIGHT(MID([.A351];FIND(&quot;&lt;coordinates&gt;&quot;;[.A351])+14;26);11))" office:value-type="float" office:value="46.56068">
            <text:p>46.56068000</text:p>
          </table:table-cell>
          <table:table-cell table:formula="of:=SQRT(([.H351]-[.H350])*([.H351]-[.H350])+([.I351]-[.I350])*([.I351]-[.I350]))" office:value-type="float" office:value="1.60685120807747">
            <text:p>1.606851208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636 &lt;br&gt; Longitude : <text:s text:c="6"/>31.223&lt;br&gt;Date Acquired : 2022-07-03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22334000, <text:s/>47.63620000&lt;/coordinates&gt;&lt;/Point&gt;&lt;/Placemark&gt;</text:p>
          </table:table-cell>
          <table:table-cell office:value-type="float" office:value="869">
            <text:p>869</text:p>
          </table:table-cell>
          <table:table-cell table:formula="of:=IF([.D3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2];162;10)" office:value-type="string" office:string-value="2022-07-03">
            <text:p>2022-07-03</text:p>
          </table:table-cell>
          <table:table-cell table:style-name="ce3" table:formula="of:=MID([.A352];183;9)" office:value-type="string" office:string-value="00:03 UTC">
            <text:p>00:03 UTC</text:p>
          </table:table-cell>
          <table:table-cell table:formula="of:=RIGHT([.A352];LEN([.A352])-FIND(&quot;&lt;/description&gt;&quot;;[.A352])+1)" office:value-type="string" office:string-value="&lt;/description&gt;&lt;Point&gt;&lt;coordinates&gt;  31.22334000,  47.63620000&lt;/coordinates&gt;&lt;/Point&gt;&lt;/Placemark&gt;">
            <text:p>&lt;/description&gt;&lt;Point&gt;&lt;coordinates&gt; <text:s/>31.22334000, <text:s/>47.63620000&lt;/coordinates&gt;&lt;/Point&gt;&lt;/Placemark&gt;</text:p>
          </table:table-cell>
          <table:table-cell office:value-type="float" office:value="869">
            <text:p>869</text:p>
          </table:table-cell>
          <table:table-cell table:style-name="ce4" table:formula="of:=VALUE(LEFT(MID([.A352];FIND(&quot;&lt;coordinates&gt;&quot;;[.A352])+15;26);11))" office:value-type="float" office:value="31.22334">
            <text:p>31.22334000</text:p>
          </table:table-cell>
          <table:table-cell table:style-name="ce4" table:formula="of:=VALUE(RIGHT(MID([.A352];FIND(&quot;&lt;coordinates&gt;&quot;;[.A352])+14;26);11))" office:value-type="float" office:value="47.6362">
            <text:p>47.63620000</text:p>
          </table:table-cell>
          <table:table-cell table:formula="of:=SQRT(([.H352]-[.H351])*([.H352]-[.H351])+([.I352]-[.I351])*([.I352]-[.I351]))" office:value-type="float" office:value="1.188535811829">
            <text:p>1.188535811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79 &lt;br&gt; Longitude : <text:s text:c="6"/>31.310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30957000, <text:s/>48.97876000&lt;/coordinates&gt;&lt;/Point&gt;&lt;/Placemark&gt;</text:p>
          </table:table-cell>
          <table:table-cell office:value-type="float" office:value="1377">
            <text:p>1377</text:p>
          </table:table-cell>
          <table:table-cell table:formula="of:=IF([.D3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3];162;10)" office:value-type="string" office:string-value="2022-07-03">
            <text:p>2022-07-03</text:p>
          </table:table-cell>
          <table:table-cell table:style-name="ce3" table:formula="of:=MID([.A353];183;9)" office:value-type="string" office:string-value="10:41 UTC">
            <text:p>10:41 UTC</text:p>
          </table:table-cell>
          <table:table-cell table:formula="of:=RIGHT([.A353];LEN([.A353])-FIND(&quot;&lt;/description&gt;&quot;;[.A353])+1)" office:value-type="string" office:string-value="&lt;/description&gt;&lt;Point&gt;&lt;coordinates&gt;  31.30957000,  48.97876000&lt;/coordinates&gt;&lt;/Point&gt;&lt;/Placemark&gt;">
            <text:p>&lt;/description&gt;&lt;Point&gt;&lt;coordinates&gt; <text:s/>31.30957000, <text:s/>48.97876000&lt;/coordinates&gt;&lt;/Point&gt;&lt;/Placemark&gt;</text:p>
          </table:table-cell>
          <table:table-cell office:value-type="float" office:value="1377">
            <text:p>1377</text:p>
          </table:table-cell>
          <table:table-cell table:style-name="ce4" table:formula="of:=VALUE(LEFT(MID([.A353];FIND(&quot;&lt;coordinates&gt;&quot;;[.A353])+15;26);11))" office:value-type="float" office:value="31.30957">
            <text:p>31.30957000</text:p>
          </table:table-cell>
          <table:table-cell table:style-name="ce4" table:formula="of:=VALUE(RIGHT(MID([.A353];FIND(&quot;&lt;coordinates&gt;&quot;;[.A353])+14;26);11))" office:value-type="float" office:value="48.97876">
            <text:p>48.97876000</text:p>
          </table:table-cell>
          <table:table-cell table:formula="of:=SQRT(([.H353]-[.H352])*([.H353]-[.H352])+([.I353]-[.I352])*([.I353]-[.I352]))" office:value-type="float" office:value="1.34532634200777">
            <text:p>1.34532634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470 &lt;br&gt; Longitude : <text:s text:c="6"/>31.898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9795000, <text:s/>46.47049000&lt;/coordinates&gt;&lt;/Point&gt;&lt;/Placemark&gt;</text:p>
          </table:table-cell>
          <table:table-cell office:value-type="float" office:value="217">
            <text:p>217</text:p>
          </table:table-cell>
          <table:table-cell table:formula="of:=IF([.D3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4];162;10)" office:value-type="string" office:string-value="2022-07-03">
            <text:p>2022-07-03</text:p>
          </table:table-cell>
          <table:table-cell table:style-name="ce3" table:formula="of:=MID([.A354];183;9)" office:value-type="string" office:string-value="09:49 UTC">
            <text:p>09:49 UTC</text:p>
          </table:table-cell>
          <table:table-cell table:formula="of:=RIGHT([.A354];LEN([.A354])-FIND(&quot;&lt;/description&gt;&quot;;[.A354])+1)" office:value-type="string" office:string-value="&lt;/description&gt;&lt;Point&gt;&lt;coordinates&gt;  31.89795000,  46.47049000&lt;/coordinates&gt;&lt;/Point&gt;&lt;/Placemark&gt;">
            <text:p>&lt;/description&gt;&lt;Point&gt;&lt;coordinates&gt; <text:s/>31.89795000, <text:s/>46.47049000&lt;/coordinates&gt;&lt;/Point&gt;&lt;/Placemark&gt;</text:p>
          </table:table-cell>
          <table:table-cell office:value-type="float" office:value="217">
            <text:p>217</text:p>
          </table:table-cell>
          <table:table-cell table:style-name="ce4" table:formula="of:=VALUE(LEFT(MID([.A354];FIND(&quot;&lt;coordinates&gt;&quot;;[.A354])+15;26);11))" office:value-type="float" office:value="31.89795">
            <text:p>31.89795000</text:p>
          </table:table-cell>
          <table:table-cell table:style-name="ce4" table:formula="of:=VALUE(RIGHT(MID([.A354];FIND(&quot;&lt;coordinates&gt;&quot;;[.A354])+14;26);11))" office:value-type="float" office:value="46.47049">
            <text:p>46.47049000</text:p>
          </table:table-cell>
          <table:table-cell table:formula="of:=SQRT(([.H354]-[.H353])*([.H354]-[.H353])+([.I354]-[.I353])*([.I354]-[.I353]))" office:value-type="float" office:value="2.57635584058181">
            <text:p>2.576355840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757 &lt;br&gt; Longitude : <text:s text:c="6"/>31.975&lt;br&gt;Date Acquired : 2022-07-03 &lt;br&gt;Time: 08:24 UTC&lt;br&gt;Confidence [0-100] : 4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97533000, <text:s/>46.75704000&lt;/coordinates&gt;&lt;/Point&gt;&lt;/Placemark&gt;</text:p>
          </table:table-cell>
          <table:table-cell office:value-type="float" office:value="9">
            <text:p>9</text:p>
          </table:table-cell>
          <table:table-cell table:formula="of:=IF([.D3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5];162;10)" office:value-type="string" office:string-value="2022-07-03">
            <text:p>2022-07-03</text:p>
          </table:table-cell>
          <table:table-cell table:style-name="ce3" table:formula="of:=MID([.A355];183;9)" office:value-type="string" office:string-value="08:24 UTC">
            <text:p>08:24 UTC</text:p>
          </table:table-cell>
          <table:table-cell table:formula="of:=RIGHT([.A355];LEN([.A355])-FIND(&quot;&lt;/description&gt;&quot;;[.A355])+1)" office:value-type="string" office:string-value="&lt;/description&gt;&lt;Point&gt;&lt;coordinates&gt;  31.97533000,  46.75704000&lt;/coordinates&gt;&lt;/Point&gt;&lt;/Placemark&gt;">
            <text:p>&lt;/description&gt;&lt;Point&gt;&lt;coordinates&gt; <text:s/>31.97533000, <text:s/>46.75704000&lt;/coordinates&gt;&lt;/Point&gt;&lt;/Placemark&gt;</text:p>
          </table:table-cell>
          <table:table-cell office:value-type="float" office:value="9">
            <text:p>9</text:p>
          </table:table-cell>
          <table:table-cell table:style-name="ce4" table:formula="of:=VALUE(LEFT(MID([.A355];FIND(&quot;&lt;coordinates&gt;&quot;;[.A355])+15;26);11))" office:value-type="float" office:value="31.97533">
            <text:p>31.97533000</text:p>
          </table:table-cell>
          <table:table-cell table:style-name="ce4" table:formula="of:=VALUE(RIGHT(MID([.A355];FIND(&quot;&lt;coordinates&gt;&quot;;[.A355])+14;26);11))" office:value-type="float" office:value="46.75704">
            <text:p>46.75704000</text:p>
          </table:table-cell>
          <table:table-cell table:formula="of:=SQRT(([.H355]-[.H354])*([.H355]-[.H354])+([.I355]-[.I354])*([.I355]-[.I354]))" office:value-type="float" office:value="0.296814027465015">
            <text:p>0.29681402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60 &lt;br&gt; Longitude : <text:s text:c="6"/>31.982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98156000, <text:s/>46.75973000&lt;/coordinates&gt;&lt;/Point&gt;&lt;/Placemark&gt;</text:p>
          </table:table-cell>
          <table:table-cell office:value-type="float" office:value="297">
            <text:p>297</text:p>
          </table:table-cell>
          <table:table-cell table:formula="of:=IF([.D3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6];162;10)" office:value-type="string" office:string-value="2022-07-03">
            <text:p>2022-07-03</text:p>
          </table:table-cell>
          <table:table-cell table:style-name="ce3" table:formula="of:=MID([.A356];183;9)" office:value-type="string" office:string-value="10:41 UTC">
            <text:p>10:41 UTC</text:p>
          </table:table-cell>
          <table:table-cell table:formula="of:=RIGHT([.A356];LEN([.A356])-FIND(&quot;&lt;/description&gt;&quot;;[.A356])+1)" office:value-type="string" office:string-value="&lt;/description&gt;&lt;Point&gt;&lt;coordinates&gt;  31.98156000,  46.75973000&lt;/coordinates&gt;&lt;/Point&gt;&lt;/Placemark&gt;">
            <text:p>&lt;/description&gt;&lt;Point&gt;&lt;coordinates&gt; <text:s/>31.98156000, <text:s/>46.75973000&lt;/coordinates&gt;&lt;/Point&gt;&lt;/Placemark&gt;</text:p>
          </table:table-cell>
          <table:table-cell office:value-type="float" office:value="297">
            <text:p>297</text:p>
          </table:table-cell>
          <table:table-cell table:style-name="ce4" table:formula="of:=VALUE(LEFT(MID([.A356];FIND(&quot;&lt;coordinates&gt;&quot;;[.A356])+15;26);11))" office:value-type="float" office:value="31.98156">
            <text:p>31.98156000</text:p>
          </table:table-cell>
          <table:table-cell table:style-name="ce4" table:formula="of:=VALUE(RIGHT(MID([.A356];FIND(&quot;&lt;coordinates&gt;&quot;;[.A356])+14;26);11))" office:value-type="float" office:value="46.75973">
            <text:p>46.75973000</text:p>
          </table:table-cell>
          <table:table-cell table:formula="of:=SQRT(([.H356]-[.H355])*([.H356]-[.H355])+([.I356]-[.I355])*([.I356]-[.I355]))" office:value-type="float" office:value="0.0067859413495841">
            <text:p>0.00678594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79 &lt;br&gt; Longitude : <text:s text:c="6"/>32.06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6717000, <text:s/>46.67925000&lt;/coordinates&gt;&lt;/Point&gt;&lt;/Placemark&gt;</text:p>
          </table:table-cell>
          <table:table-cell office:value-type="float" office:value="260">
            <text:p>260</text:p>
          </table:table-cell>
          <table:table-cell table:formula="of:=IF([.D3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7];162;10)" office:value-type="string" office:string-value="2022-07-03">
            <text:p>2022-07-03</text:p>
          </table:table-cell>
          <table:table-cell table:style-name="ce3" table:formula="of:=MID([.A357];183;9)" office:value-type="string" office:string-value="11:30 UTC">
            <text:p>11:30 UTC</text:p>
          </table:table-cell>
          <table:table-cell table:formula="of:=RIGHT([.A357];LEN([.A357])-FIND(&quot;&lt;/description&gt;&quot;;[.A357])+1)" office:value-type="string" office:string-value="&lt;/description&gt;&lt;Point&gt;&lt;coordinates&gt;  32.06717000,  46.67925000&lt;/coordinates&gt;&lt;/Point&gt;&lt;/Placemark&gt;">
            <text:p>&lt;/description&gt;&lt;Point&gt;&lt;coordinates&gt; <text:s/>32.06717000, <text:s/>46.67925000&lt;/coordinates&gt;&lt;/Point&gt;&lt;/Placemark&gt;</text:p>
          </table:table-cell>
          <table:table-cell office:value-type="float" office:value="260">
            <text:p>260</text:p>
          </table:table-cell>
          <table:table-cell table:style-name="ce4" table:formula="of:=VALUE(LEFT(MID([.A357];FIND(&quot;&lt;coordinates&gt;&quot;;[.A357])+15;26);11))" office:value-type="float" office:value="32.06717">
            <text:p>32.06717000</text:p>
          </table:table-cell>
          <table:table-cell table:style-name="ce4" table:formula="of:=VALUE(RIGHT(MID([.A357];FIND(&quot;&lt;coordinates&gt;&quot;;[.A357])+14;26);11))" office:value-type="float" office:value="46.67925">
            <text:p>46.67925000</text:p>
          </table:table-cell>
          <table:table-cell table:formula="of:=SQRT(([.H357]-[.H356])*([.H357]-[.H356])+([.I357]-[.I356])*([.I357]-[.I356]))" office:value-type="float" office:value="0.117499372338742">
            <text:p>0.11749937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69 &lt;br&gt; Longitude : <text:s text:c="6"/>32.068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6810000, <text:s/>46.66876000&lt;/coordinates&gt;&lt;/Point&gt;&lt;/Placemark&gt;</text:p>
          </table:table-cell>
          <table:table-cell office:value-type="float" office:value="249">
            <text:p>249</text:p>
          </table:table-cell>
          <table:table-cell table:formula="of:=IF([.D3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8];162;10)" office:value-type="string" office:string-value="2022-07-03">
            <text:p>2022-07-03</text:p>
          </table:table-cell>
          <table:table-cell table:style-name="ce3" table:formula="of:=MID([.A358];183;9)" office:value-type="string" office:string-value="11:30 UTC">
            <text:p>11:30 UTC</text:p>
          </table:table-cell>
          <table:table-cell table:formula="of:=RIGHT([.A358];LEN([.A358])-FIND(&quot;&lt;/description&gt;&quot;;[.A358])+1)" office:value-type="string" office:string-value="&lt;/description&gt;&lt;Point&gt;&lt;coordinates&gt;  32.06810000,  46.66876000&lt;/coordinates&gt;&lt;/Point&gt;&lt;/Placemark&gt;">
            <text:p>&lt;/description&gt;&lt;Point&gt;&lt;coordinates&gt; <text:s/>32.06810000, <text:s/>46.66876000&lt;/coordinates&gt;&lt;/Point&gt;&lt;/Placemark&gt;</text:p>
          </table:table-cell>
          <table:table-cell office:value-type="float" office:value="249">
            <text:p>249</text:p>
          </table:table-cell>
          <table:table-cell table:style-name="ce4" table:formula="of:=VALUE(LEFT(MID([.A358];FIND(&quot;&lt;coordinates&gt;&quot;;[.A358])+15;26);11))" office:value-type="float" office:value="32.0681">
            <text:p>32.06810000</text:p>
          </table:table-cell>
          <table:table-cell table:style-name="ce4" table:formula="of:=VALUE(RIGHT(MID([.A358];FIND(&quot;&lt;coordinates&gt;&quot;;[.A358])+14;26);11))" office:value-type="float" office:value="46.66876">
            <text:p>46.66876000</text:p>
          </table:table-cell>
          <table:table-cell table:formula="of:=SQRT(([.H358]-[.H357])*([.H358]-[.H357])+([.I358]-[.I357])*([.I358]-[.I357]))" office:value-type="float" office:value="0.0105311442873079">
            <text:p>0.01053114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75 &lt;br&gt; Longitude : <text:s text:c="6"/>32.07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7188000, <text:s/>46.67501000&lt;/coordinates&gt;&lt;/Point&gt;&lt;/Placemark&gt;</text:p>
          </table:table-cell>
          <table:table-cell office:value-type="float" office:value="255">
            <text:p>255</text:p>
          </table:table-cell>
          <table:table-cell table:formula="of:=IF([.D3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59];162;10)" office:value-type="string" office:string-value="2022-07-03">
            <text:p>2022-07-03</text:p>
          </table:table-cell>
          <table:table-cell table:style-name="ce3" table:formula="of:=MID([.A359];183;9)" office:value-type="string" office:string-value="11:30 UTC">
            <text:p>11:30 UTC</text:p>
          </table:table-cell>
          <table:table-cell table:formula="of:=RIGHT([.A359];LEN([.A359])-FIND(&quot;&lt;/description&gt;&quot;;[.A359])+1)" office:value-type="string" office:string-value="&lt;/description&gt;&lt;Point&gt;&lt;coordinates&gt;  32.07188000,  46.67501000&lt;/coordinates&gt;&lt;/Point&gt;&lt;/Placemark&gt;">
            <text:p>&lt;/description&gt;&lt;Point&gt;&lt;coordinates&gt; <text:s/>32.07188000, <text:s/>46.67501000&lt;/coordinates&gt;&lt;/Point&gt;&lt;/Placemark&gt;</text:p>
          </table:table-cell>
          <table:table-cell office:value-type="float" office:value="255">
            <text:p>255</text:p>
          </table:table-cell>
          <table:table-cell table:style-name="ce4" table:formula="of:=VALUE(LEFT(MID([.A359];FIND(&quot;&lt;coordinates&gt;&quot;;[.A359])+15;26);11))" office:value-type="float" office:value="32.07188">
            <text:p>32.07188000</text:p>
          </table:table-cell>
          <table:table-cell table:style-name="ce4" table:formula="of:=VALUE(RIGHT(MID([.A359];FIND(&quot;&lt;coordinates&gt;&quot;;[.A359])+14;26);11))" office:value-type="float" office:value="46.67501">
            <text:p>46.67501000</text:p>
          </table:table-cell>
          <table:table-cell table:formula="of:=SQRT(([.H359]-[.H358])*([.H359]-[.H358])+([.I359]-[.I358])*([.I359]-[.I358]))" office:value-type="float" office:value="0.00730417004183297">
            <text:p>0.007304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25 &lt;br&gt; Longitude : <text:s text:c="6"/>32.087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8663000, <text:s/>46.72460000&lt;/coordinates&gt;&lt;/Point&gt;&lt;/Placemark&gt;</text:p>
          </table:table-cell>
          <table:table-cell office:value-type="float" office:value="286">
            <text:p>286</text:p>
          </table:table-cell>
          <table:table-cell table:formula="of:=IF([.D3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0];162;10)" office:value-type="string" office:string-value="2022-07-03">
            <text:p>2022-07-03</text:p>
          </table:table-cell>
          <table:table-cell table:style-name="ce3" table:formula="of:=MID([.A360];183;9)" office:value-type="string" office:string-value="10:41 UTC">
            <text:p>10:41 UTC</text:p>
          </table:table-cell>
          <table:table-cell table:formula="of:=RIGHT([.A360];LEN([.A360])-FIND(&quot;&lt;/description&gt;&quot;;[.A360])+1)" office:value-type="string" office:string-value="&lt;/description&gt;&lt;Point&gt;&lt;coordinates&gt;  32.08663000,  46.72460000&lt;/coordinates&gt;&lt;/Point&gt;&lt;/Placemark&gt;">
            <text:p>&lt;/description&gt;&lt;Point&gt;&lt;coordinates&gt; <text:s/>32.08663000, <text:s/>46.72460000&lt;/coordinates&gt;&lt;/Point&gt;&lt;/Placemark&gt;</text:p>
          </table:table-cell>
          <table:table-cell office:value-type="float" office:value="286">
            <text:p>286</text:p>
          </table:table-cell>
          <table:table-cell table:style-name="ce4" table:formula="of:=VALUE(LEFT(MID([.A360];FIND(&quot;&lt;coordinates&gt;&quot;;[.A360])+15;26);11))" office:value-type="float" office:value="32.08663">
            <text:p>32.08663000</text:p>
          </table:table-cell>
          <table:table-cell table:style-name="ce4" table:formula="of:=VALUE(RIGHT(MID([.A360];FIND(&quot;&lt;coordinates&gt;&quot;;[.A360])+14;26);11))" office:value-type="float" office:value="46.7246">
            <text:p>46.72460000</text:p>
          </table:table-cell>
          <table:table-cell table:formula="of:=SQRT(([.H360]-[.H359])*([.H360]-[.H359])+([.I360]-[.I359])*([.I360]-[.I359]))" office:value-type="float" office:value="0.0517371298005618">
            <text:p>0.051737129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497 &lt;br&gt; Longitude : <text:s text:c="6"/>32.087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8710000, <text:s/>51.49682000&lt;/coordinates&gt;&lt;/Point&gt;&lt;/Placemark&gt;</text:p>
          </table:table-cell>
          <table:table-cell office:value-type="float" office:value="1871">
            <text:p>1871</text:p>
          </table:table-cell>
          <table:table-cell table:formula="of:=IF([.D3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1];162;10)" office:value-type="string" office:string-value="2022-07-03">
            <text:p>2022-07-03</text:p>
          </table:table-cell>
          <table:table-cell table:style-name="ce3" table:formula="of:=MID([.A361];183;9)" office:value-type="string" office:string-value="23:44 UTC">
            <text:p>23:44 UTC</text:p>
          </table:table-cell>
          <table:table-cell table:formula="of:=RIGHT([.A361];LEN([.A361])-FIND(&quot;&lt;/description&gt;&quot;;[.A361])+1)" office:value-type="string" office:string-value="&lt;/description&gt;&lt;Point&gt;&lt;coordinates&gt;  32.08710000,  51.49682000&lt;/coordinates&gt;&lt;/Point&gt;&lt;/Placemark&gt;">
            <text:p>&lt;/description&gt;&lt;Point&gt;&lt;coordinates&gt; <text:s/>32.08710000, <text:s/>51.49682000&lt;/coordinates&gt;&lt;/Point&gt;&lt;/Placemark&gt;</text:p>
          </table:table-cell>
          <table:table-cell office:value-type="float" office:value="1871">
            <text:p>1871</text:p>
          </table:table-cell>
          <table:table-cell table:style-name="ce4" table:formula="of:=VALUE(LEFT(MID([.A361];FIND(&quot;&lt;coordinates&gt;&quot;;[.A361])+15;26);11))" office:value-type="float" office:value="32.0871">
            <text:p>32.08710000</text:p>
          </table:table-cell>
          <table:table-cell table:style-name="ce4" table:formula="of:=VALUE(RIGHT(MID([.A361];FIND(&quot;&lt;coordinates&gt;&quot;;[.A361])+14;26);11))" office:value-type="float" office:value="51.49682">
            <text:p>51.49682000</text:p>
          </table:table-cell>
          <table:table-cell table:formula="of:=SQRT(([.H361]-[.H360])*([.H361]-[.H360])+([.I361]-[.I360])*([.I361]-[.I360]))" office:value-type="float" office:value="4.77222002314436">
            <text:p>4.77222002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96 &lt;br&gt; Longitude : <text:s text:c="6"/>32.093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9341000, <text:s/>46.69614000&lt;/coordinates&gt;&lt;/Point&gt;&lt;/Placemark&gt;</text:p>
          </table:table-cell>
          <table:table-cell office:value-type="float" office:value="271">
            <text:p>271</text:p>
          </table:table-cell>
          <table:table-cell table:formula="of:=IF([.D3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2];162;10)" office:value-type="string" office:string-value="2022-07-03">
            <text:p>2022-07-03</text:p>
          </table:table-cell>
          <table:table-cell table:style-name="ce3" table:formula="of:=MID([.A362];183;9)" office:value-type="string" office:string-value="11:30 UTC">
            <text:p>11:30 UTC</text:p>
          </table:table-cell>
          <table:table-cell table:formula="of:=RIGHT([.A362];LEN([.A362])-FIND(&quot;&lt;/description&gt;&quot;;[.A362])+1)" office:value-type="string" office:string-value="&lt;/description&gt;&lt;Point&gt;&lt;coordinates&gt;  32.09341000,  46.69614000&lt;/coordinates&gt;&lt;/Point&gt;&lt;/Placemark&gt;">
            <text:p>&lt;/description&gt;&lt;Point&gt;&lt;coordinates&gt; <text:s/>32.09341000, <text:s/>46.69614000&lt;/coordinates&gt;&lt;/Point&gt;&lt;/Placemark&gt;</text:p>
          </table:table-cell>
          <table:table-cell office:value-type="float" office:value="271">
            <text:p>271</text:p>
          </table:table-cell>
          <table:table-cell table:style-name="ce4" table:formula="of:=VALUE(LEFT(MID([.A362];FIND(&quot;&lt;coordinates&gt;&quot;;[.A362])+15;26);11))" office:value-type="float" office:value="32.09341">
            <text:p>32.09341000</text:p>
          </table:table-cell>
          <table:table-cell table:style-name="ce4" table:formula="of:=VALUE(RIGHT(MID([.A362];FIND(&quot;&lt;coordinates&gt;&quot;;[.A362])+14;26);11))" office:value-type="float" office:value="46.69614">
            <text:p>46.69614000</text:p>
          </table:table-cell>
          <table:table-cell table:formula="of:=SQRT(([.H362]-[.H361])*([.H362]-[.H361])+([.I362]-[.I361])*([.I362]-[.I361]))" office:value-type="float" office:value="4.80068414692114">
            <text:p>4.80068414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496 &lt;br&gt; Longitude : <text:s text:c="6"/>32.093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9350000, <text:s/>51.49606000&lt;/coordinates&gt;&lt;/Point&gt;&lt;/Placemark&gt;</text:p>
          </table:table-cell>
          <table:table-cell office:value-type="float" office:value="1870">
            <text:p>1870</text:p>
          </table:table-cell>
          <table:table-cell table:formula="of:=IF([.D3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3];162;10)" office:value-type="string" office:string-value="2022-07-03">
            <text:p>2022-07-03</text:p>
          </table:table-cell>
          <table:table-cell table:style-name="ce3" table:formula="of:=MID([.A363];183;9)" office:value-type="string" office:string-value="23:44 UTC">
            <text:p>23:44 UTC</text:p>
          </table:table-cell>
          <table:table-cell table:formula="of:=RIGHT([.A363];LEN([.A363])-FIND(&quot;&lt;/description&gt;&quot;;[.A363])+1)" office:value-type="string" office:string-value="&lt;/description&gt;&lt;Point&gt;&lt;coordinates&gt;  32.09350000,  51.49606000&lt;/coordinates&gt;&lt;/Point&gt;&lt;/Placemark&gt;">
            <text:p>&lt;/description&gt;&lt;Point&gt;&lt;coordinates&gt; <text:s/>32.09350000, <text:s/>51.49606000&lt;/coordinates&gt;&lt;/Point&gt;&lt;/Placemark&gt;</text:p>
          </table:table-cell>
          <table:table-cell office:value-type="float" office:value="1870">
            <text:p>1870</text:p>
          </table:table-cell>
          <table:table-cell table:style-name="ce4" table:formula="of:=VALUE(LEFT(MID([.A363];FIND(&quot;&lt;coordinates&gt;&quot;;[.A363])+15;26);11))" office:value-type="float" office:value="32.0935">
            <text:p>32.09350000</text:p>
          </table:table-cell>
          <table:table-cell table:style-name="ce4" table:formula="of:=VALUE(RIGHT(MID([.A363];FIND(&quot;&lt;coordinates&gt;&quot;;[.A363])+14;26);11))" office:value-type="float" office:value="51.49606">
            <text:p>51.49606000</text:p>
          </table:table-cell>
          <table:table-cell table:formula="of:=SQRT(([.H363]-[.H362])*([.H363]-[.H362])+([.I363]-[.I362])*([.I363]-[.I362]))" office:value-type="float" office:value="4.79992000084376">
            <text:p>4.799920000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91 &lt;br&gt; Longitude : <text:s text:c="6"/>32.094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9393000, <text:s/>46.69090000&lt;/coordinates&gt;&lt;/Point&gt;&lt;/Placemark&gt;</text:p>
          </table:table-cell>
          <table:table-cell office:value-type="float" office:value="269">
            <text:p>269</text:p>
          </table:table-cell>
          <table:table-cell table:formula="of:=IF([.D3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4];162;10)" office:value-type="string" office:string-value="2022-07-03">
            <text:p>2022-07-03</text:p>
          </table:table-cell>
          <table:table-cell table:style-name="ce3" table:formula="of:=MID([.A364];183;9)" office:value-type="string" office:string-value="11:30 UTC">
            <text:p>11:30 UTC</text:p>
          </table:table-cell>
          <table:table-cell table:formula="of:=RIGHT([.A364];LEN([.A364])-FIND(&quot;&lt;/description&gt;&quot;;[.A364])+1)" office:value-type="string" office:string-value="&lt;/description&gt;&lt;Point&gt;&lt;coordinates&gt;  32.09393000,  46.69090000&lt;/coordinates&gt;&lt;/Point&gt;&lt;/Placemark&gt;">
            <text:p>&lt;/description&gt;&lt;Point&gt;&lt;coordinates&gt; <text:s/>32.09393000, <text:s/>46.69090000&lt;/coordinates&gt;&lt;/Point&gt;&lt;/Placemark&gt;</text:p>
          </table:table-cell>
          <table:table-cell office:value-type="float" office:value="269">
            <text:p>269</text:p>
          </table:table-cell>
          <table:table-cell table:style-name="ce4" table:formula="of:=VALUE(LEFT(MID([.A364];FIND(&quot;&lt;coordinates&gt;&quot;;[.A364])+15;26);11))" office:value-type="float" office:value="32.09393">
            <text:p>32.09393000</text:p>
          </table:table-cell>
          <table:table-cell table:style-name="ce4" table:formula="of:=VALUE(RIGHT(MID([.A364];FIND(&quot;&lt;coordinates&gt;&quot;;[.A364])+14;26);11))" office:value-type="float" office:value="46.6909">
            <text:p>46.69090000</text:p>
          </table:table-cell>
          <table:table-cell table:formula="of:=SQRT(([.H364]-[.H363])*([.H364]-[.H363])+([.I364]-[.I363])*([.I364]-[.I363]))" office:value-type="float" office:value="4.80516001923973">
            <text:p>4.80516001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500 &lt;br&gt; Longitude : <text:s text:c="6"/>32.095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9459000, <text:s/>51.49958000&lt;/coordinates&gt;&lt;/Point&gt;&lt;/Placemark&gt;</text:p>
          </table:table-cell>
          <table:table-cell office:value-type="float" office:value="1879">
            <text:p>1879</text:p>
          </table:table-cell>
          <table:table-cell table:formula="of:=IF([.D3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5];162;10)" office:value-type="string" office:string-value="2022-07-03">
            <text:p>2022-07-03</text:p>
          </table:table-cell>
          <table:table-cell table:style-name="ce3" table:formula="of:=MID([.A365];183;9)" office:value-type="string" office:string-value="23:44 UTC">
            <text:p>23:44 UTC</text:p>
          </table:table-cell>
          <table:table-cell table:formula="of:=RIGHT([.A365];LEN([.A365])-FIND(&quot;&lt;/description&gt;&quot;;[.A365])+1)" office:value-type="string" office:string-value="&lt;/description&gt;&lt;Point&gt;&lt;coordinates&gt;  32.09459000,  51.49958000&lt;/coordinates&gt;&lt;/Point&gt;&lt;/Placemark&gt;">
            <text:p>&lt;/description&gt;&lt;Point&gt;&lt;coordinates&gt; <text:s/>32.09459000, <text:s/>51.49958000&lt;/coordinates&gt;&lt;/Point&gt;&lt;/Placemark&gt;</text:p>
          </table:table-cell>
          <table:table-cell office:value-type="float" office:value="1879">
            <text:p>1879</text:p>
          </table:table-cell>
          <table:table-cell table:style-name="ce4" table:formula="of:=VALUE(LEFT(MID([.A365];FIND(&quot;&lt;coordinates&gt;&quot;;[.A365])+15;26);11))" office:value-type="float" office:value="32.09459">
            <text:p>32.09459000</text:p>
          </table:table-cell>
          <table:table-cell table:style-name="ce4" table:formula="of:=VALUE(RIGHT(MID([.A365];FIND(&quot;&lt;coordinates&gt;&quot;;[.A365])+14;26);11))" office:value-type="float" office:value="51.49958">
            <text:p>51.49958000</text:p>
          </table:table-cell>
          <table:table-cell table:formula="of:=SQRT(([.H365]-[.H364])*([.H365]-[.H364])+([.I365]-[.I364])*([.I365]-[.I364]))" office:value-type="float" office:value="4.8086800452931">
            <text:p>4.808680045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98 &lt;br&gt; Longitude : <text:s text:c="6"/>32.137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3680000, <text:s/>46.69809000&lt;/coordinates&gt;&lt;/Point&gt;&lt;/Placemark&gt;</text:p>
          </table:table-cell>
          <table:table-cell office:value-type="float" office:value="273">
            <text:p>273</text:p>
          </table:table-cell>
          <table:table-cell table:formula="of:=IF([.D3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6];162;10)" office:value-type="string" office:string-value="2022-07-03">
            <text:p>2022-07-03</text:p>
          </table:table-cell>
          <table:table-cell table:style-name="ce3" table:formula="of:=MID([.A366];183;9)" office:value-type="string" office:string-value="10:41 UTC">
            <text:p>10:41 UTC</text:p>
          </table:table-cell>
          <table:table-cell table:formula="of:=RIGHT([.A366];LEN([.A366])-FIND(&quot;&lt;/description&gt;&quot;;[.A366])+1)" office:value-type="string" office:string-value="&lt;/description&gt;&lt;Point&gt;&lt;coordinates&gt;  32.13680000,  46.69809000&lt;/coordinates&gt;&lt;/Point&gt;&lt;/Placemark&gt;">
            <text:p>&lt;/description&gt;&lt;Point&gt;&lt;coordinates&gt; <text:s/>32.13680000, <text:s/>46.69809000&lt;/coordinates&gt;&lt;/Point&gt;&lt;/Placemark&gt;</text:p>
          </table:table-cell>
          <table:table-cell office:value-type="float" office:value="273">
            <text:p>273</text:p>
          </table:table-cell>
          <table:table-cell table:style-name="ce4" table:formula="of:=VALUE(LEFT(MID([.A366];FIND(&quot;&lt;coordinates&gt;&quot;;[.A366])+15;26);11))" office:value-type="float" office:value="32.1368">
            <text:p>32.13680000</text:p>
          </table:table-cell>
          <table:table-cell table:style-name="ce4" table:formula="of:=VALUE(RIGHT(MID([.A366];FIND(&quot;&lt;coordinates&gt;&quot;;[.A366])+14;26);11))" office:value-type="float" office:value="46.69809">
            <text:p>46.69809000</text:p>
          </table:table-cell>
          <table:table-cell table:formula="of:=SQRT(([.H366]-[.H365])*([.H366]-[.H365])+([.I366]-[.I365])*([.I366]-[.I365]))" office:value-type="float" office:value="4.80167553091627">
            <text:p>4.80167553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22 &lt;br&gt; Longitude : <text:s text:c="6"/>32.139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3932000, <text:s/>46.72242000&lt;/coordinates&gt;&lt;/Point&gt;&lt;/Placemark&gt;</text:p>
          </table:table-cell>
          <table:table-cell office:value-type="float" office:value="284">
            <text:p>284</text:p>
          </table:table-cell>
          <table:table-cell table:formula="of:=IF([.D3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7];162;10)" office:value-type="string" office:string-value="2022-07-03">
            <text:p>2022-07-03</text:p>
          </table:table-cell>
          <table:table-cell table:style-name="ce3" table:formula="of:=MID([.A367];183;9)" office:value-type="string" office:string-value="10:41 UTC">
            <text:p>10:41 UTC</text:p>
          </table:table-cell>
          <table:table-cell table:formula="of:=RIGHT([.A367];LEN([.A367])-FIND(&quot;&lt;/description&gt;&quot;;[.A367])+1)" office:value-type="string" office:string-value="&lt;/description&gt;&lt;Point&gt;&lt;coordinates&gt;  32.13932000,  46.72242000&lt;/coordinates&gt;&lt;/Point&gt;&lt;/Placemark&gt;">
            <text:p>&lt;/description&gt;&lt;Point&gt;&lt;coordinates&gt; <text:s/>32.13932000, <text:s/>46.72242000&lt;/coordinates&gt;&lt;/Point&gt;&lt;/Placemark&gt;</text:p>
          </table:table-cell>
          <table:table-cell office:value-type="float" office:value="284">
            <text:p>284</text:p>
          </table:table-cell>
          <table:table-cell table:style-name="ce4" table:formula="of:=VALUE(LEFT(MID([.A367];FIND(&quot;&lt;coordinates&gt;&quot;;[.A367])+15;26);11))" office:value-type="float" office:value="32.13932">
            <text:p>32.13932000</text:p>
          </table:table-cell>
          <table:table-cell table:style-name="ce4" table:formula="of:=VALUE(RIGHT(MID([.A367];FIND(&quot;&lt;coordinates&gt;&quot;;[.A367])+14;26);11))" office:value-type="float" office:value="46.72242">
            <text:p>46.72242000</text:p>
          </table:table-cell>
          <table:table-cell table:formula="of:=SQRT(([.H367]-[.H366])*([.H367]-[.H366])+([.I367]-[.I366])*([.I367]-[.I366]))" office:value-type="float" office:value="0.0244601573993288">
            <text:p>0.02446015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25 &lt;br&gt; Longitude : <text:s text:c="6"/>32.154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5417000, <text:s/>46.72469000&lt;/coordinates&gt;&lt;/Point&gt;&lt;/Placemark&gt;</text:p>
          </table:table-cell>
          <table:table-cell office:value-type="float" office:value="287">
            <text:p>287</text:p>
          </table:table-cell>
          <table:table-cell table:formula="of:=IF([.D3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8];162;10)" office:value-type="string" office:string-value="2022-07-03">
            <text:p>2022-07-03</text:p>
          </table:table-cell>
          <table:table-cell table:style-name="ce3" table:formula="of:=MID([.A368];183;9)" office:value-type="string" office:string-value="10:41 UTC">
            <text:p>10:41 UTC</text:p>
          </table:table-cell>
          <table:table-cell table:formula="of:=RIGHT([.A368];LEN([.A368])-FIND(&quot;&lt;/description&gt;&quot;;[.A368])+1)" office:value-type="string" office:string-value="&lt;/description&gt;&lt;Point&gt;&lt;coordinates&gt;  32.15417000,  46.72469000&lt;/coordinates&gt;&lt;/Point&gt;&lt;/Placemark&gt;">
            <text:p>&lt;/description&gt;&lt;Point&gt;&lt;coordinates&gt; <text:s/>32.15417000, <text:s/>46.72469000&lt;/coordinates&gt;&lt;/Point&gt;&lt;/Placemark&gt;</text:p>
          </table:table-cell>
          <table:table-cell office:value-type="float" office:value="287">
            <text:p>287</text:p>
          </table:table-cell>
          <table:table-cell table:style-name="ce4" table:formula="of:=VALUE(LEFT(MID([.A368];FIND(&quot;&lt;coordinates&gt;&quot;;[.A368])+15;26);11))" office:value-type="float" office:value="32.15417">
            <text:p>32.15417000</text:p>
          </table:table-cell>
          <table:table-cell table:style-name="ce4" table:formula="of:=VALUE(RIGHT(MID([.A368];FIND(&quot;&lt;coordinates&gt;&quot;;[.A368])+14;26);11))" office:value-type="float" office:value="46.72469">
            <text:p>46.72469000</text:p>
          </table:table-cell>
          <table:table-cell table:formula="of:=SQRT(([.H368]-[.H367])*([.H368]-[.H367])+([.I368]-[.I367])*([.I368]-[.I367]))" office:value-type="float" office:value="0.0150224964636406">
            <text:p>0.01502249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47 &lt;br&gt; Longitude : <text:s text:c="6"/>32.161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6125000, <text:s/>46.64715000&lt;/coordinates&gt;&lt;/Point&gt;&lt;/Placemark&gt;</text:p>
          </table:table-cell>
          <table:table-cell office:value-type="float" office:value="227">
            <text:p>227</text:p>
          </table:table-cell>
          <table:table-cell table:formula="of:=IF([.D3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69];162;10)" office:value-type="string" office:string-value="2022-07-03">
            <text:p>2022-07-03</text:p>
          </table:table-cell>
          <table:table-cell table:style-name="ce3" table:formula="of:=MID([.A369];183;9)" office:value-type="string" office:string-value="10:41 UTC">
            <text:p>10:41 UTC</text:p>
          </table:table-cell>
          <table:table-cell table:formula="of:=RIGHT([.A369];LEN([.A369])-FIND(&quot;&lt;/description&gt;&quot;;[.A369])+1)" office:value-type="string" office:string-value="&lt;/description&gt;&lt;Point&gt;&lt;coordinates&gt;  32.16125000,  46.64715000&lt;/coordinates&gt;&lt;/Point&gt;&lt;/Placemark&gt;">
            <text:p>&lt;/description&gt;&lt;Point&gt;&lt;coordinates&gt; <text:s/>32.16125000, <text:s/>46.64715000&lt;/coordinates&gt;&lt;/Point&gt;&lt;/Placemark&gt;</text:p>
          </table:table-cell>
          <table:table-cell office:value-type="float" office:value="227">
            <text:p>227</text:p>
          </table:table-cell>
          <table:table-cell table:style-name="ce4" table:formula="of:=VALUE(LEFT(MID([.A369];FIND(&quot;&lt;coordinates&gt;&quot;;[.A369])+15;26);11))" office:value-type="float" office:value="32.16125">
            <text:p>32.16125000</text:p>
          </table:table-cell>
          <table:table-cell table:style-name="ce4" table:formula="of:=VALUE(RIGHT(MID([.A369];FIND(&quot;&lt;coordinates&gt;&quot;;[.A369])+14;26);11))" office:value-type="float" office:value="46.64715">
            <text:p>46.64715000</text:p>
          </table:table-cell>
          <table:table-cell table:formula="of:=SQRT(([.H369]-[.H368])*([.H369]-[.H368])+([.I369]-[.I368])*([.I369]-[.I368]))" office:value-type="float" office:value="0.0778625583961886">
            <text:p>0.07786255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26 &lt;br&gt; Longitude : <text:s text:c="6"/>32.165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6510000, <text:s/>46.72558000&lt;/coordinates&gt;&lt;/Point&gt;&lt;/Placemark&gt;</text:p>
          </table:table-cell>
          <table:table-cell office:value-type="float" office:value="290">
            <text:p>290</text:p>
          </table:table-cell>
          <table:table-cell table:formula="of:=IF([.D3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0];162;10)" office:value-type="string" office:string-value="2022-07-03">
            <text:p>2022-07-03</text:p>
          </table:table-cell>
          <table:table-cell table:style-name="ce3" table:formula="of:=MID([.A370];183;9)" office:value-type="string" office:string-value="11:30 UTC">
            <text:p>11:30 UTC</text:p>
          </table:table-cell>
          <table:table-cell table:formula="of:=RIGHT([.A370];LEN([.A370])-FIND(&quot;&lt;/description&gt;&quot;;[.A370])+1)" office:value-type="string" office:string-value="&lt;/description&gt;&lt;Point&gt;&lt;coordinates&gt;  32.16510000,  46.72558000&lt;/coordinates&gt;&lt;/Point&gt;&lt;/Placemark&gt;">
            <text:p>&lt;/description&gt;&lt;Point&gt;&lt;coordinates&gt; <text:s/>32.16510000, <text:s/>46.72558000&lt;/coordinates&gt;&lt;/Point&gt;&lt;/Placemark&gt;</text:p>
          </table:table-cell>
          <table:table-cell office:value-type="float" office:value="290">
            <text:p>290</text:p>
          </table:table-cell>
          <table:table-cell table:style-name="ce4" table:formula="of:=VALUE(LEFT(MID([.A370];FIND(&quot;&lt;coordinates&gt;&quot;;[.A370])+15;26);11))" office:value-type="float" office:value="32.1651">
            <text:p>32.16510000</text:p>
          </table:table-cell>
          <table:table-cell table:style-name="ce4" table:formula="of:=VALUE(RIGHT(MID([.A370];FIND(&quot;&lt;coordinates&gt;&quot;;[.A370])+14;26);11))" office:value-type="float" office:value="46.72558">
            <text:p>46.72558000</text:p>
          </table:table-cell>
          <table:table-cell table:formula="of:=SQRT(([.H370]-[.H369])*([.H370]-[.H369])+([.I370]-[.I369])*([.I370]-[.I369]))" office:value-type="float" office:value="0.0785244382342184">
            <text:p>0.07852443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62 &lt;br&gt; Longitude : <text:s text:c="6"/>32.173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7336000, <text:s/>46.76181000&lt;/coordinates&gt;&lt;/Point&gt;&lt;/Placemark&gt;</text:p>
          </table:table-cell>
          <table:table-cell office:value-type="float" office:value="300">
            <text:p>300</text:p>
          </table:table-cell>
          <table:table-cell table:formula="of:=IF([.D3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1];162;10)" office:value-type="string" office:string-value="2022-07-03">
            <text:p>2022-07-03</text:p>
          </table:table-cell>
          <table:table-cell table:style-name="ce3" table:formula="of:=MID([.A371];183;9)" office:value-type="string" office:string-value="10:41 UTC">
            <text:p>10:41 UTC</text:p>
          </table:table-cell>
          <table:table-cell table:formula="of:=RIGHT([.A371];LEN([.A371])-FIND(&quot;&lt;/description&gt;&quot;;[.A371])+1)" office:value-type="string" office:string-value="&lt;/description&gt;&lt;Point&gt;&lt;coordinates&gt;  32.17336000,  46.76181000&lt;/coordinates&gt;&lt;/Point&gt;&lt;/Placemark&gt;">
            <text:p>&lt;/description&gt;&lt;Point&gt;&lt;coordinates&gt; <text:s/>32.17336000, <text:s/>46.76181000&lt;/coordinates&gt;&lt;/Point&gt;&lt;/Placemark&gt;</text:p>
          </table:table-cell>
          <table:table-cell office:value-type="float" office:value="300">
            <text:p>300</text:p>
          </table:table-cell>
          <table:table-cell table:style-name="ce4" table:formula="of:=VALUE(LEFT(MID([.A371];FIND(&quot;&lt;coordinates&gt;&quot;;[.A371])+15;26);11))" office:value-type="float" office:value="32.17336">
            <text:p>32.17336000</text:p>
          </table:table-cell>
          <table:table-cell table:style-name="ce4" table:formula="of:=VALUE(RIGHT(MID([.A371];FIND(&quot;&lt;coordinates&gt;&quot;;[.A371])+14;26);11))" office:value-type="float" office:value="46.76181">
            <text:p>46.76181000</text:p>
          </table:table-cell>
          <table:table-cell table:formula="of:=SQRT(([.H371]-[.H370])*([.H371]-[.H370])+([.I371]-[.I370])*([.I371]-[.I370]))" office:value-type="float" office:value="0.037159662269721">
            <text:p>0.03715966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57 &lt;br&gt; Longitude : <text:s text:c="6"/>32.176&lt;br&gt;Date Acquired : 2022-07-03 &lt;br&gt;Time: 09:49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7556000, <text:s/>46.85680000&lt;/coordinates&gt;&lt;/Point&gt;&lt;/Placemark&gt;</text:p>
          </table:table-cell>
          <table:table-cell office:value-type="float" office:value="326">
            <text:p>326</text:p>
          </table:table-cell>
          <table:table-cell table:formula="of:=IF([.D3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2];162;10)" office:value-type="string" office:string-value="2022-07-03">
            <text:p>2022-07-03</text:p>
          </table:table-cell>
          <table:table-cell table:style-name="ce3" table:formula="of:=MID([.A372];183;9)" office:value-type="string" office:string-value="09:49 UTC">
            <text:p>09:49 UTC</text:p>
          </table:table-cell>
          <table:table-cell table:formula="of:=RIGHT([.A372];LEN([.A372])-FIND(&quot;&lt;/description&gt;&quot;;[.A372])+1)" office:value-type="string" office:string-value="&lt;/description&gt;&lt;Point&gt;&lt;coordinates&gt;  32.17556000,  46.85680000&lt;/coordinates&gt;&lt;/Point&gt;&lt;/Placemark&gt;">
            <text:p>&lt;/description&gt;&lt;Point&gt;&lt;coordinates&gt; <text:s/>32.17556000, <text:s/>46.85680000&lt;/coordinates&gt;&lt;/Point&gt;&lt;/Placemark&gt;</text:p>
          </table:table-cell>
          <table:table-cell office:value-type="float" office:value="326">
            <text:p>326</text:p>
          </table:table-cell>
          <table:table-cell table:style-name="ce4" table:formula="of:=VALUE(LEFT(MID([.A372];FIND(&quot;&lt;coordinates&gt;&quot;;[.A372])+15;26);11))" office:value-type="float" office:value="32.17556">
            <text:p>32.17556000</text:p>
          </table:table-cell>
          <table:table-cell table:style-name="ce4" table:formula="of:=VALUE(RIGHT(MID([.A372];FIND(&quot;&lt;coordinates&gt;&quot;;[.A372])+14;26);11))" office:value-type="float" office:value="46.8568">
            <text:p>46.85680000</text:p>
          </table:table-cell>
          <table:table-cell table:formula="of:=SQRT(([.H372]-[.H371])*([.H372]-[.H371])+([.I372]-[.I371])*([.I372]-[.I371]))" office:value-type="float" office:value="0.0950154729504648">
            <text:p>0.09501547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31 &lt;br&gt; Longitude : <text:s text:c="6"/>32.17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7859000, <text:s/>46.73145000&lt;/coordinates&gt;&lt;/Point&gt;&lt;/Placemark&gt;</text:p>
          </table:table-cell>
          <table:table-cell office:value-type="float" office:value="291">
            <text:p>291</text:p>
          </table:table-cell>
          <table:table-cell table:formula="of:=IF([.D3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3];162;10)" office:value-type="string" office:string-value="2022-07-03">
            <text:p>2022-07-03</text:p>
          </table:table-cell>
          <table:table-cell table:style-name="ce3" table:formula="of:=MID([.A373];183;9)" office:value-type="string" office:string-value="11:30 UTC">
            <text:p>11:30 UTC</text:p>
          </table:table-cell>
          <table:table-cell table:formula="of:=RIGHT([.A373];LEN([.A373])-FIND(&quot;&lt;/description&gt;&quot;;[.A373])+1)" office:value-type="string" office:string-value="&lt;/description&gt;&lt;Point&gt;&lt;coordinates&gt;  32.17859000,  46.73145000&lt;/coordinates&gt;&lt;/Point&gt;&lt;/Placemark&gt;">
            <text:p>&lt;/description&gt;&lt;Point&gt;&lt;coordinates&gt; <text:s/>32.17859000, <text:s/>46.73145000&lt;/coordinates&gt;&lt;/Point&gt;&lt;/Placemark&gt;</text:p>
          </table:table-cell>
          <table:table-cell office:value-type="float" office:value="291">
            <text:p>291</text:p>
          </table:table-cell>
          <table:table-cell table:style-name="ce4" table:formula="of:=VALUE(LEFT(MID([.A373];FIND(&quot;&lt;coordinates&gt;&quot;;[.A373])+15;26);11))" office:value-type="float" office:value="32.17859">
            <text:p>32.17859000</text:p>
          </table:table-cell>
          <table:table-cell table:style-name="ce4" table:formula="of:=VALUE(RIGHT(MID([.A373];FIND(&quot;&lt;coordinates&gt;&quot;;[.A373])+14;26);11))" office:value-type="float" office:value="46.73145">
            <text:p>46.73145000</text:p>
          </table:table-cell>
          <table:table-cell table:formula="of:=SQRT(([.H373]-[.H372])*([.H373]-[.H372])+([.I373]-[.I372])*([.I373]-[.I372]))" office:value-type="float" office:value="0.125386615713159">
            <text:p>0.12538661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58 &lt;br&gt; Longitude : <text:s text:c="6"/>32.181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8100000, <text:s/>46.75802000&lt;/coordinates&gt;&lt;/Point&gt;&lt;/Placemark&gt;</text:p>
          </table:table-cell>
          <table:table-cell office:value-type="float" office:value="295">
            <text:p>295</text:p>
          </table:table-cell>
          <table:table-cell table:formula="of:=IF([.D3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4];162;10)" office:value-type="string" office:string-value="2022-07-03">
            <text:p>2022-07-03</text:p>
          </table:table-cell>
          <table:table-cell table:style-name="ce3" table:formula="of:=MID([.A374];183;9)" office:value-type="string" office:string-value="11:30 UTC">
            <text:p>11:30 UTC</text:p>
          </table:table-cell>
          <table:table-cell table:formula="of:=RIGHT([.A374];LEN([.A374])-FIND(&quot;&lt;/description&gt;&quot;;[.A374])+1)" office:value-type="string" office:string-value="&lt;/description&gt;&lt;Point&gt;&lt;coordinates&gt;  32.18100000,  46.75802000&lt;/coordinates&gt;&lt;/Point&gt;&lt;/Placemark&gt;">
            <text:p>&lt;/description&gt;&lt;Point&gt;&lt;coordinates&gt; <text:s/>32.18100000, <text:s/>46.75802000&lt;/coordinates&gt;&lt;/Point&gt;&lt;/Placemark&gt;</text:p>
          </table:table-cell>
          <table:table-cell office:value-type="float" office:value="295">
            <text:p>295</text:p>
          </table:table-cell>
          <table:table-cell table:style-name="ce4" table:formula="of:=VALUE(LEFT(MID([.A374];FIND(&quot;&lt;coordinates&gt;&quot;;[.A374])+15;26);11))" office:value-type="float" office:value="32.181">
            <text:p>32.18100000</text:p>
          </table:table-cell>
          <table:table-cell table:style-name="ce4" table:formula="of:=VALUE(RIGHT(MID([.A374];FIND(&quot;&lt;coordinates&gt;&quot;;[.A374])+14;26);11))" office:value-type="float" office:value="46.75802">
            <text:p>46.75802000</text:p>
          </table:table-cell>
          <table:table-cell table:formula="of:=SQRT(([.H374]-[.H373])*([.H374]-[.H373])+([.I374]-[.I373])*([.I374]-[.I373]))" office:value-type="float" office:value="0.0266790741968301">
            <text:p>0.026679074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78 &lt;br&gt; Longitude : <text:s text:c="6"/>32.197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9653000, <text:s/>46.67813000&lt;/coordinates&gt;&lt;/Point&gt;&lt;/Placemark&gt;</text:p>
          </table:table-cell>
          <table:table-cell office:value-type="float" office:value="258">
            <text:p>258</text:p>
          </table:table-cell>
          <table:table-cell table:formula="of:=IF([.D3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5];162;10)" office:value-type="string" office:string-value="2022-07-03">
            <text:p>2022-07-03</text:p>
          </table:table-cell>
          <table:table-cell table:style-name="ce3" table:formula="of:=MID([.A375];183;9)" office:value-type="string" office:string-value="09:49 UTC">
            <text:p>09:49 UTC</text:p>
          </table:table-cell>
          <table:table-cell table:formula="of:=RIGHT([.A375];LEN([.A375])-FIND(&quot;&lt;/description&gt;&quot;;[.A375])+1)" office:value-type="string" office:string-value="&lt;/description&gt;&lt;Point&gt;&lt;coordinates&gt;  32.19653000,  46.67813000&lt;/coordinates&gt;&lt;/Point&gt;&lt;/Placemark&gt;">
            <text:p>&lt;/description&gt;&lt;Point&gt;&lt;coordinates&gt; <text:s/>32.19653000, <text:s/>46.67813000&lt;/coordinates&gt;&lt;/Point&gt;&lt;/Placemark&gt;</text:p>
          </table:table-cell>
          <table:table-cell office:value-type="float" office:value="258">
            <text:p>258</text:p>
          </table:table-cell>
          <table:table-cell table:style-name="ce4" table:formula="of:=VALUE(LEFT(MID([.A375];FIND(&quot;&lt;coordinates&gt;&quot;;[.A375])+15;26);11))" office:value-type="float" office:value="32.19653">
            <text:p>32.19653000</text:p>
          </table:table-cell>
          <table:table-cell table:style-name="ce4" table:formula="of:=VALUE(RIGHT(MID([.A375];FIND(&quot;&lt;coordinates&gt;&quot;;[.A375])+14;26);11))" office:value-type="float" office:value="46.67813">
            <text:p>46.67813000</text:p>
          </table:table-cell>
          <table:table-cell table:formula="of:=SQRT(([.H375]-[.H374])*([.H375]-[.H374])+([.I375]-[.I374])*([.I375]-[.I374]))" office:value-type="float" office:value="0.0813854593892545">
            <text:p>0.08138545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73 &lt;br&gt; Longitude : <text:s text:c="6"/>32.203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0261000, <text:s/>46.67266000&lt;/coordinates&gt;&lt;/Point&gt;&lt;/Placemark&gt;</text:p>
          </table:table-cell>
          <table:table-cell office:value-type="float" office:value="252">
            <text:p>252</text:p>
          </table:table-cell>
          <table:table-cell table:formula="of:=IF([.D3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6];162;10)" office:value-type="string" office:string-value="2022-07-03">
            <text:p>2022-07-03</text:p>
          </table:table-cell>
          <table:table-cell table:style-name="ce3" table:formula="of:=MID([.A376];183;9)" office:value-type="string" office:string-value="09:49 UTC">
            <text:p>09:49 UTC</text:p>
          </table:table-cell>
          <table:table-cell table:formula="of:=RIGHT([.A376];LEN([.A376])-FIND(&quot;&lt;/description&gt;&quot;;[.A376])+1)" office:value-type="string" office:string-value="&lt;/description&gt;&lt;Point&gt;&lt;coordinates&gt;  32.20261000,  46.67266000&lt;/coordinates&gt;&lt;/Point&gt;&lt;/Placemark&gt;">
            <text:p>&lt;/description&gt;&lt;Point&gt;&lt;coordinates&gt; <text:s/>32.20261000, <text:s/>46.67266000&lt;/coordinates&gt;&lt;/Point&gt;&lt;/Placemark&gt;</text:p>
          </table:table-cell>
          <table:table-cell office:value-type="float" office:value="252">
            <text:p>252</text:p>
          </table:table-cell>
          <table:table-cell table:style-name="ce4" table:formula="of:=VALUE(LEFT(MID([.A376];FIND(&quot;&lt;coordinates&gt;&quot;;[.A376])+15;26);11))" office:value-type="float" office:value="32.20261">
            <text:p>32.20261000</text:p>
          </table:table-cell>
          <table:table-cell table:style-name="ce4" table:formula="of:=VALUE(RIGHT(MID([.A376];FIND(&quot;&lt;coordinates&gt;&quot;;[.A376])+14;26);11))" office:value-type="float" office:value="46.67266">
            <text:p>46.67266000</text:p>
          </table:table-cell>
          <table:table-cell table:formula="of:=SQRT(([.H376]-[.H375])*([.H376]-[.H375])+([.I376]-[.I375])*([.I376]-[.I375]))" office:value-type="float" office:value="0.00817846562626472">
            <text:p>0.00817846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73 &lt;br&gt; Longitude : <text:s text:c="6"/>32.214&lt;br&gt;Date Acquired : 2022-07-03 &lt;br&gt;Time: 08:24 UTC&lt;br&gt;Confidence [0-100] : 73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1395000, <text:s/>46.67278000&lt;/coordinates&gt;&lt;/Point&gt;&lt;/Placemark&gt;</text:p>
          </table:table-cell>
          <table:table-cell office:value-type="float" office:value="465">
            <text:p>465</text:p>
          </table:table-cell>
          <table:table-cell table:formula="of:=IF([.D3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7];162;10)" office:value-type="string" office:string-value="2022-07-03">
            <text:p>2022-07-03</text:p>
          </table:table-cell>
          <table:table-cell table:style-name="ce3" table:formula="of:=MID([.A377];183;9)" office:value-type="string" office:string-value="08:24 UTC">
            <text:p>08:24 UTC</text:p>
          </table:table-cell>
          <table:table-cell table:formula="of:=RIGHT([.A377];LEN([.A377])-FIND(&quot;&lt;/description&gt;&quot;;[.A377])+1)" office:value-type="string" office:string-value="&lt;/description&gt;&lt;Point&gt;&lt;coordinates&gt;  32.21395000,  46.67278000&lt;/coordinates&gt;&lt;/Point&gt;&lt;/Placemark&gt;">
            <text:p>&lt;/description&gt;&lt;Point&gt;&lt;coordinates&gt; <text:s/>32.21395000, <text:s/>46.67278000&lt;/coordinates&gt;&lt;/Point&gt;&lt;/Placemark&gt;</text:p>
          </table:table-cell>
          <table:table-cell office:value-type="float" office:value="465">
            <text:p>465</text:p>
          </table:table-cell>
          <table:table-cell table:style-name="ce4" table:formula="of:=VALUE(LEFT(MID([.A377];FIND(&quot;&lt;coordinates&gt;&quot;;[.A377])+15;26);11))" office:value-type="float" office:value="32.21395">
            <text:p>32.21395000</text:p>
          </table:table-cell>
          <table:table-cell table:style-name="ce4" table:formula="of:=VALUE(RIGHT(MID([.A377];FIND(&quot;&lt;coordinates&gt;&quot;;[.A377])+14;26);11))" office:value-type="float" office:value="46.67278">
            <text:p>46.67278000</text:p>
          </table:table-cell>
          <table:table-cell table:formula="of:=SQRT(([.H377]-[.H376])*([.H377]-[.H376])+([.I377]-[.I376])*([.I377]-[.I376]))" office:value-type="float" office:value="0.0113406349028585">
            <text:p>0.01134063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59 &lt;br&gt; Longitude : <text:s text:c="6"/>32.21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1857000, <text:s/>46.85934000&lt;/coordinates&gt;&lt;/Point&gt;&lt;/Placemark&gt;</text:p>
          </table:table-cell>
          <table:table-cell office:value-type="float" office:value="327">
            <text:p>327</text:p>
          </table:table-cell>
          <table:table-cell table:formula="of:=IF([.D3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8];162;10)" office:value-type="string" office:string-value="2022-07-03">
            <text:p>2022-07-03</text:p>
          </table:table-cell>
          <table:table-cell table:style-name="ce3" table:formula="of:=MID([.A378];183;9)" office:value-type="string" office:string-value="11:30 UTC">
            <text:p>11:30 UTC</text:p>
          </table:table-cell>
          <table:table-cell table:formula="of:=RIGHT([.A378];LEN([.A378])-FIND(&quot;&lt;/description&gt;&quot;;[.A378])+1)" office:value-type="string" office:string-value="&lt;/description&gt;&lt;Point&gt;&lt;coordinates&gt;  32.21857000,  46.85934000&lt;/coordinates&gt;&lt;/Point&gt;&lt;/Placemark&gt;">
            <text:p>&lt;/description&gt;&lt;Point&gt;&lt;coordinates&gt; <text:s/>32.21857000, <text:s/>46.85934000&lt;/coordinates&gt;&lt;/Point&gt;&lt;/Placemark&gt;</text:p>
          </table:table-cell>
          <table:table-cell office:value-type="float" office:value="327">
            <text:p>327</text:p>
          </table:table-cell>
          <table:table-cell table:style-name="ce4" table:formula="of:=VALUE(LEFT(MID([.A378];FIND(&quot;&lt;coordinates&gt;&quot;;[.A378])+15;26);11))" office:value-type="float" office:value="32.21857">
            <text:p>32.21857000</text:p>
          </table:table-cell>
          <table:table-cell table:style-name="ce4" table:formula="of:=VALUE(RIGHT(MID([.A378];FIND(&quot;&lt;coordinates&gt;&quot;;[.A378])+14;26);11))" office:value-type="float" office:value="46.85934">
            <text:p>46.85934000</text:p>
          </table:table-cell>
          <table:table-cell table:formula="of:=SQRT(([.H378]-[.H377])*([.H378]-[.H377])+([.I378]-[.I377])*([.I378]-[.I377]))" office:value-type="float" office:value="0.186617196420909">
            <text:p>0.18661719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59 &lt;br&gt; Longitude : <text:s text:c="6"/>32.221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2113000, <text:s/>46.75883000&lt;/coordinates&gt;&lt;/Point&gt;&lt;/Placemark&gt;</text:p>
          </table:table-cell>
          <table:table-cell office:value-type="float" office:value="296">
            <text:p>296</text:p>
          </table:table-cell>
          <table:table-cell table:formula="of:=IF([.D3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79];162;10)" office:value-type="string" office:string-value="2022-07-03">
            <text:p>2022-07-03</text:p>
          </table:table-cell>
          <table:table-cell table:style-name="ce3" table:formula="of:=MID([.A379];183;9)" office:value-type="string" office:string-value="10:41 UTC">
            <text:p>10:41 UTC</text:p>
          </table:table-cell>
          <table:table-cell table:formula="of:=RIGHT([.A379];LEN([.A379])-FIND(&quot;&lt;/description&gt;&quot;;[.A379])+1)" office:value-type="string" office:string-value="&lt;/description&gt;&lt;Point&gt;&lt;coordinates&gt;  32.22113000,  46.75883000&lt;/coordinates&gt;&lt;/Point&gt;&lt;/Placemark&gt;">
            <text:p>&lt;/description&gt;&lt;Point&gt;&lt;coordinates&gt; <text:s/>32.22113000, <text:s/>46.75883000&lt;/coordinates&gt;&lt;/Point&gt;&lt;/Placemark&gt;</text:p>
          </table:table-cell>
          <table:table-cell office:value-type="float" office:value="296">
            <text:p>296</text:p>
          </table:table-cell>
          <table:table-cell table:style-name="ce4" table:formula="of:=VALUE(LEFT(MID([.A379];FIND(&quot;&lt;coordinates&gt;&quot;;[.A379])+15;26);11))" office:value-type="float" office:value="32.22113">
            <text:p>32.22113000</text:p>
          </table:table-cell>
          <table:table-cell table:style-name="ce4" table:formula="of:=VALUE(RIGHT(MID([.A379];FIND(&quot;&lt;coordinates&gt;&quot;;[.A379])+14;26);11))" office:value-type="float" office:value="46.75883">
            <text:p>46.75883000</text:p>
          </table:table-cell>
          <table:table-cell table:formula="of:=SQRT(([.H379]-[.H378])*([.H379]-[.H378])+([.I379]-[.I378])*([.I379]-[.I378]))" office:value-type="float" office:value="0.100542596445487">
            <text:p>0.10054259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66 &lt;br&gt; Longitude : <text:s text:c="6"/>32.221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2116000, <text:s/>46.66597000&lt;/coordinates&gt;&lt;/Point&gt;&lt;/Placemark&gt;</text:p>
          </table:table-cell>
          <table:table-cell office:value-type="float" office:value="248">
            <text:p>248</text:p>
          </table:table-cell>
          <table:table-cell table:formula="of:=IF([.D3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0];162;10)" office:value-type="string" office:string-value="2022-07-03">
            <text:p>2022-07-03</text:p>
          </table:table-cell>
          <table:table-cell table:style-name="ce3" table:formula="of:=MID([.A380];183;9)" office:value-type="string" office:string-value="11:30 UTC">
            <text:p>11:30 UTC</text:p>
          </table:table-cell>
          <table:table-cell table:formula="of:=RIGHT([.A380];LEN([.A380])-FIND(&quot;&lt;/description&gt;&quot;;[.A380])+1)" office:value-type="string" office:string-value="&lt;/description&gt;&lt;Point&gt;&lt;coordinates&gt;  32.22116000,  46.66597000&lt;/coordinates&gt;&lt;/Point&gt;&lt;/Placemark&gt;">
            <text:p>&lt;/description&gt;&lt;Point&gt;&lt;coordinates&gt; <text:s/>32.22116000, <text:s/>46.66597000&lt;/coordinates&gt;&lt;/Point&gt;&lt;/Placemark&gt;</text:p>
          </table:table-cell>
          <table:table-cell office:value-type="float" office:value="248">
            <text:p>248</text:p>
          </table:table-cell>
          <table:table-cell table:style-name="ce4" table:formula="of:=VALUE(LEFT(MID([.A380];FIND(&quot;&lt;coordinates&gt;&quot;;[.A380])+15;26);11))" office:value-type="float" office:value="32.22116">
            <text:p>32.22116000</text:p>
          </table:table-cell>
          <table:table-cell table:style-name="ce4" table:formula="of:=VALUE(RIGHT(MID([.A380];FIND(&quot;&lt;coordinates&gt;&quot;;[.A380])+14;26);11))" office:value-type="float" office:value="46.66597">
            <text:p>46.66597000</text:p>
          </table:table-cell>
          <table:table-cell table:formula="of:=SQRT(([.H380]-[.H379])*([.H380]-[.H379])+([.I380]-[.I379])*([.I380]-[.I379]))" office:value-type="float" office:value="0.0928600048460063">
            <text:p>0.09286000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06 &lt;br&gt; Longitude : <text:s text:c="6"/>32.223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2306000, <text:s/>46.80646000&lt;/coordinates&gt;&lt;/Point&gt;&lt;/Placemark&gt;</text:p>
          </table:table-cell>
          <table:table-cell office:value-type="float" office:value="310">
            <text:p>310</text:p>
          </table:table-cell>
          <table:table-cell table:formula="of:=IF([.D3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1];162;10)" office:value-type="string" office:string-value="2022-07-03">
            <text:p>2022-07-03</text:p>
          </table:table-cell>
          <table:table-cell table:style-name="ce3" table:formula="of:=MID([.A381];183;9)" office:value-type="string" office:string-value="11:30 UTC">
            <text:p>11:30 UTC</text:p>
          </table:table-cell>
          <table:table-cell table:formula="of:=RIGHT([.A381];LEN([.A381])-FIND(&quot;&lt;/description&gt;&quot;;[.A381])+1)" office:value-type="string" office:string-value="&lt;/description&gt;&lt;Point&gt;&lt;coordinates&gt;  32.22306000,  46.80646000&lt;/coordinates&gt;&lt;/Point&gt;&lt;/Placemark&gt;">
            <text:p>&lt;/description&gt;&lt;Point&gt;&lt;coordinates&gt; <text:s/>32.22306000, <text:s/>46.80646000&lt;/coordinates&gt;&lt;/Point&gt;&lt;/Placemark&gt;</text:p>
          </table:table-cell>
          <table:table-cell office:value-type="float" office:value="310">
            <text:p>310</text:p>
          </table:table-cell>
          <table:table-cell table:style-name="ce4" table:formula="of:=VALUE(LEFT(MID([.A381];FIND(&quot;&lt;coordinates&gt;&quot;;[.A381])+15;26);11))" office:value-type="float" office:value="32.22306">
            <text:p>32.22306000</text:p>
          </table:table-cell>
          <table:table-cell table:style-name="ce4" table:formula="of:=VALUE(RIGHT(MID([.A381];FIND(&quot;&lt;coordinates&gt;&quot;;[.A381])+14;26);11))" office:value-type="float" office:value="46.80646">
            <text:p>46.80646000</text:p>
          </table:table-cell>
          <table:table-cell table:formula="of:=SQRT(([.H381]-[.H380])*([.H381]-[.H380])+([.I381]-[.I380])*([.I381]-[.I380]))" office:value-type="float" office:value="0.14050284730211">
            <text:p>0.140502847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22 &lt;br&gt; Longitude : <text:s text:c="6"/>32.234&lt;br&gt;Date Acquired : 2022-07-03 &lt;br&gt;Time: 09:49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3389000, <text:s/>46.62194000&lt;/coordinates&gt;&lt;/Point&gt;&lt;/Placemark&gt;</text:p>
          </table:table-cell>
          <table:table-cell office:value-type="float" office:value="221">
            <text:p>221</text:p>
          </table:table-cell>
          <table:table-cell table:formula="of:=IF([.D3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2];162;10)" office:value-type="string" office:string-value="2022-07-03">
            <text:p>2022-07-03</text:p>
          </table:table-cell>
          <table:table-cell table:style-name="ce3" table:formula="of:=MID([.A382];183;9)" office:value-type="string" office:string-value="09:49 UTC">
            <text:p>09:49 UTC</text:p>
          </table:table-cell>
          <table:table-cell table:formula="of:=RIGHT([.A382];LEN([.A382])-FIND(&quot;&lt;/description&gt;&quot;;[.A382])+1)" office:value-type="string" office:string-value="&lt;/description&gt;&lt;Point&gt;&lt;coordinates&gt;  32.23389000,  46.62194000&lt;/coordinates&gt;&lt;/Point&gt;&lt;/Placemark&gt;">
            <text:p>&lt;/description&gt;&lt;Point&gt;&lt;coordinates&gt; <text:s/>32.23389000, <text:s/>46.62194000&lt;/coordinates&gt;&lt;/Point&gt;&lt;/Placemark&gt;</text:p>
          </table:table-cell>
          <table:table-cell office:value-type="float" office:value="221">
            <text:p>221</text:p>
          </table:table-cell>
          <table:table-cell table:style-name="ce4" table:formula="of:=VALUE(LEFT(MID([.A382];FIND(&quot;&lt;coordinates&gt;&quot;;[.A382])+15;26);11))" office:value-type="float" office:value="32.23389">
            <text:p>32.23389000</text:p>
          </table:table-cell>
          <table:table-cell table:style-name="ce4" table:formula="of:=VALUE(RIGHT(MID([.A382];FIND(&quot;&lt;coordinates&gt;&quot;;[.A382])+14;26);11))" office:value-type="float" office:value="46.62194">
            <text:p>46.62194000</text:p>
          </table:table-cell>
          <table:table-cell table:formula="of:=SQRT(([.H382]-[.H381])*([.H382]-[.H381])+([.I382]-[.I381])*([.I382]-[.I381]))" office:value-type="float" office:value="0.184837548403997">
            <text:p>0.18483754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61 &lt;br&gt; Longitude : <text:s text:c="6"/>32.260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6048000, <text:s/>46.76150000&lt;/coordinates&gt;&lt;/Point&gt;&lt;/Placemark&gt;</text:p>
          </table:table-cell>
          <table:table-cell office:value-type="float" office:value="299">
            <text:p>299</text:p>
          </table:table-cell>
          <table:table-cell table:formula="of:=IF([.D38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3];162;10)" office:value-type="string" office:string-value="2022-07-03">
            <text:p>2022-07-03</text:p>
          </table:table-cell>
          <table:table-cell table:style-name="ce3" table:formula="of:=MID([.A383];183;9)" office:value-type="string" office:string-value="11:30 UTC">
            <text:p>11:30 UTC</text:p>
          </table:table-cell>
          <table:table-cell table:formula="of:=RIGHT([.A383];LEN([.A383])-FIND(&quot;&lt;/description&gt;&quot;;[.A383])+1)" office:value-type="string" office:string-value="&lt;/description&gt;&lt;Point&gt;&lt;coordinates&gt;  32.26048000,  46.76150000&lt;/coordinates&gt;&lt;/Point&gt;&lt;/Placemark&gt;">
            <text:p>&lt;/description&gt;&lt;Point&gt;&lt;coordinates&gt; <text:s/>32.26048000, <text:s/>46.76150000&lt;/coordinates&gt;&lt;/Point&gt;&lt;/Placemark&gt;</text:p>
          </table:table-cell>
          <table:table-cell office:value-type="float" office:value="299">
            <text:p>299</text:p>
          </table:table-cell>
          <table:table-cell table:style-name="ce4" table:formula="of:=VALUE(LEFT(MID([.A383];FIND(&quot;&lt;coordinates&gt;&quot;;[.A383])+15;26);11))" office:value-type="float" office:value="32.26048">
            <text:p>32.26048000</text:p>
          </table:table-cell>
          <table:table-cell table:style-name="ce4" table:formula="of:=VALUE(RIGHT(MID([.A383];FIND(&quot;&lt;coordinates&gt;&quot;;[.A383])+14;26);11))" office:value-type="float" office:value="46.7615">
            <text:p>46.76150000</text:p>
          </table:table-cell>
          <table:table-cell table:formula="of:=SQRT(([.H383]-[.H382])*([.H383]-[.H382])+([.I383]-[.I382])*([.I383]-[.I382]))" office:value-type="float" office:value="0.142070481451985">
            <text:p>0.14207048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66 &lt;br&gt; Longitude : <text:s text:c="6"/>32.266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6575000, <text:s/>46.76562000&lt;/coordinates&gt;&lt;/Point&gt;&lt;/Placemark&gt;</text:p>
          </table:table-cell>
          <table:table-cell office:value-type="float" office:value="302">
            <text:p>302</text:p>
          </table:table-cell>
          <table:table-cell table:formula="of:=IF([.D38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4];162;10)" office:value-type="string" office:string-value="2022-07-03">
            <text:p>2022-07-03</text:p>
          </table:table-cell>
          <table:table-cell table:style-name="ce3" table:formula="of:=MID([.A384];183;9)" office:value-type="string" office:string-value="10:41 UTC">
            <text:p>10:41 UTC</text:p>
          </table:table-cell>
          <table:table-cell table:formula="of:=RIGHT([.A384];LEN([.A384])-FIND(&quot;&lt;/description&gt;&quot;;[.A384])+1)" office:value-type="string" office:string-value="&lt;/description&gt;&lt;Point&gt;&lt;coordinates&gt;  32.26575000,  46.76562000&lt;/coordinates&gt;&lt;/Point&gt;&lt;/Placemark&gt;">
            <text:p>&lt;/description&gt;&lt;Point&gt;&lt;coordinates&gt; <text:s/>32.26575000, <text:s/>46.76562000&lt;/coordinates&gt;&lt;/Point&gt;&lt;/Placemark&gt;</text:p>
          </table:table-cell>
          <table:table-cell office:value-type="float" office:value="302">
            <text:p>302</text:p>
          </table:table-cell>
          <table:table-cell table:style-name="ce4" table:formula="of:=VALUE(LEFT(MID([.A384];FIND(&quot;&lt;coordinates&gt;&quot;;[.A384])+15;26);11))" office:value-type="float" office:value="32.26575">
            <text:p>32.26575000</text:p>
          </table:table-cell>
          <table:table-cell table:style-name="ce4" table:formula="of:=VALUE(RIGHT(MID([.A384];FIND(&quot;&lt;coordinates&gt;&quot;;[.A384])+14;26);11))" office:value-type="float" office:value="46.76562">
            <text:p>46.76562000</text:p>
          </table:table-cell>
          <table:table-cell table:formula="of:=SQRT(([.H384]-[.H383])*([.H384]-[.H383])+([.I384]-[.I383])*([.I384]-[.I383]))" office:value-type="float" office:value="0.00668934226960764">
            <text:p>0.00668934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85 &lt;br&gt; Longitude : <text:s text:c="6"/>32.301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0124000, <text:s/>46.78468000&lt;/coordinates&gt;&lt;/Point&gt;&lt;/Placemark&gt;</text:p>
          </table:table-cell>
          <table:table-cell office:value-type="float" office:value="306">
            <text:p>306</text:p>
          </table:table-cell>
          <table:table-cell table:formula="of:=IF([.D38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5];162;10)" office:value-type="string" office:string-value="2022-07-03">
            <text:p>2022-07-03</text:p>
          </table:table-cell>
          <table:table-cell table:style-name="ce3" table:formula="of:=MID([.A385];183;9)" office:value-type="string" office:string-value="10:41 UTC">
            <text:p>10:41 UTC</text:p>
          </table:table-cell>
          <table:table-cell table:formula="of:=RIGHT([.A385];LEN([.A385])-FIND(&quot;&lt;/description&gt;&quot;;[.A385])+1)" office:value-type="string" office:string-value="&lt;/description&gt;&lt;Point&gt;&lt;coordinates&gt;  32.30124000,  46.78468000&lt;/coordinates&gt;&lt;/Point&gt;&lt;/Placemark&gt;">
            <text:p>&lt;/description&gt;&lt;Point&gt;&lt;coordinates&gt; <text:s/>32.30124000, <text:s/>46.78468000&lt;/coordinates&gt;&lt;/Point&gt;&lt;/Placemark&gt;</text:p>
          </table:table-cell>
          <table:table-cell office:value-type="float" office:value="306">
            <text:p>306</text:p>
          </table:table-cell>
          <table:table-cell table:style-name="ce4" table:formula="of:=VALUE(LEFT(MID([.A385];FIND(&quot;&lt;coordinates&gt;&quot;;[.A385])+15;26);11))" office:value-type="float" office:value="32.30124">
            <text:p>32.30124000</text:p>
          </table:table-cell>
          <table:table-cell table:style-name="ce4" table:formula="of:=VALUE(RIGHT(MID([.A385];FIND(&quot;&lt;coordinates&gt;&quot;;[.A385])+14;26);11))" office:value-type="float" office:value="46.78468">
            <text:p>46.78468000</text:p>
          </table:table-cell>
          <table:table-cell table:formula="of:=SQRT(([.H385]-[.H384])*([.H385]-[.H384])+([.I385]-[.I384])*([.I385]-[.I384]))" office:value-type="float" office:value="0.0402842860182519">
            <text:p>0.0402842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20 &lt;br&gt; Longitude : <text:s text:c="6"/>32.30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0697000, <text:s/>46.82049000&lt;/coordinates&gt;&lt;/Point&gt;&lt;/Placemark&gt;</text:p>
          </table:table-cell>
          <table:table-cell office:value-type="float" office:value="315">
            <text:p>315</text:p>
          </table:table-cell>
          <table:table-cell table:formula="of:=IF([.D38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6];162;10)" office:value-type="string" office:string-value="2022-07-03">
            <text:p>2022-07-03</text:p>
          </table:table-cell>
          <table:table-cell table:style-name="ce3" table:formula="of:=MID([.A386];183;9)" office:value-type="string" office:string-value="11:30 UTC">
            <text:p>11:30 UTC</text:p>
          </table:table-cell>
          <table:table-cell table:formula="of:=RIGHT([.A386];LEN([.A386])-FIND(&quot;&lt;/description&gt;&quot;;[.A386])+1)" office:value-type="string" office:string-value="&lt;/description&gt;&lt;Point&gt;&lt;coordinates&gt;  32.30697000,  46.82049000&lt;/coordinates&gt;&lt;/Point&gt;&lt;/Placemark&gt;">
            <text:p>&lt;/description&gt;&lt;Point&gt;&lt;coordinates&gt; <text:s/>32.30697000, <text:s/>46.82049000&lt;/coordinates&gt;&lt;/Point&gt;&lt;/Placemark&gt;</text:p>
          </table:table-cell>
          <table:table-cell office:value-type="float" office:value="315">
            <text:p>315</text:p>
          </table:table-cell>
          <table:table-cell table:style-name="ce4" table:formula="of:=VALUE(LEFT(MID([.A386];FIND(&quot;&lt;coordinates&gt;&quot;;[.A386])+15;26);11))" office:value-type="float" office:value="32.30697">
            <text:p>32.30697000</text:p>
          </table:table-cell>
          <table:table-cell table:style-name="ce4" table:formula="of:=VALUE(RIGHT(MID([.A386];FIND(&quot;&lt;coordinates&gt;&quot;;[.A386])+14;26);11))" office:value-type="float" office:value="46.82049">
            <text:p>46.82049000</text:p>
          </table:table-cell>
          <table:table-cell table:formula="of:=SQRT(([.H386]-[.H385])*([.H386]-[.H385])+([.I386]-[.I385])*([.I386]-[.I385]))" office:value-type="float" office:value="0.0362655346024272">
            <text:p>0.036265534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785 &lt;br&gt; Longitude : <text:s text:c="6"/>32.310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0993000, <text:s/>46.78527000&lt;/coordinates&gt;&lt;/Point&gt;&lt;/Placemark&gt;</text:p>
          </table:table-cell>
          <table:table-cell office:value-type="float" office:value="307">
            <text:p>307</text:p>
          </table:table-cell>
          <table:table-cell table:formula="of:=IF([.D38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7];162;10)" office:value-type="string" office:string-value="2022-07-03">
            <text:p>2022-07-03</text:p>
          </table:table-cell>
          <table:table-cell table:style-name="ce3" table:formula="of:=MID([.A387];183;9)" office:value-type="string" office:string-value="09:49 UTC">
            <text:p>09:49 UTC</text:p>
          </table:table-cell>
          <table:table-cell table:formula="of:=RIGHT([.A387];LEN([.A387])-FIND(&quot;&lt;/description&gt;&quot;;[.A387])+1)" office:value-type="string" office:string-value="&lt;/description&gt;&lt;Point&gt;&lt;coordinates&gt;  32.30993000,  46.78527000&lt;/coordinates&gt;&lt;/Point&gt;&lt;/Placemark&gt;">
            <text:p>&lt;/description&gt;&lt;Point&gt;&lt;coordinates&gt; <text:s/>32.30993000, <text:s/>46.78527000&lt;/coordinates&gt;&lt;/Point&gt;&lt;/Placemark&gt;</text:p>
          </table:table-cell>
          <table:table-cell office:value-type="float" office:value="307">
            <text:p>307</text:p>
          </table:table-cell>
          <table:table-cell table:style-name="ce4" table:formula="of:=VALUE(LEFT(MID([.A387];FIND(&quot;&lt;coordinates&gt;&quot;;[.A387])+15;26);11))" office:value-type="float" office:value="32.30993">
            <text:p>32.30993000</text:p>
          </table:table-cell>
          <table:table-cell table:style-name="ce4" table:formula="of:=VALUE(RIGHT(MID([.A387];FIND(&quot;&lt;coordinates&gt;&quot;;[.A387])+14;26);11))" office:value-type="float" office:value="46.78527">
            <text:p>46.78527000</text:p>
          </table:table-cell>
          <table:table-cell table:formula="of:=SQRT(([.H387]-[.H386])*([.H387]-[.H386])+([.I387]-[.I386])*([.I387]-[.I386]))" office:value-type="float" office:value="0.0353441650064078">
            <text:p>0.0353441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16 &lt;br&gt; Longitude : <text:s text:c="6"/>32.31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1689000, <text:s/>46.81556000&lt;/coordinates&gt;&lt;/Point&gt;&lt;/Placemark&gt;</text:p>
          </table:table-cell>
          <table:table-cell office:value-type="float" office:value="311">
            <text:p>311</text:p>
          </table:table-cell>
          <table:table-cell table:formula="of:=IF([.D38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8];162;10)" office:value-type="string" office:string-value="2022-07-03">
            <text:p>2022-07-03</text:p>
          </table:table-cell>
          <table:table-cell table:style-name="ce3" table:formula="of:=MID([.A388];183;9)" office:value-type="string" office:string-value="11:30 UTC">
            <text:p>11:30 UTC</text:p>
          </table:table-cell>
          <table:table-cell table:formula="of:=RIGHT([.A388];LEN([.A388])-FIND(&quot;&lt;/description&gt;&quot;;[.A388])+1)" office:value-type="string" office:string-value="&lt;/description&gt;&lt;Point&gt;&lt;coordinates&gt;  32.31689000,  46.81556000&lt;/coordinates&gt;&lt;/Point&gt;&lt;/Placemark&gt;">
            <text:p>&lt;/description&gt;&lt;Point&gt;&lt;coordinates&gt; <text:s/>32.31689000, <text:s/>46.81556000&lt;/coordinates&gt;&lt;/Point&gt;&lt;/Placemark&gt;</text:p>
          </table:table-cell>
          <table:table-cell office:value-type="float" office:value="311">
            <text:p>311</text:p>
          </table:table-cell>
          <table:table-cell table:style-name="ce4" table:formula="of:=VALUE(LEFT(MID([.A388];FIND(&quot;&lt;coordinates&gt;&quot;;[.A388])+15;26);11))" office:value-type="float" office:value="32.31689">
            <text:p>32.31689000</text:p>
          </table:table-cell>
          <table:table-cell table:style-name="ce4" table:formula="of:=VALUE(RIGHT(MID([.A388];FIND(&quot;&lt;coordinates&gt;&quot;;[.A388])+14;26);11))" office:value-type="float" office:value="46.81556">
            <text:p>46.81556000</text:p>
          </table:table-cell>
          <table:table-cell table:formula="of:=SQRT(([.H388]-[.H387])*([.H388]-[.H387])+([.I388]-[.I387])*([.I388]-[.I387]))" office:value-type="float" office:value="0.0310793452311988">
            <text:p>0.03107934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40 &lt;br&gt; Longitude : <text:s text:c="6"/>32.336&lt;br&gt;Date Acquired : 2022-07-03 &lt;br&gt;Time: 10:04 UTC&lt;br&gt;Confidence [0-100] : 83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3599000, <text:s/>46.63966000&lt;/coordinates&gt;&lt;/Point&gt;&lt;/Placemark&gt;</text:p>
          </table:table-cell>
          <table:table-cell office:value-type="float" office:value="1133">
            <text:p>1133</text:p>
          </table:table-cell>
          <table:table-cell table:formula="of:=IF([.D38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89];162;10)" office:value-type="string" office:string-value="2022-07-03">
            <text:p>2022-07-03</text:p>
          </table:table-cell>
          <table:table-cell table:style-name="ce3" table:formula="of:=MID([.A389];183;9)" office:value-type="string" office:string-value="10:04 UTC">
            <text:p>10:04 UTC</text:p>
          </table:table-cell>
          <table:table-cell table:formula="of:=RIGHT([.A389];LEN([.A389])-FIND(&quot;&lt;/description&gt;&quot;;[.A389])+1)" office:value-type="string" office:string-value="&lt;/description&gt;&lt;Point&gt;&lt;coordinates&gt;  32.33599000,  46.63966000&lt;/coordinates&gt;&lt;/Point&gt;&lt;/Placemark&gt;">
            <text:p>&lt;/description&gt;&lt;Point&gt;&lt;coordinates&gt; <text:s/>32.33599000, <text:s/>46.63966000&lt;/coordinates&gt;&lt;/Point&gt;&lt;/Placemark&gt;</text:p>
          </table:table-cell>
          <table:table-cell office:value-type="float" office:value="1133">
            <text:p>1133</text:p>
          </table:table-cell>
          <table:table-cell table:style-name="ce4" table:formula="of:=VALUE(LEFT(MID([.A389];FIND(&quot;&lt;coordinates&gt;&quot;;[.A389])+15;26);11))" office:value-type="float" office:value="32.33599">
            <text:p>32.33599000</text:p>
          </table:table-cell>
          <table:table-cell table:style-name="ce4" table:formula="of:=VALUE(RIGHT(MID([.A389];FIND(&quot;&lt;coordinates&gt;&quot;;[.A389])+14;26);11))" office:value-type="float" office:value="46.63966">
            <text:p>46.63966000</text:p>
          </table:table-cell>
          <table:table-cell table:formula="of:=SQRT(([.H389]-[.H388])*([.H389]-[.H388])+([.I389]-[.I388])*([.I389]-[.I388]))" office:value-type="float" office:value="0.176933942475715">
            <text:p>0.17693394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89 &lt;br&gt; Longitude : <text:s text:c="6"/>32.353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5338000, <text:s/>46.88925000&lt;/coordinates&gt;&lt;/Point&gt;&lt;/Placemark&gt;</text:p>
          </table:table-cell>
          <table:table-cell office:value-type="float" office:value="334">
            <text:p>334</text:p>
          </table:table-cell>
          <table:table-cell table:formula="of:=IF([.D39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0];162;10)" office:value-type="string" office:string-value="2022-07-03">
            <text:p>2022-07-03</text:p>
          </table:table-cell>
          <table:table-cell table:style-name="ce3" table:formula="of:=MID([.A390];183;9)" office:value-type="string" office:string-value="09:49 UTC">
            <text:p>09:49 UTC</text:p>
          </table:table-cell>
          <table:table-cell table:formula="of:=RIGHT([.A390];LEN([.A390])-FIND(&quot;&lt;/description&gt;&quot;;[.A390])+1)" office:value-type="string" office:string-value="&lt;/description&gt;&lt;Point&gt;&lt;coordinates&gt;  32.35338000,  46.88925000&lt;/coordinates&gt;&lt;/Point&gt;&lt;/Placemark&gt;">
            <text:p>&lt;/description&gt;&lt;Point&gt;&lt;coordinates&gt; <text:s/>32.35338000, <text:s/>46.88925000&lt;/coordinates&gt;&lt;/Point&gt;&lt;/Placemark&gt;</text:p>
          </table:table-cell>
          <table:table-cell office:value-type="float" office:value="334">
            <text:p>334</text:p>
          </table:table-cell>
          <table:table-cell table:style-name="ce4" table:formula="of:=VALUE(LEFT(MID([.A390];FIND(&quot;&lt;coordinates&gt;&quot;;[.A390])+15;26);11))" office:value-type="float" office:value="32.35338">
            <text:p>32.35338000</text:p>
          </table:table-cell>
          <table:table-cell table:style-name="ce4" table:formula="of:=VALUE(RIGHT(MID([.A390];FIND(&quot;&lt;coordinates&gt;&quot;;[.A390])+14;26);11))" office:value-type="float" office:value="46.88925">
            <text:p>46.88925000</text:p>
          </table:table-cell>
          <table:table-cell table:formula="of:=SQRT(([.H390]-[.H389])*([.H390]-[.H389])+([.I390]-[.I389])*([.I390]-[.I389]))" office:value-type="float" office:value="0.250195084284242">
            <text:p>0.25019508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28 &lt;br&gt; Longitude : <text:s text:c="6"/>32.35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5880000, <text:s/>46.82792000&lt;/coordinates&gt;&lt;/Point&gt;&lt;/Placemark&gt;</text:p>
          </table:table-cell>
          <table:table-cell office:value-type="float" office:value="318">
            <text:p>318</text:p>
          </table:table-cell>
          <table:table-cell table:formula="of:=IF([.D39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1];162;10)" office:value-type="string" office:string-value="2022-07-03">
            <text:p>2022-07-03</text:p>
          </table:table-cell>
          <table:table-cell table:style-name="ce3" table:formula="of:=MID([.A391];183;9)" office:value-type="string" office:string-value="11:30 UTC">
            <text:p>11:30 UTC</text:p>
          </table:table-cell>
          <table:table-cell table:formula="of:=RIGHT([.A391];LEN([.A391])-FIND(&quot;&lt;/description&gt;&quot;;[.A391])+1)" office:value-type="string" office:string-value="&lt;/description&gt;&lt;Point&gt;&lt;coordinates&gt;  32.35880000,  46.82792000&lt;/coordinates&gt;&lt;/Point&gt;&lt;/Placemark&gt;">
            <text:p>&lt;/description&gt;&lt;Point&gt;&lt;coordinates&gt; <text:s/>32.35880000, <text:s/>46.82792000&lt;/coordinates&gt;&lt;/Point&gt;&lt;/Placemark&gt;</text:p>
          </table:table-cell>
          <table:table-cell office:value-type="float" office:value="318">
            <text:p>318</text:p>
          </table:table-cell>
          <table:table-cell table:style-name="ce4" table:formula="of:=VALUE(LEFT(MID([.A391];FIND(&quot;&lt;coordinates&gt;&quot;;[.A391])+15;26);11))" office:value-type="float" office:value="32.3588">
            <text:p>32.35880000</text:p>
          </table:table-cell>
          <table:table-cell table:style-name="ce4" table:formula="of:=VALUE(RIGHT(MID([.A391];FIND(&quot;&lt;coordinates&gt;&quot;;[.A391])+14;26);11))" office:value-type="float" office:value="46.82792">
            <text:p>46.82792000</text:p>
          </table:table-cell>
          <table:table-cell table:formula="of:=SQRT(([.H391]-[.H390])*([.H391]-[.H390])+([.I391]-[.I390])*([.I391]-[.I390]))" office:value-type="float" office:value="0.0615690287401042">
            <text:p>0.061569028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51 &lt;br&gt; Longitude : <text:s text:c="6"/>32.35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5915000, <text:s/>46.65070000&lt;/coordinates&gt;&lt;/Point&gt;&lt;/Placemark&gt;</text:p>
          </table:table-cell>
          <table:table-cell office:value-type="float" office:value="230">
            <text:p>230</text:p>
          </table:table-cell>
          <table:table-cell table:formula="of:=IF([.D39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2];162;10)" office:value-type="string" office:string-value="2022-07-03">
            <text:p>2022-07-03</text:p>
          </table:table-cell>
          <table:table-cell table:style-name="ce3" table:formula="of:=MID([.A392];183;9)" office:value-type="string" office:string-value="11:30 UTC">
            <text:p>11:30 UTC</text:p>
          </table:table-cell>
          <table:table-cell table:formula="of:=RIGHT([.A392];LEN([.A392])-FIND(&quot;&lt;/description&gt;&quot;;[.A392])+1)" office:value-type="string" office:string-value="&lt;/description&gt;&lt;Point&gt;&lt;coordinates&gt;  32.35915000,  46.65070000&lt;/coordinates&gt;&lt;/Point&gt;&lt;/Placemark&gt;">
            <text:p>&lt;/description&gt;&lt;Point&gt;&lt;coordinates&gt; <text:s/>32.35915000, <text:s/>46.65070000&lt;/coordinates&gt;&lt;/Point&gt;&lt;/Placemark&gt;</text:p>
          </table:table-cell>
          <table:table-cell office:value-type="float" office:value="230">
            <text:p>230</text:p>
          </table:table-cell>
          <table:table-cell table:style-name="ce4" table:formula="of:=VALUE(LEFT(MID([.A392];FIND(&quot;&lt;coordinates&gt;&quot;;[.A392])+15;26);11))" office:value-type="float" office:value="32.35915">
            <text:p>32.35915000</text:p>
          </table:table-cell>
          <table:table-cell table:style-name="ce4" table:formula="of:=VALUE(RIGHT(MID([.A392];FIND(&quot;&lt;coordinates&gt;&quot;;[.A392])+14;26);11))" office:value-type="float" office:value="46.6507">
            <text:p>46.65070000</text:p>
          </table:table-cell>
          <table:table-cell table:formula="of:=SQRT(([.H392]-[.H391])*([.H392]-[.H391])+([.I392]-[.I391])*([.I392]-[.I391]))" office:value-type="float" office:value="0.17722034561528">
            <text:p>0.17722034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661 &lt;br&gt; Longitude : <text:s text:c="6"/>32.374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7446000, <text:s/>46.66080000&lt;/coordinates&gt;&lt;/Point&gt;&lt;/Placemark&gt;</text:p>
          </table:table-cell>
          <table:table-cell office:value-type="float" office:value="244">
            <text:p>244</text:p>
          </table:table-cell>
          <table:table-cell table:formula="of:=IF([.D39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3];162;10)" office:value-type="string" office:string-value="2022-07-03">
            <text:p>2022-07-03</text:p>
          </table:table-cell>
          <table:table-cell table:style-name="ce3" table:formula="of:=MID([.A393];183;9)" office:value-type="string" office:string-value="09:49 UTC">
            <text:p>09:49 UTC</text:p>
          </table:table-cell>
          <table:table-cell table:formula="of:=RIGHT([.A393];LEN([.A393])-FIND(&quot;&lt;/description&gt;&quot;;[.A393])+1)" office:value-type="string" office:string-value="&lt;/description&gt;&lt;Point&gt;&lt;coordinates&gt;  32.37446000,  46.66080000&lt;/coordinates&gt;&lt;/Point&gt;&lt;/Placemark&gt;">
            <text:p>&lt;/description&gt;&lt;Point&gt;&lt;coordinates&gt; <text:s/>32.37446000, <text:s/>46.66080000&lt;/coordinates&gt;&lt;/Point&gt;&lt;/Placemark&gt;</text:p>
          </table:table-cell>
          <table:table-cell office:value-type="float" office:value="244">
            <text:p>244</text:p>
          </table:table-cell>
          <table:table-cell table:style-name="ce4" table:formula="of:=VALUE(LEFT(MID([.A393];FIND(&quot;&lt;coordinates&gt;&quot;;[.A393])+15;26);11))" office:value-type="float" office:value="32.37446">
            <text:p>32.37446000</text:p>
          </table:table-cell>
          <table:table-cell table:style-name="ce4" table:formula="of:=VALUE(RIGHT(MID([.A393];FIND(&quot;&lt;coordinates&gt;&quot;;[.A393])+14;26);11))" office:value-type="float" office:value="46.6608">
            <text:p>46.66080000</text:p>
          </table:table-cell>
          <table:table-cell table:formula="of:=SQRT(([.H393]-[.H392])*([.H393]-[.H392])+([.I393]-[.I392])*([.I393]-[.I392]))" office:value-type="float" office:value="0.0183413767204104">
            <text:p>0.01834137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832 &lt;br&gt; Longitude : <text:s text:c="6"/>32.382&lt;br&gt;Date Acquired : 2022-07-03 &lt;br&gt;Time: 11:42 UTC&lt;br&gt;Confidence [0-100] : 72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8244000, <text:s/>46.83211000&lt;/coordinates&gt;&lt;/Point&gt;&lt;/Placemark&gt;</text:p>
          </table:table-cell>
          <table:table-cell office:value-type="float" office:value="12">
            <text:p>12</text:p>
          </table:table-cell>
          <table:table-cell table:formula="of:=IF([.D39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4];162;10)" office:value-type="string" office:string-value="2022-07-03">
            <text:p>2022-07-03</text:p>
          </table:table-cell>
          <table:table-cell table:style-name="ce3" table:formula="of:=MID([.A394];183;9)" office:value-type="string" office:string-value="11:42 UTC">
            <text:p>11:42 UTC</text:p>
          </table:table-cell>
          <table:table-cell table:formula="of:=RIGHT([.A394];LEN([.A394])-FIND(&quot;&lt;/description&gt;&quot;;[.A394])+1)" office:value-type="string" office:string-value="&lt;/description&gt;&lt;Point&gt;&lt;coordinates&gt;  32.38244000,  46.83211000&lt;/coordinates&gt;&lt;/Point&gt;&lt;/Placemark&gt;">
            <text:p>&lt;/description&gt;&lt;Point&gt;&lt;coordinates&gt; <text:s/>32.38244000, <text:s/>46.83211000&lt;/coordinates&gt;&lt;/Point&gt;&lt;/Placemark&gt;</text:p>
          </table:table-cell>
          <table:table-cell office:value-type="float" office:value="12">
            <text:p>12</text:p>
          </table:table-cell>
          <table:table-cell table:style-name="ce4" table:formula="of:=VALUE(LEFT(MID([.A394];FIND(&quot;&lt;coordinates&gt;&quot;;[.A394])+15;26);11))" office:value-type="float" office:value="32.38244">
            <text:p>32.38244000</text:p>
          </table:table-cell>
          <table:table-cell table:style-name="ce4" table:formula="of:=VALUE(RIGHT(MID([.A394];FIND(&quot;&lt;coordinates&gt;&quot;;[.A394])+14;26);11))" office:value-type="float" office:value="46.83211">
            <text:p>46.83211000</text:p>
          </table:table-cell>
          <table:table-cell table:formula="of:=SQRT(([.H394]-[.H393])*([.H394]-[.H393])+([.I394]-[.I393])*([.I394]-[.I393]))" office:value-type="float" office:value="0.171495762338314">
            <text:p>0.17149576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11 &lt;br&gt; Longitude : <text:s text:c="6"/>32.398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9759000, <text:s/>47.41098000&lt;/coordinates&gt;&lt;/Point&gt;&lt;/Placemark&gt;</text:p>
          </table:table-cell>
          <table:table-cell office:value-type="float" office:value="719">
            <text:p>719</text:p>
          </table:table-cell>
          <table:table-cell table:formula="of:=IF([.D39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5];162;10)" office:value-type="string" office:string-value="2022-07-03">
            <text:p>2022-07-03</text:p>
          </table:table-cell>
          <table:table-cell table:style-name="ce3" table:formula="of:=MID([.A395];183;9)" office:value-type="string" office:string-value="10:41 UTC">
            <text:p>10:41 UTC</text:p>
          </table:table-cell>
          <table:table-cell table:formula="of:=RIGHT([.A395];LEN([.A395])-FIND(&quot;&lt;/description&gt;&quot;;[.A395])+1)" office:value-type="string" office:string-value="&lt;/description&gt;&lt;Point&gt;&lt;coordinates&gt;  32.39759000,  47.41098000&lt;/coordinates&gt;&lt;/Point&gt;&lt;/Placemark&gt;">
            <text:p>&lt;/description&gt;&lt;Point&gt;&lt;coordinates&gt; <text:s/>32.39759000, <text:s/>47.41098000&lt;/coordinates&gt;&lt;/Point&gt;&lt;/Placemark&gt;</text:p>
          </table:table-cell>
          <table:table-cell office:value-type="float" office:value="719">
            <text:p>719</text:p>
          </table:table-cell>
          <table:table-cell table:style-name="ce4" table:formula="of:=VALUE(LEFT(MID([.A395];FIND(&quot;&lt;coordinates&gt;&quot;;[.A395])+15;26);11))" office:value-type="float" office:value="32.39759">
            <text:p>32.39759000</text:p>
          </table:table-cell>
          <table:table-cell table:style-name="ce4" table:formula="of:=VALUE(RIGHT(MID([.A395];FIND(&quot;&lt;coordinates&gt;&quot;;[.A395])+14;26);11))" office:value-type="float" office:value="47.41098">
            <text:p>47.41098000</text:p>
          </table:table-cell>
          <table:table-cell table:formula="of:=SQRT(([.H395]-[.H394])*([.H395]-[.H394])+([.I395]-[.I394])*([.I395]-[.I394]))" office:value-type="float" office:value="0.579068216534116">
            <text:p>0.57906821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38 &lt;br&gt; Longitude : <text:s text:c="6"/>32.401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0148000, <text:s/>46.83766000&lt;/coordinates&gt;&lt;/Point&gt;&lt;/Placemark&gt;</text:p>
          </table:table-cell>
          <table:table-cell office:value-type="float" office:value="323">
            <text:p>323</text:p>
          </table:table-cell>
          <table:table-cell table:formula="of:=IF([.D39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6];162;10)" office:value-type="string" office:string-value="2022-07-03">
            <text:p>2022-07-03</text:p>
          </table:table-cell>
          <table:table-cell table:style-name="ce3" table:formula="of:=MID([.A396];183;9)" office:value-type="string" office:string-value="09:49 UTC">
            <text:p>09:49 UTC</text:p>
          </table:table-cell>
          <table:table-cell table:formula="of:=RIGHT([.A396];LEN([.A396])-FIND(&quot;&lt;/description&gt;&quot;;[.A396])+1)" office:value-type="string" office:string-value="&lt;/description&gt;&lt;Point&gt;&lt;coordinates&gt;  32.40148000,  46.83766000&lt;/coordinates&gt;&lt;/Point&gt;&lt;/Placemark&gt;">
            <text:p>&lt;/description&gt;&lt;Point&gt;&lt;coordinates&gt; <text:s/>32.40148000, <text:s/>46.83766000&lt;/coordinates&gt;&lt;/Point&gt;&lt;/Placemark&gt;</text:p>
          </table:table-cell>
          <table:table-cell office:value-type="float" office:value="323">
            <text:p>323</text:p>
          </table:table-cell>
          <table:table-cell table:style-name="ce4" table:formula="of:=VALUE(LEFT(MID([.A396];FIND(&quot;&lt;coordinates&gt;&quot;;[.A396])+15;26);11))" office:value-type="float" office:value="32.40148">
            <text:p>32.40148000</text:p>
          </table:table-cell>
          <table:table-cell table:style-name="ce4" table:formula="of:=VALUE(RIGHT(MID([.A396];FIND(&quot;&lt;coordinates&gt;&quot;;[.A396])+14;26);11))" office:value-type="float" office:value="46.83766">
            <text:p>46.83766000</text:p>
          </table:table-cell>
          <table:table-cell table:formula="of:=SQRT(([.H396]-[.H395])*([.H396]-[.H395])+([.I396]-[.I395])*([.I396]-[.I395]))" office:value-type="float" office:value="0.573333196753862">
            <text:p>0.57333319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19 &lt;br&gt; Longitude : <text:s text:c="6"/>32.407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0742000, <text:s/>46.81916000&lt;/coordinates&gt;&lt;/Point&gt;&lt;/Placemark&gt;</text:p>
          </table:table-cell>
          <table:table-cell office:value-type="float" office:value="314">
            <text:p>314</text:p>
          </table:table-cell>
          <table:table-cell table:formula="of:=IF([.D39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7];162;10)" office:value-type="string" office:string-value="2022-07-03">
            <text:p>2022-07-03</text:p>
          </table:table-cell>
          <table:table-cell table:style-name="ce3" table:formula="of:=MID([.A397];183;9)" office:value-type="string" office:string-value="11:30 UTC">
            <text:p>11:30 UTC</text:p>
          </table:table-cell>
          <table:table-cell table:formula="of:=RIGHT([.A397];LEN([.A397])-FIND(&quot;&lt;/description&gt;&quot;;[.A397])+1)" office:value-type="string" office:string-value="&lt;/description&gt;&lt;Point&gt;&lt;coordinates&gt;  32.40742000,  46.81916000&lt;/coordinates&gt;&lt;/Point&gt;&lt;/Placemark&gt;">
            <text:p>&lt;/description&gt;&lt;Point&gt;&lt;coordinates&gt; <text:s/>32.40742000, <text:s/>46.81916000&lt;/coordinates&gt;&lt;/Point&gt;&lt;/Placemark&gt;</text:p>
          </table:table-cell>
          <table:table-cell office:value-type="float" office:value="314">
            <text:p>314</text:p>
          </table:table-cell>
          <table:table-cell table:style-name="ce4" table:formula="of:=VALUE(LEFT(MID([.A397];FIND(&quot;&lt;coordinates&gt;&quot;;[.A397])+15;26);11))" office:value-type="float" office:value="32.40742">
            <text:p>32.40742000</text:p>
          </table:table-cell>
          <table:table-cell table:style-name="ce4" table:formula="of:=VALUE(RIGHT(MID([.A397];FIND(&quot;&lt;coordinates&gt;&quot;;[.A397])+14;26);11))" office:value-type="float" office:value="46.81916">
            <text:p>46.81916000</text:p>
          </table:table-cell>
          <table:table-cell table:formula="of:=SQRT(([.H397]-[.H396])*([.H397]-[.H396])+([.I397]-[.I396])*([.I397]-[.I396]))" office:value-type="float" office:value="0.0194302238793109">
            <text:p>0.01943022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35 &lt;br&gt; Longitude : <text:s text:c="6"/>32.410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1000000, <text:s/>46.83528000&lt;/coordinates&gt;&lt;/Point&gt;&lt;/Placemark&gt;</text:p>
          </table:table-cell>
          <table:table-cell office:value-type="float" office:value="320">
            <text:p>320</text:p>
          </table:table-cell>
          <table:table-cell table:formula="of:=IF([.D39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8];162;10)" office:value-type="string" office:string-value="2022-07-03">
            <text:p>2022-07-03</text:p>
          </table:table-cell>
          <table:table-cell table:style-name="ce3" table:formula="of:=MID([.A398];183;9)" office:value-type="string" office:string-value="10:41 UTC">
            <text:p>10:41 UTC</text:p>
          </table:table-cell>
          <table:table-cell table:formula="of:=RIGHT([.A398];LEN([.A398])-FIND(&quot;&lt;/description&gt;&quot;;[.A398])+1)" office:value-type="string" office:string-value="&lt;/description&gt;&lt;Point&gt;&lt;coordinates&gt;  32.41000000,  46.83528000&lt;/coordinates&gt;&lt;/Point&gt;&lt;/Placemark&gt;">
            <text:p>&lt;/description&gt;&lt;Point&gt;&lt;coordinates&gt; <text:s/>32.41000000, <text:s/>46.83528000&lt;/coordinates&gt;&lt;/Point&gt;&lt;/Placemark&gt;</text:p>
          </table:table-cell>
          <table:table-cell office:value-type="float" office:value="320">
            <text:p>320</text:p>
          </table:table-cell>
          <table:table-cell table:style-name="ce4" table:formula="of:=VALUE(LEFT(MID([.A398];FIND(&quot;&lt;coordinates&gt;&quot;;[.A398])+15;26);11))" office:value-type="float" office:value="32.41">
            <text:p>32.41000000</text:p>
          </table:table-cell>
          <table:table-cell table:style-name="ce4" table:formula="of:=VALUE(RIGHT(MID([.A398];FIND(&quot;&lt;coordinates&gt;&quot;;[.A398])+14;26);11))" office:value-type="float" office:value="46.83528">
            <text:p>46.83528000</text:p>
          </table:table-cell>
          <table:table-cell table:formula="of:=SQRT(([.H398]-[.H397])*([.H398]-[.H397])+([.I398]-[.I397])*([.I398]-[.I397]))" office:value-type="float" office:value="0.0163251584984648">
            <text:p>0.016325158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27 &lt;br&gt; Longitude : <text:s text:c="6"/>32.422&lt;br&gt;Date Acquired : 2022-07-03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2225000, <text:s/>47.02677000&lt;/coordinates&gt;&lt;/Point&gt;&lt;/Placemark&gt;</text:p>
          </table:table-cell>
          <table:table-cell office:value-type="float" office:value="354">
            <text:p>354</text:p>
          </table:table-cell>
          <table:table-cell table:formula="of:=IF([.D39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399];162;10)" office:value-type="string" office:string-value="2022-07-03">
            <text:p>2022-07-03</text:p>
          </table:table-cell>
          <table:table-cell table:style-name="ce3" table:formula="of:=MID([.A399];183;9)" office:value-type="string" office:string-value="00:03 UTC">
            <text:p>00:03 UTC</text:p>
          </table:table-cell>
          <table:table-cell table:formula="of:=RIGHT([.A399];LEN([.A399])-FIND(&quot;&lt;/description&gt;&quot;;[.A399])+1)" office:value-type="string" office:string-value="&lt;/description&gt;&lt;Point&gt;&lt;coordinates&gt;  32.42225000,  47.02677000&lt;/coordinates&gt;&lt;/Point&gt;&lt;/Placemark&gt;">
            <text:p>&lt;/description&gt;&lt;Point&gt;&lt;coordinates&gt; <text:s/>32.42225000, <text:s/>47.02677000&lt;/coordinates&gt;&lt;/Point&gt;&lt;/Placemark&gt;</text:p>
          </table:table-cell>
          <table:table-cell office:value-type="float" office:value="354">
            <text:p>354</text:p>
          </table:table-cell>
          <table:table-cell table:style-name="ce4" table:formula="of:=VALUE(LEFT(MID([.A399];FIND(&quot;&lt;coordinates&gt;&quot;;[.A399])+15;26);11))" office:value-type="float" office:value="32.42225">
            <text:p>32.42225000</text:p>
          </table:table-cell>
          <table:table-cell table:style-name="ce4" table:formula="of:=VALUE(RIGHT(MID([.A399];FIND(&quot;&lt;coordinates&gt;&quot;;[.A399])+14;26);11))" office:value-type="float" office:value="47.02677">
            <text:p>47.02677000</text:p>
          </table:table-cell>
          <table:table-cell table:formula="of:=SQRT(([.H399]-[.H398])*([.H399]-[.H398])+([.I399]-[.I398])*([.I399]-[.I398]))" office:value-type="float" office:value="0.191881428491662">
            <text:p>0.191881428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930 &lt;br&gt; Longitude : <text:s text:c="6"/>32.428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2801000, <text:s/>46.92962000&lt;/coordinates&gt;&lt;/Point&gt;&lt;/Placemark&gt;</text:p>
          </table:table-cell>
          <table:table-cell office:value-type="float" office:value="336">
            <text:p>336</text:p>
          </table:table-cell>
          <table:table-cell table:formula="of:=IF([.D40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0];162;10)" office:value-type="string" office:string-value="2022-07-03">
            <text:p>2022-07-03</text:p>
          </table:table-cell>
          <table:table-cell table:style-name="ce3" table:formula="of:=MID([.A400];183;9)" office:value-type="string" office:string-value="11:30 UTC">
            <text:p>11:30 UTC</text:p>
          </table:table-cell>
          <table:table-cell table:formula="of:=RIGHT([.A400];LEN([.A400])-FIND(&quot;&lt;/description&gt;&quot;;[.A400])+1)" office:value-type="string" office:string-value="&lt;/description&gt;&lt;Point&gt;&lt;coordinates&gt;  32.42801000,  46.92962000&lt;/coordinates&gt;&lt;/Point&gt;&lt;/Placemark&gt;">
            <text:p>&lt;/description&gt;&lt;Point&gt;&lt;coordinates&gt; <text:s/>32.42801000, <text:s/>46.92962000&lt;/coordinates&gt;&lt;/Point&gt;&lt;/Placemark&gt;</text:p>
          </table:table-cell>
          <table:table-cell office:value-type="float" office:value="336">
            <text:p>336</text:p>
          </table:table-cell>
          <table:table-cell table:style-name="ce4" table:formula="of:=VALUE(LEFT(MID([.A400];FIND(&quot;&lt;coordinates&gt;&quot;;[.A400])+15;26);11))" office:value-type="float" office:value="32.42801">
            <text:p>32.42801000</text:p>
          </table:table-cell>
          <table:table-cell table:style-name="ce4" table:formula="of:=VALUE(RIGHT(MID([.A400];FIND(&quot;&lt;coordinates&gt;&quot;;[.A400])+14;26);11))" office:value-type="float" office:value="46.92962">
            <text:p>46.92962000</text:p>
          </table:table-cell>
          <table:table-cell table:formula="of:=SQRT(([.H400]-[.H399])*([.H400]-[.H399])+([.I400]-[.I399])*([.I400]-[.I399]))" office:value-type="float" office:value="0.0973206047042448">
            <text:p>0.097320604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29 &lt;br&gt; Longitude : <text:s text:c="6"/>32.428&lt;br&gt;Date Acquired : 2022-07-03 &lt;br&gt;Time: 00:54 UTC&lt;br&gt;Confidence [0-100] : high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2813000, <text:s/>47.02903000&lt;/coordinates&gt;&lt;/Point&gt;&lt;/Placemark&gt;</text:p>
          </table:table-cell>
          <table:table-cell office:value-type="float" office:value="362">
            <text:p>362</text:p>
          </table:table-cell>
          <table:table-cell table:formula="of:=IF([.D40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1];162;10)" office:value-type="string" office:string-value="2022-07-03">
            <text:p>2022-07-03</text:p>
          </table:table-cell>
          <table:table-cell table:style-name="ce3" table:formula="of:=MID([.A401];183;9)" office:value-type="string" office:string-value="00:54 UTC">
            <text:p>00:54 UTC</text:p>
          </table:table-cell>
          <table:table-cell table:formula="of:=RIGHT([.A401];LEN([.A401])-FIND(&quot;&lt;/description&gt;&quot;;[.A401])+1)" office:value-type="string" office:string-value="&lt;/description&gt;&lt;Point&gt;&lt;coordinates&gt;  32.42813000,  47.02903000&lt;/coordinates&gt;&lt;/Point&gt;&lt;/Placemark&gt;">
            <text:p>&lt;/description&gt;&lt;Point&gt;&lt;coordinates&gt; <text:s/>32.42813000, <text:s/>47.02903000&lt;/coordinates&gt;&lt;/Point&gt;&lt;/Placemark&gt;</text:p>
          </table:table-cell>
          <table:table-cell office:value-type="float" office:value="362">
            <text:p>362</text:p>
          </table:table-cell>
          <table:table-cell table:style-name="ce4" table:formula="of:=VALUE(LEFT(MID([.A401];FIND(&quot;&lt;coordinates&gt;&quot;;[.A401])+15;26);11))" office:value-type="float" office:value="32.42813">
            <text:p>32.42813000</text:p>
          </table:table-cell>
          <table:table-cell table:style-name="ce4" table:formula="of:=VALUE(RIGHT(MID([.A401];FIND(&quot;&lt;coordinates&gt;&quot;;[.A401])+14;26);11))" office:value-type="float" office:value="47.02903">
            <text:p>47.02903000</text:p>
          </table:table-cell>
          <table:table-cell table:formula="of:=SQRT(([.H401]-[.H400])*([.H401]-[.H400])+([.I401]-[.I400])*([.I401]-[.I400]))" office:value-type="float" office:value="0.0994100724272937">
            <text:p>0.099410072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941 &lt;br&gt; Longitude : <text:s text:c="6"/>32.43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3196000, <text:s/>46.94050000&lt;/coordinates&gt;&lt;/Point&gt;&lt;/Placemark&gt;</text:p>
          </table:table-cell>
          <table:table-cell office:value-type="float" office:value="342">
            <text:p>342</text:p>
          </table:table-cell>
          <table:table-cell table:formula="of:=IF([.D40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2];162;10)" office:value-type="string" office:string-value="2022-07-03">
            <text:p>2022-07-03</text:p>
          </table:table-cell>
          <table:table-cell table:style-name="ce3" table:formula="of:=MID([.A402];183;9)" office:value-type="string" office:string-value="11:30 UTC">
            <text:p>11:30 UTC</text:p>
          </table:table-cell>
          <table:table-cell table:formula="of:=RIGHT([.A402];LEN([.A402])-FIND(&quot;&lt;/description&gt;&quot;;[.A402])+1)" office:value-type="string" office:string-value="&lt;/description&gt;&lt;Point&gt;&lt;coordinates&gt;  32.43196000,  46.94050000&lt;/coordinates&gt;&lt;/Point&gt;&lt;/Placemark&gt;">
            <text:p>&lt;/description&gt;&lt;Point&gt;&lt;coordinates&gt; <text:s/>32.43196000, <text:s/>46.94050000&lt;/coordinates&gt;&lt;/Point&gt;&lt;/Placemark&gt;</text:p>
          </table:table-cell>
          <table:table-cell office:value-type="float" office:value="342">
            <text:p>342</text:p>
          </table:table-cell>
          <table:table-cell table:style-name="ce4" table:formula="of:=VALUE(LEFT(MID([.A402];FIND(&quot;&lt;coordinates&gt;&quot;;[.A402])+15;26);11))" office:value-type="float" office:value="32.43196">
            <text:p>32.43196000</text:p>
          </table:table-cell>
          <table:table-cell table:style-name="ce4" table:formula="of:=VALUE(RIGHT(MID([.A402];FIND(&quot;&lt;coordinates&gt;&quot;;[.A402])+14;26);11))" office:value-type="float" office:value="46.9405">
            <text:p>46.94050000</text:p>
          </table:table-cell>
          <table:table-cell table:formula="of:=SQRT(([.H402]-[.H401])*([.H402]-[.H401])+([.I402]-[.I401])*([.I402]-[.I401]))" office:value-type="float" office:value="0.0886128083292687">
            <text:p>0.08861280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38 &lt;br&gt; Longitude : <text:s text:c="6"/>32.436&lt;br&gt;Date Acquired : 2022-07-03 &lt;br&gt;Time: 11:42 UTC&lt;br&gt;Confidence [0-100] : 7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3565000, <text:s/>47.03840000&lt;/coordinates&gt;&lt;/Point&gt;&lt;/Placemark&gt;</text:p>
          </table:table-cell>
          <table:table-cell office:value-type="float" office:value="21">
            <text:p>21</text:p>
          </table:table-cell>
          <table:table-cell table:formula="of:=IF([.D40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3];162;10)" office:value-type="string" office:string-value="2022-07-03">
            <text:p>2022-07-03</text:p>
          </table:table-cell>
          <table:table-cell table:style-name="ce3" table:formula="of:=MID([.A403];183;9)" office:value-type="string" office:string-value="11:42 UTC">
            <text:p>11:42 UTC</text:p>
          </table:table-cell>
          <table:table-cell table:formula="of:=RIGHT([.A403];LEN([.A403])-FIND(&quot;&lt;/description&gt;&quot;;[.A403])+1)" office:value-type="string" office:string-value="&lt;/description&gt;&lt;Point&gt;&lt;coordinates&gt;  32.43565000,  47.03840000&lt;/coordinates&gt;&lt;/Point&gt;&lt;/Placemark&gt;">
            <text:p>&lt;/description&gt;&lt;Point&gt;&lt;coordinates&gt; <text:s/>32.43565000, <text:s/>47.03840000&lt;/coordinates&gt;&lt;/Point&gt;&lt;/Placemark&gt;</text:p>
          </table:table-cell>
          <table:table-cell office:value-type="float" office:value="21">
            <text:p>21</text:p>
          </table:table-cell>
          <table:table-cell table:style-name="ce4" table:formula="of:=VALUE(LEFT(MID([.A403];FIND(&quot;&lt;coordinates&gt;&quot;;[.A403])+15;26);11))" office:value-type="float" office:value="32.43565">
            <text:p>32.43565000</text:p>
          </table:table-cell>
          <table:table-cell table:style-name="ce4" table:formula="of:=VALUE(RIGHT(MID([.A403];FIND(&quot;&lt;coordinates&gt;&quot;;[.A403])+14;26);11))" office:value-type="float" office:value="47.0384">
            <text:p>47.03840000</text:p>
          </table:table-cell>
          <table:table-cell table:formula="of:=SQRT(([.H403]-[.H402])*([.H403]-[.H402])+([.I403]-[.I402])*([.I403]-[.I402]))" office:value-type="float" office:value="0.0979695161772303">
            <text:p>0.09796951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25 &lt;br&gt; Longitude : <text:s text:c="6"/>32.436&lt;br&gt;Date Acquired : 2022-07-03 &lt;br&gt;Time: 08:24 UTC&lt;br&gt;Confidence [0-100] : 6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3595000, <text:s/>47.02509000&lt;/coordinates&gt;&lt;/Point&gt;&lt;/Placemark&gt;</text:p>
          </table:table-cell>
          <table:table-cell office:value-type="float" office:value="16">
            <text:p>16</text:p>
          </table:table-cell>
          <table:table-cell table:formula="of:=IF([.D40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4];162;10)" office:value-type="string" office:string-value="2022-07-03">
            <text:p>2022-07-03</text:p>
          </table:table-cell>
          <table:table-cell table:style-name="ce3" table:formula="of:=MID([.A404];183;9)" office:value-type="string" office:string-value="08:24 UTC">
            <text:p>08:24 UTC</text:p>
          </table:table-cell>
          <table:table-cell table:formula="of:=RIGHT([.A404];LEN([.A404])-FIND(&quot;&lt;/description&gt;&quot;;[.A404])+1)" office:value-type="string" office:string-value="&lt;/description&gt;&lt;Point&gt;&lt;coordinates&gt;  32.43595000,  47.02509000&lt;/coordinates&gt;&lt;/Point&gt;&lt;/Placemark&gt;">
            <text:p>&lt;/description&gt;&lt;Point&gt;&lt;coordinates&gt; <text:s/>32.43595000, <text:s/>47.02509000&lt;/coordinates&gt;&lt;/Point&gt;&lt;/Placemark&gt;</text:p>
          </table:table-cell>
          <table:table-cell office:value-type="float" office:value="16">
            <text:p>16</text:p>
          </table:table-cell>
          <table:table-cell table:style-name="ce4" table:formula="of:=VALUE(LEFT(MID([.A404];FIND(&quot;&lt;coordinates&gt;&quot;;[.A404])+15;26);11))" office:value-type="float" office:value="32.43595">
            <text:p>32.43595000</text:p>
          </table:table-cell>
          <table:table-cell table:style-name="ce4" table:formula="of:=VALUE(RIGHT(MID([.A404];FIND(&quot;&lt;coordinates&gt;&quot;;[.A404])+14;26);11))" office:value-type="float" office:value="47.02509">
            <text:p>47.02509000</text:p>
          </table:table-cell>
          <table:table-cell table:formula="of:=SQRT(([.H404]-[.H403])*([.H404]-[.H403])+([.I404]-[.I403])*([.I404]-[.I403]))" office:value-type="float" office:value="0.0133133804873183">
            <text:p>0.013313380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33 &lt;br&gt; Longitude : <text:s text:c="6"/>32.438&lt;br&gt;Date Acquired : 2022-07-03 &lt;br&gt;Time: 00:35 UTC&lt;br&gt;Confidence [0-100] : 6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3806000, <text:s/>47.03288000&lt;/coordinates&gt;&lt;/Point&gt;&lt;/Placemark&gt;</text:p>
          </table:table-cell>
          <table:table-cell office:value-type="float" office:value="19">
            <text:p>19</text:p>
          </table:table-cell>
          <table:table-cell table:formula="of:=IF([.D40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5];162;10)" office:value-type="string" office:string-value="2022-07-03">
            <text:p>2022-07-03</text:p>
          </table:table-cell>
          <table:table-cell table:style-name="ce3" table:formula="of:=MID([.A405];183;9)" office:value-type="string" office:string-value="00:35 UTC">
            <text:p>00:35 UTC</text:p>
          </table:table-cell>
          <table:table-cell table:formula="of:=RIGHT([.A405];LEN([.A405])-FIND(&quot;&lt;/description&gt;&quot;;[.A405])+1)" office:value-type="string" office:string-value="&lt;/description&gt;&lt;Point&gt;&lt;coordinates&gt;  32.43806000,  47.03288000&lt;/coordinates&gt;&lt;/Point&gt;&lt;/Placemark&gt;">
            <text:p>&lt;/description&gt;&lt;Point&gt;&lt;coordinates&gt; <text:s/>32.43806000, <text:s/>47.03288000&lt;/coordinates&gt;&lt;/Point&gt;&lt;/Placemark&gt;</text:p>
          </table:table-cell>
          <table:table-cell office:value-type="float" office:value="19">
            <text:p>19</text:p>
          </table:table-cell>
          <table:table-cell table:style-name="ce4" table:formula="of:=VALUE(LEFT(MID([.A405];FIND(&quot;&lt;coordinates&gt;&quot;;[.A405])+15;26);11))" office:value-type="float" office:value="32.43806">
            <text:p>32.43806000</text:p>
          </table:table-cell>
          <table:table-cell table:style-name="ce4" table:formula="of:=VALUE(RIGHT(MID([.A405];FIND(&quot;&lt;coordinates&gt;&quot;;[.A405])+14;26);11))" office:value-type="float" office:value="47.03288">
            <text:p>47.03288000</text:p>
          </table:table-cell>
          <table:table-cell table:formula="of:=SQRT(([.H405]-[.H404])*([.H405]-[.H404])+([.I405]-[.I404])*([.I405]-[.I404]))" office:value-type="float" office:value="0.00807070009354871">
            <text:p>0.00807070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949 &lt;br&gt; Longitude : <text:s text:c="6"/>32.438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3841000, <text:s/>46.94902000&lt;/coordinates&gt;&lt;/Point&gt;&lt;/Placemark&gt;</text:p>
          </table:table-cell>
          <table:table-cell office:value-type="float" office:value="344">
            <text:p>344</text:p>
          </table:table-cell>
          <table:table-cell table:formula="of:=IF([.D40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6];162;10)" office:value-type="string" office:string-value="2022-07-03">
            <text:p>2022-07-03</text:p>
          </table:table-cell>
          <table:table-cell table:style-name="ce3" table:formula="of:=MID([.A406];183;9)" office:value-type="string" office:string-value="10:41 UTC">
            <text:p>10:41 UTC</text:p>
          </table:table-cell>
          <table:table-cell table:formula="of:=RIGHT([.A406];LEN([.A406])-FIND(&quot;&lt;/description&gt;&quot;;[.A406])+1)" office:value-type="string" office:string-value="&lt;/description&gt;&lt;Point&gt;&lt;coordinates&gt;  32.43841000,  46.94902000&lt;/coordinates&gt;&lt;/Point&gt;&lt;/Placemark&gt;">
            <text:p>&lt;/description&gt;&lt;Point&gt;&lt;coordinates&gt; <text:s/>32.43841000, <text:s/>46.94902000&lt;/coordinates&gt;&lt;/Point&gt;&lt;/Placemark&gt;</text:p>
          </table:table-cell>
          <table:table-cell office:value-type="float" office:value="344">
            <text:p>344</text:p>
          </table:table-cell>
          <table:table-cell table:style-name="ce4" table:formula="of:=VALUE(LEFT(MID([.A406];FIND(&quot;&lt;coordinates&gt;&quot;;[.A406])+15;26);11))" office:value-type="float" office:value="32.43841">
            <text:p>32.43841000</text:p>
          </table:table-cell>
          <table:table-cell table:style-name="ce4" table:formula="of:=VALUE(RIGHT(MID([.A406];FIND(&quot;&lt;coordinates&gt;&quot;;[.A406])+14;26);11))" office:value-type="float" office:value="46.94902">
            <text:p>46.94902000</text:p>
          </table:table-cell>
          <table:table-cell table:formula="of:=SQRT(([.H406]-[.H405])*([.H406]-[.H405])+([.I406]-[.I405])*([.I406]-[.I405]))" office:value-type="float" office:value="0.083860730380794">
            <text:p>0.083860730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43 &lt;br&gt; Longitude : <text:s text:c="6"/>32.440&lt;br&gt;Date Acquired : 2022-07-03 &lt;br&gt;Time: 11:42 UTC&lt;br&gt;Confidence [0-100] : 69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3986000, <text:s/>47.04342000&lt;/coordinates&gt;&lt;/Point&gt;&lt;/Placemark&gt;</text:p>
          </table:table-cell>
          <table:table-cell office:value-type="float" office:value="24">
            <text:p>24</text:p>
          </table:table-cell>
          <table:table-cell table:formula="of:=IF([.D40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7];162;10)" office:value-type="string" office:string-value="2022-07-03">
            <text:p>2022-07-03</text:p>
          </table:table-cell>
          <table:table-cell table:style-name="ce3" table:formula="of:=MID([.A407];183;9)" office:value-type="string" office:string-value="11:42 UTC">
            <text:p>11:42 UTC</text:p>
          </table:table-cell>
          <table:table-cell table:formula="of:=RIGHT([.A407];LEN([.A407])-FIND(&quot;&lt;/description&gt;&quot;;[.A407])+1)" office:value-type="string" office:string-value="&lt;/description&gt;&lt;Point&gt;&lt;coordinates&gt;  32.43986000,  47.04342000&lt;/coordinates&gt;&lt;/Point&gt;&lt;/Placemark&gt;">
            <text:p>&lt;/description&gt;&lt;Point&gt;&lt;coordinates&gt; <text:s/>32.43986000, <text:s/>47.04342000&lt;/coordinates&gt;&lt;/Point&gt;&lt;/Placemark&gt;</text:p>
          </table:table-cell>
          <table:table-cell office:value-type="float" office:value="24">
            <text:p>24</text:p>
          </table:table-cell>
          <table:table-cell table:style-name="ce4" table:formula="of:=VALUE(LEFT(MID([.A407];FIND(&quot;&lt;coordinates&gt;&quot;;[.A407])+15;26);11))" office:value-type="float" office:value="32.43986">
            <text:p>32.43986000</text:p>
          </table:table-cell>
          <table:table-cell table:style-name="ce4" table:formula="of:=VALUE(RIGHT(MID([.A407];FIND(&quot;&lt;coordinates&gt;&quot;;[.A407])+14;26);11))" office:value-type="float" office:value="47.04342">
            <text:p>47.04342000</text:p>
          </table:table-cell>
          <table:table-cell table:formula="of:=SQRT(([.H407]-[.H406])*([.H407]-[.H406])+([.I407]-[.I406])*([.I407]-[.I406]))" office:value-type="float" office:value="0.0944111354661094">
            <text:p>0.09441113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28 &lt;br&gt; Longitude : <text:s text:c="6"/>32.441&lt;br&gt;Date Acquired : 2022-07-03 &lt;br&gt;Time: 11:42 UTC&lt;br&gt;Confidence [0-100] : 6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4100000, <text:s/>47.02800000&lt;/coordinates&gt;&lt;/Point&gt;&lt;/Placemark&gt;</text:p>
          </table:table-cell>
          <table:table-cell office:value-type="float" office:value="18">
            <text:p>18</text:p>
          </table:table-cell>
          <table:table-cell table:formula="of:=IF([.D40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8];162;10)" office:value-type="string" office:string-value="2022-07-03">
            <text:p>2022-07-03</text:p>
          </table:table-cell>
          <table:table-cell table:style-name="ce3" table:formula="of:=MID([.A408];183;9)" office:value-type="string" office:string-value="11:42 UTC">
            <text:p>11:42 UTC</text:p>
          </table:table-cell>
          <table:table-cell table:formula="of:=RIGHT([.A408];LEN([.A408])-FIND(&quot;&lt;/description&gt;&quot;;[.A408])+1)" office:value-type="string" office:string-value="&lt;/description&gt;&lt;Point&gt;&lt;coordinates&gt;  32.44100000,  47.02800000&lt;/coordinates&gt;&lt;/Point&gt;&lt;/Placemark&gt;">
            <text:p>&lt;/description&gt;&lt;Point&gt;&lt;coordinates&gt; <text:s/>32.44100000, <text:s/>47.02800000&lt;/coordinates&gt;&lt;/Point&gt;&lt;/Placemark&gt;</text:p>
          </table:table-cell>
          <table:table-cell office:value-type="float" office:value="18">
            <text:p>18</text:p>
          </table:table-cell>
          <table:table-cell table:style-name="ce4" table:formula="of:=VALUE(LEFT(MID([.A408];FIND(&quot;&lt;coordinates&gt;&quot;;[.A408])+15;26);11))" office:value-type="float" office:value="32.441">
            <text:p>32.44100000</text:p>
          </table:table-cell>
          <table:table-cell table:style-name="ce4" table:formula="of:=VALUE(RIGHT(MID([.A408];FIND(&quot;&lt;coordinates&gt;&quot;;[.A408])+14;26);11))" office:value-type="float" office:value="47.028">
            <text:p>47.02800000</text:p>
          </table:table-cell>
          <table:table-cell table:formula="of:=SQRT(([.H408]-[.H407])*([.H408]-[.H407])+([.I408]-[.I407])*([.I408]-[.I407]))" office:value-type="float" office:value="0.0154620826540271">
            <text:p>0.01546208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941 &lt;br&gt; Longitude : <text:s text:c="6"/>32.44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4162000, <text:s/>46.94088000&lt;/coordinates&gt;&lt;/Point&gt;&lt;/Placemark&gt;</text:p>
          </table:table-cell>
          <table:table-cell office:value-type="float" office:value="343">
            <text:p>343</text:p>
          </table:table-cell>
          <table:table-cell table:formula="of:=IF([.D40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09];162;10)" office:value-type="string" office:string-value="2022-07-03">
            <text:p>2022-07-03</text:p>
          </table:table-cell>
          <table:table-cell table:style-name="ce3" table:formula="of:=MID([.A409];183;9)" office:value-type="string" office:string-value="11:30 UTC">
            <text:p>11:30 UTC</text:p>
          </table:table-cell>
          <table:table-cell table:formula="of:=RIGHT([.A409];LEN([.A409])-FIND(&quot;&lt;/description&gt;&quot;;[.A409])+1)" office:value-type="string" office:string-value="&lt;/description&gt;&lt;Point&gt;&lt;coordinates&gt;  32.44162000,  46.94088000&lt;/coordinates&gt;&lt;/Point&gt;&lt;/Placemark&gt;">
            <text:p>&lt;/description&gt;&lt;Point&gt;&lt;coordinates&gt; <text:s/>32.44162000, <text:s/>46.94088000&lt;/coordinates&gt;&lt;/Point&gt;&lt;/Placemark&gt;</text:p>
          </table:table-cell>
          <table:table-cell office:value-type="float" office:value="343">
            <text:p>343</text:p>
          </table:table-cell>
          <table:table-cell table:style-name="ce4" table:formula="of:=VALUE(LEFT(MID([.A409];FIND(&quot;&lt;coordinates&gt;&quot;;[.A409])+15;26);11))" office:value-type="float" office:value="32.44162">
            <text:p>32.44162000</text:p>
          </table:table-cell>
          <table:table-cell table:style-name="ce4" table:formula="of:=VALUE(RIGHT(MID([.A409];FIND(&quot;&lt;coordinates&gt;&quot;;[.A409])+14;26);11))" office:value-type="float" office:value="46.94088">
            <text:p>46.94088000</text:p>
          </table:table-cell>
          <table:table-cell table:formula="of:=SQRT(([.H409]-[.H408])*([.H409]-[.H408])+([.I409]-[.I408])*([.I409]-[.I408]))" office:value-type="float" office:value="0.0871222061244995">
            <text:p>0.087122206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928 &lt;br&gt; Longitude : <text:s text:c="6"/>32.461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6064000, <text:s/>46.92841000&lt;/coordinates&gt;&lt;/Point&gt;&lt;/Placemark&gt;</text:p>
          </table:table-cell>
          <table:table-cell office:value-type="float" office:value="335">
            <text:p>335</text:p>
          </table:table-cell>
          <table:table-cell table:formula="of:=IF([.D4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0];162;10)" office:value-type="string" office:string-value="2022-07-03">
            <text:p>2022-07-03</text:p>
          </table:table-cell>
          <table:table-cell table:style-name="ce3" table:formula="of:=MID([.A410];183;9)" office:value-type="string" office:string-value="10:41 UTC">
            <text:p>10:41 UTC</text:p>
          </table:table-cell>
          <table:table-cell table:formula="of:=RIGHT([.A410];LEN([.A410])-FIND(&quot;&lt;/description&gt;&quot;;[.A410])+1)" office:value-type="string" office:string-value="&lt;/description&gt;&lt;Point&gt;&lt;coordinates&gt;  32.46064000,  46.92841000&lt;/coordinates&gt;&lt;/Point&gt;&lt;/Placemark&gt;">
            <text:p>&lt;/description&gt;&lt;Point&gt;&lt;coordinates&gt; <text:s/>32.46064000, <text:s/>46.92841000&lt;/coordinates&gt;&lt;/Point&gt;&lt;/Placemark&gt;</text:p>
          </table:table-cell>
          <table:table-cell office:value-type="float" office:value="335">
            <text:p>335</text:p>
          </table:table-cell>
          <table:table-cell table:style-name="ce4" table:formula="of:=VALUE(LEFT(MID([.A410];FIND(&quot;&lt;coordinates&gt;&quot;;[.A410])+15;26);11))" office:value-type="float" office:value="32.46064">
            <text:p>32.46064000</text:p>
          </table:table-cell>
          <table:table-cell table:style-name="ce4" table:formula="of:=VALUE(RIGHT(MID([.A410];FIND(&quot;&lt;coordinates&gt;&quot;;[.A410])+14;26);11))" office:value-type="float" office:value="46.92841">
            <text:p>46.92841000</text:p>
          </table:table-cell>
          <table:table-cell table:formula="of:=SQRT(([.H410]-[.H409])*([.H410]-[.H409])+([.I410]-[.I409])*([.I410]-[.I409]))" office:value-type="float" office:value="0.0227433792563884">
            <text:p>0.022743379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47 &lt;br&gt; Longitude : <text:s text:c="6"/>32.464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6407000, <text:s/>47.04654000&lt;/coordinates&gt;&lt;/Point&gt;&lt;/Placemark&gt;</text:p>
          </table:table-cell>
          <table:table-cell office:value-type="float" office:value="368">
            <text:p>368</text:p>
          </table:table-cell>
          <table:table-cell table:formula="of:=IF([.D4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1];162;10)" office:value-type="string" office:string-value="2022-07-03">
            <text:p>2022-07-03</text:p>
          </table:table-cell>
          <table:table-cell table:style-name="ce3" table:formula="of:=MID([.A411];183;9)" office:value-type="string" office:string-value="11:30 UTC">
            <text:p>11:30 UTC</text:p>
          </table:table-cell>
          <table:table-cell table:formula="of:=RIGHT([.A411];LEN([.A411])-FIND(&quot;&lt;/description&gt;&quot;;[.A411])+1)" office:value-type="string" office:string-value="&lt;/description&gt;&lt;Point&gt;&lt;coordinates&gt;  32.46407000,  47.04654000&lt;/coordinates&gt;&lt;/Point&gt;&lt;/Placemark&gt;">
            <text:p>&lt;/description&gt;&lt;Point&gt;&lt;coordinates&gt; <text:s/>32.46407000, <text:s/>47.04654000&lt;/coordinates&gt;&lt;/Point&gt;&lt;/Placemark&gt;</text:p>
          </table:table-cell>
          <table:table-cell office:value-type="float" office:value="368">
            <text:p>368</text:p>
          </table:table-cell>
          <table:table-cell table:style-name="ce4" table:formula="of:=VALUE(LEFT(MID([.A411];FIND(&quot;&lt;coordinates&gt;&quot;;[.A411])+15;26);11))" office:value-type="float" office:value="32.46407">
            <text:p>32.46407000</text:p>
          </table:table-cell>
          <table:table-cell table:style-name="ce4" table:formula="of:=VALUE(RIGHT(MID([.A411];FIND(&quot;&lt;coordinates&gt;&quot;;[.A411])+14;26);11))" office:value-type="float" office:value="47.04654">
            <text:p>47.04654000</text:p>
          </table:table-cell>
          <table:table-cell table:formula="of:=SQRT(([.H411]-[.H410])*([.H411]-[.H410])+([.I411]-[.I410])*([.I411]-[.I410]))" office:value-type="float" office:value="0.11817978591959">
            <text:p>0.11817978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52 &lt;br&gt; Longitude : <text:s text:c="6"/>32.468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6850000, <text:s/>47.05209000&lt;/coordinates&gt;&lt;/Point&gt;&lt;/Placemark&gt;</text:p>
          </table:table-cell>
          <table:table-cell office:value-type="float" office:value="372">
            <text:p>372</text:p>
          </table:table-cell>
          <table:table-cell table:formula="of:=IF([.D4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2];162;10)" office:value-type="string" office:string-value="2022-07-03">
            <text:p>2022-07-03</text:p>
          </table:table-cell>
          <table:table-cell table:style-name="ce3" table:formula="of:=MID([.A412];183;9)" office:value-type="string" office:string-value="11:30 UTC">
            <text:p>11:30 UTC</text:p>
          </table:table-cell>
          <table:table-cell table:formula="of:=RIGHT([.A412];LEN([.A412])-FIND(&quot;&lt;/description&gt;&quot;;[.A412])+1)" office:value-type="string" office:string-value="&lt;/description&gt;&lt;Point&gt;&lt;coordinates&gt;  32.46850000,  47.05209000&lt;/coordinates&gt;&lt;/Point&gt;&lt;/Placemark&gt;">
            <text:p>&lt;/description&gt;&lt;Point&gt;&lt;coordinates&gt; <text:s/>32.46850000, <text:s/>47.05209000&lt;/coordinates&gt;&lt;/Point&gt;&lt;/Placemark&gt;</text:p>
          </table:table-cell>
          <table:table-cell office:value-type="float" office:value="372">
            <text:p>372</text:p>
          </table:table-cell>
          <table:table-cell table:style-name="ce4" table:formula="of:=VALUE(LEFT(MID([.A412];FIND(&quot;&lt;coordinates&gt;&quot;;[.A412])+15;26);11))" office:value-type="float" office:value="32.4685">
            <text:p>32.46850000</text:p>
          </table:table-cell>
          <table:table-cell table:style-name="ce4" table:formula="of:=VALUE(RIGHT(MID([.A412];FIND(&quot;&lt;coordinates&gt;&quot;;[.A412])+14;26);11))" office:value-type="float" office:value="47.05209">
            <text:p>47.05209000</text:p>
          </table:table-cell>
          <table:table-cell table:formula="of:=SQRT(([.H412]-[.H411])*([.H412]-[.H411])+([.I412]-[.I411])*([.I412]-[.I411]))" office:value-type="float" office:value="0.0071012252463915">
            <text:p>0.00710122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94 &lt;br&gt; Longitude : <text:s text:c="6"/>32.504&lt;br&gt;Date Acquired : 2022-07-03 &lt;br&gt;Time: 19:34 UTC&lt;br&gt;Confidence [0-100] : 61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0414000, <text:s/>46.69406000&lt;/coordinates&gt;&lt;/Point&gt;&lt;/Placemark&gt;</text:p>
          </table:table-cell>
          <table:table-cell office:value-type="float" office:value="7">
            <text:p>7</text:p>
          </table:table-cell>
          <table:table-cell table:formula="of:=IF([.D4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3];162;10)" office:value-type="string" office:string-value="2022-07-03">
            <text:p>2022-07-03</text:p>
          </table:table-cell>
          <table:table-cell table:style-name="ce3" table:formula="of:=MID([.A413];183;9)" office:value-type="string" office:string-value="19:34 UTC">
            <text:p>19:34 UTC</text:p>
          </table:table-cell>
          <table:table-cell table:formula="of:=RIGHT([.A413];LEN([.A413])-FIND(&quot;&lt;/description&gt;&quot;;[.A413])+1)" office:value-type="string" office:string-value="&lt;/description&gt;&lt;Point&gt;&lt;coordinates&gt;  32.50414000,  46.69406000&lt;/coordinates&gt;&lt;/Point&gt;&lt;/Placemark&gt;">
            <text:p>&lt;/description&gt;&lt;Point&gt;&lt;coordinates&gt; <text:s/>32.50414000, <text:s/>46.69406000&lt;/coordinates&gt;&lt;/Point&gt;&lt;/Placemark&gt;</text:p>
          </table:table-cell>
          <table:table-cell office:value-type="float" office:value="7">
            <text:p>7</text:p>
          </table:table-cell>
          <table:table-cell table:style-name="ce4" table:formula="of:=VALUE(LEFT(MID([.A413];FIND(&quot;&lt;coordinates&gt;&quot;;[.A413])+15;26);11))" office:value-type="float" office:value="32.50414">
            <text:p>32.50414000</text:p>
          </table:table-cell>
          <table:table-cell table:style-name="ce4" table:formula="of:=VALUE(RIGHT(MID([.A413];FIND(&quot;&lt;coordinates&gt;&quot;;[.A413])+14;26);11))" office:value-type="float" office:value="46.69406">
            <text:p>46.69406000</text:p>
          </table:table-cell>
          <table:table-cell table:formula="of:=SQRT(([.H413]-[.H412])*([.H413]-[.H412])+([.I413]-[.I412])*([.I413]-[.I412]))" office:value-type="float" office:value="0.359799514313179">
            <text:p>0.35979951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696 &lt;br&gt; Longitude : <text:s text:c="6"/>32.517&lt;br&gt;Date Acquired : 2022-07-03 &lt;br&gt;Time: 19:34 UTC&lt;br&gt;Confidence [0-100] : 100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1700000, <text:s/>46.69589000&lt;/coordinates&gt;&lt;/Point&gt;&lt;/Placemark&gt;</text:p>
          </table:table-cell>
          <table:table-cell office:value-type="float" office:value="8">
            <text:p>8</text:p>
          </table:table-cell>
          <table:table-cell table:formula="of:=IF([.D4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4];162;10)" office:value-type="string" office:string-value="2022-07-03">
            <text:p>2022-07-03</text:p>
          </table:table-cell>
          <table:table-cell table:style-name="ce3" table:formula="of:=MID([.A414];183;9)" office:value-type="string" office:string-value="19:34 UTC">
            <text:p>19:34 UTC</text:p>
          </table:table-cell>
          <table:table-cell table:formula="of:=RIGHT([.A414];LEN([.A414])-FIND(&quot;&lt;/description&gt;&quot;;[.A414])+1)" office:value-type="string" office:string-value="&lt;/description&gt;&lt;Point&gt;&lt;coordinates&gt;  32.51700000,  46.69589000&lt;/coordinates&gt;&lt;/Point&gt;&lt;/Placemark&gt;">
            <text:p>&lt;/description&gt;&lt;Point&gt;&lt;coordinates&gt; <text:s/>32.51700000, <text:s/>46.69589000&lt;/coordinates&gt;&lt;/Point&gt;&lt;/Placemark&gt;</text:p>
          </table:table-cell>
          <table:table-cell office:value-type="float" office:value="8">
            <text:p>8</text:p>
          </table:table-cell>
          <table:table-cell table:style-name="ce4" table:formula="of:=VALUE(LEFT(MID([.A414];FIND(&quot;&lt;coordinates&gt;&quot;;[.A414])+15;26);11))" office:value-type="float" office:value="32.517">
            <text:p>32.51700000</text:p>
          </table:table-cell>
          <table:table-cell table:style-name="ce4" table:formula="of:=VALUE(RIGHT(MID([.A414];FIND(&quot;&lt;coordinates&gt;&quot;;[.A414])+14;26);11))" office:value-type="float" office:value="46.69589">
            <text:p>46.69589000</text:p>
          </table:table-cell>
          <table:table-cell table:formula="of:=SQRT(([.H414]-[.H413])*([.H414]-[.H413])+([.I414]-[.I413])*([.I414]-[.I413]))" office:value-type="float" office:value="0.0129895534950237">
            <text:p>0.012989553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33 &lt;br&gt; Longitude : <text:s text:c="6"/>32.557&lt;br&gt;Date Acquired : 2022-07-03 &lt;br&gt;Time: 08:24 UTC&lt;br&gt;Confidence [0-100] : 4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5739000, <text:s/>47.03274000&lt;/coordinates&gt;&lt;/Point&gt;&lt;/Placemark&gt;</text:p>
          </table:table-cell>
          <table:table-cell office:value-type="float" office:value="20">
            <text:p>20</text:p>
          </table:table-cell>
          <table:table-cell table:formula="of:=IF([.D4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5];162;10)" office:value-type="string" office:string-value="2022-07-03">
            <text:p>2022-07-03</text:p>
          </table:table-cell>
          <table:table-cell table:style-name="ce3" table:formula="of:=MID([.A415];183;9)" office:value-type="string" office:string-value="08:24 UTC">
            <text:p>08:24 UTC</text:p>
          </table:table-cell>
          <table:table-cell table:formula="of:=RIGHT([.A415];LEN([.A415])-FIND(&quot;&lt;/description&gt;&quot;;[.A415])+1)" office:value-type="string" office:string-value="&lt;/description&gt;&lt;Point&gt;&lt;coordinates&gt;  32.55739000,  47.03274000&lt;/coordinates&gt;&lt;/Point&gt;&lt;/Placemark&gt;">
            <text:p>&lt;/description&gt;&lt;Point&gt;&lt;coordinates&gt; <text:s/>32.55739000, <text:s/>47.03274000&lt;/coordinates&gt;&lt;/Point&gt;&lt;/Placemark&gt;</text:p>
          </table:table-cell>
          <table:table-cell office:value-type="float" office:value="20">
            <text:p>20</text:p>
          </table:table-cell>
          <table:table-cell table:style-name="ce4" table:formula="of:=VALUE(LEFT(MID([.A415];FIND(&quot;&lt;coordinates&gt;&quot;;[.A415])+15;26);11))" office:value-type="float" office:value="32.55739">
            <text:p>32.55739000</text:p>
          </table:table-cell>
          <table:table-cell table:style-name="ce4" table:formula="of:=VALUE(RIGHT(MID([.A415];FIND(&quot;&lt;coordinates&gt;&quot;;[.A415])+14;26);11))" office:value-type="float" office:value="47.03274">
            <text:p>47.03274000</text:p>
          </table:table-cell>
          <table:table-cell table:formula="of:=SQRT(([.H415]-[.H414])*([.H415]-[.H414])+([.I415]-[.I414])*([.I415]-[.I414]))" office:value-type="float" office:value="0.339262839992827">
            <text:p>0.339262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43 &lt;br&gt; Longitude : <text:s text:c="6"/>32.560&lt;br&gt;Date Acquired : 2022-07-03 &lt;br&gt;Time: 08:24 UTC&lt;br&gt;Confidence [0-100] : 88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5957000, <text:s/>47.04276000&lt;/coordinates&gt;&lt;/Point&gt;&lt;/Placemark&gt;</text:p>
          </table:table-cell>
          <table:table-cell office:value-type="float" office:value="25">
            <text:p>25</text:p>
          </table:table-cell>
          <table:table-cell table:formula="of:=IF([.D4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6];162;10)" office:value-type="string" office:string-value="2022-07-03">
            <text:p>2022-07-03</text:p>
          </table:table-cell>
          <table:table-cell table:style-name="ce3" table:formula="of:=MID([.A416];183;9)" office:value-type="string" office:string-value="08:24 UTC">
            <text:p>08:24 UTC</text:p>
          </table:table-cell>
          <table:table-cell table:formula="of:=RIGHT([.A416];LEN([.A416])-FIND(&quot;&lt;/description&gt;&quot;;[.A416])+1)" office:value-type="string" office:string-value="&lt;/description&gt;&lt;Point&gt;&lt;coordinates&gt;  32.55957000,  47.04276000&lt;/coordinates&gt;&lt;/Point&gt;&lt;/Placemark&gt;">
            <text:p>&lt;/description&gt;&lt;Point&gt;&lt;coordinates&gt; <text:s/>32.55957000, <text:s/>47.04276000&lt;/coordinates&gt;&lt;/Point&gt;&lt;/Placemark&gt;</text:p>
          </table:table-cell>
          <table:table-cell office:value-type="float" office:value="25">
            <text:p>25</text:p>
          </table:table-cell>
          <table:table-cell table:style-name="ce4" table:formula="of:=VALUE(LEFT(MID([.A416];FIND(&quot;&lt;coordinates&gt;&quot;;[.A416])+15;26);11))" office:value-type="float" office:value="32.55957">
            <text:p>32.55957000</text:p>
          </table:table-cell>
          <table:table-cell table:style-name="ce4" table:formula="of:=VALUE(RIGHT(MID([.A416];FIND(&quot;&lt;coordinates&gt;&quot;;[.A416])+14;26);11))" office:value-type="float" office:value="47.04276">
            <text:p>47.04276000</text:p>
          </table:table-cell>
          <table:table-cell table:formula="of:=SQRT(([.H416]-[.H415])*([.H416]-[.H415])+([.I416]-[.I415])*([.I416]-[.I415]))" office:value-type="float" office:value="0.0102544039319748">
            <text:p>0.01025440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41 &lt;br&gt; Longitude : <text:s text:c="6"/>32.566&lt;br&gt;Date Acquired : 2022-07-03 &lt;br&gt;Time: 08:24 UTC&lt;br&gt;Confidence [0-100] : 9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6567000, <text:s/>47.04114000&lt;/coordinates&gt;&lt;/Point&gt;&lt;/Placemark&gt;</text:p>
          </table:table-cell>
          <table:table-cell office:value-type="float" office:value="22">
            <text:p>22</text:p>
          </table:table-cell>
          <table:table-cell table:formula="of:=IF([.D4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7];162;10)" office:value-type="string" office:string-value="2022-07-03">
            <text:p>2022-07-03</text:p>
          </table:table-cell>
          <table:table-cell table:style-name="ce3" table:formula="of:=MID([.A417];183;9)" office:value-type="string" office:string-value="08:24 UTC">
            <text:p>08:24 UTC</text:p>
          </table:table-cell>
          <table:table-cell table:formula="of:=RIGHT([.A417];LEN([.A417])-FIND(&quot;&lt;/description&gt;&quot;;[.A417])+1)" office:value-type="string" office:string-value="&lt;/description&gt;&lt;Point&gt;&lt;coordinates&gt;  32.56567000,  47.04114000&lt;/coordinates&gt;&lt;/Point&gt;&lt;/Placemark&gt;">
            <text:p>&lt;/description&gt;&lt;Point&gt;&lt;coordinates&gt; <text:s/>32.56567000, <text:s/>47.04114000&lt;/coordinates&gt;&lt;/Point&gt;&lt;/Placemark&gt;</text:p>
          </table:table-cell>
          <table:table-cell office:value-type="float" office:value="22">
            <text:p>22</text:p>
          </table:table-cell>
          <table:table-cell table:style-name="ce4" table:formula="of:=VALUE(LEFT(MID([.A417];FIND(&quot;&lt;coordinates&gt;&quot;;[.A417])+15;26);11))" office:value-type="float" office:value="32.56567">
            <text:p>32.56567000</text:p>
          </table:table-cell>
          <table:table-cell table:style-name="ce4" table:formula="of:=VALUE(RIGHT(MID([.A417];FIND(&quot;&lt;coordinates&gt;&quot;;[.A417])+14;26);11))" office:value-type="float" office:value="47.04114">
            <text:p>47.04114000</text:p>
          </table:table-cell>
          <table:table-cell table:formula="of:=SQRT(([.H417]-[.H416])*([.H417]-[.H416])+([.I417]-[.I416])*([.I417]-[.I416]))" office:value-type="float" office:value="0.00631144991265597">
            <text:p>0.006311449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41 &lt;br&gt; Longitude : <text:s text:c="6"/>32.576&lt;br&gt;Date Acquired : 2022-07-03 &lt;br&gt;Time: 08:24 UTC&lt;br&gt;Confidence [0-100] : 62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7618000, <text:s/>47.04097000&lt;/coordinates&gt;&lt;/Point&gt;&lt;/Placemark&gt;</text:p>
          </table:table-cell>
          <table:table-cell office:value-type="float" office:value="23">
            <text:p>23</text:p>
          </table:table-cell>
          <table:table-cell table:formula="of:=IF([.D4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8];162;10)" office:value-type="string" office:string-value="2022-07-03">
            <text:p>2022-07-03</text:p>
          </table:table-cell>
          <table:table-cell table:style-name="ce3" table:formula="of:=MID([.A418];183;9)" office:value-type="string" office:string-value="08:24 UTC">
            <text:p>08:24 UTC</text:p>
          </table:table-cell>
          <table:table-cell table:formula="of:=RIGHT([.A418];LEN([.A418])-FIND(&quot;&lt;/description&gt;&quot;;[.A418])+1)" office:value-type="string" office:string-value="&lt;/description&gt;&lt;Point&gt;&lt;coordinates&gt;  32.57618000,  47.04097000&lt;/coordinates&gt;&lt;/Point&gt;&lt;/Placemark&gt;">
            <text:p>&lt;/description&gt;&lt;Point&gt;&lt;coordinates&gt; <text:s/>32.57618000, <text:s/>47.04097000&lt;/coordinates&gt;&lt;/Point&gt;&lt;/Placemark&gt;</text:p>
          </table:table-cell>
          <table:table-cell office:value-type="float" office:value="23">
            <text:p>23</text:p>
          </table:table-cell>
          <table:table-cell table:style-name="ce4" table:formula="of:=VALUE(LEFT(MID([.A418];FIND(&quot;&lt;coordinates&gt;&quot;;[.A418])+15;26);11))" office:value-type="float" office:value="32.57618">
            <text:p>32.57618000</text:p>
          </table:table-cell>
          <table:table-cell table:style-name="ce4" table:formula="of:=VALUE(RIGHT(MID([.A418];FIND(&quot;&lt;coordinates&gt;&quot;;[.A418])+14;26);11))" office:value-type="float" office:value="47.04097">
            <text:p>47.04097000</text:p>
          </table:table-cell>
          <table:table-cell table:formula="of:=SQRT(([.H418]-[.H417])*([.H418]-[.H417])+([.I418]-[.I417])*([.I418]-[.I417]))" office:value-type="float" office:value="0.0105113747911524">
            <text:p>0.01051137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984 &lt;br&gt; Longitude : <text:s text:c="6"/>32.623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62267000, <text:s/>46.98433000&lt;/coordinates&gt;&lt;/Point&gt;&lt;/Placemark&gt;</text:p>
          </table:table-cell>
          <table:table-cell office:value-type="float" office:value="346">
            <text:p>346</text:p>
          </table:table-cell>
          <table:table-cell table:formula="of:=IF([.D4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19];162;10)" office:value-type="string" office:string-value="2022-07-03">
            <text:p>2022-07-03</text:p>
          </table:table-cell>
          <table:table-cell table:style-name="ce3" table:formula="of:=MID([.A419];183;9)" office:value-type="string" office:string-value="09:49 UTC">
            <text:p>09:49 UTC</text:p>
          </table:table-cell>
          <table:table-cell table:formula="of:=RIGHT([.A419];LEN([.A419])-FIND(&quot;&lt;/description&gt;&quot;;[.A419])+1)" office:value-type="string" office:string-value="&lt;/description&gt;&lt;Point&gt;&lt;coordinates&gt;  32.62267000,  46.98433000&lt;/coordinates&gt;&lt;/Point&gt;&lt;/Placemark&gt;">
            <text:p>&lt;/description&gt;&lt;Point&gt;&lt;coordinates&gt; <text:s/>32.62267000, <text:s/>46.98433000&lt;/coordinates&gt;&lt;/Point&gt;&lt;/Placemark&gt;</text:p>
          </table:table-cell>
          <table:table-cell office:value-type="float" office:value="346">
            <text:p>346</text:p>
          </table:table-cell>
          <table:table-cell table:style-name="ce4" table:formula="of:=VALUE(LEFT(MID([.A419];FIND(&quot;&lt;coordinates&gt;&quot;;[.A419])+15;26);11))" office:value-type="float" office:value="32.62267">
            <text:p>32.62267000</text:p>
          </table:table-cell>
          <table:table-cell table:style-name="ce4" table:formula="of:=VALUE(RIGHT(MID([.A419];FIND(&quot;&lt;coordinates&gt;&quot;;[.A419])+14;26);11))" office:value-type="float" office:value="46.98433">
            <text:p>46.98433000</text:p>
          </table:table-cell>
          <table:table-cell table:formula="of:=SQRT(([.H419]-[.H418])*([.H419]-[.H418])+([.I419]-[.I418])*([.I419]-[.I418]))" office:value-type="float" office:value="0.0732762560451887">
            <text:p>0.0732762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11 &lt;br&gt; Longitude : <text:s text:c="6"/>32.625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62482000, <text:s/>47.21110000&lt;/coordinates&gt;&lt;/Point&gt;&lt;/Placemark&gt;</text:p>
          </table:table-cell>
          <table:table-cell office:value-type="float" office:value="612">
            <text:p>612</text:p>
          </table:table-cell>
          <table:table-cell table:formula="of:=IF([.D4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0];162;10)" office:value-type="string" office:string-value="2022-07-03">
            <text:p>2022-07-03</text:p>
          </table:table-cell>
          <table:table-cell table:style-name="ce3" table:formula="of:=MID([.A420];183;9)" office:value-type="string" office:string-value="11:30 UTC">
            <text:p>11:30 UTC</text:p>
          </table:table-cell>
          <table:table-cell table:formula="of:=RIGHT([.A420];LEN([.A420])-FIND(&quot;&lt;/description&gt;&quot;;[.A420])+1)" office:value-type="string" office:string-value="&lt;/description&gt;&lt;Point&gt;&lt;coordinates&gt;  32.62482000,  47.21110000&lt;/coordinates&gt;&lt;/Point&gt;&lt;/Placemark&gt;">
            <text:p>&lt;/description&gt;&lt;Point&gt;&lt;coordinates&gt; <text:s/>32.62482000, <text:s/>47.21110000&lt;/coordinates&gt;&lt;/Point&gt;&lt;/Placemark&gt;</text:p>
          </table:table-cell>
          <table:table-cell office:value-type="float" office:value="612">
            <text:p>612</text:p>
          </table:table-cell>
          <table:table-cell table:style-name="ce4" table:formula="of:=VALUE(LEFT(MID([.A420];FIND(&quot;&lt;coordinates&gt;&quot;;[.A420])+15;26);11))" office:value-type="float" office:value="32.62482">
            <text:p>32.62482000</text:p>
          </table:table-cell>
          <table:table-cell table:style-name="ce4" table:formula="of:=VALUE(RIGHT(MID([.A420];FIND(&quot;&lt;coordinates&gt;&quot;;[.A420])+14;26);11))" office:value-type="float" office:value="47.2111">
            <text:p>47.21110000</text:p>
          </table:table-cell>
          <table:table-cell table:formula="of:=SQRT(([.H420]-[.H419])*([.H420]-[.H419])+([.I420]-[.I419])*([.I420]-[.I419]))" office:value-type="float" office:value="0.226780191815778">
            <text:p>0.226780191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991 &lt;br&gt; Longitude : <text:s text:c="6"/>32.652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65248000, <text:s/>46.99089000&lt;/coordinates&gt;&lt;/Point&gt;&lt;/Placemark&gt;</text:p>
          </table:table-cell>
          <table:table-cell office:value-type="float" office:value="348">
            <text:p>348</text:p>
          </table:table-cell>
          <table:table-cell table:formula="of:=IF([.D4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1];162;10)" office:value-type="string" office:string-value="2022-07-03">
            <text:p>2022-07-03</text:p>
          </table:table-cell>
          <table:table-cell table:style-name="ce3" table:formula="of:=MID([.A421];183;9)" office:value-type="string" office:string-value="10:41 UTC">
            <text:p>10:41 UTC</text:p>
          </table:table-cell>
          <table:table-cell table:formula="of:=RIGHT([.A421];LEN([.A421])-FIND(&quot;&lt;/description&gt;&quot;;[.A421])+1)" office:value-type="string" office:string-value="&lt;/description&gt;&lt;Point&gt;&lt;coordinates&gt;  32.65248000,  46.99089000&lt;/coordinates&gt;&lt;/Point&gt;&lt;/Placemark&gt;">
            <text:p>&lt;/description&gt;&lt;Point&gt;&lt;coordinates&gt; <text:s/>32.65248000, <text:s/>46.99089000&lt;/coordinates&gt;&lt;/Point&gt;&lt;/Placemark&gt;</text:p>
          </table:table-cell>
          <table:table-cell office:value-type="float" office:value="348">
            <text:p>348</text:p>
          </table:table-cell>
          <table:table-cell table:style-name="ce4" table:formula="of:=VALUE(LEFT(MID([.A421];FIND(&quot;&lt;coordinates&gt;&quot;;[.A421])+15;26);11))" office:value-type="float" office:value="32.65248">
            <text:p>32.65248000</text:p>
          </table:table-cell>
          <table:table-cell table:style-name="ce4" table:formula="of:=VALUE(RIGHT(MID([.A421];FIND(&quot;&lt;coordinates&gt;&quot;;[.A421])+14;26);11))" office:value-type="float" office:value="46.99089">
            <text:p>46.99089000</text:p>
          </table:table-cell>
          <table:table-cell table:formula="of:=SQRT(([.H421]-[.H420])*([.H421]-[.H420])+([.I421]-[.I420])*([.I421]-[.I420]))" office:value-type="float" office:value="0.221940351671346">
            <text:p>0.22194035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76 &lt;br&gt; Longitude : <text:s text:c="6"/>32.706&lt;br&gt;Date Acquired : 2022-07-03 &lt;br&gt;Time: 10:04 UTC&lt;br&gt;Confidence [0-100] : 78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0580000, <text:s/>47.07573000&lt;/coordinates&gt;&lt;/Point&gt;&lt;/Placemark&gt;</text:p>
          </table:table-cell>
          <table:table-cell office:value-type="float" office:value="30">
            <text:p>30</text:p>
          </table:table-cell>
          <table:table-cell table:formula="of:=IF([.D4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2];162;10)" office:value-type="string" office:string-value="2022-07-03">
            <text:p>2022-07-03</text:p>
          </table:table-cell>
          <table:table-cell table:style-name="ce3" table:formula="of:=MID([.A422];183;9)" office:value-type="string" office:string-value="10:04 UTC">
            <text:p>10:04 UTC</text:p>
          </table:table-cell>
          <table:table-cell table:formula="of:=RIGHT([.A422];LEN([.A422])-FIND(&quot;&lt;/description&gt;&quot;;[.A422])+1)" office:value-type="string" office:string-value="&lt;/description&gt;&lt;Point&gt;&lt;coordinates&gt;  32.70580000,  47.07573000&lt;/coordinates&gt;&lt;/Point&gt;&lt;/Placemark&gt;">
            <text:p>&lt;/description&gt;&lt;Point&gt;&lt;coordinates&gt; <text:s/>32.70580000, <text:s/>47.07573000&lt;/coordinates&gt;&lt;/Point&gt;&lt;/Placemark&gt;</text:p>
          </table:table-cell>
          <table:table-cell office:value-type="float" office:value="30">
            <text:p>30</text:p>
          </table:table-cell>
          <table:table-cell table:style-name="ce4" table:formula="of:=VALUE(LEFT(MID([.A422];FIND(&quot;&lt;coordinates&gt;&quot;;[.A422])+15;26);11))" office:value-type="float" office:value="32.7058">
            <text:p>32.70580000</text:p>
          </table:table-cell>
          <table:table-cell table:style-name="ce4" table:formula="of:=VALUE(RIGHT(MID([.A422];FIND(&quot;&lt;coordinates&gt;&quot;;[.A422])+14;26);11))" office:value-type="float" office:value="47.07573">
            <text:p>47.07573000</text:p>
          </table:table-cell>
          <table:table-cell table:formula="of:=SQRT(([.H422]-[.H421])*([.H422]-[.H421])+([.I422]-[.I421])*([.I422]-[.I421]))" office:value-type="float" office:value="0.10020403185501">
            <text:p>0.100204031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63 &lt;br&gt; Longitude : <text:s text:c="6"/>32.709&lt;br&gt;Date Acquired : 2022-07-03 &lt;br&gt;Time: 10:04 UTC&lt;br&gt;Confidence [0-100] : 6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0937000, <text:s/>47.06295000&lt;/coordinates&gt;&lt;/Point&gt;&lt;/Placemark&gt;</text:p>
          </table:table-cell>
          <table:table-cell office:value-type="float" office:value="28">
            <text:p>28</text:p>
          </table:table-cell>
          <table:table-cell table:formula="of:=IF([.D4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3];162;10)" office:value-type="string" office:string-value="2022-07-03">
            <text:p>2022-07-03</text:p>
          </table:table-cell>
          <table:table-cell table:style-name="ce3" table:formula="of:=MID([.A423];183;9)" office:value-type="string" office:string-value="10:04 UTC">
            <text:p>10:04 UTC</text:p>
          </table:table-cell>
          <table:table-cell table:formula="of:=RIGHT([.A423];LEN([.A423])-FIND(&quot;&lt;/description&gt;&quot;;[.A423])+1)" office:value-type="string" office:string-value="&lt;/description&gt;&lt;Point&gt;&lt;coordinates&gt;  32.70937000,  47.06295000&lt;/coordinates&gt;&lt;/Point&gt;&lt;/Placemark&gt;">
            <text:p>&lt;/description&gt;&lt;Point&gt;&lt;coordinates&gt; <text:s/>32.70937000, <text:s/>47.06295000&lt;/coordinates&gt;&lt;/Point&gt;&lt;/Placemark&gt;</text:p>
          </table:table-cell>
          <table:table-cell office:value-type="float" office:value="28">
            <text:p>28</text:p>
          </table:table-cell>
          <table:table-cell table:style-name="ce4" table:formula="of:=VALUE(LEFT(MID([.A423];FIND(&quot;&lt;coordinates&gt;&quot;;[.A423])+15;26);11))" office:value-type="float" office:value="32.70937">
            <text:p>32.70937000</text:p>
          </table:table-cell>
          <table:table-cell table:style-name="ce4" table:formula="of:=VALUE(RIGHT(MID([.A423];FIND(&quot;&lt;coordinates&gt;&quot;;[.A423])+14;26);11))" office:value-type="float" office:value="47.06295">
            <text:p>47.06295000</text:p>
          </table:table-cell>
          <table:table-cell table:formula="of:=SQRT(([.H423]-[.H422])*([.H423]-[.H422])+([.I423]-[.I422])*([.I423]-[.I422]))" office:value-type="float" office:value="0.0132692614715367">
            <text:p>0.01326926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78 &lt;br&gt; Longitude : <text:s text:c="6"/>32.71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1896000, <text:s/>47.07793000&lt;/coordinates&gt;&lt;/Point&gt;&lt;/Placemark&gt;</text:p>
          </table:table-cell>
          <table:table-cell office:value-type="float" office:value="379">
            <text:p>379</text:p>
          </table:table-cell>
          <table:table-cell table:formula="of:=IF([.D4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4];162;10)" office:value-type="string" office:string-value="2022-07-03">
            <text:p>2022-07-03</text:p>
          </table:table-cell>
          <table:table-cell table:style-name="ce3" table:formula="of:=MID([.A424];183;9)" office:value-type="string" office:string-value="11:30 UTC">
            <text:p>11:30 UTC</text:p>
          </table:table-cell>
          <table:table-cell table:formula="of:=RIGHT([.A424];LEN([.A424])-FIND(&quot;&lt;/description&gt;&quot;;[.A424])+1)" office:value-type="string" office:string-value="&lt;/description&gt;&lt;Point&gt;&lt;coordinates&gt;  32.71896000,  47.07793000&lt;/coordinates&gt;&lt;/Point&gt;&lt;/Placemark&gt;">
            <text:p>&lt;/description&gt;&lt;Point&gt;&lt;coordinates&gt; <text:s/>32.71896000, <text:s/>47.07793000&lt;/coordinates&gt;&lt;/Point&gt;&lt;/Placemark&gt;</text:p>
          </table:table-cell>
          <table:table-cell office:value-type="float" office:value="379">
            <text:p>379</text:p>
          </table:table-cell>
          <table:table-cell table:style-name="ce4" table:formula="of:=VALUE(LEFT(MID([.A424];FIND(&quot;&lt;coordinates&gt;&quot;;[.A424])+15;26);11))" office:value-type="float" office:value="32.71896">
            <text:p>32.71896000</text:p>
          </table:table-cell>
          <table:table-cell table:style-name="ce4" table:formula="of:=VALUE(RIGHT(MID([.A424];FIND(&quot;&lt;coordinates&gt;&quot;;[.A424])+14;26);11))" office:value-type="float" office:value="47.07793">
            <text:p>47.07793000</text:p>
          </table:table-cell>
          <table:table-cell table:formula="of:=SQRT(([.H424]-[.H423])*([.H424]-[.H423])+([.I424]-[.I423])*([.I424]-[.I423]))" office:value-type="float" office:value="0.0177867506869606">
            <text:p>0.01778675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82 &lt;br&gt; Longitude : <text:s text:c="6"/>32.734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3410000, <text:s/>47.08157000&lt;/coordinates&gt;&lt;/Point&gt;&lt;/Placemark&gt;</text:p>
          </table:table-cell>
          <table:table-cell office:value-type="float" office:value="389">
            <text:p>389</text:p>
          </table:table-cell>
          <table:table-cell table:formula="of:=IF([.D4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5];162;10)" office:value-type="string" office:string-value="2022-07-03">
            <text:p>2022-07-03</text:p>
          </table:table-cell>
          <table:table-cell table:style-name="ce3" table:formula="of:=MID([.A425];183;9)" office:value-type="string" office:string-value="10:41 UTC">
            <text:p>10:41 UTC</text:p>
          </table:table-cell>
          <table:table-cell table:formula="of:=RIGHT([.A425];LEN([.A425])-FIND(&quot;&lt;/description&gt;&quot;;[.A425])+1)" office:value-type="string" office:string-value="&lt;/description&gt;&lt;Point&gt;&lt;coordinates&gt;  32.73410000,  47.08157000&lt;/coordinates&gt;&lt;/Point&gt;&lt;/Placemark&gt;">
            <text:p>&lt;/description&gt;&lt;Point&gt;&lt;coordinates&gt; <text:s/>32.73410000, <text:s/>47.08157000&lt;/coordinates&gt;&lt;/Point&gt;&lt;/Placemark&gt;</text:p>
          </table:table-cell>
          <table:table-cell office:value-type="float" office:value="389">
            <text:p>389</text:p>
          </table:table-cell>
          <table:table-cell table:style-name="ce4" table:formula="of:=VALUE(LEFT(MID([.A425];FIND(&quot;&lt;coordinates&gt;&quot;;[.A425])+15;26);11))" office:value-type="float" office:value="32.7341">
            <text:p>32.73410000</text:p>
          </table:table-cell>
          <table:table-cell table:style-name="ce4" table:formula="of:=VALUE(RIGHT(MID([.A425];FIND(&quot;&lt;coordinates&gt;&quot;;[.A425])+14;26);11))" office:value-type="float" office:value="47.08157">
            <text:p>47.08157000</text:p>
          </table:table-cell>
          <table:table-cell table:formula="of:=SQRT(([.H425]-[.H424])*([.H425]-[.H424])+([.I425]-[.I424])*([.I425]-[.I424]))" office:value-type="float" office:value="0.0155714225425886">
            <text:p>0.01557142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79 &lt;br&gt; Longitude : <text:s text:c="6"/>32.744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4398000, <text:s/>47.07887000&lt;/coordinates&gt;&lt;/Point&gt;&lt;/Placemark&gt;</text:p>
          </table:table-cell>
          <table:table-cell office:value-type="float" office:value="386">
            <text:p>386</text:p>
          </table:table-cell>
          <table:table-cell table:formula="of:=IF([.D4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6];162;10)" office:value-type="string" office:string-value="2022-07-03">
            <text:p>2022-07-03</text:p>
          </table:table-cell>
          <table:table-cell table:style-name="ce3" table:formula="of:=MID([.A426];183;9)" office:value-type="string" office:string-value="11:30 UTC">
            <text:p>11:30 UTC</text:p>
          </table:table-cell>
          <table:table-cell table:formula="of:=RIGHT([.A426];LEN([.A426])-FIND(&quot;&lt;/description&gt;&quot;;[.A426])+1)" office:value-type="string" office:string-value="&lt;/description&gt;&lt;Point&gt;&lt;coordinates&gt;  32.74398000,  47.07887000&lt;/coordinates&gt;&lt;/Point&gt;&lt;/Placemark&gt;">
            <text:p>&lt;/description&gt;&lt;Point&gt;&lt;coordinates&gt; <text:s/>32.74398000, <text:s/>47.07887000&lt;/coordinates&gt;&lt;/Point&gt;&lt;/Placemark&gt;</text:p>
          </table:table-cell>
          <table:table-cell office:value-type="float" office:value="386">
            <text:p>386</text:p>
          </table:table-cell>
          <table:table-cell table:style-name="ce4" table:formula="of:=VALUE(LEFT(MID([.A426];FIND(&quot;&lt;coordinates&gt;&quot;;[.A426])+15;26);11))" office:value-type="float" office:value="32.74398">
            <text:p>32.74398000</text:p>
          </table:table-cell>
          <table:table-cell table:style-name="ce4" table:formula="of:=VALUE(RIGHT(MID([.A426];FIND(&quot;&lt;coordinates&gt;&quot;;[.A426])+14;26);11))" office:value-type="float" office:value="47.07887">
            <text:p>47.07887000</text:p>
          </table:table-cell>
          <table:table-cell table:formula="of:=SQRT(([.H426]-[.H425])*([.H426]-[.H425])+([.I426]-[.I425])*([.I426]-[.I425]))" office:value-type="float" office:value="0.0102422849013311">
            <text:p>0.01024228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072 &lt;br&gt; Longitude : <text:s text:c="6"/>32.745&lt;br&gt;Date Acquired : 2022-07-03 &lt;br&gt;Time: 10:04 UTC&lt;br&gt;Confidence [0-100] : 43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4498000, <text:s/>47.07239000&lt;/coordinates&gt;&lt;/Point&gt;&lt;/Placemark&gt;</text:p>
          </table:table-cell>
          <table:table-cell office:value-type="float" office:value="29">
            <text:p>29</text:p>
          </table:table-cell>
          <table:table-cell table:formula="of:=IF([.D4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7];162;10)" office:value-type="string" office:string-value="2022-07-03">
            <text:p>2022-07-03</text:p>
          </table:table-cell>
          <table:table-cell table:style-name="ce3" table:formula="of:=MID([.A427];183;9)" office:value-type="string" office:string-value="10:04 UTC">
            <text:p>10:04 UTC</text:p>
          </table:table-cell>
          <table:table-cell table:formula="of:=RIGHT([.A427];LEN([.A427])-FIND(&quot;&lt;/description&gt;&quot;;[.A427])+1)" office:value-type="string" office:string-value="&lt;/description&gt;&lt;Point&gt;&lt;coordinates&gt;  32.74498000,  47.07239000&lt;/coordinates&gt;&lt;/Point&gt;&lt;/Placemark&gt;">
            <text:p>&lt;/description&gt;&lt;Point&gt;&lt;coordinates&gt; <text:s/>32.74498000, <text:s/>47.07239000&lt;/coordinates&gt;&lt;/Point&gt;&lt;/Placemark&gt;</text:p>
          </table:table-cell>
          <table:table-cell office:value-type="float" office:value="29">
            <text:p>29</text:p>
          </table:table-cell>
          <table:table-cell table:style-name="ce4" table:formula="of:=VALUE(LEFT(MID([.A427];FIND(&quot;&lt;coordinates&gt;&quot;;[.A427])+15;26);11))" office:value-type="float" office:value="32.74498">
            <text:p>32.74498000</text:p>
          </table:table-cell>
          <table:table-cell table:style-name="ce4" table:formula="of:=VALUE(RIGHT(MID([.A427];FIND(&quot;&lt;coordinates&gt;&quot;;[.A427])+14;26);11))" office:value-type="float" office:value="47.07239">
            <text:p>47.07239000</text:p>
          </table:table-cell>
          <table:table-cell table:formula="of:=SQRT(([.H427]-[.H426])*([.H427]-[.H426])+([.I427]-[.I426])*([.I427]-[.I426]))" office:value-type="float" office:value="0.00655670649030739">
            <text:p>0.00655670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98 &lt;br&gt; Longitude : <text:s text:c="6"/>32.753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5298000, <text:s/>47.09770000&lt;/coordinates&gt;&lt;/Point&gt;&lt;/Placemark&gt;</text:p>
          </table:table-cell>
          <table:table-cell office:value-type="float" office:value="403">
            <text:p>403</text:p>
          </table:table-cell>
          <table:table-cell table:formula="of:=IF([.D4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8];162;10)" office:value-type="string" office:string-value="2022-07-03">
            <text:p>2022-07-03</text:p>
          </table:table-cell>
          <table:table-cell table:style-name="ce3" table:formula="of:=MID([.A428];183;9)" office:value-type="string" office:string-value="22:54 UTC">
            <text:p>22:54 UTC</text:p>
          </table:table-cell>
          <table:table-cell table:formula="of:=RIGHT([.A428];LEN([.A428])-FIND(&quot;&lt;/description&gt;&quot;;[.A428])+1)" office:value-type="string" office:string-value="&lt;/description&gt;&lt;Point&gt;&lt;coordinates&gt;  32.75298000,  47.09770000&lt;/coordinates&gt;&lt;/Point&gt;&lt;/Placemark&gt;">
            <text:p>&lt;/description&gt;&lt;Point&gt;&lt;coordinates&gt; <text:s/>32.75298000, <text:s/>47.09770000&lt;/coordinates&gt;&lt;/Point&gt;&lt;/Placemark&gt;</text:p>
          </table:table-cell>
          <table:table-cell office:value-type="float" office:value="403">
            <text:p>403</text:p>
          </table:table-cell>
          <table:table-cell table:style-name="ce4" table:formula="of:=VALUE(LEFT(MID([.A428];FIND(&quot;&lt;coordinates&gt;&quot;;[.A428])+15;26);11))" office:value-type="float" office:value="32.75298">
            <text:p>32.75298000</text:p>
          </table:table-cell>
          <table:table-cell table:style-name="ce4" table:formula="of:=VALUE(RIGHT(MID([.A428];FIND(&quot;&lt;coordinates&gt;&quot;;[.A428])+14;26);11))" office:value-type="float" office:value="47.0977">
            <text:p>47.09770000</text:p>
          </table:table-cell>
          <table:table-cell table:formula="of:=SQRT(([.H428]-[.H427])*([.H428]-[.H427])+([.I428]-[.I427])*([.I428]-[.I427]))" office:value-type="float" office:value="0.0265442291280096">
            <text:p>0.026544229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73 &lt;br&gt; Longitude : <text:s text:c="6"/>32.770&lt;br&gt;Date Acquired : 2022-07-03 &lt;br&gt;Time: 10:04 UTC&lt;br&gt;Confidence [0-100] : 52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6953000, <text:s/>47.17264000&lt;/coordinates&gt;&lt;/Point&gt;&lt;/Placemark&gt;</text:p>
          </table:table-cell>
          <table:table-cell office:value-type="float" office:value="49">
            <text:p>49</text:p>
          </table:table-cell>
          <table:table-cell table:formula="of:=IF([.D4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29];162;10)" office:value-type="string" office:string-value="2022-07-03">
            <text:p>2022-07-03</text:p>
          </table:table-cell>
          <table:table-cell table:style-name="ce3" table:formula="of:=MID([.A429];183;9)" office:value-type="string" office:string-value="10:04 UTC">
            <text:p>10:04 UTC</text:p>
          </table:table-cell>
          <table:table-cell table:formula="of:=RIGHT([.A429];LEN([.A429])-FIND(&quot;&lt;/description&gt;&quot;;[.A429])+1)" office:value-type="string" office:string-value="&lt;/description&gt;&lt;Point&gt;&lt;coordinates&gt;  32.76953000,  47.17264000&lt;/coordinates&gt;&lt;/Point&gt;&lt;/Placemark&gt;">
            <text:p>&lt;/description&gt;&lt;Point&gt;&lt;coordinates&gt; <text:s/>32.76953000, <text:s/>47.17264000&lt;/coordinates&gt;&lt;/Point&gt;&lt;/Placemark&gt;</text:p>
          </table:table-cell>
          <table:table-cell office:value-type="float" office:value="49">
            <text:p>49</text:p>
          </table:table-cell>
          <table:table-cell table:style-name="ce4" table:formula="of:=VALUE(LEFT(MID([.A429];FIND(&quot;&lt;coordinates&gt;&quot;;[.A429])+15;26);11))" office:value-type="float" office:value="32.76953">
            <text:p>32.76953000</text:p>
          </table:table-cell>
          <table:table-cell table:style-name="ce4" table:formula="of:=VALUE(RIGHT(MID([.A429];FIND(&quot;&lt;coordinates&gt;&quot;;[.A429])+14;26);11))" office:value-type="float" office:value="47.17264">
            <text:p>47.17264000</text:p>
          </table:table-cell>
          <table:table-cell table:formula="of:=SQRT(([.H429]-[.H428])*([.H429]-[.H428])+([.I429]-[.I428])*([.I429]-[.I428]))" office:value-type="float" office:value="0.0767457236593661">
            <text:p>0.076745723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59 &lt;br&gt; Longitude : <text:s text:c="6"/>32.777&lt;br&gt;Date Acquired : 2022-07-03 &lt;br&gt;Time: 10:04 UTC&lt;br&gt;Confidence [0-100] : 24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7723000, <text:s/>47.15905000&lt;/coordinates&gt;&lt;/Point&gt;&lt;/Placemark&gt;</text:p>
          </table:table-cell>
          <table:table-cell office:value-type="float" office:value="46">
            <text:p>46</text:p>
          </table:table-cell>
          <table:table-cell table:formula="of:=IF([.D4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0];162;10)" office:value-type="string" office:string-value="2022-07-03">
            <text:p>2022-07-03</text:p>
          </table:table-cell>
          <table:table-cell table:style-name="ce3" table:formula="of:=MID([.A430];183;9)" office:value-type="string" office:string-value="10:04 UTC">
            <text:p>10:04 UTC</text:p>
          </table:table-cell>
          <table:table-cell table:formula="of:=RIGHT([.A430];LEN([.A430])-FIND(&quot;&lt;/description&gt;&quot;;[.A430])+1)" office:value-type="string" office:string-value="&lt;/description&gt;&lt;Point&gt;&lt;coordinates&gt;  32.77723000,  47.15905000&lt;/coordinates&gt;&lt;/Point&gt;&lt;/Placemark&gt;">
            <text:p>&lt;/description&gt;&lt;Point&gt;&lt;coordinates&gt; <text:s/>32.77723000, <text:s/>47.15905000&lt;/coordinates&gt;&lt;/Point&gt;&lt;/Placemark&gt;</text:p>
          </table:table-cell>
          <table:table-cell office:value-type="float" office:value="46">
            <text:p>46</text:p>
          </table:table-cell>
          <table:table-cell table:style-name="ce4" table:formula="of:=VALUE(LEFT(MID([.A430];FIND(&quot;&lt;coordinates&gt;&quot;;[.A430])+15;26);11))" office:value-type="float" office:value="32.77723">
            <text:p>32.77723000</text:p>
          </table:table-cell>
          <table:table-cell table:style-name="ce4" table:formula="of:=VALUE(RIGHT(MID([.A430];FIND(&quot;&lt;coordinates&gt;&quot;;[.A430])+14;26);11))" office:value-type="float" office:value="47.15905">
            <text:p>47.15905000</text:p>
          </table:table-cell>
          <table:table-cell table:formula="of:=SQRT(([.H430]-[.H429])*([.H430]-[.H429])+([.I430]-[.I429])*([.I430]-[.I429]))" office:value-type="float" office:value="0.015619798334166">
            <text:p>0.01561979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4 &lt;br&gt; Longitude : <text:s text:c="6"/>32.784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376000, <text:s/>47.18447000&lt;/coordinates&gt;&lt;/Point&gt;&lt;/Placemark&gt;</text:p>
          </table:table-cell>
          <table:table-cell office:value-type="float" office:value="573">
            <text:p>573</text:p>
          </table:table-cell>
          <table:table-cell table:formula="of:=IF([.D4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1];162;10)" office:value-type="string" office:string-value="2022-07-03">
            <text:p>2022-07-03</text:p>
          </table:table-cell>
          <table:table-cell table:style-name="ce3" table:formula="of:=MID([.A431];183;9)" office:value-type="string" office:string-value="10:41 UTC">
            <text:p>10:41 UTC</text:p>
          </table:table-cell>
          <table:table-cell table:formula="of:=RIGHT([.A431];LEN([.A431])-FIND(&quot;&lt;/description&gt;&quot;;[.A431])+1)" office:value-type="string" office:string-value="&lt;/description&gt;&lt;Point&gt;&lt;coordinates&gt;  32.78376000,  47.18447000&lt;/coordinates&gt;&lt;/Point&gt;&lt;/Placemark&gt;">
            <text:p>&lt;/description&gt;&lt;Point&gt;&lt;coordinates&gt; <text:s/>32.78376000, <text:s/>47.18447000&lt;/coordinates&gt;&lt;/Point&gt;&lt;/Placemark&gt;</text:p>
          </table:table-cell>
          <table:table-cell office:value-type="float" office:value="573">
            <text:p>573</text:p>
          </table:table-cell>
          <table:table-cell table:style-name="ce4" table:formula="of:=VALUE(LEFT(MID([.A431];FIND(&quot;&lt;coordinates&gt;&quot;;[.A431])+15;26);11))" office:value-type="float" office:value="32.78376">
            <text:p>32.78376000</text:p>
          </table:table-cell>
          <table:table-cell table:style-name="ce4" table:formula="of:=VALUE(RIGHT(MID([.A431];FIND(&quot;&lt;coordinates&gt;&quot;;[.A431])+14;26);11))" office:value-type="float" office:value="47.18447">
            <text:p>47.18447000</text:p>
          </table:table-cell>
          <table:table-cell table:formula="of:=SQRT(([.H431]-[.H430])*([.H431]-[.H430])+([.I431]-[.I430])*([.I431]-[.I430]))" office:value-type="float" office:value="0.0262453291082397">
            <text:p>0.026245329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68 &lt;br&gt; Longitude : <text:s text:c="6"/>32.784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401000, <text:s/>47.16816000&lt;/coordinates&gt;&lt;/Point&gt;&lt;/Placemark&gt;</text:p>
          </table:table-cell>
          <table:table-cell office:value-type="float" office:value="524">
            <text:p>524</text:p>
          </table:table-cell>
          <table:table-cell table:formula="of:=IF([.D4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2];162;10)" office:value-type="string" office:string-value="2022-07-03">
            <text:p>2022-07-03</text:p>
          </table:table-cell>
          <table:table-cell table:style-name="ce3" table:formula="of:=MID([.A432];183;9)" office:value-type="string" office:string-value="11:30 UTC">
            <text:p>11:30 UTC</text:p>
          </table:table-cell>
          <table:table-cell table:formula="of:=RIGHT([.A432];LEN([.A432])-FIND(&quot;&lt;/description&gt;&quot;;[.A432])+1)" office:value-type="string" office:string-value="&lt;/description&gt;&lt;Point&gt;&lt;coordinates&gt;  32.78401000,  47.16816000&lt;/coordinates&gt;&lt;/Point&gt;&lt;/Placemark&gt;">
            <text:p>&lt;/description&gt;&lt;Point&gt;&lt;coordinates&gt; <text:s/>32.78401000, <text:s/>47.16816000&lt;/coordinates&gt;&lt;/Point&gt;&lt;/Placemark&gt;</text:p>
          </table:table-cell>
          <table:table-cell office:value-type="float" office:value="524">
            <text:p>524</text:p>
          </table:table-cell>
          <table:table-cell table:style-name="ce4" table:formula="of:=VALUE(LEFT(MID([.A432];FIND(&quot;&lt;coordinates&gt;&quot;;[.A432])+15;26);11))" office:value-type="float" office:value="32.78401">
            <text:p>32.78401000</text:p>
          </table:table-cell>
          <table:table-cell table:style-name="ce4" table:formula="of:=VALUE(RIGHT(MID([.A432];FIND(&quot;&lt;coordinates&gt;&quot;;[.A432])+14;26);11))" office:value-type="float" office:value="47.16816">
            <text:p>47.16816000</text:p>
          </table:table-cell>
          <table:table-cell table:formula="of:=SQRT(([.H432]-[.H431])*([.H432]-[.H431])+([.I432]-[.I431])*([.I432]-[.I431]))" office:value-type="float" office:value="0.0163119158899226">
            <text:p>0.01631191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6 &lt;br&gt; Longitude : <text:s text:c="6"/>32.787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706000, <text:s/>47.15577000&lt;/coordinates&gt;&lt;/Point&gt;&lt;/Placemark&gt;</text:p>
          </table:table-cell>
          <table:table-cell office:value-type="float" office:value="504">
            <text:p>504</text:p>
          </table:table-cell>
          <table:table-cell table:formula="of:=IF([.D4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3];162;10)" office:value-type="string" office:string-value="2022-07-03">
            <text:p>2022-07-03</text:p>
          </table:table-cell>
          <table:table-cell table:style-name="ce3" table:formula="of:=MID([.A433];183;9)" office:value-type="string" office:string-value="22:54 UTC">
            <text:p>22:54 UTC</text:p>
          </table:table-cell>
          <table:table-cell table:formula="of:=RIGHT([.A433];LEN([.A433])-FIND(&quot;&lt;/description&gt;&quot;;[.A433])+1)" office:value-type="string" office:string-value="&lt;/description&gt;&lt;Point&gt;&lt;coordinates&gt;  32.78706000,  47.15577000&lt;/coordinates&gt;&lt;/Point&gt;&lt;/Placemark&gt;">
            <text:p>&lt;/description&gt;&lt;Point&gt;&lt;coordinates&gt; <text:s/>32.78706000, <text:s/>47.15577000&lt;/coordinates&gt;&lt;/Point&gt;&lt;/Placemark&gt;</text:p>
          </table:table-cell>
          <table:table-cell office:value-type="float" office:value="504">
            <text:p>504</text:p>
          </table:table-cell>
          <table:table-cell table:style-name="ce4" table:formula="of:=VALUE(LEFT(MID([.A433];FIND(&quot;&lt;coordinates&gt;&quot;;[.A433])+15;26);11))" office:value-type="float" office:value="32.78706">
            <text:p>32.78706000</text:p>
          </table:table-cell>
          <table:table-cell table:style-name="ce4" table:formula="of:=VALUE(RIGHT(MID([.A433];FIND(&quot;&lt;coordinates&gt;&quot;;[.A433])+14;26);11))" office:value-type="float" office:value="47.15577">
            <text:p>47.15577000</text:p>
          </table:table-cell>
          <table:table-cell table:formula="of:=SQRT(([.H433]-[.H432])*([.H433]-[.H432])+([.I433]-[.I432])*([.I433]-[.I432]))" office:value-type="float" office:value="0.0127598824446016">
            <text:p>0.012759882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19 &lt;br&gt; Longitude : <text:s text:c="6"/>32.79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9662000, <text:s/>47.11905000&lt;/coordinates&gt;&lt;/Point&gt;&lt;/Placemark&gt;</text:p>
          </table:table-cell>
          <table:table-cell office:value-type="float" office:value="419">
            <text:p>419</text:p>
          </table:table-cell>
          <table:table-cell table:formula="of:=IF([.D4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4];162;10)" office:value-type="string" office:string-value="2022-07-03">
            <text:p>2022-07-03</text:p>
          </table:table-cell>
          <table:table-cell table:style-name="ce3" table:formula="of:=MID([.A434];183;9)" office:value-type="string" office:string-value="11:30 UTC">
            <text:p>11:30 UTC</text:p>
          </table:table-cell>
          <table:table-cell table:formula="of:=RIGHT([.A434];LEN([.A434])-FIND(&quot;&lt;/description&gt;&quot;;[.A434])+1)" office:value-type="string" office:string-value="&lt;/description&gt;&lt;Point&gt;&lt;coordinates&gt;  32.79662000,  47.11905000&lt;/coordinates&gt;&lt;/Point&gt;&lt;/Placemark&gt;">
            <text:p>&lt;/description&gt;&lt;Point&gt;&lt;coordinates&gt; <text:s/>32.79662000, <text:s/>47.11905000&lt;/coordinates&gt;&lt;/Point&gt;&lt;/Placemark&gt;</text:p>
          </table:table-cell>
          <table:table-cell office:value-type="float" office:value="419">
            <text:p>419</text:p>
          </table:table-cell>
          <table:table-cell table:style-name="ce4" table:formula="of:=VALUE(LEFT(MID([.A434];FIND(&quot;&lt;coordinates&gt;&quot;;[.A434])+15;26);11))" office:value-type="float" office:value="32.79662">
            <text:p>32.79662000</text:p>
          </table:table-cell>
          <table:table-cell table:style-name="ce4" table:formula="of:=VALUE(RIGHT(MID([.A434];FIND(&quot;&lt;coordinates&gt;&quot;;[.A434])+14;26);11))" office:value-type="float" office:value="47.11905">
            <text:p>47.11905000</text:p>
          </table:table-cell>
          <table:table-cell table:formula="of:=SQRT(([.H434]-[.H433])*([.H434]-[.H433])+([.I434]-[.I433])*([.I434]-[.I433]))" office:value-type="float" office:value="0.0379440640943965">
            <text:p>0.037944064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3 &lt;br&gt; Longitude : <text:s text:c="6"/>32.797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9708000, <text:s/>47.18282000&lt;/coordinates&gt;&lt;/Point&gt;&lt;/Placemark&gt;</text:p>
          </table:table-cell>
          <table:table-cell office:value-type="float" office:value="569">
            <text:p>569</text:p>
          </table:table-cell>
          <table:table-cell table:formula="of:=IF([.D4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5];162;10)" office:value-type="string" office:string-value="2022-07-03">
            <text:p>2022-07-03</text:p>
          </table:table-cell>
          <table:table-cell table:style-name="ce3" table:formula="of:=MID([.A435];183;9)" office:value-type="string" office:string-value="09:49 UTC">
            <text:p>09:49 UTC</text:p>
          </table:table-cell>
          <table:table-cell table:formula="of:=RIGHT([.A435];LEN([.A435])-FIND(&quot;&lt;/description&gt;&quot;;[.A435])+1)" office:value-type="string" office:string-value="&lt;/description&gt;&lt;Point&gt;&lt;coordinates&gt;  32.79708000,  47.18282000&lt;/coordinates&gt;&lt;/Point&gt;&lt;/Placemark&gt;">
            <text:p>&lt;/description&gt;&lt;Point&gt;&lt;coordinates&gt; <text:s/>32.79708000, <text:s/>47.18282000&lt;/coordinates&gt;&lt;/Point&gt;&lt;/Placemark&gt;</text:p>
          </table:table-cell>
          <table:table-cell office:value-type="float" office:value="569">
            <text:p>569</text:p>
          </table:table-cell>
          <table:table-cell table:style-name="ce4" table:formula="of:=VALUE(LEFT(MID([.A435];FIND(&quot;&lt;coordinates&gt;&quot;;[.A435])+15;26);11))" office:value-type="float" office:value="32.79708">
            <text:p>32.79708000</text:p>
          </table:table-cell>
          <table:table-cell table:style-name="ce4" table:formula="of:=VALUE(RIGHT(MID([.A435];FIND(&quot;&lt;coordinates&gt;&quot;;[.A435])+14;26);11))" office:value-type="float" office:value="47.18282">
            <text:p>47.18282000</text:p>
          </table:table-cell>
          <table:table-cell table:formula="of:=SQRT(([.H435]-[.H434])*([.H435]-[.H434])+([.I435]-[.I434])*([.I435]-[.I434]))" office:value-type="float" office:value="0.0637716590657618">
            <text:p>0.063771659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04 &lt;br&gt; Longitude : <text:s text:c="6"/>32.799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9930000, <text:s/>47.10376000&lt;/coordinates&gt;&lt;/Point&gt;&lt;/Placemark&gt;</text:p>
          </table:table-cell>
          <table:table-cell office:value-type="float" office:value="408">
            <text:p>408</text:p>
          </table:table-cell>
          <table:table-cell table:formula="of:=IF([.D4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6];162;10)" office:value-type="string" office:string-value="2022-07-03">
            <text:p>2022-07-03</text:p>
          </table:table-cell>
          <table:table-cell table:style-name="ce3" table:formula="of:=MID([.A436];183;9)" office:value-type="string" office:string-value="09:49 UTC">
            <text:p>09:49 UTC</text:p>
          </table:table-cell>
          <table:table-cell table:formula="of:=RIGHT([.A436];LEN([.A436])-FIND(&quot;&lt;/description&gt;&quot;;[.A436])+1)" office:value-type="string" office:string-value="&lt;/description&gt;&lt;Point&gt;&lt;coordinates&gt;  32.79930000,  47.10376000&lt;/coordinates&gt;&lt;/Point&gt;&lt;/Placemark&gt;">
            <text:p>&lt;/description&gt;&lt;Point&gt;&lt;coordinates&gt; <text:s/>32.79930000, <text:s/>47.10376000&lt;/coordinates&gt;&lt;/Point&gt;&lt;/Placemark&gt;</text:p>
          </table:table-cell>
          <table:table-cell office:value-type="float" office:value="408">
            <text:p>408</text:p>
          </table:table-cell>
          <table:table-cell table:style-name="ce4" table:formula="of:=VALUE(LEFT(MID([.A436];FIND(&quot;&lt;coordinates&gt;&quot;;[.A436])+15;26);11))" office:value-type="float" office:value="32.7993">
            <text:p>32.79930000</text:p>
          </table:table-cell>
          <table:table-cell table:style-name="ce4" table:formula="of:=VALUE(RIGHT(MID([.A436];FIND(&quot;&lt;coordinates&gt;&quot;;[.A436])+14;26);11))" office:value-type="float" office:value="47.10376">
            <text:p>47.10376000</text:p>
          </table:table-cell>
          <table:table-cell table:formula="of:=SQRT(([.H436]-[.H435])*([.H436]-[.H435])+([.I436]-[.I435])*([.I436]-[.I435]))" office:value-type="float" office:value="0.0790911625910237">
            <text:p>0.07909116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77 &lt;br&gt; Longitude : <text:s text:c="6"/>32.802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0194000, <text:s/>47.17685000&lt;/coordinates&gt;&lt;/Point&gt;&lt;/Placemark&gt;</text:p>
          </table:table-cell>
          <table:table-cell office:value-type="float" office:value="547">
            <text:p>547</text:p>
          </table:table-cell>
          <table:table-cell table:formula="of:=IF([.D4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7];162;10)" office:value-type="string" office:string-value="2022-07-03">
            <text:p>2022-07-03</text:p>
          </table:table-cell>
          <table:table-cell table:style-name="ce3" table:formula="of:=MID([.A437];183;9)" office:value-type="string" office:string-value="10:41 UTC">
            <text:p>10:41 UTC</text:p>
          </table:table-cell>
          <table:table-cell table:formula="of:=RIGHT([.A437];LEN([.A437])-FIND(&quot;&lt;/description&gt;&quot;;[.A437])+1)" office:value-type="string" office:string-value="&lt;/description&gt;&lt;Point&gt;&lt;coordinates&gt;  32.80194000,  47.17685000&lt;/coordinates&gt;&lt;/Point&gt;&lt;/Placemark&gt;">
            <text:p>&lt;/description&gt;&lt;Point&gt;&lt;coordinates&gt; <text:s/>32.80194000, <text:s/>47.17685000&lt;/coordinates&gt;&lt;/Point&gt;&lt;/Placemark&gt;</text:p>
          </table:table-cell>
          <table:table-cell office:value-type="float" office:value="547">
            <text:p>547</text:p>
          </table:table-cell>
          <table:table-cell table:style-name="ce4" table:formula="of:=VALUE(LEFT(MID([.A437];FIND(&quot;&lt;coordinates&gt;&quot;;[.A437])+15;26);11))" office:value-type="float" office:value="32.80194">
            <text:p>32.80194000</text:p>
          </table:table-cell>
          <table:table-cell table:style-name="ce4" table:formula="of:=VALUE(RIGHT(MID([.A437];FIND(&quot;&lt;coordinates&gt;&quot;;[.A437])+14;26);11))" office:value-type="float" office:value="47.17685">
            <text:p>47.17685000</text:p>
          </table:table-cell>
          <table:table-cell table:formula="of:=SQRT(([.H437]-[.H436])*([.H437]-[.H436])+([.I437]-[.I436])*([.I437]-[.I436]))" office:value-type="float" office:value="0.0731376626643214">
            <text:p>0.07313766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06 &lt;br&gt; Longitude : <text:s text:c="6"/>32.816&lt;br&gt;Date Acquired : 2022-07-03 &lt;br&gt;Time: 08:24 UTC&lt;br&gt;Confidence [0-100] : 58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1582000, <text:s/>47.10625000&lt;/coordinates&gt;&lt;/Point&gt;&lt;/Placemark&gt;</text:p>
          </table:table-cell>
          <table:table-cell office:value-type="float" office:value="34">
            <text:p>34</text:p>
          </table:table-cell>
          <table:table-cell table:formula="of:=IF([.D4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8];162;10)" office:value-type="string" office:string-value="2022-07-03">
            <text:p>2022-07-03</text:p>
          </table:table-cell>
          <table:table-cell table:style-name="ce3" table:formula="of:=MID([.A438];183;9)" office:value-type="string" office:string-value="08:24 UTC">
            <text:p>08:24 UTC</text:p>
          </table:table-cell>
          <table:table-cell table:formula="of:=RIGHT([.A438];LEN([.A438])-FIND(&quot;&lt;/description&gt;&quot;;[.A438])+1)" office:value-type="string" office:string-value="&lt;/description&gt;&lt;Point&gt;&lt;coordinates&gt;  32.81582000,  47.10625000&lt;/coordinates&gt;&lt;/Point&gt;&lt;/Placemark&gt;">
            <text:p>&lt;/description&gt;&lt;Point&gt;&lt;coordinates&gt; <text:s/>32.81582000, <text:s/>47.10625000&lt;/coordinates&gt;&lt;/Point&gt;&lt;/Placemark&gt;</text:p>
          </table:table-cell>
          <table:table-cell office:value-type="float" office:value="34">
            <text:p>34</text:p>
          </table:table-cell>
          <table:table-cell table:style-name="ce4" table:formula="of:=VALUE(LEFT(MID([.A438];FIND(&quot;&lt;coordinates&gt;&quot;;[.A438])+15;26);11))" office:value-type="float" office:value="32.81582">
            <text:p>32.81582000</text:p>
          </table:table-cell>
          <table:table-cell table:style-name="ce4" table:formula="of:=VALUE(RIGHT(MID([.A438];FIND(&quot;&lt;coordinates&gt;&quot;;[.A438])+14;26);11))" office:value-type="float" office:value="47.10625">
            <text:p>47.10625000</text:p>
          </table:table-cell>
          <table:table-cell table:formula="of:=SQRT(([.H438]-[.H437])*([.H438]-[.H437])+([.I438]-[.I437])*([.I438]-[.I437]))" office:value-type="float" office:value="0.0719514725353127">
            <text:p>0.07195147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98 &lt;br&gt; Longitude : <text:s text:c="6"/>32.819&lt;br&gt;Date Acquired : 2022-07-03 &lt;br&gt;Time: 11:3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1869000, <text:s/>47.09803000&lt;/coordinates&gt;&lt;/Point&gt;&lt;/Placemark&gt;</text:p>
          </table:table-cell>
          <table:table-cell office:value-type="float" office:value="404">
            <text:p>404</text:p>
          </table:table-cell>
          <table:table-cell table:formula="of:=IF([.D4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39];162;10)" office:value-type="string" office:string-value="2022-07-03">
            <text:p>2022-07-03</text:p>
          </table:table-cell>
          <table:table-cell table:style-name="ce3" table:formula="of:=MID([.A439];183;9)" office:value-type="string" office:string-value="11:30 UTC">
            <text:p>11:30 UTC</text:p>
          </table:table-cell>
          <table:table-cell table:formula="of:=RIGHT([.A439];LEN([.A439])-FIND(&quot;&lt;/description&gt;&quot;;[.A439])+1)" office:value-type="string" office:string-value="&lt;/description&gt;&lt;Point&gt;&lt;coordinates&gt;  32.81869000,  47.09803000&lt;/coordinates&gt;&lt;/Point&gt;&lt;/Placemark&gt;">
            <text:p>&lt;/description&gt;&lt;Point&gt;&lt;coordinates&gt; <text:s/>32.81869000, <text:s/>47.09803000&lt;/coordinates&gt;&lt;/Point&gt;&lt;/Placemark&gt;</text:p>
          </table:table-cell>
          <table:table-cell office:value-type="float" office:value="404">
            <text:p>404</text:p>
          </table:table-cell>
          <table:table-cell table:style-name="ce4" table:formula="of:=VALUE(LEFT(MID([.A439];FIND(&quot;&lt;coordinates&gt;&quot;;[.A439])+15;26);11))" office:value-type="float" office:value="32.81869">
            <text:p>32.81869000</text:p>
          </table:table-cell>
          <table:table-cell table:style-name="ce4" table:formula="of:=VALUE(RIGHT(MID([.A439];FIND(&quot;&lt;coordinates&gt;&quot;;[.A439])+14;26);11))" office:value-type="float" office:value="47.09803">
            <text:p>47.09803000</text:p>
          </table:table-cell>
          <table:table-cell table:formula="of:=SQRT(([.H439]-[.H438])*([.H439]-[.H438])+([.I439]-[.I438])*([.I439]-[.I438]))" office:value-type="float" office:value="0.00870662391515744">
            <text:p>0.00870662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10 &lt;br&gt; Longitude : <text:s text:c="6"/>32.822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2157000, <text:s/>47.10978000&lt;/coordinates&gt;&lt;/Point&gt;&lt;/Placemark&gt;</text:p>
          </table:table-cell>
          <table:table-cell office:value-type="float" office:value="413">
            <text:p>413</text:p>
          </table:table-cell>
          <table:table-cell table:formula="of:=IF([.D4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0];162;10)" office:value-type="string" office:string-value="2022-07-03">
            <text:p>2022-07-03</text:p>
          </table:table-cell>
          <table:table-cell table:style-name="ce3" table:formula="of:=MID([.A440];183;9)" office:value-type="string" office:string-value="09:49 UTC">
            <text:p>09:49 UTC</text:p>
          </table:table-cell>
          <table:table-cell table:formula="of:=RIGHT([.A440];LEN([.A440])-FIND(&quot;&lt;/description&gt;&quot;;[.A440])+1)" office:value-type="string" office:string-value="&lt;/description&gt;&lt;Point&gt;&lt;coordinates&gt;  32.82157000,  47.10978000&lt;/coordinates&gt;&lt;/Point&gt;&lt;/Placemark&gt;">
            <text:p>&lt;/description&gt;&lt;Point&gt;&lt;coordinates&gt; <text:s/>32.82157000, <text:s/>47.10978000&lt;/coordinates&gt;&lt;/Point&gt;&lt;/Placemark&gt;</text:p>
          </table:table-cell>
          <table:table-cell office:value-type="float" office:value="413">
            <text:p>413</text:p>
          </table:table-cell>
          <table:table-cell table:style-name="ce4" table:formula="of:=VALUE(LEFT(MID([.A440];FIND(&quot;&lt;coordinates&gt;&quot;;[.A440])+15;26);11))" office:value-type="float" office:value="32.82157">
            <text:p>32.82157000</text:p>
          </table:table-cell>
          <table:table-cell table:style-name="ce4" table:formula="of:=VALUE(RIGHT(MID([.A440];FIND(&quot;&lt;coordinates&gt;&quot;;[.A440])+14;26);11))" office:value-type="float" office:value="47.10978">
            <text:p>47.10978000</text:p>
          </table:table-cell>
          <table:table-cell table:formula="of:=SQRT(([.H440]-[.H439])*([.H440]-[.H439])+([.I440]-[.I439])*([.I440]-[.I439]))" office:value-type="float" office:value="0.0120978055861387">
            <text:p>0.01209780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14 &lt;br&gt; Longitude : <text:s text:c="6"/>32.830&lt;br&gt;Date Acquired : 2022-07-03 &lt;br&gt;Time: 11:42 UTC&lt;br&gt;Confidence [0-100] : 83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3014000, <text:s/>47.11387000&lt;/coordinates&gt;&lt;/Point&gt;&lt;/Placemark&gt;</text:p>
          </table:table-cell>
          <table:table-cell office:value-type="float" office:value="36">
            <text:p>36</text:p>
          </table:table-cell>
          <table:table-cell table:formula="of:=IF([.D4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1];162;10)" office:value-type="string" office:string-value="2022-07-03">
            <text:p>2022-07-03</text:p>
          </table:table-cell>
          <table:table-cell table:style-name="ce3" table:formula="of:=MID([.A441];183;9)" office:value-type="string" office:string-value="11:42 UTC">
            <text:p>11:42 UTC</text:p>
          </table:table-cell>
          <table:table-cell table:formula="of:=RIGHT([.A441];LEN([.A441])-FIND(&quot;&lt;/description&gt;&quot;;[.A441])+1)" office:value-type="string" office:string-value="&lt;/description&gt;&lt;Point&gt;&lt;coordinates&gt;  32.83014000,  47.11387000&lt;/coordinates&gt;&lt;/Point&gt;&lt;/Placemark&gt;">
            <text:p>&lt;/description&gt;&lt;Point&gt;&lt;coordinates&gt; <text:s/>32.83014000, <text:s/>47.11387000&lt;/coordinates&gt;&lt;/Point&gt;&lt;/Placemark&gt;</text:p>
          </table:table-cell>
          <table:table-cell office:value-type="float" office:value="36">
            <text:p>36</text:p>
          </table:table-cell>
          <table:table-cell table:style-name="ce4" table:formula="of:=VALUE(LEFT(MID([.A441];FIND(&quot;&lt;coordinates&gt;&quot;;[.A441])+15;26);11))" office:value-type="float" office:value="32.83014">
            <text:p>32.83014000</text:p>
          </table:table-cell>
          <table:table-cell table:style-name="ce4" table:formula="of:=VALUE(RIGHT(MID([.A441];FIND(&quot;&lt;coordinates&gt;&quot;;[.A441])+14;26);11))" office:value-type="float" office:value="47.11387">
            <text:p>47.11387000</text:p>
          </table:table-cell>
          <table:table-cell table:formula="of:=SQRT(([.H441]-[.H440])*([.H441]-[.H440])+([.I441]-[.I440])*([.I441]-[.I440]))" office:value-type="float" office:value="0.00949594650363846">
            <text:p>0.00949594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04 &lt;br&gt; Longitude : <text:s text:c="6"/>32.834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3363000, <text:s/>47.10407000&lt;/coordinates&gt;&lt;/Point&gt;&lt;/Placemark&gt;</text:p>
          </table:table-cell>
          <table:table-cell office:value-type="float" office:value="410">
            <text:p>410</text:p>
          </table:table-cell>
          <table:table-cell table:formula="of:=IF([.D4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2];162;10)" office:value-type="string" office:string-value="2022-07-03">
            <text:p>2022-07-03</text:p>
          </table:table-cell>
          <table:table-cell table:style-name="ce3" table:formula="of:=MID([.A442];183;9)" office:value-type="string" office:string-value="11:30 UTC">
            <text:p>11:30 UTC</text:p>
          </table:table-cell>
          <table:table-cell table:formula="of:=RIGHT([.A442];LEN([.A442])-FIND(&quot;&lt;/description&gt;&quot;;[.A442])+1)" office:value-type="string" office:string-value="&lt;/description&gt;&lt;Point&gt;&lt;coordinates&gt;  32.83363000,  47.10407000&lt;/coordinates&gt;&lt;/Point&gt;&lt;/Placemark&gt;">
            <text:p>&lt;/description&gt;&lt;Point&gt;&lt;coordinates&gt; <text:s/>32.83363000, <text:s/>47.10407000&lt;/coordinates&gt;&lt;/Point&gt;&lt;/Placemark&gt;</text:p>
          </table:table-cell>
          <table:table-cell office:value-type="float" office:value="410">
            <text:p>410</text:p>
          </table:table-cell>
          <table:table-cell table:style-name="ce4" table:formula="of:=VALUE(LEFT(MID([.A442];FIND(&quot;&lt;coordinates&gt;&quot;;[.A442])+15;26);11))" office:value-type="float" office:value="32.83363">
            <text:p>32.83363000</text:p>
          </table:table-cell>
          <table:table-cell table:style-name="ce4" table:formula="of:=VALUE(RIGHT(MID([.A442];FIND(&quot;&lt;coordinates&gt;&quot;;[.A442])+14;26);11))" office:value-type="float" office:value="47.10407">
            <text:p>47.10407000</text:p>
          </table:table-cell>
          <table:table-cell table:formula="of:=SQRT(([.H442]-[.H441])*([.H442]-[.H441])+([.I442]-[.I441])*([.I442]-[.I441]))" office:value-type="float" office:value="0.0104028890218038">
            <text:p>0.0104028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21 &lt;br&gt; Longitude : <text:s text:c="6"/>32.83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3723000, <text:s/>47.12061000&lt;/coordinates&gt;&lt;/Point&gt;&lt;/Placemark&gt;</text:p>
          </table:table-cell>
          <table:table-cell office:value-type="float" office:value="424">
            <text:p>424</text:p>
          </table:table-cell>
          <table:table-cell table:formula="of:=IF([.D4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3];162;10)" office:value-type="string" office:string-value="2022-07-03">
            <text:p>2022-07-03</text:p>
          </table:table-cell>
          <table:table-cell table:style-name="ce3" table:formula="of:=MID([.A443];183;9)" office:value-type="string" office:string-value="11:30 UTC">
            <text:p>11:30 UTC</text:p>
          </table:table-cell>
          <table:table-cell table:formula="of:=RIGHT([.A443];LEN([.A443])-FIND(&quot;&lt;/description&gt;&quot;;[.A443])+1)" office:value-type="string" office:string-value="&lt;/description&gt;&lt;Point&gt;&lt;coordinates&gt;  32.83723000,  47.12061000&lt;/coordinates&gt;&lt;/Point&gt;&lt;/Placemark&gt;">
            <text:p>&lt;/description&gt;&lt;Point&gt;&lt;coordinates&gt; <text:s/>32.83723000, <text:s/>47.12061000&lt;/coordinates&gt;&lt;/Point&gt;&lt;/Placemark&gt;</text:p>
          </table:table-cell>
          <table:table-cell office:value-type="float" office:value="424">
            <text:p>424</text:p>
          </table:table-cell>
          <table:table-cell table:style-name="ce4" table:formula="of:=VALUE(LEFT(MID([.A443];FIND(&quot;&lt;coordinates&gt;&quot;;[.A443])+15;26);11))" office:value-type="float" office:value="32.83723">
            <text:p>32.83723000</text:p>
          </table:table-cell>
          <table:table-cell table:style-name="ce4" table:formula="of:=VALUE(RIGHT(MID([.A443];FIND(&quot;&lt;coordinates&gt;&quot;;[.A443])+14;26);11))" office:value-type="float" office:value="47.12061">
            <text:p>47.12061000</text:p>
          </table:table-cell>
          <table:table-cell table:formula="of:=SQRT(([.H443]-[.H442])*([.H443]-[.H442])+([.I443]-[.I442])*([.I443]-[.I442]))" office:value-type="float" office:value="0.0169272443120539">
            <text:p>0.01692724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26 &lt;br&gt; Longitude : <text:s text:c="6"/>32.842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4187000, <text:s/>47.12626000&lt;/coordinates&gt;&lt;/Point&gt;&lt;/Placemark&gt;</text:p>
          </table:table-cell>
          <table:table-cell office:value-type="float" office:value="437">
            <text:p>437</text:p>
          </table:table-cell>
          <table:table-cell table:formula="of:=IF([.D4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4];162;10)" office:value-type="string" office:string-value="2022-07-03">
            <text:p>2022-07-03</text:p>
          </table:table-cell>
          <table:table-cell table:style-name="ce3" table:formula="of:=MID([.A444];183;9)" office:value-type="string" office:string-value="11:30 UTC">
            <text:p>11:30 UTC</text:p>
          </table:table-cell>
          <table:table-cell table:formula="of:=RIGHT([.A444];LEN([.A444])-FIND(&quot;&lt;/description&gt;&quot;;[.A444])+1)" office:value-type="string" office:string-value="&lt;/description&gt;&lt;Point&gt;&lt;coordinates&gt;  32.84187000,  47.12626000&lt;/coordinates&gt;&lt;/Point&gt;&lt;/Placemark&gt;">
            <text:p>&lt;/description&gt;&lt;Point&gt;&lt;coordinates&gt; <text:s/>32.84187000, <text:s/>47.12626000&lt;/coordinates&gt;&lt;/Point&gt;&lt;/Placemark&gt;</text:p>
          </table:table-cell>
          <table:table-cell office:value-type="float" office:value="437">
            <text:p>437</text:p>
          </table:table-cell>
          <table:table-cell table:style-name="ce4" table:formula="of:=VALUE(LEFT(MID([.A444];FIND(&quot;&lt;coordinates&gt;&quot;;[.A444])+15;26);11))" office:value-type="float" office:value="32.84187">
            <text:p>32.84187000</text:p>
          </table:table-cell>
          <table:table-cell table:style-name="ce4" table:formula="of:=VALUE(RIGHT(MID([.A444];FIND(&quot;&lt;coordinates&gt;&quot;;[.A444])+14;26);11))" office:value-type="float" office:value="47.12626">
            <text:p>47.12626000</text:p>
          </table:table-cell>
          <table:table-cell table:formula="of:=SQRT(([.H444]-[.H443])*([.H444]-[.H443])+([.I444]-[.I443])*([.I444]-[.I443]))" office:value-type="float" office:value="0.00731109430933907">
            <text:p>0.00731109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990 &lt;br&gt; Longitude : <text:s text:c="6"/>32.849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4894000, <text:s/>46.99035000&lt;/coordinates&gt;&lt;/Point&gt;&lt;/Placemark&gt;</text:p>
          </table:table-cell>
          <table:table-cell office:value-type="float" office:value="347">
            <text:p>347</text:p>
          </table:table-cell>
          <table:table-cell table:formula="of:=IF([.D4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5];162;10)" office:value-type="string" office:string-value="2022-07-03">
            <text:p>2022-07-03</text:p>
          </table:table-cell>
          <table:table-cell table:style-name="ce3" table:formula="of:=MID([.A445];183;9)" office:value-type="string" office:string-value="22:54 UTC">
            <text:p>22:54 UTC</text:p>
          </table:table-cell>
          <table:table-cell table:formula="of:=RIGHT([.A445];LEN([.A445])-FIND(&quot;&lt;/description&gt;&quot;;[.A445])+1)" office:value-type="string" office:string-value="&lt;/description&gt;&lt;Point&gt;&lt;coordinates&gt;  32.84894000,  46.99035000&lt;/coordinates&gt;&lt;/Point&gt;&lt;/Placemark&gt;">
            <text:p>&lt;/description&gt;&lt;Point&gt;&lt;coordinates&gt; <text:s/>32.84894000, <text:s/>46.99035000&lt;/coordinates&gt;&lt;/Point&gt;&lt;/Placemark&gt;</text:p>
          </table:table-cell>
          <table:table-cell office:value-type="float" office:value="347">
            <text:p>347</text:p>
          </table:table-cell>
          <table:table-cell table:style-name="ce4" table:formula="of:=VALUE(LEFT(MID([.A445];FIND(&quot;&lt;coordinates&gt;&quot;;[.A445])+15;26);11))" office:value-type="float" office:value="32.84894">
            <text:p>32.84894000</text:p>
          </table:table-cell>
          <table:table-cell table:style-name="ce4" table:formula="of:=VALUE(RIGHT(MID([.A445];FIND(&quot;&lt;coordinates&gt;&quot;;[.A445])+14;26);11))" office:value-type="float" office:value="46.99035">
            <text:p>46.99035000</text:p>
          </table:table-cell>
          <table:table-cell table:formula="of:=SQRT(([.H445]-[.H444])*([.H445]-[.H444])+([.I445]-[.I444])*([.I445]-[.I444]))" office:value-type="float" office:value="0.136093765470725">
            <text:p>0.13609376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88 &lt;br&gt; Longitude : <text:s text:c="6"/>32.859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5925000, <text:s/>47.08810000&lt;/coordinates&gt;&lt;/Point&gt;&lt;/Placemark&gt;</text:p>
          </table:table-cell>
          <table:table-cell office:value-type="float" office:value="400">
            <text:p>400</text:p>
          </table:table-cell>
          <table:table-cell table:formula="of:=IF([.D4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6];162;10)" office:value-type="string" office:string-value="2022-07-03">
            <text:p>2022-07-03</text:p>
          </table:table-cell>
          <table:table-cell table:style-name="ce3" table:formula="of:=MID([.A446];183;9)" office:value-type="string" office:string-value="09:49 UTC">
            <text:p>09:49 UTC</text:p>
          </table:table-cell>
          <table:table-cell table:formula="of:=RIGHT([.A446];LEN([.A446])-FIND(&quot;&lt;/description&gt;&quot;;[.A446])+1)" office:value-type="string" office:string-value="&lt;/description&gt;&lt;Point&gt;&lt;coordinates&gt;  32.85925000,  47.08810000&lt;/coordinates&gt;&lt;/Point&gt;&lt;/Placemark&gt;">
            <text:p>&lt;/description&gt;&lt;Point&gt;&lt;coordinates&gt; <text:s/>32.85925000, <text:s/>47.08810000&lt;/coordinates&gt;&lt;/Point&gt;&lt;/Placemark&gt;</text:p>
          </table:table-cell>
          <table:table-cell office:value-type="float" office:value="400">
            <text:p>400</text:p>
          </table:table-cell>
          <table:table-cell table:style-name="ce4" table:formula="of:=VALUE(LEFT(MID([.A446];FIND(&quot;&lt;coordinates&gt;&quot;;[.A446])+15;26);11))" office:value-type="float" office:value="32.85925">
            <text:p>32.85925000</text:p>
          </table:table-cell>
          <table:table-cell table:style-name="ce4" table:formula="of:=VALUE(RIGHT(MID([.A446];FIND(&quot;&lt;coordinates&gt;&quot;;[.A446])+14;26);11))" office:value-type="float" office:value="47.0881">
            <text:p>47.08810000</text:p>
          </table:table-cell>
          <table:table-cell table:formula="of:=SQRT(([.H446]-[.H445])*([.H446]-[.H445])+([.I446]-[.I445])*([.I446]-[.I445]))" office:value-type="float" office:value="0.0982922102712094">
            <text:p>0.09829221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89 &lt;br&gt; Longitude : <text:s text:c="6"/>32.876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87562000, <text:s/>47.08942000&lt;/coordinates&gt;&lt;/Point&gt;&lt;/Placemark&gt;</text:p>
          </table:table-cell>
          <table:table-cell office:value-type="float" office:value="401">
            <text:p>401</text:p>
          </table:table-cell>
          <table:table-cell table:formula="of:=IF([.D4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7];162;10)" office:value-type="string" office:string-value="2022-07-03">
            <text:p>2022-07-03</text:p>
          </table:table-cell>
          <table:table-cell table:style-name="ce3" table:formula="of:=MID([.A447];183;9)" office:value-type="string" office:string-value="09:49 UTC">
            <text:p>09:49 UTC</text:p>
          </table:table-cell>
          <table:table-cell table:formula="of:=RIGHT([.A447];LEN([.A447])-FIND(&quot;&lt;/description&gt;&quot;;[.A447])+1)" office:value-type="string" office:string-value="&lt;/description&gt;&lt;Point&gt;&lt;coordinates&gt;  32.87562000,  47.08942000&lt;/coordinates&gt;&lt;/Point&gt;&lt;/Placemark&gt;">
            <text:p>&lt;/description&gt;&lt;Point&gt;&lt;coordinates&gt; <text:s/>32.87562000, <text:s/>47.08942000&lt;/coordinates&gt;&lt;/Point&gt;&lt;/Placemark&gt;</text:p>
          </table:table-cell>
          <table:table-cell office:value-type="float" office:value="401">
            <text:p>401</text:p>
          </table:table-cell>
          <table:table-cell table:style-name="ce4" table:formula="of:=VALUE(LEFT(MID([.A447];FIND(&quot;&lt;coordinates&gt;&quot;;[.A447])+15;26);11))" office:value-type="float" office:value="32.87562">
            <text:p>32.87562000</text:p>
          </table:table-cell>
          <table:table-cell table:style-name="ce4" table:formula="of:=VALUE(RIGHT(MID([.A447];FIND(&quot;&lt;coordinates&gt;&quot;;[.A447])+14;26);11))" office:value-type="float" office:value="47.08942">
            <text:p>47.08942000</text:p>
          </table:table-cell>
          <table:table-cell table:formula="of:=SQRT(([.H447]-[.H446])*([.H447]-[.H446])+([.I447]-[.I446])*([.I447]-[.I446]))" office:value-type="float" office:value="0.0164231330750205">
            <text:p>0.01642313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82 &lt;br&gt; Longitude : <text:s text:c="6"/>32.964&lt;br&gt;Date Acquired : 2022-07-03 &lt;br&gt;Time: 11:42 UTC&lt;br&gt;Confidence [0-100] : 72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96408000, <text:s/>47.18182000&lt;/coordinates&gt;&lt;/Point&gt;&lt;/Placemark&gt;</text:p>
          </table:table-cell>
          <table:table-cell office:value-type="float" office:value="55">
            <text:p>55</text:p>
          </table:table-cell>
          <table:table-cell table:formula="of:=IF([.D4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8];162;10)" office:value-type="string" office:string-value="2022-07-03">
            <text:p>2022-07-03</text:p>
          </table:table-cell>
          <table:table-cell table:style-name="ce3" table:formula="of:=MID([.A448];183;9)" office:value-type="string" office:string-value="11:42 UTC">
            <text:p>11:42 UTC</text:p>
          </table:table-cell>
          <table:table-cell table:formula="of:=RIGHT([.A448];LEN([.A448])-FIND(&quot;&lt;/description&gt;&quot;;[.A448])+1)" office:value-type="string" office:string-value="&lt;/description&gt;&lt;Point&gt;&lt;coordinates&gt;  32.96408000,  47.18182000&lt;/coordinates&gt;&lt;/Point&gt;&lt;/Placemark&gt;">
            <text:p>&lt;/description&gt;&lt;Point&gt;&lt;coordinates&gt; <text:s/>32.96408000, <text:s/>47.18182000&lt;/coordinates&gt;&lt;/Point&gt;&lt;/Placemark&gt;</text:p>
          </table:table-cell>
          <table:table-cell office:value-type="float" office:value="55">
            <text:p>55</text:p>
          </table:table-cell>
          <table:table-cell table:style-name="ce4" table:formula="of:=VALUE(LEFT(MID([.A448];FIND(&quot;&lt;coordinates&gt;&quot;;[.A448])+15;26);11))" office:value-type="float" office:value="32.96408">
            <text:p>32.96408000</text:p>
          </table:table-cell>
          <table:table-cell table:style-name="ce4" table:formula="of:=VALUE(RIGHT(MID([.A448];FIND(&quot;&lt;coordinates&gt;&quot;;[.A448])+14;26);11))" office:value-type="float" office:value="47.18182">
            <text:p>47.18182000</text:p>
          </table:table-cell>
          <table:table-cell table:formula="of:=SQRT(([.H448]-[.H447])*([.H448]-[.H447])+([.I448]-[.I447])*([.I448]-[.I447]))" office:value-type="float" office:value="0.127917675088323">
            <text:p>0.12791767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9 &lt;br&gt; Longitude : <text:s text:c="6"/>32.983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98269000, <text:s/>47.18930000&lt;/coordinates&gt;&lt;/Point&gt;&lt;/Placemark&gt;</text:p>
          </table:table-cell>
          <table:table-cell office:value-type="float" office:value="591">
            <text:p>591</text:p>
          </table:table-cell>
          <table:table-cell table:formula="of:=IF([.D4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49];162;10)" office:value-type="string" office:string-value="2022-07-03">
            <text:p>2022-07-03</text:p>
          </table:table-cell>
          <table:table-cell table:style-name="ce3" table:formula="of:=MID([.A449];183;9)" office:value-type="string" office:string-value="10:41 UTC">
            <text:p>10:41 UTC</text:p>
          </table:table-cell>
          <table:table-cell table:formula="of:=RIGHT([.A449];LEN([.A449])-FIND(&quot;&lt;/description&gt;&quot;;[.A449])+1)" office:value-type="string" office:string-value="&lt;/description&gt;&lt;Point&gt;&lt;coordinates&gt;  32.98269000,  47.18930000&lt;/coordinates&gt;&lt;/Point&gt;&lt;/Placemark&gt;">
            <text:p>&lt;/description&gt;&lt;Point&gt;&lt;coordinates&gt; <text:s/>32.98269000, <text:s/>47.18930000&lt;/coordinates&gt;&lt;/Point&gt;&lt;/Placemark&gt;</text:p>
          </table:table-cell>
          <table:table-cell office:value-type="float" office:value="591">
            <text:p>591</text:p>
          </table:table-cell>
          <table:table-cell table:style-name="ce4" table:formula="of:=VALUE(LEFT(MID([.A449];FIND(&quot;&lt;coordinates&gt;&quot;;[.A449])+15;26);11))" office:value-type="float" office:value="32.98269">
            <text:p>32.98269000</text:p>
          </table:table-cell>
          <table:table-cell table:style-name="ce4" table:formula="of:=VALUE(RIGHT(MID([.A449];FIND(&quot;&lt;coordinates&gt;&quot;;[.A449])+14;26);11))" office:value-type="float" office:value="47.1893">
            <text:p>47.18930000</text:p>
          </table:table-cell>
          <table:table-cell table:formula="of:=SQRT(([.H449]-[.H448])*([.H449]-[.H448])+([.I449]-[.I448])*([.I449]-[.I448]))" office:value-type="float" office:value="0.020056981328202">
            <text:p>0.02005698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7 &lt;br&gt; Longitude : <text:s text:c="6"/>32.994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99423000, <text:s/>47.18656000&lt;/coordinates&gt;&lt;/Point&gt;&lt;/Placemark&gt;</text:p>
          </table:table-cell>
          <table:table-cell office:value-type="float" office:value="584">
            <text:p>584</text:p>
          </table:table-cell>
          <table:table-cell table:formula="of:=IF([.D4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0];162;10)" office:value-type="string" office:string-value="2022-07-03">
            <text:p>2022-07-03</text:p>
          </table:table-cell>
          <table:table-cell table:style-name="ce3" table:formula="of:=MID([.A450];183;9)" office:value-type="string" office:string-value="11:30 UTC">
            <text:p>11:30 UTC</text:p>
          </table:table-cell>
          <table:table-cell table:formula="of:=RIGHT([.A450];LEN([.A450])-FIND(&quot;&lt;/description&gt;&quot;;[.A450])+1)" office:value-type="string" office:string-value="&lt;/description&gt;&lt;Point&gt;&lt;coordinates&gt;  32.99423000,  47.18656000&lt;/coordinates&gt;&lt;/Point&gt;&lt;/Placemark&gt;">
            <text:p>&lt;/description&gt;&lt;Point&gt;&lt;coordinates&gt; <text:s/>32.99423000, <text:s/>47.18656000&lt;/coordinates&gt;&lt;/Point&gt;&lt;/Placemark&gt;</text:p>
          </table:table-cell>
          <table:table-cell office:value-type="float" office:value="584">
            <text:p>584</text:p>
          </table:table-cell>
          <table:table-cell table:style-name="ce4" table:formula="of:=VALUE(LEFT(MID([.A450];FIND(&quot;&lt;coordinates&gt;&quot;;[.A450])+15;26);11))" office:value-type="float" office:value="32.99423">
            <text:p>32.99423000</text:p>
          </table:table-cell>
          <table:table-cell table:style-name="ce4" table:formula="of:=VALUE(RIGHT(MID([.A450];FIND(&quot;&lt;coordinates&gt;&quot;;[.A450])+14;26);11))" office:value-type="float" office:value="47.18656">
            <text:p>47.18656000</text:p>
          </table:table-cell>
          <table:table-cell table:formula="of:=SQRT(([.H450]-[.H449])*([.H450]-[.H449])+([.I450]-[.I449])*([.I450]-[.I449]))" office:value-type="float" office:value="0.0118608262781351">
            <text:p>0.01186082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73 &lt;br&gt; Longitude : <text:s text:c="6"/>32.998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99794000, <text:s/>47.17299000&lt;/coordinates&gt;&lt;/Point&gt;&lt;/Placemark&gt;</text:p>
          </table:table-cell>
          <table:table-cell office:value-type="float" office:value="541">
            <text:p>541</text:p>
          </table:table-cell>
          <table:table-cell table:formula="of:=IF([.D4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1];162;10)" office:value-type="string" office:string-value="2022-07-03">
            <text:p>2022-07-03</text:p>
          </table:table-cell>
          <table:table-cell table:style-name="ce3" table:formula="of:=MID([.A451];183;9)" office:value-type="string" office:string-value="09:49 UTC">
            <text:p>09:49 UTC</text:p>
          </table:table-cell>
          <table:table-cell table:formula="of:=RIGHT([.A451];LEN([.A451])-FIND(&quot;&lt;/description&gt;&quot;;[.A451])+1)" office:value-type="string" office:string-value="&lt;/description&gt;&lt;Point&gt;&lt;coordinates&gt;  32.99794000,  47.17299000&lt;/coordinates&gt;&lt;/Point&gt;&lt;/Placemark&gt;">
            <text:p>&lt;/description&gt;&lt;Point&gt;&lt;coordinates&gt; <text:s/>32.99794000, <text:s/>47.17299000&lt;/coordinates&gt;&lt;/Point&gt;&lt;/Placemark&gt;</text:p>
          </table:table-cell>
          <table:table-cell office:value-type="float" office:value="541">
            <text:p>541</text:p>
          </table:table-cell>
          <table:table-cell table:style-name="ce4" table:formula="of:=VALUE(LEFT(MID([.A451];FIND(&quot;&lt;coordinates&gt;&quot;;[.A451])+15;26);11))" office:value-type="float" office:value="32.99794">
            <text:p>32.99794000</text:p>
          </table:table-cell>
          <table:table-cell table:style-name="ce4" table:formula="of:=VALUE(RIGHT(MID([.A451];FIND(&quot;&lt;coordinates&gt;&quot;;[.A451])+14;26);11))" office:value-type="float" office:value="47.17299">
            <text:p>47.17299000</text:p>
          </table:table-cell>
          <table:table-cell table:formula="of:=SQRT(([.H451]-[.H450])*([.H451]-[.H450])+([.I451]-[.I450])*([.I451]-[.I450]))" office:value-type="float" office:value="0.0140680133636567">
            <text:p>0.01406801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78 &lt;br&gt; Longitude : <text:s text:c="6"/>33.002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0197000, <text:s/>47.17836000&lt;/coordinates&gt;&lt;/Point&gt;&lt;/Placemark&gt;</text:p>
          </table:table-cell>
          <table:table-cell office:value-type="float" office:value="550">
            <text:p>550</text:p>
          </table:table-cell>
          <table:table-cell table:formula="of:=IF([.D4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2];162;10)" office:value-type="string" office:string-value="2022-07-03">
            <text:p>2022-07-03</text:p>
          </table:table-cell>
          <table:table-cell table:style-name="ce3" table:formula="of:=MID([.A452];183;9)" office:value-type="string" office:string-value="10:41 UTC">
            <text:p>10:41 UTC</text:p>
          </table:table-cell>
          <table:table-cell table:formula="of:=RIGHT([.A452];LEN([.A452])-FIND(&quot;&lt;/description&gt;&quot;;[.A452])+1)" office:value-type="string" office:string-value="&lt;/description&gt;&lt;Point&gt;&lt;coordinates&gt;  33.00197000,  47.17836000&lt;/coordinates&gt;&lt;/Point&gt;&lt;/Placemark&gt;">
            <text:p>&lt;/description&gt;&lt;Point&gt;&lt;coordinates&gt; <text:s/>33.00197000, <text:s/>47.17836000&lt;/coordinates&gt;&lt;/Point&gt;&lt;/Placemark&gt;</text:p>
          </table:table-cell>
          <table:table-cell office:value-type="float" office:value="550">
            <text:p>550</text:p>
          </table:table-cell>
          <table:table-cell table:style-name="ce4" table:formula="of:=VALUE(LEFT(MID([.A452];FIND(&quot;&lt;coordinates&gt;&quot;;[.A452])+15;26);11))" office:value-type="float" office:value="33.00197">
            <text:p>33.00197000</text:p>
          </table:table-cell>
          <table:table-cell table:style-name="ce4" table:formula="of:=VALUE(RIGHT(MID([.A452];FIND(&quot;&lt;coordinates&gt;&quot;;[.A452])+14;26);11))" office:value-type="float" office:value="47.17836">
            <text:p>47.17836000</text:p>
          </table:table-cell>
          <table:table-cell table:formula="of:=SQRT(([.H452]-[.H451])*([.H452]-[.H451])+([.I452]-[.I451])*([.I452]-[.I451]))" office:value-type="float" office:value="0.0067140002978845">
            <text:p>0.00671400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9 &lt;br&gt; Longitude : <text:s text:c="6"/>33.004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0400000, <text:s/>47.18894000&lt;/coordinates&gt;&lt;/Point&gt;&lt;/Placemark&gt;</text:p>
          </table:table-cell>
          <table:table-cell office:value-type="float" office:value="592">
            <text:p>592</text:p>
          </table:table-cell>
          <table:table-cell table:formula="of:=IF([.D4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3];162;10)" office:value-type="string" office:string-value="2022-07-03">
            <text:p>2022-07-03</text:p>
          </table:table-cell>
          <table:table-cell table:style-name="ce3" table:formula="of:=MID([.A453];183;9)" office:value-type="string" office:string-value="10:41 UTC">
            <text:p>10:41 UTC</text:p>
          </table:table-cell>
          <table:table-cell table:formula="of:=RIGHT([.A453];LEN([.A453])-FIND(&quot;&lt;/description&gt;&quot;;[.A453])+1)" office:value-type="string" office:string-value="&lt;/description&gt;&lt;Point&gt;&lt;coordinates&gt;  33.00400000,  47.18894000&lt;/coordinates&gt;&lt;/Point&gt;&lt;/Placemark&gt;">
            <text:p>&lt;/description&gt;&lt;Point&gt;&lt;coordinates&gt; <text:s/>33.00400000, <text:s/>47.18894000&lt;/coordinates&gt;&lt;/Point&gt;&lt;/Placemark&gt;</text:p>
          </table:table-cell>
          <table:table-cell office:value-type="float" office:value="592">
            <text:p>592</text:p>
          </table:table-cell>
          <table:table-cell table:style-name="ce4" table:formula="of:=VALUE(LEFT(MID([.A453];FIND(&quot;&lt;coordinates&gt;&quot;;[.A453])+15;26);11))" office:value-type="float" office:value="33.004">
            <text:p>33.00400000</text:p>
          </table:table-cell>
          <table:table-cell table:style-name="ce4" table:formula="of:=VALUE(RIGHT(MID([.A453];FIND(&quot;&lt;coordinates&gt;&quot;;[.A453])+14;26);11))" office:value-type="float" office:value="47.18894">
            <text:p>47.18894000</text:p>
          </table:table-cell>
          <table:table-cell table:formula="of:=SQRT(([.H453]-[.H452])*([.H453]-[.H452])+([.I453]-[.I452])*([.I453]-[.I452]))" office:value-type="float" office:value="0.0107729893715758">
            <text:p>0.01077298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1 &lt;br&gt; Longitude : <text:s text:c="6"/>33.005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0498000, <text:s/>47.18141000&lt;/coordinates&gt;&lt;/Point&gt;&lt;/Placemark&gt;</text:p>
          </table:table-cell>
          <table:table-cell office:value-type="float" office:value="560">
            <text:p>560</text:p>
          </table:table-cell>
          <table:table-cell table:formula="of:=IF([.D4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4];162;10)" office:value-type="string" office:string-value="2022-07-03">
            <text:p>2022-07-03</text:p>
          </table:table-cell>
          <table:table-cell table:style-name="ce3" table:formula="of:=MID([.A454];183;9)" office:value-type="string" office:string-value="11:30 UTC">
            <text:p>11:30 UTC</text:p>
          </table:table-cell>
          <table:table-cell table:formula="of:=RIGHT([.A454];LEN([.A454])-FIND(&quot;&lt;/description&gt;&quot;;[.A454])+1)" office:value-type="string" office:string-value="&lt;/description&gt;&lt;Point&gt;&lt;coordinates&gt;  33.00498000,  47.18141000&lt;/coordinates&gt;&lt;/Point&gt;&lt;/Placemark&gt;">
            <text:p>&lt;/description&gt;&lt;Point&gt;&lt;coordinates&gt; <text:s/>33.00498000, <text:s/>47.18141000&lt;/coordinates&gt;&lt;/Point&gt;&lt;/Placemark&gt;</text:p>
          </table:table-cell>
          <table:table-cell office:value-type="float" office:value="560">
            <text:p>560</text:p>
          </table:table-cell>
          <table:table-cell table:style-name="ce4" table:formula="of:=VALUE(LEFT(MID([.A454];FIND(&quot;&lt;coordinates&gt;&quot;;[.A454])+15;26);11))" office:value-type="float" office:value="33.00498">
            <text:p>33.00498000</text:p>
          </table:table-cell>
          <table:table-cell table:style-name="ce4" table:formula="of:=VALUE(RIGHT(MID([.A454];FIND(&quot;&lt;coordinates&gt;&quot;;[.A454])+14;26);11))" office:value-type="float" office:value="47.18141">
            <text:p>47.18141000</text:p>
          </table:table-cell>
          <table:table-cell table:formula="of:=SQRT(([.H454]-[.H453])*([.H454]-[.H453])+([.I454]-[.I453])*([.I454]-[.I453]))" office:value-type="float" office:value="0.00759350380259676">
            <text:p>0.00759350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98 &lt;br&gt; Longitude : <text:s text:c="6"/>33.009&lt;br&gt;Date Acquired : 2022-07-03 &lt;br&gt;Time: 11:3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0880000, <text:s/>47.19809000&lt;/coordinates&gt;&lt;/Point&gt;&lt;/Placemark&gt;</text:p>
          </table:table-cell>
          <table:table-cell office:value-type="float" office:value="605">
            <text:p>605</text:p>
          </table:table-cell>
          <table:table-cell table:formula="of:=IF([.D4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5];162;10)" office:value-type="string" office:string-value="2022-07-03">
            <text:p>2022-07-03</text:p>
          </table:table-cell>
          <table:table-cell table:style-name="ce3" table:formula="of:=MID([.A455];183;9)" office:value-type="string" office:string-value="11:30 UTC">
            <text:p>11:30 UTC</text:p>
          </table:table-cell>
          <table:table-cell table:formula="of:=RIGHT([.A455];LEN([.A455])-FIND(&quot;&lt;/description&gt;&quot;;[.A455])+1)" office:value-type="string" office:string-value="&lt;/description&gt;&lt;Point&gt;&lt;coordinates&gt;  33.00880000,  47.19809000&lt;/coordinates&gt;&lt;/Point&gt;&lt;/Placemark&gt;">
            <text:p>&lt;/description&gt;&lt;Point&gt;&lt;coordinates&gt; <text:s/>33.00880000, <text:s/>47.19809000&lt;/coordinates&gt;&lt;/Point&gt;&lt;/Placemark&gt;</text:p>
          </table:table-cell>
          <table:table-cell office:value-type="float" office:value="605">
            <text:p>605</text:p>
          </table:table-cell>
          <table:table-cell table:style-name="ce4" table:formula="of:=VALUE(LEFT(MID([.A455];FIND(&quot;&lt;coordinates&gt;&quot;;[.A455])+15;26);11))" office:value-type="float" office:value="33.0088">
            <text:p>33.00880000</text:p>
          </table:table-cell>
          <table:table-cell table:style-name="ce4" table:formula="of:=VALUE(RIGHT(MID([.A455];FIND(&quot;&lt;coordinates&gt;&quot;;[.A455])+14;26);11))" office:value-type="float" office:value="47.19809">
            <text:p>47.19809000</text:p>
          </table:table-cell>
          <table:table-cell table:formula="of:=SQRT(([.H455]-[.H454])*([.H455]-[.H454])+([.I455]-[.I454])*([.I455]-[.I454]))" office:value-type="float" office:value="0.0171118321637401">
            <text:p>0.017111832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76 &lt;br&gt; Longitude : <text:s text:c="6"/>33.010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1021000, <text:s/>47.17607000&lt;/coordinates&gt;&lt;/Point&gt;&lt;/Placemark&gt;</text:p>
          </table:table-cell>
          <table:table-cell office:value-type="float" office:value="545">
            <text:p>545</text:p>
          </table:table-cell>
          <table:table-cell table:formula="of:=IF([.D4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6];162;10)" office:value-type="string" office:string-value="2022-07-03">
            <text:p>2022-07-03</text:p>
          </table:table-cell>
          <table:table-cell table:style-name="ce3" table:formula="of:=MID([.A456];183;9)" office:value-type="string" office:string-value="11:30 UTC">
            <text:p>11:30 UTC</text:p>
          </table:table-cell>
          <table:table-cell table:formula="of:=RIGHT([.A456];LEN([.A456])-FIND(&quot;&lt;/description&gt;&quot;;[.A456])+1)" office:value-type="string" office:string-value="&lt;/description&gt;&lt;Point&gt;&lt;coordinates&gt;  33.01021000,  47.17607000&lt;/coordinates&gt;&lt;/Point&gt;&lt;/Placemark&gt;">
            <text:p>&lt;/description&gt;&lt;Point&gt;&lt;coordinates&gt; <text:s/>33.01021000, <text:s/>47.17607000&lt;/coordinates&gt;&lt;/Point&gt;&lt;/Placemark&gt;</text:p>
          </table:table-cell>
          <table:table-cell office:value-type="float" office:value="545">
            <text:p>545</text:p>
          </table:table-cell>
          <table:table-cell table:style-name="ce4" table:formula="of:=VALUE(LEFT(MID([.A456];FIND(&quot;&lt;coordinates&gt;&quot;;[.A456])+15;26);11))" office:value-type="float" office:value="33.01021">
            <text:p>33.01021000</text:p>
          </table:table-cell>
          <table:table-cell table:style-name="ce4" table:formula="of:=VALUE(RIGHT(MID([.A456];FIND(&quot;&lt;coordinates&gt;&quot;;[.A456])+14;26);11))" office:value-type="float" office:value="47.17607">
            <text:p>47.17607000</text:p>
          </table:table-cell>
          <table:table-cell table:formula="of:=SQRT(([.H456]-[.H455])*([.H456]-[.H455])+([.I456]-[.I455])*([.I456]-[.I455]))" office:value-type="float" office:value="0.0220650968726606">
            <text:p>0.02206509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93 &lt;br&gt; Longitude : <text:s text:c="6"/>33.012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1209000, <text:s/>47.19252000&lt;/coordinates&gt;&lt;/Point&gt;&lt;/Placemark&gt;</text:p>
          </table:table-cell>
          <table:table-cell office:value-type="float" office:value="599">
            <text:p>599</text:p>
          </table:table-cell>
          <table:table-cell table:formula="of:=IF([.D4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7];162;10)" office:value-type="string" office:string-value="2022-07-03">
            <text:p>2022-07-03</text:p>
          </table:table-cell>
          <table:table-cell table:style-name="ce3" table:formula="of:=MID([.A457];183;9)" office:value-type="string" office:string-value="09:49 UTC">
            <text:p>09:49 UTC</text:p>
          </table:table-cell>
          <table:table-cell table:formula="of:=RIGHT([.A457];LEN([.A457])-FIND(&quot;&lt;/description&gt;&quot;;[.A457])+1)" office:value-type="string" office:string-value="&lt;/description&gt;&lt;Point&gt;&lt;coordinates&gt;  33.01209000,  47.19252000&lt;/coordinates&gt;&lt;/Point&gt;&lt;/Placemark&gt;">
            <text:p>&lt;/description&gt;&lt;Point&gt;&lt;coordinates&gt; <text:s/>33.01209000, <text:s/>47.19252000&lt;/coordinates&gt;&lt;/Point&gt;&lt;/Placemark&gt;</text:p>
          </table:table-cell>
          <table:table-cell office:value-type="float" office:value="599">
            <text:p>599</text:p>
          </table:table-cell>
          <table:table-cell table:style-name="ce4" table:formula="of:=VALUE(LEFT(MID([.A457];FIND(&quot;&lt;coordinates&gt;&quot;;[.A457])+15;26);11))" office:value-type="float" office:value="33.01209">
            <text:p>33.01209000</text:p>
          </table:table-cell>
          <table:table-cell table:style-name="ce4" table:formula="of:=VALUE(RIGHT(MID([.A457];FIND(&quot;&lt;coordinates&gt;&quot;;[.A457])+14;26);11))" office:value-type="float" office:value="47.19252">
            <text:p>47.19252000</text:p>
          </table:table-cell>
          <table:table-cell table:formula="of:=SQRT(([.H457]-[.H456])*([.H457]-[.H456])+([.I457]-[.I456])*([.I457]-[.I456]))" office:value-type="float" office:value="0.016557080056579">
            <text:p>0.01655708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3 &lt;br&gt; Longitude : <text:s text:c="6"/>33.017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1730000, <text:s/>47.18341000&lt;/coordinates&gt;&lt;/Point&gt;&lt;/Placemark&gt;</text:p>
          </table:table-cell>
          <table:table-cell office:value-type="float" office:value="570">
            <text:p>570</text:p>
          </table:table-cell>
          <table:table-cell table:formula="of:=IF([.D4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8];162;10)" office:value-type="string" office:string-value="2022-07-03">
            <text:p>2022-07-03</text:p>
          </table:table-cell>
          <table:table-cell table:style-name="ce3" table:formula="of:=MID([.A458];183;9)" office:value-type="string" office:string-value="09:49 UTC">
            <text:p>09:49 UTC</text:p>
          </table:table-cell>
          <table:table-cell table:formula="of:=RIGHT([.A458];LEN([.A458])-FIND(&quot;&lt;/description&gt;&quot;;[.A458])+1)" office:value-type="string" office:string-value="&lt;/description&gt;&lt;Point&gt;&lt;coordinates&gt;  33.01730000,  47.18341000&lt;/coordinates&gt;&lt;/Point&gt;&lt;/Placemark&gt;">
            <text:p>&lt;/description&gt;&lt;Point&gt;&lt;coordinates&gt; <text:s/>33.01730000, <text:s/>47.18341000&lt;/coordinates&gt;&lt;/Point&gt;&lt;/Placemark&gt;</text:p>
          </table:table-cell>
          <table:table-cell office:value-type="float" office:value="570">
            <text:p>570</text:p>
          </table:table-cell>
          <table:table-cell table:style-name="ce4" table:formula="of:=VALUE(LEFT(MID([.A458];FIND(&quot;&lt;coordinates&gt;&quot;;[.A458])+15;26);11))" office:value-type="float" office:value="33.0173">
            <text:p>33.01730000</text:p>
          </table:table-cell>
          <table:table-cell table:style-name="ce4" table:formula="of:=VALUE(RIGHT(MID([.A458];FIND(&quot;&lt;coordinates&gt;&quot;;[.A458])+14;26);11))" office:value-type="float" office:value="47.18341">
            <text:p>47.18341000</text:p>
          </table:table-cell>
          <table:table-cell table:formula="of:=SQRT(([.H458]-[.H457])*([.H458]-[.H457])+([.I458]-[.I457])*([.I458]-[.I457]))" office:value-type="float" office:value="0.010494579553273">
            <text:p>0.010494579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8 &lt;br&gt; Longitude : <text:s text:c="6"/>33.036&lt;br&gt;Date Acquired : 2022-07-03 &lt;br&gt;Time: 11:3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3566000, <text:s/>47.18798000&lt;/coordinates&gt;&lt;/Point&gt;&lt;/Placemark&gt;</text:p>
          </table:table-cell>
          <table:table-cell office:value-type="float" office:value="589">
            <text:p>589</text:p>
          </table:table-cell>
          <table:table-cell table:formula="of:=IF([.D4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59];162;10)" office:value-type="string" office:string-value="2022-07-03">
            <text:p>2022-07-03</text:p>
          </table:table-cell>
          <table:table-cell table:style-name="ce3" table:formula="of:=MID([.A459];183;9)" office:value-type="string" office:string-value="11:30 UTC">
            <text:p>11:30 UTC</text:p>
          </table:table-cell>
          <table:table-cell table:formula="of:=RIGHT([.A459];LEN([.A459])-FIND(&quot;&lt;/description&gt;&quot;;[.A459])+1)" office:value-type="string" office:string-value="&lt;/description&gt;&lt;Point&gt;&lt;coordinates&gt;  33.03566000,  47.18798000&lt;/coordinates&gt;&lt;/Point&gt;&lt;/Placemark&gt;">
            <text:p>&lt;/description&gt;&lt;Point&gt;&lt;coordinates&gt; <text:s/>33.03566000, <text:s/>47.18798000&lt;/coordinates&gt;&lt;/Point&gt;&lt;/Placemark&gt;</text:p>
          </table:table-cell>
          <table:table-cell office:value-type="float" office:value="589">
            <text:p>589</text:p>
          </table:table-cell>
          <table:table-cell table:style-name="ce4" table:formula="of:=VALUE(LEFT(MID([.A459];FIND(&quot;&lt;coordinates&gt;&quot;;[.A459])+15;26);11))" office:value-type="float" office:value="33.03566">
            <text:p>33.03566000</text:p>
          </table:table-cell>
          <table:table-cell table:style-name="ce4" table:formula="of:=VALUE(RIGHT(MID([.A459];FIND(&quot;&lt;coordinates&gt;&quot;;[.A459])+14;26);11))" office:value-type="float" office:value="47.18798">
            <text:p>47.18798000</text:p>
          </table:table-cell>
          <table:table-cell table:formula="of:=SQRT(([.H459]-[.H458])*([.H459]-[.H458])+([.I459]-[.I458])*([.I459]-[.I458]))" office:value-type="float" office:value="0.0189202140579872">
            <text:p>0.018920214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60 &lt;br&gt; Longitude : <text:s text:c="6"/>33.03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3659000, <text:s/>47.16040000&lt;/coordinates&gt;&lt;/Point&gt;&lt;/Placemark&gt;</text:p>
          </table:table-cell>
          <table:table-cell office:value-type="float" office:value="514">
            <text:p>514</text:p>
          </table:table-cell>
          <table:table-cell table:formula="of:=IF([.D4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0];162;10)" office:value-type="string" office:string-value="2022-07-03">
            <text:p>2022-07-03</text:p>
          </table:table-cell>
          <table:table-cell table:style-name="ce3" table:formula="of:=MID([.A460];183;9)" office:value-type="string" office:string-value="11:30 UTC">
            <text:p>11:30 UTC</text:p>
          </table:table-cell>
          <table:table-cell table:formula="of:=RIGHT([.A460];LEN([.A460])-FIND(&quot;&lt;/description&gt;&quot;;[.A460])+1)" office:value-type="string" office:string-value="&lt;/description&gt;&lt;Point&gt;&lt;coordinates&gt;  33.03659000,  47.16040000&lt;/coordinates&gt;&lt;/Point&gt;&lt;/Placemark&gt;">
            <text:p>&lt;/description&gt;&lt;Point&gt;&lt;coordinates&gt; <text:s/>33.03659000, <text:s/>47.16040000&lt;/coordinates&gt;&lt;/Point&gt;&lt;/Placemark&gt;</text:p>
          </table:table-cell>
          <table:table-cell office:value-type="float" office:value="514">
            <text:p>514</text:p>
          </table:table-cell>
          <table:table-cell table:style-name="ce4" table:formula="of:=VALUE(LEFT(MID([.A460];FIND(&quot;&lt;coordinates&gt;&quot;;[.A460])+15;26);11))" office:value-type="float" office:value="33.03659">
            <text:p>33.03659000</text:p>
          </table:table-cell>
          <table:table-cell table:style-name="ce4" table:formula="of:=VALUE(RIGHT(MID([.A460];FIND(&quot;&lt;coordinates&gt;&quot;;[.A460])+14;26);11))" office:value-type="float" office:value="47.1604">
            <text:p>47.16040000</text:p>
          </table:table-cell>
          <table:table-cell table:formula="of:=SQRT(([.H460]-[.H459])*([.H460]-[.H459])+([.I460]-[.I459])*([.I460]-[.I459]))" office:value-type="float" office:value="0.0275956753858284">
            <text:p>0.027595675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30 &lt;br&gt; Longitude : <text:s text:c="6"/>33.037&lt;br&gt;Date Acquired : 2022-07-03 &lt;br&gt;Time: 10:04 UTC&lt;br&gt;Confidence [0-100] : 62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3678000, <text:s/>47.12999000&lt;/coordinates&gt;&lt;/Point&gt;&lt;/Placemark&gt;</text:p>
          </table:table-cell>
          <table:table-cell office:value-type="float" office:value="39">
            <text:p>39</text:p>
          </table:table-cell>
          <table:table-cell table:formula="of:=IF([.D4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1];162;10)" office:value-type="string" office:string-value="2022-07-03">
            <text:p>2022-07-03</text:p>
          </table:table-cell>
          <table:table-cell table:style-name="ce3" table:formula="of:=MID([.A461];183;9)" office:value-type="string" office:string-value="10:04 UTC">
            <text:p>10:04 UTC</text:p>
          </table:table-cell>
          <table:table-cell table:formula="of:=RIGHT([.A461];LEN([.A461])-FIND(&quot;&lt;/description&gt;&quot;;[.A461])+1)" office:value-type="string" office:string-value="&lt;/description&gt;&lt;Point&gt;&lt;coordinates&gt;  33.03678000,  47.12999000&lt;/coordinates&gt;&lt;/Point&gt;&lt;/Placemark&gt;">
            <text:p>&lt;/description&gt;&lt;Point&gt;&lt;coordinates&gt; <text:s/>33.03678000, <text:s/>47.12999000&lt;/coordinates&gt;&lt;/Point&gt;&lt;/Placemark&gt;</text:p>
          </table:table-cell>
          <table:table-cell office:value-type="float" office:value="39">
            <text:p>39</text:p>
          </table:table-cell>
          <table:table-cell table:style-name="ce4" table:formula="of:=VALUE(LEFT(MID([.A461];FIND(&quot;&lt;coordinates&gt;&quot;;[.A461])+15;26);11))" office:value-type="float" office:value="33.03678">
            <text:p>33.03678000</text:p>
          </table:table-cell>
          <table:table-cell table:style-name="ce4" table:formula="of:=VALUE(RIGHT(MID([.A461];FIND(&quot;&lt;coordinates&gt;&quot;;[.A461])+14;26);11))" office:value-type="float" office:value="47.12999">
            <text:p>47.12999000</text:p>
          </table:table-cell>
          <table:table-cell table:formula="of:=SQRT(([.H461]-[.H460])*([.H461]-[.H460])+([.I461]-[.I460])*([.I461]-[.I460]))" office:value-type="float" office:value="0.0304105935489626">
            <text:p>0.030410593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09 &lt;br&gt; Longitude : <text:s text:c="6"/>33.054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5351000, <text:s/>47.20876000&lt;/coordinates&gt;&lt;/Point&gt;&lt;/Placemark&gt;</text:p>
          </table:table-cell>
          <table:table-cell office:value-type="float" office:value="611">
            <text:p>611</text:p>
          </table:table-cell>
          <table:table-cell table:formula="of:=IF([.D4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2];162;10)" office:value-type="string" office:string-value="2022-07-03">
            <text:p>2022-07-03</text:p>
          </table:table-cell>
          <table:table-cell table:style-name="ce3" table:formula="of:=MID([.A462];183;9)" office:value-type="string" office:string-value="09:49 UTC">
            <text:p>09:49 UTC</text:p>
          </table:table-cell>
          <table:table-cell table:formula="of:=RIGHT([.A462];LEN([.A462])-FIND(&quot;&lt;/description&gt;&quot;;[.A462])+1)" office:value-type="string" office:string-value="&lt;/description&gt;&lt;Point&gt;&lt;coordinates&gt;  33.05351000,  47.20876000&lt;/coordinates&gt;&lt;/Point&gt;&lt;/Placemark&gt;">
            <text:p>&lt;/description&gt;&lt;Point&gt;&lt;coordinates&gt; <text:s/>33.05351000, <text:s/>47.20876000&lt;/coordinates&gt;&lt;/Point&gt;&lt;/Placemark&gt;</text:p>
          </table:table-cell>
          <table:table-cell office:value-type="float" office:value="611">
            <text:p>611</text:p>
          </table:table-cell>
          <table:table-cell table:style-name="ce4" table:formula="of:=VALUE(LEFT(MID([.A462];FIND(&quot;&lt;coordinates&gt;&quot;;[.A462])+15;26);11))" office:value-type="float" office:value="33.05351">
            <text:p>33.05351000</text:p>
          </table:table-cell>
          <table:table-cell table:style-name="ce4" table:formula="of:=VALUE(RIGHT(MID([.A462];FIND(&quot;&lt;coordinates&gt;&quot;;[.A462])+14;26);11))" office:value-type="float" office:value="47.20876">
            <text:p>47.20876000</text:p>
          </table:table-cell>
          <table:table-cell table:formula="of:=SQRT(([.H462]-[.H461])*([.H462]-[.H461])+([.I462]-[.I461])*([.I462]-[.I461]))" office:value-type="float" office:value="0.0805270501136101">
            <text:p>0.08052705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11 &lt;br&gt; Longitude : <text:s text:c="6"/>33.061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6059000, <text:s/>47.21064000&lt;/coordinates&gt;&lt;/Point&gt;&lt;/Placemark&gt;</text:p>
          </table:table-cell>
          <table:table-cell office:value-type="float" office:value="614">
            <text:p>614</text:p>
          </table:table-cell>
          <table:table-cell table:formula="of:=IF([.D4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3];162;10)" office:value-type="string" office:string-value="2022-07-03">
            <text:p>2022-07-03</text:p>
          </table:table-cell>
          <table:table-cell table:style-name="ce3" table:formula="of:=MID([.A463];183;9)" office:value-type="string" office:string-value="09:49 UTC">
            <text:p>09:49 UTC</text:p>
          </table:table-cell>
          <table:table-cell table:formula="of:=RIGHT([.A463];LEN([.A463])-FIND(&quot;&lt;/description&gt;&quot;;[.A463])+1)" office:value-type="string" office:string-value="&lt;/description&gt;&lt;Point&gt;&lt;coordinates&gt;  33.06059000,  47.21064000&lt;/coordinates&gt;&lt;/Point&gt;&lt;/Placemark&gt;">
            <text:p>&lt;/description&gt;&lt;Point&gt;&lt;coordinates&gt; <text:s/>33.06059000, <text:s/>47.21064000&lt;/coordinates&gt;&lt;/Point&gt;&lt;/Placemark&gt;</text:p>
          </table:table-cell>
          <table:table-cell office:value-type="float" office:value="614">
            <text:p>614</text:p>
          </table:table-cell>
          <table:table-cell table:style-name="ce4" table:formula="of:=VALUE(LEFT(MID([.A463];FIND(&quot;&lt;coordinates&gt;&quot;;[.A463])+15;26);11))" office:value-type="float" office:value="33.06059">
            <text:p>33.06059000</text:p>
          </table:table-cell>
          <table:table-cell table:style-name="ce4" table:formula="of:=VALUE(RIGHT(MID([.A463];FIND(&quot;&lt;coordinates&gt;&quot;;[.A463])+14;26);11))" office:value-type="float" office:value="47.21064">
            <text:p>47.21064000</text:p>
          </table:table-cell>
          <table:table-cell table:formula="of:=SQRT(([.H463]-[.H462])*([.H463]-[.H462])+([.I463]-[.I462])*([.I463]-[.I462]))" office:value-type="float" office:value="0.00732535323379882">
            <text:p>0.007325353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37 &lt;br&gt; Longitude : <text:s text:c="6"/>33.061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6118000, <text:s/>47.13741000&lt;/coordinates&gt;&lt;/Point&gt;&lt;/Placemark&gt;</text:p>
          </table:table-cell>
          <table:table-cell office:value-type="float" office:value="466">
            <text:p>466</text:p>
          </table:table-cell>
          <table:table-cell table:formula="of:=IF([.D4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4];162;10)" office:value-type="string" office:string-value="2022-07-03">
            <text:p>2022-07-03</text:p>
          </table:table-cell>
          <table:table-cell table:style-name="ce3" table:formula="of:=MID([.A464];183;9)" office:value-type="string" office:string-value="09:49 UTC">
            <text:p>09:49 UTC</text:p>
          </table:table-cell>
          <table:table-cell table:formula="of:=RIGHT([.A464];LEN([.A464])-FIND(&quot;&lt;/description&gt;&quot;;[.A464])+1)" office:value-type="string" office:string-value="&lt;/description&gt;&lt;Point&gt;&lt;coordinates&gt;  33.06118000,  47.13741000&lt;/coordinates&gt;&lt;/Point&gt;&lt;/Placemark&gt;">
            <text:p>&lt;/description&gt;&lt;Point&gt;&lt;coordinates&gt; <text:s/>33.06118000, <text:s/>47.13741000&lt;/coordinates&gt;&lt;/Point&gt;&lt;/Placemark&gt;</text:p>
          </table:table-cell>
          <table:table-cell office:value-type="float" office:value="466">
            <text:p>466</text:p>
          </table:table-cell>
          <table:table-cell table:style-name="ce4" table:formula="of:=VALUE(LEFT(MID([.A464];FIND(&quot;&lt;coordinates&gt;&quot;;[.A464])+15;26);11))" office:value-type="float" office:value="33.06118">
            <text:p>33.06118000</text:p>
          </table:table-cell>
          <table:table-cell table:style-name="ce4" table:formula="of:=VALUE(RIGHT(MID([.A464];FIND(&quot;&lt;coordinates&gt;&quot;;[.A464])+14;26);11))" office:value-type="float" office:value="47.13741">
            <text:p>47.13741000</text:p>
          </table:table-cell>
          <table:table-cell table:formula="of:=SQRT(([.H464]-[.H463])*([.H464]-[.H463])+([.I464]-[.I463])*([.I464]-[.I463]))" office:value-type="float" office:value="0.0732323767195856">
            <text:p>0.07323237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30 &lt;br&gt; Longitude : <text:s text:c="6"/>33.067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6661000, <text:s/>47.12985000&lt;/coordinates&gt;&lt;/Point&gt;&lt;/Placemark&gt;</text:p>
          </table:table-cell>
          <table:table-cell office:value-type="float" office:value="450">
            <text:p>450</text:p>
          </table:table-cell>
          <table:table-cell table:formula="of:=IF([.D4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5];162;10)" office:value-type="string" office:string-value="2022-07-03">
            <text:p>2022-07-03</text:p>
          </table:table-cell>
          <table:table-cell table:style-name="ce3" table:formula="of:=MID([.A465];183;9)" office:value-type="string" office:string-value="10:41 UTC">
            <text:p>10:41 UTC</text:p>
          </table:table-cell>
          <table:table-cell table:formula="of:=RIGHT([.A465];LEN([.A465])-FIND(&quot;&lt;/description&gt;&quot;;[.A465])+1)" office:value-type="string" office:string-value="&lt;/description&gt;&lt;Point&gt;&lt;coordinates&gt;  33.06661000,  47.12985000&lt;/coordinates&gt;&lt;/Point&gt;&lt;/Placemark&gt;">
            <text:p>&lt;/description&gt;&lt;Point&gt;&lt;coordinates&gt; <text:s/>33.06661000, <text:s/>47.12985000&lt;/coordinates&gt;&lt;/Point&gt;&lt;/Placemark&gt;</text:p>
          </table:table-cell>
          <table:table-cell office:value-type="float" office:value="450">
            <text:p>450</text:p>
          </table:table-cell>
          <table:table-cell table:style-name="ce4" table:formula="of:=VALUE(LEFT(MID([.A465];FIND(&quot;&lt;coordinates&gt;&quot;;[.A465])+15;26);11))" office:value-type="float" office:value="33.06661">
            <text:p>33.06661000</text:p>
          </table:table-cell>
          <table:table-cell table:style-name="ce4" table:formula="of:=VALUE(RIGHT(MID([.A465];FIND(&quot;&lt;coordinates&gt;&quot;;[.A465])+14;26);11))" office:value-type="float" office:value="47.12985">
            <text:p>47.12985000</text:p>
          </table:table-cell>
          <table:table-cell table:formula="of:=SQRT(([.H465]-[.H464])*([.H465]-[.H464])+([.I465]-[.I464])*([.I465]-[.I464]))" office:value-type="float" office:value="0.00930798044690921">
            <text:p>0.009307980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4 &lt;br&gt; Longitude : <text:s text:c="6"/>33.09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09237000, <text:s/>47.18438000&lt;/coordinates&gt;&lt;/Point&gt;&lt;/Placemark&gt;</text:p>
          </table:table-cell>
          <table:table-cell office:value-type="float" office:value="575">
            <text:p>575</text:p>
          </table:table-cell>
          <table:table-cell table:formula="of:=IF([.D4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6];162;10)" office:value-type="string" office:string-value="2022-07-03">
            <text:p>2022-07-03</text:p>
          </table:table-cell>
          <table:table-cell table:style-name="ce3" table:formula="of:=MID([.A466];183;9)" office:value-type="string" office:string-value="11:30 UTC">
            <text:p>11:30 UTC</text:p>
          </table:table-cell>
          <table:table-cell table:formula="of:=RIGHT([.A466];LEN([.A466])-FIND(&quot;&lt;/description&gt;&quot;;[.A466])+1)" office:value-type="string" office:string-value="&lt;/description&gt;&lt;Point&gt;&lt;coordinates&gt;  33.09237000,  47.18438000&lt;/coordinates&gt;&lt;/Point&gt;&lt;/Placemark&gt;">
            <text:p>&lt;/description&gt;&lt;Point&gt;&lt;coordinates&gt; <text:s/>33.09237000, <text:s/>47.18438000&lt;/coordinates&gt;&lt;/Point&gt;&lt;/Placemark&gt;</text:p>
          </table:table-cell>
          <table:table-cell office:value-type="float" office:value="575">
            <text:p>575</text:p>
          </table:table-cell>
          <table:table-cell table:style-name="ce4" table:formula="of:=VALUE(LEFT(MID([.A466];FIND(&quot;&lt;coordinates&gt;&quot;;[.A466])+15;26);11))" office:value-type="float" office:value="33.09237">
            <text:p>33.09237000</text:p>
          </table:table-cell>
          <table:table-cell table:style-name="ce4" table:formula="of:=VALUE(RIGHT(MID([.A466];FIND(&quot;&lt;coordinates&gt;&quot;;[.A466])+14;26);11))" office:value-type="float" office:value="47.18438">
            <text:p>47.18438000</text:p>
          </table:table-cell>
          <table:table-cell table:formula="of:=SQRT(([.H466]-[.H465])*([.H466]-[.H465])+([.I466]-[.I465])*([.I466]-[.I465]))" office:value-type="float" office:value="0.0603083617751324">
            <text:p>0.060308361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96 &lt;br&gt; Longitude : <text:s text:c="6"/>33.103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317000, <text:s/>47.19580000&lt;/coordinates&gt;&lt;/Point&gt;&lt;/Placemark&gt;</text:p>
          </table:table-cell>
          <table:table-cell office:value-type="float" office:value="602">
            <text:p>602</text:p>
          </table:table-cell>
          <table:table-cell table:formula="of:=IF([.D4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7];162;10)" office:value-type="string" office:string-value="2022-07-03">
            <text:p>2022-07-03</text:p>
          </table:table-cell>
          <table:table-cell table:style-name="ce3" table:formula="of:=MID([.A467];183;9)" office:value-type="string" office:string-value="09:49 UTC">
            <text:p>09:49 UTC</text:p>
          </table:table-cell>
          <table:table-cell table:formula="of:=RIGHT([.A467];LEN([.A467])-FIND(&quot;&lt;/description&gt;&quot;;[.A467])+1)" office:value-type="string" office:string-value="&lt;/description&gt;&lt;Point&gt;&lt;coordinates&gt;  33.10317000,  47.19580000&lt;/coordinates&gt;&lt;/Point&gt;&lt;/Placemark&gt;">
            <text:p>&lt;/description&gt;&lt;Point&gt;&lt;coordinates&gt; <text:s/>33.10317000, <text:s/>47.19580000&lt;/coordinates&gt;&lt;/Point&gt;&lt;/Placemark&gt;</text:p>
          </table:table-cell>
          <table:table-cell office:value-type="float" office:value="602">
            <text:p>602</text:p>
          </table:table-cell>
          <table:table-cell table:style-name="ce4" table:formula="of:=VALUE(LEFT(MID([.A467];FIND(&quot;&lt;coordinates&gt;&quot;;[.A467])+15;26);11))" office:value-type="float" office:value="33.10317">
            <text:p>33.10317000</text:p>
          </table:table-cell>
          <table:table-cell table:style-name="ce4" table:formula="of:=VALUE(RIGHT(MID([.A467];FIND(&quot;&lt;coordinates&gt;&quot;;[.A467])+14;26);11))" office:value-type="float" office:value="47.1958">
            <text:p>47.19580000</text:p>
          </table:table-cell>
          <table:table-cell table:formula="of:=SQRT(([.H467]-[.H466])*([.H467]-[.H466])+([.I467]-[.I466])*([.I467]-[.I466]))" office:value-type="float" office:value="0.0157180278661142">
            <text:p>0.01571802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13 &lt;br&gt; Longitude : <text:s text:c="6"/>33.109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925000, <text:s/>47.21309000&lt;/coordinates&gt;&lt;/Point&gt;&lt;/Placemark&gt;</text:p>
          </table:table-cell>
          <table:table-cell office:value-type="float" office:value="616">
            <text:p>616</text:p>
          </table:table-cell>
          <table:table-cell table:formula="of:=IF([.D4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8];162;10)" office:value-type="string" office:string-value="2022-07-03">
            <text:p>2022-07-03</text:p>
          </table:table-cell>
          <table:table-cell table:style-name="ce3" table:formula="of:=MID([.A468];183;9)" office:value-type="string" office:string-value="09:49 UTC">
            <text:p>09:49 UTC</text:p>
          </table:table-cell>
          <table:table-cell table:formula="of:=RIGHT([.A468];LEN([.A468])-FIND(&quot;&lt;/description&gt;&quot;;[.A468])+1)" office:value-type="string" office:string-value="&lt;/description&gt;&lt;Point&gt;&lt;coordinates&gt;  33.10925000,  47.21309000&lt;/coordinates&gt;&lt;/Point&gt;&lt;/Placemark&gt;">
            <text:p>&lt;/description&gt;&lt;Point&gt;&lt;coordinates&gt; <text:s/>33.10925000, <text:s/>47.21309000&lt;/coordinates&gt;&lt;/Point&gt;&lt;/Placemark&gt;</text:p>
          </table:table-cell>
          <table:table-cell office:value-type="float" office:value="616">
            <text:p>616</text:p>
          </table:table-cell>
          <table:table-cell table:style-name="ce4" table:formula="of:=VALUE(LEFT(MID([.A468];FIND(&quot;&lt;coordinates&gt;&quot;;[.A468])+15;26);11))" office:value-type="float" office:value="33.10925">
            <text:p>33.10925000</text:p>
          </table:table-cell>
          <table:table-cell table:style-name="ce4" table:formula="of:=VALUE(RIGHT(MID([.A468];FIND(&quot;&lt;coordinates&gt;&quot;;[.A468])+14;26);11))" office:value-type="float" office:value="47.21309">
            <text:p>47.21309000</text:p>
          </table:table-cell>
          <table:table-cell table:formula="of:=SQRT(([.H468]-[.H467])*([.H468]-[.H467])+([.I468]-[.I467])*([.I468]-[.I467]))" office:value-type="float" office:value="0.0183278613045861">
            <text:p>0.01832786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63 &lt;br&gt; Longitude : <text:s text:c="6"/>33.110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0955000, <text:s/>47.16278000&lt;/coordinates&gt;&lt;/Point&gt;&lt;/Placemark&gt;</text:p>
          </table:table-cell>
          <table:table-cell office:value-type="float" office:value="515">
            <text:p>515</text:p>
          </table:table-cell>
          <table:table-cell table:formula="of:=IF([.D4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69];162;10)" office:value-type="string" office:string-value="2022-07-03">
            <text:p>2022-07-03</text:p>
          </table:table-cell>
          <table:table-cell table:style-name="ce3" table:formula="of:=MID([.A469];183;9)" office:value-type="string" office:string-value="11:30 UTC">
            <text:p>11:30 UTC</text:p>
          </table:table-cell>
          <table:table-cell table:formula="of:=RIGHT([.A469];LEN([.A469])-FIND(&quot;&lt;/description&gt;&quot;;[.A469])+1)" office:value-type="string" office:string-value="&lt;/description&gt;&lt;Point&gt;&lt;coordinates&gt;  33.10955000,  47.16278000&lt;/coordinates&gt;&lt;/Point&gt;&lt;/Placemark&gt;">
            <text:p>&lt;/description&gt;&lt;Point&gt;&lt;coordinates&gt; <text:s/>33.10955000, <text:s/>47.16278000&lt;/coordinates&gt;&lt;/Point&gt;&lt;/Placemark&gt;</text:p>
          </table:table-cell>
          <table:table-cell office:value-type="float" office:value="515">
            <text:p>515</text:p>
          </table:table-cell>
          <table:table-cell table:style-name="ce4" table:formula="of:=VALUE(LEFT(MID([.A469];FIND(&quot;&lt;coordinates&gt;&quot;;[.A469])+15;26);11))" office:value-type="float" office:value="33.10955">
            <text:p>33.10955000</text:p>
          </table:table-cell>
          <table:table-cell table:style-name="ce4" table:formula="of:=VALUE(RIGHT(MID([.A469];FIND(&quot;&lt;coordinates&gt;&quot;;[.A469])+14;26);11))" office:value-type="float" office:value="47.16278">
            <text:p>47.16278000</text:p>
          </table:table-cell>
          <table:table-cell table:formula="of:=SQRT(([.H469]-[.H468])*([.H469]-[.H468])+([.I469]-[.I468])*([.I469]-[.I468]))" office:value-type="float" office:value="0.0503108944464349">
            <text:p>0.050310894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07 &lt;br&gt; Longitude : <text:s text:c="6"/>33.113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1285000, <text:s/>47.20723000&lt;/coordinates&gt;&lt;/Point&gt;&lt;/Placemark&gt;</text:p>
          </table:table-cell>
          <table:table-cell office:value-type="float" office:value="609">
            <text:p>609</text:p>
          </table:table-cell>
          <table:table-cell table:formula="of:=IF([.D4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0];162;10)" office:value-type="string" office:string-value="2022-07-03">
            <text:p>2022-07-03</text:p>
          </table:table-cell>
          <table:table-cell table:style-name="ce3" table:formula="of:=MID([.A470];183;9)" office:value-type="string" office:string-value="11:30 UTC">
            <text:p>11:30 UTC</text:p>
          </table:table-cell>
          <table:table-cell table:formula="of:=RIGHT([.A470];LEN([.A470])-FIND(&quot;&lt;/description&gt;&quot;;[.A470])+1)" office:value-type="string" office:string-value="&lt;/description&gt;&lt;Point&gt;&lt;coordinates&gt;  33.11285000,  47.20723000&lt;/coordinates&gt;&lt;/Point&gt;&lt;/Placemark&gt;">
            <text:p>&lt;/description&gt;&lt;Point&gt;&lt;coordinates&gt; <text:s/>33.11285000, <text:s/>47.20723000&lt;/coordinates&gt;&lt;/Point&gt;&lt;/Placemark&gt;</text:p>
          </table:table-cell>
          <table:table-cell office:value-type="float" office:value="609">
            <text:p>609</text:p>
          </table:table-cell>
          <table:table-cell table:style-name="ce4" table:formula="of:=VALUE(LEFT(MID([.A470];FIND(&quot;&lt;coordinates&gt;&quot;;[.A470])+15;26);11))" office:value-type="float" office:value="33.11285">
            <text:p>33.11285000</text:p>
          </table:table-cell>
          <table:table-cell table:style-name="ce4" table:formula="of:=VALUE(RIGHT(MID([.A470];FIND(&quot;&lt;coordinates&gt;&quot;;[.A470])+14;26);11))" office:value-type="float" office:value="47.20723">
            <text:p>47.20723000</text:p>
          </table:table-cell>
          <table:table-cell table:formula="of:=SQRT(([.H470]-[.H469])*([.H470]-[.H469])+([.I470]-[.I469])*([.I470]-[.I469]))" office:value-type="float" office:value="0.0445723288599602">
            <text:p>0.04457232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96 &lt;br&gt; Longitude : <text:s text:c="6"/>33.118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1810000, <text:s/>47.19632000&lt;/coordinates&gt;&lt;/Point&gt;&lt;/Placemark&gt;</text:p>
          </table:table-cell>
          <table:table-cell office:value-type="float" office:value="603">
            <text:p>603</text:p>
          </table:table-cell>
          <table:table-cell table:formula="of:=IF([.D4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1];162;10)" office:value-type="string" office:string-value="2022-07-03">
            <text:p>2022-07-03</text:p>
          </table:table-cell>
          <table:table-cell table:style-name="ce3" table:formula="of:=MID([.A471];183;9)" office:value-type="string" office:string-value="11:30 UTC">
            <text:p>11:30 UTC</text:p>
          </table:table-cell>
          <table:table-cell table:formula="of:=RIGHT([.A471];LEN([.A471])-FIND(&quot;&lt;/description&gt;&quot;;[.A471])+1)" office:value-type="string" office:string-value="&lt;/description&gt;&lt;Point&gt;&lt;coordinates&gt;  33.11810000,  47.19632000&lt;/coordinates&gt;&lt;/Point&gt;&lt;/Placemark&gt;">
            <text:p>&lt;/description&gt;&lt;Point&gt;&lt;coordinates&gt; <text:s/>33.11810000, <text:s/>47.19632000&lt;/coordinates&gt;&lt;/Point&gt;&lt;/Placemark&gt;</text:p>
          </table:table-cell>
          <table:table-cell office:value-type="float" office:value="603">
            <text:p>603</text:p>
          </table:table-cell>
          <table:table-cell table:style-name="ce4" table:formula="of:=VALUE(LEFT(MID([.A471];FIND(&quot;&lt;coordinates&gt;&quot;;[.A471])+15;26);11))" office:value-type="float" office:value="33.1181">
            <text:p>33.11810000</text:p>
          </table:table-cell>
          <table:table-cell table:style-name="ce4" table:formula="of:=VALUE(RIGHT(MID([.A471];FIND(&quot;&lt;coordinates&gt;&quot;;[.A471])+14;26);11))" office:value-type="float" office:value="47.19632">
            <text:p>47.19632000</text:p>
          </table:table-cell>
          <table:table-cell table:formula="of:=SQRT(([.H471]-[.H470])*([.H471]-[.H470])+([.I471]-[.I470])*([.I471]-[.I470]))" office:value-type="float" office:value="0.012107460509951">
            <text:p>0.012107460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1 &lt;br&gt; Longitude : <text:s text:c="6"/>33.118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1829000, <text:s/>47.15099000&lt;/coordinates&gt;&lt;/Point&gt;&lt;/Placemark&gt;</text:p>
          </table:table-cell>
          <table:table-cell office:value-type="float" office:value="493">
            <text:p>493</text:p>
          </table:table-cell>
          <table:table-cell table:formula="of:=IF([.D4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2];162;10)" office:value-type="string" office:string-value="2022-07-03">
            <text:p>2022-07-03</text:p>
          </table:table-cell>
          <table:table-cell table:style-name="ce3" table:formula="of:=MID([.A472];183;9)" office:value-type="string" office:string-value="10:41 UTC">
            <text:p>10:41 UTC</text:p>
          </table:table-cell>
          <table:table-cell table:formula="of:=RIGHT([.A472];LEN([.A472])-FIND(&quot;&lt;/description&gt;&quot;;[.A472])+1)" office:value-type="string" office:string-value="&lt;/description&gt;&lt;Point&gt;&lt;coordinates&gt;  33.11829000,  47.15099000&lt;/coordinates&gt;&lt;/Point&gt;&lt;/Placemark&gt;">
            <text:p>&lt;/description&gt;&lt;Point&gt;&lt;coordinates&gt; <text:s/>33.11829000, <text:s/>47.15099000&lt;/coordinates&gt;&lt;/Point&gt;&lt;/Placemark&gt;</text:p>
          </table:table-cell>
          <table:table-cell office:value-type="float" office:value="493">
            <text:p>493</text:p>
          </table:table-cell>
          <table:table-cell table:style-name="ce4" table:formula="of:=VALUE(LEFT(MID([.A472];FIND(&quot;&lt;coordinates&gt;&quot;;[.A472])+15;26);11))" office:value-type="float" office:value="33.11829">
            <text:p>33.11829000</text:p>
          </table:table-cell>
          <table:table-cell table:style-name="ce4" table:formula="of:=VALUE(RIGHT(MID([.A472];FIND(&quot;&lt;coordinates&gt;&quot;;[.A472])+14;26);11))" office:value-type="float" office:value="47.15099">
            <text:p>47.15099000</text:p>
          </table:table-cell>
          <table:table-cell table:formula="of:=SQRT(([.H472]-[.H471])*([.H472]-[.H471])+([.I472]-[.I471])*([.I472]-[.I471]))" office:value-type="float" office:value="0.0453303981892945">
            <text:p>0.04533039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8 &lt;br&gt; Longitude : <text:s text:c="6"/>33.126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2563000, <text:s/>47.15775000&lt;/coordinates&gt;&lt;/Point&gt;&lt;/Placemark&gt;</text:p>
          </table:table-cell>
          <table:table-cell office:value-type="float" office:value="508">
            <text:p>508</text:p>
          </table:table-cell>
          <table:table-cell table:formula="of:=IF([.D4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3];162;10)" office:value-type="string" office:string-value="2022-07-03">
            <text:p>2022-07-03</text:p>
          </table:table-cell>
          <table:table-cell table:style-name="ce3" table:formula="of:=MID([.A473];183;9)" office:value-type="string" office:string-value="11:30 UTC">
            <text:p>11:30 UTC</text:p>
          </table:table-cell>
          <table:table-cell table:formula="of:=RIGHT([.A473];LEN([.A473])-FIND(&quot;&lt;/description&gt;&quot;;[.A473])+1)" office:value-type="string" office:string-value="&lt;/description&gt;&lt;Point&gt;&lt;coordinates&gt;  33.12563000,  47.15775000&lt;/coordinates&gt;&lt;/Point&gt;&lt;/Placemark&gt;">
            <text:p>&lt;/description&gt;&lt;Point&gt;&lt;coordinates&gt; <text:s/>33.12563000, <text:s/>47.15775000&lt;/coordinates&gt;&lt;/Point&gt;&lt;/Placemark&gt;</text:p>
          </table:table-cell>
          <table:table-cell office:value-type="float" office:value="508">
            <text:p>508</text:p>
          </table:table-cell>
          <table:table-cell table:style-name="ce4" table:formula="of:=VALUE(LEFT(MID([.A473];FIND(&quot;&lt;coordinates&gt;&quot;;[.A473])+15;26);11))" office:value-type="float" office:value="33.12563">
            <text:p>33.12563000</text:p>
          </table:table-cell>
          <table:table-cell table:style-name="ce4" table:formula="of:=VALUE(RIGHT(MID([.A473];FIND(&quot;&lt;coordinates&gt;&quot;;[.A473])+14;26);11))" office:value-type="float" office:value="47.15775">
            <text:p>47.15775000</text:p>
          </table:table-cell>
          <table:table-cell table:formula="of:=SQRT(([.H473]-[.H472])*([.H473]-[.H472])+([.I473]-[.I472])*([.I473]-[.I472]))" office:value-type="float" office:value="0.00997863718149864">
            <text:p>0.009978637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26 &lt;br&gt; Longitude : <text:s text:c="6"/>33.126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2634000, <text:s/>47.12580000&lt;/coordinates&gt;&lt;/Point&gt;&lt;/Placemark&gt;</text:p>
          </table:table-cell>
          <table:table-cell office:value-type="float" office:value="439">
            <text:p>439</text:p>
          </table:table-cell>
          <table:table-cell table:formula="of:=IF([.D4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4];162;10)" office:value-type="string" office:string-value="2022-07-03">
            <text:p>2022-07-03</text:p>
          </table:table-cell>
          <table:table-cell table:style-name="ce3" table:formula="of:=MID([.A474];183;9)" office:value-type="string" office:string-value="11:30 UTC">
            <text:p>11:30 UTC</text:p>
          </table:table-cell>
          <table:table-cell table:formula="of:=RIGHT([.A474];LEN([.A474])-FIND(&quot;&lt;/description&gt;&quot;;[.A474])+1)" office:value-type="string" office:string-value="&lt;/description&gt;&lt;Point&gt;&lt;coordinates&gt;  33.12634000,  47.12580000&lt;/coordinates&gt;&lt;/Point&gt;&lt;/Placemark&gt;">
            <text:p>&lt;/description&gt;&lt;Point&gt;&lt;coordinates&gt; <text:s/>33.12634000, <text:s/>47.12580000&lt;/coordinates&gt;&lt;/Point&gt;&lt;/Placemark&gt;</text:p>
          </table:table-cell>
          <table:table-cell office:value-type="float" office:value="439">
            <text:p>439</text:p>
          </table:table-cell>
          <table:table-cell table:style-name="ce4" table:formula="of:=VALUE(LEFT(MID([.A474];FIND(&quot;&lt;coordinates&gt;&quot;;[.A474])+15;26);11))" office:value-type="float" office:value="33.12634">
            <text:p>33.12634000</text:p>
          </table:table-cell>
          <table:table-cell table:style-name="ce4" table:formula="of:=VALUE(RIGHT(MID([.A474];FIND(&quot;&lt;coordinates&gt;&quot;;[.A474])+14;26);11))" office:value-type="float" office:value="47.1258">
            <text:p>47.12580000</text:p>
          </table:table-cell>
          <table:table-cell table:formula="of:=SQRT(([.H474]-[.H473])*([.H474]-[.H473])+([.I474]-[.I473])*([.I474]-[.I473]))" office:value-type="float" office:value="0.0319578879151943">
            <text:p>0.03195788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20 &lt;br&gt; Longitude : <text:s text:c="6"/>33.132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3194000, <text:s/>47.12046000&lt;/coordinates&gt;&lt;/Point&gt;&lt;/Placemark&gt;</text:p>
          </table:table-cell>
          <table:table-cell office:value-type="float" office:value="423">
            <text:p>423</text:p>
          </table:table-cell>
          <table:table-cell table:formula="of:=IF([.D4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5];162;10)" office:value-type="string" office:string-value="2022-07-03">
            <text:p>2022-07-03</text:p>
          </table:table-cell>
          <table:table-cell table:style-name="ce3" table:formula="of:=MID([.A475];183;9)" office:value-type="string" office:string-value="11:30 UTC">
            <text:p>11:30 UTC</text:p>
          </table:table-cell>
          <table:table-cell table:formula="of:=RIGHT([.A475];LEN([.A475])-FIND(&quot;&lt;/description&gt;&quot;;[.A475])+1)" office:value-type="string" office:string-value="&lt;/description&gt;&lt;Point&gt;&lt;coordinates&gt;  33.13194000,  47.12046000&lt;/coordinates&gt;&lt;/Point&gt;&lt;/Placemark&gt;">
            <text:p>&lt;/description&gt;&lt;Point&gt;&lt;coordinates&gt; <text:s/>33.13194000, <text:s/>47.12046000&lt;/coordinates&gt;&lt;/Point&gt;&lt;/Placemark&gt;</text:p>
          </table:table-cell>
          <table:table-cell office:value-type="float" office:value="423">
            <text:p>423</text:p>
          </table:table-cell>
          <table:table-cell table:style-name="ce4" table:formula="of:=VALUE(LEFT(MID([.A475];FIND(&quot;&lt;coordinates&gt;&quot;;[.A475])+15;26);11))" office:value-type="float" office:value="33.13194">
            <text:p>33.13194000</text:p>
          </table:table-cell>
          <table:table-cell table:style-name="ce4" table:formula="of:=VALUE(RIGHT(MID([.A475];FIND(&quot;&lt;coordinates&gt;&quot;;[.A475])+14;26);11))" office:value-type="float" office:value="47.12046">
            <text:p>47.12046000</text:p>
          </table:table-cell>
          <table:table-cell table:formula="of:=SQRT(([.H475]-[.H474])*([.H475]-[.H474])+([.I475]-[.I474])*([.I475]-[.I474]))" office:value-type="float" office:value="0.00773793254041276">
            <text:p>0.00773793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69 &lt;br&gt; Longitude : <text:s text:c="6"/>33.135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3542000, <text:s/>47.16917000&lt;/coordinates&gt;&lt;/Point&gt;&lt;/Placemark&gt;</text:p>
          </table:table-cell>
          <table:table-cell office:value-type="float" office:value="529">
            <text:p>529</text:p>
          </table:table-cell>
          <table:table-cell table:formula="of:=IF([.D4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6];162;10)" office:value-type="string" office:string-value="2022-07-03">
            <text:p>2022-07-03</text:p>
          </table:table-cell>
          <table:table-cell table:style-name="ce3" table:formula="of:=MID([.A476];183;9)" office:value-type="string" office:string-value="11:30 UTC">
            <text:p>11:30 UTC</text:p>
          </table:table-cell>
          <table:table-cell table:formula="of:=RIGHT([.A476];LEN([.A476])-FIND(&quot;&lt;/description&gt;&quot;;[.A476])+1)" office:value-type="string" office:string-value="&lt;/description&gt;&lt;Point&gt;&lt;coordinates&gt;  33.13542000,  47.16917000&lt;/coordinates&gt;&lt;/Point&gt;&lt;/Placemark&gt;">
            <text:p>&lt;/description&gt;&lt;Point&gt;&lt;coordinates&gt; <text:s/>33.13542000, <text:s/>47.16917000&lt;/coordinates&gt;&lt;/Point&gt;&lt;/Placemark&gt;</text:p>
          </table:table-cell>
          <table:table-cell office:value-type="float" office:value="529">
            <text:p>529</text:p>
          </table:table-cell>
          <table:table-cell table:style-name="ce4" table:formula="of:=VALUE(LEFT(MID([.A476];FIND(&quot;&lt;coordinates&gt;&quot;;[.A476])+15;26);11))" office:value-type="float" office:value="33.13542">
            <text:p>33.13542000</text:p>
          </table:table-cell>
          <table:table-cell table:style-name="ce4" table:formula="of:=VALUE(RIGHT(MID([.A476];FIND(&quot;&lt;coordinates&gt;&quot;;[.A476])+14;26);11))" office:value-type="float" office:value="47.16917">
            <text:p>47.16917000</text:p>
          </table:table-cell>
          <table:table-cell table:formula="of:=SQRT(([.H476]-[.H475])*([.H476]-[.H475])+([.I476]-[.I475])*([.I476]-[.I475]))" office:value-type="float" office:value="0.0488341530079104">
            <text:p>0.04883415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3 &lt;br&gt; Longitude : <text:s text:c="6"/>33.14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4176000, <text:s/>47.15272000&lt;/coordinates&gt;&lt;/Point&gt;&lt;/Placemark&gt;</text:p>
          </table:table-cell>
          <table:table-cell office:value-type="float" office:value="499">
            <text:p>499</text:p>
          </table:table-cell>
          <table:table-cell table:formula="of:=IF([.D4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7];162;10)" office:value-type="string" office:string-value="2022-07-03">
            <text:p>2022-07-03</text:p>
          </table:table-cell>
          <table:table-cell table:style-name="ce3" table:formula="of:=MID([.A477];183;9)" office:value-type="string" office:string-value="11:30 UTC">
            <text:p>11:30 UTC</text:p>
          </table:table-cell>
          <table:table-cell table:formula="of:=RIGHT([.A477];LEN([.A477])-FIND(&quot;&lt;/description&gt;&quot;;[.A477])+1)" office:value-type="string" office:string-value="&lt;/description&gt;&lt;Point&gt;&lt;coordinates&gt;  33.14176000,  47.15272000&lt;/coordinates&gt;&lt;/Point&gt;&lt;/Placemark&gt;">
            <text:p>&lt;/description&gt;&lt;Point&gt;&lt;coordinates&gt; <text:s/>33.14176000, <text:s/>47.15272000&lt;/coordinates&gt;&lt;/Point&gt;&lt;/Placemark&gt;</text:p>
          </table:table-cell>
          <table:table-cell office:value-type="float" office:value="499">
            <text:p>499</text:p>
          </table:table-cell>
          <table:table-cell table:style-name="ce4" table:formula="of:=VALUE(LEFT(MID([.A477];FIND(&quot;&lt;coordinates&gt;&quot;;[.A477])+15;26);11))" office:value-type="float" office:value="33.14176">
            <text:p>33.14176000</text:p>
          </table:table-cell>
          <table:table-cell table:style-name="ce4" table:formula="of:=VALUE(RIGHT(MID([.A477];FIND(&quot;&lt;coordinates&gt;&quot;;[.A477])+14;26);11))" office:value-type="float" office:value="47.15272">
            <text:p>47.15272000</text:p>
          </table:table-cell>
          <table:table-cell table:formula="of:=SQRT(([.H477]-[.H476])*([.H477]-[.H476])+([.I477]-[.I476])*([.I477]-[.I476]))" office:value-type="float" office:value="0.0176294668098583">
            <text:p>0.01762946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68 &lt;br&gt; Longitude : <text:s text:c="6"/>33.143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4278000, <text:s/>47.16759000&lt;/coordinates&gt;&lt;/Point&gt;&lt;/Placemark&gt;</text:p>
          </table:table-cell>
          <table:table-cell office:value-type="float" office:value="527">
            <text:p>527</text:p>
          </table:table-cell>
          <table:table-cell table:formula="of:=IF([.D4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8];162;10)" office:value-type="string" office:string-value="2022-07-03">
            <text:p>2022-07-03</text:p>
          </table:table-cell>
          <table:table-cell table:style-name="ce3" table:formula="of:=MID([.A478];183;9)" office:value-type="string" office:string-value="10:41 UTC">
            <text:p>10:41 UTC</text:p>
          </table:table-cell>
          <table:table-cell table:formula="of:=RIGHT([.A478];LEN([.A478])-FIND(&quot;&lt;/description&gt;&quot;;[.A478])+1)" office:value-type="string" office:string-value="&lt;/description&gt;&lt;Point&gt;&lt;coordinates&gt;  33.14278000,  47.16759000&lt;/coordinates&gt;&lt;/Point&gt;&lt;/Placemark&gt;">
            <text:p>&lt;/description&gt;&lt;Point&gt;&lt;coordinates&gt; <text:s/>33.14278000, <text:s/>47.16759000&lt;/coordinates&gt;&lt;/Point&gt;&lt;/Placemark&gt;</text:p>
          </table:table-cell>
          <table:table-cell office:value-type="float" office:value="527">
            <text:p>527</text:p>
          </table:table-cell>
          <table:table-cell table:style-name="ce4" table:formula="of:=VALUE(LEFT(MID([.A478];FIND(&quot;&lt;coordinates&gt;&quot;;[.A478])+15;26);11))" office:value-type="float" office:value="33.14278">
            <text:p>33.14278000</text:p>
          </table:table-cell>
          <table:table-cell table:style-name="ce4" table:formula="of:=VALUE(RIGHT(MID([.A478];FIND(&quot;&lt;coordinates&gt;&quot;;[.A478])+14;26);11))" office:value-type="float" office:value="47.16759">
            <text:p>47.16759000</text:p>
          </table:table-cell>
          <table:table-cell table:formula="of:=SQRT(([.H478]-[.H477])*([.H478]-[.H477])+([.I478]-[.I477])*([.I478]-[.I477]))" office:value-type="float" office:value="0.014904942133395">
            <text:p>0.014904942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40 &lt;br&gt; Longitude : <text:s text:c="6"/>33.154&lt;br&gt;Date Acquired : 2022-07-03 &lt;br&gt;Time: 11:42 UTC&lt;br&gt;Confidence [0-100] : 37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5382000, <text:s/>47.14010000&lt;/coordinates&gt;&lt;/Point&gt;&lt;/Placemark&gt;</text:p>
          </table:table-cell>
          <table:table-cell office:value-type="float" office:value="43">
            <text:p>43</text:p>
          </table:table-cell>
          <table:table-cell table:formula="of:=IF([.D4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79];162;10)" office:value-type="string" office:string-value="2022-07-03">
            <text:p>2022-07-03</text:p>
          </table:table-cell>
          <table:table-cell table:style-name="ce3" table:formula="of:=MID([.A479];183;9)" office:value-type="string" office:string-value="11:42 UTC">
            <text:p>11:42 UTC</text:p>
          </table:table-cell>
          <table:table-cell table:formula="of:=RIGHT([.A479];LEN([.A479])-FIND(&quot;&lt;/description&gt;&quot;;[.A479])+1)" office:value-type="string" office:string-value="&lt;/description&gt;&lt;Point&gt;&lt;coordinates&gt;  33.15382000,  47.14010000&lt;/coordinates&gt;&lt;/Point&gt;&lt;/Placemark&gt;">
            <text:p>&lt;/description&gt;&lt;Point&gt;&lt;coordinates&gt; <text:s/>33.15382000, <text:s/>47.14010000&lt;/coordinates&gt;&lt;/Point&gt;&lt;/Placemark&gt;</text:p>
          </table:table-cell>
          <table:table-cell office:value-type="float" office:value="43">
            <text:p>43</text:p>
          </table:table-cell>
          <table:table-cell table:style-name="ce4" table:formula="of:=VALUE(LEFT(MID([.A479];FIND(&quot;&lt;coordinates&gt;&quot;;[.A479])+15;26);11))" office:value-type="float" office:value="33.15382">
            <text:p>33.15382000</text:p>
          </table:table-cell>
          <table:table-cell table:style-name="ce4" table:formula="of:=VALUE(RIGHT(MID([.A479];FIND(&quot;&lt;coordinates&gt;&quot;;[.A479])+14;26);11))" office:value-type="float" office:value="47.1401">
            <text:p>47.14010000</text:p>
          </table:table-cell>
          <table:table-cell table:formula="of:=SQRT(([.H479]-[.H478])*([.H479]-[.H478])+([.I479]-[.I478])*([.I479]-[.I478]))" office:value-type="float" office:value="0.0296240054685392">
            <text:p>0.02962400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30 &lt;br&gt; Longitude : <text:s text:c="6"/>33.154&lt;br&gt;Date Acquired : 2022-07-03 &lt;br&gt;Time: 10:04 UTC&lt;br&gt;Confidence [0-100] : 87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5421000, <text:s/>47.12952000&lt;/coordinates&gt;&lt;/Point&gt;&lt;/Placemark&gt;</text:p>
          </table:table-cell>
          <table:table-cell office:value-type="float" office:value="40">
            <text:p>40</text:p>
          </table:table-cell>
          <table:table-cell table:formula="of:=IF([.D4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0];162;10)" office:value-type="string" office:string-value="2022-07-03">
            <text:p>2022-07-03</text:p>
          </table:table-cell>
          <table:table-cell table:style-name="ce3" table:formula="of:=MID([.A480];183;9)" office:value-type="string" office:string-value="10:04 UTC">
            <text:p>10:04 UTC</text:p>
          </table:table-cell>
          <table:table-cell table:formula="of:=RIGHT([.A480];LEN([.A480])-FIND(&quot;&lt;/description&gt;&quot;;[.A480])+1)" office:value-type="string" office:string-value="&lt;/description&gt;&lt;Point&gt;&lt;coordinates&gt;  33.15421000,  47.12952000&lt;/coordinates&gt;&lt;/Point&gt;&lt;/Placemark&gt;">
            <text:p>&lt;/description&gt;&lt;Point&gt;&lt;coordinates&gt; <text:s/>33.15421000, <text:s/>47.12952000&lt;/coordinates&gt;&lt;/Point&gt;&lt;/Placemark&gt;</text:p>
          </table:table-cell>
          <table:table-cell office:value-type="float" office:value="40">
            <text:p>40</text:p>
          </table:table-cell>
          <table:table-cell table:style-name="ce4" table:formula="of:=VALUE(LEFT(MID([.A480];FIND(&quot;&lt;coordinates&gt;&quot;;[.A480])+15;26);11))" office:value-type="float" office:value="33.15421">
            <text:p>33.15421000</text:p>
          </table:table-cell>
          <table:table-cell table:style-name="ce4" table:formula="of:=VALUE(RIGHT(MID([.A480];FIND(&quot;&lt;coordinates&gt;&quot;;[.A480])+14;26);11))" office:value-type="float" office:value="47.12952">
            <text:p>47.12952000</text:p>
          </table:table-cell>
          <table:table-cell table:formula="of:=SQRT(([.H480]-[.H479])*([.H480]-[.H479])+([.I480]-[.I479])*([.I480]-[.I479]))" office:value-type="float" office:value="0.0105871856505844">
            <text:p>0.01058718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81 &lt;br&gt; Longitude : <text:s text:c="6"/>33.158&lt;br&gt;Date Acquired : 2022-07-03 &lt;br&gt;Time: 08:24 UTC&lt;br&gt;Confidence [0-100] : 64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5842000, <text:s/>47.18109000&lt;/coordinates&gt;&lt;/Point&gt;&lt;/Placemark&gt;</text:p>
          </table:table-cell>
          <table:table-cell office:value-type="float" office:value="54">
            <text:p>54</text:p>
          </table:table-cell>
          <table:table-cell table:formula="of:=IF([.D4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1];162;10)" office:value-type="string" office:string-value="2022-07-03">
            <text:p>2022-07-03</text:p>
          </table:table-cell>
          <table:table-cell table:style-name="ce3" table:formula="of:=MID([.A481];183;9)" office:value-type="string" office:string-value="08:24 UTC">
            <text:p>08:24 UTC</text:p>
          </table:table-cell>
          <table:table-cell table:formula="of:=RIGHT([.A481];LEN([.A481])-FIND(&quot;&lt;/description&gt;&quot;;[.A481])+1)" office:value-type="string" office:string-value="&lt;/description&gt;&lt;Point&gt;&lt;coordinates&gt;  33.15842000,  47.18109000&lt;/coordinates&gt;&lt;/Point&gt;&lt;/Placemark&gt;">
            <text:p>&lt;/description&gt;&lt;Point&gt;&lt;coordinates&gt; <text:s/>33.15842000, <text:s/>47.18109000&lt;/coordinates&gt;&lt;/Point&gt;&lt;/Placemark&gt;</text:p>
          </table:table-cell>
          <table:table-cell office:value-type="float" office:value="54">
            <text:p>54</text:p>
          </table:table-cell>
          <table:table-cell table:style-name="ce4" table:formula="of:=VALUE(LEFT(MID([.A481];FIND(&quot;&lt;coordinates&gt;&quot;;[.A481])+15;26);11))" office:value-type="float" office:value="33.15842">
            <text:p>33.15842000</text:p>
          </table:table-cell>
          <table:table-cell table:style-name="ce4" table:formula="of:=VALUE(RIGHT(MID([.A481];FIND(&quot;&lt;coordinates&gt;&quot;;[.A481])+14;26);11))" office:value-type="float" office:value="47.18109">
            <text:p>47.18109000</text:p>
          </table:table-cell>
          <table:table-cell table:formula="of:=SQRT(([.H481]-[.H480])*([.H481]-[.H480])+([.I481]-[.I480])*([.I481]-[.I480]))" office:value-type="float" office:value="0.051741559698175">
            <text:p>0.051741559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31 &lt;br&gt; Longitude : <text:s text:c="6"/>33.15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5904000, <text:s/>47.13105000&lt;/coordinates&gt;&lt;/Point&gt;&lt;/Placemark&gt;</text:p>
          </table:table-cell>
          <table:table-cell office:value-type="float" office:value="452">
            <text:p>452</text:p>
          </table:table-cell>
          <table:table-cell table:formula="of:=IF([.D4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2];162;10)" office:value-type="string" office:string-value="2022-07-03">
            <text:p>2022-07-03</text:p>
          </table:table-cell>
          <table:table-cell table:style-name="ce3" table:formula="of:=MID([.A482];183;9)" office:value-type="string" office:string-value="11:30 UTC">
            <text:p>11:30 UTC</text:p>
          </table:table-cell>
          <table:table-cell table:formula="of:=RIGHT([.A482];LEN([.A482])-FIND(&quot;&lt;/description&gt;&quot;;[.A482])+1)" office:value-type="string" office:string-value="&lt;/description&gt;&lt;Point&gt;&lt;coordinates&gt;  33.15904000,  47.13105000&lt;/coordinates&gt;&lt;/Point&gt;&lt;/Placemark&gt;">
            <text:p>&lt;/description&gt;&lt;Point&gt;&lt;coordinates&gt; <text:s/>33.15904000, <text:s/>47.13105000&lt;/coordinates&gt;&lt;/Point&gt;&lt;/Placemark&gt;</text:p>
          </table:table-cell>
          <table:table-cell office:value-type="float" office:value="452">
            <text:p>452</text:p>
          </table:table-cell>
          <table:table-cell table:style-name="ce4" table:formula="of:=VALUE(LEFT(MID([.A482];FIND(&quot;&lt;coordinates&gt;&quot;;[.A482])+15;26);11))" office:value-type="float" office:value="33.15904">
            <text:p>33.15904000</text:p>
          </table:table-cell>
          <table:table-cell table:style-name="ce4" table:formula="of:=VALUE(RIGHT(MID([.A482];FIND(&quot;&lt;coordinates&gt;&quot;;[.A482])+14;26);11))" office:value-type="float" office:value="47.13105">
            <text:p>47.13105000</text:p>
          </table:table-cell>
          <table:table-cell table:formula="of:=SQRT(([.H482]-[.H481])*([.H482]-[.H481])+([.I482]-[.I481])*([.I482]-[.I481]))" office:value-type="float" office:value="0.0500438407798558">
            <text:p>0.050043840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91 &lt;br&gt; Longitude : <text:s text:c="6"/>33.161&lt;br&gt;Date Acquired : 2022-07-03 &lt;br&gt;Time: 08:24 UTC&lt;br&gt;Confidence [0-100] : 42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6066000, <text:s/>47.19086000&lt;/coordinates&gt;&lt;/Point&gt;&lt;/Placemark&gt;</text:p>
          </table:table-cell>
          <table:table-cell office:value-type="float" office:value="59">
            <text:p>59</text:p>
          </table:table-cell>
          <table:table-cell table:formula="of:=IF([.D48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3];162;10)" office:value-type="string" office:string-value="2022-07-03">
            <text:p>2022-07-03</text:p>
          </table:table-cell>
          <table:table-cell table:style-name="ce3" table:formula="of:=MID([.A483];183;9)" office:value-type="string" office:string-value="08:24 UTC">
            <text:p>08:24 UTC</text:p>
          </table:table-cell>
          <table:table-cell table:formula="of:=RIGHT([.A483];LEN([.A483])-FIND(&quot;&lt;/description&gt;&quot;;[.A483])+1)" office:value-type="string" office:string-value="&lt;/description&gt;&lt;Point&gt;&lt;coordinates&gt;  33.16066000,  47.19086000&lt;/coordinates&gt;&lt;/Point&gt;&lt;/Placemark&gt;">
            <text:p>&lt;/description&gt;&lt;Point&gt;&lt;coordinates&gt; <text:s/>33.16066000, <text:s/>47.19086000&lt;/coordinates&gt;&lt;/Point&gt;&lt;/Placemark&gt;</text:p>
          </table:table-cell>
          <table:table-cell office:value-type="float" office:value="59">
            <text:p>59</text:p>
          </table:table-cell>
          <table:table-cell table:style-name="ce4" table:formula="of:=VALUE(LEFT(MID([.A483];FIND(&quot;&lt;coordinates&gt;&quot;;[.A483])+15;26);11))" office:value-type="float" office:value="33.16066">
            <text:p>33.16066000</text:p>
          </table:table-cell>
          <table:table-cell table:style-name="ce4" table:formula="of:=VALUE(RIGHT(MID([.A483];FIND(&quot;&lt;coordinates&gt;&quot;;[.A483])+14;26);11))" office:value-type="float" office:value="47.19086">
            <text:p>47.19086000</text:p>
          </table:table-cell>
          <table:table-cell table:formula="of:=SQRT(([.H483]-[.H482])*([.H483]-[.H482])+([.I483]-[.I482])*([.I483]-[.I482]))" office:value-type="float" office:value="0.0598319354525647">
            <text:p>0.05983193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16 &lt;br&gt; Longitude : <text:s text:c="6"/>33.162&lt;br&gt;Date Acquired : 2022-07-03 &lt;br&gt;Time: 10:04 UTC&lt;br&gt;Confidence [0-100] : 64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6168000, <text:s/>47.11615000&lt;/coordinates&gt;&lt;/Point&gt;&lt;/Placemark&gt;</text:p>
          </table:table-cell>
          <table:table-cell office:value-type="float" office:value="37">
            <text:p>37</text:p>
          </table:table-cell>
          <table:table-cell table:formula="of:=IF([.D48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4];162;10)" office:value-type="string" office:string-value="2022-07-03">
            <text:p>2022-07-03</text:p>
          </table:table-cell>
          <table:table-cell table:style-name="ce3" table:formula="of:=MID([.A484];183;9)" office:value-type="string" office:string-value="10:04 UTC">
            <text:p>10:04 UTC</text:p>
          </table:table-cell>
          <table:table-cell table:formula="of:=RIGHT([.A484];LEN([.A484])-FIND(&quot;&lt;/description&gt;&quot;;[.A484])+1)" office:value-type="string" office:string-value="&lt;/description&gt;&lt;Point&gt;&lt;coordinates&gt;  33.16168000,  47.11615000&lt;/coordinates&gt;&lt;/Point&gt;&lt;/Placemark&gt;">
            <text:p>&lt;/description&gt;&lt;Point&gt;&lt;coordinates&gt; <text:s/>33.16168000, <text:s/>47.11615000&lt;/coordinates&gt;&lt;/Point&gt;&lt;/Placemark&gt;</text:p>
          </table:table-cell>
          <table:table-cell office:value-type="float" office:value="37">
            <text:p>37</text:p>
          </table:table-cell>
          <table:table-cell table:style-name="ce4" table:formula="of:=VALUE(LEFT(MID([.A484];FIND(&quot;&lt;coordinates&gt;&quot;;[.A484])+15;26);11))" office:value-type="float" office:value="33.16168">
            <text:p>33.16168000</text:p>
          </table:table-cell>
          <table:table-cell table:style-name="ce4" table:formula="of:=VALUE(RIGHT(MID([.A484];FIND(&quot;&lt;coordinates&gt;&quot;;[.A484])+14;26);11))" office:value-type="float" office:value="47.11615">
            <text:p>47.11615000</text:p>
          </table:table-cell>
          <table:table-cell table:formula="of:=SQRT(([.H484]-[.H483])*([.H484]-[.H483])+([.I484]-[.I483])*([.I484]-[.I483]))" office:value-type="float" office:value="0.0747169625988668">
            <text:p>0.07471696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30 &lt;br&gt; Longitude : <text:s text:c="6"/>33.162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6184000, <text:s/>47.12976000&lt;/coordinates&gt;&lt;/Point&gt;&lt;/Placemark&gt;</text:p>
          </table:table-cell>
          <table:table-cell office:value-type="float" office:value="451">
            <text:p>451</text:p>
          </table:table-cell>
          <table:table-cell table:formula="of:=IF([.D48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5];162;10)" office:value-type="string" office:string-value="2022-07-03">
            <text:p>2022-07-03</text:p>
          </table:table-cell>
          <table:table-cell table:style-name="ce3" table:formula="of:=MID([.A485];183;9)" office:value-type="string" office:string-value="10:41 UTC">
            <text:p>10:41 UTC</text:p>
          </table:table-cell>
          <table:table-cell table:formula="of:=RIGHT([.A485];LEN([.A485])-FIND(&quot;&lt;/description&gt;&quot;;[.A485])+1)" office:value-type="string" office:string-value="&lt;/description&gt;&lt;Point&gt;&lt;coordinates&gt;  33.16184000,  47.12976000&lt;/coordinates&gt;&lt;/Point&gt;&lt;/Placemark&gt;">
            <text:p>&lt;/description&gt;&lt;Point&gt;&lt;coordinates&gt; <text:s/>33.16184000, <text:s/>47.12976000&lt;/coordinates&gt;&lt;/Point&gt;&lt;/Placemark&gt;</text:p>
          </table:table-cell>
          <table:table-cell office:value-type="float" office:value="451">
            <text:p>451</text:p>
          </table:table-cell>
          <table:table-cell table:style-name="ce4" table:formula="of:=VALUE(LEFT(MID([.A485];FIND(&quot;&lt;coordinates&gt;&quot;;[.A485])+15;26);11))" office:value-type="float" office:value="33.16184">
            <text:p>33.16184000</text:p>
          </table:table-cell>
          <table:table-cell table:style-name="ce4" table:formula="of:=VALUE(RIGHT(MID([.A485];FIND(&quot;&lt;coordinates&gt;&quot;;[.A485])+14;26);11))" office:value-type="float" office:value="47.12976">
            <text:p>47.12976000</text:p>
          </table:table-cell>
          <table:table-cell table:formula="of:=SQRT(([.H485]-[.H484])*([.H485]-[.H484])+([.I485]-[.I484])*([.I485]-[.I484]))" office:value-type="float" office:value="0.0136109404524448">
            <text:p>0.013610940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42 &lt;br&gt; Longitude : <text:s text:c="6"/>33.164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6359000, <text:s/>47.14230000&lt;/coordinates&gt;&lt;/Point&gt;&lt;/Placemark&gt;</text:p>
          </table:table-cell>
          <table:table-cell office:value-type="float" office:value="477">
            <text:p>477</text:p>
          </table:table-cell>
          <table:table-cell table:formula="of:=IF([.D48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6];162;10)" office:value-type="string" office:string-value="2022-07-03">
            <text:p>2022-07-03</text:p>
          </table:table-cell>
          <table:table-cell table:style-name="ce3" table:formula="of:=MID([.A486];183;9)" office:value-type="string" office:string-value="11:30 UTC">
            <text:p>11:30 UTC</text:p>
          </table:table-cell>
          <table:table-cell table:formula="of:=RIGHT([.A486];LEN([.A486])-FIND(&quot;&lt;/description&gt;&quot;;[.A486])+1)" office:value-type="string" office:string-value="&lt;/description&gt;&lt;Point&gt;&lt;coordinates&gt;  33.16359000,  47.14230000&lt;/coordinates&gt;&lt;/Point&gt;&lt;/Placemark&gt;">
            <text:p>&lt;/description&gt;&lt;Point&gt;&lt;coordinates&gt; <text:s/>33.16359000, <text:s/>47.14230000&lt;/coordinates&gt;&lt;/Point&gt;&lt;/Placemark&gt;</text:p>
          </table:table-cell>
          <table:table-cell office:value-type="float" office:value="477">
            <text:p>477</text:p>
          </table:table-cell>
          <table:table-cell table:style-name="ce4" table:formula="of:=VALUE(LEFT(MID([.A486];FIND(&quot;&lt;coordinates&gt;&quot;;[.A486])+15;26);11))" office:value-type="float" office:value="33.16359">
            <text:p>33.16359000</text:p>
          </table:table-cell>
          <table:table-cell table:style-name="ce4" table:formula="of:=VALUE(RIGHT(MID([.A486];FIND(&quot;&lt;coordinates&gt;&quot;;[.A486])+14;26);11))" office:value-type="float" office:value="47.1423">
            <text:p>47.14230000</text:p>
          </table:table-cell>
          <table:table-cell table:formula="of:=SQRT(([.H486]-[.H485])*([.H486]-[.H485])+([.I486]-[.I485])*([.I486]-[.I485]))" office:value-type="float" office:value="0.0126615204458247">
            <text:p>0.012661520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95 &lt;br&gt; Longitude : <text:s text:c="6"/>33.166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6623000, <text:s/>47.19494000&lt;/coordinates&gt;&lt;/Point&gt;&lt;/Placemark&gt;</text:p>
          </table:table-cell>
          <table:table-cell office:value-type="float" office:value="601">
            <text:p>601</text:p>
          </table:table-cell>
          <table:table-cell table:formula="of:=IF([.D48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7];162;10)" office:value-type="string" office:string-value="2022-07-03">
            <text:p>2022-07-03</text:p>
          </table:table-cell>
          <table:table-cell table:style-name="ce3" table:formula="of:=MID([.A487];183;9)" office:value-type="string" office:string-value="10:41 UTC">
            <text:p>10:41 UTC</text:p>
          </table:table-cell>
          <table:table-cell table:formula="of:=RIGHT([.A487];LEN([.A487])-FIND(&quot;&lt;/description&gt;&quot;;[.A487])+1)" office:value-type="string" office:string-value="&lt;/description&gt;&lt;Point&gt;&lt;coordinates&gt;  33.16623000,  47.19494000&lt;/coordinates&gt;&lt;/Point&gt;&lt;/Placemark&gt;">
            <text:p>&lt;/description&gt;&lt;Point&gt;&lt;coordinates&gt; <text:s/>33.16623000, <text:s/>47.19494000&lt;/coordinates&gt;&lt;/Point&gt;&lt;/Placemark&gt;</text:p>
          </table:table-cell>
          <table:table-cell office:value-type="float" office:value="601">
            <text:p>601</text:p>
          </table:table-cell>
          <table:table-cell table:style-name="ce4" table:formula="of:=VALUE(LEFT(MID([.A487];FIND(&quot;&lt;coordinates&gt;&quot;;[.A487])+15;26);11))" office:value-type="float" office:value="33.16623">
            <text:p>33.16623000</text:p>
          </table:table-cell>
          <table:table-cell table:style-name="ce4" table:formula="of:=VALUE(RIGHT(MID([.A487];FIND(&quot;&lt;coordinates&gt;&quot;;[.A487])+14;26);11))" office:value-type="float" office:value="47.19494">
            <text:p>47.19494000</text:p>
          </table:table-cell>
          <table:table-cell table:formula="of:=SQRT(([.H487]-[.H486])*([.H487]-[.H486])+([.I487]-[.I486])*([.I487]-[.I486]))" office:value-type="float" office:value="0.052706159032891">
            <text:p>0.0527061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48 &lt;br&gt; Longitude : <text:s text:c="6"/>33.168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6848000, <text:s/>47.14801000&lt;/coordinates&gt;&lt;/Point&gt;&lt;/Placemark&gt;</text:p>
          </table:table-cell>
          <table:table-cell office:value-type="float" office:value="488">
            <text:p>488</text:p>
          </table:table-cell>
          <table:table-cell table:formula="of:=IF([.D48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8];162;10)" office:value-type="string" office:string-value="2022-07-03">
            <text:p>2022-07-03</text:p>
          </table:table-cell>
          <table:table-cell table:style-name="ce3" table:formula="of:=MID([.A488];183;9)" office:value-type="string" office:string-value="11:30 UTC">
            <text:p>11:30 UTC</text:p>
          </table:table-cell>
          <table:table-cell table:formula="of:=RIGHT([.A488];LEN([.A488])-FIND(&quot;&lt;/description&gt;&quot;;[.A488])+1)" office:value-type="string" office:string-value="&lt;/description&gt;&lt;Point&gt;&lt;coordinates&gt;  33.16848000,  47.14801000&lt;/coordinates&gt;&lt;/Point&gt;&lt;/Placemark&gt;">
            <text:p>&lt;/description&gt;&lt;Point&gt;&lt;coordinates&gt; <text:s/>33.16848000, <text:s/>47.14801000&lt;/coordinates&gt;&lt;/Point&gt;&lt;/Placemark&gt;</text:p>
          </table:table-cell>
          <table:table-cell office:value-type="float" office:value="488">
            <text:p>488</text:p>
          </table:table-cell>
          <table:table-cell table:style-name="ce4" table:formula="of:=VALUE(LEFT(MID([.A488];FIND(&quot;&lt;coordinates&gt;&quot;;[.A488])+15;26);11))" office:value-type="float" office:value="33.16848">
            <text:p>33.16848000</text:p>
          </table:table-cell>
          <table:table-cell table:style-name="ce4" table:formula="of:=VALUE(RIGHT(MID([.A488];FIND(&quot;&lt;coordinates&gt;&quot;;[.A488])+14;26);11))" office:value-type="float" office:value="47.14801">
            <text:p>47.14801000</text:p>
          </table:table-cell>
          <table:table-cell table:formula="of:=SQRT(([.H488]-[.H487])*([.H488]-[.H487])+([.I488]-[.I487])*([.I488]-[.I487]))" office:value-type="float" office:value="0.0469839057550596">
            <text:p>0.04698390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25 &lt;br&gt; Longitude : <text:s text:c="6"/>33.169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6882000, <text:s/>47.12503000&lt;/coordinates&gt;&lt;/Point&gt;&lt;/Placemark&gt;</text:p>
          </table:table-cell>
          <table:table-cell office:value-type="float" office:value="435">
            <text:p>435</text:p>
          </table:table-cell>
          <table:table-cell table:formula="of:=IF([.D48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89];162;10)" office:value-type="string" office:string-value="2022-07-03">
            <text:p>2022-07-03</text:p>
          </table:table-cell>
          <table:table-cell table:style-name="ce3" table:formula="of:=MID([.A489];183;9)" office:value-type="string" office:string-value="09:49 UTC">
            <text:p>09:49 UTC</text:p>
          </table:table-cell>
          <table:table-cell table:formula="of:=RIGHT([.A489];LEN([.A489])-FIND(&quot;&lt;/description&gt;&quot;;[.A489])+1)" office:value-type="string" office:string-value="&lt;/description&gt;&lt;Point&gt;&lt;coordinates&gt;  33.16882000,  47.12503000&lt;/coordinates&gt;&lt;/Point&gt;&lt;/Placemark&gt;">
            <text:p>&lt;/description&gt;&lt;Point&gt;&lt;coordinates&gt; <text:s/>33.16882000, <text:s/>47.12503000&lt;/coordinates&gt;&lt;/Point&gt;&lt;/Placemark&gt;</text:p>
          </table:table-cell>
          <table:table-cell office:value-type="float" office:value="435">
            <text:p>435</text:p>
          </table:table-cell>
          <table:table-cell table:style-name="ce4" table:formula="of:=VALUE(LEFT(MID([.A489];FIND(&quot;&lt;coordinates&gt;&quot;;[.A489])+15;26);11))" office:value-type="float" office:value="33.16882">
            <text:p>33.16882000</text:p>
          </table:table-cell>
          <table:table-cell table:style-name="ce4" table:formula="of:=VALUE(RIGHT(MID([.A489];FIND(&quot;&lt;coordinates&gt;&quot;;[.A489])+14;26);11))" office:value-type="float" office:value="47.12503">
            <text:p>47.12503000</text:p>
          </table:table-cell>
          <table:table-cell table:formula="of:=SQRT(([.H489]-[.H488])*([.H489]-[.H488])+([.I489]-[.I488])*([.I489]-[.I488]))" office:value-type="float" office:value="0.0229825150929974">
            <text:p>0.02298251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36 &lt;br&gt; Longitude : <text:s text:c="6"/>33.171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7092000, <text:s/>47.13602000&lt;/coordinates&gt;&lt;/Point&gt;&lt;/Placemark&gt;</text:p>
          </table:table-cell>
          <table:table-cell office:value-type="float" office:value="465">
            <text:p>465</text:p>
          </table:table-cell>
          <table:table-cell table:formula="of:=IF([.D49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0];162;10)" office:value-type="string" office:string-value="2022-07-03">
            <text:p>2022-07-03</text:p>
          </table:table-cell>
          <table:table-cell table:style-name="ce3" table:formula="of:=MID([.A490];183;9)" office:value-type="string" office:string-value="09:49 UTC">
            <text:p>09:49 UTC</text:p>
          </table:table-cell>
          <table:table-cell table:formula="of:=RIGHT([.A490];LEN([.A490])-FIND(&quot;&lt;/description&gt;&quot;;[.A490])+1)" office:value-type="string" office:string-value="&lt;/description&gt;&lt;Point&gt;&lt;coordinates&gt;  33.17092000,  47.13602000&lt;/coordinates&gt;&lt;/Point&gt;&lt;/Placemark&gt;">
            <text:p>&lt;/description&gt;&lt;Point&gt;&lt;coordinates&gt; <text:s/>33.17092000, <text:s/>47.13602000&lt;/coordinates&gt;&lt;/Point&gt;&lt;/Placemark&gt;</text:p>
          </table:table-cell>
          <table:table-cell office:value-type="float" office:value="465">
            <text:p>465</text:p>
          </table:table-cell>
          <table:table-cell table:style-name="ce4" table:formula="of:=VALUE(LEFT(MID([.A490];FIND(&quot;&lt;coordinates&gt;&quot;;[.A490])+15;26);11))" office:value-type="float" office:value="33.17092">
            <text:p>33.17092000</text:p>
          </table:table-cell>
          <table:table-cell table:style-name="ce4" table:formula="of:=VALUE(RIGHT(MID([.A490];FIND(&quot;&lt;coordinates&gt;&quot;;[.A490])+14;26);11))" office:value-type="float" office:value="47.13602">
            <text:p>47.13602000</text:p>
          </table:table-cell>
          <table:table-cell table:formula="of:=SQRT(([.H490]-[.H489])*([.H490]-[.H489])+([.I490]-[.I489])*([.I490]-[.I489]))" office:value-type="float" office:value="0.0111888381881237">
            <text:p>0.01118883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92 &lt;br&gt; Longitude : <text:s text:c="6"/>33.172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7232000, <text:s/>47.19237000&lt;/coordinates&gt;&lt;/Point&gt;&lt;/Placemark&gt;</text:p>
          </table:table-cell>
          <table:table-cell office:value-type="float" office:value="597">
            <text:p>597</text:p>
          </table:table-cell>
          <table:table-cell table:formula="of:=IF([.D49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1];162;10)" office:value-type="string" office:string-value="2022-07-03">
            <text:p>2022-07-03</text:p>
          </table:table-cell>
          <table:table-cell table:style-name="ce3" table:formula="of:=MID([.A491];183;9)" office:value-type="string" office:string-value="10:41 UTC">
            <text:p>10:41 UTC</text:p>
          </table:table-cell>
          <table:table-cell table:formula="of:=RIGHT([.A491];LEN([.A491])-FIND(&quot;&lt;/description&gt;&quot;;[.A491])+1)" office:value-type="string" office:string-value="&lt;/description&gt;&lt;Point&gt;&lt;coordinates&gt;  33.17232000,  47.19237000&lt;/coordinates&gt;&lt;/Point&gt;&lt;/Placemark&gt;">
            <text:p>&lt;/description&gt;&lt;Point&gt;&lt;coordinates&gt; <text:s/>33.17232000, <text:s/>47.19237000&lt;/coordinates&gt;&lt;/Point&gt;&lt;/Placemark&gt;</text:p>
          </table:table-cell>
          <table:table-cell office:value-type="float" office:value="597">
            <text:p>597</text:p>
          </table:table-cell>
          <table:table-cell table:style-name="ce4" table:formula="of:=VALUE(LEFT(MID([.A491];FIND(&quot;&lt;coordinates&gt;&quot;;[.A491])+15;26);11))" office:value-type="float" office:value="33.17232">
            <text:p>33.17232000</text:p>
          </table:table-cell>
          <table:table-cell table:style-name="ce4" table:formula="of:=VALUE(RIGHT(MID([.A491];FIND(&quot;&lt;coordinates&gt;&quot;;[.A491])+14;26);11))" office:value-type="float" office:value="47.19237">
            <text:p>47.19237000</text:p>
          </table:table-cell>
          <table:table-cell table:formula="of:=SQRT(([.H491]-[.H490])*([.H491]-[.H490])+([.I491]-[.I490])*([.I491]-[.I490]))" office:value-type="float" office:value="0.0563673886214308">
            <text:p>0.05636738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39 &lt;br&gt; Longitude : <text:s text:c="6"/>33.173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7296000, <text:s/>47.13857000&lt;/coordinates&gt;&lt;/Point&gt;&lt;/Placemark&gt;</text:p>
          </table:table-cell>
          <table:table-cell office:value-type="float" office:value="474">
            <text:p>474</text:p>
          </table:table-cell>
          <table:table-cell table:formula="of:=IF([.D49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2];162;10)" office:value-type="string" office:string-value="2022-07-03">
            <text:p>2022-07-03</text:p>
          </table:table-cell>
          <table:table-cell table:style-name="ce3" table:formula="of:=MID([.A492];183;9)" office:value-type="string" office:string-value="11:30 UTC">
            <text:p>11:30 UTC</text:p>
          </table:table-cell>
          <table:table-cell table:formula="of:=RIGHT([.A492];LEN([.A492])-FIND(&quot;&lt;/description&gt;&quot;;[.A492])+1)" office:value-type="string" office:string-value="&lt;/description&gt;&lt;Point&gt;&lt;coordinates&gt;  33.17296000,  47.13857000&lt;/coordinates&gt;&lt;/Point&gt;&lt;/Placemark&gt;">
            <text:p>&lt;/description&gt;&lt;Point&gt;&lt;coordinates&gt; <text:s/>33.17296000, <text:s/>47.13857000&lt;/coordinates&gt;&lt;/Point&gt;&lt;/Placemark&gt;</text:p>
          </table:table-cell>
          <table:table-cell office:value-type="float" office:value="474">
            <text:p>474</text:p>
          </table:table-cell>
          <table:table-cell table:style-name="ce4" table:formula="of:=VALUE(LEFT(MID([.A492];FIND(&quot;&lt;coordinates&gt;&quot;;[.A492])+15;26);11))" office:value-type="float" office:value="33.17296">
            <text:p>33.17296000</text:p>
          </table:table-cell>
          <table:table-cell table:style-name="ce4" table:formula="of:=VALUE(RIGHT(MID([.A492];FIND(&quot;&lt;coordinates&gt;&quot;;[.A492])+14;26);11))" office:value-type="float" office:value="47.13857">
            <text:p>47.13857000</text:p>
          </table:table-cell>
          <table:table-cell table:formula="of:=SQRT(([.H492]-[.H491])*([.H492]-[.H491])+([.I492]-[.I491])*([.I492]-[.I491]))" office:value-type="float" office:value="0.053803806556781">
            <text:p>0.05380380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89 &lt;br&gt; Longitude : <text:s text:c="6"/>33.177&lt;br&gt;Date Acquired : 2022-07-03 &lt;br&gt;Time: 08:24 UTC&lt;br&gt;Confidence [0-100] : 77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7651000, <text:s/>47.18912000&lt;/coordinates&gt;&lt;/Point&gt;&lt;/Placemark&gt;</text:p>
          </table:table-cell>
          <table:table-cell office:value-type="float" office:value="58">
            <text:p>58</text:p>
          </table:table-cell>
          <table:table-cell table:formula="of:=IF([.D49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3];162;10)" office:value-type="string" office:string-value="2022-07-03">
            <text:p>2022-07-03</text:p>
          </table:table-cell>
          <table:table-cell table:style-name="ce3" table:formula="of:=MID([.A493];183;9)" office:value-type="string" office:string-value="08:24 UTC">
            <text:p>08:24 UTC</text:p>
          </table:table-cell>
          <table:table-cell table:formula="of:=RIGHT([.A493];LEN([.A493])-FIND(&quot;&lt;/description&gt;&quot;;[.A493])+1)" office:value-type="string" office:string-value="&lt;/description&gt;&lt;Point&gt;&lt;coordinates&gt;  33.17651000,  47.18912000&lt;/coordinates&gt;&lt;/Point&gt;&lt;/Placemark&gt;">
            <text:p>&lt;/description&gt;&lt;Point&gt;&lt;coordinates&gt; <text:s/>33.17651000, <text:s/>47.18912000&lt;/coordinates&gt;&lt;/Point&gt;&lt;/Placemark&gt;</text:p>
          </table:table-cell>
          <table:table-cell office:value-type="float" office:value="58">
            <text:p>58</text:p>
          </table:table-cell>
          <table:table-cell table:style-name="ce4" table:formula="of:=VALUE(LEFT(MID([.A493];FIND(&quot;&lt;coordinates&gt;&quot;;[.A493])+15;26);11))" office:value-type="float" office:value="33.17651">
            <text:p>33.17651000</text:p>
          </table:table-cell>
          <table:table-cell table:style-name="ce4" table:formula="of:=VALUE(RIGHT(MID([.A493];FIND(&quot;&lt;coordinates&gt;&quot;;[.A493])+14;26);11))" office:value-type="float" office:value="47.18912">
            <text:p>47.18912000</text:p>
          </table:table-cell>
          <table:table-cell table:formula="of:=SQRT(([.H493]-[.H492])*([.H493]-[.H492])+([.I493]-[.I492])*([.I493]-[.I492]))" office:value-type="float" office:value="0.050674500490879">
            <text:p>0.050674500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38 &lt;br&gt; Longitude : <text:s text:c="6"/>33.188&lt;br&gt;Date Acquired : 2022-07-03 &lt;br&gt;Time: 10:04 UTC&lt;br&gt;Confidence [0-100] : 31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8801000, <text:s/>47.13822000&lt;/coordinates&gt;&lt;/Point&gt;&lt;/Placemark&gt;</text:p>
          </table:table-cell>
          <table:table-cell office:value-type="float" office:value="41">
            <text:p>41</text:p>
          </table:table-cell>
          <table:table-cell table:formula="of:=IF([.D49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4];162;10)" office:value-type="string" office:string-value="2022-07-03">
            <text:p>2022-07-03</text:p>
          </table:table-cell>
          <table:table-cell table:style-name="ce3" table:formula="of:=MID([.A494];183;9)" office:value-type="string" office:string-value="10:04 UTC">
            <text:p>10:04 UTC</text:p>
          </table:table-cell>
          <table:table-cell table:formula="of:=RIGHT([.A494];LEN([.A494])-FIND(&quot;&lt;/description&gt;&quot;;[.A494])+1)" office:value-type="string" office:string-value="&lt;/description&gt;&lt;Point&gt;&lt;coordinates&gt;  33.18801000,  47.13822000&lt;/coordinates&gt;&lt;/Point&gt;&lt;/Placemark&gt;">
            <text:p>&lt;/description&gt;&lt;Point&gt;&lt;coordinates&gt; <text:s/>33.18801000, <text:s/>47.13822000&lt;/coordinates&gt;&lt;/Point&gt;&lt;/Placemark&gt;</text:p>
          </table:table-cell>
          <table:table-cell office:value-type="float" office:value="41">
            <text:p>41</text:p>
          </table:table-cell>
          <table:table-cell table:style-name="ce4" table:formula="of:=VALUE(LEFT(MID([.A494];FIND(&quot;&lt;coordinates&gt;&quot;;[.A494])+15;26);11))" office:value-type="float" office:value="33.18801">
            <text:p>33.18801000</text:p>
          </table:table-cell>
          <table:table-cell table:style-name="ce4" table:formula="of:=VALUE(RIGHT(MID([.A494];FIND(&quot;&lt;coordinates&gt;&quot;;[.A494])+14;26);11))" office:value-type="float" office:value="47.13822">
            <text:p>47.13822000</text:p>
          </table:table-cell>
          <table:table-cell table:formula="of:=SQRT(([.H494]-[.H493])*([.H494]-[.H493])+([.I494]-[.I493])*([.I494]-[.I493]))" office:value-type="float" office:value="0.0521829474062221">
            <text:p>0.05218294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187 &lt;br&gt; Longitude : <text:s text:c="6"/>33.192&lt;br&gt;Date Acquired : 2022-07-03 &lt;br&gt;Time: 08:24 UTC&lt;br&gt;Confidence [0-100] : 2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9231000, <text:s/>47.18739000&lt;/coordinates&gt;&lt;/Point&gt;&lt;/Placemark&gt;</text:p>
          </table:table-cell>
          <table:table-cell office:value-type="float" office:value="57">
            <text:p>57</text:p>
          </table:table-cell>
          <table:table-cell table:formula="of:=IF([.D49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5];162;10)" office:value-type="string" office:string-value="2022-07-03">
            <text:p>2022-07-03</text:p>
          </table:table-cell>
          <table:table-cell table:style-name="ce3" table:formula="of:=MID([.A495];183;9)" office:value-type="string" office:string-value="08:24 UTC">
            <text:p>08:24 UTC</text:p>
          </table:table-cell>
          <table:table-cell table:formula="of:=RIGHT([.A495];LEN([.A495])-FIND(&quot;&lt;/description&gt;&quot;;[.A495])+1)" office:value-type="string" office:string-value="&lt;/description&gt;&lt;Point&gt;&lt;coordinates&gt;  33.19231000,  47.18739000&lt;/coordinates&gt;&lt;/Point&gt;&lt;/Placemark&gt;">
            <text:p>&lt;/description&gt;&lt;Point&gt;&lt;coordinates&gt; <text:s/>33.19231000, <text:s/>47.18739000&lt;/coordinates&gt;&lt;/Point&gt;&lt;/Placemark&gt;</text:p>
          </table:table-cell>
          <table:table-cell office:value-type="float" office:value="57">
            <text:p>57</text:p>
          </table:table-cell>
          <table:table-cell table:style-name="ce4" table:formula="of:=VALUE(LEFT(MID([.A495];FIND(&quot;&lt;coordinates&gt;&quot;;[.A495])+15;26);11))" office:value-type="float" office:value="33.19231">
            <text:p>33.19231000</text:p>
          </table:table-cell>
          <table:table-cell table:style-name="ce4" table:formula="of:=VALUE(RIGHT(MID([.A495];FIND(&quot;&lt;coordinates&gt;&quot;;[.A495])+14;26);11))" office:value-type="float" office:value="47.18739">
            <text:p>47.18739000</text:p>
          </table:table-cell>
          <table:table-cell table:formula="of:=SQRT(([.H495]-[.H494])*([.H495]-[.H494])+([.I495]-[.I494])*([.I495]-[.I494]))" office:value-type="float" office:value="0.0493576630322017">
            <text:p>0.0493576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23 &lt;br&gt; Longitude : <text:s text:c="6"/>33.206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0573000, <text:s/>47.12304000&lt;/coordinates&gt;&lt;/Point&gt;&lt;/Placemark&gt;</text:p>
          </table:table-cell>
          <table:table-cell office:value-type="float" office:value="430">
            <text:p>430</text:p>
          </table:table-cell>
          <table:table-cell table:formula="of:=IF([.D49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6];162;10)" office:value-type="string" office:string-value="2022-07-03">
            <text:p>2022-07-03</text:p>
          </table:table-cell>
          <table:table-cell table:style-name="ce3" table:formula="of:=MID([.A496];183;9)" office:value-type="string" office:string-value="11:30 UTC">
            <text:p>11:30 UTC</text:p>
          </table:table-cell>
          <table:table-cell table:formula="of:=RIGHT([.A496];LEN([.A496])-FIND(&quot;&lt;/description&gt;&quot;;[.A496])+1)" office:value-type="string" office:string-value="&lt;/description&gt;&lt;Point&gt;&lt;coordinates&gt;  33.20573000,  47.12304000&lt;/coordinates&gt;&lt;/Point&gt;&lt;/Placemark&gt;">
            <text:p>&lt;/description&gt;&lt;Point&gt;&lt;coordinates&gt; <text:s/>33.20573000, <text:s/>47.12304000&lt;/coordinates&gt;&lt;/Point&gt;&lt;/Placemark&gt;</text:p>
          </table:table-cell>
          <table:table-cell office:value-type="float" office:value="430">
            <text:p>430</text:p>
          </table:table-cell>
          <table:table-cell table:style-name="ce4" table:formula="of:=VALUE(LEFT(MID([.A496];FIND(&quot;&lt;coordinates&gt;&quot;;[.A496])+15;26);11))" office:value-type="float" office:value="33.20573">
            <text:p>33.20573000</text:p>
          </table:table-cell>
          <table:table-cell table:style-name="ce4" table:formula="of:=VALUE(RIGHT(MID([.A496];FIND(&quot;&lt;coordinates&gt;&quot;;[.A496])+14;26);11))" office:value-type="float" office:value="47.12304">
            <text:p>47.12304000</text:p>
          </table:table-cell>
          <table:table-cell table:formula="of:=SQRT(([.H496]-[.H495])*([.H496]-[.H495])+([.I496]-[.I495])*([.I496]-[.I495]))" office:value-type="float" office:value="0.0657344574785536">
            <text:p>0.06573445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89 &lt;br&gt; Longitude : <text:s text:c="6"/>33.21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1899000, <text:s/>47.18855000&lt;/coordinates&gt;&lt;/Point&gt;&lt;/Placemark&gt;</text:p>
          </table:table-cell>
          <table:table-cell office:value-type="float" office:value="594">
            <text:p>594</text:p>
          </table:table-cell>
          <table:table-cell table:formula="of:=IF([.D49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7];162;10)" office:value-type="string" office:string-value="2022-07-03">
            <text:p>2022-07-03</text:p>
          </table:table-cell>
          <table:table-cell table:style-name="ce3" table:formula="of:=MID([.A497];183;9)" office:value-type="string" office:string-value="11:30 UTC">
            <text:p>11:30 UTC</text:p>
          </table:table-cell>
          <table:table-cell table:formula="of:=RIGHT([.A497];LEN([.A497])-FIND(&quot;&lt;/description&gt;&quot;;[.A497])+1)" office:value-type="string" office:string-value="&lt;/description&gt;&lt;Point&gt;&lt;coordinates&gt;  33.21899000,  47.18855000&lt;/coordinates&gt;&lt;/Point&gt;&lt;/Placemark&gt;">
            <text:p>&lt;/description&gt;&lt;Point&gt;&lt;coordinates&gt; <text:s/>33.21899000, <text:s/>47.18855000&lt;/coordinates&gt;&lt;/Point&gt;&lt;/Placemark&gt;</text:p>
          </table:table-cell>
          <table:table-cell office:value-type="float" office:value="594">
            <text:p>594</text:p>
          </table:table-cell>
          <table:table-cell table:style-name="ce4" table:formula="of:=VALUE(LEFT(MID([.A497];FIND(&quot;&lt;coordinates&gt;&quot;;[.A497])+15;26);11))" office:value-type="float" office:value="33.21899">
            <text:p>33.21899000</text:p>
          </table:table-cell>
          <table:table-cell table:style-name="ce4" table:formula="of:=VALUE(RIGHT(MID([.A497];FIND(&quot;&lt;coordinates&gt;&quot;;[.A497])+14;26);11))" office:value-type="float" office:value="47.18855">
            <text:p>47.18855000</text:p>
          </table:table-cell>
          <table:table-cell table:formula="of:=SQRT(([.H497]-[.H496])*([.H497]-[.H496])+([.I497]-[.I496])*([.I497]-[.I496]))" office:value-type="float" office:value="0.0668385195826432">
            <text:p>0.066838519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65 &lt;br&gt; Longitude : <text:s text:c="6"/>33.220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1984000, <text:s/>47.16549000&lt;/coordinates&gt;&lt;/Point&gt;&lt;/Placemark&gt;</text:p>
          </table:table-cell>
          <table:table-cell office:value-type="float" office:value="520">
            <text:p>520</text:p>
          </table:table-cell>
          <table:table-cell table:formula="of:=IF([.D49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8];162;10)" office:value-type="string" office:string-value="2022-07-03">
            <text:p>2022-07-03</text:p>
          </table:table-cell>
          <table:table-cell table:style-name="ce3" table:formula="of:=MID([.A498];183;9)" office:value-type="string" office:string-value="10:41 UTC">
            <text:p>10:41 UTC</text:p>
          </table:table-cell>
          <table:table-cell table:formula="of:=RIGHT([.A498];LEN([.A498])-FIND(&quot;&lt;/description&gt;&quot;;[.A498])+1)" office:value-type="string" office:string-value="&lt;/description&gt;&lt;Point&gt;&lt;coordinates&gt;  33.21984000,  47.16549000&lt;/coordinates&gt;&lt;/Point&gt;&lt;/Placemark&gt;">
            <text:p>&lt;/description&gt;&lt;Point&gt;&lt;coordinates&gt; <text:s/>33.21984000, <text:s/>47.16549000&lt;/coordinates&gt;&lt;/Point&gt;&lt;/Placemark&gt;</text:p>
          </table:table-cell>
          <table:table-cell office:value-type="float" office:value="520">
            <text:p>520</text:p>
          </table:table-cell>
          <table:table-cell table:style-name="ce4" table:formula="of:=VALUE(LEFT(MID([.A498];FIND(&quot;&lt;coordinates&gt;&quot;;[.A498])+15;26);11))" office:value-type="float" office:value="33.21984">
            <text:p>33.21984000</text:p>
          </table:table-cell>
          <table:table-cell table:style-name="ce4" table:formula="of:=VALUE(RIGHT(MID([.A498];FIND(&quot;&lt;coordinates&gt;&quot;;[.A498])+14;26);11))" office:value-type="float" office:value="47.16549">
            <text:p>47.16549000</text:p>
          </table:table-cell>
          <table:table-cell table:formula="of:=SQRT(([.H498]-[.H497])*([.H498]-[.H497])+([.I498]-[.I497])*([.I498]-[.I497]))" office:value-type="float" office:value="0.0230756603372481">
            <text:p>0.02307566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18 &lt;br&gt; Longitude : <text:s text:c="6"/>33.22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2727000, <text:s/>47.11822000&lt;/coordinates&gt;&lt;/Point&gt;&lt;/Placemark&gt;</text:p>
          </table:table-cell>
          <table:table-cell office:value-type="float" office:value="418">
            <text:p>418</text:p>
          </table:table-cell>
          <table:table-cell table:formula="of:=IF([.D49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499];162;10)" office:value-type="string" office:string-value="2022-07-03">
            <text:p>2022-07-03</text:p>
          </table:table-cell>
          <table:table-cell table:style-name="ce3" table:formula="of:=MID([.A499];183;9)" office:value-type="string" office:string-value="11:30 UTC">
            <text:p>11:30 UTC</text:p>
          </table:table-cell>
          <table:table-cell table:formula="of:=RIGHT([.A499];LEN([.A499])-FIND(&quot;&lt;/description&gt;&quot;;[.A499])+1)" office:value-type="string" office:string-value="&lt;/description&gt;&lt;Point&gt;&lt;coordinates&gt;  33.22727000,  47.11822000&lt;/coordinates&gt;&lt;/Point&gt;&lt;/Placemark&gt;">
            <text:p>&lt;/description&gt;&lt;Point&gt;&lt;coordinates&gt; <text:s/>33.22727000, <text:s/>47.11822000&lt;/coordinates&gt;&lt;/Point&gt;&lt;/Placemark&gt;</text:p>
          </table:table-cell>
          <table:table-cell office:value-type="float" office:value="418">
            <text:p>418</text:p>
          </table:table-cell>
          <table:table-cell table:style-name="ce4" table:formula="of:=VALUE(LEFT(MID([.A499];FIND(&quot;&lt;coordinates&gt;&quot;;[.A499])+15;26);11))" office:value-type="float" office:value="33.22727">
            <text:p>33.22727000</text:p>
          </table:table-cell>
          <table:table-cell table:style-name="ce4" table:formula="of:=VALUE(RIGHT(MID([.A499];FIND(&quot;&lt;coordinates&gt;&quot;;[.A499])+14;26);11))" office:value-type="float" office:value="47.11822">
            <text:p>47.11822000</text:p>
          </table:table-cell>
          <table:table-cell table:formula="of:=SQRT(([.H499]-[.H498])*([.H499]-[.H498])+([.I499]-[.I498])*([.I499]-[.I498]))" office:value-type="float" office:value="0.0478503688595997">
            <text:p>0.04785036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97 &lt;br&gt; Longitude : <text:s text:c="6"/>33.254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5386000, <text:s/>47.29697000&lt;/coordinates&gt;&lt;/Point&gt;&lt;/Placemark&gt;</text:p>
          </table:table-cell>
          <table:table-cell office:value-type="float" office:value="670">
            <text:p>670</text:p>
          </table:table-cell>
          <table:table-cell table:formula="of:=IF([.D50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0];162;10)" office:value-type="string" office:string-value="2022-07-03">
            <text:p>2022-07-03</text:p>
          </table:table-cell>
          <table:table-cell table:style-name="ce3" table:formula="of:=MID([.A500];183;9)" office:value-type="string" office:string-value="23:44 UTC">
            <text:p>23:44 UTC</text:p>
          </table:table-cell>
          <table:table-cell table:formula="of:=RIGHT([.A500];LEN([.A500])-FIND(&quot;&lt;/description&gt;&quot;;[.A500])+1)" office:value-type="string" office:string-value="&lt;/description&gt;&lt;Point&gt;&lt;coordinates&gt;  33.25386000,  47.29697000&lt;/coordinates&gt;&lt;/Point&gt;&lt;/Placemark&gt;">
            <text:p>&lt;/description&gt;&lt;Point&gt;&lt;coordinates&gt; <text:s/>33.25386000, <text:s/>47.29697000&lt;/coordinates&gt;&lt;/Point&gt;&lt;/Placemark&gt;</text:p>
          </table:table-cell>
          <table:table-cell office:value-type="float" office:value="670">
            <text:p>670</text:p>
          </table:table-cell>
          <table:table-cell table:style-name="ce4" table:formula="of:=VALUE(LEFT(MID([.A500];FIND(&quot;&lt;coordinates&gt;&quot;;[.A500])+15;26);11))" office:value-type="float" office:value="33.25386">
            <text:p>33.25386000</text:p>
          </table:table-cell>
          <table:table-cell table:style-name="ce4" table:formula="of:=VALUE(RIGHT(MID([.A500];FIND(&quot;&lt;coordinates&gt;&quot;;[.A500])+14;26);11))" office:value-type="float" office:value="47.29697">
            <text:p>47.29697000</text:p>
          </table:table-cell>
          <table:table-cell table:formula="of:=SQRT(([.H500]-[.H499])*([.H500]-[.H499])+([.I500]-[.I499])*([.I500]-[.I499]))" office:value-type="float" office:value="0.180716879676472">
            <text:p>0.180716879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28 &lt;br&gt; Longitude : <text:s text:c="6"/>33.259&lt;br&gt;Date Acquired : 2022-07-03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5854000, <text:s/>47.32779000&lt;/coordinates&gt;&lt;/Point&gt;&lt;/Placemark&gt;</text:p>
          </table:table-cell>
          <table:table-cell office:value-type="float" office:value="696">
            <text:p>696</text:p>
          </table:table-cell>
          <table:table-cell table:formula="of:=IF([.D50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1];162;10)" office:value-type="string" office:string-value="2022-07-03">
            <text:p>2022-07-03</text:p>
          </table:table-cell>
          <table:table-cell table:style-name="ce3" table:formula="of:=MID([.A501];183;9)" office:value-type="string" office:string-value="00:03 UTC">
            <text:p>00:03 UTC</text:p>
          </table:table-cell>
          <table:table-cell table:formula="of:=RIGHT([.A501];LEN([.A501])-FIND(&quot;&lt;/description&gt;&quot;;[.A501])+1)" office:value-type="string" office:string-value="&lt;/description&gt;&lt;Point&gt;&lt;coordinates&gt;  33.25854000,  47.32779000&lt;/coordinates&gt;&lt;/Point&gt;&lt;/Placemark&gt;">
            <text:p>&lt;/description&gt;&lt;Point&gt;&lt;coordinates&gt; <text:s/>33.25854000, <text:s/>47.32779000&lt;/coordinates&gt;&lt;/Point&gt;&lt;/Placemark&gt;</text:p>
          </table:table-cell>
          <table:table-cell office:value-type="float" office:value="696">
            <text:p>696</text:p>
          </table:table-cell>
          <table:table-cell table:style-name="ce4" table:formula="of:=VALUE(LEFT(MID([.A501];FIND(&quot;&lt;coordinates&gt;&quot;;[.A501])+15;26);11))" office:value-type="float" office:value="33.25854">
            <text:p>33.25854000</text:p>
          </table:table-cell>
          <table:table-cell table:style-name="ce4" table:formula="of:=VALUE(RIGHT(MID([.A501];FIND(&quot;&lt;coordinates&gt;&quot;;[.A501])+14;26);11))" office:value-type="float" office:value="47.32779">
            <text:p>47.32779000</text:p>
          </table:table-cell>
          <table:table-cell table:formula="of:=SQRT(([.H501]-[.H500])*([.H501]-[.H500])+([.I501]-[.I500])*([.I501]-[.I500]))" office:value-type="float" office:value="0.031173302680336">
            <text:p>0.03117330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17 &lt;br&gt; Longitude : <text:s text:c="6"/>33.264&lt;br&gt;Date Acquired : 2022-07-03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6351000, <text:s/>47.01677000&lt;/coordinates&gt;&lt;/Point&gt;&lt;/Placemark&gt;</text:p>
          </table:table-cell>
          <table:table-cell office:value-type="float" office:value="349">
            <text:p>349</text:p>
          </table:table-cell>
          <table:table-cell table:formula="of:=IF([.D50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2];162;10)" office:value-type="string" office:string-value="2022-07-03">
            <text:p>2022-07-03</text:p>
          </table:table-cell>
          <table:table-cell table:style-name="ce3" table:formula="of:=MID([.A502];183;9)" office:value-type="string" office:string-value="00:03 UTC">
            <text:p>00:03 UTC</text:p>
          </table:table-cell>
          <table:table-cell table:formula="of:=RIGHT([.A502];LEN([.A502])-FIND(&quot;&lt;/description&gt;&quot;;[.A502])+1)" office:value-type="string" office:string-value="&lt;/description&gt;&lt;Point&gt;&lt;coordinates&gt;  33.26351000,  47.01677000&lt;/coordinates&gt;&lt;/Point&gt;&lt;/Placemark&gt;">
            <text:p>&lt;/description&gt;&lt;Point&gt;&lt;coordinates&gt; <text:s/>33.26351000, <text:s/>47.01677000&lt;/coordinates&gt;&lt;/Point&gt;&lt;/Placemark&gt;</text:p>
          </table:table-cell>
          <table:table-cell office:value-type="float" office:value="349">
            <text:p>349</text:p>
          </table:table-cell>
          <table:table-cell table:style-name="ce4" table:formula="of:=VALUE(LEFT(MID([.A502];FIND(&quot;&lt;coordinates&gt;&quot;;[.A502])+15;26);11))" office:value-type="float" office:value="33.26351">
            <text:p>33.26351000</text:p>
          </table:table-cell>
          <table:table-cell table:style-name="ce4" table:formula="of:=VALUE(RIGHT(MID([.A502];FIND(&quot;&lt;coordinates&gt;&quot;;[.A502])+14;26);11))" office:value-type="float" office:value="47.01677">
            <text:p>47.01677000</text:p>
          </table:table-cell>
          <table:table-cell table:formula="of:=SQRT(([.H502]-[.H501])*([.H502]-[.H501])+([.I502]-[.I501])*([.I502]-[.I501]))" office:value-type="float" office:value="0.311059706969578">
            <text:p>0.3110597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04 &lt;br&gt; Longitude : <text:s text:c="6"/>33.278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7753000, <text:s/>47.30394000&lt;/coordinates&gt;&lt;/Point&gt;&lt;/Placemark&gt;</text:p>
          </table:table-cell>
          <table:table-cell office:value-type="float" office:value="676">
            <text:p>676</text:p>
          </table:table-cell>
          <table:table-cell table:formula="of:=IF([.D50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3];162;10)" office:value-type="string" office:string-value="2022-07-03">
            <text:p>2022-07-03</text:p>
          </table:table-cell>
          <table:table-cell table:style-name="ce3" table:formula="of:=MID([.A503];183;9)" office:value-type="string" office:string-value="23:44 UTC">
            <text:p>23:44 UTC</text:p>
          </table:table-cell>
          <table:table-cell table:formula="of:=RIGHT([.A503];LEN([.A503])-FIND(&quot;&lt;/description&gt;&quot;;[.A503])+1)" office:value-type="string" office:string-value="&lt;/description&gt;&lt;Point&gt;&lt;coordinates&gt;  33.27753000,  47.30394000&lt;/coordinates&gt;&lt;/Point&gt;&lt;/Placemark&gt;">
            <text:p>&lt;/description&gt;&lt;Point&gt;&lt;coordinates&gt; <text:s/>33.27753000, <text:s/>47.30394000&lt;/coordinates&gt;&lt;/Point&gt;&lt;/Placemark&gt;</text:p>
          </table:table-cell>
          <table:table-cell office:value-type="float" office:value="676">
            <text:p>676</text:p>
          </table:table-cell>
          <table:table-cell table:style-name="ce4" table:formula="of:=VALUE(LEFT(MID([.A503];FIND(&quot;&lt;coordinates&gt;&quot;;[.A503])+15;26);11))" office:value-type="float" office:value="33.27753">
            <text:p>33.27753000</text:p>
          </table:table-cell>
          <table:table-cell table:style-name="ce4" table:formula="of:=VALUE(RIGHT(MID([.A503];FIND(&quot;&lt;coordinates&gt;&quot;;[.A503])+14;26);11))" office:value-type="float" office:value="47.30394">
            <text:p>47.30394000</text:p>
          </table:table-cell>
          <table:table-cell table:formula="of:=SQRT(([.H503]-[.H502])*([.H503]-[.H502])+([.I503]-[.I502])*([.I503]-[.I502]))" office:value-type="float" office:value="0.287512033313386">
            <text:p>0.28751203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56 &lt;br&gt; Longitude : <text:s text:c="6"/>33.281&lt;br&gt;Date Acquired : 2022-07-03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8077000, <text:s/>47.35639000&lt;/coordinates&gt;&lt;/Point&gt;&lt;/Placemark&gt;</text:p>
          </table:table-cell>
          <table:table-cell office:value-type="float" office:value="699">
            <text:p>699</text:p>
          </table:table-cell>
          <table:table-cell table:formula="of:=IF([.D50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4];162;10)" office:value-type="string" office:string-value="2022-07-03">
            <text:p>2022-07-03</text:p>
          </table:table-cell>
          <table:table-cell table:style-name="ce3" table:formula="of:=MID([.A504];183;9)" office:value-type="string" office:string-value="00:54 UTC">
            <text:p>00:54 UTC</text:p>
          </table:table-cell>
          <table:table-cell table:formula="of:=RIGHT([.A504];LEN([.A504])-FIND(&quot;&lt;/description&gt;&quot;;[.A504])+1)" office:value-type="string" office:string-value="&lt;/description&gt;&lt;Point&gt;&lt;coordinates&gt;  33.28077000,  47.35639000&lt;/coordinates&gt;&lt;/Point&gt;&lt;/Placemark&gt;">
            <text:p>&lt;/description&gt;&lt;Point&gt;&lt;coordinates&gt; <text:s/>33.28077000, <text:s/>47.35639000&lt;/coordinates&gt;&lt;/Point&gt;&lt;/Placemark&gt;</text:p>
          </table:table-cell>
          <table:table-cell office:value-type="float" office:value="699">
            <text:p>699</text:p>
          </table:table-cell>
          <table:table-cell table:style-name="ce4" table:formula="of:=VALUE(LEFT(MID([.A504];FIND(&quot;&lt;coordinates&gt;&quot;;[.A504])+15;26);11))" office:value-type="float" office:value="33.28077">
            <text:p>33.28077000</text:p>
          </table:table-cell>
          <table:table-cell table:style-name="ce4" table:formula="of:=VALUE(RIGHT(MID([.A504];FIND(&quot;&lt;coordinates&gt;&quot;;[.A504])+14;26);11))" office:value-type="float" office:value="47.35639">
            <text:p>47.35639000</text:p>
          </table:table-cell>
          <table:table-cell table:formula="of:=SQRT(([.H504]-[.H503])*([.H504]-[.H503])+([.I504]-[.I503])*([.I504]-[.I503]))" office:value-type="float" office:value="0.0525499771646004">
            <text:p>0.052549977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14 &lt;br&gt; Longitude : <text:s text:c="6"/>33.308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0752000, <text:s/>47.51381000&lt;/coordinates&gt;&lt;/Point&gt;&lt;/Placemark&gt;</text:p>
          </table:table-cell>
          <table:table-cell office:value-type="float" office:value="790">
            <text:p>790</text:p>
          </table:table-cell>
          <table:table-cell table:formula="of:=IF([.D50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5];162;10)" office:value-type="string" office:string-value="2022-07-03">
            <text:p>2022-07-03</text:p>
          </table:table-cell>
          <table:table-cell table:style-name="ce3" table:formula="of:=MID([.A505];183;9)" office:value-type="string" office:string-value="09:49 UTC">
            <text:p>09:49 UTC</text:p>
          </table:table-cell>
          <table:table-cell table:formula="of:=RIGHT([.A505];LEN([.A505])-FIND(&quot;&lt;/description&gt;&quot;;[.A505])+1)" office:value-type="string" office:string-value="&lt;/description&gt;&lt;Point&gt;&lt;coordinates&gt;  33.30752000,  47.51381000&lt;/coordinates&gt;&lt;/Point&gt;&lt;/Placemark&gt;">
            <text:p>&lt;/description&gt;&lt;Point&gt;&lt;coordinates&gt; <text:s/>33.30752000, <text:s/>47.51381000&lt;/coordinates&gt;&lt;/Point&gt;&lt;/Placemark&gt;</text:p>
          </table:table-cell>
          <table:table-cell office:value-type="float" office:value="790">
            <text:p>790</text:p>
          </table:table-cell>
          <table:table-cell table:style-name="ce4" table:formula="of:=VALUE(LEFT(MID([.A505];FIND(&quot;&lt;coordinates&gt;&quot;;[.A505])+15;26);11))" office:value-type="float" office:value="33.30752">
            <text:p>33.30752000</text:p>
          </table:table-cell>
          <table:table-cell table:style-name="ce4" table:formula="of:=VALUE(RIGHT(MID([.A505];FIND(&quot;&lt;coordinates&gt;&quot;;[.A505])+14;26);11))" office:value-type="float" office:value="47.51381">
            <text:p>47.51381000</text:p>
          </table:table-cell>
          <table:table-cell table:formula="of:=SQRT(([.H505]-[.H504])*([.H505]-[.H504])+([.I505]-[.I504])*([.I505]-[.I504]))" office:value-type="float" office:value="0.159676607241013">
            <text:p>0.159676607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311 &lt;br&gt; Longitude : <text:s text:c="6"/>33.308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0778000, <text:s/>47.31054000&lt;/coordinates&gt;&lt;/Point&gt;&lt;/Placemark&gt;</text:p>
          </table:table-cell>
          <table:table-cell office:value-type="float" office:value="682">
            <text:p>682</text:p>
          </table:table-cell>
          <table:table-cell table:formula="of:=IF([.D50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6];162;10)" office:value-type="string" office:string-value="2022-07-03">
            <text:p>2022-07-03</text:p>
          </table:table-cell>
          <table:table-cell table:style-name="ce3" table:formula="of:=MID([.A506];183;9)" office:value-type="string" office:string-value="22:54 UTC">
            <text:p>22:54 UTC</text:p>
          </table:table-cell>
          <table:table-cell table:formula="of:=RIGHT([.A506];LEN([.A506])-FIND(&quot;&lt;/description&gt;&quot;;[.A506])+1)" office:value-type="string" office:string-value="&lt;/description&gt;&lt;Point&gt;&lt;coordinates&gt;  33.30778000,  47.31054000&lt;/coordinates&gt;&lt;/Point&gt;&lt;/Placemark&gt;">
            <text:p>&lt;/description&gt;&lt;Point&gt;&lt;coordinates&gt; <text:s/>33.30778000, <text:s/>47.31054000&lt;/coordinates&gt;&lt;/Point&gt;&lt;/Placemark&gt;</text:p>
          </table:table-cell>
          <table:table-cell office:value-type="float" office:value="682">
            <text:p>682</text:p>
          </table:table-cell>
          <table:table-cell table:style-name="ce4" table:formula="of:=VALUE(LEFT(MID([.A506];FIND(&quot;&lt;coordinates&gt;&quot;;[.A506])+15;26);11))" office:value-type="float" office:value="33.30778">
            <text:p>33.30778000</text:p>
          </table:table-cell>
          <table:table-cell table:style-name="ce4" table:formula="of:=VALUE(RIGHT(MID([.A506];FIND(&quot;&lt;coordinates&gt;&quot;;[.A506])+14;26);11))" office:value-type="float" office:value="47.31054">
            <text:p>47.31054000</text:p>
          </table:table-cell>
          <table:table-cell table:formula="of:=SQRT(([.H506]-[.H505])*([.H506]-[.H505])+([.I506]-[.I505])*([.I506]-[.I505]))" office:value-type="float" office:value="0.203270166281229">
            <text:p>0.20327016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11 &lt;br&gt; Longitude : <text:s text:c="6"/>33.317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1731000, <text:s/>47.51124000&lt;/coordinates&gt;&lt;/Point&gt;&lt;/Placemark&gt;</text:p>
          </table:table-cell>
          <table:table-cell office:value-type="float" office:value="788">
            <text:p>788</text:p>
          </table:table-cell>
          <table:table-cell table:formula="of:=IF([.D50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7];162;10)" office:value-type="string" office:string-value="2022-07-03">
            <text:p>2022-07-03</text:p>
          </table:table-cell>
          <table:table-cell table:style-name="ce3" table:formula="of:=MID([.A507];183;9)" office:value-type="string" office:string-value="09:49 UTC">
            <text:p>09:49 UTC</text:p>
          </table:table-cell>
          <table:table-cell table:formula="of:=RIGHT([.A507];LEN([.A507])-FIND(&quot;&lt;/description&gt;&quot;;[.A507])+1)" office:value-type="string" office:string-value="&lt;/description&gt;&lt;Point&gt;&lt;coordinates&gt;  33.31731000,  47.51124000&lt;/coordinates&gt;&lt;/Point&gt;&lt;/Placemark&gt;">
            <text:p>&lt;/description&gt;&lt;Point&gt;&lt;coordinates&gt; <text:s/>33.31731000, <text:s/>47.51124000&lt;/coordinates&gt;&lt;/Point&gt;&lt;/Placemark&gt;</text:p>
          </table:table-cell>
          <table:table-cell office:value-type="float" office:value="788">
            <text:p>788</text:p>
          </table:table-cell>
          <table:table-cell table:style-name="ce4" table:formula="of:=VALUE(LEFT(MID([.A507];FIND(&quot;&lt;coordinates&gt;&quot;;[.A507])+15;26);11))" office:value-type="float" office:value="33.31731">
            <text:p>33.31731000</text:p>
          </table:table-cell>
          <table:table-cell table:style-name="ce4" table:formula="of:=VALUE(RIGHT(MID([.A507];FIND(&quot;&lt;coordinates&gt;&quot;;[.A507])+14;26);11))" office:value-type="float" office:value="47.51124">
            <text:p>47.51124000</text:p>
          </table:table-cell>
          <table:table-cell table:formula="of:=SQRT(([.H507]-[.H506])*([.H507]-[.H506])+([.I507]-[.I506])*([.I507]-[.I506]))" office:value-type="float" office:value="0.200926132944421">
            <text:p>0.200926132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230 &lt;br&gt; Longitude : <text:s text:c="6"/>33.346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4609000, <text:s/>50.23036000&lt;/coordinates&gt;&lt;/Point&gt;&lt;/Placemark&gt;</text:p>
          </table:table-cell>
          <table:table-cell office:value-type="float" office:value="1733">
            <text:p>1733</text:p>
          </table:table-cell>
          <table:table-cell table:formula="of:=IF([.D50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8];162;10)" office:value-type="string" office:string-value="2022-07-03">
            <text:p>2022-07-03</text:p>
          </table:table-cell>
          <table:table-cell table:style-name="ce3" table:formula="of:=MID([.A508];183;9)" office:value-type="string" office:string-value="22:54 UTC">
            <text:p>22:54 UTC</text:p>
          </table:table-cell>
          <table:table-cell table:formula="of:=RIGHT([.A508];LEN([.A508])-FIND(&quot;&lt;/description&gt;&quot;;[.A508])+1)" office:value-type="string" office:string-value="&lt;/description&gt;&lt;Point&gt;&lt;coordinates&gt;  33.34609000,  50.23036000&lt;/coordinates&gt;&lt;/Point&gt;&lt;/Placemark&gt;">
            <text:p>&lt;/description&gt;&lt;Point&gt;&lt;coordinates&gt; <text:s/>33.34609000, <text:s/>50.23036000&lt;/coordinates&gt;&lt;/Point&gt;&lt;/Placemark&gt;</text:p>
          </table:table-cell>
          <table:table-cell office:value-type="float" office:value="1733">
            <text:p>1733</text:p>
          </table:table-cell>
          <table:table-cell table:style-name="ce4" table:formula="of:=VALUE(LEFT(MID([.A508];FIND(&quot;&lt;coordinates&gt;&quot;;[.A508])+15;26);11))" office:value-type="float" office:value="33.34609">
            <text:p>33.34609000</text:p>
          </table:table-cell>
          <table:table-cell table:style-name="ce4" table:formula="of:=VALUE(RIGHT(MID([.A508];FIND(&quot;&lt;coordinates&gt;&quot;;[.A508])+14;26);11))" office:value-type="float" office:value="50.23036">
            <text:p>50.23036000</text:p>
          </table:table-cell>
          <table:table-cell table:formula="of:=SQRT(([.H508]-[.H507])*([.H508]-[.H507])+([.I508]-[.I507])*([.I508]-[.I507]))" office:value-type="float" office:value="2.71927230390779">
            <text:p>2.71927230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44 &lt;br&gt; Longitude : <text:s text:c="6"/>33.386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8638000, <text:s/>47.84428000&lt;/coordinates&gt;&lt;/Point&gt;&lt;/Placemark&gt;</text:p>
          </table:table-cell>
          <table:table-cell office:value-type="float" office:value="952">
            <text:p>952</text:p>
          </table:table-cell>
          <table:table-cell table:formula="of:=IF([.D50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09];162;10)" office:value-type="string" office:string-value="2022-07-03">
            <text:p>2022-07-03</text:p>
          </table:table-cell>
          <table:table-cell table:style-name="ce3" table:formula="of:=MID([.A509];183;9)" office:value-type="string" office:string-value="00:01 UTC">
            <text:p>00:01 UTC</text:p>
          </table:table-cell>
          <table:table-cell table:formula="of:=RIGHT([.A509];LEN([.A509])-FIND(&quot;&lt;/description&gt;&quot;;[.A509])+1)" office:value-type="string" office:string-value="&lt;/description&gt;&lt;Point&gt;&lt;coordinates&gt;  33.38638000,  47.84428000&lt;/coordinates&gt;&lt;/Point&gt;&lt;/Placemark&gt;">
            <text:p>&lt;/description&gt;&lt;Point&gt;&lt;coordinates&gt; <text:s/>33.38638000, <text:s/>47.84428000&lt;/coordinates&gt;&lt;/Point&gt;&lt;/Placemark&gt;</text:p>
          </table:table-cell>
          <table:table-cell office:value-type="float" office:value="952">
            <text:p>952</text:p>
          </table:table-cell>
          <table:table-cell table:style-name="ce4" table:formula="of:=VALUE(LEFT(MID([.A509];FIND(&quot;&lt;coordinates&gt;&quot;;[.A509])+15;26);11))" office:value-type="float" office:value="33.38638">
            <text:p>33.38638000</text:p>
          </table:table-cell>
          <table:table-cell table:style-name="ce4" table:formula="of:=VALUE(RIGHT(MID([.A509];FIND(&quot;&lt;coordinates&gt;&quot;;[.A509])+14;26);11))" office:value-type="float" office:value="47.84428">
            <text:p>47.84428000</text:p>
          </table:table-cell>
          <table:table-cell table:formula="of:=SQRT(([.H509]-[.H508])*([.H509]-[.H508])+([.I509]-[.I508])*([.I509]-[.I508]))" office:value-type="float" office:value="2.38642013285591">
            <text:p>2.386420132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80 &lt;br&gt; Longitude : <text:s text:c="6"/>33.396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9617000, <text:s/>47.88031000&lt;/coordinates&gt;&lt;/Point&gt;&lt;/Placemark&gt;</text:p>
          </table:table-cell>
          <table:table-cell office:value-type="float" office:value="978">
            <text:p>978</text:p>
          </table:table-cell>
          <table:table-cell table:formula="of:=IF([.D5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0];162;10)" office:value-type="string" office:string-value="2022-07-03">
            <text:p>2022-07-03</text:p>
          </table:table-cell>
          <table:table-cell table:style-name="ce3" table:formula="of:=MID([.A510];183;9)" office:value-type="string" office:string-value="00:01 UTC">
            <text:p>00:01 UTC</text:p>
          </table:table-cell>
          <table:table-cell table:formula="of:=RIGHT([.A510];LEN([.A510])-FIND(&quot;&lt;/description&gt;&quot;;[.A510])+1)" office:value-type="string" office:string-value="&lt;/description&gt;&lt;Point&gt;&lt;coordinates&gt;  33.39617000,  47.88031000&lt;/coordinates&gt;&lt;/Point&gt;&lt;/Placemark&gt;">
            <text:p>&lt;/description&gt;&lt;Point&gt;&lt;coordinates&gt; <text:s/>33.39617000, <text:s/>47.88031000&lt;/coordinates&gt;&lt;/Point&gt;&lt;/Placemark&gt;</text:p>
          </table:table-cell>
          <table:table-cell office:value-type="float" office:value="978">
            <text:p>978</text:p>
          </table:table-cell>
          <table:table-cell table:style-name="ce4" table:formula="of:=VALUE(LEFT(MID([.A510];FIND(&quot;&lt;coordinates&gt;&quot;;[.A510])+15;26);11))" office:value-type="float" office:value="33.39617">
            <text:p>33.39617000</text:p>
          </table:table-cell>
          <table:table-cell table:style-name="ce4" table:formula="of:=VALUE(RIGHT(MID([.A510];FIND(&quot;&lt;coordinates&gt;&quot;;[.A510])+14;26);11))" office:value-type="float" office:value="47.88031">
            <text:p>47.88031000</text:p>
          </table:table-cell>
          <table:table-cell table:formula="of:=SQRT(([.H510]-[.H509])*([.H510]-[.H509])+([.I510]-[.I509])*([.I510]-[.I509]))" office:value-type="float" office:value="0.0373363763640793">
            <text:p>0.03733637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57 &lt;br&gt; Longitude : <text:s text:c="6"/>33.404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0384000, <text:s/>47.45717000&lt;/coordinates&gt;&lt;/Point&gt;&lt;/Placemark&gt;</text:p>
          </table:table-cell>
          <table:table-cell office:value-type="float" office:value="772">
            <text:p>772</text:p>
          </table:table-cell>
          <table:table-cell table:formula="of:=IF([.D5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1];162;10)" office:value-type="string" office:string-value="2022-07-03">
            <text:p>2022-07-03</text:p>
          </table:table-cell>
          <table:table-cell table:style-name="ce3" table:formula="of:=MID([.A511];183;9)" office:value-type="string" office:string-value="09:49 UTC">
            <text:p>09:49 UTC</text:p>
          </table:table-cell>
          <table:table-cell table:formula="of:=RIGHT([.A511];LEN([.A511])-FIND(&quot;&lt;/description&gt;&quot;;[.A511])+1)" office:value-type="string" office:string-value="&lt;/description&gt;&lt;Point&gt;&lt;coordinates&gt;  33.40384000,  47.45717000&lt;/coordinates&gt;&lt;/Point&gt;&lt;/Placemark&gt;">
            <text:p>&lt;/description&gt;&lt;Point&gt;&lt;coordinates&gt; <text:s/>33.40384000, <text:s/>47.45717000&lt;/coordinates&gt;&lt;/Point&gt;&lt;/Placemark&gt;</text:p>
          </table:table-cell>
          <table:table-cell office:value-type="float" office:value="772">
            <text:p>772</text:p>
          </table:table-cell>
          <table:table-cell table:style-name="ce4" table:formula="of:=VALUE(LEFT(MID([.A511];FIND(&quot;&lt;coordinates&gt;&quot;;[.A511])+15;26);11))" office:value-type="float" office:value="33.40384">
            <text:p>33.40384000</text:p>
          </table:table-cell>
          <table:table-cell table:style-name="ce4" table:formula="of:=VALUE(RIGHT(MID([.A511];FIND(&quot;&lt;coordinates&gt;&quot;;[.A511])+14;26);11))" office:value-type="float" office:value="47.45717">
            <text:p>47.45717000</text:p>
          </table:table-cell>
          <table:table-cell table:formula="of:=SQRT(([.H511]-[.H510])*([.H511]-[.H510])+([.I511]-[.I510])*([.I511]-[.I510]))" office:value-type="float" office:value="0.423209508990527">
            <text:p>0.4232095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02 &lt;br&gt; Longitude : <text:s text:c="6"/>33.407&lt;br&gt;Date Acquired : 2022-07-03 &lt;br&gt;Time: 10:04 UTC&lt;br&gt;Confidence [0-100] : 10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0657000, <text:s/>47.40230000&lt;/coordinates&gt;&lt;/Point&gt;&lt;/Placemark&gt;</text:p>
          </table:table-cell>
          <table:table-cell office:value-type="float" office:value="67">
            <text:p>67</text:p>
          </table:table-cell>
          <table:table-cell table:formula="of:=IF([.D5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2];162;10)" office:value-type="string" office:string-value="2022-07-03">
            <text:p>2022-07-03</text:p>
          </table:table-cell>
          <table:table-cell table:style-name="ce3" table:formula="of:=MID([.A512];183;9)" office:value-type="string" office:string-value="10:04 UTC">
            <text:p>10:04 UTC</text:p>
          </table:table-cell>
          <table:table-cell table:formula="of:=RIGHT([.A512];LEN([.A512])-FIND(&quot;&lt;/description&gt;&quot;;[.A512])+1)" office:value-type="string" office:string-value="&lt;/description&gt;&lt;Point&gt;&lt;coordinates&gt;  33.40657000,  47.40230000&lt;/coordinates&gt;&lt;/Point&gt;&lt;/Placemark&gt;">
            <text:p>&lt;/description&gt;&lt;Point&gt;&lt;coordinates&gt; <text:s/>33.40657000, <text:s/>47.40230000&lt;/coordinates&gt;&lt;/Point&gt;&lt;/Placemark&gt;</text:p>
          </table:table-cell>
          <table:table-cell office:value-type="float" office:value="67">
            <text:p>67</text:p>
          </table:table-cell>
          <table:table-cell table:style-name="ce4" table:formula="of:=VALUE(LEFT(MID([.A512];FIND(&quot;&lt;coordinates&gt;&quot;;[.A512])+15;26);11))" office:value-type="float" office:value="33.40657">
            <text:p>33.40657000</text:p>
          </table:table-cell>
          <table:table-cell table:style-name="ce4" table:formula="of:=VALUE(RIGHT(MID([.A512];FIND(&quot;&lt;coordinates&gt;&quot;;[.A512])+14;26);11))" office:value-type="float" office:value="47.4023">
            <text:p>47.40230000</text:p>
          </table:table-cell>
          <table:table-cell table:formula="of:=SQRT(([.H512]-[.H511])*([.H512]-[.H511])+([.I512]-[.I511])*([.I512]-[.I511]))" office:value-type="float" office:value="0.0549378721830407">
            <text:p>0.054937872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62 &lt;br&gt; Longitude : <text:s text:c="6"/>33.408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0816000, <text:s/>47.46156000&lt;/coordinates&gt;&lt;/Point&gt;&lt;/Placemark&gt;</text:p>
          </table:table-cell>
          <table:table-cell office:value-type="float" office:value="779">
            <text:p>779</text:p>
          </table:table-cell>
          <table:table-cell table:formula="of:=IF([.D5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3];162;10)" office:value-type="string" office:string-value="2022-07-03">
            <text:p>2022-07-03</text:p>
          </table:table-cell>
          <table:table-cell table:style-name="ce3" table:formula="of:=MID([.A513];183;9)" office:value-type="string" office:string-value="09:49 UTC">
            <text:p>09:49 UTC</text:p>
          </table:table-cell>
          <table:table-cell table:formula="of:=RIGHT([.A513];LEN([.A513])-FIND(&quot;&lt;/description&gt;&quot;;[.A513])+1)" office:value-type="string" office:string-value="&lt;/description&gt;&lt;Point&gt;&lt;coordinates&gt;  33.40816000,  47.46156000&lt;/coordinates&gt;&lt;/Point&gt;&lt;/Placemark&gt;">
            <text:p>&lt;/description&gt;&lt;Point&gt;&lt;coordinates&gt; <text:s/>33.40816000, <text:s/>47.46156000&lt;/coordinates&gt;&lt;/Point&gt;&lt;/Placemark&gt;</text:p>
          </table:table-cell>
          <table:table-cell office:value-type="float" office:value="779">
            <text:p>779</text:p>
          </table:table-cell>
          <table:table-cell table:style-name="ce4" table:formula="of:=VALUE(LEFT(MID([.A513];FIND(&quot;&lt;coordinates&gt;&quot;;[.A513])+15;26);11))" office:value-type="float" office:value="33.40816">
            <text:p>33.40816000</text:p>
          </table:table-cell>
          <table:table-cell table:style-name="ce4" table:formula="of:=VALUE(RIGHT(MID([.A513];FIND(&quot;&lt;coordinates&gt;&quot;;[.A513])+14;26);11))" office:value-type="float" office:value="47.46156">
            <text:p>47.46156000</text:p>
          </table:table-cell>
          <table:table-cell table:formula="of:=SQRT(([.H513]-[.H512])*([.H513]-[.H512])+([.I513]-[.I512])*([.I513]-[.I512]))" office:value-type="float" office:value="0.059281326739541">
            <text:p>0.05928132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74 &lt;br&gt; Longitude : <text:s text:c="6"/>33.412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1223000, <text:s/>47.87438000&lt;/coordinates&gt;&lt;/Point&gt;&lt;/Placemark&gt;</text:p>
          </table:table-cell>
          <table:table-cell office:value-type="float" office:value="964">
            <text:p>964</text:p>
          </table:table-cell>
          <table:table-cell table:formula="of:=IF([.D5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4];162;10)" office:value-type="string" office:string-value="2022-07-03">
            <text:p>2022-07-03</text:p>
          </table:table-cell>
          <table:table-cell table:style-name="ce3" table:formula="of:=MID([.A514];183;9)" office:value-type="string" office:string-value="23:44 UTC">
            <text:p>23:44 UTC</text:p>
          </table:table-cell>
          <table:table-cell table:formula="of:=RIGHT([.A514];LEN([.A514])-FIND(&quot;&lt;/description&gt;&quot;;[.A514])+1)" office:value-type="string" office:string-value="&lt;/description&gt;&lt;Point&gt;&lt;coordinates&gt;  33.41223000,  47.87438000&lt;/coordinates&gt;&lt;/Point&gt;&lt;/Placemark&gt;">
            <text:p>&lt;/description&gt;&lt;Point&gt;&lt;coordinates&gt; <text:s/>33.41223000, <text:s/>47.87438000&lt;/coordinates&gt;&lt;/Point&gt;&lt;/Placemark&gt;</text:p>
          </table:table-cell>
          <table:table-cell office:value-type="float" office:value="964">
            <text:p>964</text:p>
          </table:table-cell>
          <table:table-cell table:style-name="ce4" table:formula="of:=VALUE(LEFT(MID([.A514];FIND(&quot;&lt;coordinates&gt;&quot;;[.A514])+15;26);11))" office:value-type="float" office:value="33.41223">
            <text:p>33.41223000</text:p>
          </table:table-cell>
          <table:table-cell table:style-name="ce4" table:formula="of:=VALUE(RIGHT(MID([.A514];FIND(&quot;&lt;coordinates&gt;&quot;;[.A514])+14;26);11))" office:value-type="float" office:value="47.87438">
            <text:p>47.87438000</text:p>
          </table:table-cell>
          <table:table-cell table:formula="of:=SQRT(([.H514]-[.H513])*([.H514]-[.H513])+([.I514]-[.I513])*([.I514]-[.I513]))" office:value-type="float" office:value="0.412840062615055">
            <text:p>0.41284006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09 &lt;br&gt; Longitude : <text:s text:c="6"/>33.413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1273000, <text:s/>47.40866000&lt;/coordinates&gt;&lt;/Point&gt;&lt;/Placemark&gt;</text:p>
          </table:table-cell>
          <table:table-cell office:value-type="float" office:value="717">
            <text:p>717</text:p>
          </table:table-cell>
          <table:table-cell table:formula="of:=IF([.D5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5];162;10)" office:value-type="string" office:string-value="2022-07-03">
            <text:p>2022-07-03</text:p>
          </table:table-cell>
          <table:table-cell table:style-name="ce3" table:formula="of:=MID([.A515];183;9)" office:value-type="string" office:string-value="11:30 UTC">
            <text:p>11:30 UTC</text:p>
          </table:table-cell>
          <table:table-cell table:formula="of:=RIGHT([.A515];LEN([.A515])-FIND(&quot;&lt;/description&gt;&quot;;[.A515])+1)" office:value-type="string" office:string-value="&lt;/description&gt;&lt;Point&gt;&lt;coordinates&gt;  33.41273000,  47.40866000&lt;/coordinates&gt;&lt;/Point&gt;&lt;/Placemark&gt;">
            <text:p>&lt;/description&gt;&lt;Point&gt;&lt;coordinates&gt; <text:s/>33.41273000, <text:s/>47.40866000&lt;/coordinates&gt;&lt;/Point&gt;&lt;/Placemark&gt;</text:p>
          </table:table-cell>
          <table:table-cell office:value-type="float" office:value="717">
            <text:p>717</text:p>
          </table:table-cell>
          <table:table-cell table:style-name="ce4" table:formula="of:=VALUE(LEFT(MID([.A515];FIND(&quot;&lt;coordinates&gt;&quot;;[.A515])+15;26);11))" office:value-type="float" office:value="33.41273">
            <text:p>33.41273000</text:p>
          </table:table-cell>
          <table:table-cell table:style-name="ce4" table:formula="of:=VALUE(RIGHT(MID([.A515];FIND(&quot;&lt;coordinates&gt;&quot;;[.A515])+14;26);11))" office:value-type="float" office:value="47.40866">
            <text:p>47.40866000</text:p>
          </table:table-cell>
          <table:table-cell table:formula="of:=SQRT(([.H515]-[.H514])*([.H515]-[.H514])+([.I515]-[.I514])*([.I515]-[.I514]))" office:value-type="float" office:value="0.465720268401542">
            <text:p>0.46572026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13 &lt;br&gt; Longitude : <text:s text:c="6"/>33.420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1962000, <text:s/>47.41346000&lt;/coordinates&gt;&lt;/Point&gt;&lt;/Placemark&gt;</text:p>
          </table:table-cell>
          <table:table-cell office:value-type="float" office:value="724">
            <text:p>724</text:p>
          </table:table-cell>
          <table:table-cell table:formula="of:=IF([.D5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6];162;10)" office:value-type="string" office:string-value="2022-07-03">
            <text:p>2022-07-03</text:p>
          </table:table-cell>
          <table:table-cell table:style-name="ce3" table:formula="of:=MID([.A516];183;9)" office:value-type="string" office:string-value="09:49 UTC">
            <text:p>09:49 UTC</text:p>
          </table:table-cell>
          <table:table-cell table:formula="of:=RIGHT([.A516];LEN([.A516])-FIND(&quot;&lt;/description&gt;&quot;;[.A516])+1)" office:value-type="string" office:string-value="&lt;/description&gt;&lt;Point&gt;&lt;coordinates&gt;  33.41962000,  47.41346000&lt;/coordinates&gt;&lt;/Point&gt;&lt;/Placemark&gt;">
            <text:p>&lt;/description&gt;&lt;Point&gt;&lt;coordinates&gt; <text:s/>33.41962000, <text:s/>47.41346000&lt;/coordinates&gt;&lt;/Point&gt;&lt;/Placemark&gt;</text:p>
          </table:table-cell>
          <table:table-cell office:value-type="float" office:value="724">
            <text:p>724</text:p>
          </table:table-cell>
          <table:table-cell table:style-name="ce4" table:formula="of:=VALUE(LEFT(MID([.A516];FIND(&quot;&lt;coordinates&gt;&quot;;[.A516])+15;26);11))" office:value-type="float" office:value="33.41962">
            <text:p>33.41962000</text:p>
          </table:table-cell>
          <table:table-cell table:style-name="ce4" table:formula="of:=VALUE(RIGHT(MID([.A516];FIND(&quot;&lt;coordinates&gt;&quot;;[.A516])+14;26);11))" office:value-type="float" office:value="47.41346">
            <text:p>47.41346000</text:p>
          </table:table-cell>
          <table:table-cell table:formula="of:=SQRT(([.H516]-[.H515])*([.H516]-[.H515])+([.I516]-[.I515])*([.I516]-[.I515]))" office:value-type="float" office:value="0.00839714832547386">
            <text:p>0.00839714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59 &lt;br&gt; Longitude : <text:s text:c="6"/>33.423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2295000, <text:s/>47.45929000&lt;/coordinates&gt;&lt;/Point&gt;&lt;/Placemark&gt;</text:p>
          </table:table-cell>
          <table:table-cell office:value-type="float" office:value="777">
            <text:p>777</text:p>
          </table:table-cell>
          <table:table-cell table:formula="of:=IF([.D5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7];162;10)" office:value-type="string" office:string-value="2022-07-03">
            <text:p>2022-07-03</text:p>
          </table:table-cell>
          <table:table-cell table:style-name="ce3" table:formula="of:=MID([.A517];183;9)" office:value-type="string" office:string-value="10:41 UTC">
            <text:p>10:41 UTC</text:p>
          </table:table-cell>
          <table:table-cell table:formula="of:=RIGHT([.A517];LEN([.A517])-FIND(&quot;&lt;/description&gt;&quot;;[.A517])+1)" office:value-type="string" office:string-value="&lt;/description&gt;&lt;Point&gt;&lt;coordinates&gt;  33.42295000,  47.45929000&lt;/coordinates&gt;&lt;/Point&gt;&lt;/Placemark&gt;">
            <text:p>&lt;/description&gt;&lt;Point&gt;&lt;coordinates&gt; <text:s/>33.42295000, <text:s/>47.45929000&lt;/coordinates&gt;&lt;/Point&gt;&lt;/Placemark&gt;</text:p>
          </table:table-cell>
          <table:table-cell office:value-type="float" office:value="777">
            <text:p>777</text:p>
          </table:table-cell>
          <table:table-cell table:style-name="ce4" table:formula="of:=VALUE(LEFT(MID([.A517];FIND(&quot;&lt;coordinates&gt;&quot;;[.A517])+15;26);11))" office:value-type="float" office:value="33.42295">
            <text:p>33.42295000</text:p>
          </table:table-cell>
          <table:table-cell table:style-name="ce4" table:formula="of:=VALUE(RIGHT(MID([.A517];FIND(&quot;&lt;coordinates&gt;&quot;;[.A517])+14;26);11))" office:value-type="float" office:value="47.45929">
            <text:p>47.45929000</text:p>
          </table:table-cell>
          <table:table-cell table:formula="of:=SQRT(([.H517]-[.H516])*([.H517]-[.H516])+([.I517]-[.I516])*([.I517]-[.I516]))" office:value-type="float" office:value="0.0459508193615761">
            <text:p>0.04595081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67 &lt;br&gt; Longitude : <text:s text:c="6"/>33.430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2997000, <text:s/>47.86654000&lt;/coordinates&gt;&lt;/Point&gt;&lt;/Placemark&gt;</text:p>
          </table:table-cell>
          <table:table-cell office:value-type="float" office:value="958">
            <text:p>958</text:p>
          </table:table-cell>
          <table:table-cell table:formula="of:=IF([.D5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8];162;10)" office:value-type="string" office:string-value="2022-07-03">
            <text:p>2022-07-03</text:p>
          </table:table-cell>
          <table:table-cell table:style-name="ce3" table:formula="of:=MID([.A518];183;9)" office:value-type="string" office:string-value="09:49 UTC">
            <text:p>09:49 UTC</text:p>
          </table:table-cell>
          <table:table-cell table:formula="of:=RIGHT([.A518];LEN([.A518])-FIND(&quot;&lt;/description&gt;&quot;;[.A518])+1)" office:value-type="string" office:string-value="&lt;/description&gt;&lt;Point&gt;&lt;coordinates&gt;  33.42997000,  47.86654000&lt;/coordinates&gt;&lt;/Point&gt;&lt;/Placemark&gt;">
            <text:p>&lt;/description&gt;&lt;Point&gt;&lt;coordinates&gt; <text:s/>33.42997000, <text:s/>47.86654000&lt;/coordinates&gt;&lt;/Point&gt;&lt;/Placemark&gt;</text:p>
          </table:table-cell>
          <table:table-cell office:value-type="float" office:value="958">
            <text:p>958</text:p>
          </table:table-cell>
          <table:table-cell table:style-name="ce4" table:formula="of:=VALUE(LEFT(MID([.A518];FIND(&quot;&lt;coordinates&gt;&quot;;[.A518])+15;26);11))" office:value-type="float" office:value="33.42997">
            <text:p>33.42997000</text:p>
          </table:table-cell>
          <table:table-cell table:style-name="ce4" table:formula="of:=VALUE(RIGHT(MID([.A518];FIND(&quot;&lt;coordinates&gt;&quot;;[.A518])+14;26);11))" office:value-type="float" office:value="47.86654">
            <text:p>47.86654000</text:p>
          </table:table-cell>
          <table:table-cell table:formula="of:=SQRT(([.H518]-[.H517])*([.H518]-[.H517])+([.I518]-[.I517])*([.I518]-[.I517]))" office:value-type="float" office:value="0.407310499373633">
            <text:p>0.40731049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11 &lt;br&gt; Longitude : <text:s text:c="6"/>33.439&lt;br&gt;Date Acquired : 2022-07-03 &lt;br&gt;Time: 10:04 UTC&lt;br&gt;Confidence [0-100] : 74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3909000, <text:s/>47.41052000&lt;/coordinates&gt;&lt;/Point&gt;&lt;/Placemark&gt;</text:p>
          </table:table-cell>
          <table:table-cell office:value-type="float" office:value="69">
            <text:p>69</text:p>
          </table:table-cell>
          <table:table-cell table:formula="of:=IF([.D5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19];162;10)" office:value-type="string" office:string-value="2022-07-03">
            <text:p>2022-07-03</text:p>
          </table:table-cell>
          <table:table-cell table:style-name="ce3" table:formula="of:=MID([.A519];183;9)" office:value-type="string" office:string-value="10:04 UTC">
            <text:p>10:04 UTC</text:p>
          </table:table-cell>
          <table:table-cell table:formula="of:=RIGHT([.A519];LEN([.A519])-FIND(&quot;&lt;/description&gt;&quot;;[.A519])+1)" office:value-type="string" office:string-value="&lt;/description&gt;&lt;Point&gt;&lt;coordinates&gt;  33.43909000,  47.41052000&lt;/coordinates&gt;&lt;/Point&gt;&lt;/Placemark&gt;">
            <text:p>&lt;/description&gt;&lt;Point&gt;&lt;coordinates&gt; <text:s/>33.43909000, <text:s/>47.41052000&lt;/coordinates&gt;&lt;/Point&gt;&lt;/Placemark&gt;</text:p>
          </table:table-cell>
          <table:table-cell office:value-type="float" office:value="69">
            <text:p>69</text:p>
          </table:table-cell>
          <table:table-cell table:style-name="ce4" table:formula="of:=VALUE(LEFT(MID([.A519];FIND(&quot;&lt;coordinates&gt;&quot;;[.A519])+15;26);11))" office:value-type="float" office:value="33.43909">
            <text:p>33.43909000</text:p>
          </table:table-cell>
          <table:table-cell table:style-name="ce4" table:formula="of:=VALUE(RIGHT(MID([.A519];FIND(&quot;&lt;coordinates&gt;&quot;;[.A519])+14;26);11))" office:value-type="float" office:value="47.41052">
            <text:p>47.41052000</text:p>
          </table:table-cell>
          <table:table-cell table:formula="of:=SQRT(([.H519]-[.H518])*([.H519]-[.H518])+([.I519]-[.I518])*([.I519]-[.I518]))" office:value-type="float" office:value="0.456111186883201">
            <text:p>0.45611118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86 &lt;br&gt; Longitude : <text:s text:c="6"/>33.446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4553000, <text:s/>47.88559000&lt;/coordinates&gt;&lt;/Point&gt;&lt;/Placemark&gt;</text:p>
          </table:table-cell>
          <table:table-cell office:value-type="float" office:value="987">
            <text:p>987</text:p>
          </table:table-cell>
          <table:table-cell table:formula="of:=IF([.D5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0];162;10)" office:value-type="string" office:string-value="2022-07-03">
            <text:p>2022-07-03</text:p>
          </table:table-cell>
          <table:table-cell table:style-name="ce3" table:formula="of:=MID([.A520];183;9)" office:value-type="string" office:string-value="00:01 UTC">
            <text:p>00:01 UTC</text:p>
          </table:table-cell>
          <table:table-cell table:formula="of:=RIGHT([.A520];LEN([.A520])-FIND(&quot;&lt;/description&gt;&quot;;[.A520])+1)" office:value-type="string" office:string-value="&lt;/description&gt;&lt;Point&gt;&lt;coordinates&gt;  33.44553000,  47.88559000&lt;/coordinates&gt;&lt;/Point&gt;&lt;/Placemark&gt;">
            <text:p>&lt;/description&gt;&lt;Point&gt;&lt;coordinates&gt; <text:s/>33.44553000, <text:s/>47.88559000&lt;/coordinates&gt;&lt;/Point&gt;&lt;/Placemark&gt;</text:p>
          </table:table-cell>
          <table:table-cell office:value-type="float" office:value="987">
            <text:p>987</text:p>
          </table:table-cell>
          <table:table-cell table:style-name="ce4" table:formula="of:=VALUE(LEFT(MID([.A520];FIND(&quot;&lt;coordinates&gt;&quot;;[.A520])+15;26);11))" office:value-type="float" office:value="33.44553">
            <text:p>33.44553000</text:p>
          </table:table-cell>
          <table:table-cell table:style-name="ce4" table:formula="of:=VALUE(RIGHT(MID([.A520];FIND(&quot;&lt;coordinates&gt;&quot;;[.A520])+14;26);11))" office:value-type="float" office:value="47.88559">
            <text:p>47.88559000</text:p>
          </table:table-cell>
          <table:table-cell table:formula="of:=SQRT(([.H520]-[.H519])*([.H520]-[.H519])+([.I520]-[.I519])*([.I520]-[.I519]))" office:value-type="float" office:value="0.475113647983303">
            <text:p>0.4751136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277 &lt;br&gt; Longitude : <text:s text:c="6"/>33.490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8986000, <text:s/>52.27703000&lt;/coordinates&gt;&lt;/Point&gt;&lt;/Placemark&gt;</text:p>
          </table:table-cell>
          <table:table-cell office:value-type="float" office:value="1907">
            <text:p>1907</text:p>
          </table:table-cell>
          <table:table-cell table:formula="of:=IF([.D5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1];162;10)" office:value-type="string" office:string-value="2022-07-03">
            <text:p>2022-07-03</text:p>
          </table:table-cell>
          <table:table-cell table:style-name="ce3" table:formula="of:=MID([.A521];183;9)" office:value-type="string" office:string-value="10:41 UTC">
            <text:p>10:41 UTC</text:p>
          </table:table-cell>
          <table:table-cell table:formula="of:=RIGHT([.A521];LEN([.A521])-FIND(&quot;&lt;/description&gt;&quot;;[.A521])+1)" office:value-type="string" office:string-value="&lt;/description&gt;&lt;Point&gt;&lt;coordinates&gt;  33.48986000,  52.27703000&lt;/coordinates&gt;&lt;/Point&gt;&lt;/Placemark&gt;">
            <text:p>&lt;/description&gt;&lt;Point&gt;&lt;coordinates&gt; <text:s/>33.48986000, <text:s/>52.27703000&lt;/coordinates&gt;&lt;/Point&gt;&lt;/Placemark&gt;</text:p>
          </table:table-cell>
          <table:table-cell office:value-type="float" office:value="1907">
            <text:p>1907</text:p>
          </table:table-cell>
          <table:table-cell table:style-name="ce4" table:formula="of:=VALUE(LEFT(MID([.A521];FIND(&quot;&lt;coordinates&gt;&quot;;[.A521])+15;26);11))" office:value-type="float" office:value="33.48986">
            <text:p>33.48986000</text:p>
          </table:table-cell>
          <table:table-cell table:style-name="ce4" table:formula="of:=VALUE(RIGHT(MID([.A521];FIND(&quot;&lt;coordinates&gt;&quot;;[.A521])+14;26);11))" office:value-type="float" office:value="52.27703">
            <text:p>52.27703000</text:p>
          </table:table-cell>
          <table:table-cell table:formula="of:=SQRT(([.H521]-[.H520])*([.H521]-[.H520])+([.I521]-[.I520])*([.I521]-[.I520]))" office:value-type="float" office:value="4.39166374196614">
            <text:p>4.39166374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16 &lt;br&gt; Longitude : <text:s text:c="6"/>33.490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9035000, <text:s/>47.51561000&lt;/coordinates&gt;&lt;/Point&gt;&lt;/Placemark&gt;</text:p>
          </table:table-cell>
          <table:table-cell office:value-type="float" office:value="798">
            <text:p>798</text:p>
          </table:table-cell>
          <table:table-cell table:formula="of:=IF([.D5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2];162;10)" office:value-type="string" office:string-value="2022-07-03">
            <text:p>2022-07-03</text:p>
          </table:table-cell>
          <table:table-cell table:style-name="ce3" table:formula="of:=MID([.A522];183;9)" office:value-type="string" office:string-value="09:49 UTC">
            <text:p>09:49 UTC</text:p>
          </table:table-cell>
          <table:table-cell table:formula="of:=RIGHT([.A522];LEN([.A522])-FIND(&quot;&lt;/description&gt;&quot;;[.A522])+1)" office:value-type="string" office:string-value="&lt;/description&gt;&lt;Point&gt;&lt;coordinates&gt;  33.49035000,  47.51561000&lt;/coordinates&gt;&lt;/Point&gt;&lt;/Placemark&gt;">
            <text:p>&lt;/description&gt;&lt;Point&gt;&lt;coordinates&gt; <text:s/>33.49035000, <text:s/>47.51561000&lt;/coordinates&gt;&lt;/Point&gt;&lt;/Placemark&gt;</text:p>
          </table:table-cell>
          <table:table-cell office:value-type="float" office:value="798">
            <text:p>798</text:p>
          </table:table-cell>
          <table:table-cell table:style-name="ce4" table:formula="of:=VALUE(LEFT(MID([.A522];FIND(&quot;&lt;coordinates&gt;&quot;;[.A522])+15;26);11))" office:value-type="float" office:value="33.49035">
            <text:p>33.49035000</text:p>
          </table:table-cell>
          <table:table-cell table:style-name="ce4" table:formula="of:=VALUE(RIGHT(MID([.A522];FIND(&quot;&lt;coordinates&gt;&quot;;[.A522])+14;26);11))" office:value-type="float" office:value="47.51561">
            <text:p>47.51561000</text:p>
          </table:table-cell>
          <table:table-cell table:formula="of:=SQRT(([.H522]-[.H521])*([.H522]-[.H521])+([.I522]-[.I521])*([.I522]-[.I521]))" office:value-type="float" office:value="4.76142002521307">
            <text:p>4.76142002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979 &lt;br&gt; Longitude : <text:s text:c="6"/>33.512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51211000, <text:s/>47.97896000&lt;/coordinates&gt;&lt;/Point&gt;&lt;/Placemark&gt;</text:p>
          </table:table-cell>
          <table:table-cell office:value-type="float" office:value="1004">
            <text:p>1004</text:p>
          </table:table-cell>
          <table:table-cell table:formula="of:=IF([.D5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3];162;10)" office:value-type="string" office:string-value="2022-07-03">
            <text:p>2022-07-03</text:p>
          </table:table-cell>
          <table:table-cell table:style-name="ce3" table:formula="of:=MID([.A523];183;9)" office:value-type="string" office:string-value="23:44 UTC">
            <text:p>23:44 UTC</text:p>
          </table:table-cell>
          <table:table-cell table:formula="of:=RIGHT([.A523];LEN([.A523])-FIND(&quot;&lt;/description&gt;&quot;;[.A523])+1)" office:value-type="string" office:string-value="&lt;/description&gt;&lt;Point&gt;&lt;coordinates&gt;  33.51211000,  47.97896000&lt;/coordinates&gt;&lt;/Point&gt;&lt;/Placemark&gt;">
            <text:p>&lt;/description&gt;&lt;Point&gt;&lt;coordinates&gt; <text:s/>33.51211000, <text:s/>47.97896000&lt;/coordinates&gt;&lt;/Point&gt;&lt;/Placemark&gt;</text:p>
          </table:table-cell>
          <table:table-cell office:value-type="float" office:value="1004">
            <text:p>1004</text:p>
          </table:table-cell>
          <table:table-cell table:style-name="ce4" table:formula="of:=VALUE(LEFT(MID([.A523];FIND(&quot;&lt;coordinates&gt;&quot;;[.A523])+15;26);11))" office:value-type="float" office:value="33.51211">
            <text:p>33.51211000</text:p>
          </table:table-cell>
          <table:table-cell table:style-name="ce4" table:formula="of:=VALUE(RIGHT(MID([.A523];FIND(&quot;&lt;coordinates&gt;&quot;;[.A523])+14;26);11))" office:value-type="float" office:value="47.97896">
            <text:p>47.97896000</text:p>
          </table:table-cell>
          <table:table-cell table:formula="of:=SQRT(([.H523]-[.H522])*([.H523]-[.H522])+([.I523]-[.I522])*([.I523]-[.I522]))" office:value-type="float" office:value="0.463860668843564">
            <text:p>0.463860668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34 &lt;br&gt; Longitude : <text:s text:c="6"/>33.689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68939000, <text:s/>47.43382000&lt;/coordinates&gt;&lt;/Point&gt;&lt;/Placemark&gt;</text:p>
          </table:table-cell>
          <table:table-cell office:value-type="float" office:value="748">
            <text:p>748</text:p>
          </table:table-cell>
          <table:table-cell table:formula="of:=IF([.D5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4];162;10)" office:value-type="string" office:string-value="2022-07-03">
            <text:p>2022-07-03</text:p>
          </table:table-cell>
          <table:table-cell table:style-name="ce3" table:formula="of:=MID([.A524];183;9)" office:value-type="string" office:string-value="11:30 UTC">
            <text:p>11:30 UTC</text:p>
          </table:table-cell>
          <table:table-cell table:formula="of:=RIGHT([.A524];LEN([.A524])-FIND(&quot;&lt;/description&gt;&quot;;[.A524])+1)" office:value-type="string" office:string-value="&lt;/description&gt;&lt;Point&gt;&lt;coordinates&gt;  33.68939000,  47.43382000&lt;/coordinates&gt;&lt;/Point&gt;&lt;/Placemark&gt;">
            <text:p>&lt;/description&gt;&lt;Point&gt;&lt;coordinates&gt; <text:s/>33.68939000, <text:s/>47.43382000&lt;/coordinates&gt;&lt;/Point&gt;&lt;/Placemark&gt;</text:p>
          </table:table-cell>
          <table:table-cell office:value-type="float" office:value="748">
            <text:p>748</text:p>
          </table:table-cell>
          <table:table-cell table:style-name="ce4" table:formula="of:=VALUE(LEFT(MID([.A524];FIND(&quot;&lt;coordinates&gt;&quot;;[.A524])+15;26);11))" office:value-type="float" office:value="33.68939">
            <text:p>33.68939000</text:p>
          </table:table-cell>
          <table:table-cell table:style-name="ce4" table:formula="of:=VALUE(RIGHT(MID([.A524];FIND(&quot;&lt;coordinates&gt;&quot;;[.A524])+14;26);11))" office:value-type="float" office:value="47.43382">
            <text:p>47.43382000</text:p>
          </table:table-cell>
          <table:table-cell table:formula="of:=SQRT(([.H524]-[.H523])*([.H524]-[.H523])+([.I524]-[.I523])*([.I524]-[.I523]))" office:value-type="float" office:value="0.57324150059116">
            <text:p>0.573241500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29 &lt;br&gt; Longitude : <text:s text:c="6"/>33.693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69302000, <text:s/>47.42894000&lt;/coordinates&gt;&lt;/Point&gt;&lt;/Placemark&gt;</text:p>
          </table:table-cell>
          <table:table-cell office:value-type="float" office:value="745">
            <text:p>745</text:p>
          </table:table-cell>
          <table:table-cell table:formula="of:=IF([.D5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5];162;10)" office:value-type="string" office:string-value="2022-07-03">
            <text:p>2022-07-03</text:p>
          </table:table-cell>
          <table:table-cell table:style-name="ce3" table:formula="of:=MID([.A525];183;9)" office:value-type="string" office:string-value="10:41 UTC">
            <text:p>10:41 UTC</text:p>
          </table:table-cell>
          <table:table-cell table:formula="of:=RIGHT([.A525];LEN([.A525])-FIND(&quot;&lt;/description&gt;&quot;;[.A525])+1)" office:value-type="string" office:string-value="&lt;/description&gt;&lt;Point&gt;&lt;coordinates&gt;  33.69302000,  47.42894000&lt;/coordinates&gt;&lt;/Point&gt;&lt;/Placemark&gt;">
            <text:p>&lt;/description&gt;&lt;Point&gt;&lt;coordinates&gt; <text:s/>33.69302000, <text:s/>47.42894000&lt;/coordinates&gt;&lt;/Point&gt;&lt;/Placemark&gt;</text:p>
          </table:table-cell>
          <table:table-cell office:value-type="float" office:value="745">
            <text:p>745</text:p>
          </table:table-cell>
          <table:table-cell table:style-name="ce4" table:formula="of:=VALUE(LEFT(MID([.A525];FIND(&quot;&lt;coordinates&gt;&quot;;[.A525])+15;26);11))" office:value-type="float" office:value="33.69302">
            <text:p>33.69302000</text:p>
          </table:table-cell>
          <table:table-cell table:style-name="ce4" table:formula="of:=VALUE(RIGHT(MID([.A525];FIND(&quot;&lt;coordinates&gt;&quot;;[.A525])+14;26);11))" office:value-type="float" office:value="47.42894">
            <text:p>47.42894000</text:p>
          </table:table-cell>
          <table:table-cell table:formula="of:=SQRT(([.H525]-[.H524])*([.H525]-[.H524])+([.I525]-[.I524])*([.I525]-[.I524]))" office:value-type="float" office:value="0.00608204735265655">
            <text:p>0.00608204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22 &lt;br&gt; Longitude : <text:s text:c="6"/>33.695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69498000, <text:s/>47.42230000&lt;/coordinates&gt;&lt;/Point&gt;&lt;/Placemark&gt;</text:p>
          </table:table-cell>
          <table:table-cell office:value-type="float" office:value="737">
            <text:p>737</text:p>
          </table:table-cell>
          <table:table-cell table:formula="of:=IF([.D5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6];162;10)" office:value-type="string" office:string-value="2022-07-03">
            <text:p>2022-07-03</text:p>
          </table:table-cell>
          <table:table-cell table:style-name="ce3" table:formula="of:=MID([.A526];183;9)" office:value-type="string" office:string-value="10:41 UTC">
            <text:p>10:41 UTC</text:p>
          </table:table-cell>
          <table:table-cell table:formula="of:=RIGHT([.A526];LEN([.A526])-FIND(&quot;&lt;/description&gt;&quot;;[.A526])+1)" office:value-type="string" office:string-value="&lt;/description&gt;&lt;Point&gt;&lt;coordinates&gt;  33.69498000,  47.42230000&lt;/coordinates&gt;&lt;/Point&gt;&lt;/Placemark&gt;">
            <text:p>&lt;/description&gt;&lt;Point&gt;&lt;coordinates&gt; <text:s/>33.69498000, <text:s/>47.42230000&lt;/coordinates&gt;&lt;/Point&gt;&lt;/Placemark&gt;</text:p>
          </table:table-cell>
          <table:table-cell office:value-type="float" office:value="737">
            <text:p>737</text:p>
          </table:table-cell>
          <table:table-cell table:style-name="ce4" table:formula="of:=VALUE(LEFT(MID([.A526];FIND(&quot;&lt;coordinates&gt;&quot;;[.A526])+15;26);11))" office:value-type="float" office:value="33.69498">
            <text:p>33.69498000</text:p>
          </table:table-cell>
          <table:table-cell table:style-name="ce4" table:formula="of:=VALUE(RIGHT(MID([.A526];FIND(&quot;&lt;coordinates&gt;&quot;;[.A526])+14;26);11))" office:value-type="float" office:value="47.4223">
            <text:p>47.42230000</text:p>
          </table:table-cell>
          <table:table-cell table:formula="of:=SQRT(([.H526]-[.H525])*([.H526]-[.H525])+([.I526]-[.I525])*([.I526]-[.I525]))" office:value-type="float" office:value="0.00692323623748171">
            <text:p>0.00692323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43 &lt;br&gt; Longitude : <text:s text:c="6"/>33.699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69949000, <text:s/>47.44261000&lt;/coordinates&gt;&lt;/Point&gt;&lt;/Placemark&gt;</text:p>
          </table:table-cell>
          <table:table-cell office:value-type="float" office:value="754">
            <text:p>754</text:p>
          </table:table-cell>
          <table:table-cell table:formula="of:=IF([.D5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7];162;10)" office:value-type="string" office:string-value="2022-07-03">
            <text:p>2022-07-03</text:p>
          </table:table-cell>
          <table:table-cell table:style-name="ce3" table:formula="of:=MID([.A527];183;9)" office:value-type="string" office:string-value="23:44 UTC">
            <text:p>23:44 UTC</text:p>
          </table:table-cell>
          <table:table-cell table:formula="of:=RIGHT([.A527];LEN([.A527])-FIND(&quot;&lt;/description&gt;&quot;;[.A527])+1)" office:value-type="string" office:string-value="&lt;/description&gt;&lt;Point&gt;&lt;coordinates&gt;  33.69949000,  47.44261000&lt;/coordinates&gt;&lt;/Point&gt;&lt;/Placemark&gt;">
            <text:p>&lt;/description&gt;&lt;Point&gt;&lt;coordinates&gt; <text:s/>33.69949000, <text:s/>47.44261000&lt;/coordinates&gt;&lt;/Point&gt;&lt;/Placemark&gt;</text:p>
          </table:table-cell>
          <table:table-cell office:value-type="float" office:value="754">
            <text:p>754</text:p>
          </table:table-cell>
          <table:table-cell table:style-name="ce4" table:formula="of:=VALUE(LEFT(MID([.A527];FIND(&quot;&lt;coordinates&gt;&quot;;[.A527])+15;26);11))" office:value-type="float" office:value="33.69949">
            <text:p>33.69949000</text:p>
          </table:table-cell>
          <table:table-cell table:style-name="ce4" table:formula="of:=VALUE(RIGHT(MID([.A527];FIND(&quot;&lt;coordinates&gt;&quot;;[.A527])+14;26);11))" office:value-type="float" office:value="47.44261">
            <text:p>47.44261000</text:p>
          </table:table-cell>
          <table:table-cell table:formula="of:=SQRT(([.H527]-[.H526])*([.H527]-[.H526])+([.I527]-[.I526])*([.I527]-[.I526]))" office:value-type="float" office:value="0.0208047158115666">
            <text:p>0.02080471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34 &lt;br&gt; Longitude : <text:s text:c="6"/>33.701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70067000, <text:s/>47.43414000&lt;/coordinates&gt;&lt;/Point&gt;&lt;/Placemark&gt;</text:p>
          </table:table-cell>
          <table:table-cell office:value-type="float" office:value="749">
            <text:p>749</text:p>
          </table:table-cell>
          <table:table-cell table:formula="of:=IF([.D5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8];162;10)" office:value-type="string" office:string-value="2022-07-03">
            <text:p>2022-07-03</text:p>
          </table:table-cell>
          <table:table-cell table:style-name="ce3" table:formula="of:=MID([.A528];183;9)" office:value-type="string" office:string-value="11:30 UTC">
            <text:p>11:30 UTC</text:p>
          </table:table-cell>
          <table:table-cell table:formula="of:=RIGHT([.A528];LEN([.A528])-FIND(&quot;&lt;/description&gt;&quot;;[.A528])+1)" office:value-type="string" office:string-value="&lt;/description&gt;&lt;Point&gt;&lt;coordinates&gt;  33.70067000,  47.43414000&lt;/coordinates&gt;&lt;/Point&gt;&lt;/Placemark&gt;">
            <text:p>&lt;/description&gt;&lt;Point&gt;&lt;coordinates&gt; <text:s/>33.70067000, <text:s/>47.43414000&lt;/coordinates&gt;&lt;/Point&gt;&lt;/Placemark&gt;</text:p>
          </table:table-cell>
          <table:table-cell office:value-type="float" office:value="749">
            <text:p>749</text:p>
          </table:table-cell>
          <table:table-cell table:style-name="ce4" table:formula="of:=VALUE(LEFT(MID([.A528];FIND(&quot;&lt;coordinates&gt;&quot;;[.A528])+15;26);11))" office:value-type="float" office:value="33.70067">
            <text:p>33.70067000</text:p>
          </table:table-cell>
          <table:table-cell table:style-name="ce4" table:formula="of:=VALUE(RIGHT(MID([.A528];FIND(&quot;&lt;coordinates&gt;&quot;;[.A528])+14;26);11))" office:value-type="float" office:value="47.43414">
            <text:p>47.43414000</text:p>
          </table:table-cell>
          <table:table-cell table:formula="of:=SQRT(([.H528]-[.H527])*([.H528]-[.H527])+([.I528]-[.I527])*([.I528]-[.I527]))" office:value-type="float" office:value="0.00855180097991392">
            <text:p>0.0085518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11 &lt;br&gt; Longitude : <text:s text:c="6"/>33.70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70191000, <text:s/>47.41137000&lt;/coordinates&gt;&lt;/Point&gt;&lt;/Placemark&gt;</text:p>
          </table:table-cell>
          <table:table-cell office:value-type="float" office:value="723">
            <text:p>723</text:p>
          </table:table-cell>
          <table:table-cell table:formula="of:=IF([.D5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29];162;10)" office:value-type="string" office:string-value="2022-07-03">
            <text:p>2022-07-03</text:p>
          </table:table-cell>
          <table:table-cell table:style-name="ce3" table:formula="of:=MID([.A529];183;9)" office:value-type="string" office:string-value="11:30 UTC">
            <text:p>11:30 UTC</text:p>
          </table:table-cell>
          <table:table-cell table:formula="of:=RIGHT([.A529];LEN([.A529])-FIND(&quot;&lt;/description&gt;&quot;;[.A529])+1)" office:value-type="string" office:string-value="&lt;/description&gt;&lt;Point&gt;&lt;coordinates&gt;  33.70191000,  47.41137000&lt;/coordinates&gt;&lt;/Point&gt;&lt;/Placemark&gt;">
            <text:p>&lt;/description&gt;&lt;Point&gt;&lt;coordinates&gt; <text:s/>33.70191000, <text:s/>47.41137000&lt;/coordinates&gt;&lt;/Point&gt;&lt;/Placemark&gt;</text:p>
          </table:table-cell>
          <table:table-cell office:value-type="float" office:value="723">
            <text:p>723</text:p>
          </table:table-cell>
          <table:table-cell table:style-name="ce4" table:formula="of:=VALUE(LEFT(MID([.A529];FIND(&quot;&lt;coordinates&gt;&quot;;[.A529])+15;26);11))" office:value-type="float" office:value="33.70191">
            <text:p>33.70191000</text:p>
          </table:table-cell>
          <table:table-cell table:style-name="ce4" table:formula="of:=VALUE(RIGHT(MID([.A529];FIND(&quot;&lt;coordinates&gt;&quot;;[.A529])+14;26);11))" office:value-type="float" office:value="47.41137">
            <text:p>47.41137000</text:p>
          </table:table-cell>
          <table:table-cell table:formula="of:=SQRT(([.H529]-[.H528])*([.H529]-[.H528])+([.I529]-[.I528])*([.I529]-[.I528]))" office:value-type="float" office:value="0.0228037387285517">
            <text:p>0.022803738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34 &lt;br&gt; Longitude : <text:s text:c="6"/>33.702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70244000, <text:s/>47.43369000&lt;/coordinates&gt;&lt;/Point&gt;&lt;/Placemark&gt;</text:p>
          </table:table-cell>
          <table:table-cell office:value-type="float" office:value="750">
            <text:p>750</text:p>
          </table:table-cell>
          <table:table-cell table:formula="of:=IF([.D5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0];162;10)" office:value-type="string" office:string-value="2022-07-03">
            <text:p>2022-07-03</text:p>
          </table:table-cell>
          <table:table-cell table:style-name="ce3" table:formula="of:=MID([.A530];183;9)" office:value-type="string" office:string-value="10:41 UTC">
            <text:p>10:41 UTC</text:p>
          </table:table-cell>
          <table:table-cell table:formula="of:=RIGHT([.A530];LEN([.A530])-FIND(&quot;&lt;/description&gt;&quot;;[.A530])+1)" office:value-type="string" office:string-value="&lt;/description&gt;&lt;Point&gt;&lt;coordinates&gt;  33.70244000,  47.43369000&lt;/coordinates&gt;&lt;/Point&gt;&lt;/Placemark&gt;">
            <text:p>&lt;/description&gt;&lt;Point&gt;&lt;coordinates&gt; <text:s/>33.70244000, <text:s/>47.43369000&lt;/coordinates&gt;&lt;/Point&gt;&lt;/Placemark&gt;</text:p>
          </table:table-cell>
          <table:table-cell office:value-type="float" office:value="750">
            <text:p>750</text:p>
          </table:table-cell>
          <table:table-cell table:style-name="ce4" table:formula="of:=VALUE(LEFT(MID([.A530];FIND(&quot;&lt;coordinates&gt;&quot;;[.A530])+15;26);11))" office:value-type="float" office:value="33.70244">
            <text:p>33.70244000</text:p>
          </table:table-cell>
          <table:table-cell table:style-name="ce4" table:formula="of:=VALUE(RIGHT(MID([.A530];FIND(&quot;&lt;coordinates&gt;&quot;;[.A530])+14;26);11))" office:value-type="float" office:value="47.43369">
            <text:p>47.43369000</text:p>
          </table:table-cell>
          <table:table-cell table:formula="of:=SQRT(([.H530]-[.H529])*([.H530]-[.H529])+([.I530]-[.I529])*([.I530]-[.I529]))" office:value-type="float" office:value="0.0223262916759598">
            <text:p>0.02232629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31 &lt;br&gt; Longitude : <text:s text:c="6"/>33.861&lt;br&gt;Date Acquired : 2022-07-03 &lt;br&gt;Time: 11:45 UTC&lt;br&gt;Confidence [0-100] : 73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86092000, <text:s/>47.43124000&lt;/coordinates&gt;&lt;/Point&gt;&lt;/Placemark&gt;</text:p>
          </table:table-cell>
          <table:table-cell office:value-type="float" office:value="77">
            <text:p>77</text:p>
          </table:table-cell>
          <table:table-cell table:formula="of:=IF([.D5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1];162;10)" office:value-type="string" office:string-value="2022-07-03">
            <text:p>2022-07-03</text:p>
          </table:table-cell>
          <table:table-cell table:style-name="ce3" table:formula="of:=MID([.A531];183;9)" office:value-type="string" office:string-value="11:45 UTC">
            <text:p>11:45 UTC</text:p>
          </table:table-cell>
          <table:table-cell table:formula="of:=RIGHT([.A531];LEN([.A531])-FIND(&quot;&lt;/description&gt;&quot;;[.A531])+1)" office:value-type="string" office:string-value="&lt;/description&gt;&lt;Point&gt;&lt;coordinates&gt;  33.86092000,  47.43124000&lt;/coordinates&gt;&lt;/Point&gt;&lt;/Placemark&gt;">
            <text:p>&lt;/description&gt;&lt;Point&gt;&lt;coordinates&gt; <text:s/>33.86092000, <text:s/>47.43124000&lt;/coordinates&gt;&lt;/Point&gt;&lt;/Placemark&gt;</text:p>
          </table:table-cell>
          <table:table-cell office:value-type="float" office:value="77">
            <text:p>77</text:p>
          </table:table-cell>
          <table:table-cell table:style-name="ce4" table:formula="of:=VALUE(LEFT(MID([.A531];FIND(&quot;&lt;coordinates&gt;&quot;;[.A531])+15;26);11))" office:value-type="float" office:value="33.86092">
            <text:p>33.86092000</text:p>
          </table:table-cell>
          <table:table-cell table:style-name="ce4" table:formula="of:=VALUE(RIGHT(MID([.A531];FIND(&quot;&lt;coordinates&gt;&quot;;[.A531])+14;26);11))" office:value-type="float" office:value="47.43124">
            <text:p>47.43124000</text:p>
          </table:table-cell>
          <table:table-cell table:formula="of:=SQRT(([.H531]-[.H530])*([.H531]-[.H530])+([.I531]-[.I530])*([.I531]-[.I530]))" office:value-type="float" office:value="0.15849893658949">
            <text:p>0.15849893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27 &lt;br&gt; Longitude : <text:s text:c="6"/>33.866&lt;br&gt;Date Acquired : 2022-07-03 &lt;br&gt;Time: 11:45 UTC&lt;br&gt;Confidence [0-100] : 8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86589000, <text:s/>47.42743000&lt;/coordinates&gt;&lt;/Point&gt;&lt;/Placemark&gt;</text:p>
          </table:table-cell>
          <table:table-cell office:value-type="float" office:value="75">
            <text:p>75</text:p>
          </table:table-cell>
          <table:table-cell table:formula="of:=IF([.D5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2];162;10)" office:value-type="string" office:string-value="2022-07-03">
            <text:p>2022-07-03</text:p>
          </table:table-cell>
          <table:table-cell table:style-name="ce3" table:formula="of:=MID([.A532];183;9)" office:value-type="string" office:string-value="11:45 UTC">
            <text:p>11:45 UTC</text:p>
          </table:table-cell>
          <table:table-cell table:formula="of:=RIGHT([.A532];LEN([.A532])-FIND(&quot;&lt;/description&gt;&quot;;[.A532])+1)" office:value-type="string" office:string-value="&lt;/description&gt;&lt;Point&gt;&lt;coordinates&gt;  33.86589000,  47.42743000&lt;/coordinates&gt;&lt;/Point&gt;&lt;/Placemark&gt;">
            <text:p>&lt;/description&gt;&lt;Point&gt;&lt;coordinates&gt; <text:s/>33.86589000, <text:s/>47.42743000&lt;/coordinates&gt;&lt;/Point&gt;&lt;/Placemark&gt;</text:p>
          </table:table-cell>
          <table:table-cell office:value-type="float" office:value="75">
            <text:p>75</text:p>
          </table:table-cell>
          <table:table-cell table:style-name="ce4" table:formula="of:=VALUE(LEFT(MID([.A532];FIND(&quot;&lt;coordinates&gt;&quot;;[.A532])+15;26);11))" office:value-type="float" office:value="33.86589">
            <text:p>33.86589000</text:p>
          </table:table-cell>
          <table:table-cell table:style-name="ce4" table:formula="of:=VALUE(RIGHT(MID([.A532];FIND(&quot;&lt;coordinates&gt;&quot;;[.A532])+14;26);11))" office:value-type="float" office:value="47.42743">
            <text:p>47.42743000</text:p>
          </table:table-cell>
          <table:table-cell table:formula="of:=SQRT(([.H532]-[.H531])*([.H532]-[.H531])+([.I532]-[.I531])*([.I532]-[.I531]))" office:value-type="float" office:value="0.00626234780254277">
            <text:p>0.006262347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28 &lt;br&gt; Longitude : <text:s text:c="6"/>33.884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88424000, <text:s/>47.42775000&lt;/coordinates&gt;&lt;/Point&gt;&lt;/Placemark&gt;</text:p>
          </table:table-cell>
          <table:table-cell office:value-type="float" office:value="742">
            <text:p>742</text:p>
          </table:table-cell>
          <table:table-cell table:formula="of:=IF([.D5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3];162;10)" office:value-type="string" office:string-value="2022-07-03">
            <text:p>2022-07-03</text:p>
          </table:table-cell>
          <table:table-cell table:style-name="ce3" table:formula="of:=MID([.A533];183;9)" office:value-type="string" office:string-value="11:30 UTC">
            <text:p>11:30 UTC</text:p>
          </table:table-cell>
          <table:table-cell table:formula="of:=RIGHT([.A533];LEN([.A533])-FIND(&quot;&lt;/description&gt;&quot;;[.A533])+1)" office:value-type="string" office:string-value="&lt;/description&gt;&lt;Point&gt;&lt;coordinates&gt;  33.88424000,  47.42775000&lt;/coordinates&gt;&lt;/Point&gt;&lt;/Placemark&gt;">
            <text:p>&lt;/description&gt;&lt;Point&gt;&lt;coordinates&gt; <text:s/>33.88424000, <text:s/>47.42775000&lt;/coordinates&gt;&lt;/Point&gt;&lt;/Placemark&gt;</text:p>
          </table:table-cell>
          <table:table-cell office:value-type="float" office:value="742">
            <text:p>742</text:p>
          </table:table-cell>
          <table:table-cell table:style-name="ce4" table:formula="of:=VALUE(LEFT(MID([.A533];FIND(&quot;&lt;coordinates&gt;&quot;;[.A533])+15;26);11))" office:value-type="float" office:value="33.88424">
            <text:p>33.88424000</text:p>
          </table:table-cell>
          <table:table-cell table:style-name="ce4" table:formula="of:=VALUE(RIGHT(MID([.A533];FIND(&quot;&lt;coordinates&gt;&quot;;[.A533])+14;26);11))" office:value-type="float" office:value="47.42775">
            <text:p>47.42775000</text:p>
          </table:table-cell>
          <table:table-cell table:formula="of:=SQRT(([.H533]-[.H532])*([.H533]-[.H532])+([.I533]-[.I532])*([.I533]-[.I532]))" office:value-type="float" office:value="0.0183527899786363">
            <text:p>0.018352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34 &lt;br&gt; Longitude : <text:s text:c="6"/>33.890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88980000, <text:s/>47.43365000&lt;/coordinates&gt;&lt;/Point&gt;&lt;/Placemark&gt;</text:p>
          </table:table-cell>
          <table:table-cell office:value-type="float" office:value="751">
            <text:p>751</text:p>
          </table:table-cell>
          <table:table-cell table:formula="of:=IF([.D5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4];162;10)" office:value-type="string" office:string-value="2022-07-03">
            <text:p>2022-07-03</text:p>
          </table:table-cell>
          <table:table-cell table:style-name="ce3" table:formula="of:=MID([.A534];183;9)" office:value-type="string" office:string-value="11:30 UTC">
            <text:p>11:30 UTC</text:p>
          </table:table-cell>
          <table:table-cell table:formula="of:=RIGHT([.A534];LEN([.A534])-FIND(&quot;&lt;/description&gt;&quot;;[.A534])+1)" office:value-type="string" office:string-value="&lt;/description&gt;&lt;Point&gt;&lt;coordinates&gt;  33.88980000,  47.43365000&lt;/coordinates&gt;&lt;/Point&gt;&lt;/Placemark&gt;">
            <text:p>&lt;/description&gt;&lt;Point&gt;&lt;coordinates&gt; <text:s/>33.88980000, <text:s/>47.43365000&lt;/coordinates&gt;&lt;/Point&gt;&lt;/Placemark&gt;</text:p>
          </table:table-cell>
          <table:table-cell office:value-type="float" office:value="751">
            <text:p>751</text:p>
          </table:table-cell>
          <table:table-cell table:style-name="ce4" table:formula="of:=VALUE(LEFT(MID([.A534];FIND(&quot;&lt;coordinates&gt;&quot;;[.A534])+15;26);11))" office:value-type="float" office:value="33.8898">
            <text:p>33.88980000</text:p>
          </table:table-cell>
          <table:table-cell table:style-name="ce4" table:formula="of:=VALUE(RIGHT(MID([.A534];FIND(&quot;&lt;coordinates&gt;&quot;;[.A534])+14;26);11))" office:value-type="float" office:value="47.43365">
            <text:p>47.43365000</text:p>
          </table:table-cell>
          <table:table-cell table:formula="of:=SQRT(([.H534]-[.H533])*([.H534]-[.H533])+([.I534]-[.I533])*([.I534]-[.I533]))" office:value-type="float" office:value="0.00810700931293367">
            <text:p>0.008107009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20 &lt;br&gt; Longitude : <text:s text:c="6"/>33.910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1035000, <text:s/>47.52021000&lt;/coordinates&gt;&lt;/Point&gt;&lt;/Placemark&gt;</text:p>
          </table:table-cell>
          <table:table-cell office:value-type="float" office:value="810">
            <text:p>810</text:p>
          </table:table-cell>
          <table:table-cell table:formula="of:=IF([.D5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5];162;10)" office:value-type="string" office:string-value="2022-07-03">
            <text:p>2022-07-03</text:p>
          </table:table-cell>
          <table:table-cell table:style-name="ce3" table:formula="of:=MID([.A535];183;9)" office:value-type="string" office:string-value="09:49 UTC">
            <text:p>09:49 UTC</text:p>
          </table:table-cell>
          <table:table-cell table:formula="of:=RIGHT([.A535];LEN([.A535])-FIND(&quot;&lt;/description&gt;&quot;;[.A535])+1)" office:value-type="string" office:string-value="&lt;/description&gt;&lt;Point&gt;&lt;coordinates&gt;  33.91035000,  47.52021000&lt;/coordinates&gt;&lt;/Point&gt;&lt;/Placemark&gt;">
            <text:p>&lt;/description&gt;&lt;Point&gt;&lt;coordinates&gt; <text:s/>33.91035000, <text:s/>47.52021000&lt;/coordinates&gt;&lt;/Point&gt;&lt;/Placemark&gt;</text:p>
          </table:table-cell>
          <table:table-cell office:value-type="float" office:value="810">
            <text:p>810</text:p>
          </table:table-cell>
          <table:table-cell table:style-name="ce4" table:formula="of:=VALUE(LEFT(MID([.A535];FIND(&quot;&lt;coordinates&gt;&quot;;[.A535])+15;26);11))" office:value-type="float" office:value="33.91035">
            <text:p>33.91035000</text:p>
          </table:table-cell>
          <table:table-cell table:style-name="ce4" table:formula="of:=VALUE(RIGHT(MID([.A535];FIND(&quot;&lt;coordinates&gt;&quot;;[.A535])+14;26);11))" office:value-type="float" office:value="47.52021">
            <text:p>47.52021000</text:p>
          </table:table-cell>
          <table:table-cell table:formula="of:=SQRT(([.H535]-[.H534])*([.H535]-[.H534])+([.I535]-[.I534])*([.I535]-[.I534]))" office:value-type="float" office:value="0.0889659266236224">
            <text:p>0.08896592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24 &lt;br&gt; Longitude : <text:s text:c="6"/>33.912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1180000, <text:s/>47.42406000&lt;/coordinates&gt;&lt;/Point&gt;&lt;/Placemark&gt;</text:p>
          </table:table-cell>
          <table:table-cell office:value-type="float" office:value="740">
            <text:p>740</text:p>
          </table:table-cell>
          <table:table-cell table:formula="of:=IF([.D5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6];162;10)" office:value-type="string" office:string-value="2022-07-03">
            <text:p>2022-07-03</text:p>
          </table:table-cell>
          <table:table-cell table:style-name="ce3" table:formula="of:=MID([.A536];183;9)" office:value-type="string" office:string-value="10:41 UTC">
            <text:p>10:41 UTC</text:p>
          </table:table-cell>
          <table:table-cell table:formula="of:=RIGHT([.A536];LEN([.A536])-FIND(&quot;&lt;/description&gt;&quot;;[.A536])+1)" office:value-type="string" office:string-value="&lt;/description&gt;&lt;Point&gt;&lt;coordinates&gt;  33.91180000,  47.42406000&lt;/coordinates&gt;&lt;/Point&gt;&lt;/Placemark&gt;">
            <text:p>&lt;/description&gt;&lt;Point&gt;&lt;coordinates&gt; <text:s/>33.91180000, <text:s/>47.42406000&lt;/coordinates&gt;&lt;/Point&gt;&lt;/Placemark&gt;</text:p>
          </table:table-cell>
          <table:table-cell office:value-type="float" office:value="740">
            <text:p>740</text:p>
          </table:table-cell>
          <table:table-cell table:style-name="ce4" table:formula="of:=VALUE(LEFT(MID([.A536];FIND(&quot;&lt;coordinates&gt;&quot;;[.A536])+15;26);11))" office:value-type="float" office:value="33.9118">
            <text:p>33.91180000</text:p>
          </table:table-cell>
          <table:table-cell table:style-name="ce4" table:formula="of:=VALUE(RIGHT(MID([.A536];FIND(&quot;&lt;coordinates&gt;&quot;;[.A536])+14;26);11))" office:value-type="float" office:value="47.42406">
            <text:p>47.42406000</text:p>
          </table:table-cell>
          <table:table-cell table:formula="of:=SQRT(([.H536]-[.H535])*([.H536]-[.H535])+([.I536]-[.I535])*([.I536]-[.I535]))" office:value-type="float" office:value="0.0961609328157765">
            <text:p>0.09616093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21 &lt;br&gt; Longitude : <text:s text:c="6"/>33.91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1231000, <text:s/>47.52132000&lt;/coordinates&gt;&lt;/Point&gt;&lt;/Placemark&gt;</text:p>
          </table:table-cell>
          <table:table-cell office:value-type="float" office:value="815">
            <text:p>815</text:p>
          </table:table-cell>
          <table:table-cell table:formula="of:=IF([.D5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7];162;10)" office:value-type="string" office:string-value="2022-07-03">
            <text:p>2022-07-03</text:p>
          </table:table-cell>
          <table:table-cell table:style-name="ce3" table:formula="of:=MID([.A537];183;9)" office:value-type="string" office:string-value="11:30 UTC">
            <text:p>11:30 UTC</text:p>
          </table:table-cell>
          <table:table-cell table:formula="of:=RIGHT([.A537];LEN([.A537])-FIND(&quot;&lt;/description&gt;&quot;;[.A537])+1)" office:value-type="string" office:string-value="&lt;/description&gt;&lt;Point&gt;&lt;coordinates&gt;  33.91231000,  47.52132000&lt;/coordinates&gt;&lt;/Point&gt;&lt;/Placemark&gt;">
            <text:p>&lt;/description&gt;&lt;Point&gt;&lt;coordinates&gt; <text:s/>33.91231000, <text:s/>47.52132000&lt;/coordinates&gt;&lt;/Point&gt;&lt;/Placemark&gt;</text:p>
          </table:table-cell>
          <table:table-cell office:value-type="float" office:value="815">
            <text:p>815</text:p>
          </table:table-cell>
          <table:table-cell table:style-name="ce4" table:formula="of:=VALUE(LEFT(MID([.A537];FIND(&quot;&lt;coordinates&gt;&quot;;[.A537])+15;26);11))" office:value-type="float" office:value="33.91231">
            <text:p>33.91231000</text:p>
          </table:table-cell>
          <table:table-cell table:style-name="ce4" table:formula="of:=VALUE(RIGHT(MID([.A537];FIND(&quot;&lt;coordinates&gt;&quot;;[.A537])+14;26);11))" office:value-type="float" office:value="47.52132">
            <text:p>47.52132000</text:p>
          </table:table-cell>
          <table:table-cell table:formula="of:=SQRT(([.H537]-[.H536])*([.H537]-[.H536])+([.I537]-[.I536])*([.I537]-[.I536]))" office:value-type="float" office:value="0.0972613371283837">
            <text:p>0.09726133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32 &lt;br&gt; Longitude : <text:s text:c="6"/>33.914&lt;br&gt;Date Acquired : 2022-07-03 &lt;br&gt;Time: 11:45 UTC&lt;br&gt;Confidence [0-100] : 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1376000, <text:s/>47.43226000&lt;/coordinates&gt;&lt;/Point&gt;&lt;/Placemark&gt;</text:p>
          </table:table-cell>
          <table:table-cell office:value-type="float" office:value="78">
            <text:p>78</text:p>
          </table:table-cell>
          <table:table-cell table:formula="of:=IF([.D5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8];162;10)" office:value-type="string" office:string-value="2022-07-03">
            <text:p>2022-07-03</text:p>
          </table:table-cell>
          <table:table-cell table:style-name="ce3" table:formula="of:=MID([.A538];183;9)" office:value-type="string" office:string-value="11:45 UTC">
            <text:p>11:45 UTC</text:p>
          </table:table-cell>
          <table:table-cell table:formula="of:=RIGHT([.A538];LEN([.A538])-FIND(&quot;&lt;/description&gt;&quot;;[.A538])+1)" office:value-type="string" office:string-value="&lt;/description&gt;&lt;Point&gt;&lt;coordinates&gt;  33.91376000,  47.43226000&lt;/coordinates&gt;&lt;/Point&gt;&lt;/Placemark&gt;">
            <text:p>&lt;/description&gt;&lt;Point&gt;&lt;coordinates&gt; <text:s/>33.91376000, <text:s/>47.43226000&lt;/coordinates&gt;&lt;/Point&gt;&lt;/Placemark&gt;</text:p>
          </table:table-cell>
          <table:table-cell office:value-type="float" office:value="78">
            <text:p>78</text:p>
          </table:table-cell>
          <table:table-cell table:style-name="ce4" table:formula="of:=VALUE(LEFT(MID([.A538];FIND(&quot;&lt;coordinates&gt;&quot;;[.A538])+15;26);11))" office:value-type="float" office:value="33.91376">
            <text:p>33.91376000</text:p>
          </table:table-cell>
          <table:table-cell table:style-name="ce4" table:formula="of:=VALUE(RIGHT(MID([.A538];FIND(&quot;&lt;coordinates&gt;&quot;;[.A538])+14;26);11))" office:value-type="float" office:value="47.43226">
            <text:p>47.43226000</text:p>
          </table:table-cell>
          <table:table-cell table:formula="of:=SQRT(([.H538]-[.H537])*([.H538]-[.H537])+([.I538]-[.I537])*([.I538]-[.I537]))" office:value-type="float" office:value="0.0890718030579859">
            <text:p>0.08907180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23 &lt;br&gt; Longitude : <text:s text:c="6"/>33.914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1383000, <text:s/>47.52279000&lt;/coordinates&gt;&lt;/Point&gt;&lt;/Placemark&gt;</text:p>
          </table:table-cell>
          <table:table-cell office:value-type="float" office:value="825">
            <text:p>825</text:p>
          </table:table-cell>
          <table:table-cell table:formula="of:=IF([.D5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39];162;10)" office:value-type="string" office:string-value="2022-07-03">
            <text:p>2022-07-03</text:p>
          </table:table-cell>
          <table:table-cell table:style-name="ce3" table:formula="of:=MID([.A539];183;9)" office:value-type="string" office:string-value="10:41 UTC">
            <text:p>10:41 UTC</text:p>
          </table:table-cell>
          <table:table-cell table:formula="of:=RIGHT([.A539];LEN([.A539])-FIND(&quot;&lt;/description&gt;&quot;;[.A539])+1)" office:value-type="string" office:string-value="&lt;/description&gt;&lt;Point&gt;&lt;coordinates&gt;  33.91383000,  47.52279000&lt;/coordinates&gt;&lt;/Point&gt;&lt;/Placemark&gt;">
            <text:p>&lt;/description&gt;&lt;Point&gt;&lt;coordinates&gt; <text:s/>33.91383000, <text:s/>47.52279000&lt;/coordinates&gt;&lt;/Point&gt;&lt;/Placemark&gt;</text:p>
          </table:table-cell>
          <table:table-cell office:value-type="float" office:value="825">
            <text:p>825</text:p>
          </table:table-cell>
          <table:table-cell table:style-name="ce4" table:formula="of:=VALUE(LEFT(MID([.A539];FIND(&quot;&lt;coordinates&gt;&quot;;[.A539])+15;26);11))" office:value-type="float" office:value="33.91383">
            <text:p>33.91383000</text:p>
          </table:table-cell>
          <table:table-cell table:style-name="ce4" table:formula="of:=VALUE(RIGHT(MID([.A539];FIND(&quot;&lt;coordinates&gt;&quot;;[.A539])+14;26);11))" office:value-type="float" office:value="47.52279">
            <text:p>47.52279000</text:p>
          </table:table-cell>
          <table:table-cell table:formula="of:=SQRT(([.H539]-[.H538])*([.H539]-[.H538])+([.I539]-[.I538])*([.I539]-[.I538]))" office:value-type="float" office:value="0.0905300270628492">
            <text:p>0.09053002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429 &lt;br&gt; Longitude : <text:s text:c="6"/>33.919&lt;br&gt;Date Acquired : 2022-07-03 &lt;br&gt;Time: 11:45 UTC&lt;br&gt;Confidence [0-100] : 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1865000, <text:s/>47.42868000&lt;/coordinates&gt;&lt;/Point&gt;&lt;/Placemark&gt;</text:p>
          </table:table-cell>
          <table:table-cell office:value-type="float" office:value="76">
            <text:p>76</text:p>
          </table:table-cell>
          <table:table-cell table:formula="of:=IF([.D5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0];162;10)" office:value-type="string" office:string-value="2022-07-03">
            <text:p>2022-07-03</text:p>
          </table:table-cell>
          <table:table-cell table:style-name="ce3" table:formula="of:=MID([.A540];183;9)" office:value-type="string" office:string-value="11:45 UTC">
            <text:p>11:45 UTC</text:p>
          </table:table-cell>
          <table:table-cell table:formula="of:=RIGHT([.A540];LEN([.A540])-FIND(&quot;&lt;/description&gt;&quot;;[.A540])+1)" office:value-type="string" office:string-value="&lt;/description&gt;&lt;Point&gt;&lt;coordinates&gt;  33.91865000,  47.42868000&lt;/coordinates&gt;&lt;/Point&gt;&lt;/Placemark&gt;">
            <text:p>&lt;/description&gt;&lt;Point&gt;&lt;coordinates&gt; <text:s/>33.91865000, <text:s/>47.42868000&lt;/coordinates&gt;&lt;/Point&gt;&lt;/Placemark&gt;</text:p>
          </table:table-cell>
          <table:table-cell office:value-type="float" office:value="76">
            <text:p>76</text:p>
          </table:table-cell>
          <table:table-cell table:style-name="ce4" table:formula="of:=VALUE(LEFT(MID([.A540];FIND(&quot;&lt;coordinates&gt;&quot;;[.A540])+15;26);11))" office:value-type="float" office:value="33.91865">
            <text:p>33.91865000</text:p>
          </table:table-cell>
          <table:table-cell table:style-name="ce4" table:formula="of:=VALUE(RIGHT(MID([.A540];FIND(&quot;&lt;coordinates&gt;&quot;;[.A540])+14;26);11))" office:value-type="float" office:value="47.42868">
            <text:p>47.42868000</text:p>
          </table:table-cell>
          <table:table-cell table:formula="of:=SQRT(([.H540]-[.H539])*([.H540]-[.H539])+([.I540]-[.I539])*([.I540]-[.I539]))" office:value-type="float" office:value="0.0942333513147024">
            <text:p>0.09423335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456 &lt;br&gt; Longitude : <text:s text:c="6"/>34.117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11740000, <text:s/>50.45575000&lt;/coordinates&gt;&lt;/Point&gt;&lt;/Placemark&gt;</text:p>
          </table:table-cell>
          <table:table-cell office:value-type="float" office:value="1753">
            <text:p>1753</text:p>
          </table:table-cell>
          <table:table-cell table:formula="of:=IF([.D5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1];162;10)" office:value-type="string" office:string-value="2022-07-03">
            <text:p>2022-07-03</text:p>
          </table:table-cell>
          <table:table-cell table:style-name="ce3" table:formula="of:=MID([.A541];183;9)" office:value-type="string" office:string-value="10:41 UTC">
            <text:p>10:41 UTC</text:p>
          </table:table-cell>
          <table:table-cell table:formula="of:=RIGHT([.A541];LEN([.A541])-FIND(&quot;&lt;/description&gt;&quot;;[.A541])+1)" office:value-type="string" office:string-value="&lt;/description&gt;&lt;Point&gt;&lt;coordinates&gt;  34.11740000,  50.45575000&lt;/coordinates&gt;&lt;/Point&gt;&lt;/Placemark&gt;">
            <text:p>&lt;/description&gt;&lt;Point&gt;&lt;coordinates&gt; <text:s/>34.11740000, <text:s/>50.45575000&lt;/coordinates&gt;&lt;/Point&gt;&lt;/Placemark&gt;</text:p>
          </table:table-cell>
          <table:table-cell office:value-type="float" office:value="1753">
            <text:p>1753</text:p>
          </table:table-cell>
          <table:table-cell table:style-name="ce4" table:formula="of:=VALUE(LEFT(MID([.A541];FIND(&quot;&lt;coordinates&gt;&quot;;[.A541])+15;26);11))" office:value-type="float" office:value="34.1174">
            <text:p>34.11740000</text:p>
          </table:table-cell>
          <table:table-cell table:style-name="ce4" table:formula="of:=VALUE(RIGHT(MID([.A541];FIND(&quot;&lt;coordinates&gt;&quot;;[.A541])+14;26);11))" office:value-type="float" office:value="50.45575">
            <text:p>50.45575000</text:p>
          </table:table-cell>
          <table:table-cell table:formula="of:=SQRT(([.H541]-[.H540])*([.H541]-[.H540])+([.I541]-[.I540])*([.I541]-[.I540]))" office:value-type="float" office:value="3.03358770227597">
            <text:p>3.03358770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628 &lt;br&gt; Longitude : <text:s text:c="6"/>34.321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129000, <text:s/>47.62777000&lt;/coordinates&gt;&lt;/Point&gt;&lt;/Placemark&gt;</text:p>
          </table:table-cell>
          <table:table-cell office:value-type="float" office:value="856">
            <text:p>856</text:p>
          </table:table-cell>
          <table:table-cell table:formula="of:=IF([.D5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2];162;10)" office:value-type="string" office:string-value="2022-07-03">
            <text:p>2022-07-03</text:p>
          </table:table-cell>
          <table:table-cell table:style-name="ce3" table:formula="of:=MID([.A542];183;9)" office:value-type="string" office:string-value="22:54 UTC">
            <text:p>22:54 UTC</text:p>
          </table:table-cell>
          <table:table-cell table:formula="of:=RIGHT([.A542];LEN([.A542])-FIND(&quot;&lt;/description&gt;&quot;;[.A542])+1)" office:value-type="string" office:string-value="&lt;/description&gt;&lt;Point&gt;&lt;coordinates&gt;  34.32129000,  47.62777000&lt;/coordinates&gt;&lt;/Point&gt;&lt;/Placemark&gt;">
            <text:p>&lt;/description&gt;&lt;Point&gt;&lt;coordinates&gt; <text:s/>34.32129000, <text:s/>47.62777000&lt;/coordinates&gt;&lt;/Point&gt;&lt;/Placemark&gt;</text:p>
          </table:table-cell>
          <table:table-cell office:value-type="float" office:value="856">
            <text:p>856</text:p>
          </table:table-cell>
          <table:table-cell table:style-name="ce4" table:formula="of:=VALUE(LEFT(MID([.A542];FIND(&quot;&lt;coordinates&gt;&quot;;[.A542])+15;26);11))" office:value-type="float" office:value="34.32129">
            <text:p>34.32129000</text:p>
          </table:table-cell>
          <table:table-cell table:style-name="ce4" table:formula="of:=VALUE(RIGHT(MID([.A542];FIND(&quot;&lt;coordinates&gt;&quot;;[.A542])+14;26);11))" office:value-type="float" office:value="47.62777">
            <text:p>47.62777000</text:p>
          </table:table-cell>
          <table:table-cell table:formula="of:=SQRT(([.H542]-[.H541])*([.H542]-[.H541])+([.I542]-[.I541])*([.I542]-[.I541]))" office:value-type="float" office:value="2.83532044264842">
            <text:p>2.83532044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632 &lt;br&gt; Longitude : <text:s text:c="6"/>34.442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44154000, <text:s/>47.63223000&lt;/coordinates&gt;&lt;/Point&gt;&lt;/Placemark&gt;</text:p>
          </table:table-cell>
          <table:table-cell office:value-type="float" office:value="865">
            <text:p>865</text:p>
          </table:table-cell>
          <table:table-cell table:formula="of:=IF([.D5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3];162;10)" office:value-type="string" office:string-value="2022-07-03">
            <text:p>2022-07-03</text:p>
          </table:table-cell>
          <table:table-cell table:style-name="ce3" table:formula="of:=MID([.A543];183;9)" office:value-type="string" office:string-value="00:01 UTC">
            <text:p>00:01 UTC</text:p>
          </table:table-cell>
          <table:table-cell table:formula="of:=RIGHT([.A543];LEN([.A543])-FIND(&quot;&lt;/description&gt;&quot;;[.A543])+1)" office:value-type="string" office:string-value="&lt;/description&gt;&lt;Point&gt;&lt;coordinates&gt;  34.44154000,  47.63223000&lt;/coordinates&gt;&lt;/Point&gt;&lt;/Placemark&gt;">
            <text:p>&lt;/description&gt;&lt;Point&gt;&lt;coordinates&gt; <text:s/>34.44154000, <text:s/>47.63223000&lt;/coordinates&gt;&lt;/Point&gt;&lt;/Placemark&gt;</text:p>
          </table:table-cell>
          <table:table-cell office:value-type="float" office:value="865">
            <text:p>865</text:p>
          </table:table-cell>
          <table:table-cell table:style-name="ce4" table:formula="of:=VALUE(LEFT(MID([.A543];FIND(&quot;&lt;coordinates&gt;&quot;;[.A543])+15;26);11))" office:value-type="float" office:value="34.44154">
            <text:p>34.44154000</text:p>
          </table:table-cell>
          <table:table-cell table:style-name="ce4" table:formula="of:=VALUE(RIGHT(MID([.A543];FIND(&quot;&lt;coordinates&gt;&quot;;[.A543])+14;26);11))" office:value-type="float" office:value="47.63223">
            <text:p>47.63223000</text:p>
          </table:table-cell>
          <table:table-cell table:formula="of:=SQRT(([.H543]-[.H542])*([.H543]-[.H542])+([.I543]-[.I542])*([.I543]-[.I542]))" office:value-type="float" office:value="0.120332680930832">
            <text:p>0.12033268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635 &lt;br&gt; Longitude : <text:s text:c="6"/>34.451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45080000, <text:s/>47.63546000&lt;/coordinates&gt;&lt;/Point&gt;&lt;/Placemark&gt;</text:p>
          </table:table-cell>
          <table:table-cell office:value-type="float" office:value="868">
            <text:p>868</text:p>
          </table:table-cell>
          <table:table-cell table:formula="of:=IF([.D5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4];162;10)" office:value-type="string" office:string-value="2022-07-03">
            <text:p>2022-07-03</text:p>
          </table:table-cell>
          <table:table-cell table:style-name="ce3" table:formula="of:=MID([.A544];183;9)" office:value-type="string" office:string-value="23:44 UTC">
            <text:p>23:44 UTC</text:p>
          </table:table-cell>
          <table:table-cell table:formula="of:=RIGHT([.A544];LEN([.A544])-FIND(&quot;&lt;/description&gt;&quot;;[.A544])+1)" office:value-type="string" office:string-value="&lt;/description&gt;&lt;Point&gt;&lt;coordinates&gt;  34.45080000,  47.63546000&lt;/coordinates&gt;&lt;/Point&gt;&lt;/Placemark&gt;">
            <text:p>&lt;/description&gt;&lt;Point&gt;&lt;coordinates&gt; <text:s/>34.45080000, <text:s/>47.63546000&lt;/coordinates&gt;&lt;/Point&gt;&lt;/Placemark&gt;</text:p>
          </table:table-cell>
          <table:table-cell office:value-type="float" office:value="868">
            <text:p>868</text:p>
          </table:table-cell>
          <table:table-cell table:style-name="ce4" table:formula="of:=VALUE(LEFT(MID([.A544];FIND(&quot;&lt;coordinates&gt;&quot;;[.A544])+15;26);11))" office:value-type="float" office:value="34.4508">
            <text:p>34.45080000</text:p>
          </table:table-cell>
          <table:table-cell table:style-name="ce4" table:formula="of:=VALUE(RIGHT(MID([.A544];FIND(&quot;&lt;coordinates&gt;&quot;;[.A544])+14;26);11))" office:value-type="float" office:value="47.63546">
            <text:p>47.63546000</text:p>
          </table:table-cell>
          <table:table-cell table:formula="of:=SQRT(([.H544]-[.H543])*([.H544]-[.H543])+([.I544]-[.I543])*([.I544]-[.I543]))" office:value-type="float" office:value="0.0098071657475526">
            <text:p>0.00980716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2.407 &lt;br&gt; Longitude : <text:s text:c="6"/>34.464&lt;br&gt;Date Acquired : 2022-07-03 &lt;br&gt;Time: 08:24 UTC&lt;br&gt;Confidence [0-100] : 32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46437000, <text:s/>52.40689000&lt;/coordinates&gt;&lt;/Point&gt;&lt;/Placemark&gt;</text:p>
          </table:table-cell>
          <table:table-cell office:value-type="float" office:value="194">
            <text:p>194</text:p>
          </table:table-cell>
          <table:table-cell table:formula="of:=IF([.D5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5];162;10)" office:value-type="string" office:string-value="2022-07-03">
            <text:p>2022-07-03</text:p>
          </table:table-cell>
          <table:table-cell table:style-name="ce3" table:formula="of:=MID([.A545];183;9)" office:value-type="string" office:string-value="08:24 UTC">
            <text:p>08:24 UTC</text:p>
          </table:table-cell>
          <table:table-cell table:formula="of:=RIGHT([.A545];LEN([.A545])-FIND(&quot;&lt;/description&gt;&quot;;[.A545])+1)" office:value-type="string" office:string-value="&lt;/description&gt;&lt;Point&gt;&lt;coordinates&gt;  34.46437000,  52.40689000&lt;/coordinates&gt;&lt;/Point&gt;&lt;/Placemark&gt;">
            <text:p>&lt;/description&gt;&lt;Point&gt;&lt;coordinates&gt; <text:s/>34.46437000, <text:s/>52.40689000&lt;/coordinates&gt;&lt;/Point&gt;&lt;/Placemark&gt;</text:p>
          </table:table-cell>
          <table:table-cell office:value-type="float" office:value="194">
            <text:p>194</text:p>
          </table:table-cell>
          <table:table-cell table:style-name="ce4" table:formula="of:=VALUE(LEFT(MID([.A545];FIND(&quot;&lt;coordinates&gt;&quot;;[.A545])+15;26);11))" office:value-type="float" office:value="34.46437">
            <text:p>34.46437000</text:p>
          </table:table-cell>
          <table:table-cell table:style-name="ce4" table:formula="of:=VALUE(RIGHT(MID([.A545];FIND(&quot;&lt;coordinates&gt;&quot;;[.A545])+14;26);11))" office:value-type="float" office:value="52.40689">
            <text:p>52.40689000</text:p>
          </table:table-cell>
          <table:table-cell table:formula="of:=SQRT(([.H545]-[.H544])*([.H545]-[.H544])+([.I545]-[.I544])*([.I545]-[.I544]))" office:value-type="float" office:value="4.77144929657646">
            <text:p>4.77144929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32 &lt;br&gt; Longitude : <text:s text:c="6"/>34.613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1320000, <text:s/>48.53190000&lt;/coordinates&gt;&lt;/Point&gt;&lt;/Placemark&gt;</text:p>
          </table:table-cell>
          <table:table-cell office:value-type="float" office:value="1206">
            <text:p>1206</text:p>
          </table:table-cell>
          <table:table-cell table:formula="of:=IF([.D5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6];162;10)" office:value-type="string" office:string-value="2022-07-03">
            <text:p>2022-07-03</text:p>
          </table:table-cell>
          <table:table-cell table:style-name="ce3" table:formula="of:=MID([.A546];183;9)" office:value-type="string" office:string-value="23:44 UTC">
            <text:p>23:44 UTC</text:p>
          </table:table-cell>
          <table:table-cell table:formula="of:=RIGHT([.A546];LEN([.A546])-FIND(&quot;&lt;/description&gt;&quot;;[.A546])+1)" office:value-type="string" office:string-value="&lt;/description&gt;&lt;Point&gt;&lt;coordinates&gt;  34.61320000,  48.53190000&lt;/coordinates&gt;&lt;/Point&gt;&lt;/Placemark&gt;">
            <text:p>&lt;/description&gt;&lt;Point&gt;&lt;coordinates&gt; <text:s/>34.61320000, <text:s/>48.53190000&lt;/coordinates&gt;&lt;/Point&gt;&lt;/Placemark&gt;</text:p>
          </table:table-cell>
          <table:table-cell office:value-type="float" office:value="1206">
            <text:p>1206</text:p>
          </table:table-cell>
          <table:table-cell table:style-name="ce4" table:formula="of:=VALUE(LEFT(MID([.A546];FIND(&quot;&lt;coordinates&gt;&quot;;[.A546])+15;26);11))" office:value-type="float" office:value="34.6132">
            <text:p>34.61320000</text:p>
          </table:table-cell>
          <table:table-cell table:style-name="ce4" table:formula="of:=VALUE(RIGHT(MID([.A546];FIND(&quot;&lt;coordinates&gt;&quot;;[.A546])+14;26);11))" office:value-type="float" office:value="48.5319">
            <text:p>48.53190000</text:p>
          </table:table-cell>
          <table:table-cell table:formula="of:=SQRT(([.H546]-[.H545])*([.H546]-[.H545])+([.I546]-[.I545])*([.I546]-[.I545]))" office:value-type="float" office:value="3.87784706622115">
            <text:p>3.87784706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73 &lt;br&gt; Longitude : <text:s text:c="6"/>34.626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2646000, <text:s/>48.47266000&lt;/coordinates&gt;&lt;/Point&gt;&lt;/Placemark&gt;</text:p>
          </table:table-cell>
          <table:table-cell office:value-type="float" office:value="1164">
            <text:p>1164</text:p>
          </table:table-cell>
          <table:table-cell table:formula="of:=IF([.D5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7];162;10)" office:value-type="string" office:string-value="2022-07-03">
            <text:p>2022-07-03</text:p>
          </table:table-cell>
          <table:table-cell table:style-name="ce3" table:formula="of:=MID([.A547];183;9)" office:value-type="string" office:string-value="00:01 UTC">
            <text:p>00:01 UTC</text:p>
          </table:table-cell>
          <table:table-cell table:formula="of:=RIGHT([.A547];LEN([.A547])-FIND(&quot;&lt;/description&gt;&quot;;[.A547])+1)" office:value-type="string" office:string-value="&lt;/description&gt;&lt;Point&gt;&lt;coordinates&gt;  34.62646000,  48.47266000&lt;/coordinates&gt;&lt;/Point&gt;&lt;/Placemark&gt;">
            <text:p>&lt;/description&gt;&lt;Point&gt;&lt;coordinates&gt; <text:s/>34.62646000, <text:s/>48.47266000&lt;/coordinates&gt;&lt;/Point&gt;&lt;/Placemark&gt;</text:p>
          </table:table-cell>
          <table:table-cell office:value-type="float" office:value="1164">
            <text:p>1164</text:p>
          </table:table-cell>
          <table:table-cell table:style-name="ce4" table:formula="of:=VALUE(LEFT(MID([.A547];FIND(&quot;&lt;coordinates&gt;&quot;;[.A547])+15;26);11))" office:value-type="float" office:value="34.62646">
            <text:p>34.62646000</text:p>
          </table:table-cell>
          <table:table-cell table:style-name="ce4" table:formula="of:=VALUE(RIGHT(MID([.A547];FIND(&quot;&lt;coordinates&gt;&quot;;[.A547])+14;26);11))" office:value-type="float" office:value="48.47266">
            <text:p>48.47266000</text:p>
          </table:table-cell>
          <table:table-cell table:formula="of:=SQRT(([.H547]-[.H546])*([.H547]-[.H546])+([.I547]-[.I546])*([.I547]-[.I546]))" office:value-type="float" office:value="0.0607058909826746">
            <text:p>0.06070589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19 &lt;br&gt; Longitude : <text:s text:c="6"/>34.630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3046000, <text:s/>48.51893000&lt;/coordinates&gt;&lt;/Point&gt;&lt;/Placemark&gt;</text:p>
          </table:table-cell>
          <table:table-cell office:value-type="float" office:value="1195">
            <text:p>1195</text:p>
          </table:table-cell>
          <table:table-cell table:formula="of:=IF([.D5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8];162;10)" office:value-type="string" office:string-value="2022-07-03">
            <text:p>2022-07-03</text:p>
          </table:table-cell>
          <table:table-cell table:style-name="ce3" table:formula="of:=MID([.A548];183;9)" office:value-type="string" office:string-value="23:44 UTC">
            <text:p>23:44 UTC</text:p>
          </table:table-cell>
          <table:table-cell table:formula="of:=RIGHT([.A548];LEN([.A548])-FIND(&quot;&lt;/description&gt;&quot;;[.A548])+1)" office:value-type="string" office:string-value="&lt;/description&gt;&lt;Point&gt;&lt;coordinates&gt;  34.63046000,  48.51893000&lt;/coordinates&gt;&lt;/Point&gt;&lt;/Placemark&gt;">
            <text:p>&lt;/description&gt;&lt;Point&gt;&lt;coordinates&gt; <text:s/>34.63046000, <text:s/>48.51893000&lt;/coordinates&gt;&lt;/Point&gt;&lt;/Placemark&gt;</text:p>
          </table:table-cell>
          <table:table-cell office:value-type="float" office:value="1195">
            <text:p>1195</text:p>
          </table:table-cell>
          <table:table-cell table:style-name="ce4" table:formula="of:=VALUE(LEFT(MID([.A548];FIND(&quot;&lt;coordinates&gt;&quot;;[.A548])+15;26);11))" office:value-type="float" office:value="34.63046">
            <text:p>34.63046000</text:p>
          </table:table-cell>
          <table:table-cell table:style-name="ce4" table:formula="of:=VALUE(RIGHT(MID([.A548];FIND(&quot;&lt;coordinates&gt;&quot;;[.A548])+14;26);11))" office:value-type="float" office:value="48.51893">
            <text:p>48.51893000</text:p>
          </table:table-cell>
          <table:table-cell table:formula="of:=SQRT(([.H548]-[.H547])*([.H548]-[.H547])+([.I548]-[.I547])*([.I548]-[.I547]))" office:value-type="float" office:value="0.0464425763712562">
            <text:p>0.04644257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1.092 &lt;br&gt; Longitude : <text:s text:c="6"/>34.855&lt;br&gt;Date Acquired : 2022-07-03 &lt;br&gt;Time: 08:24 UTC&lt;br&gt;Confidence [0-100] : 2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85452000, <text:s/>51.09156000&lt;/coordinates&gt;&lt;/Point&gt;&lt;/Placemark&gt;</text:p>
          </table:table-cell>
          <table:table-cell office:value-type="float" office:value="173">
            <text:p>173</text:p>
          </table:table-cell>
          <table:table-cell table:formula="of:=IF([.D5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49];162;10)" office:value-type="string" office:string-value="2022-07-03">
            <text:p>2022-07-03</text:p>
          </table:table-cell>
          <table:table-cell table:style-name="ce3" table:formula="of:=MID([.A549];183;9)" office:value-type="string" office:string-value="08:24 UTC">
            <text:p>08:24 UTC</text:p>
          </table:table-cell>
          <table:table-cell table:formula="of:=RIGHT([.A549];LEN([.A549])-FIND(&quot;&lt;/description&gt;&quot;;[.A549])+1)" office:value-type="string" office:string-value="&lt;/description&gt;&lt;Point&gt;&lt;coordinates&gt;  34.85452000,  51.09156000&lt;/coordinates&gt;&lt;/Point&gt;&lt;/Placemark&gt;">
            <text:p>&lt;/description&gt;&lt;Point&gt;&lt;coordinates&gt; <text:s/>34.85452000, <text:s/>51.09156000&lt;/coordinates&gt;&lt;/Point&gt;&lt;/Placemark&gt;</text:p>
          </table:table-cell>
          <table:table-cell office:value-type="float" office:value="173">
            <text:p>173</text:p>
          </table:table-cell>
          <table:table-cell table:style-name="ce4" table:formula="of:=VALUE(LEFT(MID([.A549];FIND(&quot;&lt;coordinates&gt;&quot;;[.A549])+15;26);11))" office:value-type="float" office:value="34.85452">
            <text:p>34.85452000</text:p>
          </table:table-cell>
          <table:table-cell table:style-name="ce4" table:formula="of:=VALUE(RIGHT(MID([.A549];FIND(&quot;&lt;coordinates&gt;&quot;;[.A549])+14;26);11))" office:value-type="float" office:value="51.09156">
            <text:p>51.09156000</text:p>
          </table:table-cell>
          <table:table-cell table:formula="of:=SQRT(([.H549]-[.H548])*([.H549]-[.H548])+([.I549]-[.I548])*([.I549]-[.I548]))" office:value-type="float" office:value="2.58236868020429">
            <text:p>2.58236868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72 &lt;br&gt; Longitude : <text:s text:c="6"/>34.965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96550000, <text:s/>48.47165000&lt;/coordinates&gt;&lt;/Point&gt;&lt;/Placemark&gt;</text:p>
          </table:table-cell>
          <table:table-cell office:value-type="float" office:value="1163">
            <text:p>1163</text:p>
          </table:table-cell>
          <table:table-cell table:formula="of:=IF([.D5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0];162;10)" office:value-type="string" office:string-value="2022-07-03">
            <text:p>2022-07-03</text:p>
          </table:table-cell>
          <table:table-cell table:style-name="ce3" table:formula="of:=MID([.A550];183;9)" office:value-type="string" office:string-value="00:01 UTC">
            <text:p>00:01 UTC</text:p>
          </table:table-cell>
          <table:table-cell table:formula="of:=RIGHT([.A550];LEN([.A550])-FIND(&quot;&lt;/description&gt;&quot;;[.A550])+1)" office:value-type="string" office:string-value="&lt;/description&gt;&lt;Point&gt;&lt;coordinates&gt;  34.96550000,  48.47165000&lt;/coordinates&gt;&lt;/Point&gt;&lt;/Placemark&gt;">
            <text:p>&lt;/description&gt;&lt;Point&gt;&lt;coordinates&gt; <text:s/>34.96550000, <text:s/>48.47165000&lt;/coordinates&gt;&lt;/Point&gt;&lt;/Placemark&gt;</text:p>
          </table:table-cell>
          <table:table-cell office:value-type="float" office:value="1163">
            <text:p>1163</text:p>
          </table:table-cell>
          <table:table-cell table:style-name="ce4" table:formula="of:=VALUE(LEFT(MID([.A550];FIND(&quot;&lt;coordinates&gt;&quot;;[.A550])+15;26);11))" office:value-type="float" office:value="34.9655">
            <text:p>34.96550000</text:p>
          </table:table-cell>
          <table:table-cell table:style-name="ce4" table:formula="of:=VALUE(RIGHT(MID([.A550];FIND(&quot;&lt;coordinates&gt;&quot;;[.A550])+14;26);11))" office:value-type="float" office:value="48.47165">
            <text:p>48.47165000</text:p>
          </table:table-cell>
          <table:table-cell table:formula="of:=SQRT(([.H550]-[.H549])*([.H550]-[.H549])+([.I550]-[.I549])*([.I550]-[.I549]))" office:value-type="float" office:value="2.62225951585651">
            <text:p>2.62225951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62 &lt;br&gt; Longitude : <text:s text:c="6"/>35.142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182000, <text:s/>47.86221000&lt;/coordinates&gt;&lt;/Point&gt;&lt;/Placemark&gt;</text:p>
          </table:table-cell>
          <table:table-cell office:value-type="float" office:value="955">
            <text:p>955</text:p>
          </table:table-cell>
          <table:table-cell table:formula="of:=IF([.D5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1];162;10)" office:value-type="string" office:string-value="2022-07-03">
            <text:p>2022-07-03</text:p>
          </table:table-cell>
          <table:table-cell table:style-name="ce3" table:formula="of:=MID([.A551];183;9)" office:value-type="string" office:string-value="23:44 UTC">
            <text:p>23:44 UTC</text:p>
          </table:table-cell>
          <table:table-cell table:formula="of:=RIGHT([.A551];LEN([.A551])-FIND(&quot;&lt;/description&gt;&quot;;[.A551])+1)" office:value-type="string" office:string-value="&lt;/description&gt;&lt;Point&gt;&lt;coordinates&gt;  35.14182000,  47.86221000&lt;/coordinates&gt;&lt;/Point&gt;&lt;/Placemark&gt;">
            <text:p>&lt;/description&gt;&lt;Point&gt;&lt;coordinates&gt; <text:s/>35.14182000, <text:s/>47.86221000&lt;/coordinates&gt;&lt;/Point&gt;&lt;/Placemark&gt;</text:p>
          </table:table-cell>
          <table:table-cell office:value-type="float" office:value="955">
            <text:p>955</text:p>
          </table:table-cell>
          <table:table-cell table:style-name="ce4" table:formula="of:=VALUE(LEFT(MID([.A551];FIND(&quot;&lt;coordinates&gt;&quot;;[.A551])+15;26);11))" office:value-type="float" office:value="35.14182">
            <text:p>35.14182000</text:p>
          </table:table-cell>
          <table:table-cell table:style-name="ce4" table:formula="of:=VALUE(RIGHT(MID([.A551];FIND(&quot;&lt;coordinates&gt;&quot;;[.A551])+14;26);11))" office:value-type="float" office:value="47.86221">
            <text:p>47.86221000</text:p>
          </table:table-cell>
          <table:table-cell table:formula="of:=SQRT(([.H551]-[.H550])*([.H551]-[.H550])+([.I551]-[.I550])*([.I551]-[.I550]))" office:value-type="float" office:value="0.634433492180229">
            <text:p>0.634433492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68 &lt;br&gt; Longitude : <text:s text:c="6"/>35.149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919000, <text:s/>47.86794000&lt;/coordinates&gt;&lt;/Point&gt;&lt;/Placemark&gt;</text:p>
          </table:table-cell>
          <table:table-cell office:value-type="float" office:value="961">
            <text:p>961</text:p>
          </table:table-cell>
          <table:table-cell table:formula="of:=IF([.D5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2];162;10)" office:value-type="string" office:string-value="2022-07-03">
            <text:p>2022-07-03</text:p>
          </table:table-cell>
          <table:table-cell table:style-name="ce3" table:formula="of:=MID([.A552];183;9)" office:value-type="string" office:string-value="23:44 UTC">
            <text:p>23:44 UTC</text:p>
          </table:table-cell>
          <table:table-cell table:formula="of:=RIGHT([.A552];LEN([.A552])-FIND(&quot;&lt;/description&gt;&quot;;[.A552])+1)" office:value-type="string" office:string-value="&lt;/description&gt;&lt;Point&gt;&lt;coordinates&gt;  35.14919000,  47.86794000&lt;/coordinates&gt;&lt;/Point&gt;&lt;/Placemark&gt;">
            <text:p>&lt;/description&gt;&lt;Point&gt;&lt;coordinates&gt; <text:s/>35.14919000, <text:s/>47.86794000&lt;/coordinates&gt;&lt;/Point&gt;&lt;/Placemark&gt;</text:p>
          </table:table-cell>
          <table:table-cell office:value-type="float" office:value="961">
            <text:p>961</text:p>
          </table:table-cell>
          <table:table-cell table:style-name="ce4" table:formula="of:=VALUE(LEFT(MID([.A552];FIND(&quot;&lt;coordinates&gt;&quot;;[.A552])+15;26);11))" office:value-type="float" office:value="35.14919">
            <text:p>35.14919000</text:p>
          </table:table-cell>
          <table:table-cell table:style-name="ce4" table:formula="of:=VALUE(RIGHT(MID([.A552];FIND(&quot;&lt;coordinates&gt;&quot;;[.A552])+14;26);11))" office:value-type="float" office:value="47.86794">
            <text:p>47.86794000</text:p>
          </table:table-cell>
          <table:table-cell table:formula="of:=SQRT(([.H552]-[.H551])*([.H552]-[.H551])+([.I552]-[.I551])*([.I552]-[.I551]))" office:value-type="float" office:value="0.00933540572229816">
            <text:p>0.00933540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2.037 &lt;br&gt; Longitude : <text:s text:c="6"/>35.154&lt;br&gt;Date Acquired : 2022-07-03 &lt;br&gt;Time: 08:24 UTC&lt;br&gt;Confidence [0-100] : 4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5441000, <text:s/>52.03710000&lt;/coordinates&gt;&lt;/Point&gt;&lt;/Placemark&gt;</text:p>
          </table:table-cell>
          <table:table-cell office:value-type="float" office:value="190">
            <text:p>190</text:p>
          </table:table-cell>
          <table:table-cell table:formula="of:=IF([.D5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3];162;10)" office:value-type="string" office:string-value="2022-07-03">
            <text:p>2022-07-03</text:p>
          </table:table-cell>
          <table:table-cell table:style-name="ce3" table:formula="of:=MID([.A553];183;9)" office:value-type="string" office:string-value="08:24 UTC">
            <text:p>08:24 UTC</text:p>
          </table:table-cell>
          <table:table-cell table:formula="of:=RIGHT([.A553];LEN([.A553])-FIND(&quot;&lt;/description&gt;&quot;;[.A553])+1)" office:value-type="string" office:string-value="&lt;/description&gt;&lt;Point&gt;&lt;coordinates&gt;  35.15441000,  52.03710000&lt;/coordinates&gt;&lt;/Point&gt;&lt;/Placemark&gt;">
            <text:p>&lt;/description&gt;&lt;Point&gt;&lt;coordinates&gt; <text:s/>35.15441000, <text:s/>52.03710000&lt;/coordinates&gt;&lt;/Point&gt;&lt;/Placemark&gt;</text:p>
          </table:table-cell>
          <table:table-cell office:value-type="float" office:value="190">
            <text:p>190</text:p>
          </table:table-cell>
          <table:table-cell table:style-name="ce4" table:formula="of:=VALUE(LEFT(MID([.A553];FIND(&quot;&lt;coordinates&gt;&quot;;[.A553])+15;26);11))" office:value-type="float" office:value="35.15441">
            <text:p>35.15441000</text:p>
          </table:table-cell>
          <table:table-cell table:style-name="ce4" table:formula="of:=VALUE(RIGHT(MID([.A553];FIND(&quot;&lt;coordinates&gt;&quot;;[.A553])+14;26);11))" office:value-type="float" office:value="52.0371">
            <text:p>52.03710000</text:p>
          </table:table-cell>
          <table:table-cell table:formula="of:=SQRT(([.H553]-[.H552])*([.H553]-[.H552])+([.I553]-[.I552])*([.I553]-[.I552]))" office:value-type="float" office:value="4.16916326785124">
            <text:p>4.16916326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74 &lt;br&gt; Longitude : <text:s text:c="6"/>35.157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5656000, <text:s/>47.87366000&lt;/coordinates&gt;&lt;/Point&gt;&lt;/Placemark&gt;</text:p>
          </table:table-cell>
          <table:table-cell office:value-type="float" office:value="966">
            <text:p>966</text:p>
          </table:table-cell>
          <table:table-cell table:formula="of:=IF([.D5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4];162;10)" office:value-type="string" office:string-value="2022-07-03">
            <text:p>2022-07-03</text:p>
          </table:table-cell>
          <table:table-cell table:style-name="ce3" table:formula="of:=MID([.A554];183;9)" office:value-type="string" office:string-value="23:44 UTC">
            <text:p>23:44 UTC</text:p>
          </table:table-cell>
          <table:table-cell table:formula="of:=RIGHT([.A554];LEN([.A554])-FIND(&quot;&lt;/description&gt;&quot;;[.A554])+1)" office:value-type="string" office:string-value="&lt;/description&gt;&lt;Point&gt;&lt;coordinates&gt;  35.15656000,  47.87366000&lt;/coordinates&gt;&lt;/Point&gt;&lt;/Placemark&gt;">
            <text:p>&lt;/description&gt;&lt;Point&gt;&lt;coordinates&gt; <text:s/>35.15656000, <text:s/>47.87366000&lt;/coordinates&gt;&lt;/Point&gt;&lt;/Placemark&gt;</text:p>
          </table:table-cell>
          <table:table-cell office:value-type="float" office:value="966">
            <text:p>966</text:p>
          </table:table-cell>
          <table:table-cell table:style-name="ce4" table:formula="of:=VALUE(LEFT(MID([.A554];FIND(&quot;&lt;coordinates&gt;&quot;;[.A554])+15;26);11))" office:value-type="float" office:value="35.15656">
            <text:p>35.15656000</text:p>
          </table:table-cell>
          <table:table-cell table:style-name="ce4" table:formula="of:=VALUE(RIGHT(MID([.A554];FIND(&quot;&lt;coordinates&gt;&quot;;[.A554])+14;26);11))" office:value-type="float" office:value="47.87366">
            <text:p>47.87366000</text:p>
          </table:table-cell>
          <table:table-cell table:formula="of:=SQRT(([.H554]-[.H553])*([.H554]-[.H553])+([.I554]-[.I553])*([.I554]-[.I553]))" office:value-type="float" office:value="4.16344055512986">
            <text:p>4.16344055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72 &lt;br&gt; Longitude : <text:s text:c="6"/>35.164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6395000, <text:s/>47.87172000&lt;/coordinates&gt;&lt;/Point&gt;&lt;/Placemark&gt;</text:p>
          </table:table-cell>
          <table:table-cell office:value-type="float" office:value="963">
            <text:p>963</text:p>
          </table:table-cell>
          <table:table-cell table:formula="of:=IF([.D5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5];162;10)" office:value-type="string" office:string-value="2022-07-03">
            <text:p>2022-07-03</text:p>
          </table:table-cell>
          <table:table-cell table:style-name="ce3" table:formula="of:=MID([.A555];183;9)" office:value-type="string" office:string-value="00:01 UTC">
            <text:p>00:01 UTC</text:p>
          </table:table-cell>
          <table:table-cell table:formula="of:=RIGHT([.A555];LEN([.A555])-FIND(&quot;&lt;/description&gt;&quot;;[.A555])+1)" office:value-type="string" office:string-value="&lt;/description&gt;&lt;Point&gt;&lt;coordinates&gt;  35.16395000,  47.87172000&lt;/coordinates&gt;&lt;/Point&gt;&lt;/Placemark&gt;">
            <text:p>&lt;/description&gt;&lt;Point&gt;&lt;coordinates&gt; <text:s/>35.16395000, <text:s/>47.87172000&lt;/coordinates&gt;&lt;/Point&gt;&lt;/Placemark&gt;</text:p>
          </table:table-cell>
          <table:table-cell office:value-type="float" office:value="963">
            <text:p>963</text:p>
          </table:table-cell>
          <table:table-cell table:style-name="ce4" table:formula="of:=VALUE(LEFT(MID([.A555];FIND(&quot;&lt;coordinates&gt;&quot;;[.A555])+15;26);11))" office:value-type="float" office:value="35.16395">
            <text:p>35.16395000</text:p>
          </table:table-cell>
          <table:table-cell table:style-name="ce4" table:formula="of:=VALUE(RIGHT(MID([.A555];FIND(&quot;&lt;coordinates&gt;&quot;;[.A555])+14;26);11))" office:value-type="float" office:value="47.87172">
            <text:p>47.87172000</text:p>
          </table:table-cell>
          <table:table-cell table:formula="of:=SQRT(([.H555]-[.H554])*([.H555]-[.H554])+([.I555]-[.I554])*([.I555]-[.I554]))" office:value-type="float" office:value="0.00764039920423036">
            <text:p>0.00764039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79 &lt;br&gt; Longitude : <text:s text:c="6"/>35.187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8694000, <text:s/>47.87858000&lt;/coordinates&gt;&lt;/Point&gt;&lt;/Placemark&gt;</text:p>
          </table:table-cell>
          <table:table-cell office:value-type="float" office:value="975">
            <text:p>975</text:p>
          </table:table-cell>
          <table:table-cell table:formula="of:=IF([.D5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6];162;10)" office:value-type="string" office:string-value="2022-07-03">
            <text:p>2022-07-03</text:p>
          </table:table-cell>
          <table:table-cell table:style-name="ce3" table:formula="of:=MID([.A556];183;9)" office:value-type="string" office:string-value="00:01 UTC">
            <text:p>00:01 UTC</text:p>
          </table:table-cell>
          <table:table-cell table:formula="of:=RIGHT([.A556];LEN([.A556])-FIND(&quot;&lt;/description&gt;&quot;;[.A556])+1)" office:value-type="string" office:string-value="&lt;/description&gt;&lt;Point&gt;&lt;coordinates&gt;  35.18694000,  47.87858000&lt;/coordinates&gt;&lt;/Point&gt;&lt;/Placemark&gt;">
            <text:p>&lt;/description&gt;&lt;Point&gt;&lt;coordinates&gt; <text:s/>35.18694000, <text:s/>47.87858000&lt;/coordinates&gt;&lt;/Point&gt;&lt;/Placemark&gt;</text:p>
          </table:table-cell>
          <table:table-cell office:value-type="float" office:value="975">
            <text:p>975</text:p>
          </table:table-cell>
          <table:table-cell table:style-name="ce4" table:formula="of:=VALUE(LEFT(MID([.A556];FIND(&quot;&lt;coordinates&gt;&quot;;[.A556])+15;26);11))" office:value-type="float" office:value="35.18694">
            <text:p>35.18694000</text:p>
          </table:table-cell>
          <table:table-cell table:style-name="ce4" table:formula="of:=VALUE(RIGHT(MID([.A556];FIND(&quot;&lt;coordinates&gt;&quot;;[.A556])+14;26);11))" office:value-type="float" office:value="47.87858">
            <text:p>47.87858000</text:p>
          </table:table-cell>
          <table:table-cell table:formula="of:=SQRT(([.H556]-[.H555])*([.H556]-[.H555])+([.I556]-[.I555])*([.I556]-[.I555]))" office:value-type="float" office:value="0.0239916589672317">
            <text:p>0.0239916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21 &lt;br&gt; Longitude : <text:s text:c="6"/>35.229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22891000, <text:s/>47.82070000&lt;/coordinates&gt;&lt;/Point&gt;&lt;/Placemark&gt;</text:p>
          </table:table-cell>
          <table:table-cell office:value-type="float" office:value="946">
            <text:p>946</text:p>
          </table:table-cell>
          <table:table-cell table:formula="of:=IF([.D5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7];162;10)" office:value-type="string" office:string-value="2022-07-03">
            <text:p>2022-07-03</text:p>
          </table:table-cell>
          <table:table-cell table:style-name="ce3" table:formula="of:=MID([.A557];183;9)" office:value-type="string" office:string-value="23:44 UTC">
            <text:p>23:44 UTC</text:p>
          </table:table-cell>
          <table:table-cell table:formula="of:=RIGHT([.A557];LEN([.A557])-FIND(&quot;&lt;/description&gt;&quot;;[.A557])+1)" office:value-type="string" office:string-value="&lt;/description&gt;&lt;Point&gt;&lt;coordinates&gt;  35.22891000,  47.82070000&lt;/coordinates&gt;&lt;/Point&gt;&lt;/Placemark&gt;">
            <text:p>&lt;/description&gt;&lt;Point&gt;&lt;coordinates&gt; <text:s/>35.22891000, <text:s/>47.82070000&lt;/coordinates&gt;&lt;/Point&gt;&lt;/Placemark&gt;</text:p>
          </table:table-cell>
          <table:table-cell office:value-type="float" office:value="946">
            <text:p>946</text:p>
          </table:table-cell>
          <table:table-cell table:style-name="ce4" table:formula="of:=VALUE(LEFT(MID([.A557];FIND(&quot;&lt;coordinates&gt;&quot;;[.A557])+15;26);11))" office:value-type="float" office:value="35.22891">
            <text:p>35.22891000</text:p>
          </table:table-cell>
          <table:table-cell table:style-name="ce4" table:formula="of:=VALUE(RIGHT(MID([.A557];FIND(&quot;&lt;coordinates&gt;&quot;;[.A557])+14;26);11))" office:value-type="float" office:value="47.8207">
            <text:p>47.82070000</text:p>
          </table:table-cell>
          <table:table-cell table:formula="of:=SQRT(([.H557]-[.H556])*([.H557]-[.H556])+([.I557]-[.I556])*([.I557]-[.I556]))" office:value-type="float" office:value="0.0714952816624958">
            <text:p>0.07149528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6.888 &lt;br&gt; Longitude : <text:s text:c="6"/>35.315&lt;br&gt;Date Acquired : 2022-07-03 &lt;br&gt;Time: 08:24 UTC&lt;br&gt;Confidence [0-100] : 7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31455000, <text:s/>46.88754000&lt;/coordinates&gt;&lt;/Point&gt;&lt;/Placemark&gt;</text:p>
          </table:table-cell>
          <table:table-cell office:value-type="float" office:value="14">
            <text:p>14</text:p>
          </table:table-cell>
          <table:table-cell table:formula="of:=IF([.D5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8];162;10)" office:value-type="string" office:string-value="2022-07-03">
            <text:p>2022-07-03</text:p>
          </table:table-cell>
          <table:table-cell table:style-name="ce3" table:formula="of:=MID([.A558];183;9)" office:value-type="string" office:string-value="08:24 UTC">
            <text:p>08:24 UTC</text:p>
          </table:table-cell>
          <table:table-cell table:formula="of:=RIGHT([.A558];LEN([.A558])-FIND(&quot;&lt;/description&gt;&quot;;[.A558])+1)" office:value-type="string" office:string-value="&lt;/description&gt;&lt;Point&gt;&lt;coordinates&gt;  35.31455000,  46.88754000&lt;/coordinates&gt;&lt;/Point&gt;&lt;/Placemark&gt;">
            <text:p>&lt;/description&gt;&lt;Point&gt;&lt;coordinates&gt; <text:s/>35.31455000, <text:s/>46.88754000&lt;/coordinates&gt;&lt;/Point&gt;&lt;/Placemark&gt;</text:p>
          </table:table-cell>
          <table:table-cell office:value-type="float" office:value="14">
            <text:p>14</text:p>
          </table:table-cell>
          <table:table-cell table:style-name="ce4" table:formula="of:=VALUE(LEFT(MID([.A558];FIND(&quot;&lt;coordinates&gt;&quot;;[.A558])+15;26);11))" office:value-type="float" office:value="35.31455">
            <text:p>35.31455000</text:p>
          </table:table-cell>
          <table:table-cell table:style-name="ce4" table:formula="of:=VALUE(RIGHT(MID([.A558];FIND(&quot;&lt;coordinates&gt;&quot;;[.A558])+14;26);11))" office:value-type="float" office:value="46.88754">
            <text:p>46.88754000</text:p>
          </table:table-cell>
          <table:table-cell table:formula="of:=SQRT(([.H558]-[.H557])*([.H558]-[.H557])+([.I558]-[.I557])*([.I558]-[.I557]))" office:value-type="float" office:value="0.937081530711176">
            <text:p>0.93708153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83 &lt;br&gt; Longitude : <text:s text:c="6"/>35.325&lt;br&gt;Date Acquired : 2022-07-03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32504000, <text:s/>46.88277000&lt;/coordinates&gt;&lt;/Point&gt;&lt;/Placemark&gt;</text:p>
          </table:table-cell>
          <table:table-cell office:value-type="float" office:value="331">
            <text:p>331</text:p>
          </table:table-cell>
          <table:table-cell table:formula="of:=IF([.D5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59];162;10)" office:value-type="string" office:string-value="2022-07-03">
            <text:p>2022-07-03</text:p>
          </table:table-cell>
          <table:table-cell table:style-name="ce3" table:formula="of:=MID([.A559];183;9)" office:value-type="string" office:string-value="00:54 UTC">
            <text:p>00:54 UTC</text:p>
          </table:table-cell>
          <table:table-cell table:formula="of:=RIGHT([.A559];LEN([.A559])-FIND(&quot;&lt;/description&gt;&quot;;[.A559])+1)" office:value-type="string" office:string-value="&lt;/description&gt;&lt;Point&gt;&lt;coordinates&gt;  35.32504000,  46.88277000&lt;/coordinates&gt;&lt;/Point&gt;&lt;/Placemark&gt;">
            <text:p>&lt;/description&gt;&lt;Point&gt;&lt;coordinates&gt; <text:s/>35.32504000, <text:s/>46.88277000&lt;/coordinates&gt;&lt;/Point&gt;&lt;/Placemark&gt;</text:p>
          </table:table-cell>
          <table:table-cell office:value-type="float" office:value="331">
            <text:p>331</text:p>
          </table:table-cell>
          <table:table-cell table:style-name="ce4" table:formula="of:=VALUE(LEFT(MID([.A559];FIND(&quot;&lt;coordinates&gt;&quot;;[.A559])+15;26);11))" office:value-type="float" office:value="35.32504">
            <text:p>35.32504000</text:p>
          </table:table-cell>
          <table:table-cell table:style-name="ce4" table:formula="of:=VALUE(RIGHT(MID([.A559];FIND(&quot;&lt;coordinates&gt;&quot;;[.A559])+14;26);11))" office:value-type="float" office:value="46.88277">
            <text:p>46.88277000</text:p>
          </table:table-cell>
          <table:table-cell table:formula="of:=SQRT(([.H559]-[.H558])*([.H559]-[.H558])+([.I559]-[.I558])*([.I559]-[.I558]))" office:value-type="float" office:value="0.0115235845117783">
            <text:p>0.01152358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80 &lt;br&gt; Longitude : <text:s text:c="6"/>35.332&lt;br&gt;Date Acquired : 2022-07-03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33188000, <text:s/>46.88045000&lt;/coordinates&gt;&lt;/Point&gt;&lt;/Placemark&gt;</text:p>
          </table:table-cell>
          <table:table-cell office:value-type="float" office:value="330">
            <text:p>330</text:p>
          </table:table-cell>
          <table:table-cell table:formula="of:=IF([.D5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0];162;10)" office:value-type="string" office:string-value="2022-07-03">
            <text:p>2022-07-03</text:p>
          </table:table-cell>
          <table:table-cell table:style-name="ce3" table:formula="of:=MID([.A560];183;9)" office:value-type="string" office:string-value="00:54 UTC">
            <text:p>00:54 UTC</text:p>
          </table:table-cell>
          <table:table-cell table:formula="of:=RIGHT([.A560];LEN([.A560])-FIND(&quot;&lt;/description&gt;&quot;;[.A560])+1)" office:value-type="string" office:string-value="&lt;/description&gt;&lt;Point&gt;&lt;coordinates&gt;  35.33188000,  46.88045000&lt;/coordinates&gt;&lt;/Point&gt;&lt;/Placemark&gt;">
            <text:p>&lt;/description&gt;&lt;Point&gt;&lt;coordinates&gt; <text:s/>35.33188000, <text:s/>46.88045000&lt;/coordinates&gt;&lt;/Point&gt;&lt;/Placemark&gt;</text:p>
          </table:table-cell>
          <table:table-cell office:value-type="float" office:value="330">
            <text:p>330</text:p>
          </table:table-cell>
          <table:table-cell table:style-name="ce4" table:formula="of:=VALUE(LEFT(MID([.A560];FIND(&quot;&lt;coordinates&gt;&quot;;[.A560])+15;26);11))" office:value-type="float" office:value="35.33188">
            <text:p>35.33188000</text:p>
          </table:table-cell>
          <table:table-cell table:style-name="ce4" table:formula="of:=VALUE(RIGHT(MID([.A560];FIND(&quot;&lt;coordinates&gt;&quot;;[.A560])+14;26);11))" office:value-type="float" office:value="46.88045">
            <text:p>46.88045000</text:p>
          </table:table-cell>
          <table:table-cell table:formula="of:=SQRT(([.H560]-[.H559])*([.H560]-[.H559])+([.I560]-[.I559])*([.I560]-[.I559]))" office:value-type="float" office:value="0.00722274186164402">
            <text:p>0.007222741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878 &lt;br&gt; Longitude : <text:s text:c="6"/>35.339&lt;br&gt;Date Acquired : 2022-07-03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33868000, <text:s/>46.87814000&lt;/coordinates&gt;&lt;/Point&gt;&lt;/Placemark&gt;</text:p>
          </table:table-cell>
          <table:table-cell office:value-type="float" office:value="329">
            <text:p>329</text:p>
          </table:table-cell>
          <table:table-cell table:formula="of:=IF([.D5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1];162;10)" office:value-type="string" office:string-value="2022-07-03">
            <text:p>2022-07-03</text:p>
          </table:table-cell>
          <table:table-cell table:style-name="ce3" table:formula="of:=MID([.A561];183;9)" office:value-type="string" office:string-value="00:54 UTC">
            <text:p>00:54 UTC</text:p>
          </table:table-cell>
          <table:table-cell table:formula="of:=RIGHT([.A561];LEN([.A561])-FIND(&quot;&lt;/description&gt;&quot;;[.A561])+1)" office:value-type="string" office:string-value="&lt;/description&gt;&lt;Point&gt;&lt;coordinates&gt;  35.33868000,  46.87814000&lt;/coordinates&gt;&lt;/Point&gt;&lt;/Placemark&gt;">
            <text:p>&lt;/description&gt;&lt;Point&gt;&lt;coordinates&gt; <text:s/>35.33868000, <text:s/>46.87814000&lt;/coordinates&gt;&lt;/Point&gt;&lt;/Placemark&gt;</text:p>
          </table:table-cell>
          <table:table-cell office:value-type="float" office:value="329">
            <text:p>329</text:p>
          </table:table-cell>
          <table:table-cell table:style-name="ce4" table:formula="of:=VALUE(LEFT(MID([.A561];FIND(&quot;&lt;coordinates&gt;&quot;;[.A561])+15;26);11))" office:value-type="float" office:value="35.33868">
            <text:p>35.33868000</text:p>
          </table:table-cell>
          <table:table-cell table:style-name="ce4" table:formula="of:=VALUE(RIGHT(MID([.A561];FIND(&quot;&lt;coordinates&gt;&quot;;[.A561])+14;26);11))" office:value-type="float" office:value="46.87814">
            <text:p>46.87814000</text:p>
          </table:table-cell>
          <table:table-cell table:formula="of:=SQRT(([.H561]-[.H560])*([.H561]-[.H560])+([.I561]-[.I560])*([.I561]-[.I560]))" office:value-type="float" office:value="0.00718165022818461">
            <text:p>0.00718165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63 &lt;br&gt; Longitude : <text:s text:c="6"/>35.395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39482000, <text:s/>48.66314000&lt;/coordinates&gt;&lt;/Point&gt;&lt;/Placemark&gt;</text:p>
          </table:table-cell>
          <table:table-cell office:value-type="float" office:value="1245">
            <text:p>1245</text:p>
          </table:table-cell>
          <table:table-cell table:formula="of:=IF([.D5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2];162;10)" office:value-type="string" office:string-value="2022-07-03">
            <text:p>2022-07-03</text:p>
          </table:table-cell>
          <table:table-cell table:style-name="ce3" table:formula="of:=MID([.A562];183;9)" office:value-type="string" office:string-value="11:30 UTC">
            <text:p>11:30 UTC</text:p>
          </table:table-cell>
          <table:table-cell table:formula="of:=RIGHT([.A562];LEN([.A562])-FIND(&quot;&lt;/description&gt;&quot;;[.A562])+1)" office:value-type="string" office:string-value="&lt;/description&gt;&lt;Point&gt;&lt;coordinates&gt;  35.39482000,  48.66314000&lt;/coordinates&gt;&lt;/Point&gt;&lt;/Placemark&gt;">
            <text:p>&lt;/description&gt;&lt;Point&gt;&lt;coordinates&gt; <text:s/>35.39482000, <text:s/>48.66314000&lt;/coordinates&gt;&lt;/Point&gt;&lt;/Placemark&gt;</text:p>
          </table:table-cell>
          <table:table-cell office:value-type="float" office:value="1245">
            <text:p>1245</text:p>
          </table:table-cell>
          <table:table-cell table:style-name="ce4" table:formula="of:=VALUE(LEFT(MID([.A562];FIND(&quot;&lt;coordinates&gt;&quot;;[.A562])+15;26);11))" office:value-type="float" office:value="35.39482">
            <text:p>35.39482000</text:p>
          </table:table-cell>
          <table:table-cell table:style-name="ce4" table:formula="of:=VALUE(RIGHT(MID([.A562];FIND(&quot;&lt;coordinates&gt;&quot;;[.A562])+14;26);11))" office:value-type="float" office:value="48.66314">
            <text:p>48.66314000</text:p>
          </table:table-cell>
          <table:table-cell table:formula="of:=SQRT(([.H562]-[.H561])*([.H562]-[.H561])+([.I562]-[.I561])*([.I562]-[.I561]))" office:value-type="float" office:value="1.7858826108118">
            <text:p>1.785882610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70 &lt;br&gt; Longitude : <text:s text:c="6"/>35.398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39785000, <text:s/>48.67013000&lt;/coordinates&gt;&lt;/Point&gt;&lt;/Placemark&gt;</text:p>
          </table:table-cell>
          <table:table-cell office:value-type="float" office:value="1254">
            <text:p>1254</text:p>
          </table:table-cell>
          <table:table-cell table:formula="of:=IF([.D5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3];162;10)" office:value-type="string" office:string-value="2022-07-03">
            <text:p>2022-07-03</text:p>
          </table:table-cell>
          <table:table-cell table:style-name="ce3" table:formula="of:=MID([.A563];183;9)" office:value-type="string" office:string-value="10:41 UTC">
            <text:p>10:41 UTC</text:p>
          </table:table-cell>
          <table:table-cell table:formula="of:=RIGHT([.A563];LEN([.A563])-FIND(&quot;&lt;/description&gt;&quot;;[.A563])+1)" office:value-type="string" office:string-value="&lt;/description&gt;&lt;Point&gt;&lt;coordinates&gt;  35.39785000,  48.67013000&lt;/coordinates&gt;&lt;/Point&gt;&lt;/Placemark&gt;">
            <text:p>&lt;/description&gt;&lt;Point&gt;&lt;coordinates&gt; <text:s/>35.39785000, <text:s/>48.67013000&lt;/coordinates&gt;&lt;/Point&gt;&lt;/Placemark&gt;</text:p>
          </table:table-cell>
          <table:table-cell office:value-type="float" office:value="1254">
            <text:p>1254</text:p>
          </table:table-cell>
          <table:table-cell table:style-name="ce4" table:formula="of:=VALUE(LEFT(MID([.A563];FIND(&quot;&lt;coordinates&gt;&quot;;[.A563])+15;26);11))" office:value-type="float" office:value="35.39785">
            <text:p>35.39785000</text:p>
          </table:table-cell>
          <table:table-cell table:style-name="ce4" table:formula="of:=VALUE(RIGHT(MID([.A563];FIND(&quot;&lt;coordinates&gt;&quot;;[.A563])+14;26);11))" office:value-type="float" office:value="48.67013">
            <text:p>48.67013000</text:p>
          </table:table-cell>
          <table:table-cell table:formula="of:=SQRT(([.H563]-[.H562])*([.H563]-[.H562])+([.I563]-[.I562])*([.I563]-[.I562]))" office:value-type="float" office:value="0.00761846441220262">
            <text:p>0.007618464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63 &lt;br&gt; Longitude : <text:s text:c="6"/>35.402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0190000, <text:s/>48.66319000&lt;/coordinates&gt;&lt;/Point&gt;&lt;/Placemark&gt;</text:p>
          </table:table-cell>
          <table:table-cell office:value-type="float" office:value="1246">
            <text:p>1246</text:p>
          </table:table-cell>
          <table:table-cell table:formula="of:=IF([.D5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4];162;10)" office:value-type="string" office:string-value="2022-07-03">
            <text:p>2022-07-03</text:p>
          </table:table-cell>
          <table:table-cell table:style-name="ce3" table:formula="of:=MID([.A564];183;9)" office:value-type="string" office:string-value="11:30 UTC">
            <text:p>11:30 UTC</text:p>
          </table:table-cell>
          <table:table-cell table:formula="of:=RIGHT([.A564];LEN([.A564])-FIND(&quot;&lt;/description&gt;&quot;;[.A564])+1)" office:value-type="string" office:string-value="&lt;/description&gt;&lt;Point&gt;&lt;coordinates&gt;  35.40190000,  48.66319000&lt;/coordinates&gt;&lt;/Point&gt;&lt;/Placemark&gt;">
            <text:p>&lt;/description&gt;&lt;Point&gt;&lt;coordinates&gt; <text:s/>35.40190000, <text:s/>48.66319000&lt;/coordinates&gt;&lt;/Point&gt;&lt;/Placemark&gt;</text:p>
          </table:table-cell>
          <table:table-cell office:value-type="float" office:value="1246">
            <text:p>1246</text:p>
          </table:table-cell>
          <table:table-cell table:style-name="ce4" table:formula="of:=VALUE(LEFT(MID([.A564];FIND(&quot;&lt;coordinates&gt;&quot;;[.A564])+15;26);11))" office:value-type="float" office:value="35.4019">
            <text:p>35.40190000</text:p>
          </table:table-cell>
          <table:table-cell table:style-name="ce4" table:formula="of:=VALUE(RIGHT(MID([.A564];FIND(&quot;&lt;coordinates&gt;&quot;;[.A564])+14;26);11))" office:value-type="float" office:value="48.66319">
            <text:p>48.66319000</text:p>
          </table:table-cell>
          <table:table-cell table:formula="of:=SQRT(([.H564]-[.H563])*([.H564]-[.H563])+([.I564]-[.I563])*([.I564]-[.I563]))" office:value-type="float" office:value="0.00803530335457211">
            <text:p>0.00803530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73 &lt;br&gt; Longitude : <text:s text:c="6"/>35.404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0354000, <text:s/>48.67304000&lt;/coordinates&gt;&lt;/Point&gt;&lt;/Placemark&gt;</text:p>
          </table:table-cell>
          <table:table-cell office:value-type="float" office:value="1258">
            <text:p>1258</text:p>
          </table:table-cell>
          <table:table-cell table:formula="of:=IF([.D5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5];162;10)" office:value-type="string" office:string-value="2022-07-03">
            <text:p>2022-07-03</text:p>
          </table:table-cell>
          <table:table-cell table:style-name="ce3" table:formula="of:=MID([.A565];183;9)" office:value-type="string" office:string-value="09:49 UTC">
            <text:p>09:49 UTC</text:p>
          </table:table-cell>
          <table:table-cell table:formula="of:=RIGHT([.A565];LEN([.A565])-FIND(&quot;&lt;/description&gt;&quot;;[.A565])+1)" office:value-type="string" office:string-value="&lt;/description&gt;&lt;Point&gt;&lt;coordinates&gt;  35.40354000,  48.67304000&lt;/coordinates&gt;&lt;/Point&gt;&lt;/Placemark&gt;">
            <text:p>&lt;/description&gt;&lt;Point&gt;&lt;coordinates&gt; <text:s/>35.40354000, <text:s/>48.67304000&lt;/coordinates&gt;&lt;/Point&gt;&lt;/Placemark&gt;</text:p>
          </table:table-cell>
          <table:table-cell office:value-type="float" office:value="1258">
            <text:p>1258</text:p>
          </table:table-cell>
          <table:table-cell table:style-name="ce4" table:formula="of:=VALUE(LEFT(MID([.A565];FIND(&quot;&lt;coordinates&gt;&quot;;[.A565])+15;26);11))" office:value-type="float" office:value="35.40354">
            <text:p>35.40354000</text:p>
          </table:table-cell>
          <table:table-cell table:style-name="ce4" table:formula="of:=VALUE(RIGHT(MID([.A565];FIND(&quot;&lt;coordinates&gt;&quot;;[.A565])+14;26);11))" office:value-type="float" office:value="48.67304">
            <text:p>48.67304000</text:p>
          </table:table-cell>
          <table:table-cell table:formula="of:=SQRT(([.H565]-[.H564])*([.H565]-[.H564])+([.I565]-[.I564])*([.I565]-[.I564]))" office:value-type="float" office:value="0.00998559462425793">
            <text:p>0.009985594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37 &lt;br&gt; Longitude : <text:s text:c="6"/>35.430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2995000, <text:s/>48.63726000&lt;/coordinates&gt;&lt;/Point&gt;&lt;/Placemark&gt;</text:p>
          </table:table-cell>
          <table:table-cell office:value-type="float" office:value="1238">
            <text:p>1238</text:p>
          </table:table-cell>
          <table:table-cell table:formula="of:=IF([.D5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6];162;10)" office:value-type="string" office:string-value="2022-07-03">
            <text:p>2022-07-03</text:p>
          </table:table-cell>
          <table:table-cell table:style-name="ce3" table:formula="of:=MID([.A566];183;9)" office:value-type="string" office:string-value="23:44 UTC">
            <text:p>23:44 UTC</text:p>
          </table:table-cell>
          <table:table-cell table:formula="of:=RIGHT([.A566];LEN([.A566])-FIND(&quot;&lt;/description&gt;&quot;;[.A566])+1)" office:value-type="string" office:string-value="&lt;/description&gt;&lt;Point&gt;&lt;coordinates&gt;  35.42995000,  48.63726000&lt;/coordinates&gt;&lt;/Point&gt;&lt;/Placemark&gt;">
            <text:p>&lt;/description&gt;&lt;Point&gt;&lt;coordinates&gt; <text:s/>35.42995000, <text:s/>48.63726000&lt;/coordinates&gt;&lt;/Point&gt;&lt;/Placemark&gt;</text:p>
          </table:table-cell>
          <table:table-cell office:value-type="float" office:value="1238">
            <text:p>1238</text:p>
          </table:table-cell>
          <table:table-cell table:style-name="ce4" table:formula="of:=VALUE(LEFT(MID([.A566];FIND(&quot;&lt;coordinates&gt;&quot;;[.A566])+15;26);11))" office:value-type="float" office:value="35.42995">
            <text:p>35.42995000</text:p>
          </table:table-cell>
          <table:table-cell table:style-name="ce4" table:formula="of:=VALUE(RIGHT(MID([.A566];FIND(&quot;&lt;coordinates&gt;&quot;;[.A566])+14;26);11))" office:value-type="float" office:value="48.63726">
            <text:p>48.63726000</text:p>
          </table:table-cell>
          <table:table-cell table:formula="of:=SQRT(([.H566]-[.H565])*([.H566]-[.H565])+([.I566]-[.I565])*([.I566]-[.I565]))" office:value-type="float" office:value="0.0444712997336496">
            <text:p>0.044471299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269 &lt;br&gt; Longitude : <text:s text:c="6"/>35.434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3388000, <text:s/>52.26894000&lt;/coordinates&gt;&lt;/Point&gt;&lt;/Placemark&gt;</text:p>
          </table:table-cell>
          <table:table-cell office:value-type="float" office:value="1906">
            <text:p>1906</text:p>
          </table:table-cell>
          <table:table-cell table:formula="of:=IF([.D5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7];162;10)" office:value-type="string" office:string-value="2022-07-03">
            <text:p>2022-07-03</text:p>
          </table:table-cell>
          <table:table-cell table:style-name="ce3" table:formula="of:=MID([.A567];183;9)" office:value-type="string" office:string-value="10:41 UTC">
            <text:p>10:41 UTC</text:p>
          </table:table-cell>
          <table:table-cell table:formula="of:=RIGHT([.A567];LEN([.A567])-FIND(&quot;&lt;/description&gt;&quot;;[.A567])+1)" office:value-type="string" office:string-value="&lt;/description&gt;&lt;Point&gt;&lt;coordinates&gt;  35.43388000,  52.26894000&lt;/coordinates&gt;&lt;/Point&gt;&lt;/Placemark&gt;">
            <text:p>&lt;/description&gt;&lt;Point&gt;&lt;coordinates&gt; <text:s/>35.43388000, <text:s/>52.26894000&lt;/coordinates&gt;&lt;/Point&gt;&lt;/Placemark&gt;</text:p>
          </table:table-cell>
          <table:table-cell office:value-type="float" office:value="1906">
            <text:p>1906</text:p>
          </table:table-cell>
          <table:table-cell table:style-name="ce4" table:formula="of:=VALUE(LEFT(MID([.A567];FIND(&quot;&lt;coordinates&gt;&quot;;[.A567])+15;26);11))" office:value-type="float" office:value="35.43388">
            <text:p>35.43388000</text:p>
          </table:table-cell>
          <table:table-cell table:style-name="ce4" table:formula="of:=VALUE(RIGHT(MID([.A567];FIND(&quot;&lt;coordinates&gt;&quot;;[.A567])+14;26);11))" office:value-type="float" office:value="52.26894">
            <text:p>52.26894000</text:p>
          </table:table-cell>
          <table:table-cell table:formula="of:=SQRT(([.H567]-[.H566])*([.H567]-[.H566])+([.I567]-[.I566])*([.I567]-[.I566]))" office:value-type="float" office:value="3.63168212641195">
            <text:p>3.63168212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36 &lt;br&gt; Longitude : <text:s text:c="6"/>35.451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5108000, <text:s/>47.53576000&lt;/coordinates&gt;&lt;/Point&gt;&lt;/Placemark&gt;</text:p>
          </table:table-cell>
          <table:table-cell office:value-type="float" office:value="835">
            <text:p>835</text:p>
          </table:table-cell>
          <table:table-cell table:formula="of:=IF([.D5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8];162;10)" office:value-type="string" office:string-value="2022-07-03">
            <text:p>2022-07-03</text:p>
          </table:table-cell>
          <table:table-cell table:style-name="ce3" table:formula="of:=MID([.A568];183;9)" office:value-type="string" office:string-value="09:49 UTC">
            <text:p>09:49 UTC</text:p>
          </table:table-cell>
          <table:table-cell table:formula="of:=RIGHT([.A568];LEN([.A568])-FIND(&quot;&lt;/description&gt;&quot;;[.A568])+1)" office:value-type="string" office:string-value="&lt;/description&gt;&lt;Point&gt;&lt;coordinates&gt;  35.45108000,  47.53576000&lt;/coordinates&gt;&lt;/Point&gt;&lt;/Placemark&gt;">
            <text:p>&lt;/description&gt;&lt;Point&gt;&lt;coordinates&gt; <text:s/>35.45108000, <text:s/>47.53576000&lt;/coordinates&gt;&lt;/Point&gt;&lt;/Placemark&gt;</text:p>
          </table:table-cell>
          <table:table-cell office:value-type="float" office:value="835">
            <text:p>835</text:p>
          </table:table-cell>
          <table:table-cell table:style-name="ce4" table:formula="of:=VALUE(LEFT(MID([.A568];FIND(&quot;&lt;coordinates&gt;&quot;;[.A568])+15;26);11))" office:value-type="float" office:value="35.45108">
            <text:p>35.45108000</text:p>
          </table:table-cell>
          <table:table-cell table:style-name="ce4" table:formula="of:=VALUE(RIGHT(MID([.A568];FIND(&quot;&lt;coordinates&gt;&quot;;[.A568])+14;26);11))" office:value-type="float" office:value="47.53576">
            <text:p>47.53576000</text:p>
          </table:table-cell>
          <table:table-cell table:formula="of:=SQRT(([.H568]-[.H567])*([.H568]-[.H567])+([.I568]-[.I567])*([.I568]-[.I567]))" office:value-type="float" office:value="4.73321125161343">
            <text:p>4.733211251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531 &lt;br&gt; Longitude : <text:s text:c="6"/>35.457&lt;br&gt;Date Acquired : 2022-07-03 &lt;br&gt;Time: 08:24 UTC&lt;br&gt;Confidence [0-100] : 5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5721000, <text:s/>47.53103000&lt;/coordinates&gt;&lt;/Point&gt;&lt;/Placemark&gt;</text:p>
          </table:table-cell>
          <table:table-cell office:value-type="float" office:value="86">
            <text:p>86</text:p>
          </table:table-cell>
          <table:table-cell table:formula="of:=IF([.D5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69];162;10)" office:value-type="string" office:string-value="2022-07-03">
            <text:p>2022-07-03</text:p>
          </table:table-cell>
          <table:table-cell table:style-name="ce3" table:formula="of:=MID([.A569];183;9)" office:value-type="string" office:string-value="08:24 UTC">
            <text:p>08:24 UTC</text:p>
          </table:table-cell>
          <table:table-cell table:formula="of:=RIGHT([.A569];LEN([.A569])-FIND(&quot;&lt;/description&gt;&quot;;[.A569])+1)" office:value-type="string" office:string-value="&lt;/description&gt;&lt;Point&gt;&lt;coordinates&gt;  35.45721000,  47.53103000&lt;/coordinates&gt;&lt;/Point&gt;&lt;/Placemark&gt;">
            <text:p>&lt;/description&gt;&lt;Point&gt;&lt;coordinates&gt; <text:s/>35.45721000, <text:s/>47.53103000&lt;/coordinates&gt;&lt;/Point&gt;&lt;/Placemark&gt;</text:p>
          </table:table-cell>
          <table:table-cell office:value-type="float" office:value="86">
            <text:p>86</text:p>
          </table:table-cell>
          <table:table-cell table:style-name="ce4" table:formula="of:=VALUE(LEFT(MID([.A569];FIND(&quot;&lt;coordinates&gt;&quot;;[.A569])+15;26);11))" office:value-type="float" office:value="35.45721">
            <text:p>35.45721000</text:p>
          </table:table-cell>
          <table:table-cell table:style-name="ce4" table:formula="of:=VALUE(RIGHT(MID([.A569];FIND(&quot;&lt;coordinates&gt;&quot;;[.A569])+14;26);11))" office:value-type="float" office:value="47.53103">
            <text:p>47.53103000</text:p>
          </table:table-cell>
          <table:table-cell table:formula="of:=SQRT(([.H569]-[.H568])*([.H569]-[.H568])+([.I569]-[.I568])*([.I569]-[.I568]))" office:value-type="float" office:value="0.00774272561828799">
            <text:p>0.00774272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38 &lt;br&gt; Longitude : <text:s text:c="6"/>35.459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5861000, <text:s/>47.53804000&lt;/coordinates&gt;&lt;/Point&gt;&lt;/Placemark&gt;</text:p>
          </table:table-cell>
          <table:table-cell office:value-type="float" office:value="839">
            <text:p>839</text:p>
          </table:table-cell>
          <table:table-cell table:formula="of:=IF([.D5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0];162;10)" office:value-type="string" office:string-value="2022-07-03">
            <text:p>2022-07-03</text:p>
          </table:table-cell>
          <table:table-cell table:style-name="ce3" table:formula="of:=MID([.A570];183;9)" office:value-type="string" office:string-value="10:41 UTC">
            <text:p>10:41 UTC</text:p>
          </table:table-cell>
          <table:table-cell table:formula="of:=RIGHT([.A570];LEN([.A570])-FIND(&quot;&lt;/description&gt;&quot;;[.A570])+1)" office:value-type="string" office:string-value="&lt;/description&gt;&lt;Point&gt;&lt;coordinates&gt;  35.45861000,  47.53804000&lt;/coordinates&gt;&lt;/Point&gt;&lt;/Placemark&gt;">
            <text:p>&lt;/description&gt;&lt;Point&gt;&lt;coordinates&gt; <text:s/>35.45861000, <text:s/>47.53804000&lt;/coordinates&gt;&lt;/Point&gt;&lt;/Placemark&gt;</text:p>
          </table:table-cell>
          <table:table-cell office:value-type="float" office:value="839">
            <text:p>839</text:p>
          </table:table-cell>
          <table:table-cell table:style-name="ce4" table:formula="of:=VALUE(LEFT(MID([.A570];FIND(&quot;&lt;coordinates&gt;&quot;;[.A570])+15;26);11))" office:value-type="float" office:value="35.45861">
            <text:p>35.45861000</text:p>
          </table:table-cell>
          <table:table-cell table:style-name="ce4" table:formula="of:=VALUE(RIGHT(MID([.A570];FIND(&quot;&lt;coordinates&gt;&quot;;[.A570])+14;26);11))" office:value-type="float" office:value="47.53804">
            <text:p>47.53804000</text:p>
          </table:table-cell>
          <table:table-cell table:formula="of:=SQRT(([.H570]-[.H569])*([.H570]-[.H569])+([.I570]-[.I569])*([.I570]-[.I569]))" office:value-type="float" office:value="0.00714843339480798">
            <text:p>0.00714843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543 &lt;br&gt; Longitude : <text:s text:c="6"/>35.465&lt;br&gt;Date Acquired : 2022-07-03 &lt;br&gt;Time: 10:04 UTC&lt;br&gt;Confidence [0-100] : 34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6534000, <text:s/>47.54292000&lt;/coordinates&gt;&lt;/Point&gt;&lt;/Placemark&gt;</text:p>
          </table:table-cell>
          <table:table-cell office:value-type="float" office:value="87">
            <text:p>87</text:p>
          </table:table-cell>
          <table:table-cell table:formula="of:=IF([.D5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1];162;10)" office:value-type="string" office:string-value="2022-07-03">
            <text:p>2022-07-03</text:p>
          </table:table-cell>
          <table:table-cell table:style-name="ce3" table:formula="of:=MID([.A571];183;9)" office:value-type="string" office:string-value="10:04 UTC">
            <text:p>10:04 UTC</text:p>
          </table:table-cell>
          <table:table-cell table:formula="of:=RIGHT([.A571];LEN([.A571])-FIND(&quot;&lt;/description&gt;&quot;;[.A571])+1)" office:value-type="string" office:string-value="&lt;/description&gt;&lt;Point&gt;&lt;coordinates&gt;  35.46534000,  47.54292000&lt;/coordinates&gt;&lt;/Point&gt;&lt;/Placemark&gt;">
            <text:p>&lt;/description&gt;&lt;Point&gt;&lt;coordinates&gt; <text:s/>35.46534000, <text:s/>47.54292000&lt;/coordinates&gt;&lt;/Point&gt;&lt;/Placemark&gt;</text:p>
          </table:table-cell>
          <table:table-cell office:value-type="float" office:value="87">
            <text:p>87</text:p>
          </table:table-cell>
          <table:table-cell table:style-name="ce4" table:formula="of:=VALUE(LEFT(MID([.A571];FIND(&quot;&lt;coordinates&gt;&quot;;[.A571])+15;26);11))" office:value-type="float" office:value="35.46534">
            <text:p>35.46534000</text:p>
          </table:table-cell>
          <table:table-cell table:style-name="ce4" table:formula="of:=VALUE(RIGHT(MID([.A571];FIND(&quot;&lt;coordinates&gt;&quot;;[.A571])+14;26);11))" office:value-type="float" office:value="47.54292">
            <text:p>47.54292000</text:p>
          </table:table-cell>
          <table:table-cell table:formula="of:=SQRT(([.H571]-[.H570])*([.H571]-[.H570])+([.I571]-[.I570])*([.I571]-[.I570]))" office:value-type="float" office:value="0.00831308005494749">
            <text:p>0.00831308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551 &lt;br&gt; Longitude : <text:s text:c="6"/>35.469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6860000, <text:s/>49.55093000&lt;/coordinates&gt;&lt;/Point&gt;&lt;/Placemark&gt;</text:p>
          </table:table-cell>
          <table:table-cell office:value-type="float" office:value="1703">
            <text:p>1703</text:p>
          </table:table-cell>
          <table:table-cell table:formula="of:=IF([.D5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2];162;10)" office:value-type="string" office:string-value="2022-07-03">
            <text:p>2022-07-03</text:p>
          </table:table-cell>
          <table:table-cell table:style-name="ce3" table:formula="of:=MID([.A572];183;9)" office:value-type="string" office:string-value="22:54 UTC">
            <text:p>22:54 UTC</text:p>
          </table:table-cell>
          <table:table-cell table:formula="of:=RIGHT([.A572];LEN([.A572])-FIND(&quot;&lt;/description&gt;&quot;;[.A572])+1)" office:value-type="string" office:string-value="&lt;/description&gt;&lt;Point&gt;&lt;coordinates&gt;  35.46860000,  49.55093000&lt;/coordinates&gt;&lt;/Point&gt;&lt;/Placemark&gt;">
            <text:p>&lt;/description&gt;&lt;Point&gt;&lt;coordinates&gt; <text:s/>35.46860000, <text:s/>49.55093000&lt;/coordinates&gt;&lt;/Point&gt;&lt;/Placemark&gt;</text:p>
          </table:table-cell>
          <table:table-cell office:value-type="float" office:value="1703">
            <text:p>1703</text:p>
          </table:table-cell>
          <table:table-cell table:style-name="ce4" table:formula="of:=VALUE(LEFT(MID([.A572];FIND(&quot;&lt;coordinates&gt;&quot;;[.A572])+15;26);11))" office:value-type="float" office:value="35.4686">
            <text:p>35.46860000</text:p>
          </table:table-cell>
          <table:table-cell table:style-name="ce4" table:formula="of:=VALUE(RIGHT(MID([.A572];FIND(&quot;&lt;coordinates&gt;&quot;;[.A572])+14;26);11))" office:value-type="float" office:value="49.55093">
            <text:p>49.55093000</text:p>
          </table:table-cell>
          <table:table-cell table:formula="of:=SQRT(([.H572]-[.H571])*([.H572]-[.H571])+([.I572]-[.I571])*([.I572]-[.I571]))" office:value-type="float" office:value="2.00801264629982">
            <text:p>2.00801264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51 &lt;br&gt; Longitude : <text:s text:c="6"/>35.473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7302000, <text:s/>47.55054000&lt;/coordinates&gt;&lt;/Point&gt;&lt;/Placemark&gt;</text:p>
          </table:table-cell>
          <table:table-cell office:value-type="float" office:value="846">
            <text:p>846</text:p>
          </table:table-cell>
          <table:table-cell table:formula="of:=IF([.D5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3];162;10)" office:value-type="string" office:string-value="2022-07-03">
            <text:p>2022-07-03</text:p>
          </table:table-cell>
          <table:table-cell table:style-name="ce3" table:formula="of:=MID([.A573];183;9)" office:value-type="string" office:string-value="10:41 UTC">
            <text:p>10:41 UTC</text:p>
          </table:table-cell>
          <table:table-cell table:formula="of:=RIGHT([.A573];LEN([.A573])-FIND(&quot;&lt;/description&gt;&quot;;[.A573])+1)" office:value-type="string" office:string-value="&lt;/description&gt;&lt;Point&gt;&lt;coordinates&gt;  35.47302000,  47.55054000&lt;/coordinates&gt;&lt;/Point&gt;&lt;/Placemark&gt;">
            <text:p>&lt;/description&gt;&lt;Point&gt;&lt;coordinates&gt; <text:s/>35.47302000, <text:s/>47.55054000&lt;/coordinates&gt;&lt;/Point&gt;&lt;/Placemark&gt;</text:p>
          </table:table-cell>
          <table:table-cell office:value-type="float" office:value="846">
            <text:p>846</text:p>
          </table:table-cell>
          <table:table-cell table:style-name="ce4" table:formula="of:=VALUE(LEFT(MID([.A573];FIND(&quot;&lt;coordinates&gt;&quot;;[.A573])+15;26);11))" office:value-type="float" office:value="35.47302">
            <text:p>35.47302000</text:p>
          </table:table-cell>
          <table:table-cell table:style-name="ce4" table:formula="of:=VALUE(RIGHT(MID([.A573];FIND(&quot;&lt;coordinates&gt;&quot;;[.A573])+14;26);11))" office:value-type="float" office:value="47.55054">
            <text:p>47.55054000</text:p>
          </table:table-cell>
          <table:table-cell table:formula="of:=SQRT(([.H573]-[.H572])*([.H573]-[.H572])+([.I573]-[.I572])*([.I573]-[.I572]))" office:value-type="float" office:value="2.00039488314183">
            <text:p>2.00039488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521 &lt;br&gt; Longitude : <text:s text:c="6"/>35.477&lt;br&gt;Date Acquired : 2022-07-03 &lt;br&gt;Time: 08:24 UTC&lt;br&gt;Confidence [0-100] : 6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7663000, <text:s/>47.52082000&lt;/coordinates&gt;&lt;/Point&gt;&lt;/Placemark&gt;</text:p>
          </table:table-cell>
          <table:table-cell office:value-type="float" office:value="85">
            <text:p>85</text:p>
          </table:table-cell>
          <table:table-cell table:formula="of:=IF([.D5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4];162;10)" office:value-type="string" office:string-value="2022-07-03">
            <text:p>2022-07-03</text:p>
          </table:table-cell>
          <table:table-cell table:style-name="ce3" table:formula="of:=MID([.A574];183;9)" office:value-type="string" office:string-value="08:24 UTC">
            <text:p>08:24 UTC</text:p>
          </table:table-cell>
          <table:table-cell table:formula="of:=RIGHT([.A574];LEN([.A574])-FIND(&quot;&lt;/description&gt;&quot;;[.A574])+1)" office:value-type="string" office:string-value="&lt;/description&gt;&lt;Point&gt;&lt;coordinates&gt;  35.47663000,  47.52082000&lt;/coordinates&gt;&lt;/Point&gt;&lt;/Placemark&gt;">
            <text:p>&lt;/description&gt;&lt;Point&gt;&lt;coordinates&gt; <text:s/>35.47663000, <text:s/>47.52082000&lt;/coordinates&gt;&lt;/Point&gt;&lt;/Placemark&gt;</text:p>
          </table:table-cell>
          <table:table-cell office:value-type="float" office:value="85">
            <text:p>85</text:p>
          </table:table-cell>
          <table:table-cell table:style-name="ce4" table:formula="of:=VALUE(LEFT(MID([.A574];FIND(&quot;&lt;coordinates&gt;&quot;;[.A574])+15;26);11))" office:value-type="float" office:value="35.47663">
            <text:p>35.47663000</text:p>
          </table:table-cell>
          <table:table-cell table:style-name="ce4" table:formula="of:=VALUE(RIGHT(MID([.A574];FIND(&quot;&lt;coordinates&gt;&quot;;[.A574])+14;26);11))" office:value-type="float" office:value="47.52082">
            <text:p>47.52082000</text:p>
          </table:table-cell>
          <table:table-cell table:formula="of:=SQRT(([.H574]-[.H573])*([.H574]-[.H573])+([.I574]-[.I573])*([.I574]-[.I573]))" office:value-type="float" office:value="0.029938445183407">
            <text:p>0.02993844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49 &lt;br&gt; Longitude : <text:s text:c="6"/>35.481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8086000, <text:s/>47.54851000&lt;/coordinates&gt;&lt;/Point&gt;&lt;/Placemark&gt;</text:p>
          </table:table-cell>
          <table:table-cell office:value-type="float" office:value="845">
            <text:p>845</text:p>
          </table:table-cell>
          <table:table-cell table:formula="of:=IF([.D5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5];162;10)" office:value-type="string" office:string-value="2022-07-03">
            <text:p>2022-07-03</text:p>
          </table:table-cell>
          <table:table-cell table:style-name="ce3" table:formula="of:=MID([.A575];183;9)" office:value-type="string" office:string-value="09:00 UTC">
            <text:p>09:00 UTC</text:p>
          </table:table-cell>
          <table:table-cell table:formula="of:=RIGHT([.A575];LEN([.A575])-FIND(&quot;&lt;/description&gt;&quot;;[.A575])+1)" office:value-type="string" office:string-value="&lt;/description&gt;&lt;Point&gt;&lt;coordinates&gt;  35.48086000,  47.54851000&lt;/coordinates&gt;&lt;/Point&gt;&lt;/Placemark&gt;">
            <text:p>&lt;/description&gt;&lt;Point&gt;&lt;coordinates&gt; <text:s/>35.48086000, <text:s/>47.54851000&lt;/coordinates&gt;&lt;/Point&gt;&lt;/Placemark&gt;</text:p>
          </table:table-cell>
          <table:table-cell office:value-type="float" office:value="845">
            <text:p>845</text:p>
          </table:table-cell>
          <table:table-cell table:style-name="ce4" table:formula="of:=VALUE(LEFT(MID([.A575];FIND(&quot;&lt;coordinates&gt;&quot;;[.A575])+15;26);11))" office:value-type="float" office:value="35.48086">
            <text:p>35.48086000</text:p>
          </table:table-cell>
          <table:table-cell table:style-name="ce4" table:formula="of:=VALUE(RIGHT(MID([.A575];FIND(&quot;&lt;coordinates&gt;&quot;;[.A575])+14;26);11))" office:value-type="float" office:value="47.54851">
            <text:p>47.54851000</text:p>
          </table:table-cell>
          <table:table-cell table:formula="of:=SQRT(([.H575]-[.H574])*([.H575]-[.H574])+([.I575]-[.I574])*([.I575]-[.I574]))" office:value-type="float" office:value="0.0280112298908846">
            <text:p>0.028011229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19 &lt;br&gt; Longitude : <text:s text:c="6"/>35.481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48133000, <text:s/>47.51928000&lt;/coordinates&gt;&lt;/Point&gt;&lt;/Placemark&gt;</text:p>
          </table:table-cell>
          <table:table-cell office:value-type="float" office:value="807">
            <text:p>807</text:p>
          </table:table-cell>
          <table:table-cell table:formula="of:=IF([.D5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6];162;10)" office:value-type="string" office:string-value="2022-07-03">
            <text:p>2022-07-03</text:p>
          </table:table-cell>
          <table:table-cell table:style-name="ce3" table:formula="of:=MID([.A576];183;9)" office:value-type="string" office:string-value="10:41 UTC">
            <text:p>10:41 UTC</text:p>
          </table:table-cell>
          <table:table-cell table:formula="of:=RIGHT([.A576];LEN([.A576])-FIND(&quot;&lt;/description&gt;&quot;;[.A576])+1)" office:value-type="string" office:string-value="&lt;/description&gt;&lt;Point&gt;&lt;coordinates&gt;  35.48133000,  47.51928000&lt;/coordinates&gt;&lt;/Point&gt;&lt;/Placemark&gt;">
            <text:p>&lt;/description&gt;&lt;Point&gt;&lt;coordinates&gt; <text:s/>35.48133000, <text:s/>47.51928000&lt;/coordinates&gt;&lt;/Point&gt;&lt;/Placemark&gt;</text:p>
          </table:table-cell>
          <table:table-cell office:value-type="float" office:value="807">
            <text:p>807</text:p>
          </table:table-cell>
          <table:table-cell table:style-name="ce4" table:formula="of:=VALUE(LEFT(MID([.A576];FIND(&quot;&lt;coordinates&gt;&quot;;[.A576])+15;26);11))" office:value-type="float" office:value="35.48133">
            <text:p>35.48133000</text:p>
          </table:table-cell>
          <table:table-cell table:style-name="ce4" table:formula="of:=VALUE(RIGHT(MID([.A576];FIND(&quot;&lt;coordinates&gt;&quot;;[.A576])+14;26);11))" office:value-type="float" office:value="47.51928">
            <text:p>47.51928000</text:p>
          </table:table-cell>
          <table:table-cell table:formula="of:=SQRT(([.H576]-[.H575])*([.H576]-[.H575])+([.I576]-[.I575])*([.I576]-[.I575]))" office:value-type="float" office:value="0.0292337784078607">
            <text:p>0.02923377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32 &lt;br&gt; Longitude : <text:s text:c="6"/>35.50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50190000, <text:s/>47.53225000&lt;/coordinates&gt;&lt;/Point&gt;&lt;/Placemark&gt;</text:p>
          </table:table-cell>
          <table:table-cell office:value-type="float" office:value="830">
            <text:p>830</text:p>
          </table:table-cell>
          <table:table-cell table:formula="of:=IF([.D5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7];162;10)" office:value-type="string" office:string-value="2022-07-03">
            <text:p>2022-07-03</text:p>
          </table:table-cell>
          <table:table-cell table:style-name="ce3" table:formula="of:=MID([.A577];183;9)" office:value-type="string" office:string-value="11:30 UTC">
            <text:p>11:30 UTC</text:p>
          </table:table-cell>
          <table:table-cell table:formula="of:=RIGHT([.A577];LEN([.A577])-FIND(&quot;&lt;/description&gt;&quot;;[.A577])+1)" office:value-type="string" office:string-value="&lt;/description&gt;&lt;Point&gt;&lt;coordinates&gt;  35.50190000,  47.53225000&lt;/coordinates&gt;&lt;/Point&gt;&lt;/Placemark&gt;">
            <text:p>&lt;/description&gt;&lt;Point&gt;&lt;coordinates&gt; <text:s/>35.50190000, <text:s/>47.53225000&lt;/coordinates&gt;&lt;/Point&gt;&lt;/Placemark&gt;</text:p>
          </table:table-cell>
          <table:table-cell office:value-type="float" office:value="830">
            <text:p>830</text:p>
          </table:table-cell>
          <table:table-cell table:style-name="ce4" table:formula="of:=VALUE(LEFT(MID([.A577];FIND(&quot;&lt;coordinates&gt;&quot;;[.A577])+15;26);11))" office:value-type="float" office:value="35.5019">
            <text:p>35.50190000</text:p>
          </table:table-cell>
          <table:table-cell table:style-name="ce4" table:formula="of:=VALUE(RIGHT(MID([.A577];FIND(&quot;&lt;coordinates&gt;&quot;;[.A577])+14;26);11))" office:value-type="float" office:value="47.53225">
            <text:p>47.53225000</text:p>
          </table:table-cell>
          <table:table-cell table:formula="of:=SQRT(([.H577]-[.H576])*([.H577]-[.H576])+([.I577]-[.I576])*([.I577]-[.I576]))" office:value-type="float" office:value="0.0243176026778928">
            <text:p>0.02431760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23 &lt;br&gt; Longitude : <text:s text:c="6"/>35.503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50306000, <text:s/>47.52256000&lt;/coordinates&gt;&lt;/Point&gt;&lt;/Placemark&gt;</text:p>
          </table:table-cell>
          <table:table-cell office:value-type="float" office:value="828">
            <text:p>828</text:p>
          </table:table-cell>
          <table:table-cell table:formula="of:=IF([.D5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8];162;10)" office:value-type="string" office:string-value="2022-07-03">
            <text:p>2022-07-03</text:p>
          </table:table-cell>
          <table:table-cell table:style-name="ce3" table:formula="of:=MID([.A578];183;9)" office:value-type="string" office:string-value="09:49 UTC">
            <text:p>09:49 UTC</text:p>
          </table:table-cell>
          <table:table-cell table:formula="of:=RIGHT([.A578];LEN([.A578])-FIND(&quot;&lt;/description&gt;&quot;;[.A578])+1)" office:value-type="string" office:string-value="&lt;/description&gt;&lt;Point&gt;&lt;coordinates&gt;  35.50306000,  47.52256000&lt;/coordinates&gt;&lt;/Point&gt;&lt;/Placemark&gt;">
            <text:p>&lt;/description&gt;&lt;Point&gt;&lt;coordinates&gt; <text:s/>35.50306000, <text:s/>47.52256000&lt;/coordinates&gt;&lt;/Point&gt;&lt;/Placemark&gt;</text:p>
          </table:table-cell>
          <table:table-cell office:value-type="float" office:value="828">
            <text:p>828</text:p>
          </table:table-cell>
          <table:table-cell table:style-name="ce4" table:formula="of:=VALUE(LEFT(MID([.A578];FIND(&quot;&lt;coordinates&gt;&quot;;[.A578])+15;26);11))" office:value-type="float" office:value="35.50306">
            <text:p>35.50306000</text:p>
          </table:table-cell>
          <table:table-cell table:style-name="ce4" table:formula="of:=VALUE(RIGHT(MID([.A578];FIND(&quot;&lt;coordinates&gt;&quot;;[.A578])+14;26);11))" office:value-type="float" office:value="47.52256">
            <text:p>47.52256000</text:p>
          </table:table-cell>
          <table:table-cell table:formula="of:=SQRT(([.H578]-[.H577])*([.H578]-[.H577])+([.I578]-[.I577])*([.I578]-[.I577]))" office:value-type="float" office:value="0.00975918541682549">
            <text:p>0.009759185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32 &lt;br&gt; Longitude : <text:s text:c="6"/>35.509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50889000, <text:s/>47.53233000&lt;/coordinates&gt;&lt;/Point&gt;&lt;/Placemark&gt;</text:p>
          </table:table-cell>
          <table:table-cell office:value-type="float" office:value="831">
            <text:p>831</text:p>
          </table:table-cell>
          <table:table-cell table:formula="of:=IF([.D5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79];162;10)" office:value-type="string" office:string-value="2022-07-03">
            <text:p>2022-07-03</text:p>
          </table:table-cell>
          <table:table-cell table:style-name="ce3" table:formula="of:=MID([.A579];183;9)" office:value-type="string" office:string-value="11:30 UTC">
            <text:p>11:30 UTC</text:p>
          </table:table-cell>
          <table:table-cell table:formula="of:=RIGHT([.A579];LEN([.A579])-FIND(&quot;&lt;/description&gt;&quot;;[.A579])+1)" office:value-type="string" office:string-value="&lt;/description&gt;&lt;Point&gt;&lt;coordinates&gt;  35.50889000,  47.53233000&lt;/coordinates&gt;&lt;/Point&gt;&lt;/Placemark&gt;">
            <text:p>&lt;/description&gt;&lt;Point&gt;&lt;coordinates&gt; <text:s/>35.50889000, <text:s/>47.53233000&lt;/coordinates&gt;&lt;/Point&gt;&lt;/Placemark&gt;</text:p>
          </table:table-cell>
          <table:table-cell office:value-type="float" office:value="831">
            <text:p>831</text:p>
          </table:table-cell>
          <table:table-cell table:style-name="ce4" table:formula="of:=VALUE(LEFT(MID([.A579];FIND(&quot;&lt;coordinates&gt;&quot;;[.A579])+15;26);11))" office:value-type="float" office:value="35.50889">
            <text:p>35.50889000</text:p>
          </table:table-cell>
          <table:table-cell table:style-name="ce4" table:formula="of:=VALUE(RIGHT(MID([.A579];FIND(&quot;&lt;coordinates&gt;&quot;;[.A579])+14;26);11))" office:value-type="float" office:value="47.53233">
            <text:p>47.53233000</text:p>
          </table:table-cell>
          <table:table-cell table:formula="of:=SQRT(([.H579]-[.H578])*([.H579]-[.H578])+([.I579]-[.I578])*([.I579]-[.I578]))" office:value-type="float" office:value="0.0113772492281789">
            <text:p>0.01137724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22 &lt;br&gt; Longitude : <text:s text:c="6"/>35.509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50922000, <text:s/>47.52218000&lt;/coordinates&gt;&lt;/Point&gt;&lt;/Placemark&gt;</text:p>
          </table:table-cell>
          <table:table-cell office:value-type="float" office:value="824">
            <text:p>824</text:p>
          </table:table-cell>
          <table:table-cell table:formula="of:=IF([.D5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0];162;10)" office:value-type="string" office:string-value="2022-07-03">
            <text:p>2022-07-03</text:p>
          </table:table-cell>
          <table:table-cell table:style-name="ce3" table:formula="of:=MID([.A580];183;9)" office:value-type="string" office:string-value="09:49 UTC">
            <text:p>09:49 UTC</text:p>
          </table:table-cell>
          <table:table-cell table:formula="of:=RIGHT([.A580];LEN([.A580])-FIND(&quot;&lt;/description&gt;&quot;;[.A580])+1)" office:value-type="string" office:string-value="&lt;/description&gt;&lt;Point&gt;&lt;coordinates&gt;  35.50922000,  47.52218000&lt;/coordinates&gt;&lt;/Point&gt;&lt;/Placemark&gt;">
            <text:p>&lt;/description&gt;&lt;Point&gt;&lt;coordinates&gt; <text:s/>35.50922000, <text:s/>47.52218000&lt;/coordinates&gt;&lt;/Point&gt;&lt;/Placemark&gt;</text:p>
          </table:table-cell>
          <table:table-cell office:value-type="float" office:value="824">
            <text:p>824</text:p>
          </table:table-cell>
          <table:table-cell table:style-name="ce4" table:formula="of:=VALUE(LEFT(MID([.A580];FIND(&quot;&lt;coordinates&gt;&quot;;[.A580])+15;26);11))" office:value-type="float" office:value="35.50922">
            <text:p>35.50922000</text:p>
          </table:table-cell>
          <table:table-cell table:style-name="ce4" table:formula="of:=VALUE(RIGHT(MID([.A580];FIND(&quot;&lt;coordinates&gt;&quot;;[.A580])+14;26);11))" office:value-type="float" office:value="47.52218">
            <text:p>47.52218000</text:p>
          </table:table-cell>
          <table:table-cell table:formula="of:=SQRT(([.H580]-[.H579])*([.H580]-[.H579])+([.I580]-[.I579])*([.I580]-[.I579]))" office:value-type="float" office:value="0.0101553631151259">
            <text:p>0.01015536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14 &lt;br&gt; Longitude : <text:s text:c="6"/>35.510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51002000, <text:s/>47.51380000&lt;/coordinates&gt;&lt;/Point&gt;&lt;/Placemark&gt;</text:p>
          </table:table-cell>
          <table:table-cell office:value-type="float" office:value="792">
            <text:p>792</text:p>
          </table:table-cell>
          <table:table-cell table:formula="of:=IF([.D5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1];162;10)" office:value-type="string" office:string-value="2022-07-03">
            <text:p>2022-07-03</text:p>
          </table:table-cell>
          <table:table-cell table:style-name="ce3" table:formula="of:=MID([.A581];183;9)" office:value-type="string" office:string-value="11:30 UTC">
            <text:p>11:30 UTC</text:p>
          </table:table-cell>
          <table:table-cell table:formula="of:=RIGHT([.A581];LEN([.A581])-FIND(&quot;&lt;/description&gt;&quot;;[.A581])+1)" office:value-type="string" office:string-value="&lt;/description&gt;&lt;Point&gt;&lt;coordinates&gt;  35.51002000,  47.51380000&lt;/coordinates&gt;&lt;/Point&gt;&lt;/Placemark&gt;">
            <text:p>&lt;/description&gt;&lt;Point&gt;&lt;coordinates&gt; <text:s/>35.51002000, <text:s/>47.51380000&lt;/coordinates&gt;&lt;/Point&gt;&lt;/Placemark&gt;</text:p>
          </table:table-cell>
          <table:table-cell office:value-type="float" office:value="792">
            <text:p>792</text:p>
          </table:table-cell>
          <table:table-cell table:style-name="ce4" table:formula="of:=VALUE(LEFT(MID([.A581];FIND(&quot;&lt;coordinates&gt;&quot;;[.A581])+15;26);11))" office:value-type="float" office:value="35.51002">
            <text:p>35.51002000</text:p>
          </table:table-cell>
          <table:table-cell table:style-name="ce4" table:formula="of:=VALUE(RIGHT(MID([.A581];FIND(&quot;&lt;coordinates&gt;&quot;;[.A581])+14;26);11))" office:value-type="float" office:value="47.5138">
            <text:p>47.51380000</text:p>
          </table:table-cell>
          <table:table-cell table:formula="of:=SQRT(([.H581]-[.H580])*([.H581]-[.H580])+([.I581]-[.I580])*([.I581]-[.I580]))" office:value-type="float" office:value="0.00841809954799299">
            <text:p>0.00841809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08 &lt;br&gt; Longitude : <text:s text:c="6"/>35.51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51670000, <text:s/>47.50769000&lt;/coordinates&gt;&lt;/Point&gt;&lt;/Placemark&gt;</text:p>
          </table:table-cell>
          <table:table-cell office:value-type="float" office:value="785">
            <text:p>785</text:p>
          </table:table-cell>
          <table:table-cell table:formula="of:=IF([.D5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2];162;10)" office:value-type="string" office:string-value="2022-07-03">
            <text:p>2022-07-03</text:p>
          </table:table-cell>
          <table:table-cell table:style-name="ce3" table:formula="of:=MID([.A582];183;9)" office:value-type="string" office:string-value="11:30 UTC">
            <text:p>11:30 UTC</text:p>
          </table:table-cell>
          <table:table-cell table:formula="of:=RIGHT([.A582];LEN([.A582])-FIND(&quot;&lt;/description&gt;&quot;;[.A582])+1)" office:value-type="string" office:string-value="&lt;/description&gt;&lt;Point&gt;&lt;coordinates&gt;  35.51670000,  47.50769000&lt;/coordinates&gt;&lt;/Point&gt;&lt;/Placemark&gt;">
            <text:p>&lt;/description&gt;&lt;Point&gt;&lt;coordinates&gt; <text:s/>35.51670000, <text:s/>47.50769000&lt;/coordinates&gt;&lt;/Point&gt;&lt;/Placemark&gt;</text:p>
          </table:table-cell>
          <table:table-cell office:value-type="float" office:value="785">
            <text:p>785</text:p>
          </table:table-cell>
          <table:table-cell table:style-name="ce4" table:formula="of:=VALUE(LEFT(MID([.A582];FIND(&quot;&lt;coordinates&gt;&quot;;[.A582])+15;26);11))" office:value-type="float" office:value="35.5167">
            <text:p>35.51670000</text:p>
          </table:table-cell>
          <table:table-cell table:style-name="ce4" table:formula="of:=VALUE(RIGHT(MID([.A582];FIND(&quot;&lt;coordinates&gt;&quot;;[.A582])+14;26);11))" office:value-type="float" office:value="47.50769">
            <text:p>47.50769000</text:p>
          </table:table-cell>
          <table:table-cell table:formula="of:=SQRT(([.H582]-[.H581])*([.H582]-[.H581])+([.I582]-[.I581])*([.I582]-[.I581]))" office:value-type="float" office:value="0.00905287247232175">
            <text:p>0.00905287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14 &lt;br&gt; Longitude : <text:s text:c="6"/>35.51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51683000, <text:s/>47.51387000&lt;/coordinates&gt;&lt;/Point&gt;&lt;/Placemark&gt;</text:p>
          </table:table-cell>
          <table:table-cell office:value-type="float" office:value="793">
            <text:p>793</text:p>
          </table:table-cell>
          <table:table-cell table:formula="of:=IF([.D58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3];162;10)" office:value-type="string" office:string-value="2022-07-03">
            <text:p>2022-07-03</text:p>
          </table:table-cell>
          <table:table-cell table:style-name="ce3" table:formula="of:=MID([.A583];183;9)" office:value-type="string" office:string-value="11:30 UTC">
            <text:p>11:30 UTC</text:p>
          </table:table-cell>
          <table:table-cell table:formula="of:=RIGHT([.A583];LEN([.A583])-FIND(&quot;&lt;/description&gt;&quot;;[.A583])+1)" office:value-type="string" office:string-value="&lt;/description&gt;&lt;Point&gt;&lt;coordinates&gt;  35.51683000,  47.51387000&lt;/coordinates&gt;&lt;/Point&gt;&lt;/Placemark&gt;">
            <text:p>&lt;/description&gt;&lt;Point&gt;&lt;coordinates&gt; <text:s/>35.51683000, <text:s/>47.51387000&lt;/coordinates&gt;&lt;/Point&gt;&lt;/Placemark&gt;</text:p>
          </table:table-cell>
          <table:table-cell office:value-type="float" office:value="793">
            <text:p>793</text:p>
          </table:table-cell>
          <table:table-cell table:style-name="ce4" table:formula="of:=VALUE(LEFT(MID([.A583];FIND(&quot;&lt;coordinates&gt;&quot;;[.A583])+15;26);11))" office:value-type="float" office:value="35.51683">
            <text:p>35.51683000</text:p>
          </table:table-cell>
          <table:table-cell table:style-name="ce4" table:formula="of:=VALUE(RIGHT(MID([.A583];FIND(&quot;&lt;coordinates&gt;&quot;;[.A583])+14;26);11))" office:value-type="float" office:value="47.51387">
            <text:p>47.51387000</text:p>
          </table:table-cell>
          <table:table-cell table:formula="of:=SQRT(([.H583]-[.H582])*([.H583]-[.H582])+([.I583]-[.I582])*([.I583]-[.I582]))" office:value-type="float" office:value="0.00618136716269193">
            <text:p>0.006181367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557 &lt;br&gt; Longitude : <text:s text:c="6"/>35.549&lt;br&gt;Date Acquired : 2022-07-03 &lt;br&gt;Time: 08:24 UTC&lt;br&gt;Confidence [0-100] : 97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54931000, <text:s/>47.55664000&lt;/coordinates&gt;&lt;/Point&gt;&lt;/Placemark&gt;</text:p>
          </table:table-cell>
          <table:table-cell office:value-type="float" office:value="89">
            <text:p>89</text:p>
          </table:table-cell>
          <table:table-cell table:formula="of:=IF([.D58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4];162;10)" office:value-type="string" office:string-value="2022-07-03">
            <text:p>2022-07-03</text:p>
          </table:table-cell>
          <table:table-cell table:style-name="ce3" table:formula="of:=MID([.A584];183;9)" office:value-type="string" office:string-value="08:24 UTC">
            <text:p>08:24 UTC</text:p>
          </table:table-cell>
          <table:table-cell table:formula="of:=RIGHT([.A584];LEN([.A584])-FIND(&quot;&lt;/description&gt;&quot;;[.A584])+1)" office:value-type="string" office:string-value="&lt;/description&gt;&lt;Point&gt;&lt;coordinates&gt;  35.54931000,  47.55664000&lt;/coordinates&gt;&lt;/Point&gt;&lt;/Placemark&gt;">
            <text:p>&lt;/description&gt;&lt;Point&gt;&lt;coordinates&gt; <text:s/>35.54931000, <text:s/>47.55664000&lt;/coordinates&gt;&lt;/Point&gt;&lt;/Placemark&gt;</text:p>
          </table:table-cell>
          <table:table-cell office:value-type="float" office:value="89">
            <text:p>89</text:p>
          </table:table-cell>
          <table:table-cell table:style-name="ce4" table:formula="of:=VALUE(LEFT(MID([.A584];FIND(&quot;&lt;coordinates&gt;&quot;;[.A584])+15;26);11))" office:value-type="float" office:value="35.54931">
            <text:p>35.54931000</text:p>
          </table:table-cell>
          <table:table-cell table:style-name="ce4" table:formula="of:=VALUE(RIGHT(MID([.A584];FIND(&quot;&lt;coordinates&gt;&quot;;[.A584])+14;26);11))" office:value-type="float" office:value="47.55664">
            <text:p>47.55664000</text:p>
          </table:table-cell>
          <table:table-cell table:formula="of:=SQRT(([.H584]-[.H583])*([.H584]-[.H583])+([.I584]-[.I583])*([.I584]-[.I583]))" office:value-type="float" office:value="0.0537049653197947">
            <text:p>0.053704965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555 &lt;br&gt; Longitude : <text:s text:c="6"/>35.563&lt;br&gt;Date Acquired : 2022-07-03 &lt;br&gt;Time: 08:24 UTC&lt;br&gt;Confidence [0-100] : 64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56296000, <text:s/>47.55486000&lt;/coordinates&gt;&lt;/Point&gt;&lt;/Placemark&gt;</text:p>
          </table:table-cell>
          <table:table-cell office:value-type="float" office:value="88">
            <text:p>88</text:p>
          </table:table-cell>
          <table:table-cell table:formula="of:=IF([.D58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5];162;10)" office:value-type="string" office:string-value="2022-07-03">
            <text:p>2022-07-03</text:p>
          </table:table-cell>
          <table:table-cell table:style-name="ce3" table:formula="of:=MID([.A585];183;9)" office:value-type="string" office:string-value="08:24 UTC">
            <text:p>08:24 UTC</text:p>
          </table:table-cell>
          <table:table-cell table:formula="of:=RIGHT([.A585];LEN([.A585])-FIND(&quot;&lt;/description&gt;&quot;;[.A585])+1)" office:value-type="string" office:string-value="&lt;/description&gt;&lt;Point&gt;&lt;coordinates&gt;  35.56296000,  47.55486000&lt;/coordinates&gt;&lt;/Point&gt;&lt;/Placemark&gt;">
            <text:p>&lt;/description&gt;&lt;Point&gt;&lt;coordinates&gt; <text:s/>35.56296000, <text:s/>47.55486000&lt;/coordinates&gt;&lt;/Point&gt;&lt;/Placemark&gt;</text:p>
          </table:table-cell>
          <table:table-cell office:value-type="float" office:value="88">
            <text:p>88</text:p>
          </table:table-cell>
          <table:table-cell table:style-name="ce4" table:formula="of:=VALUE(LEFT(MID([.A585];FIND(&quot;&lt;coordinates&gt;&quot;;[.A585])+15;26);11))" office:value-type="float" office:value="35.56296">
            <text:p>35.56296000</text:p>
          </table:table-cell>
          <table:table-cell table:style-name="ce4" table:formula="of:=VALUE(RIGHT(MID([.A585];FIND(&quot;&lt;coordinates&gt;&quot;;[.A585])+14;26);11))" office:value-type="float" office:value="47.55486">
            <text:p>47.55486000</text:p>
          </table:table-cell>
          <table:table-cell table:formula="of:=SQRT(([.H585]-[.H584])*([.H585]-[.H584])+([.I585]-[.I584])*([.I585]-[.I584]))" office:value-type="float" office:value="0.0137655693670828">
            <text:p>0.01376556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99 &lt;br&gt; Longitude : <text:s text:c="6"/>35.69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69184000, <text:s/>47.49886000&lt;/coordinates&gt;&lt;/Point&gt;&lt;/Placemark&gt;</text:p>
          </table:table-cell>
          <table:table-cell office:value-type="float" office:value="783">
            <text:p>783</text:p>
          </table:table-cell>
          <table:table-cell table:formula="of:=IF([.D58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6];162;10)" office:value-type="string" office:string-value="2022-07-03">
            <text:p>2022-07-03</text:p>
          </table:table-cell>
          <table:table-cell table:style-name="ce3" table:formula="of:=MID([.A586];183;9)" office:value-type="string" office:string-value="11:30 UTC">
            <text:p>11:30 UTC</text:p>
          </table:table-cell>
          <table:table-cell table:formula="of:=RIGHT([.A586];LEN([.A586])-FIND(&quot;&lt;/description&gt;&quot;;[.A586])+1)" office:value-type="string" office:string-value="&lt;/description&gt;&lt;Point&gt;&lt;coordinates&gt;  35.69184000,  47.49886000&lt;/coordinates&gt;&lt;/Point&gt;&lt;/Placemark&gt;">
            <text:p>&lt;/description&gt;&lt;Point&gt;&lt;coordinates&gt; <text:s/>35.69184000, <text:s/>47.49886000&lt;/coordinates&gt;&lt;/Point&gt;&lt;/Placemark&gt;</text:p>
          </table:table-cell>
          <table:table-cell office:value-type="float" office:value="783">
            <text:p>783</text:p>
          </table:table-cell>
          <table:table-cell table:style-name="ce4" table:formula="of:=VALUE(LEFT(MID([.A586];FIND(&quot;&lt;coordinates&gt;&quot;;[.A586])+15;26);11))" office:value-type="float" office:value="35.69184">
            <text:p>35.69184000</text:p>
          </table:table-cell>
          <table:table-cell table:style-name="ce4" table:formula="of:=VALUE(RIGHT(MID([.A586];FIND(&quot;&lt;coordinates&gt;&quot;;[.A586])+14;26);11))" office:value-type="float" office:value="47.49886">
            <text:p>47.49886000</text:p>
          </table:table-cell>
          <table:table-cell table:formula="of:=SQRT(([.H586]-[.H585])*([.H586]-[.H585])+([.I586]-[.I585])*([.I586]-[.I585]))" office:value-type="float" office:value="0.140520654709549">
            <text:p>0.140520654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35 &lt;br&gt; Longitude : <text:s text:c="6"/>35.798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79760000, <text:s/>47.53507000&lt;/coordinates&gt;&lt;/Point&gt;&lt;/Placemark&gt;</text:p>
          </table:table-cell>
          <table:table-cell office:value-type="float" office:value="833">
            <text:p>833</text:p>
          </table:table-cell>
          <table:table-cell table:formula="of:=IF([.D58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7];162;10)" office:value-type="string" office:string-value="2022-07-03">
            <text:p>2022-07-03</text:p>
          </table:table-cell>
          <table:table-cell table:style-name="ce3" table:formula="of:=MID([.A587];183;9)" office:value-type="string" office:string-value="11:30 UTC">
            <text:p>11:30 UTC</text:p>
          </table:table-cell>
          <table:table-cell table:formula="of:=RIGHT([.A587];LEN([.A587])-FIND(&quot;&lt;/description&gt;&quot;;[.A587])+1)" office:value-type="string" office:string-value="&lt;/description&gt;&lt;Point&gt;&lt;coordinates&gt;  35.79760000,  47.53507000&lt;/coordinates&gt;&lt;/Point&gt;&lt;/Placemark&gt;">
            <text:p>&lt;/description&gt;&lt;Point&gt;&lt;coordinates&gt; <text:s/>35.79760000, <text:s/>47.53507000&lt;/coordinates&gt;&lt;/Point&gt;&lt;/Placemark&gt;</text:p>
          </table:table-cell>
          <table:table-cell office:value-type="float" office:value="833">
            <text:p>833</text:p>
          </table:table-cell>
          <table:table-cell table:style-name="ce4" table:formula="of:=VALUE(LEFT(MID([.A587];FIND(&quot;&lt;coordinates&gt;&quot;;[.A587])+15;26);11))" office:value-type="float" office:value="35.7976">
            <text:p>35.79760000</text:p>
          </table:table-cell>
          <table:table-cell table:style-name="ce4" table:formula="of:=VALUE(RIGHT(MID([.A587];FIND(&quot;&lt;coordinates&gt;&quot;;[.A587])+14;26);11))" office:value-type="float" office:value="47.53507">
            <text:p>47.53507000</text:p>
          </table:table-cell>
          <table:table-cell table:formula="of:=SQRT(([.H587]-[.H586])*([.H587]-[.H586])+([.I587]-[.I586])*([.I587]-[.I586]))" office:value-type="float" office:value="0.111787037262826">
            <text:p>0.111787037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00 &lt;br&gt; Longitude : <text:s text:c="6"/>35.833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83330000, <text:s/>47.49998000&lt;/coordinates&gt;&lt;/Point&gt;&lt;/Placemark&gt;</text:p>
          </table:table-cell>
          <table:table-cell office:value-type="float" office:value="784">
            <text:p>784</text:p>
          </table:table-cell>
          <table:table-cell table:formula="of:=IF([.D58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8];162;10)" office:value-type="string" office:string-value="2022-07-03">
            <text:p>2022-07-03</text:p>
          </table:table-cell>
          <table:table-cell table:style-name="ce3" table:formula="of:=MID([.A588];183;9)" office:value-type="string" office:string-value="10:41 UTC">
            <text:p>10:41 UTC</text:p>
          </table:table-cell>
          <table:table-cell table:formula="of:=RIGHT([.A588];LEN([.A588])-FIND(&quot;&lt;/description&gt;&quot;;[.A588])+1)" office:value-type="string" office:string-value="&lt;/description&gt;&lt;Point&gt;&lt;coordinates&gt;  35.83330000,  47.49998000&lt;/coordinates&gt;&lt;/Point&gt;&lt;/Placemark&gt;">
            <text:p>&lt;/description&gt;&lt;Point&gt;&lt;coordinates&gt; <text:s/>35.83330000, <text:s/>47.49998000&lt;/coordinates&gt;&lt;/Point&gt;&lt;/Placemark&gt;</text:p>
          </table:table-cell>
          <table:table-cell office:value-type="float" office:value="784">
            <text:p>784</text:p>
          </table:table-cell>
          <table:table-cell table:style-name="ce4" table:formula="of:=VALUE(LEFT(MID([.A588];FIND(&quot;&lt;coordinates&gt;&quot;;[.A588])+15;26);11))" office:value-type="float" office:value="35.8333">
            <text:p>35.83330000</text:p>
          </table:table-cell>
          <table:table-cell table:style-name="ce4" table:formula="of:=VALUE(RIGHT(MID([.A588];FIND(&quot;&lt;coordinates&gt;&quot;;[.A588])+14;26);11))" office:value-type="float" office:value="47.49998">
            <text:p>47.49998000</text:p>
          </table:table-cell>
          <table:table-cell table:formula="of:=SQRT(([.H588]-[.H587])*([.H588]-[.H587])+([.I588]-[.I587])*([.I588]-[.I587]))" office:value-type="float" office:value="0.0500579474209607">
            <text:p>0.05005794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93 &lt;br&gt; Longitude : <text:s text:c="6"/>35.835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83508000, <text:s/>47.49295000&lt;/coordinates&gt;&lt;/Point&gt;&lt;/Placemark&gt;</text:p>
          </table:table-cell>
          <table:table-cell office:value-type="float" office:value="781">
            <text:p>781</text:p>
          </table:table-cell>
          <table:table-cell table:formula="of:=IF([.D58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89];162;10)" office:value-type="string" office:string-value="2022-07-03">
            <text:p>2022-07-03</text:p>
          </table:table-cell>
          <table:table-cell table:style-name="ce3" table:formula="of:=MID([.A589];183;9)" office:value-type="string" office:string-value="10:41 UTC">
            <text:p>10:41 UTC</text:p>
          </table:table-cell>
          <table:table-cell table:formula="of:=RIGHT([.A589];LEN([.A589])-FIND(&quot;&lt;/description&gt;&quot;;[.A589])+1)" office:value-type="string" office:string-value="&lt;/description&gt;&lt;Point&gt;&lt;coordinates&gt;  35.83508000,  47.49295000&lt;/coordinates&gt;&lt;/Point&gt;&lt;/Placemark&gt;">
            <text:p>&lt;/description&gt;&lt;Point&gt;&lt;coordinates&gt; <text:s/>35.83508000, <text:s/>47.49295000&lt;/coordinates&gt;&lt;/Point&gt;&lt;/Placemark&gt;</text:p>
          </table:table-cell>
          <table:table-cell office:value-type="float" office:value="781">
            <text:p>781</text:p>
          </table:table-cell>
          <table:table-cell table:style-name="ce4" table:formula="of:=VALUE(LEFT(MID([.A589];FIND(&quot;&lt;coordinates&gt;&quot;;[.A589])+15;26);11))" office:value-type="float" office:value="35.83508">
            <text:p>35.83508000</text:p>
          </table:table-cell>
          <table:table-cell table:style-name="ce4" table:formula="of:=VALUE(RIGHT(MID([.A589];FIND(&quot;&lt;coordinates&gt;&quot;;[.A589])+14;26);11))" office:value-type="float" office:value="47.49295">
            <text:p>47.49295000</text:p>
          </table:table-cell>
          <table:table-cell table:formula="of:=SQRT(([.H589]-[.H588])*([.H589]-[.H588])+([.I589]-[.I588])*([.I589]-[.I588]))" office:value-type="float" office:value="0.00725184804032684">
            <text:p>0.0072518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36 &lt;br&gt; Longitude : <text:s text:c="6"/>35.945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94473000, <text:s/>47.53612000&lt;/coordinates&gt;&lt;/Point&gt;&lt;/Placemark&gt;</text:p>
          </table:table-cell>
          <table:table-cell office:value-type="float" office:value="837">
            <text:p>837</text:p>
          </table:table-cell>
          <table:table-cell table:formula="of:=IF([.D59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0];162;10)" office:value-type="string" office:string-value="2022-07-03">
            <text:p>2022-07-03</text:p>
          </table:table-cell>
          <table:table-cell table:style-name="ce3" table:formula="of:=MID([.A590];183;9)" office:value-type="string" office:string-value="23:44 UTC">
            <text:p>23:44 UTC</text:p>
          </table:table-cell>
          <table:table-cell table:formula="of:=RIGHT([.A590];LEN([.A590])-FIND(&quot;&lt;/description&gt;&quot;;[.A590])+1)" office:value-type="string" office:string-value="&lt;/description&gt;&lt;Point&gt;&lt;coordinates&gt;  35.94473000,  47.53612000&lt;/coordinates&gt;&lt;/Point&gt;&lt;/Placemark&gt;">
            <text:p>&lt;/description&gt;&lt;Point&gt;&lt;coordinates&gt; <text:s/>35.94473000, <text:s/>47.53612000&lt;/coordinates&gt;&lt;/Point&gt;&lt;/Placemark&gt;</text:p>
          </table:table-cell>
          <table:table-cell office:value-type="float" office:value="837">
            <text:p>837</text:p>
          </table:table-cell>
          <table:table-cell table:style-name="ce4" table:formula="of:=VALUE(LEFT(MID([.A590];FIND(&quot;&lt;coordinates&gt;&quot;;[.A590])+15;26);11))" office:value-type="float" office:value="35.94473">
            <text:p>35.94473000</text:p>
          </table:table-cell>
          <table:table-cell table:style-name="ce4" table:formula="of:=VALUE(RIGHT(MID([.A590];FIND(&quot;&lt;coordinates&gt;&quot;;[.A590])+14;26);11))" office:value-type="float" office:value="47.53612">
            <text:p>47.53612000</text:p>
          </table:table-cell>
          <table:table-cell table:formula="of:=SQRT(([.H590]-[.H589])*([.H590]-[.H589])+([.I590]-[.I589])*([.I590]-[.I589]))" office:value-type="float" office:value="0.117842146110804">
            <text:p>0.117842146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18 &lt;br&gt; Longitude : <text:s text:c="6"/>35.972&lt;br&gt;Date Acquired : 2022-07-03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97151000, <text:s/>48.51846000&lt;/coordinates&gt;&lt;/Point&gt;&lt;/Placemark&gt;</text:p>
          </table:table-cell>
          <table:table-cell office:value-type="float" office:value="1193">
            <text:p>1193</text:p>
          </table:table-cell>
          <table:table-cell table:formula="of:=IF([.D59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1];162;10)" office:value-type="string" office:string-value="2022-07-03">
            <text:p>2022-07-03</text:p>
          </table:table-cell>
          <table:table-cell table:style-name="ce3" table:formula="of:=MID([.A591];183;9)" office:value-type="string" office:string-value="00:52 UTC">
            <text:p>00:52 UTC</text:p>
          </table:table-cell>
          <table:table-cell table:formula="of:=RIGHT([.A591];LEN([.A591])-FIND(&quot;&lt;/description&gt;&quot;;[.A591])+1)" office:value-type="string" office:string-value="&lt;/description&gt;&lt;Point&gt;&lt;coordinates&gt;  35.97151000,  48.51846000&lt;/coordinates&gt;&lt;/Point&gt;&lt;/Placemark&gt;">
            <text:p>&lt;/description&gt;&lt;Point&gt;&lt;coordinates&gt; <text:s/>35.97151000, <text:s/>48.51846000&lt;/coordinates&gt;&lt;/Point&gt;&lt;/Placemark&gt;</text:p>
          </table:table-cell>
          <table:table-cell office:value-type="float" office:value="1193">
            <text:p>1193</text:p>
          </table:table-cell>
          <table:table-cell table:style-name="ce4" table:formula="of:=VALUE(LEFT(MID([.A591];FIND(&quot;&lt;coordinates&gt;&quot;;[.A591])+15;26);11))" office:value-type="float" office:value="35.97151">
            <text:p>35.97151000</text:p>
          </table:table-cell>
          <table:table-cell table:style-name="ce4" table:formula="of:=VALUE(RIGHT(MID([.A591];FIND(&quot;&lt;coordinates&gt;&quot;;[.A591])+14;26);11))" office:value-type="float" office:value="48.51846">
            <text:p>48.51846000</text:p>
          </table:table-cell>
          <table:table-cell table:formula="of:=SQRT(([.H591]-[.H590])*([.H591]-[.H590])+([.I591]-[.I590])*([.I591]-[.I590]))" office:value-type="float" office:value="0.982704962844903">
            <text:p>0.98270496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350 &lt;br&gt; Longitude : <text:s text:c="6"/>36.127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12739000, <text:s/>50.34976000&lt;/coordinates&gt;&lt;/Point&gt;&lt;/Placemark&gt;</text:p>
          </table:table-cell>
          <table:table-cell office:value-type="float" office:value="1741">
            <text:p>1741</text:p>
          </table:table-cell>
          <table:table-cell table:formula="of:=IF([.D59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2];162;10)" office:value-type="string" office:string-value="2022-07-03">
            <text:p>2022-07-03</text:p>
          </table:table-cell>
          <table:table-cell table:style-name="ce3" table:formula="of:=MID([.A592];183;9)" office:value-type="string" office:string-value="10:41 UTC">
            <text:p>10:41 UTC</text:p>
          </table:table-cell>
          <table:table-cell table:formula="of:=RIGHT([.A592];LEN([.A592])-FIND(&quot;&lt;/description&gt;&quot;;[.A592])+1)" office:value-type="string" office:string-value="&lt;/description&gt;&lt;Point&gt;&lt;coordinates&gt;  36.12739000,  50.34976000&lt;/coordinates&gt;&lt;/Point&gt;&lt;/Placemark&gt;">
            <text:p>&lt;/description&gt;&lt;Point&gt;&lt;coordinates&gt; <text:s/>36.12739000, <text:s/>50.34976000&lt;/coordinates&gt;&lt;/Point&gt;&lt;/Placemark&gt;</text:p>
          </table:table-cell>
          <table:table-cell office:value-type="float" office:value="1741">
            <text:p>1741</text:p>
          </table:table-cell>
          <table:table-cell table:style-name="ce4" table:formula="of:=VALUE(LEFT(MID([.A592];FIND(&quot;&lt;coordinates&gt;&quot;;[.A592])+15;26);11))" office:value-type="float" office:value="36.12739">
            <text:p>36.12739000</text:p>
          </table:table-cell>
          <table:table-cell table:style-name="ce4" table:formula="of:=VALUE(RIGHT(MID([.A592];FIND(&quot;&lt;coordinates&gt;&quot;;[.A592])+14;26);11))" office:value-type="float" office:value="50.34976">
            <text:p>50.34976000</text:p>
          </table:table-cell>
          <table:table-cell table:formula="of:=SQRT(([.H592]-[.H591])*([.H592]-[.H591])+([.I592]-[.I591])*([.I592]-[.I591]))" office:value-type="float" office:value="1.83792226832367">
            <text:p>1.83792226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352 &lt;br&gt; Longitude : <text:s text:c="6"/>36.134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13409000, <text:s/>50.35193000&lt;/coordinates&gt;&lt;/Point&gt;&lt;/Placemark&gt;</text:p>
          </table:table-cell>
          <table:table-cell office:value-type="float" office:value="1743">
            <text:p>1743</text:p>
          </table:table-cell>
          <table:table-cell table:formula="of:=IF([.D59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3];162;10)" office:value-type="string" office:string-value="2022-07-03">
            <text:p>2022-07-03</text:p>
          </table:table-cell>
          <table:table-cell table:style-name="ce3" table:formula="of:=MID([.A593];183;9)" office:value-type="string" office:string-value="10:41 UTC">
            <text:p>10:41 UTC</text:p>
          </table:table-cell>
          <table:table-cell table:formula="of:=RIGHT([.A593];LEN([.A593])-FIND(&quot;&lt;/description&gt;&quot;;[.A593])+1)" office:value-type="string" office:string-value="&lt;/description&gt;&lt;Point&gt;&lt;coordinates&gt;  36.13409000,  50.35193000&lt;/coordinates&gt;&lt;/Point&gt;&lt;/Placemark&gt;">
            <text:p>&lt;/description&gt;&lt;Point&gt;&lt;coordinates&gt; <text:s/>36.13409000, <text:s/>50.35193000&lt;/coordinates&gt;&lt;/Point&gt;&lt;/Placemark&gt;</text:p>
          </table:table-cell>
          <table:table-cell office:value-type="float" office:value="1743">
            <text:p>1743</text:p>
          </table:table-cell>
          <table:table-cell table:style-name="ce4" table:formula="of:=VALUE(LEFT(MID([.A593];FIND(&quot;&lt;coordinates&gt;&quot;;[.A593])+15;26);11))" office:value-type="float" office:value="36.13409">
            <text:p>36.13409000</text:p>
          </table:table-cell>
          <table:table-cell table:style-name="ce4" table:formula="of:=VALUE(RIGHT(MID([.A593];FIND(&quot;&lt;coordinates&gt;&quot;;[.A593])+14;26);11))" office:value-type="float" office:value="50.35193">
            <text:p>50.35193000</text:p>
          </table:table-cell>
          <table:table-cell table:formula="of:=SQRT(([.H593]-[.H592])*([.H593]-[.H592])+([.I593]-[.I592])*([.I593]-[.I592]))" office:value-type="float" office:value="0.00704264864948031">
            <text:p>0.00704264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63 &lt;br&gt; Longitude : <text:s text:c="6"/>36.163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16339000, <text:s/>47.56271000&lt;/coordinates&gt;&lt;/Point&gt;&lt;/Placemark&gt;</text:p>
          </table:table-cell>
          <table:table-cell office:value-type="float" office:value="848">
            <text:p>848</text:p>
          </table:table-cell>
          <table:table-cell table:formula="of:=IF([.D59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4];162;10)" office:value-type="string" office:string-value="2022-07-03">
            <text:p>2022-07-03</text:p>
          </table:table-cell>
          <table:table-cell table:style-name="ce3" table:formula="of:=MID([.A594];183;9)" office:value-type="string" office:string-value="10:41 UTC">
            <text:p>10:41 UTC</text:p>
          </table:table-cell>
          <table:table-cell table:formula="of:=RIGHT([.A594];LEN([.A594])-FIND(&quot;&lt;/description&gt;&quot;;[.A594])+1)" office:value-type="string" office:string-value="&lt;/description&gt;&lt;Point&gt;&lt;coordinates&gt;  36.16339000,  47.56271000&lt;/coordinates&gt;&lt;/Point&gt;&lt;/Placemark&gt;">
            <text:p>&lt;/description&gt;&lt;Point&gt;&lt;coordinates&gt; <text:s/>36.16339000, <text:s/>47.56271000&lt;/coordinates&gt;&lt;/Point&gt;&lt;/Placemark&gt;</text:p>
          </table:table-cell>
          <table:table-cell office:value-type="float" office:value="848">
            <text:p>848</text:p>
          </table:table-cell>
          <table:table-cell table:style-name="ce4" table:formula="of:=VALUE(LEFT(MID([.A594];FIND(&quot;&lt;coordinates&gt;&quot;;[.A594])+15;26);11))" office:value-type="float" office:value="36.16339">
            <text:p>36.16339000</text:p>
          </table:table-cell>
          <table:table-cell table:style-name="ce4" table:formula="of:=VALUE(RIGHT(MID([.A594];FIND(&quot;&lt;coordinates&gt;&quot;;[.A594])+14;26);11))" office:value-type="float" office:value="47.56271">
            <text:p>47.56271000</text:p>
          </table:table-cell>
          <table:table-cell table:formula="of:=SQRT(([.H594]-[.H593])*([.H594]-[.H593])+([.I594]-[.I593])*([.I594]-[.I593]))" office:value-type="float" office:value="2.78937389003339">
            <text:p>2.789373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0.312 &lt;br&gt; Longitude : <text:s text:c="6"/>36.193&lt;br&gt;Date Acquired : 2022-07-03 &lt;br&gt;Time: 08:24 UTC&lt;br&gt;Confidence [0-100] : 67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19324000, <text:s/>50.31207000&lt;/coordinates&gt;&lt;/Point&gt;&lt;/Placemark&gt;</text:p>
          </table:table-cell>
          <table:table-cell office:value-type="float" office:value="170">
            <text:p>170</text:p>
          </table:table-cell>
          <table:table-cell table:formula="of:=IF([.D59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5];162;10)" office:value-type="string" office:string-value="2022-07-03">
            <text:p>2022-07-03</text:p>
          </table:table-cell>
          <table:table-cell table:style-name="ce3" table:formula="of:=MID([.A595];183;9)" office:value-type="string" office:string-value="08:24 UTC">
            <text:p>08:24 UTC</text:p>
          </table:table-cell>
          <table:table-cell table:formula="of:=RIGHT([.A595];LEN([.A595])-FIND(&quot;&lt;/description&gt;&quot;;[.A595])+1)" office:value-type="string" office:string-value="&lt;/description&gt;&lt;Point&gt;&lt;coordinates&gt;  36.19324000,  50.31207000&lt;/coordinates&gt;&lt;/Point&gt;&lt;/Placemark&gt;">
            <text:p>&lt;/description&gt;&lt;Point&gt;&lt;coordinates&gt; <text:s/>36.19324000, <text:s/>50.31207000&lt;/coordinates&gt;&lt;/Point&gt;&lt;/Placemark&gt;</text:p>
          </table:table-cell>
          <table:table-cell office:value-type="float" office:value="170">
            <text:p>170</text:p>
          </table:table-cell>
          <table:table-cell table:style-name="ce4" table:formula="of:=VALUE(LEFT(MID([.A595];FIND(&quot;&lt;coordinates&gt;&quot;;[.A595])+15;26);11))" office:value-type="float" office:value="36.19324">
            <text:p>36.19324000</text:p>
          </table:table-cell>
          <table:table-cell table:style-name="ce4" table:formula="of:=VALUE(RIGHT(MID([.A595];FIND(&quot;&lt;coordinates&gt;&quot;;[.A595])+14;26);11))" office:value-type="float" office:value="50.31207">
            <text:p>50.31207000</text:p>
          </table:table-cell>
          <table:table-cell table:formula="of:=SQRT(([.H595]-[.H594])*([.H595]-[.H594])+([.I595]-[.I594])*([.I595]-[.I594]))" office:value-type="float" office:value="2.74952203702752">
            <text:p>2.74952203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50.310 &lt;br&gt; Longitude : <text:s text:c="6"/>36.208&lt;br&gt;Date Acquired : 2022-07-03 &lt;br&gt;Time: 08:24 UTC&lt;br&gt;Confidence [0-100] : 67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0790000, <text:s/>50.31022000&lt;/coordinates&gt;&lt;/Point&gt;&lt;/Placemark&gt;</text:p>
          </table:table-cell>
          <table:table-cell office:value-type="float" office:value="169">
            <text:p>169</text:p>
          </table:table-cell>
          <table:table-cell table:formula="of:=IF([.D59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6];162;10)" office:value-type="string" office:string-value="2022-07-03">
            <text:p>2022-07-03</text:p>
          </table:table-cell>
          <table:table-cell table:style-name="ce3" table:formula="of:=MID([.A596];183;9)" office:value-type="string" office:string-value="08:24 UTC">
            <text:p>08:24 UTC</text:p>
          </table:table-cell>
          <table:table-cell table:formula="of:=RIGHT([.A596];LEN([.A596])-FIND(&quot;&lt;/description&gt;&quot;;[.A596])+1)" office:value-type="string" office:string-value="&lt;/description&gt;&lt;Point&gt;&lt;coordinates&gt;  36.20790000,  50.31022000&lt;/coordinates&gt;&lt;/Point&gt;&lt;/Placemark&gt;">
            <text:p>&lt;/description&gt;&lt;Point&gt;&lt;coordinates&gt; <text:s/>36.20790000, <text:s/>50.31022000&lt;/coordinates&gt;&lt;/Point&gt;&lt;/Placemark&gt;</text:p>
          </table:table-cell>
          <table:table-cell office:value-type="float" office:value="169">
            <text:p>169</text:p>
          </table:table-cell>
          <table:table-cell table:style-name="ce4" table:formula="of:=VALUE(LEFT(MID([.A596];FIND(&quot;&lt;coordinates&gt;&quot;;[.A596])+15;26);11))" office:value-type="float" office:value="36.2079">
            <text:p>36.20790000</text:p>
          </table:table-cell>
          <table:table-cell table:style-name="ce4" table:formula="of:=VALUE(RIGHT(MID([.A596];FIND(&quot;&lt;coordinates&gt;&quot;;[.A596])+14;26);11))" office:value-type="float" office:value="50.31022">
            <text:p>50.31022000</text:p>
          </table:table-cell>
          <table:table-cell table:formula="of:=SQRT(([.H596]-[.H595])*([.H596]-[.H595])+([.I596]-[.I595])*([.I596]-[.I595]))" office:value-type="float" office:value="0.0147762681350863">
            <text:p>0.014776268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96 &lt;br&gt; Longitude : <text:s text:c="6"/>36.241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4115000, <text:s/>47.59626000&lt;/coordinates&gt;&lt;/Point&gt;&lt;/Placemark&gt;</text:p>
          </table:table-cell>
          <table:table-cell office:value-type="float" office:value="853">
            <text:p>853</text:p>
          </table:table-cell>
          <table:table-cell table:formula="of:=IF([.D59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7];162;10)" office:value-type="string" office:string-value="2022-07-03">
            <text:p>2022-07-03</text:p>
          </table:table-cell>
          <table:table-cell table:style-name="ce3" table:formula="of:=MID([.A597];183;9)" office:value-type="string" office:string-value="11:30 UTC">
            <text:p>11:30 UTC</text:p>
          </table:table-cell>
          <table:table-cell table:formula="of:=RIGHT([.A597];LEN([.A597])-FIND(&quot;&lt;/description&gt;&quot;;[.A597])+1)" office:value-type="string" office:string-value="&lt;/description&gt;&lt;Point&gt;&lt;coordinates&gt;  36.24115000,  47.59626000&lt;/coordinates&gt;&lt;/Point&gt;&lt;/Placemark&gt;">
            <text:p>&lt;/description&gt;&lt;Point&gt;&lt;coordinates&gt; <text:s/>36.24115000, <text:s/>47.59626000&lt;/coordinates&gt;&lt;/Point&gt;&lt;/Placemark&gt;</text:p>
          </table:table-cell>
          <table:table-cell office:value-type="float" office:value="853">
            <text:p>853</text:p>
          </table:table-cell>
          <table:table-cell table:style-name="ce4" table:formula="of:=VALUE(LEFT(MID([.A597];FIND(&quot;&lt;coordinates&gt;&quot;;[.A597])+15;26);11))" office:value-type="float" office:value="36.24115">
            <text:p>36.24115000</text:p>
          </table:table-cell>
          <table:table-cell table:style-name="ce4" table:formula="of:=VALUE(RIGHT(MID([.A597];FIND(&quot;&lt;coordinates&gt;&quot;;[.A597])+14;26);11))" office:value-type="float" office:value="47.59626">
            <text:p>47.59626000</text:p>
          </table:table-cell>
          <table:table-cell table:formula="of:=SQRT(([.H597]-[.H596])*([.H597]-[.H596])+([.I597]-[.I596])*([.I597]-[.I596]))" office:value-type="float" office:value="2.71416367304921">
            <text:p>2.71416367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61 &lt;br&gt; Longitude : <text:s text:c="6"/>36.247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4681000, <text:s/>47.46060000&lt;/coordinates&gt;&lt;/Point&gt;&lt;/Placemark&gt;</text:p>
          </table:table-cell>
          <table:table-cell office:value-type="float" office:value="778">
            <text:p>778</text:p>
          </table:table-cell>
          <table:table-cell table:formula="of:=IF([.D59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8];162;10)" office:value-type="string" office:string-value="2022-07-03">
            <text:p>2022-07-03</text:p>
          </table:table-cell>
          <table:table-cell table:style-name="ce3" table:formula="of:=MID([.A598];183;9)" office:value-type="string" office:string-value="23:44 UTC">
            <text:p>23:44 UTC</text:p>
          </table:table-cell>
          <table:table-cell table:formula="of:=RIGHT([.A598];LEN([.A598])-FIND(&quot;&lt;/description&gt;&quot;;[.A598])+1)" office:value-type="string" office:string-value="&lt;/description&gt;&lt;Point&gt;&lt;coordinates&gt;  36.24681000,  47.46060000&lt;/coordinates&gt;&lt;/Point&gt;&lt;/Placemark&gt;">
            <text:p>&lt;/description&gt;&lt;Point&gt;&lt;coordinates&gt; <text:s/>36.24681000, <text:s/>47.46060000&lt;/coordinates&gt;&lt;/Point&gt;&lt;/Placemark&gt;</text:p>
          </table:table-cell>
          <table:table-cell office:value-type="float" office:value="778">
            <text:p>778</text:p>
          </table:table-cell>
          <table:table-cell table:style-name="ce4" table:formula="of:=VALUE(LEFT(MID([.A598];FIND(&quot;&lt;coordinates&gt;&quot;;[.A598])+15;26);11))" office:value-type="float" office:value="36.24681">
            <text:p>36.24681000</text:p>
          </table:table-cell>
          <table:table-cell table:style-name="ce4" table:formula="of:=VALUE(RIGHT(MID([.A598];FIND(&quot;&lt;coordinates&gt;&quot;;[.A598])+14;26);11))" office:value-type="float" office:value="47.4606">
            <text:p>47.46060000</text:p>
          </table:table-cell>
          <table:table-cell table:formula="of:=SQRT(([.H598]-[.H597])*([.H598]-[.H597])+([.I598]-[.I597])*([.I598]-[.I597]))" office:value-type="float" office:value="0.135778021785562">
            <text:p>0.135778021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089 &lt;br&gt; Longitude : <text:s text:c="6"/>36.391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9059000, <text:s/>50.08929000&lt;/coordinates&gt;&lt;/Point&gt;&lt;/Placemark&gt;</text:p>
          </table:table-cell>
          <table:table-cell office:value-type="float" office:value="1708">
            <text:p>1708</text:p>
          </table:table-cell>
          <table:table-cell table:formula="of:=IF([.D59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599];162;10)" office:value-type="string" office:string-value="2022-07-03">
            <text:p>2022-07-03</text:p>
          </table:table-cell>
          <table:table-cell table:style-name="ce3" table:formula="of:=MID([.A599];183;9)" office:value-type="string" office:string-value="23:44 UTC">
            <text:p>23:44 UTC</text:p>
          </table:table-cell>
          <table:table-cell table:formula="of:=RIGHT([.A599];LEN([.A599])-FIND(&quot;&lt;/description&gt;&quot;;[.A599])+1)" office:value-type="string" office:string-value="&lt;/description&gt;&lt;Point&gt;&lt;coordinates&gt;  36.39059000,  50.08929000&lt;/coordinates&gt;&lt;/Point&gt;&lt;/Placemark&gt;">
            <text:p>&lt;/description&gt;&lt;Point&gt;&lt;coordinates&gt; <text:s/>36.39059000, <text:s/>50.08929000&lt;/coordinates&gt;&lt;/Point&gt;&lt;/Placemark&gt;</text:p>
          </table:table-cell>
          <table:table-cell office:value-type="float" office:value="1708">
            <text:p>1708</text:p>
          </table:table-cell>
          <table:table-cell table:style-name="ce4" table:formula="of:=VALUE(LEFT(MID([.A599];FIND(&quot;&lt;coordinates&gt;&quot;;[.A599])+15;26);11))" office:value-type="float" office:value="36.39059">
            <text:p>36.39059000</text:p>
          </table:table-cell>
          <table:table-cell table:style-name="ce4" table:formula="of:=VALUE(RIGHT(MID([.A599];FIND(&quot;&lt;coordinates&gt;&quot;;[.A599])+14;26);11))" office:value-type="float" office:value="50.08929">
            <text:p>50.08929000</text:p>
          </table:table-cell>
          <table:table-cell table:formula="of:=SQRT(([.H599]-[.H598])*([.H599]-[.H598])+([.I599]-[.I598])*([.I599]-[.I598]))" office:value-type="float" office:value="2.63261919093894">
            <text:p>2.63261919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319 &lt;br&gt; Longitude : <text:s text:c="6"/>36.398&lt;br&gt;Date Acquired : 2022-07-03 &lt;br&gt;Time: 11:3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9830000, <text:s/>52.31858000&lt;/coordinates&gt;&lt;/Point&gt;&lt;/Placemark&gt;</text:p>
          </table:table-cell>
          <table:table-cell office:value-type="float" office:value="1910">
            <text:p>1910</text:p>
          </table:table-cell>
          <table:table-cell table:formula="of:=IF([.D60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0];162;10)" office:value-type="string" office:string-value="2022-07-03">
            <text:p>2022-07-03</text:p>
          </table:table-cell>
          <table:table-cell table:style-name="ce3" table:formula="of:=MID([.A600];183;9)" office:value-type="string" office:string-value="11:32 UTC">
            <text:p>11:32 UTC</text:p>
          </table:table-cell>
          <table:table-cell table:formula="of:=RIGHT([.A600];LEN([.A600])-FIND(&quot;&lt;/description&gt;&quot;;[.A600])+1)" office:value-type="string" office:string-value="&lt;/description&gt;&lt;Point&gt;&lt;coordinates&gt;  36.39830000,  52.31858000&lt;/coordinates&gt;&lt;/Point&gt;&lt;/Placemark&gt;">
            <text:p>&lt;/description&gt;&lt;Point&gt;&lt;coordinates&gt; <text:s/>36.39830000, <text:s/>52.31858000&lt;/coordinates&gt;&lt;/Point&gt;&lt;/Placemark&gt;</text:p>
          </table:table-cell>
          <table:table-cell office:value-type="float" office:value="1910">
            <text:p>1910</text:p>
          </table:table-cell>
          <table:table-cell table:style-name="ce4" table:formula="of:=VALUE(LEFT(MID([.A600];FIND(&quot;&lt;coordinates&gt;&quot;;[.A600])+15;26);11))" office:value-type="float" office:value="36.3983">
            <text:p>36.39830000</text:p>
          </table:table-cell>
          <table:table-cell table:style-name="ce4" table:formula="of:=VALUE(RIGHT(MID([.A600];FIND(&quot;&lt;coordinates&gt;&quot;;[.A600])+14;26);11))" office:value-type="float" office:value="52.31858">
            <text:p>52.31858000</text:p>
          </table:table-cell>
          <table:table-cell table:formula="of:=SQRT(([.H600]-[.H599])*([.H600]-[.H599])+([.I600]-[.I599])*([.I600]-[.I599]))" office:value-type="float" office:value="2.22930333247856">
            <text:p>2.22930333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348 &lt;br&gt; Longitude : <text:s text:c="6"/>36.406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40622000, <text:s/>50.34777000&lt;/coordinates&gt;&lt;/Point&gt;&lt;/Placemark&gt;</text:p>
          </table:table-cell>
          <table:table-cell office:value-type="float" office:value="1740">
            <text:p>1740</text:p>
          </table:table-cell>
          <table:table-cell table:formula="of:=IF([.D60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1];162;10)" office:value-type="string" office:string-value="2022-07-03">
            <text:p>2022-07-03</text:p>
          </table:table-cell>
          <table:table-cell table:style-name="ce3" table:formula="of:=MID([.A601];183;9)" office:value-type="string" office:string-value="09:49 UTC">
            <text:p>09:49 UTC</text:p>
          </table:table-cell>
          <table:table-cell table:formula="of:=RIGHT([.A601];LEN([.A601])-FIND(&quot;&lt;/description&gt;&quot;;[.A601])+1)" office:value-type="string" office:string-value="&lt;/description&gt;&lt;Point&gt;&lt;coordinates&gt;  36.40622000,  50.34777000&lt;/coordinates&gt;&lt;/Point&gt;&lt;/Placemark&gt;">
            <text:p>&lt;/description&gt;&lt;Point&gt;&lt;coordinates&gt; <text:s/>36.40622000, <text:s/>50.34777000&lt;/coordinates&gt;&lt;/Point&gt;&lt;/Placemark&gt;</text:p>
          </table:table-cell>
          <table:table-cell office:value-type="float" office:value="1740">
            <text:p>1740</text:p>
          </table:table-cell>
          <table:table-cell table:style-name="ce4" table:formula="of:=VALUE(LEFT(MID([.A601];FIND(&quot;&lt;coordinates&gt;&quot;;[.A601])+15;26);11))" office:value-type="float" office:value="36.40622">
            <text:p>36.40622000</text:p>
          </table:table-cell>
          <table:table-cell table:style-name="ce4" table:formula="of:=VALUE(RIGHT(MID([.A601];FIND(&quot;&lt;coordinates&gt;&quot;;[.A601])+14;26);11))" office:value-type="float" office:value="50.34777">
            <text:p>50.34777000</text:p>
          </table:table-cell>
          <table:table-cell table:formula="of:=SQRT(([.H601]-[.H600])*([.H601]-[.H600])+([.I601]-[.I600])*([.I601]-[.I600]))" office:value-type="float" office:value="1.97082591379858">
            <text:p>1.97082591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191 &lt;br&gt; Longitude : <text:s text:c="6"/>36.413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41251000, <text:s/>50.19083000&lt;/coordinates&gt;&lt;/Point&gt;&lt;/Placemark&gt;</text:p>
          </table:table-cell>
          <table:table-cell office:value-type="float" office:value="1731">
            <text:p>1731</text:p>
          </table:table-cell>
          <table:table-cell table:formula="of:=IF([.D60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2];162;10)" office:value-type="string" office:string-value="2022-07-03">
            <text:p>2022-07-03</text:p>
          </table:table-cell>
          <table:table-cell table:style-name="ce3" table:formula="of:=MID([.A602];183;9)" office:value-type="string" office:string-value="00:01 UTC">
            <text:p>00:01 UTC</text:p>
          </table:table-cell>
          <table:table-cell table:formula="of:=RIGHT([.A602];LEN([.A602])-FIND(&quot;&lt;/description&gt;&quot;;[.A602])+1)" office:value-type="string" office:string-value="&lt;/description&gt;&lt;Point&gt;&lt;coordinates&gt;  36.41251000,  50.19083000&lt;/coordinates&gt;&lt;/Point&gt;&lt;/Placemark&gt;">
            <text:p>&lt;/description&gt;&lt;Point&gt;&lt;coordinates&gt; <text:s/>36.41251000, <text:s/>50.19083000&lt;/coordinates&gt;&lt;/Point&gt;&lt;/Placemark&gt;</text:p>
          </table:table-cell>
          <table:table-cell office:value-type="float" office:value="1731">
            <text:p>1731</text:p>
          </table:table-cell>
          <table:table-cell table:style-name="ce4" table:formula="of:=VALUE(LEFT(MID([.A602];FIND(&quot;&lt;coordinates&gt;&quot;;[.A602])+15;26);11))" office:value-type="float" office:value="36.41251">
            <text:p>36.41251000</text:p>
          </table:table-cell>
          <table:table-cell table:style-name="ce4" table:formula="of:=VALUE(RIGHT(MID([.A602];FIND(&quot;&lt;coordinates&gt;&quot;;[.A602])+14;26);11))" office:value-type="float" office:value="50.19083">
            <text:p>50.19083000</text:p>
          </table:table-cell>
          <table:table-cell table:formula="of:=SQRT(([.H602]-[.H601])*([.H602]-[.H601])+([.I602]-[.I601])*([.I602]-[.I601]))" office:value-type="float" office:value="0.157065997911705">
            <text:p>0.15706599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194 &lt;br&gt; Longitude : <text:s text:c="6"/>36.419&lt;br&gt;Date Acquired : 2022-07-03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41862000, <text:s/>50.19395000&lt;/coordinates&gt;&lt;/Point&gt;&lt;/Placemark&gt;</text:p>
          </table:table-cell>
          <table:table-cell office:value-type="float" office:value="1732">
            <text:p>1732</text:p>
          </table:table-cell>
          <table:table-cell table:formula="of:=IF([.D60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3];162;10)" office:value-type="string" office:string-value="2022-07-03">
            <text:p>2022-07-03</text:p>
          </table:table-cell>
          <table:table-cell table:style-name="ce3" table:formula="of:=MID([.A603];183;9)" office:value-type="string" office:string-value="00:52 UTC">
            <text:p>00:52 UTC</text:p>
          </table:table-cell>
          <table:table-cell table:formula="of:=RIGHT([.A603];LEN([.A603])-FIND(&quot;&lt;/description&gt;&quot;;[.A603])+1)" office:value-type="string" office:string-value="&lt;/description&gt;&lt;Point&gt;&lt;coordinates&gt;  36.41862000,  50.19395000&lt;/coordinates&gt;&lt;/Point&gt;&lt;/Placemark&gt;">
            <text:p>&lt;/description&gt;&lt;Point&gt;&lt;coordinates&gt; <text:s/>36.41862000, <text:s/>50.19395000&lt;/coordinates&gt;&lt;/Point&gt;&lt;/Placemark&gt;</text:p>
          </table:table-cell>
          <table:table-cell office:value-type="float" office:value="1732">
            <text:p>1732</text:p>
          </table:table-cell>
          <table:table-cell table:style-name="ce4" table:formula="of:=VALUE(LEFT(MID([.A603];FIND(&quot;&lt;coordinates&gt;&quot;;[.A603])+15;26);11))" office:value-type="float" office:value="36.41862">
            <text:p>36.41862000</text:p>
          </table:table-cell>
          <table:table-cell table:style-name="ce4" table:formula="of:=VALUE(RIGHT(MID([.A603];FIND(&quot;&lt;coordinates&gt;&quot;;[.A603])+14;26);11))" office:value-type="float" office:value="50.19395">
            <text:p>50.19395000</text:p>
          </table:table-cell>
          <table:table-cell table:formula="of:=SQRT(([.H603]-[.H602])*([.H603]-[.H602])+([.I603]-[.I602])*([.I603]-[.I602]))" office:value-type="float" office:value="0.00686050289701943">
            <text:p>0.006860502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580 &lt;br&gt; Longitude : <text:s text:c="6"/>36.517&lt;br&gt;Date Acquired : 2022-07-03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1722000, <text:s/>50.57970000&lt;/coordinates&gt;&lt;/Point&gt;&lt;/Placemark&gt;</text:p>
          </table:table-cell>
          <table:table-cell office:value-type="float" office:value="1762">
            <text:p>1762</text:p>
          </table:table-cell>
          <table:table-cell table:formula="of:=IF([.D60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4];162;10)" office:value-type="string" office:string-value="2022-07-03">
            <text:p>2022-07-03</text:p>
          </table:table-cell>
          <table:table-cell table:style-name="ce3" table:formula="of:=MID([.A604];183;9)" office:value-type="string" office:string-value="00:52 UTC">
            <text:p>00:52 UTC</text:p>
          </table:table-cell>
          <table:table-cell table:formula="of:=RIGHT([.A604];LEN([.A604])-FIND(&quot;&lt;/description&gt;&quot;;[.A604])+1)" office:value-type="string" office:string-value="&lt;/description&gt;&lt;Point&gt;&lt;coordinates&gt;  36.51722000,  50.57970000&lt;/coordinates&gt;&lt;/Point&gt;&lt;/Placemark&gt;">
            <text:p>&lt;/description&gt;&lt;Point&gt;&lt;coordinates&gt; <text:s/>36.51722000, <text:s/>50.57970000&lt;/coordinates&gt;&lt;/Point&gt;&lt;/Placemark&gt;</text:p>
          </table:table-cell>
          <table:table-cell office:value-type="float" office:value="1762">
            <text:p>1762</text:p>
          </table:table-cell>
          <table:table-cell table:style-name="ce4" table:formula="of:=VALUE(LEFT(MID([.A604];FIND(&quot;&lt;coordinates&gt;&quot;;[.A604])+15;26);11))" office:value-type="float" office:value="36.51722">
            <text:p>36.51722000</text:p>
          </table:table-cell>
          <table:table-cell table:style-name="ce4" table:formula="of:=VALUE(RIGHT(MID([.A604];FIND(&quot;&lt;coordinates&gt;&quot;;[.A604])+14;26);11))" office:value-type="float" office:value="50.5797">
            <text:p>50.57970000</text:p>
          </table:table-cell>
          <table:table-cell table:formula="of:=SQRT(([.H604]-[.H603])*([.H604]-[.H603])+([.I604]-[.I603])*([.I604]-[.I603]))" office:value-type="float" office:value="0.398152009287913">
            <text:p>0.398152009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614 &lt;br&gt; Longitude : <text:s text:c="6"/>36.553&lt;br&gt;Date Acquired : 2022-07-03 &lt;br&gt;Time: 22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5257000, <text:s/>50.61363000&lt;/coordinates&gt;&lt;/Point&gt;&lt;/Placemark&gt;</text:p>
          </table:table-cell>
          <table:table-cell office:value-type="float" office:value="1767">
            <text:p>1767</text:p>
          </table:table-cell>
          <table:table-cell table:formula="of:=IF([.D60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5];162;10)" office:value-type="string" office:string-value="2022-07-03">
            <text:p>2022-07-03</text:p>
          </table:table-cell>
          <table:table-cell table:style-name="ce3" table:formula="of:=MID([.A605];183;9)" office:value-type="string" office:string-value="22:52 UTC">
            <text:p>22:52 UTC</text:p>
          </table:table-cell>
          <table:table-cell table:formula="of:=RIGHT([.A605];LEN([.A605])-FIND(&quot;&lt;/description&gt;&quot;;[.A605])+1)" office:value-type="string" office:string-value="&lt;/description&gt;&lt;Point&gt;&lt;coordinates&gt;  36.55257000,  50.61363000&lt;/coordinates&gt;&lt;/Point&gt;&lt;/Placemark&gt;">
            <text:p>&lt;/description&gt;&lt;Point&gt;&lt;coordinates&gt; <text:s/>36.55257000, <text:s/>50.61363000&lt;/coordinates&gt;&lt;/Point&gt;&lt;/Placemark&gt;</text:p>
          </table:table-cell>
          <table:table-cell office:value-type="float" office:value="1767">
            <text:p>1767</text:p>
          </table:table-cell>
          <table:table-cell table:style-name="ce4" table:formula="of:=VALUE(LEFT(MID([.A605];FIND(&quot;&lt;coordinates&gt;&quot;;[.A605])+15;26);11))" office:value-type="float" office:value="36.55257">
            <text:p>36.55257000</text:p>
          </table:table-cell>
          <table:table-cell table:style-name="ce4" table:formula="of:=VALUE(RIGHT(MID([.A605];FIND(&quot;&lt;coordinates&gt;&quot;;[.A605])+14;26);11))" office:value-type="float" office:value="50.61363">
            <text:p>50.61363000</text:p>
          </table:table-cell>
          <table:table-cell table:formula="of:=SQRT(([.H605]-[.H604])*([.H605]-[.H604])+([.I605]-[.I604])*([.I605]-[.I604]))" office:value-type="float" office:value="0.048998646920093">
            <text:p>0.04899864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615 &lt;br&gt; Longitude : <text:s text:c="6"/>36.599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9881000, <text:s/>50.61547000&lt;/coordinates&gt;&lt;/Point&gt;&lt;/Placemark&gt;</text:p>
          </table:table-cell>
          <table:table-cell office:value-type="float" office:value="1769">
            <text:p>1769</text:p>
          </table:table-cell>
          <table:table-cell table:formula="of:=IF([.D60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6];162;10)" office:value-type="string" office:string-value="2022-07-03">
            <text:p>2022-07-03</text:p>
          </table:table-cell>
          <table:table-cell table:style-name="ce3" table:formula="of:=MID([.A606];183;9)" office:value-type="string" office:string-value="00:01 UTC">
            <text:p>00:01 UTC</text:p>
          </table:table-cell>
          <table:table-cell table:formula="of:=RIGHT([.A606];LEN([.A606])-FIND(&quot;&lt;/description&gt;&quot;;[.A606])+1)" office:value-type="string" office:string-value="&lt;/description&gt;&lt;Point&gt;&lt;coordinates&gt;  36.59881000,  50.61547000&lt;/coordinates&gt;&lt;/Point&gt;&lt;/Placemark&gt;">
            <text:p>&lt;/description&gt;&lt;Point&gt;&lt;coordinates&gt; <text:s/>36.59881000, <text:s/>50.61547000&lt;/coordinates&gt;&lt;/Point&gt;&lt;/Placemark&gt;</text:p>
          </table:table-cell>
          <table:table-cell office:value-type="float" office:value="1769">
            <text:p>1769</text:p>
          </table:table-cell>
          <table:table-cell table:style-name="ce4" table:formula="of:=VALUE(LEFT(MID([.A606];FIND(&quot;&lt;coordinates&gt;&quot;;[.A606])+15;26);11))" office:value-type="float" office:value="36.59881">
            <text:p>36.59881000</text:p>
          </table:table-cell>
          <table:table-cell table:style-name="ce4" table:formula="of:=VALUE(RIGHT(MID([.A606];FIND(&quot;&lt;coordinates&gt;&quot;;[.A606])+14;26);11))" office:value-type="float" office:value="50.61547">
            <text:p>50.61547000</text:p>
          </table:table-cell>
          <table:table-cell table:formula="of:=SQRT(([.H606]-[.H605])*([.H606]-[.H605])+([.I606]-[.I605])*([.I606]-[.I605]))" office:value-type="float" office:value="0.046276594516016">
            <text:p>0.04627659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404 &lt;br&gt; Longitude : <text:s text:c="6"/>36.674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67431000, <text:s/>47.40376000&lt;/coordinates&gt;&lt;/Point&gt;&lt;/Placemark&gt;</text:p>
          </table:table-cell>
          <table:table-cell office:value-type="float" office:value="715">
            <text:p>715</text:p>
          </table:table-cell>
          <table:table-cell table:formula="of:=IF([.D60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7];162;10)" office:value-type="string" office:string-value="2022-07-03">
            <text:p>2022-07-03</text:p>
          </table:table-cell>
          <table:table-cell table:style-name="ce3" table:formula="of:=MID([.A607];183;9)" office:value-type="string" office:string-value="10:41 UTC">
            <text:p>10:41 UTC</text:p>
          </table:table-cell>
          <table:table-cell table:formula="of:=RIGHT([.A607];LEN([.A607])-FIND(&quot;&lt;/description&gt;&quot;;[.A607])+1)" office:value-type="string" office:string-value="&lt;/description&gt;&lt;Point&gt;&lt;coordinates&gt;  36.67431000,  47.40376000&lt;/coordinates&gt;&lt;/Point&gt;&lt;/Placemark&gt;">
            <text:p>&lt;/description&gt;&lt;Point&gt;&lt;coordinates&gt; <text:s/>36.67431000, <text:s/>47.40376000&lt;/coordinates&gt;&lt;/Point&gt;&lt;/Placemark&gt;</text:p>
          </table:table-cell>
          <table:table-cell office:value-type="float" office:value="715">
            <text:p>715</text:p>
          </table:table-cell>
          <table:table-cell table:style-name="ce4" table:formula="of:=VALUE(LEFT(MID([.A607];FIND(&quot;&lt;coordinates&gt;&quot;;[.A607])+15;26);11))" office:value-type="float" office:value="36.67431">
            <text:p>36.67431000</text:p>
          </table:table-cell>
          <table:table-cell table:style-name="ce4" table:formula="of:=VALUE(RIGHT(MID([.A607];FIND(&quot;&lt;coordinates&gt;&quot;;[.A607])+14;26);11))" office:value-type="float" office:value="47.40376">
            <text:p>47.40376000</text:p>
          </table:table-cell>
          <table:table-cell table:formula="of:=SQRT(([.H607]-[.H606])*([.H607]-[.H606])+([.I607]-[.I606])*([.I607]-[.I606]))" office:value-type="float" office:value="3.21259729410644">
            <text:p>3.212597294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490 &lt;br&gt; Longitude : <text:s text:c="6"/>36.712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1216000, <text:s/>49.48995000&lt;/coordinates&gt;&lt;/Point&gt;&lt;/Placemark&gt;</text:p>
          </table:table-cell>
          <table:table-cell office:value-type="float" office:value="1698">
            <text:p>1698</text:p>
          </table:table-cell>
          <table:table-cell table:formula="of:=IF([.D60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8];162;10)" office:value-type="string" office:string-value="2022-07-03">
            <text:p>2022-07-03</text:p>
          </table:table-cell>
          <table:table-cell table:style-name="ce3" table:formula="of:=MID([.A608];183;9)" office:value-type="string" office:string-value="09:49 UTC">
            <text:p>09:49 UTC</text:p>
          </table:table-cell>
          <table:table-cell table:formula="of:=RIGHT([.A608];LEN([.A608])-FIND(&quot;&lt;/description&gt;&quot;;[.A608])+1)" office:value-type="string" office:string-value="&lt;/description&gt;&lt;Point&gt;&lt;coordinates&gt;  36.71216000,  49.48995000&lt;/coordinates&gt;&lt;/Point&gt;&lt;/Placemark&gt;">
            <text:p>&lt;/description&gt;&lt;Point&gt;&lt;coordinates&gt; <text:s/>36.71216000, <text:s/>49.48995000&lt;/coordinates&gt;&lt;/Point&gt;&lt;/Placemark&gt;</text:p>
          </table:table-cell>
          <table:table-cell office:value-type="float" office:value="1698">
            <text:p>1698</text:p>
          </table:table-cell>
          <table:table-cell table:style-name="ce4" table:formula="of:=VALUE(LEFT(MID([.A608];FIND(&quot;&lt;coordinates&gt;&quot;;[.A608])+15;26);11))" office:value-type="float" office:value="36.71216">
            <text:p>36.71216000</text:p>
          </table:table-cell>
          <table:table-cell table:style-name="ce4" table:formula="of:=VALUE(RIGHT(MID([.A608];FIND(&quot;&lt;coordinates&gt;&quot;;[.A608])+14;26);11))" office:value-type="float" office:value="49.48995">
            <text:p>49.48995000</text:p>
          </table:table-cell>
          <table:table-cell table:formula="of:=SQRT(([.H608]-[.H607])*([.H608]-[.H607])+([.I608]-[.I607])*([.I608]-[.I607]))" office:value-type="float" office:value="2.08653333033527">
            <text:p>2.08653333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38 &lt;br&gt; Longitude : <text:s text:c="6"/>36.745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4529000, <text:s/>49.23826000&lt;/coordinates&gt;&lt;/Point&gt;&lt;/Placemark&gt;</text:p>
          </table:table-cell>
          <table:table-cell office:value-type="float" office:value="1631">
            <text:p>1631</text:p>
          </table:table-cell>
          <table:table-cell table:formula="of:=IF([.D60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09];162;10)" office:value-type="string" office:string-value="2022-07-03">
            <text:p>2022-07-03</text:p>
          </table:table-cell>
          <table:table-cell table:style-name="ce3" table:formula="of:=MID([.A609];183;9)" office:value-type="string" office:string-value="11:30 UTC">
            <text:p>11:30 UTC</text:p>
          </table:table-cell>
          <table:table-cell table:formula="of:=RIGHT([.A609];LEN([.A609])-FIND(&quot;&lt;/description&gt;&quot;;[.A609])+1)" office:value-type="string" office:string-value="&lt;/description&gt;&lt;Point&gt;&lt;coordinates&gt;  36.74529000,  49.23826000&lt;/coordinates&gt;&lt;/Point&gt;&lt;/Placemark&gt;">
            <text:p>&lt;/description&gt;&lt;Point&gt;&lt;coordinates&gt; <text:s/>36.74529000, <text:s/>49.23826000&lt;/coordinates&gt;&lt;/Point&gt;&lt;/Placemark&gt;</text:p>
          </table:table-cell>
          <table:table-cell office:value-type="float" office:value="1631">
            <text:p>1631</text:p>
          </table:table-cell>
          <table:table-cell table:style-name="ce4" table:formula="of:=VALUE(LEFT(MID([.A609];FIND(&quot;&lt;coordinates&gt;&quot;;[.A609])+15;26);11))" office:value-type="float" office:value="36.74529">
            <text:p>36.74529000</text:p>
          </table:table-cell>
          <table:table-cell table:style-name="ce4" table:formula="of:=VALUE(RIGHT(MID([.A609];FIND(&quot;&lt;coordinates&gt;&quot;;[.A609])+14;26);11))" office:value-type="float" office:value="49.23826">
            <text:p>49.23826000</text:p>
          </table:table-cell>
          <table:table-cell table:formula="of:=SQRT(([.H609]-[.H608])*([.H609]-[.H608])+([.I609]-[.I608])*([.I609]-[.I608]))" office:value-type="float" office:value="0.253861089968514">
            <text:p>0.253861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86 &lt;br&gt; Longitude : <text:s text:c="6"/>36.754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5384000, <text:s/>49.08619000&lt;/coordinates&gt;&lt;/Point&gt;&lt;/Placemark&gt;</text:p>
          </table:table-cell>
          <table:table-cell office:value-type="float" office:value="1454">
            <text:p>1454</text:p>
          </table:table-cell>
          <table:table-cell table:formula="of:=IF([.D6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0];162;10)" office:value-type="string" office:string-value="2022-07-03">
            <text:p>2022-07-03</text:p>
          </table:table-cell>
          <table:table-cell table:style-name="ce3" table:formula="of:=MID([.A610];183;9)" office:value-type="string" office:string-value="22:54 UTC">
            <text:p>22:54 UTC</text:p>
          </table:table-cell>
          <table:table-cell table:formula="of:=RIGHT([.A610];LEN([.A610])-FIND(&quot;&lt;/description&gt;&quot;;[.A610])+1)" office:value-type="string" office:string-value="&lt;/description&gt;&lt;Point&gt;&lt;coordinates&gt;  36.75384000,  49.08619000&lt;/coordinates&gt;&lt;/Point&gt;&lt;/Placemark&gt;">
            <text:p>&lt;/description&gt;&lt;Point&gt;&lt;coordinates&gt; <text:s/>36.75384000, <text:s/>49.08619000&lt;/coordinates&gt;&lt;/Point&gt;&lt;/Placemark&gt;</text:p>
          </table:table-cell>
          <table:table-cell office:value-type="float" office:value="1454">
            <text:p>1454</text:p>
          </table:table-cell>
          <table:table-cell table:style-name="ce4" table:formula="of:=VALUE(LEFT(MID([.A610];FIND(&quot;&lt;coordinates&gt;&quot;;[.A610])+15;26);11))" office:value-type="float" office:value="36.75384">
            <text:p>36.75384000</text:p>
          </table:table-cell>
          <table:table-cell table:style-name="ce4" table:formula="of:=VALUE(RIGHT(MID([.A610];FIND(&quot;&lt;coordinates&gt;&quot;;[.A610])+14;26);11))" office:value-type="float" office:value="49.08619">
            <text:p>49.08619000</text:p>
          </table:table-cell>
          <table:table-cell table:formula="of:=SQRT(([.H610]-[.H609])*([.H610]-[.H609])+([.I610]-[.I609])*([.I610]-[.I609]))" office:value-type="float" office:value="0.152310168406441">
            <text:p>0.15231016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91 &lt;br&gt; Longitude : <text:s text:c="6"/>36.762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6234000, <text:s/>49.09053000&lt;/coordinates&gt;&lt;/Point&gt;&lt;/Placemark&gt;</text:p>
          </table:table-cell>
          <table:table-cell office:value-type="float" office:value="1463">
            <text:p>1463</text:p>
          </table:table-cell>
          <table:table-cell table:formula="of:=IF([.D6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1];162;10)" office:value-type="string" office:string-value="2022-07-03">
            <text:p>2022-07-03</text:p>
          </table:table-cell>
          <table:table-cell table:style-name="ce3" table:formula="of:=MID([.A611];183;9)" office:value-type="string" office:string-value="22:54 UTC">
            <text:p>22:54 UTC</text:p>
          </table:table-cell>
          <table:table-cell table:formula="of:=RIGHT([.A611];LEN([.A611])-FIND(&quot;&lt;/description&gt;&quot;;[.A611])+1)" office:value-type="string" office:string-value="&lt;/description&gt;&lt;Point&gt;&lt;coordinates&gt;  36.76234000,  49.09053000&lt;/coordinates&gt;&lt;/Point&gt;&lt;/Placemark&gt;">
            <text:p>&lt;/description&gt;&lt;Point&gt;&lt;coordinates&gt; <text:s/>36.76234000, <text:s/>49.09053000&lt;/coordinates&gt;&lt;/Point&gt;&lt;/Placemark&gt;</text:p>
          </table:table-cell>
          <table:table-cell office:value-type="float" office:value="1463">
            <text:p>1463</text:p>
          </table:table-cell>
          <table:table-cell table:style-name="ce4" table:formula="of:=VALUE(LEFT(MID([.A611];FIND(&quot;&lt;coordinates&gt;&quot;;[.A611])+15;26);11))" office:value-type="float" office:value="36.76234">
            <text:p>36.76234000</text:p>
          </table:table-cell>
          <table:table-cell table:style-name="ce4" table:formula="of:=VALUE(RIGHT(MID([.A611];FIND(&quot;&lt;coordinates&gt;&quot;;[.A611])+14;26);11))" office:value-type="float" office:value="49.09053">
            <text:p>49.09053000</text:p>
          </table:table-cell>
          <table:table-cell table:formula="of:=SQRT(([.H611]-[.H610])*([.H611]-[.H610])+([.I611]-[.I610])*([.I611]-[.I610]))" office:value-type="float" office:value="0.00954387761866624">
            <text:p>0.009543877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28 &lt;br&gt; Longitude : <text:s text:c="6"/>36.785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8529000, <text:s/>49.02770000&lt;/coordinates&gt;&lt;/Point&gt;&lt;/Placemark&gt;</text:p>
          </table:table-cell>
          <table:table-cell office:value-type="float" office:value="1407">
            <text:p>1407</text:p>
          </table:table-cell>
          <table:table-cell table:formula="of:=IF([.D6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2];162;10)" office:value-type="string" office:string-value="2022-07-03">
            <text:p>2022-07-03</text:p>
          </table:table-cell>
          <table:table-cell table:style-name="ce3" table:formula="of:=MID([.A612];183;9)" office:value-type="string" office:string-value="23:44 UTC">
            <text:p>23:44 UTC</text:p>
          </table:table-cell>
          <table:table-cell table:formula="of:=RIGHT([.A612];LEN([.A612])-FIND(&quot;&lt;/description&gt;&quot;;[.A612])+1)" office:value-type="string" office:string-value="&lt;/description&gt;&lt;Point&gt;&lt;coordinates&gt;  36.78529000,  49.02770000&lt;/coordinates&gt;&lt;/Point&gt;&lt;/Placemark&gt;">
            <text:p>&lt;/description&gt;&lt;Point&gt;&lt;coordinates&gt; <text:s/>36.78529000, <text:s/>49.02770000&lt;/coordinates&gt;&lt;/Point&gt;&lt;/Placemark&gt;</text:p>
          </table:table-cell>
          <table:table-cell office:value-type="float" office:value="1407">
            <text:p>1407</text:p>
          </table:table-cell>
          <table:table-cell table:style-name="ce4" table:formula="of:=VALUE(LEFT(MID([.A612];FIND(&quot;&lt;coordinates&gt;&quot;;[.A612])+15;26);11))" office:value-type="float" office:value="36.78529">
            <text:p>36.78529000</text:p>
          </table:table-cell>
          <table:table-cell table:style-name="ce4" table:formula="of:=VALUE(RIGHT(MID([.A612];FIND(&quot;&lt;coordinates&gt;&quot;;[.A612])+14;26);11))" office:value-type="float" office:value="49.0277">
            <text:p>49.02770000</text:p>
          </table:table-cell>
          <table:table-cell table:formula="of:=SQRT(([.H612]-[.H611])*([.H612]-[.H611])+([.I612]-[.I611])*([.I612]-[.I611]))" office:value-type="float" office:value="0.066890293765238">
            <text:p>0.06689029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091 &lt;br&gt; Longitude : <text:s text:c="6"/>36.794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9384000, <text:s/>50.09119000&lt;/coordinates&gt;&lt;/Point&gt;&lt;/Placemark&gt;</text:p>
          </table:table-cell>
          <table:table-cell office:value-type="float" office:value="1710">
            <text:p>1710</text:p>
          </table:table-cell>
          <table:table-cell table:formula="of:=IF([.D6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3];162;10)" office:value-type="string" office:string-value="2022-07-03">
            <text:p>2022-07-03</text:p>
          </table:table-cell>
          <table:table-cell table:style-name="ce3" table:formula="of:=MID([.A613];183;9)" office:value-type="string" office:string-value="09:49 UTC">
            <text:p>09:49 UTC</text:p>
          </table:table-cell>
          <table:table-cell table:formula="of:=RIGHT([.A613];LEN([.A613])-FIND(&quot;&lt;/description&gt;&quot;;[.A613])+1)" office:value-type="string" office:string-value="&lt;/description&gt;&lt;Point&gt;&lt;coordinates&gt;  36.79384000,  50.09119000&lt;/coordinates&gt;&lt;/Point&gt;&lt;/Placemark&gt;">
            <text:p>&lt;/description&gt;&lt;Point&gt;&lt;coordinates&gt; <text:s/>36.79384000, <text:s/>50.09119000&lt;/coordinates&gt;&lt;/Point&gt;&lt;/Placemark&gt;</text:p>
          </table:table-cell>
          <table:table-cell office:value-type="float" office:value="1710">
            <text:p>1710</text:p>
          </table:table-cell>
          <table:table-cell table:style-name="ce4" table:formula="of:=VALUE(LEFT(MID([.A613];FIND(&quot;&lt;coordinates&gt;&quot;;[.A613])+15;26);11))" office:value-type="float" office:value="36.79384">
            <text:p>36.79384000</text:p>
          </table:table-cell>
          <table:table-cell table:style-name="ce4" table:formula="of:=VALUE(RIGHT(MID([.A613];FIND(&quot;&lt;coordinates&gt;&quot;;[.A613])+14;26);11))" office:value-type="float" office:value="50.09119">
            <text:p>50.09119000</text:p>
          </table:table-cell>
          <table:table-cell table:formula="of:=SQRT(([.H613]-[.H612])*([.H613]-[.H612])+([.I613]-[.I612])*([.I613]-[.I612]))" office:value-type="float" office:value="1.06352436859716">
            <text:p>1.06352436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099 &lt;br&gt; Longitude : <text:s text:c="6"/>36.828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82815000, <text:s/>50.09928000&lt;/coordinates&gt;&lt;/Point&gt;&lt;/Placemark&gt;</text:p>
          </table:table-cell>
          <table:table-cell office:value-type="float" office:value="1714">
            <text:p>1714</text:p>
          </table:table-cell>
          <table:table-cell table:formula="of:=IF([.D6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4];162;10)" office:value-type="string" office:string-value="2022-07-03">
            <text:p>2022-07-03</text:p>
          </table:table-cell>
          <table:table-cell table:style-name="ce3" table:formula="of:=MID([.A614];183;9)" office:value-type="string" office:string-value="22:54 UTC">
            <text:p>22:54 UTC</text:p>
          </table:table-cell>
          <table:table-cell table:formula="of:=RIGHT([.A614];LEN([.A614])-FIND(&quot;&lt;/description&gt;&quot;;[.A614])+1)" office:value-type="string" office:string-value="&lt;/description&gt;&lt;Point&gt;&lt;coordinates&gt;  36.82815000,  50.09928000&lt;/coordinates&gt;&lt;/Point&gt;&lt;/Placemark&gt;">
            <text:p>&lt;/description&gt;&lt;Point&gt;&lt;coordinates&gt; <text:s/>36.82815000, <text:s/>50.09928000&lt;/coordinates&gt;&lt;/Point&gt;&lt;/Placemark&gt;</text:p>
          </table:table-cell>
          <table:table-cell office:value-type="float" office:value="1714">
            <text:p>1714</text:p>
          </table:table-cell>
          <table:table-cell table:style-name="ce4" table:formula="of:=VALUE(LEFT(MID([.A614];FIND(&quot;&lt;coordinates&gt;&quot;;[.A614])+15;26);11))" office:value-type="float" office:value="36.82815">
            <text:p>36.82815000</text:p>
          </table:table-cell>
          <table:table-cell table:style-name="ce4" table:formula="of:=VALUE(RIGHT(MID([.A614];FIND(&quot;&lt;coordinates&gt;&quot;;[.A614])+14;26);11))" office:value-type="float" office:value="50.09928">
            <text:p>50.09928000</text:p>
          </table:table-cell>
          <table:table-cell table:formula="of:=SQRT(([.H614]-[.H613])*([.H614]-[.H613])+([.I614]-[.I613])*([.I614]-[.I613]))" office:value-type="float" office:value="0.0352508751664395">
            <text:p>0.03525087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122 &lt;br&gt; Longitude : <text:s text:c="6"/>36.839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83881000, <text:s/>50.12182000&lt;/coordinates&gt;&lt;/Point&gt;&lt;/Placemark&gt;</text:p>
          </table:table-cell>
          <table:table-cell office:value-type="float" office:value="1719">
            <text:p>1719</text:p>
          </table:table-cell>
          <table:table-cell table:formula="of:=IF([.D6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5];162;10)" office:value-type="string" office:string-value="2022-07-03">
            <text:p>2022-07-03</text:p>
          </table:table-cell>
          <table:table-cell table:style-name="ce3" table:formula="of:=MID([.A615];183;9)" office:value-type="string" office:string-value="00:01 UTC">
            <text:p>00:01 UTC</text:p>
          </table:table-cell>
          <table:table-cell table:formula="of:=RIGHT([.A615];LEN([.A615])-FIND(&quot;&lt;/description&gt;&quot;;[.A615])+1)" office:value-type="string" office:string-value="&lt;/description&gt;&lt;Point&gt;&lt;coordinates&gt;  36.83881000,  50.12182000&lt;/coordinates&gt;&lt;/Point&gt;&lt;/Placemark&gt;">
            <text:p>&lt;/description&gt;&lt;Point&gt;&lt;coordinates&gt; <text:s/>36.83881000, <text:s/>50.12182000&lt;/coordinates&gt;&lt;/Point&gt;&lt;/Placemark&gt;</text:p>
          </table:table-cell>
          <table:table-cell office:value-type="float" office:value="1719">
            <text:p>1719</text:p>
          </table:table-cell>
          <table:table-cell table:style-name="ce4" table:formula="of:=VALUE(LEFT(MID([.A615];FIND(&quot;&lt;coordinates&gt;&quot;;[.A615])+15;26);11))" office:value-type="float" office:value="36.83881">
            <text:p>36.83881000</text:p>
          </table:table-cell>
          <table:table-cell table:style-name="ce4" table:formula="of:=VALUE(RIGHT(MID([.A615];FIND(&quot;&lt;coordinates&gt;&quot;;[.A615])+14;26);11))" office:value-type="float" office:value="50.12182">
            <text:p>50.12182000</text:p>
          </table:table-cell>
          <table:table-cell table:formula="of:=SQRT(([.H615]-[.H614])*([.H615]-[.H614])+([.I615]-[.I614])*([.I615]-[.I614]))" office:value-type="float" office:value="0.0249336559693921">
            <text:p>0.0249336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158 &lt;br&gt; Longitude : <text:s text:c="6"/>36.893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89319000, <text:s/>50.15763000&lt;/coordinates&gt;&lt;/Point&gt;&lt;/Placemark&gt;</text:p>
          </table:table-cell>
          <table:table-cell office:value-type="float" office:value="1729">
            <text:p>1729</text:p>
          </table:table-cell>
          <table:table-cell table:formula="of:=IF([.D6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6];162;10)" office:value-type="string" office:string-value="2022-07-03">
            <text:p>2022-07-03</text:p>
          </table:table-cell>
          <table:table-cell table:style-name="ce3" table:formula="of:=MID([.A616];183;9)" office:value-type="string" office:string-value="00:01 UTC">
            <text:p>00:01 UTC</text:p>
          </table:table-cell>
          <table:table-cell table:formula="of:=RIGHT([.A616];LEN([.A616])-FIND(&quot;&lt;/description&gt;&quot;;[.A616])+1)" office:value-type="string" office:string-value="&lt;/description&gt;&lt;Point&gt;&lt;coordinates&gt;  36.89319000,  50.15763000&lt;/coordinates&gt;&lt;/Point&gt;&lt;/Placemark&gt;">
            <text:p>&lt;/description&gt;&lt;Point&gt;&lt;coordinates&gt; <text:s/>36.89319000, <text:s/>50.15763000&lt;/coordinates&gt;&lt;/Point&gt;&lt;/Placemark&gt;</text:p>
          </table:table-cell>
          <table:table-cell office:value-type="float" office:value="1729">
            <text:p>1729</text:p>
          </table:table-cell>
          <table:table-cell table:style-name="ce4" table:formula="of:=VALUE(LEFT(MID([.A616];FIND(&quot;&lt;coordinates&gt;&quot;;[.A616])+15;26);11))" office:value-type="float" office:value="36.89319">
            <text:p>36.89319000</text:p>
          </table:table-cell>
          <table:table-cell table:style-name="ce4" table:formula="of:=VALUE(RIGHT(MID([.A616];FIND(&quot;&lt;coordinates&gt;&quot;;[.A616])+14;26);11))" office:value-type="float" office:value="50.15763">
            <text:p>50.15763000</text:p>
          </table:table-cell>
          <table:table-cell table:formula="of:=SQRT(([.H616]-[.H615])*([.H616]-[.H615])+([.I616]-[.I615])*([.I616]-[.I615]))" office:value-type="float" office:value="0.0651117539312164">
            <text:p>0.06511175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5 &lt;br&gt; Longitude : <text:s text:c="6"/>36.921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2062000, <text:s/>49.15518000&lt;/coordinates&gt;&lt;/Point&gt;&lt;/Placemark&gt;</text:p>
          </table:table-cell>
          <table:table-cell office:value-type="float" office:value="1535">
            <text:p>1535</text:p>
          </table:table-cell>
          <table:table-cell table:formula="of:=IF([.D6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7];162;10)" office:value-type="string" office:string-value="2022-07-03">
            <text:p>2022-07-03</text:p>
          </table:table-cell>
          <table:table-cell table:style-name="ce3" table:formula="of:=MID([.A617];183;9)" office:value-type="string" office:string-value="10:41 UTC">
            <text:p>10:41 UTC</text:p>
          </table:table-cell>
          <table:table-cell table:formula="of:=RIGHT([.A617];LEN([.A617])-FIND(&quot;&lt;/description&gt;&quot;;[.A617])+1)" office:value-type="string" office:string-value="&lt;/description&gt;&lt;Point&gt;&lt;coordinates&gt;  36.92062000,  49.15518000&lt;/coordinates&gt;&lt;/Point&gt;&lt;/Placemark&gt;">
            <text:p>&lt;/description&gt;&lt;Point&gt;&lt;coordinates&gt; <text:s/>36.92062000, <text:s/>49.15518000&lt;/coordinates&gt;&lt;/Point&gt;&lt;/Placemark&gt;</text:p>
          </table:table-cell>
          <table:table-cell office:value-type="float" office:value="1535">
            <text:p>1535</text:p>
          </table:table-cell>
          <table:table-cell table:style-name="ce4" table:formula="of:=VALUE(LEFT(MID([.A617];FIND(&quot;&lt;coordinates&gt;&quot;;[.A617])+15;26);11))" office:value-type="float" office:value="36.92062">
            <text:p>36.92062000</text:p>
          </table:table-cell>
          <table:table-cell table:style-name="ce4" table:formula="of:=VALUE(RIGHT(MID([.A617];FIND(&quot;&lt;coordinates&gt;&quot;;[.A617])+14;26);11))" office:value-type="float" office:value="49.15518">
            <text:p>49.15518000</text:p>
          </table:table-cell>
          <table:table-cell table:formula="of:=SQRT(([.H617]-[.H616])*([.H617]-[.H616])+([.I617]-[.I616])*([.I617]-[.I616]))" office:value-type="float" office:value="1.00282521278635">
            <text:p>1.00282521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9 &lt;br&gt; Longitude : <text:s text:c="6"/>36.925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2532000, <text:s/>49.16950000&lt;/coordinates&gt;&lt;/Point&gt;&lt;/Placemark&gt;</text:p>
          </table:table-cell>
          <table:table-cell office:value-type="float" office:value="1592">
            <text:p>1592</text:p>
          </table:table-cell>
          <table:table-cell table:formula="of:=IF([.D6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8];162;10)" office:value-type="string" office:string-value="2022-07-03">
            <text:p>2022-07-03</text:p>
          </table:table-cell>
          <table:table-cell table:style-name="ce3" table:formula="of:=MID([.A618];183;9)" office:value-type="string" office:string-value="09:00 UTC">
            <text:p>09:00 UTC</text:p>
          </table:table-cell>
          <table:table-cell table:formula="of:=RIGHT([.A618];LEN([.A618])-FIND(&quot;&lt;/description&gt;&quot;;[.A618])+1)" office:value-type="string" office:string-value="&lt;/description&gt;&lt;Point&gt;&lt;coordinates&gt;  36.92532000,  49.16950000&lt;/coordinates&gt;&lt;/Point&gt;&lt;/Placemark&gt;">
            <text:p>&lt;/description&gt;&lt;Point&gt;&lt;coordinates&gt; <text:s/>36.92532000, <text:s/>49.16950000&lt;/coordinates&gt;&lt;/Point&gt;&lt;/Placemark&gt;</text:p>
          </table:table-cell>
          <table:table-cell office:value-type="float" office:value="1592">
            <text:p>1592</text:p>
          </table:table-cell>
          <table:table-cell table:style-name="ce4" table:formula="of:=VALUE(LEFT(MID([.A618];FIND(&quot;&lt;coordinates&gt;&quot;;[.A618])+15;26);11))" office:value-type="float" office:value="36.92532">
            <text:p>36.92532000</text:p>
          </table:table-cell>
          <table:table-cell table:style-name="ce4" table:formula="of:=VALUE(RIGHT(MID([.A618];FIND(&quot;&lt;coordinates&gt;&quot;;[.A618])+14;26);11))" office:value-type="float" office:value="49.1695">
            <text:p>49.16950000</text:p>
          </table:table-cell>
          <table:table-cell table:formula="of:=SQRT(([.H618]-[.H617])*([.H618]-[.H617])+([.I618]-[.I617])*([.I618]-[.I617]))" office:value-type="float" office:value="0.0150715758963665">
            <text:p>0.01507157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0 &lt;br&gt; Longitude : <text:s text:c="6"/>36.927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2657000, <text:s/>49.15960000&lt;/coordinates&gt;&lt;/Point&gt;&lt;/Placemark&gt;</text:p>
          </table:table-cell>
          <table:table-cell office:value-type="float" office:value="1570">
            <text:p>1570</text:p>
          </table:table-cell>
          <table:table-cell table:formula="of:=IF([.D6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19];162;10)" office:value-type="string" office:string-value="2022-07-03">
            <text:p>2022-07-03</text:p>
          </table:table-cell>
          <table:table-cell table:style-name="ce3" table:formula="of:=MID([.A619];183;9)" office:value-type="string" office:string-value="10:41 UTC">
            <text:p>10:41 UTC</text:p>
          </table:table-cell>
          <table:table-cell table:formula="of:=RIGHT([.A619];LEN([.A619])-FIND(&quot;&lt;/description&gt;&quot;;[.A619])+1)" office:value-type="string" office:string-value="&lt;/description&gt;&lt;Point&gt;&lt;coordinates&gt;  36.92657000,  49.15960000&lt;/coordinates&gt;&lt;/Point&gt;&lt;/Placemark&gt;">
            <text:p>&lt;/description&gt;&lt;Point&gt;&lt;coordinates&gt; <text:s/>36.92657000, <text:s/>49.15960000&lt;/coordinates&gt;&lt;/Point&gt;&lt;/Placemark&gt;</text:p>
          </table:table-cell>
          <table:table-cell office:value-type="float" office:value="1570">
            <text:p>1570</text:p>
          </table:table-cell>
          <table:table-cell table:style-name="ce4" table:formula="of:=VALUE(LEFT(MID([.A619];FIND(&quot;&lt;coordinates&gt;&quot;;[.A619])+15;26);11))" office:value-type="float" office:value="36.92657">
            <text:p>36.92657000</text:p>
          </table:table-cell>
          <table:table-cell table:style-name="ce4" table:formula="of:=VALUE(RIGHT(MID([.A619];FIND(&quot;&lt;coordinates&gt;&quot;;[.A619])+14;26);11))" office:value-type="float" office:value="49.1596">
            <text:p>49.15960000</text:p>
          </table:table-cell>
          <table:table-cell table:formula="of:=SQRT(([.H619]-[.H618])*([.H619]-[.H618])+([.I619]-[.I618])*([.I619]-[.I618]))" office:value-type="float" office:value="0.00997860210650934">
            <text:p>0.009978602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7 &lt;br&gt; Longitude : <text:s text:c="6"/>36.931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3124000, <text:s/>49.16729000&lt;/coordinates&gt;&lt;/Point&gt;&lt;/Placemark&gt;</text:p>
          </table:table-cell>
          <table:table-cell office:value-type="float" office:value="1589">
            <text:p>1589</text:p>
          </table:table-cell>
          <table:table-cell table:formula="of:=IF([.D6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0];162;10)" office:value-type="string" office:string-value="2022-07-03">
            <text:p>2022-07-03</text:p>
          </table:table-cell>
          <table:table-cell table:style-name="ce3" table:formula="of:=MID([.A620];183;9)" office:value-type="string" office:string-value="11:30 UTC">
            <text:p>11:30 UTC</text:p>
          </table:table-cell>
          <table:table-cell table:formula="of:=RIGHT([.A620];LEN([.A620])-FIND(&quot;&lt;/description&gt;&quot;;[.A620])+1)" office:value-type="string" office:string-value="&lt;/description&gt;&lt;Point&gt;&lt;coordinates&gt;  36.93124000,  49.16729000&lt;/coordinates&gt;&lt;/Point&gt;&lt;/Placemark&gt;">
            <text:p>&lt;/description&gt;&lt;Point&gt;&lt;coordinates&gt; <text:s/>36.93124000, <text:s/>49.16729000&lt;/coordinates&gt;&lt;/Point&gt;&lt;/Placemark&gt;</text:p>
          </table:table-cell>
          <table:table-cell office:value-type="float" office:value="1589">
            <text:p>1589</text:p>
          </table:table-cell>
          <table:table-cell table:style-name="ce4" table:formula="of:=VALUE(LEFT(MID([.A620];FIND(&quot;&lt;coordinates&gt;&quot;;[.A620])+15;26);11))" office:value-type="float" office:value="36.93124">
            <text:p>36.93124000</text:p>
          </table:table-cell>
          <table:table-cell table:style-name="ce4" table:formula="of:=VALUE(RIGHT(MID([.A620];FIND(&quot;&lt;coordinates&gt;&quot;;[.A620])+14;26);11))" office:value-type="float" office:value="49.16729">
            <text:p>49.16729000</text:p>
          </table:table-cell>
          <table:table-cell table:formula="of:=SQRT(([.H620]-[.H619])*([.H620]-[.H619])+([.I620]-[.I619])*([.I620]-[.I619]))" office:value-type="float" office:value="0.00899694392558377">
            <text:p>0.00899694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72 &lt;br&gt; Longitude : <text:s text:c="6"/>36.934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3402000, <text:s/>48.87202000&lt;/coordinates&gt;&lt;/Point&gt;&lt;/Placemark&gt;</text:p>
          </table:table-cell>
          <table:table-cell office:value-type="float" office:value="1343">
            <text:p>1343</text:p>
          </table:table-cell>
          <table:table-cell table:formula="of:=IF([.D6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1];162;10)" office:value-type="string" office:string-value="2022-07-03">
            <text:p>2022-07-03</text:p>
          </table:table-cell>
          <table:table-cell table:style-name="ce3" table:formula="of:=MID([.A621];183;9)" office:value-type="string" office:string-value="10:41 UTC">
            <text:p>10:41 UTC</text:p>
          </table:table-cell>
          <table:table-cell table:formula="of:=RIGHT([.A621];LEN([.A621])-FIND(&quot;&lt;/description&gt;&quot;;[.A621])+1)" office:value-type="string" office:string-value="&lt;/description&gt;&lt;Point&gt;&lt;coordinates&gt;  36.93402000,  48.87202000&lt;/coordinates&gt;&lt;/Point&gt;&lt;/Placemark&gt;">
            <text:p>&lt;/description&gt;&lt;Point&gt;&lt;coordinates&gt; <text:s/>36.93402000, <text:s/>48.87202000&lt;/coordinates&gt;&lt;/Point&gt;&lt;/Placemark&gt;</text:p>
          </table:table-cell>
          <table:table-cell office:value-type="float" office:value="1343">
            <text:p>1343</text:p>
          </table:table-cell>
          <table:table-cell table:style-name="ce4" table:formula="of:=VALUE(LEFT(MID([.A621];FIND(&quot;&lt;coordinates&gt;&quot;;[.A621])+15;26);11))" office:value-type="float" office:value="36.93402">
            <text:p>36.93402000</text:p>
          </table:table-cell>
          <table:table-cell table:style-name="ce4" table:formula="of:=VALUE(RIGHT(MID([.A621];FIND(&quot;&lt;coordinates&gt;&quot;;[.A621])+14;26);11))" office:value-type="float" office:value="48.87202">
            <text:p>48.87202000</text:p>
          </table:table-cell>
          <table:table-cell table:formula="of:=SQRT(([.H621]-[.H620])*([.H621]-[.H620])+([.I621]-[.I620])*([.I621]-[.I620]))" office:value-type="float" office:value="0.295283086715107">
            <text:p>0.29528308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70 &lt;br&gt; Longitude : <text:s text:c="6"/>36.935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3549000, <text:s/>49.16955000&lt;/coordinates&gt;&lt;/Point&gt;&lt;/Placemark&gt;</text:p>
          </table:table-cell>
          <table:table-cell office:value-type="float" office:value="1593">
            <text:p>1593</text:p>
          </table:table-cell>
          <table:table-cell table:formula="of:=IF([.D6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2];162;10)" office:value-type="string" office:string-value="2022-07-03">
            <text:p>2022-07-03</text:p>
          </table:table-cell>
          <table:table-cell table:style-name="ce3" table:formula="of:=MID([.A622];183;9)" office:value-type="string" office:string-value="11:30 UTC">
            <text:p>11:30 UTC</text:p>
          </table:table-cell>
          <table:table-cell table:formula="of:=RIGHT([.A622];LEN([.A622])-FIND(&quot;&lt;/description&gt;&quot;;[.A622])+1)" office:value-type="string" office:string-value="&lt;/description&gt;&lt;Point&gt;&lt;coordinates&gt;  36.93549000,  49.16955000&lt;/coordinates&gt;&lt;/Point&gt;&lt;/Placemark&gt;">
            <text:p>&lt;/description&gt;&lt;Point&gt;&lt;coordinates&gt; <text:s/>36.93549000, <text:s/>49.16955000&lt;/coordinates&gt;&lt;/Point&gt;&lt;/Placemark&gt;</text:p>
          </table:table-cell>
          <table:table-cell office:value-type="float" office:value="1593">
            <text:p>1593</text:p>
          </table:table-cell>
          <table:table-cell table:style-name="ce4" table:formula="of:=VALUE(LEFT(MID([.A622];FIND(&quot;&lt;coordinates&gt;&quot;;[.A622])+15;26);11))" office:value-type="float" office:value="36.93549">
            <text:p>36.93549000</text:p>
          </table:table-cell>
          <table:table-cell table:style-name="ce4" table:formula="of:=VALUE(RIGHT(MID([.A622];FIND(&quot;&lt;coordinates&gt;&quot;;[.A622])+14;26);11))" office:value-type="float" office:value="49.16955">
            <text:p>49.16955000</text:p>
          </table:table-cell>
          <table:table-cell table:formula="of:=SQRT(([.H622]-[.H621])*([.H622]-[.H621])+([.I622]-[.I621])*([.I622]-[.I621]))" office:value-type="float" office:value="0.297533631376356">
            <text:p>0.297533631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71 &lt;br&gt; Longitude : <text:s text:c="6"/>36.93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3673000, <text:s/>48.87117000&lt;/coordinates&gt;&lt;/Point&gt;&lt;/Placemark&gt;</text:p>
          </table:table-cell>
          <table:table-cell office:value-type="float" office:value="1341">
            <text:p>1341</text:p>
          </table:table-cell>
          <table:table-cell table:formula="of:=IF([.D6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3];162;10)" office:value-type="string" office:string-value="2022-07-03">
            <text:p>2022-07-03</text:p>
          </table:table-cell>
          <table:table-cell table:style-name="ce3" table:formula="of:=MID([.A623];183;9)" office:value-type="string" office:string-value="11:30 UTC">
            <text:p>11:30 UTC</text:p>
          </table:table-cell>
          <table:table-cell table:formula="of:=RIGHT([.A623];LEN([.A623])-FIND(&quot;&lt;/description&gt;&quot;;[.A623])+1)" office:value-type="string" office:string-value="&lt;/description&gt;&lt;Point&gt;&lt;coordinates&gt;  36.93673000,  48.87117000&lt;/coordinates&gt;&lt;/Point&gt;&lt;/Placemark&gt;">
            <text:p>&lt;/description&gt;&lt;Point&gt;&lt;coordinates&gt; <text:s/>36.93673000, <text:s/>48.87117000&lt;/coordinates&gt;&lt;/Point&gt;&lt;/Placemark&gt;</text:p>
          </table:table-cell>
          <table:table-cell office:value-type="float" office:value="1341">
            <text:p>1341</text:p>
          </table:table-cell>
          <table:table-cell table:style-name="ce4" table:formula="of:=VALUE(LEFT(MID([.A623];FIND(&quot;&lt;coordinates&gt;&quot;;[.A623])+15;26);11))" office:value-type="float" office:value="36.93673">
            <text:p>36.93673000</text:p>
          </table:table-cell>
          <table:table-cell table:style-name="ce4" table:formula="of:=VALUE(RIGHT(MID([.A623];FIND(&quot;&lt;coordinates&gt;&quot;;[.A623])+14;26);11))" office:value-type="float" office:value="48.87117">
            <text:p>48.87117000</text:p>
          </table:table-cell>
          <table:table-cell table:formula="of:=SQRT(([.H623]-[.H622])*([.H623]-[.H622])+([.I623]-[.I622])*([.I623]-[.I622]))" office:value-type="float" office:value="0.298382576569077">
            <text:p>0.29838257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93 &lt;br&gt; Longitude : <text:s text:c="6"/>36.966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6584000, <text:s/>49.19250000&lt;/coordinates&gt;&lt;/Point&gt;&lt;/Placemark&gt;</text:p>
          </table:table-cell>
          <table:table-cell office:value-type="float" office:value="1617">
            <text:p>1617</text:p>
          </table:table-cell>
          <table:table-cell table:formula="of:=IF([.D6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4];162;10)" office:value-type="string" office:string-value="2022-07-03">
            <text:p>2022-07-03</text:p>
          </table:table-cell>
          <table:table-cell table:style-name="ce3" table:formula="of:=MID([.A624];183;9)" office:value-type="string" office:string-value="23:44 UTC">
            <text:p>23:44 UTC</text:p>
          </table:table-cell>
          <table:table-cell table:formula="of:=RIGHT([.A624];LEN([.A624])-FIND(&quot;&lt;/description&gt;&quot;;[.A624])+1)" office:value-type="string" office:string-value="&lt;/description&gt;&lt;Point&gt;&lt;coordinates&gt;  36.96584000,  49.19250000&lt;/coordinates&gt;&lt;/Point&gt;&lt;/Placemark&gt;">
            <text:p>&lt;/description&gt;&lt;Point&gt;&lt;coordinates&gt; <text:s/>36.96584000, <text:s/>49.19250000&lt;/coordinates&gt;&lt;/Point&gt;&lt;/Placemark&gt;</text:p>
          </table:table-cell>
          <table:table-cell office:value-type="float" office:value="1617">
            <text:p>1617</text:p>
          </table:table-cell>
          <table:table-cell table:style-name="ce4" table:formula="of:=VALUE(LEFT(MID([.A624];FIND(&quot;&lt;coordinates&gt;&quot;;[.A624])+15;26);11))" office:value-type="float" office:value="36.96584">
            <text:p>36.96584000</text:p>
          </table:table-cell>
          <table:table-cell table:style-name="ce4" table:formula="of:=VALUE(RIGHT(MID([.A624];FIND(&quot;&lt;coordinates&gt;&quot;;[.A624])+14;26);11))" office:value-type="float" office:value="49.1925">
            <text:p>49.19250000</text:p>
          </table:table-cell>
          <table:table-cell table:formula="of:=SQRT(([.H624]-[.H623])*([.H624]-[.H623])+([.I624]-[.I623])*([.I624]-[.I623]))" office:value-type="float" office:value="0.322645875535396">
            <text:p>0.32264587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129 &lt;br&gt; Longitude : <text:s text:c="6"/>36.982&lt;br&gt;Date Acquired : 2022-07-03 &lt;br&gt;Time: 08:24 UTC&lt;br&gt;Confidence [0-100] : 64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8153000, <text:s/>48.12878000&lt;/coordinates&gt;&lt;/Point&gt;&lt;/Placemark&gt;</text:p>
          </table:table-cell>
          <table:table-cell office:value-type="float" office:value="113">
            <text:p>113</text:p>
          </table:table-cell>
          <table:table-cell table:formula="of:=IF([.D6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5];162;10)" office:value-type="string" office:string-value="2022-07-03">
            <text:p>2022-07-03</text:p>
          </table:table-cell>
          <table:table-cell table:style-name="ce3" table:formula="of:=MID([.A625];183;9)" office:value-type="string" office:string-value="08:24 UTC">
            <text:p>08:24 UTC</text:p>
          </table:table-cell>
          <table:table-cell table:formula="of:=RIGHT([.A625];LEN([.A625])-FIND(&quot;&lt;/description&gt;&quot;;[.A625])+1)" office:value-type="string" office:string-value="&lt;/description&gt;&lt;Point&gt;&lt;coordinates&gt;  36.98153000,  48.12878000&lt;/coordinates&gt;&lt;/Point&gt;&lt;/Placemark&gt;">
            <text:p>&lt;/description&gt;&lt;Point&gt;&lt;coordinates&gt; <text:s/>36.98153000, <text:s/>48.12878000&lt;/coordinates&gt;&lt;/Point&gt;&lt;/Placemark&gt;</text:p>
          </table:table-cell>
          <table:table-cell office:value-type="float" office:value="113">
            <text:p>113</text:p>
          </table:table-cell>
          <table:table-cell table:style-name="ce4" table:formula="of:=VALUE(LEFT(MID([.A625];FIND(&quot;&lt;coordinates&gt;&quot;;[.A625])+15;26);11))" office:value-type="float" office:value="36.98153">
            <text:p>36.98153000</text:p>
          </table:table-cell>
          <table:table-cell table:style-name="ce4" table:formula="of:=VALUE(RIGHT(MID([.A625];FIND(&quot;&lt;coordinates&gt;&quot;;[.A625])+14;26);11))" office:value-type="float" office:value="48.12878">
            <text:p>48.12878000</text:p>
          </table:table-cell>
          <table:table-cell table:formula="of:=SQRT(([.H625]-[.H624])*([.H625]-[.H624])+([.I625]-[.I624])*([.I625]-[.I624]))" office:value-type="float" office:value="1.06383570841555">
            <text:p>1.06383570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127 &lt;br&gt; Longitude : <text:s text:c="6"/>36.995&lt;br&gt;Date Acquired : 2022-07-03 &lt;br&gt;Time: 08:24 UTC&lt;br&gt;Confidence [0-100] : 6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9479000, <text:s/>48.12690000&lt;/coordinates&gt;&lt;/Point&gt;&lt;/Placemark&gt;</text:p>
          </table:table-cell>
          <table:table-cell office:value-type="float" office:value="112">
            <text:p>112</text:p>
          </table:table-cell>
          <table:table-cell table:formula="of:=IF([.D6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6];162;10)" office:value-type="string" office:string-value="2022-07-03">
            <text:p>2022-07-03</text:p>
          </table:table-cell>
          <table:table-cell table:style-name="ce3" table:formula="of:=MID([.A626];183;9)" office:value-type="string" office:string-value="08:24 UTC">
            <text:p>08:24 UTC</text:p>
          </table:table-cell>
          <table:table-cell table:formula="of:=RIGHT([.A626];LEN([.A626])-FIND(&quot;&lt;/description&gt;&quot;;[.A626])+1)" office:value-type="string" office:string-value="&lt;/description&gt;&lt;Point&gt;&lt;coordinates&gt;  36.99479000,  48.12690000&lt;/coordinates&gt;&lt;/Point&gt;&lt;/Placemark&gt;">
            <text:p>&lt;/description&gt;&lt;Point&gt;&lt;coordinates&gt; <text:s/>36.99479000, <text:s/>48.12690000&lt;/coordinates&gt;&lt;/Point&gt;&lt;/Placemark&gt;</text:p>
          </table:table-cell>
          <table:table-cell office:value-type="float" office:value="112">
            <text:p>112</text:p>
          </table:table-cell>
          <table:table-cell table:style-name="ce4" table:formula="of:=VALUE(LEFT(MID([.A626];FIND(&quot;&lt;coordinates&gt;&quot;;[.A626])+15;26);11))" office:value-type="float" office:value="36.99479">
            <text:p>36.99479000</text:p>
          </table:table-cell>
          <table:table-cell table:style-name="ce4" table:formula="of:=VALUE(RIGHT(MID([.A626];FIND(&quot;&lt;coordinates&gt;&quot;;[.A626])+14;26);11))" office:value-type="float" office:value="48.1269">
            <text:p>48.12690000</text:p>
          </table:table-cell>
          <table:table-cell table:formula="of:=SQRT(([.H626]-[.H625])*([.H626]-[.H625])+([.I626]-[.I625])*([.I626]-[.I625]))" office:value-type="float" office:value="0.0133926099024823">
            <text:p>0.013392609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95 &lt;br&gt; Longitude : <text:s text:c="6"/>36.995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9480000, <text:s/>49.19454000&lt;/coordinates&gt;&lt;/Point&gt;&lt;/Placemark&gt;</text:p>
          </table:table-cell>
          <table:table-cell office:value-type="float" office:value="1618">
            <text:p>1618</text:p>
          </table:table-cell>
          <table:table-cell table:formula="of:=IF([.D6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7];162;10)" office:value-type="string" office:string-value="2022-07-03">
            <text:p>2022-07-03</text:p>
          </table:table-cell>
          <table:table-cell table:style-name="ce3" table:formula="of:=MID([.A627];183;9)" office:value-type="string" office:string-value="23:44 UTC">
            <text:p>23:44 UTC</text:p>
          </table:table-cell>
          <table:table-cell table:formula="of:=RIGHT([.A627];LEN([.A627])-FIND(&quot;&lt;/description&gt;&quot;;[.A627])+1)" office:value-type="string" office:string-value="&lt;/description&gt;&lt;Point&gt;&lt;coordinates&gt;  36.99480000,  49.19454000&lt;/coordinates&gt;&lt;/Point&gt;&lt;/Placemark&gt;">
            <text:p>&lt;/description&gt;&lt;Point&gt;&lt;coordinates&gt; <text:s/>36.99480000, <text:s/>49.19454000&lt;/coordinates&gt;&lt;/Point&gt;&lt;/Placemark&gt;</text:p>
          </table:table-cell>
          <table:table-cell office:value-type="float" office:value="1618">
            <text:p>1618</text:p>
          </table:table-cell>
          <table:table-cell table:style-name="ce4" table:formula="of:=VALUE(LEFT(MID([.A627];FIND(&quot;&lt;coordinates&gt;&quot;;[.A627])+15;26);11))" office:value-type="float" office:value="36.9948">
            <text:p>36.99480000</text:p>
          </table:table-cell>
          <table:table-cell table:style-name="ce4" table:formula="of:=VALUE(RIGHT(MID([.A627];FIND(&quot;&lt;coordinates&gt;&quot;;[.A627])+14;26);11))" office:value-type="float" office:value="49.19454">
            <text:p>49.19454000</text:p>
          </table:table-cell>
          <table:table-cell table:formula="of:=SQRT(([.H627]-[.H626])*([.H627]-[.H626])+([.I627]-[.I626])*([.I627]-[.I626]))" office:value-type="float" office:value="1.06764000004684">
            <text:p>1.067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98 &lt;br&gt; Longitude : <text:s text:c="6"/>37.020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2003000, <text:s/>47.79753000&lt;/coordinates&gt;&lt;/Point&gt;&lt;/Placemark&gt;</text:p>
          </table:table-cell>
          <table:table-cell office:value-type="float" office:value="921">
            <text:p>921</text:p>
          </table:table-cell>
          <table:table-cell table:formula="of:=IF([.D6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8];162;10)" office:value-type="string" office:string-value="2022-07-03">
            <text:p>2022-07-03</text:p>
          </table:table-cell>
          <table:table-cell table:style-name="ce3" table:formula="of:=MID([.A628];183;9)" office:value-type="string" office:string-value="10:41 UTC">
            <text:p>10:41 UTC</text:p>
          </table:table-cell>
          <table:table-cell table:formula="of:=RIGHT([.A628];LEN([.A628])-FIND(&quot;&lt;/description&gt;&quot;;[.A628])+1)" office:value-type="string" office:string-value="&lt;/description&gt;&lt;Point&gt;&lt;coordinates&gt;  37.02003000,  47.79753000&lt;/coordinates&gt;&lt;/Point&gt;&lt;/Placemark&gt;">
            <text:p>&lt;/description&gt;&lt;Point&gt;&lt;coordinates&gt; <text:s/>37.02003000, <text:s/>47.79753000&lt;/coordinates&gt;&lt;/Point&gt;&lt;/Placemark&gt;</text:p>
          </table:table-cell>
          <table:table-cell office:value-type="float" office:value="921">
            <text:p>921</text:p>
          </table:table-cell>
          <table:table-cell table:style-name="ce4" table:formula="of:=VALUE(LEFT(MID([.A628];FIND(&quot;&lt;coordinates&gt;&quot;;[.A628])+15;26);11))" office:value-type="float" office:value="37.02003">
            <text:p>37.02003000</text:p>
          </table:table-cell>
          <table:table-cell table:style-name="ce4" table:formula="of:=VALUE(RIGHT(MID([.A628];FIND(&quot;&lt;coordinates&gt;&quot;;[.A628])+14;26);11))" office:value-type="float" office:value="47.79753">
            <text:p>47.79753000</text:p>
          </table:table-cell>
          <table:table-cell table:formula="of:=SQRT(([.H628]-[.H627])*([.H628]-[.H627])+([.I628]-[.I627])*([.I628]-[.I627]))" office:value-type="float" office:value="1.3972378083204">
            <text:p>1.39723780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46 &lt;br&gt; Longitude : <text:s text:c="6"/>37.026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2577000, <text:s/>49.24628000&lt;/coordinates&gt;&lt;/Point&gt;&lt;/Placemark&gt;</text:p>
          </table:table-cell>
          <table:table-cell office:value-type="float" office:value="1637">
            <text:p>1637</text:p>
          </table:table-cell>
          <table:table-cell table:formula="of:=IF([.D6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29];162;10)" office:value-type="string" office:string-value="2022-07-03">
            <text:p>2022-07-03</text:p>
          </table:table-cell>
          <table:table-cell table:style-name="ce3" table:formula="of:=MID([.A629];183;9)" office:value-type="string" office:string-value="10:41 UTC">
            <text:p>10:41 UTC</text:p>
          </table:table-cell>
          <table:table-cell table:formula="of:=RIGHT([.A629];LEN([.A629])-FIND(&quot;&lt;/description&gt;&quot;;[.A629])+1)" office:value-type="string" office:string-value="&lt;/description&gt;&lt;Point&gt;&lt;coordinates&gt;  37.02577000,  49.24628000&lt;/coordinates&gt;&lt;/Point&gt;&lt;/Placemark&gt;">
            <text:p>&lt;/description&gt;&lt;Point&gt;&lt;coordinates&gt; <text:s/>37.02577000, <text:s/>49.24628000&lt;/coordinates&gt;&lt;/Point&gt;&lt;/Placemark&gt;</text:p>
          </table:table-cell>
          <table:table-cell office:value-type="float" office:value="1637">
            <text:p>1637</text:p>
          </table:table-cell>
          <table:table-cell table:style-name="ce4" table:formula="of:=VALUE(LEFT(MID([.A629];FIND(&quot;&lt;coordinates&gt;&quot;;[.A629])+15;26);11))" office:value-type="float" office:value="37.02577">
            <text:p>37.02577000</text:p>
          </table:table-cell>
          <table:table-cell table:style-name="ce4" table:formula="of:=VALUE(RIGHT(MID([.A629];FIND(&quot;&lt;coordinates&gt;&quot;;[.A629])+14;26);11))" office:value-type="float" office:value="49.24628">
            <text:p>49.24628000</text:p>
          </table:table-cell>
          <table:table-cell table:formula="of:=SQRT(([.H629]-[.H628])*([.H629]-[.H628])+([.I629]-[.I628])*([.I629]-[.I628]))" office:value-type="float" office:value="1.44876137099938">
            <text:p>1.4487613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36 &lt;br&gt; Longitude : <text:s text:c="6"/>37.062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6218000, <text:s/>47.73599000&lt;/coordinates&gt;&lt;/Point&gt;&lt;/Placemark&gt;</text:p>
          </table:table-cell>
          <table:table-cell office:value-type="float" office:value="896">
            <text:p>896</text:p>
          </table:table-cell>
          <table:table-cell table:formula="of:=IF([.D6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0];162;10)" office:value-type="string" office:string-value="2022-07-03">
            <text:p>2022-07-03</text:p>
          </table:table-cell>
          <table:table-cell table:style-name="ce3" table:formula="of:=MID([.A630];183;9)" office:value-type="string" office:string-value="10:41 UTC">
            <text:p>10:41 UTC</text:p>
          </table:table-cell>
          <table:table-cell table:formula="of:=RIGHT([.A630];LEN([.A630])-FIND(&quot;&lt;/description&gt;&quot;;[.A630])+1)" office:value-type="string" office:string-value="&lt;/description&gt;&lt;Point&gt;&lt;coordinates&gt;  37.06218000,  47.73599000&lt;/coordinates&gt;&lt;/Point&gt;&lt;/Placemark&gt;">
            <text:p>&lt;/description&gt;&lt;Point&gt;&lt;coordinates&gt; <text:s/>37.06218000, <text:s/>47.73599000&lt;/coordinates&gt;&lt;/Point&gt;&lt;/Placemark&gt;</text:p>
          </table:table-cell>
          <table:table-cell office:value-type="float" office:value="896">
            <text:p>896</text:p>
          </table:table-cell>
          <table:table-cell table:style-name="ce4" table:formula="of:=VALUE(LEFT(MID([.A630];FIND(&quot;&lt;coordinates&gt;&quot;;[.A630])+15;26);11))" office:value-type="float" office:value="37.06218">
            <text:p>37.06218000</text:p>
          </table:table-cell>
          <table:table-cell table:style-name="ce4" table:formula="of:=VALUE(RIGHT(MID([.A630];FIND(&quot;&lt;coordinates&gt;&quot;;[.A630])+14;26);11))" office:value-type="float" office:value="47.73599">
            <text:p>47.73599000</text:p>
          </table:table-cell>
          <table:table-cell table:formula="of:=SQRT(([.H630]-[.H629])*([.H630]-[.H629])+([.I630]-[.I629])*([.I630]-[.I629]))" office:value-type="float" office:value="1.51072882152953">
            <text:p>1.51072882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37 &lt;br&gt; Longitude : <text:s text:c="6"/>37.069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6865000, <text:s/>47.73668000&lt;/coordinates&gt;&lt;/Point&gt;&lt;/Placemark&gt;</text:p>
          </table:table-cell>
          <table:table-cell office:value-type="float" office:value="897">
            <text:p>897</text:p>
          </table:table-cell>
          <table:table-cell table:formula="of:=IF([.D6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1];162;10)" office:value-type="string" office:string-value="2022-07-03">
            <text:p>2022-07-03</text:p>
          </table:table-cell>
          <table:table-cell table:style-name="ce3" table:formula="of:=MID([.A631];183;9)" office:value-type="string" office:string-value="10:41 UTC">
            <text:p>10:41 UTC</text:p>
          </table:table-cell>
          <table:table-cell table:formula="of:=RIGHT([.A631];LEN([.A631])-FIND(&quot;&lt;/description&gt;&quot;;[.A631])+1)" office:value-type="string" office:string-value="&lt;/description&gt;&lt;Point&gt;&lt;coordinates&gt;  37.06865000,  47.73668000&lt;/coordinates&gt;&lt;/Point&gt;&lt;/Placemark&gt;">
            <text:p>&lt;/description&gt;&lt;Point&gt;&lt;coordinates&gt; <text:s/>37.06865000, <text:s/>47.73668000&lt;/coordinates&gt;&lt;/Point&gt;&lt;/Placemark&gt;</text:p>
          </table:table-cell>
          <table:table-cell office:value-type="float" office:value="897">
            <text:p>897</text:p>
          </table:table-cell>
          <table:table-cell table:style-name="ce4" table:formula="of:=VALUE(LEFT(MID([.A631];FIND(&quot;&lt;coordinates&gt;&quot;;[.A631])+15;26);11))" office:value-type="float" office:value="37.06865">
            <text:p>37.06865000</text:p>
          </table:table-cell>
          <table:table-cell table:style-name="ce4" table:formula="of:=VALUE(RIGHT(MID([.A631];FIND(&quot;&lt;coordinates&gt;&quot;;[.A631])+14;26);11))" office:value-type="float" office:value="47.73668">
            <text:p>47.73668000</text:p>
          </table:table-cell>
          <table:table-cell table:formula="of:=SQRT(([.H631]-[.H630])*([.H631]-[.H630])+([.I631]-[.I630])*([.I631]-[.I630]))" office:value-type="float" office:value="0.00650668886608241">
            <text:p>0.00650668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533 &lt;br&gt; Longitude : <text:s text:c="6"/>37.069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6870000, <text:s/>49.53252000&lt;/coordinates&gt;&lt;/Point&gt;&lt;/Placemark&gt;</text:p>
          </table:table-cell>
          <table:table-cell office:value-type="float" office:value="1702">
            <text:p>1702</text:p>
          </table:table-cell>
          <table:table-cell table:formula="of:=IF([.D6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2];162;10)" office:value-type="string" office:string-value="2022-07-03">
            <text:p>2022-07-03</text:p>
          </table:table-cell>
          <table:table-cell table:style-name="ce3" table:formula="of:=MID([.A632];183;9)" office:value-type="string" office:string-value="00:01 UTC">
            <text:p>00:01 UTC</text:p>
          </table:table-cell>
          <table:table-cell table:formula="of:=RIGHT([.A632];LEN([.A632])-FIND(&quot;&lt;/description&gt;&quot;;[.A632])+1)" office:value-type="string" office:string-value="&lt;/description&gt;&lt;Point&gt;&lt;coordinates&gt;  37.06870000,  49.53252000&lt;/coordinates&gt;&lt;/Point&gt;&lt;/Placemark&gt;">
            <text:p>&lt;/description&gt;&lt;Point&gt;&lt;coordinates&gt; <text:s/>37.06870000, <text:s/>49.53252000&lt;/coordinates&gt;&lt;/Point&gt;&lt;/Placemark&gt;</text:p>
          </table:table-cell>
          <table:table-cell office:value-type="float" office:value="1702">
            <text:p>1702</text:p>
          </table:table-cell>
          <table:table-cell table:style-name="ce4" table:formula="of:=VALUE(LEFT(MID([.A632];FIND(&quot;&lt;coordinates&gt;&quot;;[.A632])+15;26);11))" office:value-type="float" office:value="37.0687">
            <text:p>37.06870000</text:p>
          </table:table-cell>
          <table:table-cell table:style-name="ce4" table:formula="of:=VALUE(RIGHT(MID([.A632];FIND(&quot;&lt;coordinates&gt;&quot;;[.A632])+14;26);11))" office:value-type="float" office:value="49.53252">
            <text:p>49.53252000</text:p>
          </table:table-cell>
          <table:table-cell table:formula="of:=SQRT(([.H632]-[.H631])*([.H632]-[.H631])+([.I632]-[.I631])*([.I632]-[.I631]))" office:value-type="float" office:value="1.79584000069605">
            <text:p>1.79584000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14 &lt;br&gt; Longitude : <text:s text:c="6"/>37.069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6922000, <text:s/>47.81406000&lt;/coordinates&gt;&lt;/Point&gt;&lt;/Placemark&gt;</text:p>
          </table:table-cell>
          <table:table-cell office:value-type="float" office:value="942">
            <text:p>942</text:p>
          </table:table-cell>
          <table:table-cell table:formula="of:=IF([.D6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3];162;10)" office:value-type="string" office:string-value="2022-07-03">
            <text:p>2022-07-03</text:p>
          </table:table-cell>
          <table:table-cell table:style-name="ce3" table:formula="of:=MID([.A633];183;9)" office:value-type="string" office:string-value="10:41 UTC">
            <text:p>10:41 UTC</text:p>
          </table:table-cell>
          <table:table-cell table:formula="of:=RIGHT([.A633];LEN([.A633])-FIND(&quot;&lt;/description&gt;&quot;;[.A633])+1)" office:value-type="string" office:string-value="&lt;/description&gt;&lt;Point&gt;&lt;coordinates&gt;  37.06922000,  47.81406000&lt;/coordinates&gt;&lt;/Point&gt;&lt;/Placemark&gt;">
            <text:p>&lt;/description&gt;&lt;Point&gt;&lt;coordinates&gt; <text:s/>37.06922000, <text:s/>47.81406000&lt;/coordinates&gt;&lt;/Point&gt;&lt;/Placemark&gt;</text:p>
          </table:table-cell>
          <table:table-cell office:value-type="float" office:value="942">
            <text:p>942</text:p>
          </table:table-cell>
          <table:table-cell table:style-name="ce4" table:formula="of:=VALUE(LEFT(MID([.A633];FIND(&quot;&lt;coordinates&gt;&quot;;[.A633])+15;26);11))" office:value-type="float" office:value="37.06922">
            <text:p>37.06922000</text:p>
          </table:table-cell>
          <table:table-cell table:style-name="ce4" table:formula="of:=VALUE(RIGHT(MID([.A633];FIND(&quot;&lt;coordinates&gt;&quot;;[.A633])+14;26);11))" office:value-type="float" office:value="47.81406">
            <text:p>47.81406000</text:p>
          </table:table-cell>
          <table:table-cell table:formula="of:=SQRT(([.H633]-[.H632])*([.H633]-[.H632])+([.I633]-[.I632])*([.I633]-[.I632]))" office:value-type="float" office:value="1.71846007867509">
            <text:p>1.718460078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55 &lt;br&gt; Longitude : <text:s text:c="6"/>37.092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9248000, <text:s/>49.25483000&lt;/coordinates&gt;&lt;/Point&gt;&lt;/Placemark&gt;</text:p>
          </table:table-cell>
          <table:table-cell office:value-type="float" office:value="1638">
            <text:p>1638</text:p>
          </table:table-cell>
          <table:table-cell table:formula="of:=IF([.D6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4];162;10)" office:value-type="string" office:string-value="2022-07-03">
            <text:p>2022-07-03</text:p>
          </table:table-cell>
          <table:table-cell table:style-name="ce3" table:formula="of:=MID([.A634];183;9)" office:value-type="string" office:string-value="00:01 UTC">
            <text:p>00:01 UTC</text:p>
          </table:table-cell>
          <table:table-cell table:formula="of:=RIGHT([.A634];LEN([.A634])-FIND(&quot;&lt;/description&gt;&quot;;[.A634])+1)" office:value-type="string" office:string-value="&lt;/description&gt;&lt;Point&gt;&lt;coordinates&gt;  37.09248000,  49.25483000&lt;/coordinates&gt;&lt;/Point&gt;&lt;/Placemark&gt;">
            <text:p>&lt;/description&gt;&lt;Point&gt;&lt;coordinates&gt; <text:s/>37.09248000, <text:s/>49.25483000&lt;/coordinates&gt;&lt;/Point&gt;&lt;/Placemark&gt;</text:p>
          </table:table-cell>
          <table:table-cell office:value-type="float" office:value="1638">
            <text:p>1638</text:p>
          </table:table-cell>
          <table:table-cell table:style-name="ce4" table:formula="of:=VALUE(LEFT(MID([.A634];FIND(&quot;&lt;coordinates&gt;&quot;;[.A634])+15;26);11))" office:value-type="float" office:value="37.09248">
            <text:p>37.09248000</text:p>
          </table:table-cell>
          <table:table-cell table:style-name="ce4" table:formula="of:=VALUE(RIGHT(MID([.A634];FIND(&quot;&lt;coordinates&gt;&quot;;[.A634])+14;26);11))" office:value-type="float" office:value="49.25483">
            <text:p>49.25483000</text:p>
          </table:table-cell>
          <table:table-cell table:formula="of:=SQRT(([.H634]-[.H633])*([.H634]-[.H633])+([.I634]-[.I633])*([.I634]-[.I633]))" office:value-type="float" office:value="1.44095774417573">
            <text:p>1.440957744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59 &lt;br&gt; Longitude : <text:s text:c="6"/>37.100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0048000, <text:s/>49.25876000&lt;/coordinates&gt;&lt;/Point&gt;&lt;/Placemark&gt;</text:p>
          </table:table-cell>
          <table:table-cell office:value-type="float" office:value="1641">
            <text:p>1641</text:p>
          </table:table-cell>
          <table:table-cell table:formula="of:=IF([.D6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5];162;10)" office:value-type="string" office:string-value="2022-07-03">
            <text:p>2022-07-03</text:p>
          </table:table-cell>
          <table:table-cell table:style-name="ce3" table:formula="of:=MID([.A635];183;9)" office:value-type="string" office:string-value="23:44 UTC">
            <text:p>23:44 UTC</text:p>
          </table:table-cell>
          <table:table-cell table:formula="of:=RIGHT([.A635];LEN([.A635])-FIND(&quot;&lt;/description&gt;&quot;;[.A635])+1)" office:value-type="string" office:string-value="&lt;/description&gt;&lt;Point&gt;&lt;coordinates&gt;  37.10048000,  49.25876000&lt;/coordinates&gt;&lt;/Point&gt;&lt;/Placemark&gt;">
            <text:p>&lt;/description&gt;&lt;Point&gt;&lt;coordinates&gt; <text:s/>37.10048000, <text:s/>49.25876000&lt;/coordinates&gt;&lt;/Point&gt;&lt;/Placemark&gt;</text:p>
          </table:table-cell>
          <table:table-cell office:value-type="float" office:value="1641">
            <text:p>1641</text:p>
          </table:table-cell>
          <table:table-cell table:style-name="ce4" table:formula="of:=VALUE(LEFT(MID([.A635];FIND(&quot;&lt;coordinates&gt;&quot;;[.A635])+15;26);11))" office:value-type="float" office:value="37.10048">
            <text:p>37.10048000</text:p>
          </table:table-cell>
          <table:table-cell table:style-name="ce4" table:formula="of:=VALUE(RIGHT(MID([.A635];FIND(&quot;&lt;coordinates&gt;&quot;;[.A635])+14;26);11))" office:value-type="float" office:value="49.25876">
            <text:p>49.25876000</text:p>
          </table:table-cell>
          <table:table-cell table:formula="of:=SQRT(([.H635]-[.H634])*([.H635]-[.H634])+([.I635]-[.I634])*([.I635]-[.I634]))" office:value-type="float" office:value="0.00891318685992616">
            <text:p>0.00891318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34 &lt;br&gt; Longitude : <text:s text:c="6"/>37.106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0569000, <text:s/>47.83361000&lt;/coordinates&gt;&lt;/Point&gt;&lt;/Placemark&gt;</text:p>
          </table:table-cell>
          <table:table-cell office:value-type="float" office:value="950">
            <text:p>950</text:p>
          </table:table-cell>
          <table:table-cell table:formula="of:=IF([.D6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6];162;10)" office:value-type="string" office:string-value="2022-07-03">
            <text:p>2022-07-03</text:p>
          </table:table-cell>
          <table:table-cell table:style-name="ce3" table:formula="of:=MID([.A636];183;9)" office:value-type="string" office:string-value="22:54 UTC">
            <text:p>22:54 UTC</text:p>
          </table:table-cell>
          <table:table-cell table:formula="of:=RIGHT([.A636];LEN([.A636])-FIND(&quot;&lt;/description&gt;&quot;;[.A636])+1)" office:value-type="string" office:string-value="&lt;/description&gt;&lt;Point&gt;&lt;coordinates&gt;  37.10569000,  47.83361000&lt;/coordinates&gt;&lt;/Point&gt;&lt;/Placemark&gt;">
            <text:p>&lt;/description&gt;&lt;Point&gt;&lt;coordinates&gt; <text:s/>37.10569000, <text:s/>47.83361000&lt;/coordinates&gt;&lt;/Point&gt;&lt;/Placemark&gt;</text:p>
          </table:table-cell>
          <table:table-cell office:value-type="float" office:value="950">
            <text:p>950</text:p>
          </table:table-cell>
          <table:table-cell table:style-name="ce4" table:formula="of:=VALUE(LEFT(MID([.A636];FIND(&quot;&lt;coordinates&gt;&quot;;[.A636])+15;26);11))" office:value-type="float" office:value="37.10569">
            <text:p>37.10569000</text:p>
          </table:table-cell>
          <table:table-cell table:style-name="ce4" table:formula="of:=VALUE(RIGHT(MID([.A636];FIND(&quot;&lt;coordinates&gt;&quot;;[.A636])+14;26);11))" office:value-type="float" office:value="47.83361">
            <text:p>47.83361000</text:p>
          </table:table-cell>
          <table:table-cell table:formula="of:=SQRT(([.H636]-[.H635])*([.H636]-[.H635])+([.I636]-[.I635])*([.I636]-[.I635]))" office:value-type="float" office:value="1.42515952321135">
            <text:p>1.425159523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58 &lt;br&gt; Longitude : <text:s text:c="6"/>37.135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3479000, <text:s/>49.35792000&lt;/coordinates&gt;&lt;/Point&gt;&lt;/Placemark&gt;</text:p>
          </table:table-cell>
          <table:table-cell office:value-type="float" office:value="1685">
            <text:p>1685</text:p>
          </table:table-cell>
          <table:table-cell table:formula="of:=IF([.D6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7];162;10)" office:value-type="string" office:string-value="2022-07-03">
            <text:p>2022-07-03</text:p>
          </table:table-cell>
          <table:table-cell table:style-name="ce3" table:formula="of:=MID([.A637];183;9)" office:value-type="string" office:string-value="23:44 UTC">
            <text:p>23:44 UTC</text:p>
          </table:table-cell>
          <table:table-cell table:formula="of:=RIGHT([.A637];LEN([.A637])-FIND(&quot;&lt;/description&gt;&quot;;[.A637])+1)" office:value-type="string" office:string-value="&lt;/description&gt;&lt;Point&gt;&lt;coordinates&gt;  37.13479000,  49.35792000&lt;/coordinates&gt;&lt;/Point&gt;&lt;/Placemark&gt;">
            <text:p>&lt;/description&gt;&lt;Point&gt;&lt;coordinates&gt; <text:s/>37.13479000, <text:s/>49.35792000&lt;/coordinates&gt;&lt;/Point&gt;&lt;/Placemark&gt;</text:p>
          </table:table-cell>
          <table:table-cell office:value-type="float" office:value="1685">
            <text:p>1685</text:p>
          </table:table-cell>
          <table:table-cell table:style-name="ce4" table:formula="of:=VALUE(LEFT(MID([.A637];FIND(&quot;&lt;coordinates&gt;&quot;;[.A637])+15;26);11))" office:value-type="float" office:value="37.13479">
            <text:p>37.13479000</text:p>
          </table:table-cell>
          <table:table-cell table:style-name="ce4" table:formula="of:=VALUE(RIGHT(MID([.A637];FIND(&quot;&lt;coordinates&gt;&quot;;[.A637])+14;26);11))" office:value-type="float" office:value="49.35792">
            <text:p>49.35792000</text:p>
          </table:table-cell>
          <table:table-cell table:formula="of:=SQRT(([.H637]-[.H636])*([.H637]-[.H636])+([.I637]-[.I636])*([.I637]-[.I636]))" office:value-type="float" office:value="1.52458774299809">
            <text:p>1.5245877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14 &lt;br&gt; Longitude : <text:s text:c="6"/>37.14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4924000, <text:s/>49.31444000&lt;/coordinates&gt;&lt;/Point&gt;&lt;/Placemark&gt;</text:p>
          </table:table-cell>
          <table:table-cell office:value-type="float" office:value="1674">
            <text:p>1674</text:p>
          </table:table-cell>
          <table:table-cell table:formula="of:=IF([.D6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8];162;10)" office:value-type="string" office:string-value="2022-07-03">
            <text:p>2022-07-03</text:p>
          </table:table-cell>
          <table:table-cell table:style-name="ce3" table:formula="of:=MID([.A638];183;9)" office:value-type="string" office:string-value="11:30 UTC">
            <text:p>11:30 UTC</text:p>
          </table:table-cell>
          <table:table-cell table:formula="of:=RIGHT([.A638];LEN([.A638])-FIND(&quot;&lt;/description&gt;&quot;;[.A638])+1)" office:value-type="string" office:string-value="&lt;/description&gt;&lt;Point&gt;&lt;coordinates&gt;  37.14924000,  49.31444000&lt;/coordinates&gt;&lt;/Point&gt;&lt;/Placemark&gt;">
            <text:p>&lt;/description&gt;&lt;Point&gt;&lt;coordinates&gt; <text:s/>37.14924000, <text:s/>49.31444000&lt;/coordinates&gt;&lt;/Point&gt;&lt;/Placemark&gt;</text:p>
          </table:table-cell>
          <table:table-cell office:value-type="float" office:value="1674">
            <text:p>1674</text:p>
          </table:table-cell>
          <table:table-cell table:style-name="ce4" table:formula="of:=VALUE(LEFT(MID([.A638];FIND(&quot;&lt;coordinates&gt;&quot;;[.A638])+15;26);11))" office:value-type="float" office:value="37.14924">
            <text:p>37.14924000</text:p>
          </table:table-cell>
          <table:table-cell table:style-name="ce4" table:formula="of:=VALUE(RIGHT(MID([.A638];FIND(&quot;&lt;coordinates&gt;&quot;;[.A638])+14;26);11))" office:value-type="float" office:value="49.31444">
            <text:p>49.31444000</text:p>
          </table:table-cell>
          <table:table-cell table:formula="of:=SQRT(([.H638]-[.H637])*([.H638]-[.H637])+([.I638]-[.I637])*([.I638]-[.I637]))" office:value-type="float" office:value="0.0458182594606136">
            <text:p>0.04581825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21 &lt;br&gt; Longitude : <text:s text:c="6"/>37.14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4936000, <text:s/>49.32109000&lt;/coordinates&gt;&lt;/Point&gt;&lt;/Placemark&gt;</text:p>
          </table:table-cell>
          <table:table-cell office:value-type="float" office:value="1680">
            <text:p>1680</text:p>
          </table:table-cell>
          <table:table-cell table:formula="of:=IF([.D6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39];162;10)" office:value-type="string" office:string-value="2022-07-03">
            <text:p>2022-07-03</text:p>
          </table:table-cell>
          <table:table-cell table:style-name="ce3" table:formula="of:=MID([.A639];183;9)" office:value-type="string" office:string-value="11:30 UTC">
            <text:p>11:30 UTC</text:p>
          </table:table-cell>
          <table:table-cell table:formula="of:=RIGHT([.A639];LEN([.A639])-FIND(&quot;&lt;/description&gt;&quot;;[.A639])+1)" office:value-type="string" office:string-value="&lt;/description&gt;&lt;Point&gt;&lt;coordinates&gt;  37.14936000,  49.32109000&lt;/coordinates&gt;&lt;/Point&gt;&lt;/Placemark&gt;">
            <text:p>&lt;/description&gt;&lt;Point&gt;&lt;coordinates&gt; <text:s/>37.14936000, <text:s/>49.32109000&lt;/coordinates&gt;&lt;/Point&gt;&lt;/Placemark&gt;</text:p>
          </table:table-cell>
          <table:table-cell office:value-type="float" office:value="1680">
            <text:p>1680</text:p>
          </table:table-cell>
          <table:table-cell table:style-name="ce4" table:formula="of:=VALUE(LEFT(MID([.A639];FIND(&quot;&lt;coordinates&gt;&quot;;[.A639])+15;26);11))" office:value-type="float" office:value="37.14936">
            <text:p>37.14936000</text:p>
          </table:table-cell>
          <table:table-cell table:style-name="ce4" table:formula="of:=VALUE(RIGHT(MID([.A639];FIND(&quot;&lt;coordinates&gt;&quot;;[.A639])+14;26);11))" office:value-type="float" office:value="49.32109">
            <text:p>49.32109000</text:p>
          </table:table-cell>
          <table:table-cell table:formula="of:=SQRT(([.H639]-[.H638])*([.H639]-[.H638])+([.I639]-[.I638])*([.I639]-[.I638]))" office:value-type="float" office:value="0.00665108261864241">
            <text:p>0.00665108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08 &lt;br&gt; Longitude : <text:s text:c="6"/>37.157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5716000, <text:s/>49.30772000&lt;/coordinates&gt;&lt;/Point&gt;&lt;/Placemark&gt;</text:p>
          </table:table-cell>
          <table:table-cell office:value-type="float" office:value="1673">
            <text:p>1673</text:p>
          </table:table-cell>
          <table:table-cell table:formula="of:=IF([.D6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0];162;10)" office:value-type="string" office:string-value="2022-07-03">
            <text:p>2022-07-03</text:p>
          </table:table-cell>
          <table:table-cell table:style-name="ce3" table:formula="of:=MID([.A640];183;9)" office:value-type="string" office:string-value="11:30 UTC">
            <text:p>11:30 UTC</text:p>
          </table:table-cell>
          <table:table-cell table:formula="of:=RIGHT([.A640];LEN([.A640])-FIND(&quot;&lt;/description&gt;&quot;;[.A640])+1)" office:value-type="string" office:string-value="&lt;/description&gt;&lt;Point&gt;&lt;coordinates&gt;  37.15716000,  49.30772000&lt;/coordinates&gt;&lt;/Point&gt;&lt;/Placemark&gt;">
            <text:p>&lt;/description&gt;&lt;Point&gt;&lt;coordinates&gt; <text:s/>37.15716000, <text:s/>49.30772000&lt;/coordinates&gt;&lt;/Point&gt;&lt;/Placemark&gt;</text:p>
          </table:table-cell>
          <table:table-cell office:value-type="float" office:value="1673">
            <text:p>1673</text:p>
          </table:table-cell>
          <table:table-cell table:style-name="ce4" table:formula="of:=VALUE(LEFT(MID([.A640];FIND(&quot;&lt;coordinates&gt;&quot;;[.A640])+15;26);11))" office:value-type="float" office:value="37.15716">
            <text:p>37.15716000</text:p>
          </table:table-cell>
          <table:table-cell table:style-name="ce4" table:formula="of:=VALUE(RIGHT(MID([.A640];FIND(&quot;&lt;coordinates&gt;&quot;;[.A640])+14;26);11))" office:value-type="float" office:value="49.30772">
            <text:p>49.30772000</text:p>
          </table:table-cell>
          <table:table-cell table:formula="of:=SQRT(([.H640]-[.H639])*([.H640]-[.H639])+([.I640]-[.I639])*([.I640]-[.I639]))" office:value-type="float" office:value="0.0154789179208302">
            <text:p>0.01547891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316 &lt;br&gt; Longitude : <text:s text:c="6"/>37.157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5735000, <text:s/>49.31553000&lt;/coordinates&gt;&lt;/Point&gt;&lt;/Placemark&gt;</text:p>
          </table:table-cell>
          <table:table-cell office:value-type="float" office:value="1677">
            <text:p>1677</text:p>
          </table:table-cell>
          <table:table-cell table:formula="of:=IF([.D6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1];162;10)" office:value-type="string" office:string-value="2022-07-03">
            <text:p>2022-07-03</text:p>
          </table:table-cell>
          <table:table-cell table:style-name="ce3" table:formula="of:=MID([.A641];183;9)" office:value-type="string" office:string-value="23:44 UTC">
            <text:p>23:44 UTC</text:p>
          </table:table-cell>
          <table:table-cell table:formula="of:=RIGHT([.A641];LEN([.A641])-FIND(&quot;&lt;/description&gt;&quot;;[.A641])+1)" office:value-type="string" office:string-value="&lt;/description&gt;&lt;Point&gt;&lt;coordinates&gt;  37.15735000,  49.31553000&lt;/coordinates&gt;&lt;/Point&gt;&lt;/Placemark&gt;">
            <text:p>&lt;/description&gt;&lt;Point&gt;&lt;coordinates&gt; <text:s/>37.15735000, <text:s/>49.31553000&lt;/coordinates&gt;&lt;/Point&gt;&lt;/Placemark&gt;</text:p>
          </table:table-cell>
          <table:table-cell office:value-type="float" office:value="1677">
            <text:p>1677</text:p>
          </table:table-cell>
          <table:table-cell table:style-name="ce4" table:formula="of:=VALUE(LEFT(MID([.A641];FIND(&quot;&lt;coordinates&gt;&quot;;[.A641])+15;26);11))" office:value-type="float" office:value="37.15735">
            <text:p>37.15735000</text:p>
          </table:table-cell>
          <table:table-cell table:style-name="ce4" table:formula="of:=VALUE(RIGHT(MID([.A641];FIND(&quot;&lt;coordinates&gt;&quot;;[.A641])+14;26);11))" office:value-type="float" office:value="49.31553">
            <text:p>49.31553000</text:p>
          </table:table-cell>
          <table:table-cell table:formula="of:=SQRT(([.H641]-[.H640])*([.H641]-[.H640])+([.I641]-[.I640])*([.I641]-[.I640]))" office:value-type="float" office:value="0.00781231079770825">
            <text:p>0.007812310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649 &lt;br&gt; Longitude : <text:s text:c="6"/>37.158&lt;br&gt;Date Acquired : 2022-07-03 &lt;br&gt;Time: 09:00 UTC&lt;br&gt;Confidence [0-100] : high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5813000, <text:s/>47.64868000&lt;/coordinates&gt;&lt;/Point&gt;&lt;/Placemark&gt;</text:p>
          </table:table-cell>
          <table:table-cell office:value-type="float" office:value="871">
            <text:p>871</text:p>
          </table:table-cell>
          <table:table-cell table:formula="of:=IF([.D6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2];162;10)" office:value-type="string" office:string-value="2022-07-03">
            <text:p>2022-07-03</text:p>
          </table:table-cell>
          <table:table-cell table:style-name="ce3" table:formula="of:=MID([.A642];183;9)" office:value-type="string" office:string-value="09:00 UTC">
            <text:p>09:00 UTC</text:p>
          </table:table-cell>
          <table:table-cell table:formula="of:=RIGHT([.A642];LEN([.A642])-FIND(&quot;&lt;/description&gt;&quot;;[.A642])+1)" office:value-type="string" office:string-value="&lt;/description&gt;&lt;Point&gt;&lt;coordinates&gt;  37.15813000,  47.64868000&lt;/coordinates&gt;&lt;/Point&gt;&lt;/Placemark&gt;">
            <text:p>&lt;/description&gt;&lt;Point&gt;&lt;coordinates&gt; <text:s/>37.15813000, <text:s/>47.64868000&lt;/coordinates&gt;&lt;/Point&gt;&lt;/Placemark&gt;</text:p>
          </table:table-cell>
          <table:table-cell office:value-type="float" office:value="871">
            <text:p>871</text:p>
          </table:table-cell>
          <table:table-cell table:style-name="ce4" table:formula="of:=VALUE(LEFT(MID([.A642];FIND(&quot;&lt;coordinates&gt;&quot;;[.A642])+15;26);11))" office:value-type="float" office:value="37.15813">
            <text:p>37.15813000</text:p>
          </table:table-cell>
          <table:table-cell table:style-name="ce4" table:formula="of:=VALUE(RIGHT(MID([.A642];FIND(&quot;&lt;coordinates&gt;&quot;;[.A642])+14;26);11))" office:value-type="float" office:value="47.64868">
            <text:p>47.64868000</text:p>
          </table:table-cell>
          <table:table-cell table:formula="of:=SQRT(([.H642]-[.H641])*([.H642]-[.H641])+([.I642]-[.I641])*([.I642]-[.I641]))" office:value-type="float" office:value="1.66685018249992">
            <text:p>1.66685018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25 &lt;br&gt; Longitude : <text:s text:c="6"/>37.185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8519000, <text:s/>47.72498000&lt;/coordinates&gt;&lt;/Point&gt;&lt;/Placemark&gt;</text:p>
          </table:table-cell>
          <table:table-cell office:value-type="float" office:value="885">
            <text:p>885</text:p>
          </table:table-cell>
          <table:table-cell table:formula="of:=IF([.D6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3];162;10)" office:value-type="string" office:string-value="2022-07-03">
            <text:p>2022-07-03</text:p>
          </table:table-cell>
          <table:table-cell table:style-name="ce3" table:formula="of:=MID([.A643];183;9)" office:value-type="string" office:string-value="09:00 UTC">
            <text:p>09:00 UTC</text:p>
          </table:table-cell>
          <table:table-cell table:formula="of:=RIGHT([.A643];LEN([.A643])-FIND(&quot;&lt;/description&gt;&quot;;[.A643])+1)" office:value-type="string" office:string-value="&lt;/description&gt;&lt;Point&gt;&lt;coordinates&gt;  37.18519000,  47.72498000&lt;/coordinates&gt;&lt;/Point&gt;&lt;/Placemark&gt;">
            <text:p>&lt;/description&gt;&lt;Point&gt;&lt;coordinates&gt; <text:s/>37.18519000, <text:s/>47.72498000&lt;/coordinates&gt;&lt;/Point&gt;&lt;/Placemark&gt;</text:p>
          </table:table-cell>
          <table:table-cell office:value-type="float" office:value="885">
            <text:p>885</text:p>
          </table:table-cell>
          <table:table-cell table:style-name="ce4" table:formula="of:=VALUE(LEFT(MID([.A643];FIND(&quot;&lt;coordinates&gt;&quot;;[.A643])+15;26);11))" office:value-type="float" office:value="37.18519">
            <text:p>37.18519000</text:p>
          </table:table-cell>
          <table:table-cell table:style-name="ce4" table:formula="of:=VALUE(RIGHT(MID([.A643];FIND(&quot;&lt;coordinates&gt;&quot;;[.A643])+14;26);11))" office:value-type="float" office:value="47.72498">
            <text:p>47.72498000</text:p>
          </table:table-cell>
          <table:table-cell table:formula="of:=SQRT(([.H643]-[.H642])*([.H643]-[.H642])+([.I643]-[.I642])*([.I643]-[.I642]))" office:value-type="float" office:value="0.0809563684956313">
            <text:p>0.080956368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34 &lt;br&gt; Longitude : <text:s text:c="6"/>37.188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8808000, <text:s/>47.73364000&lt;/coordinates&gt;&lt;/Point&gt;&lt;/Placemark&gt;</text:p>
          </table:table-cell>
          <table:table-cell office:value-type="float" office:value="895">
            <text:p>895</text:p>
          </table:table-cell>
          <table:table-cell table:formula="of:=IF([.D6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4];162;10)" office:value-type="string" office:string-value="2022-07-03">
            <text:p>2022-07-03</text:p>
          </table:table-cell>
          <table:table-cell table:style-name="ce3" table:formula="of:=MID([.A644];183;9)" office:value-type="string" office:string-value="09:00 UTC">
            <text:p>09:00 UTC</text:p>
          </table:table-cell>
          <table:table-cell table:formula="of:=RIGHT([.A644];LEN([.A644])-FIND(&quot;&lt;/description&gt;&quot;;[.A644])+1)" office:value-type="string" office:string-value="&lt;/description&gt;&lt;Point&gt;&lt;coordinates&gt;  37.18808000,  47.73364000&lt;/coordinates&gt;&lt;/Point&gt;&lt;/Placemark&gt;">
            <text:p>&lt;/description&gt;&lt;Point&gt;&lt;coordinates&gt; <text:s/>37.18808000, <text:s/>47.73364000&lt;/coordinates&gt;&lt;/Point&gt;&lt;/Placemark&gt;</text:p>
          </table:table-cell>
          <table:table-cell office:value-type="float" office:value="895">
            <text:p>895</text:p>
          </table:table-cell>
          <table:table-cell table:style-name="ce4" table:formula="of:=VALUE(LEFT(MID([.A644];FIND(&quot;&lt;coordinates&gt;&quot;;[.A644])+15;26);11))" office:value-type="float" office:value="37.18808">
            <text:p>37.18808000</text:p>
          </table:table-cell>
          <table:table-cell table:style-name="ce4" table:formula="of:=VALUE(RIGHT(MID([.A644];FIND(&quot;&lt;coordinates&gt;&quot;;[.A644])+14;26);11))" office:value-type="float" office:value="47.73364">
            <text:p>47.73364000</text:p>
          </table:table-cell>
          <table:table-cell table:formula="of:=SQRT(([.H644]-[.H643])*([.H644]-[.H643])+([.I644]-[.I643])*([.I644]-[.I643]))" office:value-type="float" office:value="0.00912949615258076">
            <text:p>0.00912949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19 &lt;br&gt; Longitude : <text:s text:c="6"/>37.190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8988000, <text:s/>47.71905000&lt;/coordinates&gt;&lt;/Point&gt;&lt;/Placemark&gt;</text:p>
          </table:table-cell>
          <table:table-cell office:value-type="float" office:value="880">
            <text:p>880</text:p>
          </table:table-cell>
          <table:table-cell table:formula="of:=IF([.D6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5];162;10)" office:value-type="string" office:string-value="2022-07-03">
            <text:p>2022-07-03</text:p>
          </table:table-cell>
          <table:table-cell table:style-name="ce3" table:formula="of:=MID([.A645];183;9)" office:value-type="string" office:string-value="09:00 UTC">
            <text:p>09:00 UTC</text:p>
          </table:table-cell>
          <table:table-cell table:formula="of:=RIGHT([.A645];LEN([.A645])-FIND(&quot;&lt;/description&gt;&quot;;[.A645])+1)" office:value-type="string" office:string-value="&lt;/description&gt;&lt;Point&gt;&lt;coordinates&gt;  37.18988000,  47.71905000&lt;/coordinates&gt;&lt;/Point&gt;&lt;/Placemark&gt;">
            <text:p>&lt;/description&gt;&lt;Point&gt;&lt;coordinates&gt; <text:s/>37.18988000, <text:s/>47.71905000&lt;/coordinates&gt;&lt;/Point&gt;&lt;/Placemark&gt;</text:p>
          </table:table-cell>
          <table:table-cell office:value-type="float" office:value="880">
            <text:p>880</text:p>
          </table:table-cell>
          <table:table-cell table:style-name="ce4" table:formula="of:=VALUE(LEFT(MID([.A645];FIND(&quot;&lt;coordinates&gt;&quot;;[.A645])+15;26);11))" office:value-type="float" office:value="37.18988">
            <text:p>37.18988000</text:p>
          </table:table-cell>
          <table:table-cell table:style-name="ce4" table:formula="of:=VALUE(RIGHT(MID([.A645];FIND(&quot;&lt;coordinates&gt;&quot;;[.A645])+14;26);11))" office:value-type="float" office:value="47.71905">
            <text:p>47.71905000</text:p>
          </table:table-cell>
          <table:table-cell table:formula="of:=SQRT(([.H645]-[.H644])*([.H645]-[.H644])+([.I645]-[.I644])*([.I645]-[.I644]))" office:value-type="float" office:value="0.0147006156333659">
            <text:p>0.01470061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28 &lt;br&gt; Longitude : <text:s text:c="6"/>37.193&lt;br&gt;Date Acquired : 2022-07-03 &lt;br&gt;Time: 09:00 UTC&lt;br&gt;Confidence [0-100] : high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9277000, <text:s/>47.72772000&lt;/coordinates&gt;&lt;/Point&gt;&lt;/Placemark&gt;</text:p>
          </table:table-cell>
          <table:table-cell office:value-type="float" office:value="887">
            <text:p>887</text:p>
          </table:table-cell>
          <table:table-cell table:formula="of:=IF([.D6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6];162;10)" office:value-type="string" office:string-value="2022-07-03">
            <text:p>2022-07-03</text:p>
          </table:table-cell>
          <table:table-cell table:style-name="ce3" table:formula="of:=MID([.A646];183;9)" office:value-type="string" office:string-value="09:00 UTC">
            <text:p>09:00 UTC</text:p>
          </table:table-cell>
          <table:table-cell table:formula="of:=RIGHT([.A646];LEN([.A646])-FIND(&quot;&lt;/description&gt;&quot;;[.A646])+1)" office:value-type="string" office:string-value="&lt;/description&gt;&lt;Point&gt;&lt;coordinates&gt;  37.19277000,  47.72772000&lt;/coordinates&gt;&lt;/Point&gt;&lt;/Placemark&gt;">
            <text:p>&lt;/description&gt;&lt;Point&gt;&lt;coordinates&gt; <text:s/>37.19277000, <text:s/>47.72772000&lt;/coordinates&gt;&lt;/Point&gt;&lt;/Placemark&gt;</text:p>
          </table:table-cell>
          <table:table-cell office:value-type="float" office:value="887">
            <text:p>887</text:p>
          </table:table-cell>
          <table:table-cell table:style-name="ce4" table:formula="of:=VALUE(LEFT(MID([.A646];FIND(&quot;&lt;coordinates&gt;&quot;;[.A646])+15;26);11))" office:value-type="float" office:value="37.19277">
            <text:p>37.19277000</text:p>
          </table:table-cell>
          <table:table-cell table:style-name="ce4" table:formula="of:=VALUE(RIGHT(MID([.A646];FIND(&quot;&lt;coordinates&gt;&quot;;[.A646])+14;26);11))" office:value-type="float" office:value="47.72772">
            <text:p>47.72772000</text:p>
          </table:table-cell>
          <table:table-cell table:formula="of:=SQRT(([.H646]-[.H645])*([.H646]-[.H645])+([.I646]-[.I645])*([.I646]-[.I645]))" office:value-type="float" office:value="0.00913898243788217">
            <text:p>0.009138982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180 &lt;br&gt; Longitude : <text:s text:c="6"/>37.205&lt;br&gt;Date Acquired : 2022-07-03 &lt;br&gt;Time: 08:24 UTC&lt;br&gt;Confidence [0-100] : 73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0533000, <text:s/>49.18036000&lt;/coordinates&gt;&lt;/Point&gt;&lt;/Placemark&gt;</text:p>
          </table:table-cell>
          <table:table-cell office:value-type="float" office:value="164">
            <text:p>164</text:p>
          </table:table-cell>
          <table:table-cell table:formula="of:=IF([.D6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7];162;10)" office:value-type="string" office:string-value="2022-07-03">
            <text:p>2022-07-03</text:p>
          </table:table-cell>
          <table:table-cell table:style-name="ce3" table:formula="of:=MID([.A647];183;9)" office:value-type="string" office:string-value="08:24 UTC">
            <text:p>08:24 UTC</text:p>
          </table:table-cell>
          <table:table-cell table:formula="of:=RIGHT([.A647];LEN([.A647])-FIND(&quot;&lt;/description&gt;&quot;;[.A647])+1)" office:value-type="string" office:string-value="&lt;/description&gt;&lt;Point&gt;&lt;coordinates&gt;  37.20533000,  49.18036000&lt;/coordinates&gt;&lt;/Point&gt;&lt;/Placemark&gt;">
            <text:p>&lt;/description&gt;&lt;Point&gt;&lt;coordinates&gt; <text:s/>37.20533000, <text:s/>49.18036000&lt;/coordinates&gt;&lt;/Point&gt;&lt;/Placemark&gt;</text:p>
          </table:table-cell>
          <table:table-cell office:value-type="float" office:value="164">
            <text:p>164</text:p>
          </table:table-cell>
          <table:table-cell table:style-name="ce4" table:formula="of:=VALUE(LEFT(MID([.A647];FIND(&quot;&lt;coordinates&gt;&quot;;[.A647])+15;26);11))" office:value-type="float" office:value="37.20533">
            <text:p>37.20533000</text:p>
          </table:table-cell>
          <table:table-cell table:style-name="ce4" table:formula="of:=VALUE(RIGHT(MID([.A647];FIND(&quot;&lt;coordinates&gt;&quot;;[.A647])+14;26);11))" office:value-type="float" office:value="49.18036">
            <text:p>49.18036000</text:p>
          </table:table-cell>
          <table:table-cell table:formula="of:=SQRT(([.H647]-[.H646])*([.H647]-[.H646])+([.I647]-[.I646])*([.I647]-[.I646]))" office:value-type="float" office:value="1.45269429791681">
            <text:p>1.45269429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80 &lt;br&gt; Longitude : <text:s text:c="6"/>37.212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1228000, <text:s/>49.18036000&lt;/coordinates&gt;&lt;/Point&gt;&lt;/Placemark&gt;</text:p>
          </table:table-cell>
          <table:table-cell office:value-type="float" office:value="1613">
            <text:p>1613</text:p>
          </table:table-cell>
          <table:table-cell table:formula="of:=IF([.D6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8];162;10)" office:value-type="string" office:string-value="2022-07-03">
            <text:p>2022-07-03</text:p>
          </table:table-cell>
          <table:table-cell table:style-name="ce3" table:formula="of:=MID([.A648];183;9)" office:value-type="string" office:string-value="10:41 UTC">
            <text:p>10:41 UTC</text:p>
          </table:table-cell>
          <table:table-cell table:formula="of:=RIGHT([.A648];LEN([.A648])-FIND(&quot;&lt;/description&gt;&quot;;[.A648])+1)" office:value-type="string" office:string-value="&lt;/description&gt;&lt;Point&gt;&lt;coordinates&gt;  37.21228000,  49.18036000&lt;/coordinates&gt;&lt;/Point&gt;&lt;/Placemark&gt;">
            <text:p>&lt;/description&gt;&lt;Point&gt;&lt;coordinates&gt; <text:s/>37.21228000, <text:s/>49.18036000&lt;/coordinates&gt;&lt;/Point&gt;&lt;/Placemark&gt;</text:p>
          </table:table-cell>
          <table:table-cell office:value-type="float" office:value="1613">
            <text:p>1613</text:p>
          </table:table-cell>
          <table:table-cell table:style-name="ce4" table:formula="of:=VALUE(LEFT(MID([.A648];FIND(&quot;&lt;coordinates&gt;&quot;;[.A648])+15;26);11))" office:value-type="float" office:value="37.21228">
            <text:p>37.21228000</text:p>
          </table:table-cell>
          <table:table-cell table:style-name="ce4" table:formula="of:=VALUE(RIGHT(MID([.A648];FIND(&quot;&lt;coordinates&gt;&quot;;[.A648])+14;26);11))" office:value-type="float" office:value="49.18036">
            <text:p>49.18036000</text:p>
          </table:table-cell>
          <table:table-cell table:formula="of:=SQRT(([.H648]-[.H647])*([.H648]-[.H647])+([.I648]-[.I647])*([.I648]-[.I647]))" office:value-type="float" office:value="0.00694999999999624">
            <text:p>0.006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703 &lt;br&gt; Longitude : <text:s text:c="6"/>37.237&lt;br&gt;Date Acquired : 2022-07-03 &lt;br&gt;Time: 08:24 UTC&lt;br&gt;Confidence [0-100] : 81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3661000, <text:s/>47.70323000&lt;/coordinates&gt;&lt;/Point&gt;&lt;/Placemark&gt;</text:p>
          </table:table-cell>
          <table:table-cell office:value-type="float" office:value="94">
            <text:p>94</text:p>
          </table:table-cell>
          <table:table-cell table:formula="of:=IF([.D6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49];162;10)" office:value-type="string" office:string-value="2022-07-03">
            <text:p>2022-07-03</text:p>
          </table:table-cell>
          <table:table-cell table:style-name="ce3" table:formula="of:=MID([.A649];183;9)" office:value-type="string" office:string-value="08:24 UTC">
            <text:p>08:24 UTC</text:p>
          </table:table-cell>
          <table:table-cell table:formula="of:=RIGHT([.A649];LEN([.A649])-FIND(&quot;&lt;/description&gt;&quot;;[.A649])+1)" office:value-type="string" office:string-value="&lt;/description&gt;&lt;Point&gt;&lt;coordinates&gt;  37.23661000,  47.70323000&lt;/coordinates&gt;&lt;/Point&gt;&lt;/Placemark&gt;">
            <text:p>&lt;/description&gt;&lt;Point&gt;&lt;coordinates&gt; <text:s/>37.23661000, <text:s/>47.70323000&lt;/coordinates&gt;&lt;/Point&gt;&lt;/Placemark&gt;</text:p>
          </table:table-cell>
          <table:table-cell office:value-type="float" office:value="94">
            <text:p>94</text:p>
          </table:table-cell>
          <table:table-cell table:style-name="ce4" table:formula="of:=VALUE(LEFT(MID([.A649];FIND(&quot;&lt;coordinates&gt;&quot;;[.A649])+15;26);11))" office:value-type="float" office:value="37.23661">
            <text:p>37.23661000</text:p>
          </table:table-cell>
          <table:table-cell table:style-name="ce4" table:formula="of:=VALUE(RIGHT(MID([.A649];FIND(&quot;&lt;coordinates&gt;&quot;;[.A649])+14;26);11))" office:value-type="float" office:value="47.70323">
            <text:p>47.70323000</text:p>
          </table:table-cell>
          <table:table-cell table:formula="of:=SQRT(([.H649]-[.H648])*([.H649]-[.H648])+([.I649]-[.I648])*([.I649]-[.I648]))" office:value-type="float" office:value="1.47733035770609">
            <text:p>1.477330357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41 &lt;br&gt; Longitude : <text:s text:c="6"/>37.248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4836000, <text:s/>47.74062000&lt;/coordinates&gt;&lt;/Point&gt;&lt;/Placemark&gt;</text:p>
          </table:table-cell>
          <table:table-cell office:value-type="float" office:value="900">
            <text:p>900</text:p>
          </table:table-cell>
          <table:table-cell table:formula="of:=IF([.D6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0];162;10)" office:value-type="string" office:string-value="2022-07-03">
            <text:p>2022-07-03</text:p>
          </table:table-cell>
          <table:table-cell table:style-name="ce3" table:formula="of:=MID([.A650];183;9)" office:value-type="string" office:string-value="10:41 UTC">
            <text:p>10:41 UTC</text:p>
          </table:table-cell>
          <table:table-cell table:formula="of:=RIGHT([.A650];LEN([.A650])-FIND(&quot;&lt;/description&gt;&quot;;[.A650])+1)" office:value-type="string" office:string-value="&lt;/description&gt;&lt;Point&gt;&lt;coordinates&gt;  37.24836000,  47.74062000&lt;/coordinates&gt;&lt;/Point&gt;&lt;/Placemark&gt;">
            <text:p>&lt;/description&gt;&lt;Point&gt;&lt;coordinates&gt; <text:s/>37.24836000, <text:s/>47.74062000&lt;/coordinates&gt;&lt;/Point&gt;&lt;/Placemark&gt;</text:p>
          </table:table-cell>
          <table:table-cell office:value-type="float" office:value="900">
            <text:p>900</text:p>
          </table:table-cell>
          <table:table-cell table:style-name="ce4" table:formula="of:=VALUE(LEFT(MID([.A650];FIND(&quot;&lt;coordinates&gt;&quot;;[.A650])+15;26);11))" office:value-type="float" office:value="37.24836">
            <text:p>37.24836000</text:p>
          </table:table-cell>
          <table:table-cell table:style-name="ce4" table:formula="of:=VALUE(RIGHT(MID([.A650];FIND(&quot;&lt;coordinates&gt;&quot;;[.A650])+14;26);11))" office:value-type="float" office:value="47.74062">
            <text:p>47.74062000</text:p>
          </table:table-cell>
          <table:table-cell table:formula="of:=SQRT(([.H650]-[.H649])*([.H650]-[.H649])+([.I650]-[.I649])*([.I650]-[.I649]))" office:value-type="float" office:value="0.0391927876018042">
            <text:p>0.039192787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701 &lt;br&gt; Longitude : <text:s text:c="6"/>37.250&lt;br&gt;Date Acquired : 2022-07-03 &lt;br&gt;Time: 08:24 UTC&lt;br&gt;Confidence [0-100] : 61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4971000, <text:s/>47.70132000&lt;/coordinates&gt;&lt;/Point&gt;&lt;/Placemark&gt;</text:p>
          </table:table-cell>
          <table:table-cell office:value-type="float" office:value="93">
            <text:p>93</text:p>
          </table:table-cell>
          <table:table-cell table:formula="of:=IF([.D6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1];162;10)" office:value-type="string" office:string-value="2022-07-03">
            <text:p>2022-07-03</text:p>
          </table:table-cell>
          <table:table-cell table:style-name="ce3" table:formula="of:=MID([.A651];183;9)" office:value-type="string" office:string-value="08:24 UTC">
            <text:p>08:24 UTC</text:p>
          </table:table-cell>
          <table:table-cell table:formula="of:=RIGHT([.A651];LEN([.A651])-FIND(&quot;&lt;/description&gt;&quot;;[.A651])+1)" office:value-type="string" office:string-value="&lt;/description&gt;&lt;Point&gt;&lt;coordinates&gt;  37.24971000,  47.70132000&lt;/coordinates&gt;&lt;/Point&gt;&lt;/Placemark&gt;">
            <text:p>&lt;/description&gt;&lt;Point&gt;&lt;coordinates&gt; <text:s/>37.24971000, <text:s/>47.70132000&lt;/coordinates&gt;&lt;/Point&gt;&lt;/Placemark&gt;</text:p>
          </table:table-cell>
          <table:table-cell office:value-type="float" office:value="93">
            <text:p>93</text:p>
          </table:table-cell>
          <table:table-cell table:style-name="ce4" table:formula="of:=VALUE(LEFT(MID([.A651];FIND(&quot;&lt;coordinates&gt;&quot;;[.A651])+15;26);11))" office:value-type="float" office:value="37.24971">
            <text:p>37.24971000</text:p>
          </table:table-cell>
          <table:table-cell table:style-name="ce4" table:formula="of:=VALUE(RIGHT(MID([.A651];FIND(&quot;&lt;coordinates&gt;&quot;;[.A651])+14;26);11))" office:value-type="float" office:value="47.70132">
            <text:p>47.70132000</text:p>
          </table:table-cell>
          <table:table-cell table:formula="of:=SQRT(([.H651]-[.H650])*([.H651]-[.H650])+([.I651]-[.I650])*([.I651]-[.I650]))" office:value-type="float" office:value="0.0393231801867523">
            <text:p>0.03932318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83 &lt;br&gt; Longitude : <text:s text:c="6"/>37.267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6653000, <text:s/>49.18324000&lt;/coordinates&gt;&lt;/Point&gt;&lt;/Placemark&gt;</text:p>
          </table:table-cell>
          <table:table-cell office:value-type="float" office:value="1615">
            <text:p>1615</text:p>
          </table:table-cell>
          <table:table-cell table:formula="of:=IF([.D6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2];162;10)" office:value-type="string" office:string-value="2022-07-03">
            <text:p>2022-07-03</text:p>
          </table:table-cell>
          <table:table-cell table:style-name="ce3" table:formula="of:=MID([.A652];183;9)" office:value-type="string" office:string-value="09:00 UTC">
            <text:p>09:00 UTC</text:p>
          </table:table-cell>
          <table:table-cell table:formula="of:=RIGHT([.A652];LEN([.A652])-FIND(&quot;&lt;/description&gt;&quot;;[.A652])+1)" office:value-type="string" office:string-value="&lt;/description&gt;&lt;Point&gt;&lt;coordinates&gt;  37.26653000,  49.18324000&lt;/coordinates&gt;&lt;/Point&gt;&lt;/Placemark&gt;">
            <text:p>&lt;/description&gt;&lt;Point&gt;&lt;coordinates&gt; <text:s/>37.26653000, <text:s/>49.18324000&lt;/coordinates&gt;&lt;/Point&gt;&lt;/Placemark&gt;</text:p>
          </table:table-cell>
          <table:table-cell office:value-type="float" office:value="1615">
            <text:p>1615</text:p>
          </table:table-cell>
          <table:table-cell table:style-name="ce4" table:formula="of:=VALUE(LEFT(MID([.A652];FIND(&quot;&lt;coordinates&gt;&quot;;[.A652])+15;26);11))" office:value-type="float" office:value="37.26653">
            <text:p>37.26653000</text:p>
          </table:table-cell>
          <table:table-cell table:style-name="ce4" table:formula="of:=VALUE(RIGHT(MID([.A652];FIND(&quot;&lt;coordinates&gt;&quot;;[.A652])+14;26);11))" office:value-type="float" office:value="49.18324">
            <text:p>49.18324000</text:p>
          </table:table-cell>
          <table:table-cell table:formula="of:=SQRT(([.H652]-[.H651])*([.H652]-[.H651])+([.I652]-[.I651])*([.I652]-[.I651]))" office:value-type="float" office:value="1.48201545160635">
            <text:p>1.482015451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33 &lt;br&gt; Longitude : <text:s text:c="6"/>37.282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8185000, <text:s/>48.83303000&lt;/coordinates&gt;&lt;/Point&gt;&lt;/Placemark&gt;</text:p>
          </table:table-cell>
          <table:table-cell office:value-type="float" office:value="1319">
            <text:p>1319</text:p>
          </table:table-cell>
          <table:table-cell table:formula="of:=IF([.D6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3];162;10)" office:value-type="string" office:string-value="2022-07-03">
            <text:p>2022-07-03</text:p>
          </table:table-cell>
          <table:table-cell table:style-name="ce3" table:formula="of:=MID([.A653];183;9)" office:value-type="string" office:string-value="09:49 UTC">
            <text:p>09:49 UTC</text:p>
          </table:table-cell>
          <table:table-cell table:formula="of:=RIGHT([.A653];LEN([.A653])-FIND(&quot;&lt;/description&gt;&quot;;[.A653])+1)" office:value-type="string" office:string-value="&lt;/description&gt;&lt;Point&gt;&lt;coordinates&gt;  37.28185000,  48.83303000&lt;/coordinates&gt;&lt;/Point&gt;&lt;/Placemark&gt;">
            <text:p>&lt;/description&gt;&lt;Point&gt;&lt;coordinates&gt; <text:s/>37.28185000, <text:s/>48.83303000&lt;/coordinates&gt;&lt;/Point&gt;&lt;/Placemark&gt;</text:p>
          </table:table-cell>
          <table:table-cell office:value-type="float" office:value="1319">
            <text:p>1319</text:p>
          </table:table-cell>
          <table:table-cell table:style-name="ce4" table:formula="of:=VALUE(LEFT(MID([.A653];FIND(&quot;&lt;coordinates&gt;&quot;;[.A653])+15;26);11))" office:value-type="float" office:value="37.28185">
            <text:p>37.28185000</text:p>
          </table:table-cell>
          <table:table-cell table:style-name="ce4" table:formula="of:=VALUE(RIGHT(MID([.A653];FIND(&quot;&lt;coordinates&gt;&quot;;[.A653])+14;26);11))" office:value-type="float" office:value="48.83303">
            <text:p>48.83303000</text:p>
          </table:table-cell>
          <table:table-cell table:formula="of:=SQRT(([.H653]-[.H652])*([.H653]-[.H652])+([.I653]-[.I652])*([.I653]-[.I652]))" office:value-type="float" office:value="0.350544927933636">
            <text:p>0.35054492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029 &lt;br&gt; Longitude : <text:s text:c="6"/>37.302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0209000, <text:s/>47.02914000&lt;/coordinates&gt;&lt;/Point&gt;&lt;/Placemark&gt;</text:p>
          </table:table-cell>
          <table:table-cell office:value-type="float" office:value="365">
            <text:p>365</text:p>
          </table:table-cell>
          <table:table-cell table:formula="of:=IF([.D6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4];162;10)" office:value-type="string" office:string-value="2022-07-03">
            <text:p>2022-07-03</text:p>
          </table:table-cell>
          <table:table-cell table:style-name="ce3" table:formula="of:=MID([.A654];183;9)" office:value-type="string" office:string-value="23:44 UTC">
            <text:p>23:44 UTC</text:p>
          </table:table-cell>
          <table:table-cell table:formula="of:=RIGHT([.A654];LEN([.A654])-FIND(&quot;&lt;/description&gt;&quot;;[.A654])+1)" office:value-type="string" office:string-value="&lt;/description&gt;&lt;Point&gt;&lt;coordinates&gt;  37.30209000,  47.02914000&lt;/coordinates&gt;&lt;/Point&gt;&lt;/Placemark&gt;">
            <text:p>&lt;/description&gt;&lt;Point&gt;&lt;coordinates&gt; <text:s/>37.30209000, <text:s/>47.02914000&lt;/coordinates&gt;&lt;/Point&gt;&lt;/Placemark&gt;</text:p>
          </table:table-cell>
          <table:table-cell office:value-type="float" office:value="365">
            <text:p>365</text:p>
          </table:table-cell>
          <table:table-cell table:style-name="ce4" table:formula="of:=VALUE(LEFT(MID([.A654];FIND(&quot;&lt;coordinates&gt;&quot;;[.A654])+15;26);11))" office:value-type="float" office:value="37.30209">
            <text:p>37.30209000</text:p>
          </table:table-cell>
          <table:table-cell table:style-name="ce4" table:formula="of:=VALUE(RIGHT(MID([.A654];FIND(&quot;&lt;coordinates&gt;&quot;;[.A654])+14;26);11))" office:value-type="float" office:value="47.02914">
            <text:p>47.02914000</text:p>
          </table:table-cell>
          <table:table-cell table:formula="of:=SQRT(([.H654]-[.H653])*([.H654]-[.H653])+([.I654]-[.I653])*([.I654]-[.I653]))" office:value-type="float" office:value="1.80400354481359">
            <text:p>1.80400354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425 &lt;br&gt; Longitude : <text:s text:c="6"/>37.322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2182000, <text:s/>49.42521000&lt;/coordinates&gt;&lt;/Point&gt;&lt;/Placemark&gt;</text:p>
          </table:table-cell>
          <table:table-cell office:value-type="float" office:value="1689">
            <text:p>1689</text:p>
          </table:table-cell>
          <table:table-cell table:formula="of:=IF([.D6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5];162;10)" office:value-type="string" office:string-value="2022-07-03">
            <text:p>2022-07-03</text:p>
          </table:table-cell>
          <table:table-cell table:style-name="ce3" table:formula="of:=MID([.A655];183;9)" office:value-type="string" office:string-value="23:44 UTC">
            <text:p>23:44 UTC</text:p>
          </table:table-cell>
          <table:table-cell table:formula="of:=RIGHT([.A655];LEN([.A655])-FIND(&quot;&lt;/description&gt;&quot;;[.A655])+1)" office:value-type="string" office:string-value="&lt;/description&gt;&lt;Point&gt;&lt;coordinates&gt;  37.32182000,  49.42521000&lt;/coordinates&gt;&lt;/Point&gt;&lt;/Placemark&gt;">
            <text:p>&lt;/description&gt;&lt;Point&gt;&lt;coordinates&gt; <text:s/>37.32182000, <text:s/>49.42521000&lt;/coordinates&gt;&lt;/Point&gt;&lt;/Placemark&gt;</text:p>
          </table:table-cell>
          <table:table-cell office:value-type="float" office:value="1689">
            <text:p>1689</text:p>
          </table:table-cell>
          <table:table-cell table:style-name="ce4" table:formula="of:=VALUE(LEFT(MID([.A655];FIND(&quot;&lt;coordinates&gt;&quot;;[.A655])+15;26);11))" office:value-type="float" office:value="37.32182">
            <text:p>37.32182000</text:p>
          </table:table-cell>
          <table:table-cell table:style-name="ce4" table:formula="of:=VALUE(RIGHT(MID([.A655];FIND(&quot;&lt;coordinates&gt;&quot;;[.A655])+14;26);11))" office:value-type="float" office:value="49.42521">
            <text:p>49.42521000</text:p>
          </table:table-cell>
          <table:table-cell table:formula="of:=SQRT(([.H655]-[.H654])*([.H655]-[.H654])+([.I655]-[.I654])*([.I655]-[.I654]))" office:value-type="float" office:value="2.39615123016057">
            <text:p>2.39615123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441 &lt;br&gt; Longitude : <text:s text:c="6"/>37.326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2582000, <text:s/>49.44105000&lt;/coordinates&gt;&lt;/Point&gt;&lt;/Placemark&gt;</text:p>
          </table:table-cell>
          <table:table-cell office:value-type="float" office:value="1694">
            <text:p>1694</text:p>
          </table:table-cell>
          <table:table-cell table:formula="of:=IF([.D6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6];162;10)" office:value-type="string" office:string-value="2022-07-03">
            <text:p>2022-07-03</text:p>
          </table:table-cell>
          <table:table-cell table:style-name="ce3" table:formula="of:=MID([.A656];183;9)" office:value-type="string" office:string-value="10:41 UTC">
            <text:p>10:41 UTC</text:p>
          </table:table-cell>
          <table:table-cell table:formula="of:=RIGHT([.A656];LEN([.A656])-FIND(&quot;&lt;/description&gt;&quot;;[.A656])+1)" office:value-type="string" office:string-value="&lt;/description&gt;&lt;Point&gt;&lt;coordinates&gt;  37.32582000,  49.44105000&lt;/coordinates&gt;&lt;/Point&gt;&lt;/Placemark&gt;">
            <text:p>&lt;/description&gt;&lt;Point&gt;&lt;coordinates&gt; <text:s/>37.32582000, <text:s/>49.44105000&lt;/coordinates&gt;&lt;/Point&gt;&lt;/Placemark&gt;</text:p>
          </table:table-cell>
          <table:table-cell office:value-type="float" office:value="1694">
            <text:p>1694</text:p>
          </table:table-cell>
          <table:table-cell table:style-name="ce4" table:formula="of:=VALUE(LEFT(MID([.A656];FIND(&quot;&lt;coordinates&gt;&quot;;[.A656])+15;26);11))" office:value-type="float" office:value="37.32582">
            <text:p>37.32582000</text:p>
          </table:table-cell>
          <table:table-cell table:style-name="ce4" table:formula="of:=VALUE(RIGHT(MID([.A656];FIND(&quot;&lt;coordinates&gt;&quot;;[.A656])+14;26);11))" office:value-type="float" office:value="49.44105">
            <text:p>49.44105000</text:p>
          </table:table-cell>
          <table:table-cell table:formula="of:=SQRT(([.H656]-[.H655])*([.H656]-[.H655])+([.I656]-[.I655])*([.I656]-[.I655]))" office:value-type="float" office:value="0.0163372457899088">
            <text:p>0.01633724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915 &lt;br&gt; Longitude : <text:s text:c="6"/>37.331&lt;br&gt;Date Acquired : 2022-07-03 &lt;br&gt;Time: 10:04 UTC&lt;br&gt;Confidence [0-100] : 68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3051000, <text:s/>48.91507000&lt;/coordinates&gt;&lt;/Point&gt;&lt;/Placemark&gt;</text:p>
          </table:table-cell>
          <table:table-cell office:value-type="float" office:value="137">
            <text:p>137</text:p>
          </table:table-cell>
          <table:table-cell table:formula="of:=IF([.D6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7];162;10)" office:value-type="string" office:string-value="2022-07-03">
            <text:p>2022-07-03</text:p>
          </table:table-cell>
          <table:table-cell table:style-name="ce3" table:formula="of:=MID([.A657];183;9)" office:value-type="string" office:string-value="10:04 UTC">
            <text:p>10:04 UTC</text:p>
          </table:table-cell>
          <table:table-cell table:formula="of:=RIGHT([.A657];LEN([.A657])-FIND(&quot;&lt;/description&gt;&quot;;[.A657])+1)" office:value-type="string" office:string-value="&lt;/description&gt;&lt;Point&gt;&lt;coordinates&gt;  37.33051000,  48.91507000&lt;/coordinates&gt;&lt;/Point&gt;&lt;/Placemark&gt;">
            <text:p>&lt;/description&gt;&lt;Point&gt;&lt;coordinates&gt; <text:s/>37.33051000, <text:s/>48.91507000&lt;/coordinates&gt;&lt;/Point&gt;&lt;/Placemark&gt;</text:p>
          </table:table-cell>
          <table:table-cell office:value-type="float" office:value="137">
            <text:p>137</text:p>
          </table:table-cell>
          <table:table-cell table:style-name="ce4" table:formula="of:=VALUE(LEFT(MID([.A657];FIND(&quot;&lt;coordinates&gt;&quot;;[.A657])+15;26);11))" office:value-type="float" office:value="37.33051">
            <text:p>37.33051000</text:p>
          </table:table-cell>
          <table:table-cell table:style-name="ce4" table:formula="of:=VALUE(RIGHT(MID([.A657];FIND(&quot;&lt;coordinates&gt;&quot;;[.A657])+14;26);11))" office:value-type="float" office:value="48.91507">
            <text:p>48.91507000</text:p>
          </table:table-cell>
          <table:table-cell table:formula="of:=SQRT(([.H657]-[.H656])*([.H657]-[.H656])+([.I657]-[.I656])*([.I657]-[.I656]))" office:value-type="float" office:value="0.526000909219744">
            <text:p>0.52600090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442 &lt;br&gt; Longitude : <text:s text:c="6"/>37.333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3290000, <text:s/>49.44174000&lt;/coordinates&gt;&lt;/Point&gt;&lt;/Placemark&gt;</text:p>
          </table:table-cell>
          <table:table-cell office:value-type="float" office:value="1696">
            <text:p>1696</text:p>
          </table:table-cell>
          <table:table-cell table:formula="of:=IF([.D6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8];162;10)" office:value-type="string" office:string-value="2022-07-03">
            <text:p>2022-07-03</text:p>
          </table:table-cell>
          <table:table-cell table:style-name="ce3" table:formula="of:=MID([.A658];183;9)" office:value-type="string" office:string-value="10:41 UTC">
            <text:p>10:41 UTC</text:p>
          </table:table-cell>
          <table:table-cell table:formula="of:=RIGHT([.A658];LEN([.A658])-FIND(&quot;&lt;/description&gt;&quot;;[.A658])+1)" office:value-type="string" office:string-value="&lt;/description&gt;&lt;Point&gt;&lt;coordinates&gt;  37.33290000,  49.44174000&lt;/coordinates&gt;&lt;/Point&gt;&lt;/Placemark&gt;">
            <text:p>&lt;/description&gt;&lt;Point&gt;&lt;coordinates&gt; <text:s/>37.33290000, <text:s/>49.44174000&lt;/coordinates&gt;&lt;/Point&gt;&lt;/Placemark&gt;</text:p>
          </table:table-cell>
          <table:table-cell office:value-type="float" office:value="1696">
            <text:p>1696</text:p>
          </table:table-cell>
          <table:table-cell table:style-name="ce4" table:formula="of:=VALUE(LEFT(MID([.A658];FIND(&quot;&lt;coordinates&gt;&quot;;[.A658])+15;26);11))" office:value-type="float" office:value="37.3329">
            <text:p>37.33290000</text:p>
          </table:table-cell>
          <table:table-cell table:style-name="ce4" table:formula="of:=VALUE(RIGHT(MID([.A658];FIND(&quot;&lt;coordinates&gt;&quot;;[.A658])+14;26);11))" office:value-type="float" office:value="49.44174">
            <text:p>49.44174000</text:p>
          </table:table-cell>
          <table:table-cell table:formula="of:=SQRT(([.H658]-[.H657])*([.H658]-[.H657])+([.I658]-[.I657])*([.I658]-[.I657]))" office:value-type="float" office:value="0.52667542281751">
            <text:p>0.52667542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0 &lt;br&gt; Longitude : <text:s text:c="6"/>37.337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3710000, <text:s/>49.15994000&lt;/coordinates&gt;&lt;/Point&gt;&lt;/Placemark&gt;</text:p>
          </table:table-cell>
          <table:table-cell office:value-type="float" office:value="1571">
            <text:p>1571</text:p>
          </table:table-cell>
          <table:table-cell table:formula="of:=IF([.D6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59];162;10)" office:value-type="string" office:string-value="2022-07-03">
            <text:p>2022-07-03</text:p>
          </table:table-cell>
          <table:table-cell table:style-name="ce3" table:formula="of:=MID([.A659];183;9)" office:value-type="string" office:string-value="23:44 UTC">
            <text:p>23:44 UTC</text:p>
          </table:table-cell>
          <table:table-cell table:formula="of:=RIGHT([.A659];LEN([.A659])-FIND(&quot;&lt;/description&gt;&quot;;[.A659])+1)" office:value-type="string" office:string-value="&lt;/description&gt;&lt;Point&gt;&lt;coordinates&gt;  37.33710000,  49.15994000&lt;/coordinates&gt;&lt;/Point&gt;&lt;/Placemark&gt;">
            <text:p>&lt;/description&gt;&lt;Point&gt;&lt;coordinates&gt; <text:s/>37.33710000, <text:s/>49.15994000&lt;/coordinates&gt;&lt;/Point&gt;&lt;/Placemark&gt;</text:p>
          </table:table-cell>
          <table:table-cell office:value-type="float" office:value="1571">
            <text:p>1571</text:p>
          </table:table-cell>
          <table:table-cell table:style-name="ce4" table:formula="of:=VALUE(LEFT(MID([.A659];FIND(&quot;&lt;coordinates&gt;&quot;;[.A659])+15;26);11))" office:value-type="float" office:value="37.3371">
            <text:p>37.33710000</text:p>
          </table:table-cell>
          <table:table-cell table:style-name="ce4" table:formula="of:=VALUE(RIGHT(MID([.A659];FIND(&quot;&lt;coordinates&gt;&quot;;[.A659])+14;26);11))" office:value-type="float" office:value="49.15994">
            <text:p>49.15994000</text:p>
          </table:table-cell>
          <table:table-cell table:formula="of:=SQRT(([.H659]-[.H658])*([.H659]-[.H658])+([.I659]-[.I658])*([.I659]-[.I658]))" office:value-type="float" office:value="0.28183129705553">
            <text:p>0.28183129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0 &lt;br&gt; Longitude : <text:s text:c="6"/>37.349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4943000, <text:s/>49.15987000&lt;/coordinates&gt;&lt;/Point&gt;&lt;/Placemark&gt;</text:p>
          </table:table-cell>
          <table:table-cell office:value-type="float" office:value="1572">
            <text:p>1572</text:p>
          </table:table-cell>
          <table:table-cell table:formula="of:=IF([.D6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0];162;10)" office:value-type="string" office:string-value="2022-07-03">
            <text:p>2022-07-03</text:p>
          </table:table-cell>
          <table:table-cell table:style-name="ce3" table:formula="of:=MID([.A660];183;9)" office:value-type="string" office:string-value="00:01 UTC">
            <text:p>00:01 UTC</text:p>
          </table:table-cell>
          <table:table-cell table:formula="of:=RIGHT([.A660];LEN([.A660])-FIND(&quot;&lt;/description&gt;&quot;;[.A660])+1)" office:value-type="string" office:string-value="&lt;/description&gt;&lt;Point&gt;&lt;coordinates&gt;  37.34943000,  49.15987000&lt;/coordinates&gt;&lt;/Point&gt;&lt;/Placemark&gt;">
            <text:p>&lt;/description&gt;&lt;Point&gt;&lt;coordinates&gt; <text:s/>37.34943000, <text:s/>49.15987000&lt;/coordinates&gt;&lt;/Point&gt;&lt;/Placemark&gt;</text:p>
          </table:table-cell>
          <table:table-cell office:value-type="float" office:value="1572">
            <text:p>1572</text:p>
          </table:table-cell>
          <table:table-cell table:style-name="ce4" table:formula="of:=VALUE(LEFT(MID([.A660];FIND(&quot;&lt;coordinates&gt;&quot;;[.A660])+15;26);11))" office:value-type="float" office:value="37.34943">
            <text:p>37.34943000</text:p>
          </table:table-cell>
          <table:table-cell table:style-name="ce4" table:formula="of:=VALUE(RIGHT(MID([.A660];FIND(&quot;&lt;coordinates&gt;&quot;;[.A660])+14;26);11))" office:value-type="float" office:value="49.15987">
            <text:p>49.15987000</text:p>
          </table:table-cell>
          <table:table-cell table:formula="of:=SQRT(([.H660]-[.H659])*([.H660]-[.H659])+([.I660]-[.I659])*([.I660]-[.I659]))" office:value-type="float" office:value="0.0123301987007496">
            <text:p>0.012330198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80 &lt;br&gt; Longitude : <text:s text:c="6"/>37.359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5900000, <text:s/>49.18036000&lt;/coordinates&gt;&lt;/Point&gt;&lt;/Placemark&gt;</text:p>
          </table:table-cell>
          <table:table-cell office:value-type="float" office:value="1614">
            <text:p>1614</text:p>
          </table:table-cell>
          <table:table-cell table:formula="of:=IF([.D6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1];162;10)" office:value-type="string" office:string-value="2022-07-03">
            <text:p>2022-07-03</text:p>
          </table:table-cell>
          <table:table-cell table:style-name="ce3" table:formula="of:=MID([.A661];183;9)" office:value-type="string" office:string-value="00:01 UTC">
            <text:p>00:01 UTC</text:p>
          </table:table-cell>
          <table:table-cell table:formula="of:=RIGHT([.A661];LEN([.A661])-FIND(&quot;&lt;/description&gt;&quot;;[.A661])+1)" office:value-type="string" office:string-value="&lt;/description&gt;&lt;Point&gt;&lt;coordinates&gt;  37.35900000,  49.18036000&lt;/coordinates&gt;&lt;/Point&gt;&lt;/Placemark&gt;">
            <text:p>&lt;/description&gt;&lt;Point&gt;&lt;coordinates&gt; <text:s/>37.35900000, <text:s/>49.18036000&lt;/coordinates&gt;&lt;/Point&gt;&lt;/Placemark&gt;</text:p>
          </table:table-cell>
          <table:table-cell office:value-type="float" office:value="1614">
            <text:p>1614</text:p>
          </table:table-cell>
          <table:table-cell table:style-name="ce4" table:formula="of:=VALUE(LEFT(MID([.A661];FIND(&quot;&lt;coordinates&gt;&quot;;[.A661])+15;26);11))" office:value-type="float" office:value="37.359">
            <text:p>37.35900000</text:p>
          </table:table-cell>
          <table:table-cell table:style-name="ce4" table:formula="of:=VALUE(RIGHT(MID([.A661];FIND(&quot;&lt;coordinates&gt;&quot;;[.A661])+14;26);11))" office:value-type="float" office:value="49.18036">
            <text:p>49.18036000</text:p>
          </table:table-cell>
          <table:table-cell table:formula="of:=SQRT(([.H661]-[.H660])*([.H661]-[.H660])+([.I661]-[.I660])*([.I661]-[.I660]))" office:value-type="float" office:value="0.0226147076036849">
            <text:p>0.022614707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72 &lt;br&gt; Longitude : <text:s text:c="6"/>37.359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5928000, <text:s/>49.17221000&lt;/coordinates&gt;&lt;/Point&gt;&lt;/Placemark&gt;</text:p>
          </table:table-cell>
          <table:table-cell office:value-type="float" office:value="1596">
            <text:p>1596</text:p>
          </table:table-cell>
          <table:table-cell table:formula="of:=IF([.D6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2];162;10)" office:value-type="string" office:string-value="2022-07-03">
            <text:p>2022-07-03</text:p>
          </table:table-cell>
          <table:table-cell table:style-name="ce3" table:formula="of:=MID([.A662];183;9)" office:value-type="string" office:string-value="09:49 UTC">
            <text:p>09:49 UTC</text:p>
          </table:table-cell>
          <table:table-cell table:formula="of:=RIGHT([.A662];LEN([.A662])-FIND(&quot;&lt;/description&gt;&quot;;[.A662])+1)" office:value-type="string" office:string-value="&lt;/description&gt;&lt;Point&gt;&lt;coordinates&gt;  37.35928000,  49.17221000&lt;/coordinates&gt;&lt;/Point&gt;&lt;/Placemark&gt;">
            <text:p>&lt;/description&gt;&lt;Point&gt;&lt;coordinates&gt; <text:s/>37.35928000, <text:s/>49.17221000&lt;/coordinates&gt;&lt;/Point&gt;&lt;/Placemark&gt;</text:p>
          </table:table-cell>
          <table:table-cell office:value-type="float" office:value="1596">
            <text:p>1596</text:p>
          </table:table-cell>
          <table:table-cell table:style-name="ce4" table:formula="of:=VALUE(LEFT(MID([.A662];FIND(&quot;&lt;coordinates&gt;&quot;;[.A662])+15;26);11))" office:value-type="float" office:value="37.35928">
            <text:p>37.35928000</text:p>
          </table:table-cell>
          <table:table-cell table:style-name="ce4" table:formula="of:=VALUE(RIGHT(MID([.A662];FIND(&quot;&lt;coordinates&gt;&quot;;[.A662])+14;26);11))" office:value-type="float" office:value="49.17221">
            <text:p>49.17221000</text:p>
          </table:table-cell>
          <table:table-cell table:formula="of:=SQRT(([.H662]-[.H661])*([.H662]-[.H661])+([.I662]-[.I661])*([.I662]-[.I661]))" office:value-type="float" office:value="0.00815480839750432">
            <text:p>0.00815480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6 &lt;br&gt; Longitude : <text:s text:c="6"/>37.360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5959000, <text:s/>49.15601000&lt;/coordinates&gt;&lt;/Point&gt;&lt;/Placemark&gt;</text:p>
          </table:table-cell>
          <table:table-cell office:value-type="float" office:value="1542">
            <text:p>1542</text:p>
          </table:table-cell>
          <table:table-cell table:formula="of:=IF([.D6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3];162;10)" office:value-type="string" office:string-value="2022-07-03">
            <text:p>2022-07-03</text:p>
          </table:table-cell>
          <table:table-cell table:style-name="ce3" table:formula="of:=MID([.A663];183;9)" office:value-type="string" office:string-value="09:49 UTC">
            <text:p>09:49 UTC</text:p>
          </table:table-cell>
          <table:table-cell table:formula="of:=RIGHT([.A663];LEN([.A663])-FIND(&quot;&lt;/description&gt;&quot;;[.A663])+1)" office:value-type="string" office:string-value="&lt;/description&gt;&lt;Point&gt;&lt;coordinates&gt;  37.35959000,  49.15601000&lt;/coordinates&gt;&lt;/Point&gt;&lt;/Placemark&gt;">
            <text:p>&lt;/description&gt;&lt;Point&gt;&lt;coordinates&gt; <text:s/>37.35959000, <text:s/>49.15601000&lt;/coordinates&gt;&lt;/Point&gt;&lt;/Placemark&gt;</text:p>
          </table:table-cell>
          <table:table-cell office:value-type="float" office:value="1542">
            <text:p>1542</text:p>
          </table:table-cell>
          <table:table-cell table:style-name="ce4" table:formula="of:=VALUE(LEFT(MID([.A663];FIND(&quot;&lt;coordinates&gt;&quot;;[.A663])+15;26);11))" office:value-type="float" office:value="37.35959">
            <text:p>37.35959000</text:p>
          </table:table-cell>
          <table:table-cell table:style-name="ce4" table:formula="of:=VALUE(RIGHT(MID([.A663];FIND(&quot;&lt;coordinates&gt;&quot;;[.A663])+14;26);11))" office:value-type="float" office:value="49.15601">
            <text:p>49.15601000</text:p>
          </table:table-cell>
          <table:table-cell table:formula="of:=SQRT(([.H663]-[.H662])*([.H663]-[.H662])+([.I663]-[.I662])*([.I663]-[.I662]))" office:value-type="float" office:value="0.016202965777904">
            <text:p>0.01620296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8 &lt;br&gt; Longitude : <text:s text:c="6"/>37.360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6035000, <text:s/>49.16779000&lt;/coordinates&gt;&lt;/Point&gt;&lt;/Placemark&gt;</text:p>
          </table:table-cell>
          <table:table-cell office:value-type="float" office:value="1591">
            <text:p>1591</text:p>
          </table:table-cell>
          <table:table-cell table:formula="of:=IF([.D6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4];162;10)" office:value-type="string" office:string-value="2022-07-03">
            <text:p>2022-07-03</text:p>
          </table:table-cell>
          <table:table-cell table:style-name="ce3" table:formula="of:=MID([.A664];183;9)" office:value-type="string" office:string-value="00:01 UTC">
            <text:p>00:01 UTC</text:p>
          </table:table-cell>
          <table:table-cell table:formula="of:=RIGHT([.A664];LEN([.A664])-FIND(&quot;&lt;/description&gt;&quot;;[.A664])+1)" office:value-type="string" office:string-value="&lt;/description&gt;&lt;Point&gt;&lt;coordinates&gt;  37.36035000,  49.16779000&lt;/coordinates&gt;&lt;/Point&gt;&lt;/Placemark&gt;">
            <text:p>&lt;/description&gt;&lt;Point&gt;&lt;coordinates&gt; <text:s/>37.36035000, <text:s/>49.16779000&lt;/coordinates&gt;&lt;/Point&gt;&lt;/Placemark&gt;</text:p>
          </table:table-cell>
          <table:table-cell office:value-type="float" office:value="1591">
            <text:p>1591</text:p>
          </table:table-cell>
          <table:table-cell table:style-name="ce4" table:formula="of:=VALUE(LEFT(MID([.A664];FIND(&quot;&lt;coordinates&gt;&quot;;[.A664])+15;26);11))" office:value-type="float" office:value="37.36035">
            <text:p>37.36035000</text:p>
          </table:table-cell>
          <table:table-cell table:style-name="ce4" table:formula="of:=VALUE(RIGHT(MID([.A664];FIND(&quot;&lt;coordinates&gt;&quot;;[.A664])+14;26);11))" office:value-type="float" office:value="49.16779">
            <text:p>49.16779000</text:p>
          </table:table-cell>
          <table:table-cell table:formula="of:=SQRT(([.H664]-[.H663])*([.H664]-[.H663])+([.I664]-[.I663])*([.I664]-[.I663]))" office:value-type="float" office:value="0.0118044906709215">
            <text:p>0.01180449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71 &lt;br&gt; Longitude : <text:s text:c="6"/>37.362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6217000, <text:s/>49.17148000&lt;/coordinates&gt;&lt;/Point&gt;&lt;/Placemark&gt;</text:p>
          </table:table-cell>
          <table:table-cell office:value-type="float" office:value="1595">
            <text:p>1595</text:p>
          </table:table-cell>
          <table:table-cell table:formula="of:=IF([.D6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5];162;10)" office:value-type="string" office:string-value="2022-07-03">
            <text:p>2022-07-03</text:p>
          </table:table-cell>
          <table:table-cell table:style-name="ce3" table:formula="of:=MID([.A665];183;9)" office:value-type="string" office:string-value="00:01 UTC">
            <text:p>00:01 UTC</text:p>
          </table:table-cell>
          <table:table-cell table:formula="of:=RIGHT([.A665];LEN([.A665])-FIND(&quot;&lt;/description&gt;&quot;;[.A665])+1)" office:value-type="string" office:string-value="&lt;/description&gt;&lt;Point&gt;&lt;coordinates&gt;  37.36217000,  49.17148000&lt;/coordinates&gt;&lt;/Point&gt;&lt;/Placemark&gt;">
            <text:p>&lt;/description&gt;&lt;Point&gt;&lt;coordinates&gt; <text:s/>37.36217000, <text:s/>49.17148000&lt;/coordinates&gt;&lt;/Point&gt;&lt;/Placemark&gt;</text:p>
          </table:table-cell>
          <table:table-cell office:value-type="float" office:value="1595">
            <text:p>1595</text:p>
          </table:table-cell>
          <table:table-cell table:style-name="ce4" table:formula="of:=VALUE(LEFT(MID([.A665];FIND(&quot;&lt;coordinates&gt;&quot;;[.A665])+15;26);11))" office:value-type="float" office:value="37.36217">
            <text:p>37.36217000</text:p>
          </table:table-cell>
          <table:table-cell table:style-name="ce4" table:formula="of:=VALUE(RIGHT(MID([.A665];FIND(&quot;&lt;coordinates&gt;&quot;;[.A665])+14;26);11))" office:value-type="float" office:value="49.17148">
            <text:p>49.17148000</text:p>
          </table:table-cell>
          <table:table-cell table:formula="of:=SQRT(([.H665]-[.H664])*([.H665]-[.H664])+([.I665]-[.I664])*([.I665]-[.I664]))" office:value-type="float" office:value="0.00411442584087402">
            <text:p>0.00411442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72 &lt;br&gt; Longitude : <text:s text:c="6"/>37.370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7024000, <text:s/>49.17175000&lt;/coordinates&gt;&lt;/Point&gt;&lt;/Placemark&gt;</text:p>
          </table:table-cell>
          <table:table-cell office:value-type="float" office:value="1598">
            <text:p>1598</text:p>
          </table:table-cell>
          <table:table-cell table:formula="of:=IF([.D6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6];162;10)" office:value-type="string" office:string-value="2022-07-03">
            <text:p>2022-07-03</text:p>
          </table:table-cell>
          <table:table-cell table:style-name="ce3" table:formula="of:=MID([.A666];183;9)" office:value-type="string" office:string-value="23:44 UTC">
            <text:p>23:44 UTC</text:p>
          </table:table-cell>
          <table:table-cell table:formula="of:=RIGHT([.A666];LEN([.A666])-FIND(&quot;&lt;/description&gt;&quot;;[.A666])+1)" office:value-type="string" office:string-value="&lt;/description&gt;&lt;Point&gt;&lt;coordinates&gt;  37.37024000,  49.17175000&lt;/coordinates&gt;&lt;/Point&gt;&lt;/Placemark&gt;">
            <text:p>&lt;/description&gt;&lt;Point&gt;&lt;coordinates&gt; <text:s/>37.37024000, <text:s/>49.17175000&lt;/coordinates&gt;&lt;/Point&gt;&lt;/Placemark&gt;</text:p>
          </table:table-cell>
          <table:table-cell office:value-type="float" office:value="1598">
            <text:p>1598</text:p>
          </table:table-cell>
          <table:table-cell table:style-name="ce4" table:formula="of:=VALUE(LEFT(MID([.A666];FIND(&quot;&lt;coordinates&gt;&quot;;[.A666])+15;26);11))" office:value-type="float" office:value="37.37024">
            <text:p>37.37024000</text:p>
          </table:table-cell>
          <table:table-cell table:style-name="ce4" table:formula="of:=VALUE(RIGHT(MID([.A666];FIND(&quot;&lt;coordinates&gt;&quot;;[.A666])+14;26);11))" office:value-type="float" office:value="49.17175">
            <text:p>49.17175000</text:p>
          </table:table-cell>
          <table:table-cell table:formula="of:=SQRT(([.H666]-[.H665])*([.H666]-[.H665])+([.I666]-[.I665])*([.I666]-[.I665]))" office:value-type="float" office:value="0.00807451546534267">
            <text:p>0.00807451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71 &lt;br&gt; Longitude : <text:s text:c="6"/>37.381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8081000, <text:s/>48.87128000&lt;/coordinates&gt;&lt;/Point&gt;&lt;/Placemark&gt;</text:p>
          </table:table-cell>
          <table:table-cell office:value-type="float" office:value="1342">
            <text:p>1342</text:p>
          </table:table-cell>
          <table:table-cell table:formula="of:=IF([.D6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7];162;10)" office:value-type="string" office:string-value="2022-07-03">
            <text:p>2022-07-03</text:p>
          </table:table-cell>
          <table:table-cell table:style-name="ce3" table:formula="of:=MID([.A667];183;9)" office:value-type="string" office:string-value="23:44 UTC">
            <text:p>23:44 UTC</text:p>
          </table:table-cell>
          <table:table-cell table:formula="of:=RIGHT([.A667];LEN([.A667])-FIND(&quot;&lt;/description&gt;&quot;;[.A667])+1)" office:value-type="string" office:string-value="&lt;/description&gt;&lt;Point&gt;&lt;coordinates&gt;  37.38081000,  48.87128000&lt;/coordinates&gt;&lt;/Point&gt;&lt;/Placemark&gt;">
            <text:p>&lt;/description&gt;&lt;Point&gt;&lt;coordinates&gt; <text:s/>37.38081000, <text:s/>48.87128000&lt;/coordinates&gt;&lt;/Point&gt;&lt;/Placemark&gt;</text:p>
          </table:table-cell>
          <table:table-cell office:value-type="float" office:value="1342">
            <text:p>1342</text:p>
          </table:table-cell>
          <table:table-cell table:style-name="ce4" table:formula="of:=VALUE(LEFT(MID([.A667];FIND(&quot;&lt;coordinates&gt;&quot;;[.A667])+15;26);11))" office:value-type="float" office:value="37.38081">
            <text:p>37.38081000</text:p>
          </table:table-cell>
          <table:table-cell table:style-name="ce4" table:formula="of:=VALUE(RIGHT(MID([.A667];FIND(&quot;&lt;coordinates&gt;&quot;;[.A667])+14;26);11))" office:value-type="float" office:value="48.87128">
            <text:p>48.87128000</text:p>
          </table:table-cell>
          <table:table-cell table:formula="of:=SQRT(([.H667]-[.H666])*([.H667]-[.H666])+([.I667]-[.I666])*([.I667]-[.I666]))" office:value-type="float" office:value="0.300655859414052">
            <text:p>0.30065585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985 &lt;br&gt; Longitude : <text:s text:c="6"/>37.392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39177000, <text:s/>47.98493000&lt;/coordinates&gt;&lt;/Point&gt;&lt;/Placemark&gt;</text:p>
          </table:table-cell>
          <table:table-cell office:value-type="float" office:value="1011">
            <text:p>1011</text:p>
          </table:table-cell>
          <table:table-cell table:formula="of:=IF([.D6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8];162;10)" office:value-type="string" office:string-value="2022-07-03">
            <text:p>2022-07-03</text:p>
          </table:table-cell>
          <table:table-cell table:style-name="ce3" table:formula="of:=MID([.A668];183;9)" office:value-type="string" office:string-value="22:54 UTC">
            <text:p>22:54 UTC</text:p>
          </table:table-cell>
          <table:table-cell table:formula="of:=RIGHT([.A668];LEN([.A668])-FIND(&quot;&lt;/description&gt;&quot;;[.A668])+1)" office:value-type="string" office:string-value="&lt;/description&gt;&lt;Point&gt;&lt;coordinates&gt;  37.39177000,  47.98493000&lt;/coordinates&gt;&lt;/Point&gt;&lt;/Placemark&gt;">
            <text:p>&lt;/description&gt;&lt;Point&gt;&lt;coordinates&gt; <text:s/>37.39177000, <text:s/>47.98493000&lt;/coordinates&gt;&lt;/Point&gt;&lt;/Placemark&gt;</text:p>
          </table:table-cell>
          <table:table-cell office:value-type="float" office:value="1011">
            <text:p>1011</text:p>
          </table:table-cell>
          <table:table-cell table:style-name="ce4" table:formula="of:=VALUE(LEFT(MID([.A668];FIND(&quot;&lt;coordinates&gt;&quot;;[.A668])+15;26);11))" office:value-type="float" office:value="37.39177">
            <text:p>37.39177000</text:p>
          </table:table-cell>
          <table:table-cell table:style-name="ce4" table:formula="of:=VALUE(RIGHT(MID([.A668];FIND(&quot;&lt;coordinates&gt;&quot;;[.A668])+14;26);11))" office:value-type="float" office:value="47.98493">
            <text:p>47.98493000</text:p>
          </table:table-cell>
          <table:table-cell table:formula="of:=SQRT(([.H668]-[.H667])*([.H668]-[.H667])+([.I668]-[.I667])*([.I668]-[.I667]))" office:value-type="float" office:value="0.886417759355035">
            <text:p>0.88641775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79 &lt;br&gt; Longitude : <text:s text:c="6"/>37.414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1431000, <text:s/>47.87875000&lt;/coordinates&gt;&lt;/Point&gt;&lt;/Placemark&gt;</text:p>
          </table:table-cell>
          <table:table-cell office:value-type="float" office:value="976">
            <text:p>976</text:p>
          </table:table-cell>
          <table:table-cell table:formula="of:=IF([.D6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69];162;10)" office:value-type="string" office:string-value="2022-07-03">
            <text:p>2022-07-03</text:p>
          </table:table-cell>
          <table:table-cell table:style-name="ce3" table:formula="of:=MID([.A669];183;9)" office:value-type="string" office:string-value="11:30 UTC">
            <text:p>11:30 UTC</text:p>
          </table:table-cell>
          <table:table-cell table:formula="of:=RIGHT([.A669];LEN([.A669])-FIND(&quot;&lt;/description&gt;&quot;;[.A669])+1)" office:value-type="string" office:string-value="&lt;/description&gt;&lt;Point&gt;&lt;coordinates&gt;  37.41431000,  47.87875000&lt;/coordinates&gt;&lt;/Point&gt;&lt;/Placemark&gt;">
            <text:p>&lt;/description&gt;&lt;Point&gt;&lt;coordinates&gt; <text:s/>37.41431000, <text:s/>47.87875000&lt;/coordinates&gt;&lt;/Point&gt;&lt;/Placemark&gt;</text:p>
          </table:table-cell>
          <table:table-cell office:value-type="float" office:value="976">
            <text:p>976</text:p>
          </table:table-cell>
          <table:table-cell table:style-name="ce4" table:formula="of:=VALUE(LEFT(MID([.A669];FIND(&quot;&lt;coordinates&gt;&quot;;[.A669])+15;26);11))" office:value-type="float" office:value="37.41431">
            <text:p>37.41431000</text:p>
          </table:table-cell>
          <table:table-cell table:style-name="ce4" table:formula="of:=VALUE(RIGHT(MID([.A669];FIND(&quot;&lt;coordinates&gt;&quot;;[.A669])+14;26);11))" office:value-type="float" office:value="47.87875">
            <text:p>47.87875000</text:p>
          </table:table-cell>
          <table:table-cell table:formula="of:=SQRT(([.H669]-[.H668])*([.H669]-[.H668])+([.I669]-[.I668])*([.I669]-[.I668]))" office:value-type="float" office:value="0.108546045529077">
            <text:p>0.10854604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27 &lt;br&gt; Longitude : <text:s text:c="6"/>37.426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2615000, <text:s/>49.12676000&lt;/coordinates&gt;&lt;/Point&gt;&lt;/Placemark&gt;</text:p>
          </table:table-cell>
          <table:table-cell office:value-type="float" office:value="1498">
            <text:p>1498</text:p>
          </table:table-cell>
          <table:table-cell table:formula="of:=IF([.D6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0];162;10)" office:value-type="string" office:string-value="2022-07-03">
            <text:p>2022-07-03</text:p>
          </table:table-cell>
          <table:table-cell table:style-name="ce3" table:formula="of:=MID([.A670];183;9)" office:value-type="string" office:string-value="23:44 UTC">
            <text:p>23:44 UTC</text:p>
          </table:table-cell>
          <table:table-cell table:formula="of:=RIGHT([.A670];LEN([.A670])-FIND(&quot;&lt;/description&gt;&quot;;[.A670])+1)" office:value-type="string" office:string-value="&lt;/description&gt;&lt;Point&gt;&lt;coordinates&gt;  37.42615000,  49.12676000&lt;/coordinates&gt;&lt;/Point&gt;&lt;/Placemark&gt;">
            <text:p>&lt;/description&gt;&lt;Point&gt;&lt;coordinates&gt; <text:s/>37.42615000, <text:s/>49.12676000&lt;/coordinates&gt;&lt;/Point&gt;&lt;/Placemark&gt;</text:p>
          </table:table-cell>
          <table:table-cell office:value-type="float" office:value="1498">
            <text:p>1498</text:p>
          </table:table-cell>
          <table:table-cell table:style-name="ce4" table:formula="of:=VALUE(LEFT(MID([.A670];FIND(&quot;&lt;coordinates&gt;&quot;;[.A670])+15;26);11))" office:value-type="float" office:value="37.42615">
            <text:p>37.42615000</text:p>
          </table:table-cell>
          <table:table-cell table:style-name="ce4" table:formula="of:=VALUE(RIGHT(MID([.A670];FIND(&quot;&lt;coordinates&gt;&quot;;[.A670])+14;26);11))" office:value-type="float" office:value="49.12676">
            <text:p>49.12676000</text:p>
          </table:table-cell>
          <table:table-cell table:formula="of:=SQRT(([.H670]-[.H669])*([.H670]-[.H669])+([.I670]-[.I669])*([.I670]-[.I669]))" office:value-type="float" office:value="1.24806616238884">
            <text:p>1.248066162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5 &lt;br&gt; Longitude : <text:s text:c="6"/>37.426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2620000, <text:s/>49.15494000&lt;/coordinates&gt;&lt;/Point&gt;&lt;/Placemark&gt;</text:p>
          </table:table-cell>
          <table:table-cell office:value-type="float" office:value="1537">
            <text:p>1537</text:p>
          </table:table-cell>
          <table:table-cell table:formula="of:=IF([.D6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1];162;10)" office:value-type="string" office:string-value="2022-07-03">
            <text:p>2022-07-03</text:p>
          </table:table-cell>
          <table:table-cell table:style-name="ce3" table:formula="of:=MID([.A671];183;9)" office:value-type="string" office:string-value="23:44 UTC">
            <text:p>23:44 UTC</text:p>
          </table:table-cell>
          <table:table-cell table:formula="of:=RIGHT([.A671];LEN([.A671])-FIND(&quot;&lt;/description&gt;&quot;;[.A671])+1)" office:value-type="string" office:string-value="&lt;/description&gt;&lt;Point&gt;&lt;coordinates&gt;  37.42620000,  49.15494000&lt;/coordinates&gt;&lt;/Point&gt;&lt;/Placemark&gt;">
            <text:p>&lt;/description&gt;&lt;Point&gt;&lt;coordinates&gt; <text:s/>37.42620000, <text:s/>49.15494000&lt;/coordinates&gt;&lt;/Point&gt;&lt;/Placemark&gt;</text:p>
          </table:table-cell>
          <table:table-cell office:value-type="float" office:value="1537">
            <text:p>1537</text:p>
          </table:table-cell>
          <table:table-cell table:style-name="ce4" table:formula="of:=VALUE(LEFT(MID([.A671];FIND(&quot;&lt;coordinates&gt;&quot;;[.A671])+15;26);11))" office:value-type="float" office:value="37.4262">
            <text:p>37.42620000</text:p>
          </table:table-cell>
          <table:table-cell table:style-name="ce4" table:formula="of:=VALUE(RIGHT(MID([.A671];FIND(&quot;&lt;coordinates&gt;&quot;;[.A671])+14;26);11))" office:value-type="float" office:value="49.15494">
            <text:p>49.15494000</text:p>
          </table:table-cell>
          <table:table-cell table:formula="of:=SQRT(([.H671]-[.H670])*([.H671]-[.H670])+([.I671]-[.I670])*([.I671]-[.I670]))" office:value-type="float" office:value="0.0281800443576717">
            <text:p>0.028180044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94 &lt;br&gt; Longitude : <text:s text:c="6"/>37.431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3079000, <text:s/>47.89391000&lt;/coordinates&gt;&lt;/Point&gt;&lt;/Placemark&gt;</text:p>
          </table:table-cell>
          <table:table-cell office:value-type="float" office:value="990">
            <text:p>990</text:p>
          </table:table-cell>
          <table:table-cell table:formula="of:=IF([.D6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2];162;10)" office:value-type="string" office:string-value="2022-07-03">
            <text:p>2022-07-03</text:p>
          </table:table-cell>
          <table:table-cell table:style-name="ce3" table:formula="of:=MID([.A672];183;9)" office:value-type="string" office:string-value="10:41 UTC">
            <text:p>10:41 UTC</text:p>
          </table:table-cell>
          <table:table-cell table:formula="of:=RIGHT([.A672];LEN([.A672])-FIND(&quot;&lt;/description&gt;&quot;;[.A672])+1)" office:value-type="string" office:string-value="&lt;/description&gt;&lt;Point&gt;&lt;coordinates&gt;  37.43079000,  47.89391000&lt;/coordinates&gt;&lt;/Point&gt;&lt;/Placemark&gt;">
            <text:p>&lt;/description&gt;&lt;Point&gt;&lt;coordinates&gt; <text:s/>37.43079000, <text:s/>47.89391000&lt;/coordinates&gt;&lt;/Point&gt;&lt;/Placemark&gt;</text:p>
          </table:table-cell>
          <table:table-cell office:value-type="float" office:value="990">
            <text:p>990</text:p>
          </table:table-cell>
          <table:table-cell table:style-name="ce4" table:formula="of:=VALUE(LEFT(MID([.A672];FIND(&quot;&lt;coordinates&gt;&quot;;[.A672])+15;26);11))" office:value-type="float" office:value="37.43079">
            <text:p>37.43079000</text:p>
          </table:table-cell>
          <table:table-cell table:style-name="ce4" table:formula="of:=VALUE(RIGHT(MID([.A672];FIND(&quot;&lt;coordinates&gt;&quot;;[.A672])+14;26);11))" office:value-type="float" office:value="47.89391">
            <text:p>47.89391000</text:p>
          </table:table-cell>
          <table:table-cell table:formula="of:=SQRT(([.H672]-[.H671])*([.H672]-[.H671])+([.I672]-[.I671])*([.I672]-[.I671]))" office:value-type="float" office:value="1.2610383535008">
            <text:p>1.261038353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29 &lt;br&gt; Longitude : <text:s text:c="6"/>37.432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3202000, <text:s/>49.12856000&lt;/coordinates&gt;&lt;/Point&gt;&lt;/Placemark&gt;</text:p>
          </table:table-cell>
          <table:table-cell office:value-type="float" office:value="1505">
            <text:p>1505</text:p>
          </table:table-cell>
          <table:table-cell table:formula="of:=IF([.D6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3];162;10)" office:value-type="string" office:string-value="2022-07-03">
            <text:p>2022-07-03</text:p>
          </table:table-cell>
          <table:table-cell table:style-name="ce3" table:formula="of:=MID([.A673];183;9)" office:value-type="string" office:string-value="22:54 UTC">
            <text:p>22:54 UTC</text:p>
          </table:table-cell>
          <table:table-cell table:formula="of:=RIGHT([.A673];LEN([.A673])-FIND(&quot;&lt;/description&gt;&quot;;[.A673])+1)" office:value-type="string" office:string-value="&lt;/description&gt;&lt;Point&gt;&lt;coordinates&gt;  37.43202000,  49.12856000&lt;/coordinates&gt;&lt;/Point&gt;&lt;/Placemark&gt;">
            <text:p>&lt;/description&gt;&lt;Point&gt;&lt;coordinates&gt; <text:s/>37.43202000, <text:s/>49.12856000&lt;/coordinates&gt;&lt;/Point&gt;&lt;/Placemark&gt;</text:p>
          </table:table-cell>
          <table:table-cell office:value-type="float" office:value="1505">
            <text:p>1505</text:p>
          </table:table-cell>
          <table:table-cell table:style-name="ce4" table:formula="of:=VALUE(LEFT(MID([.A673];FIND(&quot;&lt;coordinates&gt;&quot;;[.A673])+15;26);11))" office:value-type="float" office:value="37.43202">
            <text:p>37.43202000</text:p>
          </table:table-cell>
          <table:table-cell table:style-name="ce4" table:formula="of:=VALUE(RIGHT(MID([.A673];FIND(&quot;&lt;coordinates&gt;&quot;;[.A673])+14;26);11))" office:value-type="float" office:value="49.12856">
            <text:p>49.12856000</text:p>
          </table:table-cell>
          <table:table-cell table:formula="of:=SQRT(([.H673]-[.H672])*([.H673]-[.H672])+([.I673]-[.I672])*([.I673]-[.I672]))" office:value-type="float" office:value="1.23465061268361">
            <text:p>1.23465061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1 &lt;br&gt; Longitude : <text:s text:c="6"/>37.434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3421000, <text:s/>49.16059000&lt;/coordinates&gt;&lt;/Point&gt;&lt;/Placemark&gt;</text:p>
          </table:table-cell>
          <table:table-cell office:value-type="float" office:value="1580">
            <text:p>1580</text:p>
          </table:table-cell>
          <table:table-cell table:formula="of:=IF([.D6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4];162;10)" office:value-type="string" office:string-value="2022-07-03">
            <text:p>2022-07-03</text:p>
          </table:table-cell>
          <table:table-cell table:style-name="ce3" table:formula="of:=MID([.A674];183;9)" office:value-type="string" office:string-value="23:44 UTC">
            <text:p>23:44 UTC</text:p>
          </table:table-cell>
          <table:table-cell table:formula="of:=RIGHT([.A674];LEN([.A674])-FIND(&quot;&lt;/description&gt;&quot;;[.A674])+1)" office:value-type="string" office:string-value="&lt;/description&gt;&lt;Point&gt;&lt;coordinates&gt;  37.43421000,  49.16059000&lt;/coordinates&gt;&lt;/Point&gt;&lt;/Placemark&gt;">
            <text:p>&lt;/description&gt;&lt;Point&gt;&lt;coordinates&gt; <text:s/>37.43421000, <text:s/>49.16059000&lt;/coordinates&gt;&lt;/Point&gt;&lt;/Placemark&gt;</text:p>
          </table:table-cell>
          <table:table-cell office:value-type="float" office:value="1580">
            <text:p>1580</text:p>
          </table:table-cell>
          <table:table-cell table:style-name="ce4" table:formula="of:=VALUE(LEFT(MID([.A674];FIND(&quot;&lt;coordinates&gt;&quot;;[.A674])+15;26);11))" office:value-type="float" office:value="37.43421">
            <text:p>37.43421000</text:p>
          </table:table-cell>
          <table:table-cell table:style-name="ce4" table:formula="of:=VALUE(RIGHT(MID([.A674];FIND(&quot;&lt;coordinates&gt;&quot;;[.A674])+14;26);11))" office:value-type="float" office:value="49.16059">
            <text:p>49.16059000</text:p>
          </table:table-cell>
          <table:table-cell table:formula="of:=SQRT(([.H674]-[.H673])*([.H674]-[.H673])+([.I674]-[.I673])*([.I674]-[.I673]))" office:value-type="float" office:value="0.0321047815753343">
            <text:p>0.032104781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22 &lt;br&gt; Longitude : <text:s text:c="6"/>37.435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3544000, <text:s/>49.12160000&lt;/coordinates&gt;&lt;/Point&gt;&lt;/Placemark&gt;</text:p>
          </table:table-cell>
          <table:table-cell office:value-type="float" office:value="1484">
            <text:p>1484</text:p>
          </table:table-cell>
          <table:table-cell table:formula="of:=IF([.D6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5];162;10)" office:value-type="string" office:string-value="2022-07-03">
            <text:p>2022-07-03</text:p>
          </table:table-cell>
          <table:table-cell table:style-name="ce3" table:formula="of:=MID([.A675];183;9)" office:value-type="string" office:string-value="23:44 UTC">
            <text:p>23:44 UTC</text:p>
          </table:table-cell>
          <table:table-cell table:formula="of:=RIGHT([.A675];LEN([.A675])-FIND(&quot;&lt;/description&gt;&quot;;[.A675])+1)" office:value-type="string" office:string-value="&lt;/description&gt;&lt;Point&gt;&lt;coordinates&gt;  37.43544000,  49.12160000&lt;/coordinates&gt;&lt;/Point&gt;&lt;/Placemark&gt;">
            <text:p>&lt;/description&gt;&lt;Point&gt;&lt;coordinates&gt; <text:s/>37.43544000, <text:s/>49.12160000&lt;/coordinates&gt;&lt;/Point&gt;&lt;/Placemark&gt;</text:p>
          </table:table-cell>
          <table:table-cell office:value-type="float" office:value="1484">
            <text:p>1484</text:p>
          </table:table-cell>
          <table:table-cell table:style-name="ce4" table:formula="of:=VALUE(LEFT(MID([.A675];FIND(&quot;&lt;coordinates&gt;&quot;;[.A675])+15;26);11))" office:value-type="float" office:value="37.43544">
            <text:p>37.43544000</text:p>
          </table:table-cell>
          <table:table-cell table:style-name="ce4" table:formula="of:=VALUE(RIGHT(MID([.A675];FIND(&quot;&lt;coordinates&gt;&quot;;[.A675])+14;26);11))" office:value-type="float" office:value="49.1216">
            <text:p>49.12160000</text:p>
          </table:table-cell>
          <table:table-cell table:formula="of:=SQRT(([.H675]-[.H674])*([.H675]-[.H674])+([.I675]-[.I674])*([.I675]-[.I674]))" office:value-type="float" office:value="0.0390093963039659">
            <text:p>0.039009396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3 &lt;br&gt; Longitude : <text:s text:c="6"/>37.436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3607000, <text:s/>49.15305000&lt;/coordinates&gt;&lt;/Point&gt;&lt;/Placemark&gt;</text:p>
          </table:table-cell>
          <table:table-cell office:value-type="float" office:value="1525">
            <text:p>1525</text:p>
          </table:table-cell>
          <table:table-cell table:formula="of:=IF([.D6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6];162;10)" office:value-type="string" office:string-value="2022-07-03">
            <text:p>2022-07-03</text:p>
          </table:table-cell>
          <table:table-cell table:style-name="ce3" table:formula="of:=MID([.A676];183;9)" office:value-type="string" office:string-value="10:41 UTC">
            <text:p>10:41 UTC</text:p>
          </table:table-cell>
          <table:table-cell table:formula="of:=RIGHT([.A676];LEN([.A676])-FIND(&quot;&lt;/description&gt;&quot;;[.A676])+1)" office:value-type="string" office:string-value="&lt;/description&gt;&lt;Point&gt;&lt;coordinates&gt;  37.43607000,  49.15305000&lt;/coordinates&gt;&lt;/Point&gt;&lt;/Placemark&gt;">
            <text:p>&lt;/description&gt;&lt;Point&gt;&lt;coordinates&gt; <text:s/>37.43607000, <text:s/>49.15305000&lt;/coordinates&gt;&lt;/Point&gt;&lt;/Placemark&gt;</text:p>
          </table:table-cell>
          <table:table-cell office:value-type="float" office:value="1525">
            <text:p>1525</text:p>
          </table:table-cell>
          <table:table-cell table:style-name="ce4" table:formula="of:=VALUE(LEFT(MID([.A676];FIND(&quot;&lt;coordinates&gt;&quot;;[.A676])+15;26);11))" office:value-type="float" office:value="37.43607">
            <text:p>37.43607000</text:p>
          </table:table-cell>
          <table:table-cell table:style-name="ce4" table:formula="of:=VALUE(RIGHT(MID([.A676];FIND(&quot;&lt;coordinates&gt;&quot;;[.A676])+14;26);11))" office:value-type="float" office:value="49.15305">
            <text:p>49.15305000</text:p>
          </table:table-cell>
          <table:table-cell table:formula="of:=SQRT(([.H676]-[.H675])*([.H676]-[.H675])+([.I676]-[.I675])*([.I676]-[.I675]))" office:value-type="float" office:value="0.0314563093830152">
            <text:p>0.03145630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28 &lt;br&gt; Longitude : <text:s text:c="6"/>37.439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3943000, <text:s/>49.12811000&lt;/coordinates&gt;&lt;/Point&gt;&lt;/Placemark&gt;</text:p>
          </table:table-cell>
          <table:table-cell office:value-type="float" office:value="1501">
            <text:p>1501</text:p>
          </table:table-cell>
          <table:table-cell table:formula="of:=IF([.D6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7];162;10)" office:value-type="string" office:string-value="2022-07-03">
            <text:p>2022-07-03</text:p>
          </table:table-cell>
          <table:table-cell table:style-name="ce3" table:formula="of:=MID([.A677];183;9)" office:value-type="string" office:string-value="22:54 UTC">
            <text:p>22:54 UTC</text:p>
          </table:table-cell>
          <table:table-cell table:formula="of:=RIGHT([.A677];LEN([.A677])-FIND(&quot;&lt;/description&gt;&quot;;[.A677])+1)" office:value-type="string" office:string-value="&lt;/description&gt;&lt;Point&gt;&lt;coordinates&gt;  37.43943000,  49.12811000&lt;/coordinates&gt;&lt;/Point&gt;&lt;/Placemark&gt;">
            <text:p>&lt;/description&gt;&lt;Point&gt;&lt;coordinates&gt; <text:s/>37.43943000, <text:s/>49.12811000&lt;/coordinates&gt;&lt;/Point&gt;&lt;/Placemark&gt;</text:p>
          </table:table-cell>
          <table:table-cell office:value-type="float" office:value="1501">
            <text:p>1501</text:p>
          </table:table-cell>
          <table:table-cell table:style-name="ce4" table:formula="of:=VALUE(LEFT(MID([.A677];FIND(&quot;&lt;coordinates&gt;&quot;;[.A677])+15;26);11))" office:value-type="float" office:value="37.43943">
            <text:p>37.43943000</text:p>
          </table:table-cell>
          <table:table-cell table:style-name="ce4" table:formula="of:=VALUE(RIGHT(MID([.A677];FIND(&quot;&lt;coordinates&gt;&quot;;[.A677])+14;26);11))" office:value-type="float" office:value="49.12811">
            <text:p>49.12811000</text:p>
          </table:table-cell>
          <table:table-cell table:formula="of:=SQRT(([.H677]-[.H676])*([.H677]-[.H676])+([.I677]-[.I676])*([.I677]-[.I676]))" office:value-type="float" office:value="0.0251653174031254">
            <text:p>0.02516531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4 &lt;br&gt; Longitude : <text:s text:c="6"/>37.443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4319000, <text:s/>49.15376000&lt;/coordinates&gt;&lt;/Point&gt;&lt;/Placemark&gt;</text:p>
          </table:table-cell>
          <table:table-cell office:value-type="float" office:value="1531">
            <text:p>1531</text:p>
          </table:table-cell>
          <table:table-cell table:formula="of:=IF([.D6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8];162;10)" office:value-type="string" office:string-value="2022-07-03">
            <text:p>2022-07-03</text:p>
          </table:table-cell>
          <table:table-cell table:style-name="ce3" table:formula="of:=MID([.A678];183;9)" office:value-type="string" office:string-value="10:41 UTC">
            <text:p>10:41 UTC</text:p>
          </table:table-cell>
          <table:table-cell table:formula="of:=RIGHT([.A678];LEN([.A678])-FIND(&quot;&lt;/description&gt;&quot;;[.A678])+1)" office:value-type="string" office:string-value="&lt;/description&gt;&lt;Point&gt;&lt;coordinates&gt;  37.44319000,  49.15376000&lt;/coordinates&gt;&lt;/Point&gt;&lt;/Placemark&gt;">
            <text:p>&lt;/description&gt;&lt;Point&gt;&lt;coordinates&gt; <text:s/>37.44319000, <text:s/>49.15376000&lt;/coordinates&gt;&lt;/Point&gt;&lt;/Placemark&gt;</text:p>
          </table:table-cell>
          <table:table-cell office:value-type="float" office:value="1531">
            <text:p>1531</text:p>
          </table:table-cell>
          <table:table-cell table:style-name="ce4" table:formula="of:=VALUE(LEFT(MID([.A678];FIND(&quot;&lt;coordinates&gt;&quot;;[.A678])+15;26);11))" office:value-type="float" office:value="37.44319">
            <text:p>37.44319000</text:p>
          </table:table-cell>
          <table:table-cell table:style-name="ce4" table:formula="of:=VALUE(RIGHT(MID([.A678];FIND(&quot;&lt;coordinates&gt;&quot;;[.A678])+14;26);11))" office:value-type="float" office:value="49.15376">
            <text:p>49.15376000</text:p>
          </table:table-cell>
          <table:table-cell table:formula="of:=SQRT(([.H678]-[.H677])*([.H678]-[.H677])+([.I678]-[.I677])*([.I678]-[.I677]))" office:value-type="float" office:value="0.0259241219716298">
            <text:p>0.02592412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5 &lt;br&gt; Longitude : <text:s text:c="6"/>37.455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5482000, <text:s/>49.15511000&lt;/coordinates&gt;&lt;/Point&gt;&lt;/Placemark&gt;</text:p>
          </table:table-cell>
          <table:table-cell office:value-type="float" office:value="1539">
            <text:p>1539</text:p>
          </table:table-cell>
          <table:table-cell table:formula="of:=IF([.D6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79];162;10)" office:value-type="string" office:string-value="2022-07-03">
            <text:p>2022-07-03</text:p>
          </table:table-cell>
          <table:table-cell table:style-name="ce3" table:formula="of:=MID([.A679];183;9)" office:value-type="string" office:string-value="00:01 UTC">
            <text:p>00:01 UTC</text:p>
          </table:table-cell>
          <table:table-cell table:formula="of:=RIGHT([.A679];LEN([.A679])-FIND(&quot;&lt;/description&gt;&quot;;[.A679])+1)" office:value-type="string" office:string-value="&lt;/description&gt;&lt;Point&gt;&lt;coordinates&gt;  37.45482000,  49.15511000&lt;/coordinates&gt;&lt;/Point&gt;&lt;/Placemark&gt;">
            <text:p>&lt;/description&gt;&lt;Point&gt;&lt;coordinates&gt; <text:s/>37.45482000, <text:s/>49.15511000&lt;/coordinates&gt;&lt;/Point&gt;&lt;/Placemark&gt;</text:p>
          </table:table-cell>
          <table:table-cell office:value-type="float" office:value="1539">
            <text:p>1539</text:p>
          </table:table-cell>
          <table:table-cell table:style-name="ce4" table:formula="of:=VALUE(LEFT(MID([.A679];FIND(&quot;&lt;coordinates&gt;&quot;;[.A679])+15;26);11))" office:value-type="float" office:value="37.45482">
            <text:p>37.45482000</text:p>
          </table:table-cell>
          <table:table-cell table:style-name="ce4" table:formula="of:=VALUE(RIGHT(MID([.A679];FIND(&quot;&lt;coordinates&gt;&quot;;[.A679])+14;26);11))" office:value-type="float" office:value="49.15511">
            <text:p>49.15511000</text:p>
          </table:table-cell>
          <table:table-cell table:formula="of:=SQRT(([.H679]-[.H678])*([.H679]-[.H678])+([.I679]-[.I678])*([.I679]-[.I678]))" office:value-type="float" office:value="0.0117080912193205">
            <text:p>0.011708091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9 &lt;br&gt; Longitude : <text:s text:c="6"/>37.462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6216000, <text:s/>49.15922000&lt;/coordinates&gt;&lt;/Point&gt;&lt;/Placemark&gt;</text:p>
          </table:table-cell>
          <table:table-cell office:value-type="float" office:value="1569">
            <text:p>1569</text:p>
          </table:table-cell>
          <table:table-cell table:formula="of:=IF([.D6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0];162;10)" office:value-type="string" office:string-value="2022-07-03">
            <text:p>2022-07-03</text:p>
          </table:table-cell>
          <table:table-cell table:style-name="ce3" table:formula="of:=MID([.A680];183;9)" office:value-type="string" office:string-value="23:44 UTC">
            <text:p>23:44 UTC</text:p>
          </table:table-cell>
          <table:table-cell table:formula="of:=RIGHT([.A680];LEN([.A680])-FIND(&quot;&lt;/description&gt;&quot;;[.A680])+1)" office:value-type="string" office:string-value="&lt;/description&gt;&lt;Point&gt;&lt;coordinates&gt;  37.46216000,  49.15922000&lt;/coordinates&gt;&lt;/Point&gt;&lt;/Placemark&gt;">
            <text:p>&lt;/description&gt;&lt;Point&gt;&lt;coordinates&gt; <text:s/>37.46216000, <text:s/>49.15922000&lt;/coordinates&gt;&lt;/Point&gt;&lt;/Placemark&gt;</text:p>
          </table:table-cell>
          <table:table-cell office:value-type="float" office:value="1569">
            <text:p>1569</text:p>
          </table:table-cell>
          <table:table-cell table:style-name="ce4" table:formula="of:=VALUE(LEFT(MID([.A680];FIND(&quot;&lt;coordinates&gt;&quot;;[.A680])+15;26);11))" office:value-type="float" office:value="37.46216">
            <text:p>37.46216000</text:p>
          </table:table-cell>
          <table:table-cell table:style-name="ce4" table:formula="of:=VALUE(RIGHT(MID([.A680];FIND(&quot;&lt;coordinates&gt;&quot;;[.A680])+14;26);11))" office:value-type="float" office:value="49.15922">
            <text:p>49.15922000</text:p>
          </table:table-cell>
          <table:table-cell table:formula="of:=SQRT(([.H680]-[.H679])*([.H680]-[.H679])+([.I680]-[.I679])*([.I680]-[.I679]))" office:value-type="float" office:value="0.00841235401061828">
            <text:p>0.00841235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91 &lt;br&gt; Longitude : <text:s text:c="6"/>37.463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6259000, <text:s/>48.09098000&lt;/coordinates&gt;&lt;/Point&gt;&lt;/Placemark&gt;</text:p>
          </table:table-cell>
          <table:table-cell office:value-type="float" office:value="1044">
            <text:p>1044</text:p>
          </table:table-cell>
          <table:table-cell table:formula="of:=IF([.D6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1];162;10)" office:value-type="string" office:string-value="2022-07-03">
            <text:p>2022-07-03</text:p>
          </table:table-cell>
          <table:table-cell table:style-name="ce3" table:formula="of:=MID([.A681];183;9)" office:value-type="string" office:string-value="11:30 UTC">
            <text:p>11:30 UTC</text:p>
          </table:table-cell>
          <table:table-cell table:formula="of:=RIGHT([.A681];LEN([.A681])-FIND(&quot;&lt;/description&gt;&quot;;[.A681])+1)" office:value-type="string" office:string-value="&lt;/description&gt;&lt;Point&gt;&lt;coordinates&gt;  37.46259000,  48.09098000&lt;/coordinates&gt;&lt;/Point&gt;&lt;/Placemark&gt;">
            <text:p>&lt;/description&gt;&lt;Point&gt;&lt;coordinates&gt; <text:s/>37.46259000, <text:s/>48.09098000&lt;/coordinates&gt;&lt;/Point&gt;&lt;/Placemark&gt;</text:p>
          </table:table-cell>
          <table:table-cell office:value-type="float" office:value="1044">
            <text:p>1044</text:p>
          </table:table-cell>
          <table:table-cell table:style-name="ce4" table:formula="of:=VALUE(LEFT(MID([.A681];FIND(&quot;&lt;coordinates&gt;&quot;;[.A681])+15;26);11))" office:value-type="float" office:value="37.46259">
            <text:p>37.46259000</text:p>
          </table:table-cell>
          <table:table-cell table:style-name="ce4" table:formula="of:=VALUE(RIGHT(MID([.A681];FIND(&quot;&lt;coordinates&gt;&quot;;[.A681])+14;26);11))" office:value-type="float" office:value="48.09098">
            <text:p>48.09098000</text:p>
          </table:table-cell>
          <table:table-cell table:formula="of:=SQRT(([.H681]-[.H680])*([.H681]-[.H680])+([.I681]-[.I680])*([.I681]-[.I680]))" office:value-type="float" office:value="1.06824008654421">
            <text:p>1.06824008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8 &lt;br&gt; Longitude : <text:s text:c="6"/>37.480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7990000, <text:s/>47.15842000&lt;/coordinates&gt;&lt;/Point&gt;&lt;/Placemark&gt;</text:p>
          </table:table-cell>
          <table:table-cell office:value-type="float" office:value="510">
            <text:p>510</text:p>
          </table:table-cell>
          <table:table-cell table:formula="of:=IF([.D6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2];162;10)" office:value-type="string" office:string-value="2022-07-03">
            <text:p>2022-07-03</text:p>
          </table:table-cell>
          <table:table-cell table:style-name="ce3" table:formula="of:=MID([.A682];183;9)" office:value-type="string" office:string-value="10:41 UTC">
            <text:p>10:41 UTC</text:p>
          </table:table-cell>
          <table:table-cell table:formula="of:=RIGHT([.A682];LEN([.A682])-FIND(&quot;&lt;/description&gt;&quot;;[.A682])+1)" office:value-type="string" office:string-value="&lt;/description&gt;&lt;Point&gt;&lt;coordinates&gt;  37.47990000,  47.15842000&lt;/coordinates&gt;&lt;/Point&gt;&lt;/Placemark&gt;">
            <text:p>&lt;/description&gt;&lt;Point&gt;&lt;coordinates&gt; <text:s/>37.47990000, <text:s/>47.15842000&lt;/coordinates&gt;&lt;/Point&gt;&lt;/Placemark&gt;</text:p>
          </table:table-cell>
          <table:table-cell office:value-type="float" office:value="510">
            <text:p>510</text:p>
          </table:table-cell>
          <table:table-cell table:style-name="ce4" table:formula="of:=VALUE(LEFT(MID([.A682];FIND(&quot;&lt;coordinates&gt;&quot;;[.A682])+15;26);11))" office:value-type="float" office:value="37.4799">
            <text:p>37.47990000</text:p>
          </table:table-cell>
          <table:table-cell table:style-name="ce4" table:formula="of:=VALUE(RIGHT(MID([.A682];FIND(&quot;&lt;coordinates&gt;&quot;;[.A682])+14;26);11))" office:value-type="float" office:value="47.15842">
            <text:p>47.15842000</text:p>
          </table:table-cell>
          <table:table-cell table:formula="of:=SQRT(([.H682]-[.H681])*([.H682]-[.H681])+([.I682]-[.I681])*([.I682]-[.I681]))" office:value-type="float" office:value="0.932720638615874">
            <text:p>0.93272063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05 &lt;br&gt; Longitude : <text:s text:c="6"/>37.483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8312000, <text:s/>49.10538000&lt;/coordinates&gt;&lt;/Point&gt;&lt;/Placemark&gt;</text:p>
          </table:table-cell>
          <table:table-cell office:value-type="float" office:value="1469">
            <text:p>1469</text:p>
          </table:table-cell>
          <table:table-cell table:formula="of:=IF([.D68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3];162;10)" office:value-type="string" office:string-value="2022-07-03">
            <text:p>2022-07-03</text:p>
          </table:table-cell>
          <table:table-cell table:style-name="ce3" table:formula="of:=MID([.A683];183;9)" office:value-type="string" office:string-value="09:49 UTC">
            <text:p>09:49 UTC</text:p>
          </table:table-cell>
          <table:table-cell table:formula="of:=RIGHT([.A683];LEN([.A683])-FIND(&quot;&lt;/description&gt;&quot;;[.A683])+1)" office:value-type="string" office:string-value="&lt;/description&gt;&lt;Point&gt;&lt;coordinates&gt;  37.48312000,  49.10538000&lt;/coordinates&gt;&lt;/Point&gt;&lt;/Placemark&gt;">
            <text:p>&lt;/description&gt;&lt;Point&gt;&lt;coordinates&gt; <text:s/>37.48312000, <text:s/>49.10538000&lt;/coordinates&gt;&lt;/Point&gt;&lt;/Placemark&gt;</text:p>
          </table:table-cell>
          <table:table-cell office:value-type="float" office:value="1469">
            <text:p>1469</text:p>
          </table:table-cell>
          <table:table-cell table:style-name="ce4" table:formula="of:=VALUE(LEFT(MID([.A683];FIND(&quot;&lt;coordinates&gt;&quot;;[.A683])+15;26);11))" office:value-type="float" office:value="37.48312">
            <text:p>37.48312000</text:p>
          </table:table-cell>
          <table:table-cell table:style-name="ce4" table:formula="of:=VALUE(RIGHT(MID([.A683];FIND(&quot;&lt;coordinates&gt;&quot;;[.A683])+14;26);11))" office:value-type="float" office:value="49.10538">
            <text:p>49.10538000</text:p>
          </table:table-cell>
          <table:table-cell table:formula="of:=SQRT(([.H683]-[.H682])*([.H683]-[.H682])+([.I683]-[.I682])*([.I683]-[.I682]))" office:value-type="float" office:value="1.94696266271338">
            <text:p>1.94696266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5 &lt;br&gt; Longitude : <text:s text:c="6"/>37.483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8335000, <text:s/>49.16525000&lt;/coordinates&gt;&lt;/Point&gt;&lt;/Placemark&gt;</text:p>
          </table:table-cell>
          <table:table-cell office:value-type="float" office:value="1588">
            <text:p>1588</text:p>
          </table:table-cell>
          <table:table-cell table:formula="of:=IF([.D68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4];162;10)" office:value-type="string" office:string-value="2022-07-03">
            <text:p>2022-07-03</text:p>
          </table:table-cell>
          <table:table-cell table:style-name="ce3" table:formula="of:=MID([.A684];183;9)" office:value-type="string" office:string-value="00:01 UTC">
            <text:p>00:01 UTC</text:p>
          </table:table-cell>
          <table:table-cell table:formula="of:=RIGHT([.A684];LEN([.A684])-FIND(&quot;&lt;/description&gt;&quot;;[.A684])+1)" office:value-type="string" office:string-value="&lt;/description&gt;&lt;Point&gt;&lt;coordinates&gt;  37.48335000,  49.16525000&lt;/coordinates&gt;&lt;/Point&gt;&lt;/Placemark&gt;">
            <text:p>&lt;/description&gt;&lt;Point&gt;&lt;coordinates&gt; <text:s/>37.48335000, <text:s/>49.16525000&lt;/coordinates&gt;&lt;/Point&gt;&lt;/Placemark&gt;</text:p>
          </table:table-cell>
          <table:table-cell office:value-type="float" office:value="1588">
            <text:p>1588</text:p>
          </table:table-cell>
          <table:table-cell table:style-name="ce4" table:formula="of:=VALUE(LEFT(MID([.A684];FIND(&quot;&lt;coordinates&gt;&quot;;[.A684])+15;26);11))" office:value-type="float" office:value="37.48335">
            <text:p>37.48335000</text:p>
          </table:table-cell>
          <table:table-cell table:style-name="ce4" table:formula="of:=VALUE(RIGHT(MID([.A684];FIND(&quot;&lt;coordinates&gt;&quot;;[.A684])+14;26);11))" office:value-type="float" office:value="49.16525">
            <text:p>49.16525000</text:p>
          </table:table-cell>
          <table:table-cell table:formula="of:=SQRT(([.H684]-[.H683])*([.H684]-[.H683])+([.I684]-[.I683])*([.I684]-[.I683]))" office:value-type="float" office:value="0.0598704417889198">
            <text:p>0.059870441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64 &lt;br&gt; Longitude : <text:s text:c="6"/>37.490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9031000, <text:s/>49.16371000&lt;/coordinates&gt;&lt;/Point&gt;&lt;/Placemark&gt;</text:p>
          </table:table-cell>
          <table:table-cell office:value-type="float" office:value="1587">
            <text:p>1587</text:p>
          </table:table-cell>
          <table:table-cell table:formula="of:=IF([.D68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5];162;10)" office:value-type="string" office:string-value="2022-07-03">
            <text:p>2022-07-03</text:p>
          </table:table-cell>
          <table:table-cell table:style-name="ce3" table:formula="of:=MID([.A685];183;9)" office:value-type="string" office:string-value="00:01 UTC">
            <text:p>00:01 UTC</text:p>
          </table:table-cell>
          <table:table-cell table:formula="of:=RIGHT([.A685];LEN([.A685])-FIND(&quot;&lt;/description&gt;&quot;;[.A685])+1)" office:value-type="string" office:string-value="&lt;/description&gt;&lt;Point&gt;&lt;coordinates&gt;  37.49031000,  49.16371000&lt;/coordinates&gt;&lt;/Point&gt;&lt;/Placemark&gt;">
            <text:p>&lt;/description&gt;&lt;Point&gt;&lt;coordinates&gt; <text:s/>37.49031000, <text:s/>49.16371000&lt;/coordinates&gt;&lt;/Point&gt;&lt;/Placemark&gt;</text:p>
          </table:table-cell>
          <table:table-cell office:value-type="float" office:value="1587">
            <text:p>1587</text:p>
          </table:table-cell>
          <table:table-cell table:style-name="ce4" table:formula="of:=VALUE(LEFT(MID([.A685];FIND(&quot;&lt;coordinates&gt;&quot;;[.A685])+15;26);11))" office:value-type="float" office:value="37.49031">
            <text:p>37.49031000</text:p>
          </table:table-cell>
          <table:table-cell table:style-name="ce4" table:formula="of:=VALUE(RIGHT(MID([.A685];FIND(&quot;&lt;coordinates&gt;&quot;;[.A685])+14;26);11))" office:value-type="float" office:value="49.16371">
            <text:p>49.16371000</text:p>
          </table:table-cell>
          <table:table-cell table:formula="of:=SQRT(([.H685]-[.H684])*([.H685]-[.H684])+([.I685]-[.I684])*([.I685]-[.I684]))" office:value-type="float" office:value="0.0071283378146653">
            <text:p>0.007128337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35 &lt;br&gt; Longitude : <text:s text:c="6"/>37.491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9091000, <text:s/>49.13475000&lt;/coordinates&gt;&lt;/Point&gt;&lt;/Placemark&gt;</text:p>
          </table:table-cell>
          <table:table-cell office:value-type="float" office:value="1520">
            <text:p>1520</text:p>
          </table:table-cell>
          <table:table-cell table:formula="of:=IF([.D68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6];162;10)" office:value-type="string" office:string-value="2022-07-03">
            <text:p>2022-07-03</text:p>
          </table:table-cell>
          <table:table-cell table:style-name="ce3" table:formula="of:=MID([.A686];183;9)" office:value-type="string" office:string-value="00:01 UTC">
            <text:p>00:01 UTC</text:p>
          </table:table-cell>
          <table:table-cell table:formula="of:=RIGHT([.A686];LEN([.A686])-FIND(&quot;&lt;/description&gt;&quot;;[.A686])+1)" office:value-type="string" office:string-value="&lt;/description&gt;&lt;Point&gt;&lt;coordinates&gt;  37.49091000,  49.13475000&lt;/coordinates&gt;&lt;/Point&gt;&lt;/Placemark&gt;">
            <text:p>&lt;/description&gt;&lt;Point&gt;&lt;coordinates&gt; <text:s/>37.49091000, <text:s/>49.13475000&lt;/coordinates&gt;&lt;/Point&gt;&lt;/Placemark&gt;</text:p>
          </table:table-cell>
          <table:table-cell office:value-type="float" office:value="1520">
            <text:p>1520</text:p>
          </table:table-cell>
          <table:table-cell table:style-name="ce4" table:formula="of:=VALUE(LEFT(MID([.A686];FIND(&quot;&lt;coordinates&gt;&quot;;[.A686])+15;26);11))" office:value-type="float" office:value="37.49091">
            <text:p>37.49091000</text:p>
          </table:table-cell>
          <table:table-cell table:style-name="ce4" table:formula="of:=VALUE(RIGHT(MID([.A686];FIND(&quot;&lt;coordinates&gt;&quot;;[.A686])+14;26);11))" office:value-type="float" office:value="49.13475">
            <text:p>49.13475000</text:p>
          </table:table-cell>
          <table:table-cell table:formula="of:=SQRT(([.H686]-[.H685])*([.H686]-[.H685])+([.I686]-[.I685])*([.I686]-[.I685]))" office:value-type="float" office:value="0.0289662148027713">
            <text:p>0.028966214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103 &lt;br&gt; Longitude : <text:s text:c="6"/>37.492&lt;br&gt;Date Acquired : 2022-07-03 &lt;br&gt;Time: 08:24 UTC&lt;br&gt;Confidence [0-100] : 5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9166000, <text:s/>49.10294000&lt;/coordinates&gt;&lt;/Point&gt;&lt;/Placemark&gt;</text:p>
          </table:table-cell>
          <table:table-cell office:value-type="float" office:value="148">
            <text:p>148</text:p>
          </table:table-cell>
          <table:table-cell table:formula="of:=IF([.D68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7];162;10)" office:value-type="string" office:string-value="2022-07-03">
            <text:p>2022-07-03</text:p>
          </table:table-cell>
          <table:table-cell table:style-name="ce3" table:formula="of:=MID([.A687];183;9)" office:value-type="string" office:string-value="08:24 UTC">
            <text:p>08:24 UTC</text:p>
          </table:table-cell>
          <table:table-cell table:formula="of:=RIGHT([.A687];LEN([.A687])-FIND(&quot;&lt;/description&gt;&quot;;[.A687])+1)" office:value-type="string" office:string-value="&lt;/description&gt;&lt;Point&gt;&lt;coordinates&gt;  37.49166000,  49.10294000&lt;/coordinates&gt;&lt;/Point&gt;&lt;/Placemark&gt;">
            <text:p>&lt;/description&gt;&lt;Point&gt;&lt;coordinates&gt; <text:s/>37.49166000, <text:s/>49.10294000&lt;/coordinates&gt;&lt;/Point&gt;&lt;/Placemark&gt;</text:p>
          </table:table-cell>
          <table:table-cell office:value-type="float" office:value="148">
            <text:p>148</text:p>
          </table:table-cell>
          <table:table-cell table:style-name="ce4" table:formula="of:=VALUE(LEFT(MID([.A687];FIND(&quot;&lt;coordinates&gt;&quot;;[.A687])+15;26);11))" office:value-type="float" office:value="37.49166">
            <text:p>37.49166000</text:p>
          </table:table-cell>
          <table:table-cell table:style-name="ce4" table:formula="of:=VALUE(RIGHT(MID([.A687];FIND(&quot;&lt;coordinates&gt;&quot;;[.A687])+14;26);11))" office:value-type="float" office:value="49.10294">
            <text:p>49.10294000</text:p>
          </table:table-cell>
          <table:table-cell table:formula="of:=SQRT(([.H687]-[.H686])*([.H687]-[.H686])+([.I687]-[.I686])*([.I687]-[.I686]))" office:value-type="float" office:value="0.0318188403308482">
            <text:p>0.03181884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28 &lt;br&gt; Longitude : <text:s text:c="6"/>37.500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49984000, <text:s/>49.02824000&lt;/coordinates&gt;&lt;/Point&gt;&lt;/Placemark&gt;</text:p>
          </table:table-cell>
          <table:table-cell office:value-type="float" office:value="1408">
            <text:p>1408</text:p>
          </table:table-cell>
          <table:table-cell table:formula="of:=IF([.D68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8];162;10)" office:value-type="string" office:string-value="2022-07-03">
            <text:p>2022-07-03</text:p>
          </table:table-cell>
          <table:table-cell table:style-name="ce3" table:formula="of:=MID([.A688];183;9)" office:value-type="string" office:string-value="00:01 UTC">
            <text:p>00:01 UTC</text:p>
          </table:table-cell>
          <table:table-cell table:formula="of:=RIGHT([.A688];LEN([.A688])-FIND(&quot;&lt;/description&gt;&quot;;[.A688])+1)" office:value-type="string" office:string-value="&lt;/description&gt;&lt;Point&gt;&lt;coordinates&gt;  37.49984000,  49.02824000&lt;/coordinates&gt;&lt;/Point&gt;&lt;/Placemark&gt;">
            <text:p>&lt;/description&gt;&lt;Point&gt;&lt;coordinates&gt; <text:s/>37.49984000, <text:s/>49.02824000&lt;/coordinates&gt;&lt;/Point&gt;&lt;/Placemark&gt;</text:p>
          </table:table-cell>
          <table:table-cell office:value-type="float" office:value="1408">
            <text:p>1408</text:p>
          </table:table-cell>
          <table:table-cell table:style-name="ce4" table:formula="of:=VALUE(LEFT(MID([.A688];FIND(&quot;&lt;coordinates&gt;&quot;;[.A688])+15;26);11))" office:value-type="float" office:value="37.49984">
            <text:p>37.49984000</text:p>
          </table:table-cell>
          <table:table-cell table:style-name="ce4" table:formula="of:=VALUE(RIGHT(MID([.A688];FIND(&quot;&lt;coordinates&gt;&quot;;[.A688])+14;26);11))" office:value-type="float" office:value="49.02824">
            <text:p>49.02824000</text:p>
          </table:table-cell>
          <table:table-cell table:formula="of:=SQRT(([.H688]-[.H687])*([.H688]-[.H687])+([.I688]-[.I687])*([.I688]-[.I687]))" office:value-type="float" office:value="0.0751465395078172">
            <text:p>0.07514653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152 &lt;br&gt; Longitude : <text:s text:c="6"/>37.504&lt;br&gt;Date Acquired : 2022-07-03 &lt;br&gt;Time: 10:04 UTC&lt;br&gt;Confidence [0-100] : 5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0440000, <text:s/>49.15194000&lt;/coordinates&gt;&lt;/Point&gt;&lt;/Placemark&gt;</text:p>
          </table:table-cell>
          <table:table-cell office:value-type="float" office:value="157">
            <text:p>157</text:p>
          </table:table-cell>
          <table:table-cell table:formula="of:=IF([.D68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89];162;10)" office:value-type="string" office:string-value="2022-07-03">
            <text:p>2022-07-03</text:p>
          </table:table-cell>
          <table:table-cell table:style-name="ce3" table:formula="of:=MID([.A689];183;9)" office:value-type="string" office:string-value="10:04 UTC">
            <text:p>10:04 UTC</text:p>
          </table:table-cell>
          <table:table-cell table:formula="of:=RIGHT([.A689];LEN([.A689])-FIND(&quot;&lt;/description&gt;&quot;;[.A689])+1)" office:value-type="string" office:string-value="&lt;/description&gt;&lt;Point&gt;&lt;coordinates&gt;  37.50440000,  49.15194000&lt;/coordinates&gt;&lt;/Point&gt;&lt;/Placemark&gt;">
            <text:p>&lt;/description&gt;&lt;Point&gt;&lt;coordinates&gt; <text:s/>37.50440000, <text:s/>49.15194000&lt;/coordinates&gt;&lt;/Point&gt;&lt;/Placemark&gt;</text:p>
          </table:table-cell>
          <table:table-cell office:value-type="float" office:value="157">
            <text:p>157</text:p>
          </table:table-cell>
          <table:table-cell table:style-name="ce4" table:formula="of:=VALUE(LEFT(MID([.A689];FIND(&quot;&lt;coordinates&gt;&quot;;[.A689])+15;26);11))" office:value-type="float" office:value="37.5044">
            <text:p>37.50440000</text:p>
          </table:table-cell>
          <table:table-cell table:style-name="ce4" table:formula="of:=VALUE(RIGHT(MID([.A689];FIND(&quot;&lt;coordinates&gt;&quot;;[.A689])+14;26);11))" office:value-type="float" office:value="49.15194">
            <text:p>49.15194000</text:p>
          </table:table-cell>
          <table:table-cell table:formula="of:=SQRT(([.H689]-[.H688])*([.H689]-[.H688])+([.I689]-[.I688])*([.I689]-[.I688]))" office:value-type="float" office:value="0.123784019970276">
            <text:p>0.123784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23 &lt;br&gt; Longitude : <text:s text:c="6"/>37.505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0501000, <text:s/>49.02296000&lt;/coordinates&gt;&lt;/Point&gt;&lt;/Placemark&gt;</text:p>
          </table:table-cell>
          <table:table-cell office:value-type="float" office:value="1404">
            <text:p>1404</text:p>
          </table:table-cell>
          <table:table-cell table:formula="of:=IF([.D69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0];162;10)" office:value-type="string" office:string-value="2022-07-03">
            <text:p>2022-07-03</text:p>
          </table:table-cell>
          <table:table-cell table:style-name="ce3" table:formula="of:=MID([.A690];183;9)" office:value-type="string" office:string-value="00:01 UTC">
            <text:p>00:01 UTC</text:p>
          </table:table-cell>
          <table:table-cell table:formula="of:=RIGHT([.A690];LEN([.A690])-FIND(&quot;&lt;/description&gt;&quot;;[.A690])+1)" office:value-type="string" office:string-value="&lt;/description&gt;&lt;Point&gt;&lt;coordinates&gt;  37.50501000,  49.02296000&lt;/coordinates&gt;&lt;/Point&gt;&lt;/Placemark&gt;">
            <text:p>&lt;/description&gt;&lt;Point&gt;&lt;coordinates&gt; <text:s/>37.50501000, <text:s/>49.02296000&lt;/coordinates&gt;&lt;/Point&gt;&lt;/Placemark&gt;</text:p>
          </table:table-cell>
          <table:table-cell office:value-type="float" office:value="1404">
            <text:p>1404</text:p>
          </table:table-cell>
          <table:table-cell table:style-name="ce4" table:formula="of:=VALUE(LEFT(MID([.A690];FIND(&quot;&lt;coordinates&gt;&quot;;[.A690])+15;26);11))" office:value-type="float" office:value="37.50501">
            <text:p>37.50501000</text:p>
          </table:table-cell>
          <table:table-cell table:style-name="ce4" table:formula="of:=VALUE(RIGHT(MID([.A690];FIND(&quot;&lt;coordinates&gt;&quot;;[.A690])+14;26);11))" office:value-type="float" office:value="49.02296">
            <text:p>49.02296000</text:p>
          </table:table-cell>
          <table:table-cell table:formula="of:=SQRT(([.H690]-[.H689])*([.H690]-[.H689])+([.I690]-[.I689])*([.I690]-[.I689]))" office:value-type="float" office:value="0.128981442463641">
            <text:p>0.12898144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26 &lt;br&gt; Longitude : <text:s text:c="6"/>37.509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0856000, <text:s/>49.12606000&lt;/coordinates&gt;&lt;/Point&gt;&lt;/Placemark&gt;</text:p>
          </table:table-cell>
          <table:table-cell office:value-type="float" office:value="1496">
            <text:p>1496</text:p>
          </table:table-cell>
          <table:table-cell table:formula="of:=IF([.D69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1];162;10)" office:value-type="string" office:string-value="2022-07-03">
            <text:p>2022-07-03</text:p>
          </table:table-cell>
          <table:table-cell table:style-name="ce3" table:formula="of:=MID([.A691];183;9)" office:value-type="string" office:string-value="11:30 UTC">
            <text:p>11:30 UTC</text:p>
          </table:table-cell>
          <table:table-cell table:formula="of:=RIGHT([.A691];LEN([.A691])-FIND(&quot;&lt;/description&gt;&quot;;[.A691])+1)" office:value-type="string" office:string-value="&lt;/description&gt;&lt;Point&gt;&lt;coordinates&gt;  37.50856000,  49.12606000&lt;/coordinates&gt;&lt;/Point&gt;&lt;/Placemark&gt;">
            <text:p>&lt;/description&gt;&lt;Point&gt;&lt;coordinates&gt; <text:s/>37.50856000, <text:s/>49.12606000&lt;/coordinates&gt;&lt;/Point&gt;&lt;/Placemark&gt;</text:p>
          </table:table-cell>
          <table:table-cell office:value-type="float" office:value="1496">
            <text:p>1496</text:p>
          </table:table-cell>
          <table:table-cell table:style-name="ce4" table:formula="of:=VALUE(LEFT(MID([.A691];FIND(&quot;&lt;coordinates&gt;&quot;;[.A691])+15;26);11))" office:value-type="float" office:value="37.50856">
            <text:p>37.50856000</text:p>
          </table:table-cell>
          <table:table-cell table:style-name="ce4" table:formula="of:=VALUE(RIGHT(MID([.A691];FIND(&quot;&lt;coordinates&gt;&quot;;[.A691])+14;26);11))" office:value-type="float" office:value="49.12606">
            <text:p>49.12606000</text:p>
          </table:table-cell>
          <table:table-cell table:formula="of:=SQRT(([.H691]-[.H690])*([.H691]-[.H690])+([.I691]-[.I690])*([.I691]-[.I690]))" office:value-type="float" office:value="0.103161099742107">
            <text:p>0.103161099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83 &lt;br&gt; Longitude : <text:s text:c="6"/>37.512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1233000, <text:s/>49.08328000&lt;/coordinates&gt;&lt;/Point&gt;&lt;/Placemark&gt;</text:p>
          </table:table-cell>
          <table:table-cell office:value-type="float" office:value="1452">
            <text:p>1452</text:p>
          </table:table-cell>
          <table:table-cell table:formula="of:=IF([.D69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2];162;10)" office:value-type="string" office:string-value="2022-07-03">
            <text:p>2022-07-03</text:p>
          </table:table-cell>
          <table:table-cell table:style-name="ce3" table:formula="of:=MID([.A692];183;9)" office:value-type="string" office:string-value="00:01 UTC">
            <text:p>00:01 UTC</text:p>
          </table:table-cell>
          <table:table-cell table:formula="of:=RIGHT([.A692];LEN([.A692])-FIND(&quot;&lt;/description&gt;&quot;;[.A692])+1)" office:value-type="string" office:string-value="&lt;/description&gt;&lt;Point&gt;&lt;coordinates&gt;  37.51233000,  49.08328000&lt;/coordinates&gt;&lt;/Point&gt;&lt;/Placemark&gt;">
            <text:p>&lt;/description&gt;&lt;Point&gt;&lt;coordinates&gt; <text:s/>37.51233000, <text:s/>49.08328000&lt;/coordinates&gt;&lt;/Point&gt;&lt;/Placemark&gt;</text:p>
          </table:table-cell>
          <table:table-cell office:value-type="float" office:value="1452">
            <text:p>1452</text:p>
          </table:table-cell>
          <table:table-cell table:style-name="ce4" table:formula="of:=VALUE(LEFT(MID([.A692];FIND(&quot;&lt;coordinates&gt;&quot;;[.A692])+15;26);11))" office:value-type="float" office:value="37.51233">
            <text:p>37.51233000</text:p>
          </table:table-cell>
          <table:table-cell table:style-name="ce4" table:formula="of:=VALUE(RIGHT(MID([.A692];FIND(&quot;&lt;coordinates&gt;&quot;;[.A692])+14;26);11))" office:value-type="float" office:value="49.08328">
            <text:p>49.08328000</text:p>
          </table:table-cell>
          <table:table-cell table:formula="of:=SQRT(([.H692]-[.H691])*([.H692]-[.H691])+([.I692]-[.I691])*([.I692]-[.I691]))" office:value-type="float" office:value="0.0429457949047402">
            <text:p>0.04294579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2 &lt;br&gt; Longitude : <text:s text:c="6"/>37.513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1290000, <text:s/>49.15227000&lt;/coordinates&gt;&lt;/Point&gt;&lt;/Placemark&gt;</text:p>
          </table:table-cell>
          <table:table-cell office:value-type="float" office:value="1524">
            <text:p>1524</text:p>
          </table:table-cell>
          <table:table-cell table:formula="of:=IF([.D69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3];162;10)" office:value-type="string" office:string-value="2022-07-03">
            <text:p>2022-07-03</text:p>
          </table:table-cell>
          <table:table-cell table:style-name="ce3" table:formula="of:=MID([.A693];183;9)" office:value-type="string" office:string-value="09:49 UTC">
            <text:p>09:49 UTC</text:p>
          </table:table-cell>
          <table:table-cell table:formula="of:=RIGHT([.A693];LEN([.A693])-FIND(&quot;&lt;/description&gt;&quot;;[.A693])+1)" office:value-type="string" office:string-value="&lt;/description&gt;&lt;Point&gt;&lt;coordinates&gt;  37.51290000,  49.15227000&lt;/coordinates&gt;&lt;/Point&gt;&lt;/Placemark&gt;">
            <text:p>&lt;/description&gt;&lt;Point&gt;&lt;coordinates&gt; <text:s/>37.51290000, <text:s/>49.15227000&lt;/coordinates&gt;&lt;/Point&gt;&lt;/Placemark&gt;</text:p>
          </table:table-cell>
          <table:table-cell office:value-type="float" office:value="1524">
            <text:p>1524</text:p>
          </table:table-cell>
          <table:table-cell table:style-name="ce4" table:formula="of:=VALUE(LEFT(MID([.A693];FIND(&quot;&lt;coordinates&gt;&quot;;[.A693])+15;26);11))" office:value-type="float" office:value="37.5129">
            <text:p>37.51290000</text:p>
          </table:table-cell>
          <table:table-cell table:style-name="ce4" table:formula="of:=VALUE(RIGHT(MID([.A693];FIND(&quot;&lt;coordinates&gt;&quot;;[.A693])+14;26);11))" office:value-type="float" office:value="49.15227">
            <text:p>49.15227000</text:p>
          </table:table-cell>
          <table:table-cell table:formula="of:=SQRT(([.H693]-[.H692])*([.H693]-[.H692])+([.I693]-[.I692])*([.I693]-[.I692]))" office:value-type="float" office:value="0.0689923546489024">
            <text:p>0.068992354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128 &lt;br&gt; Longitude : <text:s text:c="6"/>37.514&lt;br&gt;Date Acquired : 2022-07-03 &lt;br&gt;Time: 08:24 UTC&lt;br&gt;Confidence [0-100] : 8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1381000, <text:s/>49.12758000&lt;/coordinates&gt;&lt;/Point&gt;&lt;/Placemark&gt;</text:p>
          </table:table-cell>
          <table:table-cell office:value-type="float" office:value="155">
            <text:p>155</text:p>
          </table:table-cell>
          <table:table-cell table:formula="of:=IF([.D69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4];162;10)" office:value-type="string" office:string-value="2022-07-03">
            <text:p>2022-07-03</text:p>
          </table:table-cell>
          <table:table-cell table:style-name="ce3" table:formula="of:=MID([.A694];183;9)" office:value-type="string" office:string-value="08:24 UTC">
            <text:p>08:24 UTC</text:p>
          </table:table-cell>
          <table:table-cell table:formula="of:=RIGHT([.A694];LEN([.A694])-FIND(&quot;&lt;/description&gt;&quot;;[.A694])+1)" office:value-type="string" office:string-value="&lt;/description&gt;&lt;Point&gt;&lt;coordinates&gt;  37.51381000,  49.12758000&lt;/coordinates&gt;&lt;/Point&gt;&lt;/Placemark&gt;">
            <text:p>&lt;/description&gt;&lt;Point&gt;&lt;coordinates&gt; <text:s/>37.51381000, <text:s/>49.12758000&lt;/coordinates&gt;&lt;/Point&gt;&lt;/Placemark&gt;</text:p>
          </table:table-cell>
          <table:table-cell office:value-type="float" office:value="155">
            <text:p>155</text:p>
          </table:table-cell>
          <table:table-cell table:style-name="ce4" table:formula="of:=VALUE(LEFT(MID([.A694];FIND(&quot;&lt;coordinates&gt;&quot;;[.A694])+15;26);11))" office:value-type="float" office:value="37.51381">
            <text:p>37.51381000</text:p>
          </table:table-cell>
          <table:table-cell table:style-name="ce4" table:formula="of:=VALUE(RIGHT(MID([.A694];FIND(&quot;&lt;coordinates&gt;&quot;;[.A694])+14;26);11))" office:value-type="float" office:value="49.12758">
            <text:p>49.12758000</text:p>
          </table:table-cell>
          <table:table-cell table:formula="of:=SQRT(([.H694]-[.H693])*([.H694]-[.H693])+([.I694]-[.I693])*([.I694]-[.I693]))" office:value-type="float" office:value="0.024706764255968">
            <text:p>0.024706764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53 &lt;br&gt; Longitude : <text:s text:c="6"/>37.516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1641000, <text:s/>49.15314000&lt;/coordinates&gt;&lt;/Point&gt;&lt;/Placemark&gt;</text:p>
          </table:table-cell>
          <table:table-cell office:value-type="float" office:value="1526">
            <text:p>1526</text:p>
          </table:table-cell>
          <table:table-cell table:formula="of:=IF([.D69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5];162;10)" office:value-type="string" office:string-value="2022-07-03">
            <text:p>2022-07-03</text:p>
          </table:table-cell>
          <table:table-cell table:style-name="ce3" table:formula="of:=MID([.A695];183;9)" office:value-type="string" office:string-value="10:41 UTC">
            <text:p>10:41 UTC</text:p>
          </table:table-cell>
          <table:table-cell table:formula="of:=RIGHT([.A695];LEN([.A695])-FIND(&quot;&lt;/description&gt;&quot;;[.A695])+1)" office:value-type="string" office:string-value="&lt;/description&gt;&lt;Point&gt;&lt;coordinates&gt;  37.51641000,  49.15314000&lt;/coordinates&gt;&lt;/Point&gt;&lt;/Placemark&gt;">
            <text:p>&lt;/description&gt;&lt;Point&gt;&lt;coordinates&gt; <text:s/>37.51641000, <text:s/>49.15314000&lt;/coordinates&gt;&lt;/Point&gt;&lt;/Placemark&gt;</text:p>
          </table:table-cell>
          <table:table-cell office:value-type="float" office:value="1526">
            <text:p>1526</text:p>
          </table:table-cell>
          <table:table-cell table:style-name="ce4" table:formula="of:=VALUE(LEFT(MID([.A695];FIND(&quot;&lt;coordinates&gt;&quot;;[.A695])+15;26);11))" office:value-type="float" office:value="37.51641">
            <text:p>37.51641000</text:p>
          </table:table-cell>
          <table:table-cell table:style-name="ce4" table:formula="of:=VALUE(RIGHT(MID([.A695];FIND(&quot;&lt;coordinates&gt;&quot;;[.A695])+14;26);11))" office:value-type="float" office:value="49.15314">
            <text:p>49.15314000</text:p>
          </table:table-cell>
          <table:table-cell table:formula="of:=SQRT(([.H695]-[.H694])*([.H695]-[.H694])+([.I695]-[.I694])*([.I695]-[.I694]))" office:value-type="float" office:value="0.0256918975554539">
            <text:p>0.025691897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29 &lt;br&gt; Longitude : <text:s text:c="6"/>37.517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1698000, <text:s/>49.12887000&lt;/coordinates&gt;&lt;/Point&gt;&lt;/Placemark&gt;</text:p>
          </table:table-cell>
          <table:table-cell office:value-type="float" office:value="1507">
            <text:p>1507</text:p>
          </table:table-cell>
          <table:table-cell table:formula="of:=IF([.D69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6];162;10)" office:value-type="string" office:string-value="2022-07-03">
            <text:p>2022-07-03</text:p>
          </table:table-cell>
          <table:table-cell table:style-name="ce3" table:formula="of:=MID([.A696];183;9)" office:value-type="string" office:string-value="09:49 UTC">
            <text:p>09:49 UTC</text:p>
          </table:table-cell>
          <table:table-cell table:formula="of:=RIGHT([.A696];LEN([.A696])-FIND(&quot;&lt;/description&gt;&quot;;[.A696])+1)" office:value-type="string" office:string-value="&lt;/description&gt;&lt;Point&gt;&lt;coordinates&gt;  37.51698000,  49.12887000&lt;/coordinates&gt;&lt;/Point&gt;&lt;/Placemark&gt;">
            <text:p>&lt;/description&gt;&lt;Point&gt;&lt;coordinates&gt; <text:s/>37.51698000, <text:s/>49.12887000&lt;/coordinates&gt;&lt;/Point&gt;&lt;/Placemark&gt;</text:p>
          </table:table-cell>
          <table:table-cell office:value-type="float" office:value="1507">
            <text:p>1507</text:p>
          </table:table-cell>
          <table:table-cell table:style-name="ce4" table:formula="of:=VALUE(LEFT(MID([.A696];FIND(&quot;&lt;coordinates&gt;&quot;;[.A696])+15;26);11))" office:value-type="float" office:value="37.51698">
            <text:p>37.51698000</text:p>
          </table:table-cell>
          <table:table-cell table:style-name="ce4" table:formula="of:=VALUE(RIGHT(MID([.A696];FIND(&quot;&lt;coordinates&gt;&quot;;[.A696])+14;26);11))" office:value-type="float" office:value="49.12887">
            <text:p>49.12887000</text:p>
          </table:table-cell>
          <table:table-cell table:formula="of:=SQRT(([.H696]-[.H695])*([.H696]-[.H695])+([.I696]-[.I695])*([.I696]-[.I695]))" office:value-type="float" office:value="0.0242766925259612">
            <text:p>0.02427669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95 &lt;br&gt; Longitude : <text:s text:c="6"/>37.529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2893000, <text:s/>47.79480000&lt;/coordinates&gt;&lt;/Point&gt;&lt;/Placemark&gt;</text:p>
          </table:table-cell>
          <table:table-cell office:value-type="float" office:value="918">
            <text:p>918</text:p>
          </table:table-cell>
          <table:table-cell table:formula="of:=IF([.D69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7];162;10)" office:value-type="string" office:string-value="2022-07-03">
            <text:p>2022-07-03</text:p>
          </table:table-cell>
          <table:table-cell table:style-name="ce3" table:formula="of:=MID([.A697];183;9)" office:value-type="string" office:string-value="09:49 UTC">
            <text:p>09:49 UTC</text:p>
          </table:table-cell>
          <table:table-cell table:formula="of:=RIGHT([.A697];LEN([.A697])-FIND(&quot;&lt;/description&gt;&quot;;[.A697])+1)" office:value-type="string" office:string-value="&lt;/description&gt;&lt;Point&gt;&lt;coordinates&gt;  37.52893000,  47.79480000&lt;/coordinates&gt;&lt;/Point&gt;&lt;/Placemark&gt;">
            <text:p>&lt;/description&gt;&lt;Point&gt;&lt;coordinates&gt; <text:s/>37.52893000, <text:s/>47.79480000&lt;/coordinates&gt;&lt;/Point&gt;&lt;/Placemark&gt;</text:p>
          </table:table-cell>
          <table:table-cell office:value-type="float" office:value="918">
            <text:p>918</text:p>
          </table:table-cell>
          <table:table-cell table:style-name="ce4" table:formula="of:=VALUE(LEFT(MID([.A697];FIND(&quot;&lt;coordinates&gt;&quot;;[.A697])+15;26);11))" office:value-type="float" office:value="37.52893">
            <text:p>37.52893000</text:p>
          </table:table-cell>
          <table:table-cell table:style-name="ce4" table:formula="of:=VALUE(RIGHT(MID([.A697];FIND(&quot;&lt;coordinates&gt;&quot;;[.A697])+14;26);11))" office:value-type="float" office:value="47.7948">
            <text:p>47.79480000</text:p>
          </table:table-cell>
          <table:table-cell table:formula="of:=SQRT(([.H697]-[.H696])*([.H697]-[.H696])+([.I697]-[.I696])*([.I697]-[.I696]))" office:value-type="float" office:value="1.33412352029338">
            <text:p>1.33412352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115 &lt;br&gt; Longitude : <text:s text:c="6"/>37.544&lt;br&gt;Date Acquired : 2022-07-03 &lt;br&gt;Time: 10:04 UTC&lt;br&gt;Confidence [0-100] : 7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4377000, <text:s/>49.11468000&lt;/coordinates&gt;&lt;/Point&gt;&lt;/Placemark&gt;</text:p>
          </table:table-cell>
          <table:table-cell office:value-type="float" office:value="150">
            <text:p>150</text:p>
          </table:table-cell>
          <table:table-cell table:formula="of:=IF([.D69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8];162;10)" office:value-type="string" office:string-value="2022-07-03">
            <text:p>2022-07-03</text:p>
          </table:table-cell>
          <table:table-cell table:style-name="ce3" table:formula="of:=MID([.A698];183;9)" office:value-type="string" office:string-value="10:04 UTC">
            <text:p>10:04 UTC</text:p>
          </table:table-cell>
          <table:table-cell table:formula="of:=RIGHT([.A698];LEN([.A698])-FIND(&quot;&lt;/description&gt;&quot;;[.A698])+1)" office:value-type="string" office:string-value="&lt;/description&gt;&lt;Point&gt;&lt;coordinates&gt;  37.54377000,  49.11468000&lt;/coordinates&gt;&lt;/Point&gt;&lt;/Placemark&gt;">
            <text:p>&lt;/description&gt;&lt;Point&gt;&lt;coordinates&gt; <text:s/>37.54377000, <text:s/>49.11468000&lt;/coordinates&gt;&lt;/Point&gt;&lt;/Placemark&gt;</text:p>
          </table:table-cell>
          <table:table-cell office:value-type="float" office:value="150">
            <text:p>150</text:p>
          </table:table-cell>
          <table:table-cell table:style-name="ce4" table:formula="of:=VALUE(LEFT(MID([.A698];FIND(&quot;&lt;coordinates&gt;&quot;;[.A698])+15;26);11))" office:value-type="float" office:value="37.54377">
            <text:p>37.54377000</text:p>
          </table:table-cell>
          <table:table-cell table:style-name="ce4" table:formula="of:=VALUE(RIGHT(MID([.A698];FIND(&quot;&lt;coordinates&gt;&quot;;[.A698])+14;26);11))" office:value-type="float" office:value="49.11468">
            <text:p>49.11468000</text:p>
          </table:table-cell>
          <table:table-cell table:formula="of:=SQRT(([.H698]-[.H697])*([.H698]-[.H697])+([.I698]-[.I697])*([.I698]-[.I697]))" office:value-type="float" office:value="1.31996342373567">
            <text:p>1.319963423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13 &lt;br&gt; Longitude : <text:s text:c="6"/>37.546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4556000, <text:s/>48.11296000&lt;/coordinates&gt;&lt;/Point&gt;&lt;/Placemark&gt;</text:p>
          </table:table-cell>
          <table:table-cell office:value-type="float" office:value="1055">
            <text:p>1055</text:p>
          </table:table-cell>
          <table:table-cell table:formula="of:=IF([.D69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699];162;10)" office:value-type="string" office:string-value="2022-07-03">
            <text:p>2022-07-03</text:p>
          </table:table-cell>
          <table:table-cell table:style-name="ce3" table:formula="of:=MID([.A699];183;9)" office:value-type="string" office:string-value="23:44 UTC">
            <text:p>23:44 UTC</text:p>
          </table:table-cell>
          <table:table-cell table:formula="of:=RIGHT([.A699];LEN([.A699])-FIND(&quot;&lt;/description&gt;&quot;;[.A699])+1)" office:value-type="string" office:string-value="&lt;/description&gt;&lt;Point&gt;&lt;coordinates&gt;  37.54556000,  48.11296000&lt;/coordinates&gt;&lt;/Point&gt;&lt;/Placemark&gt;">
            <text:p>&lt;/description&gt;&lt;Point&gt;&lt;coordinates&gt; <text:s/>37.54556000, <text:s/>48.11296000&lt;/coordinates&gt;&lt;/Point&gt;&lt;/Placemark&gt;</text:p>
          </table:table-cell>
          <table:table-cell office:value-type="float" office:value="1055">
            <text:p>1055</text:p>
          </table:table-cell>
          <table:table-cell table:style-name="ce4" table:formula="of:=VALUE(LEFT(MID([.A699];FIND(&quot;&lt;coordinates&gt;&quot;;[.A699])+15;26);11))" office:value-type="float" office:value="37.54556">
            <text:p>37.54556000</text:p>
          </table:table-cell>
          <table:table-cell table:style-name="ce4" table:formula="of:=VALUE(RIGHT(MID([.A699];FIND(&quot;&lt;coordinates&gt;&quot;;[.A699])+14;26);11))" office:value-type="float" office:value="48.11296">
            <text:p>48.11296000</text:p>
          </table:table-cell>
          <table:table-cell table:formula="of:=SQRT(([.H699]-[.H698])*([.H699]-[.H698])+([.I699]-[.I698])*([.I699]-[.I698]))" office:value-type="float" office:value="1.00172159929793">
            <text:p>1.001721599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49 &lt;br&gt; Longitude : <text:s text:c="6"/>37.549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4903000, <text:s/>49.04907000&lt;/coordinates&gt;&lt;/Point&gt;&lt;/Placemark&gt;</text:p>
          </table:table-cell>
          <table:table-cell office:value-type="float" office:value="1435">
            <text:p>1435</text:p>
          </table:table-cell>
          <table:table-cell table:formula="of:=IF([.D70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0];162;10)" office:value-type="string" office:string-value="2022-07-03">
            <text:p>2022-07-03</text:p>
          </table:table-cell>
          <table:table-cell table:style-name="ce3" table:formula="of:=MID([.A700];183;9)" office:value-type="string" office:string-value="10:41 UTC">
            <text:p>10:41 UTC</text:p>
          </table:table-cell>
          <table:table-cell table:formula="of:=RIGHT([.A700];LEN([.A700])-FIND(&quot;&lt;/description&gt;&quot;;[.A700])+1)" office:value-type="string" office:string-value="&lt;/description&gt;&lt;Point&gt;&lt;coordinates&gt;  37.54903000,  49.04907000&lt;/coordinates&gt;&lt;/Point&gt;&lt;/Placemark&gt;">
            <text:p>&lt;/description&gt;&lt;Point&gt;&lt;coordinates&gt; <text:s/>37.54903000, <text:s/>49.04907000&lt;/coordinates&gt;&lt;/Point&gt;&lt;/Placemark&gt;</text:p>
          </table:table-cell>
          <table:table-cell office:value-type="float" office:value="1435">
            <text:p>1435</text:p>
          </table:table-cell>
          <table:table-cell table:style-name="ce4" table:formula="of:=VALUE(LEFT(MID([.A700];FIND(&quot;&lt;coordinates&gt;&quot;;[.A700])+15;26);11))" office:value-type="float" office:value="37.54903">
            <text:p>37.54903000</text:p>
          </table:table-cell>
          <table:table-cell table:style-name="ce4" table:formula="of:=VALUE(RIGHT(MID([.A700];FIND(&quot;&lt;coordinates&gt;&quot;;[.A700])+14;26);11))" office:value-type="float" office:value="49.04907">
            <text:p>49.04907000</text:p>
          </table:table-cell>
          <table:table-cell table:formula="of:=SQRT(([.H700]-[.H699])*([.H700]-[.H699])+([.I700]-[.I699])*([.I700]-[.I699]))" office:value-type="float" office:value="0.936116431326787">
            <text:p>0.93611643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120 &lt;br&gt; Longitude : <text:s text:c="6"/>37.552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5154000, <text:s/>49.12012000&lt;/coordinates&gt;&lt;/Point&gt;&lt;/Placemark&gt;</text:p>
          </table:table-cell>
          <table:table-cell office:value-type="float" office:value="1479">
            <text:p>1479</text:p>
          </table:table-cell>
          <table:table-cell table:formula="of:=IF([.D70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1];162;10)" office:value-type="string" office:string-value="2022-07-03">
            <text:p>2022-07-03</text:p>
          </table:table-cell>
          <table:table-cell table:style-name="ce3" table:formula="of:=MID([.A701];183;9)" office:value-type="string" office:string-value="09:49 UTC">
            <text:p>09:49 UTC</text:p>
          </table:table-cell>
          <table:table-cell table:formula="of:=RIGHT([.A701];LEN([.A701])-FIND(&quot;&lt;/description&gt;&quot;;[.A701])+1)" office:value-type="string" office:string-value="&lt;/description&gt;&lt;Point&gt;&lt;coordinates&gt;  37.55154000,  49.12012000&lt;/coordinates&gt;&lt;/Point&gt;&lt;/Placemark&gt;">
            <text:p>&lt;/description&gt;&lt;Point&gt;&lt;coordinates&gt; <text:s/>37.55154000, <text:s/>49.12012000&lt;/coordinates&gt;&lt;/Point&gt;&lt;/Placemark&gt;</text:p>
          </table:table-cell>
          <table:table-cell office:value-type="float" office:value="1479">
            <text:p>1479</text:p>
          </table:table-cell>
          <table:table-cell table:style-name="ce4" table:formula="of:=VALUE(LEFT(MID([.A701];FIND(&quot;&lt;coordinates&gt;&quot;;[.A701])+15;26);11))" office:value-type="float" office:value="37.55154">
            <text:p>37.55154000</text:p>
          </table:table-cell>
          <table:table-cell table:style-name="ce4" table:formula="of:=VALUE(RIGHT(MID([.A701];FIND(&quot;&lt;coordinates&gt;&quot;;[.A701])+14;26);11))" office:value-type="float" office:value="49.12012">
            <text:p>49.12012000</text:p>
          </table:table-cell>
          <table:table-cell table:formula="of:=SQRT(([.H701]-[.H700])*([.H701]-[.H700])+([.I701]-[.I700])*([.I701]-[.I700]))" office:value-type="float" office:value="0.0710943218548426">
            <text:p>0.071094321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37 &lt;br&gt; Longitude : <text:s text:c="6"/>37.552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5175000, <text:s/>49.03737000&lt;/coordinates&gt;&lt;/Point&gt;&lt;/Placemark&gt;</text:p>
          </table:table-cell>
          <table:table-cell office:value-type="float" office:value="1419">
            <text:p>1419</text:p>
          </table:table-cell>
          <table:table-cell table:formula="of:=IF([.D70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2];162;10)" office:value-type="string" office:string-value="2022-07-03">
            <text:p>2022-07-03</text:p>
          </table:table-cell>
          <table:table-cell table:style-name="ce3" table:formula="of:=MID([.A702];183;9)" office:value-type="string" office:string-value="00:01 UTC">
            <text:p>00:01 UTC</text:p>
          </table:table-cell>
          <table:table-cell table:formula="of:=RIGHT([.A702];LEN([.A702])-FIND(&quot;&lt;/description&gt;&quot;;[.A702])+1)" office:value-type="string" office:string-value="&lt;/description&gt;&lt;Point&gt;&lt;coordinates&gt;  37.55175000,  49.03737000&lt;/coordinates&gt;&lt;/Point&gt;&lt;/Placemark&gt;">
            <text:p>&lt;/description&gt;&lt;Point&gt;&lt;coordinates&gt; <text:s/>37.55175000, <text:s/>49.03737000&lt;/coordinates&gt;&lt;/Point&gt;&lt;/Placemark&gt;</text:p>
          </table:table-cell>
          <table:table-cell office:value-type="float" office:value="1419">
            <text:p>1419</text:p>
          </table:table-cell>
          <table:table-cell table:style-name="ce4" table:formula="of:=VALUE(LEFT(MID([.A702];FIND(&quot;&lt;coordinates&gt;&quot;;[.A702])+15;26);11))" office:value-type="float" office:value="37.55175">
            <text:p>37.55175000</text:p>
          </table:table-cell>
          <table:table-cell table:style-name="ce4" table:formula="of:=VALUE(RIGHT(MID([.A702];FIND(&quot;&lt;coordinates&gt;&quot;;[.A702])+14;26);11))" office:value-type="float" office:value="49.03737">
            <text:p>49.03737000</text:p>
          </table:table-cell>
          <table:table-cell table:formula="of:=SQRT(([.H702]-[.H701])*([.H702]-[.H701])+([.I702]-[.I701])*([.I702]-[.I701]))" office:value-type="float" office:value="0.082750266464825">
            <text:p>0.08275026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32 &lt;br&gt; Longitude : <text:s text:c="6"/>37.562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6181000, <text:s/>48.83175000&lt;/coordinates&gt;&lt;/Point&gt;&lt;/Placemark&gt;</text:p>
          </table:table-cell>
          <table:table-cell office:value-type="float" office:value="1318">
            <text:p>1318</text:p>
          </table:table-cell>
          <table:table-cell table:formula="of:=IF([.D70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3];162;10)" office:value-type="string" office:string-value="2022-07-03">
            <text:p>2022-07-03</text:p>
          </table:table-cell>
          <table:table-cell table:style-name="ce3" table:formula="of:=MID([.A703];183;9)" office:value-type="string" office:string-value="10:41 UTC">
            <text:p>10:41 UTC</text:p>
          </table:table-cell>
          <table:table-cell table:formula="of:=RIGHT([.A703];LEN([.A703])-FIND(&quot;&lt;/description&gt;&quot;;[.A703])+1)" office:value-type="string" office:string-value="&lt;/description&gt;&lt;Point&gt;&lt;coordinates&gt;  37.56181000,  48.83175000&lt;/coordinates&gt;&lt;/Point&gt;&lt;/Placemark&gt;">
            <text:p>&lt;/description&gt;&lt;Point&gt;&lt;coordinates&gt; <text:s/>37.56181000, <text:s/>48.83175000&lt;/coordinates&gt;&lt;/Point&gt;&lt;/Placemark&gt;</text:p>
          </table:table-cell>
          <table:table-cell office:value-type="float" office:value="1318">
            <text:p>1318</text:p>
          </table:table-cell>
          <table:table-cell table:style-name="ce4" table:formula="of:=VALUE(LEFT(MID([.A703];FIND(&quot;&lt;coordinates&gt;&quot;;[.A703])+15;26);11))" office:value-type="float" office:value="37.56181">
            <text:p>37.56181000</text:p>
          </table:table-cell>
          <table:table-cell table:style-name="ce4" table:formula="of:=VALUE(RIGHT(MID([.A703];FIND(&quot;&lt;coordinates&gt;&quot;;[.A703])+14;26);11))" office:value-type="float" office:value="48.83175">
            <text:p>48.83175000</text:p>
          </table:table-cell>
          <table:table-cell table:formula="of:=SQRT(([.H703]-[.H702])*([.H703]-[.H702])+([.I703]-[.I702])*([.I703]-[.I702]))" office:value-type="float" office:value="0.205865946674047">
            <text:p>0.20586594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43 &lt;br&gt; Longitude : <text:s text:c="6"/>37.56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6192000, <text:s/>49.04324000&lt;/coordinates&gt;&lt;/Point&gt;&lt;/Placemark&gt;</text:p>
          </table:table-cell>
          <table:table-cell office:value-type="float" office:value="1429">
            <text:p>1429</text:p>
          </table:table-cell>
          <table:table-cell table:formula="of:=IF([.D70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4];162;10)" office:value-type="string" office:string-value="2022-07-03">
            <text:p>2022-07-03</text:p>
          </table:table-cell>
          <table:table-cell table:style-name="ce3" table:formula="of:=MID([.A704];183;9)" office:value-type="string" office:string-value="11:30 UTC">
            <text:p>11:30 UTC</text:p>
          </table:table-cell>
          <table:table-cell table:formula="of:=RIGHT([.A704];LEN([.A704])-FIND(&quot;&lt;/description&gt;&quot;;[.A704])+1)" office:value-type="string" office:string-value="&lt;/description&gt;&lt;Point&gt;&lt;coordinates&gt;  37.56192000,  49.04324000&lt;/coordinates&gt;&lt;/Point&gt;&lt;/Placemark&gt;">
            <text:p>&lt;/description&gt;&lt;Point&gt;&lt;coordinates&gt; <text:s/>37.56192000, <text:s/>49.04324000&lt;/coordinates&gt;&lt;/Point&gt;&lt;/Placemark&gt;</text:p>
          </table:table-cell>
          <table:table-cell office:value-type="float" office:value="1429">
            <text:p>1429</text:p>
          </table:table-cell>
          <table:table-cell table:style-name="ce4" table:formula="of:=VALUE(LEFT(MID([.A704];FIND(&quot;&lt;coordinates&gt;&quot;;[.A704])+15;26);11))" office:value-type="float" office:value="37.56192">
            <text:p>37.56192000</text:p>
          </table:table-cell>
          <table:table-cell table:style-name="ce4" table:formula="of:=VALUE(RIGHT(MID([.A704];FIND(&quot;&lt;coordinates&gt;&quot;;[.A704])+14;26);11))" office:value-type="float" office:value="49.04324">
            <text:p>49.04324000</text:p>
          </table:table-cell>
          <table:table-cell table:formula="of:=SQRT(([.H704]-[.H703])*([.H704]-[.H703])+([.I704]-[.I703])*([.I704]-[.I703]))" office:value-type="float" office:value="0.211490028606549">
            <text:p>0.21149002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119 &lt;br&gt; Longitude : <text:s text:c="6"/>37.563&lt;br&gt;Date Acquired : 2022-07-03 &lt;br&gt;Time: 10:04 UTC&lt;br&gt;Confidence [0-100] : 72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6317000, <text:s/>49.11865000&lt;/coordinates&gt;&lt;/Point&gt;&lt;/Placemark&gt;</text:p>
          </table:table-cell>
          <table:table-cell office:value-type="float" office:value="151">
            <text:p>151</text:p>
          </table:table-cell>
          <table:table-cell table:formula="of:=IF([.D70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5];162;10)" office:value-type="string" office:string-value="2022-07-03">
            <text:p>2022-07-03</text:p>
          </table:table-cell>
          <table:table-cell table:style-name="ce3" table:formula="of:=MID([.A705];183;9)" office:value-type="string" office:string-value="10:04 UTC">
            <text:p>10:04 UTC</text:p>
          </table:table-cell>
          <table:table-cell table:formula="of:=RIGHT([.A705];LEN([.A705])-FIND(&quot;&lt;/description&gt;&quot;;[.A705])+1)" office:value-type="string" office:string-value="&lt;/description&gt;&lt;Point&gt;&lt;coordinates&gt;  37.56317000,  49.11865000&lt;/coordinates&gt;&lt;/Point&gt;&lt;/Placemark&gt;">
            <text:p>&lt;/description&gt;&lt;Point&gt;&lt;coordinates&gt; <text:s/>37.56317000, <text:s/>49.11865000&lt;/coordinates&gt;&lt;/Point&gt;&lt;/Placemark&gt;</text:p>
          </table:table-cell>
          <table:table-cell office:value-type="float" office:value="151">
            <text:p>151</text:p>
          </table:table-cell>
          <table:table-cell table:style-name="ce4" table:formula="of:=VALUE(LEFT(MID([.A705];FIND(&quot;&lt;coordinates&gt;&quot;;[.A705])+15;26);11))" office:value-type="float" office:value="37.56317">
            <text:p>37.56317000</text:p>
          </table:table-cell>
          <table:table-cell table:style-name="ce4" table:formula="of:=VALUE(RIGHT(MID([.A705];FIND(&quot;&lt;coordinates&gt;&quot;;[.A705])+14;26);11))" office:value-type="float" office:value="49.11865">
            <text:p>49.11865000</text:p>
          </table:table-cell>
          <table:table-cell table:formula="of:=SQRT(([.H705]-[.H704])*([.H705]-[.H704])+([.I705]-[.I704])*([.I705]-[.I704]))" office:value-type="float" office:value="0.0754203593202841">
            <text:p>0.075420359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50 &lt;br&gt; Longitude : <text:s text:c="6"/>37.563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6339000, <text:s/>49.05048000&lt;/coordinates&gt;&lt;/Point&gt;&lt;/Placemark&gt;</text:p>
          </table:table-cell>
          <table:table-cell office:value-type="float" office:value="1439">
            <text:p>1439</text:p>
          </table:table-cell>
          <table:table-cell table:formula="of:=IF([.D70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6];162;10)" office:value-type="string" office:string-value="2022-07-03">
            <text:p>2022-07-03</text:p>
          </table:table-cell>
          <table:table-cell table:style-name="ce3" table:formula="of:=MID([.A706];183;9)" office:value-type="string" office:string-value="10:41 UTC">
            <text:p>10:41 UTC</text:p>
          </table:table-cell>
          <table:table-cell table:formula="of:=RIGHT([.A706];LEN([.A706])-FIND(&quot;&lt;/description&gt;&quot;;[.A706])+1)" office:value-type="string" office:string-value="&lt;/description&gt;&lt;Point&gt;&lt;coordinates&gt;  37.56339000,  49.05048000&lt;/coordinates&gt;&lt;/Point&gt;&lt;/Placemark&gt;">
            <text:p>&lt;/description&gt;&lt;Point&gt;&lt;coordinates&gt; <text:s/>37.56339000, <text:s/>49.05048000&lt;/coordinates&gt;&lt;/Point&gt;&lt;/Placemark&gt;</text:p>
          </table:table-cell>
          <table:table-cell office:value-type="float" office:value="1439">
            <text:p>1439</text:p>
          </table:table-cell>
          <table:table-cell table:style-name="ce4" table:formula="of:=VALUE(LEFT(MID([.A706];FIND(&quot;&lt;coordinates&gt;&quot;;[.A706])+15;26);11))" office:value-type="float" office:value="37.56339">
            <text:p>37.56339000</text:p>
          </table:table-cell>
          <table:table-cell table:style-name="ce4" table:formula="of:=VALUE(RIGHT(MID([.A706];FIND(&quot;&lt;coordinates&gt;&quot;;[.A706])+14;26);11))" office:value-type="float" office:value="49.05048">
            <text:p>49.05048000</text:p>
          </table:table-cell>
          <table:table-cell table:formula="of:=SQRT(([.H706]-[.H705])*([.H706]-[.H705])+([.I706]-[.I705])*([.I706]-[.I705]))" office:value-type="float" office:value="0.0681703549939435">
            <text:p>0.0681703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67 &lt;br&gt; Longitude : <text:s text:c="6"/>37.568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6786000, <text:s/>48.86741000&lt;/coordinates&gt;&lt;/Point&gt;&lt;/Placemark&gt;</text:p>
          </table:table-cell>
          <table:table-cell office:value-type="float" office:value="1337">
            <text:p>1337</text:p>
          </table:table-cell>
          <table:table-cell table:formula="of:=IF([.D70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7];162;10)" office:value-type="string" office:string-value="2022-07-03">
            <text:p>2022-07-03</text:p>
          </table:table-cell>
          <table:table-cell table:style-name="ce3" table:formula="of:=MID([.A707];183;9)" office:value-type="string" office:string-value="10:41 UTC">
            <text:p>10:41 UTC</text:p>
          </table:table-cell>
          <table:table-cell table:formula="of:=RIGHT([.A707];LEN([.A707])-FIND(&quot;&lt;/description&gt;&quot;;[.A707])+1)" office:value-type="string" office:string-value="&lt;/description&gt;&lt;Point&gt;&lt;coordinates&gt;  37.56786000,  48.86741000&lt;/coordinates&gt;&lt;/Point&gt;&lt;/Placemark&gt;">
            <text:p>&lt;/description&gt;&lt;Point&gt;&lt;coordinates&gt; <text:s/>37.56786000, <text:s/>48.86741000&lt;/coordinates&gt;&lt;/Point&gt;&lt;/Placemark&gt;</text:p>
          </table:table-cell>
          <table:table-cell office:value-type="float" office:value="1337">
            <text:p>1337</text:p>
          </table:table-cell>
          <table:table-cell table:style-name="ce4" table:formula="of:=VALUE(LEFT(MID([.A707];FIND(&quot;&lt;coordinates&gt;&quot;;[.A707])+15;26);11))" office:value-type="float" office:value="37.56786">
            <text:p>37.56786000</text:p>
          </table:table-cell>
          <table:table-cell table:style-name="ce4" table:formula="of:=VALUE(RIGHT(MID([.A707];FIND(&quot;&lt;coordinates&gt;&quot;;[.A707])+14;26);11))" office:value-type="float" office:value="48.86741">
            <text:p>48.86741000</text:p>
          </table:table-cell>
          <table:table-cell table:formula="of:=SQRT(([.H707]-[.H706])*([.H707]-[.H706])+([.I707]-[.I706])*([.I707]-[.I706]))" office:value-type="float" office:value="0.183124563617228">
            <text:p>0.18312456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70 &lt;br&gt; Longitude : <text:s text:c="6"/>37.577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57690000, <text:s/>48.06991000&lt;/coordinates&gt;&lt;/Point&gt;&lt;/Placemark&gt;</text:p>
          </table:table-cell>
          <table:table-cell office:value-type="float" office:value="1029">
            <text:p>1029</text:p>
          </table:table-cell>
          <table:table-cell table:formula="of:=IF([.D70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8];162;10)" office:value-type="string" office:string-value="2022-07-03">
            <text:p>2022-07-03</text:p>
          </table:table-cell>
          <table:table-cell table:style-name="ce3" table:formula="of:=MID([.A708];183;9)" office:value-type="string" office:string-value="10:41 UTC">
            <text:p>10:41 UTC</text:p>
          </table:table-cell>
          <table:table-cell table:formula="of:=RIGHT([.A708];LEN([.A708])-FIND(&quot;&lt;/description&gt;&quot;;[.A708])+1)" office:value-type="string" office:string-value="&lt;/description&gt;&lt;Point&gt;&lt;coordinates&gt;  37.57690000,  48.06991000&lt;/coordinates&gt;&lt;/Point&gt;&lt;/Placemark&gt;">
            <text:p>&lt;/description&gt;&lt;Point&gt;&lt;coordinates&gt; <text:s/>37.57690000, <text:s/>48.06991000&lt;/coordinates&gt;&lt;/Point&gt;&lt;/Placemark&gt;</text:p>
          </table:table-cell>
          <table:table-cell office:value-type="float" office:value="1029">
            <text:p>1029</text:p>
          </table:table-cell>
          <table:table-cell table:style-name="ce4" table:formula="of:=VALUE(LEFT(MID([.A708];FIND(&quot;&lt;coordinates&gt;&quot;;[.A708])+15;26);11))" office:value-type="float" office:value="37.5769">
            <text:p>37.57690000</text:p>
          </table:table-cell>
          <table:table-cell table:style-name="ce4" table:formula="of:=VALUE(RIGHT(MID([.A708];FIND(&quot;&lt;coordinates&gt;&quot;;[.A708])+14;26);11))" office:value-type="float" office:value="48.06991">
            <text:p>48.06991000</text:p>
          </table:table-cell>
          <table:table-cell table:formula="of:=SQRT(([.H708]-[.H707])*([.H708]-[.H707])+([.I708]-[.I707])*([.I708]-[.I707]))" office:value-type="float" office:value="0.797551234467103">
            <text:p>0.79755123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33 &lt;br&gt; Longitude : <text:s text:c="6"/>37.640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4038000, <text:s/>48.13334000&lt;/coordinates&gt;&lt;/Point&gt;&lt;/Placemark&gt;</text:p>
          </table:table-cell>
          <table:table-cell office:value-type="float" office:value="1058">
            <text:p>1058</text:p>
          </table:table-cell>
          <table:table-cell table:formula="of:=IF([.D70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09];162;10)" office:value-type="string" office:string-value="2022-07-03">
            <text:p>2022-07-03</text:p>
          </table:table-cell>
          <table:table-cell table:style-name="ce3" table:formula="of:=MID([.A709];183;9)" office:value-type="string" office:string-value="10:41 UTC">
            <text:p>10:41 UTC</text:p>
          </table:table-cell>
          <table:table-cell table:formula="of:=RIGHT([.A709];LEN([.A709])-FIND(&quot;&lt;/description&gt;&quot;;[.A709])+1)" office:value-type="string" office:string-value="&lt;/description&gt;&lt;Point&gt;&lt;coordinates&gt;  37.64038000,  48.13334000&lt;/coordinates&gt;&lt;/Point&gt;&lt;/Placemark&gt;">
            <text:p>&lt;/description&gt;&lt;Point&gt;&lt;coordinates&gt; <text:s/>37.64038000, <text:s/>48.13334000&lt;/coordinates&gt;&lt;/Point&gt;&lt;/Placemark&gt;</text:p>
          </table:table-cell>
          <table:table-cell office:value-type="float" office:value="1058">
            <text:p>1058</text:p>
          </table:table-cell>
          <table:table-cell table:style-name="ce4" table:formula="of:=VALUE(LEFT(MID([.A709];FIND(&quot;&lt;coordinates&gt;&quot;;[.A709])+15;26);11))" office:value-type="float" office:value="37.64038">
            <text:p>37.64038000</text:p>
          </table:table-cell>
          <table:table-cell table:style-name="ce4" table:formula="of:=VALUE(RIGHT(MID([.A709];FIND(&quot;&lt;coordinates&gt;&quot;;[.A709])+14;26);11))" office:value-type="float" office:value="48.13334">
            <text:p>48.13334000</text:p>
          </table:table-cell>
          <table:table-cell table:formula="of:=SQRT(([.H709]-[.H708])*([.H709]-[.H708])+([.I709]-[.I708])*([.I709]-[.I708]))" office:value-type="float" office:value="0.0897389285650291">
            <text:p>0.08973892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934 &lt;br&gt; Longitude : <text:s text:c="6"/>37.642&lt;br&gt;Date Acquired : 2022-07-03 &lt;br&gt;Time: 10:04 UTC&lt;br&gt;Confidence [0-100] : 54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4250000, <text:s/>48.93359000&lt;/coordinates&gt;&lt;/Point&gt;&lt;/Placemark&gt;</text:p>
          </table:table-cell>
          <table:table-cell office:value-type="float" office:value="138">
            <text:p>138</text:p>
          </table:table-cell>
          <table:table-cell table:formula="of:=IF([.D7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0];162;10)" office:value-type="string" office:string-value="2022-07-03">
            <text:p>2022-07-03</text:p>
          </table:table-cell>
          <table:table-cell table:style-name="ce3" table:formula="of:=MID([.A710];183;9)" office:value-type="string" office:string-value="10:04 UTC">
            <text:p>10:04 UTC</text:p>
          </table:table-cell>
          <table:table-cell table:formula="of:=RIGHT([.A710];LEN([.A710])-FIND(&quot;&lt;/description&gt;&quot;;[.A710])+1)" office:value-type="string" office:string-value="&lt;/description&gt;&lt;Point&gt;&lt;coordinates&gt;  37.64250000,  48.93359000&lt;/coordinates&gt;&lt;/Point&gt;&lt;/Placemark&gt;">
            <text:p>&lt;/description&gt;&lt;Point&gt;&lt;coordinates&gt; <text:s/>37.64250000, <text:s/>48.93359000&lt;/coordinates&gt;&lt;/Point&gt;&lt;/Placemark&gt;</text:p>
          </table:table-cell>
          <table:table-cell office:value-type="float" office:value="138">
            <text:p>138</text:p>
          </table:table-cell>
          <table:table-cell table:style-name="ce4" table:formula="of:=VALUE(LEFT(MID([.A710];FIND(&quot;&lt;coordinates&gt;&quot;;[.A710])+15;26);11))" office:value-type="float" office:value="37.6425">
            <text:p>37.64250000</text:p>
          </table:table-cell>
          <table:table-cell table:style-name="ce4" table:formula="of:=VALUE(RIGHT(MID([.A710];FIND(&quot;&lt;coordinates&gt;&quot;;[.A710])+14;26);11))" office:value-type="float" office:value="48.93359">
            <text:p>48.93359000</text:p>
          </table:table-cell>
          <table:table-cell table:formula="of:=SQRT(([.H710]-[.H709])*([.H710]-[.H709])+([.I710]-[.I709])*([.I710]-[.I709]))" office:value-type="float" office:value="0.80025280811754">
            <text:p>0.800252808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61 &lt;br&gt; Longitude : <text:s text:c="6"/>37.667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6693000, <text:s/>48.96107000&lt;/coordinates&gt;&lt;/Point&gt;&lt;/Placemark&gt;</text:p>
          </table:table-cell>
          <table:table-cell office:value-type="float" office:value="1370">
            <text:p>1370</text:p>
          </table:table-cell>
          <table:table-cell table:formula="of:=IF([.D7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1];162;10)" office:value-type="string" office:string-value="2022-07-03">
            <text:p>2022-07-03</text:p>
          </table:table-cell>
          <table:table-cell table:style-name="ce3" table:formula="of:=MID([.A711];183;9)" office:value-type="string" office:string-value="09:49 UTC">
            <text:p>09:49 UTC</text:p>
          </table:table-cell>
          <table:table-cell table:formula="of:=RIGHT([.A711];LEN([.A711])-FIND(&quot;&lt;/description&gt;&quot;;[.A711])+1)" office:value-type="string" office:string-value="&lt;/description&gt;&lt;Point&gt;&lt;coordinates&gt;  37.66693000,  48.96107000&lt;/coordinates&gt;&lt;/Point&gt;&lt;/Placemark&gt;">
            <text:p>&lt;/description&gt;&lt;Point&gt;&lt;coordinates&gt; <text:s/>37.66693000, <text:s/>48.96107000&lt;/coordinates&gt;&lt;/Point&gt;&lt;/Placemark&gt;</text:p>
          </table:table-cell>
          <table:table-cell office:value-type="float" office:value="1370">
            <text:p>1370</text:p>
          </table:table-cell>
          <table:table-cell table:style-name="ce4" table:formula="of:=VALUE(LEFT(MID([.A711];FIND(&quot;&lt;coordinates&gt;&quot;;[.A711])+15;26);11))" office:value-type="float" office:value="37.66693">
            <text:p>37.66693000</text:p>
          </table:table-cell>
          <table:table-cell table:style-name="ce4" table:formula="of:=VALUE(RIGHT(MID([.A711];FIND(&quot;&lt;coordinates&gt;&quot;;[.A711])+14;26);11))" office:value-type="float" office:value="48.96107">
            <text:p>48.96107000</text:p>
          </table:table-cell>
          <table:table-cell table:formula="of:=SQRT(([.H711]-[.H710])*([.H711]-[.H710])+([.I711]-[.I710])*([.I711]-[.I710]))" office:value-type="float" office:value="0.0367692167444447">
            <text:p>0.03676921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92 &lt;br&gt; Longitude : <text:s text:c="6"/>37.688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8766000, <text:s/>48.89171000&lt;/coordinates&gt;&lt;/Point&gt;&lt;/Placemark&gt;</text:p>
          </table:table-cell>
          <table:table-cell office:value-type="float" office:value="1345">
            <text:p>1345</text:p>
          </table:table-cell>
          <table:table-cell table:formula="of:=IF([.D7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2];162;10)" office:value-type="string" office:string-value="2022-07-03">
            <text:p>2022-07-03</text:p>
          </table:table-cell>
          <table:table-cell table:style-name="ce3" table:formula="of:=MID([.A712];183;9)" office:value-type="string" office:string-value="23:44 UTC">
            <text:p>23:44 UTC</text:p>
          </table:table-cell>
          <table:table-cell table:formula="of:=RIGHT([.A712];LEN([.A712])-FIND(&quot;&lt;/description&gt;&quot;;[.A712])+1)" office:value-type="string" office:string-value="&lt;/description&gt;&lt;Point&gt;&lt;coordinates&gt;  37.68766000,  48.89171000&lt;/coordinates&gt;&lt;/Point&gt;&lt;/Placemark&gt;">
            <text:p>&lt;/description&gt;&lt;Point&gt;&lt;coordinates&gt; <text:s/>37.68766000, <text:s/>48.89171000&lt;/coordinates&gt;&lt;/Point&gt;&lt;/Placemark&gt;</text:p>
          </table:table-cell>
          <table:table-cell office:value-type="float" office:value="1345">
            <text:p>1345</text:p>
          </table:table-cell>
          <table:table-cell table:style-name="ce4" table:formula="of:=VALUE(LEFT(MID([.A712];FIND(&quot;&lt;coordinates&gt;&quot;;[.A712])+15;26);11))" office:value-type="float" office:value="37.68766">
            <text:p>37.68766000</text:p>
          </table:table-cell>
          <table:table-cell table:style-name="ce4" table:formula="of:=VALUE(RIGHT(MID([.A712];FIND(&quot;&lt;coordinates&gt;&quot;;[.A712])+14;26);11))" office:value-type="float" office:value="48.89171">
            <text:p>48.89171000</text:p>
          </table:table-cell>
          <table:table-cell table:formula="of:=SQRT(([.H712]-[.H711])*([.H712]-[.H711])+([.I712]-[.I711])*([.I712]-[.I711]))" office:value-type="float" office:value="0.0723915913625296">
            <text:p>0.072391591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1 &lt;br&gt; Longitude : <text:s text:c="6"/>37.691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9063000, <text:s/>47.15097000&lt;/coordinates&gt;&lt;/Point&gt;&lt;/Placemark&gt;</text:p>
          </table:table-cell>
          <table:table-cell office:value-type="float" office:value="494">
            <text:p>494</text:p>
          </table:table-cell>
          <table:table-cell table:formula="of:=IF([.D7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3];162;10)" office:value-type="string" office:string-value="2022-07-03">
            <text:p>2022-07-03</text:p>
          </table:table-cell>
          <table:table-cell table:style-name="ce3" table:formula="of:=MID([.A713];183;9)" office:value-type="string" office:string-value="11:30 UTC">
            <text:p>11:30 UTC</text:p>
          </table:table-cell>
          <table:table-cell table:formula="of:=RIGHT([.A713];LEN([.A713])-FIND(&quot;&lt;/description&gt;&quot;;[.A713])+1)" office:value-type="string" office:string-value="&lt;/description&gt;&lt;Point&gt;&lt;coordinates&gt;  37.69063000,  47.15097000&lt;/coordinates&gt;&lt;/Point&gt;&lt;/Placemark&gt;">
            <text:p>&lt;/description&gt;&lt;Point&gt;&lt;coordinates&gt; <text:s/>37.69063000, <text:s/>47.15097000&lt;/coordinates&gt;&lt;/Point&gt;&lt;/Placemark&gt;</text:p>
          </table:table-cell>
          <table:table-cell office:value-type="float" office:value="494">
            <text:p>494</text:p>
          </table:table-cell>
          <table:table-cell table:style-name="ce4" table:formula="of:=VALUE(LEFT(MID([.A713];FIND(&quot;&lt;coordinates&gt;&quot;;[.A713])+15;26);11))" office:value-type="float" office:value="37.69063">
            <text:p>37.69063000</text:p>
          </table:table-cell>
          <table:table-cell table:style-name="ce4" table:formula="of:=VALUE(RIGHT(MID([.A713];FIND(&quot;&lt;coordinates&gt;&quot;;[.A713])+14;26);11))" office:value-type="float" office:value="47.15097">
            <text:p>47.15097000</text:p>
          </table:table-cell>
          <table:table-cell table:formula="of:=SQRT(([.H713]-[.H712])*([.H713]-[.H712])+([.I713]-[.I712])*([.I713]-[.I712]))" office:value-type="float" office:value="1.740742533662">
            <text:p>1.740742533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1 &lt;br&gt; Longitude : <text:s text:c="6"/>37.699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9907000, <text:s/>47.15092000&lt;/coordinates&gt;&lt;/Point&gt;&lt;/Placemark&gt;</text:p>
          </table:table-cell>
          <table:table-cell office:value-type="float" office:value="495">
            <text:p>495</text:p>
          </table:table-cell>
          <table:table-cell table:formula="of:=IF([.D7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4];162;10)" office:value-type="string" office:string-value="2022-07-03">
            <text:p>2022-07-03</text:p>
          </table:table-cell>
          <table:table-cell table:style-name="ce3" table:formula="of:=MID([.A714];183;9)" office:value-type="string" office:string-value="11:30 UTC">
            <text:p>11:30 UTC</text:p>
          </table:table-cell>
          <table:table-cell table:formula="of:=RIGHT([.A714];LEN([.A714])-FIND(&quot;&lt;/description&gt;&quot;;[.A714])+1)" office:value-type="string" office:string-value="&lt;/description&gt;&lt;Point&gt;&lt;coordinates&gt;  37.69907000,  47.15092000&lt;/coordinates&gt;&lt;/Point&gt;&lt;/Placemark&gt;">
            <text:p>&lt;/description&gt;&lt;Point&gt;&lt;coordinates&gt; <text:s/>37.69907000, <text:s/>47.15092000&lt;/coordinates&gt;&lt;/Point&gt;&lt;/Placemark&gt;</text:p>
          </table:table-cell>
          <table:table-cell office:value-type="float" office:value="495">
            <text:p>495</text:p>
          </table:table-cell>
          <table:table-cell table:style-name="ce4" table:formula="of:=VALUE(LEFT(MID([.A714];FIND(&quot;&lt;coordinates&gt;&quot;;[.A714])+15;26);11))" office:value-type="float" office:value="37.69907">
            <text:p>37.69907000</text:p>
          </table:table-cell>
          <table:table-cell table:style-name="ce4" table:formula="of:=VALUE(RIGHT(MID([.A714];FIND(&quot;&lt;coordinates&gt;&quot;;[.A714])+14;26);11))" office:value-type="float" office:value="47.15092">
            <text:p>47.15092000</text:p>
          </table:table-cell>
          <table:table-cell table:formula="of:=SQRT(([.H714]-[.H713])*([.H714]-[.H713])+([.I714]-[.I713])*([.I714]-[.I713]))" office:value-type="float" office:value="0.0084401481029662">
            <text:p>0.008440148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58 &lt;br&gt; Longitude : <text:s text:c="6"/>37.700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9966000, <text:s/>47.15769000&lt;/coordinates&gt;&lt;/Point&gt;&lt;/Placemark&gt;</text:p>
          </table:table-cell>
          <table:table-cell office:value-type="float" office:value="512">
            <text:p>512</text:p>
          </table:table-cell>
          <table:table-cell table:formula="of:=IF([.D7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5];162;10)" office:value-type="string" office:string-value="2022-07-03">
            <text:p>2022-07-03</text:p>
          </table:table-cell>
          <table:table-cell table:style-name="ce3" table:formula="of:=MID([.A715];183;9)" office:value-type="string" office:string-value="11:30 UTC">
            <text:p>11:30 UTC</text:p>
          </table:table-cell>
          <table:table-cell table:formula="of:=RIGHT([.A715];LEN([.A715])-FIND(&quot;&lt;/description&gt;&quot;;[.A715])+1)" office:value-type="string" office:string-value="&lt;/description&gt;&lt;Point&gt;&lt;coordinates&gt;  37.69966000,  47.15769000&lt;/coordinates&gt;&lt;/Point&gt;&lt;/Placemark&gt;">
            <text:p>&lt;/description&gt;&lt;Point&gt;&lt;coordinates&gt; <text:s/>37.69966000, <text:s/>47.15769000&lt;/coordinates&gt;&lt;/Point&gt;&lt;/Placemark&gt;</text:p>
          </table:table-cell>
          <table:table-cell office:value-type="float" office:value="512">
            <text:p>512</text:p>
          </table:table-cell>
          <table:table-cell table:style-name="ce4" table:formula="of:=VALUE(LEFT(MID([.A715];FIND(&quot;&lt;coordinates&gt;&quot;;[.A715])+15;26);11))" office:value-type="float" office:value="37.69966">
            <text:p>37.69966000</text:p>
          </table:table-cell>
          <table:table-cell table:style-name="ce4" table:formula="of:=VALUE(RIGHT(MID([.A715];FIND(&quot;&lt;coordinates&gt;&quot;;[.A715])+14;26);11))" office:value-type="float" office:value="47.15769">
            <text:p>47.15769000</text:p>
          </table:table-cell>
          <table:table-cell table:formula="of:=SQRT(([.H715]-[.H714])*([.H715]-[.H714])+([.I715]-[.I714])*([.I715]-[.I714]))" office:value-type="float" office:value="0.00679566037998106">
            <text:p>0.006795660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74 &lt;br&gt; Longitude : <text:s text:c="6"/>37.702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0240000, <text:s/>48.17430000&lt;/coordinates&gt;&lt;/Point&gt;&lt;/Placemark&gt;</text:p>
          </table:table-cell>
          <table:table-cell office:value-type="float" office:value="1061">
            <text:p>1061</text:p>
          </table:table-cell>
          <table:table-cell table:formula="of:=IF([.D7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6];162;10)" office:value-type="string" office:string-value="2022-07-03">
            <text:p>2022-07-03</text:p>
          </table:table-cell>
          <table:table-cell table:style-name="ce3" table:formula="of:=MID([.A716];183;9)" office:value-type="string" office:string-value="10:41 UTC">
            <text:p>10:41 UTC</text:p>
          </table:table-cell>
          <table:table-cell table:formula="of:=RIGHT([.A716];LEN([.A716])-FIND(&quot;&lt;/description&gt;&quot;;[.A716])+1)" office:value-type="string" office:string-value="&lt;/description&gt;&lt;Point&gt;&lt;coordinates&gt;  37.70240000,  48.17430000&lt;/coordinates&gt;&lt;/Point&gt;&lt;/Placemark&gt;">
            <text:p>&lt;/description&gt;&lt;Point&gt;&lt;coordinates&gt; <text:s/>37.70240000, <text:s/>48.17430000&lt;/coordinates&gt;&lt;/Point&gt;&lt;/Placemark&gt;</text:p>
          </table:table-cell>
          <table:table-cell office:value-type="float" office:value="1061">
            <text:p>1061</text:p>
          </table:table-cell>
          <table:table-cell table:style-name="ce4" table:formula="of:=VALUE(LEFT(MID([.A716];FIND(&quot;&lt;coordinates&gt;&quot;;[.A716])+15;26);11))" office:value-type="float" office:value="37.7024">
            <text:p>37.70240000</text:p>
          </table:table-cell>
          <table:table-cell table:style-name="ce4" table:formula="of:=VALUE(RIGHT(MID([.A716];FIND(&quot;&lt;coordinates&gt;&quot;;[.A716])+14;26);11))" office:value-type="float" office:value="48.1743">
            <text:p>48.17430000</text:p>
          </table:table-cell>
          <table:table-cell table:formula="of:=SQRT(([.H716]-[.H715])*([.H716]-[.H715])+([.I716]-[.I715])*([.I716]-[.I715]))" office:value-type="float" office:value="1.0166136924614">
            <text:p>1.01661369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44 &lt;br&gt; Longitude : <text:s text:c="6"/>37.707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0738000, <text:s/>47.14410000&lt;/coordinates&gt;&lt;/Point&gt;&lt;/Placemark&gt;</text:p>
          </table:table-cell>
          <table:table-cell office:value-type="float" office:value="482">
            <text:p>482</text:p>
          </table:table-cell>
          <table:table-cell table:formula="of:=IF([.D7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7];162;10)" office:value-type="string" office:string-value="2022-07-03">
            <text:p>2022-07-03</text:p>
          </table:table-cell>
          <table:table-cell table:style-name="ce3" table:formula="of:=MID([.A717];183;9)" office:value-type="string" office:string-value="11:30 UTC">
            <text:p>11:30 UTC</text:p>
          </table:table-cell>
          <table:table-cell table:formula="of:=RIGHT([.A717];LEN([.A717])-FIND(&quot;&lt;/description&gt;&quot;;[.A717])+1)" office:value-type="string" office:string-value="&lt;/description&gt;&lt;Point&gt;&lt;coordinates&gt;  37.70738000,  47.14410000&lt;/coordinates&gt;&lt;/Point&gt;&lt;/Placemark&gt;">
            <text:p>&lt;/description&gt;&lt;Point&gt;&lt;coordinates&gt; <text:s/>37.70738000, <text:s/>47.14410000&lt;/coordinates&gt;&lt;/Point&gt;&lt;/Placemark&gt;</text:p>
          </table:table-cell>
          <table:table-cell office:value-type="float" office:value="482">
            <text:p>482</text:p>
          </table:table-cell>
          <table:table-cell table:style-name="ce4" table:formula="of:=VALUE(LEFT(MID([.A717];FIND(&quot;&lt;coordinates&gt;&quot;;[.A717])+15;26);11))" office:value-type="float" office:value="37.70738">
            <text:p>37.70738000</text:p>
          </table:table-cell>
          <table:table-cell table:style-name="ce4" table:formula="of:=VALUE(RIGHT(MID([.A717];FIND(&quot;&lt;coordinates&gt;&quot;;[.A717])+14;26);11))" office:value-type="float" office:value="47.1441">
            <text:p>47.14410000</text:p>
          </table:table-cell>
          <table:table-cell table:formula="of:=SQRT(([.H717]-[.H716])*([.H717]-[.H716])+([.I717]-[.I716])*([.I717]-[.I716]))" office:value-type="float" office:value="1.03021203662159">
            <text:p>1.030212036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73 &lt;br&gt; Longitude : <text:s text:c="6"/>37.740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4008000, <text:s/>48.97255000&lt;/coordinates&gt;&lt;/Point&gt;&lt;/Placemark&gt;</text:p>
          </table:table-cell>
          <table:table-cell office:value-type="float" office:value="1373">
            <text:p>1373</text:p>
          </table:table-cell>
          <table:table-cell table:formula="of:=IF([.D7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8];162;10)" office:value-type="string" office:string-value="2022-07-03">
            <text:p>2022-07-03</text:p>
          </table:table-cell>
          <table:table-cell table:style-name="ce3" table:formula="of:=MID([.A718];183;9)" office:value-type="string" office:string-value="11:30 UTC">
            <text:p>11:30 UTC</text:p>
          </table:table-cell>
          <table:table-cell table:formula="of:=RIGHT([.A718];LEN([.A718])-FIND(&quot;&lt;/description&gt;&quot;;[.A718])+1)" office:value-type="string" office:string-value="&lt;/description&gt;&lt;Point&gt;&lt;coordinates&gt;  37.74008000,  48.97255000&lt;/coordinates&gt;&lt;/Point&gt;&lt;/Placemark&gt;">
            <text:p>&lt;/description&gt;&lt;Point&gt;&lt;coordinates&gt; <text:s/>37.74008000, <text:s/>48.97255000&lt;/coordinates&gt;&lt;/Point&gt;&lt;/Placemark&gt;</text:p>
          </table:table-cell>
          <table:table-cell office:value-type="float" office:value="1373">
            <text:p>1373</text:p>
          </table:table-cell>
          <table:table-cell table:style-name="ce4" table:formula="of:=VALUE(LEFT(MID([.A718];FIND(&quot;&lt;coordinates&gt;&quot;;[.A718])+15;26);11))" office:value-type="float" office:value="37.74008">
            <text:p>37.74008000</text:p>
          </table:table-cell>
          <table:table-cell table:style-name="ce4" table:formula="of:=VALUE(RIGHT(MID([.A718];FIND(&quot;&lt;coordinates&gt;&quot;;[.A718])+14;26);11))" office:value-type="float" office:value="48.97255">
            <text:p>48.97255000</text:p>
          </table:table-cell>
          <table:table-cell table:formula="of:=SQRT(([.H718]-[.H717])*([.H718]-[.H717])+([.I718]-[.I717])*([.I718]-[.I717]))" office:value-type="float" office:value="1.82874238002513">
            <text:p>1.828742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260 &lt;br&gt; Longitude : <text:s text:c="6"/>37.760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6038000, <text:s/>51.26013000&lt;/coordinates&gt;&lt;/Point&gt;&lt;/Placemark&gt;</text:p>
          </table:table-cell>
          <table:table-cell office:value-type="float" office:value="1817">
            <text:p>1817</text:p>
          </table:table-cell>
          <table:table-cell table:formula="of:=IF([.D7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19];162;10)" office:value-type="string" office:string-value="2022-07-03">
            <text:p>2022-07-03</text:p>
          </table:table-cell>
          <table:table-cell table:style-name="ce3" table:formula="of:=MID([.A719];183;9)" office:value-type="string" office:string-value="23:44 UTC">
            <text:p>23:44 UTC</text:p>
          </table:table-cell>
          <table:table-cell table:formula="of:=RIGHT([.A719];LEN([.A719])-FIND(&quot;&lt;/description&gt;&quot;;[.A719])+1)" office:value-type="string" office:string-value="&lt;/description&gt;&lt;Point&gt;&lt;coordinates&gt;  37.76038000,  51.26013000&lt;/coordinates&gt;&lt;/Point&gt;&lt;/Placemark&gt;">
            <text:p>&lt;/description&gt;&lt;Point&gt;&lt;coordinates&gt; <text:s/>37.76038000, <text:s/>51.26013000&lt;/coordinates&gt;&lt;/Point&gt;&lt;/Placemark&gt;</text:p>
          </table:table-cell>
          <table:table-cell office:value-type="float" office:value="1817">
            <text:p>1817</text:p>
          </table:table-cell>
          <table:table-cell table:style-name="ce4" table:formula="of:=VALUE(LEFT(MID([.A719];FIND(&quot;&lt;coordinates&gt;&quot;;[.A719])+15;26);11))" office:value-type="float" office:value="37.76038">
            <text:p>37.76038000</text:p>
          </table:table-cell>
          <table:table-cell table:style-name="ce4" table:formula="of:=VALUE(RIGHT(MID([.A719];FIND(&quot;&lt;coordinates&gt;&quot;;[.A719])+14;26);11))" office:value-type="float" office:value="51.26013">
            <text:p>51.26013000</text:p>
          </table:table-cell>
          <table:table-cell table:formula="of:=SQRT(([.H719]-[.H718])*([.H719]-[.H718])+([.I719]-[.I718])*([.I719]-[.I718]))" office:value-type="float" office:value="2.28767006939375">
            <text:p>2.28767006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431 &lt;br&gt; Longitude : <text:s text:c="6"/>37.775&lt;br&gt;Date Acquired : 2022-07-03 &lt;br&gt;Time: 08:24 UTC&lt;br&gt;Confidence [0-100] : 64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7506000, <text:s/>48.43124000&lt;/coordinates&gt;&lt;/Point&gt;&lt;/Placemark&gt;</text:p>
          </table:table-cell>
          <table:table-cell office:value-type="float" office:value="116">
            <text:p>116</text:p>
          </table:table-cell>
          <table:table-cell table:formula="of:=IF([.D7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0];162;10)" office:value-type="string" office:string-value="2022-07-03">
            <text:p>2022-07-03</text:p>
          </table:table-cell>
          <table:table-cell table:style-name="ce3" table:formula="of:=MID([.A720];183;9)" office:value-type="string" office:string-value="08:24 UTC">
            <text:p>08:24 UTC</text:p>
          </table:table-cell>
          <table:table-cell table:formula="of:=RIGHT([.A720];LEN([.A720])-FIND(&quot;&lt;/description&gt;&quot;;[.A720])+1)" office:value-type="string" office:string-value="&lt;/description&gt;&lt;Point&gt;&lt;coordinates&gt;  37.77506000,  48.43124000&lt;/coordinates&gt;&lt;/Point&gt;&lt;/Placemark&gt;">
            <text:p>&lt;/description&gt;&lt;Point&gt;&lt;coordinates&gt; <text:s/>37.77506000, <text:s/>48.43124000&lt;/coordinates&gt;&lt;/Point&gt;&lt;/Placemark&gt;</text:p>
          </table:table-cell>
          <table:table-cell office:value-type="float" office:value="116">
            <text:p>116</text:p>
          </table:table-cell>
          <table:table-cell table:style-name="ce4" table:formula="of:=VALUE(LEFT(MID([.A720];FIND(&quot;&lt;coordinates&gt;&quot;;[.A720])+15;26);11))" office:value-type="float" office:value="37.77506">
            <text:p>37.77506000</text:p>
          </table:table-cell>
          <table:table-cell table:style-name="ce4" table:formula="of:=VALUE(RIGHT(MID([.A720];FIND(&quot;&lt;coordinates&gt;&quot;;[.A720])+14;26);11))" office:value-type="float" office:value="48.43124">
            <text:p>48.43124000</text:p>
          </table:table-cell>
          <table:table-cell table:formula="of:=SQRT(([.H720]-[.H719])*([.H720]-[.H719])+([.I720]-[.I719])*([.I720]-[.I719]))" office:value-type="float" office:value="2.82892808931227">
            <text:p>2.828928089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06 &lt;br&gt; Longitude : <text:s text:c="6"/>37.787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8717000, <text:s/>48.90601000&lt;/coordinates&gt;&lt;/Point&gt;&lt;/Placemark&gt;</text:p>
          </table:table-cell>
          <table:table-cell office:value-type="float" office:value="1353">
            <text:p>1353</text:p>
          </table:table-cell>
          <table:table-cell table:formula="of:=IF([.D7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1];162;10)" office:value-type="string" office:string-value="2022-07-03">
            <text:p>2022-07-03</text:p>
          </table:table-cell>
          <table:table-cell table:style-name="ce3" table:formula="of:=MID([.A721];183;9)" office:value-type="string" office:string-value="09:00 UTC">
            <text:p>09:00 UTC</text:p>
          </table:table-cell>
          <table:table-cell table:formula="of:=RIGHT([.A721];LEN([.A721])-FIND(&quot;&lt;/description&gt;&quot;;[.A721])+1)" office:value-type="string" office:string-value="&lt;/description&gt;&lt;Point&gt;&lt;coordinates&gt;  37.78717000,  48.90601000&lt;/coordinates&gt;&lt;/Point&gt;&lt;/Placemark&gt;">
            <text:p>&lt;/description&gt;&lt;Point&gt;&lt;coordinates&gt; <text:s/>37.78717000, <text:s/>48.90601000&lt;/coordinates&gt;&lt;/Point&gt;&lt;/Placemark&gt;</text:p>
          </table:table-cell>
          <table:table-cell office:value-type="float" office:value="1353">
            <text:p>1353</text:p>
          </table:table-cell>
          <table:table-cell table:style-name="ce4" table:formula="of:=VALUE(LEFT(MID([.A721];FIND(&quot;&lt;coordinates&gt;&quot;;[.A721])+15;26);11))" office:value-type="float" office:value="37.78717">
            <text:p>37.78717000</text:p>
          </table:table-cell>
          <table:table-cell table:style-name="ce4" table:formula="of:=VALUE(RIGHT(MID([.A721];FIND(&quot;&lt;coordinates&gt;&quot;;[.A721])+14;26);11))" office:value-type="float" office:value="48.90601">
            <text:p>48.90601000</text:p>
          </table:table-cell>
          <table:table-cell table:formula="of:=SQRT(([.H721]-[.H720])*([.H721]-[.H720])+([.I721]-[.I720])*([.I721]-[.I720]))" office:value-type="float" office:value="0.474924420302852">
            <text:p>0.47492442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94 &lt;br&gt; Longitude : <text:s text:c="6"/>37.790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9012000, <text:s/>48.09357000&lt;/coordinates&gt;&lt;/Point&gt;&lt;/Placemark&gt;</text:p>
          </table:table-cell>
          <table:table-cell office:value-type="float" office:value="1048">
            <text:p>1048</text:p>
          </table:table-cell>
          <table:table-cell table:formula="of:=IF([.D7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2];162;10)" office:value-type="string" office:string-value="2022-07-03">
            <text:p>2022-07-03</text:p>
          </table:table-cell>
          <table:table-cell table:style-name="ce3" table:formula="of:=MID([.A722];183;9)" office:value-type="string" office:string-value="23:44 UTC">
            <text:p>23:44 UTC</text:p>
          </table:table-cell>
          <table:table-cell table:formula="of:=RIGHT([.A722];LEN([.A722])-FIND(&quot;&lt;/description&gt;&quot;;[.A722])+1)" office:value-type="string" office:string-value="&lt;/description&gt;&lt;Point&gt;&lt;coordinates&gt;  37.79012000,  48.09357000&lt;/coordinates&gt;&lt;/Point&gt;&lt;/Placemark&gt;">
            <text:p>&lt;/description&gt;&lt;Point&gt;&lt;coordinates&gt; <text:s/>37.79012000, <text:s/>48.09357000&lt;/coordinates&gt;&lt;/Point&gt;&lt;/Placemark&gt;</text:p>
          </table:table-cell>
          <table:table-cell office:value-type="float" office:value="1048">
            <text:p>1048</text:p>
          </table:table-cell>
          <table:table-cell table:style-name="ce4" table:formula="of:=VALUE(LEFT(MID([.A722];FIND(&quot;&lt;coordinates&gt;&quot;;[.A722])+15;26);11))" office:value-type="float" office:value="37.79012">
            <text:p>37.79012000</text:p>
          </table:table-cell>
          <table:table-cell table:style-name="ce4" table:formula="of:=VALUE(RIGHT(MID([.A722];FIND(&quot;&lt;coordinates&gt;&quot;;[.A722])+14;26);11))" office:value-type="float" office:value="48.09357">
            <text:p>48.09357000</text:p>
          </table:table-cell>
          <table:table-cell table:formula="of:=SQRT(([.H722]-[.H721])*([.H722]-[.H721])+([.I722]-[.I721])*([.I722]-[.I721]))" office:value-type="float" office:value="0.812445355762468">
            <text:p>0.81244535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87 &lt;br&gt; Longitude : <text:s text:c="6"/>37.793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9275000, <text:s/>48.08741000&lt;/coordinates&gt;&lt;/Point&gt;&lt;/Placemark&gt;</text:p>
          </table:table-cell>
          <table:table-cell office:value-type="float" office:value="1041">
            <text:p>1041</text:p>
          </table:table-cell>
          <table:table-cell table:formula="of:=IF([.D7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3];162;10)" office:value-type="string" office:string-value="2022-07-03">
            <text:p>2022-07-03</text:p>
          </table:table-cell>
          <table:table-cell table:style-name="ce3" table:formula="of:=MID([.A723];183;9)" office:value-type="string" office:string-value="10:41 UTC">
            <text:p>10:41 UTC</text:p>
          </table:table-cell>
          <table:table-cell table:formula="of:=RIGHT([.A723];LEN([.A723])-FIND(&quot;&lt;/description&gt;&quot;;[.A723])+1)" office:value-type="string" office:string-value="&lt;/description&gt;&lt;Point&gt;&lt;coordinates&gt;  37.79275000,  48.08741000&lt;/coordinates&gt;&lt;/Point&gt;&lt;/Placemark&gt;">
            <text:p>&lt;/description&gt;&lt;Point&gt;&lt;coordinates&gt; <text:s/>37.79275000, <text:s/>48.08741000&lt;/coordinates&gt;&lt;/Point&gt;&lt;/Placemark&gt;</text:p>
          </table:table-cell>
          <table:table-cell office:value-type="float" office:value="1041">
            <text:p>1041</text:p>
          </table:table-cell>
          <table:table-cell table:style-name="ce4" table:formula="of:=VALUE(LEFT(MID([.A723];FIND(&quot;&lt;coordinates&gt;&quot;;[.A723])+15;26);11))" office:value-type="float" office:value="37.79275">
            <text:p>37.79275000</text:p>
          </table:table-cell>
          <table:table-cell table:style-name="ce4" table:formula="of:=VALUE(RIGHT(MID([.A723];FIND(&quot;&lt;coordinates&gt;&quot;;[.A723])+14;26);11))" office:value-type="float" office:value="48.08741">
            <text:p>48.08741000</text:p>
          </table:table-cell>
          <table:table-cell table:formula="of:=SQRT(([.H723]-[.H722])*([.H723]-[.H722])+([.I723]-[.I722])*([.I723]-[.I722]))" office:value-type="float" office:value="0.00669794744679268">
            <text:p>0.00669794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72 &lt;br&gt; Longitude : <text:s text:c="6"/>37.867&lt;br&gt;Date Acquired : 2022-07-03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86666000, <text:s/>48.07185000&lt;/coordinates&gt;&lt;/Point&gt;&lt;/Placemark&gt;</text:p>
          </table:table-cell>
          <table:table-cell office:value-type="float" office:value="1032">
            <text:p>1032</text:p>
          </table:table-cell>
          <table:table-cell table:formula="of:=IF([.D7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4];162;10)" office:value-type="string" office:string-value="2022-07-03">
            <text:p>2022-07-03</text:p>
          </table:table-cell>
          <table:table-cell table:style-name="ce3" table:formula="of:=MID([.A724];183;9)" office:value-type="string" office:string-value="00:52 UTC">
            <text:p>00:52 UTC</text:p>
          </table:table-cell>
          <table:table-cell table:formula="of:=RIGHT([.A724];LEN([.A724])-FIND(&quot;&lt;/description&gt;&quot;;[.A724])+1)" office:value-type="string" office:string-value="&lt;/description&gt;&lt;Point&gt;&lt;coordinates&gt;  37.86666000,  48.07185000&lt;/coordinates&gt;&lt;/Point&gt;&lt;/Placemark&gt;">
            <text:p>&lt;/description&gt;&lt;Point&gt;&lt;coordinates&gt; <text:s/>37.86666000, <text:s/>48.07185000&lt;/coordinates&gt;&lt;/Point&gt;&lt;/Placemark&gt;</text:p>
          </table:table-cell>
          <table:table-cell office:value-type="float" office:value="1032">
            <text:p>1032</text:p>
          </table:table-cell>
          <table:table-cell table:style-name="ce4" table:formula="of:=VALUE(LEFT(MID([.A724];FIND(&quot;&lt;coordinates&gt;&quot;;[.A724])+15;26);11))" office:value-type="float" office:value="37.86666">
            <text:p>37.86666000</text:p>
          </table:table-cell>
          <table:table-cell table:style-name="ce4" table:formula="of:=VALUE(RIGHT(MID([.A724];FIND(&quot;&lt;coordinates&gt;&quot;;[.A724])+14;26);11))" office:value-type="float" office:value="48.07185">
            <text:p>48.07185000</text:p>
          </table:table-cell>
          <table:table-cell table:formula="of:=SQRT(([.H724]-[.H723])*([.H724]-[.H723])+([.I724]-[.I723])*([.I724]-[.I723]))" office:value-type="float" office:value="0.0755301376935112">
            <text:p>0.075530137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68 &lt;br&gt; Longitude : <text:s text:c="6"/>37.909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0863000, <text:s/>48.96843000&lt;/coordinates&gt;&lt;/Point&gt;&lt;/Placemark&gt;</text:p>
          </table:table-cell>
          <table:table-cell office:value-type="float" office:value="1372">
            <text:p>1372</text:p>
          </table:table-cell>
          <table:table-cell table:formula="of:=IF([.D7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5];162;10)" office:value-type="string" office:string-value="2022-07-03">
            <text:p>2022-07-03</text:p>
          </table:table-cell>
          <table:table-cell table:style-name="ce3" table:formula="of:=MID([.A725];183;9)" office:value-type="string" office:string-value="10:41 UTC">
            <text:p>10:41 UTC</text:p>
          </table:table-cell>
          <table:table-cell table:formula="of:=RIGHT([.A725];LEN([.A725])-FIND(&quot;&lt;/description&gt;&quot;;[.A725])+1)" office:value-type="string" office:string-value="&lt;/description&gt;&lt;Point&gt;&lt;coordinates&gt;  37.90863000,  48.96843000&lt;/coordinates&gt;&lt;/Point&gt;&lt;/Placemark&gt;">
            <text:p>&lt;/description&gt;&lt;Point&gt;&lt;coordinates&gt; <text:s/>37.90863000, <text:s/>48.96843000&lt;/coordinates&gt;&lt;/Point&gt;&lt;/Placemark&gt;</text:p>
          </table:table-cell>
          <table:table-cell office:value-type="float" office:value="1372">
            <text:p>1372</text:p>
          </table:table-cell>
          <table:table-cell table:style-name="ce4" table:formula="of:=VALUE(LEFT(MID([.A725];FIND(&quot;&lt;coordinates&gt;&quot;;[.A725])+15;26);11))" office:value-type="float" office:value="37.90863">
            <text:p>37.90863000</text:p>
          </table:table-cell>
          <table:table-cell table:style-name="ce4" table:formula="of:=VALUE(RIGHT(MID([.A725];FIND(&quot;&lt;coordinates&gt;&quot;;[.A725])+14;26);11))" office:value-type="float" office:value="48.96843">
            <text:p>48.96843000</text:p>
          </table:table-cell>
          <table:table-cell table:formula="of:=SQRT(([.H725]-[.H724])*([.H725]-[.H724])+([.I725]-[.I724])*([.I725]-[.I724]))" office:value-type="float" office:value="0.897561795811297">
            <text:p>0.897561795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01 &lt;br&gt; Longitude : <text:s text:c="6"/>37.922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2165000, <text:s/>48.10063000&lt;/coordinates&gt;&lt;/Point&gt;&lt;/Placemark&gt;</text:p>
          </table:table-cell>
          <table:table-cell office:value-type="float" office:value="1054">
            <text:p>1054</text:p>
          </table:table-cell>
          <table:table-cell table:formula="of:=IF([.D7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6];162;10)" office:value-type="string" office:string-value="2022-07-03">
            <text:p>2022-07-03</text:p>
          </table:table-cell>
          <table:table-cell table:style-name="ce3" table:formula="of:=MID([.A726];183;9)" office:value-type="string" office:string-value="22:54 UTC">
            <text:p>22:54 UTC</text:p>
          </table:table-cell>
          <table:table-cell table:formula="of:=RIGHT([.A726];LEN([.A726])-FIND(&quot;&lt;/description&gt;&quot;;[.A726])+1)" office:value-type="string" office:string-value="&lt;/description&gt;&lt;Point&gt;&lt;coordinates&gt;  37.92165000,  48.10063000&lt;/coordinates&gt;&lt;/Point&gt;&lt;/Placemark&gt;">
            <text:p>&lt;/description&gt;&lt;Point&gt;&lt;coordinates&gt; <text:s/>37.92165000, <text:s/>48.10063000&lt;/coordinates&gt;&lt;/Point&gt;&lt;/Placemark&gt;</text:p>
          </table:table-cell>
          <table:table-cell office:value-type="float" office:value="1054">
            <text:p>1054</text:p>
          </table:table-cell>
          <table:table-cell table:style-name="ce4" table:formula="of:=VALUE(LEFT(MID([.A726];FIND(&quot;&lt;coordinates&gt;&quot;;[.A726])+15;26);11))" office:value-type="float" office:value="37.92165">
            <text:p>37.92165000</text:p>
          </table:table-cell>
          <table:table-cell table:style-name="ce4" table:formula="of:=VALUE(RIGHT(MID([.A726];FIND(&quot;&lt;coordinates&gt;&quot;;[.A726])+14;26);11))" office:value-type="float" office:value="48.10063">
            <text:p>48.10063000</text:p>
          </table:table-cell>
          <table:table-cell table:formula="of:=SQRT(([.H726]-[.H725])*([.H726]-[.H725])+([.I726]-[.I725])*([.I726]-[.I725]))" office:value-type="float" office:value="0.867897667009188">
            <text:p>0.86789766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142 &lt;br&gt; Longitude : <text:s text:c="6"/>37.926&lt;br&gt;Date Acquired : 2022-07-03 &lt;br&gt;Time: 22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2583000, <text:s/>51.14245000&lt;/coordinates&gt;&lt;/Point&gt;&lt;/Placemark&gt;</text:p>
          </table:table-cell>
          <table:table-cell office:value-type="float" office:value="1793">
            <text:p>1793</text:p>
          </table:table-cell>
          <table:table-cell table:formula="of:=IF([.D7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7];162;10)" office:value-type="string" office:string-value="2022-07-03">
            <text:p>2022-07-03</text:p>
          </table:table-cell>
          <table:table-cell table:style-name="ce3" table:formula="of:=MID([.A727];183;9)" office:value-type="string" office:string-value="22:52 UTC">
            <text:p>22:52 UTC</text:p>
          </table:table-cell>
          <table:table-cell table:formula="of:=RIGHT([.A727];LEN([.A727])-FIND(&quot;&lt;/description&gt;&quot;;[.A727])+1)" office:value-type="string" office:string-value="&lt;/description&gt;&lt;Point&gt;&lt;coordinates&gt;  37.92583000,  51.14245000&lt;/coordinates&gt;&lt;/Point&gt;&lt;/Placemark&gt;">
            <text:p>&lt;/description&gt;&lt;Point&gt;&lt;coordinates&gt; <text:s/>37.92583000, <text:s/>51.14245000&lt;/coordinates&gt;&lt;/Point&gt;&lt;/Placemark&gt;</text:p>
          </table:table-cell>
          <table:table-cell office:value-type="float" office:value="1793">
            <text:p>1793</text:p>
          </table:table-cell>
          <table:table-cell table:style-name="ce4" table:formula="of:=VALUE(LEFT(MID([.A727];FIND(&quot;&lt;coordinates&gt;&quot;;[.A727])+15;26);11))" office:value-type="float" office:value="37.92583">
            <text:p>37.92583000</text:p>
          </table:table-cell>
          <table:table-cell table:style-name="ce4" table:formula="of:=VALUE(RIGHT(MID([.A727];FIND(&quot;&lt;coordinates&gt;&quot;;[.A727])+14;26);11))" office:value-type="float" office:value="51.14245">
            <text:p>51.14245000</text:p>
          </table:table-cell>
          <table:table-cell table:formula="of:=SQRT(([.H727]-[.H726])*([.H727]-[.H726])+([.I727]-[.I726])*([.I727]-[.I726]))" office:value-type="float" office:value="3.0418228720292">
            <text:p>3.04182287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137 &lt;br&gt; Longitude : <text:s text:c="6"/>37.930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2958000, <text:s/>51.13744000&lt;/coordinates&gt;&lt;/Point&gt;&lt;/Placemark&gt;</text:p>
          </table:table-cell>
          <table:table-cell office:value-type="float" office:value="1783">
            <text:p>1783</text:p>
          </table:table-cell>
          <table:table-cell table:formula="of:=IF([.D7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8];162;10)" office:value-type="string" office:string-value="2022-07-03">
            <text:p>2022-07-03</text:p>
          </table:table-cell>
          <table:table-cell table:style-name="ce3" table:formula="of:=MID([.A728];183;9)" office:value-type="string" office:string-value="00:01 UTC">
            <text:p>00:01 UTC</text:p>
          </table:table-cell>
          <table:table-cell table:formula="of:=RIGHT([.A728];LEN([.A728])-FIND(&quot;&lt;/description&gt;&quot;;[.A728])+1)" office:value-type="string" office:string-value="&lt;/description&gt;&lt;Point&gt;&lt;coordinates&gt;  37.92958000,  51.13744000&lt;/coordinates&gt;&lt;/Point&gt;&lt;/Placemark&gt;">
            <text:p>&lt;/description&gt;&lt;Point&gt;&lt;coordinates&gt; <text:s/>37.92958000, <text:s/>51.13744000&lt;/coordinates&gt;&lt;/Point&gt;&lt;/Placemark&gt;</text:p>
          </table:table-cell>
          <table:table-cell office:value-type="float" office:value="1783">
            <text:p>1783</text:p>
          </table:table-cell>
          <table:table-cell table:style-name="ce4" table:formula="of:=VALUE(LEFT(MID([.A728];FIND(&quot;&lt;coordinates&gt;&quot;;[.A728])+15;26);11))" office:value-type="float" office:value="37.92958">
            <text:p>37.92958000</text:p>
          </table:table-cell>
          <table:table-cell table:style-name="ce4" table:formula="of:=VALUE(RIGHT(MID([.A728];FIND(&quot;&lt;coordinates&gt;&quot;;[.A728])+14;26);11))" office:value-type="float" office:value="51.13744">
            <text:p>51.13744000</text:p>
          </table:table-cell>
          <table:table-cell table:formula="of:=SQRT(([.H728]-[.H727])*([.H728]-[.H727])+([.I728]-[.I727])*([.I728]-[.I727]))" office:value-type="float" office:value="0.00625800287631877">
            <text:p>0.006258002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159 &lt;br&gt; Longitude : <text:s text:c="6"/>37.941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4053000, <text:s/>51.15899000&lt;/coordinates&gt;&lt;/Point&gt;&lt;/Placemark&gt;</text:p>
          </table:table-cell>
          <table:table-cell office:value-type="float" office:value="1801">
            <text:p>1801</text:p>
          </table:table-cell>
          <table:table-cell table:formula="of:=IF([.D7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29];162;10)" office:value-type="string" office:string-value="2022-07-03">
            <text:p>2022-07-03</text:p>
          </table:table-cell>
          <table:table-cell table:style-name="ce3" table:formula="of:=MID([.A729];183;9)" office:value-type="string" office:string-value="00:01 UTC">
            <text:p>00:01 UTC</text:p>
          </table:table-cell>
          <table:table-cell table:formula="of:=RIGHT([.A729];LEN([.A729])-FIND(&quot;&lt;/description&gt;&quot;;[.A729])+1)" office:value-type="string" office:string-value="&lt;/description&gt;&lt;Point&gt;&lt;coordinates&gt;  37.94053000,  51.15899000&lt;/coordinates&gt;&lt;/Point&gt;&lt;/Placemark&gt;">
            <text:p>&lt;/description&gt;&lt;Point&gt;&lt;coordinates&gt; <text:s/>37.94053000, <text:s/>51.15899000&lt;/coordinates&gt;&lt;/Point&gt;&lt;/Placemark&gt;</text:p>
          </table:table-cell>
          <table:table-cell office:value-type="float" office:value="1801">
            <text:p>1801</text:p>
          </table:table-cell>
          <table:table-cell table:style-name="ce4" table:formula="of:=VALUE(LEFT(MID([.A729];FIND(&quot;&lt;coordinates&gt;&quot;;[.A729])+15;26);11))" office:value-type="float" office:value="37.94053">
            <text:p>37.94053000</text:p>
          </table:table-cell>
          <table:table-cell table:style-name="ce4" table:formula="of:=VALUE(RIGHT(MID([.A729];FIND(&quot;&lt;coordinates&gt;&quot;;[.A729])+14;26);11))" office:value-type="float" office:value="51.15899">
            <text:p>51.15899000</text:p>
          </table:table-cell>
          <table:table-cell table:formula="of:=SQRT(([.H729]-[.H728])*([.H729]-[.H728])+([.I729]-[.I728])*([.I729]-[.I728]))" office:value-type="float" office:value="0.0241724016183794">
            <text:p>0.024172401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59 &lt;br&gt; Longitude : <text:s text:c="6"/>37.952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5240000, <text:s/>48.05912000&lt;/coordinates&gt;&lt;/Point&gt;&lt;/Placemark&gt;</text:p>
          </table:table-cell>
          <table:table-cell office:value-type="float" office:value="1022">
            <text:p>1022</text:p>
          </table:table-cell>
          <table:table-cell table:formula="of:=IF([.D7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0];162;10)" office:value-type="string" office:string-value="2022-07-03">
            <text:p>2022-07-03</text:p>
          </table:table-cell>
          <table:table-cell table:style-name="ce3" table:formula="of:=MID([.A730];183;9)" office:value-type="string" office:string-value="00:01 UTC">
            <text:p>00:01 UTC</text:p>
          </table:table-cell>
          <table:table-cell table:formula="of:=RIGHT([.A730];LEN([.A730])-FIND(&quot;&lt;/description&gt;&quot;;[.A730])+1)" office:value-type="string" office:string-value="&lt;/description&gt;&lt;Point&gt;&lt;coordinates&gt;  37.95240000,  48.05912000&lt;/coordinates&gt;&lt;/Point&gt;&lt;/Placemark&gt;">
            <text:p>&lt;/description&gt;&lt;Point&gt;&lt;coordinates&gt; <text:s/>37.95240000, <text:s/>48.05912000&lt;/coordinates&gt;&lt;/Point&gt;&lt;/Placemark&gt;</text:p>
          </table:table-cell>
          <table:table-cell office:value-type="float" office:value="1022">
            <text:p>1022</text:p>
          </table:table-cell>
          <table:table-cell table:style-name="ce4" table:formula="of:=VALUE(LEFT(MID([.A730];FIND(&quot;&lt;coordinates&gt;&quot;;[.A730])+15;26);11))" office:value-type="float" office:value="37.9524">
            <text:p>37.95240000</text:p>
          </table:table-cell>
          <table:table-cell table:style-name="ce4" table:formula="of:=VALUE(RIGHT(MID([.A730];FIND(&quot;&lt;coordinates&gt;&quot;;[.A730])+14;26);11))" office:value-type="float" office:value="48.05912">
            <text:p>48.05912000</text:p>
          </table:table-cell>
          <table:table-cell table:formula="of:=SQRT(([.H730]-[.H729])*([.H730]-[.H729])+([.I730]-[.I729])*([.I730]-[.I729]))" office:value-type="float" office:value="3.09989272617618">
            <text:p>3.09989272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24 &lt;br&gt; Longitude : <text:s text:c="6"/>37.963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6340000, <text:s/>48.72368000&lt;/coordinates&gt;&lt;/Point&gt;&lt;/Placemark&gt;</text:p>
          </table:table-cell>
          <table:table-cell office:value-type="float" office:value="1263">
            <text:p>1263</text:p>
          </table:table-cell>
          <table:table-cell table:formula="of:=IF([.D7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1];162;10)" office:value-type="string" office:string-value="2022-07-03">
            <text:p>2022-07-03</text:p>
          </table:table-cell>
          <table:table-cell table:style-name="ce3" table:formula="of:=MID([.A731];183;9)" office:value-type="string" office:string-value="00:01 UTC">
            <text:p>00:01 UTC</text:p>
          </table:table-cell>
          <table:table-cell table:formula="of:=RIGHT([.A731];LEN([.A731])-FIND(&quot;&lt;/description&gt;&quot;;[.A731])+1)" office:value-type="string" office:string-value="&lt;/description&gt;&lt;Point&gt;&lt;coordinates&gt;  37.96340000,  48.72368000&lt;/coordinates&gt;&lt;/Point&gt;&lt;/Placemark&gt;">
            <text:p>&lt;/description&gt;&lt;Point&gt;&lt;coordinates&gt; <text:s/>37.96340000, <text:s/>48.72368000&lt;/coordinates&gt;&lt;/Point&gt;&lt;/Placemark&gt;</text:p>
          </table:table-cell>
          <table:table-cell office:value-type="float" office:value="1263">
            <text:p>1263</text:p>
          </table:table-cell>
          <table:table-cell table:style-name="ce4" table:formula="of:=VALUE(LEFT(MID([.A731];FIND(&quot;&lt;coordinates&gt;&quot;;[.A731])+15;26);11))" office:value-type="float" office:value="37.9634">
            <text:p>37.96340000</text:p>
          </table:table-cell>
          <table:table-cell table:style-name="ce4" table:formula="of:=VALUE(RIGHT(MID([.A731];FIND(&quot;&lt;coordinates&gt;&quot;;[.A731])+14;26);11))" office:value-type="float" office:value="48.72368">
            <text:p>48.72368000</text:p>
          </table:table-cell>
          <table:table-cell table:formula="of:=SQRT(([.H731]-[.H730])*([.H731]-[.H730])+([.I731]-[.I730])*([.I731]-[.I730]))" office:value-type="float" office:value="0.664651031444323">
            <text:p>0.664651031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267 &lt;br&gt; Longitude : <text:s text:c="6"/>37.972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7201000, <text:s/>48.26719000&lt;/coordinates&gt;&lt;/Point&gt;&lt;/Placemark&gt;</text:p>
          </table:table-cell>
          <table:table-cell office:value-type="float" office:value="1074">
            <text:p>1074</text:p>
          </table:table-cell>
          <table:table-cell table:formula="of:=IF([.D7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2];162;10)" office:value-type="string" office:string-value="2022-07-03">
            <text:p>2022-07-03</text:p>
          </table:table-cell>
          <table:table-cell table:style-name="ce3" table:formula="of:=MID([.A732];183;9)" office:value-type="string" office:string-value="10:41 UTC">
            <text:p>10:41 UTC</text:p>
          </table:table-cell>
          <table:table-cell table:formula="of:=RIGHT([.A732];LEN([.A732])-FIND(&quot;&lt;/description&gt;&quot;;[.A732])+1)" office:value-type="string" office:string-value="&lt;/description&gt;&lt;Point&gt;&lt;coordinates&gt;  37.97201000,  48.26719000&lt;/coordinates&gt;&lt;/Point&gt;&lt;/Placemark&gt;">
            <text:p>&lt;/description&gt;&lt;Point&gt;&lt;coordinates&gt; <text:s/>37.97201000, <text:s/>48.26719000&lt;/coordinates&gt;&lt;/Point&gt;&lt;/Placemark&gt;</text:p>
          </table:table-cell>
          <table:table-cell office:value-type="float" office:value="1074">
            <text:p>1074</text:p>
          </table:table-cell>
          <table:table-cell table:style-name="ce4" table:formula="of:=VALUE(LEFT(MID([.A732];FIND(&quot;&lt;coordinates&gt;&quot;;[.A732])+15;26);11))" office:value-type="float" office:value="37.97201">
            <text:p>37.97201000</text:p>
          </table:table-cell>
          <table:table-cell table:style-name="ce4" table:formula="of:=VALUE(RIGHT(MID([.A732];FIND(&quot;&lt;coordinates&gt;&quot;;[.A732])+14;26);11))" office:value-type="float" office:value="48.26719">
            <text:p>48.26719000</text:p>
          </table:table-cell>
          <table:table-cell table:formula="of:=SQRT(([.H732]-[.H731])*([.H732]-[.H731])+([.I732]-[.I731])*([.I732]-[.I731]))" office:value-type="float" office:value="0.456571190724954">
            <text:p>0.45657119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166 &lt;br&gt; Longitude : <text:s text:c="6"/>37.981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8100000, <text:s/>47.16560000&lt;/coordinates&gt;&lt;/Point&gt;&lt;/Placemark&gt;</text:p>
          </table:table-cell>
          <table:table-cell office:value-type="float" office:value="522">
            <text:p>522</text:p>
          </table:table-cell>
          <table:table-cell table:formula="of:=IF([.D7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3];162;10)" office:value-type="string" office:string-value="2022-07-03">
            <text:p>2022-07-03</text:p>
          </table:table-cell>
          <table:table-cell table:style-name="ce3" table:formula="of:=MID([.A733];183;9)" office:value-type="string" office:string-value="00:01 UTC">
            <text:p>00:01 UTC</text:p>
          </table:table-cell>
          <table:table-cell table:formula="of:=RIGHT([.A733];LEN([.A733])-FIND(&quot;&lt;/description&gt;&quot;;[.A733])+1)" office:value-type="string" office:string-value="&lt;/description&gt;&lt;Point&gt;&lt;coordinates&gt;  37.98100000,  47.16560000&lt;/coordinates&gt;&lt;/Point&gt;&lt;/Placemark&gt;">
            <text:p>&lt;/description&gt;&lt;Point&gt;&lt;coordinates&gt; <text:s/>37.98100000, <text:s/>47.16560000&lt;/coordinates&gt;&lt;/Point&gt;&lt;/Placemark&gt;</text:p>
          </table:table-cell>
          <table:table-cell office:value-type="float" office:value="522">
            <text:p>522</text:p>
          </table:table-cell>
          <table:table-cell table:style-name="ce4" table:formula="of:=VALUE(LEFT(MID([.A733];FIND(&quot;&lt;coordinates&gt;&quot;;[.A733])+15;26);11))" office:value-type="float" office:value="37.981">
            <text:p>37.98100000</text:p>
          </table:table-cell>
          <table:table-cell table:style-name="ce4" table:formula="of:=VALUE(RIGHT(MID([.A733];FIND(&quot;&lt;coordinates&gt;&quot;;[.A733])+14;26);11))" office:value-type="float" office:value="47.1656">
            <text:p>47.16560000</text:p>
          </table:table-cell>
          <table:table-cell table:formula="of:=SQRT(([.H733]-[.H732])*([.H733]-[.H732])+([.I733]-[.I732])*([.I733]-[.I732]))" office:value-type="float" office:value="1.10162668277416">
            <text:p>1.10162668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1.120 &lt;br&gt; Longitude : <text:s text:c="6"/>37.999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9852000, <text:s/>51.11969000&lt;/coordinates&gt;&lt;/Point&gt;&lt;/Placemark&gt;</text:p>
          </table:table-cell>
          <table:table-cell office:value-type="float" office:value="1781">
            <text:p>1781</text:p>
          </table:table-cell>
          <table:table-cell table:formula="of:=IF([.D7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4];162;10)" office:value-type="string" office:string-value="2022-07-03">
            <text:p>2022-07-03</text:p>
          </table:table-cell>
          <table:table-cell table:style-name="ce3" table:formula="of:=MID([.A734];183;9)" office:value-type="string" office:string-value="23:44 UTC">
            <text:p>23:44 UTC</text:p>
          </table:table-cell>
          <table:table-cell table:formula="of:=RIGHT([.A734];LEN([.A734])-FIND(&quot;&lt;/description&gt;&quot;;[.A734])+1)" office:value-type="string" office:string-value="&lt;/description&gt;&lt;Point&gt;&lt;coordinates&gt;  37.99852000,  51.11969000&lt;/coordinates&gt;&lt;/Point&gt;&lt;/Placemark&gt;">
            <text:p>&lt;/description&gt;&lt;Point&gt;&lt;coordinates&gt; <text:s/>37.99852000, <text:s/>51.11969000&lt;/coordinates&gt;&lt;/Point&gt;&lt;/Placemark&gt;</text:p>
          </table:table-cell>
          <table:table-cell office:value-type="float" office:value="1781">
            <text:p>1781</text:p>
          </table:table-cell>
          <table:table-cell table:style-name="ce4" table:formula="of:=VALUE(LEFT(MID([.A734];FIND(&quot;&lt;coordinates&gt;&quot;;[.A734])+15;26);11))" office:value-type="float" office:value="37.99852">
            <text:p>37.99852000</text:p>
          </table:table-cell>
          <table:table-cell table:style-name="ce4" table:formula="of:=VALUE(RIGHT(MID([.A734];FIND(&quot;&lt;coordinates&gt;&quot;;[.A734])+14;26);11))" office:value-type="float" office:value="51.11969">
            <text:p>51.11969000</text:p>
          </table:table-cell>
          <table:table-cell table:formula="of:=SQRT(([.H734]-[.H733])*([.H734]-[.H733])+([.I734]-[.I733])*([.I734]-[.I733]))" office:value-type="float" office:value="3.95412881410052">
            <text:p>3.954128814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9 &lt;br&gt; Longitude : <text:s text:c="6"/>38.006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0640000, <text:s/>48.46949000&lt;/coordinates&gt;&lt;/Point&gt;&lt;/Placemark&gt;</text:p>
          </table:table-cell>
          <table:table-cell office:value-type="float" office:value="1152">
            <text:p>1152</text:p>
          </table:table-cell>
          <table:table-cell table:formula="of:=IF([.D7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5];162;10)" office:value-type="string" office:string-value="2022-07-03">
            <text:p>2022-07-03</text:p>
          </table:table-cell>
          <table:table-cell table:style-name="ce3" table:formula="of:=MID([.A735];183;9)" office:value-type="string" office:string-value="22:54 UTC">
            <text:p>22:54 UTC</text:p>
          </table:table-cell>
          <table:table-cell table:formula="of:=RIGHT([.A735];LEN([.A735])-FIND(&quot;&lt;/description&gt;&quot;;[.A735])+1)" office:value-type="string" office:string-value="&lt;/description&gt;&lt;Point&gt;&lt;coordinates&gt;  38.00640000,  48.46949000&lt;/coordinates&gt;&lt;/Point&gt;&lt;/Placemark&gt;">
            <text:p>&lt;/description&gt;&lt;Point&gt;&lt;coordinates&gt; <text:s/>38.00640000, <text:s/>48.46949000&lt;/coordinates&gt;&lt;/Point&gt;&lt;/Placemark&gt;</text:p>
          </table:table-cell>
          <table:table-cell office:value-type="float" office:value="1152">
            <text:p>1152</text:p>
          </table:table-cell>
          <table:table-cell table:style-name="ce4" table:formula="of:=VALUE(LEFT(MID([.A735];FIND(&quot;&lt;coordinates&gt;&quot;;[.A735])+15;26);11))" office:value-type="float" office:value="38.0064">
            <text:p>38.00640000</text:p>
          </table:table-cell>
          <table:table-cell table:style-name="ce4" table:formula="of:=VALUE(RIGHT(MID([.A735];FIND(&quot;&lt;coordinates&gt;&quot;;[.A735])+14;26);11))" office:value-type="float" office:value="48.46949">
            <text:p>48.46949000</text:p>
          </table:table-cell>
          <table:table-cell table:formula="of:=SQRT(([.H735]-[.H734])*([.H735]-[.H734])+([.I735]-[.I734])*([.I735]-[.I734]))" office:value-type="float" office:value="2.65021171501448">
            <text:p>2.6502117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496 &lt;br&gt; Longitude : <text:s text:c="6"/>38.071&lt;br&gt;Date Acquired : 2022-07-03 &lt;br&gt;Time: 10:04 UTC&lt;br&gt;Confidence [0-100] : 4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7090000, <text:s/>48.49631000&lt;/coordinates&gt;&lt;/Point&gt;&lt;/Placemark&gt;</text:p>
          </table:table-cell>
          <table:table-cell office:value-type="float" office:value="122">
            <text:p>122</text:p>
          </table:table-cell>
          <table:table-cell table:formula="of:=IF([.D7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6];162;10)" office:value-type="string" office:string-value="2022-07-03">
            <text:p>2022-07-03</text:p>
          </table:table-cell>
          <table:table-cell table:style-name="ce3" table:formula="of:=MID([.A736];183;9)" office:value-type="string" office:string-value="10:04 UTC">
            <text:p>10:04 UTC</text:p>
          </table:table-cell>
          <table:table-cell table:formula="of:=RIGHT([.A736];LEN([.A736])-FIND(&quot;&lt;/description&gt;&quot;;[.A736])+1)" office:value-type="string" office:string-value="&lt;/description&gt;&lt;Point&gt;&lt;coordinates&gt;  38.07090000,  48.49631000&lt;/coordinates&gt;&lt;/Point&gt;&lt;/Placemark&gt;">
            <text:p>&lt;/description&gt;&lt;Point&gt;&lt;coordinates&gt; <text:s/>38.07090000, <text:s/>48.49631000&lt;/coordinates&gt;&lt;/Point&gt;&lt;/Placemark&gt;</text:p>
          </table:table-cell>
          <table:table-cell office:value-type="float" office:value="122">
            <text:p>122</text:p>
          </table:table-cell>
          <table:table-cell table:style-name="ce4" table:formula="of:=VALUE(LEFT(MID([.A736];FIND(&quot;&lt;coordinates&gt;&quot;;[.A736])+15;26);11))" office:value-type="float" office:value="38.0709">
            <text:p>38.07090000</text:p>
          </table:table-cell>
          <table:table-cell table:style-name="ce4" table:formula="of:=VALUE(RIGHT(MID([.A736];FIND(&quot;&lt;coordinates&gt;&quot;;[.A736])+14;26);11))" office:value-type="float" office:value="48.49631">
            <text:p>48.49631000</text:p>
          </table:table-cell>
          <table:table-cell table:formula="of:=SQRT(([.H736]-[.H735])*([.H736]-[.H735])+([.I736]-[.I735])*([.I736]-[.I735]))" office:value-type="float" office:value="0.0698538646031868">
            <text:p>0.069853864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24 &lt;br&gt; Longitude : <text:s text:c="6"/>38.075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7511000, <text:s/>48.52351000&lt;/coordinates&gt;&lt;/Point&gt;&lt;/Placemark&gt;</text:p>
          </table:table-cell>
          <table:table-cell office:value-type="float" office:value="1199">
            <text:p>1199</text:p>
          </table:table-cell>
          <table:table-cell table:formula="of:=IF([.D7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7];162;10)" office:value-type="string" office:string-value="2022-07-03">
            <text:p>2022-07-03</text:p>
          </table:table-cell>
          <table:table-cell table:style-name="ce3" table:formula="of:=MID([.A737];183;9)" office:value-type="string" office:string-value="22:54 UTC">
            <text:p>22:54 UTC</text:p>
          </table:table-cell>
          <table:table-cell table:formula="of:=RIGHT([.A737];LEN([.A737])-FIND(&quot;&lt;/description&gt;&quot;;[.A737])+1)" office:value-type="string" office:string-value="&lt;/description&gt;&lt;Point&gt;&lt;coordinates&gt;  38.07511000,  48.52351000&lt;/coordinates&gt;&lt;/Point&gt;&lt;/Placemark&gt;">
            <text:p>&lt;/description&gt;&lt;Point&gt;&lt;coordinates&gt; <text:s/>38.07511000, <text:s/>48.52351000&lt;/coordinates&gt;&lt;/Point&gt;&lt;/Placemark&gt;</text:p>
          </table:table-cell>
          <table:table-cell office:value-type="float" office:value="1199">
            <text:p>1199</text:p>
          </table:table-cell>
          <table:table-cell table:style-name="ce4" table:formula="of:=VALUE(LEFT(MID([.A737];FIND(&quot;&lt;coordinates&gt;&quot;;[.A737])+15;26);11))" office:value-type="float" office:value="38.07511">
            <text:p>38.07511000</text:p>
          </table:table-cell>
          <table:table-cell table:style-name="ce4" table:formula="of:=VALUE(RIGHT(MID([.A737];FIND(&quot;&lt;coordinates&gt;&quot;;[.A737])+14;26);11))" office:value-type="float" office:value="48.52351">
            <text:p>48.52351000</text:p>
          </table:table-cell>
          <table:table-cell table:formula="of:=SQRT(([.H737]-[.H736])*([.H737]-[.H736])+([.I737]-[.I736])*([.I737]-[.I736]))" office:value-type="float" office:value="0.0275238823569647">
            <text:p>0.027523882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86 &lt;br&gt; Longitude : <text:s text:c="6"/>38.081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8140000, <text:s/>48.98608000&lt;/coordinates&gt;&lt;/Point&gt;&lt;/Placemark&gt;</text:p>
          </table:table-cell>
          <table:table-cell office:value-type="float" office:value="1381">
            <text:p>1381</text:p>
          </table:table-cell>
          <table:table-cell table:formula="of:=IF([.D7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8];162;10)" office:value-type="string" office:string-value="2022-07-03">
            <text:p>2022-07-03</text:p>
          </table:table-cell>
          <table:table-cell table:style-name="ce3" table:formula="of:=MID([.A738];183;9)" office:value-type="string" office:string-value="00:01 UTC">
            <text:p>00:01 UTC</text:p>
          </table:table-cell>
          <table:table-cell table:formula="of:=RIGHT([.A738];LEN([.A738])-FIND(&quot;&lt;/description&gt;&quot;;[.A738])+1)" office:value-type="string" office:string-value="&lt;/description&gt;&lt;Point&gt;&lt;coordinates&gt;  38.08140000,  48.98608000&lt;/coordinates&gt;&lt;/Point&gt;&lt;/Placemark&gt;">
            <text:p>&lt;/description&gt;&lt;Point&gt;&lt;coordinates&gt; <text:s/>38.08140000, <text:s/>48.98608000&lt;/coordinates&gt;&lt;/Point&gt;&lt;/Placemark&gt;</text:p>
          </table:table-cell>
          <table:table-cell office:value-type="float" office:value="1381">
            <text:p>1381</text:p>
          </table:table-cell>
          <table:table-cell table:style-name="ce4" table:formula="of:=VALUE(LEFT(MID([.A738];FIND(&quot;&lt;coordinates&gt;&quot;;[.A738])+15;26);11))" office:value-type="float" office:value="38.0814">
            <text:p>38.08140000</text:p>
          </table:table-cell>
          <table:table-cell table:style-name="ce4" table:formula="of:=VALUE(RIGHT(MID([.A738];FIND(&quot;&lt;coordinates&gt;&quot;;[.A738])+14;26);11))" office:value-type="float" office:value="48.98608">
            <text:p>48.98608000</text:p>
          </table:table-cell>
          <table:table-cell table:formula="of:=SQRT(([.H738]-[.H737])*([.H738]-[.H737])+([.I738]-[.I737])*([.I738]-[.I737]))" office:value-type="float" office:value="0.462612763550682">
            <text:p>0.46261276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87 &lt;br&gt; Longitude : <text:s text:c="6"/>38.089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8894000, <text:s/>48.98709000&lt;/coordinates&gt;&lt;/Point&gt;&lt;/Placemark&gt;</text:p>
          </table:table-cell>
          <table:table-cell office:value-type="float" office:value="1383">
            <text:p>1383</text:p>
          </table:table-cell>
          <table:table-cell table:formula="of:=IF([.D7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39];162;10)" office:value-type="string" office:string-value="2022-07-03">
            <text:p>2022-07-03</text:p>
          </table:table-cell>
          <table:table-cell table:style-name="ce3" table:formula="of:=MID([.A739];183;9)" office:value-type="string" office:string-value="00:01 UTC">
            <text:p>00:01 UTC</text:p>
          </table:table-cell>
          <table:table-cell table:formula="of:=RIGHT([.A739];LEN([.A739])-FIND(&quot;&lt;/description&gt;&quot;;[.A739])+1)" office:value-type="string" office:string-value="&lt;/description&gt;&lt;Point&gt;&lt;coordinates&gt;  38.08894000,  48.98709000&lt;/coordinates&gt;&lt;/Point&gt;&lt;/Placemark&gt;">
            <text:p>&lt;/description&gt;&lt;Point&gt;&lt;coordinates&gt; <text:s/>38.08894000, <text:s/>48.98709000&lt;/coordinates&gt;&lt;/Point&gt;&lt;/Placemark&gt;</text:p>
          </table:table-cell>
          <table:table-cell office:value-type="float" office:value="1383">
            <text:p>1383</text:p>
          </table:table-cell>
          <table:table-cell table:style-name="ce4" table:formula="of:=VALUE(LEFT(MID([.A739];FIND(&quot;&lt;coordinates&gt;&quot;;[.A739])+15;26);11))" office:value-type="float" office:value="38.08894">
            <text:p>38.08894000</text:p>
          </table:table-cell>
          <table:table-cell table:style-name="ce4" table:formula="of:=VALUE(RIGHT(MID([.A739];FIND(&quot;&lt;coordinates&gt;&quot;;[.A739])+14;26);11))" office:value-type="float" office:value="48.98709">
            <text:p>48.98709000</text:p>
          </table:table-cell>
          <table:table-cell table:formula="of:=SQRT(([.H739]-[.H738])*([.H739]-[.H738])+([.I739]-[.I738])*([.I739]-[.I738]))" office:value-type="float" office:value="0.00760734513480118">
            <text:p>0.00760734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500 &lt;br&gt; Longitude : <text:s text:c="6"/>38.090&lt;br&gt;Date Acquired : 2022-07-03 &lt;br&gt;Time: 10:04 UTC&lt;br&gt;Confidence [0-100] : 82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8965000, <text:s/>48.50007000&lt;/coordinates&gt;&lt;/Point&gt;&lt;/Placemark&gt;</text:p>
          </table:table-cell>
          <table:table-cell office:value-type="float" office:value="124">
            <text:p>124</text:p>
          </table:table-cell>
          <table:table-cell table:formula="of:=IF([.D7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0];162;10)" office:value-type="string" office:string-value="2022-07-03">
            <text:p>2022-07-03</text:p>
          </table:table-cell>
          <table:table-cell table:style-name="ce3" table:formula="of:=MID([.A740];183;9)" office:value-type="string" office:string-value="10:04 UTC">
            <text:p>10:04 UTC</text:p>
          </table:table-cell>
          <table:table-cell table:formula="of:=RIGHT([.A740];LEN([.A740])-FIND(&quot;&lt;/description&gt;&quot;;[.A740])+1)" office:value-type="string" office:string-value="&lt;/description&gt;&lt;Point&gt;&lt;coordinates&gt;  38.08965000,  48.50007000&lt;/coordinates&gt;&lt;/Point&gt;&lt;/Placemark&gt;">
            <text:p>&lt;/description&gt;&lt;Point&gt;&lt;coordinates&gt; <text:s/>38.08965000, <text:s/>48.50007000&lt;/coordinates&gt;&lt;/Point&gt;&lt;/Placemark&gt;</text:p>
          </table:table-cell>
          <table:table-cell office:value-type="float" office:value="124">
            <text:p>124</text:p>
          </table:table-cell>
          <table:table-cell table:style-name="ce4" table:formula="of:=VALUE(LEFT(MID([.A740];FIND(&quot;&lt;coordinates&gt;&quot;;[.A740])+15;26);11))" office:value-type="float" office:value="38.08965">
            <text:p>38.08965000</text:p>
          </table:table-cell>
          <table:table-cell table:style-name="ce4" table:formula="of:=VALUE(RIGHT(MID([.A740];FIND(&quot;&lt;coordinates&gt;&quot;;[.A740])+14;26);11))" office:value-type="float" office:value="48.50007">
            <text:p>48.50007000</text:p>
          </table:table-cell>
          <table:table-cell table:formula="of:=SQRT(([.H740]-[.H739])*([.H740]-[.H739])+([.I740]-[.I739])*([.I740]-[.I739]))" office:value-type="float" office:value="0.48702051753494">
            <text:p>0.48702051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287 &lt;br&gt; Longitude : <text:s text:c="6"/>38.090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9009000, <text:s/>48.28702000&lt;/coordinates&gt;&lt;/Point&gt;&lt;/Placemark&gt;</text:p>
          </table:table-cell>
          <table:table-cell office:value-type="float" office:value="1076">
            <text:p>1076</text:p>
          </table:table-cell>
          <table:table-cell table:formula="of:=IF([.D7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1];162;10)" office:value-type="string" office:string-value="2022-07-03">
            <text:p>2022-07-03</text:p>
          </table:table-cell>
          <table:table-cell table:style-name="ce3" table:formula="of:=MID([.A741];183;9)" office:value-type="string" office:string-value="00:01 UTC">
            <text:p>00:01 UTC</text:p>
          </table:table-cell>
          <table:table-cell table:formula="of:=RIGHT([.A741];LEN([.A741])-FIND(&quot;&lt;/description&gt;&quot;;[.A741])+1)" office:value-type="string" office:string-value="&lt;/description&gt;&lt;Point&gt;&lt;coordinates&gt;  38.09009000,  48.28702000&lt;/coordinates&gt;&lt;/Point&gt;&lt;/Placemark&gt;">
            <text:p>&lt;/description&gt;&lt;Point&gt;&lt;coordinates&gt; <text:s/>38.09009000, <text:s/>48.28702000&lt;/coordinates&gt;&lt;/Point&gt;&lt;/Placemark&gt;</text:p>
          </table:table-cell>
          <table:table-cell office:value-type="float" office:value="1076">
            <text:p>1076</text:p>
          </table:table-cell>
          <table:table-cell table:style-name="ce4" table:formula="of:=VALUE(LEFT(MID([.A741];FIND(&quot;&lt;coordinates&gt;&quot;;[.A741])+15;26);11))" office:value-type="float" office:value="38.09009">
            <text:p>38.09009000</text:p>
          </table:table-cell>
          <table:table-cell table:style-name="ce4" table:formula="of:=VALUE(RIGHT(MID([.A741];FIND(&quot;&lt;coordinates&gt;&quot;;[.A741])+14;26);11))" office:value-type="float" office:value="48.28702">
            <text:p>48.28702000</text:p>
          </table:table-cell>
          <table:table-cell table:formula="of:=SQRT(([.H741]-[.H740])*([.H741]-[.H740])+([.I741]-[.I740])*([.I741]-[.I740]))" office:value-type="float" office:value="0.213050454352956">
            <text:p>0.213050454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26 &lt;br&gt; Longitude : <text:s text:c="6"/>38.095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9472000, <text:s/>48.52554000&lt;/coordinates&gt;&lt;/Point&gt;&lt;/Placemark&gt;</text:p>
          </table:table-cell>
          <table:table-cell office:value-type="float" office:value="1201">
            <text:p>1201</text:p>
          </table:table-cell>
          <table:table-cell table:formula="of:=IF([.D7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2];162;10)" office:value-type="string" office:string-value="2022-07-03">
            <text:p>2022-07-03</text:p>
          </table:table-cell>
          <table:table-cell table:style-name="ce3" table:formula="of:=MID([.A742];183;9)" office:value-type="string" office:string-value="10:41 UTC">
            <text:p>10:41 UTC</text:p>
          </table:table-cell>
          <table:table-cell table:formula="of:=RIGHT([.A742];LEN([.A742])-FIND(&quot;&lt;/description&gt;&quot;;[.A742])+1)" office:value-type="string" office:string-value="&lt;/description&gt;&lt;Point&gt;&lt;coordinates&gt;  38.09472000,  48.52554000&lt;/coordinates&gt;&lt;/Point&gt;&lt;/Placemark&gt;">
            <text:p>&lt;/description&gt;&lt;Point&gt;&lt;coordinates&gt; <text:s/>38.09472000, <text:s/>48.52554000&lt;/coordinates&gt;&lt;/Point&gt;&lt;/Placemark&gt;</text:p>
          </table:table-cell>
          <table:table-cell office:value-type="float" office:value="1201">
            <text:p>1201</text:p>
          </table:table-cell>
          <table:table-cell table:style-name="ce4" table:formula="of:=VALUE(LEFT(MID([.A742];FIND(&quot;&lt;coordinates&gt;&quot;;[.A742])+15;26);11))" office:value-type="float" office:value="38.09472">
            <text:p>38.09472000</text:p>
          </table:table-cell>
          <table:table-cell table:style-name="ce4" table:formula="of:=VALUE(RIGHT(MID([.A742];FIND(&quot;&lt;coordinates&gt;&quot;;[.A742])+14;26);11))" office:value-type="float" office:value="48.52554">
            <text:p>48.52554000</text:p>
          </table:table-cell>
          <table:table-cell table:formula="of:=SQRT(([.H742]-[.H741])*([.H742]-[.H741])+([.I742]-[.I741])*([.I742]-[.I741]))" office:value-type="float" office:value="0.238564933089506">
            <text:p>0.23856493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987 &lt;br&gt; Longitude : <text:s text:c="6"/>38.095&lt;br&gt;Date Acquired : 2022-07-03 &lt;br&gt;Time: 08:24 UTC&lt;br&gt;Confidence [0-100] : 7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9525000, <text:s/>48.98724000&lt;/coordinates&gt;&lt;/Point&gt;&lt;/Placemark&gt;</text:p>
          </table:table-cell>
          <table:table-cell office:value-type="float" office:value="140">
            <text:p>140</text:p>
          </table:table-cell>
          <table:table-cell table:formula="of:=IF([.D7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3];162;10)" office:value-type="string" office:string-value="2022-07-03">
            <text:p>2022-07-03</text:p>
          </table:table-cell>
          <table:table-cell table:style-name="ce3" table:formula="of:=MID([.A743];183;9)" office:value-type="string" office:string-value="08:24 UTC">
            <text:p>08:24 UTC</text:p>
          </table:table-cell>
          <table:table-cell table:formula="of:=RIGHT([.A743];LEN([.A743])-FIND(&quot;&lt;/description&gt;&quot;;[.A743])+1)" office:value-type="string" office:string-value="&lt;/description&gt;&lt;Point&gt;&lt;coordinates&gt;  38.09525000,  48.98724000&lt;/coordinates&gt;&lt;/Point&gt;&lt;/Placemark&gt;">
            <text:p>&lt;/description&gt;&lt;Point&gt;&lt;coordinates&gt; <text:s/>38.09525000, <text:s/>48.98724000&lt;/coordinates&gt;&lt;/Point&gt;&lt;/Placemark&gt;</text:p>
          </table:table-cell>
          <table:table-cell office:value-type="float" office:value="140">
            <text:p>140</text:p>
          </table:table-cell>
          <table:table-cell table:style-name="ce4" table:formula="of:=VALUE(LEFT(MID([.A743];FIND(&quot;&lt;coordinates&gt;&quot;;[.A743])+15;26);11))" office:value-type="float" office:value="38.09525">
            <text:p>38.09525000</text:p>
          </table:table-cell>
          <table:table-cell table:style-name="ce4" table:formula="of:=VALUE(RIGHT(MID([.A743];FIND(&quot;&lt;coordinates&gt;&quot;;[.A743])+14;26);11))" office:value-type="float" office:value="48.98724">
            <text:p>48.98724000</text:p>
          </table:table-cell>
          <table:table-cell table:formula="of:=SQRT(([.H743]-[.H742])*([.H743]-[.H742])+([.I743]-[.I742])*([.I743]-[.I742]))" office:value-type="float" office:value="0.461700304201763">
            <text:p>0.461700304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985 &lt;br&gt; Longitude : <text:s text:c="6"/>38.109&lt;br&gt;Date Acquired : 2022-07-03 &lt;br&gt;Time: 08:24 UTC&lt;br&gt;Confidence [0-100] : 67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0866000, <text:s/>48.98524000&lt;/coordinates&gt;&lt;/Point&gt;&lt;/Placemark&gt;</text:p>
          </table:table-cell>
          <table:table-cell office:value-type="float" office:value="139">
            <text:p>139</text:p>
          </table:table-cell>
          <table:table-cell table:formula="of:=IF([.D7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4];162;10)" office:value-type="string" office:string-value="2022-07-03">
            <text:p>2022-07-03</text:p>
          </table:table-cell>
          <table:table-cell table:style-name="ce3" table:formula="of:=MID([.A744];183;9)" office:value-type="string" office:string-value="08:24 UTC">
            <text:p>08:24 UTC</text:p>
          </table:table-cell>
          <table:table-cell table:formula="of:=RIGHT([.A744];LEN([.A744])-FIND(&quot;&lt;/description&gt;&quot;;[.A744])+1)" office:value-type="string" office:string-value="&lt;/description&gt;&lt;Point&gt;&lt;coordinates&gt;  38.10866000,  48.98524000&lt;/coordinates&gt;&lt;/Point&gt;&lt;/Placemark&gt;">
            <text:p>&lt;/description&gt;&lt;Point&gt;&lt;coordinates&gt; <text:s/>38.10866000, <text:s/>48.98524000&lt;/coordinates&gt;&lt;/Point&gt;&lt;/Placemark&gt;</text:p>
          </table:table-cell>
          <table:table-cell office:value-type="float" office:value="139">
            <text:p>139</text:p>
          </table:table-cell>
          <table:table-cell table:style-name="ce4" table:formula="of:=VALUE(LEFT(MID([.A744];FIND(&quot;&lt;coordinates&gt;&quot;;[.A744])+15;26);11))" office:value-type="float" office:value="38.10866">
            <text:p>38.10866000</text:p>
          </table:table-cell>
          <table:table-cell table:style-name="ce4" table:formula="of:=VALUE(RIGHT(MID([.A744];FIND(&quot;&lt;coordinates&gt;&quot;;[.A744])+14;26);11))" office:value-type="float" office:value="48.98524">
            <text:p>48.98524000</text:p>
          </table:table-cell>
          <table:table-cell table:formula="of:=SQRT(([.H744]-[.H743])*([.H744]-[.H743])+([.I744]-[.I743])*([.I744]-[.I743]))" office:value-type="float" office:value="0.0135583221675847">
            <text:p>0.013558322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23 &lt;br&gt; Longitude : <text:s text:c="6"/>38.110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1019000, <text:s/>49.02319000&lt;/coordinates&gt;&lt;/Point&gt;&lt;/Placemark&gt;</text:p>
          </table:table-cell>
          <table:table-cell office:value-type="float" office:value="1405">
            <text:p>1405</text:p>
          </table:table-cell>
          <table:table-cell table:formula="of:=IF([.D7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5];162;10)" office:value-type="string" office:string-value="2022-07-03">
            <text:p>2022-07-03</text:p>
          </table:table-cell>
          <table:table-cell table:style-name="ce3" table:formula="of:=MID([.A745];183;9)" office:value-type="string" office:string-value="10:41 UTC">
            <text:p>10:41 UTC</text:p>
          </table:table-cell>
          <table:table-cell table:formula="of:=RIGHT([.A745];LEN([.A745])-FIND(&quot;&lt;/description&gt;&quot;;[.A745])+1)" office:value-type="string" office:string-value="&lt;/description&gt;&lt;Point&gt;&lt;coordinates&gt;  38.11019000,  49.02319000&lt;/coordinates&gt;&lt;/Point&gt;&lt;/Placemark&gt;">
            <text:p>&lt;/description&gt;&lt;Point&gt;&lt;coordinates&gt; <text:s/>38.11019000, <text:s/>49.02319000&lt;/coordinates&gt;&lt;/Point&gt;&lt;/Placemark&gt;</text:p>
          </table:table-cell>
          <table:table-cell office:value-type="float" office:value="1405">
            <text:p>1405</text:p>
          </table:table-cell>
          <table:table-cell table:style-name="ce4" table:formula="of:=VALUE(LEFT(MID([.A745];FIND(&quot;&lt;coordinates&gt;&quot;;[.A745])+15;26);11))" office:value-type="float" office:value="38.11019">
            <text:p>38.11019000</text:p>
          </table:table-cell>
          <table:table-cell table:style-name="ce4" table:formula="of:=VALUE(RIGHT(MID([.A745];FIND(&quot;&lt;coordinates&gt;&quot;;[.A745])+14;26);11))" office:value-type="float" office:value="49.02319">
            <text:p>49.02319000</text:p>
          </table:table-cell>
          <table:table-cell table:formula="of:=SQRT(([.H745]-[.H744])*([.H745]-[.H744])+([.I745]-[.I744])*([.I745]-[.I744]))" office:value-type="float" office:value="0.0379808293748329">
            <text:p>0.03798082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23 &lt;br&gt; Longitude : <text:s text:c="6"/>38.110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1035000, <text:s/>48.82296000&lt;/coordinates&gt;&lt;/Point&gt;&lt;/Placemark&gt;</text:p>
          </table:table-cell>
          <table:table-cell office:value-type="float" office:value="1312">
            <text:p>1312</text:p>
          </table:table-cell>
          <table:table-cell table:formula="of:=IF([.D7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6];162;10)" office:value-type="string" office:string-value="2022-07-03">
            <text:p>2022-07-03</text:p>
          </table:table-cell>
          <table:table-cell table:style-name="ce3" table:formula="of:=MID([.A746];183;9)" office:value-type="string" office:string-value="09:49 UTC">
            <text:p>09:49 UTC</text:p>
          </table:table-cell>
          <table:table-cell table:formula="of:=RIGHT([.A746];LEN([.A746])-FIND(&quot;&lt;/description&gt;&quot;;[.A746])+1)" office:value-type="string" office:string-value="&lt;/description&gt;&lt;Point&gt;&lt;coordinates&gt;  38.11035000,  48.82296000&lt;/coordinates&gt;&lt;/Point&gt;&lt;/Placemark&gt;">
            <text:p>&lt;/description&gt;&lt;Point&gt;&lt;coordinates&gt; <text:s/>38.11035000, <text:s/>48.82296000&lt;/coordinates&gt;&lt;/Point&gt;&lt;/Placemark&gt;</text:p>
          </table:table-cell>
          <table:table-cell office:value-type="float" office:value="1312">
            <text:p>1312</text:p>
          </table:table-cell>
          <table:table-cell table:style-name="ce4" table:formula="of:=VALUE(LEFT(MID([.A746];FIND(&quot;&lt;coordinates&gt;&quot;;[.A746])+15;26);11))" office:value-type="float" office:value="38.11035">
            <text:p>38.11035000</text:p>
          </table:table-cell>
          <table:table-cell table:style-name="ce4" table:formula="of:=VALUE(RIGHT(MID([.A746];FIND(&quot;&lt;coordinates&gt;&quot;;[.A746])+14;26);11))" office:value-type="float" office:value="48.82296">
            <text:p>48.82296000</text:p>
          </table:table-cell>
          <table:table-cell table:formula="of:=SQRT(([.H746]-[.H745])*([.H746]-[.H745])+([.I746]-[.I745])*([.I746]-[.I745]))" office:value-type="float" office:value="0.200230063926472">
            <text:p>0.20023006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19 &lt;br&gt; Longitude : <text:s text:c="6"/>38.111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1102000, <text:s/>49.01928000&lt;/coordinates&gt;&lt;/Point&gt;&lt;/Placemark&gt;</text:p>
          </table:table-cell>
          <table:table-cell office:value-type="float" office:value="1400">
            <text:p>1400</text:p>
          </table:table-cell>
          <table:table-cell table:formula="of:=IF([.D7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7];162;10)" office:value-type="string" office:string-value="2022-07-03">
            <text:p>2022-07-03</text:p>
          </table:table-cell>
          <table:table-cell table:style-name="ce3" table:formula="of:=MID([.A747];183;9)" office:value-type="string" office:string-value="10:41 UTC">
            <text:p>10:41 UTC</text:p>
          </table:table-cell>
          <table:table-cell table:formula="of:=RIGHT([.A747];LEN([.A747])-FIND(&quot;&lt;/description&gt;&quot;;[.A747])+1)" office:value-type="string" office:string-value="&lt;/description&gt;&lt;Point&gt;&lt;coordinates&gt;  38.11102000,  49.01928000&lt;/coordinates&gt;&lt;/Point&gt;&lt;/Placemark&gt;">
            <text:p>&lt;/description&gt;&lt;Point&gt;&lt;coordinates&gt; <text:s/>38.11102000, <text:s/>49.01928000&lt;/coordinates&gt;&lt;/Point&gt;&lt;/Placemark&gt;</text:p>
          </table:table-cell>
          <table:table-cell office:value-type="float" office:value="1400">
            <text:p>1400</text:p>
          </table:table-cell>
          <table:table-cell table:style-name="ce4" table:formula="of:=VALUE(LEFT(MID([.A747];FIND(&quot;&lt;coordinates&gt;&quot;;[.A747])+15;26);11))" office:value-type="float" office:value="38.11102">
            <text:p>38.11102000</text:p>
          </table:table-cell>
          <table:table-cell table:style-name="ce4" table:formula="of:=VALUE(RIGHT(MID([.A747];FIND(&quot;&lt;coordinates&gt;&quot;;[.A747])+14;26);11))" office:value-type="float" office:value="49.01928">
            <text:p>49.01928000</text:p>
          </table:table-cell>
          <table:table-cell table:formula="of:=SQRT(([.H747]-[.H746])*([.H747]-[.H746])+([.I747]-[.I746])*([.I747]-[.I746]))" office:value-type="float" office:value="0.196321143283142">
            <text:p>0.19632114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19 &lt;br&gt; Longitude : <text:s text:c="6"/>38.112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1213000, <text:s/>48.81936000&lt;/coordinates&gt;&lt;/Point&gt;&lt;/Placemark&gt;</text:p>
          </table:table-cell>
          <table:table-cell office:value-type="float" office:value="1308">
            <text:p>1308</text:p>
          </table:table-cell>
          <table:table-cell table:formula="of:=IF([.D7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8];162;10)" office:value-type="string" office:string-value="2022-07-03">
            <text:p>2022-07-03</text:p>
          </table:table-cell>
          <table:table-cell table:style-name="ce3" table:formula="of:=MID([.A748];183;9)" office:value-type="string" office:string-value="09:49 UTC">
            <text:p>09:49 UTC</text:p>
          </table:table-cell>
          <table:table-cell table:formula="of:=RIGHT([.A748];LEN([.A748])-FIND(&quot;&lt;/description&gt;&quot;;[.A748])+1)" office:value-type="string" office:string-value="&lt;/description&gt;&lt;Point&gt;&lt;coordinates&gt;  38.11213000,  48.81936000&lt;/coordinates&gt;&lt;/Point&gt;&lt;/Placemark&gt;">
            <text:p>&lt;/description&gt;&lt;Point&gt;&lt;coordinates&gt; <text:s/>38.11213000, <text:s/>48.81936000&lt;/coordinates&gt;&lt;/Point&gt;&lt;/Placemark&gt;</text:p>
          </table:table-cell>
          <table:table-cell office:value-type="float" office:value="1308">
            <text:p>1308</text:p>
          </table:table-cell>
          <table:table-cell table:style-name="ce4" table:formula="of:=VALUE(LEFT(MID([.A748];FIND(&quot;&lt;coordinates&gt;&quot;;[.A748])+15;26);11))" office:value-type="float" office:value="38.11213">
            <text:p>38.11213000</text:p>
          </table:table-cell>
          <table:table-cell table:style-name="ce4" table:formula="of:=VALUE(RIGHT(MID([.A748];FIND(&quot;&lt;coordinates&gt;&quot;;[.A748])+14;26);11))" office:value-type="float" office:value="48.81936">
            <text:p>48.81936000</text:p>
          </table:table-cell>
          <table:table-cell table:formula="of:=SQRT(([.H748]-[.H747])*([.H748]-[.H747])+([.I748]-[.I747])*([.I748]-[.I747]))" office:value-type="float" office:value="0.199923081458844">
            <text:p>0.19992308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033 &lt;br&gt; Longitude : <text:s text:c="6"/>38.129&lt;br&gt;Date Acquired : 2022-07-03 &lt;br&gt;Time: 19:34 UTC&lt;br&gt;Confidence [0-100] : 3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2897000, <text:s/>49.03305000&lt;/coordinates&gt;&lt;/Point&gt;&lt;/Placemark&gt;</text:p>
          </table:table-cell>
          <table:table-cell office:value-type="float" office:value="142">
            <text:p>142</text:p>
          </table:table-cell>
          <table:table-cell table:formula="of:=IF([.D7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49];162;10)" office:value-type="string" office:string-value="2022-07-03">
            <text:p>2022-07-03</text:p>
          </table:table-cell>
          <table:table-cell table:style-name="ce3" table:formula="of:=MID([.A749];183;9)" office:value-type="string" office:string-value="19:34 UTC">
            <text:p>19:34 UTC</text:p>
          </table:table-cell>
          <table:table-cell table:formula="of:=RIGHT([.A749];LEN([.A749])-FIND(&quot;&lt;/description&gt;&quot;;[.A749])+1)" office:value-type="string" office:string-value="&lt;/description&gt;&lt;Point&gt;&lt;coordinates&gt;  38.12897000,  49.03305000&lt;/coordinates&gt;&lt;/Point&gt;&lt;/Placemark&gt;">
            <text:p>&lt;/description&gt;&lt;Point&gt;&lt;coordinates&gt; <text:s/>38.12897000, <text:s/>49.03305000&lt;/coordinates&gt;&lt;/Point&gt;&lt;/Placemark&gt;</text:p>
          </table:table-cell>
          <table:table-cell office:value-type="float" office:value="142">
            <text:p>142</text:p>
          </table:table-cell>
          <table:table-cell table:style-name="ce4" table:formula="of:=VALUE(LEFT(MID([.A749];FIND(&quot;&lt;coordinates&gt;&quot;;[.A749])+15;26);11))" office:value-type="float" office:value="38.12897">
            <text:p>38.12897000</text:p>
          </table:table-cell>
          <table:table-cell table:style-name="ce4" table:formula="of:=VALUE(RIGHT(MID([.A749];FIND(&quot;&lt;coordinates&gt;&quot;;[.A749])+14;26);11))" office:value-type="float" office:value="49.03305">
            <text:p>49.03305000</text:p>
          </table:table-cell>
          <table:table-cell table:formula="of:=SQRT(([.H749]-[.H748])*([.H749]-[.H748])+([.I749]-[.I748])*([.I749]-[.I748]))" office:value-type="float" office:value="0.214352517363338">
            <text:p>0.21435251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53 &lt;br&gt; Longitude : <text:s text:c="6"/>38.134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3371000, <text:s/>48.55296000&lt;/coordinates&gt;&lt;/Point&gt;&lt;/Placemark&gt;</text:p>
          </table:table-cell>
          <table:table-cell office:value-type="float" office:value="1214">
            <text:p>1214</text:p>
          </table:table-cell>
          <table:table-cell table:formula="of:=IF([.D7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0];162;10)" office:value-type="string" office:string-value="2022-07-03">
            <text:p>2022-07-03</text:p>
          </table:table-cell>
          <table:table-cell table:style-name="ce3" table:formula="of:=MID([.A750];183;9)" office:value-type="string" office:string-value="10:41 UTC">
            <text:p>10:41 UTC</text:p>
          </table:table-cell>
          <table:table-cell table:formula="of:=RIGHT([.A750];LEN([.A750])-FIND(&quot;&lt;/description&gt;&quot;;[.A750])+1)" office:value-type="string" office:string-value="&lt;/description&gt;&lt;Point&gt;&lt;coordinates&gt;  38.13371000,  48.55296000&lt;/coordinates&gt;&lt;/Point&gt;&lt;/Placemark&gt;">
            <text:p>&lt;/description&gt;&lt;Point&gt;&lt;coordinates&gt; <text:s/>38.13371000, <text:s/>48.55296000&lt;/coordinates&gt;&lt;/Point&gt;&lt;/Placemark&gt;</text:p>
          </table:table-cell>
          <table:table-cell office:value-type="float" office:value="1214">
            <text:p>1214</text:p>
          </table:table-cell>
          <table:table-cell table:style-name="ce4" table:formula="of:=VALUE(LEFT(MID([.A750];FIND(&quot;&lt;coordinates&gt;&quot;;[.A750])+15;26);11))" office:value-type="float" office:value="38.13371">
            <text:p>38.13371000</text:p>
          </table:table-cell>
          <table:table-cell table:style-name="ce4" table:formula="of:=VALUE(RIGHT(MID([.A750];FIND(&quot;&lt;coordinates&gt;&quot;;[.A750])+14;26);11))" office:value-type="float" office:value="48.55296">
            <text:p>48.55296000</text:p>
          </table:table-cell>
          <table:table-cell table:formula="of:=SQRT(([.H750]-[.H749])*([.H750]-[.H749])+([.I750]-[.I749])*([.I750]-[.I749]))" office:value-type="float" office:value="0.480113398792414">
            <text:p>0.480113398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560 &lt;br&gt; Longitude : <text:s text:c="6"/>38.139&lt;br&gt;Date Acquired : 2022-07-03 &lt;br&gt;Time: 10:04 UTC&lt;br&gt;Confidence [0-100] : 73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3862000, <text:s/>48.55951000&lt;/coordinates&gt;&lt;/Point&gt;&lt;/Placemark&gt;</text:p>
          </table:table-cell>
          <table:table-cell office:value-type="float" office:value="128">
            <text:p>128</text:p>
          </table:table-cell>
          <table:table-cell table:formula="of:=IF([.D7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1];162;10)" office:value-type="string" office:string-value="2022-07-03">
            <text:p>2022-07-03</text:p>
          </table:table-cell>
          <table:table-cell table:style-name="ce3" table:formula="of:=MID([.A751];183;9)" office:value-type="string" office:string-value="10:04 UTC">
            <text:p>10:04 UTC</text:p>
          </table:table-cell>
          <table:table-cell table:formula="of:=RIGHT([.A751];LEN([.A751])-FIND(&quot;&lt;/description&gt;&quot;;[.A751])+1)" office:value-type="string" office:string-value="&lt;/description&gt;&lt;Point&gt;&lt;coordinates&gt;  38.13862000,  48.55951000&lt;/coordinates&gt;&lt;/Point&gt;&lt;/Placemark&gt;">
            <text:p>&lt;/description&gt;&lt;Point&gt;&lt;coordinates&gt; <text:s/>38.13862000, <text:s/>48.55951000&lt;/coordinates&gt;&lt;/Point&gt;&lt;/Placemark&gt;</text:p>
          </table:table-cell>
          <table:table-cell office:value-type="float" office:value="128">
            <text:p>128</text:p>
          </table:table-cell>
          <table:table-cell table:style-name="ce4" table:formula="of:=VALUE(LEFT(MID([.A751];FIND(&quot;&lt;coordinates&gt;&quot;;[.A751])+15;26);11))" office:value-type="float" office:value="38.13862">
            <text:p>38.13862000</text:p>
          </table:table-cell>
          <table:table-cell table:style-name="ce4" table:formula="of:=VALUE(RIGHT(MID([.A751];FIND(&quot;&lt;coordinates&gt;&quot;;[.A751])+14;26);11))" office:value-type="float" office:value="48.55951">
            <text:p>48.55951000</text:p>
          </table:table-cell>
          <table:table-cell table:formula="of:=SQRT(([.H751]-[.H750])*([.H751]-[.H750])+([.I751]-[.I750])*([.I751]-[.I750]))" office:value-type="float" office:value="0.00818600024432443">
            <text:p>0.00818600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54 &lt;br&gt; Longitude : <text:s text:c="6"/>38.141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4122000, <text:s/>48.55367000&lt;/coordinates&gt;&lt;/Point&gt;&lt;/Placemark&gt;</text:p>
          </table:table-cell>
          <table:table-cell office:value-type="float" office:value="1216">
            <text:p>1216</text:p>
          </table:table-cell>
          <table:table-cell table:formula="of:=IF([.D7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2];162;10)" office:value-type="string" office:string-value="2022-07-03">
            <text:p>2022-07-03</text:p>
          </table:table-cell>
          <table:table-cell table:style-name="ce3" table:formula="of:=MID([.A752];183;9)" office:value-type="string" office:string-value="10:41 UTC">
            <text:p>10:41 UTC</text:p>
          </table:table-cell>
          <table:table-cell table:formula="of:=RIGHT([.A752];LEN([.A752])-FIND(&quot;&lt;/description&gt;&quot;;[.A752])+1)" office:value-type="string" office:string-value="&lt;/description&gt;&lt;Point&gt;&lt;coordinates&gt;  38.14122000,  48.55367000&lt;/coordinates&gt;&lt;/Point&gt;&lt;/Placemark&gt;">
            <text:p>&lt;/description&gt;&lt;Point&gt;&lt;coordinates&gt; <text:s/>38.14122000, <text:s/>48.55367000&lt;/coordinates&gt;&lt;/Point&gt;&lt;/Placemark&gt;</text:p>
          </table:table-cell>
          <table:table-cell office:value-type="float" office:value="1216">
            <text:p>1216</text:p>
          </table:table-cell>
          <table:table-cell table:style-name="ce4" table:formula="of:=VALUE(LEFT(MID([.A752];FIND(&quot;&lt;coordinates&gt;&quot;;[.A752])+15;26);11))" office:value-type="float" office:value="38.14122">
            <text:p>38.14122000</text:p>
          </table:table-cell>
          <table:table-cell table:style-name="ce4" table:formula="of:=VALUE(RIGHT(MID([.A752];FIND(&quot;&lt;coordinates&gt;&quot;;[.A752])+14;26);11))" office:value-type="float" office:value="48.55367">
            <text:p>48.55367000</text:p>
          </table:table-cell>
          <table:table-cell table:formula="of:=SQRT(([.H752]-[.H751])*([.H752]-[.H751])+([.I752]-[.I751])*([.I752]-[.I751]))" office:value-type="float" office:value="0.00639262074583202">
            <text:p>0.00639262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34 &lt;br&gt; Longitude : <text:s text:c="6"/>38.144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4373000, <text:s/>49.03375000&lt;/coordinates&gt;&lt;/Point&gt;&lt;/Placemark&gt;</text:p>
          </table:table-cell>
          <table:table-cell office:value-type="float" office:value="1413">
            <text:p>1413</text:p>
          </table:table-cell>
          <table:table-cell table:formula="of:=IF([.D7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3];162;10)" office:value-type="string" office:string-value="2022-07-03">
            <text:p>2022-07-03</text:p>
          </table:table-cell>
          <table:table-cell table:style-name="ce3" table:formula="of:=MID([.A753];183;9)" office:value-type="string" office:string-value="09:49 UTC">
            <text:p>09:49 UTC</text:p>
          </table:table-cell>
          <table:table-cell table:formula="of:=RIGHT([.A753];LEN([.A753])-FIND(&quot;&lt;/description&gt;&quot;;[.A753])+1)" office:value-type="string" office:string-value="&lt;/description&gt;&lt;Point&gt;&lt;coordinates&gt;  38.14373000,  49.03375000&lt;/coordinates&gt;&lt;/Point&gt;&lt;/Placemark&gt;">
            <text:p>&lt;/description&gt;&lt;Point&gt;&lt;coordinates&gt; <text:s/>38.14373000, <text:s/>49.03375000&lt;/coordinates&gt;&lt;/Point&gt;&lt;/Placemark&gt;</text:p>
          </table:table-cell>
          <table:table-cell office:value-type="float" office:value="1413">
            <text:p>1413</text:p>
          </table:table-cell>
          <table:table-cell table:style-name="ce4" table:formula="of:=VALUE(LEFT(MID([.A753];FIND(&quot;&lt;coordinates&gt;&quot;;[.A753])+15;26);11))" office:value-type="float" office:value="38.14373">
            <text:p>38.14373000</text:p>
          </table:table-cell>
          <table:table-cell table:style-name="ce4" table:formula="of:=VALUE(RIGHT(MID([.A753];FIND(&quot;&lt;coordinates&gt;&quot;;[.A753])+14;26);11))" office:value-type="float" office:value="49.03375">
            <text:p>49.03375000</text:p>
          </table:table-cell>
          <table:table-cell table:formula="of:=SQRT(([.H753]-[.H752])*([.H753]-[.H752])+([.I753]-[.I752])*([.I753]-[.I752]))" office:value-type="float" office:value="0.480086561465743">
            <text:p>0.48008656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45 &lt;br&gt; Longitude : <text:s text:c="6"/>38.146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4590000, <text:s/>49.04496000&lt;/coordinates&gt;&lt;/Point&gt;&lt;/Placemark&gt;</text:p>
          </table:table-cell>
          <table:table-cell office:value-type="float" office:value="1431">
            <text:p>1431</text:p>
          </table:table-cell>
          <table:table-cell table:formula="of:=IF([.D7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4];162;10)" office:value-type="string" office:string-value="2022-07-03">
            <text:p>2022-07-03</text:p>
          </table:table-cell>
          <table:table-cell table:style-name="ce3" table:formula="of:=MID([.A754];183;9)" office:value-type="string" office:string-value="22:54 UTC">
            <text:p>22:54 UTC</text:p>
          </table:table-cell>
          <table:table-cell table:formula="of:=RIGHT([.A754];LEN([.A754])-FIND(&quot;&lt;/description&gt;&quot;;[.A754])+1)" office:value-type="string" office:string-value="&lt;/description&gt;&lt;Point&gt;&lt;coordinates&gt;  38.14590000,  49.04496000&lt;/coordinates&gt;&lt;/Point&gt;&lt;/Placemark&gt;">
            <text:p>&lt;/description&gt;&lt;Point&gt;&lt;coordinates&gt; <text:s/>38.14590000, <text:s/>49.04496000&lt;/coordinates&gt;&lt;/Point&gt;&lt;/Placemark&gt;</text:p>
          </table:table-cell>
          <table:table-cell office:value-type="float" office:value="1431">
            <text:p>1431</text:p>
          </table:table-cell>
          <table:table-cell table:style-name="ce4" table:formula="of:=VALUE(LEFT(MID([.A754];FIND(&quot;&lt;coordinates&gt;&quot;;[.A754])+15;26);11))" office:value-type="float" office:value="38.1459">
            <text:p>38.14590000</text:p>
          </table:table-cell>
          <table:table-cell table:style-name="ce4" table:formula="of:=VALUE(RIGHT(MID([.A754];FIND(&quot;&lt;coordinates&gt;&quot;;[.A754])+14;26);11))" office:value-type="float" office:value="49.04496">
            <text:p>49.04496000</text:p>
          </table:table-cell>
          <table:table-cell table:formula="of:=SQRT(([.H754]-[.H753])*([.H754]-[.H753])+([.I754]-[.I753])*([.I754]-[.I753]))" office:value-type="float" office:value="0.0114180996667625">
            <text:p>0.011418099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38 &lt;br&gt; Longitude : <text:s text:c="6"/>38.146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4617000, <text:s/>49.03793000&lt;/coordinates&gt;&lt;/Point&gt;&lt;/Placemark&gt;</text:p>
          </table:table-cell>
          <table:table-cell office:value-type="float" office:value="1423">
            <text:p>1423</text:p>
          </table:table-cell>
          <table:table-cell table:formula="of:=IF([.D7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5];162;10)" office:value-type="string" office:string-value="2022-07-03">
            <text:p>2022-07-03</text:p>
          </table:table-cell>
          <table:table-cell table:style-name="ce3" table:formula="of:=MID([.A755];183;9)" office:value-type="string" office:string-value="10:41 UTC">
            <text:p>10:41 UTC</text:p>
          </table:table-cell>
          <table:table-cell table:formula="of:=RIGHT([.A755];LEN([.A755])-FIND(&quot;&lt;/description&gt;&quot;;[.A755])+1)" office:value-type="string" office:string-value="&lt;/description&gt;&lt;Point&gt;&lt;coordinates&gt;  38.14617000,  49.03793000&lt;/coordinates&gt;&lt;/Point&gt;&lt;/Placemark&gt;">
            <text:p>&lt;/description&gt;&lt;Point&gt;&lt;coordinates&gt; <text:s/>38.14617000, <text:s/>49.03793000&lt;/coordinates&gt;&lt;/Point&gt;&lt;/Placemark&gt;</text:p>
          </table:table-cell>
          <table:table-cell office:value-type="float" office:value="1423">
            <text:p>1423</text:p>
          </table:table-cell>
          <table:table-cell table:style-name="ce4" table:formula="of:=VALUE(LEFT(MID([.A755];FIND(&quot;&lt;coordinates&gt;&quot;;[.A755])+15;26);11))" office:value-type="float" office:value="38.14617">
            <text:p>38.14617000</text:p>
          </table:table-cell>
          <table:table-cell table:style-name="ce4" table:formula="of:=VALUE(RIGHT(MID([.A755];FIND(&quot;&lt;coordinates&gt;&quot;;[.A755])+14;26);11))" office:value-type="float" office:value="49.03793">
            <text:p>49.03793000</text:p>
          </table:table-cell>
          <table:table-cell table:formula="of:=SQRT(([.H755]-[.H754])*([.H755]-[.H754])+([.I755]-[.I754])*([.I755]-[.I754]))" office:value-type="float" office:value="0.00703518301112378">
            <text:p>0.0070351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02 &lt;br&gt; Longitude : <text:s text:c="6"/>38.155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5464000, <text:s/>49.00179000&lt;/coordinates&gt;&lt;/Point&gt;&lt;/Placemark&gt;</text:p>
          </table:table-cell>
          <table:table-cell office:value-type="float" office:value="1391">
            <text:p>1391</text:p>
          </table:table-cell>
          <table:table-cell table:formula="of:=IF([.D7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6];162;10)" office:value-type="string" office:string-value="2022-07-03">
            <text:p>2022-07-03</text:p>
          </table:table-cell>
          <table:table-cell table:style-name="ce3" table:formula="of:=MID([.A756];183;9)" office:value-type="string" office:string-value="00:01 UTC">
            <text:p>00:01 UTC</text:p>
          </table:table-cell>
          <table:table-cell table:formula="of:=RIGHT([.A756];LEN([.A756])-FIND(&quot;&lt;/description&gt;&quot;;[.A756])+1)" office:value-type="string" office:string-value="&lt;/description&gt;&lt;Point&gt;&lt;coordinates&gt;  38.15464000,  49.00179000&lt;/coordinates&gt;&lt;/Point&gt;&lt;/Placemark&gt;">
            <text:p>&lt;/description&gt;&lt;Point&gt;&lt;coordinates&gt; <text:s/>38.15464000, <text:s/>49.00179000&lt;/coordinates&gt;&lt;/Point&gt;&lt;/Placemark&gt;</text:p>
          </table:table-cell>
          <table:table-cell office:value-type="float" office:value="1391">
            <text:p>1391</text:p>
          </table:table-cell>
          <table:table-cell table:style-name="ce4" table:formula="of:=VALUE(LEFT(MID([.A756];FIND(&quot;&lt;coordinates&gt;&quot;;[.A756])+15;26);11))" office:value-type="float" office:value="38.15464">
            <text:p>38.15464000</text:p>
          </table:table-cell>
          <table:table-cell table:style-name="ce4" table:formula="of:=VALUE(RIGHT(MID([.A756];FIND(&quot;&lt;coordinates&gt;&quot;;[.A756])+14;26);11))" office:value-type="float" office:value="49.00179">
            <text:p>49.00179000</text:p>
          </table:table-cell>
          <table:table-cell table:formula="of:=SQRT(([.H756]-[.H755])*([.H756]-[.H755])+([.I756]-[.I755])*([.I756]-[.I755]))" office:value-type="float" office:value="0.0371192739691966">
            <text:p>0.03711927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56 &lt;br&gt; Longitude : <text:s text:c="6"/>38.157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5720000, <text:s/>48.95629000&lt;/coordinates&gt;&lt;/Point&gt;&lt;/Placemark&gt;</text:p>
          </table:table-cell>
          <table:table-cell office:value-type="float" office:value="1369">
            <text:p>1369</text:p>
          </table:table-cell>
          <table:table-cell table:formula="of:=IF([.D7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7];162;10)" office:value-type="string" office:string-value="2022-07-03">
            <text:p>2022-07-03</text:p>
          </table:table-cell>
          <table:table-cell table:style-name="ce3" table:formula="of:=MID([.A757];183;9)" office:value-type="string" office:string-value="00:01 UTC">
            <text:p>00:01 UTC</text:p>
          </table:table-cell>
          <table:table-cell table:formula="of:=RIGHT([.A757];LEN([.A757])-FIND(&quot;&lt;/description&gt;&quot;;[.A757])+1)" office:value-type="string" office:string-value="&lt;/description&gt;&lt;Point&gt;&lt;coordinates&gt;  38.15720000,  48.95629000&lt;/coordinates&gt;&lt;/Point&gt;&lt;/Placemark&gt;">
            <text:p>&lt;/description&gt;&lt;Point&gt;&lt;coordinates&gt; <text:s/>38.15720000, <text:s/>48.95629000&lt;/coordinates&gt;&lt;/Point&gt;&lt;/Placemark&gt;</text:p>
          </table:table-cell>
          <table:table-cell office:value-type="float" office:value="1369">
            <text:p>1369</text:p>
          </table:table-cell>
          <table:table-cell table:style-name="ce4" table:formula="of:=VALUE(LEFT(MID([.A757];FIND(&quot;&lt;coordinates&gt;&quot;;[.A757])+15;26);11))" office:value-type="float" office:value="38.1572">
            <text:p>38.15720000</text:p>
          </table:table-cell>
          <table:table-cell table:style-name="ce4" table:formula="of:=VALUE(RIGHT(MID([.A757];FIND(&quot;&lt;coordinates&gt;&quot;;[.A757])+14;26);11))" office:value-type="float" office:value="48.95629">
            <text:p>48.95629000</text:p>
          </table:table-cell>
          <table:table-cell table:formula="of:=SQRT(([.H757]-[.H756])*([.H757]-[.H756])+([.I757]-[.I756])*([.I757]-[.I756]))" office:value-type="float" office:value="0.0455719606775892">
            <text:p>0.04557196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93 &lt;br&gt; Longitude : <text:s text:c="6"/>38.159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5862000, <text:s/>48.79326000&lt;/coordinates&gt;&lt;/Point&gt;&lt;/Placemark&gt;</text:p>
          </table:table-cell>
          <table:table-cell office:value-type="float" office:value="1280">
            <text:p>1280</text:p>
          </table:table-cell>
          <table:table-cell table:formula="of:=IF([.D7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8];162;10)" office:value-type="string" office:string-value="2022-07-03">
            <text:p>2022-07-03</text:p>
          </table:table-cell>
          <table:table-cell table:style-name="ce3" table:formula="of:=MID([.A758];183;9)" office:value-type="string" office:string-value="09:00 UTC">
            <text:p>09:00 UTC</text:p>
          </table:table-cell>
          <table:table-cell table:formula="of:=RIGHT([.A758];LEN([.A758])-FIND(&quot;&lt;/description&gt;&quot;;[.A758])+1)" office:value-type="string" office:string-value="&lt;/description&gt;&lt;Point&gt;&lt;coordinates&gt;  38.15862000,  48.79326000&lt;/coordinates&gt;&lt;/Point&gt;&lt;/Placemark&gt;">
            <text:p>&lt;/description&gt;&lt;Point&gt;&lt;coordinates&gt; <text:s/>38.15862000, <text:s/>48.79326000&lt;/coordinates&gt;&lt;/Point&gt;&lt;/Placemark&gt;</text:p>
          </table:table-cell>
          <table:table-cell office:value-type="float" office:value="1280">
            <text:p>1280</text:p>
          </table:table-cell>
          <table:table-cell table:style-name="ce4" table:formula="of:=VALUE(LEFT(MID([.A758];FIND(&quot;&lt;coordinates&gt;&quot;;[.A758])+15;26);11))" office:value-type="float" office:value="38.15862">
            <text:p>38.15862000</text:p>
          </table:table-cell>
          <table:table-cell table:style-name="ce4" table:formula="of:=VALUE(RIGHT(MID([.A758];FIND(&quot;&lt;coordinates&gt;&quot;;[.A758])+14;26);11))" office:value-type="float" office:value="48.79326">
            <text:p>48.79326000</text:p>
          </table:table-cell>
          <table:table-cell table:formula="of:=SQRT(([.H758]-[.H757])*([.H758]-[.H757])+([.I758]-[.I757])*([.I758]-[.I757]))" office:value-type="float" office:value="0.163036184020609">
            <text:p>0.1630361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947 &lt;br&gt; Longitude : <text:s text:c="6"/>38.161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6089000, <text:s/>47.94706000&lt;/coordinates&gt;&lt;/Point&gt;&lt;/Placemark&gt;</text:p>
          </table:table-cell>
          <table:table-cell office:value-type="float" office:value="997">
            <text:p>997</text:p>
          </table:table-cell>
          <table:table-cell table:formula="of:=IF([.D7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59];162;10)" office:value-type="string" office:string-value="2022-07-03">
            <text:p>2022-07-03</text:p>
          </table:table-cell>
          <table:table-cell table:style-name="ce3" table:formula="of:=MID([.A759];183;9)" office:value-type="string" office:string-value="23:44 UTC">
            <text:p>23:44 UTC</text:p>
          </table:table-cell>
          <table:table-cell table:formula="of:=RIGHT([.A759];LEN([.A759])-FIND(&quot;&lt;/description&gt;&quot;;[.A759])+1)" office:value-type="string" office:string-value="&lt;/description&gt;&lt;Point&gt;&lt;coordinates&gt;  38.16089000,  47.94706000&lt;/coordinates&gt;&lt;/Point&gt;&lt;/Placemark&gt;">
            <text:p>&lt;/description&gt;&lt;Point&gt;&lt;coordinates&gt; <text:s/>38.16089000, <text:s/>47.94706000&lt;/coordinates&gt;&lt;/Point&gt;&lt;/Placemark&gt;</text:p>
          </table:table-cell>
          <table:table-cell office:value-type="float" office:value="997">
            <text:p>997</text:p>
          </table:table-cell>
          <table:table-cell table:style-name="ce4" table:formula="of:=VALUE(LEFT(MID([.A759];FIND(&quot;&lt;coordinates&gt;&quot;;[.A759])+15;26);11))" office:value-type="float" office:value="38.16089">
            <text:p>38.16089000</text:p>
          </table:table-cell>
          <table:table-cell table:style-name="ce4" table:formula="of:=VALUE(RIGHT(MID([.A759];FIND(&quot;&lt;coordinates&gt;&quot;;[.A759])+14;26);11))" office:value-type="float" office:value="47.94706">
            <text:p>47.94706000</text:p>
          </table:table-cell>
          <table:table-cell table:formula="of:=SQRT(([.H759]-[.H758])*([.H759]-[.H758])+([.I759]-[.I758])*([.I759]-[.I758]))" office:value-type="float" office:value="0.846203044723897">
            <text:p>0.846203044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64 &lt;br&gt; Longitude : <text:s text:c="6"/>38.165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6512000, <text:s/>48.56365000&lt;/coordinates&gt;&lt;/Point&gt;&lt;/Placemark&gt;</text:p>
          </table:table-cell>
          <table:table-cell office:value-type="float" office:value="1220">
            <text:p>1220</text:p>
          </table:table-cell>
          <table:table-cell table:formula="of:=IF([.D7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0];162;10)" office:value-type="string" office:string-value="2022-07-03">
            <text:p>2022-07-03</text:p>
          </table:table-cell>
          <table:table-cell table:style-name="ce3" table:formula="of:=MID([.A760];183;9)" office:value-type="string" office:string-value="11:30 UTC">
            <text:p>11:30 UTC</text:p>
          </table:table-cell>
          <table:table-cell table:formula="of:=RIGHT([.A760];LEN([.A760])-FIND(&quot;&lt;/description&gt;&quot;;[.A760])+1)" office:value-type="string" office:string-value="&lt;/description&gt;&lt;Point&gt;&lt;coordinates&gt;  38.16512000,  48.56365000&lt;/coordinates&gt;&lt;/Point&gt;&lt;/Placemark&gt;">
            <text:p>&lt;/description&gt;&lt;Point&gt;&lt;coordinates&gt; <text:s/>38.16512000, <text:s/>48.56365000&lt;/coordinates&gt;&lt;/Point&gt;&lt;/Placemark&gt;</text:p>
          </table:table-cell>
          <table:table-cell office:value-type="float" office:value="1220">
            <text:p>1220</text:p>
          </table:table-cell>
          <table:table-cell table:style-name="ce4" table:formula="of:=VALUE(LEFT(MID([.A760];FIND(&quot;&lt;coordinates&gt;&quot;;[.A760])+15;26);11))" office:value-type="float" office:value="38.16512">
            <text:p>38.16512000</text:p>
          </table:table-cell>
          <table:table-cell table:style-name="ce4" table:formula="of:=VALUE(RIGHT(MID([.A760];FIND(&quot;&lt;coordinates&gt;&quot;;[.A760])+14;26);11))" office:value-type="float" office:value="48.56365">
            <text:p>48.56365000</text:p>
          </table:table-cell>
          <table:table-cell table:formula="of:=SQRT(([.H760]-[.H759])*([.H760]-[.H759])+([.I760]-[.I759])*([.I760]-[.I759]))" office:value-type="float" office:value="0.616604509389935">
            <text:p>0.61660450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24 &lt;br&gt; Longitude : <text:s text:c="6"/>38.166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6634000, <text:s/>48.62438000&lt;/coordinates&gt;&lt;/Point&gt;&lt;/Placemark&gt;</text:p>
          </table:table-cell>
          <table:table-cell office:value-type="float" office:value="1234">
            <text:p>1234</text:p>
          </table:table-cell>
          <table:table-cell table:formula="of:=IF([.D7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1];162;10)" office:value-type="string" office:string-value="2022-07-03">
            <text:p>2022-07-03</text:p>
          </table:table-cell>
          <table:table-cell table:style-name="ce3" table:formula="of:=MID([.A761];183;9)" office:value-type="string" office:string-value="11:30 UTC">
            <text:p>11:30 UTC</text:p>
          </table:table-cell>
          <table:table-cell table:formula="of:=RIGHT([.A761];LEN([.A761])-FIND(&quot;&lt;/description&gt;&quot;;[.A761])+1)" office:value-type="string" office:string-value="&lt;/description&gt;&lt;Point&gt;&lt;coordinates&gt;  38.16634000,  48.62438000&lt;/coordinates&gt;&lt;/Point&gt;&lt;/Placemark&gt;">
            <text:p>&lt;/description&gt;&lt;Point&gt;&lt;coordinates&gt; <text:s/>38.16634000, <text:s/>48.62438000&lt;/coordinates&gt;&lt;/Point&gt;&lt;/Placemark&gt;</text:p>
          </table:table-cell>
          <table:table-cell office:value-type="float" office:value="1234">
            <text:p>1234</text:p>
          </table:table-cell>
          <table:table-cell table:style-name="ce4" table:formula="of:=VALUE(LEFT(MID([.A761];FIND(&quot;&lt;coordinates&gt;&quot;;[.A761])+15;26);11))" office:value-type="float" office:value="38.16634">
            <text:p>38.16634000</text:p>
          </table:table-cell>
          <table:table-cell table:style-name="ce4" table:formula="of:=VALUE(RIGHT(MID([.A761];FIND(&quot;&lt;coordinates&gt;&quot;;[.A761])+14;26);11))" office:value-type="float" office:value="48.62438">
            <text:p>48.62438000</text:p>
          </table:table-cell>
          <table:table-cell table:formula="of:=SQRT(([.H761]-[.H760])*([.H761]-[.H760])+([.I761]-[.I760])*([.I761]-[.I760]))" office:value-type="float" office:value="0.0607422530039834">
            <text:p>0.06074225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64 &lt;br&gt; Longitude : <text:s text:c="6"/>38.174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7444000, <text:s/>48.56351000&lt;/coordinates&gt;&lt;/Point&gt;&lt;/Placemark&gt;</text:p>
          </table:table-cell>
          <table:table-cell office:value-type="float" office:value="1221">
            <text:p>1221</text:p>
          </table:table-cell>
          <table:table-cell table:formula="of:=IF([.D7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2];162;10)" office:value-type="string" office:string-value="2022-07-03">
            <text:p>2022-07-03</text:p>
          </table:table-cell>
          <table:table-cell table:style-name="ce3" table:formula="of:=MID([.A762];183;9)" office:value-type="string" office:string-value="11:30 UTC">
            <text:p>11:30 UTC</text:p>
          </table:table-cell>
          <table:table-cell table:formula="of:=RIGHT([.A762];LEN([.A762])-FIND(&quot;&lt;/description&gt;&quot;;[.A762])+1)" office:value-type="string" office:string-value="&lt;/description&gt;&lt;Point&gt;&lt;coordinates&gt;  38.17444000,  48.56351000&lt;/coordinates&gt;&lt;/Point&gt;&lt;/Placemark&gt;">
            <text:p>&lt;/description&gt;&lt;Point&gt;&lt;coordinates&gt; <text:s/>38.17444000, <text:s/>48.56351000&lt;/coordinates&gt;&lt;/Point&gt;&lt;/Placemark&gt;</text:p>
          </table:table-cell>
          <table:table-cell office:value-type="float" office:value="1221">
            <text:p>1221</text:p>
          </table:table-cell>
          <table:table-cell table:style-name="ce4" table:formula="of:=VALUE(LEFT(MID([.A762];FIND(&quot;&lt;coordinates&gt;&quot;;[.A762])+15;26);11))" office:value-type="float" office:value="38.17444">
            <text:p>38.17444000</text:p>
          </table:table-cell>
          <table:table-cell table:style-name="ce4" table:formula="of:=VALUE(RIGHT(MID([.A762];FIND(&quot;&lt;coordinates&gt;&quot;;[.A762])+14;26);11))" office:value-type="float" office:value="48.56351">
            <text:p>48.56351000</text:p>
          </table:table-cell>
          <table:table-cell table:formula="of:=SQRT(([.H762]-[.H761])*([.H762]-[.H761])+([.I762]-[.I761])*([.I762]-[.I761]))" office:value-type="float" office:value="0.061406570495348">
            <text:p>0.061406570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49 &lt;br&gt; Longitude : <text:s text:c="6"/>38.177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7732000, <text:s/>48.84885000&lt;/coordinates&gt;&lt;/Point&gt;&lt;/Placemark&gt;</text:p>
          </table:table-cell>
          <table:table-cell office:value-type="float" office:value="1329">
            <text:p>1329</text:p>
          </table:table-cell>
          <table:table-cell table:formula="of:=IF([.D7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3];162;10)" office:value-type="string" office:string-value="2022-07-03">
            <text:p>2022-07-03</text:p>
          </table:table-cell>
          <table:table-cell table:style-name="ce3" table:formula="of:=MID([.A763];183;9)" office:value-type="string" office:string-value="09:49 UTC">
            <text:p>09:49 UTC</text:p>
          </table:table-cell>
          <table:table-cell table:formula="of:=RIGHT([.A763];LEN([.A763])-FIND(&quot;&lt;/description&gt;&quot;;[.A763])+1)" office:value-type="string" office:string-value="&lt;/description&gt;&lt;Point&gt;&lt;coordinates&gt;  38.17732000,  48.84885000&lt;/coordinates&gt;&lt;/Point&gt;&lt;/Placemark&gt;">
            <text:p>&lt;/description&gt;&lt;Point&gt;&lt;coordinates&gt; <text:s/>38.17732000, <text:s/>48.84885000&lt;/coordinates&gt;&lt;/Point&gt;&lt;/Placemark&gt;</text:p>
          </table:table-cell>
          <table:table-cell office:value-type="float" office:value="1329">
            <text:p>1329</text:p>
          </table:table-cell>
          <table:table-cell table:style-name="ce4" table:formula="of:=VALUE(LEFT(MID([.A763];FIND(&quot;&lt;coordinates&gt;&quot;;[.A763])+15;26);11))" office:value-type="float" office:value="38.17732">
            <text:p>38.17732000</text:p>
          </table:table-cell>
          <table:table-cell table:style-name="ce4" table:formula="of:=VALUE(RIGHT(MID([.A763];FIND(&quot;&lt;coordinates&gt;&quot;;[.A763])+14;26);11))" office:value-type="float" office:value="48.84885">
            <text:p>48.84885000</text:p>
          </table:table-cell>
          <table:table-cell table:formula="of:=SQRT(([.H763]-[.H762])*([.H763]-[.H762])+([.I763]-[.I762])*([.I763]-[.I762]))" office:value-type="float" office:value="0.285354533869709">
            <text:p>0.28535453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60 &lt;br&gt; Longitude : <text:s text:c="6"/>38.193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9328000, <text:s/>48.86009000&lt;/coordinates&gt;&lt;/Point&gt;&lt;/Placemark&gt;</text:p>
          </table:table-cell>
          <table:table-cell office:value-type="float" office:value="1335">
            <text:p>1335</text:p>
          </table:table-cell>
          <table:table-cell table:formula="of:=IF([.D7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4];162;10)" office:value-type="string" office:string-value="2022-07-03">
            <text:p>2022-07-03</text:p>
          </table:table-cell>
          <table:table-cell table:style-name="ce3" table:formula="of:=MID([.A764];183;9)" office:value-type="string" office:string-value="09:49 UTC">
            <text:p>09:49 UTC</text:p>
          </table:table-cell>
          <table:table-cell table:formula="of:=RIGHT([.A764];LEN([.A764])-FIND(&quot;&lt;/description&gt;&quot;;[.A764])+1)" office:value-type="string" office:string-value="&lt;/description&gt;&lt;Point&gt;&lt;coordinates&gt;  38.19328000,  48.86009000&lt;/coordinates&gt;&lt;/Point&gt;&lt;/Placemark&gt;">
            <text:p>&lt;/description&gt;&lt;Point&gt;&lt;coordinates&gt; <text:s/>38.19328000, <text:s/>48.86009000&lt;/coordinates&gt;&lt;/Point&gt;&lt;/Placemark&gt;</text:p>
          </table:table-cell>
          <table:table-cell office:value-type="float" office:value="1335">
            <text:p>1335</text:p>
          </table:table-cell>
          <table:table-cell table:style-name="ce4" table:formula="of:=VALUE(LEFT(MID([.A764];FIND(&quot;&lt;coordinates&gt;&quot;;[.A764])+15;26);11))" office:value-type="float" office:value="38.19328">
            <text:p>38.19328000</text:p>
          </table:table-cell>
          <table:table-cell table:style-name="ce4" table:formula="of:=VALUE(RIGHT(MID([.A764];FIND(&quot;&lt;coordinates&gt;&quot;;[.A764])+14;26);11))" office:value-type="float" office:value="48.86009">
            <text:p>48.86009000</text:p>
          </table:table-cell>
          <table:table-cell table:formula="of:=SQRT(([.H764]-[.H763])*([.H764]-[.H763])+([.I764]-[.I763])*([.I764]-[.I763]))" office:value-type="float" office:value="0.0195207376909791">
            <text:p>0.019520737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84 &lt;br&gt; Longitude : <text:s text:c="6"/>38.195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9493000, <text:s/>48.58398000&lt;/coordinates&gt;&lt;/Point&gt;&lt;/Placemark&gt;</text:p>
          </table:table-cell>
          <table:table-cell office:value-type="float" office:value="1225">
            <text:p>1225</text:p>
          </table:table-cell>
          <table:table-cell table:formula="of:=IF([.D7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5];162;10)" office:value-type="string" office:string-value="2022-07-03">
            <text:p>2022-07-03</text:p>
          </table:table-cell>
          <table:table-cell table:style-name="ce3" table:formula="of:=MID([.A765];183;9)" office:value-type="string" office:string-value="11:30 UTC">
            <text:p>11:30 UTC</text:p>
          </table:table-cell>
          <table:table-cell table:formula="of:=RIGHT([.A765];LEN([.A765])-FIND(&quot;&lt;/description&gt;&quot;;[.A765])+1)" office:value-type="string" office:string-value="&lt;/description&gt;&lt;Point&gt;&lt;coordinates&gt;  38.19493000,  48.58398000&lt;/coordinates&gt;&lt;/Point&gt;&lt;/Placemark&gt;">
            <text:p>&lt;/description&gt;&lt;Point&gt;&lt;coordinates&gt; <text:s/>38.19493000, <text:s/>48.58398000&lt;/coordinates&gt;&lt;/Point&gt;&lt;/Placemark&gt;</text:p>
          </table:table-cell>
          <table:table-cell office:value-type="float" office:value="1225">
            <text:p>1225</text:p>
          </table:table-cell>
          <table:table-cell table:style-name="ce4" table:formula="of:=VALUE(LEFT(MID([.A765];FIND(&quot;&lt;coordinates&gt;&quot;;[.A765])+15;26);11))" office:value-type="float" office:value="38.19493">
            <text:p>38.19493000</text:p>
          </table:table-cell>
          <table:table-cell table:style-name="ce4" table:formula="of:=VALUE(RIGHT(MID([.A765];FIND(&quot;&lt;coordinates&gt;&quot;;[.A765])+14;26);11))" office:value-type="float" office:value="48.58398">
            <text:p>48.58398000</text:p>
          </table:table-cell>
          <table:table-cell table:formula="of:=SQRT(([.H765]-[.H764])*([.H765]-[.H764])+([.I765]-[.I764])*([.I765]-[.I764]))" office:value-type="float" office:value="0.276114930056311">
            <text:p>0.27611493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57 &lt;br&gt; Longitude : <text:s text:c="6"/>38.195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9508000, <text:s/>48.85651000&lt;/coordinates&gt;&lt;/Point&gt;&lt;/Placemark&gt;</text:p>
          </table:table-cell>
          <table:table-cell office:value-type="float" office:value="1332">
            <text:p>1332</text:p>
          </table:table-cell>
          <table:table-cell table:formula="of:=IF([.D7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6];162;10)" office:value-type="string" office:string-value="2022-07-03">
            <text:p>2022-07-03</text:p>
          </table:table-cell>
          <table:table-cell table:style-name="ce3" table:formula="of:=MID([.A766];183;9)" office:value-type="string" office:string-value="09:49 UTC">
            <text:p>09:49 UTC</text:p>
          </table:table-cell>
          <table:table-cell table:formula="of:=RIGHT([.A766];LEN([.A766])-FIND(&quot;&lt;/description&gt;&quot;;[.A766])+1)" office:value-type="string" office:string-value="&lt;/description&gt;&lt;Point&gt;&lt;coordinates&gt;  38.19508000,  48.85651000&lt;/coordinates&gt;&lt;/Point&gt;&lt;/Placemark&gt;">
            <text:p>&lt;/description&gt;&lt;Point&gt;&lt;coordinates&gt; <text:s/>38.19508000, <text:s/>48.85651000&lt;/coordinates&gt;&lt;/Point&gt;&lt;/Placemark&gt;</text:p>
          </table:table-cell>
          <table:table-cell office:value-type="float" office:value="1332">
            <text:p>1332</text:p>
          </table:table-cell>
          <table:table-cell table:style-name="ce4" table:formula="of:=VALUE(LEFT(MID([.A766];FIND(&quot;&lt;coordinates&gt;&quot;;[.A766])+15;26);11))" office:value-type="float" office:value="38.19508">
            <text:p>38.19508000</text:p>
          </table:table-cell>
          <table:table-cell table:style-name="ce4" table:formula="of:=VALUE(RIGHT(MID([.A766];FIND(&quot;&lt;coordinates&gt;&quot;;[.A766])+14;26);11))" office:value-type="float" office:value="48.85651">
            <text:p>48.85651000</text:p>
          </table:table-cell>
          <table:table-cell table:formula="of:=SQRT(([.H766]-[.H765])*([.H766]-[.H765])+([.I766]-[.I765])*([.I766]-[.I765]))" office:value-type="float" office:value="0.272530041279859">
            <text:p>0.27253004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7 &lt;br&gt; Longitude : <text:s text:c="6"/>38.201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0068000, <text:s/>48.46740000&lt;/coordinates&gt;&lt;/Point&gt;&lt;/Placemark&gt;</text:p>
          </table:table-cell>
          <table:table-cell office:value-type="float" office:value="1143">
            <text:p>1143</text:p>
          </table:table-cell>
          <table:table-cell table:formula="of:=IF([.D7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7];162;10)" office:value-type="string" office:string-value="2022-07-03">
            <text:p>2022-07-03</text:p>
          </table:table-cell>
          <table:table-cell table:style-name="ce3" table:formula="of:=MID([.A767];183;9)" office:value-type="string" office:string-value="23:44 UTC">
            <text:p>23:44 UTC</text:p>
          </table:table-cell>
          <table:table-cell table:formula="of:=RIGHT([.A767];LEN([.A767])-FIND(&quot;&lt;/description&gt;&quot;;[.A767])+1)" office:value-type="string" office:string-value="&lt;/description&gt;&lt;Point&gt;&lt;coordinates&gt;  38.20068000,  48.46740000&lt;/coordinates&gt;&lt;/Point&gt;&lt;/Placemark&gt;">
            <text:p>&lt;/description&gt;&lt;Point&gt;&lt;coordinates&gt; <text:s/>38.20068000, <text:s/>48.46740000&lt;/coordinates&gt;&lt;/Point&gt;&lt;/Placemark&gt;</text:p>
          </table:table-cell>
          <table:table-cell office:value-type="float" office:value="1143">
            <text:p>1143</text:p>
          </table:table-cell>
          <table:table-cell table:style-name="ce4" table:formula="of:=VALUE(LEFT(MID([.A767];FIND(&quot;&lt;coordinates&gt;&quot;;[.A767])+15;26);11))" office:value-type="float" office:value="38.20068">
            <text:p>38.20068000</text:p>
          </table:table-cell>
          <table:table-cell table:style-name="ce4" table:formula="of:=VALUE(RIGHT(MID([.A767];FIND(&quot;&lt;coordinates&gt;&quot;;[.A767])+14;26);11))" office:value-type="float" office:value="48.4674">
            <text:p>48.46740000</text:p>
          </table:table-cell>
          <table:table-cell table:formula="of:=SQRT(([.H767]-[.H766])*([.H767]-[.H766])+([.I767]-[.I766])*([.I767]-[.I766]))" office:value-type="float" office:value="0.389150295001818">
            <text:p>0.3891502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584 &lt;br&gt; Longitude : <text:s text:c="6"/>38.204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0449000, <text:s/>48.58385000&lt;/coordinates&gt;&lt;/Point&gt;&lt;/Placemark&gt;</text:p>
          </table:table-cell>
          <table:table-cell office:value-type="float" office:value="1226">
            <text:p>1226</text:p>
          </table:table-cell>
          <table:table-cell table:formula="of:=IF([.D7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8];162;10)" office:value-type="string" office:string-value="2022-07-03">
            <text:p>2022-07-03</text:p>
          </table:table-cell>
          <table:table-cell table:style-name="ce3" table:formula="of:=MID([.A768];183;9)" office:value-type="string" office:string-value="11:30 UTC">
            <text:p>11:30 UTC</text:p>
          </table:table-cell>
          <table:table-cell table:formula="of:=RIGHT([.A768];LEN([.A768])-FIND(&quot;&lt;/description&gt;&quot;;[.A768])+1)" office:value-type="string" office:string-value="&lt;/description&gt;&lt;Point&gt;&lt;coordinates&gt;  38.20449000,  48.58385000&lt;/coordinates&gt;&lt;/Point&gt;&lt;/Placemark&gt;">
            <text:p>&lt;/description&gt;&lt;Point&gt;&lt;coordinates&gt; <text:s/>38.20449000, <text:s/>48.58385000&lt;/coordinates&gt;&lt;/Point&gt;&lt;/Placemark&gt;</text:p>
          </table:table-cell>
          <table:table-cell office:value-type="float" office:value="1226">
            <text:p>1226</text:p>
          </table:table-cell>
          <table:table-cell table:style-name="ce4" table:formula="of:=VALUE(LEFT(MID([.A768];FIND(&quot;&lt;coordinates&gt;&quot;;[.A768])+15;26);11))" office:value-type="float" office:value="38.20449">
            <text:p>38.20449000</text:p>
          </table:table-cell>
          <table:table-cell table:style-name="ce4" table:formula="of:=VALUE(RIGHT(MID([.A768];FIND(&quot;&lt;coordinates&gt;&quot;;[.A768])+14;26);11))" office:value-type="float" office:value="48.58385">
            <text:p>48.58385000</text:p>
          </table:table-cell>
          <table:table-cell table:formula="of:=SQRT(([.H768]-[.H767])*([.H768]-[.H767])+([.I768]-[.I767])*([.I768]-[.I767]))" office:value-type="float" office:value="0.116512310937515">
            <text:p>0.11651231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47 &lt;br&gt; Longitude : <text:s text:c="6"/>38.206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0581000, <text:s/>48.74686000&lt;/coordinates&gt;&lt;/Point&gt;&lt;/Placemark&gt;</text:p>
          </table:table-cell>
          <table:table-cell office:value-type="float" office:value="1267">
            <text:p>1267</text:p>
          </table:table-cell>
          <table:table-cell table:formula="of:=IF([.D7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69];162;10)" office:value-type="string" office:string-value="2022-07-03">
            <text:p>2022-07-03</text:p>
          </table:table-cell>
          <table:table-cell table:style-name="ce3" table:formula="of:=MID([.A769];183;9)" office:value-type="string" office:string-value="09:49 UTC">
            <text:p>09:49 UTC</text:p>
          </table:table-cell>
          <table:table-cell table:formula="of:=RIGHT([.A769];LEN([.A769])-FIND(&quot;&lt;/description&gt;&quot;;[.A769])+1)" office:value-type="string" office:string-value="&lt;/description&gt;&lt;Point&gt;&lt;coordinates&gt;  38.20581000,  48.74686000&lt;/coordinates&gt;&lt;/Point&gt;&lt;/Placemark&gt;">
            <text:p>&lt;/description&gt;&lt;Point&gt;&lt;coordinates&gt; <text:s/>38.20581000, <text:s/>48.74686000&lt;/coordinates&gt;&lt;/Point&gt;&lt;/Placemark&gt;</text:p>
          </table:table-cell>
          <table:table-cell office:value-type="float" office:value="1267">
            <text:p>1267</text:p>
          </table:table-cell>
          <table:table-cell table:style-name="ce4" table:formula="of:=VALUE(LEFT(MID([.A769];FIND(&quot;&lt;coordinates&gt;&quot;;[.A769])+15;26);11))" office:value-type="float" office:value="38.20581">
            <text:p>38.20581000</text:p>
          </table:table-cell>
          <table:table-cell table:style-name="ce4" table:formula="of:=VALUE(RIGHT(MID([.A769];FIND(&quot;&lt;coordinates&gt;&quot;;[.A769])+14;26);11))" office:value-type="float" office:value="48.74686">
            <text:p>48.74686000</text:p>
          </table:table-cell>
          <table:table-cell table:formula="of:=SQRT(([.H769]-[.H768])*([.H769]-[.H768])+([.I769]-[.I768])*([.I769]-[.I768]))" office:value-type="float" office:value="0.163015344369786">
            <text:p>0.163015344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5 &lt;br&gt; Longitude : <text:s text:c="6"/>38.206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0597000, <text:s/>48.46460000&lt;/coordinates&gt;&lt;/Point&gt;&lt;/Placemark&gt;</text:p>
          </table:table-cell>
          <table:table-cell office:value-type="float" office:value="1138">
            <text:p>1138</text:p>
          </table:table-cell>
          <table:table-cell table:formula="of:=IF([.D7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0];162;10)" office:value-type="string" office:string-value="2022-07-03">
            <text:p>2022-07-03</text:p>
          </table:table-cell>
          <table:table-cell table:style-name="ce3" table:formula="of:=MID([.A770];183;9)" office:value-type="string" office:string-value="10:41 UTC">
            <text:p>10:41 UTC</text:p>
          </table:table-cell>
          <table:table-cell table:formula="of:=RIGHT([.A770];LEN([.A770])-FIND(&quot;&lt;/description&gt;&quot;;[.A770])+1)" office:value-type="string" office:string-value="&lt;/description&gt;&lt;Point&gt;&lt;coordinates&gt;  38.20597000,  48.46460000&lt;/coordinates&gt;&lt;/Point&gt;&lt;/Placemark&gt;">
            <text:p>&lt;/description&gt;&lt;Point&gt;&lt;coordinates&gt; <text:s/>38.20597000, <text:s/>48.46460000&lt;/coordinates&gt;&lt;/Point&gt;&lt;/Placemark&gt;</text:p>
          </table:table-cell>
          <table:table-cell office:value-type="float" office:value="1138">
            <text:p>1138</text:p>
          </table:table-cell>
          <table:table-cell table:style-name="ce4" table:formula="of:=VALUE(LEFT(MID([.A770];FIND(&quot;&lt;coordinates&gt;&quot;;[.A770])+15;26);11))" office:value-type="float" office:value="38.20597">
            <text:p>38.20597000</text:p>
          </table:table-cell>
          <table:table-cell table:style-name="ce4" table:formula="of:=VALUE(RIGHT(MID([.A770];FIND(&quot;&lt;coordinates&gt;&quot;;[.A770])+14;26);11))" office:value-type="float" office:value="48.4646">
            <text:p>48.46460000</text:p>
          </table:table-cell>
          <table:table-cell table:formula="of:=SQRT(([.H770]-[.H769])*([.H770]-[.H769])+([.I770]-[.I769])*([.I770]-[.I769]))" office:value-type="float" office:value="0.282260045348258">
            <text:p>0.282260045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70 &lt;br&gt; Longitude : <text:s text:c="6"/>38.216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585000, <text:s/>48.46987000&lt;/coordinates&gt;&lt;/Point&gt;&lt;/Placemark&gt;</text:p>
          </table:table-cell>
          <table:table-cell office:value-type="float" office:value="1157">
            <text:p>1157</text:p>
          </table:table-cell>
          <table:table-cell table:formula="of:=IF([.D7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1];162;10)" office:value-type="string" office:string-value="2022-07-03">
            <text:p>2022-07-03</text:p>
          </table:table-cell>
          <table:table-cell table:style-name="ce3" table:formula="of:=MID([.A771];183;9)" office:value-type="string" office:string-value="09:49 UTC">
            <text:p>09:49 UTC</text:p>
          </table:table-cell>
          <table:table-cell table:formula="of:=RIGHT([.A771];LEN([.A771])-FIND(&quot;&lt;/description&gt;&quot;;[.A771])+1)" office:value-type="string" office:string-value="&lt;/description&gt;&lt;Point&gt;&lt;coordinates&gt;  38.21585000,  48.46987000&lt;/coordinates&gt;&lt;/Point&gt;&lt;/Placemark&gt;">
            <text:p>&lt;/description&gt;&lt;Point&gt;&lt;coordinates&gt; <text:s/>38.21585000, <text:s/>48.46987000&lt;/coordinates&gt;&lt;/Point&gt;&lt;/Placemark&gt;</text:p>
          </table:table-cell>
          <table:table-cell office:value-type="float" office:value="1157">
            <text:p>1157</text:p>
          </table:table-cell>
          <table:table-cell table:style-name="ce4" table:formula="of:=VALUE(LEFT(MID([.A771];FIND(&quot;&lt;coordinates&gt;&quot;;[.A771])+15;26);11))" office:value-type="float" office:value="38.21585">
            <text:p>38.21585000</text:p>
          </table:table-cell>
          <table:table-cell table:style-name="ce4" table:formula="of:=VALUE(RIGHT(MID([.A771];FIND(&quot;&lt;coordinates&gt;&quot;;[.A771])+14;26);11))" office:value-type="float" office:value="48.46987">
            <text:p>48.46987000</text:p>
          </table:table-cell>
          <table:table-cell table:formula="of:=SQRT(([.H771]-[.H770])*([.H771]-[.H770])+([.I771]-[.I770])*([.I771]-[.I770]))" office:value-type="float" office:value="0.0111976470742778">
            <text:p>0.01119764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57 &lt;br&gt; Longitude : <text:s text:c="6"/>38.216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603000, <text:s/>48.85707000&lt;/coordinates&gt;&lt;/Point&gt;&lt;/Placemark&gt;</text:p>
          </table:table-cell>
          <table:table-cell office:value-type="float" office:value="1333">
            <text:p>1333</text:p>
          </table:table-cell>
          <table:table-cell table:formula="of:=IF([.D7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2];162;10)" office:value-type="string" office:string-value="2022-07-03">
            <text:p>2022-07-03</text:p>
          </table:table-cell>
          <table:table-cell table:style-name="ce3" table:formula="of:=MID([.A772];183;9)" office:value-type="string" office:string-value="22:54 UTC">
            <text:p>22:54 UTC</text:p>
          </table:table-cell>
          <table:table-cell table:formula="of:=RIGHT([.A772];LEN([.A772])-FIND(&quot;&lt;/description&gt;&quot;;[.A772])+1)" office:value-type="string" office:string-value="&lt;/description&gt;&lt;Point&gt;&lt;coordinates&gt;  38.21603000,  48.85707000&lt;/coordinates&gt;&lt;/Point&gt;&lt;/Placemark&gt;">
            <text:p>&lt;/description&gt;&lt;Point&gt;&lt;coordinates&gt; <text:s/>38.21603000, <text:s/>48.85707000&lt;/coordinates&gt;&lt;/Point&gt;&lt;/Placemark&gt;</text:p>
          </table:table-cell>
          <table:table-cell office:value-type="float" office:value="1333">
            <text:p>1333</text:p>
          </table:table-cell>
          <table:table-cell table:style-name="ce4" table:formula="of:=VALUE(LEFT(MID([.A772];FIND(&quot;&lt;coordinates&gt;&quot;;[.A772])+15;26);11))" office:value-type="float" office:value="38.21603">
            <text:p>38.21603000</text:p>
          </table:table-cell>
          <table:table-cell table:style-name="ce4" table:formula="of:=VALUE(RIGHT(MID([.A772];FIND(&quot;&lt;coordinates&gt;&quot;;[.A772])+14;26);11))" office:value-type="float" office:value="48.85707">
            <text:p>48.85707000</text:p>
          </table:table-cell>
          <table:table-cell table:formula="of:=SQRT(([.H772]-[.H771])*([.H772]-[.H771])+([.I772]-[.I771])*([.I772]-[.I771]))" office:value-type="float" office:value="0.387200041838841">
            <text:p>0.387200041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726 &lt;br&gt; Longitude : <text:s text:c="6"/>38.217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690000, <text:s/>48.72635000&lt;/coordinates&gt;&lt;/Point&gt;&lt;/Placemark&gt;</text:p>
          </table:table-cell>
          <table:table-cell office:value-type="float" office:value="1265">
            <text:p>1265</text:p>
          </table:table-cell>
          <table:table-cell table:formula="of:=IF([.D7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3];162;10)" office:value-type="string" office:string-value="2022-07-03">
            <text:p>2022-07-03</text:p>
          </table:table-cell>
          <table:table-cell table:style-name="ce3" table:formula="of:=MID([.A773];183;9)" office:value-type="string" office:string-value="11:30 UTC">
            <text:p>11:30 UTC</text:p>
          </table:table-cell>
          <table:table-cell table:formula="of:=RIGHT([.A773];LEN([.A773])-FIND(&quot;&lt;/description&gt;&quot;;[.A773])+1)" office:value-type="string" office:string-value="&lt;/description&gt;&lt;Point&gt;&lt;coordinates&gt;  38.21690000,  48.72635000&lt;/coordinates&gt;&lt;/Point&gt;&lt;/Placemark&gt;">
            <text:p>&lt;/description&gt;&lt;Point&gt;&lt;coordinates&gt; <text:s/>38.21690000, <text:s/>48.72635000&lt;/coordinates&gt;&lt;/Point&gt;&lt;/Placemark&gt;</text:p>
          </table:table-cell>
          <table:table-cell office:value-type="float" office:value="1265">
            <text:p>1265</text:p>
          </table:table-cell>
          <table:table-cell table:style-name="ce4" table:formula="of:=VALUE(LEFT(MID([.A773];FIND(&quot;&lt;coordinates&gt;&quot;;[.A773])+15;26);11))" office:value-type="float" office:value="38.2169">
            <text:p>38.21690000</text:p>
          </table:table-cell>
          <table:table-cell table:style-name="ce4" table:formula="of:=VALUE(RIGHT(MID([.A773];FIND(&quot;&lt;coordinates&gt;&quot;;[.A773])+14;26);11))" office:value-type="float" office:value="48.72635">
            <text:p>48.72635000</text:p>
          </table:table-cell>
          <table:table-cell table:formula="of:=SQRT(([.H773]-[.H772])*([.H773]-[.H772])+([.I773]-[.I772])*([.I773]-[.I772]))" office:value-type="float" office:value="0.130722895087284">
            <text:p>0.13072289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220 &lt;br&gt; Longitude : <text:s text:c="6"/>38.218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771000, <text:s/>48.22000000&lt;/coordinates&gt;&lt;/Point&gt;&lt;/Placemark&gt;</text:p>
          </table:table-cell>
          <table:table-cell office:value-type="float" office:value="1071">
            <text:p>1071</text:p>
          </table:table-cell>
          <table:table-cell table:formula="of:=IF([.D7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4];162;10)" office:value-type="string" office:string-value="2022-07-03">
            <text:p>2022-07-03</text:p>
          </table:table-cell>
          <table:table-cell table:style-name="ce3" table:formula="of:=MID([.A774];183;9)" office:value-type="string" office:string-value="22:54 UTC">
            <text:p>22:54 UTC</text:p>
          </table:table-cell>
          <table:table-cell table:formula="of:=RIGHT([.A774];LEN([.A774])-FIND(&quot;&lt;/description&gt;&quot;;[.A774])+1)" office:value-type="string" office:string-value="&lt;/description&gt;&lt;Point&gt;&lt;coordinates&gt;  38.21771000,  48.22000000&lt;/coordinates&gt;&lt;/Point&gt;&lt;/Placemark&gt;">
            <text:p>&lt;/description&gt;&lt;Point&gt;&lt;coordinates&gt; <text:s/>38.21771000, <text:s/>48.22000000&lt;/coordinates&gt;&lt;/Point&gt;&lt;/Placemark&gt;</text:p>
          </table:table-cell>
          <table:table-cell office:value-type="float" office:value="1071">
            <text:p>1071</text:p>
          </table:table-cell>
          <table:table-cell table:style-name="ce4" table:formula="of:=VALUE(LEFT(MID([.A774];FIND(&quot;&lt;coordinates&gt;&quot;;[.A774])+15;26);11))" office:value-type="float" office:value="38.21771">
            <text:p>38.21771000</text:p>
          </table:table-cell>
          <table:table-cell table:style-name="ce4" table:formula="of:=VALUE(RIGHT(MID([.A774];FIND(&quot;&lt;coordinates&gt;&quot;;[.A774])+14;26);11))" office:value-type="float" office:value="48.22">
            <text:p>48.22000000</text:p>
          </table:table-cell>
          <table:table-cell table:formula="of:=SQRT(([.H774]-[.H773])*([.H774]-[.H773])+([.I774]-[.I773])*([.I774]-[.I773]))" office:value-type="float" office:value="0.506350647871608">
            <text:p>0.50635064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81 &lt;br&gt; Longitude : <text:s text:c="6"/>38.220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1992000, <text:s/>48.98099000&lt;/coordinates&gt;&lt;/Point&gt;&lt;/Placemark&gt;</text:p>
          </table:table-cell>
          <table:table-cell office:value-type="float" office:value="1378">
            <text:p>1378</text:p>
          </table:table-cell>
          <table:table-cell table:formula="of:=IF([.D7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5];162;10)" office:value-type="string" office:string-value="2022-07-03">
            <text:p>2022-07-03</text:p>
          </table:table-cell>
          <table:table-cell table:style-name="ce3" table:formula="of:=MID([.A775];183;9)" office:value-type="string" office:string-value="09:49 UTC">
            <text:p>09:49 UTC</text:p>
          </table:table-cell>
          <table:table-cell table:formula="of:=RIGHT([.A775];LEN([.A775])-FIND(&quot;&lt;/description&gt;&quot;;[.A775])+1)" office:value-type="string" office:string-value="&lt;/description&gt;&lt;Point&gt;&lt;coordinates&gt;  38.21992000,  48.98099000&lt;/coordinates&gt;&lt;/Point&gt;&lt;/Placemark&gt;">
            <text:p>&lt;/description&gt;&lt;Point&gt;&lt;coordinates&gt; <text:s/>38.21992000, <text:s/>48.98099000&lt;/coordinates&gt;&lt;/Point&gt;&lt;/Placemark&gt;</text:p>
          </table:table-cell>
          <table:table-cell office:value-type="float" office:value="1378">
            <text:p>1378</text:p>
          </table:table-cell>
          <table:table-cell table:style-name="ce4" table:formula="of:=VALUE(LEFT(MID([.A775];FIND(&quot;&lt;coordinates&gt;&quot;;[.A775])+15;26);11))" office:value-type="float" office:value="38.21992">
            <text:p>38.21992000</text:p>
          </table:table-cell>
          <table:table-cell table:style-name="ce4" table:formula="of:=VALUE(RIGHT(MID([.A775];FIND(&quot;&lt;coordinates&gt;&quot;;[.A775])+14;26);11))" office:value-type="float" office:value="48.98099">
            <text:p>48.98099000</text:p>
          </table:table-cell>
          <table:table-cell table:formula="of:=SQRT(([.H775]-[.H774])*([.H775]-[.H774])+([.I775]-[.I774])*([.I775]-[.I774]))" office:value-type="float" office:value="0.760993209036716">
            <text:p>0.7609932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37 &lt;br&gt; Longitude : <text:s text:c="6"/>38.231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3080000, <text:s/>48.83718000&lt;/coordinates&gt;&lt;/Point&gt;&lt;/Placemark&gt;</text:p>
          </table:table-cell>
          <table:table-cell office:value-type="float" office:value="1324">
            <text:p>1324</text:p>
          </table:table-cell>
          <table:table-cell table:formula="of:=IF([.D7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6];162;10)" office:value-type="string" office:string-value="2022-07-03">
            <text:p>2022-07-03</text:p>
          </table:table-cell>
          <table:table-cell table:style-name="ce3" table:formula="of:=MID([.A776];183;9)" office:value-type="string" office:string-value="11:30 UTC">
            <text:p>11:30 UTC</text:p>
          </table:table-cell>
          <table:table-cell table:formula="of:=RIGHT([.A776];LEN([.A776])-FIND(&quot;&lt;/description&gt;&quot;;[.A776])+1)" office:value-type="string" office:string-value="&lt;/description&gt;&lt;Point&gt;&lt;coordinates&gt;  38.23080000,  48.83718000&lt;/coordinates&gt;&lt;/Point&gt;&lt;/Placemark&gt;">
            <text:p>&lt;/description&gt;&lt;Point&gt;&lt;coordinates&gt; <text:s/>38.23080000, <text:s/>48.83718000&lt;/coordinates&gt;&lt;/Point&gt;&lt;/Placemark&gt;</text:p>
          </table:table-cell>
          <table:table-cell office:value-type="float" office:value="1324">
            <text:p>1324</text:p>
          </table:table-cell>
          <table:table-cell table:style-name="ce4" table:formula="of:=VALUE(LEFT(MID([.A776];FIND(&quot;&lt;coordinates&gt;&quot;;[.A776])+15;26);11))" office:value-type="float" office:value="38.2308">
            <text:p>38.23080000</text:p>
          </table:table-cell>
          <table:table-cell table:style-name="ce4" table:formula="of:=VALUE(RIGHT(MID([.A776];FIND(&quot;&lt;coordinates&gt;&quot;;[.A776])+14;26);11))" office:value-type="float" office:value="48.83718">
            <text:p>48.83718000</text:p>
          </table:table-cell>
          <table:table-cell table:formula="of:=SQRT(([.H776]-[.H775])*([.H776]-[.H775])+([.I776]-[.I775])*([.I776]-[.I775]))" office:value-type="float" office:value="0.144220978016371">
            <text:p>0.14422097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2 &lt;br&gt; Longitude : <text:s text:c="6"/>38.233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3256000, <text:s/>48.46238000&lt;/coordinates&gt;&lt;/Point&gt;&lt;/Placemark&gt;</text:p>
          </table:table-cell>
          <table:table-cell office:value-type="float" office:value="1130">
            <text:p>1130</text:p>
          </table:table-cell>
          <table:table-cell table:formula="of:=IF([.D7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7];162;10)" office:value-type="string" office:string-value="2022-07-03">
            <text:p>2022-07-03</text:p>
          </table:table-cell>
          <table:table-cell table:style-name="ce3" table:formula="of:=MID([.A777];183;9)" office:value-type="string" office:string-value="09:00 UTC">
            <text:p>09:00 UTC</text:p>
          </table:table-cell>
          <table:table-cell table:formula="of:=RIGHT([.A777];LEN([.A777])-FIND(&quot;&lt;/description&gt;&quot;;[.A777])+1)" office:value-type="string" office:string-value="&lt;/description&gt;&lt;Point&gt;&lt;coordinates&gt;  38.23256000,  48.46238000&lt;/coordinates&gt;&lt;/Point&gt;&lt;/Placemark&gt;">
            <text:p>&lt;/description&gt;&lt;Point&gt;&lt;coordinates&gt; <text:s/>38.23256000, <text:s/>48.46238000&lt;/coordinates&gt;&lt;/Point&gt;&lt;/Placemark&gt;</text:p>
          </table:table-cell>
          <table:table-cell office:value-type="float" office:value="1130">
            <text:p>1130</text:p>
          </table:table-cell>
          <table:table-cell table:style-name="ce4" table:formula="of:=VALUE(LEFT(MID([.A777];FIND(&quot;&lt;coordinates&gt;&quot;;[.A777])+15;26);11))" office:value-type="float" office:value="38.23256">
            <text:p>38.23256000</text:p>
          </table:table-cell>
          <table:table-cell table:style-name="ce4" table:formula="of:=VALUE(RIGHT(MID([.A777];FIND(&quot;&lt;coordinates&gt;&quot;;[.A777])+14;26);11))" office:value-type="float" office:value="48.46238">
            <text:p>48.46238000</text:p>
          </table:table-cell>
          <table:table-cell table:formula="of:=SQRT(([.H777]-[.H776])*([.H777]-[.H776])+([.I777]-[.I776])*([.I777]-[.I776]))" office:value-type="float" office:value="0.374804132314467">
            <text:p>0.37480413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224 &lt;br&gt; Longitude : <text:s text:c="6"/>38.234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3448000, <text:s/>48.22353000&lt;/coordinates&gt;&lt;/Point&gt;&lt;/Placemark&gt;</text:p>
          </table:table-cell>
          <table:table-cell office:value-type="float" office:value="1072">
            <text:p>1072</text:p>
          </table:table-cell>
          <table:table-cell table:formula="of:=IF([.D7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8];162;10)" office:value-type="string" office:string-value="2022-07-03">
            <text:p>2022-07-03</text:p>
          </table:table-cell>
          <table:table-cell table:style-name="ce3" table:formula="of:=MID([.A778];183;9)" office:value-type="string" office:string-value="00:01 UTC">
            <text:p>00:01 UTC</text:p>
          </table:table-cell>
          <table:table-cell table:formula="of:=RIGHT([.A778];LEN([.A778])-FIND(&quot;&lt;/description&gt;&quot;;[.A778])+1)" office:value-type="string" office:string-value="&lt;/description&gt;&lt;Point&gt;&lt;coordinates&gt;  38.23448000,  48.22353000&lt;/coordinates&gt;&lt;/Point&gt;&lt;/Placemark&gt;">
            <text:p>&lt;/description&gt;&lt;Point&gt;&lt;coordinates&gt; <text:s/>38.23448000, <text:s/>48.22353000&lt;/coordinates&gt;&lt;/Point&gt;&lt;/Placemark&gt;</text:p>
          </table:table-cell>
          <table:table-cell office:value-type="float" office:value="1072">
            <text:p>1072</text:p>
          </table:table-cell>
          <table:table-cell table:style-name="ce4" table:formula="of:=VALUE(LEFT(MID([.A778];FIND(&quot;&lt;coordinates&gt;&quot;;[.A778])+15;26);11))" office:value-type="float" office:value="38.23448">
            <text:p>38.23448000</text:p>
          </table:table-cell>
          <table:table-cell table:style-name="ce4" table:formula="of:=VALUE(RIGHT(MID([.A778];FIND(&quot;&lt;coordinates&gt;&quot;;[.A778])+14;26);11))" office:value-type="float" office:value="48.22353">
            <text:p>48.22353000</text:p>
          </table:table-cell>
          <table:table-cell table:formula="of:=SQRT(([.H778]-[.H777])*([.H778]-[.H777])+([.I778]-[.I777])*([.I778]-[.I777]))" office:value-type="float" office:value="0.238857716852529">
            <text:p>0.23885771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70 &lt;br&gt; Longitude : <text:s text:c="6"/>38.235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3518000, <text:s/>48.47037000&lt;/coordinates&gt;&lt;/Point&gt;&lt;/Placemark&gt;</text:p>
          </table:table-cell>
          <table:table-cell office:value-type="float" office:value="1159">
            <text:p>1159</text:p>
          </table:table-cell>
          <table:table-cell table:formula="of:=IF([.D7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79];162;10)" office:value-type="string" office:string-value="2022-07-03">
            <text:p>2022-07-03</text:p>
          </table:table-cell>
          <table:table-cell table:style-name="ce3" table:formula="of:=MID([.A779];183;9)" office:value-type="string" office:string-value="09:00 UTC">
            <text:p>09:00 UTC</text:p>
          </table:table-cell>
          <table:table-cell table:formula="of:=RIGHT([.A779];LEN([.A779])-FIND(&quot;&lt;/description&gt;&quot;;[.A779])+1)" office:value-type="string" office:string-value="&lt;/description&gt;&lt;Point&gt;&lt;coordinates&gt;  38.23518000,  48.47037000&lt;/coordinates&gt;&lt;/Point&gt;&lt;/Placemark&gt;">
            <text:p>&lt;/description&gt;&lt;Point&gt;&lt;coordinates&gt; <text:s/>38.23518000, <text:s/>48.47037000&lt;/coordinates&gt;&lt;/Point&gt;&lt;/Placemark&gt;</text:p>
          </table:table-cell>
          <table:table-cell office:value-type="float" office:value="1159">
            <text:p>1159</text:p>
          </table:table-cell>
          <table:table-cell table:style-name="ce4" table:formula="of:=VALUE(LEFT(MID([.A779];FIND(&quot;&lt;coordinates&gt;&quot;;[.A779])+15;26);11))" office:value-type="float" office:value="38.23518">
            <text:p>38.23518000</text:p>
          </table:table-cell>
          <table:table-cell table:style-name="ce4" table:formula="of:=VALUE(RIGHT(MID([.A779];FIND(&quot;&lt;coordinates&gt;&quot;;[.A779])+14;26);11))" office:value-type="float" office:value="48.47037">
            <text:p>48.47037000</text:p>
          </table:table-cell>
          <table:table-cell table:formula="of:=SQRT(([.H779]-[.H778])*([.H779]-[.H778])+([.I779]-[.I778])*([.I779]-[.I778]))" office:value-type="float" office:value="0.246840992543789">
            <text:p>0.24684099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35 &lt;br&gt; Longitude : <text:s text:c="6"/>38.239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3950000, <text:s/>48.83524000&lt;/coordinates&gt;&lt;/Point&gt;&lt;/Placemark&gt;</text:p>
          </table:table-cell>
          <table:table-cell office:value-type="float" office:value="1322">
            <text:p>1322</text:p>
          </table:table-cell>
          <table:table-cell table:formula="of:=IF([.D7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0];162;10)" office:value-type="string" office:string-value="2022-07-03">
            <text:p>2022-07-03</text:p>
          </table:table-cell>
          <table:table-cell table:style-name="ce3" table:formula="of:=MID([.A780];183;9)" office:value-type="string" office:string-value="11:30 UTC">
            <text:p>11:30 UTC</text:p>
          </table:table-cell>
          <table:table-cell table:formula="of:=RIGHT([.A780];LEN([.A780])-FIND(&quot;&lt;/description&gt;&quot;;[.A780])+1)" office:value-type="string" office:string-value="&lt;/description&gt;&lt;Point&gt;&lt;coordinates&gt;  38.23950000,  48.83524000&lt;/coordinates&gt;&lt;/Point&gt;&lt;/Placemark&gt;">
            <text:p>&lt;/description&gt;&lt;Point&gt;&lt;coordinates&gt; <text:s/>38.23950000, <text:s/>48.83524000&lt;/coordinates&gt;&lt;/Point&gt;&lt;/Placemark&gt;</text:p>
          </table:table-cell>
          <table:table-cell office:value-type="float" office:value="1322">
            <text:p>1322</text:p>
          </table:table-cell>
          <table:table-cell table:style-name="ce4" table:formula="of:=VALUE(LEFT(MID([.A780];FIND(&quot;&lt;coordinates&gt;&quot;;[.A780])+15;26);11))" office:value-type="float" office:value="38.2395">
            <text:p>38.23950000</text:p>
          </table:table-cell>
          <table:table-cell table:style-name="ce4" table:formula="of:=VALUE(RIGHT(MID([.A780];FIND(&quot;&lt;coordinates&gt;&quot;;[.A780])+14;26);11))" office:value-type="float" office:value="48.83524">
            <text:p>48.83524000</text:p>
          </table:table-cell>
          <table:table-cell table:formula="of:=SQRT(([.H780]-[.H779])*([.H780]-[.H779])+([.I780]-[.I779])*([.I780]-[.I779]))" office:value-type="float" office:value="0.364895573143875">
            <text:p>0.364895573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217 &lt;br&gt; Longitude : <text:s text:c="6"/>38.241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083000, <text:s/>48.21700000&lt;/coordinates&gt;&lt;/Point&gt;&lt;/Placemark&gt;</text:p>
          </table:table-cell>
          <table:table-cell office:value-type="float" office:value="1070">
            <text:p>1070</text:p>
          </table:table-cell>
          <table:table-cell table:formula="of:=IF([.D7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1];162;10)" office:value-type="string" office:string-value="2022-07-03">
            <text:p>2022-07-03</text:p>
          </table:table-cell>
          <table:table-cell table:style-name="ce3" table:formula="of:=MID([.A781];183;9)" office:value-type="string" office:string-value="23:44 UTC">
            <text:p>23:44 UTC</text:p>
          </table:table-cell>
          <table:table-cell table:formula="of:=RIGHT([.A781];LEN([.A781])-FIND(&quot;&lt;/description&gt;&quot;;[.A781])+1)" office:value-type="string" office:string-value="&lt;/description&gt;&lt;Point&gt;&lt;coordinates&gt;  38.24083000,  48.21700000&lt;/coordinates&gt;&lt;/Point&gt;&lt;/Placemark&gt;">
            <text:p>&lt;/description&gt;&lt;Point&gt;&lt;coordinates&gt; <text:s/>38.24083000, <text:s/>48.21700000&lt;/coordinates&gt;&lt;/Point&gt;&lt;/Placemark&gt;</text:p>
          </table:table-cell>
          <table:table-cell office:value-type="float" office:value="1070">
            <text:p>1070</text:p>
          </table:table-cell>
          <table:table-cell table:style-name="ce4" table:formula="of:=VALUE(LEFT(MID([.A781];FIND(&quot;&lt;coordinates&gt;&quot;;[.A781])+15;26);11))" office:value-type="float" office:value="38.24083">
            <text:p>38.24083000</text:p>
          </table:table-cell>
          <table:table-cell table:style-name="ce4" table:formula="of:=VALUE(RIGHT(MID([.A781];FIND(&quot;&lt;coordinates&gt;&quot;;[.A781])+14;26);11))" office:value-type="float" office:value="48.217">
            <text:p>48.21700000</text:p>
          </table:table-cell>
          <table:table-cell table:formula="of:=SQRT(([.H781]-[.H780])*([.H781]-[.H780])+([.I781]-[.I780])*([.I781]-[.I780]))" office:value-type="float" office:value="0.618241430591642">
            <text:p>0.618241430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212 &lt;br&gt; Longitude : <text:s text:c="6"/>38.247&lt;br&gt;Date Acquired : 2022-07-03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681000, <text:s/>48.21184000&lt;/coordinates&gt;&lt;/Point&gt;&lt;/Placemark&gt;</text:p>
          </table:table-cell>
          <table:table-cell office:value-type="float" office:value="1066">
            <text:p>1066</text:p>
          </table:table-cell>
          <table:table-cell table:formula="of:=IF([.D7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2];162;10)" office:value-type="string" office:string-value="2022-07-03">
            <text:p>2022-07-03</text:p>
          </table:table-cell>
          <table:table-cell table:style-name="ce3" table:formula="of:=MID([.A782];183;9)" office:value-type="string" office:string-value="00:52 UTC">
            <text:p>00:52 UTC</text:p>
          </table:table-cell>
          <table:table-cell table:formula="of:=RIGHT([.A782];LEN([.A782])-FIND(&quot;&lt;/description&gt;&quot;;[.A782])+1)" office:value-type="string" office:string-value="&lt;/description&gt;&lt;Point&gt;&lt;coordinates&gt;  38.24681000,  48.21184000&lt;/coordinates&gt;&lt;/Point&gt;&lt;/Placemark&gt;">
            <text:p>&lt;/description&gt;&lt;Point&gt;&lt;coordinates&gt; <text:s/>38.24681000, <text:s/>48.21184000&lt;/coordinates&gt;&lt;/Point&gt;&lt;/Placemark&gt;</text:p>
          </table:table-cell>
          <table:table-cell office:value-type="float" office:value="1066">
            <text:p>1066</text:p>
          </table:table-cell>
          <table:table-cell table:style-name="ce4" table:formula="of:=VALUE(LEFT(MID([.A782];FIND(&quot;&lt;coordinates&gt;&quot;;[.A782])+15;26);11))" office:value-type="float" office:value="38.24681">
            <text:p>38.24681000</text:p>
          </table:table-cell>
          <table:table-cell table:style-name="ce4" table:formula="of:=VALUE(RIGHT(MID([.A782];FIND(&quot;&lt;coordinates&gt;&quot;;[.A782])+14;26);11))" office:value-type="float" office:value="48.21184">
            <text:p>48.21184000</text:p>
          </table:table-cell>
          <table:table-cell table:formula="of:=SQRT(([.H782]-[.H781])*([.H782]-[.H781])+([.I782]-[.I781])*([.I782]-[.I781]))" office:value-type="float" office:value="0.00789848086659553">
            <text:p>0.007898480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815 &lt;br&gt; Longitude : <text:s text:c="6"/>38.248&lt;br&gt;Date Acquired : 2022-07-03 &lt;br&gt;Time: 10:04 UTC&lt;br&gt;Confidence [0-100] : 69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849000, <text:s/>48.81521000&lt;/coordinates&gt;&lt;/Point&gt;&lt;/Placemark&gt;</text:p>
          </table:table-cell>
          <table:table-cell office:value-type="float" office:value="134">
            <text:p>134</text:p>
          </table:table-cell>
          <table:table-cell table:formula="of:=IF([.D78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3];162;10)" office:value-type="string" office:string-value="2022-07-03">
            <text:p>2022-07-03</text:p>
          </table:table-cell>
          <table:table-cell table:style-name="ce3" table:formula="of:=MID([.A783];183;9)" office:value-type="string" office:string-value="10:04 UTC">
            <text:p>10:04 UTC</text:p>
          </table:table-cell>
          <table:table-cell table:formula="of:=RIGHT([.A783];LEN([.A783])-FIND(&quot;&lt;/description&gt;&quot;;[.A783])+1)" office:value-type="string" office:string-value="&lt;/description&gt;&lt;Point&gt;&lt;coordinates&gt;  38.24849000,  48.81521000&lt;/coordinates&gt;&lt;/Point&gt;&lt;/Placemark&gt;">
            <text:p>&lt;/description&gt;&lt;Point&gt;&lt;coordinates&gt; <text:s/>38.24849000, <text:s/>48.81521000&lt;/coordinates&gt;&lt;/Point&gt;&lt;/Placemark&gt;</text:p>
          </table:table-cell>
          <table:table-cell office:value-type="float" office:value="134">
            <text:p>134</text:p>
          </table:table-cell>
          <table:table-cell table:style-name="ce4" table:formula="of:=VALUE(LEFT(MID([.A783];FIND(&quot;&lt;coordinates&gt;&quot;;[.A783])+15;26);11))" office:value-type="float" office:value="38.24849">
            <text:p>38.24849000</text:p>
          </table:table-cell>
          <table:table-cell table:style-name="ce4" table:formula="of:=VALUE(RIGHT(MID([.A783];FIND(&quot;&lt;coordinates&gt;&quot;;[.A783])+14;26);11))" office:value-type="float" office:value="48.81521">
            <text:p>48.81521000</text:p>
          </table:table-cell>
          <table:table-cell table:formula="of:=SQRT(([.H783]-[.H782])*([.H783]-[.H782])+([.I783]-[.I782])*([.I783]-[.I782]))" office:value-type="float" office:value="0.603372338858849">
            <text:p>0.60337233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21 &lt;br&gt; Longitude : <text:s text:c="6"/>38.257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669000, <text:s/>48.82065000&lt;/coordinates&gt;&lt;/Point&gt;&lt;/Placemark&gt;</text:p>
          </table:table-cell>
          <table:table-cell office:value-type="float" office:value="1310">
            <text:p>1310</text:p>
          </table:table-cell>
          <table:table-cell table:formula="of:=IF([.D78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4];162;10)" office:value-type="string" office:string-value="2022-07-03">
            <text:p>2022-07-03</text:p>
          </table:table-cell>
          <table:table-cell table:style-name="ce3" table:formula="of:=MID([.A784];183;9)" office:value-type="string" office:string-value="09:49 UTC">
            <text:p>09:49 UTC</text:p>
          </table:table-cell>
          <table:table-cell table:formula="of:=RIGHT([.A784];LEN([.A784])-FIND(&quot;&lt;/description&gt;&quot;;[.A784])+1)" office:value-type="string" office:string-value="&lt;/description&gt;&lt;Point&gt;&lt;coordinates&gt;  38.25669000,  48.82065000&lt;/coordinates&gt;&lt;/Point&gt;&lt;/Placemark&gt;">
            <text:p>&lt;/description&gt;&lt;Point&gt;&lt;coordinates&gt; <text:s/>38.25669000, <text:s/>48.82065000&lt;/coordinates&gt;&lt;/Point&gt;&lt;/Placemark&gt;</text:p>
          </table:table-cell>
          <table:table-cell office:value-type="float" office:value="1310">
            <text:p>1310</text:p>
          </table:table-cell>
          <table:table-cell table:style-name="ce4" table:formula="of:=VALUE(LEFT(MID([.A784];FIND(&quot;&lt;coordinates&gt;&quot;;[.A784])+15;26);11))" office:value-type="float" office:value="38.25669">
            <text:p>38.25669000</text:p>
          </table:table-cell>
          <table:table-cell table:style-name="ce4" table:formula="of:=VALUE(RIGHT(MID([.A784];FIND(&quot;&lt;coordinates&gt;&quot;;[.A784])+14;26);11))" office:value-type="float" office:value="48.82065">
            <text:p>48.82065000</text:p>
          </table:table-cell>
          <table:table-cell table:formula="of:=SQRT(([.H784]-[.H783])*([.H784]-[.H783])+([.I784]-[.I783])*([.I784]-[.I783]))" office:value-type="float" office:value="0.00984040649567066">
            <text:p>0.00984040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27 &lt;br&gt; Longitude : <text:s text:c="6"/>38.260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991000, <text:s/>48.82654000&lt;/coordinates&gt;&lt;/Point&gt;&lt;/Placemark&gt;</text:p>
          </table:table-cell>
          <table:table-cell office:value-type="float" office:value="1314">
            <text:p>1314</text:p>
          </table:table-cell>
          <table:table-cell table:formula="of:=IF([.D78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5];162;10)" office:value-type="string" office:string-value="2022-07-03">
            <text:p>2022-07-03</text:p>
          </table:table-cell>
          <table:table-cell table:style-name="ce3" table:formula="of:=MID([.A785];183;9)" office:value-type="string" office:string-value="09:49 UTC">
            <text:p>09:49 UTC</text:p>
          </table:table-cell>
          <table:table-cell table:formula="of:=RIGHT([.A785];LEN([.A785])-FIND(&quot;&lt;/description&gt;&quot;;[.A785])+1)" office:value-type="string" office:string-value="&lt;/description&gt;&lt;Point&gt;&lt;coordinates&gt;  38.25991000,  48.82654000&lt;/coordinates&gt;&lt;/Point&gt;&lt;/Placemark&gt;">
            <text:p>&lt;/description&gt;&lt;Point&gt;&lt;coordinates&gt; <text:s/>38.25991000, <text:s/>48.82654000&lt;/coordinates&gt;&lt;/Point&gt;&lt;/Placemark&gt;</text:p>
          </table:table-cell>
          <table:table-cell office:value-type="float" office:value="1314">
            <text:p>1314</text:p>
          </table:table-cell>
          <table:table-cell table:style-name="ce4" table:formula="of:=VALUE(LEFT(MID([.A785];FIND(&quot;&lt;coordinates&gt;&quot;;[.A785])+15;26);11))" office:value-type="float" office:value="38.25991">
            <text:p>38.25991000</text:p>
          </table:table-cell>
          <table:table-cell table:style-name="ce4" table:formula="of:=VALUE(RIGHT(MID([.A785];FIND(&quot;&lt;coordinates&gt;&quot;;[.A785])+14;26);11))" office:value-type="float" office:value="48.82654">
            <text:p>48.82654000</text:p>
          </table:table-cell>
          <table:table-cell table:formula="of:=SQRT(([.H785]-[.H784])*([.H785]-[.H784])+([.I785]-[.I784])*([.I785]-[.I784]))" office:value-type="float" office:value="0.0067127118216115">
            <text:p>0.006712711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20 &lt;br&gt; Longitude : <text:s text:c="6"/>38.276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7582000, <text:s/>48.41969000&lt;/coordinates&gt;&lt;/Point&gt;&lt;/Placemark&gt;</text:p>
          </table:table-cell>
          <table:table-cell office:value-type="float" office:value="1097">
            <text:p>1097</text:p>
          </table:table-cell>
          <table:table-cell table:formula="of:=IF([.D78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6];162;10)" office:value-type="string" office:string-value="2022-07-03">
            <text:p>2022-07-03</text:p>
          </table:table-cell>
          <table:table-cell table:style-name="ce3" table:formula="of:=MID([.A786];183;9)" office:value-type="string" office:string-value="10:41 UTC">
            <text:p>10:41 UTC</text:p>
          </table:table-cell>
          <table:table-cell table:formula="of:=RIGHT([.A786];LEN([.A786])-FIND(&quot;&lt;/description&gt;&quot;;[.A786])+1)" office:value-type="string" office:string-value="&lt;/description&gt;&lt;Point&gt;&lt;coordinates&gt;  38.27582000,  48.41969000&lt;/coordinates&gt;&lt;/Point&gt;&lt;/Placemark&gt;">
            <text:p>&lt;/description&gt;&lt;Point&gt;&lt;coordinates&gt; <text:s/>38.27582000, <text:s/>48.41969000&lt;/coordinates&gt;&lt;/Point&gt;&lt;/Placemark&gt;</text:p>
          </table:table-cell>
          <table:table-cell office:value-type="float" office:value="1097">
            <text:p>1097</text:p>
          </table:table-cell>
          <table:table-cell table:style-name="ce4" table:formula="of:=VALUE(LEFT(MID([.A786];FIND(&quot;&lt;coordinates&gt;&quot;;[.A786])+15;26);11))" office:value-type="float" office:value="38.27582">
            <text:p>38.27582000</text:p>
          </table:table-cell>
          <table:table-cell table:style-name="ce4" table:formula="of:=VALUE(RIGHT(MID([.A786];FIND(&quot;&lt;coordinates&gt;&quot;;[.A786])+14;26);11))" office:value-type="float" office:value="48.41969">
            <text:p>48.41969000</text:p>
          </table:table-cell>
          <table:table-cell table:formula="of:=SQRT(([.H786]-[.H785])*([.H786]-[.H785])+([.I786]-[.I785])*([.I786]-[.I785]))" office:value-type="float" office:value="0.407160963993356">
            <text:p>0.4071609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13 &lt;br&gt; Longitude : <text:s text:c="6"/>38.278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7819000, <text:s/>48.41271000&lt;/coordinates&gt;&lt;/Point&gt;&lt;/Placemark&gt;</text:p>
          </table:table-cell>
          <table:table-cell office:value-type="float" office:value="1084">
            <text:p>1084</text:p>
          </table:table-cell>
          <table:table-cell table:formula="of:=IF([.D78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7];162;10)" office:value-type="string" office:string-value="2022-07-03">
            <text:p>2022-07-03</text:p>
          </table:table-cell>
          <table:table-cell table:style-name="ce3" table:formula="of:=MID([.A787];183;9)" office:value-type="string" office:string-value="00:01 UTC">
            <text:p>00:01 UTC</text:p>
          </table:table-cell>
          <table:table-cell table:formula="of:=RIGHT([.A787];LEN([.A787])-FIND(&quot;&lt;/description&gt;&quot;;[.A787])+1)" office:value-type="string" office:string-value="&lt;/description&gt;&lt;Point&gt;&lt;coordinates&gt;  38.27819000,  48.41271000&lt;/coordinates&gt;&lt;/Point&gt;&lt;/Placemark&gt;">
            <text:p>&lt;/description&gt;&lt;Point&gt;&lt;coordinates&gt; <text:s/>38.27819000, <text:s/>48.41271000&lt;/coordinates&gt;&lt;/Point&gt;&lt;/Placemark&gt;</text:p>
          </table:table-cell>
          <table:table-cell office:value-type="float" office:value="1084">
            <text:p>1084</text:p>
          </table:table-cell>
          <table:table-cell table:style-name="ce4" table:formula="of:=VALUE(LEFT(MID([.A787];FIND(&quot;&lt;coordinates&gt;&quot;;[.A787])+15;26);11))" office:value-type="float" office:value="38.27819">
            <text:p>38.27819000</text:p>
          </table:table-cell>
          <table:table-cell table:style-name="ce4" table:formula="of:=VALUE(RIGHT(MID([.A787];FIND(&quot;&lt;coordinates&gt;&quot;;[.A787])+14;26);11))" office:value-type="float" office:value="48.41271">
            <text:p>48.41271000</text:p>
          </table:table-cell>
          <table:table-cell table:formula="of:=SQRT(([.H787]-[.H786])*([.H787]-[.H786])+([.I787]-[.I786])*([.I787]-[.I786]))" office:value-type="float" office:value="0.00737138385922726">
            <text:p>0.00737138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420 &lt;br&gt; Longitude : <text:s text:c="6"/>38.287&lt;br&gt;Date Acquired : 2022-07-03 &lt;br&gt;Time: 08:24 UTC&lt;br&gt;Confidence [0-100] : 60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8680000, <text:s/>48.41958000&lt;/coordinates&gt;&lt;/Point&gt;&lt;/Placemark&gt;</text:p>
          </table:table-cell>
          <table:table-cell office:value-type="float" office:value="115">
            <text:p>115</text:p>
          </table:table-cell>
          <table:table-cell table:formula="of:=IF([.D78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8];162;10)" office:value-type="string" office:string-value="2022-07-03">
            <text:p>2022-07-03</text:p>
          </table:table-cell>
          <table:table-cell table:style-name="ce3" table:formula="of:=MID([.A788];183;9)" office:value-type="string" office:string-value="08:24 UTC">
            <text:p>08:24 UTC</text:p>
          </table:table-cell>
          <table:table-cell table:formula="of:=RIGHT([.A788];LEN([.A788])-FIND(&quot;&lt;/description&gt;&quot;;[.A788])+1)" office:value-type="string" office:string-value="&lt;/description&gt;&lt;Point&gt;&lt;coordinates&gt;  38.28680000,  48.41958000&lt;/coordinates&gt;&lt;/Point&gt;&lt;/Placemark&gt;">
            <text:p>&lt;/description&gt;&lt;Point&gt;&lt;coordinates&gt; <text:s/>38.28680000, <text:s/>48.41958000&lt;/coordinates&gt;&lt;/Point&gt;&lt;/Placemark&gt;</text:p>
          </table:table-cell>
          <table:table-cell office:value-type="float" office:value="115">
            <text:p>115</text:p>
          </table:table-cell>
          <table:table-cell table:style-name="ce4" table:formula="of:=VALUE(LEFT(MID([.A788];FIND(&quot;&lt;coordinates&gt;&quot;;[.A788])+15;26);11))" office:value-type="float" office:value="38.2868">
            <text:p>38.28680000</text:p>
          </table:table-cell>
          <table:table-cell table:style-name="ce4" table:formula="of:=VALUE(RIGHT(MID([.A788];FIND(&quot;&lt;coordinates&gt;&quot;;[.A788])+14;26);11))" office:value-type="float" office:value="48.41958">
            <text:p>48.41958000</text:p>
          </table:table-cell>
          <table:table-cell table:formula="of:=SQRT(([.H788]-[.H787])*([.H788]-[.H787])+([.I788]-[.I787])*([.I788]-[.I787]))" office:value-type="float" office:value="0.0110149443938697">
            <text:p>0.011014944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18 &lt;br&gt; Longitude : <text:s text:c="6"/>38.291&lt;br&gt;Date Acquired : 2022-07-03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9111000, <text:s/>48.81783000&lt;/coordinates&gt;&lt;/Point&gt;&lt;/Placemark&gt;</text:p>
          </table:table-cell>
          <table:table-cell office:value-type="float" office:value="1306">
            <text:p>1306</text:p>
          </table:table-cell>
          <table:table-cell table:formula="of:=IF([.D78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89];162;10)" office:value-type="string" office:string-value="2022-07-03">
            <text:p>2022-07-03</text:p>
          </table:table-cell>
          <table:table-cell table:style-name="ce3" table:formula="of:=MID([.A789];183;9)" office:value-type="string" office:string-value="10:41 UTC">
            <text:p>10:41 UTC</text:p>
          </table:table-cell>
          <table:table-cell table:formula="of:=RIGHT([.A789];LEN([.A789])-FIND(&quot;&lt;/description&gt;&quot;;[.A789])+1)" office:value-type="string" office:string-value="&lt;/description&gt;&lt;Point&gt;&lt;coordinates&gt;  38.29111000,  48.81783000&lt;/coordinates&gt;&lt;/Point&gt;&lt;/Placemark&gt;">
            <text:p>&lt;/description&gt;&lt;Point&gt;&lt;coordinates&gt; <text:s/>38.29111000, <text:s/>48.81783000&lt;/coordinates&gt;&lt;/Point&gt;&lt;/Placemark&gt;</text:p>
          </table:table-cell>
          <table:table-cell office:value-type="float" office:value="1306">
            <text:p>1306</text:p>
          </table:table-cell>
          <table:table-cell table:style-name="ce4" table:formula="of:=VALUE(LEFT(MID([.A789];FIND(&quot;&lt;coordinates&gt;&quot;;[.A789])+15;26);11))" office:value-type="float" office:value="38.29111">
            <text:p>38.29111000</text:p>
          </table:table-cell>
          <table:table-cell table:style-name="ce4" table:formula="of:=VALUE(RIGHT(MID([.A789];FIND(&quot;&lt;coordinates&gt;&quot;;[.A789])+14;26);11))" office:value-type="float" office:value="48.81783">
            <text:p>48.81783000</text:p>
          </table:table-cell>
          <table:table-cell table:formula="of:=SQRT(([.H789]-[.H788])*([.H789]-[.H788])+([.I789]-[.I788])*([.I789]-[.I788]))" office:value-type="float" office:value="0.398273321476593">
            <text:p>0.398273321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15 &lt;br&gt; Longitude : <text:s text:c="6"/>38.300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9952000, <text:s/>48.81461000&lt;/coordinates&gt;&lt;/Point&gt;&lt;/Placemark&gt;</text:p>
          </table:table-cell>
          <table:table-cell office:value-type="float" office:value="1305">
            <text:p>1305</text:p>
          </table:table-cell>
          <table:table-cell table:formula="of:=IF([.D79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0];162;10)" office:value-type="string" office:string-value="2022-07-03">
            <text:p>2022-07-03</text:p>
          </table:table-cell>
          <table:table-cell table:style-name="ce3" table:formula="of:=MID([.A790];183;9)" office:value-type="string" office:string-value="10:41 UTC">
            <text:p>10:41 UTC</text:p>
          </table:table-cell>
          <table:table-cell table:formula="of:=RIGHT([.A790];LEN([.A790])-FIND(&quot;&lt;/description&gt;&quot;;[.A790])+1)" office:value-type="string" office:string-value="&lt;/description&gt;&lt;Point&gt;&lt;coordinates&gt;  38.29952000,  48.81461000&lt;/coordinates&gt;&lt;/Point&gt;&lt;/Placemark&gt;">
            <text:p>&lt;/description&gt;&lt;Point&gt;&lt;coordinates&gt; <text:s/>38.29952000, <text:s/>48.81461000&lt;/coordinates&gt;&lt;/Point&gt;&lt;/Placemark&gt;</text:p>
          </table:table-cell>
          <table:table-cell office:value-type="float" office:value="1305">
            <text:p>1305</text:p>
          </table:table-cell>
          <table:table-cell table:style-name="ce4" table:formula="of:=VALUE(LEFT(MID([.A790];FIND(&quot;&lt;coordinates&gt;&quot;;[.A790])+15;26);11))" office:value-type="float" office:value="38.29952">
            <text:p>38.29952000</text:p>
          </table:table-cell>
          <table:table-cell table:style-name="ce4" table:formula="of:=VALUE(RIGHT(MID([.A790];FIND(&quot;&lt;coordinates&gt;&quot;;[.A790])+14;26);11))" office:value-type="float" office:value="48.81461">
            <text:p>48.81461000</text:p>
          </table:table-cell>
          <table:table-cell table:formula="of:=SQRT(([.H790]-[.H789])*([.H790]-[.H789])+([.I790]-[.I789])*([.I790]-[.I789]))" office:value-type="float" office:value="0.00900535951530843">
            <text:p>0.00900535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61 &lt;br&gt; Longitude : <text:s text:c="6"/>38.304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0445000, <text:s/>49.06143000&lt;/coordinates&gt;&lt;/Point&gt;&lt;/Placemark&gt;</text:p>
          </table:table-cell>
          <table:table-cell office:value-type="float" office:value="1448">
            <text:p>1448</text:p>
          </table:table-cell>
          <table:table-cell table:formula="of:=IF([.D79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1];162;10)" office:value-type="string" office:string-value="2022-07-03">
            <text:p>2022-07-03</text:p>
          </table:table-cell>
          <table:table-cell table:style-name="ce3" table:formula="of:=MID([.A791];183;9)" office:value-type="string" office:string-value="10:41 UTC">
            <text:p>10:41 UTC</text:p>
          </table:table-cell>
          <table:table-cell table:formula="of:=RIGHT([.A791];LEN([.A791])-FIND(&quot;&lt;/description&gt;&quot;;[.A791])+1)" office:value-type="string" office:string-value="&lt;/description&gt;&lt;Point&gt;&lt;coordinates&gt;  38.30445000,  49.06143000&lt;/coordinates&gt;&lt;/Point&gt;&lt;/Placemark&gt;">
            <text:p>&lt;/description&gt;&lt;Point&gt;&lt;coordinates&gt; <text:s/>38.30445000, <text:s/>49.06143000&lt;/coordinates&gt;&lt;/Point&gt;&lt;/Placemark&gt;</text:p>
          </table:table-cell>
          <table:table-cell office:value-type="float" office:value="1448">
            <text:p>1448</text:p>
          </table:table-cell>
          <table:table-cell table:style-name="ce4" table:formula="of:=VALUE(LEFT(MID([.A791];FIND(&quot;&lt;coordinates&gt;&quot;;[.A791])+15;26);11))" office:value-type="float" office:value="38.30445">
            <text:p>38.30445000</text:p>
          </table:table-cell>
          <table:table-cell table:style-name="ce4" table:formula="of:=VALUE(RIGHT(MID([.A791];FIND(&quot;&lt;coordinates&gt;&quot;;[.A791])+14;26);11))" office:value-type="float" office:value="49.06143">
            <text:p>49.06143000</text:p>
          </table:table-cell>
          <table:table-cell table:formula="of:=SQRT(([.H791]-[.H790])*([.H791]-[.H790])+([.I791]-[.I790])*([.I791]-[.I790]))" office:value-type="float" office:value="0.246869231173105">
            <text:p>0.246869231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816 &lt;br&gt; Longitude : <text:s text:c="6"/>38.312&lt;br&gt;Date Acquired : 2022-07-03 &lt;br&gt;Time: 08:24 UTC&lt;br&gt;Confidence [0-100] : 78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1197000, <text:s/>48.81557000&lt;/coordinates&gt;&lt;/Point&gt;&lt;/Placemark&gt;</text:p>
          </table:table-cell>
          <table:table-cell office:value-type="float" office:value="135">
            <text:p>135</text:p>
          </table:table-cell>
          <table:table-cell table:formula="of:=IF([.D79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2];162;10)" office:value-type="string" office:string-value="2022-07-03">
            <text:p>2022-07-03</text:p>
          </table:table-cell>
          <table:table-cell table:style-name="ce3" table:formula="of:=MID([.A792];183;9)" office:value-type="string" office:string-value="08:24 UTC">
            <text:p>08:24 UTC</text:p>
          </table:table-cell>
          <table:table-cell table:formula="of:=RIGHT([.A792];LEN([.A792])-FIND(&quot;&lt;/description&gt;&quot;;[.A792])+1)" office:value-type="string" office:string-value="&lt;/description&gt;&lt;Point&gt;&lt;coordinates&gt;  38.31197000,  48.81557000&lt;/coordinates&gt;&lt;/Point&gt;&lt;/Placemark&gt;">
            <text:p>&lt;/description&gt;&lt;Point&gt;&lt;coordinates&gt; <text:s/>38.31197000, <text:s/>48.81557000&lt;/coordinates&gt;&lt;/Point&gt;&lt;/Placemark&gt;</text:p>
          </table:table-cell>
          <table:table-cell office:value-type="float" office:value="135">
            <text:p>135</text:p>
          </table:table-cell>
          <table:table-cell table:style-name="ce4" table:formula="of:=VALUE(LEFT(MID([.A792];FIND(&quot;&lt;coordinates&gt;&quot;;[.A792])+15;26);11))" office:value-type="float" office:value="38.31197">
            <text:p>38.31197000</text:p>
          </table:table-cell>
          <table:table-cell table:style-name="ce4" table:formula="of:=VALUE(RIGHT(MID([.A792];FIND(&quot;&lt;coordinates&gt;&quot;;[.A792])+14;26);11))" office:value-type="float" office:value="48.81557">
            <text:p>48.81557000</text:p>
          </table:table-cell>
          <table:table-cell table:formula="of:=SQRT(([.H792]-[.H791])*([.H792]-[.H791])+([.I792]-[.I791])*([.I792]-[.I791]))" office:value-type="float" office:value="0.245974978402276">
            <text:p>0.24597497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58 &lt;br&gt; Longitude : <text:s text:c="6"/>38.313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1306000, <text:s/>49.05821000&lt;/coordinates&gt;&lt;/Point&gt;&lt;/Placemark&gt;</text:p>
          </table:table-cell>
          <table:table-cell office:value-type="float" office:value="1443">
            <text:p>1443</text:p>
          </table:table-cell>
          <table:table-cell table:formula="of:=IF([.D79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3];162;10)" office:value-type="string" office:string-value="2022-07-03">
            <text:p>2022-07-03</text:p>
          </table:table-cell>
          <table:table-cell table:style-name="ce3" table:formula="of:=MID([.A793];183;9)" office:value-type="string" office:string-value="10:41 UTC">
            <text:p>10:41 UTC</text:p>
          </table:table-cell>
          <table:table-cell table:formula="of:=RIGHT([.A793];LEN([.A793])-FIND(&quot;&lt;/description&gt;&quot;;[.A793])+1)" office:value-type="string" office:string-value="&lt;/description&gt;&lt;Point&gt;&lt;coordinates&gt;  38.31306000,  49.05821000&lt;/coordinates&gt;&lt;/Point&gt;&lt;/Placemark&gt;">
            <text:p>&lt;/description&gt;&lt;Point&gt;&lt;coordinates&gt; <text:s/>38.31306000, <text:s/>49.05821000&lt;/coordinates&gt;&lt;/Point&gt;&lt;/Placemark&gt;</text:p>
          </table:table-cell>
          <table:table-cell office:value-type="float" office:value="1443">
            <text:p>1443</text:p>
          </table:table-cell>
          <table:table-cell table:style-name="ce4" table:formula="of:=VALUE(LEFT(MID([.A793];FIND(&quot;&lt;coordinates&gt;&quot;;[.A793])+15;26);11))" office:value-type="float" office:value="38.31306">
            <text:p>38.31306000</text:p>
          </table:table-cell>
          <table:table-cell table:style-name="ce4" table:formula="of:=VALUE(RIGHT(MID([.A793];FIND(&quot;&lt;coordinates&gt;&quot;;[.A793])+14;26);11))" office:value-type="float" office:value="49.05821">
            <text:p>49.05821000</text:p>
          </table:table-cell>
          <table:table-cell table:formula="of:=SQRT(([.H793]-[.H792])*([.H793]-[.H792])+([.I793]-[.I792])*([.I793]-[.I792]))" office:value-type="float" office:value="0.242642448264933">
            <text:p>0.24264244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801 &lt;br&gt; Longitude : <text:s text:c="6"/>38.315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1540000, <text:s/>48.80117000&lt;/coordinates&gt;&lt;/Point&gt;&lt;/Placemark&gt;</text:p>
          </table:table-cell>
          <table:table-cell office:value-type="float" office:value="1291">
            <text:p>1291</text:p>
          </table:table-cell>
          <table:table-cell table:formula="of:=IF([.D79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4];162;10)" office:value-type="string" office:string-value="2022-07-03">
            <text:p>2022-07-03</text:p>
          </table:table-cell>
          <table:table-cell table:style-name="ce3" table:formula="of:=MID([.A794];183;9)" office:value-type="string" office:string-value="09:49 UTC">
            <text:p>09:49 UTC</text:p>
          </table:table-cell>
          <table:table-cell table:formula="of:=RIGHT([.A794];LEN([.A794])-FIND(&quot;&lt;/description&gt;&quot;;[.A794])+1)" office:value-type="string" office:string-value="&lt;/description&gt;&lt;Point&gt;&lt;coordinates&gt;  38.31540000,  48.80117000&lt;/coordinates&gt;&lt;/Point&gt;&lt;/Placemark&gt;">
            <text:p>&lt;/description&gt;&lt;Point&gt;&lt;coordinates&gt; <text:s/>38.31540000, <text:s/>48.80117000&lt;/coordinates&gt;&lt;/Point&gt;&lt;/Placemark&gt;</text:p>
          </table:table-cell>
          <table:table-cell office:value-type="float" office:value="1291">
            <text:p>1291</text:p>
          </table:table-cell>
          <table:table-cell table:style-name="ce4" table:formula="of:=VALUE(LEFT(MID([.A794];FIND(&quot;&lt;coordinates&gt;&quot;;[.A794])+15;26);11))" office:value-type="float" office:value="38.3154">
            <text:p>38.31540000</text:p>
          </table:table-cell>
          <table:table-cell table:style-name="ce4" table:formula="of:=VALUE(RIGHT(MID([.A794];FIND(&quot;&lt;coordinates&gt;&quot;;[.A794])+14;26);11))" office:value-type="float" office:value="48.80117">
            <text:p>48.80117000</text:p>
          </table:table-cell>
          <table:table-cell table:formula="of:=SQRT(([.H794]-[.H793])*([.H794]-[.H793])+([.I794]-[.I793])*([.I794]-[.I793]))" office:value-type="float" office:value="0.257050651039833">
            <text:p>0.2570506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33 &lt;br&gt; Longitude : <text:s text:c="6"/>38.337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3698000, <text:s/>49.03259000&lt;/coordinates&gt;&lt;/Point&gt;&lt;/Placemark&gt;</text:p>
          </table:table-cell>
          <table:table-cell office:value-type="float" office:value="1411">
            <text:p>1411</text:p>
          </table:table-cell>
          <table:table-cell table:formula="of:=IF([.D79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5];162;10)" office:value-type="string" office:string-value="2022-07-03">
            <text:p>2022-07-03</text:p>
          </table:table-cell>
          <table:table-cell table:style-name="ce3" table:formula="of:=MID([.A795];183;9)" office:value-type="string" office:string-value="09:49 UTC">
            <text:p>09:49 UTC</text:p>
          </table:table-cell>
          <table:table-cell table:formula="of:=RIGHT([.A795];LEN([.A795])-FIND(&quot;&lt;/description&gt;&quot;;[.A795])+1)" office:value-type="string" office:string-value="&lt;/description&gt;&lt;Point&gt;&lt;coordinates&gt;  38.33698000,  49.03259000&lt;/coordinates&gt;&lt;/Point&gt;&lt;/Placemark&gt;">
            <text:p>&lt;/description&gt;&lt;Point&gt;&lt;coordinates&gt; <text:s/>38.33698000, <text:s/>49.03259000&lt;/coordinates&gt;&lt;/Point&gt;&lt;/Placemark&gt;</text:p>
          </table:table-cell>
          <table:table-cell office:value-type="float" office:value="1411">
            <text:p>1411</text:p>
          </table:table-cell>
          <table:table-cell table:style-name="ce4" table:formula="of:=VALUE(LEFT(MID([.A795];FIND(&quot;&lt;coordinates&gt;&quot;;[.A795])+15;26);11))" office:value-type="float" office:value="38.33698">
            <text:p>38.33698000</text:p>
          </table:table-cell>
          <table:table-cell table:style-name="ce4" table:formula="of:=VALUE(RIGHT(MID([.A795];FIND(&quot;&lt;coordinates&gt;&quot;;[.A795])+14;26);11))" office:value-type="float" office:value="49.03259">
            <text:p>49.03259000</text:p>
          </table:table-cell>
          <table:table-cell table:formula="of:=SQRT(([.H795]-[.H794])*([.H795]-[.H794])+([.I795]-[.I794])*([.I795]-[.I794]))" office:value-type="float" office:value="0.232423993597907">
            <text:p>0.23242399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89 &lt;br&gt; Longitude : <text:s text:c="6"/>38.352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203000, <text:s/>49.08884000&lt;/coordinates&gt;&lt;/Point&gt;&lt;/Placemark&gt;</text:p>
          </table:table-cell>
          <table:table-cell office:value-type="float" office:value="1457">
            <text:p>1457</text:p>
          </table:table-cell>
          <table:table-cell table:formula="of:=IF([.D79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6];162;10)" office:value-type="string" office:string-value="2022-07-03">
            <text:p>2022-07-03</text:p>
          </table:table-cell>
          <table:table-cell table:style-name="ce3" table:formula="of:=MID([.A796];183;9)" office:value-type="string" office:string-value="09:49 UTC">
            <text:p>09:49 UTC</text:p>
          </table:table-cell>
          <table:table-cell table:formula="of:=RIGHT([.A796];LEN([.A796])-FIND(&quot;&lt;/description&gt;&quot;;[.A796])+1)" office:value-type="string" office:string-value="&lt;/description&gt;&lt;Point&gt;&lt;coordinates&gt;  38.35203000,  49.08884000&lt;/coordinates&gt;&lt;/Point&gt;&lt;/Placemark&gt;">
            <text:p>&lt;/description&gt;&lt;Point&gt;&lt;coordinates&gt; <text:s/>38.35203000, <text:s/>49.08884000&lt;/coordinates&gt;&lt;/Point&gt;&lt;/Placemark&gt;</text:p>
          </table:table-cell>
          <table:table-cell office:value-type="float" office:value="1457">
            <text:p>1457</text:p>
          </table:table-cell>
          <table:table-cell table:style-name="ce4" table:formula="of:=VALUE(LEFT(MID([.A796];FIND(&quot;&lt;coordinates&gt;&quot;;[.A796])+15;26);11))" office:value-type="float" office:value="38.35203">
            <text:p>38.35203000</text:p>
          </table:table-cell>
          <table:table-cell table:style-name="ce4" table:formula="of:=VALUE(RIGHT(MID([.A796];FIND(&quot;&lt;coordinates&gt;&quot;;[.A796])+14;26);11))" office:value-type="float" office:value="49.08884">
            <text:p>49.08884000</text:p>
          </table:table-cell>
          <table:table-cell table:formula="of:=SQRT(([.H796]-[.H795])*([.H796]-[.H795])+([.I796]-[.I795])*([.I796]-[.I795]))" office:value-type="float" office:value="0.0582285582854316">
            <text:p>0.05822855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60 &lt;br&gt; Longitude : <text:s text:c="6"/>38.353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315000, <text:s/>49.06020000&lt;/coordinates&gt;&lt;/Point&gt;&lt;/Placemark&gt;</text:p>
          </table:table-cell>
          <table:table-cell office:value-type="float" office:value="1447">
            <text:p>1447</text:p>
          </table:table-cell>
          <table:table-cell table:formula="of:=IF([.D79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7];162;10)" office:value-type="string" office:string-value="2022-07-03">
            <text:p>2022-07-03</text:p>
          </table:table-cell>
          <table:table-cell table:style-name="ce3" table:formula="of:=MID([.A797];183;9)" office:value-type="string" office:string-value="00:01 UTC">
            <text:p>00:01 UTC</text:p>
          </table:table-cell>
          <table:table-cell table:formula="of:=RIGHT([.A797];LEN([.A797])-FIND(&quot;&lt;/description&gt;&quot;;[.A797])+1)" office:value-type="string" office:string-value="&lt;/description&gt;&lt;Point&gt;&lt;coordinates&gt;  38.35315000,  49.06020000&lt;/coordinates&gt;&lt;/Point&gt;&lt;/Placemark&gt;">
            <text:p>&lt;/description&gt;&lt;Point&gt;&lt;coordinates&gt; <text:s/>38.35315000, <text:s/>49.06020000&lt;/coordinates&gt;&lt;/Point&gt;&lt;/Placemark&gt;</text:p>
          </table:table-cell>
          <table:table-cell office:value-type="float" office:value="1447">
            <text:p>1447</text:p>
          </table:table-cell>
          <table:table-cell table:style-name="ce4" table:formula="of:=VALUE(LEFT(MID([.A797];FIND(&quot;&lt;coordinates&gt;&quot;;[.A797])+15;26);11))" office:value-type="float" office:value="38.35315">
            <text:p>38.35315000</text:p>
          </table:table-cell>
          <table:table-cell table:style-name="ce4" table:formula="of:=VALUE(RIGHT(MID([.A797];FIND(&quot;&lt;coordinates&gt;&quot;;[.A797])+14;26);11))" office:value-type="float" office:value="49.0602">
            <text:p>49.06020000</text:p>
          </table:table-cell>
          <table:table-cell table:formula="of:=SQRT(([.H797]-[.H796])*([.H797]-[.H796])+([.I797]-[.I796])*([.I797]-[.I796]))" office:value-type="float" office:value="0.0286618910750801">
            <text:p>0.028661891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9.088 &lt;br&gt; Longitude : <text:s text:c="6"/>38.354&lt;br&gt;Date Acquired : 2022-07-03 &lt;br&gt;Time: 08:24 UTC&lt;br&gt;Confidence [0-100] : 49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377000, <text:s/>49.08807000&lt;/coordinates&gt;&lt;/Point&gt;&lt;/Placemark&gt;</text:p>
          </table:table-cell>
          <table:table-cell office:value-type="float" office:value="147">
            <text:p>147</text:p>
          </table:table-cell>
          <table:table-cell table:formula="of:=IF([.D79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8];162;10)" office:value-type="string" office:string-value="2022-07-03">
            <text:p>2022-07-03</text:p>
          </table:table-cell>
          <table:table-cell table:style-name="ce3" table:formula="of:=MID([.A798];183;9)" office:value-type="string" office:string-value="08:24 UTC">
            <text:p>08:24 UTC</text:p>
          </table:table-cell>
          <table:table-cell table:formula="of:=RIGHT([.A798];LEN([.A798])-FIND(&quot;&lt;/description&gt;&quot;;[.A798])+1)" office:value-type="string" office:string-value="&lt;/description&gt;&lt;Point&gt;&lt;coordinates&gt;  38.35377000,  49.08807000&lt;/coordinates&gt;&lt;/Point&gt;&lt;/Placemark&gt;">
            <text:p>&lt;/description&gt;&lt;Point&gt;&lt;coordinates&gt; <text:s/>38.35377000, <text:s/>49.08807000&lt;/coordinates&gt;&lt;/Point&gt;&lt;/Placemark&gt;</text:p>
          </table:table-cell>
          <table:table-cell office:value-type="float" office:value="147">
            <text:p>147</text:p>
          </table:table-cell>
          <table:table-cell table:style-name="ce4" table:formula="of:=VALUE(LEFT(MID([.A798];FIND(&quot;&lt;coordinates&gt;&quot;;[.A798])+15;26);11))" office:value-type="float" office:value="38.35377">
            <text:p>38.35377000</text:p>
          </table:table-cell>
          <table:table-cell table:style-name="ce4" table:formula="of:=VALUE(RIGHT(MID([.A798];FIND(&quot;&lt;coordinates&gt;&quot;;[.A798])+14;26);11))" office:value-type="float" office:value="49.08807">
            <text:p>49.08807000</text:p>
          </table:table-cell>
          <table:table-cell table:formula="of:=SQRT(([.H798]-[.H797])*([.H798]-[.H797])+([.I798]-[.I797])*([.I798]-[.I797]))" office:value-type="float" office:value="0.0278768954512514">
            <text:p>0.02787689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62 &lt;br&gt; Longitude : <text:s text:c="6"/>38.356&lt;br&gt;Date Acquired : 2022-07-03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619000, <text:s/>49.06155000&lt;/coordinates&gt;&lt;/Point&gt;&lt;/Placemark&gt;</text:p>
          </table:table-cell>
          <table:table-cell office:value-type="float" office:value="1449">
            <text:p>1449</text:p>
          </table:table-cell>
          <table:table-cell table:formula="of:=IF([.D79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799];162;10)" office:value-type="string" office:string-value="2022-07-03">
            <text:p>2022-07-03</text:p>
          </table:table-cell>
          <table:table-cell table:style-name="ce3" table:formula="of:=MID([.A799];183;9)" office:value-type="string" office:string-value="00:52 UTC">
            <text:p>00:52 UTC</text:p>
          </table:table-cell>
          <table:table-cell table:formula="of:=RIGHT([.A799];LEN([.A799])-FIND(&quot;&lt;/description&gt;&quot;;[.A799])+1)" office:value-type="string" office:string-value="&lt;/description&gt;&lt;Point&gt;&lt;coordinates&gt;  38.35619000,  49.06155000&lt;/coordinates&gt;&lt;/Point&gt;&lt;/Placemark&gt;">
            <text:p>&lt;/description&gt;&lt;Point&gt;&lt;coordinates&gt; <text:s/>38.35619000, <text:s/>49.06155000&lt;/coordinates&gt;&lt;/Point&gt;&lt;/Placemark&gt;</text:p>
          </table:table-cell>
          <table:table-cell office:value-type="float" office:value="1449">
            <text:p>1449</text:p>
          </table:table-cell>
          <table:table-cell table:style-name="ce4" table:formula="of:=VALUE(LEFT(MID([.A799];FIND(&quot;&lt;coordinates&gt;&quot;;[.A799])+15;26);11))" office:value-type="float" office:value="38.35619">
            <text:p>38.35619000</text:p>
          </table:table-cell>
          <table:table-cell table:style-name="ce4" table:formula="of:=VALUE(RIGHT(MID([.A799];FIND(&quot;&lt;coordinates&gt;&quot;;[.A799])+14;26);11))" office:value-type="float" office:value="49.06155">
            <text:p>49.06155000</text:p>
          </table:table-cell>
          <table:table-cell table:formula="of:=SQRT(([.H799]-[.H798])*([.H799]-[.H798])+([.I799]-[.I798])*([.I799]-[.I798]))" office:value-type="float" office:value="0.0266301858799421">
            <text:p>0.02663018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89 &lt;br&gt; Longitude : <text:s text:c="6"/>38.359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914000, <text:s/>49.08881000&lt;/coordinates&gt;&lt;/Point&gt;&lt;/Placemark&gt;</text:p>
          </table:table-cell>
          <table:table-cell office:value-type="float" office:value="1459">
            <text:p>1459</text:p>
          </table:table-cell>
          <table:table-cell table:formula="of:=IF([.D80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0];162;10)" office:value-type="string" office:string-value="2022-07-03">
            <text:p>2022-07-03</text:p>
          </table:table-cell>
          <table:table-cell table:style-name="ce3" table:formula="of:=MID([.A800];183;9)" office:value-type="string" office:string-value="00:01 UTC">
            <text:p>00:01 UTC</text:p>
          </table:table-cell>
          <table:table-cell table:formula="of:=RIGHT([.A800];LEN([.A800])-FIND(&quot;&lt;/description&gt;&quot;;[.A800])+1)" office:value-type="string" office:string-value="&lt;/description&gt;&lt;Point&gt;&lt;coordinates&gt;  38.35914000,  49.08881000&lt;/coordinates&gt;&lt;/Point&gt;&lt;/Placemark&gt;">
            <text:p>&lt;/description&gt;&lt;Point&gt;&lt;coordinates&gt; <text:s/>38.35914000, <text:s/>49.08881000&lt;/coordinates&gt;&lt;/Point&gt;&lt;/Placemark&gt;</text:p>
          </table:table-cell>
          <table:table-cell office:value-type="float" office:value="1459">
            <text:p>1459</text:p>
          </table:table-cell>
          <table:table-cell table:style-name="ce4" table:formula="of:=VALUE(LEFT(MID([.A800];FIND(&quot;&lt;coordinates&gt;&quot;;[.A800])+15;26);11))" office:value-type="float" office:value="38.35914">
            <text:p>38.35914000</text:p>
          </table:table-cell>
          <table:table-cell table:style-name="ce4" table:formula="of:=VALUE(RIGHT(MID([.A800];FIND(&quot;&lt;coordinates&gt;&quot;;[.A800])+14;26);11))" office:value-type="float" office:value="49.08881">
            <text:p>49.08881000</text:p>
          </table:table-cell>
          <table:table-cell table:formula="of:=SQRT(([.H800]-[.H799])*([.H800]-[.H799])+([.I800]-[.I799])*([.I800]-[.I799]))" office:value-type="float" office:value="0.0274191557127546">
            <text:p>0.02741915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53 &lt;br&gt; Longitude : <text:s text:c="6"/>38.366&lt;br&gt;Date Acquired : 2022-07-03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6589000, <text:s/>49.05293000&lt;/coordinates&gt;&lt;/Point&gt;&lt;/Placemark&gt;</text:p>
          </table:table-cell>
          <table:table-cell office:value-type="float" office:value="1441">
            <text:p>1441</text:p>
          </table:table-cell>
          <table:table-cell table:formula="of:=IF([.D80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1];162;10)" office:value-type="string" office:string-value="2022-07-03">
            <text:p>2022-07-03</text:p>
          </table:table-cell>
          <table:table-cell table:style-name="ce3" table:formula="of:=MID([.A801];183;9)" office:value-type="string" office:string-value="09:00 UTC">
            <text:p>09:00 UTC</text:p>
          </table:table-cell>
          <table:table-cell table:formula="of:=RIGHT([.A801];LEN([.A801])-FIND(&quot;&lt;/description&gt;&quot;;[.A801])+1)" office:value-type="string" office:string-value="&lt;/description&gt;&lt;Point&gt;&lt;coordinates&gt;  38.36589000,  49.05293000&lt;/coordinates&gt;&lt;/Point&gt;&lt;/Placemark&gt;">
            <text:p>&lt;/description&gt;&lt;Point&gt;&lt;coordinates&gt; <text:s/>38.36589000, <text:s/>49.05293000&lt;/coordinates&gt;&lt;/Point&gt;&lt;/Placemark&gt;</text:p>
          </table:table-cell>
          <table:table-cell office:value-type="float" office:value="1441">
            <text:p>1441</text:p>
          </table:table-cell>
          <table:table-cell table:style-name="ce4" table:formula="of:=VALUE(LEFT(MID([.A801];FIND(&quot;&lt;coordinates&gt;&quot;;[.A801])+15;26);11))" office:value-type="float" office:value="38.36589">
            <text:p>38.36589000</text:p>
          </table:table-cell>
          <table:table-cell table:style-name="ce4" table:formula="of:=VALUE(RIGHT(MID([.A801];FIND(&quot;&lt;coordinates&gt;&quot;;[.A801])+14;26);11))" office:value-type="float" office:value="49.05293">
            <text:p>49.05293000</text:p>
          </table:table-cell>
          <table:table-cell table:formula="of:=SQRT(([.H801]-[.H800])*([.H801]-[.H800])+([.I801]-[.I800])*([.I801]-[.I800]))" office:value-type="float" office:value="0.0365094083764715">
            <text:p>0.03650940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89 &lt;br&gt; Longitude : <text:s text:c="6"/>38.366&lt;br&gt;Date Acquired : 2022-07-03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6627000, <text:s/>49.08852000&lt;/coordinates&gt;&lt;/Point&gt;&lt;/Placemark&gt;</text:p>
          </table:table-cell>
          <table:table-cell office:value-type="float" office:value="1461">
            <text:p>1461</text:p>
          </table:table-cell>
          <table:table-cell table:formula="of:=IF([.D80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2];162;10)" office:value-type="string" office:string-value="2022-07-03">
            <text:p>2022-07-03</text:p>
          </table:table-cell>
          <table:table-cell table:style-name="ce3" table:formula="of:=MID([.A802];183;9)" office:value-type="string" office:string-value="00:52 UTC">
            <text:p>00:52 UTC</text:p>
          </table:table-cell>
          <table:table-cell table:formula="of:=RIGHT([.A802];LEN([.A802])-FIND(&quot;&lt;/description&gt;&quot;;[.A802])+1)" office:value-type="string" office:string-value="&lt;/description&gt;&lt;Point&gt;&lt;coordinates&gt;  38.36627000,  49.08852000&lt;/coordinates&gt;&lt;/Point&gt;&lt;/Placemark&gt;">
            <text:p>&lt;/description&gt;&lt;Point&gt;&lt;coordinates&gt; <text:s/>38.36627000, <text:s/>49.08852000&lt;/coordinates&gt;&lt;/Point&gt;&lt;/Placemark&gt;</text:p>
          </table:table-cell>
          <table:table-cell office:value-type="float" office:value="1461">
            <text:p>1461</text:p>
          </table:table-cell>
          <table:table-cell table:style-name="ce4" table:formula="of:=VALUE(LEFT(MID([.A802];FIND(&quot;&lt;coordinates&gt;&quot;;[.A802])+15;26);11))" office:value-type="float" office:value="38.36627">
            <text:p>38.36627000</text:p>
          </table:table-cell>
          <table:table-cell table:style-name="ce4" table:formula="of:=VALUE(RIGHT(MID([.A802];FIND(&quot;&lt;coordinates&gt;&quot;;[.A802])+14;26);11))" office:value-type="float" office:value="49.08852">
            <text:p>49.08852000</text:p>
          </table:table-cell>
          <table:table-cell table:formula="of:=SQRT(([.H802]-[.H801])*([.H802]-[.H801])+([.I802]-[.I801])*([.I802]-[.I801]))" office:value-type="float" office:value="0.0355920286019206">
            <text:p>0.035592028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066 &lt;br&gt; Longitude : <text:s text:c="6"/>38.376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7638000, <text:s/>49.06646000&lt;/coordinates&gt;&lt;/Point&gt;&lt;/Placemark&gt;</text:p>
          </table:table-cell>
          <table:table-cell office:value-type="float" office:value="1451">
            <text:p>1451</text:p>
          </table:table-cell>
          <table:table-cell table:formula="of:=IF([.D80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3];162;10)" office:value-type="string" office:string-value="2022-07-03">
            <text:p>2022-07-03</text:p>
          </table:table-cell>
          <table:table-cell table:style-name="ce3" table:formula="of:=MID([.A803];183;9)" office:value-type="string" office:string-value="09:49 UTC">
            <text:p>09:49 UTC</text:p>
          </table:table-cell>
          <table:table-cell table:formula="of:=RIGHT([.A803];LEN([.A803])-FIND(&quot;&lt;/description&gt;&quot;;[.A803])+1)" office:value-type="string" office:string-value="&lt;/description&gt;&lt;Point&gt;&lt;coordinates&gt;  38.37638000,  49.06646000&lt;/coordinates&gt;&lt;/Point&gt;&lt;/Placemark&gt;">
            <text:p>&lt;/description&gt;&lt;Point&gt;&lt;coordinates&gt; <text:s/>38.37638000, <text:s/>49.06646000&lt;/coordinates&gt;&lt;/Point&gt;&lt;/Placemark&gt;</text:p>
          </table:table-cell>
          <table:table-cell office:value-type="float" office:value="1451">
            <text:p>1451</text:p>
          </table:table-cell>
          <table:table-cell table:style-name="ce4" table:formula="of:=VALUE(LEFT(MID([.A803];FIND(&quot;&lt;coordinates&gt;&quot;;[.A803])+15;26);11))" office:value-type="float" office:value="38.37638">
            <text:p>38.37638000</text:p>
          </table:table-cell>
          <table:table-cell table:style-name="ce4" table:formula="of:=VALUE(RIGHT(MID([.A803];FIND(&quot;&lt;coordinates&gt;&quot;;[.A803])+14;26);11))" office:value-type="float" office:value="49.06646">
            <text:p>49.06646000</text:p>
          </table:table-cell>
          <table:table-cell table:formula="of:=SQRT(([.H803]-[.H802])*([.H803]-[.H802])+([.I803]-[.I802])*([.I803]-[.I802]))" office:value-type="float" office:value="0.024266349127961">
            <text:p>0.024266349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656 &lt;br&gt; Longitude : <text:s text:c="6"/>38.377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7655000, <text:s/>48.65620000&lt;/coordinates&gt;&lt;/Point&gt;&lt;/Placemark&gt;</text:p>
          </table:table-cell>
          <table:table-cell office:value-type="float" office:value="1244">
            <text:p>1244</text:p>
          </table:table-cell>
          <table:table-cell table:formula="of:=IF([.D80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4];162;10)" office:value-type="string" office:string-value="2022-07-03">
            <text:p>2022-07-03</text:p>
          </table:table-cell>
          <table:table-cell table:style-name="ce3" table:formula="of:=MID([.A804];183;9)" office:value-type="string" office:string-value="23:44 UTC">
            <text:p>23:44 UTC</text:p>
          </table:table-cell>
          <table:table-cell table:formula="of:=RIGHT([.A804];LEN([.A804])-FIND(&quot;&lt;/description&gt;&quot;;[.A804])+1)" office:value-type="string" office:string-value="&lt;/description&gt;&lt;Point&gt;&lt;coordinates&gt;  38.37655000,  48.65620000&lt;/coordinates&gt;&lt;/Point&gt;&lt;/Placemark&gt;">
            <text:p>&lt;/description&gt;&lt;Point&gt;&lt;coordinates&gt; <text:s/>38.37655000, <text:s/>48.65620000&lt;/coordinates&gt;&lt;/Point&gt;&lt;/Placemark&gt;</text:p>
          </table:table-cell>
          <table:table-cell office:value-type="float" office:value="1244">
            <text:p>1244</text:p>
          </table:table-cell>
          <table:table-cell table:style-name="ce4" table:formula="of:=VALUE(LEFT(MID([.A804];FIND(&quot;&lt;coordinates&gt;&quot;;[.A804])+15;26);11))" office:value-type="float" office:value="38.37655">
            <text:p>38.37655000</text:p>
          </table:table-cell>
          <table:table-cell table:style-name="ce4" table:formula="of:=VALUE(RIGHT(MID([.A804];FIND(&quot;&lt;coordinates&gt;&quot;;[.A804])+14;26);11))" office:value-type="float" office:value="48.6562">
            <text:p>48.65620000</text:p>
          </table:table-cell>
          <table:table-cell table:formula="of:=SQRT(([.H804]-[.H803])*([.H804]-[.H803])+([.I804]-[.I803])*([.I804]-[.I803]))" office:value-type="float" office:value="0.410260035221566">
            <text:p>0.41026003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553 &lt;br&gt; Longitude : <text:s text:c="6"/>38.389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8879000, <text:s/>47.55338000&lt;/coordinates&gt;&lt;/Point&gt;&lt;/Placemark&gt;</text:p>
          </table:table-cell>
          <table:table-cell office:value-type="float" office:value="847">
            <text:p>847</text:p>
          </table:table-cell>
          <table:table-cell table:formula="of:=IF([.D80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5];162;10)" office:value-type="string" office:string-value="2022-07-03">
            <text:p>2022-07-03</text:p>
          </table:table-cell>
          <table:table-cell table:style-name="ce3" table:formula="of:=MID([.A805];183;9)" office:value-type="string" office:string-value="09:49 UTC">
            <text:p>09:49 UTC</text:p>
          </table:table-cell>
          <table:table-cell table:formula="of:=RIGHT([.A805];LEN([.A805])-FIND(&quot;&lt;/description&gt;&quot;;[.A805])+1)" office:value-type="string" office:string-value="&lt;/description&gt;&lt;Point&gt;&lt;coordinates&gt;  38.38879000,  47.55338000&lt;/coordinates&gt;&lt;/Point&gt;&lt;/Placemark&gt;">
            <text:p>&lt;/description&gt;&lt;Point&gt;&lt;coordinates&gt; <text:s/>38.38879000, <text:s/>47.55338000&lt;/coordinates&gt;&lt;/Point&gt;&lt;/Placemark&gt;</text:p>
          </table:table-cell>
          <table:table-cell office:value-type="float" office:value="847">
            <text:p>847</text:p>
          </table:table-cell>
          <table:table-cell table:style-name="ce4" table:formula="of:=VALUE(LEFT(MID([.A805];FIND(&quot;&lt;coordinates&gt;&quot;;[.A805])+15;26);11))" office:value-type="float" office:value="38.38879">
            <text:p>38.38879000</text:p>
          </table:table-cell>
          <table:table-cell table:style-name="ce4" table:formula="of:=VALUE(RIGHT(MID([.A805];FIND(&quot;&lt;coordinates&gt;&quot;;[.A805])+14;26);11))" office:value-type="float" office:value="47.55338">
            <text:p>47.55338000</text:p>
          </table:table-cell>
          <table:table-cell table:formula="of:=SQRT(([.H805]-[.H804])*([.H805]-[.H804])+([.I805]-[.I804])*([.I805]-[.I804]))" office:value-type="float" office:value="1.10288792268299">
            <text:p>1.10288792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914 &lt;br&gt; Longitude : <text:s text:c="6"/>38.435&lt;br&gt;Date Acquired : 2022-07-03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3505000, <text:s/>48.91355000&lt;/coordinates&gt;&lt;/Point&gt;&lt;/Placemark&gt;</text:p>
          </table:table-cell>
          <table:table-cell office:value-type="float" office:value="1357">
            <text:p>1357</text:p>
          </table:table-cell>
          <table:table-cell table:formula="of:=IF([.D80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6];162;10)" office:value-type="string" office:string-value="2022-07-03">
            <text:p>2022-07-03</text:p>
          </table:table-cell>
          <table:table-cell table:style-name="ce3" table:formula="of:=MID([.A806];183;9)" office:value-type="string" office:string-value="00:52 UTC">
            <text:p>00:52 UTC</text:p>
          </table:table-cell>
          <table:table-cell table:formula="of:=RIGHT([.A806];LEN([.A806])-FIND(&quot;&lt;/description&gt;&quot;;[.A806])+1)" office:value-type="string" office:string-value="&lt;/description&gt;&lt;Point&gt;&lt;coordinates&gt;  38.43505000,  48.91355000&lt;/coordinates&gt;&lt;/Point&gt;&lt;/Placemark&gt;">
            <text:p>&lt;/description&gt;&lt;Point&gt;&lt;coordinates&gt; <text:s/>38.43505000, <text:s/>48.91355000&lt;/coordinates&gt;&lt;/Point&gt;&lt;/Placemark&gt;</text:p>
          </table:table-cell>
          <table:table-cell office:value-type="float" office:value="1357">
            <text:p>1357</text:p>
          </table:table-cell>
          <table:table-cell table:style-name="ce4" table:formula="of:=VALUE(LEFT(MID([.A806];FIND(&quot;&lt;coordinates&gt;&quot;;[.A806])+15;26);11))" office:value-type="float" office:value="38.43505">
            <text:p>38.43505000</text:p>
          </table:table-cell>
          <table:table-cell table:style-name="ce4" table:formula="of:=VALUE(RIGHT(MID([.A806];FIND(&quot;&lt;coordinates&gt;&quot;;[.A806])+14;26);11))" office:value-type="float" office:value="48.91355">
            <text:p>48.91355000</text:p>
          </table:table-cell>
          <table:table-cell table:formula="of:=SQRT(([.H806]-[.H805])*([.H806]-[.H805])+([.I806]-[.I805])*([.I806]-[.I805]))" office:value-type="float" office:value="1.36095643446071">
            <text:p>1.36095643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91 &lt;br&gt; Longitude : <text:s text:c="6"/>38.437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3652000, <text:s/>48.09128000&lt;/coordinates&gt;&lt;/Point&gt;&lt;/Placemark&gt;</text:p>
          </table:table-cell>
          <table:table-cell office:value-type="float" office:value="1046">
            <text:p>1046</text:p>
          </table:table-cell>
          <table:table-cell table:formula="of:=IF([.D80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7];162;10)" office:value-type="string" office:string-value="2022-07-03">
            <text:p>2022-07-03</text:p>
          </table:table-cell>
          <table:table-cell table:style-name="ce3" table:formula="of:=MID([.A807];183;9)" office:value-type="string" office:string-value="23:44 UTC">
            <text:p>23:44 UTC</text:p>
          </table:table-cell>
          <table:table-cell table:formula="of:=RIGHT([.A807];LEN([.A807])-FIND(&quot;&lt;/description&gt;&quot;;[.A807])+1)" office:value-type="string" office:string-value="&lt;/description&gt;&lt;Point&gt;&lt;coordinates&gt;  38.43652000,  48.09128000&lt;/coordinates&gt;&lt;/Point&gt;&lt;/Placemark&gt;">
            <text:p>&lt;/description&gt;&lt;Point&gt;&lt;coordinates&gt; <text:s/>38.43652000, <text:s/>48.09128000&lt;/coordinates&gt;&lt;/Point&gt;&lt;/Placemark&gt;</text:p>
          </table:table-cell>
          <table:table-cell office:value-type="float" office:value="1046">
            <text:p>1046</text:p>
          </table:table-cell>
          <table:table-cell table:style-name="ce4" table:formula="of:=VALUE(LEFT(MID([.A807];FIND(&quot;&lt;coordinates&gt;&quot;;[.A807])+15;26);11))" office:value-type="float" office:value="38.43652">
            <text:p>38.43652000</text:p>
          </table:table-cell>
          <table:table-cell table:style-name="ce4" table:formula="of:=VALUE(RIGHT(MID([.A807];FIND(&quot;&lt;coordinates&gt;&quot;;[.A807])+14;26);11))" office:value-type="float" office:value="48.09128">
            <text:p>48.09128000</text:p>
          </table:table-cell>
          <table:table-cell table:formula="of:=SQRT(([.H807]-[.H806])*([.H807]-[.H806])+([.I807]-[.I806])*([.I807]-[.I806]))" office:value-type="float" office:value="0.822271313983411">
            <text:p>0.82227131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87 &lt;br&gt; Longitude : <text:s text:c="6"/>38.441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4072000, <text:s/>48.08685000&lt;/coordinates&gt;&lt;/Point&gt;&lt;/Placemark&gt;</text:p>
          </table:table-cell>
          <table:table-cell office:value-type="float" office:value="1042">
            <text:p>1042</text:p>
          </table:table-cell>
          <table:table-cell table:formula="of:=IF([.D80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8];162;10)" office:value-type="string" office:string-value="2022-07-03">
            <text:p>2022-07-03</text:p>
          </table:table-cell>
          <table:table-cell table:style-name="ce3" table:formula="of:=MID([.A808];183;9)" office:value-type="string" office:string-value="23:44 UTC">
            <text:p>23:44 UTC</text:p>
          </table:table-cell>
          <table:table-cell table:formula="of:=RIGHT([.A808];LEN([.A808])-FIND(&quot;&lt;/description&gt;&quot;;[.A808])+1)" office:value-type="string" office:string-value="&lt;/description&gt;&lt;Point&gt;&lt;coordinates&gt;  38.44072000,  48.08685000&lt;/coordinates&gt;&lt;/Point&gt;&lt;/Placemark&gt;">
            <text:p>&lt;/description&gt;&lt;Point&gt;&lt;coordinates&gt; <text:s/>38.44072000, <text:s/>48.08685000&lt;/coordinates&gt;&lt;/Point&gt;&lt;/Placemark&gt;</text:p>
          </table:table-cell>
          <table:table-cell office:value-type="float" office:value="1042">
            <text:p>1042</text:p>
          </table:table-cell>
          <table:table-cell table:style-name="ce4" table:formula="of:=VALUE(LEFT(MID([.A808];FIND(&quot;&lt;coordinates&gt;&quot;;[.A808])+15;26);11))" office:value-type="float" office:value="38.44072">
            <text:p>38.44072000</text:p>
          </table:table-cell>
          <table:table-cell table:style-name="ce4" table:formula="of:=VALUE(RIGHT(MID([.A808];FIND(&quot;&lt;coordinates&gt;&quot;;[.A808])+14;26);11))" office:value-type="float" office:value="48.08685">
            <text:p>48.08685000</text:p>
          </table:table-cell>
          <table:table-cell table:formula="of:=SQRT(([.H808]-[.H807])*([.H808]-[.H807])+([.I808]-[.I807])*([.I808]-[.I807]))" office:value-type="float" office:value="0.0061044983413849">
            <text:p>0.006104498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96 &lt;br&gt; Longitude : <text:s text:c="6"/>38.520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2032000, <text:s/>48.49573000&lt;/coordinates&gt;&lt;/Point&gt;&lt;/Placemark&gt;</text:p>
          </table:table-cell>
          <table:table-cell office:value-type="float" office:value="1179">
            <text:p>1179</text:p>
          </table:table-cell>
          <table:table-cell table:formula="of:=IF([.D80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09];162;10)" office:value-type="string" office:string-value="2022-07-03">
            <text:p>2022-07-03</text:p>
          </table:table-cell>
          <table:table-cell table:style-name="ce3" table:formula="of:=MID([.A809];183;9)" office:value-type="string" office:string-value="00:01 UTC">
            <text:p>00:01 UTC</text:p>
          </table:table-cell>
          <table:table-cell table:formula="of:=RIGHT([.A809];LEN([.A809])-FIND(&quot;&lt;/description&gt;&quot;;[.A809])+1)" office:value-type="string" office:string-value="&lt;/description&gt;&lt;Point&gt;&lt;coordinates&gt;  38.52032000,  48.49573000&lt;/coordinates&gt;&lt;/Point&gt;&lt;/Placemark&gt;">
            <text:p>&lt;/description&gt;&lt;Point&gt;&lt;coordinates&gt; <text:s/>38.52032000, <text:s/>48.49573000&lt;/coordinates&gt;&lt;/Point&gt;&lt;/Placemark&gt;</text:p>
          </table:table-cell>
          <table:table-cell office:value-type="float" office:value="1179">
            <text:p>1179</text:p>
          </table:table-cell>
          <table:table-cell table:style-name="ce4" table:formula="of:=VALUE(LEFT(MID([.A809];FIND(&quot;&lt;coordinates&gt;&quot;;[.A809])+15;26);11))" office:value-type="float" office:value="38.52032">
            <text:p>38.52032000</text:p>
          </table:table-cell>
          <table:table-cell table:style-name="ce4" table:formula="of:=VALUE(RIGHT(MID([.A809];FIND(&quot;&lt;coordinates&gt;&quot;;[.A809])+14;26);11))" office:value-type="float" office:value="48.49573">
            <text:p>48.49573000</text:p>
          </table:table-cell>
          <table:table-cell table:formula="of:=SQRT(([.H809]-[.H808])*([.H809]-[.H808])+([.I809]-[.I808])*([.I809]-[.I808]))" office:value-type="float" office:value="0.41655613595289">
            <text:p>0.4165561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01 &lt;br&gt; Longitude : <text:s text:c="6"/>38.656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5556000, <text:s/>47.80077000&lt;/coordinates&gt;&lt;/Point&gt;&lt;/Placemark&gt;</text:p>
          </table:table-cell>
          <table:table-cell office:value-type="float" office:value="927">
            <text:p>927</text:p>
          </table:table-cell>
          <table:table-cell table:formula="of:=IF([.D8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0];162;10)" office:value-type="string" office:string-value="2022-07-03">
            <text:p>2022-07-03</text:p>
          </table:table-cell>
          <table:table-cell table:style-name="ce3" table:formula="of:=MID([.A810];183;9)" office:value-type="string" office:string-value="10:41 UTC">
            <text:p>10:41 UTC</text:p>
          </table:table-cell>
          <table:table-cell table:formula="of:=RIGHT([.A810];LEN([.A810])-FIND(&quot;&lt;/description&gt;&quot;;[.A810])+1)" office:value-type="string" office:string-value="&lt;/description&gt;&lt;Point&gt;&lt;coordinates&gt;  38.65556000,  47.80077000&lt;/coordinates&gt;&lt;/Point&gt;&lt;/Placemark&gt;">
            <text:p>&lt;/description&gt;&lt;Point&gt;&lt;coordinates&gt; <text:s/>38.65556000, <text:s/>47.80077000&lt;/coordinates&gt;&lt;/Point&gt;&lt;/Placemark&gt;</text:p>
          </table:table-cell>
          <table:table-cell office:value-type="float" office:value="927">
            <text:p>927</text:p>
          </table:table-cell>
          <table:table-cell table:style-name="ce4" table:formula="of:=VALUE(LEFT(MID([.A810];FIND(&quot;&lt;coordinates&gt;&quot;;[.A810])+15;26);11))" office:value-type="float" office:value="38.65556">
            <text:p>38.65556000</text:p>
          </table:table-cell>
          <table:table-cell table:style-name="ce4" table:formula="of:=VALUE(RIGHT(MID([.A810];FIND(&quot;&lt;coordinates&gt;&quot;;[.A810])+14;26);11))" office:value-type="float" office:value="47.80077">
            <text:p>47.80077000</text:p>
          </table:table-cell>
          <table:table-cell table:formula="of:=SQRT(([.H810]-[.H809])*([.H810]-[.H809])+([.I810]-[.I809])*([.I810]-[.I809]))" office:value-type="float" office:value="0.707996651969487">
            <text:p>0.7079966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86 &lt;br&gt; Longitude : <text:s text:c="6"/>38.667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652000, <text:s/>47.78571000&lt;/coordinates&gt;&lt;/Point&gt;&lt;/Placemark&gt;</text:p>
          </table:table-cell>
          <table:table-cell office:value-type="float" office:value="906">
            <text:p>906</text:p>
          </table:table-cell>
          <table:table-cell table:formula="of:=IF([.D8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1];162;10)" office:value-type="string" office:string-value="2022-07-03">
            <text:p>2022-07-03</text:p>
          </table:table-cell>
          <table:table-cell table:style-name="ce3" table:formula="of:=MID([.A811];183;9)" office:value-type="string" office:string-value="10:41 UTC">
            <text:p>10:41 UTC</text:p>
          </table:table-cell>
          <table:table-cell table:formula="of:=RIGHT([.A811];LEN([.A811])-FIND(&quot;&lt;/description&gt;&quot;;[.A811])+1)" office:value-type="string" office:string-value="&lt;/description&gt;&lt;Point&gt;&lt;coordinates&gt;  38.66652000,  47.78571000&lt;/coordinates&gt;&lt;/Point&gt;&lt;/Placemark&gt;">
            <text:p>&lt;/description&gt;&lt;Point&gt;&lt;coordinates&gt; <text:s/>38.66652000, <text:s/>47.78571000&lt;/coordinates&gt;&lt;/Point&gt;&lt;/Placemark&gt;</text:p>
          </table:table-cell>
          <table:table-cell office:value-type="float" office:value="906">
            <text:p>906</text:p>
          </table:table-cell>
          <table:table-cell table:style-name="ce4" table:formula="of:=VALUE(LEFT(MID([.A811];FIND(&quot;&lt;coordinates&gt;&quot;;[.A811])+15;26);11))" office:value-type="float" office:value="38.66652">
            <text:p>38.66652000</text:p>
          </table:table-cell>
          <table:table-cell table:style-name="ce4" table:formula="of:=VALUE(RIGHT(MID([.A811];FIND(&quot;&lt;coordinates&gt;&quot;;[.A811])+14;26);11))" office:value-type="float" office:value="47.78571">
            <text:p>47.78571000</text:p>
          </table:table-cell>
          <table:table-cell table:formula="of:=SQRT(([.H811]-[.H810])*([.H811]-[.H810])+([.I811]-[.I810])*([.I811]-[.I810]))" office:value-type="float" office:value="0.0186259281647892">
            <text:p>0.01862592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98 &lt;br&gt; Longitude : <text:s text:c="6"/>38.673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300000, <text:s/>47.79841000&lt;/coordinates&gt;&lt;/Point&gt;&lt;/Placemark&gt;</text:p>
          </table:table-cell>
          <table:table-cell office:value-type="float" office:value="924">
            <text:p>924</text:p>
          </table:table-cell>
          <table:table-cell table:formula="of:=IF([.D8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2];162;10)" office:value-type="string" office:string-value="2022-07-03">
            <text:p>2022-07-03</text:p>
          </table:table-cell>
          <table:table-cell table:style-name="ce3" table:formula="of:=MID([.A812];183;9)" office:value-type="string" office:string-value="11:30 UTC">
            <text:p>11:30 UTC</text:p>
          </table:table-cell>
          <table:table-cell table:formula="of:=RIGHT([.A812];LEN([.A812])-FIND(&quot;&lt;/description&gt;&quot;;[.A812])+1)" office:value-type="string" office:string-value="&lt;/description&gt;&lt;Point&gt;&lt;coordinates&gt;  38.67300000,  47.79841000&lt;/coordinates&gt;&lt;/Point&gt;&lt;/Placemark&gt;">
            <text:p>&lt;/description&gt;&lt;Point&gt;&lt;coordinates&gt; <text:s/>38.67300000, <text:s/>47.79841000&lt;/coordinates&gt;&lt;/Point&gt;&lt;/Placemark&gt;</text:p>
          </table:table-cell>
          <table:table-cell office:value-type="float" office:value="924">
            <text:p>924</text:p>
          </table:table-cell>
          <table:table-cell table:style-name="ce4" table:formula="of:=VALUE(LEFT(MID([.A812];FIND(&quot;&lt;coordinates&gt;&quot;;[.A812])+15;26);11))" office:value-type="float" office:value="38.673">
            <text:p>38.67300000</text:p>
          </table:table-cell>
          <table:table-cell table:style-name="ce4" table:formula="of:=VALUE(RIGHT(MID([.A812];FIND(&quot;&lt;coordinates&gt;&quot;;[.A812])+14;26);11))" office:value-type="float" office:value="47.79841">
            <text:p>47.79841000</text:p>
          </table:table-cell>
          <table:table-cell table:formula="of:=SQRT(([.H812]-[.H811])*([.H812]-[.H811])+([.I812]-[.I811])*([.I812]-[.I811]))" office:value-type="float" office:value="0.014257643564065">
            <text:p>0.014257643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86 &lt;br&gt; Longitude : <text:s text:c="6"/>38.674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394000, <text:s/>47.78640000&lt;/coordinates&gt;&lt;/Point&gt;&lt;/Placemark&gt;</text:p>
          </table:table-cell>
          <table:table-cell office:value-type="float" office:value="907">
            <text:p>907</text:p>
          </table:table-cell>
          <table:table-cell table:formula="of:=IF([.D8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3];162;10)" office:value-type="string" office:string-value="2022-07-03">
            <text:p>2022-07-03</text:p>
          </table:table-cell>
          <table:table-cell table:style-name="ce3" table:formula="of:=MID([.A813];183;9)" office:value-type="string" office:string-value="10:41 UTC">
            <text:p>10:41 UTC</text:p>
          </table:table-cell>
          <table:table-cell table:formula="of:=RIGHT([.A813];LEN([.A813])-FIND(&quot;&lt;/description&gt;&quot;;[.A813])+1)" office:value-type="string" office:string-value="&lt;/description&gt;&lt;Point&gt;&lt;coordinates&gt;  38.67394000,  47.78640000&lt;/coordinates&gt;&lt;/Point&gt;&lt;/Placemark&gt;">
            <text:p>&lt;/description&gt;&lt;Point&gt;&lt;coordinates&gt; <text:s/>38.67394000, <text:s/>47.78640000&lt;/coordinates&gt;&lt;/Point&gt;&lt;/Placemark&gt;</text:p>
          </table:table-cell>
          <table:table-cell office:value-type="float" office:value="907">
            <text:p>907</text:p>
          </table:table-cell>
          <table:table-cell table:style-name="ce4" table:formula="of:=VALUE(LEFT(MID([.A813];FIND(&quot;&lt;coordinates&gt;&quot;;[.A813])+15;26);11))" office:value-type="float" office:value="38.67394">
            <text:p>38.67394000</text:p>
          </table:table-cell>
          <table:table-cell table:style-name="ce4" table:formula="of:=VALUE(RIGHT(MID([.A813];FIND(&quot;&lt;coordinates&gt;&quot;;[.A813])+14;26);11))" office:value-type="float" office:value="47.7864">
            <text:p>47.78640000</text:p>
          </table:table-cell>
          <table:table-cell table:formula="of:=SQRT(([.H813]-[.H812])*([.H813]-[.H812])+([.I813]-[.I812])*([.I813]-[.I812]))" office:value-type="float" office:value="0.0120467298467226">
            <text:p>0.012046729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01 &lt;br&gt; Longitude : <text:s text:c="6"/>38.675&lt;br&gt;Date Acquired : 2022-07-03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532000, <text:s/>47.80089000&lt;/coordinates&gt;&lt;/Point&gt;&lt;/Placemark&gt;</text:p>
          </table:table-cell>
          <table:table-cell office:value-type="float" office:value="928">
            <text:p>928</text:p>
          </table:table-cell>
          <table:table-cell table:formula="of:=IF([.D8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4];162;10)" office:value-type="string" office:string-value="2022-07-03">
            <text:p>2022-07-03</text:p>
          </table:table-cell>
          <table:table-cell table:style-name="ce3" table:formula="of:=MID([.A814];183;9)" office:value-type="string" office:string-value="09:49 UTC">
            <text:p>09:49 UTC</text:p>
          </table:table-cell>
          <table:table-cell table:formula="of:=RIGHT([.A814];LEN([.A814])-FIND(&quot;&lt;/description&gt;&quot;;[.A814])+1)" office:value-type="string" office:string-value="&lt;/description&gt;&lt;Point&gt;&lt;coordinates&gt;  38.67532000,  47.80089000&lt;/coordinates&gt;&lt;/Point&gt;&lt;/Placemark&gt;">
            <text:p>&lt;/description&gt;&lt;Point&gt;&lt;coordinates&gt; <text:s/>38.67532000, <text:s/>47.80089000&lt;/coordinates&gt;&lt;/Point&gt;&lt;/Placemark&gt;</text:p>
          </table:table-cell>
          <table:table-cell office:value-type="float" office:value="928">
            <text:p>928</text:p>
          </table:table-cell>
          <table:table-cell table:style-name="ce4" table:formula="of:=VALUE(LEFT(MID([.A814];FIND(&quot;&lt;coordinates&gt;&quot;;[.A814])+15;26);11))" office:value-type="float" office:value="38.67532">
            <text:p>38.67532000</text:p>
          </table:table-cell>
          <table:table-cell table:style-name="ce4" table:formula="of:=VALUE(RIGHT(MID([.A814];FIND(&quot;&lt;coordinates&gt;&quot;;[.A814])+14;26);11))" office:value-type="float" office:value="47.80089">
            <text:p>47.80089000</text:p>
          </table:table-cell>
          <table:table-cell table:formula="of:=SQRT(([.H814]-[.H813])*([.H814]-[.H813])+([.I814]-[.I813])*([.I814]-[.I813]))" office:value-type="float" office:value="0.0145555659457149">
            <text:p>0.01455556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80 &lt;br&gt; Longitude : <text:s text:c="6"/>38.677&lt;br&gt;Date Acquired : 2022-07-03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694000, <text:s/>47.78036000&lt;/coordinates&gt;&lt;/Point&gt;&lt;/Placemark&gt;</text:p>
          </table:table-cell>
          <table:table-cell office:value-type="float" office:value="902">
            <text:p>902</text:p>
          </table:table-cell>
          <table:table-cell table:formula="of:=IF([.D8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5];162;10)" office:value-type="string" office:string-value="2022-07-03">
            <text:p>2022-07-03</text:p>
          </table:table-cell>
          <table:table-cell table:style-name="ce3" table:formula="of:=MID([.A815];183;9)" office:value-type="string" office:string-value="11:30 UTC">
            <text:p>11:30 UTC</text:p>
          </table:table-cell>
          <table:table-cell table:formula="of:=RIGHT([.A815];LEN([.A815])-FIND(&quot;&lt;/description&gt;&quot;;[.A815])+1)" office:value-type="string" office:string-value="&lt;/description&gt;&lt;Point&gt;&lt;coordinates&gt;  38.67694000,  47.78036000&lt;/coordinates&gt;&lt;/Point&gt;&lt;/Placemark&gt;">
            <text:p>&lt;/description&gt;&lt;Point&gt;&lt;coordinates&gt; <text:s/>38.67694000, <text:s/>47.78036000&lt;/coordinates&gt;&lt;/Point&gt;&lt;/Placemark&gt;</text:p>
          </table:table-cell>
          <table:table-cell office:value-type="float" office:value="902">
            <text:p>902</text:p>
          </table:table-cell>
          <table:table-cell table:style-name="ce4" table:formula="of:=VALUE(LEFT(MID([.A815];FIND(&quot;&lt;coordinates&gt;&quot;;[.A815])+15;26);11))" office:value-type="float" office:value="38.67694">
            <text:p>38.67694000</text:p>
          </table:table-cell>
          <table:table-cell table:style-name="ce4" table:formula="of:=VALUE(RIGHT(MID([.A815];FIND(&quot;&lt;coordinates&gt;&quot;;[.A815])+14;26);11))" office:value-type="float" office:value="47.78036">
            <text:p>47.78036000</text:p>
          </table:table-cell>
          <table:table-cell table:formula="of:=SQRT(([.H815]-[.H814])*([.H815]-[.H814])+([.I815]-[.I814])*([.I815]-[.I814]))" office:value-type="float" office:value="0.0205938170332758">
            <text:p>0.0205938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7.792 &lt;br&gt; Longitude : <text:s text:c="6"/>38.679&lt;br&gt;Date Acquired : 2022-07-03 &lt;br&gt;Time: 08:24 UTC&lt;br&gt;Confidence [0-100] : 62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907000, <text:s/>47.79151000&lt;/coordinates&gt;&lt;/Point&gt;&lt;/Placemark&gt;</text:p>
          </table:table-cell>
          <table:table-cell office:value-type="float" office:value="99">
            <text:p>99</text:p>
          </table:table-cell>
          <table:table-cell table:formula="of:=IF([.D8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6];162;10)" office:value-type="string" office:string-value="2022-07-03">
            <text:p>2022-07-03</text:p>
          </table:table-cell>
          <table:table-cell table:style-name="ce3" table:formula="of:=MID([.A816];183;9)" office:value-type="string" office:string-value="08:24 UTC">
            <text:p>08:24 UTC</text:p>
          </table:table-cell>
          <table:table-cell table:formula="of:=RIGHT([.A816];LEN([.A816])-FIND(&quot;&lt;/description&gt;&quot;;[.A816])+1)" office:value-type="string" office:string-value="&lt;/description&gt;&lt;Point&gt;&lt;coordinates&gt;  38.67907000,  47.79151000&lt;/coordinates&gt;&lt;/Point&gt;&lt;/Placemark&gt;">
            <text:p>&lt;/description&gt;&lt;Point&gt;&lt;coordinates&gt; <text:s/>38.67907000, <text:s/>47.79151000&lt;/coordinates&gt;&lt;/Point&gt;&lt;/Placemark&gt;</text:p>
          </table:table-cell>
          <table:table-cell office:value-type="float" office:value="99">
            <text:p>99</text:p>
          </table:table-cell>
          <table:table-cell table:style-name="ce4" table:formula="of:=VALUE(LEFT(MID([.A816];FIND(&quot;&lt;coordinates&gt;&quot;;[.A816])+15;26);11))" office:value-type="float" office:value="38.67907">
            <text:p>38.67907000</text:p>
          </table:table-cell>
          <table:table-cell table:style-name="ce4" table:formula="of:=VALUE(RIGHT(MID([.A816];FIND(&quot;&lt;coordinates&gt;&quot;;[.A816])+14;26);11))" office:value-type="float" office:value="47.79151">
            <text:p>47.79151000</text:p>
          </table:table-cell>
          <table:table-cell table:formula="of:=SQRT(([.H816]-[.H815])*([.H816]-[.H815])+([.I816]-[.I815])*([.I816]-[.I815]))" office:value-type="float" office:value="0.0113516254342724">
            <text:p>0.011351625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784 &lt;br&gt; Longitude : <text:s text:c="6"/>38.682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8163000, <text:s/>47.78417000&lt;/coordinates&gt;&lt;/Point&gt;&lt;/Placemark&gt;</text:p>
          </table:table-cell>
          <table:table-cell office:value-type="float" office:value="904">
            <text:p>904</text:p>
          </table:table-cell>
          <table:table-cell table:formula="of:=IF([.D8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7];162;10)" office:value-type="string" office:string-value="2022-07-03">
            <text:p>2022-07-03</text:p>
          </table:table-cell>
          <table:table-cell table:style-name="ce3" table:formula="of:=MID([.A817];183;9)" office:value-type="string" office:string-value="11:30 UTC">
            <text:p>11:30 UTC</text:p>
          </table:table-cell>
          <table:table-cell table:formula="of:=RIGHT([.A817];LEN([.A817])-FIND(&quot;&lt;/description&gt;&quot;;[.A817])+1)" office:value-type="string" office:string-value="&lt;/description&gt;&lt;Point&gt;&lt;coordinates&gt;  38.68163000,  47.78417000&lt;/coordinates&gt;&lt;/Point&gt;&lt;/Placemark&gt;">
            <text:p>&lt;/description&gt;&lt;Point&gt;&lt;coordinates&gt; <text:s/>38.68163000, <text:s/>47.78417000&lt;/coordinates&gt;&lt;/Point&gt;&lt;/Placemark&gt;</text:p>
          </table:table-cell>
          <table:table-cell office:value-type="float" office:value="904">
            <text:p>904</text:p>
          </table:table-cell>
          <table:table-cell table:style-name="ce4" table:formula="of:=VALUE(LEFT(MID([.A817];FIND(&quot;&lt;coordinates&gt;&quot;;[.A817])+15;26);11))" office:value-type="float" office:value="38.68163">
            <text:p>38.68163000</text:p>
          </table:table-cell>
          <table:table-cell table:style-name="ce4" table:formula="of:=VALUE(RIGHT(MID([.A817];FIND(&quot;&lt;coordinates&gt;&quot;;[.A817])+14;26);11))" office:value-type="float" office:value="47.78417">
            <text:p>47.78417000</text:p>
          </table:table-cell>
          <table:table-cell table:formula="of:=SQRT(([.H817]-[.H816])*([.H817]-[.H816])+([.I817]-[.I816])*([.I817]-[.I816]))" office:value-type="float" office:value="0.00777362206438964">
            <text:p>0.007773622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8.802 &lt;br&gt; Longitude : <text:s text:c="6"/>38.703&lt;br&gt;Date Acquired : 2022-07-03 &lt;br&gt;Time: 08:24 UTC&lt;br&gt;Confidence [0-100] : 87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0275000, <text:s/>48.80245000&lt;/coordinates&gt;&lt;/Point&gt;&lt;/Placemark&gt;</text:p>
          </table:table-cell>
          <table:table-cell office:value-type="float" office:value="132">
            <text:p>132</text:p>
          </table:table-cell>
          <table:table-cell table:formula="of:=IF([.D8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8];162;10)" office:value-type="string" office:string-value="2022-07-03">
            <text:p>2022-07-03</text:p>
          </table:table-cell>
          <table:table-cell table:style-name="ce3" table:formula="of:=MID([.A818];183;9)" office:value-type="string" office:string-value="08:24 UTC">
            <text:p>08:24 UTC</text:p>
          </table:table-cell>
          <table:table-cell table:formula="of:=RIGHT([.A818];LEN([.A818])-FIND(&quot;&lt;/description&gt;&quot;;[.A818])+1)" office:value-type="string" office:string-value="&lt;/description&gt;&lt;Point&gt;&lt;coordinates&gt;  38.70275000,  48.80245000&lt;/coordinates&gt;&lt;/Point&gt;&lt;/Placemark&gt;">
            <text:p>&lt;/description&gt;&lt;Point&gt;&lt;coordinates&gt; <text:s/>38.70275000, <text:s/>48.80245000&lt;/coordinates&gt;&lt;/Point&gt;&lt;/Placemark&gt;</text:p>
          </table:table-cell>
          <table:table-cell office:value-type="float" office:value="132">
            <text:p>132</text:p>
          </table:table-cell>
          <table:table-cell table:style-name="ce4" table:formula="of:=VALUE(LEFT(MID([.A818];FIND(&quot;&lt;coordinates&gt;&quot;;[.A818])+15;26);11))" office:value-type="float" office:value="38.70275">
            <text:p>38.70275000</text:p>
          </table:table-cell>
          <table:table-cell table:style-name="ce4" table:formula="of:=VALUE(RIGHT(MID([.A818];FIND(&quot;&lt;coordinates&gt;&quot;;[.A818])+14;26);11))" office:value-type="float" office:value="48.80245">
            <text:p>48.80245000</text:p>
          </table:table-cell>
          <table:table-cell table:formula="of:=SQRT(([.H818]-[.H817])*([.H818]-[.H817])+([.I818]-[.I817])*([.I818]-[.I817]))" office:value-type="float" office:value="1.01849899990132">
            <text:p>1.018498999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51 &lt;br&gt; Longitude : <text:s text:c="6"/>38.750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041000, <text:s/>48.05145000&lt;/coordinates&gt;&lt;/Point&gt;&lt;/Placemark&gt;</text:p>
          </table:table-cell>
          <table:table-cell office:value-type="float" office:value="1013">
            <text:p>1013</text:p>
          </table:table-cell>
          <table:table-cell table:formula="of:=IF([.D8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19];162;10)" office:value-type="string" office:string-value="2022-07-03">
            <text:p>2022-07-03</text:p>
          </table:table-cell>
          <table:table-cell table:style-name="ce3" table:formula="of:=MID([.A819];183;9)" office:value-type="string" office:string-value="22:54 UTC">
            <text:p>22:54 UTC</text:p>
          </table:table-cell>
          <table:table-cell table:formula="of:=RIGHT([.A819];LEN([.A819])-FIND(&quot;&lt;/description&gt;&quot;;[.A819])+1)" office:value-type="string" office:string-value="&lt;/description&gt;&lt;Point&gt;&lt;coordinates&gt;  38.75041000,  48.05145000&lt;/coordinates&gt;&lt;/Point&gt;&lt;/Placemark&gt;">
            <text:p>&lt;/description&gt;&lt;Point&gt;&lt;coordinates&gt; <text:s/>38.75041000, <text:s/>48.05145000&lt;/coordinates&gt;&lt;/Point&gt;&lt;/Placemark&gt;</text:p>
          </table:table-cell>
          <table:table-cell office:value-type="float" office:value="1013">
            <text:p>1013</text:p>
          </table:table-cell>
          <table:table-cell table:style-name="ce4" table:formula="of:=VALUE(LEFT(MID([.A819];FIND(&quot;&lt;coordinates&gt;&quot;;[.A819])+15;26);11))" office:value-type="float" office:value="38.75041">
            <text:p>38.75041000</text:p>
          </table:table-cell>
          <table:table-cell table:style-name="ce4" table:formula="of:=VALUE(RIGHT(MID([.A819];FIND(&quot;&lt;coordinates&gt;&quot;;[.A819])+14;26);11))" office:value-type="float" office:value="48.05145">
            <text:p>48.05145000</text:p>
          </table:table-cell>
          <table:table-cell table:formula="of:=SQRT(([.H819]-[.H818])*([.H819]-[.H818])+([.I819]-[.I818])*([.I819]-[.I818]))" office:value-type="float" office:value="0.752510781052336">
            <text:p>0.752510781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051 &lt;br&gt; Longitude : <text:s text:c="6"/>38.757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662000, <text:s/>48.05096000&lt;/coordinates&gt;&lt;/Point&gt;&lt;/Placemark&gt;</text:p>
          </table:table-cell>
          <table:table-cell office:value-type="float" office:value="1014">
            <text:p>1014</text:p>
          </table:table-cell>
          <table:table-cell table:formula="of:=IF([.D8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0];162;10)" office:value-type="string" office:string-value="2022-07-03">
            <text:p>2022-07-03</text:p>
          </table:table-cell>
          <table:table-cell table:style-name="ce3" table:formula="of:=MID([.A820];183;9)" office:value-type="string" office:string-value="22:54 UTC">
            <text:p>22:54 UTC</text:p>
          </table:table-cell>
          <table:table-cell table:formula="of:=RIGHT([.A820];LEN([.A820])-FIND(&quot;&lt;/description&gt;&quot;;[.A820])+1)" office:value-type="string" office:string-value="&lt;/description&gt;&lt;Point&gt;&lt;coordinates&gt;  38.75662000,  48.05096000&lt;/coordinates&gt;&lt;/Point&gt;&lt;/Placemark&gt;">
            <text:p>&lt;/description&gt;&lt;Point&gt;&lt;coordinates&gt; <text:s/>38.75662000, <text:s/>48.05096000&lt;/coordinates&gt;&lt;/Point&gt;&lt;/Placemark&gt;</text:p>
          </table:table-cell>
          <table:table-cell office:value-type="float" office:value="1014">
            <text:p>1014</text:p>
          </table:table-cell>
          <table:table-cell table:style-name="ce4" table:formula="of:=VALUE(LEFT(MID([.A820];FIND(&quot;&lt;coordinates&gt;&quot;;[.A820])+15;26);11))" office:value-type="float" office:value="38.75662">
            <text:p>38.75662000</text:p>
          </table:table-cell>
          <table:table-cell table:style-name="ce4" table:formula="of:=VALUE(RIGHT(MID([.A820];FIND(&quot;&lt;coordinates&gt;&quot;;[.A820])+14;26);11))" office:value-type="float" office:value="48.05096">
            <text:p>48.05096000</text:p>
          </table:table-cell>
          <table:table-cell table:formula="of:=SQRT(([.H820]-[.H819])*([.H820]-[.H819])+([.I820]-[.I819])*([.I820]-[.I819]))" office:value-type="float" office:value="0.00622930172651377">
            <text:p>0.006229301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7 &lt;br&gt; Longitude : <text:s text:c="6"/>38.758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829000, <text:s/>48.46652000&lt;/coordinates&gt;&lt;/Point&gt;&lt;/Placemark&gt;</text:p>
          </table:table-cell>
          <table:table-cell office:value-type="float" office:value="1149">
            <text:p>1149</text:p>
          </table:table-cell>
          <table:table-cell table:formula="of:=IF([.D8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1];162;10)" office:value-type="string" office:string-value="2022-07-03">
            <text:p>2022-07-03</text:p>
          </table:table-cell>
          <table:table-cell table:style-name="ce3" table:formula="of:=MID([.A821];183;9)" office:value-type="string" office:string-value="00:01 UTC">
            <text:p>00:01 UTC</text:p>
          </table:table-cell>
          <table:table-cell table:formula="of:=RIGHT([.A821];LEN([.A821])-FIND(&quot;&lt;/description&gt;&quot;;[.A821])+1)" office:value-type="string" office:string-value="&lt;/description&gt;&lt;Point&gt;&lt;coordinates&gt;  38.75829000,  48.46652000&lt;/coordinates&gt;&lt;/Point&gt;&lt;/Placemark&gt;">
            <text:p>&lt;/description&gt;&lt;Point&gt;&lt;coordinates&gt; <text:s/>38.75829000, <text:s/>48.46652000&lt;/coordinates&gt;&lt;/Point&gt;&lt;/Placemark&gt;</text:p>
          </table:table-cell>
          <table:table-cell office:value-type="float" office:value="1149">
            <text:p>1149</text:p>
          </table:table-cell>
          <table:table-cell table:style-name="ce4" table:formula="of:=VALUE(LEFT(MID([.A821];FIND(&quot;&lt;coordinates&gt;&quot;;[.A821])+15;26);11))" office:value-type="float" office:value="38.75829">
            <text:p>38.75829000</text:p>
          </table:table-cell>
          <table:table-cell table:style-name="ce4" table:formula="of:=VALUE(RIGHT(MID([.A821];FIND(&quot;&lt;coordinates&gt;&quot;;[.A821])+14;26);11))" office:value-type="float" office:value="48.46652">
            <text:p>48.46652000</text:p>
          </table:table-cell>
          <table:table-cell table:formula="of:=SQRT(([.H821]-[.H820])*([.H821]-[.H820])+([.I821]-[.I820])*([.I821]-[.I820]))" office:value-type="float" office:value="0.415563355578905">
            <text:p>0.41556335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186 &lt;br&gt; Longitude : <text:s text:c="6"/>38.763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270000, <text:s/>48.18617000&lt;/coordinates&gt;&lt;/Point&gt;&lt;/Placemark&gt;</text:p>
          </table:table-cell>
          <table:table-cell office:value-type="float" office:value="1062">
            <text:p>1062</text:p>
          </table:table-cell>
          <table:table-cell table:formula="of:=IF([.D8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2];162;10)" office:value-type="string" office:string-value="2022-07-03">
            <text:p>2022-07-03</text:p>
          </table:table-cell>
          <table:table-cell table:style-name="ce3" table:formula="of:=MID([.A822];183;9)" office:value-type="string" office:string-value="00:01 UTC">
            <text:p>00:01 UTC</text:p>
          </table:table-cell>
          <table:table-cell table:formula="of:=RIGHT([.A822];LEN([.A822])-FIND(&quot;&lt;/description&gt;&quot;;[.A822])+1)" office:value-type="string" office:string-value="&lt;/description&gt;&lt;Point&gt;&lt;coordinates&gt;  38.76270000,  48.18617000&lt;/coordinates&gt;&lt;/Point&gt;&lt;/Placemark&gt;">
            <text:p>&lt;/description&gt;&lt;Point&gt;&lt;coordinates&gt; <text:s/>38.76270000, <text:s/>48.18617000&lt;/coordinates&gt;&lt;/Point&gt;&lt;/Placemark&gt;</text:p>
          </table:table-cell>
          <table:table-cell office:value-type="float" office:value="1062">
            <text:p>1062</text:p>
          </table:table-cell>
          <table:table-cell table:style-name="ce4" table:formula="of:=VALUE(LEFT(MID([.A822];FIND(&quot;&lt;coordinates&gt;&quot;;[.A822])+15;26);11))" office:value-type="float" office:value="38.7627">
            <text:p>38.76270000</text:p>
          </table:table-cell>
          <table:table-cell table:style-name="ce4" table:formula="of:=VALUE(RIGHT(MID([.A822];FIND(&quot;&lt;coordinates&gt;&quot;;[.A822])+14;26);11))" office:value-type="float" office:value="48.18617">
            <text:p>48.18617000</text:p>
          </table:table-cell>
          <table:table-cell table:formula="of:=SQRT(([.H822]-[.H821])*([.H822]-[.H821])+([.I822]-[.I821])*([.I822]-[.I821]))" office:value-type="float" office:value="0.280384683247861">
            <text:p>0.280384683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8 &lt;br&gt; Longitude : <text:s text:c="6"/>38.763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274000, <text:s/>48.46766000&lt;/coordinates&gt;&lt;/Point&gt;&lt;/Placemark&gt;</text:p>
          </table:table-cell>
          <table:table-cell office:value-type="float" office:value="1151">
            <text:p>1151</text:p>
          </table:table-cell>
          <table:table-cell table:formula="of:=IF([.D8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3];162;10)" office:value-type="string" office:string-value="2022-07-03">
            <text:p>2022-07-03</text:p>
          </table:table-cell>
          <table:table-cell table:style-name="ce3" table:formula="of:=MID([.A823];183;9)" office:value-type="string" office:string-value="22:54 UTC">
            <text:p>22:54 UTC</text:p>
          </table:table-cell>
          <table:table-cell table:formula="of:=RIGHT([.A823];LEN([.A823])-FIND(&quot;&lt;/description&gt;&quot;;[.A823])+1)" office:value-type="string" office:string-value="&lt;/description&gt;&lt;Point&gt;&lt;coordinates&gt;  38.76274000,  48.46766000&lt;/coordinates&gt;&lt;/Point&gt;&lt;/Placemark&gt;">
            <text:p>&lt;/description&gt;&lt;Point&gt;&lt;coordinates&gt; <text:s/>38.76274000, <text:s/>48.46766000&lt;/coordinates&gt;&lt;/Point&gt;&lt;/Placemark&gt;</text:p>
          </table:table-cell>
          <table:table-cell office:value-type="float" office:value="1151">
            <text:p>1151</text:p>
          </table:table-cell>
          <table:table-cell table:style-name="ce4" table:formula="of:=VALUE(LEFT(MID([.A823];FIND(&quot;&lt;coordinates&gt;&quot;;[.A823])+15;26);11))" office:value-type="float" office:value="38.76274">
            <text:p>38.76274000</text:p>
          </table:table-cell>
          <table:table-cell table:style-name="ce4" table:formula="of:=VALUE(RIGHT(MID([.A823];FIND(&quot;&lt;coordinates&gt;&quot;;[.A823])+14;26);11))" office:value-type="float" office:value="48.46766">
            <text:p>48.46766000</text:p>
          </table:table-cell>
          <table:table-cell table:formula="of:=SQRT(([.H823]-[.H822])*([.H823]-[.H822])+([.I823]-[.I822])*([.I823]-[.I822]))" office:value-type="float" office:value="0.281490002842024">
            <text:p>0.28149000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60 &lt;br&gt; Longitude : <text:s text:c="6"/>38.772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234000, <text:s/>48.45996000&lt;/coordinates&gt;&lt;/Point&gt;&lt;/Placemark&gt;</text:p>
          </table:table-cell>
          <table:table-cell office:value-type="float" office:value="1128">
            <text:p>1128</text:p>
          </table:table-cell>
          <table:table-cell table:formula="of:=IF([.D8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4];162;10)" office:value-type="string" office:string-value="2022-07-03">
            <text:p>2022-07-03</text:p>
          </table:table-cell>
          <table:table-cell table:style-name="ce3" table:formula="of:=MID([.A824];183;9)" office:value-type="string" office:string-value="23:44 UTC">
            <text:p>23:44 UTC</text:p>
          </table:table-cell>
          <table:table-cell table:formula="of:=RIGHT([.A824];LEN([.A824])-FIND(&quot;&lt;/description&gt;&quot;;[.A824])+1)" office:value-type="string" office:string-value="&lt;/description&gt;&lt;Point&gt;&lt;coordinates&gt;  38.77234000,  48.45996000&lt;/coordinates&gt;&lt;/Point&gt;&lt;/Placemark&gt;">
            <text:p>&lt;/description&gt;&lt;Point&gt;&lt;coordinates&gt; <text:s/>38.77234000, <text:s/>48.45996000&lt;/coordinates&gt;&lt;/Point&gt;&lt;/Placemark&gt;</text:p>
          </table:table-cell>
          <table:table-cell office:value-type="float" office:value="1128">
            <text:p>1128</text:p>
          </table:table-cell>
          <table:table-cell table:style-name="ce4" table:formula="of:=VALUE(LEFT(MID([.A824];FIND(&quot;&lt;coordinates&gt;&quot;;[.A824])+15;26);11))" office:value-type="float" office:value="38.77234">
            <text:p>38.77234000</text:p>
          </table:table-cell>
          <table:table-cell table:style-name="ce4" table:formula="of:=VALUE(RIGHT(MID([.A824];FIND(&quot;&lt;coordinates&gt;&quot;;[.A824])+14;26);11))" office:value-type="float" office:value="48.45996">
            <text:p>48.45996000</text:p>
          </table:table-cell>
          <table:table-cell table:formula="of:=SQRT(([.H824]-[.H823])*([.H824]-[.H823])+([.I824]-[.I823])*([.I824]-[.I823]))" office:value-type="float" office:value="0.0123065023463199">
            <text:p>0.012306502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81 &lt;br&gt; Longitude : <text:s text:c="6"/>38.776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554000, <text:s/>48.48133000&lt;/coordinates&gt;&lt;/Point&gt;&lt;/Placemark&gt;</text:p>
          </table:table-cell>
          <table:table-cell office:value-type="float" office:value="1172">
            <text:p>1172</text:p>
          </table:table-cell>
          <table:table-cell table:formula="of:=IF([.D8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5];162;10)" office:value-type="string" office:string-value="2022-07-03">
            <text:p>2022-07-03</text:p>
          </table:table-cell>
          <table:table-cell table:style-name="ce3" table:formula="of:=MID([.A825];183;9)" office:value-type="string" office:string-value="23:44 UTC">
            <text:p>23:44 UTC</text:p>
          </table:table-cell>
          <table:table-cell table:formula="of:=RIGHT([.A825];LEN([.A825])-FIND(&quot;&lt;/description&gt;&quot;;[.A825])+1)" office:value-type="string" office:string-value="&lt;/description&gt;&lt;Point&gt;&lt;coordinates&gt;  38.77554000,  48.48133000&lt;/coordinates&gt;&lt;/Point&gt;&lt;/Placemark&gt;">
            <text:p>&lt;/description&gt;&lt;Point&gt;&lt;coordinates&gt; <text:s/>38.77554000, <text:s/>48.48133000&lt;/coordinates&gt;&lt;/Point&gt;&lt;/Placemark&gt;</text:p>
          </table:table-cell>
          <table:table-cell office:value-type="float" office:value="1172">
            <text:p>1172</text:p>
          </table:table-cell>
          <table:table-cell table:style-name="ce4" table:formula="of:=VALUE(LEFT(MID([.A825];FIND(&quot;&lt;coordinates&gt;&quot;;[.A825])+15;26);11))" office:value-type="float" office:value="38.77554">
            <text:p>38.77554000</text:p>
          </table:table-cell>
          <table:table-cell table:style-name="ce4" table:formula="of:=VALUE(RIGHT(MID([.A825];FIND(&quot;&lt;coordinates&gt;&quot;;[.A825])+14;26);11))" office:value-type="float" office:value="48.48133">
            <text:p>48.48133000</text:p>
          </table:table-cell>
          <table:table-cell table:formula="of:=SQRT(([.H825]-[.H824])*([.H825]-[.H824])+([.I825]-[.I824])*([.I825]-[.I824]))" office:value-type="float" office:value="0.0216082599947309">
            <text:p>0.0216082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95 &lt;br&gt; Longitude : <text:s text:c="6"/>38.805&lt;br&gt;Date Acquired : 2022-07-03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453000, <text:s/>48.49502000&lt;/coordinates&gt;&lt;/Point&gt;&lt;/Placemark&gt;</text:p>
          </table:table-cell>
          <table:table-cell office:value-type="float" office:value="1177">
            <text:p>1177</text:p>
          </table:table-cell>
          <table:table-cell table:formula="of:=IF([.D8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6];162;10)" office:value-type="string" office:string-value="2022-07-03">
            <text:p>2022-07-03</text:p>
          </table:table-cell>
          <table:table-cell table:style-name="ce3" table:formula="of:=MID([.A826];183;9)" office:value-type="string" office:string-value="22:54 UTC">
            <text:p>22:54 UTC</text:p>
          </table:table-cell>
          <table:table-cell table:formula="of:=RIGHT([.A826];LEN([.A826])-FIND(&quot;&lt;/description&gt;&quot;;[.A826])+1)" office:value-type="string" office:string-value="&lt;/description&gt;&lt;Point&gt;&lt;coordinates&gt;  38.80453000,  48.49502000&lt;/coordinates&gt;&lt;/Point&gt;&lt;/Placemark&gt;">
            <text:p>&lt;/description&gt;&lt;Point&gt;&lt;coordinates&gt; <text:s/>38.80453000, <text:s/>48.49502000&lt;/coordinates&gt;&lt;/Point&gt;&lt;/Placemark&gt;</text:p>
          </table:table-cell>
          <table:table-cell office:value-type="float" office:value="1177">
            <text:p>1177</text:p>
          </table:table-cell>
          <table:table-cell table:style-name="ce4" table:formula="of:=VALUE(LEFT(MID([.A826];FIND(&quot;&lt;coordinates&gt;&quot;;[.A826])+15;26);11))" office:value-type="float" office:value="38.80453">
            <text:p>38.80453000</text:p>
          </table:table-cell>
          <table:table-cell table:style-name="ce4" table:formula="of:=VALUE(RIGHT(MID([.A826];FIND(&quot;&lt;coordinates&gt;&quot;;[.A826])+14;26);11))" office:value-type="float" office:value="48.49502">
            <text:p>48.49502000</text:p>
          </table:table-cell>
          <table:table-cell table:formula="of:=SQRT(([.H826]-[.H825])*([.H826]-[.H825])+([.I826]-[.I825])*([.I826]-[.I825]))" office:value-type="float" office:value="0.0320598845911823">
            <text:p>0.032059884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9.283 &lt;br&gt; Longitude : <text:s text:c="6"/>38.854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5429000, <text:s/>49.28300000&lt;/coordinates&gt;&lt;/Point&gt;&lt;/Placemark&gt;</text:p>
          </table:table-cell>
          <table:table-cell office:value-type="float" office:value="1655">
            <text:p>1655</text:p>
          </table:table-cell>
          <table:table-cell table:formula="of:=IF([.D8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7];162;10)" office:value-type="string" office:string-value="2022-07-03">
            <text:p>2022-07-03</text:p>
          </table:table-cell>
          <table:table-cell table:style-name="ce3" table:formula="of:=MID([.A827];183;9)" office:value-type="string" office:string-value="00:01 UTC">
            <text:p>00:01 UTC</text:p>
          </table:table-cell>
          <table:table-cell table:formula="of:=RIGHT([.A827];LEN([.A827])-FIND(&quot;&lt;/description&gt;&quot;;[.A827])+1)" office:value-type="string" office:string-value="&lt;/description&gt;&lt;Point&gt;&lt;coordinates&gt;  38.85429000,  49.28300000&lt;/coordinates&gt;&lt;/Point&gt;&lt;/Placemark&gt;">
            <text:p>&lt;/description&gt;&lt;Point&gt;&lt;coordinates&gt; <text:s/>38.85429000, <text:s/>49.28300000&lt;/coordinates&gt;&lt;/Point&gt;&lt;/Placemark&gt;</text:p>
          </table:table-cell>
          <table:table-cell office:value-type="float" office:value="1655">
            <text:p>1655</text:p>
          </table:table-cell>
          <table:table-cell table:style-name="ce4" table:formula="of:=VALUE(LEFT(MID([.A827];FIND(&quot;&lt;coordinates&gt;&quot;;[.A827])+15;26);11))" office:value-type="float" office:value="38.85429">
            <text:p>38.85429000</text:p>
          </table:table-cell>
          <table:table-cell table:style-name="ce4" table:formula="of:=VALUE(RIGHT(MID([.A827];FIND(&quot;&lt;coordinates&gt;&quot;;[.A827])+14;26);11))" office:value-type="float" office:value="49.283">
            <text:p>49.28300000</text:p>
          </table:table-cell>
          <table:table-cell table:formula="of:=SQRT(([.H827]-[.H826])*([.H827]-[.H826])+([.I827]-[.I826])*([.I827]-[.I826]))" office:value-type="float" office:value="0.789549579190571">
            <text:p>0.78954957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262 &lt;br&gt; Longitude : <text:s text:c="6"/>38.866&lt;br&gt;Date Acquired : 2022-07-03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6646000, <text:s/>47.26159000&lt;/coordinates&gt;&lt;/Point&gt;&lt;/Placemark&gt;</text:p>
          </table:table-cell>
          <table:table-cell office:value-type="float" office:value="647">
            <text:p>647</text:p>
          </table:table-cell>
          <table:table-cell table:formula="of:=IF([.D8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8];162;10)" office:value-type="string" office:string-value="2022-07-03">
            <text:p>2022-07-03</text:p>
          </table:table-cell>
          <table:table-cell table:style-name="ce3" table:formula="of:=MID([.A828];183;9)" office:value-type="string" office:string-value="11:30 UTC">
            <text:p>11:30 UTC</text:p>
          </table:table-cell>
          <table:table-cell table:formula="of:=RIGHT([.A828];LEN([.A828])-FIND(&quot;&lt;/description&gt;&quot;;[.A828])+1)" office:value-type="string" office:string-value="&lt;/description&gt;&lt;Point&gt;&lt;coordinates&gt;  38.86646000,  47.26159000&lt;/coordinates&gt;&lt;/Point&gt;&lt;/Placemark&gt;">
            <text:p>&lt;/description&gt;&lt;Point&gt;&lt;coordinates&gt; <text:s/>38.86646000, <text:s/>47.26159000&lt;/coordinates&gt;&lt;/Point&gt;&lt;/Placemark&gt;</text:p>
          </table:table-cell>
          <table:table-cell office:value-type="float" office:value="647">
            <text:p>647</text:p>
          </table:table-cell>
          <table:table-cell table:style-name="ce4" table:formula="of:=VALUE(LEFT(MID([.A828];FIND(&quot;&lt;coordinates&gt;&quot;;[.A828])+15;26);11))" office:value-type="float" office:value="38.86646">
            <text:p>38.86646000</text:p>
          </table:table-cell>
          <table:table-cell table:style-name="ce4" table:formula="of:=VALUE(RIGHT(MID([.A828];FIND(&quot;&lt;coordinates&gt;&quot;;[.A828])+14;26);11))" office:value-type="float" office:value="47.26159">
            <text:p>47.26159000</text:p>
          </table:table-cell>
          <table:table-cell table:formula="of:=SQRT(([.H828]-[.H827])*([.H828]-[.H827])+([.I828]-[.I827])*([.I828]-[.I827]))" office:value-type="float" office:value="2.02144663471485">
            <text:p>2.021446634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455 &lt;br&gt; Longitude : <text:s text:c="6"/>38.960&lt;br&gt;Date Acquired : 2022-07-03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95973000, <text:s/>48.45454000&lt;/coordinates&gt;&lt;/Point&gt;&lt;/Placemark&gt;</text:p>
          </table:table-cell>
          <table:table-cell office:value-type="float" office:value="1126">
            <text:p>1126</text:p>
          </table:table-cell>
          <table:table-cell table:formula="of:=IF([.D8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29];162;10)" office:value-type="string" office:string-value="2022-07-03">
            <text:p>2022-07-03</text:p>
          </table:table-cell>
          <table:table-cell table:style-name="ce3" table:formula="of:=MID([.A829];183;9)" office:value-type="string" office:string-value="10:41 UTC">
            <text:p>10:41 UTC</text:p>
          </table:table-cell>
          <table:table-cell table:formula="of:=RIGHT([.A829];LEN([.A829])-FIND(&quot;&lt;/description&gt;&quot;;[.A829])+1)" office:value-type="string" office:string-value="&lt;/description&gt;&lt;Point&gt;&lt;coordinates&gt;  38.95973000,  48.45454000&lt;/coordinates&gt;&lt;/Point&gt;&lt;/Placemark&gt;">
            <text:p>&lt;/description&gt;&lt;Point&gt;&lt;coordinates&gt; <text:s/>38.95973000, <text:s/>48.45454000&lt;/coordinates&gt;&lt;/Point&gt;&lt;/Placemark&gt;</text:p>
          </table:table-cell>
          <table:table-cell office:value-type="float" office:value="1126">
            <text:p>1126</text:p>
          </table:table-cell>
          <table:table-cell table:style-name="ce4" table:formula="of:=VALUE(LEFT(MID([.A829];FIND(&quot;&lt;coordinates&gt;&quot;;[.A829])+15;26);11))" office:value-type="float" office:value="38.95973">
            <text:p>38.95973000</text:p>
          </table:table-cell>
          <table:table-cell table:style-name="ce4" table:formula="of:=VALUE(RIGHT(MID([.A829];FIND(&quot;&lt;coordinates&gt;&quot;;[.A829])+14;26);11))" office:value-type="float" office:value="48.45454">
            <text:p>48.45454000</text:p>
          </table:table-cell>
          <table:table-cell table:formula="of:=SQRT(([.H829]-[.H828])*([.H829]-[.H828])+([.I829]-[.I828])*([.I829]-[.I828]))" office:value-type="float" office:value="1.19659057133173">
            <text:p>1.19659057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145 &lt;br&gt; Longitude : <text:s text:c="6"/>39.046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04606000, <text:s/>52.14526000&lt;/coordinates&gt;&lt;/Point&gt;&lt;/Placemark&gt;</text:p>
          </table:table-cell>
          <table:table-cell office:value-type="float" office:value="1904">
            <text:p>1904</text:p>
          </table:table-cell>
          <table:table-cell table:formula="of:=IF([.D8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30];162;10)" office:value-type="string" office:string-value="2022-07-03">
            <text:p>2022-07-03</text:p>
          </table:table-cell>
          <table:table-cell table:style-name="ce3" table:formula="of:=MID([.A830];183;9)" office:value-type="string" office:string-value="09:49 UTC">
            <text:p>09:49 UTC</text:p>
          </table:table-cell>
          <table:table-cell table:formula="of:=RIGHT([.A830];LEN([.A830])-FIND(&quot;&lt;/description&gt;&quot;;[.A830])+1)" office:value-type="string" office:string-value="&lt;/description&gt;&lt;Point&gt;&lt;coordinates&gt;  39.04606000,  52.14526000&lt;/coordinates&gt;&lt;/Point&gt;&lt;/Placemark&gt;">
            <text:p>&lt;/description&gt;&lt;Point&gt;&lt;coordinates&gt; <text:s/>39.04606000, <text:s/>52.14526000&lt;/coordinates&gt;&lt;/Point&gt;&lt;/Placemark&gt;</text:p>
          </table:table-cell>
          <table:table-cell office:value-type="float" office:value="1904">
            <text:p>1904</text:p>
          </table:table-cell>
          <table:table-cell table:style-name="ce4" table:formula="of:=VALUE(LEFT(MID([.A830];FIND(&quot;&lt;coordinates&gt;&quot;;[.A830])+15;26);11))" office:value-type="float" office:value="39.04606">
            <text:p>39.04606000</text:p>
          </table:table-cell>
          <table:table-cell table:style-name="ce4" table:formula="of:=VALUE(RIGHT(MID([.A830];FIND(&quot;&lt;coordinates&gt;&quot;;[.A830])+14;26);11))" office:value-type="float" office:value="52.14526">
            <text:p>52.14526000</text:p>
          </table:table-cell>
          <table:table-cell table:formula="of:=SQRT(([.H830]-[.H829])*([.H830]-[.H829])+([.I830]-[.I829])*([.I830]-[.I829]))" office:value-type="float" office:value="3.6917295387528">
            <text:p>3.691729538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2.141 &lt;br&gt; Longitude : <text:s text:c="6"/>39.080&lt;br&gt;Date Acquired : 2022-07-03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08047000, <text:s/>52.14072000&lt;/coordinates&gt;&lt;/Point&gt;&lt;/Placemark&gt;</text:p>
          </table:table-cell>
          <table:table-cell office:value-type="float" office:value="1903">
            <text:p>1903</text:p>
          </table:table-cell>
          <table:table-cell table:formula="of:=IF([.D8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31];162;10)" office:value-type="string" office:string-value="2022-07-03">
            <text:p>2022-07-03</text:p>
          </table:table-cell>
          <table:table-cell table:style-name="ce3" table:formula="of:=MID([.A831];183;9)" office:value-type="string" office:string-value="09:49 UTC">
            <text:p>09:49 UTC</text:p>
          </table:table-cell>
          <table:table-cell table:formula="of:=RIGHT([.A831];LEN([.A831])-FIND(&quot;&lt;/description&gt;&quot;;[.A831])+1)" office:value-type="string" office:string-value="&lt;/description&gt;&lt;Point&gt;&lt;coordinates&gt;  39.08047000,  52.14072000&lt;/coordinates&gt;&lt;/Point&gt;&lt;/Placemark&gt;">
            <text:p>&lt;/description&gt;&lt;Point&gt;&lt;coordinates&gt; <text:s/>39.08047000, <text:s/>52.14072000&lt;/coordinates&gt;&lt;/Point&gt;&lt;/Placemark&gt;</text:p>
          </table:table-cell>
          <table:table-cell office:value-type="float" office:value="1903">
            <text:p>1903</text:p>
          </table:table-cell>
          <table:table-cell table:style-name="ce4" table:formula="of:=VALUE(LEFT(MID([.A831];FIND(&quot;&lt;coordinates&gt;&quot;;[.A831])+15;26);11))" office:value-type="float" office:value="39.08047">
            <text:p>39.08047000</text:p>
          </table:table-cell>
          <table:table-cell table:style-name="ce4" table:formula="of:=VALUE(RIGHT(MID([.A831];FIND(&quot;&lt;coordinates&gt;&quot;;[.A831])+14;26);11))" office:value-type="float" office:value="52.14072">
            <text:p>52.14072000</text:p>
          </table:table-cell>
          <table:table-cell table:formula="of:=SQRT(([.H831]-[.H830])*([.H831]-[.H830])+([.I831]-[.I830])*([.I831]-[.I830]))" office:value-type="float" office:value="0.0347082079629598">
            <text:p>0.03470820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985 &lt;br&gt; Longitude : <text:s text:c="6"/>39.364&lt;br&gt;Date Acquired : 2022-07-03 &lt;br&gt;Time: 22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36402000, <text:s/>50.98462000&lt;/coordinates&gt;&lt;/Point&gt;&lt;/Placemark&gt;</text:p>
          </table:table-cell>
          <table:table-cell office:value-type="float" office:value="1779">
            <text:p>1779</text:p>
          </table:table-cell>
          <table:table-cell table:formula="of:=IF([.D8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32];162;10)" office:value-type="string" office:string-value="2022-07-03">
            <text:p>2022-07-03</text:p>
          </table:table-cell>
          <table:table-cell table:style-name="ce3" table:formula="of:=MID([.A832];183;9)" office:value-type="string" office:string-value="22:52 UTC">
            <text:p>22:52 UTC</text:p>
          </table:table-cell>
          <table:table-cell table:formula="of:=RIGHT([.A832];LEN([.A832])-FIND(&quot;&lt;/description&gt;&quot;;[.A832])+1)" office:value-type="string" office:string-value="&lt;/description&gt;&lt;Point&gt;&lt;coordinates&gt;  39.36402000,  50.98462000&lt;/coordinates&gt;&lt;/Point&gt;&lt;/Placemark&gt;">
            <text:p>&lt;/description&gt;&lt;Point&gt;&lt;coordinates&gt; <text:s/>39.36402000, <text:s/>50.98462000&lt;/coordinates&gt;&lt;/Point&gt;&lt;/Placemark&gt;</text:p>
          </table:table-cell>
          <table:table-cell office:value-type="float" office:value="1779">
            <text:p>1779</text:p>
          </table:table-cell>
          <table:table-cell table:style-name="ce4" table:formula="of:=VALUE(LEFT(MID([.A832];FIND(&quot;&lt;coordinates&gt;&quot;;[.A832])+15;26);11))" office:value-type="float" office:value="39.36402">
            <text:p>39.36402000</text:p>
          </table:table-cell>
          <table:table-cell table:style-name="ce4" table:formula="of:=VALUE(RIGHT(MID([.A832];FIND(&quot;&lt;coordinates&gt;&quot;;[.A832])+14;26);11))" office:value-type="float" office:value="50.98462">
            <text:p>50.98462000</text:p>
          </table:table-cell>
          <table:table-cell table:formula="of:=SQRT(([.H832]-[.H831])*([.H832]-[.H831])+([.I832]-[.I831])*([.I832]-[.I831]))" office:value-type="float" office:value="1.19036457125538">
            <text:p>1.19036457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7.885 &lt;br&gt; Longitude : <text:s text:c="6"/>39.554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55425000, <text:s/>47.88535000&lt;/coordinates&gt;&lt;/Point&gt;&lt;/Placemark&gt;</text:p>
          </table:table-cell>
          <table:table-cell office:value-type="float" office:value="985">
            <text:p>985</text:p>
          </table:table-cell>
          <table:table-cell table:formula="of:=IF([.D8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33];162;10)" office:value-type="string" office:string-value="2022-07-03">
            <text:p>2022-07-03</text:p>
          </table:table-cell>
          <table:table-cell table:style-name="ce3" table:formula="of:=MID([.A833];183;9)" office:value-type="string" office:string-value="00:01 UTC">
            <text:p>00:01 UTC</text:p>
          </table:table-cell>
          <table:table-cell table:formula="of:=RIGHT([.A833];LEN([.A833])-FIND(&quot;&lt;/description&gt;&quot;;[.A833])+1)" office:value-type="string" office:string-value="&lt;/description&gt;&lt;Point&gt;&lt;coordinates&gt;  39.55425000,  47.88535000&lt;/coordinates&gt;&lt;/Point&gt;&lt;/Placemark&gt;">
            <text:p>&lt;/description&gt;&lt;Point&gt;&lt;coordinates&gt; <text:s/>39.55425000, <text:s/>47.88535000&lt;/coordinates&gt;&lt;/Point&gt;&lt;/Placemark&gt;</text:p>
          </table:table-cell>
          <table:table-cell office:value-type="float" office:value="985">
            <text:p>985</text:p>
          </table:table-cell>
          <table:table-cell table:style-name="ce4" table:formula="of:=VALUE(LEFT(MID([.A833];FIND(&quot;&lt;coordinates&gt;&quot;;[.A833])+15;26);11))" office:value-type="float" office:value="39.55425">
            <text:p>39.55425000</text:p>
          </table:table-cell>
          <table:table-cell table:style-name="ce4" table:formula="of:=VALUE(RIGHT(MID([.A833];FIND(&quot;&lt;coordinates&gt;&quot;;[.A833])+14;26);11))" office:value-type="float" office:value="47.88535">
            <text:p>47.88535000</text:p>
          </table:table-cell>
          <table:table-cell table:formula="of:=SQRT(([.H833]-[.H832])*([.H833]-[.H832])+([.I833]-[.I832])*([.I833]-[.I832]))" office:value-type="float" office:value="3.10510257250867">
            <text:p>3.10510257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316 &lt;br&gt; Longitude : <text:s text:c="6"/>39.590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59008000, <text:s/>48.31619000&lt;/coordinates&gt;&lt;/Point&gt;&lt;/Placemark&gt;</text:p>
          </table:table-cell>
          <table:table-cell office:value-type="float" office:value="1078">
            <text:p>1078</text:p>
          </table:table-cell>
          <table:table-cell table:formula="of:=IF([.D8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34];162;10)" office:value-type="string" office:string-value="2022-07-03">
            <text:p>2022-07-03</text:p>
          </table:table-cell>
          <table:table-cell table:style-name="ce3" table:formula="of:=MID([.A834];183;9)" office:value-type="string" office:string-value="23:44 UTC">
            <text:p>23:44 UTC</text:p>
          </table:table-cell>
          <table:table-cell table:formula="of:=RIGHT([.A834];LEN([.A834])-FIND(&quot;&lt;/description&gt;&quot;;[.A834])+1)" office:value-type="string" office:string-value="&lt;/description&gt;&lt;Point&gt;&lt;coordinates&gt;  39.59008000,  48.31619000&lt;/coordinates&gt;&lt;/Point&gt;&lt;/Placemark&gt;">
            <text:p>&lt;/description&gt;&lt;Point&gt;&lt;coordinates&gt; <text:s/>39.59008000, <text:s/>48.31619000&lt;/coordinates&gt;&lt;/Point&gt;&lt;/Placemark&gt;</text:p>
          </table:table-cell>
          <table:table-cell office:value-type="float" office:value="1078">
            <text:p>1078</text:p>
          </table:table-cell>
          <table:table-cell table:style-name="ce4" table:formula="of:=VALUE(LEFT(MID([.A834];FIND(&quot;&lt;coordinates&gt;&quot;;[.A834])+15;26);11))" office:value-type="float" office:value="39.59008">
            <text:p>39.59008000</text:p>
          </table:table-cell>
          <table:table-cell table:style-name="ce4" table:formula="of:=VALUE(RIGHT(MID([.A834];FIND(&quot;&lt;coordinates&gt;&quot;;[.A834])+14;26);11))" office:value-type="float" office:value="48.31619">
            <text:p>48.31619000</text:p>
          </table:table-cell>
          <table:table-cell table:formula="of:=SQRT(([.H834]-[.H833])*([.H834]-[.H833])+([.I834]-[.I833])*([.I834]-[.I833]))" office:value-type="float" office:value="0.432327300202054">
            <text:p>0.43232730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381 &lt;br&gt; Longitude : <text:s text:c="6"/>39.634&lt;br&gt;Date Acquired : 2022-07-03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3386000, <text:s/>50.38079000&lt;/coordinates&gt;&lt;/Point&gt;&lt;/Placemark&gt;</text:p>
          </table:table-cell>
          <table:table-cell office:value-type="float" office:value="1751">
            <text:p>1751</text:p>
          </table:table-cell>
          <table:table-cell table:formula="of:=IF([.D8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35];162;10)" office:value-type="string" office:string-value="2022-07-03">
            <text:p>2022-07-03</text:p>
          </table:table-cell>
          <table:table-cell table:style-name="ce3" table:formula="of:=MID([.A835];183;9)" office:value-type="string" office:string-value="00:01 UTC">
            <text:p>00:01 UTC</text:p>
          </table:table-cell>
          <table:table-cell table:formula="of:=RIGHT([.A835];LEN([.A835])-FIND(&quot;&lt;/description&gt;&quot;;[.A835])+1)" office:value-type="string" office:string-value="&lt;/description&gt;&lt;Point&gt;&lt;coordinates&gt;  39.63386000,  50.38079000&lt;/coordinates&gt;&lt;/Point&gt;&lt;/Placemark&gt;">
            <text:p>&lt;/description&gt;&lt;Point&gt;&lt;coordinates&gt; <text:s/>39.63386000, <text:s/>50.38079000&lt;/coordinates&gt;&lt;/Point&gt;&lt;/Placemark&gt;</text:p>
          </table:table-cell>
          <table:table-cell office:value-type="float" office:value="1751">
            <text:p>1751</text:p>
          </table:table-cell>
          <table:table-cell table:style-name="ce4" table:formula="of:=VALUE(LEFT(MID([.A835];FIND(&quot;&lt;coordinates&gt;&quot;;[.A835])+15;26);11))" office:value-type="float" office:value="39.63386">
            <text:p>39.63386000</text:p>
          </table:table-cell>
          <table:table-cell table:style-name="ce4" table:formula="of:=VALUE(RIGHT(MID([.A835];FIND(&quot;&lt;coordinates&gt;&quot;;[.A835])+14;26);11))" office:value-type="float" office:value="50.38079">
            <text:p>50.38079000</text:p>
          </table:table-cell>
          <table:table-cell table:formula="of:=SQRT(([.H835]-[.H834])*([.H835]-[.H834])+([.I835]-[.I834])*([.I835]-[.I834]))" office:value-type="float" office:value="2.06506412694618">
            <text:p>2.06506412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50.150 &lt;br&gt; Longitude : <text:s text:c="6"/>39.684&lt;br&gt;Date Acquired : 2022-07-03 &lt;br&gt;Time: 22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8363000, <text:s/>50.15014000&lt;/coordinates&gt;&lt;/Point&gt;&lt;/Placemark&gt;</text:p>
          </table:table-cell>
          <table:table-cell office:value-type="float" office:value="1724">
            <text:p>1724</text:p>
          </table:table-cell>
          <table:table-cell table:formula="of:=IF([.D8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36];162;10)" office:value-type="string" office:string-value="2022-07-03">
            <text:p>2022-07-03</text:p>
          </table:table-cell>
          <table:table-cell table:style-name="ce3" table:formula="of:=MID([.A836];183;9)" office:value-type="string" office:string-value="22:52 UTC">
            <text:p>22:52 UTC</text:p>
          </table:table-cell>
          <table:table-cell table:formula="of:=RIGHT([.A836];LEN([.A836])-FIND(&quot;&lt;/description&gt;&quot;;[.A836])+1)" office:value-type="string" office:string-value="&lt;/description&gt;&lt;Point&gt;&lt;coordinates&gt;  39.68363000,  50.15014000&lt;/coordinates&gt;&lt;/Point&gt;&lt;/Placemark&gt;">
            <text:p>&lt;/description&gt;&lt;Point&gt;&lt;coordinates&gt; <text:s/>39.68363000, <text:s/>50.15014000&lt;/coordinates&gt;&lt;/Point&gt;&lt;/Placemark&gt;</text:p>
          </table:table-cell>
          <table:table-cell office:value-type="float" office:value="1724">
            <text:p>1724</text:p>
          </table:table-cell>
          <table:table-cell table:style-name="ce4" table:formula="of:=VALUE(LEFT(MID([.A836];FIND(&quot;&lt;coordinates&gt;&quot;;[.A836])+15;26);11))" office:value-type="float" office:value="39.68363">
            <text:p>39.68363000</text:p>
          </table:table-cell>
          <table:table-cell table:style-name="ce4" table:formula="of:=VALUE(RIGHT(MID([.A836];FIND(&quot;&lt;coordinates&gt;&quot;;[.A836])+14;26);11))" office:value-type="float" office:value="50.15014">
            <text:p>50.15014000</text:p>
          </table:table-cell>
          <table:table-cell table:formula="of:=SQRT(([.H836]-[.H835])*([.H836]-[.H835])+([.I836]-[.I835])*([.I836]-[.I835]))" office:value-type="float" office:value="0.235958630696143">
            <text:p>0.235958630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8.353 &lt;br&gt; Longitude : <text:s text:c="6"/>39.736&lt;br&gt;Date Acquired : 2022-07-03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73639000, <text:s/>48.35321000&lt;/coordinates&gt;&lt;/Point&gt;&lt;/Placemark&gt;</text:p>
          </table:table-cell>
          <table:table-cell office:value-type="float" office:value="1079">
            <text:p>1079</text:p>
          </table:table-cell>
          <table:table-cell table:formula="of:=IF([.D8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37];162;10)" office:value-type="string" office:string-value="2022-07-03">
            <text:p>2022-07-03</text:p>
          </table:table-cell>
          <table:table-cell table:style-name="ce3" table:formula="of:=MID([.A837];183;9)" office:value-type="string" office:string-value="23:44 UTC">
            <text:p>23:44 UTC</text:p>
          </table:table-cell>
          <table:table-cell table:formula="of:=RIGHT([.A837];LEN([.A837])-FIND(&quot;&lt;/description&gt;&quot;;[.A837])+1)" office:value-type="string" office:string-value="&lt;/description&gt;&lt;Point&gt;&lt;coordinates&gt;  39.73639000,  48.35321000&lt;/coordinates&gt;&lt;/Point&gt;&lt;/Placemark&gt;">
            <text:p>&lt;/description&gt;&lt;Point&gt;&lt;coordinates&gt; <text:s/>39.73639000, <text:s/>48.35321000&lt;/coordinates&gt;&lt;/Point&gt;&lt;/Placemark&gt;</text:p>
          </table:table-cell>
          <table:table-cell office:value-type="float" office:value="1079">
            <text:p>1079</text:p>
          </table:table-cell>
          <table:table-cell table:style-name="ce4" table:formula="of:=VALUE(LEFT(MID([.A837];FIND(&quot;&lt;coordinates&gt;&quot;;[.A837])+15;26);11))" office:value-type="float" office:value="39.73639">
            <text:p>39.73639000</text:p>
          </table:table-cell>
          <table:table-cell table:style-name="ce4" table:formula="of:=VALUE(RIGHT(MID([.A837];FIND(&quot;&lt;coordinates&gt;&quot;;[.A837])+14;26);11))" office:value-type="float" office:value="48.35321">
            <text:p>48.35321000</text:p>
          </table:table-cell>
          <table:table-cell table:formula="of:=SQRT(([.H837]-[.H836])*([.H837]-[.H836])+([.I837]-[.I836])*([.I837]-[.I836]))" office:value-type="float" office:value="1.79770438128743">
            <text:p>1.797704381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&lt;Placemark&gt;&lt;name&gt;VIIRS FIRE&lt;/name&gt;&lt;styleUrl&gt;#fireIcon&lt;/styleUrl&gt;&lt;description&gt; &lt;![CDATA[ Latitude : <text:s text:c="6"/>46.939 &lt;br&gt; Longitude : <text:s text:c="6"/>40.157&lt;br&gt;Date Acquired : 2022-07-03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40.15734000, <text:s/>46.93946000&lt;/coordinates&gt;&lt;/Point&gt;&lt;/Placemark&gt;</text:p>
          </table:table-cell>
          <table:table-cell office:value-type="float" office:value="341">
            <text:p>341</text:p>
          </table:table-cell>
          <table:table-cell table:formula="of:=IF([.D8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style-name="ce3" table:formula="of:=MID([.A838];162;10)" office:value-type="string" office:string-value="2022-07-03">
            <text:p>2022-07-03</text:p>
          </table:table-cell>
          <table:table-cell table:style-name="ce3" table:formula="of:=MID([.A838];183;9)" office:value-type="string" office:string-value="09:47 UTC">
            <text:p>09:47 UTC</text:p>
          </table:table-cell>
          <table:table-cell table:formula="of:=RIGHT([.A838];LEN([.A838])-FIND(&quot;&lt;/description&gt;&quot;;[.A838])+1)" office:value-type="string" office:string-value="&lt;/description&gt;&lt;Point&gt;&lt;coordinates&gt;  40.15734000,  46.93946000&lt;/coordinates&gt;&lt;/Point&gt;&lt;/Placemark&gt;">
            <text:p>&lt;/description&gt;&lt;Point&gt;&lt;coordinates&gt; <text:s/>40.15734000, <text:s/>46.93946000&lt;/coordinates&gt;&lt;/Point&gt;&lt;/Placemark&gt;</text:p>
          </table:table-cell>
          <table:table-cell office:value-type="float" office:value="341">
            <text:p>341</text:p>
          </table:table-cell>
          <table:table-cell table:style-name="ce4" table:formula="of:=VALUE(LEFT(MID([.A838];FIND(&quot;&lt;coordinates&gt;&quot;;[.A838])+15;26);11))" office:value-type="float" office:value="40.15734">
            <text:p>40.15734000</text:p>
          </table:table-cell>
          <table:table-cell table:style-name="ce4" table:formula="of:=VALUE(RIGHT(MID([.A838];FIND(&quot;&lt;coordinates&gt;&quot;;[.A838])+14;26);11))" office:value-type="float" office:value="46.93946">
            <text:p>46.93946000</text:p>
          </table:table-cell>
          <table:table-cell table:formula="of:=SQRT(([.H838]-[.H837])*([.H838]-[.H837])+([.I838]-[.I837])*([.I838]-[.I837]))" office:value-type="float" office:value="1.47508913798455">
            <text:p>1.47508913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3" table:number-rows-repeated="1082">
          <table:table-cell table:number-columns-repeated="3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2"/>
          <table:table-cell table:style-name="ce3" table:number-columns-repeated="2"/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>
          <table:table-cell/>
          <table:table-cell table:number-columns-repeated="1016"/>
        </table:table-row>
        <table:table-row table:style-name="ro3" table:number-rows-repeated="1045927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2" table:number-rows-repeated="10">
          <table:table-cell/>
        </table:table-row>
        <table:table-row table:style-name="ro2">
          <table:table-cell office:value-type="string">
            <text:p>&lt;/description&gt;&lt;Point&gt;&lt;coordinates&gt; <text:s/>34.87396000, <text:s/>45.88717000&lt;/coordinates&gt;&lt;/Point&gt;&lt;/Placemark&gt;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>
            <text:p>&lt;Placemark&gt;&lt;name&gt;MODIS FIRE&lt;/name&gt;&lt;styleUrl&gt;#fireIcon&lt;/styleUrl&gt;&lt;description&gt;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table:formula="of:=LEFT([.A31];FIND(&quot;&lt;![CDATA[ &quot;;[.A31])-2)" office:value-type="string" office:string-value="&lt;Placemark&gt;&lt;name&gt;MODIS FIRE&lt;/name&gt;&lt;styleUrl&gt;#fireIcon&lt;/styleUrl&gt;&lt;description&gt;">
            <text:p>&lt;Placemark&gt;&lt;name&gt;MODIS FIRE&lt;/name&gt;&lt;styleUrl&gt;#fireIcon&lt;/styleUrl&gt;&lt;description&gt;</text:p>
          </table:table-cell>
        </table:table-row>
        <table:table-row table:style-name="ro2">
          <table:table-cell table:formula="of:=RIGHT([.A31];95)" office:value-type="string" office:string-value="&lt;/description&gt;&lt;Point&gt;&lt;coordinates&gt;  34.87396000,  45.88717000&lt;/coordinates&gt;&lt;/Point&gt;&lt;/Placemark&gt;">
            <text:p>&lt;/description&gt;&lt;Point&gt;&lt;coordinates&gt; <text:s/>34.87396000, <text:s/>45.88717000&lt;/coordinates&gt;&lt;/Point&gt;&lt;/Placemark&gt;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&lt;/description&gt;&lt;Point&gt;&lt;coordinates&gt; <text:s/>34.87396000, <text:s/>45.88717000&lt;/coordinates&gt;&lt;/Point&gt;&lt;/Placemark&gt;</text:p>
          </table:table-cell>
        </table:table-row>
        <table:table-row table:style-name="ro2">
          <table:table-cell/>
        </table:table-row>
        <table:table-row table:style-name="ro2">
          <table:table-cell table:formula="of:=LEN([.A31])-FIND(&quot;&lt;/description&gt;&quot;;[.A31])+1" office:value-type="float" office:value="95">
            <text:p>95</text:p>
          </table:table-cell>
        </table:table-row>
        <table:table-row table:style-name="ro2" table:number-rows-repeated="2">
          <table:table-cell/>
        </table:table-row>
        <table:table-row table:style-name="ro3">
          <table:table-cell office:value-type="string">
            <text:p>&lt;Placemark&gt;&lt;name&gt;MODIS FIRE&lt;/name&gt;&lt;styleUrl&gt;#fireIcon&lt;/styleUrl&gt;&lt;description&gt; &lt;![CDATA[ Latitude : <text:s text:c="6"/>45.887 &lt;br&gt; Longitude : <text:s text:c="6"/>34.874&lt;br&gt;Date Acquired : 2022-06-17 &lt;br&gt;Time: 08:24 UTC&lt;br&gt;Confidence [0-100] : 7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87396000, <text:s/>45.88717000&lt;/coordinates&gt;&lt;/Point&gt;&lt;/Placemark&gt;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76430000, <text:s/>45.7909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05720000, <text:s/>46.2432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0.45626000, <text:s/>46.2583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18890000, <text:s/>46.275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51373000, <text:s/>46.5051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4388000, <text:s/>46.6303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39608000, <text:s/>46.6457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54903000, <text:s/>46.6746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54475000, <text:s/>46.6791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6875000, <text:s/>46.686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0851000, <text:s/>46.7072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1611000, <text:s/>46.7077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1141000, <text:s/>46.7236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0510000, <text:s/>46.726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1693000, <text:s/>46.7452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13965000, <text:s/>46.761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15525000, <text:s/>46.7623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47866000, <text:s/>46.7674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94956000, <text:s/>46.7729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7499000, <text:s/>46.780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8511000, <text:s/>46.7819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41033000, <text:s/>46.8028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03227000, <text:s/>46.8128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03444000, <text:s/>46.8160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03833000, <text:s/>46.8201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02549000, <text:s/>46.8225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0.87226000, <text:s/>46.880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65543000, <text:s/>46.940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42898000, <text:s/>46.9871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1234000, <text:s/>47.0187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2223000, <text:s/>47.0270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3064000, <text:s/>47.027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93444000, <text:s/>47.0947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66430000, <text:s/>47.1008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95724000, <text:s/>47.1045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8271000, <text:s/>47.1561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4943000, <text:s/>47.1714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47073000, <text:s/>47.1860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7304000, <text:s/>47.2861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1.80531000, <text:s/>47.2957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7807000, <text:s/>47.3046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5430000, <text:s/>47.3114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6540000, <text:s/>47.314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7868000, <text:s/>47.4668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58780000, <text:s/>47.4728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01541000, <text:s/>47.4882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42363000, <text:s/>47.5031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41503000, <text:s/>47.5032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2437000, <text:s/>47.5084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3845000, <text:s/>47.5108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4359000, <text:s/>47.5152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3433000, <text:s/>47.5165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4803000, <text:s/>47.5171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74609000, <text:s/>47.5294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54934000, <text:s/>47.5319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10788000, <text:s/>47.5797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32367000, <text:s/>47.6284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01772000, <text:s/>47.7877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95573000, <text:s/>47.7889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53204000, <text:s/>47.792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13278000, <text:s/>47.8161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3351000, <text:s/>47.8634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15478000, <text:s/>47.8763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64149000, <text:s/>47.924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1.24170000, <text:s/>47.9603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7.03709000, <text:s/>47.9696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51255000, <text:s/>47.9796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40687000, <text:s/>47.9923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40178000, <text:s/>47.9958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72914000, <text:s/>48.0072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33271000, <text:s/>48.0124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5299000, <text:s/>48.059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58828000, <text:s/>48.0717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58638000, <text:s/>48.078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74034000, <text:s/>48.1047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61301000, <text:s/>48.106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45500000, <text:s/>48.212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2290000, <text:s/>48.2846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7.04482000, <text:s/>48.4019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77070000, <text:s/>48.4524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17508000, <text:s/>48.4566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7420000, <text:s/>48.460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5254000, <text:s/>48.4613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5736000, <text:s/>48.4670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17311000, <text:s/>48.4708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63221000, <text:s/>48.4725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80131000, <text:s/>48.4959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1782000, <text:s/>48.5466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3057000, <text:s/>48.5753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4145000, <text:s/>48.5798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6116000, <text:s/>48.603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3506000, <text:s/>48.6517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5403000, <text:s/>48.6750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16360000, <text:s/>48.6834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7169000, <text:s/>48.733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0409000, <text:s/>48.7353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5956000, <text:s/>48.745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60208000, <text:s/>48.7488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1294000, <text:s/>48.7681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8382000, <text:s/>48.7734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9883000, <text:s/>48.7751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1387000, <text:s/>48.7769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2853000, <text:s/>48.7795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0795000, <text:s/>48.7800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9910000, <text:s/>48.7821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9624000, <text:s/>48.784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1128000, <text:s/>48.7863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698000, <text:s/>48.7891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2829000, <text:s/>48.7919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4805000, <text:s/>48.7978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5477000, <text:s/>48.7985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9.28767000, <text:s/>48.8102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28030000, <text:s/>48.8161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83963000, <text:s/>48.8305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3804000, <text:s/>48.8353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2831000, <text:s/>48.8355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4608000, <text:s/>48.8376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0746000, <text:s/>48.8439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0433000, <text:s/>48.9197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95136000, <text:s/>48.9253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59085000, <text:s/>48.9433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59858000, <text:s/>48.944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71220000, <text:s/>48.9619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7917000, <text:s/>48.9619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19636000, <text:s/>48.9686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2345000, <text:s/>48.9714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3129000, <text:s/>48.9750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3992000, <text:s/>48.9754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6882000, <text:s/>48.9971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8461000, <text:s/>48.9982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6496000, <text:s/>48.9988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14841000, <text:s/>49.0002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1707000, <text:s/>49.0029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3208000, <text:s/>49.0048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2442000, <text:s/>49.0079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3970000, <text:s/>49.0123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1293000, <text:s/>49.0143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3189000, <text:s/>49.0156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0488000, <text:s/>49.015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3654000, <text:s/>49.0168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1209000, <text:s/>49.0216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2588000, <text:s/>49.025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979000, <text:s/>49.0325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112000, <text:s/>49.032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4377000, <text:s/>49.0369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520000, <text:s/>49.0370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47230000, <text:s/>49.0382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9761000, <text:s/>49.0419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1329000, <text:s/>49.0436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526000, <text:s/>49.0436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9100000, <text:s/>49.0460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9641000, <text:s/>49.0500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0309000, <text:s/>49.0507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5357000, <text:s/>49.051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4802000, <text:s/>49.052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7354000, <text:s/>49.0535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5508000, <text:s/>49.064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5920000, <text:s/>49.0647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6688000, <text:s/>49.092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5048000, <text:s/>49.1134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37560000, <text:s/>49.1643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38318000, <text:s/>49.1649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38126000, <text:s/>49.172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8173000, <text:s/>49.1908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0110000, <text:s/>49.2326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88194000, <text:s/>49.2551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1449000, <text:s/>49.255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87577000, <text:s/>49.2554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1888000, <text:s/>49.2602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34635000, <text:s/>49.2851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40.13617000, <text:s/>49.398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0565000, <text:s/>49.403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1501000, <text:s/>49.4102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0284000, <text:s/>49.412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1291000, <text:s/>49.4128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71764000, <text:s/>49.4938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62236000, <text:s/>49.558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63186000, <text:s/>49.5616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93982000, <text:s/>49.7148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86084000, <text:s/>49.752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1400000, <text:s/>49.9465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7.73237000, <text:s/>49.9545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97683000, <text:s/>49.9571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83012000, <text:s/>50.0485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2517000, <text:s/>50.1382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93210000, <text:s/>50.146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2924000, <text:s/>50.1946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3967000, <text:s/>50.196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32144000, <text:s/>50.209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34813000, <text:s/>50.2310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57118000, <text:s/>50.2643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55334000, <text:s/>50.2670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96298000, <text:s/>50.2841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88433000, <text:s/>50.2880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11845000, <text:s/>50.4550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9.20993000, <text:s/>50.5258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9.22110000, <text:s/>50.5320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26043000, <text:s/>50.5419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47514000, <text:s/>50.579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55344000, <text:s/>50.6119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60169000, <text:s/>50.615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94495000, <text:s/>50.8399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59055000, <text:s/>50.9693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2794000, <text:s/>51.1385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39183000, <text:s/>51.1547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4590000, <text:s/>51.1582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73471000, <text:s/>51.1972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0.82019000, <text:s/>51.226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76147000, <text:s/>51.2575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0.79896000, <text:s/>51.263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40.25013000, <text:s/>51.4536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63164000, <text:s/>51.6808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98822000, <text:s/>51.7195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33880000, <text:s/>51.8916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9.89373000, <text:s/>51.9331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7.25230000, <text:s/>52.0794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8980000, <text:s/>52.25994000&lt;/coordinates&gt;&lt;/Point&gt;&lt;/Placemark&gt;</text:p>
          </table:table-cell>
        </table:table-row>
      </table:table>
      <table:database-ranges>
        <table:database-range table:target-range-address="Sheet1.A1:Sheet1.I1048576" table:contains-header="false">
          <table:sort>
            <table:sort-by table:field-number="3" table:order="descending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0" number:min-integer-digits="0"/>
    </number:number-style>
    <number:number-style style:name="N118">
      <number:number number:decimal-places="8" number:min-integer-digits="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7/04/2022</text:date>, <text:time>21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8T15:37:24.88</meta:creation-date>
    <dc:date>2022-07-04T21:01:02.10</dc:date>
    <meta:editing-duration>PT20H52M55S</meta:editing-duration>
    <meta:editing-cycles>18</meta:editing-cycles>
    <meta:generator>OpenOffice/4.1.6$Win32 OpenOffice.org_project/416m1$Build-9790</meta:generator>
    <meta:document-statistic meta:table-count="3" meta:cell-count="10608" meta:object-count="0"/>
  </office:meta>
</office:document-meta>
</file>